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64cm"/>
    </style:style>
    <style:style style:name="co2" style:family="table-column">
      <style:table-column-properties fo:break-before="auto" style:column-width="5.854cm"/>
    </style:style>
    <style:style style:name="co3" style:family="table-column">
      <style:table-column-properties fo:break-before="auto" style:column-width="2.258cm"/>
    </style:style>
    <style:style style:name="co4" style:family="table-column">
      <style:table-column-properties fo:break-before="auto" style:column-width="26.633cm"/>
    </style:style>
    <style:style style:name="co5" style:family="table-column">
      <style:table-column-properties fo:break-before="auto" style:column-width="3.838cm"/>
    </style:style>
    <style:style style:name="co6" style:family="table-column">
      <style:table-column-properties fo:break-before="auto" style:column-width="6.645cm"/>
    </style:style>
    <style:style style:name="co7" style:family="table-column">
      <style:table-column-properties fo:break-before="auto" style:column-width="3.893cm"/>
    </style:style>
    <style:style style:name="co8" style:family="table-column">
      <style:table-column-properties fo:break-before="auto" style:column-width="14.813cm"/>
    </style:style>
    <style:style style:name="co9" style:family="table-column">
      <style:table-column-properties fo:break-before="auto" style:column-width="10.26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4.396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729fcf"/>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ngles" table:style-name="ta1">
        <table:table-column table:style-name="co1" table:default-cell-style-name="Default"/>
        <table:table-column table:style-name="co2" table:default-cell-style-name="ce1"/>
        <table:table-row table:style-name="ro1">
          <table:table-cell office:value-type="string" calcext:value-type="string">
            <text:p>find</text:p>
          </table:table-cell>
          <table:table-cell table:style-name="Default" office:value-type="string" calcext:value-type="string">
            <text:p>replace</text:p>
          </table:table-cell>
        </table:table-row>
        <table:table-row table:style-name="ro1">
          <table:table-cell table:style-name="ce1" office:value-type="string" calcext:value-type="string">
            <text:p>PAGE_TITLE</text:p>
          </table:table-cell>
          <table:table-cell office:value-type="string" calcext:value-type="string">
            <text:p>Dark Souls 3 Cheat Sheet</text:p>
          </table:table-cell>
        </table:table-row>
        <table:table-row table:style-name="ro2">
          <table:table-cell office:value-type="string" calcext:value-type="string">
            <text:p>PAGE_DESCRIPTION</text:p>
          </table:table-cell>
          <table:table-cell office:value-type="string" calcext:value-type="string">
            <text:p>Cheat sheet for Dark Souls 3. Checklist of things to do, items to get etc.</text:p>
          </table:table-cell>
        </table:table-row>
        <table:table-row table:style-name="ro1">
          <table:table-cell office:value-type="string" calcext:value-type="string">
            <text:p>AUTHOR</text:p>
          </table:table-cell>
          <table:table-cell office:value-type="string" calcext:value-type="string">
            <text:p>Zachary Kjellberg</text:p>
          </table:table-cell>
        </table:table-row>
        <table:table-row table:style-name="ro2">
          <table:table-cell office:value-type="string" calcext:value-type="string">
            <text:p>TOP_HEADER</text:p>
          </table:table-cell>
          <table:table-cell office:value-type="string" calcext:value-type="string">
            <text:p>Dark&amp;nbsp;Souls&amp;nbsp;3 Cheat&amp;nbsp;Sheet</text:p>
          </table:table-cell>
        </table:table-row>
      </table:table>
      <table:table table:name="Sheet2" table:style-name="ta1">
        <table:table-column table:style-name="co4" table:default-cell-style-name="Default"/>
        <table:table-column table:style-name="co3" table:default-cell-style-name="ce1"/>
        <table:table-column table:style-name="co3" table:number-columns-repeated="2" table:default-cell-style-name="Default"/>
        <table:table-column table:style-name="co5" table:default-cell-style-name="Default"/>
        <table:table-column table:style-name="co3" table:default-cell-style-name="Default"/>
        <table:table-row table:style-name="ro3">
          <table:table-cell table:style-name="ce1" office:value-type="string" calcext:value-type="string">
            <text:p><text:s text:c="10"/>&lt;li&gt;&lt;a href="#Cemetery_of_Ash"&gt;Cemetery of Ash&lt;/a&gt; &lt;span id="playthrough_nav_totals_17"&gt;&lt;/span&gt;&lt;/li&gt;</text:p>
          </table:table-cell>
          <table:table-cell table:formula="of:=TRIM([.A1])" office:value-type="string" office:string-value="&lt;li&gt;&lt;a href=&quot;#Cemetery_of_Ash&quot;&gt;Cemetery of Ash&lt;/a&gt; &lt;span id=&quot;playthrough_nav_totals_17&quot;&gt;&lt;/span&gt;&lt;/li&gt;" calcext:value-type="string">
            <text:p>&lt;li&gt;&lt;a href="#Cemetery_of_Ash"&gt;Cemetery of Ash&lt;/a&gt; &lt;span id="playthrough_nav_totals_17"&gt;&lt;/span&gt;&lt;/li&gt;</text:p>
          </table:table-cell>
          <table:table-cell table:formula="of:=FIND(&quot;&gt;&quot;;[.B1];5)" office:value-type="float" office:value="31" calcext:value-type="float">
            <text:p>31</text:p>
          </table:table-cell>
          <table:table-cell table:formula="of:=FIND(&quot;&lt;&quot;;[.B1];[.C1])" office:value-type="float" office:value="47" calcext:value-type="float">
            <text:p>47</text:p>
          </table:table-cell>
          <table:table-cell table:formula="of:=MID([.B1];[.C1]+1;[.D1]-[.C1]-1)" office:value-type="string" office:string-value="Cemetery of Ash" calcext:value-type="string">
            <text:p>Cemetery of Ash</text:p>
          </table:table-cell>
          <table:table-cell table:formula="of:=&quot;{&quot;&quot;title&quot;&quot;:&quot;&quot;&quot;&amp;[.E1]&amp;&quot;&quot;&quot;},&quot;" office:value-type="string" office:string-value="{&quot;title&quot;:&quot;Cemetery of Ash&quot;}," calcext:value-type="string">
            <text:p>{"title":"Cemetery of Ash"},</text:p>
          </table:table-cell>
        </table:table-row>
        <table:table-row table:style-name="ro4">
          <table:table-cell office:value-type="string" calcext:value-type="string">
            <text:p><text:s text:c="10"/>&lt;li&gt;&lt;a href="#Firelink_Shrine"&gt;Firelink Shrine&lt;/a&gt; &lt;span id="playthrough_nav_totals_1"&gt;&lt;/span&gt;&lt;/li&gt;</text:p>
          </table:table-cell>
          <table:table-cell table:formula="of:=TRIM([.A2])" office:value-type="string" office:string-value="&lt;li&gt;&lt;a href=&quot;#Firelink_Shrine&quot;&gt;Firelink Shrine&lt;/a&gt; &lt;span id=&quot;playthrough_nav_totals_1&quot;&gt;&lt;/span&gt;&lt;/li&gt;" calcext:value-type="string">
            <text:p>&lt;li&gt;&lt;a href="#Firelink_Shrine"&gt;Firelink Shrine&lt;/a&gt; &lt;span id="playthrough_nav_totals_1"&gt;&lt;/span&gt;&lt;/li&gt;</text:p>
          </table:table-cell>
          <table:table-cell table:formula="of:=FIND(&quot;&gt;&quot;;[.B2];5)" office:value-type="float" office:value="31" calcext:value-type="float">
            <text:p>31</text:p>
          </table:table-cell>
          <table:table-cell table:formula="of:=FIND(&quot;&lt;&quot;;[.B2];[.C2])" office:value-type="float" office:value="47" calcext:value-type="float">
            <text:p>47</text:p>
          </table:table-cell>
          <table:table-cell table:formula="of:=MID([.B2];[.C2]+1;[.D2]-[.C2]-1)" office:value-type="string" office:string-value="Firelink Shrine" calcext:value-type="string">
            <text:p>Firelink Shrine</text:p>
          </table:table-cell>
          <table:table-cell table:formula="of:=&quot;{&quot;&quot;title&quot;&quot;:&quot;&quot;&quot;&amp;[.E2]&amp;&quot;&quot;&quot;},&quot;" office:value-type="string" office:string-value="{&quot;title&quot;:&quot;Firelink Shrine&quot;}," calcext:value-type="string">
            <text:p>{"title":"Firelink Shrine"},</text:p>
          </table:table-cell>
        </table:table-row>
        <table:table-row table:style-name="ro4">
          <table:table-cell office:value-type="string" calcext:value-type="string">
            <text:p><text:s text:c="10"/>&lt;li&gt;&lt;a href="#High_Wall_of_Lothric"&gt;High Wall of Lothric&lt;/a&gt; &lt;span id="playthrough_nav_totals_2"&gt;&lt;/span&gt;&lt;/li&gt;</text:p>
          </table:table-cell>
          <table:table-cell table:formula="of:=TRIM([.A3])" office:value-type="string" office:string-value="&lt;li&gt;&lt;a href=&quot;#High_Wall_of_Lothric&quot;&gt;High Wall of Lothric&lt;/a&gt; &lt;span id=&quot;playthrough_nav_totals_2&quot;&gt;&lt;/span&gt;&lt;/li&gt;" calcext:value-type="string">
            <text:p>&lt;li&gt;&lt;a href="#High_Wall_of_Lothric"&gt;High Wall of Lothric&lt;/a&gt; &lt;span id="playthrough_nav_totals_2"&gt;&lt;/span&gt;&lt;/li&gt;</text:p>
          </table:table-cell>
          <table:table-cell table:formula="of:=FIND(&quot;&gt;&quot;;[.B3];5)" office:value-type="float" office:value="36" calcext:value-type="float">
            <text:p>36</text:p>
          </table:table-cell>
          <table:table-cell table:formula="of:=FIND(&quot;&lt;&quot;;[.B3];[.C3])" office:value-type="float" office:value="57" calcext:value-type="float">
            <text:p>57</text:p>
          </table:table-cell>
          <table:table-cell table:formula="of:=MID([.B3];[.C3]+1;[.D3]-[.C3]-1)" office:value-type="string" office:string-value="High Wall of Lothric" calcext:value-type="string">
            <text:p>High Wall of Lothric</text:p>
          </table:table-cell>
          <table:table-cell table:formula="of:=&quot;{&quot;&quot;title&quot;&quot;:&quot;&quot;&quot;&amp;[.E3]&amp;&quot;&quot;&quot;},&quot;" office:value-type="string" office:string-value="{&quot;title&quot;:&quot;High Wall of Lothric&quot;}," calcext:value-type="string">
            <text:p>{"title":"High Wall of Lothric"},</text:p>
          </table:table-cell>
        </table:table-row>
        <table:table-row table:style-name="ro4">
          <table:table-cell office:value-type="string" calcext:value-type="string">
            <text:p><text:s text:c="10"/>&lt;li&gt;&lt;a href="#Undead_Settlement"&gt;Undead Settlement&lt;/a&gt; &lt;span id="playthrough_nav_totals_3"&gt;&lt;/span&gt;&lt;/li&gt;</text:p>
          </table:table-cell>
          <table:table-cell table:formula="of:=TRIM([.A4])" office:value-type="string" office:string-value="&lt;li&gt;&lt;a href=&quot;#Undead_Settlement&quot;&gt;Undead Settlement&lt;/a&gt; &lt;span id=&quot;playthrough_nav_totals_3&quot;&gt;&lt;/span&gt;&lt;/li&gt;" calcext:value-type="string">
            <text:p>&lt;li&gt;&lt;a href="#Undead_Settlement"&gt;Undead Settlement&lt;/a&gt; &lt;span id="playthrough_nav_totals_3"&gt;&lt;/span&gt;&lt;/li&gt;</text:p>
          </table:table-cell>
          <table:table-cell table:formula="of:=FIND(&quot;&gt;&quot;;[.B4];5)" office:value-type="float" office:value="33" calcext:value-type="float">
            <text:p>33</text:p>
          </table:table-cell>
          <table:table-cell table:formula="of:=FIND(&quot;&lt;&quot;;[.B4];[.C4])" office:value-type="float" office:value="51" calcext:value-type="float">
            <text:p>51</text:p>
          </table:table-cell>
          <table:table-cell table:formula="of:=MID([.B4];[.C4]+1;[.D4]-[.C4]-1)" office:value-type="string" office:string-value="Undead Settlement" calcext:value-type="string">
            <text:p>Undead Settlement</text:p>
          </table:table-cell>
          <table:table-cell table:formula="of:=&quot;{&quot;&quot;title&quot;&quot;:&quot;&quot;&quot;&amp;[.E4]&amp;&quot;&quot;&quot;},&quot;" office:value-type="string" office:string-value="{&quot;title&quot;:&quot;Undead Settlement&quot;}," calcext:value-type="string">
            <text:p>{"title":"Undead Settlement"},</text:p>
          </table:table-cell>
        </table:table-row>
        <table:table-row table:style-name="ro4">
          <table:table-cell office:value-type="string" calcext:value-type="string">
            <text:p><text:s text:c="10"/>&lt;li&gt;&lt;a href="#Road_of_Sacrifices"&gt;Road of Sacrifices&lt;/a&gt; &lt;span id="playthrough_nav_totals_4"&gt;&lt;/span&gt;&lt;/li&gt;</text:p>
          </table:table-cell>
          <table:table-cell table:formula="of:=TRIM([.A5])" office:value-type="string" office:string-value="&lt;li&gt;&lt;a href=&quot;#Road_of_Sacrifices&quot;&gt;Road of Sacrifices&lt;/a&gt; &lt;span id=&quot;playthrough_nav_totals_4&quot;&gt;&lt;/span&gt;&lt;/li&gt;" calcext:value-type="string">
            <text:p>&lt;li&gt;&lt;a href="#Road_of_Sacrifices"&gt;Road of Sacrifices&lt;/a&gt; &lt;span id="playthrough_nav_totals_4"&gt;&lt;/span&gt;&lt;/li&gt;</text:p>
          </table:table-cell>
          <table:table-cell table:formula="of:=FIND(&quot;&gt;&quot;;[.B5];5)" office:value-type="float" office:value="34" calcext:value-type="float">
            <text:p>34</text:p>
          </table:table-cell>
          <table:table-cell table:formula="of:=FIND(&quot;&lt;&quot;;[.B5];[.C5])" office:value-type="float" office:value="53" calcext:value-type="float">
            <text:p>53</text:p>
          </table:table-cell>
          <table:table-cell table:formula="of:=MID([.B5];[.C5]+1;[.D5]-[.C5]-1)" office:value-type="string" office:string-value="Road of Sacrifices" calcext:value-type="string">
            <text:p>Road of Sacrifices</text:p>
          </table:table-cell>
          <table:table-cell table:formula="of:=&quot;{&quot;&quot;title&quot;&quot;:&quot;&quot;&quot;&amp;[.E5]&amp;&quot;&quot;&quot;},&quot;" office:value-type="string" office:string-value="{&quot;title&quot;:&quot;Road of Sacrifices&quot;}," calcext:value-type="string">
            <text:p>{"title":"Road of Sacrifices"},</text:p>
          </table:table-cell>
        </table:table-row>
        <table:table-row table:style-name="ro5">
          <table:table-cell office:value-type="string" calcext:value-type="string">
            <text:p><text:s text:c="10"/>&lt;li&gt;&lt;a href="#Cathedral_of_the_Deep"&gt;Cathedral of the Deep&lt;/a&gt; &lt;span id="playthrough_nav_totals_5"&gt;&lt;/span&gt;&lt;/li&gt;</text:p>
          </table:table-cell>
          <table:table-cell table:formula="of:=TRIM([.A6])" office:value-type="string" office:string-value="&lt;li&gt;&lt;a href=&quot;#Cathedral_of_the_Deep&quot;&gt;Cathedral of the Deep&lt;/a&gt; &lt;span id=&quot;playthrough_nav_totals_5&quot;&gt;&lt;/span&gt;&lt;/li&gt;" calcext:value-type="string">
            <text:p>&lt;li&gt;&lt;a href="#Cathedral_of_the_Deep"&gt;Cathedral of the Deep&lt;/a&gt; &lt;span id="playthrough_nav_totals_5"&gt;&lt;/span&gt;&lt;/li&gt;</text:p>
          </table:table-cell>
          <table:table-cell table:formula="of:=FIND(&quot;&gt;&quot;;[.B6];5)" office:value-type="float" office:value="37" calcext:value-type="float">
            <text:p>37</text:p>
          </table:table-cell>
          <table:table-cell table:formula="of:=FIND(&quot;&lt;&quot;;[.B6];[.C6])" office:value-type="float" office:value="59" calcext:value-type="float">
            <text:p>59</text:p>
          </table:table-cell>
          <table:table-cell table:formula="of:=MID([.B6];[.C6]+1;[.D6]-[.C6]-1)" office:value-type="string" office:string-value="Cathedral of the Deep" calcext:value-type="string">
            <text:p>Cathedral of the Deep</text:p>
          </table:table-cell>
          <table:table-cell table:formula="of:=&quot;{&quot;&quot;title&quot;&quot;:&quot;&quot;&quot;&amp;[.E6]&amp;&quot;&quot;&quot;},&quot;" office:value-type="string" office:string-value="{&quot;title&quot;:&quot;Cathedral of the Deep&quot;}," calcext:value-type="string">
            <text:p>{"title":"Cathedral of the Deep"},</text:p>
          </table:table-cell>
        </table:table-row>
        <table:table-row table:style-name="ro3">
          <table:table-cell office:value-type="string" calcext:value-type="string">
            <text:p><text:s text:c="10"/>&lt;li&gt;&lt;a href="#Farron_Keep"&gt;Farron Keep&lt;/a&gt; &lt;span id="playthrough_nav_totals_6"&gt;&lt;/span&gt;&lt;/li&gt;</text:p>
          </table:table-cell>
          <table:table-cell table:formula="of:=TRIM([.A7])" office:value-type="string" office:string-value="&lt;li&gt;&lt;a href=&quot;#Farron_Keep&quot;&gt;Farron Keep&lt;/a&gt; &lt;span id=&quot;playthrough_nav_totals_6&quot;&gt;&lt;/span&gt;&lt;/li&gt;" calcext:value-type="string">
            <text:p>&lt;li&gt;&lt;a href="#Farron_Keep"&gt;Farron Keep&lt;/a&gt; &lt;span id="playthrough_nav_totals_6"&gt;&lt;/span&gt;&lt;/li&gt;</text:p>
          </table:table-cell>
          <table:table-cell table:formula="of:=FIND(&quot;&gt;&quot;;[.B7];5)" office:value-type="float" office:value="27" calcext:value-type="float">
            <text:p>27</text:p>
          </table:table-cell>
          <table:table-cell table:formula="of:=FIND(&quot;&lt;&quot;;[.B7];[.C7])" office:value-type="float" office:value="39" calcext:value-type="float">
            <text:p>39</text:p>
          </table:table-cell>
          <table:table-cell table:formula="of:=MID([.B7];[.C7]+1;[.D7]-[.C7]-1)" office:value-type="string" office:string-value="Farron Keep" calcext:value-type="string">
            <text:p>Farron Keep</text:p>
          </table:table-cell>
          <table:table-cell table:formula="of:=&quot;{&quot;&quot;title&quot;&quot;:&quot;&quot;&quot;&amp;[.E7]&amp;&quot;&quot;&quot;},&quot;" office:value-type="string" office:string-value="{&quot;title&quot;:&quot;Farron Keep&quot;}," calcext:value-type="string">
            <text:p>{"title":"Farron Keep"},</text:p>
          </table:table-cell>
        </table:table-row>
        <table:table-row table:style-name="ro5">
          <table:table-cell office:value-type="string" calcext:value-type="string">
            <text:p><text:s text:c="10"/>&lt;li&gt;&lt;a href="#Catacombs_of_Carthus"&gt;Catacombs of Carthus&lt;/a&gt; &lt;span id="playthrough_nav_totals_7"&gt;&lt;/span&gt;&lt;/li&gt;</text:p>
          </table:table-cell>
          <table:table-cell table:formula="of:=TRIM([.A8])" office:value-type="string" office:string-value="&lt;li&gt;&lt;a href=&quot;#Catacombs_of_Carthus&quot;&gt;Catacombs of Carthus&lt;/a&gt; &lt;span id=&quot;playthrough_nav_totals_7&quot;&gt;&lt;/span&gt;&lt;/li&gt;" calcext:value-type="string">
            <text:p>&lt;li&gt;&lt;a href="#Catacombs_of_Carthus"&gt;Catacombs of Carthus&lt;/a&gt; &lt;span id="playthrough_nav_totals_7"&gt;&lt;/span&gt;&lt;/li&gt;</text:p>
          </table:table-cell>
          <table:table-cell table:formula="of:=FIND(&quot;&gt;&quot;;[.B8];5)" office:value-type="float" office:value="36" calcext:value-type="float">
            <text:p>36</text:p>
          </table:table-cell>
          <table:table-cell table:formula="of:=FIND(&quot;&lt;&quot;;[.B8];[.C8])" office:value-type="float" office:value="57" calcext:value-type="float">
            <text:p>57</text:p>
          </table:table-cell>
          <table:table-cell table:formula="of:=MID([.B8];[.C8]+1;[.D8]-[.C8]-1)" office:value-type="string" office:string-value="Catacombs of Carthus" calcext:value-type="string">
            <text:p>Catacombs of Carthus</text:p>
          </table:table-cell>
          <table:table-cell table:formula="of:=&quot;{&quot;&quot;title&quot;&quot;:&quot;&quot;&quot;&amp;[.E8]&amp;&quot;&quot;&quot;},&quot;" office:value-type="string" office:string-value="{&quot;title&quot;:&quot;Catacombs of Carthus&quot;}," calcext:value-type="string">
            <text:p>{"title":"Catacombs of Carthus"},</text:p>
          </table:table-cell>
        </table:table-row>
        <table:table-row table:style-name="ro5">
          <table:table-cell office:value-type="string" calcext:value-type="string">
            <text:p><text:s text:c="10"/>&lt;li&gt;&lt;a href="#Smouldering_Lake"&gt;Smouldering Lake&lt;/a&gt; (Optional) &lt;span id="playthrough_nav_totals_14"&gt;&lt;/span&gt;&lt;/li&gt;</text:p>
          </table:table-cell>
          <table:table-cell table:formula="of:=TRIM([.A9])" office:value-type="string" office:string-value="&lt;li&gt;&lt;a href=&quot;#Smouldering_Lake&quot;&gt;Smouldering Lake&lt;/a&gt; (Optional) &lt;span id=&quot;playthrough_nav_totals_14&quot;&gt;&lt;/span&gt;&lt;/li&gt;" calcext:value-type="string">
            <text:p>&lt;li&gt;&lt;a href="#Smouldering_Lake"&gt;Smouldering Lake&lt;/a&gt; (Optional) &lt;span id="playthrough_nav_totals_14"&gt;&lt;/span&gt;&lt;/li&gt;</text:p>
          </table:table-cell>
          <table:table-cell table:formula="of:=FIND(&quot;&gt;&quot;;[.B9];5)" office:value-type="float" office:value="32" calcext:value-type="float">
            <text:p>32</text:p>
          </table:table-cell>
          <table:table-cell table:formula="of:=FIND(&quot;&lt;&quot;;[.B9];[.C9])" office:value-type="float" office:value="49" calcext:value-type="float">
            <text:p>49</text:p>
          </table:table-cell>
          <table:table-cell table:formula="of:=MID([.B9];[.C9]+1;[.D9]-[.C9]-1)" office:value-type="string" office:string-value="Smouldering Lake" calcext:value-type="string">
            <text:p>Smouldering Lake</text:p>
          </table:table-cell>
          <table:table-cell table:formula="of:=&quot;{&quot;&quot;title&quot;&quot;:&quot;&quot;&quot;&amp;[.E9]&amp;&quot;&quot;&quot;},&quot;" office:value-type="string" office:string-value="{&quot;title&quot;:&quot;Smouldering Lake&quot;}," calcext:value-type="string">
            <text:p>{"title":"Smouldering Lake"},</text:p>
          </table:table-cell>
        </table:table-row>
        <table:table-row table:style-name="ro6">
          <table:table-cell office:value-type="string" calcext:value-type="string">
            <text:p><text:s text:c="10"/>&lt;li&gt;&lt;a href="#Irithyll_of_the_Boreal_Valley"&gt;Irithyll of the Boreal Valley&lt;/a&gt; &lt;span id="playthrough_nav_totals_15"&gt;&lt;/span&gt;&lt;/li&gt;</text:p>
          </table:table-cell>
          <table:table-cell table:formula="of:=TRIM([.A10])" office:value-type="string" office:string-value="&lt;li&gt;&lt;a href=&quot;#Irithyll_of_the_Boreal_Valley&quot;&gt;Irithyll of the Boreal Valley&lt;/a&gt; &lt;span id=&quot;playthrough_nav_totals_15&quot;&gt;&lt;/span&gt;&lt;/li&gt;" calcext:value-type="string">
            <text:p>&lt;li&gt;&lt;a href="#Irithyll_of_the_Boreal_Valley"&gt;Irithyll of the Boreal Valley&lt;/a&gt; &lt;span id="playthrough_nav_totals_15"&gt;&lt;/span&gt;&lt;/li&gt;</text:p>
          </table:table-cell>
          <table:table-cell table:formula="of:=FIND(&quot;&gt;&quot;;[.B10];5)" office:value-type="float" office:value="45" calcext:value-type="float">
            <text:p>45</text:p>
          </table:table-cell>
          <table:table-cell table:formula="of:=FIND(&quot;&lt;&quot;;[.B10];[.C10])" office:value-type="float" office:value="75" calcext:value-type="float">
            <text:p>75</text:p>
          </table:table-cell>
          <table:table-cell table:formula="of:=MID([.B10];[.C10]+1;[.D10]-[.C10]-1)" office:value-type="string" office:string-value="Irithyll of the Boreal Valley" calcext:value-type="string">
            <text:p>Irithyll of the Boreal Valley</text:p>
          </table:table-cell>
          <table:table-cell table:formula="of:=&quot;{&quot;&quot;title&quot;&quot;:&quot;&quot;&quot;&amp;[.E10]&amp;&quot;&quot;&quot;},&quot;" office:value-type="string" office:string-value="{&quot;title&quot;:&quot;Irithyll of the Boreal Valley&quot;}," calcext:value-type="string">
            <text:p>{"title":"Irithyll of the Boreal Valley"},</text:p>
          </table:table-cell>
        </table:table-row>
        <table:table-row table:style-name="ro3">
          <table:table-cell office:value-type="string" calcext:value-type="string">
            <text:p><text:s text:c="10"/>&lt;li&gt;&lt;a href="#Anor_Londo"&gt;Anor Londo&lt;/a&gt; &lt;span id="playthrough_nav_totals_8"&gt;&lt;/span&gt;&lt;/li&gt;</text:p>
          </table:table-cell>
          <table:table-cell table:formula="of:=TRIM([.A11])" office:value-type="string" office:string-value="&lt;li&gt;&lt;a href=&quot;#Anor_Londo&quot;&gt;Anor Londo&lt;/a&gt; &lt;span id=&quot;playthrough_nav_totals_8&quot;&gt;&lt;/span&gt;&lt;/li&gt;" calcext:value-type="string">
            <text:p>&lt;li&gt;&lt;a href="#Anor_Londo"&gt;Anor Londo&lt;/a&gt; &lt;span id="playthrough_nav_totals_8"&gt;&lt;/span&gt;&lt;/li&gt;</text:p>
          </table:table-cell>
          <table:table-cell table:formula="of:=FIND(&quot;&gt;&quot;;[.B11];5)" office:value-type="float" office:value="26" calcext:value-type="float">
            <text:p>26</text:p>
          </table:table-cell>
          <table:table-cell table:formula="of:=FIND(&quot;&lt;&quot;;[.B11];[.C11])" office:value-type="float" office:value="37" calcext:value-type="float">
            <text:p>37</text:p>
          </table:table-cell>
          <table:table-cell table:formula="of:=MID([.B11];[.C11]+1;[.D11]-[.C11]-1)" office:value-type="string" office:string-value="Anor Londo" calcext:value-type="string">
            <text:p>Anor Londo</text:p>
          </table:table-cell>
          <table:table-cell table:formula="of:=&quot;{&quot;&quot;title&quot;&quot;:&quot;&quot;&quot;&amp;[.E11]&amp;&quot;&quot;&quot;},&quot;" office:value-type="string" office:string-value="{&quot;title&quot;:&quot;Anor Londo&quot;}," calcext:value-type="string">
            <text:p>{"title":"Anor Londo"},</text:p>
          </table:table-cell>
        </table:table-row>
        <table:table-row table:style-name="ro4">
          <table:table-cell office:value-type="string" calcext:value-type="string">
            <text:p><text:s text:c="10"/>&lt;li&gt;&lt;a href="#Irithyll_Dungeon"&gt;Irithyll Dungeon&lt;/a&gt; &lt;span id="playthrough_nav_totals_16"&gt;&lt;/span&gt;&lt;/li&gt;</text:p>
          </table:table-cell>
          <table:table-cell table:formula="of:=TRIM([.A12])" office:value-type="string" office:string-value="&lt;li&gt;&lt;a href=&quot;#Irithyll_Dungeon&quot;&gt;Irithyll Dungeon&lt;/a&gt; &lt;span id=&quot;playthrough_nav_totals_16&quot;&gt;&lt;/span&gt;&lt;/li&gt;" calcext:value-type="string">
            <text:p>&lt;li&gt;&lt;a href="#Irithyll_Dungeon"&gt;Irithyll Dungeon&lt;/a&gt; &lt;span id="playthrough_nav_totals_16"&gt;&lt;/span&gt;&lt;/li&gt;</text:p>
          </table:table-cell>
          <table:table-cell table:formula="of:=FIND(&quot;&gt;&quot;;[.B12];5)" office:value-type="float" office:value="32" calcext:value-type="float">
            <text:p>32</text:p>
          </table:table-cell>
          <table:table-cell table:formula="of:=FIND(&quot;&lt;&quot;;[.B12];[.C12])" office:value-type="float" office:value="49" calcext:value-type="float">
            <text:p>49</text:p>
          </table:table-cell>
          <table:table-cell table:formula="of:=MID([.B12];[.C12]+1;[.D12]-[.C12]-1)" office:value-type="string" office:string-value="Irithyll Dungeon" calcext:value-type="string">
            <text:p>Irithyll Dungeon</text:p>
          </table:table-cell>
          <table:table-cell table:formula="of:=&quot;{&quot;&quot;title&quot;&quot;:&quot;&quot;&quot;&amp;[.E12]&amp;&quot;&quot;&quot;},&quot;" office:value-type="string" office:string-value="{&quot;title&quot;:&quot;Irithyll Dungeon&quot;}," calcext:value-type="string">
            <text:p>{"title":"Irithyll Dungeon"},</text:p>
          </table:table-cell>
        </table:table-row>
        <table:table-row table:style-name="ro4">
          <table:table-cell office:value-type="string" calcext:value-type="string">
            <text:p><text:s text:c="10"/>&lt;li&gt;&lt;a href="#Profaned_Capital"&gt;Profaned Capital&lt;/a&gt; &lt;span id="playthrough_nav_totals_9"&gt;&lt;/span&gt;&lt;/li&gt;</text:p>
          </table:table-cell>
          <table:table-cell table:formula="of:=TRIM([.A13])" office:value-type="string" office:string-value="&lt;li&gt;&lt;a href=&quot;#Profaned_Capital&quot;&gt;Profaned Capital&lt;/a&gt; &lt;span id=&quot;playthrough_nav_totals_9&quot;&gt;&lt;/span&gt;&lt;/li&gt;" calcext:value-type="string">
            <text:p>&lt;li&gt;&lt;a href="#Profaned_Capital"&gt;Profaned Capital&lt;/a&gt; &lt;span id="playthrough_nav_totals_9"&gt;&lt;/span&gt;&lt;/li&gt;</text:p>
          </table:table-cell>
          <table:table-cell table:formula="of:=FIND(&quot;&gt;&quot;;[.B13];5)" office:value-type="float" office:value="32" calcext:value-type="float">
            <text:p>32</text:p>
          </table:table-cell>
          <table:table-cell table:formula="of:=FIND(&quot;&lt;&quot;;[.B13];[.C13])" office:value-type="float" office:value="49" calcext:value-type="float">
            <text:p>49</text:p>
          </table:table-cell>
          <table:table-cell table:formula="of:=MID([.B13];[.C13]+1;[.D13]-[.C13]-1)" office:value-type="string" office:string-value="Profaned Capital" calcext:value-type="string">
            <text:p>Profaned Capital</text:p>
          </table:table-cell>
          <table:table-cell table:formula="of:=&quot;{&quot;&quot;title&quot;&quot;:&quot;&quot;&quot;&amp;[.E13]&amp;&quot;&quot;&quot;},&quot;" office:value-type="string" office:string-value="{&quot;title&quot;:&quot;Profaned Capital&quot;}," calcext:value-type="string">
            <text:p>{"title":"Profaned Capital"},</text:p>
          </table:table-cell>
        </table:table-row>
        <table:table-row table:style-name="ro6">
          <table:table-cell office:value-type="string" calcext:value-type="string">
            <text:p><text:s text:c="10"/>&lt;li&gt;&lt;a href="#Consumed_Kings_Garden"&gt;Consumed King's Garden&lt;/a&gt; (Optional) &lt;span id="playthrough_nav_totals_10"&gt;&lt;/span&gt;&lt;/li&gt;</text:p>
          </table:table-cell>
          <table:table-cell table:formula="of:=TRIM([.A14])" office:value-type="string" office:string-value="&lt;li&gt;&lt;a href=&quot;#Consumed_Kings_Garden&quot;&gt;Consumed King's Garden&lt;/a&gt; (Optional) &lt;span id=&quot;playthrough_nav_totals_10&quot;&gt;&lt;/span&gt;&lt;/li&gt;" calcext:value-type="string">
            <text:p>&lt;li&gt;&lt;a href="#Consumed_Kings_Garden"&gt;Consumed King's Garden&lt;/a&gt; (Optional) &lt;span id="playthrough_nav_totals_10"&gt;&lt;/span&gt;&lt;/li&gt;</text:p>
          </table:table-cell>
          <table:table-cell table:formula="of:=FIND(&quot;&gt;&quot;;[.B14];5)" office:value-type="float" office:value="37" calcext:value-type="float">
            <text:p>37</text:p>
          </table:table-cell>
          <table:table-cell table:formula="of:=FIND(&quot;&lt;&quot;;[.B14];[.C14])" office:value-type="float" office:value="60" calcext:value-type="float">
            <text:p>60</text:p>
          </table:table-cell>
          <table:table-cell table:formula="of:=MID([.B14];[.C14]+1;[.D14]-[.C14]-1)" office:value-type="string" office:string-value="Consumed King's Garden" calcext:value-type="string">
            <text:p>Consumed King's Garden</text:p>
          </table:table-cell>
          <table:table-cell table:formula="of:=&quot;{&quot;&quot;title&quot;&quot;:&quot;&quot;&quot;&amp;[.E14]&amp;&quot;&quot;&quot;},&quot;" office:value-type="string" office:string-value="{&quot;title&quot;:&quot;Consumed King's Garden&quot;}," calcext:value-type="string">
            <text:p>{"title":"Consumed King's Garden"},</text:p>
          </table:table-cell>
        </table:table-row>
        <table:table-row table:style-name="ro5">
          <table:table-cell office:value-type="string" calcext:value-type="string">
            <text:p><text:s text:c="10"/>&lt;li&gt;&lt;a href="#Untended_Graves"&gt;Untended Graves&lt;/a&gt; (Optional) &lt;span id="playthrough_nav_totals_11"&gt;&lt;/span&gt;&lt;/li&gt;</text:p>
          </table:table-cell>
          <table:table-cell table:formula="of:=TRIM([.A15])" office:value-type="string" office:string-value="&lt;li&gt;&lt;a href=&quot;#Untended_Graves&quot;&gt;Untended Graves&lt;/a&gt; (Optional) &lt;span id=&quot;playthrough_nav_totals_11&quot;&gt;&lt;/span&gt;&lt;/li&gt;" calcext:value-type="string">
            <text:p>&lt;li&gt;&lt;a href="#Untended_Graves"&gt;Untended Graves&lt;/a&gt; (Optional) &lt;span id="playthrough_nav_totals_11"&gt;&lt;/span&gt;&lt;/li&gt;</text:p>
          </table:table-cell>
          <table:table-cell table:formula="of:=FIND(&quot;&gt;&quot;;[.B15];5)" office:value-type="float" office:value="31" calcext:value-type="float">
            <text:p>31</text:p>
          </table:table-cell>
          <table:table-cell table:formula="of:=FIND(&quot;&lt;&quot;;[.B15];[.C15])" office:value-type="float" office:value="47" calcext:value-type="float">
            <text:p>47</text:p>
          </table:table-cell>
          <table:table-cell table:formula="of:=MID([.B15];[.C15]+1;[.D15]-[.C15]-1)" office:value-type="string" office:string-value="Untended Graves" calcext:value-type="string">
            <text:p>Untended Graves</text:p>
          </table:table-cell>
          <table:table-cell table:formula="of:=&quot;{&quot;&quot;title&quot;&quot;:&quot;&quot;&quot;&amp;[.E15]&amp;&quot;&quot;&quot;},&quot;" office:value-type="string" office:string-value="{&quot;title&quot;:&quot;Untended Graves&quot;}," calcext:value-type="string">
            <text:p>{"title":"Untended Graves"},</text:p>
          </table:table-cell>
        </table:table-row>
        <table:table-row table:style-name="ro5">
          <table:table-cell office:value-type="string" calcext:value-type="string">
            <text:p><text:s text:c="10"/>&lt;li&gt;&lt;a href="#Archdragon_Peak"&gt;Archdragon Peak&lt;/a&gt; (Optional) &lt;span id="playthrough_nav_totals_12"&gt;&lt;/span&gt;&lt;/li&gt;</text:p>
          </table:table-cell>
          <table:table-cell table:formula="of:=TRIM([.A16])" office:value-type="string" office:string-value="&lt;li&gt;&lt;a href=&quot;#Archdragon_Peak&quot;&gt;Archdragon Peak&lt;/a&gt; (Optional) &lt;span id=&quot;playthrough_nav_totals_12&quot;&gt;&lt;/span&gt;&lt;/li&gt;" calcext:value-type="string">
            <text:p>&lt;li&gt;&lt;a href="#Archdragon_Peak"&gt;Archdragon Peak&lt;/a&gt; (Optional) &lt;span id="playthrough_nav_totals_12"&gt;&lt;/span&gt;&lt;/li&gt;</text:p>
          </table:table-cell>
          <table:table-cell table:formula="of:=FIND(&quot;&gt;&quot;;[.B16];5)" office:value-type="float" office:value="31" calcext:value-type="float">
            <text:p>31</text:p>
          </table:table-cell>
          <table:table-cell table:formula="of:=FIND(&quot;&lt;&quot;;[.B16];[.C16])" office:value-type="float" office:value="47" calcext:value-type="float">
            <text:p>47</text:p>
          </table:table-cell>
          <table:table-cell table:formula="of:=MID([.B16];[.C16]+1;[.D16]-[.C16]-1)" office:value-type="string" office:string-value="Archdragon Peak" calcext:value-type="string">
            <text:p>Archdragon Peak</text:p>
          </table:table-cell>
          <table:table-cell table:formula="of:=&quot;{&quot;&quot;title&quot;&quot;:&quot;&quot;&quot;&amp;[.E16]&amp;&quot;&quot;&quot;},&quot;" office:value-type="string" office:string-value="{&quot;title&quot;:&quot;Archdragon Peak&quot;}," calcext:value-type="string">
            <text:p>{"title":"Archdragon Peak"},</text:p>
          </table:table-cell>
        </table:table-row>
        <table:table-row table:style-name="ro3">
          <table:table-cell office:value-type="string" calcext:value-type="string">
            <text:p><text:s text:c="10"/>&lt;li&gt;&lt;a href="#Lothric_Castle"&gt;Lothric Castle&lt;/a&gt; &lt;span id="playthrough_nav_totals_13"&gt;&lt;/span&gt;&lt;/li&gt;</text:p>
          </table:table-cell>
          <table:table-cell table:formula="of:=TRIM([.A17])" office:value-type="string" office:string-value="&lt;li&gt;&lt;a href=&quot;#Lothric_Castle&quot;&gt;Lothric Castle&lt;/a&gt; &lt;span id=&quot;playthrough_nav_totals_13&quot;&gt;&lt;/span&gt;&lt;/li&gt;" calcext:value-type="string">
            <text:p>&lt;li&gt;&lt;a href="#Lothric_Castle"&gt;Lothric Castle&lt;/a&gt; &lt;span id="playthrough_nav_totals_13"&gt;&lt;/span&gt;&lt;/li&gt;</text:p>
          </table:table-cell>
          <table:table-cell table:formula="of:=FIND(&quot;&gt;&quot;;[.B17];5)" office:value-type="float" office:value="30" calcext:value-type="float">
            <text:p>30</text:p>
          </table:table-cell>
          <table:table-cell table:formula="of:=FIND(&quot;&lt;&quot;;[.B17];[.C17])" office:value-type="float" office:value="45" calcext:value-type="float">
            <text:p>45</text:p>
          </table:table-cell>
          <table:table-cell table:formula="of:=MID([.B17];[.C17]+1;[.D17]-[.C17]-1)" office:value-type="string" office:string-value="Lothric Castle" calcext:value-type="string">
            <text:p>Lothric Castle</text:p>
          </table:table-cell>
          <table:table-cell table:formula="of:=&quot;{&quot;&quot;title&quot;&quot;:&quot;&quot;&quot;&amp;[.E17]&amp;&quot;&quot;&quot;},&quot;" office:value-type="string" office:string-value="{&quot;title&quot;:&quot;Lothric Castle&quot;}," calcext:value-type="string">
            <text:p>{"title":"Lothric Castle"},</text:p>
          </table:table-cell>
        </table:table-row>
        <table:table-row table:style-name="ro4">
          <table:table-cell office:value-type="string" calcext:value-type="string">
            <text:p><text:s text:c="10"/>&lt;li&gt;&lt;a href="#Grand_Archives"&gt;Grand Archives&lt;/a&gt; &lt;span id="playthrough_nav_totals_18"&gt;&lt;/span&gt;&lt;/li&gt;</text:p>
          </table:table-cell>
          <table:table-cell table:formula="of:=TRIM([.A18])" office:value-type="string" office:string-value="&lt;li&gt;&lt;a href=&quot;#Grand_Archives&quot;&gt;Grand Archives&lt;/a&gt; &lt;span id=&quot;playthrough_nav_totals_18&quot;&gt;&lt;/span&gt;&lt;/li&gt;" calcext:value-type="string">
            <text:p>&lt;li&gt;&lt;a href="#Grand_Archives"&gt;Grand Archives&lt;/a&gt; &lt;span id="playthrough_nav_totals_18"&gt;&lt;/span&gt;&lt;/li&gt;</text:p>
          </table:table-cell>
          <table:table-cell table:formula="of:=FIND(&quot;&gt;&quot;;[.B18];5)" office:value-type="float" office:value="30" calcext:value-type="float">
            <text:p>30</text:p>
          </table:table-cell>
          <table:table-cell table:formula="of:=FIND(&quot;&lt;&quot;;[.B18];[.C18])" office:value-type="float" office:value="45" calcext:value-type="float">
            <text:p>45</text:p>
          </table:table-cell>
          <table:table-cell table:formula="of:=MID([.B18];[.C18]+1;[.D18]-[.C18]-1)" office:value-type="string" office:string-value="Grand Archives" calcext:value-type="string">
            <text:p>Grand Archives</text:p>
          </table:table-cell>
          <table:table-cell table:formula="of:=&quot;{&quot;&quot;title&quot;&quot;:&quot;&quot;&quot;&amp;[.E18]&amp;&quot;&quot;&quot;},&quot;" office:value-type="string" office:string-value="{&quot;title&quot;:&quot;Grand Archives&quot;}," calcext:value-type="string">
            <text:p>{"title":"Grand Archives"},</text:p>
          </table:table-cell>
        </table:table-row>
        <table:table-row table:style-name="ro5">
          <table:table-cell office:value-type="string" calcext:value-type="string">
            <text:p><text:s text:c="10"/>&lt;li&gt;&lt;a href="#Kiln_of_the_First_Flame"&gt;Kiln of the First Flame&lt;/a&gt; &lt;span id="playthrough_nav_totals_19"&gt;&lt;/span&gt;&lt;/li&gt;</text:p>
          </table:table-cell>
          <table:table-cell table:formula="of:=TRIM([.A19])" office:value-type="string" office:string-value="&lt;li&gt;&lt;a href=&quot;#Kiln_of_the_First_Flame&quot;&gt;Kiln of the First Flame&lt;/a&gt; &lt;span id=&quot;playthrough_nav_totals_19&quot;&gt;&lt;/span&gt;&lt;/li&gt;" calcext:value-type="string">
            <text:p>&lt;li&gt;&lt;a href="#Kiln_of_the_First_Flame"&gt;Kiln of the First Flame&lt;/a&gt; &lt;span id="playthrough_nav_totals_19"&gt;&lt;/span&gt;&lt;/li&gt;</text:p>
          </table:table-cell>
          <table:table-cell table:formula="of:=FIND(&quot;&gt;&quot;;[.B19];5)" office:value-type="float" office:value="39" calcext:value-type="float">
            <text:p>39</text:p>
          </table:table-cell>
          <table:table-cell table:formula="of:=FIND(&quot;&lt;&quot;;[.B19];[.C19])" office:value-type="float" office:value="63" calcext:value-type="float">
            <text:p>63</text:p>
          </table:table-cell>
          <table:table-cell table:formula="of:=MID([.B19];[.C19]+1;[.D19]-[.C19]-1)" office:value-type="string" office:string-value="Kiln of the First Flame" calcext:value-type="string">
            <text:p>Kiln of the First Flame</text:p>
          </table:table-cell>
          <table:table-cell table:formula="of:=&quot;{&quot;&quot;title&quot;&quot;:&quot;&quot;&quot;&amp;[.E19]&amp;&quot;&quot;&quot;},&quot;" office:value-type="string" office:string-value="{&quot;title&quot;:&quot;Kiln of the First Flame&quot;}," calcext:value-type="string">
            <text:p>{"title":"Kiln of the First Flame"},</text:p>
          </table:table-cell>
        </table:table-row>
        <table:table-row table:style-name="ro7">
          <table:table-cell office:value-type="string" calcext:value-type="string">
            <text:p><text:s text:c="10"/>&lt;li&gt;&lt;a href="#Painted_World_of_Ariandel"&gt;Painted World of Ariandel&lt;/a&gt; (Ashes of Ariandel DLC) &lt;span id="playthrough_nav_totals_20"&gt;&lt;/span&gt;&lt;/li&gt;</text:p>
          </table:table-cell>
          <table:table-cell table:formula="of:=TRIM([.A20])" office:value-type="string" office:string-value="&lt;li&gt;&lt;a href=&quot;#Painted_World_of_Ariandel&quot;&gt;Painted World of Ariandel&lt;/a&gt; (Ashes of Ariandel DLC) &lt;span id=&quot;playthrough_nav_totals_20&quot;&gt;&lt;/span&gt;&lt;/li&gt;" calcext:value-type="string">
            <text:p>&lt;li&gt;&lt;a href="#Painted_World_of_Ariandel"&gt;Painted World of Ariandel&lt;/a&gt; (Ashes of Ariandel DLC) &lt;span id="playthrough_nav_totals_20"&gt;&lt;/span&gt;&lt;/li&gt;</text:p>
          </table:table-cell>
          <table:table-cell table:formula="of:=FIND(&quot;&gt;&quot;;[.B20];5)" office:value-type="float" office:value="41" calcext:value-type="float">
            <text:p>41</text:p>
          </table:table-cell>
          <table:table-cell table:formula="of:=FIND(&quot;&lt;&quot;;[.B20];[.C20])" office:value-type="float" office:value="67" calcext:value-type="float">
            <text:p>67</text:p>
          </table:table-cell>
          <table:table-cell table:formula="of:=MID([.B20];[.C20]+1;[.D20]-[.C20]-1)" office:value-type="string" office:string-value="Painted World of Ariandel" calcext:value-type="string">
            <text:p>Painted World of Ariandel</text:p>
          </table:table-cell>
          <table:table-cell table:formula="of:=&quot;{&quot;&quot;title&quot;&quot;:&quot;&quot;&quot;&amp;[.E20]&amp;&quot;&quot;&quot;},&quot;" office:value-type="string" office:string-value="{&quot;title&quot;:&quot;Painted World of Ariandel&quot;}," calcext:value-type="string">
            <text:p>{"title":"Painted World of Ariandel"},</text:p>
          </table:table-cell>
        </table:table-row>
        <table:table-row table:style-name="ro5">
          <table:table-cell office:value-type="string" calcext:value-type="string">
            <text:p><text:s text:c="10"/>&lt;li&gt;&lt;a href="#The_Dreg_Heap"&gt;The Dreg Heap&lt;/a&gt; (The Ringed City DLC) &lt;span id="playthrough_nav_totals_21"&gt;&lt;/span&gt;&lt;/li&gt;</text:p>
          </table:table-cell>
          <table:table-cell table:formula="of:=TRIM([.A21])" office:value-type="string" office:string-value="&lt;li&gt;&lt;a href=&quot;#The_Dreg_Heap&quot;&gt;The Dreg Heap&lt;/a&gt; (The Ringed City DLC) &lt;span id=&quot;playthrough_nav_totals_21&quot;&gt;&lt;/span&gt;&lt;/li&gt;" calcext:value-type="string">
            <text:p>&lt;li&gt;&lt;a href="#The_Dreg_Heap"&gt;The Dreg Heap&lt;/a&gt; (The Ringed City DLC) &lt;span id="playthrough_nav_totals_21"&gt;&lt;/span&gt;&lt;/li&gt;</text:p>
          </table:table-cell>
          <table:table-cell table:formula="of:=FIND(&quot;&gt;&quot;;[.B21];5)" office:value-type="float" office:value="29" calcext:value-type="float">
            <text:p>29</text:p>
          </table:table-cell>
          <table:table-cell table:formula="of:=FIND(&quot;&lt;&quot;;[.B21];[.C21])" office:value-type="float" office:value="43" calcext:value-type="float">
            <text:p>43</text:p>
          </table:table-cell>
          <table:table-cell table:formula="of:=MID([.B21];[.C21]+1;[.D21]-[.C21]-1)" office:value-type="string" office:string-value="The Dreg Heap" calcext:value-type="string">
            <text:p>The Dreg Heap</text:p>
          </table:table-cell>
          <table:table-cell table:formula="of:=&quot;{&quot;&quot;title&quot;&quot;:&quot;&quot;&quot;&amp;[.E21]&amp;&quot;&quot;&quot;},&quot;" office:value-type="string" office:string-value="{&quot;title&quot;:&quot;The Dreg Heap&quot;}," calcext:value-type="string">
            <text:p>{"title":"The Dreg Heap"},</text:p>
          </table:table-cell>
        </table:table-row>
        <table:table-row table:style-name="ro5">
          <table:table-cell office:value-type="string" calcext:value-type="string">
            <text:p><text:s text:c="10"/>&lt;li&gt;&lt;a href="#The_Ringed_City"&gt;The Ringed City&lt;/a&gt; (The Ringed City DLC) &lt;span id="playthrough_nav_totals_22"&gt;&lt;/span&gt;&lt;/li&gt;</text:p>
          </table:table-cell>
          <table:table-cell table:formula="of:=TRIM([.A22])" office:value-type="string" office:string-value="&lt;li&gt;&lt;a href=&quot;#The_Ringed_City&quot;&gt;The Ringed City&lt;/a&gt; (The Ringed City DLC) &lt;span id=&quot;playthrough_nav_totals_22&quot;&gt;&lt;/span&gt;&lt;/li&gt;" calcext:value-type="string">
            <text:p>&lt;li&gt;&lt;a href="#The_Ringed_City"&gt;The Ringed City&lt;/a&gt; (The Ringed City DLC) &lt;span id="playthrough_nav_totals_22"&gt;&lt;/span&gt;&lt;/li&gt;</text:p>
          </table:table-cell>
          <table:table-cell table:formula="of:=FIND(&quot;&gt;&quot;;[.B22];5)" office:value-type="float" office:value="31" calcext:value-type="float">
            <text:p>31</text:p>
          </table:table-cell>
          <table:table-cell table:formula="of:=FIND(&quot;&lt;&quot;;[.B22];[.C22])" office:value-type="float" office:value="47" calcext:value-type="float">
            <text:p>47</text:p>
          </table:table-cell>
          <table:table-cell table:formula="of:=MID([.B22];[.C22]+1;[.D22]-[.C22]-1)" office:value-type="string" office:string-value="The Ringed City" calcext:value-type="string">
            <text:p>The Ringed City</text:p>
          </table:table-cell>
          <table:table-cell table:formula="of:=&quot;{&quot;&quot;title&quot;&quot;:&quot;&quot;&quot;&amp;[.E22]&amp;&quot;&quot;&quot;},&quot;" office:value-type="string" office:string-value="{&quot;title&quot;:&quot;The Ringed City&quot;}," calcext:value-type="string">
            <text:p>{"title":"The Ringed City"},</text:p>
          </table:table-cell>
        </table:table-row>
      </table:table>
      <table:table table:name="walkthrough" table:style-name="ta1">
        <table:table-column table:style-name="co6" table:number-columns-repeated="2" table:default-cell-style-name="Default"/>
        <table:table-column table:style-name="co3" table:number-columns-repeated="4" table:default-cell-style-name="Default"/>
        <table:table-column table:style-name="co7" table:default-cell-style-name="Default"/>
        <table:table-column table:style-name="co3" table:number-columns-repeated="13" table:default-cell-style-name="Default"/>
        <table:table-row table:style-name="ro1">
          <table:table-cell/>
          <table:table-cell office:value-type="string" calcext:value-type="string">
            <text:p>original</text:p>
          </table:table-cell>
          <table:table-cell office:value-type="string" calcext:value-type="string">
            <text:p>trimmed</text:p>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tags</text:p>
          </table:table-cell>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tag1</text:p>
          </table:table-cell>
          <table:table-cell office:value-type="string" calcext:value-type="string">
            <text:p>tag2</text:p>
          </table:table-cell>
          <table:table-cell office:value-type="string" calcext:value-type="string">
            <text:p>tag3</text:p>
          </table:table-cell>
          <table:table-cell office:value-type="string" calcext:value-type="string">
            <text:p>t1l</text:p>
          </table:table-cell>
          <table:table-cell office:value-type="string" calcext:value-type="string">
            <text:p>t2l</text:p>
          </table:table-cell>
          <table:table-cell office:value-type="string" calcext:value-type="string">
            <text:p>t3l</text:p>
          </table:table-cell>
          <table:table-cell table:style-name="ce2" office:value-type="string" calcext:value-type="string">
            <text:p>tag json</text:p>
          </table:table-cell>
          <table:table-cell office:value-type="string" calcext:value-type="string">
            <text:p>start text</text:p>
          </table:table-cell>
          <table:table-cell office:value-type="string" calcext:value-type="string">
            <text:p>text</text:p>
          </table:table-cell>
          <table:table-cell office:value-type="string" calcext:value-type="string">
            <text:p>Json</text:p>
          </table:table-cell>
        </table:table-row>
        <table:table-row table:style-name="ro1">
          <table:table-cell table:style-name="ce1" office:value-type="string" calcext:value-type="string">
            <text:p>Cemetery of Ash</text:p>
          </table:table-cell>
          <table:table-cell table:number-columns-repeated="15"/>
          <table:table-cell table:style-name="ce2"/>
          <table:table-cell table:number-columns-repeated="2"/>
          <table:table-cell table:formula="of:=&quot;{&quot;&quot;title&quot;&quot;: &quot;&quot;&quot;&amp;[.A2]&amp;&quot;&quot;&quot;,&quot;&quot;steps&quot;&quot;:[&quot;" office:value-type="string" office:string-value="{&quot;title&quot;: &quot;Cemetery of Ash&quot;,&quot;steps&quot;:[" calcext:value-type="string">
            <text:p>{"title": "Cemetery of Ash","steps":[</text:p>
          </table:table-cell>
        </table:table-row>
        <table:table-row table:style-name="ro1">
          <table:table-cell/>
          <table:table-cell office:value-type="string" calcext:value-type="string">
            <text:p>&lt;li data-id="playthrough_17_1" class="f_misc"&gt;From the start head right at the first turn and pick up the &lt;a href="http://darksouls3.wiki.fextralife.com/Soul+of+a+Deserted+Corpse"&gt;Soul of a Deserted Corpse&lt;/a&gt;&lt;/li&gt;</text:p>
          </table:table-cell>
          <table:table-cell table:formula="of:=TRIM([.B3])" office:value-type="string" office:string-value="&lt;li data-id=&quot;playthrough_17_1&quot; class=&quot;f_misc&quot;&gt;From the start head right at the first turn and pick up the &lt;a href=&quot;http://darksouls3.wiki.fextralife.com/Soul+of+a+Deserted+Corpse&quot;&gt;Soul of a Deserted Corpse&lt;/a&gt;&lt;/li&gt;" calcext:value-type="string">
            <text:p>&lt;li data-id="playthrough_17_1" class="f_misc"&gt;From the start head right at the first turn and pick up the &lt;a href="http://darksouls3.wiki.fextralife.com/Soul+of+a+Deserted+Corpse"&gt;Soul of a Deserted Corpse&lt;/a&gt;&lt;/li&gt;</text:p>
          </table:table-cell>
          <table:table-cell table:formula="of:=FIND(&quot;&quot;&quot;&quot;;[.C3];15)" office:value-type="float" office:value="30" calcext:value-type="float">
            <text:p>30</text:p>
          </table:table-cell>
          <table:table-cell table:formula="of:=FIND(&quot;&quot;&quot;&quot;;[.C3];[.D3]+1)" office:value-type="float" office:value="38" calcext:value-type="float">
            <text:p>38</text:p>
          </table:table-cell>
          <table:table-cell table:formula="of:=FIND(&quot;&quot;&quot;&quot;;[.C3];[.E3]+1)" office:value-type="float" office:value="45" calcext:value-type="float">
            <text:p>45</text:p>
          </table:table-cell>
          <table:table-cell table:formula="of:=MID([.C3];[.E3]+1;[.F3]-[.E3]-1)" office:value-type="string" office:string-value="f_misc" calcext:value-type="string">
            <text:p>f_misc</text:p>
          </table:table-cell>
          <table:table-cell table:formula="of:=FIND(&quot; &quot;;[.$G3])" office:value-type="string" office:string-value="" calcext:value-type="error">
            <text:p>#VALUE!</text:p>
          </table:table-cell>
          <table:table-cell table:formula="of:=FIND(&quot; &quot;;[.G3];[.H3]+1)" office:value-type="string" office:string-value="" calcext:value-type="error">
            <text:p>#VALUE!</text:p>
          </table:table-cell>
          <table:table-cell table:formula="of:=FIND(&quot; &quot;;[.G3];[.I3]+1)" office:value-type="string" office:string-value="" calcext:value-type="error">
            <text:p>#VALUE!</text:p>
          </table:table-cell>
          <table:table-cell table:formula="of:=LEFT([.G3];IFERROR([.H3]-1;99))" office:value-type="string" office:string-value="f_misc" calcext:value-type="string">
            <text:p>f_misc</text:p>
          </table:table-cell>
          <table:table-cell table:formula="of:=IF(ISERROR([.H3]);&quot;&quot;;MID([.G3];[.H3]+1;IFERROR([.I3]-[.H3]-1;99)))">
            <text:p/>
          </table:table-cell>
          <table:table-cell table:formula="of:=IF(ISERROR([.I3]);&quot;&quot;;MID([.G3];[.I3]+1;IFERROR([.J3]-[.I3]-1;99)))">
            <text:p/>
          </table:table-cell>
          <table:table-cell table:formula="of:=IFERROR(VLOOKUP([.K3];['tag lookup'.$A$1:.$B$1048576];2;0);&quot;&quot;)" office:value-type="string" office:string-value="Misc. items" calcext:value-type="string">
            <text:p>Misc. items</text:p>
          </table:table-cell>
          <table:table-cell table:formula="of:=IFERROR(VLOOKUP([.L3];['tag lookup'.$A$1:.$B$1048576];2;0);&quot;&quot;)">
            <text:p/>
          </table:table-cell>
          <table:table-cell table:formula="of:=IFERROR(VLOOKUP([.M3];['tag lookup'.$A$1:.$B$1048576];2;0);&quot;&quot;)">
            <text:p/>
          </table:table-cell>
          <table:table-cell table:style-name="ce2" table:formula="of:=IF([.N3]=&quot;&quot;;&quot;&quot;;&quot;,&quot;&quot;tags&quot;&quot;:[&quot;&quot;&quot; &amp; [.N3] &amp; IF([.O3]=&quot;&quot;;&quot;&quot;&quot;]&quot;;&quot;&quot;&quot;,&quot;&quot;&quot; &amp; [.O3]&amp;IF([.P3]=&quot;&quot;;&quot;&quot;&quot;]&quot;;&quot;&quot;&quot;,&quot;&quot;&quot;&amp;[.P3]&amp;&quot;&quot;&quot;]&quot;)))" office:value-type="string" office:string-value=",&quot;tags&quot;:[&quot;Misc. items&quot;]" calcext:value-type="string">
            <text:p>,"tags":["Misc. items"]</text:p>
          </table:table-cell>
          <table:table-cell table:formula="of:=FIND(&quot;&gt;&quot;;[.B3])" office:value-type="float" office:value="46" calcext:value-type="float">
            <text:p>46</text:p>
          </table:table-cell>
          <table:table-cell table:formula="of:=MID([.B3];[.R3]+1;LEN([.B3])-[.R3]-5)" office:value-type="string" office:string-value="From the start head right at the first turn and pick up the &lt;a href=&quot;http://darksouls3.wiki.fextralife.com/Soul+of+a+Deserted+Corpse&quot;&gt;Soul of a Deserted Corpse&lt;/a&gt;" calcext:value-type="string">
            <text:p>From the start head right at the first turn and pick up the &lt;a href="http://darksouls3.wiki.fextralife.com/Soul+of+a+Deserted+Corpse"&gt;Soul of a Deserted Corpse&lt;/a&gt;</text:p>
          </table:table-cell>
          <table:table-cell table:formula="of:=&quot;{&quot;&quot;text&quot;&quot;:&quot;&quot;&quot;&amp;SUBSTITUTE([.S3];&quot;&quot;&quot;&quot;;&quot;\&quot;&quot;&quot;)&amp;&quot;&quot;&quot;&quot;&amp;[.Q3]&amp;&quot;},&quot;" office:value-type="string" office:string-value="{&quot;text&quot;:&quot;From the start head right at the first turn and pick up the &lt;a href=\&quot;http://darksouls3.wiki.fextralife.com/Soul+of+a+Deserted+Corpse\&quot;&gt;Soul of a Deserted Corpse&lt;/a&gt;&quot;,&quot;tags&quot;:[&quot;Misc. items&quot;]}," calcext:value-type="string">
            <text:p>{"text":"From the start head right at the first turn and pick up the &lt;a href=\"http://darksouls3.wiki.fextralife.com/Soul+of+a+Deserted+Corpse\"&gt;Soul of a Deserted Corpse&lt;/a&gt;","tags":["Misc. items"]},</text:p>
          </table:table-cell>
        </table:table-row>
        <table:table-row table:style-name="ro1">
          <table:table-cell/>
          <table:table-cell office:value-type="string" calcext:value-type="string">
            <text:p><text:s text:c="12"/>&lt;li data-id="playthrough_17_2" class="f_estus h_ng+"&gt;Loot the corpse on the fountain to obtain the &lt;a href="http://darksouls3.wiki.fextralife.com/Ashen+Estus+Flask"&gt;Ashen Estus Flask&lt;/a&gt;&lt;/li&gt;</text:p>
          </table:table-cell>
          <table:table-cell table:formula="of:=TRIM([.B4])" office:value-type="string" office:string-value="&lt;li data-id=&quot;playthrough_17_2&quot; class=&quot;f_estus h_ng+&quot;&gt;Loot the corpse on the fountain to obtain the &lt;a href=&quot;http://darksouls3.wiki.fextralife.com/Ashen+Estus+Flask&quot;&gt;Ashen Estus Flask&lt;/a&gt;&lt;/li&gt;" calcext:value-type="string">
            <text:p>&lt;li data-id="playthrough_17_2" class="f_estus h_ng+"&gt;Loot the corpse on the fountain to obtain the &lt;a href="http://darksouls3.wiki.fextralife.com/Ashen+Estus+Flask"&gt;Ashen Estus Flask&lt;/a&gt;&lt;/li&gt;</text:p>
          </table:table-cell>
          <table:table-cell table:formula="of:=FIND(&quot;&quot;&quot;&quot;;[.C4];15)" office:value-type="float" office:value="30" calcext:value-type="float">
            <text:p>30</text:p>
          </table:table-cell>
          <table:table-cell table:formula="of:=FIND(&quot;&quot;&quot;&quot;;[.C4];[.D4]+1)" office:value-type="float" office:value="38" calcext:value-type="float">
            <text:p>38</text:p>
          </table:table-cell>
          <table:table-cell table:formula="of:=FIND(&quot;&quot;&quot;&quot;;[.C4];[.E4]+1)" office:value-type="float" office:value="52" calcext:value-type="float">
            <text:p>52</text:p>
          </table:table-cell>
          <table:table-cell table:formula="of:=MID([.C4];[.E4]+1;[.F4]-[.E4]-1)" office:value-type="string" office:string-value="f_estus h_ng+" calcext:value-type="string">
            <text:p>f_estus h_ng+</text:p>
          </table:table-cell>
          <table:table-cell table:formula="of:=FIND(&quot; &quot;;[.$G4])" office:value-type="float" office:value="8" calcext:value-type="float">
            <text:p>8</text:p>
          </table:table-cell>
          <table:table-cell table:formula="of:=FIND(&quot; &quot;;[.G4];[.H4]+1)" office:value-type="string" office:string-value="" calcext:value-type="error">
            <text:p>#VALUE!</text:p>
          </table:table-cell>
          <table:table-cell table:formula="of:=FIND(&quot; &quot;;[.G4];[.I4]+1)" office:value-type="string" office:string-value="" calcext:value-type="error">
            <text:p>#VALUE!</text:p>
          </table:table-cell>
          <table:table-cell table:formula="of:=LEFT([.G4];IFERROR([.H4]-1;99))" office:value-type="string" office:string-value="f_estus" calcext:value-type="string">
            <text:p>f_estus</text:p>
          </table:table-cell>
          <table:table-cell table:formula="of:=IF(ISERROR([.H4]);&quot;&quot;;MID([.G4];[.H4]+1;IFERROR([.I4]-[.H4]-1;99)))" office:value-type="string" office:string-value="h_ng+" calcext:value-type="string">
            <text:p>h_ng+</text:p>
          </table:table-cell>
          <table:table-cell table:formula="of:=IF(ISERROR([.I4]);&quot;&quot;;MID([.G4];[.I4]+1;IFERROR([.J4]-[.I4]-1;99)))">
            <text:p/>
          </table:table-cell>
          <table:table-cell table:formula="of:=IFERROR(VLOOKUP([.K4];['tag lookup'.$A$1:.$B$1048576];2;0);&quot;&quot;)" office:value-type="string" office:string-value="Estus Shards" calcext:value-type="string">
            <text:p>Estus Shards</text:p>
          </table:table-cell>
          <table:table-cell table:formula="of:=IFERROR(VLOOKUP([.L4];['tag lookup'.$A$1:.$B$1048576];2;0);&quot;&quot;)" office:value-type="string" office:string-value="h_ng+" calcext:value-type="string">
            <text:p>h_ng+</text:p>
          </table:table-cell>
          <table:table-cell table:formula="of:=IFERROR(VLOOKUP([.M4];['tag lookup'.$A$1:.$B$1048576];2;0);&quot;&quot;)">
            <text:p/>
          </table:table-cell>
          <table:table-cell table:style-name="ce2" table:formula="of:=IF([.N4]=&quot;&quot;;&quot;&quot;;&quot;,&quot;&quot;tags&quot;&quot;:[&quot;&quot;&quot; &amp; [.N4] &amp; IF([.O4]=&quot;&quot;;&quot;&quot;&quot;]&quot;;&quot;&quot;&quot;,&quot;&quot;&quot; &amp; [.O4]&amp;IF([.P4]=&quot;&quot;;&quot;&quot;&quot;]&quot;;&quot;&quot;&quot;,&quot;&quot;&quot;&amp;[.P4]&amp;&quot;&quot;&quot;]&quot;)))" office:value-type="string" office:string-value=",&quot;tags&quot;:[&quot;Estus Shards&quot;,&quot;h_ng+&quot;]" calcext:value-type="string">
            <text:p>,"tags":["Estus Shards","h_ng+"]</text:p>
          </table:table-cell>
          <table:table-cell table:formula="of:=FIND(&quot;&gt;&quot;;[.B4])" office:value-type="float" office:value="65" calcext:value-type="float">
            <text:p>65</text:p>
          </table:table-cell>
          <table:table-cell table:formula="of:=MID([.B4];[.R4]+1;LEN([.B4])-[.R4]-5)" office:value-type="string" office:string-value="Loot the corpse on the fountain to obtain the &lt;a href=&quot;http://darksouls3.wiki.fextralife.com/Ashen+Estus+Flask&quot;&gt;Ashen Estus Flask&lt;/a&gt;" calcext:value-type="string">
            <text:p>Loot the corpse on the fountain to obtain the &lt;a href="http://darksouls3.wiki.fextralife.com/Ashen+Estus+Flask"&gt;Ashen Estus Flask&lt;/a&gt;</text:p>
          </table:table-cell>
          <table:table-cell table:formula="of:=&quot;{&quot;&quot;text&quot;&quot;:&quot;&quot;&quot;&amp;SUBSTITUTE([.S4];&quot;&quot;&quot;&quot;;&quot;\&quot;&quot;&quot;)&amp;&quot;&quot;&quot;&quot;&amp;[.Q4]&amp;&quot;},&quot;" office:value-type="string" office:string-value="{&quot;text&quot;:&quot;Loot the corpse on the fountain to obtain the &lt;a href=\&quot;http://darksouls3.wiki.fextralife.com/Ashen+Estus+Flask\&quot;&gt;Ashen Estus Flask&lt;/a&gt;&quot;,&quot;tags&quot;:[&quot;Estus Shards&quot;,&quot;h_ng+&quot;]}," calcext:value-type="string">
            <text:p>{"text":"Loot the corpse on the fountain to obtain the &lt;a href=\"http://darksouls3.wiki.fextralife.com/Ashen+Estus+Flask\"&gt;Ashen Estus Flask&lt;/a&gt;","tags":["Estus Shards","h_ng+"]},</text:p>
          </table:table-cell>
        </table:table-row>
        <table:table-row table:style-name="ro1">
          <table:table-cell/>
          <table:table-cell office:value-type="string" calcext:value-type="string">
            <text:p><text:s text:c="12"/>&lt;li data-id="playthrough_17_3" class="f_misc f_tit"&gt;Turn right after the fountain and head down the path through a flooded passage. Kill the &lt;a href="http://darksouls3.wiki.fextralife.com/Ravenous+Crystal+Lizard"&gt;Ravenous Crystal Lizard&lt;/a&gt; to get a &lt;a href="http://darksouls3.wiki.fextralife.com/Titanite+Scale"&gt;Titanite Scale&lt;/a&gt; and then pick up the &lt;a href="http://darksouls3.wiki.fextralife.com/Soul+of+an+Unknown+Traveler"&gt;Soul of an Unknown Traveler&lt;/a&gt; from the corpse in the area&lt;/li&gt;</text:p>
          </table:table-cell>
          <table:table-cell table:formula="of:=TRIM([.B5])" office:value-type="string" office:string-value="&lt;li data-id=&quot;playthrough_17_3&quot; class=&quot;f_misc f_tit&quot;&gt;Turn right after the fountain and head down the path through a flooded passage. Kill the &lt;a href=&quot;http://darksouls3.wiki.fextralife.com/Ravenous+Crystal+Lizard&quot;&gt;Ravenous Crystal Lizard&lt;/a&gt; to get a &lt;a href=&quot;http://darksouls3.wiki.fextralife.com/Titanite+Scale&quot;&gt;Titanite Scale&lt;/a&gt; and then pick up the &lt;a href=&quot;http://darksouls3.wiki.fextralife.com/Soul+of+an+Unknown+Traveler&quot;&gt;Soul of an Unknown Traveler&lt;/a&gt; from the corpse in the area&lt;/li&gt;" calcext:value-type="string">
            <text:p>&lt;li data-id="playthrough_17_3" class="f_misc f_tit"&gt;Turn right after the fountain and head down the path through a flooded passage. Kill the &lt;a href="http://darksouls3.wiki.fextralife.com/Ravenous+Crystal+Lizard"&gt;Ravenous Crystal Lizard&lt;/a&gt; to get a &lt;a href="http://darksouls3.wiki.fextralife.com/Titanite+Scale"&gt;Titanite Scale&lt;/a&gt; and then pick up the &lt;a href="http://darksouls3.wiki.fextralife.com/Soul+of+an+Unknown+Traveler"&gt;Soul of an Unknown Traveler&lt;/a&gt; from the corpse in the area&lt;/li&gt;</text:p>
          </table:table-cell>
          <table:table-cell table:formula="of:=FIND(&quot;&quot;&quot;&quot;;[.C5];15)" office:value-type="float" office:value="30" calcext:value-type="float">
            <text:p>30</text:p>
          </table:table-cell>
          <table:table-cell table:formula="of:=FIND(&quot;&quot;&quot;&quot;;[.C5];[.D5]+1)" office:value-type="float" office:value="38" calcext:value-type="float">
            <text:p>38</text:p>
          </table:table-cell>
          <table:table-cell table:formula="of:=FIND(&quot;&quot;&quot;&quot;;[.C5];[.E5]+1)" office:value-type="float" office:value="51" calcext:value-type="float">
            <text:p>51</text:p>
          </table:table-cell>
          <table:table-cell table:formula="of:=MID([.C5];[.E5]+1;[.F5]-[.E5]-1)" office:value-type="string" office:string-value="f_misc f_tit" calcext:value-type="string">
            <text:p>f_misc f_tit</text:p>
          </table:table-cell>
          <table:table-cell table:formula="of:=FIND(&quot; &quot;;[.$G5])" office:value-type="float" office:value="7" calcext:value-type="float">
            <text:p>7</text:p>
          </table:table-cell>
          <table:table-cell table:formula="of:=FIND(&quot; &quot;;[.G5];[.H5]+1)" office:value-type="string" office:string-value="" calcext:value-type="error">
            <text:p>#VALUE!</text:p>
          </table:table-cell>
          <table:table-cell table:formula="of:=FIND(&quot; &quot;;[.G5];[.I5]+1)" office:value-type="string" office:string-value="" calcext:value-type="error">
            <text:p>#VALUE!</text:p>
          </table:table-cell>
          <table:table-cell table:formula="of:=LEFT([.G5];IFERROR([.H5]-1;99))" office:value-type="string" office:string-value="f_misc" calcext:value-type="string">
            <text:p>f_misc</text:p>
          </table:table-cell>
          <table:table-cell table:formula="of:=IF(ISERROR([.H5]);&quot;&quot;;MID([.G5];[.H5]+1;IFERROR([.I5]-[.H5]-1;99)))" office:value-type="string" office:string-value="f_tit" calcext:value-type="string">
            <text:p>f_tit</text:p>
          </table:table-cell>
          <table:table-cell table:formula="of:=IF(ISERROR([.I5]);&quot;&quot;;MID([.G5];[.I5]+1;IFERROR([.J5]-[.I5]-1;99)))">
            <text:p/>
          </table:table-cell>
          <table:table-cell table:formula="of:=IFERROR(VLOOKUP([.K5];['tag lookup'.$A$1:.$B$1048576];2;0);&quot;&quot;)" office:value-type="string" office:string-value="Misc. items" calcext:value-type="string">
            <text:p>Misc. items</text:p>
          </table:table-cell>
          <table:table-cell table:formula="of:=IFERROR(VLOOKUP([.L5];['tag lookup'.$A$1:.$B$1048576];2;0);&quot;&quot;)" office:value-type="string" office:string-value="Titanite" calcext:value-type="string">
            <text:p>Titanite</text:p>
          </table:table-cell>
          <table:table-cell table:formula="of:=IFERROR(VLOOKUP([.M5];['tag lookup'.$A$1:.$B$1048576];2;0);&quot;&quot;)">
            <text:p/>
          </table:table-cell>
          <table:table-cell table:style-name="ce2" table:formula="of:=IF([.N5]=&quot;&quot;;&quot;&quot;;&quot;,&quot;&quot;tags&quot;&quot;:[&quot;&quot;&quot; &amp; [.N5] &amp; IF([.O5]=&quot;&quot;;&quot;&quot;&quot;]&quot;;&quot;&quot;&quot;,&quot;&quot;&quot; &amp; [.O5]&amp;IF([.P5]=&quot;&quot;;&quot;&quot;&quot;]&quot;;&quot;&quot;&quot;,&quot;&quot;&quot;&amp;[.P5]&amp;&quot;&quot;&quot;]&quot;)))" office:value-type="string" office:string-value=",&quot;tags&quot;:[&quot;Misc. items&quot;,&quot;Titanite&quot;]" calcext:value-type="string">
            <text:p>,"tags":["Misc. items","Titanite"]</text:p>
          </table:table-cell>
          <table:table-cell table:formula="of:=FIND(&quot;&gt;&quot;;[.B5])" office:value-type="float" office:value="64" calcext:value-type="float">
            <text:p>64</text:p>
          </table:table-cell>
          <table:table-cell table:formula="of:=MID([.B5];[.R5]+1;LEN([.B5])-[.R5]-5)" office:value-type="string" office:string-value="Turn right after the fountain and head down the path through a flooded passage. Kill the &lt;a href=&quot;http://darksouls3.wiki.fextralife.com/Ravenous+Crystal+Lizard&quot;&gt;Ravenous Crystal Lizard&lt;/a&gt; to get a &lt;a href=&quot;http://darksouls3.wiki.fextralife.com/Titanite+Scale&quot;&gt;Titanite Scale&lt;/a&gt; and then pick up the &lt;a href=&quot;http://darksouls3.wiki.fextralife.com/Soul+of+an+Unknown+Traveler&quot;&gt;Soul of an Unknown Traveler&lt;/a&gt; from the corpse in the area" calcext:value-type="string">
            <text:p>Turn right after the fountain and head down the path through a flooded passage. Kill the &lt;a href="http://darksouls3.wiki.fextralife.com/Ravenous+Crystal+Lizard"&gt;Ravenous Crystal Lizard&lt;/a&gt; to get a &lt;a href="http://darksouls3.wiki.fextralife.com/Titanite+Scale"&gt;Titanite Scale&lt;/a&gt; and then pick up the &lt;a href="http://darksouls3.wiki.fextralife.com/Soul+of+an+Unknown+Traveler"&gt;Soul of an Unknown Traveler&lt;/a&gt; from the corpse in the area</text:p>
          </table:table-cell>
          <table:table-cell table:formula="of:=&quot;{&quot;&quot;text&quot;&quot;:&quot;&quot;&quot;&amp;SUBSTITUTE([.S5];&quot;&quot;&quot;&quot;;&quot;\&quot;&quot;&quot;)&amp;&quot;&quot;&quot;&quot;&amp;[.Q5]&amp;&quot;},&quot;" office:value-type="string" office:string-value="{&quot;text&quot;:&quot;Turn right after the fountain and head down the path through a flooded passage. Kill the &lt;a href=\&quot;http://darksouls3.wiki.fextralife.com/Ravenous+Crystal+Lizard\&quot;&gt;Ravenous Crystal Lizard&lt;/a&gt; to get a &lt;a href=\&quot;http://darksouls3.wiki.fextralife.com/Titanite+Scale\&quot;&gt;Titanite Scale&lt;/a&gt; and then pick up the &lt;a href=\&quot;http://darksouls3.wiki.fextralife.com/Soul+of+an+Unknown+Traveler\&quot;&gt;Soul of an Unknown Traveler&lt;/a&gt; from the corpse in the area&quot;,&quot;tags&quot;:[&quot;Misc. items&quot;,&quot;Titanite&quot;]}," calcext:value-type="string">
            <text:p>{"text":"Turn right after the fountain and head down the path through a flooded passage. Kill the &lt;a href=\"http://darksouls3.wiki.fextralife.com/Ravenous+Crystal+Lizard\"&gt;Ravenous Crystal Lizard&lt;/a&gt; to get a &lt;a href=\"http://darksouls3.wiki.fextralife.com/Titanite+Scale\"&gt;Titanite Scale&lt;/a&gt; and then pick up the &lt;a href=\"http://darksouls3.wiki.fextralife.com/Soul+of+an+Unknown+Traveler\"&gt;Soul of an Unknown Traveler&lt;/a&gt; from the corpse in the area","tags":["Misc. items","Titanite"]},</text:p>
          </table:table-cell>
        </table:table-row>
        <table:table-row table:style-name="ro1">
          <table:table-cell/>
          <table:table-cell office:value-type="string" calcext:value-type="string">
            <text:p><text:s text:c="12"/>&lt;li data-id="playthrough_17_16" class="f_ring s_ng+"&gt;The &lt;a href="https://darksouls3.wiki.fextralife.com/Speckled+Stoneplate+Ring"&gt;Speckled Stoneplate Ring+1&lt;/a&gt; is also in this area&lt;/li&gt;</text:p>
          </table:table-cell>
          <table:table-cell table:formula="of:=TRIM([.B6])" office:value-type="string" office:string-value="&lt;li data-id=&quot;playthrough_17_16&quot; class=&quot;f_ring s_ng+&quot;&gt;The &lt;a href=&quot;https://darksouls3.wiki.fextralife.com/Speckled+Stoneplate+Ring&quot;&gt;Speckled Stoneplate Ring+1&lt;/a&gt; is also in this area&lt;/li&gt;" calcext:value-type="string">
            <text:p>&lt;li data-id="playthrough_17_16" class="f_ring s_ng+"&gt;The &lt;a href="https://darksouls3.wiki.fextralife.com/Speckled+Stoneplate+Ring"&gt;Speckled Stoneplate Ring+1&lt;/a&gt; is also in this area&lt;/li&gt;</text:p>
          </table:table-cell>
          <table:table-cell table:formula="of:=FIND(&quot;&quot;&quot;&quot;;[.C6];15)" office:value-type="float" office:value="31" calcext:value-type="float">
            <text:p>31</text:p>
          </table:table-cell>
          <table:table-cell table:formula="of:=FIND(&quot;&quot;&quot;&quot;;[.C6];[.D6]+1)" office:value-type="float" office:value="39" calcext:value-type="float">
            <text:p>39</text:p>
          </table:table-cell>
          <table:table-cell table:formula="of:=FIND(&quot;&quot;&quot;&quot;;[.C6];[.E6]+1)" office:value-type="float" office:value="52" calcext:value-type="float">
            <text:p>52</text:p>
          </table:table-cell>
          <table:table-cell table:formula="of:=MID([.C6];[.E6]+1;[.F6]-[.E6]-1)" office:value-type="string" office:string-value="f_ring s_ng+" calcext:value-type="string">
            <text:p>f_ring s_ng+</text:p>
          </table:table-cell>
          <table:table-cell table:formula="of:=FIND(&quot; &quot;;[.$G6])" office:value-type="float" office:value="7" calcext:value-type="float">
            <text:p>7</text:p>
          </table:table-cell>
          <table:table-cell table:formula="of:=FIND(&quot; &quot;;[.G6];[.H6]+1)" office:value-type="string" office:string-value="" calcext:value-type="error">
            <text:p>#VALUE!</text:p>
          </table:table-cell>
          <table:table-cell table:formula="of:=FIND(&quot; &quot;;[.G6];[.I6]+1)" office:value-type="string" office:string-value="" calcext:value-type="error">
            <text:p>#VALUE!</text:p>
          </table:table-cell>
          <table:table-cell table:formula="of:=LEFT([.G6];IFERROR([.H6]-1;99))" office:value-type="string" office:string-value="f_ring" calcext:value-type="string">
            <text:p>f_ring</text:p>
          </table:table-cell>
          <table:table-cell table:formula="of:=IF(ISERROR([.H6]);&quot;&quot;;MID([.G6];[.H6]+1;IFERROR([.I6]-[.H6]-1;99)))" office:value-type="string" office:string-value="s_ng+" calcext:value-type="string">
            <text:p>s_ng+</text:p>
          </table:table-cell>
          <table:table-cell table:formula="of:=IF(ISERROR([.I6]);&quot;&quot;;MID([.G6];[.I6]+1;IFERROR([.J6]-[.I6]-1;99)))">
            <text:p/>
          </table:table-cell>
          <table:table-cell table:formula="of:=IFERROR(VLOOKUP([.K6];['tag lookup'.$A$1:.$B$1048576];2;0);&quot;&quot;)" office:value-type="string" office:string-value="Rings" calcext:value-type="string">
            <text:p>Rings</text:p>
          </table:table-cell>
          <table:table-cell table:formula="of:=IFERROR(VLOOKUP([.L6];['tag lookup'.$A$1:.$B$1048576];2;0);&quot;&quot;)" office:value-type="string" office:string-value="s_ng+" calcext:value-type="string">
            <text:p>s_ng+</text:p>
          </table:table-cell>
          <table:table-cell table:formula="of:=IFERROR(VLOOKUP([.M6];['tag lookup'.$A$1:.$B$1048576];2;0);&quot;&quot;)">
            <text:p/>
          </table:table-cell>
          <table:table-cell table:style-name="ce2" table:formula="of:=IF([.N6]=&quot;&quot;;&quot;&quot;;&quot;,&quot;&quot;tags&quot;&quot;:[&quot;&quot;&quot; &amp; [.N6] &amp; IF([.O6]=&quot;&quot;;&quot;&quot;&quot;]&quot;;&quot;&quot;&quot;,&quot;&quot;&quot; &amp; [.O6]&amp;IF([.P6]=&quot;&quot;;&quot;&quot;&quot;]&quot;;&quot;&quot;&quot;,&quot;&quot;&quot;&amp;[.P6]&amp;&quot;&quot;&quot;]&quot;)))" office:value-type="string" office:string-value=",&quot;tags&quot;:[&quot;Rings&quot;,&quot;s_ng+&quot;]" calcext:value-type="string">
            <text:p>,"tags":["Rings","s_ng+"]</text:p>
          </table:table-cell>
          <table:table-cell table:formula="of:=FIND(&quot;&gt;&quot;;[.B6])" office:value-type="float" office:value="65" calcext:value-type="float">
            <text:p>65</text:p>
          </table:table-cell>
          <table:table-cell table:formula="of:=MID([.B6];[.R6]+1;LEN([.B6])-[.R6]-5)" office:value-type="string" office:string-value="The &lt;a href=&quot;https://darksouls3.wiki.fextralife.com/Speckled+Stoneplate+Ring&quot;&gt;Speckled Stoneplate Ring+1&lt;/a&gt; is also in this area" calcext:value-type="string">
            <text:p>The &lt;a href="https://darksouls3.wiki.fextralife.com/Speckled+Stoneplate+Ring"&gt;Speckled Stoneplate Ring+1&lt;/a&gt; is also in this area</text:p>
          </table:table-cell>
          <table:table-cell table:formula="of:=&quot;{&quot;&quot;text&quot;&quot;:&quot;&quot;&quot;&amp;SUBSTITUTE([.S6];&quot;&quot;&quot;&quot;;&quot;\&quot;&quot;&quot;)&amp;&quot;&quot;&quot;&quot;&amp;[.Q6]&amp;&quot;},&quot;" office:value-type="string" office:string-value="{&quot;text&quot;:&quot;The &lt;a href=\&quot;https://darksouls3.wiki.fextralife.com/Speckled+Stoneplate+Ring\&quot;&gt;Speckled Stoneplate Ring+1&lt;/a&gt; is also in this area&quot;,&quot;tags&quot;:[&quot;Rings&quot;,&quot;s_ng+&quot;]}," calcext:value-type="string">
            <text:p>{"text":"The &lt;a href=\"https://darksouls3.wiki.fextralife.com/Speckled+Stoneplate+Ring\"&gt;Speckled Stoneplate Ring+1&lt;/a&gt; is also in this area","tags":["Rings","s_ng+"]},</text:p>
          </table:table-cell>
        </table:table-row>
        <table:table-row table:style-name="ro1">
          <table:table-cell/>
          <table:table-cell office:value-type="string" calcext:value-type="string">
            <text:p><text:s text:c="12"/>&lt;li data-id="playthrough_17_4" class="f_gest"&gt;Head back to the fountain and take the path straight ahead. Climb the cliff and rest at the Cemetery of Ash bonfire to receive the Rest gesture&lt;/li&gt;</text:p>
          </table:table-cell>
          <table:table-cell table:formula="of:=TRIM([.B7])" office:value-type="string" office:string-value="&lt;li data-id=&quot;playthrough_17_4&quot; class=&quot;f_gest&quot;&gt;Head back to the fountain and take the path straight ahead. Climb the cliff and rest at the Cemetery of Ash bonfire to receive the Rest gesture&lt;/li&gt;" calcext:value-type="string">
            <text:p>&lt;li data-id="playthrough_17_4" class="f_gest"&gt;Head back to the fountain and take the path straight ahead. Climb the cliff and rest at the Cemetery of Ash bonfire to receive the Rest gesture&lt;/li&gt;</text:p>
          </table:table-cell>
          <table:table-cell table:formula="of:=FIND(&quot;&quot;&quot;&quot;;[.C7];15)" office:value-type="float" office:value="30" calcext:value-type="float">
            <text:p>30</text:p>
          </table:table-cell>
          <table:table-cell table:formula="of:=FIND(&quot;&quot;&quot;&quot;;[.C7];[.D7]+1)" office:value-type="float" office:value="38" calcext:value-type="float">
            <text:p>38</text:p>
          </table:table-cell>
          <table:table-cell table:formula="of:=FIND(&quot;&quot;&quot;&quot;;[.C7];[.E7]+1)" office:value-type="float" office:value="45" calcext:value-type="float">
            <text:p>45</text:p>
          </table:table-cell>
          <table:table-cell table:formula="of:=MID([.C7];[.E7]+1;[.F7]-[.E7]-1)" office:value-type="string" office:string-value="f_gest" calcext:value-type="string">
            <text:p>f_gest</text:p>
          </table:table-cell>
          <table:table-cell table:formula="of:=FIND(&quot; &quot;;[.$G7])" office:value-type="string" office:string-value="" calcext:value-type="error">
            <text:p>#VALUE!</text:p>
          </table:table-cell>
          <table:table-cell table:formula="of:=FIND(&quot; &quot;;[.G7];[.H7]+1)" office:value-type="string" office:string-value="" calcext:value-type="error">
            <text:p>#VALUE!</text:p>
          </table:table-cell>
          <table:table-cell table:formula="of:=FIND(&quot; &quot;;[.G7];[.I7]+1)" office:value-type="string" office:string-value="" calcext:value-type="error">
            <text:p>#VALUE!</text:p>
          </table:table-cell>
          <table:table-cell table:formula="of:=LEFT([.G7];IFERROR([.H7]-1;99))" office:value-type="string" office:string-value="f_gest" calcext:value-type="string">
            <text:p>f_gest</text:p>
          </table:table-cell>
          <table:table-cell table:formula="of:=IF(ISERROR([.H7]);&quot;&quot;;MID([.G7];[.H7]+1;IFERROR([.I7]-[.H7]-1;99)))">
            <text:p/>
          </table:table-cell>
          <table:table-cell table:formula="of:=IF(ISERROR([.I7]);&quot;&quot;;MID([.G7];[.I7]+1;IFERROR([.J7]-[.I7]-1;99)))">
            <text:p/>
          </table:table-cell>
          <table:table-cell table:formula="of:=IFERROR(VLOOKUP([.K7];['tag lookup'.$A$1:.$B$1048576];2;0);&quot;&quot;)" office:value-type="string" office:string-value="Gestures" calcext:value-type="string">
            <text:p>Gestures</text:p>
          </table:table-cell>
          <table:table-cell table:formula="of:=IFERROR(VLOOKUP([.L7];['tag lookup'.$A$1:.$B$1048576];2;0);&quot;&quot;)">
            <text:p/>
          </table:table-cell>
          <table:table-cell table:formula="of:=IFERROR(VLOOKUP([.M7];['tag lookup'.$A$1:.$B$1048576];2;0);&quot;&quot;)">
            <text:p/>
          </table:table-cell>
          <table:table-cell table:style-name="ce2" table:formula="of:=IF([.N7]=&quot;&quot;;&quot;&quot;;&quot;,&quot;&quot;tags&quot;&quot;:[&quot;&quot;&quot; &amp; [.N7] &amp; IF([.O7]=&quot;&quot;;&quot;&quot;&quot;]&quot;;&quot;&quot;&quot;,&quot;&quot;&quot; &amp; [.O7]&amp;IF([.P7]=&quot;&quot;;&quot;&quot;&quot;]&quot;;&quot;&quot;&quot;,&quot;&quot;&quot;&amp;[.P7]&amp;&quot;&quot;&quot;]&quot;)))" office:value-type="string" office:string-value=",&quot;tags&quot;:[&quot;Gestures&quot;]" calcext:value-type="string">
            <text:p>,"tags":["Gestures"]</text:p>
          </table:table-cell>
          <table:table-cell table:formula="of:=FIND(&quot;&gt;&quot;;[.B7])" office:value-type="float" office:value="58" calcext:value-type="float">
            <text:p>58</text:p>
          </table:table-cell>
          <table:table-cell table:formula="of:=MID([.B7];[.R7]+1;LEN([.B7])-[.R7]-5)" office:value-type="string" office:string-value="Head back to the fountain and take the path straight ahead. Climb the cliff and rest at the Cemetery of Ash bonfire to receive the Rest gesture" calcext:value-type="string">
            <text:p>Head back to the fountain and take the path straight ahead. Climb the cliff and rest at the Cemetery of Ash bonfire to receive the Rest gesture</text:p>
          </table:table-cell>
          <table:table-cell table:formula="of:=&quot;{&quot;&quot;text&quot;&quot;:&quot;&quot;&quot;&amp;SUBSTITUTE([.S7];&quot;&quot;&quot;&quot;;&quot;\&quot;&quot;&quot;)&amp;&quot;&quot;&quot;&quot;&amp;[.Q7]&amp;&quot;},&quot;" office:value-type="string" office:string-value="{&quot;text&quot;:&quot;Head back to the fountain and take the path straight ahead. Climb the cliff and rest at the Cemetery of Ash bonfire to receive the Rest gesture&quot;,&quot;tags&quot;:[&quot;Gestures&quot;]}," calcext:value-type="string">
            <text:p>{"text":"Head back to the fountain and take the path straight ahead. Climb the cliff and rest at the Cemetery of Ash bonfire to receive the Rest gesture","tags":["Gestures"]},</text:p>
          </table:table-cell>
        </table:table-row>
        <table:table-row table:style-name="ro1">
          <table:table-cell/>
          <table:table-cell office:value-type="string" calcext:value-type="string">
            <text:p><text:s text:c="12"/>&lt;li data-id="playthrough_17_5" class="f_tit"&gt;From the bonfire head down the left path and jump from the cliff over to the corpse on the tomb to pick up a &lt;a href="http://darksouls3.wiki.fextralife.com/Titanite+Shard"&gt;Titanite Shard&lt;/a&gt;&lt;/li&gt;</text:p>
          </table:table-cell>
          <table:table-cell table:formula="of:=TRIM([.B8])" office:value-type="string" office:string-value="&lt;li data-id=&quot;playthrough_17_5&quot; class=&quot;f_tit&quot;&gt;From the bonfire head down the left path and jump from the cliff over to the corpse on the tomb to pick up a &lt;a href=&quot;http://darksouls3.wiki.fextralife.com/Titanite+Shard&quot;&gt;Titanite Shard&lt;/a&gt;&lt;/li&gt;" calcext:value-type="string">
            <text:p>&lt;li data-id="playthrough_17_5" class="f_tit"&gt;From the bonfire head down the left path and jump from the cliff over to the corpse on the tomb to pick up a &lt;a href="http://darksouls3.wiki.fextralife.com/Titanite+Shard"&gt;Titanite Shard&lt;/a&gt;&lt;/li&gt;</text:p>
          </table:table-cell>
          <table:table-cell table:formula="of:=FIND(&quot;&quot;&quot;&quot;;[.C8];15)" office:value-type="float" office:value="30" calcext:value-type="float">
            <text:p>30</text:p>
          </table:table-cell>
          <table:table-cell table:formula="of:=FIND(&quot;&quot;&quot;&quot;;[.C8];[.D8]+1)" office:value-type="float" office:value="38" calcext:value-type="float">
            <text:p>38</text:p>
          </table:table-cell>
          <table:table-cell table:formula="of:=FIND(&quot;&quot;&quot;&quot;;[.C8];[.E8]+1)" office:value-type="float" office:value="44" calcext:value-type="float">
            <text:p>44</text:p>
          </table:table-cell>
          <table:table-cell table:formula="of:=MID([.C8];[.E8]+1;[.F8]-[.E8]-1)" office:value-type="string" office:string-value="f_tit" calcext:value-type="string">
            <text:p>f_tit</text:p>
          </table:table-cell>
          <table:table-cell table:formula="of:=FIND(&quot; &quot;;[.$G8])" office:value-type="string" office:string-value="" calcext:value-type="error">
            <text:p>#VALUE!</text:p>
          </table:table-cell>
          <table:table-cell table:formula="of:=FIND(&quot; &quot;;[.G8];[.H8]+1)" office:value-type="string" office:string-value="" calcext:value-type="error">
            <text:p>#VALUE!</text:p>
          </table:table-cell>
          <table:table-cell table:formula="of:=FIND(&quot; &quot;;[.G8];[.I8]+1)" office:value-type="string" office:string-value="" calcext:value-type="error">
            <text:p>#VALUE!</text:p>
          </table:table-cell>
          <table:table-cell table:formula="of:=LEFT([.G8];IFERROR([.H8]-1;99))" office:value-type="string" office:string-value="f_tit" calcext:value-type="string">
            <text:p>f_tit</text:p>
          </table:table-cell>
          <table:table-cell table:formula="of:=IF(ISERROR([.H8]);&quot;&quot;;MID([.G8];[.H8]+1;IFERROR([.I8]-[.H8]-1;99)))">
            <text:p/>
          </table:table-cell>
          <table:table-cell table:formula="of:=IF(ISERROR([.I8]);&quot;&quot;;MID([.G8];[.I8]+1;IFERROR([.J8]-[.I8]-1;99)))">
            <text:p/>
          </table:table-cell>
          <table:table-cell table:formula="of:=IFERROR(VLOOKUP([.K8];['tag lookup'.$A$1:.$B$1048576];2;0);&quot;&quot;)" office:value-type="string" office:string-value="Titanite" calcext:value-type="string">
            <text:p>Titanite</text:p>
          </table:table-cell>
          <table:table-cell table:formula="of:=IFERROR(VLOOKUP([.L8];['tag lookup'.$A$1:.$B$1048576];2;0);&quot;&quot;)">
            <text:p/>
          </table:table-cell>
          <table:table-cell table:formula="of:=IFERROR(VLOOKUP([.M8];['tag lookup'.$A$1:.$B$1048576];2;0);&quot;&quot;)">
            <text:p/>
          </table:table-cell>
          <table:table-cell table:style-name="ce2" table:formula="of:=IF([.N8]=&quot;&quot;;&quot;&quot;;&quot;,&quot;&quot;tags&quot;&quot;:[&quot;&quot;&quot; &amp; [.N8] &amp; IF([.O8]=&quot;&quot;;&quot;&quot;&quot;]&quot;;&quot;&quot;&quot;,&quot;&quot;&quot; &amp; [.O8]&amp;IF([.P8]=&quot;&quot;;&quot;&quot;&quot;]&quot;;&quot;&quot;&quot;,&quot;&quot;&quot;&amp;[.P8]&amp;&quot;&quot;&quot;]&quot;)))" office:value-type="string" office:string-value=",&quot;tags&quot;:[&quot;Titanite&quot;]" calcext:value-type="string">
            <text:p>,"tags":["Titanite"]</text:p>
          </table:table-cell>
          <table:table-cell table:formula="of:=FIND(&quot;&gt;&quot;;[.B8])" office:value-type="float" office:value="57" calcext:value-type="float">
            <text:p>57</text:p>
          </table:table-cell>
          <table:table-cell table:formula="of:=MID([.B8];[.R8]+1;LEN([.B8])-[.R8]-5)" office:value-type="string" office:string-value="From the bonfire head down the left path and jump from the cliff over to the corpse on the tomb to pick up a &lt;a href=&quot;http://darksouls3.wiki.fextralife.com/Titanite+Shard&quot;&gt;Titanite Shard&lt;/a&gt;" calcext:value-type="string">
            <text:p>From the bonfire head down the left path and jump from the cliff over to the corpse on the tomb to pick up a &lt;a href="http://darksouls3.wiki.fextralife.com/Titanite+Shard"&gt;Titanite Shard&lt;/a&gt;</text:p>
          </table:table-cell>
          <table:table-cell table:formula="of:=&quot;{&quot;&quot;text&quot;&quot;:&quot;&quot;&quot;&amp;SUBSTITUTE([.S8];&quot;&quot;&quot;&quot;;&quot;\&quot;&quot;&quot;)&amp;&quot;&quot;&quot;&quot;&amp;[.Q8]&amp;&quot;},&quot;" office:value-type="string" office:string-value="{&quot;text&quot;:&quot;From the bonfire head down the left path and jump from the cliff over to the corpse on the tomb to pick up a &lt;a href=\&quot;http://darksouls3.wiki.fextralife.com/Titanite+Shard\&quot;&gt;Titanite Shard&lt;/a&gt;&quot;,&quot;tags&quot;:[&quot;Titanite&quot;]}," calcext:value-type="string">
            <text:p>{"text":"From the bonfire head down the left path and jump from the cliff over to the corpse on the tomb to pick up a &lt;a href=\"http://darksouls3.wiki.fextralife.com/Titanite+Shard\"&gt;Titanite Shard&lt;/a&gt;","tags":["Titanite"]},</text:p>
          </table:table-cell>
        </table:table-row>
        <table:table-row table:style-name="ro1">
          <table:table-cell/>
          <table:table-cell office:value-type="string" calcext:value-type="string">
            <text:p><text:s text:c="12"/>&lt;li data-id="playthrough_17_6" class="f_misc"&gt;Take the side ridge down from the large cliff face on the right to pick up &lt;a href="http://darksouls3.wiki.fextralife.com/Firebomb"&gt;Firebomb&amp;nbsp;x5&lt;/a&gt; from a nearby corpse&lt;/li&gt;</text:p>
          </table:table-cell>
          <table:table-cell table:formula="of:=TRIM([.B9])" office:value-type="string" office:string-value="&lt;li data-id=&quot;playthrough_17_6&quot; class=&quot;f_misc&quot;&gt;Take the side ridge down from the large cliff face on the right to pick up &lt;a href=&quot;http://darksouls3.wiki.fextralife.com/Firebomb&quot;&gt;Firebomb&amp;nbsp;x5&lt;/a&gt; from a nearby corpse&lt;/li&gt;" calcext:value-type="string">
            <text:p>&lt;li data-id="playthrough_17_6" class="f_misc"&gt;Take the side ridge down from the large cliff face on the right to pick up &lt;a href="http://darksouls3.wiki.fextralife.com/Firebomb"&gt;Firebomb&amp;nbsp;x5&lt;/a&gt; from a nearby corpse&lt;/li&gt;</text:p>
          </table:table-cell>
          <table:table-cell table:formula="of:=FIND(&quot;&quot;&quot;&quot;;[.C9];15)" office:value-type="float" office:value="30" calcext:value-type="float">
            <text:p>30</text:p>
          </table:table-cell>
          <table:table-cell table:formula="of:=FIND(&quot;&quot;&quot;&quot;;[.C9];[.D9]+1)" office:value-type="float" office:value="38" calcext:value-type="float">
            <text:p>38</text:p>
          </table:table-cell>
          <table:table-cell table:formula="of:=FIND(&quot;&quot;&quot;&quot;;[.C9];[.E9]+1)" office:value-type="float" office:value="45" calcext:value-type="float">
            <text:p>45</text:p>
          </table:table-cell>
          <table:table-cell table:formula="of:=MID([.C9];[.E9]+1;[.F9]-[.E9]-1)" office:value-type="string" office:string-value="f_misc" calcext:value-type="string">
            <text:p>f_misc</text:p>
          </table:table-cell>
          <table:table-cell table:formula="of:=FIND(&quot; &quot;;[.$G9])" office:value-type="string" office:string-value="" calcext:value-type="error">
            <text:p>#VALUE!</text:p>
          </table:table-cell>
          <table:table-cell table:formula="of:=FIND(&quot; &quot;;[.G9];[.H9]+1)" office:value-type="string" office:string-value="" calcext:value-type="error">
            <text:p>#VALUE!</text:p>
          </table:table-cell>
          <table:table-cell table:formula="of:=FIND(&quot; &quot;;[.G9];[.I9]+1)" office:value-type="string" office:string-value="" calcext:value-type="error">
            <text:p>#VALUE!</text:p>
          </table:table-cell>
          <table:table-cell table:formula="of:=LEFT([.G9];IFERROR([.H9]-1;99))" office:value-type="string" office:string-value="f_misc" calcext:value-type="string">
            <text:p>f_misc</text:p>
          </table:table-cell>
          <table:table-cell table:formula="of:=IF(ISERROR([.H9]);&quot;&quot;;MID([.G9];[.H9]+1;IFERROR([.I9]-[.H9]-1;99)))">
            <text:p/>
          </table:table-cell>
          <table:table-cell table:formula="of:=IF(ISERROR([.I9]);&quot;&quot;;MID([.G9];[.I9]+1;IFERROR([.J9]-[.I9]-1;99)))">
            <text:p/>
          </table:table-cell>
          <table:table-cell table:formula="of:=IFERROR(VLOOKUP([.K9];['tag lookup'.$A$1:.$B$1048576];2;0);&quot;&quot;)" office:value-type="string" office:string-value="Misc. items" calcext:value-type="string">
            <text:p>Misc. items</text:p>
          </table:table-cell>
          <table:table-cell table:formula="of:=IFERROR(VLOOKUP([.L9];['tag lookup'.$A$1:.$B$1048576];2;0);&quot;&quot;)">
            <text:p/>
          </table:table-cell>
          <table:table-cell table:formula="of:=IFERROR(VLOOKUP([.M9];['tag lookup'.$A$1:.$B$1048576];2;0);&quot;&quot;)">
            <text:p/>
          </table:table-cell>
          <table:table-cell table:style-name="ce2" table:formula="of:=IF([.N9]=&quot;&quot;;&quot;&quot;;&quot;,&quot;&quot;tags&quot;&quot;:[&quot;&quot;&quot; &amp; [.N9] &amp; IF([.O9]=&quot;&quot;;&quot;&quot;&quot;]&quot;;&quot;&quot;&quot;,&quot;&quot;&quot; &amp; [.O9]&amp;IF([.P9]=&quot;&quot;;&quot;&quot;&quot;]&quot;;&quot;&quot;&quot;,&quot;&quot;&quot;&amp;[.P9]&amp;&quot;&quot;&quot;]&quot;)))" office:value-type="string" office:string-value=",&quot;tags&quot;:[&quot;Misc. items&quot;]" calcext:value-type="string">
            <text:p>,"tags":["Misc. items"]</text:p>
          </table:table-cell>
          <table:table-cell table:formula="of:=FIND(&quot;&gt;&quot;;[.B9])" office:value-type="float" office:value="58" calcext:value-type="float">
            <text:p>58</text:p>
          </table:table-cell>
          <table:table-cell table:formula="of:=MID([.B9];[.R9]+1;LEN([.B9])-[.R9]-5)" office:value-type="string" office:string-value="Take the side ridge down from the large cliff face on the right to pick up &lt;a href=&quot;http://darksouls3.wiki.fextralife.com/Firebomb&quot;&gt;Firebomb&amp;nbsp;x5&lt;/a&gt; from a nearby corpse" calcext:value-type="string">
            <text:p>Take the side ridge down from the large cliff face on the right to pick up &lt;a href="http://darksouls3.wiki.fextralife.com/Firebomb"&gt;Firebomb&amp;nbsp;x5&lt;/a&gt; from a nearby corpse</text:p>
          </table:table-cell>
          <table:table-cell table:formula="of:=&quot;{&quot;&quot;text&quot;&quot;:&quot;&quot;&quot;&amp;SUBSTITUTE([.S9];&quot;&quot;&quot;&quot;;&quot;\&quot;&quot;&quot;)&amp;&quot;&quot;&quot;&quot;&amp;[.Q9]&amp;&quot;},&quot;" office:value-type="string" office:string-value="{&quot;text&quot;:&quot;Take the side ridge down from the large cliff face on the right to pick up &lt;a href=\&quot;http://darksouls3.wiki.fextralife.com/Firebomb\&quot;&gt;Firebomb&amp;nbsp;x5&lt;/a&gt; from a nearby corpse&quot;,&quot;tags&quot;:[&quot;Misc. items&quot;]}," calcext:value-type="string">
            <text:p>{"text":"Take the side ridge down from the large cliff face on the right to pick up &lt;a href=\"http://darksouls3.wiki.fextralife.com/Firebomb\"&gt;Firebomb&amp;nbsp;x5&lt;/a&gt; from a nearby corpse","tags":["Misc. items"]},</text:p>
          </table:table-cell>
        </table:table-row>
        <table:table-row table:style-name="ro1">
          <table:table-cell/>
          <table:table-cell office:value-type="string" calcext:value-type="string">
            <text:p><text:s text:c="12"/>&lt;li data-id="playthrough_17_7" class="f_boss f_misc"&gt;Back on the main path head through the archway and take the sword embedded in the statue. Kill &lt;a href="http://darksouls3.wiki.fextralife.com/Iudex+Gundyr"&gt;Iudex Gundyr&lt;/a&gt; to receive the &lt;a href="http://darksouls3.wiki.fextralife.com/Coiled+Sword"&gt;Coiled Sword&lt;/a&gt;&lt;/li&gt;</text:p>
          </table:table-cell>
          <table:table-cell table:formula="of:=TRIM([.B10])" office:value-type="string" office:string-value="&lt;li data-id=&quot;playthrough_17_7&quot; class=&quot;f_boss f_misc&quot;&gt;Back on the main path head through the archway and take the sword embedded in the statue. Kill &lt;a href=&quot;http://darksouls3.wiki.fextralife.com/Iudex+Gundyr&quot;&gt;Iudex Gundyr&lt;/a&gt; to receive the &lt;a href=&quot;http://darksouls3.wiki.fextralife.com/Coiled+Sword&quot;&gt;Coiled Sword&lt;/a&gt;&lt;/li&gt;" calcext:value-type="string">
            <text:p>&lt;li data-id="playthrough_17_7" class="f_boss f_misc"&gt;Back on the main path head through the archway and take the sword embedded in the statue. Kill &lt;a href="http://darksouls3.wiki.fextralife.com/Iudex+Gundyr"&gt;Iudex Gundyr&lt;/a&gt; to receive the &lt;a href="http://darksouls3.wiki.fextralife.com/Coiled+Sword"&gt;Coiled Sword&lt;/a&gt;&lt;/li&gt;</text:p>
          </table:table-cell>
          <table:table-cell table:formula="of:=FIND(&quot;&quot;&quot;&quot;;[.C10];15)" office:value-type="float" office:value="30" calcext:value-type="float">
            <text:p>30</text:p>
          </table:table-cell>
          <table:table-cell table:formula="of:=FIND(&quot;&quot;&quot;&quot;;[.C10];[.D10]+1)" office:value-type="float" office:value="38" calcext:value-type="float">
            <text:p>38</text:p>
          </table:table-cell>
          <table:table-cell table:formula="of:=FIND(&quot;&quot;&quot;&quot;;[.C10];[.E10]+1)" office:value-type="float" office:value="52" calcext:value-type="float">
            <text:p>52</text:p>
          </table:table-cell>
          <table:table-cell table:formula="of:=MID([.C10];[.E10]+1;[.F10]-[.E10]-1)" office:value-type="string" office:string-value="f_boss f_misc" calcext:value-type="string">
            <text:p>f_boss f_misc</text:p>
          </table:table-cell>
          <table:table-cell table:formula="of:=FIND(&quot; &quot;;[.$G10])" office:value-type="float" office:value="7" calcext:value-type="float">
            <text:p>7</text:p>
          </table:table-cell>
          <table:table-cell table:formula="of:=FIND(&quot; &quot;;[.G10];[.H10]+1)" office:value-type="string" office:string-value="" calcext:value-type="error">
            <text:p>#VALUE!</text:p>
          </table:table-cell>
          <table:table-cell table:formula="of:=FIND(&quot; &quot;;[.G10];[.I10]+1)" office:value-type="string" office:string-value="" calcext:value-type="error">
            <text:p>#VALUE!</text:p>
          </table:table-cell>
          <table:table-cell table:formula="of:=LEFT([.G10];IFERROR([.H10]-1;99))" office:value-type="string" office:string-value="f_boss" calcext:value-type="string">
            <text:p>f_boss</text:p>
          </table:table-cell>
          <table:table-cell table:formula="of:=IF(ISERROR([.H10]);&quot;&quot;;MID([.G10];[.H10]+1;IFERROR([.I10]-[.H10]-1;99)))" office:value-type="string" office:string-value="f_misc" calcext:value-type="string">
            <text:p>f_misc</text:p>
          </table:table-cell>
          <table:table-cell table:formula="of:=IF(ISERROR([.I10]);&quot;&quot;;MID([.G10];[.I10]+1;IFERROR([.J10]-[.I10]-1;99)))">
            <text:p/>
          </table:table-cell>
          <table:table-cell table:formula="of:=IFERROR(VLOOKUP([.K10];['tag lookup'.$A$1:.$B$1048576];2;0);&quot;&quot;)" office:value-type="string" office:string-value="Bosses" calcext:value-type="string">
            <text:p>Bosses</text:p>
          </table:table-cell>
          <table:table-cell table:formula="of:=IFERROR(VLOOKUP([.L10];['tag lookup'.$A$1:.$B$1048576];2;0);&quot;&quot;)" office:value-type="string" office:string-value="Misc. items" calcext:value-type="string">
            <text:p>Misc. items</text:p>
          </table:table-cell>
          <table:table-cell table:formula="of:=IFERROR(VLOOKUP([.M10];['tag lookup'.$A$1:.$B$1048576];2;0);&quot;&quot;)">
            <text:p/>
          </table:table-cell>
          <table:table-cell table:style-name="ce2" table:formula="of:=IF([.N10]=&quot;&quot;;&quot;&quot;;&quot;,&quot;&quot;tags&quot;&quot;:[&quot;&quot;&quot; &amp; [.N10] &amp; IF([.O10]=&quot;&quot;;&quot;&quot;&quot;]&quot;;&quot;&quot;&quot;,&quot;&quot;&quot; &amp; [.O10]&amp;IF([.P10]=&quot;&quot;;&quot;&quot;&quot;]&quot;;&quot;&quot;&quot;,&quot;&quot;&quot;&amp;[.P10]&amp;&quot;&quot;&quot;]&quot;)))" office:value-type="string" office:string-value=",&quot;tags&quot;:[&quot;Bosses&quot;,&quot;Misc. items&quot;]" calcext:value-type="string">
            <text:p>,"tags":["Bosses","Misc. items"]</text:p>
          </table:table-cell>
          <table:table-cell table:formula="of:=FIND(&quot;&gt;&quot;;[.B10])" office:value-type="float" office:value="65" calcext:value-type="float">
            <text:p>65</text:p>
          </table:table-cell>
          <table:table-cell table:formula="of:=MID([.B10];[.R10]+1;LEN([.B10])-[.R10]-5)" office:value-type="string" office:string-value="Back on the main path head through the archway and take the sword embedded in the statue. Kill &lt;a href=&quot;http://darksouls3.wiki.fextralife.com/Iudex+Gundyr&quot;&gt;Iudex Gundyr&lt;/a&gt; to receive the &lt;a href=&quot;http://darksouls3.wiki.fextralife.com/Coiled+Sword&quot;&gt;Coiled Sword&lt;/a&gt;" calcext:value-type="string">
            <text:p>Back on the main path head through the archway and take the sword embedded in the statue. Kill &lt;a href="http://darksouls3.wiki.fextralife.com/Iudex+Gundyr"&gt;Iudex Gundyr&lt;/a&gt; to receive the &lt;a href="http://darksouls3.wiki.fextralife.com/Coiled+Sword"&gt;Coiled Sword&lt;/a&gt;</text:p>
          </table:table-cell>
          <table:table-cell table:formula="of:=&quot;{&quot;&quot;text&quot;&quot;:&quot;&quot;&quot;&amp;SUBSTITUTE([.S10];&quot;&quot;&quot;&quot;;&quot;\&quot;&quot;&quot;)&amp;&quot;&quot;&quot;&quot;&amp;[.Q10]&amp;&quot;},&quot;" office:value-type="string" office:string-value="{&quot;text&quot;:&quot;Back on the main path head through the archway and take the sword embedded in the statue. Kill &lt;a href=\&quot;http://darksouls3.wiki.fextralife.com/Iudex+Gundyr\&quot;&gt;Iudex Gundyr&lt;/a&gt; to receive the &lt;a href=\&quot;http://darksouls3.wiki.fextralife.com/Coiled+Sword\&quot;&gt;Coiled Sword&lt;/a&gt;&quot;,&quot;tags&quot;:[&quot;Bosses&quot;,&quot;Misc. items&quot;]}," calcext:value-type="string">
            <text:p>{"text":"Back on the main path head through the archway and take the sword embedded in the statue. Kill &lt;a href=\"http://darksouls3.wiki.fextralife.com/Iudex+Gundyr\"&gt;Iudex Gundyr&lt;/a&gt; to receive the &lt;a href=\"http://darksouls3.wiki.fextralife.com/Coiled+Sword\"&gt;Coiled Sword&lt;/a&gt;","tags":["Bosses","Misc. items"]},</text:p>
          </table:table-cell>
        </table:table-row>
        <table:table-row table:style-name="ro1">
          <table:table-cell/>
          <table:table-cell office:value-type="string" calcext:value-type="string">
            <text:p><text:s text:c="12"/>&lt;li data-id="playthrough_17_8" class="f_none"&gt;Congratulate yourself on beating the first boss of Dark Souls 3 and rest at the &lt;a href="http://darksouls3.wiki.fextralife.com/Iudex+Gundyr"&gt;Iudex Gundyr&lt;/a&gt; bonfire&lt;/li&gt;</text:p>
          </table:table-cell>
          <table:table-cell table:formula="of:=TRIM([.B11])" office:value-type="string" office:string-value="&lt;li data-id=&quot;playthrough_17_8&quot; class=&quot;f_none&quot;&gt;Congratulate yourself on beating the first boss of Dark Souls 3 and rest at the &lt;a href=&quot;http://darksouls3.wiki.fextralife.com/Iudex+Gundyr&quot;&gt;Iudex Gundyr&lt;/a&gt; bonfire&lt;/li&gt;" calcext:value-type="string">
            <text:p>&lt;li data-id="playthrough_17_8" class="f_none"&gt;Congratulate yourself on beating the first boss of Dark Souls 3 and rest at the &lt;a href="http://darksouls3.wiki.fextralife.com/Iudex+Gundyr"&gt;Iudex Gundyr&lt;/a&gt; bonfire&lt;/li&gt;</text:p>
          </table:table-cell>
          <table:table-cell table:formula="of:=FIND(&quot;&quot;&quot;&quot;;[.C11];15)" office:value-type="float" office:value="30" calcext:value-type="float">
            <text:p>30</text:p>
          </table:table-cell>
          <table:table-cell table:formula="of:=FIND(&quot;&quot;&quot;&quot;;[.C11];[.D11]+1)" office:value-type="float" office:value="38" calcext:value-type="float">
            <text:p>38</text:p>
          </table:table-cell>
          <table:table-cell table:formula="of:=FIND(&quot;&quot;&quot;&quot;;[.C11];[.E11]+1)" office:value-type="float" office:value="45" calcext:value-type="float">
            <text:p>45</text:p>
          </table:table-cell>
          <table:table-cell table:formula="of:=MID([.C11];[.E11]+1;[.F11]-[.E11]-1)" office:value-type="string" office:string-value="f_none" calcext:value-type="string">
            <text:p>f_none</text:p>
          </table:table-cell>
          <table:table-cell table:formula="of:=FIND(&quot; &quot;;[.$G11])" office:value-type="string" office:string-value="" calcext:value-type="error">
            <text:p>#VALUE!</text:p>
          </table:table-cell>
          <table:table-cell table:formula="of:=FIND(&quot; &quot;;[.G11];[.H11]+1)" office:value-type="string" office:string-value="" calcext:value-type="error">
            <text:p>#VALUE!</text:p>
          </table:table-cell>
          <table:table-cell table:formula="of:=FIND(&quot; &quot;;[.G11];[.I11]+1)" office:value-type="string" office:string-value="" calcext:value-type="error">
            <text:p>#VALUE!</text:p>
          </table:table-cell>
          <table:table-cell table:formula="of:=LEFT([.G11];IFERROR([.H11]-1;99))" office:value-type="string" office:string-value="f_none" calcext:value-type="string">
            <text:p>f_none</text:p>
          </table:table-cell>
          <table:table-cell table:formula="of:=IF(ISERROR([.H11]);&quot;&quot;;MID([.G11];[.H11]+1;IFERROR([.I11]-[.H11]-1;99)))">
            <text:p/>
          </table:table-cell>
          <table:table-cell table:formula="of:=IF(ISERROR([.I11]);&quot;&quot;;MID([.G11];[.I11]+1;IFERROR([.J11]-[.I11]-1;99)))">
            <text:p/>
          </table:table-cell>
          <table:table-cell table:formula="of:=IFERROR(VLOOKUP([.K11];['tag lookup'.$A$1:.$B$1048576];2;0);&quot;&quot;)">
            <text:p/>
          </table:table-cell>
          <table:table-cell table:formula="of:=IFERROR(VLOOKUP([.L11];['tag lookup'.$A$1:.$B$1048576];2;0);&quot;&quot;)">
            <text:p/>
          </table:table-cell>
          <table:table-cell table:formula="of:=IFERROR(VLOOKUP([.M11];['tag lookup'.$A$1:.$B$1048576];2;0);&quot;&quot;)">
            <text:p/>
          </table:table-cell>
          <table:table-cell table:style-name="ce2" table:formula="of:=IF([.N11]=&quot;&quot;;&quot;&quot;;&quot;,&quot;&quot;tags&quot;&quot;:[&quot;&quot;&quot; &amp; [.N11] &amp; IF([.O11]=&quot;&quot;;&quot;&quot;&quot;]&quot;;&quot;&quot;&quot;,&quot;&quot;&quot; &amp; [.O11]&amp;IF([.P11]=&quot;&quot;;&quot;&quot;&quot;]&quot;;&quot;&quot;&quot;,&quot;&quot;&quot;&amp;[.P11]&amp;&quot;&quot;&quot;]&quot;)))">
            <text:p/>
          </table:table-cell>
          <table:table-cell table:formula="of:=FIND(&quot;&gt;&quot;;[.B11])" office:value-type="float" office:value="58" calcext:value-type="float">
            <text:p>58</text:p>
          </table:table-cell>
          <table:table-cell table:formula="of:=MID([.B11];[.R11]+1;LEN([.B11])-[.R11]-5)" office:value-type="string" office:string-value="Congratulate yourself on beating the first boss of Dark Souls 3 and rest at the &lt;a href=&quot;http://darksouls3.wiki.fextralife.com/Iudex+Gundyr&quot;&gt;Iudex Gundyr&lt;/a&gt; bonfire" calcext:value-type="string">
            <text:p>Congratulate yourself on beating the first boss of Dark Souls 3 and rest at the &lt;a href="http://darksouls3.wiki.fextralife.com/Iudex+Gundyr"&gt;Iudex Gundyr&lt;/a&gt; bonfire</text:p>
          </table:table-cell>
          <table:table-cell table:formula="of:=&quot;{&quot;&quot;text&quot;&quot;:&quot;&quot;&quot;&amp;SUBSTITUTE([.S11];&quot;&quot;&quot;&quot;;&quot;\&quot;&quot;&quot;)&amp;&quot;&quot;&quot;&quot;&amp;[.Q11]&amp;&quot;},&quot;" office:value-type="string" office:string-value="{&quot;text&quot;:&quot;Congratulate yourself on beating the first boss of Dark Souls 3 and rest at the &lt;a href=\&quot;http://darksouls3.wiki.fextralife.com/Iudex+Gundyr\&quot;&gt;Iudex Gundyr&lt;/a&gt; bonfire&quot;}," calcext:value-type="string">
            <text:p>{"text":"Congratulate yourself on beating the first boss of Dark Souls 3 and rest at the &lt;a href=\"http://darksouls3.wiki.fextralife.com/Iudex+Gundyr\"&gt;Iudex Gundyr&lt;/a&gt; bonfire"},</text:p>
          </table:table-cell>
        </table:table-row>
        <table:table-row table:style-name="ro1">
          <table:table-cell/>
          <table:table-cell office:value-type="string" calcext:value-type="string">
            <text:p><text:s text:c="12"/>&lt;li data-id="playthrough_17_9" class="f_weap"&gt;Continue through the large door and pick up the &lt;a href="http://darksouls3.wiki.fextralife.com/Broken+Straight+Sword"&gt;Broken Straight Sword&lt;/a&gt; from the corpse leaning on the tombstone&lt;/li&gt;</text:p>
          </table:table-cell>
          <table:table-cell table:formula="of:=TRIM([.B12])" office:value-type="string" office:string-value="&lt;li data-id=&quot;playthrough_17_9&quot; class=&quot;f_weap&quot;&gt;Continue through the large door and pick up the &lt;a href=&quot;http://darksouls3.wiki.fextralife.com/Broken+Straight+Sword&quot;&gt;Broken Straight Sword&lt;/a&gt; from the corpse leaning on the tombstone&lt;/li&gt;" calcext:value-type="string">
            <text:p>&lt;li data-id="playthrough_17_9" class="f_weap"&gt;Continue through the large door and pick up the &lt;a href="http://darksouls3.wiki.fextralife.com/Broken+Straight+Sword"&gt;Broken Straight Sword&lt;/a&gt; from the corpse leaning on the tombstone&lt;/li&gt;</text:p>
          </table:table-cell>
          <table:table-cell table:formula="of:=FIND(&quot;&quot;&quot;&quot;;[.C12];15)" office:value-type="float" office:value="30" calcext:value-type="float">
            <text:p>30</text:p>
          </table:table-cell>
          <table:table-cell table:formula="of:=FIND(&quot;&quot;&quot;&quot;;[.C12];[.D12]+1)" office:value-type="float" office:value="38" calcext:value-type="float">
            <text:p>38</text:p>
          </table:table-cell>
          <table:table-cell table:formula="of:=FIND(&quot;&quot;&quot;&quot;;[.C12];[.E12]+1)" office:value-type="float" office:value="45" calcext:value-type="float">
            <text:p>45</text:p>
          </table:table-cell>
          <table:table-cell table:formula="of:=MID([.C12];[.E12]+1;[.F12]-[.E12]-1)" office:value-type="string" office:string-value="f_weap" calcext:value-type="string">
            <text:p>f_weap</text:p>
          </table:table-cell>
          <table:table-cell table:formula="of:=FIND(&quot; &quot;;[.$G12])" office:value-type="string" office:string-value="" calcext:value-type="error">
            <text:p>#VALUE!</text:p>
          </table:table-cell>
          <table:table-cell table:formula="of:=FIND(&quot; &quot;;[.G12];[.H12]+1)" office:value-type="string" office:string-value="" calcext:value-type="error">
            <text:p>#VALUE!</text:p>
          </table:table-cell>
          <table:table-cell table:formula="of:=FIND(&quot; &quot;;[.G12];[.I12]+1)" office:value-type="string" office:string-value="" calcext:value-type="error">
            <text:p>#VALUE!</text:p>
          </table:table-cell>
          <table:table-cell table:formula="of:=LEFT([.G12];IFERROR([.H12]-1;99))" office:value-type="string" office:string-value="f_weap" calcext:value-type="string">
            <text:p>f_weap</text:p>
          </table:table-cell>
          <table:table-cell table:formula="of:=IF(ISERROR([.H12]);&quot;&quot;;MID([.G12];[.H12]+1;IFERROR([.I12]-[.H12]-1;99)))">
            <text:p/>
          </table:table-cell>
          <table:table-cell table:formula="of:=IF(ISERROR([.I12]);&quot;&quot;;MID([.G12];[.I12]+1;IFERROR([.J12]-[.I12]-1;99)))">
            <text:p/>
          </table:table-cell>
          <table:table-cell table:formula="of:=IFERROR(VLOOKUP([.K12];['tag lookup'.$A$1:.$B$1048576];2;0);&quot;&quot;)" office:value-type="string" office:string-value="Weapons" calcext:value-type="string">
            <text:p>Weapons</text:p>
          </table:table-cell>
          <table:table-cell table:formula="of:=IFERROR(VLOOKUP([.L12];['tag lookup'.$A$1:.$B$1048576];2;0);&quot;&quot;)">
            <text:p/>
          </table:table-cell>
          <table:table-cell table:formula="of:=IFERROR(VLOOKUP([.M12];['tag lookup'.$A$1:.$B$1048576];2;0);&quot;&quot;)">
            <text:p/>
          </table:table-cell>
          <table:table-cell table:style-name="ce2" table:formula="of:=IF([.N12]=&quot;&quot;;&quot;&quot;;&quot;,&quot;&quot;tags&quot;&quot;:[&quot;&quot;&quot; &amp; [.N12] &amp; IF([.O12]=&quot;&quot;;&quot;&quot;&quot;]&quot;;&quot;&quot;&quot;,&quot;&quot;&quot; &amp; [.O12]&amp;IF([.P12]=&quot;&quot;;&quot;&quot;&quot;]&quot;;&quot;&quot;&quot;,&quot;&quot;&quot;&amp;[.P12]&amp;&quot;&quot;&quot;]&quot;)))" office:value-type="string" office:string-value=",&quot;tags&quot;:[&quot;Weapons&quot;]" calcext:value-type="string">
            <text:p>,"tags":["Weapons"]</text:p>
          </table:table-cell>
          <table:table-cell table:formula="of:=FIND(&quot;&gt;&quot;;[.B12])" office:value-type="float" office:value="58" calcext:value-type="float">
            <text:p>58</text:p>
          </table:table-cell>
          <table:table-cell table:formula="of:=MID([.B12];[.R12]+1;LEN([.B12])-[.R12]-5)" office:value-type="string" office:string-value="Continue through the large door and pick up the &lt;a href=&quot;http://darksouls3.wiki.fextralife.com/Broken+Straight+Sword&quot;&gt;Broken Straight Sword&lt;/a&gt; from the corpse leaning on the tombstone" calcext:value-type="string">
            <text:p>Continue through the large door and pick up the &lt;a href="http://darksouls3.wiki.fextralife.com/Broken+Straight+Sword"&gt;Broken Straight Sword&lt;/a&gt; from the corpse leaning on the tombstone</text:p>
          </table:table-cell>
          <table:table-cell table:formula="of:=&quot;{&quot;&quot;text&quot;&quot;:&quot;&quot;&quot;&amp;SUBSTITUTE([.S12];&quot;&quot;&quot;&quot;;&quot;\&quot;&quot;&quot;)&amp;&quot;&quot;&quot;&quot;&amp;[.Q12]&amp;&quot;},&quot;" office:value-type="string" office:string-value="{&quot;text&quot;:&quot;Continue through the large door and pick up the &lt;a href=\&quot;http://darksouls3.wiki.fextralife.com/Broken+Straight+Sword\&quot;&gt;Broken Straight Sword&lt;/a&gt; from the corpse leaning on the tombstone&quot;,&quot;tags&quot;:[&quot;Weapons&quot;]}," calcext:value-type="string">
            <text:p>{"text":"Continue through the large door and pick up the &lt;a href=\"http://darksouls3.wiki.fextralife.com/Broken+Straight+Sword\"&gt;Broken Straight Sword&lt;/a&gt; from the corpse leaning on the tombstone","tags":["Weapons"]},</text:p>
          </table:table-cell>
        </table:table-row>
        <table:table-row table:style-name="ro1">
          <table:table-cell/>
          <table:table-cell office:value-type="string" calcext:value-type="string">
            <text:p><text:s text:c="12"/>&lt;li data-id="playthrough_17_17" class="f_ring s_ng++"&gt;The &lt;a href="https://darksouls3.wiki.fextralife.com/Wolf+Ring"&gt;Wolf Ring+2&lt;/a&gt; is behind the door you just passed&lt;/li&gt;</text:p>
          </table:table-cell>
          <table:table-cell table:formula="of:=TRIM([.B13])" office:value-type="string" office:string-value="&lt;li data-id=&quot;playthrough_17_17&quot; class=&quot;f_ring s_ng++&quot;&gt;The &lt;a href=&quot;https://darksouls3.wiki.fextralife.com/Wolf+Ring&quot;&gt;Wolf Ring+2&lt;/a&gt; is behind the door you just passed&lt;/li&gt;" calcext:value-type="string">
            <text:p>&lt;li data-id="playthrough_17_17" class="f_ring s_ng++"&gt;The &lt;a href="https://darksouls3.wiki.fextralife.com/Wolf+Ring"&gt;Wolf Ring+2&lt;/a&gt; is behind the door you just passed&lt;/li&gt;</text:p>
          </table:table-cell>
          <table:table-cell table:formula="of:=FIND(&quot;&quot;&quot;&quot;;[.C13];15)" office:value-type="float" office:value="31" calcext:value-type="float">
            <text:p>31</text:p>
          </table:table-cell>
          <table:table-cell table:formula="of:=FIND(&quot;&quot;&quot;&quot;;[.C13];[.D13]+1)" office:value-type="float" office:value="39" calcext:value-type="float">
            <text:p>39</text:p>
          </table:table-cell>
          <table:table-cell table:formula="of:=FIND(&quot;&quot;&quot;&quot;;[.C13];[.E13]+1)" office:value-type="float" office:value="53" calcext:value-type="float">
            <text:p>53</text:p>
          </table:table-cell>
          <table:table-cell table:formula="of:=MID([.C13];[.E13]+1;[.F13]-[.E13]-1)" office:value-type="string" office:string-value="f_ring s_ng++" calcext:value-type="string">
            <text:p>f_ring s_ng++</text:p>
          </table:table-cell>
          <table:table-cell table:formula="of:=FIND(&quot; &quot;;[.$G13])" office:value-type="float" office:value="7" calcext:value-type="float">
            <text:p>7</text:p>
          </table:table-cell>
          <table:table-cell table:formula="of:=FIND(&quot; &quot;;[.G13];[.H13]+1)" office:value-type="string" office:string-value="" calcext:value-type="error">
            <text:p>#VALUE!</text:p>
          </table:table-cell>
          <table:table-cell table:formula="of:=FIND(&quot; &quot;;[.G13];[.I13]+1)" office:value-type="string" office:string-value="" calcext:value-type="error">
            <text:p>#VALUE!</text:p>
          </table:table-cell>
          <table:table-cell table:formula="of:=LEFT([.G13];IFERROR([.H13]-1;99))" office:value-type="string" office:string-value="f_ring" calcext:value-type="string">
            <text:p>f_ring</text:p>
          </table:table-cell>
          <table:table-cell table:formula="of:=IF(ISERROR([.H13]);&quot;&quot;;MID([.G13];[.H13]+1;IFERROR([.I13]-[.H13]-1;99)))" office:value-type="string" office:string-value="s_ng++" calcext:value-type="string">
            <text:p>s_ng++</text:p>
          </table:table-cell>
          <table:table-cell table:formula="of:=IF(ISERROR([.I13]);&quot;&quot;;MID([.G13];[.I13]+1;IFERROR([.J13]-[.I13]-1;99)))">
            <text:p/>
          </table:table-cell>
          <table:table-cell table:formula="of:=IFERROR(VLOOKUP([.K13];['tag lookup'.$A$1:.$B$1048576];2;0);&quot;&quot;)" office:value-type="string" office:string-value="Rings" calcext:value-type="string">
            <text:p>Rings</text:p>
          </table:table-cell>
          <table:table-cell table:formula="of:=IFERROR(VLOOKUP([.L13];['tag lookup'.$A$1:.$B$1048576];2;0);&quot;&quot;)" office:value-type="string" office:string-value="s_ng++" calcext:value-type="string">
            <text:p>s_ng++</text:p>
          </table:table-cell>
          <table:table-cell table:formula="of:=IFERROR(VLOOKUP([.M13];['tag lookup'.$A$1:.$B$1048576];2;0);&quot;&quot;)">
            <text:p/>
          </table:table-cell>
          <table:table-cell table:style-name="ce2" table:formula="of:=IF([.N13]=&quot;&quot;;&quot;&quot;;&quot;,&quot;&quot;tags&quot;&quot;:[&quot;&quot;&quot; &amp; [.N13] &amp; IF([.O13]=&quot;&quot;;&quot;&quot;&quot;]&quot;;&quot;&quot;&quot;,&quot;&quot;&quot; &amp; [.O13]&amp;IF([.P13]=&quot;&quot;;&quot;&quot;&quot;]&quot;;&quot;&quot;&quot;,&quot;&quot;&quot;&amp;[.P13]&amp;&quot;&quot;&quot;]&quot;)))" office:value-type="string" office:string-value=",&quot;tags&quot;:[&quot;Rings&quot;,&quot;s_ng++&quot;]" calcext:value-type="string">
            <text:p>,"tags":["Rings","s_ng++"]</text:p>
          </table:table-cell>
          <table:table-cell table:formula="of:=FIND(&quot;&gt;&quot;;[.B13])" office:value-type="float" office:value="66" calcext:value-type="float">
            <text:p>66</text:p>
          </table:table-cell>
          <table:table-cell table:formula="of:=MID([.B13];[.R13]+1;LEN([.B13])-[.R13]-5)" office:value-type="string" office:string-value="The &lt;a href=&quot;https://darksouls3.wiki.fextralife.com/Wolf+Ring&quot;&gt;Wolf Ring+2&lt;/a&gt; is behind the door you just passed" calcext:value-type="string">
            <text:p>The &lt;a href="https://darksouls3.wiki.fextralife.com/Wolf+Ring"&gt;Wolf Ring+2&lt;/a&gt; is behind the door you just passed</text:p>
          </table:table-cell>
          <table:table-cell table:formula="of:=&quot;{&quot;&quot;text&quot;&quot;:&quot;&quot;&quot;&amp;SUBSTITUTE([.S13];&quot;&quot;&quot;&quot;;&quot;\&quot;&quot;&quot;)&amp;&quot;&quot;&quot;&quot;&amp;[.Q13]&amp;&quot;},&quot;" office:value-type="string" office:string-value="{&quot;text&quot;:&quot;The &lt;a href=\&quot;https://darksouls3.wiki.fextralife.com/Wolf+Ring\&quot;&gt;Wolf Ring+2&lt;/a&gt; is behind the door you just passed&quot;,&quot;tags&quot;:[&quot;Rings&quot;,&quot;s_ng++&quot;]}," calcext:value-type="string">
            <text:p>{"text":"The &lt;a href=\"https://darksouls3.wiki.fextralife.com/Wolf+Ring\"&gt;Wolf Ring+2&lt;/a&gt; is behind the door you just passed","tags":["Rings","s_ng++"]},</text:p>
          </table:table-cell>
        </table:table-row>
        <table:table-row table:style-name="ro1">
          <table:table-cell/>
          <table:table-cell office:value-type="string" calcext:value-type="string">
            <text:p><text:s text:c="12"/>&lt;li data-id="playthrough_17_10" class="f_misc"&gt;Head over to the large cliff edge and pick up the &lt;a href="http://darksouls3.wiki.fextralife.com/Homeward+Bone"&gt;Homeward Bone&lt;/a&gt; at the edge of the ridge&lt;/li&gt;</text:p>
          </table:table-cell>
          <table:table-cell table:formula="of:=TRIM([.B14])" office:value-type="string" office:string-value="&lt;li data-id=&quot;playthrough_17_10&quot; class=&quot;f_misc&quot;&gt;Head over to the large cliff edge and pick up the &lt;a href=&quot;http://darksouls3.wiki.fextralife.com/Homeward+Bone&quot;&gt;Homeward Bone&lt;/a&gt; at the edge of the ridge&lt;/li&gt;" calcext:value-type="string">
            <text:p>&lt;li data-id="playthrough_17_10" class="f_misc"&gt;Head over to the large cliff edge and pick up the &lt;a href="http://darksouls3.wiki.fextralife.com/Homeward+Bone"&gt;Homeward Bone&lt;/a&gt; at the edge of the ridge&lt;/li&gt;</text:p>
          </table:table-cell>
          <table:table-cell table:formula="of:=FIND(&quot;&quot;&quot;&quot;;[.C14];15)" office:value-type="float" office:value="31" calcext:value-type="float">
            <text:p>31</text:p>
          </table:table-cell>
          <table:table-cell table:formula="of:=FIND(&quot;&quot;&quot;&quot;;[.C14];[.D14]+1)" office:value-type="float" office:value="39" calcext:value-type="float">
            <text:p>39</text:p>
          </table:table-cell>
          <table:table-cell table:formula="of:=FIND(&quot;&quot;&quot;&quot;;[.C14];[.E14]+1)" office:value-type="float" office:value="46" calcext:value-type="float">
            <text:p>46</text:p>
          </table:table-cell>
          <table:table-cell table:formula="of:=MID([.C14];[.E14]+1;[.F14]-[.E14]-1)" office:value-type="string" office:string-value="f_misc" calcext:value-type="string">
            <text:p>f_misc</text:p>
          </table:table-cell>
          <table:table-cell table:formula="of:=FIND(&quot; &quot;;[.$G14])" office:value-type="string" office:string-value="" calcext:value-type="error">
            <text:p>#VALUE!</text:p>
          </table:table-cell>
          <table:table-cell table:formula="of:=FIND(&quot; &quot;;[.G14];[.H14]+1)" office:value-type="string" office:string-value="" calcext:value-type="error">
            <text:p>#VALUE!</text:p>
          </table:table-cell>
          <table:table-cell table:formula="of:=FIND(&quot; &quot;;[.G14];[.I14]+1)" office:value-type="string" office:string-value="" calcext:value-type="error">
            <text:p>#VALUE!</text:p>
          </table:table-cell>
          <table:table-cell table:formula="of:=LEFT([.G14];IFERROR([.H14]-1;99))" office:value-type="string" office:string-value="f_misc" calcext:value-type="string">
            <text:p>f_misc</text:p>
          </table:table-cell>
          <table:table-cell table:formula="of:=IF(ISERROR([.H14]);&quot;&quot;;MID([.G14];[.H14]+1;IFERROR([.I14]-[.H14]-1;99)))">
            <text:p/>
          </table:table-cell>
          <table:table-cell table:formula="of:=IF(ISERROR([.I14]);&quot;&quot;;MID([.G14];[.I14]+1;IFERROR([.J14]-[.I14]-1;99)))">
            <text:p/>
          </table:table-cell>
          <table:table-cell table:formula="of:=IFERROR(VLOOKUP([.K14];['tag lookup'.$A$1:.$B$1048576];2;0);&quot;&quot;)" office:value-type="string" office:string-value="Misc. items" calcext:value-type="string">
            <text:p>Misc. items</text:p>
          </table:table-cell>
          <table:table-cell table:formula="of:=IFERROR(VLOOKUP([.L14];['tag lookup'.$A$1:.$B$1048576];2;0);&quot;&quot;)">
            <text:p/>
          </table:table-cell>
          <table:table-cell table:formula="of:=IFERROR(VLOOKUP([.M14];['tag lookup'.$A$1:.$B$1048576];2;0);&quot;&quot;)">
            <text:p/>
          </table:table-cell>
          <table:table-cell table:style-name="ce2" table:formula="of:=IF([.N14]=&quot;&quot;;&quot;&quot;;&quot;,&quot;&quot;tags&quot;&quot;:[&quot;&quot;&quot; &amp; [.N14] &amp; IF([.O14]=&quot;&quot;;&quot;&quot;&quot;]&quot;;&quot;&quot;&quot;,&quot;&quot;&quot; &amp; [.O14]&amp;IF([.P14]=&quot;&quot;;&quot;&quot;&quot;]&quot;;&quot;&quot;&quot;,&quot;&quot;&quot;&amp;[.P14]&amp;&quot;&quot;&quot;]&quot;)))" office:value-type="string" office:string-value=",&quot;tags&quot;:[&quot;Misc. items&quot;]" calcext:value-type="string">
            <text:p>,"tags":["Misc. items"]</text:p>
          </table:table-cell>
          <table:table-cell table:formula="of:=FIND(&quot;&gt;&quot;;[.B14])" office:value-type="float" office:value="59" calcext:value-type="float">
            <text:p>59</text:p>
          </table:table-cell>
          <table:table-cell table:formula="of:=MID([.B14];[.R14]+1;LEN([.B14])-[.R14]-5)" office:value-type="string" office:string-value="Head over to the large cliff edge and pick up the &lt;a href=&quot;http://darksouls3.wiki.fextralife.com/Homeward+Bone&quot;&gt;Homeward Bone&lt;/a&gt; at the edge of the ridge" calcext:value-type="string">
            <text:p>Head over to the large cliff edge and pick up the &lt;a href="http://darksouls3.wiki.fextralife.com/Homeward+Bone"&gt;Homeward Bone&lt;/a&gt; at the edge of the ridge</text:p>
          </table:table-cell>
          <table:table-cell table:formula="of:=&quot;{&quot;&quot;text&quot;&quot;:&quot;&quot;&quot;&amp;SUBSTITUTE([.S14];&quot;&quot;&quot;&quot;;&quot;\&quot;&quot;&quot;)&amp;&quot;&quot;&quot;&quot;&amp;[.Q14]&amp;&quot;},&quot;" office:value-type="string" office:string-value="{&quot;text&quot;:&quot;Head over to the large cliff edge and pick up the &lt;a href=\&quot;http://darksouls3.wiki.fextralife.com/Homeward+Bone\&quot;&gt;Homeward Bone&lt;/a&gt; at the edge of the ridge&quot;,&quot;tags&quot;:[&quot;Misc. items&quot;]}," calcext:value-type="string">
            <text:p>{"text":"Head over to the large cliff edge and pick up the &lt;a href=\"http://darksouls3.wiki.fextralife.com/Homeward+Bone\"&gt;Homeward Bone&lt;/a&gt; at the edge of the ridge","tags":["Misc. items"]},</text:p>
          </table:table-cell>
        </table:table-row>
        <table:table-row table:style-name="ro1">
          <table:table-cell/>
          <table:table-cell office:value-type="string" calcext:value-type="string">
            <text:p><text:s text:c="12"/>&lt;li data-id="playthrough_17_11" class="f_weap"&gt;Take the left path up the cliff and turn left just before &lt;a href="http://darksouls3.wiki.fextralife.com/Firelink+Shrine"&gt;Firelink Shrine&lt;/a&gt; and grab the &lt;a href="http://darksouls3.wiki.fextralife.com/East-West+Shield"&gt;East-West Shield&lt;/a&gt; from the corpse on the tree&lt;/li&gt;</text:p>
          </table:table-cell>
          <table:table-cell table:formula="of:=TRIM([.B15])" office:value-type="string" office:string-value="&lt;li data-id=&quot;playthrough_17_11&quot; class=&quot;f_weap&quot;&gt;Take the left path up the cliff and turn left just before &lt;a href=&quot;http://darksouls3.wiki.fextralife.com/Firelink+Shrine&quot;&gt;Firelink Shrine&lt;/a&gt; and grab the &lt;a href=&quot;http://darksouls3.wiki.fextralife.com/East-West+Shield&quot;&gt;East-West Shield&lt;/a&gt; from the corpse on the tree&lt;/li&gt;" calcext:value-type="string">
            <text:p>&lt;li data-id="playthrough_17_11" class="f_weap"&gt;Take the left path up the cliff and turn left just before &lt;a href="http://darksouls3.wiki.fextralife.com/Firelink+Shrine"&gt;Firelink Shrine&lt;/a&gt; and grab the &lt;a href="http://darksouls3.wiki.fextralife.com/East-West+Shield"&gt;East-West Shield&lt;/a&gt; from the corpse on the tree&lt;/li&gt;</text:p>
          </table:table-cell>
          <table:table-cell table:formula="of:=FIND(&quot;&quot;&quot;&quot;;[.C15];15)" office:value-type="float" office:value="31" calcext:value-type="float">
            <text:p>31</text:p>
          </table:table-cell>
          <table:table-cell table:formula="of:=FIND(&quot;&quot;&quot;&quot;;[.C15];[.D15]+1)" office:value-type="float" office:value="39" calcext:value-type="float">
            <text:p>39</text:p>
          </table:table-cell>
          <table:table-cell table:formula="of:=FIND(&quot;&quot;&quot;&quot;;[.C15];[.E15]+1)" office:value-type="float" office:value="46" calcext:value-type="float">
            <text:p>46</text:p>
          </table:table-cell>
          <table:table-cell table:formula="of:=MID([.C15];[.E15]+1;[.F15]-[.E15]-1)" office:value-type="string" office:string-value="f_weap" calcext:value-type="string">
            <text:p>f_weap</text:p>
          </table:table-cell>
          <table:table-cell table:formula="of:=FIND(&quot; &quot;;[.$G15])" office:value-type="string" office:string-value="" calcext:value-type="error">
            <text:p>#VALUE!</text:p>
          </table:table-cell>
          <table:table-cell table:formula="of:=FIND(&quot; &quot;;[.G15];[.H15]+1)" office:value-type="string" office:string-value="" calcext:value-type="error">
            <text:p>#VALUE!</text:p>
          </table:table-cell>
          <table:table-cell table:formula="of:=FIND(&quot; &quot;;[.G15];[.I15]+1)" office:value-type="string" office:string-value="" calcext:value-type="error">
            <text:p>#VALUE!</text:p>
          </table:table-cell>
          <table:table-cell table:formula="of:=LEFT([.G15];IFERROR([.H15]-1;99))" office:value-type="string" office:string-value="f_weap" calcext:value-type="string">
            <text:p>f_weap</text:p>
          </table:table-cell>
          <table:table-cell table:formula="of:=IF(ISERROR([.H15]);&quot;&quot;;MID([.G15];[.H15]+1;IFERROR([.I15]-[.H15]-1;99)))">
            <text:p/>
          </table:table-cell>
          <table:table-cell table:formula="of:=IF(ISERROR([.I15]);&quot;&quot;;MID([.G15];[.I15]+1;IFERROR([.J15]-[.I15]-1;99)))">
            <text:p/>
          </table:table-cell>
          <table:table-cell table:formula="of:=IFERROR(VLOOKUP([.K15];['tag lookup'.$A$1:.$B$1048576];2;0);&quot;&quot;)" office:value-type="string" office:string-value="Weapons" calcext:value-type="string">
            <text:p>Weapons</text:p>
          </table:table-cell>
          <table:table-cell table:formula="of:=IFERROR(VLOOKUP([.L15];['tag lookup'.$A$1:.$B$1048576];2;0);&quot;&quot;)">
            <text:p/>
          </table:table-cell>
          <table:table-cell table:formula="of:=IFERROR(VLOOKUP([.M15];['tag lookup'.$A$1:.$B$1048576];2;0);&quot;&quot;)">
            <text:p/>
          </table:table-cell>
          <table:table-cell table:style-name="ce2" table:formula="of:=IF([.N15]=&quot;&quot;;&quot;&quot;;&quot;,&quot;&quot;tags&quot;&quot;:[&quot;&quot;&quot; &amp; [.N15] &amp; IF([.O15]=&quot;&quot;;&quot;&quot;&quot;]&quot;;&quot;&quot;&quot;,&quot;&quot;&quot; &amp; [.O15]&amp;IF([.P15]=&quot;&quot;;&quot;&quot;&quot;]&quot;;&quot;&quot;&quot;,&quot;&quot;&quot;&amp;[.P15]&amp;&quot;&quot;&quot;]&quot;)))" office:value-type="string" office:string-value=",&quot;tags&quot;:[&quot;Weapons&quot;]" calcext:value-type="string">
            <text:p>,"tags":["Weapons"]</text:p>
          </table:table-cell>
          <table:table-cell table:formula="of:=FIND(&quot;&gt;&quot;;[.B15])" office:value-type="float" office:value="59" calcext:value-type="float">
            <text:p>59</text:p>
          </table:table-cell>
          <table:table-cell table:formula="of:=MID([.B15];[.R15]+1;LEN([.B15])-[.R15]-5)" office:value-type="string" office:string-value="Take the left path up the cliff and turn left just before &lt;a href=&quot;http://darksouls3.wiki.fextralife.com/Firelink+Shrine&quot;&gt;Firelink Shrine&lt;/a&gt; and grab the &lt;a href=&quot;http://darksouls3.wiki.fextralife.com/East-West+Shield&quot;&gt;East-West Shield&lt;/a&gt; from the corpse on the tree" calcext:value-type="string">
            <text:p>Take the left path up the cliff and turn left just before &lt;a href="http://darksouls3.wiki.fextralife.com/Firelink+Shrine"&gt;Firelink Shrine&lt;/a&gt; and grab the &lt;a href="http://darksouls3.wiki.fextralife.com/East-West+Shield"&gt;East-West Shield&lt;/a&gt; from the corpse on the tree</text:p>
          </table:table-cell>
          <table:table-cell table:formula="of:=&quot;{&quot;&quot;text&quot;&quot;:&quot;&quot;&quot;&amp;SUBSTITUTE([.S15];&quot;&quot;&quot;&quot;;&quot;\&quot;&quot;&quot;)&amp;&quot;&quot;&quot;&quot;&amp;[.Q15]&amp;&quot;},&quot;" office:value-type="string" office:string-value="{&quot;text&quot;:&quot;Take the left path up the cliff and turn left just before &lt;a href=\&quot;http://darksouls3.wiki.fextralife.com/Firelink+Shrine\&quot;&gt;Firelink Shrine&lt;/a&gt; and grab the &lt;a href=\&quot;http://darksouls3.wiki.fextralife.com/East-West+Shield\&quot;&gt;East-West Shield&lt;/a&gt; from the corpse on the tree&quot;,&quot;tags&quot;:[&quot;Weapons&quot;]}," calcext:value-type="string">
            <text:p>{"text":"Take the left path up the cliff and turn left just before &lt;a href=\"http://darksouls3.wiki.fextralife.com/Firelink+Shrine\"&gt;Firelink Shrine&lt;/a&gt; and grab the &lt;a href=\"http://darksouls3.wiki.fextralife.com/East-West+Shield\"&gt;East-West Shield&lt;/a&gt; from the corpse on the tree","tags":["Weapons"]},</text:p>
          </table:table-cell>
        </table:table-row>
        <table:table-row table:style-name="ro1">
          <table:table-cell/>
          <table:table-cell office:value-type="string" calcext:value-type="string">
            <text:p><text:s text:c="12"/>&lt;li data-id="playthrough_17_12" class="f_arm f_weap f_miss"&gt;Kill &lt;a href="http://darksouls3.wiki.fextralife.com/Sword+Master"&gt;Sword Master Saber&lt;/a&gt; to get &lt;a href="http://darksouls3.wiki.fextralife.com/Uchigatana"&gt;Uchigatana&lt;/a&gt;&lt;span class="p"&gt; + &lt;/span&gt;&lt;a href="http://darksouls3.wiki.fextralife.com/Master's+Set"&gt;Master's Set&lt;/a&gt; and to unlock his summon sign&lt;/li&gt;</text:p>
          </table:table-cell>
          <table:table-cell table:formula="of:=TRIM([.B16])" office:value-type="string" office:string-value="&lt;li data-id=&quot;playthrough_17_12&quot; class=&quot;f_arm f_weap f_miss&quot;&gt;Kill &lt;a href=&quot;http://darksouls3.wiki.fextralife.com/Sword+Master&quot;&gt;Sword Master Saber&lt;/a&gt; to get &lt;a href=&quot;http://darksouls3.wiki.fextralife.com/Uchigatana&quot;&gt;Uchigatana&lt;/a&gt;&lt;span class=&quot;p&quot;&gt; + &lt;/span&gt;&lt;a href=&quot;http://darksouls3.wiki.fextralife.com/Master's+Set&quot;&gt;Master's Set&lt;/a&gt; and to unlock his summon sign&lt;/li&gt;" calcext:value-type="string">
            <text:p>&lt;li data-id="playthrough_17_12" class="f_arm f_weap f_miss"&gt;Kill &lt;a href="http://darksouls3.wiki.fextralife.com/Sword+Master"&gt;Sword Master Saber&lt;/a&gt; to get &lt;a href="http://darksouls3.wiki.fextralife.com/Uchigatana"&gt;Uchigatana&lt;/a&gt;&lt;span class="p"&gt; + &lt;/span&gt;&lt;a href="http://darksouls3.wiki.fextralife.com/Master's+Set"&gt;Master's Set&lt;/a&gt; and to unlock his summon sign&lt;/li&gt;</text:p>
          </table:table-cell>
          <table:table-cell table:formula="of:=FIND(&quot;&quot;&quot;&quot;;[.C16];15)" office:value-type="float" office:value="31" calcext:value-type="float">
            <text:p>31</text:p>
          </table:table-cell>
          <table:table-cell table:formula="of:=FIND(&quot;&quot;&quot;&quot;;[.C16];[.D16]+1)" office:value-type="float" office:value="39" calcext:value-type="float">
            <text:p>39</text:p>
          </table:table-cell>
          <table:table-cell table:formula="of:=FIND(&quot;&quot;&quot;&quot;;[.C16];[.E16]+1)" office:value-type="float" office:value="59" calcext:value-type="float">
            <text:p>59</text:p>
          </table:table-cell>
          <table:table-cell table:formula="of:=MID([.C16];[.E16]+1;[.F16]-[.E16]-1)" office:value-type="string" office:string-value="f_arm f_weap f_miss" calcext:value-type="string">
            <text:p>f_arm f_weap f_miss</text:p>
          </table:table-cell>
          <table:table-cell table:formula="of:=FIND(&quot; &quot;;[.$G16])" office:value-type="float" office:value="6" calcext:value-type="float">
            <text:p>6</text:p>
          </table:table-cell>
          <table:table-cell table:formula="of:=FIND(&quot; &quot;;[.G16];[.H16]+1)" office:value-type="float" office:value="13" calcext:value-type="float">
            <text:p>13</text:p>
          </table:table-cell>
          <table:table-cell table:formula="of:=FIND(&quot; &quot;;[.G16];[.I16]+1)" office:value-type="string" office:string-value="" calcext:value-type="error">
            <text:p>#VALUE!</text:p>
          </table:table-cell>
          <table:table-cell table:formula="of:=LEFT([.G16];IFERROR([.H16]-1;99))" office:value-type="string" office:string-value="f_arm" calcext:value-type="string">
            <text:p>f_arm</text:p>
          </table:table-cell>
          <table:table-cell table:formula="of:=IF(ISERROR([.H16]);&quot;&quot;;MID([.G16];[.H16]+1;IFERROR([.I16]-[.H16]-1;99)))" office:value-type="string" office:string-value="f_weap" calcext:value-type="string">
            <text:p>f_weap</text:p>
          </table:table-cell>
          <table:table-cell table:formula="of:=IF(ISERROR([.I16]);&quot;&quot;;MID([.G16];[.I16]+1;IFERROR([.J16]-[.I16]-1;99)))" office:value-type="string" office:string-value="f_miss" calcext:value-type="string">
            <text:p>f_miss</text:p>
          </table:table-cell>
          <table:table-cell table:formula="of:=IFERROR(VLOOKUP([.K16];['tag lookup'.$A$1:.$B$1048576];2;0);&quot;&quot;)" office:value-type="string" office:string-value="Armor" calcext:value-type="string">
            <text:p>Armor</text:p>
          </table:table-cell>
          <table:table-cell table:formula="of:=IFERROR(VLOOKUP([.L16];['tag lookup'.$A$1:.$B$1048576];2;0);&quot;&quot;)" office:value-type="string" office:string-value="Weapons" calcext:value-type="string">
            <text:p>Weapons</text:p>
          </table:table-cell>
          <table:table-cell table:formula="of:=IFERROR(VLOOKUP([.M16];['tag lookup'.$A$1:.$B$1048576];2;0);&quot;&quot;)" office:value-type="string" office:string-value="Missable" calcext:value-type="string">
            <text:p>Missable</text:p>
          </table:table-cell>
          <table:table-cell table:style-name="ce2" table:formula="of:=IF([.N16]=&quot;&quot;;&quot;&quot;;&quot;,&quot;&quot;tags&quot;&quot;:[&quot;&quot;&quot; &amp; [.N16] &amp; IF([.O16]=&quot;&quot;;&quot;&quot;&quot;]&quot;;&quot;&quot;&quot;,&quot;&quot;&quot; &amp; [.O16]&amp;IF([.P16]=&quot;&quot;;&quot;&quot;&quot;]&quot;;&quot;&quot;&quot;,&quot;&quot;&quot;&amp;[.P16]&amp;&quot;&quot;&quot;]&quot;)))" office:value-type="string" office:string-value=",&quot;tags&quot;:[&quot;Armor&quot;,&quot;Weapons&quot;,&quot;Missable&quot;]" calcext:value-type="string">
            <text:p>,"tags":["Armor","Weapons","Missable"]</text:p>
          </table:table-cell>
          <table:table-cell table:formula="of:=FIND(&quot;&gt;&quot;;[.B16])" office:value-type="float" office:value="72" calcext:value-type="float">
            <text:p>72</text:p>
          </table:table-cell>
          <table:table-cell table:formula="of:=MID([.B16];[.R16]+1;LEN([.B16])-[.R16]-5)" office:value-type="string" office:string-value="Kill &lt;a href=&quot;http://darksouls3.wiki.fextralife.com/Sword+Master&quot;&gt;Sword Master Saber&lt;/a&gt; to get &lt;a href=&quot;http://darksouls3.wiki.fextralife.com/Uchigatana&quot;&gt;Uchigatana&lt;/a&gt;&lt;span class=&quot;p&quot;&gt; + &lt;/span&gt;&lt;a href=&quot;http://darksouls3.wiki.fextralife.com/Master's+Set&quot;&gt;Master's Set&lt;/a&gt; and to unlock his summon sign" calcext:value-type="string">
            <text:p>Kill &lt;a href="http://darksouls3.wiki.fextralife.com/Sword+Master"&gt;Sword Master Saber&lt;/a&gt; to get &lt;a href="http://darksouls3.wiki.fextralife.com/Uchigatana"&gt;Uchigatana&lt;/a&gt;&lt;span class="p"&gt; + &lt;/span&gt;&lt;a href="http://darksouls3.wiki.fextralife.com/Master's+Set"&gt;Master's Set&lt;/a&gt; and to unlock his summon sign</text:p>
          </table:table-cell>
          <table:table-cell table:formula="of:=&quot;{&quot;&quot;text&quot;&quot;:&quot;&quot;&quot;&amp;SUBSTITUTE([.S16];&quot;&quot;&quot;&quot;;&quot;\&quot;&quot;&quot;)&amp;&quot;&quot;&quot;&quot;&amp;[.Q16]&amp;&quot;},&quot;" office:value-type="string" office:string-value="{&quot;text&quot;:&quot;Kill &lt;a href=\&quot;http://darksouls3.wiki.fextralife.com/Sword+Master\&quot;&gt;Sword Master Saber&lt;/a&gt; to get &lt;a href=\&quot;http://darksouls3.wiki.fextralife.com/Uchigatana\&quot;&gt;Uchigatana&lt;/a&gt;&lt;span class=\&quot;p\&quot;&gt; + &lt;/span&gt;&lt;a href=\&quot;http://darksouls3.wiki.fextralife.com/Master's+Set\&quot;&gt;Master's Set&lt;/a&gt; and to unlock his summon sign&quot;,&quot;tags&quot;:[&quot;Armor&quot;,&quot;Weapons&quot;,&quot;Missable&quot;]}," calcext:value-type="string">
            <text:p>{"text":"Kill &lt;a href=\"http://darksouls3.wiki.fextralife.com/Sword+Master\"&gt;Sword Master Saber&lt;/a&gt; to get &lt;a href=\"http://darksouls3.wiki.fextralife.com/Uchigatana\"&gt;Uchigatana&lt;/a&gt;&lt;span class=\"p\"&gt; + &lt;/span&gt;&lt;a href=\"http://darksouls3.wiki.fextralife.com/Master's+Set\"&gt;Master's Set&lt;/a&gt; and to unlock his summon sign","tags":["Armor","Weapons","Missable"]},</text:p>
          </table:table-cell>
        </table:table-row>
        <table:table-row table:style-name="ro1">
          <table:table-cell/>
          <table:table-cell office:value-type="string" calcext:value-type="string">
            <text:p><text:s text:c="12"/>&lt;li data-id="playthrough_17_13" class="f_misc"&gt;Head back and up the path to the left to pick up an &lt;a href="http://darksouls3.wiki.fextralife.com/Ember"&gt;Ember&lt;/a&gt; from a corpse above the entrance above &lt;a href="http://darksouls3.wiki.fextralife.com/Firelink+Shrine"&gt;Firelink Shrine&lt;/a&gt;&lt;/li&gt;</text:p>
          </table:table-cell>
          <table:table-cell table:formula="of:=TRIM([.B17])" office:value-type="string" office:string-value="&lt;li data-id=&quot;playthrough_17_13&quot; class=&quot;f_misc&quot;&gt;Head back and up the path to the left to pick up an &lt;a href=&quot;http://darksouls3.wiki.fextralife.com/Ember&quot;&gt;Ember&lt;/a&gt; from a corpse above the entrance above &lt;a href=&quot;http://darksouls3.wiki.fextralife.com/Firelink+Shrine&quot;&gt;Firelink Shrine&lt;/a&gt;&lt;/li&gt;" calcext:value-type="string">
            <text:p>&lt;li data-id="playthrough_17_13" class="f_misc"&gt;Head back and up the path to the left to pick up an &lt;a href="http://darksouls3.wiki.fextralife.com/Ember"&gt;Ember&lt;/a&gt; from a corpse above the entrance above &lt;a href="http://darksouls3.wiki.fextralife.com/Firelink+Shrine"&gt;Firelink Shrine&lt;/a&gt;&lt;/li&gt;</text:p>
          </table:table-cell>
          <table:table-cell table:formula="of:=FIND(&quot;&quot;&quot;&quot;;[.C17];15)" office:value-type="float" office:value="31" calcext:value-type="float">
            <text:p>31</text:p>
          </table:table-cell>
          <table:table-cell table:formula="of:=FIND(&quot;&quot;&quot;&quot;;[.C17];[.D17]+1)" office:value-type="float" office:value="39" calcext:value-type="float">
            <text:p>39</text:p>
          </table:table-cell>
          <table:table-cell table:formula="of:=FIND(&quot;&quot;&quot;&quot;;[.C17];[.E17]+1)" office:value-type="float" office:value="46" calcext:value-type="float">
            <text:p>46</text:p>
          </table:table-cell>
          <table:table-cell table:formula="of:=MID([.C17];[.E17]+1;[.F17]-[.E17]-1)" office:value-type="string" office:string-value="f_misc" calcext:value-type="string">
            <text:p>f_misc</text:p>
          </table:table-cell>
          <table:table-cell table:formula="of:=FIND(&quot; &quot;;[.$G17])" office:value-type="string" office:string-value="" calcext:value-type="error">
            <text:p>#VALUE!</text:p>
          </table:table-cell>
          <table:table-cell table:formula="of:=FIND(&quot; &quot;;[.G17];[.H17]+1)" office:value-type="string" office:string-value="" calcext:value-type="error">
            <text:p>#VALUE!</text:p>
          </table:table-cell>
          <table:table-cell table:formula="of:=FIND(&quot; &quot;;[.G17];[.I17]+1)" office:value-type="string" office:string-value="" calcext:value-type="error">
            <text:p>#VALUE!</text:p>
          </table:table-cell>
          <table:table-cell table:formula="of:=LEFT([.G17];IFERROR([.H17]-1;99))" office:value-type="string" office:string-value="f_misc" calcext:value-type="string">
            <text:p>f_misc</text:p>
          </table:table-cell>
          <table:table-cell table:formula="of:=IF(ISERROR([.H17]);&quot;&quot;;MID([.G17];[.H17]+1;IFERROR([.I17]-[.H17]-1;99)))">
            <text:p/>
          </table:table-cell>
          <table:table-cell table:formula="of:=IF(ISERROR([.I17]);&quot;&quot;;MID([.G17];[.I17]+1;IFERROR([.J17]-[.I17]-1;99)))">
            <text:p/>
          </table:table-cell>
          <table:table-cell table:formula="of:=IFERROR(VLOOKUP([.K17];['tag lookup'.$A$1:.$B$1048576];2;0);&quot;&quot;)" office:value-type="string" office:string-value="Misc. items" calcext:value-type="string">
            <text:p>Misc. items</text:p>
          </table:table-cell>
          <table:table-cell table:formula="of:=IFERROR(VLOOKUP([.L17];['tag lookup'.$A$1:.$B$1048576];2;0);&quot;&quot;)">
            <text:p/>
          </table:table-cell>
          <table:table-cell table:formula="of:=IFERROR(VLOOKUP([.M17];['tag lookup'.$A$1:.$B$1048576];2;0);&quot;&quot;)">
            <text:p/>
          </table:table-cell>
          <table:table-cell table:style-name="ce2" table:formula="of:=IF([.N17]=&quot;&quot;;&quot;&quot;;&quot;,&quot;&quot;tags&quot;&quot;:[&quot;&quot;&quot; &amp; [.N17] &amp; IF([.O17]=&quot;&quot;;&quot;&quot;&quot;]&quot;;&quot;&quot;&quot;,&quot;&quot;&quot; &amp; [.O17]&amp;IF([.P17]=&quot;&quot;;&quot;&quot;&quot;]&quot;;&quot;&quot;&quot;,&quot;&quot;&quot;&amp;[.P17]&amp;&quot;&quot;&quot;]&quot;)))" office:value-type="string" office:string-value=",&quot;tags&quot;:[&quot;Misc. items&quot;]" calcext:value-type="string">
            <text:p>,"tags":["Misc. items"]</text:p>
          </table:table-cell>
          <table:table-cell table:formula="of:=FIND(&quot;&gt;&quot;;[.B17])" office:value-type="float" office:value="59" calcext:value-type="float">
            <text:p>59</text:p>
          </table:table-cell>
          <table:table-cell table:formula="of:=MID([.B17];[.R17]+1;LEN([.B17])-[.R17]-5)" office:value-type="string" office:string-value="Head back and up the path to the left to pick up an &lt;a href=&quot;http://darksouls3.wiki.fextralife.com/Ember&quot;&gt;Ember&lt;/a&gt; from a corpse above the entrance above &lt;a href=&quot;http://darksouls3.wiki.fextralife.com/Firelink+Shrine&quot;&gt;Firelink Shrine&lt;/a&gt;" calcext:value-type="string">
            <text:p>Head back and up the path to the left to pick up an &lt;a href="http://darksouls3.wiki.fextralife.com/Ember"&gt;Ember&lt;/a&gt; from a corpse above the entrance above &lt;a href="http://darksouls3.wiki.fextralife.com/Firelink+Shrine"&gt;Firelink Shrine&lt;/a&gt;</text:p>
          </table:table-cell>
          <table:table-cell table:formula="of:=&quot;{&quot;&quot;text&quot;&quot;:&quot;&quot;&quot;&amp;SUBSTITUTE([.S17];&quot;&quot;&quot;&quot;;&quot;\&quot;&quot;&quot;)&amp;&quot;&quot;&quot;&quot;&amp;[.Q17]&amp;&quot;},&quot;" office:value-type="string" office:string-value="{&quot;text&quot;:&quot;Head back and up the path to the left to pick up an &lt;a href=\&quot;http://darksouls3.wiki.fextralife.com/Ember\&quot;&gt;Ember&lt;/a&gt; from a corpse above the entrance above &lt;a href=\&quot;http://darksouls3.wiki.fextralife.com/Firelink+Shrine\&quot;&gt;Firelink Shrine&lt;/a&gt;&quot;,&quot;tags&quot;:[&quot;Misc. items&quot;]}," calcext:value-type="string">
            <text:p>{"text":"Head back and up the path to the left to pick up an &lt;a href=\"http://darksouls3.wiki.fextralife.com/Ember\"&gt;Ember&lt;/a&gt; from a corpse above the entrance above &lt;a href=\"http://darksouls3.wiki.fextralife.com/Firelink+Shrine\"&gt;Firelink Shrine&lt;/a&gt;","tags":["Misc. items"]},</text:p>
          </table:table-cell>
        </table:table-row>
        <table:table-row table:style-name="ro1">
          <table:table-cell/>
          <table:table-cell office:value-type="string" calcext:value-type="string">
            <text:p><text:s text:c="12"/>&lt;li data-id="playthrough_17_14" class="f_misc"&gt;Continue across to the other side picking up a &lt;a href="http://darksouls3.wiki.fextralife.com/Homeward+Bone"&gt;Homeward Bone&lt;/a&gt; from a corpse behind a tomb and another &lt;a href="http://darksouls3.wiki.fextralife.com/Ember"&gt;Ember&lt;/a&gt; from the lower ridge &lt;/li&gt;</text:p>
          </table:table-cell>
          <table:table-cell table:formula="of:=TRIM([.B18])" office:value-type="string" office:string-value="&lt;li data-id=&quot;playthrough_17_14&quot; class=&quot;f_misc&quot;&gt;Continue across to the other side picking up a &lt;a href=&quot;http://darksouls3.wiki.fextralife.com/Homeward+Bone&quot;&gt;Homeward Bone&lt;/a&gt; from a corpse behind a tomb and another &lt;a href=&quot;http://darksouls3.wiki.fextralife.com/Ember&quot;&gt;Ember&lt;/a&gt; from the lower ridge &lt;/li&gt;" calcext:value-type="string">
            <text:p>&lt;li data-id="playthrough_17_14" class="f_misc"&gt;Continue across to the other side picking up a &lt;a href="http://darksouls3.wiki.fextralife.com/Homeward+Bone"&gt;Homeward Bone&lt;/a&gt; from a corpse behind a tomb and another &lt;a href="http://darksouls3.wiki.fextralife.com/Ember"&gt;Ember&lt;/a&gt; from the lower ridge &lt;/li&gt;</text:p>
          </table:table-cell>
          <table:table-cell table:formula="of:=FIND(&quot;&quot;&quot;&quot;;[.C18];15)" office:value-type="float" office:value="31" calcext:value-type="float">
            <text:p>31</text:p>
          </table:table-cell>
          <table:table-cell table:formula="of:=FIND(&quot;&quot;&quot;&quot;;[.C18];[.D18]+1)" office:value-type="float" office:value="39" calcext:value-type="float">
            <text:p>39</text:p>
          </table:table-cell>
          <table:table-cell table:formula="of:=FIND(&quot;&quot;&quot;&quot;;[.C18];[.E18]+1)" office:value-type="float" office:value="46" calcext:value-type="float">
            <text:p>46</text:p>
          </table:table-cell>
          <table:table-cell table:formula="of:=MID([.C18];[.E18]+1;[.F18]-[.E18]-1)" office:value-type="string" office:string-value="f_misc" calcext:value-type="string">
            <text:p>f_misc</text:p>
          </table:table-cell>
          <table:table-cell table:formula="of:=FIND(&quot; &quot;;[.$G18])" office:value-type="string" office:string-value="" calcext:value-type="error">
            <text:p>#VALUE!</text:p>
          </table:table-cell>
          <table:table-cell table:formula="of:=FIND(&quot; &quot;;[.G18];[.H18]+1)" office:value-type="string" office:string-value="" calcext:value-type="error">
            <text:p>#VALUE!</text:p>
          </table:table-cell>
          <table:table-cell table:formula="of:=FIND(&quot; &quot;;[.G18];[.I18]+1)" office:value-type="string" office:string-value="" calcext:value-type="error">
            <text:p>#VALUE!</text:p>
          </table:table-cell>
          <table:table-cell table:formula="of:=LEFT([.G18];IFERROR([.H18]-1;99))" office:value-type="string" office:string-value="f_misc" calcext:value-type="string">
            <text:p>f_misc</text:p>
          </table:table-cell>
          <table:table-cell table:formula="of:=IF(ISERROR([.H18]);&quot;&quot;;MID([.G18];[.H18]+1;IFERROR([.I18]-[.H18]-1;99)))">
            <text:p/>
          </table:table-cell>
          <table:table-cell table:formula="of:=IF(ISERROR([.I18]);&quot;&quot;;MID([.G18];[.I18]+1;IFERROR([.J18]-[.I18]-1;99)))">
            <text:p/>
          </table:table-cell>
          <table:table-cell table:formula="of:=IFERROR(VLOOKUP([.K18];['tag lookup'.$A$1:.$B$1048576];2;0);&quot;&quot;)" office:value-type="string" office:string-value="Misc. items" calcext:value-type="string">
            <text:p>Misc. items</text:p>
          </table:table-cell>
          <table:table-cell table:formula="of:=IFERROR(VLOOKUP([.L18];['tag lookup'.$A$1:.$B$1048576];2;0);&quot;&quot;)">
            <text:p/>
          </table:table-cell>
          <table:table-cell table:formula="of:=IFERROR(VLOOKUP([.M18];['tag lookup'.$A$1:.$B$1048576];2;0);&quot;&quot;)">
            <text:p/>
          </table:table-cell>
          <table:table-cell table:style-name="ce2" table:formula="of:=IF([.N18]=&quot;&quot;;&quot;&quot;;&quot;,&quot;&quot;tags&quot;&quot;:[&quot;&quot;&quot; &amp; [.N18] &amp; IF([.O18]=&quot;&quot;;&quot;&quot;&quot;]&quot;;&quot;&quot;&quot;,&quot;&quot;&quot; &amp; [.O18]&amp;IF([.P18]=&quot;&quot;;&quot;&quot;&quot;]&quot;;&quot;&quot;&quot;,&quot;&quot;&quot;&amp;[.P18]&amp;&quot;&quot;&quot;]&quot;)))" office:value-type="string" office:string-value=",&quot;tags&quot;:[&quot;Misc. items&quot;]" calcext:value-type="string">
            <text:p>,"tags":["Misc. items"]</text:p>
          </table:table-cell>
          <table:table-cell table:formula="of:=FIND(&quot;&gt;&quot;;[.B18])" office:value-type="float" office:value="59" calcext:value-type="float">
            <text:p>59</text:p>
          </table:table-cell>
          <table:table-cell table:formula="of:=MID([.B18];[.R18]+1;LEN([.B18])-[.R18]-5)" office:value-type="string" office:string-value="Continue across to the other side picking up a &lt;a href=&quot;http://darksouls3.wiki.fextralife.com/Homeward+Bone&quot;&gt;Homeward Bone&lt;/a&gt; from a corpse behind a tomb and another &lt;a href=&quot;http://darksouls3.wiki.fextralife.com/Ember&quot;&gt;Ember&lt;/a&gt; from the lower ridge " calcext:value-type="string">
            <text:p>Continue across to the other side picking up a &lt;a href="http://darksouls3.wiki.fextralife.com/Homeward+Bone"&gt;Homeward Bone&lt;/a&gt; from a corpse behind a tomb and another &lt;a href="http://darksouls3.wiki.fextralife.com/Ember"&gt;Ember&lt;/a&gt; from the lower ridge </text:p>
          </table:table-cell>
          <table:table-cell table:formula="of:=&quot;{&quot;&quot;text&quot;&quot;:&quot;&quot;&quot;&amp;SUBSTITUTE([.S18];&quot;&quot;&quot;&quot;;&quot;\&quot;&quot;&quot;)&amp;&quot;&quot;&quot;&quot;&amp;[.Q18]&amp;&quot;},&quot;" office:value-type="string" office:string-value="{&quot;text&quot;:&quot;Continue across to the other side picking up a &lt;a href=\&quot;http://darksouls3.wiki.fextralife.com/Homeward+Bone\&quot;&gt;Homeward Bone&lt;/a&gt; from a corpse behind a tomb and another &lt;a href=\&quot;http://darksouls3.wiki.fextralife.com/Ember\&quot;&gt;Ember&lt;/a&gt; from the lower ridge &quot;,&quot;tags&quot;:[&quot;Misc. items&quot;]}," calcext:value-type="string">
            <text:p>{"text":"Continue across to the other side picking up a &lt;a href=\"http://darksouls3.wiki.fextralife.com/Homeward+Bone\"&gt;Homeward Bone&lt;/a&gt; from a corpse behind a tomb and another &lt;a href=\"http://darksouls3.wiki.fextralife.com/Ember\"&gt;Ember&lt;/a&gt; from the lower ridge ","tags":["Misc. items"]},</text:p>
          </table:table-cell>
        </table:table-row>
        <table:table-row table:style-name="ro1">
          <table:table-cell/>
          <table:table-cell office:value-type="string" calcext:value-type="string">
            <text:p><text:s text:c="12"/>&lt;li data-id="playthrough_17_15" class="f_none"&gt;Go back to the main path and enter &lt;a href="http://darksouls3.wiki.fextralife.com/Firelink+Shrine"&gt;Firelink Shrine&lt;/a&gt;&lt;/li&gt;</text:p>
          </table:table-cell>
          <table:table-cell table:formula="of:=TRIM([.B19])" office:value-type="string" office:string-value="&lt;li data-id=&quot;playthrough_17_15&quot; class=&quot;f_none&quot;&gt;Go back to the main path and enter &lt;a href=&quot;http://darksouls3.wiki.fextralife.com/Firelink+Shrine&quot;&gt;Firelink Shrine&lt;/a&gt;&lt;/li&gt;" calcext:value-type="string">
            <text:p>&lt;li data-id="playthrough_17_15" class="f_none"&gt;Go back to the main path and enter &lt;a href="http://darksouls3.wiki.fextralife.com/Firelink+Shrine"&gt;Firelink Shrine&lt;/a&gt;&lt;/li&gt;</text:p>
          </table:table-cell>
          <table:table-cell table:formula="of:=FIND(&quot;&quot;&quot;&quot;;[.C19];15)" office:value-type="float" office:value="31" calcext:value-type="float">
            <text:p>31</text:p>
          </table:table-cell>
          <table:table-cell table:formula="of:=FIND(&quot;&quot;&quot;&quot;;[.C19];[.D19]+1)" office:value-type="float" office:value="39" calcext:value-type="float">
            <text:p>39</text:p>
          </table:table-cell>
          <table:table-cell table:formula="of:=FIND(&quot;&quot;&quot;&quot;;[.C19];[.E19]+1)" office:value-type="float" office:value="46" calcext:value-type="float">
            <text:p>46</text:p>
          </table:table-cell>
          <table:table-cell table:formula="of:=MID([.C19];[.E19]+1;[.F19]-[.E19]-1)" office:value-type="string" office:string-value="f_none" calcext:value-type="string">
            <text:p>f_none</text:p>
          </table:table-cell>
          <table:table-cell table:formula="of:=FIND(&quot; &quot;;[.$G19])" office:value-type="string" office:string-value="" calcext:value-type="error">
            <text:p>#VALUE!</text:p>
          </table:table-cell>
          <table:table-cell table:formula="of:=FIND(&quot; &quot;;[.G19];[.H19]+1)" office:value-type="string" office:string-value="" calcext:value-type="error">
            <text:p>#VALUE!</text:p>
          </table:table-cell>
          <table:table-cell table:formula="of:=FIND(&quot; &quot;;[.G19];[.I19]+1)" office:value-type="string" office:string-value="" calcext:value-type="error">
            <text:p>#VALUE!</text:p>
          </table:table-cell>
          <table:table-cell table:formula="of:=LEFT([.G19];IFERROR([.H19]-1;99))" office:value-type="string" office:string-value="f_none" calcext:value-type="string">
            <text:p>f_none</text:p>
          </table:table-cell>
          <table:table-cell table:formula="of:=IF(ISERROR([.H19]);&quot;&quot;;MID([.G19];[.H19]+1;IFERROR([.I19]-[.H19]-1;99)))">
            <text:p/>
          </table:table-cell>
          <table:table-cell table:formula="of:=IF(ISERROR([.I19]);&quot;&quot;;MID([.G19];[.I19]+1;IFERROR([.J19]-[.I19]-1;99)))">
            <text:p/>
          </table:table-cell>
          <table:table-cell table:formula="of:=IFERROR(VLOOKUP([.K19];['tag lookup'.$A$1:.$B$1048576];2;0);&quot;&quot;)">
            <text:p/>
          </table:table-cell>
          <table:table-cell table:formula="of:=IFERROR(VLOOKUP([.L19];['tag lookup'.$A$1:.$B$1048576];2;0);&quot;&quot;)">
            <text:p/>
          </table:table-cell>
          <table:table-cell table:formula="of:=IFERROR(VLOOKUP([.M19];['tag lookup'.$A$1:.$B$1048576];2;0);&quot;&quot;)">
            <text:p/>
          </table:table-cell>
          <table:table-cell table:style-name="ce2" table:formula="of:=IF([.N19]=&quot;&quot;;&quot;&quot;;&quot;,&quot;&quot;tags&quot;&quot;:[&quot;&quot;&quot; &amp; [.N19] &amp; IF([.O19]=&quot;&quot;;&quot;&quot;&quot;]&quot;;&quot;&quot;&quot;,&quot;&quot;&quot; &amp; [.O19]&amp;IF([.P19]=&quot;&quot;;&quot;&quot;&quot;]&quot;;&quot;&quot;&quot;,&quot;&quot;&quot;&amp;[.P19]&amp;&quot;&quot;&quot;]&quot;)))">
            <text:p/>
          </table:table-cell>
          <table:table-cell table:formula="of:=FIND(&quot;&gt;&quot;;[.B19])" office:value-type="float" office:value="59" calcext:value-type="float">
            <text:p>59</text:p>
          </table:table-cell>
          <table:table-cell table:formula="of:=MID([.B19];[.R19]+1;LEN([.B19])-[.R19]-5)" office:value-type="string" office:string-value="Go back to the main path and enter &lt;a href=&quot;http://darksouls3.wiki.fextralife.com/Firelink+Shrine&quot;&gt;Firelink Shrine&lt;/a&gt;" calcext:value-type="string">
            <text:p>Go back to the main path and enter &lt;a href="http://darksouls3.wiki.fextralife.com/Firelink+Shrine"&gt;Firelink Shrine&lt;/a&gt;</text:p>
          </table:table-cell>
          <table:table-cell table:formula="of:=&quot;{&quot;&quot;text&quot;&quot;:&quot;&quot;&quot;&amp;SUBSTITUTE([.S19];&quot;&quot;&quot;&quot;;&quot;\&quot;&quot;&quot;)&amp;&quot;&quot;&quot;&quot;&amp;[.Q19]&amp;&quot;},&quot;" office:value-type="string" office:string-value="{&quot;text&quot;:&quot;Go back to the main path and enter &lt;a href=\&quot;http://darksouls3.wiki.fextralife.com/Firelink+Shrine\&quot;&gt;Firelink Shrine&lt;/a&gt;&quot;}," calcext:value-type="string">
            <text:p>{"text":"Go back to the main path and enter &lt;a href=\"http://darksouls3.wiki.fextralife.com/Firelink+Shrine\"&gt;Firelink Shrine&lt;/a&gt;"},</text:p>
          </table:table-cell>
        </table:table-row>
        <table:table-row table:style-name="ro1">
          <table:table-cell table:style-name="ce1" office:value-type="string" calcext:value-type="string">
            <text:p>Firelink Shrine</text:p>
          </table:table-cell>
          <table:table-cell table:number-columns-repeated="15"/>
          <table:table-cell table:style-name="ce2"/>
          <table:table-cell table:number-columns-repeated="2"/>
          <table:table-cell table:formula="of:=&quot;]}{&quot;&quot;title&quot;&quot;: &quot;&quot;&quot;&amp;[.A20]&amp;&quot;&quot;&quot;,&quot;&quot;steps&quot;&quot;:[&quot;" office:value-type="string" office:string-value="]}{&quot;title&quot;: &quot;Firelink Shrine&quot;,&quot;steps&quot;:[" calcext:value-type="string">
            <text:p>]}{"title": "Firelink Shrine","steps":[</text:p>
          </table:table-cell>
        </table:table-row>
        <table:table-row table:style-name="ro1">
          <table:table-cell office:value-type="string" calcext:value-type="string">
            <text:p>Firelink</text:p>
          </table:table-cell>
          <table:table-cell office:value-type="string" calcext:value-type="string">
            <text:p><text:s/>&lt;li data-id="playthrough_1_1" class="f_none"&gt;Talk to &lt;a href="http://darksouls3.wiki.fextralife.com/Fire+Keeper"&gt;Fire Keeper&lt;/a&gt;&lt;/li&gt;</text:p>
          </table:table-cell>
          <table:table-cell table:formula="of:=TRIM([.B21])" office:value-type="string" office:string-value="&lt;li data-id=&quot;playthrough_1_1&quot; class=&quot;f_none&quot;&gt;Talk to &lt;a href=&quot;http://darksouls3.wiki.fextralife.com/Fire+Keeper&quot;&gt;Fire Keeper&lt;/a&gt;&lt;/li&gt;" calcext:value-type="string">
            <text:p>&lt;li data-id="playthrough_1_1" class="f_none"&gt;Talk to &lt;a href="http://darksouls3.wiki.fextralife.com/Fire+Keeper"&gt;Fire Keeper&lt;/a&gt;&lt;/li&gt;</text:p>
          </table:table-cell>
          <table:table-cell table:formula="of:=FIND(&quot;&quot;&quot;&quot;;[.C21];15)" office:value-type="float" office:value="29" calcext:value-type="float">
            <text:p>29</text:p>
          </table:table-cell>
          <table:table-cell table:formula="of:=FIND(&quot;&quot;&quot;&quot;;[.C21];[.D21]+1)" office:value-type="float" office:value="37" calcext:value-type="float">
            <text:p>37</text:p>
          </table:table-cell>
          <table:table-cell table:formula="of:=FIND(&quot;&quot;&quot;&quot;;[.C21];[.E21]+1)" office:value-type="float" office:value="44" calcext:value-type="float">
            <text:p>44</text:p>
          </table:table-cell>
          <table:table-cell table:formula="of:=MID([.C21];[.E21]+1;[.F21]-[.E21]-1)" office:value-type="string" office:string-value="f_none" calcext:value-type="string">
            <text:p>f_none</text:p>
          </table:table-cell>
          <table:table-cell table:formula="of:=FIND(&quot; &quot;;[.$G21])" office:value-type="string" office:string-value="" calcext:value-type="error">
            <text:p>#VALUE!</text:p>
          </table:table-cell>
          <table:table-cell table:formula="of:=FIND(&quot; &quot;;[.G21];[.H21]+1)" office:value-type="string" office:string-value="" calcext:value-type="error">
            <text:p>#VALUE!</text:p>
          </table:table-cell>
          <table:table-cell table:formula="of:=FIND(&quot; &quot;;[.G21];[.I21]+1)" office:value-type="string" office:string-value="" calcext:value-type="error">
            <text:p>#VALUE!</text:p>
          </table:table-cell>
          <table:table-cell table:formula="of:=LEFT([.G21];IFERROR([.H21]-1;99))" office:value-type="string" office:string-value="f_none" calcext:value-type="string">
            <text:p>f_none</text:p>
          </table:table-cell>
          <table:table-cell table:formula="of:=IF(ISERROR([.H21]);&quot;&quot;;MID([.G21];[.H21]+1;IFERROR([.I21]-[.H21]-1;99)))">
            <text:p/>
          </table:table-cell>
          <table:table-cell table:formula="of:=IF(ISERROR([.I21]);&quot;&quot;;MID([.G21];[.I21]+1;IFERROR([.J21]-[.I21]-1;99)))">
            <text:p/>
          </table:table-cell>
          <table:table-cell table:formula="of:=IFERROR(VLOOKUP([.K21];['tag lookup'.$A$1:.$B$1048576];2;0);&quot;&quot;)">
            <text:p/>
          </table:table-cell>
          <table:table-cell table:formula="of:=IFERROR(VLOOKUP([.L21];['tag lookup'.$A$1:.$B$1048576];2;0);&quot;&quot;)">
            <text:p/>
          </table:table-cell>
          <table:table-cell table:formula="of:=IFERROR(VLOOKUP([.M21];['tag lookup'.$A$1:.$B$1048576];2;0);&quot;&quot;)">
            <text:p/>
          </table:table-cell>
          <table:table-cell table:style-name="ce2" table:formula="of:=IF([.N21]=&quot;&quot;;&quot;&quot;;&quot;,&quot;&quot;tags&quot;&quot;:[&quot;&quot;&quot; &amp; [.N21] &amp; IF([.O21]=&quot;&quot;;&quot;&quot;&quot;]&quot;;&quot;&quot;&quot;,&quot;&quot;&quot; &amp; [.O21]&amp;IF([.P21]=&quot;&quot;;&quot;&quot;&quot;]&quot;;&quot;&quot;&quot;,&quot;&quot;&quot;&amp;[.P21]&amp;&quot;&quot;&quot;]&quot;)))">
            <text:p/>
          </table:table-cell>
          <table:table-cell table:formula="of:=FIND(&quot;&gt;&quot;;[.B21])" office:value-type="float" office:value="46" calcext:value-type="float">
            <text:p>46</text:p>
          </table:table-cell>
          <table:table-cell table:formula="of:=MID([.B21];[.R21]+1;LEN([.B21])-[.R21]-5)" office:value-type="string" office:string-value="Talk to &lt;a href=&quot;http://darksouls3.wiki.fextralife.com/Fire+Keeper&quot;&gt;Fire Keeper&lt;/a&gt;" calcext:value-type="string">
            <text:p>Talk to &lt;a href="http://darksouls3.wiki.fextralife.com/Fire+Keeper"&gt;Fire Keeper&lt;/a&gt;</text:p>
          </table:table-cell>
          <table:table-cell table:formula="of:=&quot;{&quot;&quot;text&quot;&quot;:&quot;&quot;&quot;&amp;SUBSTITUTE([.S21];&quot;&quot;&quot;&quot;;&quot;\&quot;&quot;&quot;)&amp;&quot;&quot;&quot;&quot;&amp;[.Q21]&amp;&quot;},&quot;" office:value-type="string" office:string-value="{&quot;text&quot;:&quot;Talk to &lt;a href=\&quot;http://darksouls3.wiki.fextralife.com/Fire+Keeper\&quot;&gt;Fire Keeper&lt;/a&gt;&quot;}," calcext:value-type="string">
            <text:p>{"text":"Talk to &lt;a href=\"http://darksouls3.wiki.fextralife.com/Fire+Keeper\"&gt;Fire Keeper&lt;/a&gt;"},</text:p>
          </table:table-cell>
        </table:table-row>
        <table:table-row table:style-name="ro1">
          <table:table-cell/>
          <table:table-cell office:value-type="string" calcext:value-type="string">
            <text:p><text:s text:c="12"/>&lt;li data-id="playthrough_1_2" class="f_none"&gt;Talk to &lt;a href="http://darksouls3.wiki.fextralife.com/Shrine+Handmaid"&gt;Shrine Handmaid&lt;/a&gt;&lt;/li&gt;</text:p>
          </table:table-cell>
          <table:table-cell table:formula="of:=TRIM([.B22])" office:value-type="string" office:string-value="&lt;li data-id=&quot;playthrough_1_2&quot; class=&quot;f_none&quot;&gt;Talk to &lt;a href=&quot;http://darksouls3.wiki.fextralife.com/Shrine+Handmaid&quot;&gt;Shrine Handmaid&lt;/a&gt;&lt;/li&gt;" calcext:value-type="string">
            <text:p>&lt;li data-id="playthrough_1_2" class="f_none"&gt;Talk to &lt;a href="http://darksouls3.wiki.fextralife.com/Shrine+Handmaid"&gt;Shrine Handmaid&lt;/a&gt;&lt;/li&gt;</text:p>
          </table:table-cell>
          <table:table-cell table:formula="of:=FIND(&quot;&quot;&quot;&quot;;[.C22];15)" office:value-type="float" office:value="29" calcext:value-type="float">
            <text:p>29</text:p>
          </table:table-cell>
          <table:table-cell table:formula="of:=FIND(&quot;&quot;&quot;&quot;;[.C22];[.D22]+1)" office:value-type="float" office:value="37" calcext:value-type="float">
            <text:p>37</text:p>
          </table:table-cell>
          <table:table-cell table:formula="of:=FIND(&quot;&quot;&quot;&quot;;[.C22];[.E22]+1)" office:value-type="float" office:value="44" calcext:value-type="float">
            <text:p>44</text:p>
          </table:table-cell>
          <table:table-cell table:formula="of:=MID([.C22];[.E22]+1;[.F22]-[.E22]-1)" office:value-type="string" office:string-value="f_none" calcext:value-type="string">
            <text:p>f_none</text:p>
          </table:table-cell>
          <table:table-cell table:formula="of:=FIND(&quot; &quot;;[.$G22])" office:value-type="string" office:string-value="" calcext:value-type="error">
            <text:p>#VALUE!</text:p>
          </table:table-cell>
          <table:table-cell table:formula="of:=FIND(&quot; &quot;;[.G22];[.H22]+1)" office:value-type="string" office:string-value="" calcext:value-type="error">
            <text:p>#VALUE!</text:p>
          </table:table-cell>
          <table:table-cell table:formula="of:=FIND(&quot; &quot;;[.G22];[.I22]+1)" office:value-type="string" office:string-value="" calcext:value-type="error">
            <text:p>#VALUE!</text:p>
          </table:table-cell>
          <table:table-cell table:formula="of:=LEFT([.G22];IFERROR([.H22]-1;99))" office:value-type="string" office:string-value="f_none" calcext:value-type="string">
            <text:p>f_none</text:p>
          </table:table-cell>
          <table:table-cell table:formula="of:=IF(ISERROR([.H22]);&quot;&quot;;MID([.G22];[.H22]+1;IFERROR([.I22]-[.H22]-1;99)))">
            <text:p/>
          </table:table-cell>
          <table:table-cell table:formula="of:=IF(ISERROR([.I22]);&quot;&quot;;MID([.G22];[.I22]+1;IFERROR([.J22]-[.I22]-1;99)))">
            <text:p/>
          </table:table-cell>
          <table:table-cell table:formula="of:=IFERROR(VLOOKUP([.K22];['tag lookup'.$A$1:.$B$1048576];2;0);&quot;&quot;)">
            <text:p/>
          </table:table-cell>
          <table:table-cell table:formula="of:=IFERROR(VLOOKUP([.L22];['tag lookup'.$A$1:.$B$1048576];2;0);&quot;&quot;)">
            <text:p/>
          </table:table-cell>
          <table:table-cell table:formula="of:=IFERROR(VLOOKUP([.M22];['tag lookup'.$A$1:.$B$1048576];2;0);&quot;&quot;)">
            <text:p/>
          </table:table-cell>
          <table:table-cell table:style-name="ce2" table:formula="of:=IF([.N22]=&quot;&quot;;&quot;&quot;;&quot;,&quot;&quot;tags&quot;&quot;:[&quot;&quot;&quot; &amp; [.N22] &amp; IF([.O22]=&quot;&quot;;&quot;&quot;&quot;]&quot;;&quot;&quot;&quot;,&quot;&quot;&quot; &amp; [.O22]&amp;IF([.P22]=&quot;&quot;;&quot;&quot;&quot;]&quot;;&quot;&quot;&quot;,&quot;&quot;&quot;&amp;[.P22]&amp;&quot;&quot;&quot;]&quot;)))">
            <text:p/>
          </table:table-cell>
          <table:table-cell table:formula="of:=FIND(&quot;&gt;&quot;;[.B22])" office:value-type="float" office:value="57" calcext:value-type="float">
            <text:p>57</text:p>
          </table:table-cell>
          <table:table-cell table:formula="of:=MID([.B22];[.R22]+1;LEN([.B22])-[.R22]-5)" office:value-type="string" office:string-value="Talk to &lt;a href=&quot;http://darksouls3.wiki.fextralife.com/Shrine+Handmaid&quot;&gt;Shrine Handmaid&lt;/a&gt;" calcext:value-type="string">
            <text:p>Talk to &lt;a href="http://darksouls3.wiki.fextralife.com/Shrine+Handmaid"&gt;Shrine Handmaid&lt;/a&gt;</text:p>
          </table:table-cell>
          <table:table-cell table:formula="of:=&quot;{&quot;&quot;text&quot;&quot;:&quot;&quot;&quot;&amp;SUBSTITUTE([.S22];&quot;&quot;&quot;&quot;;&quot;\&quot;&quot;&quot;)&amp;&quot;&quot;&quot;&quot;&amp;[.Q22]&amp;&quot;},&quot;" office:value-type="string" office:string-value="{&quot;text&quot;:&quot;Talk to &lt;a href=\&quot;http://darksouls3.wiki.fextralife.com/Shrine+Handmaid\&quot;&gt;Shrine Handmaid&lt;/a&gt;&quot;}," calcext:value-type="string">
            <text:p>{"text":"Talk to &lt;a href=\"http://darksouls3.wiki.fextralife.com/Shrine+Handmaid\"&gt;Shrine Handmaid&lt;/a&gt;"},</text:p>
          </table:table-cell>
        </table:table-row>
        <table:table-row table:style-name="ro1">
          <table:table-cell/>
          <table:table-cell office:value-type="string" calcext:value-type="string">
            <text:p><text:s text:c="12"/>&lt;li data-id="playthrough_1_3" class="f_gest f_miss"&gt;Talk to &lt;a href="http://darksouls3.wiki.fextralife.com/Hawkwood"&gt;Hawkwood&lt;/a&gt; to receive the Collapse gesture&lt;/li&gt;</text:p>
          </table:table-cell>
          <table:table-cell table:formula="of:=TRIM([.B23])" office:value-type="string" office:string-value="&lt;li data-id=&quot;playthrough_1_3&quot; class=&quot;f_gest f_miss&quot;&gt;Talk to &lt;a href=&quot;http://darksouls3.wiki.fextralife.com/Hawkwood&quot;&gt;Hawkwood&lt;/a&gt; to receive the Collapse gesture&lt;/li&gt;" calcext:value-type="string">
            <text:p>&lt;li data-id="playthrough_1_3" class="f_gest f_miss"&gt;Talk to &lt;a href="http://darksouls3.wiki.fextralife.com/Hawkwood"&gt;Hawkwood&lt;/a&gt; to receive the Collapse gesture&lt;/li&gt;</text:p>
          </table:table-cell>
          <table:table-cell table:formula="of:=FIND(&quot;&quot;&quot;&quot;;[.C23];15)" office:value-type="float" office:value="29" calcext:value-type="float">
            <text:p>29</text:p>
          </table:table-cell>
          <table:table-cell table:formula="of:=FIND(&quot;&quot;&quot;&quot;;[.C23];[.D23]+1)" office:value-type="float" office:value="37" calcext:value-type="float">
            <text:p>37</text:p>
          </table:table-cell>
          <table:table-cell table:formula="of:=FIND(&quot;&quot;&quot;&quot;;[.C23];[.E23]+1)" office:value-type="float" office:value="51" calcext:value-type="float">
            <text:p>51</text:p>
          </table:table-cell>
          <table:table-cell table:formula="of:=MID([.C23];[.E23]+1;[.F23]-[.E23]-1)" office:value-type="string" office:string-value="f_gest f_miss" calcext:value-type="string">
            <text:p>f_gest f_miss</text:p>
          </table:table-cell>
          <table:table-cell table:formula="of:=FIND(&quot; &quot;;[.$G23])" office:value-type="float" office:value="7" calcext:value-type="float">
            <text:p>7</text:p>
          </table:table-cell>
          <table:table-cell table:formula="of:=FIND(&quot; &quot;;[.G23];[.H23]+1)" office:value-type="string" office:string-value="" calcext:value-type="error">
            <text:p>#VALUE!</text:p>
          </table:table-cell>
          <table:table-cell table:formula="of:=FIND(&quot; &quot;;[.G23];[.I23]+1)" office:value-type="string" office:string-value="" calcext:value-type="error">
            <text:p>#VALUE!</text:p>
          </table:table-cell>
          <table:table-cell table:formula="of:=LEFT([.G23];IFERROR([.H23]-1;99))" office:value-type="string" office:string-value="f_gest" calcext:value-type="string">
            <text:p>f_gest</text:p>
          </table:table-cell>
          <table:table-cell table:formula="of:=IF(ISERROR([.H23]);&quot;&quot;;MID([.G23];[.H23]+1;IFERROR([.I23]-[.H23]-1;99)))" office:value-type="string" office:string-value="f_miss" calcext:value-type="string">
            <text:p>f_miss</text:p>
          </table:table-cell>
          <table:table-cell table:formula="of:=IF(ISERROR([.I23]);&quot;&quot;;MID([.G23];[.I23]+1;IFERROR([.J23]-[.I23]-1;99)))">
            <text:p/>
          </table:table-cell>
          <table:table-cell table:formula="of:=IFERROR(VLOOKUP([.K23];['tag lookup'.$A$1:.$B$1048576];2;0);&quot;&quot;)" office:value-type="string" office:string-value="Gestures" calcext:value-type="string">
            <text:p>Gestures</text:p>
          </table:table-cell>
          <table:table-cell table:formula="of:=IFERROR(VLOOKUP([.L23];['tag lookup'.$A$1:.$B$1048576];2;0);&quot;&quot;)" office:value-type="string" office:string-value="Missable" calcext:value-type="string">
            <text:p>Missable</text:p>
          </table:table-cell>
          <table:table-cell table:formula="of:=IFERROR(VLOOKUP([.M23];['tag lookup'.$A$1:.$B$1048576];2;0);&quot;&quot;)">
            <text:p/>
          </table:table-cell>
          <table:table-cell table:style-name="ce2" table:formula="of:=IF([.N23]=&quot;&quot;;&quot;&quot;;&quot;,&quot;&quot;tags&quot;&quot;:[&quot;&quot;&quot; &amp; [.N23] &amp; IF([.O23]=&quot;&quot;;&quot;&quot;&quot;]&quot;;&quot;&quot;&quot;,&quot;&quot;&quot; &amp; [.O23]&amp;IF([.P23]=&quot;&quot;;&quot;&quot;&quot;]&quot;;&quot;&quot;&quot;,&quot;&quot;&quot;&amp;[.P23]&amp;&quot;&quot;&quot;]&quot;)))" office:value-type="string" office:string-value=",&quot;tags&quot;:[&quot;Gestures&quot;,&quot;Missable&quot;]" calcext:value-type="string">
            <text:p>,"tags":["Gestures","Missable"]</text:p>
          </table:table-cell>
          <table:table-cell table:formula="of:=FIND(&quot;&gt;&quot;;[.B23])" office:value-type="float" office:value="64" calcext:value-type="float">
            <text:p>64</text:p>
          </table:table-cell>
          <table:table-cell table:formula="of:=MID([.B23];[.R23]+1;LEN([.B23])-[.R23]-5)" office:value-type="string" office:string-value="Talk to &lt;a href=&quot;http://darksouls3.wiki.fextralife.com/Hawkwood&quot;&gt;Hawkwood&lt;/a&gt; to receive the Collapse gesture" calcext:value-type="string">
            <text:p>Talk to &lt;a href="http://darksouls3.wiki.fextralife.com/Hawkwood"&gt;Hawkwood&lt;/a&gt; to receive the Collapse gesture</text:p>
          </table:table-cell>
          <table:table-cell table:formula="of:=&quot;{&quot;&quot;text&quot;&quot;:&quot;&quot;&quot;&amp;SUBSTITUTE([.S23];&quot;&quot;&quot;&quot;;&quot;\&quot;&quot;&quot;)&amp;&quot;&quot;&quot;&quot;&amp;[.Q23]&amp;&quot;},&quot;" office:value-type="string" office:string-value="{&quot;text&quot;:&quot;Talk to &lt;a href=\&quot;http://darksouls3.wiki.fextralife.com/Hawkwood\&quot;&gt;Hawkwood&lt;/a&gt; to receive the Collapse gesture&quot;,&quot;tags&quot;:[&quot;Gestures&quot;,&quot;Missable&quot;]}," calcext:value-type="string">
            <text:p>{"text":"Talk to &lt;a href=\"http://darksouls3.wiki.fextralife.com/Hawkwood\"&gt;Hawkwood&lt;/a&gt; to receive the Collapse gesture","tags":["Gestures","Missable"]},</text:p>
          </table:table-cell>
        </table:table-row>
        <table:table-row table:style-name="ro1">
          <table:table-cell/>
          <table:table-cell office:value-type="string" calcext:value-type="string">
            <text:p><text:s text:c="12"/>&lt;li data-id="playthrough_1_4" class="f_gest"&gt;Talk to &lt;a href="http://darksouls3.wiki.fextralife.com/Blacksmith+Andre"&gt;Blacksmith Andre&lt;/a&gt; to receive the Hurrah! gesture&lt;/li&gt;</text:p>
          </table:table-cell>
          <table:table-cell table:formula="of:=TRIM([.B24])" office:value-type="string" office:string-value="&lt;li data-id=&quot;playthrough_1_4&quot; class=&quot;f_gest&quot;&gt;Talk to &lt;a href=&quot;http://darksouls3.wiki.fextralife.com/Blacksmith+Andre&quot;&gt;Blacksmith Andre&lt;/a&gt; to receive the Hurrah! gesture&lt;/li&gt;" calcext:value-type="string">
            <text:p>&lt;li data-id="playthrough_1_4" class="f_gest"&gt;Talk to &lt;a href="http://darksouls3.wiki.fextralife.com/Blacksmith+Andre"&gt;Blacksmith Andre&lt;/a&gt; to receive the Hurrah! gesture&lt;/li&gt;</text:p>
          </table:table-cell>
          <table:table-cell table:formula="of:=FIND(&quot;&quot;&quot;&quot;;[.C24];15)" office:value-type="float" office:value="29" calcext:value-type="float">
            <text:p>29</text:p>
          </table:table-cell>
          <table:table-cell table:formula="of:=FIND(&quot;&quot;&quot;&quot;;[.C24];[.D24]+1)" office:value-type="float" office:value="37" calcext:value-type="float">
            <text:p>37</text:p>
          </table:table-cell>
          <table:table-cell table:formula="of:=FIND(&quot;&quot;&quot;&quot;;[.C24];[.E24]+1)" office:value-type="float" office:value="44" calcext:value-type="float">
            <text:p>44</text:p>
          </table:table-cell>
          <table:table-cell table:formula="of:=MID([.C24];[.E24]+1;[.F24]-[.E24]-1)" office:value-type="string" office:string-value="f_gest" calcext:value-type="string">
            <text:p>f_gest</text:p>
          </table:table-cell>
          <table:table-cell table:formula="of:=FIND(&quot; &quot;;[.$G24])" office:value-type="string" office:string-value="" calcext:value-type="error">
            <text:p>#VALUE!</text:p>
          </table:table-cell>
          <table:table-cell table:formula="of:=FIND(&quot; &quot;;[.G24];[.H24]+1)" office:value-type="string" office:string-value="" calcext:value-type="error">
            <text:p>#VALUE!</text:p>
          </table:table-cell>
          <table:table-cell table:formula="of:=FIND(&quot; &quot;;[.G24];[.I24]+1)" office:value-type="string" office:string-value="" calcext:value-type="error">
            <text:p>#VALUE!</text:p>
          </table:table-cell>
          <table:table-cell table:formula="of:=LEFT([.G24];IFERROR([.H24]-1;99))" office:value-type="string" office:string-value="f_gest" calcext:value-type="string">
            <text:p>f_gest</text:p>
          </table:table-cell>
          <table:table-cell table:formula="of:=IF(ISERROR([.H24]);&quot;&quot;;MID([.G24];[.H24]+1;IFERROR([.I24]-[.H24]-1;99)))">
            <text:p/>
          </table:table-cell>
          <table:table-cell table:formula="of:=IF(ISERROR([.I24]);&quot;&quot;;MID([.G24];[.I24]+1;IFERROR([.J24]-[.I24]-1;99)))">
            <text:p/>
          </table:table-cell>
          <table:table-cell table:formula="of:=IFERROR(VLOOKUP([.K24];['tag lookup'.$A$1:.$B$1048576];2;0);&quot;&quot;)" office:value-type="string" office:string-value="Gestures" calcext:value-type="string">
            <text:p>Gestures</text:p>
          </table:table-cell>
          <table:table-cell table:formula="of:=IFERROR(VLOOKUP([.L24];['tag lookup'.$A$1:.$B$1048576];2;0);&quot;&quot;)">
            <text:p/>
          </table:table-cell>
          <table:table-cell table:formula="of:=IFERROR(VLOOKUP([.M24];['tag lookup'.$A$1:.$B$1048576];2;0);&quot;&quot;)">
            <text:p/>
          </table:table-cell>
          <table:table-cell table:style-name="ce2" table:formula="of:=IF([.N24]=&quot;&quot;;&quot;&quot;;&quot;,&quot;&quot;tags&quot;&quot;:[&quot;&quot;&quot; &amp; [.N24] &amp; IF([.O24]=&quot;&quot;;&quot;&quot;&quot;]&quot;;&quot;&quot;&quot;,&quot;&quot;&quot; &amp; [.O24]&amp;IF([.P24]=&quot;&quot;;&quot;&quot;&quot;]&quot;;&quot;&quot;&quot;,&quot;&quot;&quot;&amp;[.P24]&amp;&quot;&quot;&quot;]&quot;)))" office:value-type="string" office:string-value=",&quot;tags&quot;:[&quot;Gestures&quot;]" calcext:value-type="string">
            <text:p>,"tags":["Gestures"]</text:p>
          </table:table-cell>
          <table:table-cell table:formula="of:=FIND(&quot;&gt;&quot;;[.B24])" office:value-type="float" office:value="57" calcext:value-type="float">
            <text:p>57</text:p>
          </table:table-cell>
          <table:table-cell table:formula="of:=MID([.B24];[.R24]+1;LEN([.B24])-[.R24]-5)" office:value-type="string" office:string-value="Talk to &lt;a href=&quot;http://darksouls3.wiki.fextralife.com/Blacksmith+Andre&quot;&gt;Blacksmith Andre&lt;/a&gt; to receive the Hurrah! gesture" calcext:value-type="string">
            <text:p>Talk to &lt;a href="http://darksouls3.wiki.fextralife.com/Blacksmith+Andre"&gt;Blacksmith Andre&lt;/a&gt; to receive the Hurrah! gesture</text:p>
          </table:table-cell>
          <table:table-cell table:formula="of:=&quot;{&quot;&quot;text&quot;&quot;:&quot;&quot;&quot;&amp;SUBSTITUTE([.S24];&quot;&quot;&quot;&quot;;&quot;\&quot;&quot;&quot;)&amp;&quot;&quot;&quot;&quot;&amp;[.Q24]&amp;&quot;},&quot;" office:value-type="string" office:string-value="{&quot;text&quot;:&quot;Talk to &lt;a href=\&quot;http://darksouls3.wiki.fextralife.com/Blacksmith+Andre\&quot;&gt;Blacksmith Andre&lt;/a&gt; to receive the Hurrah! gesture&quot;,&quot;tags&quot;:[&quot;Gestures&quot;]}," calcext:value-type="string">
            <text:p>{"text":"Talk to &lt;a href=\"http://darksouls3.wiki.fextralife.com/Blacksmith+Andre\"&gt;Blacksmith Andre&lt;/a&gt; to receive the Hurrah! gesture","tags":["Gestures"]},</text:p>
          </table:table-cell>
        </table:table-row>
        <table:table-row table:style-name="ro1">
          <table:table-cell/>
          <table:table-cell office:value-type="string" calcext:value-type="string">
            <text:p><text:s text:c="12"/>&lt;li data-id="playthrough_1_5" class="f_misc"&gt;Go out the top of &lt;a href="http://darksouls3.wiki.fextralife.com/Firelink+Shrine"&gt;Firelink Shrine&lt;/a&gt; and pick up the &lt;a href="http://darksouls3.wiki.fextralife.com/Soul+of+a+Deserted+Corpse"&gt;Soul of a Deserted Corpse&lt;/a&gt; from the corpse next to the small decrepit tower&lt;/li&gt;</text:p>
          </table:table-cell>
          <table:table-cell table:formula="of:=TRIM([.B25])" office:value-type="string" office:string-value="&lt;li data-id=&quot;playthrough_1_5&quot; class=&quot;f_misc&quot;&gt;Go out the top of &lt;a href=&quot;http://darksouls3.wiki.fextralife.com/Firelink+Shrine&quot;&gt;Firelink Shrine&lt;/a&gt; and pick up the &lt;a href=&quot;http://darksouls3.wiki.fextralife.com/Soul+of+a+Deserted+Corpse&quot;&gt;Soul of a Deserted Corpse&lt;/a&gt; from the corpse next to the small decrepit tower&lt;/li&gt;" calcext:value-type="string">
            <text:p>&lt;li data-id="playthrough_1_5" class="f_misc"&gt;Go out the top of &lt;a href="http://darksouls3.wiki.fextralife.com/Firelink+Shrine"&gt;Firelink Shrine&lt;/a&gt; and pick up the &lt;a href="http://darksouls3.wiki.fextralife.com/Soul+of+a+Deserted+Corpse"&gt;Soul of a Deserted Corpse&lt;/a&gt; from the corpse next to the small decrepit tower&lt;/li&gt;</text:p>
          </table:table-cell>
          <table:table-cell table:formula="of:=FIND(&quot;&quot;&quot;&quot;;[.C25];15)" office:value-type="float" office:value="29" calcext:value-type="float">
            <text:p>29</text:p>
          </table:table-cell>
          <table:table-cell table:formula="of:=FIND(&quot;&quot;&quot;&quot;;[.C25];[.D25]+1)" office:value-type="float" office:value="37" calcext:value-type="float">
            <text:p>37</text:p>
          </table:table-cell>
          <table:table-cell table:formula="of:=FIND(&quot;&quot;&quot;&quot;;[.C25];[.E25]+1)" office:value-type="float" office:value="44" calcext:value-type="float">
            <text:p>44</text:p>
          </table:table-cell>
          <table:table-cell table:formula="of:=MID([.C25];[.E25]+1;[.F25]-[.E25]-1)" office:value-type="string" office:string-value="f_misc" calcext:value-type="string">
            <text:p>f_misc</text:p>
          </table:table-cell>
          <table:table-cell table:formula="of:=FIND(&quot; &quot;;[.$G25])" office:value-type="string" office:string-value="" calcext:value-type="error">
            <text:p>#VALUE!</text:p>
          </table:table-cell>
          <table:table-cell table:formula="of:=FIND(&quot; &quot;;[.G25];[.H25]+1)" office:value-type="string" office:string-value="" calcext:value-type="error">
            <text:p>#VALUE!</text:p>
          </table:table-cell>
          <table:table-cell table:formula="of:=FIND(&quot; &quot;;[.G25];[.I25]+1)" office:value-type="string" office:string-value="" calcext:value-type="error">
            <text:p>#VALUE!</text:p>
          </table:table-cell>
          <table:table-cell table:formula="of:=LEFT([.G25];IFERROR([.H25]-1;99))" office:value-type="string" office:string-value="f_misc" calcext:value-type="string">
            <text:p>f_misc</text:p>
          </table:table-cell>
          <table:table-cell table:formula="of:=IF(ISERROR([.H25]);&quot;&quot;;MID([.G25];[.H25]+1;IFERROR([.I25]-[.H25]-1;99)))">
            <text:p/>
          </table:table-cell>
          <table:table-cell table:formula="of:=IF(ISERROR([.I25]);&quot;&quot;;MID([.G25];[.I25]+1;IFERROR([.J25]-[.I25]-1;99)))">
            <text:p/>
          </table:table-cell>
          <table:table-cell table:formula="of:=IFERROR(VLOOKUP([.K25];['tag lookup'.$A$1:.$B$1048576];2;0);&quot;&quot;)" office:value-type="string" office:string-value="Misc. items" calcext:value-type="string">
            <text:p>Misc. items</text:p>
          </table:table-cell>
          <table:table-cell table:formula="of:=IFERROR(VLOOKUP([.L25];['tag lookup'.$A$1:.$B$1048576];2;0);&quot;&quot;)">
            <text:p/>
          </table:table-cell>
          <table:table-cell table:formula="of:=IFERROR(VLOOKUP([.M25];['tag lookup'.$A$1:.$B$1048576];2;0);&quot;&quot;)">
            <text:p/>
          </table:table-cell>
          <table:table-cell table:style-name="ce2" table:formula="of:=IF([.N25]=&quot;&quot;;&quot;&quot;;&quot;,&quot;&quot;tags&quot;&quot;:[&quot;&quot;&quot; &amp; [.N25] &amp; IF([.O25]=&quot;&quot;;&quot;&quot;&quot;]&quot;;&quot;&quot;&quot;,&quot;&quot;&quot; &amp; [.O25]&amp;IF([.P25]=&quot;&quot;;&quot;&quot;&quot;]&quot;;&quot;&quot;&quot;,&quot;&quot;&quot;&amp;[.P25]&amp;&quot;&quot;&quot;]&quot;)))" office:value-type="string" office:string-value=",&quot;tags&quot;:[&quot;Misc. items&quot;]" calcext:value-type="string">
            <text:p>,"tags":["Misc. items"]</text:p>
          </table:table-cell>
          <table:table-cell table:formula="of:=FIND(&quot;&gt;&quot;;[.B25])" office:value-type="float" office:value="57" calcext:value-type="float">
            <text:p>57</text:p>
          </table:table-cell>
          <table:table-cell table:formula="of:=MID([.B25];[.R25]+1;LEN([.B25])-[.R25]-5)" office:value-type="string" office:string-value="Go out the top of &lt;a href=&quot;http://darksouls3.wiki.fextralife.com/Firelink+Shrine&quot;&gt;Firelink Shrine&lt;/a&gt; and pick up the &lt;a href=&quot;http://darksouls3.wiki.fextralife.com/Soul+of+a+Deserted+Corpse&quot;&gt;Soul of a Deserted Corpse&lt;/a&gt; from the corpse next to the small decrepit tower" calcext:value-type="string">
            <text:p>Go out the top of &lt;a href="http://darksouls3.wiki.fextralife.com/Firelink+Shrine"&gt;Firelink Shrine&lt;/a&gt; and pick up the &lt;a href="http://darksouls3.wiki.fextralife.com/Soul+of+a+Deserted+Corpse"&gt;Soul of a Deserted Corpse&lt;/a&gt; from the corpse next to the small decrepit tower</text:p>
          </table:table-cell>
          <table:table-cell table:formula="of:=&quot;{&quot;&quot;text&quot;&quot;:&quot;&quot;&quot;&amp;SUBSTITUTE([.S25];&quot;&quot;&quot;&quot;;&quot;\&quot;&quot;&quot;)&amp;&quot;&quot;&quot;&quot;&amp;[.Q25]&amp;&quot;},&quot;" office:value-type="string" office:string-value="{&quot;text&quot;:&quot;Go out the top of &lt;a href=\&quot;http://darksouls3.wiki.fextralife.com/Firelink+Shrine\&quot;&gt;Firelink Shrine&lt;/a&gt; and pick up the &lt;a href=\&quot;http://darksouls3.wiki.fextralife.com/Soul+of+a+Deserted+Corpse\&quot;&gt;Soul of a Deserted Corpse&lt;/a&gt; from the corpse next to the small decrepit tower&quot;,&quot;tags&quot;:[&quot;Misc. items&quot;]}," calcext:value-type="string">
            <text:p>{"text":"Go out the top of &lt;a href=\"http://darksouls3.wiki.fextralife.com/Firelink+Shrine\"&gt;Firelink Shrine&lt;/a&gt; and pick up the &lt;a href=\"http://darksouls3.wiki.fextralife.com/Soul+of+a+Deserted+Corpse\"&gt;Soul of a Deserted Corpse&lt;/a&gt; from the corpse next to the small decrepit tower","tags":["Misc. items"]},</text:p>
          </table:table-cell>
        </table:table-row>
        <table:table-row table:style-name="ro1">
          <table:table-cell/>
          <table:table-cell office:value-type="string" calcext:value-type="string">
            <text:p><text:s text:c="12"/>&lt;li data-id="playthrough_1_6" class="f_none"&gt;When you have the &lt;a href="http://darksouls3.wiki.fextralife.com/Tower+Key"&gt;Tower Key&lt;/a&gt;, unlock the small decrepit tower and head up to the bridge leading to the Bell Tower&lt;/li&gt;</text:p>
          </table:table-cell>
          <table:table-cell table:formula="of:=TRIM([.B26])" office:value-type="string" office:string-value="&lt;li data-id=&quot;playthrough_1_6&quot; class=&quot;f_none&quot;&gt;When you have the &lt;a href=&quot;http://darksouls3.wiki.fextralife.com/Tower+Key&quot;&gt;Tower Key&lt;/a&gt;, unlock the small decrepit tower and head up to the bridge leading to the Bell Tower&lt;/li&gt;" calcext:value-type="string">
            <text:p>&lt;li data-id="playthrough_1_6" class="f_none"&gt;When you have the &lt;a href="http://darksouls3.wiki.fextralife.com/Tower+Key"&gt;Tower Key&lt;/a&gt;, unlock the small decrepit tower and head up to the bridge leading to the Bell Tower&lt;/li&gt;</text:p>
          </table:table-cell>
          <table:table-cell table:formula="of:=FIND(&quot;&quot;&quot;&quot;;[.C26];15)" office:value-type="float" office:value="29" calcext:value-type="float">
            <text:p>29</text:p>
          </table:table-cell>
          <table:table-cell table:formula="of:=FIND(&quot;&quot;&quot;&quot;;[.C26];[.D26]+1)" office:value-type="float" office:value="37" calcext:value-type="float">
            <text:p>37</text:p>
          </table:table-cell>
          <table:table-cell table:formula="of:=FIND(&quot;&quot;&quot;&quot;;[.C26];[.E26]+1)" office:value-type="float" office:value="44" calcext:value-type="float">
            <text:p>44</text:p>
          </table:table-cell>
          <table:table-cell table:formula="of:=MID([.C26];[.E26]+1;[.F26]-[.E26]-1)" office:value-type="string" office:string-value="f_none" calcext:value-type="string">
            <text:p>f_none</text:p>
          </table:table-cell>
          <table:table-cell table:formula="of:=FIND(&quot; &quot;;[.$G26])" office:value-type="string" office:string-value="" calcext:value-type="error">
            <text:p>#VALUE!</text:p>
          </table:table-cell>
          <table:table-cell table:formula="of:=FIND(&quot; &quot;;[.G26];[.H26]+1)" office:value-type="string" office:string-value="" calcext:value-type="error">
            <text:p>#VALUE!</text:p>
          </table:table-cell>
          <table:table-cell table:formula="of:=FIND(&quot; &quot;;[.G26];[.I26]+1)" office:value-type="string" office:string-value="" calcext:value-type="error">
            <text:p>#VALUE!</text:p>
          </table:table-cell>
          <table:table-cell table:formula="of:=LEFT([.G26];IFERROR([.H26]-1;99))" office:value-type="string" office:string-value="f_none" calcext:value-type="string">
            <text:p>f_none</text:p>
          </table:table-cell>
          <table:table-cell table:formula="of:=IF(ISERROR([.H26]);&quot;&quot;;MID([.G26];[.H26]+1;IFERROR([.I26]-[.H26]-1;99)))">
            <text:p/>
          </table:table-cell>
          <table:table-cell table:formula="of:=IF(ISERROR([.I26]);&quot;&quot;;MID([.G26];[.I26]+1;IFERROR([.J26]-[.I26]-1;99)))">
            <text:p/>
          </table:table-cell>
          <table:table-cell table:formula="of:=IFERROR(VLOOKUP([.K26];['tag lookup'.$A$1:.$B$1048576];2;0);&quot;&quot;)">
            <text:p/>
          </table:table-cell>
          <table:table-cell table:formula="of:=IFERROR(VLOOKUP([.L26];['tag lookup'.$A$1:.$B$1048576];2;0);&quot;&quot;)">
            <text:p/>
          </table:table-cell>
          <table:table-cell table:formula="of:=IFERROR(VLOOKUP([.M26];['tag lookup'.$A$1:.$B$1048576];2;0);&quot;&quot;)">
            <text:p/>
          </table:table-cell>
          <table:table-cell table:style-name="ce2" table:formula="of:=IF([.N26]=&quot;&quot;;&quot;&quot;;&quot;,&quot;&quot;tags&quot;&quot;:[&quot;&quot;&quot; &amp; [.N26] &amp; IF([.O26]=&quot;&quot;;&quot;&quot;&quot;]&quot;;&quot;&quot;&quot;,&quot;&quot;&quot; &amp; [.O26]&amp;IF([.P26]=&quot;&quot;;&quot;&quot;&quot;]&quot;;&quot;&quot;&quot;,&quot;&quot;&quot;&amp;[.P26]&amp;&quot;&quot;&quot;]&quot;)))">
            <text:p/>
          </table:table-cell>
          <table:table-cell table:formula="of:=FIND(&quot;&gt;&quot;;[.B26])" office:value-type="float" office:value="57" calcext:value-type="float">
            <text:p>57</text:p>
          </table:table-cell>
          <table:table-cell table:formula="of:=MID([.B26];[.R26]+1;LEN([.B26])-[.R26]-5)" office:value-type="string" office:string-value="When you have the &lt;a href=&quot;http://darksouls3.wiki.fextralife.com/Tower+Key&quot;&gt;Tower Key&lt;/a&gt;, unlock the small decrepit tower and head up to the bridge leading to the Bell Tower" calcext:value-type="string">
            <text:p>When you have the &lt;a href="http://darksouls3.wiki.fextralife.com/Tower+Key"&gt;Tower Key&lt;/a&gt;, unlock the small decrepit tower and head up to the bridge leading to the Bell Tower</text:p>
          </table:table-cell>
          <table:table-cell table:formula="of:=&quot;{&quot;&quot;text&quot;&quot;:&quot;&quot;&quot;&amp;SUBSTITUTE([.S26];&quot;&quot;&quot;&quot;;&quot;\&quot;&quot;&quot;)&amp;&quot;&quot;&quot;&quot;&amp;[.Q26]&amp;&quot;},&quot;" office:value-type="string" office:string-value="{&quot;text&quot;:&quot;When you have the &lt;a href=\&quot;http://darksouls3.wiki.fextralife.com/Tower+Key\&quot;&gt;Tower Key&lt;/a&gt;, unlock the small decrepit tower and head up to the bridge leading to the Bell Tower&quot;}," calcext:value-type="string">
            <text:p>{"text":"When you have the &lt;a href=\"http://darksouls3.wiki.fextralife.com/Tower+Key\"&gt;Tower Key&lt;/a&gt;, unlock the small decrepit tower and head up to the bridge leading to the Bell Tower"},</text:p>
          </table:table-cell>
        </table:table-row>
        <table:table-row table:style-name="ro1">
          <table:table-cell/>
          <table:table-cell office:value-type="string" calcext:value-type="string">
            <text:p><text:s text:c="12"/>&lt;li data-id="playthrough_1_7" class="f_none"&gt;Roll off the bridge onto the &lt;a href="http://darksouls3.wiki.fextralife.com/Firelink+Shrine"&gt;Firelink Shrine&lt;/a&gt; roof and kick down the ladder shortcut&lt;/li&gt;</text:p>
          </table:table-cell>
          <table:table-cell table:formula="of:=TRIM([.B27])" office:value-type="string" office:string-value="&lt;li data-id=&quot;playthrough_1_7&quot; class=&quot;f_none&quot;&gt;Roll off the bridge onto the &lt;a href=&quot;http://darksouls3.wiki.fextralife.com/Firelink+Shrine&quot;&gt;Firelink Shrine&lt;/a&gt; roof and kick down the ladder shortcut&lt;/li&gt;" calcext:value-type="string">
            <text:p>&lt;li data-id="playthrough_1_7" class="f_none"&gt;Roll off the bridge onto the &lt;a href="http://darksouls3.wiki.fextralife.com/Firelink+Shrine"&gt;Firelink Shrine&lt;/a&gt; roof and kick down the ladder shortcut&lt;/li&gt;</text:p>
          </table:table-cell>
          <table:table-cell table:formula="of:=FIND(&quot;&quot;&quot;&quot;;[.C27];15)" office:value-type="float" office:value="29" calcext:value-type="float">
            <text:p>29</text:p>
          </table:table-cell>
          <table:table-cell table:formula="of:=FIND(&quot;&quot;&quot;&quot;;[.C27];[.D27]+1)" office:value-type="float" office:value="37" calcext:value-type="float">
            <text:p>37</text:p>
          </table:table-cell>
          <table:table-cell table:formula="of:=FIND(&quot;&quot;&quot;&quot;;[.C27];[.E27]+1)" office:value-type="float" office:value="44" calcext:value-type="float">
            <text:p>44</text:p>
          </table:table-cell>
          <table:table-cell table:formula="of:=MID([.C27];[.E27]+1;[.F27]-[.E27]-1)" office:value-type="string" office:string-value="f_none" calcext:value-type="string">
            <text:p>f_none</text:p>
          </table:table-cell>
          <table:table-cell table:formula="of:=FIND(&quot; &quot;;[.$G27])" office:value-type="string" office:string-value="" calcext:value-type="error">
            <text:p>#VALUE!</text:p>
          </table:table-cell>
          <table:table-cell table:formula="of:=FIND(&quot; &quot;;[.G27];[.H27]+1)" office:value-type="string" office:string-value="" calcext:value-type="error">
            <text:p>#VALUE!</text:p>
          </table:table-cell>
          <table:table-cell table:formula="of:=FIND(&quot; &quot;;[.G27];[.I27]+1)" office:value-type="string" office:string-value="" calcext:value-type="error">
            <text:p>#VALUE!</text:p>
          </table:table-cell>
          <table:table-cell table:formula="of:=LEFT([.G27];IFERROR([.H27]-1;99))" office:value-type="string" office:string-value="f_none" calcext:value-type="string">
            <text:p>f_none</text:p>
          </table:table-cell>
          <table:table-cell table:formula="of:=IF(ISERROR([.H27]);&quot;&quot;;MID([.G27];[.H27]+1;IFERROR([.I27]-[.H27]-1;99)))">
            <text:p/>
          </table:table-cell>
          <table:table-cell table:formula="of:=IF(ISERROR([.I27]);&quot;&quot;;MID([.G27];[.I27]+1;IFERROR([.J27]-[.I27]-1;99)))">
            <text:p/>
          </table:table-cell>
          <table:table-cell table:formula="of:=IFERROR(VLOOKUP([.K27];['tag lookup'.$A$1:.$B$1048576];2;0);&quot;&quot;)">
            <text:p/>
          </table:table-cell>
          <table:table-cell table:formula="of:=IFERROR(VLOOKUP([.L27];['tag lookup'.$A$1:.$B$1048576];2;0);&quot;&quot;)">
            <text:p/>
          </table:table-cell>
          <table:table-cell table:formula="of:=IFERROR(VLOOKUP([.M27];['tag lookup'.$A$1:.$B$1048576];2;0);&quot;&quot;)">
            <text:p/>
          </table:table-cell>
          <table:table-cell table:style-name="ce2" table:formula="of:=IF([.N27]=&quot;&quot;;&quot;&quot;;&quot;,&quot;&quot;tags&quot;&quot;:[&quot;&quot;&quot; &amp; [.N27] &amp; IF([.O27]=&quot;&quot;;&quot;&quot;&quot;]&quot;;&quot;&quot;&quot;,&quot;&quot;&quot; &amp; [.O27]&amp;IF([.P27]=&quot;&quot;;&quot;&quot;&quot;]&quot;;&quot;&quot;&quot;,&quot;&quot;&quot;&amp;[.P27]&amp;&quot;&quot;&quot;]&quot;)))">
            <text:p/>
          </table:table-cell>
          <table:table-cell table:formula="of:=FIND(&quot;&gt;&quot;;[.B27])" office:value-type="float" office:value="57" calcext:value-type="float">
            <text:p>57</text:p>
          </table:table-cell>
          <table:table-cell table:formula="of:=MID([.B27];[.R27]+1;LEN([.B27])-[.R27]-5)" office:value-type="string" office:string-value="Roll off the bridge onto the &lt;a href=&quot;http://darksouls3.wiki.fextralife.com/Firelink+Shrine&quot;&gt;Firelink Shrine&lt;/a&gt; roof and kick down the ladder shortcut" calcext:value-type="string">
            <text:p>Roll off the bridge onto the &lt;a href="http://darksouls3.wiki.fextralife.com/Firelink+Shrine"&gt;Firelink Shrine&lt;/a&gt; roof and kick down the ladder shortcut</text:p>
          </table:table-cell>
          <table:table-cell table:formula="of:=&quot;{&quot;&quot;text&quot;&quot;:&quot;&quot;&quot;&amp;SUBSTITUTE([.S27];&quot;&quot;&quot;&quot;;&quot;\&quot;&quot;&quot;)&amp;&quot;&quot;&quot;&quot;&amp;[.Q27]&amp;&quot;},&quot;" office:value-type="string" office:string-value="{&quot;text&quot;:&quot;Roll off the bridge onto the &lt;a href=\&quot;http://darksouls3.wiki.fextralife.com/Firelink+Shrine\&quot;&gt;Firelink Shrine&lt;/a&gt; roof and kick down the ladder shortcut&quot;}," calcext:value-type="string">
            <text:p>{"text":"Roll off the bridge onto the &lt;a href=\"http://darksouls3.wiki.fextralife.com/Firelink+Shrine\"&gt;Firelink Shrine&lt;/a&gt; roof and kick down the ladder shortcut"},</text:p>
          </table:table-cell>
        </table:table-row>
        <table:table-row table:style-name="ro1">
          <table:table-cell/>
          <table:table-cell office:value-type="string" calcext:value-type="string">
            <text:p><text:s text:c="12"/>&lt;li data-id="playthrough_1_8" class="f_tit"&gt;Just behind the roof kill the &lt;a href="http://darksouls3.wiki.fextralife.com/Crystal+Lizard"&gt;Crystal Lizard&lt;/a&gt; to get a &lt;a href="http://darksouls3.wiki.fextralife.com/Twinkling+Titanite"&gt;Twinkling Titanite&lt;/a&gt; &lt;/li&gt;</text:p>
          </table:table-cell>
          <table:table-cell table:formula="of:=TRIM([.B28])" office:value-type="string" office:string-value="&lt;li data-id=&quot;playthrough_1_8&quot; class=&quot;f_tit&quot;&gt;Just behind the roof kill the &lt;a href=&quot;http://darksouls3.wiki.fextralife.com/Crystal+Lizard&quot;&gt;Crystal Lizard&lt;/a&gt; to get a &lt;a href=&quot;http://darksouls3.wiki.fextralife.com/Twinkling+Titanite&quot;&gt;Twinkling Titanite&lt;/a&gt; &lt;/li&gt;" calcext:value-type="string">
            <text:p>&lt;li data-id="playthrough_1_8" class="f_tit"&gt;Just behind the roof kill the &lt;a href="http://darksouls3.wiki.fextralife.com/Crystal+Lizard"&gt;Crystal Lizard&lt;/a&gt; to get a &lt;a href="http://darksouls3.wiki.fextralife.com/Twinkling+Titanite"&gt;Twinkling Titanite&lt;/a&gt; &lt;/li&gt;</text:p>
          </table:table-cell>
          <table:table-cell table:formula="of:=FIND(&quot;&quot;&quot;&quot;;[.C28];15)" office:value-type="float" office:value="29" calcext:value-type="float">
            <text:p>29</text:p>
          </table:table-cell>
          <table:table-cell table:formula="of:=FIND(&quot;&quot;&quot;&quot;;[.C28];[.D28]+1)" office:value-type="float" office:value="37" calcext:value-type="float">
            <text:p>37</text:p>
          </table:table-cell>
          <table:table-cell table:formula="of:=FIND(&quot;&quot;&quot;&quot;;[.C28];[.E28]+1)" office:value-type="float" office:value="43" calcext:value-type="float">
            <text:p>43</text:p>
          </table:table-cell>
          <table:table-cell table:formula="of:=MID([.C28];[.E28]+1;[.F28]-[.E28]-1)" office:value-type="string" office:string-value="f_tit" calcext:value-type="string">
            <text:p>f_tit</text:p>
          </table:table-cell>
          <table:table-cell table:formula="of:=FIND(&quot; &quot;;[.$G28])" office:value-type="string" office:string-value="" calcext:value-type="error">
            <text:p>#VALUE!</text:p>
          </table:table-cell>
          <table:table-cell table:formula="of:=FIND(&quot; &quot;;[.G28];[.H28]+1)" office:value-type="string" office:string-value="" calcext:value-type="error">
            <text:p>#VALUE!</text:p>
          </table:table-cell>
          <table:table-cell table:formula="of:=FIND(&quot; &quot;;[.G28];[.I28]+1)" office:value-type="string" office:string-value="" calcext:value-type="error">
            <text:p>#VALUE!</text:p>
          </table:table-cell>
          <table:table-cell table:formula="of:=LEFT([.G28];IFERROR([.H28]-1;99))" office:value-type="string" office:string-value="f_tit" calcext:value-type="string">
            <text:p>f_tit</text:p>
          </table:table-cell>
          <table:table-cell table:formula="of:=IF(ISERROR([.H28]);&quot;&quot;;MID([.G28];[.H28]+1;IFERROR([.I28]-[.H28]-1;99)))">
            <text:p/>
          </table:table-cell>
          <table:table-cell table:formula="of:=IF(ISERROR([.I28]);&quot;&quot;;MID([.G28];[.I28]+1;IFERROR([.J28]-[.I28]-1;99)))">
            <text:p/>
          </table:table-cell>
          <table:table-cell table:formula="of:=IFERROR(VLOOKUP([.K28];['tag lookup'.$A$1:.$B$1048576];2;0);&quot;&quot;)" office:value-type="string" office:string-value="Titanite" calcext:value-type="string">
            <text:p>Titanite</text:p>
          </table:table-cell>
          <table:table-cell table:formula="of:=IFERROR(VLOOKUP([.L28];['tag lookup'.$A$1:.$B$1048576];2;0);&quot;&quot;)">
            <text:p/>
          </table:table-cell>
          <table:table-cell table:formula="of:=IFERROR(VLOOKUP([.M28];['tag lookup'.$A$1:.$B$1048576];2;0);&quot;&quot;)">
            <text:p/>
          </table:table-cell>
          <table:table-cell table:style-name="ce2" table:formula="of:=IF([.N28]=&quot;&quot;;&quot;&quot;;&quot;,&quot;&quot;tags&quot;&quot;:[&quot;&quot;&quot; &amp; [.N28] &amp; IF([.O28]=&quot;&quot;;&quot;&quot;&quot;]&quot;;&quot;&quot;&quot;,&quot;&quot;&quot; &amp; [.O28]&amp;IF([.P28]=&quot;&quot;;&quot;&quot;&quot;]&quot;;&quot;&quot;&quot;,&quot;&quot;&quot;&amp;[.P28]&amp;&quot;&quot;&quot;]&quot;)))" office:value-type="string" office:string-value=",&quot;tags&quot;:[&quot;Titanite&quot;]" calcext:value-type="string">
            <text:p>,"tags":["Titanite"]</text:p>
          </table:table-cell>
          <table:table-cell table:formula="of:=FIND(&quot;&gt;&quot;;[.B28])" office:value-type="float" office:value="56" calcext:value-type="float">
            <text:p>56</text:p>
          </table:table-cell>
          <table:table-cell table:formula="of:=MID([.B28];[.R28]+1;LEN([.B28])-[.R28]-5)" office:value-type="string" office:string-value="Just behind the roof kill the &lt;a href=&quot;http://darksouls3.wiki.fextralife.com/Crystal+Lizard&quot;&gt;Crystal Lizard&lt;/a&gt; to get a &lt;a href=&quot;http://darksouls3.wiki.fextralife.com/Twinkling+Titanite&quot;&gt;Twinkling Titanite&lt;/a&gt; " calcext:value-type="string">
            <text:p>Just behind the roof kill the &lt;a href="http://darksouls3.wiki.fextralife.com/Crystal+Lizard"&gt;Crystal Lizard&lt;/a&gt; to get a &lt;a href="http://darksouls3.wiki.fextralife.com/Twinkling+Titanite"&gt;Twinkling Titanite&lt;/a&gt; </text:p>
          </table:table-cell>
          <table:table-cell table:formula="of:=&quot;{&quot;&quot;text&quot;&quot;:&quot;&quot;&quot;&amp;SUBSTITUTE([.S28];&quot;&quot;&quot;&quot;;&quot;\&quot;&quot;&quot;)&amp;&quot;&quot;&quot;&quot;&amp;[.Q28]&amp;&quot;},&quot;" office:value-type="string" office:string-value="{&quot;text&quot;:&quot;Just behind the roof kill the &lt;a href=\&quot;http://darksouls3.wiki.fextralife.com/Crystal+Lizard\&quot;&gt;Crystal Lizard&lt;/a&gt; to get a &lt;a href=\&quot;http://darksouls3.wiki.fextralife.com/Twinkling+Titanite\&quot;&gt;Twinkling Titanite&lt;/a&gt; &quot;,&quot;tags&quot;:[&quot;Titanite&quot;]}," calcext:value-type="string">
            <text:p>{"text":"Just behind the roof kill the &lt;a href=\"http://darksouls3.wiki.fextralife.com/Crystal+Lizard\"&gt;Crystal Lizard&lt;/a&gt; to get a &lt;a href=\"http://darksouls3.wiki.fextralife.com/Twinkling+Titanite\"&gt;Twinkling Titanite&lt;/a&gt; ","tags":["Titanite"]},</text:p>
          </table:table-cell>
        </table:table-row>
        <table:table-row table:style-name="ro1">
          <table:table-cell/>
          <table:table-cell office:value-type="string" calcext:value-type="string">
            <text:p><text:s text:c="12"/>&lt;li data-id="playthrough_1_9" class="f_misc"&gt;Pick up &lt;a href="http://darksouls3.wiki.fextralife.com/Homeward+Bone"&gt;Homeward Bone&amp;nbsp;x3&lt;/a&gt; from the lower part of the roof&lt;/li&gt;</text:p>
          </table:table-cell>
          <table:table-cell table:formula="of:=TRIM([.B29])" office:value-type="string" office:string-value="&lt;li data-id=&quot;playthrough_1_9&quot; class=&quot;f_misc&quot;&gt;Pick up &lt;a href=&quot;http://darksouls3.wiki.fextralife.com/Homeward+Bone&quot;&gt;Homeward Bone&amp;nbsp;x3&lt;/a&gt; from the lower part of the roof&lt;/li&gt;" calcext:value-type="string">
            <text:p>&lt;li data-id="playthrough_1_9" class="f_misc"&gt;Pick up &lt;a href="http://darksouls3.wiki.fextralife.com/Homeward+Bone"&gt;Homeward Bone&amp;nbsp;x3&lt;/a&gt; from the lower part of the roof&lt;/li&gt;</text:p>
          </table:table-cell>
          <table:table-cell table:formula="of:=FIND(&quot;&quot;&quot;&quot;;[.C29];15)" office:value-type="float" office:value="29" calcext:value-type="float">
            <text:p>29</text:p>
          </table:table-cell>
          <table:table-cell table:formula="of:=FIND(&quot;&quot;&quot;&quot;;[.C29];[.D29]+1)" office:value-type="float" office:value="37" calcext:value-type="float">
            <text:p>37</text:p>
          </table:table-cell>
          <table:table-cell table:formula="of:=FIND(&quot;&quot;&quot;&quot;;[.C29];[.E29]+1)" office:value-type="float" office:value="44" calcext:value-type="float">
            <text:p>44</text:p>
          </table:table-cell>
          <table:table-cell table:formula="of:=MID([.C29];[.E29]+1;[.F29]-[.E29]-1)" office:value-type="string" office:string-value="f_misc" calcext:value-type="string">
            <text:p>f_misc</text:p>
          </table:table-cell>
          <table:table-cell table:formula="of:=FIND(&quot; &quot;;[.$G29])" office:value-type="string" office:string-value="" calcext:value-type="error">
            <text:p>#VALUE!</text:p>
          </table:table-cell>
          <table:table-cell table:formula="of:=FIND(&quot; &quot;;[.G29];[.H29]+1)" office:value-type="string" office:string-value="" calcext:value-type="error">
            <text:p>#VALUE!</text:p>
          </table:table-cell>
          <table:table-cell table:formula="of:=FIND(&quot; &quot;;[.G29];[.I29]+1)" office:value-type="string" office:string-value="" calcext:value-type="error">
            <text:p>#VALUE!</text:p>
          </table:table-cell>
          <table:table-cell table:formula="of:=LEFT([.G29];IFERROR([.H29]-1;99))" office:value-type="string" office:string-value="f_misc" calcext:value-type="string">
            <text:p>f_misc</text:p>
          </table:table-cell>
          <table:table-cell table:formula="of:=IF(ISERROR([.H29]);&quot;&quot;;MID([.G29];[.H29]+1;IFERROR([.I29]-[.H29]-1;99)))">
            <text:p/>
          </table:table-cell>
          <table:table-cell table:formula="of:=IF(ISERROR([.I29]);&quot;&quot;;MID([.G29];[.I29]+1;IFERROR([.J29]-[.I29]-1;99)))">
            <text:p/>
          </table:table-cell>
          <table:table-cell table:formula="of:=IFERROR(VLOOKUP([.K29];['tag lookup'.$A$1:.$B$1048576];2;0);&quot;&quot;)" office:value-type="string" office:string-value="Misc. items" calcext:value-type="string">
            <text:p>Misc. items</text:p>
          </table:table-cell>
          <table:table-cell table:formula="of:=IFERROR(VLOOKUP([.L29];['tag lookup'.$A$1:.$B$1048576];2;0);&quot;&quot;)">
            <text:p/>
          </table:table-cell>
          <table:table-cell table:formula="of:=IFERROR(VLOOKUP([.M29];['tag lookup'.$A$1:.$B$1048576];2;0);&quot;&quot;)">
            <text:p/>
          </table:table-cell>
          <table:table-cell table:style-name="ce2" table:formula="of:=IF([.N29]=&quot;&quot;;&quot;&quot;;&quot;,&quot;&quot;tags&quot;&quot;:[&quot;&quot;&quot; &amp; [.N29] &amp; IF([.O29]=&quot;&quot;;&quot;&quot;&quot;]&quot;;&quot;&quot;&quot;,&quot;&quot;&quot; &amp; [.O29]&amp;IF([.P29]=&quot;&quot;;&quot;&quot;&quot;]&quot;;&quot;&quot;&quot;,&quot;&quot;&quot;&amp;[.P29]&amp;&quot;&quot;&quot;]&quot;)))" office:value-type="string" office:string-value=",&quot;tags&quot;:[&quot;Misc. items&quot;]" calcext:value-type="string">
            <text:p>,"tags":["Misc. items"]</text:p>
          </table:table-cell>
          <table:table-cell table:formula="of:=FIND(&quot;&gt;&quot;;[.B29])" office:value-type="float" office:value="57" calcext:value-type="float">
            <text:p>57</text:p>
          </table:table-cell>
          <table:table-cell table:formula="of:=MID([.B29];[.R29]+1;LEN([.B29])-[.R29]-5)" office:value-type="string" office:string-value="Pick up &lt;a href=&quot;http://darksouls3.wiki.fextralife.com/Homeward+Bone&quot;&gt;Homeward Bone&amp;nbsp;x3&lt;/a&gt; from the lower part of the roof" calcext:value-type="string">
            <text:p>Pick up &lt;a href="http://darksouls3.wiki.fextralife.com/Homeward+Bone"&gt;Homeward Bone&amp;nbsp;x3&lt;/a&gt; from the lower part of the roof</text:p>
          </table:table-cell>
          <table:table-cell table:formula="of:=&quot;{&quot;&quot;text&quot;&quot;:&quot;&quot;&quot;&amp;SUBSTITUTE([.S29];&quot;&quot;&quot;&quot;;&quot;\&quot;&quot;&quot;)&amp;&quot;&quot;&quot;&quot;&amp;[.Q29]&amp;&quot;},&quot;" office:value-type="string" office:string-value="{&quot;text&quot;:&quot;Pick up &lt;a href=\&quot;http://darksouls3.wiki.fextralife.com/Homeward+Bone\&quot;&gt;Homeward Bone&amp;nbsp;x3&lt;/a&gt; from the lower part of the roof&quot;,&quot;tags&quot;:[&quot;Misc. items&quot;]}," calcext:value-type="string">
            <text:p>{"text":"Pick up &lt;a href=\"http://darksouls3.wiki.fextralife.com/Homeward+Bone\"&gt;Homeward Bone&amp;nbsp;x3&lt;/a&gt; from the lower part of the roof","tags":["Misc. items"]},</text:p>
          </table:table-cell>
        </table:table-row>
        <table:table-row table:style-name="ro1">
          <table:table-cell/>
          <table:table-cell office:value-type="string" calcext:value-type="string">
            <text:p><text:s text:c="12"/>&lt;li data-id="playthrough_1_10" class="f_estus"&gt;Inside the roof pick up the &lt;a href="http://darksouls3.wiki.fextralife.com/Estus+Shard"&gt;Estus Shard&lt;/a&gt; from up in the rafters&lt;/li&gt;</text:p>
          </table:table-cell>
          <table:table-cell table:formula="of:=TRIM([.B30])" office:value-type="string" office:string-value="&lt;li data-id=&quot;playthrough_1_10&quot; class=&quot;f_estus&quot;&gt;Inside the roof pick up the &lt;a href=&quot;http://darksouls3.wiki.fextralife.com/Estus+Shard&quot;&gt;Estus Shard&lt;/a&gt; from up in the rafters&lt;/li&gt;" calcext:value-type="string">
            <text:p>&lt;li data-id="playthrough_1_10" class="f_estus"&gt;Inside the roof pick up the &lt;a href="http://darksouls3.wiki.fextralife.com/Estus+Shard"&gt;Estus Shard&lt;/a&gt; from up in the rafters&lt;/li&gt;</text:p>
          </table:table-cell>
          <table:table-cell table:formula="of:=FIND(&quot;&quot;&quot;&quot;;[.C30];15)" office:value-type="float" office:value="30" calcext:value-type="float">
            <text:p>30</text:p>
          </table:table-cell>
          <table:table-cell table:formula="of:=FIND(&quot;&quot;&quot;&quot;;[.C30];[.D30]+1)" office:value-type="float" office:value="38" calcext:value-type="float">
            <text:p>38</text:p>
          </table:table-cell>
          <table:table-cell table:formula="of:=FIND(&quot;&quot;&quot;&quot;;[.C30];[.E30]+1)" office:value-type="float" office:value="46" calcext:value-type="float">
            <text:p>46</text:p>
          </table:table-cell>
          <table:table-cell table:formula="of:=MID([.C30];[.E30]+1;[.F30]-[.E30]-1)" office:value-type="string" office:string-value="f_estus" calcext:value-type="string">
            <text:p>f_estus</text:p>
          </table:table-cell>
          <table:table-cell table:formula="of:=FIND(&quot; &quot;;[.$G30])" office:value-type="string" office:string-value="" calcext:value-type="error">
            <text:p>#VALUE!</text:p>
          </table:table-cell>
          <table:table-cell table:formula="of:=FIND(&quot; &quot;;[.G30];[.H30]+1)" office:value-type="string" office:string-value="" calcext:value-type="error">
            <text:p>#VALUE!</text:p>
          </table:table-cell>
          <table:table-cell table:formula="of:=FIND(&quot; &quot;;[.G30];[.I30]+1)" office:value-type="string" office:string-value="" calcext:value-type="error">
            <text:p>#VALUE!</text:p>
          </table:table-cell>
          <table:table-cell table:formula="of:=LEFT([.G30];IFERROR([.H30]-1;99))" office:value-type="string" office:string-value="f_estus" calcext:value-type="string">
            <text:p>f_estus</text:p>
          </table:table-cell>
          <table:table-cell table:formula="of:=IF(ISERROR([.H30]);&quot;&quot;;MID([.G30];[.H30]+1;IFERROR([.I30]-[.H30]-1;99)))">
            <text:p/>
          </table:table-cell>
          <table:table-cell table:formula="of:=IF(ISERROR([.I30]);&quot;&quot;;MID([.G30];[.I30]+1;IFERROR([.J30]-[.I30]-1;99)))">
            <text:p/>
          </table:table-cell>
          <table:table-cell table:formula="of:=IFERROR(VLOOKUP([.K30];['tag lookup'.$A$1:.$B$1048576];2;0);&quot;&quot;)" office:value-type="string" office:string-value="Estus Shards" calcext:value-type="string">
            <text:p>Estus Shards</text:p>
          </table:table-cell>
          <table:table-cell table:formula="of:=IFERROR(VLOOKUP([.L30];['tag lookup'.$A$1:.$B$1048576];2;0);&quot;&quot;)">
            <text:p/>
          </table:table-cell>
          <table:table-cell table:formula="of:=IFERROR(VLOOKUP([.M30];['tag lookup'.$A$1:.$B$1048576];2;0);&quot;&quot;)">
            <text:p/>
          </table:table-cell>
          <table:table-cell table:style-name="ce2" table:formula="of:=IF([.N30]=&quot;&quot;;&quot;&quot;;&quot;,&quot;&quot;tags&quot;&quot;:[&quot;&quot;&quot; &amp; [.N30] &amp; IF([.O30]=&quot;&quot;;&quot;&quot;&quot;]&quot;;&quot;&quot;&quot;,&quot;&quot;&quot; &amp; [.O30]&amp;IF([.P30]=&quot;&quot;;&quot;&quot;&quot;]&quot;;&quot;&quot;&quot;,&quot;&quot;&quot;&amp;[.P30]&amp;&quot;&quot;&quot;]&quot;)))" office:value-type="string" office:string-value=",&quot;tags&quot;:[&quot;Estus Shards&quot;]" calcext:value-type="string">
            <text:p>,"tags":["Estus Shards"]</text:p>
          </table:table-cell>
          <table:table-cell table:formula="of:=FIND(&quot;&gt;&quot;;[.B30])" office:value-type="float" office:value="59" calcext:value-type="float">
            <text:p>59</text:p>
          </table:table-cell>
          <table:table-cell table:formula="of:=MID([.B30];[.R30]+1;LEN([.B30])-[.R30]-5)" office:value-type="string" office:string-value="Inside the roof pick up the &lt;a href=&quot;http://darksouls3.wiki.fextralife.com/Estus+Shard&quot;&gt;Estus Shard&lt;/a&gt; from up in the rafters" calcext:value-type="string">
            <text:p>Inside the roof pick up the &lt;a href="http://darksouls3.wiki.fextralife.com/Estus+Shard"&gt;Estus Shard&lt;/a&gt; from up in the rafters</text:p>
          </table:table-cell>
          <table:table-cell table:formula="of:=&quot;{&quot;&quot;text&quot;&quot;:&quot;&quot;&quot;&amp;SUBSTITUTE([.S30];&quot;&quot;&quot;&quot;;&quot;\&quot;&quot;&quot;)&amp;&quot;&quot;&quot;&quot;&amp;[.Q30]&amp;&quot;},&quot;" office:value-type="string" office:string-value="{&quot;text&quot;:&quot;Inside the roof pick up the &lt;a href=\&quot;http://darksouls3.wiki.fextralife.com/Estus+Shard\&quot;&gt;Estus Shard&lt;/a&gt; from up in the rafters&quot;,&quot;tags&quot;:[&quot;Estus Shards&quot;]}," calcext:value-type="string">
            <text:p>{"text":"Inside the roof pick up the &lt;a href=\"http://darksouls3.wiki.fextralife.com/Estus+Shard\"&gt;Estus Shard&lt;/a&gt; from up in the rafters","tags":["Estus Shards"]},</text:p>
          </table:table-cell>
        </table:table-row>
        <table:table-row table:style-name="ro1">
          <table:table-cell/>
          <table:table-cell office:value-type="string" calcext:value-type="string">
            <text:p><text:s text:c="12"/>&lt;li data-id="playthrough_1_11" class="f_arm f_gest"&gt;Trade a &lt;a href="http://darksouls3.wiki.fextralife.com/Homeward+Bone"&gt;Homeward Bone&lt;/a&gt; with &lt;a href="http://darksouls3.wiki.fextralife.com/Pickle+Pee,+Pump-a-Rum+Crow"&gt;Pickle-Pee, Pump-a-Rum&lt;/a&gt; crow to receive the Call Over gesture and the &lt;a href="http://darksouls3.wiki.fextralife.com/Iron+Bracelets"&gt;Iron Bracelets&lt;/a&gt;. &lt;/li&gt;</text:p>
          </table:table-cell>
          <table:table-cell table:formula="of:=TRIM([.B31])" office:value-type="string" office:string-value="&lt;li data-id=&quot;playthrough_1_11&quot; class=&quot;f_arm f_gest&quot;&gt;Trade a &lt;a href=&quot;http://darksouls3.wiki.fextralife.com/Homeward+Bone&quot;&gt;Homeward Bone&lt;/a&gt; with &lt;a href=&quot;http://darksouls3.wiki.fextralife.com/Pickle+Pee,+Pump-a-Rum+Crow&quot;&gt;Pickle-Pee, Pump-a-Rum&lt;/a&gt; crow to receive the Call Over gesture and the &lt;a href=&quot;http://darksouls3.wiki.fextralife.com/Iron+Bracelets&quot;&gt;Iron Bracelets&lt;/a&gt;. &lt;/li&gt;" calcext:value-type="string">
            <text:p>&lt;li data-id="playthrough_1_11" class="f_arm f_gest"&gt;Trade a &lt;a href="http://darksouls3.wiki.fextralife.com/Homeward+Bone"&gt;Homeward Bone&lt;/a&gt; with &lt;a href="http://darksouls3.wiki.fextralife.com/Pickle+Pee,+Pump-a-Rum+Crow"&gt;Pickle-Pee, Pump-a-Rum&lt;/a&gt; crow to receive the Call Over gesture and the &lt;a href="http://darksouls3.wiki.fextralife.com/Iron+Bracelets"&gt;Iron Bracelets&lt;/a&gt;. &lt;/li&gt;</text:p>
          </table:table-cell>
          <table:table-cell table:formula="of:=FIND(&quot;&quot;&quot;&quot;;[.C31];15)" office:value-type="float" office:value="30" calcext:value-type="float">
            <text:p>30</text:p>
          </table:table-cell>
          <table:table-cell table:formula="of:=FIND(&quot;&quot;&quot;&quot;;[.C31];[.D31]+1)" office:value-type="float" office:value="38" calcext:value-type="float">
            <text:p>38</text:p>
          </table:table-cell>
          <table:table-cell table:formula="of:=FIND(&quot;&quot;&quot;&quot;;[.C31];[.E31]+1)" office:value-type="float" office:value="51" calcext:value-type="float">
            <text:p>51</text:p>
          </table:table-cell>
          <table:table-cell table:formula="of:=MID([.C31];[.E31]+1;[.F31]-[.E31]-1)" office:value-type="string" office:string-value="f_arm f_gest" calcext:value-type="string">
            <text:p>f_arm f_gest</text:p>
          </table:table-cell>
          <table:table-cell table:formula="of:=FIND(&quot; &quot;;[.$G31])" office:value-type="float" office:value="6" calcext:value-type="float">
            <text:p>6</text:p>
          </table:table-cell>
          <table:table-cell table:formula="of:=FIND(&quot; &quot;;[.G31];[.H31]+1)" office:value-type="string" office:string-value="" calcext:value-type="error">
            <text:p>#VALUE!</text:p>
          </table:table-cell>
          <table:table-cell table:formula="of:=FIND(&quot; &quot;;[.G31];[.I31]+1)" office:value-type="string" office:string-value="" calcext:value-type="error">
            <text:p>#VALUE!</text:p>
          </table:table-cell>
          <table:table-cell table:formula="of:=LEFT([.G31];IFERROR([.H31]-1;99))" office:value-type="string" office:string-value="f_arm" calcext:value-type="string">
            <text:p>f_arm</text:p>
          </table:table-cell>
          <table:table-cell table:formula="of:=IF(ISERROR([.H31]);&quot;&quot;;MID([.G31];[.H31]+1;IFERROR([.I31]-[.H31]-1;99)))" office:value-type="string" office:string-value="f_gest" calcext:value-type="string">
            <text:p>f_gest</text:p>
          </table:table-cell>
          <table:table-cell table:formula="of:=IF(ISERROR([.I31]);&quot;&quot;;MID([.G31];[.I31]+1;IFERROR([.J31]-[.I31]-1;99)))">
            <text:p/>
          </table:table-cell>
          <table:table-cell table:formula="of:=IFERROR(VLOOKUP([.K31];['tag lookup'.$A$1:.$B$1048576];2;0);&quot;&quot;)" office:value-type="string" office:string-value="Armor" calcext:value-type="string">
            <text:p>Armor</text:p>
          </table:table-cell>
          <table:table-cell table:formula="of:=IFERROR(VLOOKUP([.L31];['tag lookup'.$A$1:.$B$1048576];2;0);&quot;&quot;)" office:value-type="string" office:string-value="Gestures" calcext:value-type="string">
            <text:p>Gestures</text:p>
          </table:table-cell>
          <table:table-cell table:formula="of:=IFERROR(VLOOKUP([.M31];['tag lookup'.$A$1:.$B$1048576];2;0);&quot;&quot;)">
            <text:p/>
          </table:table-cell>
          <table:table-cell table:style-name="ce2" table:formula="of:=IF([.N31]=&quot;&quot;;&quot;&quot;;&quot;,&quot;&quot;tags&quot;&quot;:[&quot;&quot;&quot; &amp; [.N31] &amp; IF([.O31]=&quot;&quot;;&quot;&quot;&quot;]&quot;;&quot;&quot;&quot;,&quot;&quot;&quot; &amp; [.O31]&amp;IF([.P31]=&quot;&quot;;&quot;&quot;&quot;]&quot;;&quot;&quot;&quot;,&quot;&quot;&quot;&amp;[.P31]&amp;&quot;&quot;&quot;]&quot;)))" office:value-type="string" office:string-value=",&quot;tags&quot;:[&quot;Armor&quot;,&quot;Gestures&quot;]" calcext:value-type="string">
            <text:p>,"tags":["Armor","Gestures"]</text:p>
          </table:table-cell>
          <table:table-cell table:formula="of:=FIND(&quot;&gt;&quot;;[.B31])" office:value-type="float" office:value="64" calcext:value-type="float">
            <text:p>64</text:p>
          </table:table-cell>
          <table:table-cell table:formula="of:=MID([.B31];[.R31]+1;LEN([.B31])-[.R31]-5)" office:value-type="string" office:string-value="Trade a &lt;a href=&quot;http://darksouls3.wiki.fextralife.com/Homeward+Bone&quot;&gt;Homeward Bone&lt;/a&gt; with &lt;a href=&quot;http://darksouls3.wiki.fextralife.com/Pickle+Pee,+Pump-a-Rum+Crow&quot;&gt;Pickle-Pee, Pump-a-Rum&lt;/a&gt; crow to receive the Call Over gesture and the &lt;a href=&quot;http://darksouls3.wiki.fextralife.com/Iron+Bracelets&quot;&gt;Iron Bracelets&lt;/a&gt;. " calcext:value-type="string">
            <text:p>Trade a &lt;a href="http://darksouls3.wiki.fextralife.com/Homeward+Bone"&gt;Homeward Bone&lt;/a&gt; with &lt;a href="http://darksouls3.wiki.fextralife.com/Pickle+Pee,+Pump-a-Rum+Crow"&gt;Pickle-Pee, Pump-a-Rum&lt;/a&gt; crow to receive the Call Over gesture and the &lt;a href="http://darksouls3.wiki.fextralife.com/Iron+Bracelets"&gt;Iron Bracelets&lt;/a&gt;. </text:p>
          </table:table-cell>
          <table:table-cell table:formula="of:=&quot;{&quot;&quot;text&quot;&quot;:&quot;&quot;&quot;&amp;SUBSTITUTE([.S31];&quot;&quot;&quot;&quot;;&quot;\&quot;&quot;&quot;)&amp;&quot;&quot;&quot;&quot;&amp;[.Q31]&amp;&quot;},&quot;" office:value-type="string" office:string-value="{&quot;text&quot;:&quot;Trade a &lt;a href=\&quot;http://darksouls3.wiki.fextralife.com/Homeward+Bone\&quot;&gt;Homeward Bone&lt;/a&gt; with &lt;a href=\&quot;http://darksouls3.wiki.fextralife.com/Pickle+Pee,+Pump-a-Rum+Crow\&quot;&gt;Pickle-Pee, Pump-a-Rum&lt;/a&gt; crow to receive the Call Over gesture and the &lt;a href=\&quot;http://darksouls3.wiki.fextralife.com/Iron+Bracelets\&quot;&gt;Iron Bracelets&lt;/a&gt;. &quot;,&quot;tags&quot;:[&quot;Armor&quot;,&quot;Gestures&quot;]}," calcext:value-type="string">
            <text:p>{"text":"Trade a &lt;a href=\"http://darksouls3.wiki.fextralife.com/Homeward+Bone\"&gt;Homeward Bone&lt;/a&gt; with &lt;a href=\"http://darksouls3.wiki.fextralife.com/Pickle+Pee,+Pump-a-Rum+Crow\"&gt;Pickle-Pee, Pump-a-Rum&lt;/a&gt; crow to receive the Call Over gesture and the &lt;a href=\"http://darksouls3.wiki.fextralife.com/Iron+Bracelets\"&gt;Iron Bracelets&lt;/a&gt;. ","tags":["Armor","Gestures"]},</text:p>
          </table:table-cell>
        </table:table-row>
        <table:table-row table:style-name="ro1">
          <table:table-cell/>
          <table:table-cell office:value-type="string" calcext:value-type="string">
            <text:p><text:s text:c="12"/>&lt;li data-id="playthrough_1_12" class="f_ring"&gt;Hit the &lt;a href="http://darksouls3.wiki.fextralife.com/Illusory+Walls"&gt;illusory wall&lt;/a&gt; at the back of the rafters and drop down to get the &lt;a href="http://darksouls3.wiki.fextralife.com/Covetous+Silver+Serpent+Ring"&gt;Covetous Silver Serpent Ring&lt;/a&gt; from the chest&lt;/li&gt;</text:p>
          </table:table-cell>
          <table:table-cell table:formula="of:=TRIM([.B32])" office:value-type="string" office:string-value="&lt;li data-id=&quot;playthrough_1_12&quot; class=&quot;f_ring&quot;&gt;Hit the &lt;a href=&quot;http://darksouls3.wiki.fextralife.com/Illusory+Walls&quot;&gt;illusory wall&lt;/a&gt; at the back of the rafters and drop down to get the &lt;a href=&quot;http://darksouls3.wiki.fextralife.com/Covetous+Silver+Serpent+Ring&quot;&gt;Covetous Silver Serpent Ring&lt;/a&gt; from the chest&lt;/li&gt;" calcext:value-type="string">
            <text:p>&lt;li data-id="playthrough_1_12" class="f_ring"&gt;Hit the &lt;a href="http://darksouls3.wiki.fextralife.com/Illusory+Walls"&gt;illusory wall&lt;/a&gt; at the back of the rafters and drop down to get the &lt;a href="http://darksouls3.wiki.fextralife.com/Covetous+Silver+Serpent+Ring"&gt;Covetous Silver Serpent Ring&lt;/a&gt; from the chest&lt;/li&gt;</text:p>
          </table:table-cell>
          <table:table-cell table:formula="of:=FIND(&quot;&quot;&quot;&quot;;[.C32];15)" office:value-type="float" office:value="30" calcext:value-type="float">
            <text:p>30</text:p>
          </table:table-cell>
          <table:table-cell table:formula="of:=FIND(&quot;&quot;&quot;&quot;;[.C32];[.D32]+1)" office:value-type="float" office:value="38" calcext:value-type="float">
            <text:p>38</text:p>
          </table:table-cell>
          <table:table-cell table:formula="of:=FIND(&quot;&quot;&quot;&quot;;[.C32];[.E32]+1)" office:value-type="float" office:value="45" calcext:value-type="float">
            <text:p>45</text:p>
          </table:table-cell>
          <table:table-cell table:formula="of:=MID([.C32];[.E32]+1;[.F32]-[.E32]-1)" office:value-type="string" office:string-value="f_ring" calcext:value-type="string">
            <text:p>f_ring</text:p>
          </table:table-cell>
          <table:table-cell table:formula="of:=FIND(&quot; &quot;;[.$G32])" office:value-type="string" office:string-value="" calcext:value-type="error">
            <text:p>#VALUE!</text:p>
          </table:table-cell>
          <table:table-cell table:formula="of:=FIND(&quot; &quot;;[.G32];[.H32]+1)" office:value-type="string" office:string-value="" calcext:value-type="error">
            <text:p>#VALUE!</text:p>
          </table:table-cell>
          <table:table-cell table:formula="of:=FIND(&quot; &quot;;[.G32];[.I32]+1)" office:value-type="string" office:string-value="" calcext:value-type="error">
            <text:p>#VALUE!</text:p>
          </table:table-cell>
          <table:table-cell table:formula="of:=LEFT([.G32];IFERROR([.H32]-1;99))" office:value-type="string" office:string-value="f_ring" calcext:value-type="string">
            <text:p>f_ring</text:p>
          </table:table-cell>
          <table:table-cell table:formula="of:=IF(ISERROR([.H32]);&quot;&quot;;MID([.G32];[.H32]+1;IFERROR([.I32]-[.H32]-1;99)))">
            <text:p/>
          </table:table-cell>
          <table:table-cell table:formula="of:=IF(ISERROR([.I32]);&quot;&quot;;MID([.G32];[.I32]+1;IFERROR([.J32]-[.I32]-1;99)))">
            <text:p/>
          </table:table-cell>
          <table:table-cell table:formula="of:=IFERROR(VLOOKUP([.K32];['tag lookup'.$A$1:.$B$1048576];2;0);&quot;&quot;)" office:value-type="string" office:string-value="Rings" calcext:value-type="string">
            <text:p>Rings</text:p>
          </table:table-cell>
          <table:table-cell table:formula="of:=IFERROR(VLOOKUP([.L32];['tag lookup'.$A$1:.$B$1048576];2;0);&quot;&quot;)">
            <text:p/>
          </table:table-cell>
          <table:table-cell table:formula="of:=IFERROR(VLOOKUP([.M32];['tag lookup'.$A$1:.$B$1048576];2;0);&quot;&quot;)">
            <text:p/>
          </table:table-cell>
          <table:table-cell table:style-name="ce2" table:formula="of:=IF([.N32]=&quot;&quot;;&quot;&quot;;&quot;,&quot;&quot;tags&quot;&quot;:[&quot;&quot;&quot; &amp; [.N32] &amp; IF([.O32]=&quot;&quot;;&quot;&quot;&quot;]&quot;;&quot;&quot;&quot;,&quot;&quot;&quot; &amp; [.O32]&amp;IF([.P32]=&quot;&quot;;&quot;&quot;&quot;]&quot;;&quot;&quot;&quot;,&quot;&quot;&quot;&amp;[.P32]&amp;&quot;&quot;&quot;]&quot;)))" office:value-type="string" office:string-value=",&quot;tags&quot;:[&quot;Rings&quot;]" calcext:value-type="string">
            <text:p>,"tags":["Rings"]</text:p>
          </table:table-cell>
          <table:table-cell table:formula="of:=FIND(&quot;&gt;&quot;;[.B32])" office:value-type="float" office:value="58" calcext:value-type="float">
            <text:p>58</text:p>
          </table:table-cell>
          <table:table-cell table:formula="of:=MID([.B32];[.R32]+1;LEN([.B32])-[.R32]-5)" office:value-type="string" office:string-value="Hit the &lt;a href=&quot;http://darksouls3.wiki.fextralife.com/Illusory+Walls&quot;&gt;illusory wall&lt;/a&gt; at the back of the rafters and drop down to get the &lt;a href=&quot;http://darksouls3.wiki.fextralife.com/Covetous+Silver+Serpent+Ring&quot;&gt;Covetous Silver Serpent Ring&lt;/a&gt; from the chest" calcext:value-type="string">
            <text:p>Hit the &lt;a href="http://darksouls3.wiki.fextralife.com/Illusory+Walls"&gt;illusory wall&lt;/a&gt; at the back of the rafters and drop down to get the &lt;a href="http://darksouls3.wiki.fextralife.com/Covetous+Silver+Serpent+Ring"&gt;Covetous Silver Serpent Ring&lt;/a&gt; from the chest</text:p>
          </table:table-cell>
          <table:table-cell table:formula="of:=&quot;{&quot;&quot;text&quot;&quot;:&quot;&quot;&quot;&amp;SUBSTITUTE([.S32];&quot;&quot;&quot;&quot;;&quot;\&quot;&quot;&quot;)&amp;&quot;&quot;&quot;&quot;&amp;[.Q32]&amp;&quot;},&quot;" office:value-type="string" office:string-value="{&quot;text&quot;:&quot;Hit the &lt;a href=\&quot;http://darksouls3.wiki.fextralife.com/Illusory+Walls\&quot;&gt;illusory wall&lt;/a&gt; at the back of the rafters and drop down to get the &lt;a href=\&quot;http://darksouls3.wiki.fextralife.com/Covetous+Silver+Serpent+Ring\&quot;&gt;Covetous Silver Serpent Ring&lt;/a&gt; from the chest&quot;,&quot;tags&quot;:[&quot;Rings&quot;]}," calcext:value-type="string">
            <text:p>{"text":"Hit the &lt;a href=\"http://darksouls3.wiki.fextralife.com/Illusory+Walls\"&gt;illusory wall&lt;/a&gt; at the back of the rafters and drop down to get the &lt;a href=\"http://darksouls3.wiki.fextralife.com/Covetous+Silver+Serpent+Ring\"&gt;Covetous Silver Serpent Ring&lt;/a&gt; from the chest","tags":["Rings"]},</text:p>
          </table:table-cell>
        </table:table-row>
        <table:table-row table:style-name="ro1">
          <table:table-cell/>
          <table:table-cell office:value-type="string" calcext:value-type="string">
            <text:p><text:s text:c="12"/>&lt;li data-id="playthrough_1_13" class="f_none"&gt;Head into the Bell Tower, go up the lift and &lt;a href="http://darksouls3.wiki.fextralife.com/Unbreakable+Patches"&gt;Patches&lt;/a&gt; may close the door depending on your progress in the game&lt;/li&gt;</text:p>
          </table:table-cell>
          <table:table-cell table:formula="of:=TRIM([.B33])" office:value-type="string" office:string-value="&lt;li data-id=&quot;playthrough_1_13&quot; class=&quot;f_none&quot;&gt;Head into the Bell Tower, go up the lift and &lt;a href=&quot;http://darksouls3.wiki.fextralife.com/Unbreakable+Patches&quot;&gt;Patches&lt;/a&gt; may close the door depending on your progress in the game&lt;/li&gt;" calcext:value-type="string">
            <text:p>&lt;li data-id="playthrough_1_13" class="f_none"&gt;Head into the Bell Tower, go up the lift and &lt;a href="http://darksouls3.wiki.fextralife.com/Unbreakable+Patches"&gt;Patches&lt;/a&gt; may close the door depending on your progress in the game&lt;/li&gt;</text:p>
          </table:table-cell>
          <table:table-cell table:formula="of:=FIND(&quot;&quot;&quot;&quot;;[.C33];15)" office:value-type="float" office:value="30" calcext:value-type="float">
            <text:p>30</text:p>
          </table:table-cell>
          <table:table-cell table:formula="of:=FIND(&quot;&quot;&quot;&quot;;[.C33];[.D33]+1)" office:value-type="float" office:value="38" calcext:value-type="float">
            <text:p>38</text:p>
          </table:table-cell>
          <table:table-cell table:formula="of:=FIND(&quot;&quot;&quot;&quot;;[.C33];[.E33]+1)" office:value-type="float" office:value="45" calcext:value-type="float">
            <text:p>45</text:p>
          </table:table-cell>
          <table:table-cell table:formula="of:=MID([.C33];[.E33]+1;[.F33]-[.E33]-1)" office:value-type="string" office:string-value="f_none" calcext:value-type="string">
            <text:p>f_none</text:p>
          </table:table-cell>
          <table:table-cell table:formula="of:=FIND(&quot; &quot;;[.$G33])" office:value-type="string" office:string-value="" calcext:value-type="error">
            <text:p>#VALUE!</text:p>
          </table:table-cell>
          <table:table-cell table:formula="of:=FIND(&quot; &quot;;[.G33];[.H33]+1)" office:value-type="string" office:string-value="" calcext:value-type="error">
            <text:p>#VALUE!</text:p>
          </table:table-cell>
          <table:table-cell table:formula="of:=FIND(&quot; &quot;;[.G33];[.I33]+1)" office:value-type="string" office:string-value="" calcext:value-type="error">
            <text:p>#VALUE!</text:p>
          </table:table-cell>
          <table:table-cell table:formula="of:=LEFT([.G33];IFERROR([.H33]-1;99))" office:value-type="string" office:string-value="f_none" calcext:value-type="string">
            <text:p>f_none</text:p>
          </table:table-cell>
          <table:table-cell table:formula="of:=IF(ISERROR([.H33]);&quot;&quot;;MID([.G33];[.H33]+1;IFERROR([.I33]-[.H33]-1;99)))">
            <text:p/>
          </table:table-cell>
          <table:table-cell table:formula="of:=IF(ISERROR([.I33]);&quot;&quot;;MID([.G33];[.I33]+1;IFERROR([.J33]-[.I33]-1;99)))">
            <text:p/>
          </table:table-cell>
          <table:table-cell table:formula="of:=IFERROR(VLOOKUP([.K33];['tag lookup'.$A$1:.$B$1048576];2;0);&quot;&quot;)">
            <text:p/>
          </table:table-cell>
          <table:table-cell table:formula="of:=IFERROR(VLOOKUP([.L33];['tag lookup'.$A$1:.$B$1048576];2;0);&quot;&quot;)">
            <text:p/>
          </table:table-cell>
          <table:table-cell table:formula="of:=IFERROR(VLOOKUP([.M33];['tag lookup'.$A$1:.$B$1048576];2;0);&quot;&quot;)">
            <text:p/>
          </table:table-cell>
          <table:table-cell table:style-name="ce2" table:formula="of:=IF([.N33]=&quot;&quot;;&quot;&quot;;&quot;,&quot;&quot;tags&quot;&quot;:[&quot;&quot;&quot; &amp; [.N33] &amp; IF([.O33]=&quot;&quot;;&quot;&quot;&quot;]&quot;;&quot;&quot;&quot;,&quot;&quot;&quot; &amp; [.O33]&amp;IF([.P33]=&quot;&quot;;&quot;&quot;&quot;]&quot;;&quot;&quot;&quot;,&quot;&quot;&quot;&amp;[.P33]&amp;&quot;&quot;&quot;]&quot;)))">
            <text:p/>
          </table:table-cell>
          <table:table-cell table:formula="of:=FIND(&quot;&gt;&quot;;[.B33])" office:value-type="float" office:value="58" calcext:value-type="float">
            <text:p>58</text:p>
          </table:table-cell>
          <table:table-cell table:formula="of:=MID([.B33];[.R33]+1;LEN([.B33])-[.R33]-5)" office:value-type="string" office:string-value="Head into the Bell Tower, go up the lift and &lt;a href=&quot;http://darksouls3.wiki.fextralife.com/Unbreakable+Patches&quot;&gt;Patches&lt;/a&gt; may close the door depending on your progress in the game" calcext:value-type="string">
            <text:p>Head into the Bell Tower, go up the lift and &lt;a href="http://darksouls3.wiki.fextralife.com/Unbreakable+Patches"&gt;Patches&lt;/a&gt; may close the door depending on your progress in the game</text:p>
          </table:table-cell>
          <table:table-cell table:formula="of:=&quot;{&quot;&quot;text&quot;&quot;:&quot;&quot;&quot;&amp;SUBSTITUTE([.S33];&quot;&quot;&quot;&quot;;&quot;\&quot;&quot;&quot;)&amp;&quot;&quot;&quot;&quot;&amp;[.Q33]&amp;&quot;},&quot;" office:value-type="string" office:string-value="{&quot;text&quot;:&quot;Head into the Bell Tower, go up the lift and &lt;a href=\&quot;http://darksouls3.wiki.fextralife.com/Unbreakable+Patches\&quot;&gt;Patches&lt;/a&gt; may close the door depending on your progress in the game&quot;}," calcext:value-type="string">
            <text:p>{"text":"Head into the Bell Tower, go up the lift and &lt;a href=\"http://darksouls3.wiki.fextralife.com/Unbreakable+Patches\"&gt;Patches&lt;/a&gt; may close the door depending on your progress in the game"},</text:p>
          </table:table-cell>
        </table:table-row>
        <table:table-row table:style-name="ro1">
          <table:table-cell/>
          <table:table-cell office:value-type="string" calcext:value-type="string">
            <text:p><text:s text:c="12"/>&lt;li data-id="playthrough_1_14" class="f_misc"&gt;At the top of the Bell Tower, pick up the &lt;a href="http://darksouls3.wiki.fextralife.com/Fire%20Keeper+Soul"&gt;Fire Keeper Soul&lt;/a&gt;&lt;/li&gt;</text:p>
          </table:table-cell>
          <table:table-cell table:formula="of:=TRIM([.B34])" office:value-type="string" office:string-value="&lt;li data-id=&quot;playthrough_1_14&quot; class=&quot;f_misc&quot;&gt;At the top of the Bell Tower, pick up the &lt;a href=&quot;http://darksouls3.wiki.fextralife.com/Fire%20Keeper+Soul&quot;&gt;Fire Keeper Soul&lt;/a&gt;&lt;/li&gt;" calcext:value-type="string">
            <text:p>&lt;li data-id="playthrough_1_14" class="f_misc"&gt;At the top of the Bell Tower, pick up the &lt;a href="http://darksouls3.wiki.fextralife.com/Fire%20Keeper+Soul"&gt;Fire Keeper Soul&lt;/a&gt;&lt;/li&gt;</text:p>
          </table:table-cell>
          <table:table-cell table:formula="of:=FIND(&quot;&quot;&quot;&quot;;[.C34];15)" office:value-type="float" office:value="30" calcext:value-type="float">
            <text:p>30</text:p>
          </table:table-cell>
          <table:table-cell table:formula="of:=FIND(&quot;&quot;&quot;&quot;;[.C34];[.D34]+1)" office:value-type="float" office:value="38" calcext:value-type="float">
            <text:p>38</text:p>
          </table:table-cell>
          <table:table-cell table:formula="of:=FIND(&quot;&quot;&quot;&quot;;[.C34];[.E34]+1)" office:value-type="float" office:value="45" calcext:value-type="float">
            <text:p>45</text:p>
          </table:table-cell>
          <table:table-cell table:formula="of:=MID([.C34];[.E34]+1;[.F34]-[.E34]-1)" office:value-type="string" office:string-value="f_misc" calcext:value-type="string">
            <text:p>f_misc</text:p>
          </table:table-cell>
          <table:table-cell table:formula="of:=FIND(&quot; &quot;;[.$G34])" office:value-type="string" office:string-value="" calcext:value-type="error">
            <text:p>#VALUE!</text:p>
          </table:table-cell>
          <table:table-cell table:formula="of:=FIND(&quot; &quot;;[.G34];[.H34]+1)" office:value-type="string" office:string-value="" calcext:value-type="error">
            <text:p>#VALUE!</text:p>
          </table:table-cell>
          <table:table-cell table:formula="of:=FIND(&quot; &quot;;[.G34];[.I34]+1)" office:value-type="string" office:string-value="" calcext:value-type="error">
            <text:p>#VALUE!</text:p>
          </table:table-cell>
          <table:table-cell table:formula="of:=LEFT([.G34];IFERROR([.H34]-1;99))" office:value-type="string" office:string-value="f_misc" calcext:value-type="string">
            <text:p>f_misc</text:p>
          </table:table-cell>
          <table:table-cell table:formula="of:=IF(ISERROR([.H34]);&quot;&quot;;MID([.G34];[.H34]+1;IFERROR([.I34]-[.H34]-1;99)))">
            <text:p/>
          </table:table-cell>
          <table:table-cell table:formula="of:=IF(ISERROR([.I34]);&quot;&quot;;MID([.G34];[.I34]+1;IFERROR([.J34]-[.I34]-1;99)))">
            <text:p/>
          </table:table-cell>
          <table:table-cell table:formula="of:=IFERROR(VLOOKUP([.K34];['tag lookup'.$A$1:.$B$1048576];2;0);&quot;&quot;)" office:value-type="string" office:string-value="Misc. items" calcext:value-type="string">
            <text:p>Misc. items</text:p>
          </table:table-cell>
          <table:table-cell table:formula="of:=IFERROR(VLOOKUP([.L34];['tag lookup'.$A$1:.$B$1048576];2;0);&quot;&quot;)">
            <text:p/>
          </table:table-cell>
          <table:table-cell table:formula="of:=IFERROR(VLOOKUP([.M34];['tag lookup'.$A$1:.$B$1048576];2;0);&quot;&quot;)">
            <text:p/>
          </table:table-cell>
          <table:table-cell table:style-name="ce2" table:formula="of:=IF([.N34]=&quot;&quot;;&quot;&quot;;&quot;,&quot;&quot;tags&quot;&quot;:[&quot;&quot;&quot; &amp; [.N34] &amp; IF([.O34]=&quot;&quot;;&quot;&quot;&quot;]&quot;;&quot;&quot;&quot;,&quot;&quot;&quot; &amp; [.O34]&amp;IF([.P34]=&quot;&quot;;&quot;&quot;&quot;]&quot;;&quot;&quot;&quot;,&quot;&quot;&quot;&amp;[.P34]&amp;&quot;&quot;&quot;]&quot;)))" office:value-type="string" office:string-value=",&quot;tags&quot;:[&quot;Misc. items&quot;]" calcext:value-type="string">
            <text:p>,"tags":["Misc. items"]</text:p>
          </table:table-cell>
          <table:table-cell table:formula="of:=FIND(&quot;&gt;&quot;;[.B34])" office:value-type="float" office:value="58" calcext:value-type="float">
            <text:p>58</text:p>
          </table:table-cell>
          <table:table-cell table:formula="of:=MID([.B34];[.R34]+1;LEN([.B34])-[.R34]-5)" office:value-type="string" office:string-value="At the top of the Bell Tower, pick up the &lt;a href=&quot;http://darksouls3.wiki.fextralife.com/Fire%20Keeper+Soul&quot;&gt;Fire Keeper Soul&lt;/a&gt;" calcext:value-type="string">
            <text:p>At the top of the Bell Tower, pick up the &lt;a href="http://darksouls3.wiki.fextralife.com/Fire%20Keeper+Soul"&gt;Fire Keeper Soul&lt;/a&gt;</text:p>
          </table:table-cell>
          <table:table-cell table:formula="of:=&quot;{&quot;&quot;text&quot;&quot;:&quot;&quot;&quot;&amp;SUBSTITUTE([.S34];&quot;&quot;&quot;&quot;;&quot;\&quot;&quot;&quot;)&amp;&quot;&quot;&quot;&quot;&amp;[.Q34]&amp;&quot;},&quot;" office:value-type="string" office:string-value="{&quot;text&quot;:&quot;At the top of the Bell Tower, pick up the &lt;a href=\&quot;http://darksouls3.wiki.fextralife.com/Fire%20Keeper+Soul\&quot;&gt;Fire Keeper Soul&lt;/a&gt;&quot;,&quot;tags&quot;:[&quot;Misc. items&quot;]}," calcext:value-type="string">
            <text:p>{"text":"At the top of the Bell Tower, pick up the &lt;a href=\"http://darksouls3.wiki.fextralife.com/Fire%20Keeper+Soul\"&gt;Fire Keeper Soul&lt;/a&gt;","tags":["Misc. items"]},</text:p>
          </table:table-cell>
        </table:table-row>
        <table:table-row table:style-name="ro1">
          <table:table-cell/>
          <table:table-cell office:value-type="string" calcext:value-type="string">
            <text:p><text:s text:c="12"/>&lt;li data-id="playthrough_1_15" class="f_arm"&gt;Go back down the lift and look down the right side. Carefully jump down to the tombstone and pick up the &lt;a href="http://darksouls3.wiki.fextralife.com/Fire+Keeper+Set"&gt;Fire Keeper Set&lt;/a&gt; from the corpse &lt;/li&gt;</text:p>
          </table:table-cell>
          <table:table-cell table:formula="of:=TRIM([.B35])" office:value-type="string" office:string-value="&lt;li data-id=&quot;playthrough_1_15&quot; class=&quot;f_arm&quot;&gt;Go back down the lift and look down the right side. Carefully jump down to the tombstone and pick up the &lt;a href=&quot;http://darksouls3.wiki.fextralife.com/Fire+Keeper+Set&quot;&gt;Fire Keeper Set&lt;/a&gt; from the corpse &lt;/li&gt;" calcext:value-type="string">
            <text:p>&lt;li data-id="playthrough_1_15" class="f_arm"&gt;Go back down the lift and look down the right side. Carefully jump down to the tombstone and pick up the &lt;a href="http://darksouls3.wiki.fextralife.com/Fire+Keeper+Set"&gt;Fire Keeper Set&lt;/a&gt; from the corpse &lt;/li&gt;</text:p>
          </table:table-cell>
          <table:table-cell table:formula="of:=FIND(&quot;&quot;&quot;&quot;;[.C35];15)" office:value-type="float" office:value="30" calcext:value-type="float">
            <text:p>30</text:p>
          </table:table-cell>
          <table:table-cell table:formula="of:=FIND(&quot;&quot;&quot;&quot;;[.C35];[.D35]+1)" office:value-type="float" office:value="38" calcext:value-type="float">
            <text:p>38</text:p>
          </table:table-cell>
          <table:table-cell table:formula="of:=FIND(&quot;&quot;&quot;&quot;;[.C35];[.E35]+1)" office:value-type="float" office:value="44" calcext:value-type="float">
            <text:p>44</text:p>
          </table:table-cell>
          <table:table-cell table:formula="of:=MID([.C35];[.E35]+1;[.F35]-[.E35]-1)" office:value-type="string" office:string-value="f_arm" calcext:value-type="string">
            <text:p>f_arm</text:p>
          </table:table-cell>
          <table:table-cell table:formula="of:=FIND(&quot; &quot;;[.$G35])" office:value-type="string" office:string-value="" calcext:value-type="error">
            <text:p>#VALUE!</text:p>
          </table:table-cell>
          <table:table-cell table:formula="of:=FIND(&quot; &quot;;[.G35];[.H35]+1)" office:value-type="string" office:string-value="" calcext:value-type="error">
            <text:p>#VALUE!</text:p>
          </table:table-cell>
          <table:table-cell table:formula="of:=FIND(&quot; &quot;;[.G35];[.I35]+1)" office:value-type="string" office:string-value="" calcext:value-type="error">
            <text:p>#VALUE!</text:p>
          </table:table-cell>
          <table:table-cell table:formula="of:=LEFT([.G35];IFERROR([.H35]-1;99))" office:value-type="string" office:string-value="f_arm" calcext:value-type="string">
            <text:p>f_arm</text:p>
          </table:table-cell>
          <table:table-cell table:formula="of:=IF(ISERROR([.H35]);&quot;&quot;;MID([.G35];[.H35]+1;IFERROR([.I35]-[.H35]-1;99)))">
            <text:p/>
          </table:table-cell>
          <table:table-cell table:formula="of:=IF(ISERROR([.I35]);&quot;&quot;;MID([.G35];[.I35]+1;IFERROR([.J35]-[.I35]-1;99)))">
            <text:p/>
          </table:table-cell>
          <table:table-cell table:formula="of:=IFERROR(VLOOKUP([.K35];['tag lookup'.$A$1:.$B$1048576];2;0);&quot;&quot;)" office:value-type="string" office:string-value="Armor" calcext:value-type="string">
            <text:p>Armor</text:p>
          </table:table-cell>
          <table:table-cell table:formula="of:=IFERROR(VLOOKUP([.L35];['tag lookup'.$A$1:.$B$1048576];2;0);&quot;&quot;)">
            <text:p/>
          </table:table-cell>
          <table:table-cell table:formula="of:=IFERROR(VLOOKUP([.M35];['tag lookup'.$A$1:.$B$1048576];2;0);&quot;&quot;)">
            <text:p/>
          </table:table-cell>
          <table:table-cell table:style-name="ce2" table:formula="of:=IF([.N35]=&quot;&quot;;&quot;&quot;;&quot;,&quot;&quot;tags&quot;&quot;:[&quot;&quot;&quot; &amp; [.N35] &amp; IF([.O35]=&quot;&quot;;&quot;&quot;&quot;]&quot;;&quot;&quot;&quot;,&quot;&quot;&quot; &amp; [.O35]&amp;IF([.P35]=&quot;&quot;;&quot;&quot;&quot;]&quot;;&quot;&quot;&quot;,&quot;&quot;&quot;&amp;[.P35]&amp;&quot;&quot;&quot;]&quot;)))" office:value-type="string" office:string-value=",&quot;tags&quot;:[&quot;Armor&quot;]" calcext:value-type="string">
            <text:p>,"tags":["Armor"]</text:p>
          </table:table-cell>
          <table:table-cell table:formula="of:=FIND(&quot;&gt;&quot;;[.B35])" office:value-type="float" office:value="57" calcext:value-type="float">
            <text:p>57</text:p>
          </table:table-cell>
          <table:table-cell table:formula="of:=MID([.B35];[.R35]+1;LEN([.B35])-[.R35]-5)" office:value-type="string" office:string-value="Go back down the lift and look down the right side. Carefully jump down to the tombstone and pick up the &lt;a href=&quot;http://darksouls3.wiki.fextralife.com/Fire+Keeper+Set&quot;&gt;Fire Keeper Set&lt;/a&gt; from the corpse " calcext:value-type="string">
            <text:p>Go back down the lift and look down the right side. Carefully jump down to the tombstone and pick up the &lt;a href="http://darksouls3.wiki.fextralife.com/Fire+Keeper+Set"&gt;Fire Keeper Set&lt;/a&gt; from the corpse </text:p>
          </table:table-cell>
          <table:table-cell table:formula="of:=&quot;{&quot;&quot;text&quot;&quot;:&quot;&quot;&quot;&amp;SUBSTITUTE([.S35];&quot;&quot;&quot;&quot;;&quot;\&quot;&quot;&quot;)&amp;&quot;&quot;&quot;&quot;&amp;[.Q35]&amp;&quot;},&quot;" office:value-type="string" office:string-value="{&quot;text&quot;:&quot;Go back down the lift and look down the right side. Carefully jump down to the tombstone and pick up the &lt;a href=\&quot;http://darksouls3.wiki.fextralife.com/Fire+Keeper+Set\&quot;&gt;Fire Keeper Set&lt;/a&gt; from the corpse &quot;,&quot;tags&quot;:[&quot;Armor&quot;]}," calcext:value-type="string">
            <text:p>{"text":"Go back down the lift and look down the right side. Carefully jump down to the tombstone and pick up the &lt;a href=\"http://darksouls3.wiki.fextralife.com/Fire+Keeper+Set\"&gt;Fire Keeper Set&lt;/a&gt; from the corpse ","tags":["Armor"]},</text:p>
          </table:table-cell>
        </table:table-row>
        <table:table-row table:style-name="ro1">
          <table:table-cell/>
          <table:table-cell office:value-type="string" calcext:value-type="string">
            <text:p><text:s text:c="12"/>&lt;li data-id="playthrough_1_16" class="f_ring"&gt;Make your way down to the bottom and pick up the &lt;a href="http://darksouls3.wiki.fextralife.com/Estus+Ring"&gt;Estus Ring&lt;/a&gt; from another corpse and open the door&lt;/li&gt;</text:p>
          </table:table-cell>
          <table:table-cell table:formula="of:=TRIM([.B36])" office:value-type="string" office:string-value="&lt;li data-id=&quot;playthrough_1_16&quot; class=&quot;f_ring&quot;&gt;Make your way down to the bottom and pick up the &lt;a href=&quot;http://darksouls3.wiki.fextralife.com/Estus+Ring&quot;&gt;Estus Ring&lt;/a&gt; from another corpse and open the door&lt;/li&gt;" calcext:value-type="string">
            <text:p>&lt;li data-id="playthrough_1_16" class="f_ring"&gt;Make your way down to the bottom and pick up the &lt;a href="http://darksouls3.wiki.fextralife.com/Estus+Ring"&gt;Estus Ring&lt;/a&gt; from another corpse and open the door&lt;/li&gt;</text:p>
          </table:table-cell>
          <table:table-cell table:formula="of:=FIND(&quot;&quot;&quot;&quot;;[.C36];15)" office:value-type="float" office:value="30" calcext:value-type="float">
            <text:p>30</text:p>
          </table:table-cell>
          <table:table-cell table:formula="of:=FIND(&quot;&quot;&quot;&quot;;[.C36];[.D36]+1)" office:value-type="float" office:value="38" calcext:value-type="float">
            <text:p>38</text:p>
          </table:table-cell>
          <table:table-cell table:formula="of:=FIND(&quot;&quot;&quot;&quot;;[.C36];[.E36]+1)" office:value-type="float" office:value="45" calcext:value-type="float">
            <text:p>45</text:p>
          </table:table-cell>
          <table:table-cell table:formula="of:=MID([.C36];[.E36]+1;[.F36]-[.E36]-1)" office:value-type="string" office:string-value="f_ring" calcext:value-type="string">
            <text:p>f_ring</text:p>
          </table:table-cell>
          <table:table-cell table:formula="of:=FIND(&quot; &quot;;[.$G36])" office:value-type="string" office:string-value="" calcext:value-type="error">
            <text:p>#VALUE!</text:p>
          </table:table-cell>
          <table:table-cell table:formula="of:=FIND(&quot; &quot;;[.G36];[.H36]+1)" office:value-type="string" office:string-value="" calcext:value-type="error">
            <text:p>#VALUE!</text:p>
          </table:table-cell>
          <table:table-cell table:formula="of:=FIND(&quot; &quot;;[.G36];[.I36]+1)" office:value-type="string" office:string-value="" calcext:value-type="error">
            <text:p>#VALUE!</text:p>
          </table:table-cell>
          <table:table-cell table:formula="of:=LEFT([.G36];IFERROR([.H36]-1;99))" office:value-type="string" office:string-value="f_ring" calcext:value-type="string">
            <text:p>f_ring</text:p>
          </table:table-cell>
          <table:table-cell table:formula="of:=IF(ISERROR([.H36]);&quot;&quot;;MID([.G36];[.H36]+1;IFERROR([.I36]-[.H36]-1;99)))">
            <text:p/>
          </table:table-cell>
          <table:table-cell table:formula="of:=IF(ISERROR([.I36]);&quot;&quot;;MID([.G36];[.I36]+1;IFERROR([.J36]-[.I36]-1;99)))">
            <text:p/>
          </table:table-cell>
          <table:table-cell table:formula="of:=IFERROR(VLOOKUP([.K36];['tag lookup'.$A$1:.$B$1048576];2;0);&quot;&quot;)" office:value-type="string" office:string-value="Rings" calcext:value-type="string">
            <text:p>Rings</text:p>
          </table:table-cell>
          <table:table-cell table:formula="of:=IFERROR(VLOOKUP([.L36];['tag lookup'.$A$1:.$B$1048576];2;0);&quot;&quot;)">
            <text:p/>
          </table:table-cell>
          <table:table-cell table:formula="of:=IFERROR(VLOOKUP([.M36];['tag lookup'.$A$1:.$B$1048576];2;0);&quot;&quot;)">
            <text:p/>
          </table:table-cell>
          <table:table-cell table:style-name="ce2" table:formula="of:=IF([.N36]=&quot;&quot;;&quot;&quot;;&quot;,&quot;&quot;tags&quot;&quot;:[&quot;&quot;&quot; &amp; [.N36] &amp; IF([.O36]=&quot;&quot;;&quot;&quot;&quot;]&quot;;&quot;&quot;&quot;,&quot;&quot;&quot; &amp; [.O36]&amp;IF([.P36]=&quot;&quot;;&quot;&quot;&quot;]&quot;;&quot;&quot;&quot;,&quot;&quot;&quot;&amp;[.P36]&amp;&quot;&quot;&quot;]&quot;)))" office:value-type="string" office:string-value=",&quot;tags&quot;:[&quot;Rings&quot;]" calcext:value-type="string">
            <text:p>,"tags":["Rings"]</text:p>
          </table:table-cell>
          <table:table-cell table:formula="of:=FIND(&quot;&gt;&quot;;[.B36])" office:value-type="float" office:value="58" calcext:value-type="float">
            <text:p>58</text:p>
          </table:table-cell>
          <table:table-cell table:formula="of:=MID([.B36];[.R36]+1;LEN([.B36])-[.R36]-5)" office:value-type="string" office:string-value="Make your way down to the bottom and pick up the &lt;a href=&quot;http://darksouls3.wiki.fextralife.com/Estus+Ring&quot;&gt;Estus Ring&lt;/a&gt; from another corpse and open the door" calcext:value-type="string">
            <text:p>Make your way down to the bottom and pick up the &lt;a href="http://darksouls3.wiki.fextralife.com/Estus+Ring"&gt;Estus Ring&lt;/a&gt; from another corpse and open the door</text:p>
          </table:table-cell>
          <table:table-cell table:formula="of:=&quot;{&quot;&quot;text&quot;&quot;:&quot;&quot;&quot;&amp;SUBSTITUTE([.S36];&quot;&quot;&quot;&quot;;&quot;\&quot;&quot;&quot;)&amp;&quot;&quot;&quot;&quot;&amp;[.Q36]&amp;&quot;},&quot;" office:value-type="string" office:string-value="{&quot;text&quot;:&quot;Make your way down to the bottom and pick up the &lt;a href=\&quot;http://darksouls3.wiki.fextralife.com/Estus+Ring\&quot;&gt;Estus Ring&lt;/a&gt; from another corpse and open the door&quot;,&quot;tags&quot;:[&quot;Rings&quot;]}," calcext:value-type="string">
            <text:p>{"text":"Make your way down to the bottom and pick up the &lt;a href=\"http://darksouls3.wiki.fextralife.com/Estus+Ring\"&gt;Estus Ring&lt;/a&gt; from another corpse and open the door","tags":["Rings"]},</text:p>
          </table:table-cell>
        </table:table-row>
        <table:table-row table:style-name="ro1">
          <table:table-cell table:number-columns-repeated="16"/>
          <table:table-cell table:style-name="ce2"/>
          <table:table-cell table:number-columns-repeated="2"/>
          <table:table-cell table:formula="of:=&quot;]}{&quot;&quot;title&quot;&quot;: &quot;&quot;&quot;&amp;[.A37]&amp;&quot;&quot;&quot;,&quot;&quot;steps&quot;&quot;:[&quot;" office:value-type="string" office:string-value="]}{&quot;title&quot;: &quot;&quot;,&quot;steps&quot;:[" calcext:value-type="string">
            <text:p>]}{"title": "","steps":[</text:p>
          </table:table-cell>
        </table:table-row>
        <table:table-row table:style-name="ro1">
          <table:table-cell table:style-name="ce1" office:value-type="string" calcext:value-type="string">
            <text:p>High Wall of Lothric</text:p>
          </table:table-cell>
          <table:table-cell office:value-type="string" calcext:value-type="string">
            <text:p>&lt;li data-id="playthrough_2_1" class="f_none"&gt;Open the door ahead and rest at the High Wall of Lothric bonfire&lt;/li&gt;</text:p>
          </table:table-cell>
          <table:table-cell table:formula="of:=TRIM([.B38])" office:value-type="string" office:string-value="&lt;li data-id=&quot;playthrough_2_1&quot; class=&quot;f_none&quot;&gt;Open the door ahead and rest at the High Wall of Lothric bonfire&lt;/li&gt;" calcext:value-type="string">
            <text:p>&lt;li data-id="playthrough_2_1" class="f_none"&gt;Open the door ahead and rest at the High Wall of Lothric bonfire&lt;/li&gt;</text:p>
          </table:table-cell>
          <table:table-cell table:formula="of:=FIND(&quot;&quot;&quot;&quot;;[.C38];15)" office:value-type="float" office:value="29" calcext:value-type="float">
            <text:p>29</text:p>
          </table:table-cell>
          <table:table-cell table:formula="of:=FIND(&quot;&quot;&quot;&quot;;[.C38];[.D38]+1)" office:value-type="float" office:value="37" calcext:value-type="float">
            <text:p>37</text:p>
          </table:table-cell>
          <table:table-cell table:formula="of:=FIND(&quot;&quot;&quot;&quot;;[.C38];[.E38]+1)" office:value-type="float" office:value="44" calcext:value-type="float">
            <text:p>44</text:p>
          </table:table-cell>
          <table:table-cell table:formula="of:=MID([.C38];[.E38]+1;[.F38]-[.E38]-1)" office:value-type="string" office:string-value="f_none" calcext:value-type="string">
            <text:p>f_none</text:p>
          </table:table-cell>
          <table:table-cell table:formula="of:=FIND(&quot; &quot;;[.$G38])" office:value-type="string" office:string-value="" calcext:value-type="error">
            <text:p>#VALUE!</text:p>
          </table:table-cell>
          <table:table-cell table:formula="of:=FIND(&quot; &quot;;[.G38];[.H38]+1)" office:value-type="string" office:string-value="" calcext:value-type="error">
            <text:p>#VALUE!</text:p>
          </table:table-cell>
          <table:table-cell table:formula="of:=FIND(&quot; &quot;;[.G38];[.I38]+1)" office:value-type="string" office:string-value="" calcext:value-type="error">
            <text:p>#VALUE!</text:p>
          </table:table-cell>
          <table:table-cell table:formula="of:=LEFT([.G38];IFERROR([.H38]-1;99))" office:value-type="string" office:string-value="f_none" calcext:value-type="string">
            <text:p>f_none</text:p>
          </table:table-cell>
          <table:table-cell table:formula="of:=IF(ISERROR([.H38]);&quot;&quot;;MID([.G38];[.H38]+1;IFERROR([.I38]-[.H38]-1;99)))">
            <text:p/>
          </table:table-cell>
          <table:table-cell table:formula="of:=IF(ISERROR([.I38]);&quot;&quot;;MID([.G38];[.I38]+1;IFERROR([.J38]-[.I38]-1;99)))">
            <text:p/>
          </table:table-cell>
          <table:table-cell table:formula="of:=IFERROR(VLOOKUP([.K38];['tag lookup'.$A$1:.$B$1048576];2;0);&quot;&quot;)">
            <text:p/>
          </table:table-cell>
          <table:table-cell table:formula="of:=IFERROR(VLOOKUP([.L38];['tag lookup'.$A$1:.$B$1048576];2;0);&quot;&quot;)">
            <text:p/>
          </table:table-cell>
          <table:table-cell table:formula="of:=IFERROR(VLOOKUP([.M38];['tag lookup'.$A$1:.$B$1048576];2;0);&quot;&quot;)">
            <text:p/>
          </table:table-cell>
          <table:table-cell table:style-name="ce2" table:formula="of:=IF([.N38]=&quot;&quot;;&quot;&quot;;&quot;,&quot;&quot;tags&quot;&quot;:[&quot;&quot;&quot; &amp; [.N38] &amp; IF([.O38]=&quot;&quot;;&quot;&quot;&quot;]&quot;;&quot;&quot;&quot;,&quot;&quot;&quot; &amp; [.O38]&amp;IF([.P38]=&quot;&quot;;&quot;&quot;&quot;]&quot;;&quot;&quot;&quot;,&quot;&quot;&quot;&amp;[.P38]&amp;&quot;&quot;&quot;]&quot;)))">
            <text:p/>
          </table:table-cell>
          <table:table-cell table:formula="of:=FIND(&quot;&gt;&quot;;[.B38])" office:value-type="float" office:value="45" calcext:value-type="float">
            <text:p>45</text:p>
          </table:table-cell>
          <table:table-cell table:formula="of:=MID([.B38];[.R38]+1;LEN([.B38])-[.R38]-5)" office:value-type="string" office:string-value="Open the door ahead and rest at the High Wall of Lothric bonfire" calcext:value-type="string">
            <text:p>Open the door ahead and rest at the High Wall of Lothric bonfire</text:p>
          </table:table-cell>
          <table:table-cell table:formula="of:=&quot;{&quot;&quot;text&quot;&quot;:&quot;&quot;&quot;&amp;SUBSTITUTE([.S38];&quot;&quot;&quot;&quot;;&quot;\&quot;&quot;&quot;)&amp;&quot;&quot;&quot;&quot;&amp;[.Q38]&amp;&quot;},&quot;" office:value-type="string" office:string-value="{&quot;text&quot;:&quot;Open the door ahead and rest at the High Wall of Lothric bonfire&quot;}," calcext:value-type="string">
            <text:p>{"text":"Open the door ahead and rest at the High Wall of Lothric bonfire"},</text:p>
          </table:table-cell>
        </table:table-row>
        <table:table-row table:style-name="ro1">
          <table:table-cell/>
          <table:table-cell office:value-type="string" calcext:value-type="string">
            <text:p><text:s text:c="12"/>&lt;li data-id="playthrough_2_2" class="f_misc"&gt;Take the right path onto the rampart and head down the small stairs on the left. Pick up the &lt;a href="http://darksouls3.wiki.fextralife.com/Soul+of+a+Deserted+Corpse"&gt;Soul of a Deserted Corpse&lt;/a&gt; from the corpse&lt;/li&gt;</text:p>
          </table:table-cell>
          <table:table-cell table:formula="of:=TRIM([.B39])" office:value-type="string" office:string-value="&lt;li data-id=&quot;playthrough_2_2&quot; class=&quot;f_misc&quot;&gt;Take the right path onto the rampart and head down the small stairs on the left. Pick up the &lt;a href=&quot;http://darksouls3.wiki.fextralife.com/Soul+of+a+Deserted+Corpse&quot;&gt;Soul of a Deserted Corpse&lt;/a&gt; from the corpse&lt;/li&gt;" calcext:value-type="string">
            <text:p>&lt;li data-id="playthrough_2_2" class="f_misc"&gt;Take the right path onto the rampart and head down the small stairs on the left. Pick up the &lt;a href="http://darksouls3.wiki.fextralife.com/Soul+of+a+Deserted+Corpse"&gt;Soul of a Deserted Corpse&lt;/a&gt; from the corpse&lt;/li&gt;</text:p>
          </table:table-cell>
          <table:table-cell table:formula="of:=FIND(&quot;&quot;&quot;&quot;;[.C39];15)" office:value-type="float" office:value="29" calcext:value-type="float">
            <text:p>29</text:p>
          </table:table-cell>
          <table:table-cell table:formula="of:=FIND(&quot;&quot;&quot;&quot;;[.C39];[.D39]+1)" office:value-type="float" office:value="37" calcext:value-type="float">
            <text:p>37</text:p>
          </table:table-cell>
          <table:table-cell table:formula="of:=FIND(&quot;&quot;&quot;&quot;;[.C39];[.E39]+1)" office:value-type="float" office:value="44" calcext:value-type="float">
            <text:p>44</text:p>
          </table:table-cell>
          <table:table-cell table:formula="of:=MID([.C39];[.E39]+1;[.F39]-[.E39]-1)" office:value-type="string" office:string-value="f_misc" calcext:value-type="string">
            <text:p>f_misc</text:p>
          </table:table-cell>
          <table:table-cell table:formula="of:=FIND(&quot; &quot;;[.$G39])" office:value-type="string" office:string-value="" calcext:value-type="error">
            <text:p>#VALUE!</text:p>
          </table:table-cell>
          <table:table-cell table:formula="of:=FIND(&quot; &quot;;[.G39];[.H39]+1)" office:value-type="string" office:string-value="" calcext:value-type="error">
            <text:p>#VALUE!</text:p>
          </table:table-cell>
          <table:table-cell table:formula="of:=FIND(&quot; &quot;;[.G39];[.I39]+1)" office:value-type="string" office:string-value="" calcext:value-type="error">
            <text:p>#VALUE!</text:p>
          </table:table-cell>
          <table:table-cell table:formula="of:=LEFT([.G39];IFERROR([.H39]-1;99))" office:value-type="string" office:string-value="f_misc" calcext:value-type="string">
            <text:p>f_misc</text:p>
          </table:table-cell>
          <table:table-cell table:formula="of:=IF(ISERROR([.H39]);&quot;&quot;;MID([.G39];[.H39]+1;IFERROR([.I39]-[.H39]-1;99)))">
            <text:p/>
          </table:table-cell>
          <table:table-cell table:formula="of:=IF(ISERROR([.I39]);&quot;&quot;;MID([.G39];[.I39]+1;IFERROR([.J39]-[.I39]-1;99)))">
            <text:p/>
          </table:table-cell>
          <table:table-cell table:formula="of:=IFERROR(VLOOKUP([.K39];['tag lookup'.$A$1:.$B$1048576];2;0);&quot;&quot;)" office:value-type="string" office:string-value="Misc. items" calcext:value-type="string">
            <text:p>Misc. items</text:p>
          </table:table-cell>
          <table:table-cell table:formula="of:=IFERROR(VLOOKUP([.L39];['tag lookup'.$A$1:.$B$1048576];2;0);&quot;&quot;)">
            <text:p/>
          </table:table-cell>
          <table:table-cell table:formula="of:=IFERROR(VLOOKUP([.M39];['tag lookup'.$A$1:.$B$1048576];2;0);&quot;&quot;)">
            <text:p/>
          </table:table-cell>
          <table:table-cell table:style-name="ce2" table:formula="of:=IF([.N39]=&quot;&quot;;&quot;&quot;;&quot;,&quot;&quot;tags&quot;&quot;:[&quot;&quot;&quot; &amp; [.N39] &amp; IF([.O39]=&quot;&quot;;&quot;&quot;&quot;]&quot;;&quot;&quot;&quot;,&quot;&quot;&quot; &amp; [.O39]&amp;IF([.P39]=&quot;&quot;;&quot;&quot;&quot;]&quot;;&quot;&quot;&quot;,&quot;&quot;&quot;&amp;[.P39]&amp;&quot;&quot;&quot;]&quot;)))" office:value-type="string" office:string-value=",&quot;tags&quot;:[&quot;Misc. items&quot;]" calcext:value-type="string">
            <text:p>,"tags":["Misc. items"]</text:p>
          </table:table-cell>
          <table:table-cell table:formula="of:=FIND(&quot;&gt;&quot;;[.B39])" office:value-type="float" office:value="57" calcext:value-type="float">
            <text:p>57</text:p>
          </table:table-cell>
          <table:table-cell table:formula="of:=MID([.B39];[.R39]+1;LEN([.B39])-[.R39]-5)" office:value-type="string" office:string-value="Take the right path onto the rampart and head down the small stairs on the left. Pick up the &lt;a href=&quot;http://darksouls3.wiki.fextralife.com/Soul+of+a+Deserted+Corpse&quot;&gt;Soul of a Deserted Corpse&lt;/a&gt; from the corpse" calcext:value-type="string">
            <text:p>Take the right path onto the rampart and head down the small stairs on the left. Pick up the &lt;a href="http://darksouls3.wiki.fextralife.com/Soul+of+a+Deserted+Corpse"&gt;Soul of a Deserted Corpse&lt;/a&gt; from the corpse</text:p>
          </table:table-cell>
          <table:table-cell table:formula="of:=&quot;{&quot;&quot;text&quot;&quot;:&quot;&quot;&quot;&amp;SUBSTITUTE([.S39];&quot;&quot;&quot;&quot;;&quot;\&quot;&quot;&quot;)&amp;&quot;&quot;&quot;&quot;&amp;[.Q39]&amp;&quot;},&quot;" office:value-type="string" office:string-value="{&quot;text&quot;:&quot;Take the right path onto the rampart and head down the small stairs on the left. Pick up the &lt;a href=\&quot;http://darksouls3.wiki.fextralife.com/Soul+of+a+Deserted+Corpse\&quot;&gt;Soul of a Deserted Corpse&lt;/a&gt; from the corpse&quot;,&quot;tags&quot;:[&quot;Misc. items&quot;]}," calcext:value-type="string">
            <text:p>{"text":"Take the right path onto the rampart and head down the small stairs on the left. Pick up the &lt;a href=\"http://darksouls3.wiki.fextralife.com/Soul+of+a+Deserted+Corpse\"&gt;Soul of a Deserted Corpse&lt;/a&gt; from the corpse","tags":["Misc. items"]},</text:p>
          </table:table-cell>
        </table:table-row>
        <table:table-row table:style-name="ro1">
          <table:table-cell/>
          <table:table-cell office:value-type="string" calcext:value-type="string">
            <text:p><text:s text:c="12"/>&lt;li data-id="playthrough_2_3" class="f_misc f_tit f_weap"&gt;Head back up the stairs and up the next set of stairs at the end of the rampart.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lso, pick up &lt;a href="http://darksouls3.wiki.fextralife.com/Longbow"&gt;Longbow&lt;/a&gt;&lt;span class="p"&gt; + &lt;/span&gt;&lt;a href="http://darksouls3.wiki.fextralife.com/Standard+Arrow"&gt;Standard Arrow&amp;nbsp;x12&lt;/a&gt; from the corpse&lt;/li&gt;</text:p>
          </table:table-cell>
          <table:table-cell table:formula="of:=TRIM([.B40])" office:value-type="string" office:string-value="&lt;li data-id=&quot;playthrough_2_3&quot; class=&quot;f_misc f_tit f_weap&quot;&gt;Head back up the stairs and up the next set of stairs at the end of the rampart. If you want &lt;a href=&quot;http://darksouls3.wiki.fextralife.com/Titanite+Shard&quot;&gt;Titanite Shard&lt;/a&gt;&lt;span class=&quot;p&quot;&gt; + &lt;/span&gt;&lt;a href=&quot;http://darksouls3.wiki.fextralife.com/Ember&quot;&gt;Ember&lt;/a&gt;, wait for one of the undead to transform into &lt;a href=&quot;http://darksouls3.wiki.fextralife.com/Pus+of+Man&quot;&gt;Pus of Man&lt;/a&gt; and then kill it. Also, pick up &lt;a href=&quot;http://darksouls3.wiki.fextralife.com/Longbow&quot;&gt;Longbow&lt;/a&gt;&lt;span class=&quot;p&quot;&gt; + &lt;/span&gt;&lt;a href=&quot;http://darksouls3.wiki.fextralife.com/Standard+Arrow&quot;&gt;Standard Arrow&amp;nbsp;x12&lt;/a&gt; from the corpse&lt;/li&gt;" calcext:value-type="string">
            <text:p>&lt;li data-id="playthrough_2_3" class="f_misc f_tit f_weap"&gt;Head back up the stairs and up the next set of stairs at the end of the rampart.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lso, pick up &lt;a href="http://darksouls3.wiki.fextralife.com/Longbow"&gt;Longbow&lt;/a&gt;&lt;span class="p"&gt; + &lt;/span&gt;&lt;a href="http://darksouls3.wiki.fextralife.com/Standard+Arrow"&gt;Standard Arrow&amp;nbsp;x12&lt;/a&gt; from the corpse&lt;/li&gt;</text:p>
          </table:table-cell>
          <table:table-cell table:formula="of:=FIND(&quot;&quot;&quot;&quot;;[.C40];15)" office:value-type="float" office:value="29" calcext:value-type="float">
            <text:p>29</text:p>
          </table:table-cell>
          <table:table-cell table:formula="of:=FIND(&quot;&quot;&quot;&quot;;[.C40];[.D40]+1)" office:value-type="float" office:value="37" calcext:value-type="float">
            <text:p>37</text:p>
          </table:table-cell>
          <table:table-cell table:formula="of:=FIND(&quot;&quot;&quot;&quot;;[.C40];[.E40]+1)" office:value-type="float" office:value="57" calcext:value-type="float">
            <text:p>57</text:p>
          </table:table-cell>
          <table:table-cell table:formula="of:=MID([.C40];[.E40]+1;[.F40]-[.E40]-1)" office:value-type="string" office:string-value="f_misc f_tit f_weap" calcext:value-type="string">
            <text:p>f_misc f_tit f_weap</text:p>
          </table:table-cell>
          <table:table-cell table:formula="of:=FIND(&quot; &quot;;[.$G40])" office:value-type="float" office:value="7" calcext:value-type="float">
            <text:p>7</text:p>
          </table:table-cell>
          <table:table-cell table:formula="of:=FIND(&quot; &quot;;[.G40];[.H40]+1)" office:value-type="float" office:value="13" calcext:value-type="float">
            <text:p>13</text:p>
          </table:table-cell>
          <table:table-cell table:formula="of:=FIND(&quot; &quot;;[.G40];[.I40]+1)" office:value-type="string" office:string-value="" calcext:value-type="error">
            <text:p>#VALUE!</text:p>
          </table:table-cell>
          <table:table-cell table:formula="of:=LEFT([.G40];IFERROR([.H40]-1;99))" office:value-type="string" office:string-value="f_misc" calcext:value-type="string">
            <text:p>f_misc</text:p>
          </table:table-cell>
          <table:table-cell table:formula="of:=IF(ISERROR([.H40]);&quot;&quot;;MID([.G40];[.H40]+1;IFERROR([.I40]-[.H40]-1;99)))" office:value-type="string" office:string-value="f_tit" calcext:value-type="string">
            <text:p>f_tit</text:p>
          </table:table-cell>
          <table:table-cell table:formula="of:=IF(ISERROR([.I40]);&quot;&quot;;MID([.G40];[.I40]+1;IFERROR([.J40]-[.I40]-1;99)))" office:value-type="string" office:string-value="f_weap" calcext:value-type="string">
            <text:p>f_weap</text:p>
          </table:table-cell>
          <table:table-cell table:formula="of:=IFERROR(VLOOKUP([.K40];['tag lookup'.$A$1:.$B$1048576];2;0);&quot;&quot;)" office:value-type="string" office:string-value="Misc. items" calcext:value-type="string">
            <text:p>Misc. items</text:p>
          </table:table-cell>
          <table:table-cell table:formula="of:=IFERROR(VLOOKUP([.L40];['tag lookup'.$A$1:.$B$1048576];2;0);&quot;&quot;)" office:value-type="string" office:string-value="Titanite" calcext:value-type="string">
            <text:p>Titanite</text:p>
          </table:table-cell>
          <table:table-cell table:formula="of:=IFERROR(VLOOKUP([.M40];['tag lookup'.$A$1:.$B$1048576];2;0);&quot;&quot;)" office:value-type="string" office:string-value="Weapons" calcext:value-type="string">
            <text:p>Weapons</text:p>
          </table:table-cell>
          <table:table-cell table:style-name="ce2" table:formula="of:=IF([.N40]=&quot;&quot;;&quot;&quot;;&quot;,&quot;&quot;tags&quot;&quot;:[&quot;&quot;&quot; &amp; [.N40] &amp; IF([.O40]=&quot;&quot;;&quot;&quot;&quot;]&quot;;&quot;&quot;&quot;,&quot;&quot;&quot; &amp; [.O40]&amp;IF([.P40]=&quot;&quot;;&quot;&quot;&quot;]&quot;;&quot;&quot;&quot;,&quot;&quot;&quot;&amp;[.P40]&amp;&quot;&quot;&quot;]&quot;)))" office:value-type="string" office:string-value=",&quot;tags&quot;:[&quot;Misc. items&quot;,&quot;Titanite&quot;,&quot;Weapons&quot;]" calcext:value-type="string">
            <text:p>,"tags":["Misc. items","Titanite","Weapons"]</text:p>
          </table:table-cell>
          <table:table-cell table:formula="of:=FIND(&quot;&gt;&quot;;[.B40])" office:value-type="float" office:value="70" calcext:value-type="float">
            <text:p>70</text:p>
          </table:table-cell>
          <table:table-cell table:formula="of:=MID([.B40];[.R40]+1;LEN([.B40])-[.R40]-5)" office:value-type="string" office:string-value="Head back up the stairs and up the next set of stairs at the end of the rampart. If you want &lt;a href=&quot;http://darksouls3.wiki.fextralife.com/Titanite+Shard&quot;&gt;Titanite Shard&lt;/a&gt;&lt;span class=&quot;p&quot;&gt; + &lt;/span&gt;&lt;a href=&quot;http://darksouls3.wiki.fextralife.com/Ember&quot;&gt;Ember&lt;/a&gt;, wait for one of the undead to transform into &lt;a href=&quot;http://darksouls3.wiki.fextralife.com/Pus+of+Man&quot;&gt;Pus of Man&lt;/a&gt; and then kill it. Also, pick up &lt;a href=&quot;http://darksouls3.wiki.fextralife.com/Longbow&quot;&gt;Longbow&lt;/a&gt;&lt;span class=&quot;p&quot;&gt; + &lt;/span&gt;&lt;a href=&quot;http://darksouls3.wiki.fextralife.com/Standard+Arrow&quot;&gt;Standard Arrow&amp;nbsp;x12&lt;/a&gt; from the corpse" calcext:value-type="string">
            <text:p>Head back up the stairs and up the next set of stairs at the end of the rampart.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lso, pick up &lt;a href="http://darksouls3.wiki.fextralife.com/Longbow"&gt;Longbow&lt;/a&gt;&lt;span class="p"&gt; + &lt;/span&gt;&lt;a href="http://darksouls3.wiki.fextralife.com/Standard+Arrow"&gt;Standard Arrow&amp;nbsp;x12&lt;/a&gt; from the corpse</text:p>
          </table:table-cell>
          <table:table-cell table:formula="of:=&quot;{&quot;&quot;text&quot;&quot;:&quot;&quot;&quot;&amp;SUBSTITUTE([.S40];&quot;&quot;&quot;&quot;;&quot;\&quot;&quot;&quot;)&amp;&quot;&quot;&quot;&quot;&amp;[.Q40]&amp;&quot;},&quot;" office:value-type="string" office:string-value="{&quot;text&quot;:&quot;Head back up the stairs and up the next set of stairs at the end of the rampart. If you want &lt;a href=\&quot;http://darksouls3.wiki.fextralife.com/Titanite+Shard\&quot;&gt;Titanite Shard&lt;/a&gt;&lt;span class=\&quot;p\&quot;&gt; + &lt;/span&gt;&lt;a href=\&quot;http://darksouls3.wiki.fextralife.com/Ember\&quot;&gt;Ember&lt;/a&gt;, wait for one of the undead to transform into &lt;a href=\&quot;http://darksouls3.wiki.fextralife.com/Pus+of+Man\&quot;&gt;Pus of Man&lt;/a&gt; and then kill it. Also, pick up &lt;a href=\&quot;http://darksouls3.wiki.fextralife.com/Longbow\&quot;&gt;Longbow&lt;/a&gt;&lt;span class=\&quot;p\&quot;&gt; + &lt;/span&gt;&lt;a href=\&quot;http://darksouls3.wiki.fextralife.com/Standard+Arrow\&quot;&gt;Standard Arrow&amp;nbsp;x12&lt;/a&gt; from the corpse&quot;,&quot;tags&quot;:[&quot;Misc. items&quot;,&quot;Titanite&quot;,&quot;Weapons&quot;]}," calcext:value-type="string">
            <text:p>{"text":"Head back up the stairs and up the next set of stairs at the end of the rampart.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lso, pick up &lt;a href=\"http://darksouls3.wiki.fextralife.com/Longbow\"&gt;Longbow&lt;/a&gt;&lt;span class=\"p\"&gt; + &lt;/span&gt;&lt;a href=\"http://darksouls3.wiki.fextralife.com/Standard+Arrow\"&gt;Standard Arrow&amp;nbsp;x12&lt;/a&gt; from the corpse","tags":["Misc. items","Titanite","Weapons"]},</text:p>
          </table:table-cell>
        </table:table-row>
        <table:table-row table:style-name="ro1">
          <table:table-cell/>
          <table:table-cell office:value-type="string" calcext:value-type="string">
            <text:p><text:s text:c="12"/>&lt;li data-id="playthrough_2_4" class="f_misc"&gt;Go back to the bonfire and this time head down the left path. Pick up the &lt;a href="http://darksouls3.wiki.fextralife.com/Soul+of+a+Deserted+Corpse"&gt;Soul of a Deserted Corpse&lt;/a&gt; from the corpse&lt;/li&gt;</text:p>
          </table:table-cell>
          <table:table-cell table:formula="of:=TRIM([.B41])" office:value-type="string" office:string-value="&lt;li data-id=&quot;playthrough_2_4&quot; class=&quot;f_misc&quot;&gt;Go back to the bonfire and this time head down the left path. Pick up the &lt;a href=&quot;http://darksouls3.wiki.fextralife.com/Soul+of+a+Deserted+Corpse&quot;&gt;Soul of a Deserted Corpse&lt;/a&gt; from the corpse&lt;/li&gt;" calcext:value-type="string">
            <text:p>&lt;li data-id="playthrough_2_4" class="f_misc"&gt;Go back to the bonfire and this time head down the left path. Pick up the &lt;a href="http://darksouls3.wiki.fextralife.com/Soul+of+a+Deserted+Corpse"&gt;Soul of a Deserted Corpse&lt;/a&gt; from the corpse&lt;/li&gt;</text:p>
          </table:table-cell>
          <table:table-cell table:formula="of:=FIND(&quot;&quot;&quot;&quot;;[.C41];15)" office:value-type="float" office:value="29" calcext:value-type="float">
            <text:p>29</text:p>
          </table:table-cell>
          <table:table-cell table:formula="of:=FIND(&quot;&quot;&quot;&quot;;[.C41];[.D41]+1)" office:value-type="float" office:value="37" calcext:value-type="float">
            <text:p>37</text:p>
          </table:table-cell>
          <table:table-cell table:formula="of:=FIND(&quot;&quot;&quot;&quot;;[.C41];[.E41]+1)" office:value-type="float" office:value="44" calcext:value-type="float">
            <text:p>44</text:p>
          </table:table-cell>
          <table:table-cell table:formula="of:=MID([.C41];[.E41]+1;[.F41]-[.E41]-1)" office:value-type="string" office:string-value="f_misc" calcext:value-type="string">
            <text:p>f_misc</text:p>
          </table:table-cell>
          <table:table-cell table:formula="of:=FIND(&quot; &quot;;[.$G41])" office:value-type="string" office:string-value="" calcext:value-type="error">
            <text:p>#VALUE!</text:p>
          </table:table-cell>
          <table:table-cell table:formula="of:=FIND(&quot; &quot;;[.G41];[.H41]+1)" office:value-type="string" office:string-value="" calcext:value-type="error">
            <text:p>#VALUE!</text:p>
          </table:table-cell>
          <table:table-cell table:formula="of:=FIND(&quot; &quot;;[.G41];[.I41]+1)" office:value-type="string" office:string-value="" calcext:value-type="error">
            <text:p>#VALUE!</text:p>
          </table:table-cell>
          <table:table-cell table:formula="of:=LEFT([.G41];IFERROR([.H41]-1;99))" office:value-type="string" office:string-value="f_misc" calcext:value-type="string">
            <text:p>f_misc</text:p>
          </table:table-cell>
          <table:table-cell table:formula="of:=IF(ISERROR([.H41]);&quot;&quot;;MID([.G41];[.H41]+1;IFERROR([.I41]-[.H41]-1;99)))">
            <text:p/>
          </table:table-cell>
          <table:table-cell table:formula="of:=IF(ISERROR([.I41]);&quot;&quot;;MID([.G41];[.I41]+1;IFERROR([.J41]-[.I41]-1;99)))">
            <text:p/>
          </table:table-cell>
          <table:table-cell table:formula="of:=IFERROR(VLOOKUP([.K41];['tag lookup'.$A$1:.$B$1048576];2;0);&quot;&quot;)" office:value-type="string" office:string-value="Misc. items" calcext:value-type="string">
            <text:p>Misc. items</text:p>
          </table:table-cell>
          <table:table-cell table:formula="of:=IFERROR(VLOOKUP([.L41];['tag lookup'.$A$1:.$B$1048576];2;0);&quot;&quot;)">
            <text:p/>
          </table:table-cell>
          <table:table-cell table:formula="of:=IFERROR(VLOOKUP([.M41];['tag lookup'.$A$1:.$B$1048576];2;0);&quot;&quot;)">
            <text:p/>
          </table:table-cell>
          <table:table-cell table:style-name="ce2" table:formula="of:=IF([.N41]=&quot;&quot;;&quot;&quot;;&quot;,&quot;&quot;tags&quot;&quot;:[&quot;&quot;&quot; &amp; [.N41] &amp; IF([.O41]=&quot;&quot;;&quot;&quot;&quot;]&quot;;&quot;&quot;&quot;,&quot;&quot;&quot; &amp; [.O41]&amp;IF([.P41]=&quot;&quot;;&quot;&quot;&quot;]&quot;;&quot;&quot;&quot;,&quot;&quot;&quot;&amp;[.P41]&amp;&quot;&quot;&quot;]&quot;)))" office:value-type="string" office:string-value=",&quot;tags&quot;:[&quot;Misc. items&quot;]" calcext:value-type="string">
            <text:p>,"tags":["Misc. items"]</text:p>
          </table:table-cell>
          <table:table-cell table:formula="of:=FIND(&quot;&gt;&quot;;[.B41])" office:value-type="float" office:value="57" calcext:value-type="float">
            <text:p>57</text:p>
          </table:table-cell>
          <table:table-cell table:formula="of:=MID([.B41];[.R41]+1;LEN([.B41])-[.R41]-5)" office:value-type="string" office:string-value="Go back to the bonfire and this time head down the left path. Pick up the &lt;a href=&quot;http://darksouls3.wiki.fextralife.com/Soul+of+a+Deserted+Corpse&quot;&gt;Soul of a Deserted Corpse&lt;/a&gt; from the corpse" calcext:value-type="string">
            <text:p>Go back to the bonfire and this time head down the left path. Pick up the &lt;a href="http://darksouls3.wiki.fextralife.com/Soul+of+a+Deserted+Corpse"&gt;Soul of a Deserted Corpse&lt;/a&gt; from the corpse</text:p>
          </table:table-cell>
          <table:table-cell table:formula="of:=&quot;{&quot;&quot;text&quot;&quot;:&quot;&quot;&quot;&amp;SUBSTITUTE([.S41];&quot;&quot;&quot;&quot;;&quot;\&quot;&quot;&quot;)&amp;&quot;&quot;&quot;&quot;&amp;[.Q41]&amp;&quot;},&quot;" office:value-type="string" office:string-value="{&quot;text&quot;:&quot;Go back to the bonfire and this time head down the left path. Pick up the &lt;a href=\&quot;http://darksouls3.wiki.fextralife.com/Soul+of+a+Deserted+Corpse\&quot;&gt;Soul of a Deserted Corpse&lt;/a&gt; from the corpse&quot;,&quot;tags&quot;:[&quot;Misc. items&quot;]}," calcext:value-type="string">
            <text:p>{"text":"Go back to the bonfire and this time head down the left path. Pick up the &lt;a href=\"http://darksouls3.wiki.fextralife.com/Soul+of+a+Deserted+Corpse\"&gt;Soul of a Deserted Corpse&lt;/a&gt; from the corpse","tags":["Misc. items"]},</text:p>
          </table:table-cell>
        </table:table-row>
        <table:table-row table:style-name="ro1">
          <table:table-cell/>
          <table:table-cell office:value-type="string" calcext:value-type="string">
            <text:p><text:s text:c="12"/>&lt;li data-id="playthrough_2_5" class="f_misc"&gt;Head up the stairs at the end of the rampart and up some more stairs to the top of the turret. Pick up the &lt;a href="http://darksouls3.wiki.fextralife.com/Binoculars"&gt;Binoculars&lt;/a&gt; from the corpse&lt;/li&gt;</text:p>
          </table:table-cell>
          <table:table-cell table:formula="of:=TRIM([.B42])" office:value-type="string" office:string-value="&lt;li data-id=&quot;playthrough_2_5&quot; class=&quot;f_misc&quot;&gt;Head up the stairs at the end of the rampart and up some more stairs to the top of the turret. Pick up the &lt;a href=&quot;http://darksouls3.wiki.fextralife.com/Binoculars&quot;&gt;Binoculars&lt;/a&gt; from the corpse&lt;/li&gt;" calcext:value-type="string">
            <text:p>&lt;li data-id="playthrough_2_5" class="f_misc"&gt;Head up the stairs at the end of the rampart and up some more stairs to the top of the turret. Pick up the &lt;a href="http://darksouls3.wiki.fextralife.com/Binoculars"&gt;Binoculars&lt;/a&gt; from the corpse&lt;/li&gt;</text:p>
          </table:table-cell>
          <table:table-cell table:formula="of:=FIND(&quot;&quot;&quot;&quot;;[.C42];15)" office:value-type="float" office:value="29" calcext:value-type="float">
            <text:p>29</text:p>
          </table:table-cell>
          <table:table-cell table:formula="of:=FIND(&quot;&quot;&quot;&quot;;[.C42];[.D42]+1)" office:value-type="float" office:value="37" calcext:value-type="float">
            <text:p>37</text:p>
          </table:table-cell>
          <table:table-cell table:formula="of:=FIND(&quot;&quot;&quot;&quot;;[.C42];[.E42]+1)" office:value-type="float" office:value="44" calcext:value-type="float">
            <text:p>44</text:p>
          </table:table-cell>
          <table:table-cell table:formula="of:=MID([.C42];[.E42]+1;[.F42]-[.E42]-1)" office:value-type="string" office:string-value="f_misc" calcext:value-type="string">
            <text:p>f_misc</text:p>
          </table:table-cell>
          <table:table-cell table:formula="of:=FIND(&quot; &quot;;[.$G42])" office:value-type="string" office:string-value="" calcext:value-type="error">
            <text:p>#VALUE!</text:p>
          </table:table-cell>
          <table:table-cell table:formula="of:=FIND(&quot; &quot;;[.G42];[.H42]+1)" office:value-type="string" office:string-value="" calcext:value-type="error">
            <text:p>#VALUE!</text:p>
          </table:table-cell>
          <table:table-cell table:formula="of:=FIND(&quot; &quot;;[.G42];[.I42]+1)" office:value-type="string" office:string-value="" calcext:value-type="error">
            <text:p>#VALUE!</text:p>
          </table:table-cell>
          <table:table-cell table:formula="of:=LEFT([.G42];IFERROR([.H42]-1;99))" office:value-type="string" office:string-value="f_misc" calcext:value-type="string">
            <text:p>f_misc</text:p>
          </table:table-cell>
          <table:table-cell table:formula="of:=IF(ISERROR([.H42]);&quot;&quot;;MID([.G42];[.H42]+1;IFERROR([.I42]-[.H42]-1;99)))">
            <text:p/>
          </table:table-cell>
          <table:table-cell table:formula="of:=IF(ISERROR([.I42]);&quot;&quot;;MID([.G42];[.I42]+1;IFERROR([.J42]-[.I42]-1;99)))">
            <text:p/>
          </table:table-cell>
          <table:table-cell table:formula="of:=IFERROR(VLOOKUP([.K42];['tag lookup'.$A$1:.$B$1048576];2;0);&quot;&quot;)" office:value-type="string" office:string-value="Misc. items" calcext:value-type="string">
            <text:p>Misc. items</text:p>
          </table:table-cell>
          <table:table-cell table:formula="of:=IFERROR(VLOOKUP([.L42];['tag lookup'.$A$1:.$B$1048576];2;0);&quot;&quot;)">
            <text:p/>
          </table:table-cell>
          <table:table-cell table:formula="of:=IFERROR(VLOOKUP([.M42];['tag lookup'.$A$1:.$B$1048576];2;0);&quot;&quot;)">
            <text:p/>
          </table:table-cell>
          <table:table-cell table:style-name="ce2" table:formula="of:=IF([.N42]=&quot;&quot;;&quot;&quot;;&quot;,&quot;&quot;tags&quot;&quot;:[&quot;&quot;&quot; &amp; [.N42] &amp; IF([.O42]=&quot;&quot;;&quot;&quot;&quot;]&quot;;&quot;&quot;&quot;,&quot;&quot;&quot; &amp; [.O42]&amp;IF([.P42]=&quot;&quot;;&quot;&quot;&quot;]&quot;;&quot;&quot;&quot;,&quot;&quot;&quot;&amp;[.P42]&amp;&quot;&quot;&quot;]&quot;)))" office:value-type="string" office:string-value=",&quot;tags&quot;:[&quot;Misc. items&quot;]" calcext:value-type="string">
            <text:p>,"tags":["Misc. items"]</text:p>
          </table:table-cell>
          <table:table-cell table:formula="of:=FIND(&quot;&gt;&quot;;[.B42])" office:value-type="float" office:value="57" calcext:value-type="float">
            <text:p>57</text:p>
          </table:table-cell>
          <table:table-cell table:formula="of:=MID([.B42];[.R42]+1;LEN([.B42])-[.R42]-5)" office:value-type="string" office:string-value="Head up the stairs at the end of the rampart and up some more stairs to the top of the turret. Pick up the &lt;a href=&quot;http://darksouls3.wiki.fextralife.com/Binoculars&quot;&gt;Binoculars&lt;/a&gt; from the corpse" calcext:value-type="string">
            <text:p>Head up the stairs at the end of the rampart and up some more stairs to the top of the turret. Pick up the &lt;a href="http://darksouls3.wiki.fextralife.com/Binoculars"&gt;Binoculars&lt;/a&gt; from the corpse</text:p>
          </table:table-cell>
          <table:table-cell table:formula="of:=&quot;{&quot;&quot;text&quot;&quot;:&quot;&quot;&quot;&amp;SUBSTITUTE([.S42];&quot;&quot;&quot;&quot;;&quot;\&quot;&quot;&quot;)&amp;&quot;&quot;&quot;&quot;&amp;[.Q42]&amp;&quot;},&quot;" office:value-type="string" office:string-value="{&quot;text&quot;:&quot;Head up the stairs at the end of the rampart and up some more stairs to the top of the turret. Pick up the &lt;a href=\&quot;http://darksouls3.wiki.fextralife.com/Binoculars\&quot;&gt;Binoculars&lt;/a&gt; from the corpse&quot;,&quot;tags&quot;:[&quot;Misc. items&quot;]}," calcext:value-type="string">
            <text:p>{"text":"Head up the stairs at the end of the rampart and up some more stairs to the top of the turret. Pick up the &lt;a href=\"http://darksouls3.wiki.fextralife.com/Binoculars\"&gt;Binoculars&lt;/a&gt; from the corpse","tags":["Misc. items"]},</text:p>
          </table:table-cell>
        </table:table-row>
        <table:table-row table:style-name="ro1">
          <table:table-cell/>
          <table:table-cell office:value-type="string" calcext:value-type="string">
            <text:p><text:s text:c="12"/>&lt;li data-id="playthrough_2_6" class="f_misc"&gt;Go back downstairs and drop down behind the dragon. Enter the small doorway to pick up &lt;a href="http://darksouls3.wiki.fextralife.com/Gold+Pine+Resin"&gt;Gold Pine Resin&amp;nbsp;x2&lt;/a&gt; from the corpse&lt;/li&gt;</text:p>
          </table:table-cell>
          <table:table-cell table:formula="of:=TRIM([.B43])" office:value-type="string" office:string-value="&lt;li data-id=&quot;playthrough_2_6&quot; class=&quot;f_misc&quot;&gt;Go back downstairs and drop down behind the dragon. Enter the small doorway to pick up &lt;a href=&quot;http://darksouls3.wiki.fextralife.com/Gold+Pine+Resin&quot;&gt;Gold Pine Resin&amp;nbsp;x2&lt;/a&gt; from the corpse&lt;/li&gt;" calcext:value-type="string">
            <text:p>&lt;li data-id="playthrough_2_6" class="f_misc"&gt;Go back downstairs and drop down behind the dragon. Enter the small doorway to pick up &lt;a href="http://darksouls3.wiki.fextralife.com/Gold+Pine+Resin"&gt;Gold Pine Resin&amp;nbsp;x2&lt;/a&gt; from the corpse&lt;/li&gt;</text:p>
          </table:table-cell>
          <table:table-cell table:formula="of:=FIND(&quot;&quot;&quot;&quot;;[.C43];15)" office:value-type="float" office:value="29" calcext:value-type="float">
            <text:p>29</text:p>
          </table:table-cell>
          <table:table-cell table:formula="of:=FIND(&quot;&quot;&quot;&quot;;[.C43];[.D43]+1)" office:value-type="float" office:value="37" calcext:value-type="float">
            <text:p>37</text:p>
          </table:table-cell>
          <table:table-cell table:formula="of:=FIND(&quot;&quot;&quot;&quot;;[.C43];[.E43]+1)" office:value-type="float" office:value="44" calcext:value-type="float">
            <text:p>44</text:p>
          </table:table-cell>
          <table:table-cell table:formula="of:=MID([.C43];[.E43]+1;[.F43]-[.E43]-1)" office:value-type="string" office:string-value="f_misc" calcext:value-type="string">
            <text:p>f_misc</text:p>
          </table:table-cell>
          <table:table-cell table:formula="of:=FIND(&quot; &quot;;[.$G43])" office:value-type="string" office:string-value="" calcext:value-type="error">
            <text:p>#VALUE!</text:p>
          </table:table-cell>
          <table:table-cell table:formula="of:=FIND(&quot; &quot;;[.G43];[.H43]+1)" office:value-type="string" office:string-value="" calcext:value-type="error">
            <text:p>#VALUE!</text:p>
          </table:table-cell>
          <table:table-cell table:formula="of:=FIND(&quot; &quot;;[.G43];[.I43]+1)" office:value-type="string" office:string-value="" calcext:value-type="error">
            <text:p>#VALUE!</text:p>
          </table:table-cell>
          <table:table-cell table:formula="of:=LEFT([.G43];IFERROR([.H43]-1;99))" office:value-type="string" office:string-value="f_misc" calcext:value-type="string">
            <text:p>f_misc</text:p>
          </table:table-cell>
          <table:table-cell table:formula="of:=IF(ISERROR([.H43]);&quot;&quot;;MID([.G43];[.H43]+1;IFERROR([.I43]-[.H43]-1;99)))">
            <text:p/>
          </table:table-cell>
          <table:table-cell table:formula="of:=IF(ISERROR([.I43]);&quot;&quot;;MID([.G43];[.I43]+1;IFERROR([.J43]-[.I43]-1;99)))">
            <text:p/>
          </table:table-cell>
          <table:table-cell table:formula="of:=IFERROR(VLOOKUP([.K43];['tag lookup'.$A$1:.$B$1048576];2;0);&quot;&quot;)" office:value-type="string" office:string-value="Misc. items" calcext:value-type="string">
            <text:p>Misc. items</text:p>
          </table:table-cell>
          <table:table-cell table:formula="of:=IFERROR(VLOOKUP([.L43];['tag lookup'.$A$1:.$B$1048576];2;0);&quot;&quot;)">
            <text:p/>
          </table:table-cell>
          <table:table-cell table:formula="of:=IFERROR(VLOOKUP([.M43];['tag lookup'.$A$1:.$B$1048576];2;0);&quot;&quot;)">
            <text:p/>
          </table:table-cell>
          <table:table-cell table:style-name="ce2" table:formula="of:=IF([.N43]=&quot;&quot;;&quot;&quot;;&quot;,&quot;&quot;tags&quot;&quot;:[&quot;&quot;&quot; &amp; [.N43] &amp; IF([.O43]=&quot;&quot;;&quot;&quot;&quot;]&quot;;&quot;&quot;&quot;,&quot;&quot;&quot; &amp; [.O43]&amp;IF([.P43]=&quot;&quot;;&quot;&quot;&quot;]&quot;;&quot;&quot;&quot;,&quot;&quot;&quot;&amp;[.P43]&amp;&quot;&quot;&quot;]&quot;)))" office:value-type="string" office:string-value=",&quot;tags&quot;:[&quot;Misc. items&quot;]" calcext:value-type="string">
            <text:p>,"tags":["Misc. items"]</text:p>
          </table:table-cell>
          <table:table-cell table:formula="of:=FIND(&quot;&gt;&quot;;[.B43])" office:value-type="float" office:value="57" calcext:value-type="float">
            <text:p>57</text:p>
          </table:table-cell>
          <table:table-cell table:formula="of:=MID([.B43];[.R43]+1;LEN([.B43])-[.R43]-5)" office:value-type="string" office:string-value="Go back downstairs and drop down behind the dragon. Enter the small doorway to pick up &lt;a href=&quot;http://darksouls3.wiki.fextralife.com/Gold+Pine+Resin&quot;&gt;Gold Pine Resin&amp;nbsp;x2&lt;/a&gt; from the corpse" calcext:value-type="string">
            <text:p>Go back downstairs and drop down behind the dragon. Enter the small doorway to pick up &lt;a href="http://darksouls3.wiki.fextralife.com/Gold+Pine+Resin"&gt;Gold Pine Resin&amp;nbsp;x2&lt;/a&gt; from the corpse</text:p>
          </table:table-cell>
          <table:table-cell table:formula="of:=&quot;{&quot;&quot;text&quot;&quot;:&quot;&quot;&quot;&amp;SUBSTITUTE([.S43];&quot;&quot;&quot;&quot;;&quot;\&quot;&quot;&quot;)&amp;&quot;&quot;&quot;&quot;&amp;[.Q43]&amp;&quot;},&quot;" office:value-type="string" office:string-value="{&quot;text&quot;:&quot;Go back downstairs and drop down behind the dragon. Enter the small doorway to pick up &lt;a href=\&quot;http://darksouls3.wiki.fextralife.com/Gold+Pine+Resin\&quot;&gt;Gold Pine Resin&amp;nbsp;x2&lt;/a&gt; from the corpse&quot;,&quot;tags&quot;:[&quot;Misc. items&quot;]}," calcext:value-type="string">
            <text:p>{"text":"Go back downstairs and drop down behind the dragon. Enter the small doorway to pick up &lt;a href=\"http://darksouls3.wiki.fextralife.com/Gold+Pine+Resin\"&gt;Gold Pine Resin&amp;nbsp;x2&lt;/a&gt; from the corpse","tags":["Misc. items"]},</text:p>
          </table:table-cell>
        </table:table-row>
        <table:table-row table:style-name="ro1">
          <table:table-cell/>
          <table:table-cell office:value-type="string" calcext:value-type="string">
            <text:p><text:s text:c="12"/>&lt;li data-id="playthrough_2_7" class="f_misc"&gt;Drop into the indoor room and pick up &lt;a href="http://darksouls3.wiki.fextralife.com/Firebomb"&gt;Firebomb&amp;nbsp;x2&lt;/a&gt; from the corpse beside the table&lt;/li&gt;</text:p>
          </table:table-cell>
          <table:table-cell table:formula="of:=TRIM([.B44])" office:value-type="string" office:string-value="&lt;li data-id=&quot;playthrough_2_7&quot; class=&quot;f_misc&quot;&gt;Drop into the indoor room and pick up &lt;a href=&quot;http://darksouls3.wiki.fextralife.com/Firebomb&quot;&gt;Firebomb&amp;nbsp;x2&lt;/a&gt; from the corpse beside the table&lt;/li&gt;" calcext:value-type="string">
            <text:p>&lt;li data-id="playthrough_2_7" class="f_misc"&gt;Drop into the indoor room and pick up &lt;a href="http://darksouls3.wiki.fextralife.com/Firebomb"&gt;Firebomb&amp;nbsp;x2&lt;/a&gt; from the corpse beside the table&lt;/li&gt;</text:p>
          </table:table-cell>
          <table:table-cell table:formula="of:=FIND(&quot;&quot;&quot;&quot;;[.C44];15)" office:value-type="float" office:value="29" calcext:value-type="float">
            <text:p>29</text:p>
          </table:table-cell>
          <table:table-cell table:formula="of:=FIND(&quot;&quot;&quot;&quot;;[.C44];[.D44]+1)" office:value-type="float" office:value="37" calcext:value-type="float">
            <text:p>37</text:p>
          </table:table-cell>
          <table:table-cell table:formula="of:=FIND(&quot;&quot;&quot;&quot;;[.C44];[.E44]+1)" office:value-type="float" office:value="44" calcext:value-type="float">
            <text:p>44</text:p>
          </table:table-cell>
          <table:table-cell table:formula="of:=MID([.C44];[.E44]+1;[.F44]-[.E44]-1)" office:value-type="string" office:string-value="f_misc" calcext:value-type="string">
            <text:p>f_misc</text:p>
          </table:table-cell>
          <table:table-cell table:formula="of:=FIND(&quot; &quot;;[.$G44])" office:value-type="string" office:string-value="" calcext:value-type="error">
            <text:p>#VALUE!</text:p>
          </table:table-cell>
          <table:table-cell table:formula="of:=FIND(&quot; &quot;;[.G44];[.H44]+1)" office:value-type="string" office:string-value="" calcext:value-type="error">
            <text:p>#VALUE!</text:p>
          </table:table-cell>
          <table:table-cell table:formula="of:=FIND(&quot; &quot;;[.G44];[.I44]+1)" office:value-type="string" office:string-value="" calcext:value-type="error">
            <text:p>#VALUE!</text:p>
          </table:table-cell>
          <table:table-cell table:formula="of:=LEFT([.G44];IFERROR([.H44]-1;99))" office:value-type="string" office:string-value="f_misc" calcext:value-type="string">
            <text:p>f_misc</text:p>
          </table:table-cell>
          <table:table-cell table:formula="of:=IF(ISERROR([.H44]);&quot;&quot;;MID([.G44];[.H44]+1;IFERROR([.I44]-[.H44]-1;99)))">
            <text:p/>
          </table:table-cell>
          <table:table-cell table:formula="of:=IF(ISERROR([.I44]);&quot;&quot;;MID([.G44];[.I44]+1;IFERROR([.J44]-[.I44]-1;99)))">
            <text:p/>
          </table:table-cell>
          <table:table-cell table:formula="of:=IFERROR(VLOOKUP([.K44];['tag lookup'.$A$1:.$B$1048576];2;0);&quot;&quot;)" office:value-type="string" office:string-value="Misc. items" calcext:value-type="string">
            <text:p>Misc. items</text:p>
          </table:table-cell>
          <table:table-cell table:formula="of:=IFERROR(VLOOKUP([.L44];['tag lookup'.$A$1:.$B$1048576];2;0);&quot;&quot;)">
            <text:p/>
          </table:table-cell>
          <table:table-cell table:formula="of:=IFERROR(VLOOKUP([.M44];['tag lookup'.$A$1:.$B$1048576];2;0);&quot;&quot;)">
            <text:p/>
          </table:table-cell>
          <table:table-cell table:style-name="ce2" table:formula="of:=IF([.N44]=&quot;&quot;;&quot;&quot;;&quot;,&quot;&quot;tags&quot;&quot;:[&quot;&quot;&quot; &amp; [.N44] &amp; IF([.O44]=&quot;&quot;;&quot;&quot;&quot;]&quot;;&quot;&quot;&quot;,&quot;&quot;&quot; &amp; [.O44]&amp;IF([.P44]=&quot;&quot;;&quot;&quot;&quot;]&quot;;&quot;&quot;&quot;,&quot;&quot;&quot;&amp;[.P44]&amp;&quot;&quot;&quot;]&quot;)))" office:value-type="string" office:string-value=",&quot;tags&quot;:[&quot;Misc. items&quot;]" calcext:value-type="string">
            <text:p>,"tags":["Misc. items"]</text:p>
          </table:table-cell>
          <table:table-cell table:formula="of:=FIND(&quot;&gt;&quot;;[.B44])" office:value-type="float" office:value="57" calcext:value-type="float">
            <text:p>57</text:p>
          </table:table-cell>
          <table:table-cell table:formula="of:=MID([.B44];[.R44]+1;LEN([.B44])-[.R44]-5)" office:value-type="string" office:string-value="Drop into the indoor room and pick up &lt;a href=&quot;http://darksouls3.wiki.fextralife.com/Firebomb&quot;&gt;Firebomb&amp;nbsp;x2&lt;/a&gt; from the corpse beside the table" calcext:value-type="string">
            <text:p>Drop into the indoor room and pick up &lt;a href="http://darksouls3.wiki.fextralife.com/Firebomb"&gt;Firebomb&amp;nbsp;x2&lt;/a&gt; from the corpse beside the table</text:p>
          </table:table-cell>
          <table:table-cell table:formula="of:=&quot;{&quot;&quot;text&quot;&quot;:&quot;&quot;&quot;&amp;SUBSTITUTE([.S44];&quot;&quot;&quot;&quot;;&quot;\&quot;&quot;&quot;)&amp;&quot;&quot;&quot;&quot;&amp;[.Q44]&amp;&quot;},&quot;" office:value-type="string" office:string-value="{&quot;text&quot;:&quot;Drop into the indoor room and pick up &lt;a href=\&quot;http://darksouls3.wiki.fextralife.com/Firebomb\&quot;&gt;Firebomb&amp;nbsp;x2&lt;/a&gt; from the corpse beside the table&quot;,&quot;tags&quot;:[&quot;Misc. items&quot;]}," calcext:value-type="string">
            <text:p>{"text":"Drop into the indoor room and pick up &lt;a href=\"http://darksouls3.wiki.fextralife.com/Firebomb\"&gt;Firebomb&amp;nbsp;x2&lt;/a&gt; from the corpse beside the table","tags":["Misc. items"]},</text:p>
          </table:table-cell>
        </table:table-row>
        <table:table-row table:style-name="ro1">
          <table:table-cell/>
          <table:table-cell office:value-type="string" calcext:value-type="string">
            <text:p><text:s text:c="12"/>&lt;li data-id="playthrough_2_8" class="f_misc"&gt;Go down the ladder and pick up the &lt;a href="http://darksouls3.wiki.fextralife.com/Soul+of+a+Deserted+Corpse"&gt;Soul of a Deserted Corpse&lt;/a&gt; from the corpse outside of the cell&lt;/li&gt;</text:p>
          </table:table-cell>
          <table:table-cell table:formula="of:=TRIM([.B45])" office:value-type="string" office:string-value="&lt;li data-id=&quot;playthrough_2_8&quot; class=&quot;f_misc&quot;&gt;Go down the ladder and pick up the &lt;a href=&quot;http://darksouls3.wiki.fextralife.com/Soul+of+a+Deserted+Corpse&quot;&gt;Soul of a Deserted Corpse&lt;/a&gt; from the corpse outside of the cell&lt;/li&gt;" calcext:value-type="string">
            <text:p>&lt;li data-id="playthrough_2_8" class="f_misc"&gt;Go down the ladder and pick up the &lt;a href="http://darksouls3.wiki.fextralife.com/Soul+of+a+Deserted+Corpse"&gt;Soul of a Deserted Corpse&lt;/a&gt; from the corpse outside of the cell&lt;/li&gt;</text:p>
          </table:table-cell>
          <table:table-cell table:formula="of:=FIND(&quot;&quot;&quot;&quot;;[.C45];15)" office:value-type="float" office:value="29" calcext:value-type="float">
            <text:p>29</text:p>
          </table:table-cell>
          <table:table-cell table:formula="of:=FIND(&quot;&quot;&quot;&quot;;[.C45];[.D45]+1)" office:value-type="float" office:value="37" calcext:value-type="float">
            <text:p>37</text:p>
          </table:table-cell>
          <table:table-cell table:formula="of:=FIND(&quot;&quot;&quot;&quot;;[.C45];[.E45]+1)" office:value-type="float" office:value="44" calcext:value-type="float">
            <text:p>44</text:p>
          </table:table-cell>
          <table:table-cell table:formula="of:=MID([.C45];[.E45]+1;[.F45]-[.E45]-1)" office:value-type="string" office:string-value="f_misc" calcext:value-type="string">
            <text:p>f_misc</text:p>
          </table:table-cell>
          <table:table-cell table:formula="of:=FIND(&quot; &quot;;[.$G45])" office:value-type="string" office:string-value="" calcext:value-type="error">
            <text:p>#VALUE!</text:p>
          </table:table-cell>
          <table:table-cell table:formula="of:=FIND(&quot; &quot;;[.G45];[.H45]+1)" office:value-type="string" office:string-value="" calcext:value-type="error">
            <text:p>#VALUE!</text:p>
          </table:table-cell>
          <table:table-cell table:formula="of:=FIND(&quot; &quot;;[.G45];[.I45]+1)" office:value-type="string" office:string-value="" calcext:value-type="error">
            <text:p>#VALUE!</text:p>
          </table:table-cell>
          <table:table-cell table:formula="of:=LEFT([.G45];IFERROR([.H45]-1;99))" office:value-type="string" office:string-value="f_misc" calcext:value-type="string">
            <text:p>f_misc</text:p>
          </table:table-cell>
          <table:table-cell table:formula="of:=IF(ISERROR([.H45]);&quot;&quot;;MID([.G45];[.H45]+1;IFERROR([.I45]-[.H45]-1;99)))">
            <text:p/>
          </table:table-cell>
          <table:table-cell table:formula="of:=IF(ISERROR([.I45]);&quot;&quot;;MID([.G45];[.I45]+1;IFERROR([.J45]-[.I45]-1;99)))">
            <text:p/>
          </table:table-cell>
          <table:table-cell table:formula="of:=IFERROR(VLOOKUP([.K45];['tag lookup'.$A$1:.$B$1048576];2;0);&quot;&quot;)" office:value-type="string" office:string-value="Misc. items" calcext:value-type="string">
            <text:p>Misc. items</text:p>
          </table:table-cell>
          <table:table-cell table:formula="of:=IFERROR(VLOOKUP([.L45];['tag lookup'.$A$1:.$B$1048576];2;0);&quot;&quot;)">
            <text:p/>
          </table:table-cell>
          <table:table-cell table:formula="of:=IFERROR(VLOOKUP([.M45];['tag lookup'.$A$1:.$B$1048576];2;0);&quot;&quot;)">
            <text:p/>
          </table:table-cell>
          <table:table-cell table:style-name="ce2" table:formula="of:=IF([.N45]=&quot;&quot;;&quot;&quot;;&quot;,&quot;&quot;tags&quot;&quot;:[&quot;&quot;&quot; &amp; [.N45] &amp; IF([.O45]=&quot;&quot;;&quot;&quot;&quot;]&quot;;&quot;&quot;&quot;,&quot;&quot;&quot; &amp; [.O45]&amp;IF([.P45]=&quot;&quot;;&quot;&quot;&quot;]&quot;;&quot;&quot;&quot;,&quot;&quot;&quot;&amp;[.P45]&amp;&quot;&quot;&quot;]&quot;)))" office:value-type="string" office:string-value=",&quot;tags&quot;:[&quot;Misc. items&quot;]" calcext:value-type="string">
            <text:p>,"tags":["Misc. items"]</text:p>
          </table:table-cell>
          <table:table-cell table:formula="of:=FIND(&quot;&gt;&quot;;[.B45])" office:value-type="float" office:value="57" calcext:value-type="float">
            <text:p>57</text:p>
          </table:table-cell>
          <table:table-cell table:formula="of:=MID([.B45];[.R45]+1;LEN([.B45])-[.R45]-5)" office:value-type="string" office:string-value="Go down the ladder and pick up the &lt;a href=&quot;http://darksouls3.wiki.fextralife.com/Soul+of+a+Deserted+Corpse&quot;&gt;Soul of a Deserted Corpse&lt;/a&gt; from the corpse outside of the cell" calcext:value-type="string">
            <text:p>Go down the ladder and pick up the &lt;a href="http://darksouls3.wiki.fextralife.com/Soul+of+a+Deserted+Corpse"&gt;Soul of a Deserted Corpse&lt;/a&gt; from the corpse outside of the cell</text:p>
          </table:table-cell>
          <table:table-cell table:formula="of:=&quot;{&quot;&quot;text&quot;&quot;:&quot;&quot;&quot;&amp;SUBSTITUTE([.S45];&quot;&quot;&quot;&quot;;&quot;\&quot;&quot;&quot;)&amp;&quot;&quot;&quot;&quot;&amp;[.Q45]&amp;&quot;},&quot;" office:value-type="string" office:string-value="{&quot;text&quot;:&quot;Go down the ladder and pick up the &lt;a href=\&quot;http://darksouls3.wiki.fextralife.com/Soul+of+a+Deserted+Corpse\&quot;&gt;Soul of a Deserted Corpse&lt;/a&gt; from the corpse outside of the cell&quot;,&quot;tags&quot;:[&quot;Misc. items&quot;]}," calcext:value-type="string">
            <text:p>{"text":"Go down the ladder and pick up the &lt;a href=\"http://darksouls3.wiki.fextralife.com/Soul+of+a+Deserted+Corpse\"&gt;Soul of a Deserted Corpse&lt;/a&gt; from the corpse outside of the cell","tags":["Misc. items"]},</text:p>
          </table:table-cell>
        </table:table-row>
        <table:table-row table:style-name="ro1">
          <table:table-cell/>
          <table:table-cell office:value-type="string" calcext:value-type="string">
            <text:p><text:s text:c="12"/>&lt;li data-id="playthrough_2_9" class="f_tit"&gt;Snipe the dragon until it drops a &lt;a href="http://darksouls3.wiki.fextralife.com/Large+Titanite+Shard"&gt;Large Titanite Shard&lt;/a&gt; and flies away&lt;/li&gt;</text:p>
          </table:table-cell>
          <table:table-cell table:formula="of:=TRIM([.B46])" office:value-type="string" office:string-value="&lt;li data-id=&quot;playthrough_2_9&quot; class=&quot;f_tit&quot;&gt;Snipe the dragon until it drops a &lt;a href=&quot;http://darksouls3.wiki.fextralife.com/Large+Titanite+Shard&quot;&gt;Large Titanite Shard&lt;/a&gt; and flies away&lt;/li&gt;" calcext:value-type="string">
            <text:p>&lt;li data-id="playthrough_2_9" class="f_tit"&gt;Snipe the dragon until it drops a &lt;a href="http://darksouls3.wiki.fextralife.com/Large+Titanite+Shard"&gt;Large Titanite Shard&lt;/a&gt; and flies away&lt;/li&gt;</text:p>
          </table:table-cell>
          <table:table-cell table:formula="of:=FIND(&quot;&quot;&quot;&quot;;[.C46];15)" office:value-type="float" office:value="29" calcext:value-type="float">
            <text:p>29</text:p>
          </table:table-cell>
          <table:table-cell table:formula="of:=FIND(&quot;&quot;&quot;&quot;;[.C46];[.D46]+1)" office:value-type="float" office:value="37" calcext:value-type="float">
            <text:p>37</text:p>
          </table:table-cell>
          <table:table-cell table:formula="of:=FIND(&quot;&quot;&quot;&quot;;[.C46];[.E46]+1)" office:value-type="float" office:value="43" calcext:value-type="float">
            <text:p>43</text:p>
          </table:table-cell>
          <table:table-cell table:formula="of:=MID([.C46];[.E46]+1;[.F46]-[.E46]-1)" office:value-type="string" office:string-value="f_tit" calcext:value-type="string">
            <text:p>f_tit</text:p>
          </table:table-cell>
          <table:table-cell table:formula="of:=FIND(&quot; &quot;;[.$G46])" office:value-type="string" office:string-value="" calcext:value-type="error">
            <text:p>#VALUE!</text:p>
          </table:table-cell>
          <table:table-cell table:formula="of:=FIND(&quot; &quot;;[.G46];[.H46]+1)" office:value-type="string" office:string-value="" calcext:value-type="error">
            <text:p>#VALUE!</text:p>
          </table:table-cell>
          <table:table-cell table:formula="of:=FIND(&quot; &quot;;[.G46];[.I46]+1)" office:value-type="string" office:string-value="" calcext:value-type="error">
            <text:p>#VALUE!</text:p>
          </table:table-cell>
          <table:table-cell table:formula="of:=LEFT([.G46];IFERROR([.H46]-1;99))" office:value-type="string" office:string-value="f_tit" calcext:value-type="string">
            <text:p>f_tit</text:p>
          </table:table-cell>
          <table:table-cell table:formula="of:=IF(ISERROR([.H46]);&quot;&quot;;MID([.G46];[.H46]+1;IFERROR([.I46]-[.H46]-1;99)))">
            <text:p/>
          </table:table-cell>
          <table:table-cell table:formula="of:=IF(ISERROR([.I46]);&quot;&quot;;MID([.G46];[.I46]+1;IFERROR([.J46]-[.I46]-1;99)))">
            <text:p/>
          </table:table-cell>
          <table:table-cell table:formula="of:=IFERROR(VLOOKUP([.K46];['tag lookup'.$A$1:.$B$1048576];2;0);&quot;&quot;)" office:value-type="string" office:string-value="Titanite" calcext:value-type="string">
            <text:p>Titanite</text:p>
          </table:table-cell>
          <table:table-cell table:formula="of:=IFERROR(VLOOKUP([.L46];['tag lookup'.$A$1:.$B$1048576];2;0);&quot;&quot;)">
            <text:p/>
          </table:table-cell>
          <table:table-cell table:formula="of:=IFERROR(VLOOKUP([.M46];['tag lookup'.$A$1:.$B$1048576];2;0);&quot;&quot;)">
            <text:p/>
          </table:table-cell>
          <table:table-cell table:style-name="ce2" table:formula="of:=IF([.N46]=&quot;&quot;;&quot;&quot;;&quot;,&quot;&quot;tags&quot;&quot;:[&quot;&quot;&quot; &amp; [.N46] &amp; IF([.O46]=&quot;&quot;;&quot;&quot;&quot;]&quot;;&quot;&quot;&quot;,&quot;&quot;&quot; &amp; [.O46]&amp;IF([.P46]=&quot;&quot;;&quot;&quot;&quot;]&quot;;&quot;&quot;&quot;,&quot;&quot;&quot;&amp;[.P46]&amp;&quot;&quot;&quot;]&quot;)))" office:value-type="string" office:string-value=",&quot;tags&quot;:[&quot;Titanite&quot;]" calcext:value-type="string">
            <text:p>,"tags":["Titanite"]</text:p>
          </table:table-cell>
          <table:table-cell table:formula="of:=FIND(&quot;&gt;&quot;;[.B46])" office:value-type="float" office:value="56" calcext:value-type="float">
            <text:p>56</text:p>
          </table:table-cell>
          <table:table-cell table:formula="of:=MID([.B46];[.R46]+1;LEN([.B46])-[.R46]-5)" office:value-type="string" office:string-value="Snipe the dragon until it drops a &lt;a href=&quot;http://darksouls3.wiki.fextralife.com/Large+Titanite+Shard&quot;&gt;Large Titanite Shard&lt;/a&gt; and flies away" calcext:value-type="string">
            <text:p>Snipe the dragon until it drops a &lt;a href="http://darksouls3.wiki.fextralife.com/Large+Titanite+Shard"&gt;Large Titanite Shard&lt;/a&gt; and flies away</text:p>
          </table:table-cell>
          <table:table-cell table:formula="of:=&quot;{&quot;&quot;text&quot;&quot;:&quot;&quot;&quot;&amp;SUBSTITUTE([.S46];&quot;&quot;&quot;&quot;;&quot;\&quot;&quot;&quot;)&amp;&quot;&quot;&quot;&quot;&amp;[.Q46]&amp;&quot;},&quot;" office:value-type="string" office:string-value="{&quot;text&quot;:&quot;Snipe the dragon until it drops a &lt;a href=\&quot;http://darksouls3.wiki.fextralife.com/Large+Titanite+Shard\&quot;&gt;Large Titanite Shard&lt;/a&gt; and flies away&quot;,&quot;tags&quot;:[&quot;Titanite&quot;]}," calcext:value-type="string">
            <text:p>{"text":"Snipe the dragon until it drops a &lt;a href=\"http://darksouls3.wiki.fextralife.com/Large+Titanite+Shard\"&gt;Large Titanite Shard&lt;/a&gt; and flies away","tags":["Titanite"]},</text:p>
          </table:table-cell>
        </table:table-row>
        <table:table-row table:style-name="ro1">
          <table:table-cell/>
          <table:table-cell office:value-type="string" calcext:value-type="string">
            <text:p><text:s text:c="12"/>&lt;li data-id="playthrough_2_10" class="f_misc f_weap"&gt;Grab the &lt;a href="http://darksouls3.wiki.fextralife.com/Claymore"&gt;Claymore&lt;/a&gt;, &lt;a href="http://darksouls3.wiki.fextralife.com/Club"&gt;Club&lt;/a&gt;, &lt;a href="http://darksouls3.wiki.fextralife.com/Ember"&gt;Ember&lt;/a&gt; and &lt;a href="http://darksouls3.wiki.fextralife.com/Large+Soul+of+a+Deserted+Corpse"&gt;Large Soul of a Deserted Corpse&lt;/a&gt; from in front of where the dragon was&lt;/li&gt;</text:p>
          </table:table-cell>
          <table:table-cell table:formula="of:=TRIM([.B47])" office:value-type="string" office:string-value="&lt;li data-id=&quot;playthrough_2_10&quot; class=&quot;f_misc f_weap&quot;&gt;Grab the &lt;a href=&quot;http://darksouls3.wiki.fextralife.com/Claymore&quot;&gt;Claymore&lt;/a&gt;, &lt;a href=&quot;http://darksouls3.wiki.fextralife.com/Club&quot;&gt;Club&lt;/a&gt;, &lt;a href=&quot;http://darksouls3.wiki.fextralife.com/Ember&quot;&gt;Ember&lt;/a&gt; and &lt;a href=&quot;http://darksouls3.wiki.fextralife.com/Large+Soul+of+a+Deserted+Corpse&quot;&gt;Large Soul of a Deserted Corpse&lt;/a&gt; from in front of where the dragon was&lt;/li&gt;" calcext:value-type="string">
            <text:p>&lt;li data-id="playthrough_2_10" class="f_misc f_weap"&gt;Grab the &lt;a href="http://darksouls3.wiki.fextralife.com/Claymore"&gt;Claymore&lt;/a&gt;, &lt;a href="http://darksouls3.wiki.fextralife.com/Club"&gt;Club&lt;/a&gt;, &lt;a href="http://darksouls3.wiki.fextralife.com/Ember"&gt;Ember&lt;/a&gt; and &lt;a href="http://darksouls3.wiki.fextralife.com/Large+Soul+of+a+Deserted+Corpse"&gt;Large Soul of a Deserted Corpse&lt;/a&gt; from in front of where the dragon was&lt;/li&gt;</text:p>
          </table:table-cell>
          <table:table-cell table:formula="of:=FIND(&quot;&quot;&quot;&quot;;[.C47];15)" office:value-type="float" office:value="30" calcext:value-type="float">
            <text:p>30</text:p>
          </table:table-cell>
          <table:table-cell table:formula="of:=FIND(&quot;&quot;&quot;&quot;;[.C47];[.D47]+1)" office:value-type="float" office:value="38" calcext:value-type="float">
            <text:p>38</text:p>
          </table:table-cell>
          <table:table-cell table:formula="of:=FIND(&quot;&quot;&quot;&quot;;[.C47];[.E47]+1)" office:value-type="float" office:value="52" calcext:value-type="float">
            <text:p>52</text:p>
          </table:table-cell>
          <table:table-cell table:formula="of:=MID([.C47];[.E47]+1;[.F47]-[.E47]-1)" office:value-type="string" office:string-value="f_misc f_weap" calcext:value-type="string">
            <text:p>f_misc f_weap</text:p>
          </table:table-cell>
          <table:table-cell table:formula="of:=FIND(&quot; &quot;;[.$G47])" office:value-type="float" office:value="7" calcext:value-type="float">
            <text:p>7</text:p>
          </table:table-cell>
          <table:table-cell table:formula="of:=FIND(&quot; &quot;;[.G47];[.H47]+1)" office:value-type="string" office:string-value="" calcext:value-type="error">
            <text:p>#VALUE!</text:p>
          </table:table-cell>
          <table:table-cell table:formula="of:=FIND(&quot; &quot;;[.G47];[.I47]+1)" office:value-type="string" office:string-value="" calcext:value-type="error">
            <text:p>#VALUE!</text:p>
          </table:table-cell>
          <table:table-cell table:formula="of:=LEFT([.G47];IFERROR([.H47]-1;99))" office:value-type="string" office:string-value="f_misc" calcext:value-type="string">
            <text:p>f_misc</text:p>
          </table:table-cell>
          <table:table-cell table:formula="of:=IF(ISERROR([.H47]);&quot;&quot;;MID([.G47];[.H47]+1;IFERROR([.I47]-[.H47]-1;99)))" office:value-type="string" office:string-value="f_weap" calcext:value-type="string">
            <text:p>f_weap</text:p>
          </table:table-cell>
          <table:table-cell table:formula="of:=IF(ISERROR([.I47]);&quot;&quot;;MID([.G47];[.I47]+1;IFERROR([.J47]-[.I47]-1;99)))">
            <text:p/>
          </table:table-cell>
          <table:table-cell table:formula="of:=IFERROR(VLOOKUP([.K47];['tag lookup'.$A$1:.$B$1048576];2;0);&quot;&quot;)" office:value-type="string" office:string-value="Misc. items" calcext:value-type="string">
            <text:p>Misc. items</text:p>
          </table:table-cell>
          <table:table-cell table:formula="of:=IFERROR(VLOOKUP([.L47];['tag lookup'.$A$1:.$B$1048576];2;0);&quot;&quot;)" office:value-type="string" office:string-value="Weapons" calcext:value-type="string">
            <text:p>Weapons</text:p>
          </table:table-cell>
          <table:table-cell table:formula="of:=IFERROR(VLOOKUP([.M47];['tag lookup'.$A$1:.$B$1048576];2;0);&quot;&quot;)">
            <text:p/>
          </table:table-cell>
          <table:table-cell table:style-name="ce2" table:formula="of:=IF([.N47]=&quot;&quot;;&quot;&quot;;&quot;,&quot;&quot;tags&quot;&quot;:[&quot;&quot;&quot; &amp; [.N47] &amp; IF([.O47]=&quot;&quot;;&quot;&quot;&quot;]&quot;;&quot;&quot;&quot;,&quot;&quot;&quot; &amp; [.O47]&amp;IF([.P47]=&quot;&quot;;&quot;&quot;&quot;]&quot;;&quot;&quot;&quot;,&quot;&quot;&quot;&amp;[.P47]&amp;&quot;&quot;&quot;]&quot;)))" office:value-type="string" office:string-value=",&quot;tags&quot;:[&quot;Misc. items&quot;,&quot;Weapons&quot;]" calcext:value-type="string">
            <text:p>,"tags":["Misc. items","Weapons"]</text:p>
          </table:table-cell>
          <table:table-cell table:formula="of:=FIND(&quot;&gt;&quot;;[.B47])" office:value-type="float" office:value="65" calcext:value-type="float">
            <text:p>65</text:p>
          </table:table-cell>
          <table:table-cell table:formula="of:=MID([.B47];[.R47]+1;LEN([.B47])-[.R47]-5)" office:value-type="string" office:string-value="Grab the &lt;a href=&quot;http://darksouls3.wiki.fextralife.com/Claymore&quot;&gt;Claymore&lt;/a&gt;, &lt;a href=&quot;http://darksouls3.wiki.fextralife.com/Club&quot;&gt;Club&lt;/a&gt;, &lt;a href=&quot;http://darksouls3.wiki.fextralife.com/Ember&quot;&gt;Ember&lt;/a&gt; and &lt;a href=&quot;http://darksouls3.wiki.fextralife.com/Large+Soul+of+a+Deserted+Corpse&quot;&gt;Large Soul of a Deserted Corpse&lt;/a&gt; from in front of where the dragon was" calcext:value-type="string">
            <text:p>Grab the &lt;a href="http://darksouls3.wiki.fextralife.com/Claymore"&gt;Claymore&lt;/a&gt;, &lt;a href="http://darksouls3.wiki.fextralife.com/Club"&gt;Club&lt;/a&gt;, &lt;a href="http://darksouls3.wiki.fextralife.com/Ember"&gt;Ember&lt;/a&gt; and &lt;a href="http://darksouls3.wiki.fextralife.com/Large+Soul+of+a+Deserted+Corpse"&gt;Large Soul of a Deserted Corpse&lt;/a&gt; from in front of where the dragon was</text:p>
          </table:table-cell>
          <table:table-cell table:formula="of:=&quot;{&quot;&quot;text&quot;&quot;:&quot;&quot;&quot;&amp;SUBSTITUTE([.S47];&quot;&quot;&quot;&quot;;&quot;\&quot;&quot;&quot;)&amp;&quot;&quot;&quot;&quot;&amp;[.Q47]&amp;&quot;},&quot;" office:value-type="string" office:string-value="{&quot;text&quot;:&quot;Grab the &lt;a href=\&quot;http://darksouls3.wiki.fextralife.com/Claymore\&quot;&gt;Claymore&lt;/a&gt;, &lt;a href=\&quot;http://darksouls3.wiki.fextralife.com/Club\&quot;&gt;Club&lt;/a&gt;, &lt;a href=\&quot;http://darksouls3.wiki.fextralife.com/Ember\&quot;&gt;Ember&lt;/a&gt; and &lt;a href=\&quot;http://darksouls3.wiki.fextralife.com/Large+Soul+of+a+Deserted+Corpse\&quot;&gt;Large Soul of a Deserted Corpse&lt;/a&gt; from in front of where the dragon was&quot;,&quot;tags&quot;:[&quot;Misc. items&quot;,&quot;Weapons&quot;]}," calcext:value-type="string">
            <text:p>{"text":"Grab the &lt;a href=\"http://darksouls3.wiki.fextralife.com/Claymore\"&gt;Claymore&lt;/a&gt;, &lt;a href=\"http://darksouls3.wiki.fextralife.com/Club\"&gt;Club&lt;/a&gt;, &lt;a href=\"http://darksouls3.wiki.fextralife.com/Ember\"&gt;Ember&lt;/a&gt; and &lt;a href=\"http://darksouls3.wiki.fextralife.com/Large+Soul+of+a+Deserted+Corpse\"&gt;Large Soul of a Deserted Corpse&lt;/a&gt; from in front of where the dragon was","tags":["Misc. items","Weapons"]},</text:p>
          </table:table-cell>
        </table:table-row>
        <table:table-row table:style-name="ro1">
          <table:table-cell/>
          <table:table-cell office:value-type="string" calcext:value-type="string">
            <text:p><text:s text:c="12"/>&lt;li data-id="playthrough_2_11" class="f_weap"&gt;Open the door underneath where the dragon was. Go downstairs. Either kill the &lt;a href="http://darksouls3.wiki.fextralife.com/Mimic"&gt;Mimic&lt;/a&gt; or hit it with an &lt;a href="http://darksouls3.wiki.fextralife.com/Undead+Hunter+Charm"&gt;Undead Hunter Charm&lt;/a&gt; to get the &lt;a href="http://darksouls3.wiki.fextralife.com/Battle+Axe"&gt;Deep Battle Axe&lt;/a&gt;&lt;/li&gt;</text:p>
          </table:table-cell>
          <table:table-cell table:formula="of:=TRIM([.B48])" office:value-type="string" office:string-value="&lt;li data-id=&quot;playthrough_2_11&quot; class=&quot;f_weap&quot;&gt;Open the door underneath where the dragon was. Go downstairs. Either kill the &lt;a href=&quot;http://darksouls3.wiki.fextralife.com/Mimic&quot;&gt;Mimic&lt;/a&gt; or hit it with an &lt;a href=&quot;http://darksouls3.wiki.fextralife.com/Undead+Hunter+Charm&quot;&gt;Undead Hunter Charm&lt;/a&gt; to get the &lt;a href=&quot;http://darksouls3.wiki.fextralife.com/Battle+Axe&quot;&gt;Deep Battle Axe&lt;/a&gt;&lt;/li&gt;" calcext:value-type="string">
            <text:p>&lt;li data-id="playthrough_2_11" class="f_weap"&gt;Open the door underneath where the dragon was. Go downstairs. Either kill the &lt;a href="http://darksouls3.wiki.fextralife.com/Mimic"&gt;Mimic&lt;/a&gt; or hit it with an &lt;a href="http://darksouls3.wiki.fextralife.com/Undead+Hunter+Charm"&gt;Undead Hunter Charm&lt;/a&gt; to get the &lt;a href="http://darksouls3.wiki.fextralife.com/Battle+Axe"&gt;Deep Battle Axe&lt;/a&gt;&lt;/li&gt;</text:p>
          </table:table-cell>
          <table:table-cell table:formula="of:=FIND(&quot;&quot;&quot;&quot;;[.C48];15)" office:value-type="float" office:value="30" calcext:value-type="float">
            <text:p>30</text:p>
          </table:table-cell>
          <table:table-cell table:formula="of:=FIND(&quot;&quot;&quot;&quot;;[.C48];[.D48]+1)" office:value-type="float" office:value="38" calcext:value-type="float">
            <text:p>38</text:p>
          </table:table-cell>
          <table:table-cell table:formula="of:=FIND(&quot;&quot;&quot;&quot;;[.C48];[.E48]+1)" office:value-type="float" office:value="45" calcext:value-type="float">
            <text:p>45</text:p>
          </table:table-cell>
          <table:table-cell table:formula="of:=MID([.C48];[.E48]+1;[.F48]-[.E48]-1)" office:value-type="string" office:string-value="f_weap" calcext:value-type="string">
            <text:p>f_weap</text:p>
          </table:table-cell>
          <table:table-cell table:formula="of:=FIND(&quot; &quot;;[.$G48])" office:value-type="string" office:string-value="" calcext:value-type="error">
            <text:p>#VALUE!</text:p>
          </table:table-cell>
          <table:table-cell table:formula="of:=FIND(&quot; &quot;;[.G48];[.H48]+1)" office:value-type="string" office:string-value="" calcext:value-type="error">
            <text:p>#VALUE!</text:p>
          </table:table-cell>
          <table:table-cell table:formula="of:=FIND(&quot; &quot;;[.G48];[.I48]+1)" office:value-type="string" office:string-value="" calcext:value-type="error">
            <text:p>#VALUE!</text:p>
          </table:table-cell>
          <table:table-cell table:formula="of:=LEFT([.G48];IFERROR([.H48]-1;99))" office:value-type="string" office:string-value="f_weap" calcext:value-type="string">
            <text:p>f_weap</text:p>
          </table:table-cell>
          <table:table-cell table:formula="of:=IF(ISERROR([.H48]);&quot;&quot;;MID([.G48];[.H48]+1;IFERROR([.I48]-[.H48]-1;99)))">
            <text:p/>
          </table:table-cell>
          <table:table-cell table:formula="of:=IF(ISERROR([.I48]);&quot;&quot;;MID([.G48];[.I48]+1;IFERROR([.J48]-[.I48]-1;99)))">
            <text:p/>
          </table:table-cell>
          <table:table-cell table:formula="of:=IFERROR(VLOOKUP([.K48];['tag lookup'.$A$1:.$B$1048576];2;0);&quot;&quot;)" office:value-type="string" office:string-value="Weapons" calcext:value-type="string">
            <text:p>Weapons</text:p>
          </table:table-cell>
          <table:table-cell table:formula="of:=IFERROR(VLOOKUP([.L48];['tag lookup'.$A$1:.$B$1048576];2;0);&quot;&quot;)">
            <text:p/>
          </table:table-cell>
          <table:table-cell table:formula="of:=IFERROR(VLOOKUP([.M48];['tag lookup'.$A$1:.$B$1048576];2;0);&quot;&quot;)">
            <text:p/>
          </table:table-cell>
          <table:table-cell table:style-name="ce2" table:formula="of:=IF([.N48]=&quot;&quot;;&quot;&quot;;&quot;,&quot;&quot;tags&quot;&quot;:[&quot;&quot;&quot; &amp; [.N48] &amp; IF([.O48]=&quot;&quot;;&quot;&quot;&quot;]&quot;;&quot;&quot;&quot;,&quot;&quot;&quot; &amp; [.O48]&amp;IF([.P48]=&quot;&quot;;&quot;&quot;&quot;]&quot;;&quot;&quot;&quot;,&quot;&quot;&quot;&amp;[.P48]&amp;&quot;&quot;&quot;]&quot;)))" office:value-type="string" office:string-value=",&quot;tags&quot;:[&quot;Weapons&quot;]" calcext:value-type="string">
            <text:p>,"tags":["Weapons"]</text:p>
          </table:table-cell>
          <table:table-cell table:formula="of:=FIND(&quot;&gt;&quot;;[.B48])" office:value-type="float" office:value="58" calcext:value-type="float">
            <text:p>58</text:p>
          </table:table-cell>
          <table:table-cell table:formula="of:=MID([.B48];[.R48]+1;LEN([.B48])-[.R48]-5)" office:value-type="string" office:string-value="Open the door underneath where the dragon was. Go downstairs. Either kill the &lt;a href=&quot;http://darksouls3.wiki.fextralife.com/Mimic&quot;&gt;Mimic&lt;/a&gt; or hit it with an &lt;a href=&quot;http://darksouls3.wiki.fextralife.com/Undead+Hunter+Charm&quot;&gt;Undead Hunter Charm&lt;/a&gt; to get the &lt;a href=&quot;http://darksouls3.wiki.fextralife.com/Battle+Axe&quot;&gt;Deep Battle Axe&lt;/a&gt;" calcext:value-type="string">
            <text:p>Open the door underneath where the dragon was. Go downstairs. Either kill the &lt;a href="http://darksouls3.wiki.fextralife.com/Mimic"&gt;Mimic&lt;/a&gt; or hit it with an &lt;a href="http://darksouls3.wiki.fextralife.com/Undead+Hunter+Charm"&gt;Undead Hunter Charm&lt;/a&gt; to get the &lt;a href="http://darksouls3.wiki.fextralife.com/Battle+Axe"&gt;Deep Battle Axe&lt;/a&gt;</text:p>
          </table:table-cell>
          <table:table-cell table:formula="of:=&quot;{&quot;&quot;text&quot;&quot;:&quot;&quot;&quot;&amp;SUBSTITUTE([.S48];&quot;&quot;&quot;&quot;;&quot;\&quot;&quot;&quot;)&amp;&quot;&quot;&quot;&quot;&amp;[.Q48]&amp;&quot;},&quot;" office:value-type="string" office:string-value="{&quot;text&quot;:&quot;Open the door underneath where the dragon was. Go downstairs. Either kill the &lt;a href=\&quot;http://darksouls3.wiki.fextralife.com/Mimic\&quot;&gt;Mimic&lt;/a&gt; or hit it with an &lt;a href=\&quot;http://darksouls3.wiki.fextralife.com/Undead+Hunter+Charm\&quot;&gt;Undead Hunter Charm&lt;/a&gt; to get the &lt;a href=\&quot;http://darksouls3.wiki.fextralife.com/Battle+Axe\&quot;&gt;Deep Battle Axe&lt;/a&gt;&quot;,&quot;tags&quot;:[&quot;Weapons&quot;]}," calcext:value-type="string">
            <text:p>{"text":"Open the door underneath where the dragon was. Go downstairs. Either kill the &lt;a href=\"http://darksouls3.wiki.fextralife.com/Mimic\"&gt;Mimic&lt;/a&gt; or hit it with an &lt;a href=\"http://darksouls3.wiki.fextralife.com/Undead+Hunter+Charm\"&gt;Undead Hunter Charm&lt;/a&gt; to get the &lt;a href=\"http://darksouls3.wiki.fextralife.com/Battle+Axe\"&gt;Deep Battle Axe&lt;/a&gt;","tags":["Weapons"]},</text:p>
          </table:table-cell>
        </table:table-row>
        <table:table-row table:style-name="ro1">
          <table:table-cell/>
          <table:table-cell office:value-type="string" calcext:value-type="string">
            <text:p><text:s text:c="12"/>&lt;li data-id="playthrough_2_12" class="f_misc"&gt;Head out the door on the other side and pick up the &lt;a href="http://darksouls3.wiki.fextralife.com/Soul+of+a+Deserted+Corpse"&gt;Soul of a Deserted Corpse&lt;/a&gt; from the corpse on the left&lt;/li&gt;</text:p>
          </table:table-cell>
          <table:table-cell table:formula="of:=TRIM([.B49])" office:value-type="string" office:string-value="&lt;li data-id=&quot;playthrough_2_12&quot; class=&quot;f_misc&quot;&gt;Head out the door on the other side and pick up the &lt;a href=&quot;http://darksouls3.wiki.fextralife.com/Soul+of+a+Deserted+Corpse&quot;&gt;Soul of a Deserted Corpse&lt;/a&gt; from the corpse on the left&lt;/li&gt;" calcext:value-type="string">
            <text:p>&lt;li data-id="playthrough_2_12" class="f_misc"&gt;Head out the door on the other side and pick up the &lt;a href="http://darksouls3.wiki.fextralife.com/Soul+of+a+Deserted+Corpse"&gt;Soul of a Deserted Corpse&lt;/a&gt; from the corpse on the left&lt;/li&gt;</text:p>
          </table:table-cell>
          <table:table-cell table:formula="of:=FIND(&quot;&quot;&quot;&quot;;[.C49];15)" office:value-type="float" office:value="30" calcext:value-type="float">
            <text:p>30</text:p>
          </table:table-cell>
          <table:table-cell table:formula="of:=FIND(&quot;&quot;&quot;&quot;;[.C49];[.D49]+1)" office:value-type="float" office:value="38" calcext:value-type="float">
            <text:p>38</text:p>
          </table:table-cell>
          <table:table-cell table:formula="of:=FIND(&quot;&quot;&quot;&quot;;[.C49];[.E49]+1)" office:value-type="float" office:value="45" calcext:value-type="float">
            <text:p>45</text:p>
          </table:table-cell>
          <table:table-cell table:formula="of:=MID([.C49];[.E49]+1;[.F49]-[.E49]-1)" office:value-type="string" office:string-value="f_misc" calcext:value-type="string">
            <text:p>f_misc</text:p>
          </table:table-cell>
          <table:table-cell table:formula="of:=FIND(&quot; &quot;;[.$G49])" office:value-type="string" office:string-value="" calcext:value-type="error">
            <text:p>#VALUE!</text:p>
          </table:table-cell>
          <table:table-cell table:formula="of:=FIND(&quot; &quot;;[.G49];[.H49]+1)" office:value-type="string" office:string-value="" calcext:value-type="error">
            <text:p>#VALUE!</text:p>
          </table:table-cell>
          <table:table-cell table:formula="of:=FIND(&quot; &quot;;[.G49];[.I49]+1)" office:value-type="string" office:string-value="" calcext:value-type="error">
            <text:p>#VALUE!</text:p>
          </table:table-cell>
          <table:table-cell table:formula="of:=LEFT([.G49];IFERROR([.H49]-1;99))" office:value-type="string" office:string-value="f_misc" calcext:value-type="string">
            <text:p>f_misc</text:p>
          </table:table-cell>
          <table:table-cell table:formula="of:=IF(ISERROR([.H49]);&quot;&quot;;MID([.G49];[.H49]+1;IFERROR([.I49]-[.H49]-1;99)))">
            <text:p/>
          </table:table-cell>
          <table:table-cell table:formula="of:=IF(ISERROR([.I49]);&quot;&quot;;MID([.G49];[.I49]+1;IFERROR([.J49]-[.I49]-1;99)))">
            <text:p/>
          </table:table-cell>
          <table:table-cell table:formula="of:=IFERROR(VLOOKUP([.K49];['tag lookup'.$A$1:.$B$1048576];2;0);&quot;&quot;)" office:value-type="string" office:string-value="Misc. items" calcext:value-type="string">
            <text:p>Misc. items</text:p>
          </table:table-cell>
          <table:table-cell table:formula="of:=IFERROR(VLOOKUP([.L49];['tag lookup'.$A$1:.$B$1048576];2;0);&quot;&quot;)">
            <text:p/>
          </table:table-cell>
          <table:table-cell table:formula="of:=IFERROR(VLOOKUP([.M49];['tag lookup'.$A$1:.$B$1048576];2;0);&quot;&quot;)">
            <text:p/>
          </table:table-cell>
          <table:table-cell table:style-name="ce2" table:formula="of:=IF([.N49]=&quot;&quot;;&quot;&quot;;&quot;,&quot;&quot;tags&quot;&quot;:[&quot;&quot;&quot; &amp; [.N49] &amp; IF([.O49]=&quot;&quot;;&quot;&quot;&quot;]&quot;;&quot;&quot;&quot;,&quot;&quot;&quot; &amp; [.O49]&amp;IF([.P49]=&quot;&quot;;&quot;&quot;&quot;]&quot;;&quot;&quot;&quot;,&quot;&quot;&quot;&amp;[.P49]&amp;&quot;&quot;&quot;]&quot;)))" office:value-type="string" office:string-value=",&quot;tags&quot;:[&quot;Misc. items&quot;]" calcext:value-type="string">
            <text:p>,"tags":["Misc. items"]</text:p>
          </table:table-cell>
          <table:table-cell table:formula="of:=FIND(&quot;&gt;&quot;;[.B49])" office:value-type="float" office:value="58" calcext:value-type="float">
            <text:p>58</text:p>
          </table:table-cell>
          <table:table-cell table:formula="of:=MID([.B49];[.R49]+1;LEN([.B49])-[.R49]-5)" office:value-type="string" office:string-value="Head out the door on the other side and pick up the &lt;a href=&quot;http://darksouls3.wiki.fextralife.com/Soul+of+a+Deserted+Corpse&quot;&gt;Soul of a Deserted Corpse&lt;/a&gt; from the corpse on the left" calcext:value-type="string">
            <text:p>Head out the door on the other side and pick up the &lt;a href="http://darksouls3.wiki.fextralife.com/Soul+of+a+Deserted+Corpse"&gt;Soul of a Deserted Corpse&lt;/a&gt; from the corpse on the left</text:p>
          </table:table-cell>
          <table:table-cell table:formula="of:=&quot;{&quot;&quot;text&quot;&quot;:&quot;&quot;&quot;&amp;SUBSTITUTE([.S49];&quot;&quot;&quot;&quot;;&quot;\&quot;&quot;&quot;)&amp;&quot;&quot;&quot;&quot;&amp;[.Q49]&amp;&quot;},&quot;" office:value-type="string" office:string-value="{&quot;text&quot;:&quot;Head out the door on the other side and pick up the &lt;a href=\&quot;http://darksouls3.wiki.fextralife.com/Soul+of+a+Deserted+Corpse\&quot;&gt;Soul of a Deserted Corpse&lt;/a&gt; from the corpse on the left&quot;,&quot;tags&quot;:[&quot;Misc. items&quot;]}," calcext:value-type="string">
            <text:p>{"text":"Head out the door on the other side and pick up the &lt;a href=\"http://darksouls3.wiki.fextralife.com/Soul+of+a+Deserted+Corpse\"&gt;Soul of a Deserted Corpse&lt;/a&gt; from the corpse on the left","tags":["Misc. items"]},</text:p>
          </table:table-cell>
        </table:table-row>
        <table:table-row table:style-name="ro1">
          <table:table-cell/>
          <table:table-cell office:value-type="string" calcext:value-type="string">
            <text:p><text:s text:c="12"/>&lt;li data-id="playthrough_2_13" class="f_misc"&gt;Go into the next building and pick up &lt;a href="http://darksouls3.wiki.fextralife.com/Firebomb"&gt;Firebomb&amp;nbsp;x3&lt;/a&gt; from the wooden beam&lt;/li&gt;</text:p>
          </table:table-cell>
          <table:table-cell table:formula="of:=TRIM([.B50])" office:value-type="string" office:string-value="&lt;li data-id=&quot;playthrough_2_13&quot; class=&quot;f_misc&quot;&gt;Go into the next building and pick up &lt;a href=&quot;http://darksouls3.wiki.fextralife.com/Firebomb&quot;&gt;Firebomb&amp;nbsp;x3&lt;/a&gt; from the wooden beam&lt;/li&gt;" calcext:value-type="string">
            <text:p>&lt;li data-id="playthrough_2_13" class="f_misc"&gt;Go into the next building and pick up &lt;a href="http://darksouls3.wiki.fextralife.com/Firebomb"&gt;Firebomb&amp;nbsp;x3&lt;/a&gt; from the wooden beam&lt;/li&gt;</text:p>
          </table:table-cell>
          <table:table-cell table:formula="of:=FIND(&quot;&quot;&quot;&quot;;[.C50];15)" office:value-type="float" office:value="30" calcext:value-type="float">
            <text:p>30</text:p>
          </table:table-cell>
          <table:table-cell table:formula="of:=FIND(&quot;&quot;&quot;&quot;;[.C50];[.D50]+1)" office:value-type="float" office:value="38" calcext:value-type="float">
            <text:p>38</text:p>
          </table:table-cell>
          <table:table-cell table:formula="of:=FIND(&quot;&quot;&quot;&quot;;[.C50];[.E50]+1)" office:value-type="float" office:value="45" calcext:value-type="float">
            <text:p>45</text:p>
          </table:table-cell>
          <table:table-cell table:formula="of:=MID([.C50];[.E50]+1;[.F50]-[.E50]-1)" office:value-type="string" office:string-value="f_misc" calcext:value-type="string">
            <text:p>f_misc</text:p>
          </table:table-cell>
          <table:table-cell table:formula="of:=FIND(&quot; &quot;;[.$G50])" office:value-type="string" office:string-value="" calcext:value-type="error">
            <text:p>#VALUE!</text:p>
          </table:table-cell>
          <table:table-cell table:formula="of:=FIND(&quot; &quot;;[.G50];[.H50]+1)" office:value-type="string" office:string-value="" calcext:value-type="error">
            <text:p>#VALUE!</text:p>
          </table:table-cell>
          <table:table-cell table:formula="of:=FIND(&quot; &quot;;[.G50];[.I50]+1)" office:value-type="string" office:string-value="" calcext:value-type="error">
            <text:p>#VALUE!</text:p>
          </table:table-cell>
          <table:table-cell table:formula="of:=LEFT([.G50];IFERROR([.H50]-1;99))" office:value-type="string" office:string-value="f_misc" calcext:value-type="string">
            <text:p>f_misc</text:p>
          </table:table-cell>
          <table:table-cell table:formula="of:=IF(ISERROR([.H50]);&quot;&quot;;MID([.G50];[.H50]+1;IFERROR([.I50]-[.H50]-1;99)))">
            <text:p/>
          </table:table-cell>
          <table:table-cell table:formula="of:=IF(ISERROR([.I50]);&quot;&quot;;MID([.G50];[.I50]+1;IFERROR([.J50]-[.I50]-1;99)))">
            <text:p/>
          </table:table-cell>
          <table:table-cell table:formula="of:=IFERROR(VLOOKUP([.K50];['tag lookup'.$A$1:.$B$1048576];2;0);&quot;&quot;)" office:value-type="string" office:string-value="Misc. items" calcext:value-type="string">
            <text:p>Misc. items</text:p>
          </table:table-cell>
          <table:table-cell table:formula="of:=IFERROR(VLOOKUP([.L50];['tag lookup'.$A$1:.$B$1048576];2;0);&quot;&quot;)">
            <text:p/>
          </table:table-cell>
          <table:table-cell table:formula="of:=IFERROR(VLOOKUP([.M50];['tag lookup'.$A$1:.$B$1048576];2;0);&quot;&quot;)">
            <text:p/>
          </table:table-cell>
          <table:table-cell table:style-name="ce2" table:formula="of:=IF([.N50]=&quot;&quot;;&quot;&quot;;&quot;,&quot;&quot;tags&quot;&quot;:[&quot;&quot;&quot; &amp; [.N50] &amp; IF([.O50]=&quot;&quot;;&quot;&quot;&quot;]&quot;;&quot;&quot;&quot;,&quot;&quot;&quot; &amp; [.O50]&amp;IF([.P50]=&quot;&quot;;&quot;&quot;&quot;]&quot;;&quot;&quot;&quot;,&quot;&quot;&quot;&amp;[.P50]&amp;&quot;&quot;&quot;]&quot;)))" office:value-type="string" office:string-value=",&quot;tags&quot;:[&quot;Misc. items&quot;]" calcext:value-type="string">
            <text:p>,"tags":["Misc. items"]</text:p>
          </table:table-cell>
          <table:table-cell table:formula="of:=FIND(&quot;&gt;&quot;;[.B50])" office:value-type="float" office:value="58" calcext:value-type="float">
            <text:p>58</text:p>
          </table:table-cell>
          <table:table-cell table:formula="of:=MID([.B50];[.R50]+1;LEN([.B50])-[.R50]-5)" office:value-type="string" office:string-value="Go into the next building and pick up &lt;a href=&quot;http://darksouls3.wiki.fextralife.com/Firebomb&quot;&gt;Firebomb&amp;nbsp;x3&lt;/a&gt; from the wooden beam" calcext:value-type="string">
            <text:p>Go into the next building and pick up &lt;a href="http://darksouls3.wiki.fextralife.com/Firebomb"&gt;Firebomb&amp;nbsp;x3&lt;/a&gt; from the wooden beam</text:p>
          </table:table-cell>
          <table:table-cell table:formula="of:=&quot;{&quot;&quot;text&quot;&quot;:&quot;&quot;&quot;&amp;SUBSTITUTE([.S50];&quot;&quot;&quot;&quot;;&quot;\&quot;&quot;&quot;)&amp;&quot;&quot;&quot;&quot;&amp;[.Q50]&amp;&quot;},&quot;" office:value-type="string" office:string-value="{&quot;text&quot;:&quot;Go into the next building and pick up &lt;a href=\&quot;http://darksouls3.wiki.fextralife.com/Firebomb\&quot;&gt;Firebomb&amp;nbsp;x3&lt;/a&gt; from the wooden beam&quot;,&quot;tags&quot;:[&quot;Misc. items&quot;]}," calcext:value-type="string">
            <text:p>{"text":"Go into the next building and pick up &lt;a href=\"http://darksouls3.wiki.fextralife.com/Firebomb\"&gt;Firebomb&amp;nbsp;x3&lt;/a&gt; from the wooden beam","tags":["Misc. items"]},</text:p>
          </table:table-cell>
        </table:table-row>
        <table:table-row table:style-name="ro1">
          <table:table-cell/>
          <table:table-cell office:value-type="string" calcext:value-type="string">
            <text:p><text:s text:c="12"/>&lt;li data-id="playthrough_2_14" class="f_tit"&gt;Go out the side exit and up the stairs and pick up the &lt;a href="http://darksouls3.wiki.fextralife.com/Titanite+Shard"&gt;Titanite Shard&lt;/a&gt; from the corpse. Light the Tower on the Wall bonfire&lt;/li&gt;</text:p>
          </table:table-cell>
          <table:table-cell table:formula="of:=TRIM([.B51])" office:value-type="string" office:string-value="&lt;li data-id=&quot;playthrough_2_14&quot; class=&quot;f_tit&quot;&gt;Go out the side exit and up the stairs and pick up the &lt;a href=&quot;http://darksouls3.wiki.fextralife.com/Titanite+Shard&quot;&gt;Titanite Shard&lt;/a&gt; from the corpse. Light the Tower on the Wall bonfire&lt;/li&gt;" calcext:value-type="string">
            <text:p>&lt;li data-id="playthrough_2_14" class="f_tit"&gt;Go out the side exit and up the stairs and pick up the &lt;a href="http://darksouls3.wiki.fextralife.com/Titanite+Shard"&gt;Titanite Shard&lt;/a&gt; from the corpse. Light the Tower on the Wall bonfire&lt;/li&gt;</text:p>
          </table:table-cell>
          <table:table-cell table:formula="of:=FIND(&quot;&quot;&quot;&quot;;[.C51];15)" office:value-type="float" office:value="30" calcext:value-type="float">
            <text:p>30</text:p>
          </table:table-cell>
          <table:table-cell table:formula="of:=FIND(&quot;&quot;&quot;&quot;;[.C51];[.D51]+1)" office:value-type="float" office:value="38" calcext:value-type="float">
            <text:p>38</text:p>
          </table:table-cell>
          <table:table-cell table:formula="of:=FIND(&quot;&quot;&quot;&quot;;[.C51];[.E51]+1)" office:value-type="float" office:value="44" calcext:value-type="float">
            <text:p>44</text:p>
          </table:table-cell>
          <table:table-cell table:formula="of:=MID([.C51];[.E51]+1;[.F51]-[.E51]-1)" office:value-type="string" office:string-value="f_tit" calcext:value-type="string">
            <text:p>f_tit</text:p>
          </table:table-cell>
          <table:table-cell table:formula="of:=FIND(&quot; &quot;;[.$G51])" office:value-type="string" office:string-value="" calcext:value-type="error">
            <text:p>#VALUE!</text:p>
          </table:table-cell>
          <table:table-cell table:formula="of:=FIND(&quot; &quot;;[.G51];[.H51]+1)" office:value-type="string" office:string-value="" calcext:value-type="error">
            <text:p>#VALUE!</text:p>
          </table:table-cell>
          <table:table-cell table:formula="of:=FIND(&quot; &quot;;[.G51];[.I51]+1)" office:value-type="string" office:string-value="" calcext:value-type="error">
            <text:p>#VALUE!</text:p>
          </table:table-cell>
          <table:table-cell table:formula="of:=LEFT([.G51];IFERROR([.H51]-1;99))" office:value-type="string" office:string-value="f_tit" calcext:value-type="string">
            <text:p>f_tit</text:p>
          </table:table-cell>
          <table:table-cell table:formula="of:=IF(ISERROR([.H51]);&quot;&quot;;MID([.G51];[.H51]+1;IFERROR([.I51]-[.H51]-1;99)))">
            <text:p/>
          </table:table-cell>
          <table:table-cell table:formula="of:=IF(ISERROR([.I51]);&quot;&quot;;MID([.G51];[.I51]+1;IFERROR([.J51]-[.I51]-1;99)))">
            <text:p/>
          </table:table-cell>
          <table:table-cell table:formula="of:=IFERROR(VLOOKUP([.K51];['tag lookup'.$A$1:.$B$1048576];2;0);&quot;&quot;)" office:value-type="string" office:string-value="Titanite" calcext:value-type="string">
            <text:p>Titanite</text:p>
          </table:table-cell>
          <table:table-cell table:formula="of:=IFERROR(VLOOKUP([.L51];['tag lookup'.$A$1:.$B$1048576];2;0);&quot;&quot;)">
            <text:p/>
          </table:table-cell>
          <table:table-cell table:formula="of:=IFERROR(VLOOKUP([.M51];['tag lookup'.$A$1:.$B$1048576];2;0);&quot;&quot;)">
            <text:p/>
          </table:table-cell>
          <table:table-cell table:style-name="ce2" table:formula="of:=IF([.N51]=&quot;&quot;;&quot;&quot;;&quot;,&quot;&quot;tags&quot;&quot;:[&quot;&quot;&quot; &amp; [.N51] &amp; IF([.O51]=&quot;&quot;;&quot;&quot;&quot;]&quot;;&quot;&quot;&quot;,&quot;&quot;&quot; &amp; [.O51]&amp;IF([.P51]=&quot;&quot;;&quot;&quot;&quot;]&quot;;&quot;&quot;&quot;,&quot;&quot;&quot;&amp;[.P51]&amp;&quot;&quot;&quot;]&quot;)))" office:value-type="string" office:string-value=",&quot;tags&quot;:[&quot;Titanite&quot;]" calcext:value-type="string">
            <text:p>,"tags":["Titanite"]</text:p>
          </table:table-cell>
          <table:table-cell table:formula="of:=FIND(&quot;&gt;&quot;;[.B51])" office:value-type="float" office:value="57" calcext:value-type="float">
            <text:p>57</text:p>
          </table:table-cell>
          <table:table-cell table:formula="of:=MID([.B51];[.R51]+1;LEN([.B51])-[.R51]-5)" office:value-type="string" office:string-value="Go out the side exit and up the stairs and pick up the &lt;a href=&quot;http://darksouls3.wiki.fextralife.com/Titanite+Shard&quot;&gt;Titanite Shard&lt;/a&gt; from the corpse. Light the Tower on the Wall bonfire" calcext:value-type="string">
            <text:p>Go out the side exit and up the stairs and pick up the &lt;a href="http://darksouls3.wiki.fextralife.com/Titanite+Shard"&gt;Titanite Shard&lt;/a&gt; from the corpse. Light the Tower on the Wall bonfire</text:p>
          </table:table-cell>
          <table:table-cell table:formula="of:=&quot;{&quot;&quot;text&quot;&quot;:&quot;&quot;&quot;&amp;SUBSTITUTE([.S51];&quot;&quot;&quot;&quot;;&quot;\&quot;&quot;&quot;)&amp;&quot;&quot;&quot;&quot;&amp;[.Q51]&amp;&quot;},&quot;" office:value-type="string" office:string-value="{&quot;text&quot;:&quot;Go out the side exit and up the stairs and pick up the &lt;a href=\&quot;http://darksouls3.wiki.fextralife.com/Titanite+Shard\&quot;&gt;Titanite Shard&lt;/a&gt; from the corpse. Light the Tower on the Wall bonfire&quot;,&quot;tags&quot;:[&quot;Titanite&quot;]}," calcext:value-type="string">
            <text:p>{"text":"Go out the side exit and up the stairs and pick up the &lt;a href=\"http://darksouls3.wiki.fextralife.com/Titanite+Shard\"&gt;Titanite Shard&lt;/a&gt; from the corpse. Light the Tower on the Wall bonfire","tags":["Titanite"]},</text:p>
          </table:table-cell>
        </table:table-row>
        <table:table-row table:style-name="ro1">
          <table:table-cell/>
          <table:table-cell office:value-type="string" calcext:value-type="string">
            <text:p><text:s text:c="12"/>&lt;li data-id="playthrough_2_15" class="f_misc f_npc"&gt;After lighting the Tower on the Wall bonfire, return to &lt;a href="http://darksouls3.wiki.fextralife.com/Firelink+Shrine"&gt;Firelink Shrine&lt;/a&gt; and talk to &lt;a href="http://darksouls3.wiki.fextralife.com/Leonhard"&gt;Ringfinger Leonhard&lt;/a&gt; who gives you &lt;a href="http://darksouls3.wiki.fextralife.com/Cracked+Red+Eye+Orb"&gt;Cracked Red Eye Orb&amp;nbsp;x5&lt;/a&gt;. He'll be by Lothric's throne. If he isn't at this point, try killing Vordt and check again&lt;/li&gt;</text:p>
          </table:table-cell>
          <table:table-cell table:formula="of:=TRIM([.B52])" office:value-type="string" office:string-value="&lt;li data-id=&quot;playthrough_2_15&quot; class=&quot;f_misc f_npc&quot;&gt;After lighting the Tower on the Wall bonfire, return to &lt;a href=&quot;http://darksouls3.wiki.fextralife.com/Firelink+Shrine&quot;&gt;Firelink Shrine&lt;/a&gt; and talk to &lt;a href=&quot;http://darksouls3.wiki.fextralife.com/Leonhard&quot;&gt;Ringfinger Leonhard&lt;/a&gt; who gives you &lt;a href=&quot;http://darksouls3.wiki.fextralife.com/Cracked+Red+Eye+Orb&quot;&gt;Cracked Red Eye Orb&amp;nbsp;x5&lt;/a&gt;. He'll be by Lothric's throne. If he isn't at this point, try killing Vordt and check again&lt;/li&gt;" calcext:value-type="string">
            <text:p>&lt;li data-id="playthrough_2_15" class="f_misc f_npc"&gt;After lighting the Tower on the Wall bonfire, return to &lt;a href="http://darksouls3.wiki.fextralife.com/Firelink+Shrine"&gt;Firelink Shrine&lt;/a&gt; and talk to &lt;a href="http://darksouls3.wiki.fextralife.com/Leonhard"&gt;Ringfinger Leonhard&lt;/a&gt; who gives you &lt;a href="http://darksouls3.wiki.fextralife.com/Cracked+Red+Eye+Orb"&gt;Cracked Red Eye Orb&amp;nbsp;x5&lt;/a&gt;. He'll be by Lothric's throne. If he isn't at this point, try killing Vordt and check again&lt;/li&gt;</text:p>
          </table:table-cell>
          <table:table-cell table:formula="of:=FIND(&quot;&quot;&quot;&quot;;[.C52];15)" office:value-type="float" office:value="30" calcext:value-type="float">
            <text:p>30</text:p>
          </table:table-cell>
          <table:table-cell table:formula="of:=FIND(&quot;&quot;&quot;&quot;;[.C52];[.D52]+1)" office:value-type="float" office:value="38" calcext:value-type="float">
            <text:p>38</text:p>
          </table:table-cell>
          <table:table-cell table:formula="of:=FIND(&quot;&quot;&quot;&quot;;[.C52];[.E52]+1)" office:value-type="float" office:value="51" calcext:value-type="float">
            <text:p>51</text:p>
          </table:table-cell>
          <table:table-cell table:formula="of:=MID([.C52];[.E52]+1;[.F52]-[.E52]-1)" office:value-type="string" office:string-value="f_misc f_npc" calcext:value-type="string">
            <text:p>f_misc f_npc</text:p>
          </table:table-cell>
          <table:table-cell table:formula="of:=FIND(&quot; &quot;;[.$G52])" office:value-type="float" office:value="7" calcext:value-type="float">
            <text:p>7</text:p>
          </table:table-cell>
          <table:table-cell table:formula="of:=FIND(&quot; &quot;;[.G52];[.H52]+1)" office:value-type="string" office:string-value="" calcext:value-type="error">
            <text:p>#VALUE!</text:p>
          </table:table-cell>
          <table:table-cell table:formula="of:=FIND(&quot; &quot;;[.G52];[.I52]+1)" office:value-type="string" office:string-value="" calcext:value-type="error">
            <text:p>#VALUE!</text:p>
          </table:table-cell>
          <table:table-cell table:formula="of:=LEFT([.G52];IFERROR([.H52]-1;99))" office:value-type="string" office:string-value="f_misc" calcext:value-type="string">
            <text:p>f_misc</text:p>
          </table:table-cell>
          <table:table-cell table:formula="of:=IF(ISERROR([.H52]);&quot;&quot;;MID([.G52];[.H52]+1;IFERROR([.I52]-[.H52]-1;99)))" office:value-type="string" office:string-value="f_npc" calcext:value-type="string">
            <text:p>f_npc</text:p>
          </table:table-cell>
          <table:table-cell table:formula="of:=IF(ISERROR([.I52]);&quot;&quot;;MID([.G52];[.I52]+1;IFERROR([.J52]-[.I52]-1;99)))">
            <text:p/>
          </table:table-cell>
          <table:table-cell table:formula="of:=IFERROR(VLOOKUP([.K52];['tag lookup'.$A$1:.$B$1048576];2;0);&quot;&quot;)" office:value-type="string" office:string-value="Misc. items" calcext:value-type="string">
            <text:p>Misc. items</text:p>
          </table:table-cell>
          <table:table-cell table:formula="of:=IFERROR(VLOOKUP([.L52];['tag lookup'.$A$1:.$B$1048576];2;0);&quot;&quot;)">
            <text:p/>
          </table:table-cell>
          <table:table-cell table:formula="of:=IFERROR(VLOOKUP([.M52];['tag lookup'.$A$1:.$B$1048576];2;0);&quot;&quot;)">
            <text:p/>
          </table:table-cell>
          <table:table-cell table:style-name="ce2" table:formula="of:=IF([.N52]=&quot;&quot;;&quot;&quot;;&quot;,&quot;&quot;tags&quot;&quot;:[&quot;&quot;&quot; &amp; [.N52] &amp; IF([.O52]=&quot;&quot;;&quot;&quot;&quot;]&quot;;&quot;&quot;&quot;,&quot;&quot;&quot; &amp; [.O52]&amp;IF([.P52]=&quot;&quot;;&quot;&quot;&quot;]&quot;;&quot;&quot;&quot;,&quot;&quot;&quot;&amp;[.P52]&amp;&quot;&quot;&quot;]&quot;)))" office:value-type="string" office:string-value=",&quot;tags&quot;:[&quot;Misc. items&quot;]" calcext:value-type="string">
            <text:p>,"tags":["Misc. items"]</text:p>
          </table:table-cell>
          <table:table-cell table:formula="of:=FIND(&quot;&gt;&quot;;[.B52])" office:value-type="float" office:value="64" calcext:value-type="float">
            <text:p>64</text:p>
          </table:table-cell>
          <table:table-cell table:formula="of:=MID([.B52];[.R52]+1;LEN([.B52])-[.R52]-5)" office:value-type="string" office:string-value="After lighting the Tower on the Wall bonfire, return to &lt;a href=&quot;http://darksouls3.wiki.fextralife.com/Firelink+Shrine&quot;&gt;Firelink Shrine&lt;/a&gt; and talk to &lt;a href=&quot;http://darksouls3.wiki.fextralife.com/Leonhard&quot;&gt;Ringfinger Leonhard&lt;/a&gt; who gives you &lt;a href=&quot;http://darksouls3.wiki.fextralife.com/Cracked+Red+Eye+Orb&quot;&gt;Cracked Red Eye Orb&amp;nbsp;x5&lt;/a&gt;. He'll be by Lothric's throne. If he isn't at this point, try killing Vordt and check again" calcext:value-type="string">
            <text:p>After lighting the Tower on the Wall bonfire, return to &lt;a href="http://darksouls3.wiki.fextralife.com/Firelink+Shrine"&gt;Firelink Shrine&lt;/a&gt; and talk to &lt;a href="http://darksouls3.wiki.fextralife.com/Leonhard"&gt;Ringfinger Leonhard&lt;/a&gt; who gives you &lt;a href="http://darksouls3.wiki.fextralife.com/Cracked+Red+Eye+Orb"&gt;Cracked Red Eye Orb&amp;nbsp;x5&lt;/a&gt;. He'll be by Lothric's throne. If he isn't at this point, try killing Vordt and check again</text:p>
          </table:table-cell>
          <table:table-cell table:formula="of:=&quot;{&quot;&quot;text&quot;&quot;:&quot;&quot;&quot;&amp;SUBSTITUTE([.S52];&quot;&quot;&quot;&quot;;&quot;\&quot;&quot;&quot;)&amp;&quot;&quot;&quot;&quot;&amp;[.Q52]&amp;&quot;},&quot;" office:value-type="string" office:string-value="{&quot;text&quot;:&quot;After lighting the Tower on the Wall bonfire, return to &lt;a href=\&quot;http://darksouls3.wiki.fextralife.com/Firelink+Shrine\&quot;&gt;Firelink Shrine&lt;/a&gt; and talk to &lt;a href=\&quot;http://darksouls3.wiki.fextralife.com/Leonhard\&quot;&gt;Ringfinger Leonhard&lt;/a&gt; who gives you &lt;a href=\&quot;http://darksouls3.wiki.fextralife.com/Cracked+Red+Eye+Orb\&quot;&gt;Cracked Red Eye Orb&amp;nbsp;x5&lt;/a&gt;. He'll be by Lothric's throne. If he isn't at this point, try killing Vordt and check again&quot;,&quot;tags&quot;:[&quot;Misc. items&quot;]}," calcext:value-type="string">
            <text:p>{"text":"After lighting the Tower on the Wall bonfire, return to &lt;a href=\"http://darksouls3.wiki.fextralife.com/Firelink+Shrine\"&gt;Firelink Shrine&lt;/a&gt; and talk to &lt;a href=\"http://darksouls3.wiki.fextralife.com/Leonhard\"&gt;Ringfinger Leonhard&lt;/a&gt; who gives you &lt;a href=\"http://darksouls3.wiki.fextralife.com/Cracked+Red+Eye+Orb\"&gt;Cracked Red Eye Orb&amp;nbsp;x5&lt;/a&gt;. He'll be by Lothric's throne. If he isn't at this point, try killing Vordt and check again","tags":["Misc. items"]},</text:p>
          </table:table-cell>
        </table:table-row>
        <table:table-row table:style-name="ro1">
          <table:table-cell/>
          <table:table-cell office:value-type="string" calcext:value-type="string">
            <text:p><text:s text:c="12"/>&lt;li data-id="playthrough_2_19" class="f_misc"&gt;Back inside the building go down the stairs, out the side door, and pick up a &lt;a href="http://darksouls3.wiki.fextralife.com/Soul+of+a+Deserted+Corpse"&gt;Soul of a Deserted Corpse&lt;/a&gt; from the corpse on the right&lt;/li&gt;</text:p>
          </table:table-cell>
          <table:table-cell table:formula="of:=TRIM([.B53])" office:value-type="string" office:string-value="&lt;li data-id=&quot;playthrough_2_19&quot; class=&quot;f_misc&quot;&gt;Back inside the building go down the stairs, out the side door, and pick up a &lt;a href=&quot;http://darksouls3.wiki.fextralife.com/Soul+of+a+Deserted+Corpse&quot;&gt;Soul of a Deserted Corpse&lt;/a&gt; from the corpse on the right&lt;/li&gt;" calcext:value-type="string">
            <text:p>&lt;li data-id="playthrough_2_19" class="f_misc"&gt;Back inside the building go down the stairs, out the side door, and pick up a &lt;a href="http://darksouls3.wiki.fextralife.com/Soul+of+a+Deserted+Corpse"&gt;Soul of a Deserted Corpse&lt;/a&gt; from the corpse on the right&lt;/li&gt;</text:p>
          </table:table-cell>
          <table:table-cell table:formula="of:=FIND(&quot;&quot;&quot;&quot;;[.C53];15)" office:value-type="float" office:value="30" calcext:value-type="float">
            <text:p>30</text:p>
          </table:table-cell>
          <table:table-cell table:formula="of:=FIND(&quot;&quot;&quot;&quot;;[.C53];[.D53]+1)" office:value-type="float" office:value="38" calcext:value-type="float">
            <text:p>38</text:p>
          </table:table-cell>
          <table:table-cell table:formula="of:=FIND(&quot;&quot;&quot;&quot;;[.C53];[.E53]+1)" office:value-type="float" office:value="45" calcext:value-type="float">
            <text:p>45</text:p>
          </table:table-cell>
          <table:table-cell table:formula="of:=MID([.C53];[.E53]+1;[.F53]-[.E53]-1)" office:value-type="string" office:string-value="f_misc" calcext:value-type="string">
            <text:p>f_misc</text:p>
          </table:table-cell>
          <table:table-cell table:formula="of:=FIND(&quot; &quot;;[.$G53])" office:value-type="string" office:string-value="" calcext:value-type="error">
            <text:p>#VALUE!</text:p>
          </table:table-cell>
          <table:table-cell table:formula="of:=FIND(&quot; &quot;;[.G53];[.H53]+1)" office:value-type="string" office:string-value="" calcext:value-type="error">
            <text:p>#VALUE!</text:p>
          </table:table-cell>
          <table:table-cell table:formula="of:=FIND(&quot; &quot;;[.G53];[.I53]+1)" office:value-type="string" office:string-value="" calcext:value-type="error">
            <text:p>#VALUE!</text:p>
          </table:table-cell>
          <table:table-cell table:formula="of:=LEFT([.G53];IFERROR([.H53]-1;99))" office:value-type="string" office:string-value="f_misc" calcext:value-type="string">
            <text:p>f_misc</text:p>
          </table:table-cell>
          <table:table-cell table:formula="of:=IF(ISERROR([.H53]);&quot;&quot;;MID([.G53];[.H53]+1;IFERROR([.I53]-[.H53]-1;99)))">
            <text:p/>
          </table:table-cell>
          <table:table-cell table:formula="of:=IF(ISERROR([.I53]);&quot;&quot;;MID([.G53];[.I53]+1;IFERROR([.J53]-[.I53]-1;99)))">
            <text:p/>
          </table:table-cell>
          <table:table-cell table:formula="of:=IFERROR(VLOOKUP([.K53];['tag lookup'.$A$1:.$B$1048576];2;0);&quot;&quot;)" office:value-type="string" office:string-value="Misc. items" calcext:value-type="string">
            <text:p>Misc. items</text:p>
          </table:table-cell>
          <table:table-cell table:formula="of:=IFERROR(VLOOKUP([.L53];['tag lookup'.$A$1:.$B$1048576];2;0);&quot;&quot;)">
            <text:p/>
          </table:table-cell>
          <table:table-cell table:formula="of:=IFERROR(VLOOKUP([.M53];['tag lookup'.$A$1:.$B$1048576];2;0);&quot;&quot;)">
            <text:p/>
          </table:table-cell>
          <table:table-cell table:style-name="ce2" table:formula="of:=IF([.N53]=&quot;&quot;;&quot;&quot;;&quot;,&quot;&quot;tags&quot;&quot;:[&quot;&quot;&quot; &amp; [.N53] &amp; IF([.O53]=&quot;&quot;;&quot;&quot;&quot;]&quot;;&quot;&quot;&quot;,&quot;&quot;&quot; &amp; [.O53]&amp;IF([.P53]=&quot;&quot;;&quot;&quot;&quot;]&quot;;&quot;&quot;&quot;,&quot;&quot;&quot;&amp;[.P53]&amp;&quot;&quot;&quot;]&quot;)))" office:value-type="string" office:string-value=",&quot;tags&quot;:[&quot;Misc. items&quot;]" calcext:value-type="string">
            <text:p>,"tags":["Misc. items"]</text:p>
          </table:table-cell>
          <table:table-cell table:formula="of:=FIND(&quot;&gt;&quot;;[.B53])" office:value-type="float" office:value="58" calcext:value-type="float">
            <text:p>58</text:p>
          </table:table-cell>
          <table:table-cell table:formula="of:=MID([.B53];[.R53]+1;LEN([.B53])-[.R53]-5)" office:value-type="string" office:string-value="Back inside the building go down the stairs, out the side door, and pick up a &lt;a href=&quot;http://darksouls3.wiki.fextralife.com/Soul+of+a+Deserted+Corpse&quot;&gt;Soul of a Deserted Corpse&lt;/a&gt; from the corpse on the right" calcext:value-type="string">
            <text:p>Back inside the building go down the stairs, out the side door, and pick up a &lt;a href="http://darksouls3.wiki.fextralife.com/Soul+of+a+Deserted+Corpse"&gt;Soul of a Deserted Corpse&lt;/a&gt; from the corpse on the right</text:p>
          </table:table-cell>
          <table:table-cell table:formula="of:=&quot;{&quot;&quot;text&quot;&quot;:&quot;&quot;&quot;&amp;SUBSTITUTE([.S53];&quot;&quot;&quot;&quot;;&quot;\&quot;&quot;&quot;)&amp;&quot;&quot;&quot;&quot;&amp;[.Q53]&amp;&quot;},&quot;" office:value-type="string" office:string-value="{&quot;text&quot;:&quot;Back inside the building go down the stairs, out the side door, and pick up a &lt;a href=\&quot;http://darksouls3.wiki.fextralife.com/Soul+of+a+Deserted+Corpse\&quot;&gt;Soul of a Deserted Corpse&lt;/a&gt; from the corpse on the right&quot;,&quot;tags&quot;:[&quot;Misc. items&quot;]}," calcext:value-type="string">
            <text:p>{"text":"Back inside the building go down the stairs, out the side door, and pick up a &lt;a href=\"http://darksouls3.wiki.fextralife.com/Soul+of+a+Deserted+Corpse\"&gt;Soul of a Deserted Corpse&lt;/a&gt; from the corpse on the right","tags":["Misc. items"]},</text:p>
          </table:table-cell>
        </table:table-row>
        <table:table-row table:style-name="ro1">
          <table:table-cell/>
          <table:table-cell office:value-type="string" calcext:value-type="string">
            <text:p><text:s text:c="12"/>&lt;li data-id="playthrough_2_20" class="f_gem f_misc f_tit"&gt;Head onto the roof.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nd pick up &lt;a href="http://darksouls3.wiki.fextralife.com/Firebomb"&gt;Firebomb&amp;nbsp;x3&lt;/a&gt; from the corpse. Continue on and kill the &lt;a href="http://darksouls3.wiki.fextralife.com/Crystal+Lizard"&gt;Crystal Lizard&lt;/a&gt; to receive a &lt;a href="http://darksouls3.wiki.fextralife.com/Raw+Gem"&gt;Raw Gem&lt;/a&gt;. There is another corpse on the roof which holds a &lt;a href="http://darksouls3.wiki.fextralife.com/Large+Soul+of+a+Deserted+Corpse"&gt;Large Soul of a Deserted Corpse&lt;/a&gt;&lt;/li&gt;</text:p>
          </table:table-cell>
          <table:table-cell table:formula="of:=TRIM([.B54])" office:value-type="string" office:string-value="&lt;li data-id=&quot;playthrough_2_20&quot; class=&quot;f_gem f_misc f_tit&quot;&gt;Head onto the roof. If you want &lt;a href=&quot;http://darksouls3.wiki.fextralife.com/Titanite+Shard&quot;&gt;Titanite Shard&lt;/a&gt;&lt;span class=&quot;p&quot;&gt; + &lt;/span&gt;&lt;a href=&quot;http://darksouls3.wiki.fextralife.com/Ember&quot;&gt;Ember&lt;/a&gt;, wait for one of the undead to transform into &lt;a href=&quot;http://darksouls3.wiki.fextralife.com/Pus+of+Man&quot;&gt;Pus of Man&lt;/a&gt; and then kill it. And pick up &lt;a href=&quot;http://darksouls3.wiki.fextralife.com/Firebomb&quot;&gt;Firebomb&amp;nbsp;x3&lt;/a&gt; from the corpse. Continue on and kill the &lt;a href=&quot;http://darksouls3.wiki.fextralife.com/Crystal+Lizard&quot;&gt;Crystal Lizard&lt;/a&gt; to receive a &lt;a href=&quot;http://darksouls3.wiki.fextralife.com/Raw+Gem&quot;&gt;Raw Gem&lt;/a&gt;. There is another corpse on the roof which holds a &lt;a href=&quot;http://darksouls3.wiki.fextralife.com/Large+Soul+of+a+Deserted+Corpse&quot;&gt;Large Soul of a Deserted Corpse&lt;/a&gt;&lt;/li&gt;" calcext:value-type="string">
            <text:p>&lt;li data-id="playthrough_2_20" class="f_gem f_misc f_tit"&gt;Head onto the roof.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nd pick up &lt;a href="http://darksouls3.wiki.fextralife.com/Firebomb"&gt;Firebomb&amp;nbsp;x3&lt;/a&gt; from the corpse. Continue on and kill the &lt;a href="http://darksouls3.wiki.fextralife.com/Crystal+Lizard"&gt;Crystal Lizard&lt;/a&gt; to receive a &lt;a href="http://darksouls3.wiki.fextralife.com/Raw+Gem"&gt;Raw Gem&lt;/a&gt;. There is another corpse on the roof which holds a &lt;a href="http://darksouls3.wiki.fextralife.com/Large+Soul+of+a+Deserted+Corpse"&gt;Large Soul of a Deserted Corpse&lt;/a&gt;&lt;/li&gt;</text:p>
          </table:table-cell>
          <table:table-cell table:formula="of:=FIND(&quot;&quot;&quot;&quot;;[.C54];15)" office:value-type="float" office:value="30" calcext:value-type="float">
            <text:p>30</text:p>
          </table:table-cell>
          <table:table-cell table:formula="of:=FIND(&quot;&quot;&quot;&quot;;[.C54];[.D54]+1)" office:value-type="float" office:value="38" calcext:value-type="float">
            <text:p>38</text:p>
          </table:table-cell>
          <table:table-cell table:formula="of:=FIND(&quot;&quot;&quot;&quot;;[.C54];[.E54]+1)" office:value-type="float" office:value="57" calcext:value-type="float">
            <text:p>57</text:p>
          </table:table-cell>
          <table:table-cell table:formula="of:=MID([.C54];[.E54]+1;[.F54]-[.E54]-1)" office:value-type="string" office:string-value="f_gem f_misc f_tit" calcext:value-type="string">
            <text:p>f_gem f_misc f_tit</text:p>
          </table:table-cell>
          <table:table-cell table:formula="of:=FIND(&quot; &quot;;[.$G54])" office:value-type="float" office:value="6" calcext:value-type="float">
            <text:p>6</text:p>
          </table:table-cell>
          <table:table-cell table:formula="of:=FIND(&quot; &quot;;[.G54];[.H54]+1)" office:value-type="float" office:value="13" calcext:value-type="float">
            <text:p>13</text:p>
          </table:table-cell>
          <table:table-cell table:formula="of:=FIND(&quot; &quot;;[.G54];[.I54]+1)" office:value-type="string" office:string-value="" calcext:value-type="error">
            <text:p>#VALUE!</text:p>
          </table:table-cell>
          <table:table-cell table:formula="of:=LEFT([.G54];IFERROR([.H54]-1;99))" office:value-type="string" office:string-value="f_gem" calcext:value-type="string">
            <text:p>f_gem</text:p>
          </table:table-cell>
          <table:table-cell table:formula="of:=IF(ISERROR([.H54]);&quot;&quot;;MID([.G54];[.H54]+1;IFERROR([.I54]-[.H54]-1;99)))" office:value-type="string" office:string-value="f_misc" calcext:value-type="string">
            <text:p>f_misc</text:p>
          </table:table-cell>
          <table:table-cell table:formula="of:=IF(ISERROR([.I54]);&quot;&quot;;MID([.G54];[.I54]+1;IFERROR([.J54]-[.I54]-1;99)))" office:value-type="string" office:string-value="f_tit" calcext:value-type="string">
            <text:p>f_tit</text:p>
          </table:table-cell>
          <table:table-cell table:formula="of:=IFERROR(VLOOKUP([.K54];['tag lookup'.$A$1:.$B$1048576];2;0);&quot;&quot;)">
            <text:p/>
          </table:table-cell>
          <table:table-cell table:formula="of:=IFERROR(VLOOKUP([.L54];['tag lookup'.$A$1:.$B$1048576];2;0);&quot;&quot;)" office:value-type="string" office:string-value="Misc. items" calcext:value-type="string">
            <text:p>Misc. items</text:p>
          </table:table-cell>
          <table:table-cell table:formula="of:=IFERROR(VLOOKUP([.M54];['tag lookup'.$A$1:.$B$1048576];2;0);&quot;&quot;)" office:value-type="string" office:string-value="Titanite" calcext:value-type="string">
            <text:p>Titanite</text:p>
          </table:table-cell>
          <table:table-cell table:style-name="ce2" table:formula="of:=IF([.N54]=&quot;&quot;;&quot;&quot;;&quot;,&quot;&quot;tags&quot;&quot;:[&quot;&quot;&quot; &amp; [.N54] &amp; IF([.O54]=&quot;&quot;;&quot;&quot;&quot;]&quot;;&quot;&quot;&quot;,&quot;&quot;&quot; &amp; [.O54]&amp;IF([.P54]=&quot;&quot;;&quot;&quot;&quot;]&quot;;&quot;&quot;&quot;,&quot;&quot;&quot;&amp;[.P54]&amp;&quot;&quot;&quot;]&quot;)))">
            <text:p/>
          </table:table-cell>
          <table:table-cell table:formula="of:=FIND(&quot;&gt;&quot;;[.B54])" office:value-type="float" office:value="70" calcext:value-type="float">
            <text:p>70</text:p>
          </table:table-cell>
          <table:table-cell table:formula="of:=MID([.B54];[.R54]+1;LEN([.B54])-[.R54]-5)" office:value-type="string" office:string-value="Head onto the roof. If you want &lt;a href=&quot;http://darksouls3.wiki.fextralife.com/Titanite+Shard&quot;&gt;Titanite Shard&lt;/a&gt;&lt;span class=&quot;p&quot;&gt; + &lt;/span&gt;&lt;a href=&quot;http://darksouls3.wiki.fextralife.com/Ember&quot;&gt;Ember&lt;/a&gt;, wait for one of the undead to transform into &lt;a href=&quot;http://darksouls3.wiki.fextralife.com/Pus+of+Man&quot;&gt;Pus of Man&lt;/a&gt; and then kill it. And pick up &lt;a href=&quot;http://darksouls3.wiki.fextralife.com/Firebomb&quot;&gt;Firebomb&amp;nbsp;x3&lt;/a&gt; from the corpse. Continue on and kill the &lt;a href=&quot;http://darksouls3.wiki.fextralife.com/Crystal+Lizard&quot;&gt;Crystal Lizard&lt;/a&gt; to receive a &lt;a href=&quot;http://darksouls3.wiki.fextralife.com/Raw+Gem&quot;&gt;Raw Gem&lt;/a&gt;. There is another corpse on the roof which holds a &lt;a href=&quot;http://darksouls3.wiki.fextralife.com/Large+Soul+of+a+Deserted+Corpse&quot;&gt;Large Soul of a Deserted Corpse&lt;/a&gt;" calcext:value-type="string">
            <text:p>Head onto the roof.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nd pick up &lt;a href="http://darksouls3.wiki.fextralife.com/Firebomb"&gt;Firebomb&amp;nbsp;x3&lt;/a&gt; from the corpse. Continue on and kill the &lt;a href="http://darksouls3.wiki.fextralife.com/Crystal+Lizard"&gt;Crystal Lizard&lt;/a&gt; to receive a &lt;a href="http://darksouls3.wiki.fextralife.com/Raw+Gem"&gt;Raw Gem&lt;/a&gt;. There is another corpse on the roof which holds a &lt;a href="http://darksouls3.wiki.fextralife.com/Large+Soul+of+a+Deserted+Corpse"&gt;Large Soul of a Deserted Corpse&lt;/a&gt;</text:p>
          </table:table-cell>
          <table:table-cell table:formula="of:=&quot;{&quot;&quot;text&quot;&quot;:&quot;&quot;&quot;&amp;SUBSTITUTE([.S54];&quot;&quot;&quot;&quot;;&quot;\&quot;&quot;&quot;)&amp;&quot;&quot;&quot;&quot;&amp;[.Q54]&amp;&quot;},&quot;" office:value-type="string" office:string-value="{&quot;text&quot;:&quot;Head onto the roof. If you want &lt;a href=\&quot;http://darksouls3.wiki.fextralife.com/Titanite+Shard\&quot;&gt;Titanite Shard&lt;/a&gt;&lt;span class=\&quot;p\&quot;&gt; + &lt;/span&gt;&lt;a href=\&quot;http://darksouls3.wiki.fextralife.com/Ember\&quot;&gt;Ember&lt;/a&gt;, wait for one of the undead to transform into &lt;a href=\&quot;http://darksouls3.wiki.fextralife.com/Pus+of+Man\&quot;&gt;Pus of Man&lt;/a&gt; and then kill it. And pick up &lt;a href=\&quot;http://darksouls3.wiki.fextralife.com/Firebomb\&quot;&gt;Firebomb&amp;nbsp;x3&lt;/a&gt; from the corpse. Continue on and kill the &lt;a href=\&quot;http://darksouls3.wiki.fextralife.com/Crystal+Lizard\&quot;&gt;Crystal Lizard&lt;/a&gt; to receive a &lt;a href=\&quot;http://darksouls3.wiki.fextralife.com/Raw+Gem\&quot;&gt;Raw Gem&lt;/a&gt;. There is another corpse on the roof which holds a &lt;a href=\&quot;http://darksouls3.wiki.fextralife.com/Large+Soul+of+a+Deserted+Corpse\&quot;&gt;Large Soul of a Deserted Corpse&lt;/a&gt;&quot;}," calcext:value-type="string">
            <text:p>{"text":"Head onto the roof. If you want &lt;a href=\"http://darksouls3.wiki.fextralife.com/Titanite+Shard\"&gt;Titanite Shard&lt;/a&gt;&lt;span class=\"p\"&gt; + &lt;/span&gt;&lt;a href=\"http://darksouls3.wiki.fextralife.com/Ember\"&gt;Ember&lt;/a&gt;, wait for one of the undead to transform into &lt;a href=\"http://darksouls3.wiki.fextralife.com/Pus+of+Man\"&gt;Pus of Man&lt;/a&gt; and then kill it. And pick up &lt;a href=\"http://darksouls3.wiki.fextralife.com/Firebomb\"&gt;Firebomb&amp;nbsp;x3&lt;/a&gt; from the corpse. Continue on and kill the &lt;a href=\"http://darksouls3.wiki.fextralife.com/Crystal+Lizard\"&gt;Crystal Lizard&lt;/a&gt; to receive a &lt;a href=\"http://darksouls3.wiki.fextralife.com/Raw+Gem\"&gt;Raw Gem&lt;/a&gt;. There is another corpse on the roof which holds a &lt;a href=\"http://darksouls3.wiki.fextralife.com/Large+Soul+of+a+Deserted+Corpse\"&gt;Large Soul of a Deserted Corpse&lt;/a&gt;"},</text:p>
          </table:table-cell>
        </table:table-row>
        <table:table-row table:style-name="ro1">
          <table:table-cell/>
          <table:table-cell office:value-type="string" calcext:value-type="string">
            <text:p><text:s text:c="12"/>&lt;li data-id="playthrough_2_44" class="f_ring s_ng+"&gt;The &lt;a href="https://darksouls3.wiki.fextralife.com/Fleshbite+Ring"&gt;Fleshbite Ring+1&lt;/a&gt; is on another roof that can be jumped to&lt;/li&gt;</text:p>
          </table:table-cell>
          <table:table-cell table:formula="of:=TRIM([.B55])" office:value-type="string" office:string-value="&lt;li data-id=&quot;playthrough_2_44&quot; class=&quot;f_ring s_ng+&quot;&gt;The &lt;a href=&quot;https://darksouls3.wiki.fextralife.com/Fleshbite+Ring&quot;&gt;Fleshbite Ring+1&lt;/a&gt; is on another roof that can be jumped to&lt;/li&gt;" calcext:value-type="string">
            <text:p>&lt;li data-id="playthrough_2_44" class="f_ring s_ng+"&gt;The &lt;a href="https://darksouls3.wiki.fextralife.com/Fleshbite+Ring"&gt;Fleshbite Ring+1&lt;/a&gt; is on another roof that can be jumped to&lt;/li&gt;</text:p>
          </table:table-cell>
          <table:table-cell table:formula="of:=FIND(&quot;&quot;&quot;&quot;;[.C55];15)" office:value-type="float" office:value="30" calcext:value-type="float">
            <text:p>30</text:p>
          </table:table-cell>
          <table:table-cell table:formula="of:=FIND(&quot;&quot;&quot;&quot;;[.C55];[.D55]+1)" office:value-type="float" office:value="38" calcext:value-type="float">
            <text:p>38</text:p>
          </table:table-cell>
          <table:table-cell table:formula="of:=FIND(&quot;&quot;&quot;&quot;;[.C55];[.E55]+1)" office:value-type="float" office:value="51" calcext:value-type="float">
            <text:p>51</text:p>
          </table:table-cell>
          <table:table-cell table:formula="of:=MID([.C55];[.E55]+1;[.F55]-[.E55]-1)" office:value-type="string" office:string-value="f_ring s_ng+" calcext:value-type="string">
            <text:p>f_ring s_ng+</text:p>
          </table:table-cell>
          <table:table-cell table:formula="of:=FIND(&quot; &quot;;[.$G55])" office:value-type="float" office:value="7" calcext:value-type="float">
            <text:p>7</text:p>
          </table:table-cell>
          <table:table-cell table:formula="of:=FIND(&quot; &quot;;[.G55];[.H55]+1)" office:value-type="string" office:string-value="" calcext:value-type="error">
            <text:p>#VALUE!</text:p>
          </table:table-cell>
          <table:table-cell table:formula="of:=FIND(&quot; &quot;;[.G55];[.I55]+1)" office:value-type="string" office:string-value="" calcext:value-type="error">
            <text:p>#VALUE!</text:p>
          </table:table-cell>
          <table:table-cell table:formula="of:=LEFT([.G55];IFERROR([.H55]-1;99))" office:value-type="string" office:string-value="f_ring" calcext:value-type="string">
            <text:p>f_ring</text:p>
          </table:table-cell>
          <table:table-cell table:formula="of:=IF(ISERROR([.H55]);&quot;&quot;;MID([.G55];[.H55]+1;IFERROR([.I55]-[.H55]-1;99)))" office:value-type="string" office:string-value="s_ng+" calcext:value-type="string">
            <text:p>s_ng+</text:p>
          </table:table-cell>
          <table:table-cell table:formula="of:=IF(ISERROR([.I55]);&quot;&quot;;MID([.G55];[.I55]+1;IFERROR([.J55]-[.I55]-1;99)))">
            <text:p/>
          </table:table-cell>
          <table:table-cell table:formula="of:=IFERROR(VLOOKUP([.K55];['tag lookup'.$A$1:.$B$1048576];2;0);&quot;&quot;)" office:value-type="string" office:string-value="Rings" calcext:value-type="string">
            <text:p>Rings</text:p>
          </table:table-cell>
          <table:table-cell table:formula="of:=IFERROR(VLOOKUP([.L55];['tag lookup'.$A$1:.$B$1048576];2;0);&quot;&quot;)" office:value-type="string" office:string-value="s_ng+" calcext:value-type="string">
            <text:p>s_ng+</text:p>
          </table:table-cell>
          <table:table-cell table:formula="of:=IFERROR(VLOOKUP([.M55];['tag lookup'.$A$1:.$B$1048576];2;0);&quot;&quot;)">
            <text:p/>
          </table:table-cell>
          <table:table-cell table:style-name="ce2" table:formula="of:=IF([.N55]=&quot;&quot;;&quot;&quot;;&quot;,&quot;&quot;tags&quot;&quot;:[&quot;&quot;&quot; &amp; [.N55] &amp; IF([.O55]=&quot;&quot;;&quot;&quot;&quot;]&quot;;&quot;&quot;&quot;,&quot;&quot;&quot; &amp; [.O55]&amp;IF([.P55]=&quot;&quot;;&quot;&quot;&quot;]&quot;;&quot;&quot;&quot;,&quot;&quot;&quot;&amp;[.P55]&amp;&quot;&quot;&quot;]&quot;)))" office:value-type="string" office:string-value=",&quot;tags&quot;:[&quot;Rings&quot;,&quot;s_ng+&quot;]" calcext:value-type="string">
            <text:p>,"tags":["Rings","s_ng+"]</text:p>
          </table:table-cell>
          <table:table-cell table:formula="of:=FIND(&quot;&gt;&quot;;[.B55])" office:value-type="float" office:value="64" calcext:value-type="float">
            <text:p>64</text:p>
          </table:table-cell>
          <table:table-cell table:formula="of:=MID([.B55];[.R55]+1;LEN([.B55])-[.R55]-5)" office:value-type="string" office:string-value="The &lt;a href=&quot;https://darksouls3.wiki.fextralife.com/Fleshbite+Ring&quot;&gt;Fleshbite Ring+1&lt;/a&gt; is on another roof that can be jumped to" calcext:value-type="string">
            <text:p>The &lt;a href="https://darksouls3.wiki.fextralife.com/Fleshbite+Ring"&gt;Fleshbite Ring+1&lt;/a&gt; is on another roof that can be jumped to</text:p>
          </table:table-cell>
          <table:table-cell table:formula="of:=&quot;{&quot;&quot;text&quot;&quot;:&quot;&quot;&quot;&amp;SUBSTITUTE([.S55];&quot;&quot;&quot;&quot;;&quot;\&quot;&quot;&quot;)&amp;&quot;&quot;&quot;&quot;&amp;[.Q55]&amp;&quot;},&quot;" office:value-type="string" office:string-value="{&quot;text&quot;:&quot;The &lt;a href=\&quot;https://darksouls3.wiki.fextralife.com/Fleshbite+Ring\&quot;&gt;Fleshbite Ring+1&lt;/a&gt; is on another roof that can be jumped to&quot;,&quot;tags&quot;:[&quot;Rings&quot;,&quot;s_ng+&quot;]}," calcext:value-type="string">
            <text:p>{"text":"The &lt;a href=\"https://darksouls3.wiki.fextralife.com/Fleshbite+Ring\"&gt;Fleshbite Ring+1&lt;/a&gt; is on another roof that can be jumped to","tags":["Rings","s_ng+"]},</text:p>
          </table:table-cell>
        </table:table-row>
        <table:table-row table:style-name="ro1">
          <table:table-cell/>
          <table:table-cell office:value-type="string" calcext:value-type="string">
            <text:p><text:s text:c="12"/>&lt;li data-id="playthrough_2_21" class="f_misc"&gt;Take the ladder down and go onto the side roof to get &lt;a href="http://darksouls3.wiki.fextralife.com/Black+Firebomb"&gt;Black Firebomb&amp;nbsp;x3&lt;/a&gt; from the corpse&lt;/li&gt;</text:p>
          </table:table-cell>
          <table:table-cell table:formula="of:=TRIM([.B56])" office:value-type="string" office:string-value="&lt;li data-id=&quot;playthrough_2_21&quot; class=&quot;f_misc&quot;&gt;Take the ladder down and go onto the side roof to get &lt;a href=&quot;http://darksouls3.wiki.fextralife.com/Black+Firebomb&quot;&gt;Black Firebomb&amp;nbsp;x3&lt;/a&gt; from the corpse&lt;/li&gt;" calcext:value-type="string">
            <text:p>&lt;li data-id="playthrough_2_21" class="f_misc"&gt;Take the ladder down and go onto the side roof to get &lt;a href="http://darksouls3.wiki.fextralife.com/Black+Firebomb"&gt;Black Firebomb&amp;nbsp;x3&lt;/a&gt; from the corpse&lt;/li&gt;</text:p>
          </table:table-cell>
          <table:table-cell table:formula="of:=FIND(&quot;&quot;&quot;&quot;;[.C56];15)" office:value-type="float" office:value="30" calcext:value-type="float">
            <text:p>30</text:p>
          </table:table-cell>
          <table:table-cell table:formula="of:=FIND(&quot;&quot;&quot;&quot;;[.C56];[.D56]+1)" office:value-type="float" office:value="38" calcext:value-type="float">
            <text:p>38</text:p>
          </table:table-cell>
          <table:table-cell table:formula="of:=FIND(&quot;&quot;&quot;&quot;;[.C56];[.E56]+1)" office:value-type="float" office:value="45" calcext:value-type="float">
            <text:p>45</text:p>
          </table:table-cell>
          <table:table-cell table:formula="of:=MID([.C56];[.E56]+1;[.F56]-[.E56]-1)" office:value-type="string" office:string-value="f_misc" calcext:value-type="string">
            <text:p>f_misc</text:p>
          </table:table-cell>
          <table:table-cell table:formula="of:=FIND(&quot; &quot;;[.$G56])" office:value-type="string" office:string-value="" calcext:value-type="error">
            <text:p>#VALUE!</text:p>
          </table:table-cell>
          <table:table-cell table:formula="of:=FIND(&quot; &quot;;[.G56];[.H56]+1)" office:value-type="string" office:string-value="" calcext:value-type="error">
            <text:p>#VALUE!</text:p>
          </table:table-cell>
          <table:table-cell table:formula="of:=FIND(&quot; &quot;;[.G56];[.I56]+1)" office:value-type="string" office:string-value="" calcext:value-type="error">
            <text:p>#VALUE!</text:p>
          </table:table-cell>
          <table:table-cell table:formula="of:=LEFT([.G56];IFERROR([.H56]-1;99))" office:value-type="string" office:string-value="f_misc" calcext:value-type="string">
            <text:p>f_misc</text:p>
          </table:table-cell>
          <table:table-cell table:formula="of:=IF(ISERROR([.H56]);&quot;&quot;;MID([.G56];[.H56]+1;IFERROR([.I56]-[.H56]-1;99)))">
            <text:p/>
          </table:table-cell>
          <table:table-cell table:formula="of:=IF(ISERROR([.I56]);&quot;&quot;;MID([.G56];[.I56]+1;IFERROR([.J56]-[.I56]-1;99)))">
            <text:p/>
          </table:table-cell>
          <table:table-cell table:formula="of:=IFERROR(VLOOKUP([.K56];['tag lookup'.$A$1:.$B$1048576];2;0);&quot;&quot;)" office:value-type="string" office:string-value="Misc. items" calcext:value-type="string">
            <text:p>Misc. items</text:p>
          </table:table-cell>
          <table:table-cell table:formula="of:=IFERROR(VLOOKUP([.L56];['tag lookup'.$A$1:.$B$1048576];2;0);&quot;&quot;)">
            <text:p/>
          </table:table-cell>
          <table:table-cell table:formula="of:=IFERROR(VLOOKUP([.M56];['tag lookup'.$A$1:.$B$1048576];2;0);&quot;&quot;)">
            <text:p/>
          </table:table-cell>
          <table:table-cell table:style-name="ce2" table:formula="of:=IF([.N56]=&quot;&quot;;&quot;&quot;;&quot;,&quot;&quot;tags&quot;&quot;:[&quot;&quot;&quot; &amp; [.N56] &amp; IF([.O56]=&quot;&quot;;&quot;&quot;&quot;]&quot;;&quot;&quot;&quot;,&quot;&quot;&quot; &amp; [.O56]&amp;IF([.P56]=&quot;&quot;;&quot;&quot;&quot;]&quot;;&quot;&quot;&quot;,&quot;&quot;&quot;&amp;[.P56]&amp;&quot;&quot;&quot;]&quot;)))" office:value-type="string" office:string-value=",&quot;tags&quot;:[&quot;Misc. items&quot;]" calcext:value-type="string">
            <text:p>,"tags":["Misc. items"]</text:p>
          </table:table-cell>
          <table:table-cell table:formula="of:=FIND(&quot;&gt;&quot;;[.B56])" office:value-type="float" office:value="58" calcext:value-type="float">
            <text:p>58</text:p>
          </table:table-cell>
          <table:table-cell table:formula="of:=MID([.B56];[.R56]+1;LEN([.B56])-[.R56]-5)" office:value-type="string" office:string-value="Take the ladder down and go onto the side roof to get &lt;a href=&quot;http://darksouls3.wiki.fextralife.com/Black+Firebomb&quot;&gt;Black Firebomb&amp;nbsp;x3&lt;/a&gt; from the corpse" calcext:value-type="string">
            <text:p>Take the ladder down and go onto the side roof to get &lt;a href="http://darksouls3.wiki.fextralife.com/Black+Firebomb"&gt;Black Firebomb&amp;nbsp;x3&lt;/a&gt; from the corpse</text:p>
          </table:table-cell>
          <table:table-cell table:formula="of:=&quot;{&quot;&quot;text&quot;&quot;:&quot;&quot;&quot;&amp;SUBSTITUTE([.S56];&quot;&quot;&quot;&quot;;&quot;\&quot;&quot;&quot;)&amp;&quot;&quot;&quot;&quot;&amp;[.Q56]&amp;&quot;},&quot;" office:value-type="string" office:string-value="{&quot;text&quot;:&quot;Take the ladder down and go onto the side roof to get &lt;a href=\&quot;http://darksouls3.wiki.fextralife.com/Black+Firebomb\&quot;&gt;Black Firebomb&amp;nbsp;x3&lt;/a&gt; from the corpse&quot;,&quot;tags&quot;:[&quot;Misc. items&quot;]}," calcext:value-type="string">
            <text:p>{"text":"Take the ladder down and go onto the side roof to get &lt;a href=\"http://darksouls3.wiki.fextralife.com/Black+Firebomb\"&gt;Black Firebomb&amp;nbsp;x3&lt;/a&gt; from the corpse","tags":["Misc. items"]},</text:p>
          </table:table-cell>
        </table:table-row>
        <table:table-row table:style-name="ro1">
          <table:table-cell/>
          <table:table-cell office:value-type="string" calcext:value-type="string">
            <text:p><text:s text:c="12"/>&lt;li data-id="playthrough_2_22" class="f_misc"&gt;On the adjacent balcony with the archers pick up &lt;a href="http://darksouls3.wiki.fextralife.com/Firebomb"&gt;Firebomb&amp;nbsp;x3&lt;/a&gt; from the corpse&lt;/li&gt;</text:p>
          </table:table-cell>
          <table:table-cell table:formula="of:=TRIM([.B57])" office:value-type="string" office:string-value="&lt;li data-id=&quot;playthrough_2_22&quot; class=&quot;f_misc&quot;&gt;On the adjacent balcony with the archers pick up &lt;a href=&quot;http://darksouls3.wiki.fextralife.com/Firebomb&quot;&gt;Firebomb&amp;nbsp;x3&lt;/a&gt; from the corpse&lt;/li&gt;" calcext:value-type="string">
            <text:p>&lt;li data-id="playthrough_2_22" class="f_misc"&gt;On the adjacent balcony with the archers pick up &lt;a href="http://darksouls3.wiki.fextralife.com/Firebomb"&gt;Firebomb&amp;nbsp;x3&lt;/a&gt; from the corpse&lt;/li&gt;</text:p>
          </table:table-cell>
          <table:table-cell table:formula="of:=FIND(&quot;&quot;&quot;&quot;;[.C57];15)" office:value-type="float" office:value="30" calcext:value-type="float">
            <text:p>30</text:p>
          </table:table-cell>
          <table:table-cell table:formula="of:=FIND(&quot;&quot;&quot;&quot;;[.C57];[.D57]+1)" office:value-type="float" office:value="38" calcext:value-type="float">
            <text:p>38</text:p>
          </table:table-cell>
          <table:table-cell table:formula="of:=FIND(&quot;&quot;&quot;&quot;;[.C57];[.E57]+1)" office:value-type="float" office:value="45" calcext:value-type="float">
            <text:p>45</text:p>
          </table:table-cell>
          <table:table-cell table:formula="of:=MID([.C57];[.E57]+1;[.F57]-[.E57]-1)" office:value-type="string" office:string-value="f_misc" calcext:value-type="string">
            <text:p>f_misc</text:p>
          </table:table-cell>
          <table:table-cell table:formula="of:=FIND(&quot; &quot;;[.$G57])" office:value-type="string" office:string-value="" calcext:value-type="error">
            <text:p>#VALUE!</text:p>
          </table:table-cell>
          <table:table-cell table:formula="of:=FIND(&quot; &quot;;[.G57];[.H57]+1)" office:value-type="string" office:string-value="" calcext:value-type="error">
            <text:p>#VALUE!</text:p>
          </table:table-cell>
          <table:table-cell table:formula="of:=FIND(&quot; &quot;;[.G57];[.I57]+1)" office:value-type="string" office:string-value="" calcext:value-type="error">
            <text:p>#VALUE!</text:p>
          </table:table-cell>
          <table:table-cell table:formula="of:=LEFT([.G57];IFERROR([.H57]-1;99))" office:value-type="string" office:string-value="f_misc" calcext:value-type="string">
            <text:p>f_misc</text:p>
          </table:table-cell>
          <table:table-cell table:formula="of:=IF(ISERROR([.H57]);&quot;&quot;;MID([.G57];[.H57]+1;IFERROR([.I57]-[.H57]-1;99)))">
            <text:p/>
          </table:table-cell>
          <table:table-cell table:formula="of:=IF(ISERROR([.I57]);&quot;&quot;;MID([.G57];[.I57]+1;IFERROR([.J57]-[.I57]-1;99)))">
            <text:p/>
          </table:table-cell>
          <table:table-cell table:formula="of:=IFERROR(VLOOKUP([.K57];['tag lookup'.$A$1:.$B$1048576];2;0);&quot;&quot;)" office:value-type="string" office:string-value="Misc. items" calcext:value-type="string">
            <text:p>Misc. items</text:p>
          </table:table-cell>
          <table:table-cell table:formula="of:=IFERROR(VLOOKUP([.L57];['tag lookup'.$A$1:.$B$1048576];2;0);&quot;&quot;)">
            <text:p/>
          </table:table-cell>
          <table:table-cell table:formula="of:=IFERROR(VLOOKUP([.M57];['tag lookup'.$A$1:.$B$1048576];2;0);&quot;&quot;)">
            <text:p/>
          </table:table-cell>
          <table:table-cell table:style-name="ce2" table:formula="of:=IF([.N57]=&quot;&quot;;&quot;&quot;;&quot;,&quot;&quot;tags&quot;&quot;:[&quot;&quot;&quot; &amp; [.N57] &amp; IF([.O57]=&quot;&quot;;&quot;&quot;&quot;]&quot;;&quot;&quot;&quot;,&quot;&quot;&quot; &amp; [.O57]&amp;IF([.P57]=&quot;&quot;;&quot;&quot;&quot;]&quot;;&quot;&quot;&quot;,&quot;&quot;&quot;&amp;[.P57]&amp;&quot;&quot;&quot;]&quot;)))" office:value-type="string" office:string-value=",&quot;tags&quot;:[&quot;Misc. items&quot;]" calcext:value-type="string">
            <text:p>,"tags":["Misc. items"]</text:p>
          </table:table-cell>
          <table:table-cell table:formula="of:=FIND(&quot;&gt;&quot;;[.B57])" office:value-type="float" office:value="58" calcext:value-type="float">
            <text:p>58</text:p>
          </table:table-cell>
          <table:table-cell table:formula="of:=MID([.B57];[.R57]+1;LEN([.B57])-[.R57]-5)" office:value-type="string" office:string-value="On the adjacent balcony with the archers pick up &lt;a href=&quot;http://darksouls3.wiki.fextralife.com/Firebomb&quot;&gt;Firebomb&amp;nbsp;x3&lt;/a&gt; from the corpse" calcext:value-type="string">
            <text:p>On the adjacent balcony with the archers pick up &lt;a href="http://darksouls3.wiki.fextralife.com/Firebomb"&gt;Firebomb&amp;nbsp;x3&lt;/a&gt; from the corpse</text:p>
          </table:table-cell>
          <table:table-cell table:formula="of:=&quot;{&quot;&quot;text&quot;&quot;:&quot;&quot;&quot;&amp;SUBSTITUTE([.S57];&quot;&quot;&quot;&quot;;&quot;\&quot;&quot;&quot;)&amp;&quot;&quot;&quot;&quot;&amp;[.Q57]&amp;&quot;},&quot;" office:value-type="string" office:string-value="{&quot;text&quot;:&quot;On the adjacent balcony with the archers pick up &lt;a href=\&quot;http://darksouls3.wiki.fextralife.com/Firebomb\&quot;&gt;Firebomb&amp;nbsp;x3&lt;/a&gt; from the corpse&quot;,&quot;tags&quot;:[&quot;Misc. items&quot;]}," calcext:value-type="string">
            <text:p>{"text":"On the adjacent balcony with the archers pick up &lt;a href=\"http://darksouls3.wiki.fextralife.com/Firebomb\"&gt;Firebomb&amp;nbsp;x3&lt;/a&gt; from the corpse","tags":["Misc. items"]},</text:p>
          </table:table-cell>
        </table:table-row>
        <table:table-row table:style-name="ro1">
          <table:table-cell/>
          <table:table-cell office:value-type="string" calcext:value-type="string">
            <text:p><text:s text:c="12"/>&lt;li data-id="playthrough_2_23" class="f_misc f_tit"&gt;Go back inside the earlier building next to the ladder. Take the immediate left and roll into the pots to get &lt;a href="http://darksouls3.wiki.fextralife.com/Undead+Hunter+Charm"&gt;Undead Hunter Charm&amp;nbsp;x2&lt;/a&gt; from the corpse. Continue inside and grab the &lt;a href="http://darksouls3.wiki.fextralife.com/Titanite+Shard"&gt;Titanite Shard&lt;/a&gt; from the corpse while being cautious of the ambush&lt;/li&gt;</text:p>
          </table:table-cell>
          <table:table-cell table:formula="of:=TRIM([.B58])" office:value-type="string" office:string-value="&lt;li data-id=&quot;playthrough_2_23&quot; class=&quot;f_misc f_tit&quot;&gt;Go back inside the earlier building next to the ladder. Take the immediate left and roll into the pots to get &lt;a href=&quot;http://darksouls3.wiki.fextralife.com/Undead+Hunter+Charm&quot;&gt;Undead Hunter Charm&amp;nbsp;x2&lt;/a&gt; from the corpse. Continue inside and grab the &lt;a href=&quot;http://darksouls3.wiki.fextralife.com/Titanite+Shard&quot;&gt;Titanite Shard&lt;/a&gt; from the corpse while being cautious of the ambush&lt;/li&gt;" calcext:value-type="string">
            <text:p>&lt;li data-id="playthrough_2_23" class="f_misc f_tit"&gt;Go back inside the earlier building next to the ladder. Take the immediate left and roll into the pots to get &lt;a href="http://darksouls3.wiki.fextralife.com/Undead+Hunter+Charm"&gt;Undead Hunter Charm&amp;nbsp;x2&lt;/a&gt; from the corpse. Continue inside and grab the &lt;a href="http://darksouls3.wiki.fextralife.com/Titanite+Shard"&gt;Titanite Shard&lt;/a&gt; from the corpse while being cautious of the ambush&lt;/li&gt;</text:p>
          </table:table-cell>
          <table:table-cell table:formula="of:=FIND(&quot;&quot;&quot;&quot;;[.C58];15)" office:value-type="float" office:value="30" calcext:value-type="float">
            <text:p>30</text:p>
          </table:table-cell>
          <table:table-cell table:formula="of:=FIND(&quot;&quot;&quot;&quot;;[.C58];[.D58]+1)" office:value-type="float" office:value="38" calcext:value-type="float">
            <text:p>38</text:p>
          </table:table-cell>
          <table:table-cell table:formula="of:=FIND(&quot;&quot;&quot;&quot;;[.C58];[.E58]+1)" office:value-type="float" office:value="51" calcext:value-type="float">
            <text:p>51</text:p>
          </table:table-cell>
          <table:table-cell table:formula="of:=MID([.C58];[.E58]+1;[.F58]-[.E58]-1)" office:value-type="string" office:string-value="f_misc f_tit" calcext:value-type="string">
            <text:p>f_misc f_tit</text:p>
          </table:table-cell>
          <table:table-cell table:formula="of:=FIND(&quot; &quot;;[.$G58])" office:value-type="float" office:value="7" calcext:value-type="float">
            <text:p>7</text:p>
          </table:table-cell>
          <table:table-cell table:formula="of:=FIND(&quot; &quot;;[.G58];[.H58]+1)" office:value-type="string" office:string-value="" calcext:value-type="error">
            <text:p>#VALUE!</text:p>
          </table:table-cell>
          <table:table-cell table:formula="of:=FIND(&quot; &quot;;[.G58];[.I58]+1)" office:value-type="string" office:string-value="" calcext:value-type="error">
            <text:p>#VALUE!</text:p>
          </table:table-cell>
          <table:table-cell table:formula="of:=LEFT([.G58];IFERROR([.H58]-1;99))" office:value-type="string" office:string-value="f_misc" calcext:value-type="string">
            <text:p>f_misc</text:p>
          </table:table-cell>
          <table:table-cell table:formula="of:=IF(ISERROR([.H58]);&quot;&quot;;MID([.G58];[.H58]+1;IFERROR([.I58]-[.H58]-1;99)))" office:value-type="string" office:string-value="f_tit" calcext:value-type="string">
            <text:p>f_tit</text:p>
          </table:table-cell>
          <table:table-cell table:formula="of:=IF(ISERROR([.I58]);&quot;&quot;;MID([.G58];[.I58]+1;IFERROR([.J58]-[.I58]-1;99)))">
            <text:p/>
          </table:table-cell>
          <table:table-cell table:formula="of:=IFERROR(VLOOKUP([.K58];['tag lookup'.$A$1:.$B$1048576];2;0);&quot;&quot;)" office:value-type="string" office:string-value="Misc. items" calcext:value-type="string">
            <text:p>Misc. items</text:p>
          </table:table-cell>
          <table:table-cell table:formula="of:=IFERROR(VLOOKUP([.L58];['tag lookup'.$A$1:.$B$1048576];2;0);&quot;&quot;)" office:value-type="string" office:string-value="Titanite" calcext:value-type="string">
            <text:p>Titanite</text:p>
          </table:table-cell>
          <table:table-cell table:formula="of:=IFERROR(VLOOKUP([.M58];['tag lookup'.$A$1:.$B$1048576];2;0);&quot;&quot;)">
            <text:p/>
          </table:table-cell>
          <table:table-cell table:style-name="ce2" table:formula="of:=IF([.N58]=&quot;&quot;;&quot;&quot;;&quot;,&quot;&quot;tags&quot;&quot;:[&quot;&quot;&quot; &amp; [.N58] &amp; IF([.O58]=&quot;&quot;;&quot;&quot;&quot;]&quot;;&quot;&quot;&quot;,&quot;&quot;&quot; &amp; [.O58]&amp;IF([.P58]=&quot;&quot;;&quot;&quot;&quot;]&quot;;&quot;&quot;&quot;,&quot;&quot;&quot;&amp;[.P58]&amp;&quot;&quot;&quot;]&quot;)))" office:value-type="string" office:string-value=",&quot;tags&quot;:[&quot;Misc. items&quot;,&quot;Titanite&quot;]" calcext:value-type="string">
            <text:p>,"tags":["Misc. items","Titanite"]</text:p>
          </table:table-cell>
          <table:table-cell table:formula="of:=FIND(&quot;&gt;&quot;;[.B58])" office:value-type="float" office:value="64" calcext:value-type="float">
            <text:p>64</text:p>
          </table:table-cell>
          <table:table-cell table:formula="of:=MID([.B58];[.R58]+1;LEN([.B58])-[.R58]-5)" office:value-type="string" office:string-value="Go back inside the earlier building next to the ladder. Take the immediate left and roll into the pots to get &lt;a href=&quot;http://darksouls3.wiki.fextralife.com/Undead+Hunter+Charm&quot;&gt;Undead Hunter Charm&amp;nbsp;x2&lt;/a&gt; from the corpse. Continue inside and grab the &lt;a href=&quot;http://darksouls3.wiki.fextralife.com/Titanite+Shard&quot;&gt;Titanite Shard&lt;/a&gt; from the corpse while being cautious of the ambush" calcext:value-type="string">
            <text:p>Go back inside the earlier building next to the ladder. Take the immediate left and roll into the pots to get &lt;a href="http://darksouls3.wiki.fextralife.com/Undead+Hunter+Charm"&gt;Undead Hunter Charm&amp;nbsp;x2&lt;/a&gt; from the corpse. Continue inside and grab the &lt;a href="http://darksouls3.wiki.fextralife.com/Titanite+Shard"&gt;Titanite Shard&lt;/a&gt; from the corpse while being cautious of the ambush</text:p>
          </table:table-cell>
          <table:table-cell table:formula="of:=&quot;{&quot;&quot;text&quot;&quot;:&quot;&quot;&quot;&amp;SUBSTITUTE([.S58];&quot;&quot;&quot;&quot;;&quot;\&quot;&quot;&quot;)&amp;&quot;&quot;&quot;&quot;&amp;[.Q58]&amp;&quot;},&quot;" office:value-type="string" office:string-value="{&quot;text&quot;:&quot;Go back inside the earlier building next to the ladder. Take the immediate left and roll into the pots to get &lt;a href=\&quot;http://darksouls3.wiki.fextralife.com/Undead+Hunter+Charm\&quot;&gt;Undead Hunter Charm&amp;nbsp;x2&lt;/a&gt; from the corpse. Continue inside and grab the &lt;a href=\&quot;http://darksouls3.wiki.fextralife.com/Titanite+Shard\&quot;&gt;Titanite Shard&lt;/a&gt; from the corpse while being cautious of the ambush&quot;,&quot;tags&quot;:[&quot;Misc. items&quot;,&quot;Titanite&quot;]}," calcext:value-type="string">
            <text:p>{"text":"Go back inside the earlier building next to the ladder. Take the immediate left and roll into the pots to get &lt;a href=\"http://darksouls3.wiki.fextralife.com/Undead+Hunter+Charm\"&gt;Undead Hunter Charm&amp;nbsp;x2&lt;/a&gt; from the corpse. Continue inside and grab the &lt;a href=\"http://darksouls3.wiki.fextralife.com/Titanite+Shard\"&gt;Titanite Shard&lt;/a&gt; from the corpse while being cautious of the ambush","tags":["Misc. items","Titanite"]},</text:p>
          </table:table-cell>
        </table:table-row>
        <table:table-row table:style-name="ro1">
          <table:table-cell/>
          <table:table-cell office:value-type="string" calcext:value-type="string">
            <text:p><text:s text:c="12"/>&lt;li data-id="playthrough_2_24" class="f_misc"&gt;Back in the main room pick up the &lt;a href="http://darksouls3.wiki.fextralife.com/Soul+of+a+Deserted+Corpse"&gt;Soul of a Deserted Corpse&lt;/a&gt; from the corpse tucked inside the first corner&lt;/li&gt;</text:p>
          </table:table-cell>
          <table:table-cell table:formula="of:=TRIM([.B59])" office:value-type="string" office:string-value="&lt;li data-id=&quot;playthrough_2_24&quot; class=&quot;f_misc&quot;&gt;Back in the main room pick up the &lt;a href=&quot;http://darksouls3.wiki.fextralife.com/Soul+of+a+Deserted+Corpse&quot;&gt;Soul of a Deserted Corpse&lt;/a&gt; from the corpse tucked inside the first corner&lt;/li&gt;" calcext:value-type="string">
            <text:p>&lt;li data-id="playthrough_2_24" class="f_misc"&gt;Back in the main room pick up the &lt;a href="http://darksouls3.wiki.fextralife.com/Soul+of+a+Deserted+Corpse"&gt;Soul of a Deserted Corpse&lt;/a&gt; from the corpse tucked inside the first corner&lt;/li&gt;</text:p>
          </table:table-cell>
          <table:table-cell table:formula="of:=FIND(&quot;&quot;&quot;&quot;;[.C59];15)" office:value-type="float" office:value="30" calcext:value-type="float">
            <text:p>30</text:p>
          </table:table-cell>
          <table:table-cell table:formula="of:=FIND(&quot;&quot;&quot;&quot;;[.C59];[.D59]+1)" office:value-type="float" office:value="38" calcext:value-type="float">
            <text:p>38</text:p>
          </table:table-cell>
          <table:table-cell table:formula="of:=FIND(&quot;&quot;&quot;&quot;;[.C59];[.E59]+1)" office:value-type="float" office:value="45" calcext:value-type="float">
            <text:p>45</text:p>
          </table:table-cell>
          <table:table-cell table:formula="of:=MID([.C59];[.E59]+1;[.F59]-[.E59]-1)" office:value-type="string" office:string-value="f_misc" calcext:value-type="string">
            <text:p>f_misc</text:p>
          </table:table-cell>
          <table:table-cell table:formula="of:=FIND(&quot; &quot;;[.$G59])" office:value-type="string" office:string-value="" calcext:value-type="error">
            <text:p>#VALUE!</text:p>
          </table:table-cell>
          <table:table-cell table:formula="of:=FIND(&quot; &quot;;[.G59];[.H59]+1)" office:value-type="string" office:string-value="" calcext:value-type="error">
            <text:p>#VALUE!</text:p>
          </table:table-cell>
          <table:table-cell table:formula="of:=FIND(&quot; &quot;;[.G59];[.I59]+1)" office:value-type="string" office:string-value="" calcext:value-type="error">
            <text:p>#VALUE!</text:p>
          </table:table-cell>
          <table:table-cell table:formula="of:=LEFT([.G59];IFERROR([.H59]-1;99))" office:value-type="string" office:string-value="f_misc" calcext:value-type="string">
            <text:p>f_misc</text:p>
          </table:table-cell>
          <table:table-cell table:formula="of:=IF(ISERROR([.H59]);&quot;&quot;;MID([.G59];[.H59]+1;IFERROR([.I59]-[.H59]-1;99)))">
            <text:p/>
          </table:table-cell>
          <table:table-cell table:formula="of:=IF(ISERROR([.I59]);&quot;&quot;;MID([.G59];[.I59]+1;IFERROR([.J59]-[.I59]-1;99)))">
            <text:p/>
          </table:table-cell>
          <table:table-cell table:formula="of:=IFERROR(VLOOKUP([.K59];['tag lookup'.$A$1:.$B$1048576];2;0);&quot;&quot;)" office:value-type="string" office:string-value="Misc. items" calcext:value-type="string">
            <text:p>Misc. items</text:p>
          </table:table-cell>
          <table:table-cell table:formula="of:=IFERROR(VLOOKUP([.L59];['tag lookup'.$A$1:.$B$1048576];2;0);&quot;&quot;)">
            <text:p/>
          </table:table-cell>
          <table:table-cell table:formula="of:=IFERROR(VLOOKUP([.M59];['tag lookup'.$A$1:.$B$1048576];2;0);&quot;&quot;)">
            <text:p/>
          </table:table-cell>
          <table:table-cell table:style-name="ce2" table:formula="of:=IF([.N59]=&quot;&quot;;&quot;&quot;;&quot;,&quot;&quot;tags&quot;&quot;:[&quot;&quot;&quot; &amp; [.N59] &amp; IF([.O59]=&quot;&quot;;&quot;&quot;&quot;]&quot;;&quot;&quot;&quot;,&quot;&quot;&quot; &amp; [.O59]&amp;IF([.P59]=&quot;&quot;;&quot;&quot;&quot;]&quot;;&quot;&quot;&quot;,&quot;&quot;&quot;&amp;[.P59]&amp;&quot;&quot;&quot;]&quot;)))" office:value-type="string" office:string-value=",&quot;tags&quot;:[&quot;Misc. items&quot;]" calcext:value-type="string">
            <text:p>,"tags":["Misc. items"]</text:p>
          </table:table-cell>
          <table:table-cell table:formula="of:=FIND(&quot;&gt;&quot;;[.B59])" office:value-type="float" office:value="58" calcext:value-type="float">
            <text:p>58</text:p>
          </table:table-cell>
          <table:table-cell table:formula="of:=MID([.B59];[.R59]+1;LEN([.B59])-[.R59]-5)" office:value-type="string" office:string-value="Back in the main room pick up the &lt;a href=&quot;http://darksouls3.wiki.fextralife.com/Soul+of+a+Deserted+Corpse&quot;&gt;Soul of a Deserted Corpse&lt;/a&gt; from the corpse tucked inside the first corner" calcext:value-type="string">
            <text:p>Back in the main room pick up the &lt;a href="http://darksouls3.wiki.fextralife.com/Soul+of+a+Deserted+Corpse"&gt;Soul of a Deserted Corpse&lt;/a&gt; from the corpse tucked inside the first corner</text:p>
          </table:table-cell>
          <table:table-cell table:formula="of:=&quot;{&quot;&quot;text&quot;&quot;:&quot;&quot;&quot;&amp;SUBSTITUTE([.S59];&quot;&quot;&quot;&quot;;&quot;\&quot;&quot;&quot;)&amp;&quot;&quot;&quot;&quot;&amp;[.Q59]&amp;&quot;},&quot;" office:value-type="string" office:string-value="{&quot;text&quot;:&quot;Back in the main room pick up the &lt;a href=\&quot;http://darksouls3.wiki.fextralife.com/Soul+of+a+Deserted+Corpse\&quot;&gt;Soul of a Deserted Corpse&lt;/a&gt; from the corpse tucked inside the first corner&quot;,&quot;tags&quot;:[&quot;Misc. items&quot;]}," calcext:value-type="string">
            <text:p>{"text":"Back in the main room pick up the &lt;a href=\"http://darksouls3.wiki.fextralife.com/Soul+of+a+Deserted+Corpse\"&gt;Soul of a Deserted Corpse&lt;/a&gt; from the corpse tucked inside the first corner","tags":["Misc. items"]},</text:p>
          </table:table-cell>
        </table:table-row>
        <table:table-row table:style-name="ro1">
          <table:table-cell/>
          <table:table-cell office:value-type="string" calcext:value-type="string">
            <text:p><text:s text:c="12"/>&lt;li data-id="playthrough_2_25" class="f_weap"&gt;Continue through the doorway and take the next door on the left. Pick up the &lt;a href="http://darksouls3.wiki.fextralife.com/Broadsword"&gt;Broadsword&lt;/a&gt; from the corpse&lt;/li&gt;</text:p>
          </table:table-cell>
          <table:table-cell table:formula="of:=TRIM([.B60])" office:value-type="string" office:string-value="&lt;li data-id=&quot;playthrough_2_25&quot; class=&quot;f_weap&quot;&gt;Continue through the doorway and take the next door on the left. Pick up the &lt;a href=&quot;http://darksouls3.wiki.fextralife.com/Broadsword&quot;&gt;Broadsword&lt;/a&gt; from the corpse&lt;/li&gt;" calcext:value-type="string">
            <text:p>&lt;li data-id="playthrough_2_25" class="f_weap"&gt;Continue through the doorway and take the next door on the left. Pick up the &lt;a href="http://darksouls3.wiki.fextralife.com/Broadsword"&gt;Broadsword&lt;/a&gt; from the corpse&lt;/li&gt;</text:p>
          </table:table-cell>
          <table:table-cell table:formula="of:=FIND(&quot;&quot;&quot;&quot;;[.C60];15)" office:value-type="float" office:value="30" calcext:value-type="float">
            <text:p>30</text:p>
          </table:table-cell>
          <table:table-cell table:formula="of:=FIND(&quot;&quot;&quot;&quot;;[.C60];[.D60]+1)" office:value-type="float" office:value="38" calcext:value-type="float">
            <text:p>38</text:p>
          </table:table-cell>
          <table:table-cell table:formula="of:=FIND(&quot;&quot;&quot;&quot;;[.C60];[.E60]+1)" office:value-type="float" office:value="45" calcext:value-type="float">
            <text:p>45</text:p>
          </table:table-cell>
          <table:table-cell table:formula="of:=MID([.C60];[.E60]+1;[.F60]-[.E60]-1)" office:value-type="string" office:string-value="f_weap" calcext:value-type="string">
            <text:p>f_weap</text:p>
          </table:table-cell>
          <table:table-cell table:formula="of:=FIND(&quot; &quot;;[.$G60])" office:value-type="string" office:string-value="" calcext:value-type="error">
            <text:p>#VALUE!</text:p>
          </table:table-cell>
          <table:table-cell table:formula="of:=FIND(&quot; &quot;;[.G60];[.H60]+1)" office:value-type="string" office:string-value="" calcext:value-type="error">
            <text:p>#VALUE!</text:p>
          </table:table-cell>
          <table:table-cell table:formula="of:=FIND(&quot; &quot;;[.G60];[.I60]+1)" office:value-type="string" office:string-value="" calcext:value-type="error">
            <text:p>#VALUE!</text:p>
          </table:table-cell>
          <table:table-cell table:formula="of:=LEFT([.G60];IFERROR([.H60]-1;99))" office:value-type="string" office:string-value="f_weap" calcext:value-type="string">
            <text:p>f_weap</text:p>
          </table:table-cell>
          <table:table-cell table:formula="of:=IF(ISERROR([.H60]);&quot;&quot;;MID([.G60];[.H60]+1;IFERROR([.I60]-[.H60]-1;99)))">
            <text:p/>
          </table:table-cell>
          <table:table-cell table:formula="of:=IF(ISERROR([.I60]);&quot;&quot;;MID([.G60];[.I60]+1;IFERROR([.J60]-[.I60]-1;99)))">
            <text:p/>
          </table:table-cell>
          <table:table-cell table:formula="of:=IFERROR(VLOOKUP([.K60];['tag lookup'.$A$1:.$B$1048576];2;0);&quot;&quot;)" office:value-type="string" office:string-value="Weapons" calcext:value-type="string">
            <text:p>Weapons</text:p>
          </table:table-cell>
          <table:table-cell table:formula="of:=IFERROR(VLOOKUP([.L60];['tag lookup'.$A$1:.$B$1048576];2;0);&quot;&quot;)">
            <text:p/>
          </table:table-cell>
          <table:table-cell table:formula="of:=IFERROR(VLOOKUP([.M60];['tag lookup'.$A$1:.$B$1048576];2;0);&quot;&quot;)">
            <text:p/>
          </table:table-cell>
          <table:table-cell table:style-name="ce2" table:formula="of:=IF([.N60]=&quot;&quot;;&quot;&quot;;&quot;,&quot;&quot;tags&quot;&quot;:[&quot;&quot;&quot; &amp; [.N60] &amp; IF([.O60]=&quot;&quot;;&quot;&quot;&quot;]&quot;;&quot;&quot;&quot;,&quot;&quot;&quot; &amp; [.O60]&amp;IF([.P60]=&quot;&quot;;&quot;&quot;&quot;]&quot;;&quot;&quot;&quot;,&quot;&quot;&quot;&amp;[.P60]&amp;&quot;&quot;&quot;]&quot;)))" office:value-type="string" office:string-value=",&quot;tags&quot;:[&quot;Weapons&quot;]" calcext:value-type="string">
            <text:p>,"tags":["Weapons"]</text:p>
          </table:table-cell>
          <table:table-cell table:formula="of:=FIND(&quot;&gt;&quot;;[.B60])" office:value-type="float" office:value="58" calcext:value-type="float">
            <text:p>58</text:p>
          </table:table-cell>
          <table:table-cell table:formula="of:=MID([.B60];[.R60]+1;LEN([.B60])-[.R60]-5)" office:value-type="string" office:string-value="Continue through the doorway and take the next door on the left. Pick up the &lt;a href=&quot;http://darksouls3.wiki.fextralife.com/Broadsword&quot;&gt;Broadsword&lt;/a&gt; from the corpse" calcext:value-type="string">
            <text:p>Continue through the doorway and take the next door on the left. Pick up the &lt;a href="http://darksouls3.wiki.fextralife.com/Broadsword"&gt;Broadsword&lt;/a&gt; from the corpse</text:p>
          </table:table-cell>
          <table:table-cell table:formula="of:=&quot;{&quot;&quot;text&quot;&quot;:&quot;&quot;&quot;&amp;SUBSTITUTE([.S60];&quot;&quot;&quot;&quot;;&quot;\&quot;&quot;&quot;)&amp;&quot;&quot;&quot;&quot;&amp;[.Q60]&amp;&quot;},&quot;" office:value-type="string" office:string-value="{&quot;text&quot;:&quot;Continue through the doorway and take the next door on the left. Pick up the &lt;a href=\&quot;http://darksouls3.wiki.fextralife.com/Broadsword\&quot;&gt;Broadsword&lt;/a&gt; from the corpse&quot;,&quot;tags&quot;:[&quot;Weapons&quot;]}," calcext:value-type="string">
            <text:p>{"text":"Continue through the doorway and take the next door on the left. Pick up the &lt;a href=\"http://darksouls3.wiki.fextralife.com/Broadsword\"&gt;Broadsword&lt;/a&gt; from the corpse","tags":["Weapons"]},</text:p>
          </table:table-cell>
        </table:table-row>
        <table:table-row table:style-name="ro1">
          <table:table-cell/>
          <table:table-cell office:value-type="string" calcext:value-type="string">
            <text:p><text:s text:c="12"/>&lt;li data-id="playthrough_2_26" class="f_weap"&gt;Head down the stairs taking the right path and get the &lt;a href="http://darksouls3.wiki.fextralife.com/Silver+Eagle+Kite+Shield"&gt;Silver Eagle Kite Shield&lt;/a&gt; from the chest&lt;/li&gt;</text:p>
          </table:table-cell>
          <table:table-cell table:formula="of:=TRIM([.B61])" office:value-type="string" office:string-value="&lt;li data-id=&quot;playthrough_2_26&quot; class=&quot;f_weap&quot;&gt;Head down the stairs taking the right path and get the &lt;a href=&quot;http://darksouls3.wiki.fextralife.com/Silver+Eagle+Kite+Shield&quot;&gt;Silver Eagle Kite Shield&lt;/a&gt; from the chest&lt;/li&gt;" calcext:value-type="string">
            <text:p>&lt;li data-id="playthrough_2_26" class="f_weap"&gt;Head down the stairs taking the right path and get the &lt;a href="http://darksouls3.wiki.fextralife.com/Silver+Eagle+Kite+Shield"&gt;Silver Eagle Kite Shield&lt;/a&gt; from the chest&lt;/li&gt;</text:p>
          </table:table-cell>
          <table:table-cell table:formula="of:=FIND(&quot;&quot;&quot;&quot;;[.C61];15)" office:value-type="float" office:value="30" calcext:value-type="float">
            <text:p>30</text:p>
          </table:table-cell>
          <table:table-cell table:formula="of:=FIND(&quot;&quot;&quot;&quot;;[.C61];[.D61]+1)" office:value-type="float" office:value="38" calcext:value-type="float">
            <text:p>38</text:p>
          </table:table-cell>
          <table:table-cell table:formula="of:=FIND(&quot;&quot;&quot;&quot;;[.C61];[.E61]+1)" office:value-type="float" office:value="45" calcext:value-type="float">
            <text:p>45</text:p>
          </table:table-cell>
          <table:table-cell table:formula="of:=MID([.C61];[.E61]+1;[.F61]-[.E61]-1)" office:value-type="string" office:string-value="f_weap" calcext:value-type="string">
            <text:p>f_weap</text:p>
          </table:table-cell>
          <table:table-cell table:formula="of:=FIND(&quot; &quot;;[.$G61])" office:value-type="string" office:string-value="" calcext:value-type="error">
            <text:p>#VALUE!</text:p>
          </table:table-cell>
          <table:table-cell table:formula="of:=FIND(&quot; &quot;;[.G61];[.H61]+1)" office:value-type="string" office:string-value="" calcext:value-type="error">
            <text:p>#VALUE!</text:p>
          </table:table-cell>
          <table:table-cell table:formula="of:=FIND(&quot; &quot;;[.G61];[.I61]+1)" office:value-type="string" office:string-value="" calcext:value-type="error">
            <text:p>#VALUE!</text:p>
          </table:table-cell>
          <table:table-cell table:formula="of:=LEFT([.G61];IFERROR([.H61]-1;99))" office:value-type="string" office:string-value="f_weap" calcext:value-type="string">
            <text:p>f_weap</text:p>
          </table:table-cell>
          <table:table-cell table:formula="of:=IF(ISERROR([.H61]);&quot;&quot;;MID([.G61];[.H61]+1;IFERROR([.I61]-[.H61]-1;99)))">
            <text:p/>
          </table:table-cell>
          <table:table-cell table:formula="of:=IF(ISERROR([.I61]);&quot;&quot;;MID([.G61];[.I61]+1;IFERROR([.J61]-[.I61]-1;99)))">
            <text:p/>
          </table:table-cell>
          <table:table-cell table:formula="of:=IFERROR(VLOOKUP([.K61];['tag lookup'.$A$1:.$B$1048576];2;0);&quot;&quot;)" office:value-type="string" office:string-value="Weapons" calcext:value-type="string">
            <text:p>Weapons</text:p>
          </table:table-cell>
          <table:table-cell table:formula="of:=IFERROR(VLOOKUP([.L61];['tag lookup'.$A$1:.$B$1048576];2;0);&quot;&quot;)">
            <text:p/>
          </table:table-cell>
          <table:table-cell table:formula="of:=IFERROR(VLOOKUP([.M61];['tag lookup'.$A$1:.$B$1048576];2;0);&quot;&quot;)">
            <text:p/>
          </table:table-cell>
          <table:table-cell table:style-name="ce2" table:formula="of:=IF([.N61]=&quot;&quot;;&quot;&quot;;&quot;,&quot;&quot;tags&quot;&quot;:[&quot;&quot;&quot; &amp; [.N61] &amp; IF([.O61]=&quot;&quot;;&quot;&quot;&quot;]&quot;;&quot;&quot;&quot;,&quot;&quot;&quot; &amp; [.O61]&amp;IF([.P61]=&quot;&quot;;&quot;&quot;&quot;]&quot;;&quot;&quot;&quot;,&quot;&quot;&quot;&amp;[.P61]&amp;&quot;&quot;&quot;]&quot;)))" office:value-type="string" office:string-value=",&quot;tags&quot;:[&quot;Weapons&quot;]" calcext:value-type="string">
            <text:p>,"tags":["Weapons"]</text:p>
          </table:table-cell>
          <table:table-cell table:formula="of:=FIND(&quot;&gt;&quot;;[.B61])" office:value-type="float" office:value="58" calcext:value-type="float">
            <text:p>58</text:p>
          </table:table-cell>
          <table:table-cell table:formula="of:=MID([.B61];[.R61]+1;LEN([.B61])-[.R61]-5)" office:value-type="string" office:string-value="Head down the stairs taking the right path and get the &lt;a href=&quot;http://darksouls3.wiki.fextralife.com/Silver+Eagle+Kite+Shield&quot;&gt;Silver Eagle Kite Shield&lt;/a&gt; from the chest" calcext:value-type="string">
            <text:p>Head down the stairs taking the right path and get the &lt;a href="http://darksouls3.wiki.fextralife.com/Silver+Eagle+Kite+Shield"&gt;Silver Eagle Kite Shield&lt;/a&gt; from the chest</text:p>
          </table:table-cell>
          <table:table-cell table:formula="of:=&quot;{&quot;&quot;text&quot;&quot;:&quot;&quot;&quot;&amp;SUBSTITUTE([.S61];&quot;&quot;&quot;&quot;;&quot;\&quot;&quot;&quot;)&amp;&quot;&quot;&quot;&quot;&amp;[.Q61]&amp;&quot;},&quot;" office:value-type="string" office:string-value="{&quot;text&quot;:&quot;Head down the stairs taking the right path and get the &lt;a href=\&quot;http://darksouls3.wiki.fextralife.com/Silver+Eagle+Kite+Shield\&quot;&gt;Silver Eagle Kite Shield&lt;/a&gt; from the chest&quot;,&quot;tags&quot;:[&quot;Weapons&quot;]}," calcext:value-type="string">
            <text:p>{"text":"Head down the stairs taking the right path and get the &lt;a href=\"http://darksouls3.wiki.fextralife.com/Silver+Eagle+Kite+Shield\"&gt;Silver Eagle Kite Shield&lt;/a&gt; from the chest","tags":["Weapons"]},</text:p>
          </table:table-cell>
        </table:table-row>
        <table:table-row table:style-name="ro1">
          <table:table-cell/>
          <table:table-cell office:value-type="string" calcext:value-type="string">
            <text:p><text:s text:c="12"/>&lt;li data-id="playthrough_2_27" class="f_misc"&gt;Head back to the original entrance and find the doorway blocked by debris. Roll through it and pick up &lt;a href="http://darksouls3.wiki.fextralife.com/Green+Blossom"&gt;Green Blossom&amp;nbsp;x2&lt;/a&gt; at the end of the ledge&lt;/li&gt;</text:p>
          </table:table-cell>
          <table:table-cell table:formula="of:=TRIM([.B62])" office:value-type="string" office:string-value="&lt;li data-id=&quot;playthrough_2_27&quot; class=&quot;f_misc&quot;&gt;Head back to the original entrance and find the doorway blocked by debris. Roll through it and pick up &lt;a href=&quot;http://darksouls3.wiki.fextralife.com/Green+Blossom&quot;&gt;Green Blossom&amp;nbsp;x2&lt;/a&gt; at the end of the ledge&lt;/li&gt;" calcext:value-type="string">
            <text:p>&lt;li data-id="playthrough_2_27" class="f_misc"&gt;Head back to the original entrance and find the doorway blocked by debris. Roll through it and pick up &lt;a href="http://darksouls3.wiki.fextralife.com/Green+Blossom"&gt;Green Blossom&amp;nbsp;x2&lt;/a&gt; at the end of the ledge&lt;/li&gt;</text:p>
          </table:table-cell>
          <table:table-cell table:formula="of:=FIND(&quot;&quot;&quot;&quot;;[.C62];15)" office:value-type="float" office:value="30" calcext:value-type="float">
            <text:p>30</text:p>
          </table:table-cell>
          <table:table-cell table:formula="of:=FIND(&quot;&quot;&quot;&quot;;[.C62];[.D62]+1)" office:value-type="float" office:value="38" calcext:value-type="float">
            <text:p>38</text:p>
          </table:table-cell>
          <table:table-cell table:formula="of:=FIND(&quot;&quot;&quot;&quot;;[.C62];[.E62]+1)" office:value-type="float" office:value="45" calcext:value-type="float">
            <text:p>45</text:p>
          </table:table-cell>
          <table:table-cell table:formula="of:=MID([.C62];[.E62]+1;[.F62]-[.E62]-1)" office:value-type="string" office:string-value="f_misc" calcext:value-type="string">
            <text:p>f_misc</text:p>
          </table:table-cell>
          <table:table-cell table:formula="of:=FIND(&quot; &quot;;[.$G62])" office:value-type="string" office:string-value="" calcext:value-type="error">
            <text:p>#VALUE!</text:p>
          </table:table-cell>
          <table:table-cell table:formula="of:=FIND(&quot; &quot;;[.G62];[.H62]+1)" office:value-type="string" office:string-value="" calcext:value-type="error">
            <text:p>#VALUE!</text:p>
          </table:table-cell>
          <table:table-cell table:formula="of:=FIND(&quot; &quot;;[.G62];[.I62]+1)" office:value-type="string" office:string-value="" calcext:value-type="error">
            <text:p>#VALUE!</text:p>
          </table:table-cell>
          <table:table-cell table:formula="of:=LEFT([.G62];IFERROR([.H62]-1;99))" office:value-type="string" office:string-value="f_misc" calcext:value-type="string">
            <text:p>f_misc</text:p>
          </table:table-cell>
          <table:table-cell table:formula="of:=IF(ISERROR([.H62]);&quot;&quot;;MID([.G62];[.H62]+1;IFERROR([.I62]-[.H62]-1;99)))">
            <text:p/>
          </table:table-cell>
          <table:table-cell table:formula="of:=IF(ISERROR([.I62]);&quot;&quot;;MID([.G62];[.I62]+1;IFERROR([.J62]-[.I62]-1;99)))">
            <text:p/>
          </table:table-cell>
          <table:table-cell table:formula="of:=IFERROR(VLOOKUP([.K62];['tag lookup'.$A$1:.$B$1048576];2;0);&quot;&quot;)" office:value-type="string" office:string-value="Misc. items" calcext:value-type="string">
            <text:p>Misc. items</text:p>
          </table:table-cell>
          <table:table-cell table:formula="of:=IFERROR(VLOOKUP([.L62];['tag lookup'.$A$1:.$B$1048576];2;0);&quot;&quot;)">
            <text:p/>
          </table:table-cell>
          <table:table-cell table:formula="of:=IFERROR(VLOOKUP([.M62];['tag lookup'.$A$1:.$B$1048576];2;0);&quot;&quot;)">
            <text:p/>
          </table:table-cell>
          <table:table-cell table:style-name="ce2" table:formula="of:=IF([.N62]=&quot;&quot;;&quot;&quot;;&quot;,&quot;&quot;tags&quot;&quot;:[&quot;&quot;&quot; &amp; [.N62] &amp; IF([.O62]=&quot;&quot;;&quot;&quot;&quot;]&quot;;&quot;&quot;&quot;,&quot;&quot;&quot; &amp; [.O62]&amp;IF([.P62]=&quot;&quot;;&quot;&quot;&quot;]&quot;;&quot;&quot;&quot;,&quot;&quot;&quot;&amp;[.P62]&amp;&quot;&quot;&quot;]&quot;)))" office:value-type="string" office:string-value=",&quot;tags&quot;:[&quot;Misc. items&quot;]" calcext:value-type="string">
            <text:p>,"tags":["Misc. items"]</text:p>
          </table:table-cell>
          <table:table-cell table:formula="of:=FIND(&quot;&gt;&quot;;[.B62])" office:value-type="float" office:value="58" calcext:value-type="float">
            <text:p>58</text:p>
          </table:table-cell>
          <table:table-cell table:formula="of:=MID([.B62];[.R62]+1;LEN([.B62])-[.R62]-5)" office:value-type="string" office:string-value="Head back to the original entrance and find the doorway blocked by debris. Roll through it and pick up &lt;a href=&quot;http://darksouls3.wiki.fextralife.com/Green+Blossom&quot;&gt;Green Blossom&amp;nbsp;x2&lt;/a&gt; at the end of the ledge" calcext:value-type="string">
            <text:p>Head back to the original entrance and find the doorway blocked by debris. Roll through it and pick up &lt;a href="http://darksouls3.wiki.fextralife.com/Green+Blossom"&gt;Green Blossom&amp;nbsp;x2&lt;/a&gt; at the end of the ledge</text:p>
          </table:table-cell>
          <table:table-cell table:formula="of:=&quot;{&quot;&quot;text&quot;&quot;:&quot;&quot;&quot;&amp;SUBSTITUTE([.S62];&quot;&quot;&quot;&quot;;&quot;\&quot;&quot;&quot;)&amp;&quot;&quot;&quot;&quot;&amp;[.Q62]&amp;&quot;},&quot;" office:value-type="string" office:string-value="{&quot;text&quot;:&quot;Head back to the original entrance and find the doorway blocked by debris. Roll through it and pick up &lt;a href=\&quot;http://darksouls3.wiki.fextralife.com/Green+Blossom\&quot;&gt;Green Blossom&amp;nbsp;x2&lt;/a&gt; at the end of the ledge&quot;,&quot;tags&quot;:[&quot;Misc. items&quot;]}," calcext:value-type="string">
            <text:p>{"text":"Head back to the original entrance and find the doorway blocked by debris. Roll through it and pick up &lt;a href=\"http://darksouls3.wiki.fextralife.com/Green+Blossom\"&gt;Green Blossom&amp;nbsp;x2&lt;/a&gt; at the end of the ledge","tags":["Misc. items"]},</text:p>
          </table:table-cell>
        </table:table-row>
        <table:table-row table:style-name="ro1">
          <table:table-cell/>
          <table:table-cell office:value-type="string" calcext:value-type="string">
            <text:p><text:s text:c="12"/>&lt;li data-id="playthrough_2_28" class="f_weap"&gt;Drop down and pick up the &lt;a href="http://darksouls3.wiki.fextralife.com/Astora+Straight+Sword"&gt;Astora Straight Sword&lt;/a&gt; from the chest&lt;/li&gt;</text:p>
          </table:table-cell>
          <table:table-cell table:formula="of:=TRIM([.B63])" office:value-type="string" office:string-value="&lt;li data-id=&quot;playthrough_2_28&quot; class=&quot;f_weap&quot;&gt;Drop down and pick up the &lt;a href=&quot;http://darksouls3.wiki.fextralife.com/Astora+Straight+Sword&quot;&gt;Astora Straight Sword&lt;/a&gt; from the chest&lt;/li&gt;" calcext:value-type="string">
            <text:p>&lt;li data-id="playthrough_2_28" class="f_weap"&gt;Drop down and pick up the &lt;a href="http://darksouls3.wiki.fextralife.com/Astora+Straight+Sword"&gt;Astora Straight Sword&lt;/a&gt; from the chest&lt;/li&gt;</text:p>
          </table:table-cell>
          <table:table-cell table:formula="of:=FIND(&quot;&quot;&quot;&quot;;[.C63];15)" office:value-type="float" office:value="30" calcext:value-type="float">
            <text:p>30</text:p>
          </table:table-cell>
          <table:table-cell table:formula="of:=FIND(&quot;&quot;&quot;&quot;;[.C63];[.D63]+1)" office:value-type="float" office:value="38" calcext:value-type="float">
            <text:p>38</text:p>
          </table:table-cell>
          <table:table-cell table:formula="of:=FIND(&quot;&quot;&quot;&quot;;[.C63];[.E63]+1)" office:value-type="float" office:value="45" calcext:value-type="float">
            <text:p>45</text:p>
          </table:table-cell>
          <table:table-cell table:formula="of:=MID([.C63];[.E63]+1;[.F63]-[.E63]-1)" office:value-type="string" office:string-value="f_weap" calcext:value-type="string">
            <text:p>f_weap</text:p>
          </table:table-cell>
          <table:table-cell table:formula="of:=FIND(&quot; &quot;;[.$G63])" office:value-type="string" office:string-value="" calcext:value-type="error">
            <text:p>#VALUE!</text:p>
          </table:table-cell>
          <table:table-cell table:formula="of:=FIND(&quot; &quot;;[.G63];[.H63]+1)" office:value-type="string" office:string-value="" calcext:value-type="error">
            <text:p>#VALUE!</text:p>
          </table:table-cell>
          <table:table-cell table:formula="of:=FIND(&quot; &quot;;[.G63];[.I63]+1)" office:value-type="string" office:string-value="" calcext:value-type="error">
            <text:p>#VALUE!</text:p>
          </table:table-cell>
          <table:table-cell table:formula="of:=LEFT([.G63];IFERROR([.H63]-1;99))" office:value-type="string" office:string-value="f_weap" calcext:value-type="string">
            <text:p>f_weap</text:p>
          </table:table-cell>
          <table:table-cell table:formula="of:=IF(ISERROR([.H63]);&quot;&quot;;MID([.G63];[.H63]+1;IFERROR([.I63]-[.H63]-1;99)))">
            <text:p/>
          </table:table-cell>
          <table:table-cell table:formula="of:=IF(ISERROR([.I63]);&quot;&quot;;MID([.G63];[.I63]+1;IFERROR([.J63]-[.I63]-1;99)))">
            <text:p/>
          </table:table-cell>
          <table:table-cell table:formula="of:=IFERROR(VLOOKUP([.K63];['tag lookup'.$A$1:.$B$1048576];2;0);&quot;&quot;)" office:value-type="string" office:string-value="Weapons" calcext:value-type="string">
            <text:p>Weapons</text:p>
          </table:table-cell>
          <table:table-cell table:formula="of:=IFERROR(VLOOKUP([.L63];['tag lookup'.$A$1:.$B$1048576];2;0);&quot;&quot;)">
            <text:p/>
          </table:table-cell>
          <table:table-cell table:formula="of:=IFERROR(VLOOKUP([.M63];['tag lookup'.$A$1:.$B$1048576];2;0);&quot;&quot;)">
            <text:p/>
          </table:table-cell>
          <table:table-cell table:style-name="ce2" table:formula="of:=IF([.N63]=&quot;&quot;;&quot;&quot;;&quot;,&quot;&quot;tags&quot;&quot;:[&quot;&quot;&quot; &amp; [.N63] &amp; IF([.O63]=&quot;&quot;;&quot;&quot;&quot;]&quot;;&quot;&quot;&quot;,&quot;&quot;&quot; &amp; [.O63]&amp;IF([.P63]=&quot;&quot;;&quot;&quot;&quot;]&quot;;&quot;&quot;&quot;,&quot;&quot;&quot;&amp;[.P63]&amp;&quot;&quot;&quot;]&quot;)))" office:value-type="string" office:string-value=",&quot;tags&quot;:[&quot;Weapons&quot;]" calcext:value-type="string">
            <text:p>,"tags":["Weapons"]</text:p>
          </table:table-cell>
          <table:table-cell table:formula="of:=FIND(&quot;&gt;&quot;;[.B63])" office:value-type="float" office:value="58" calcext:value-type="float">
            <text:p>58</text:p>
          </table:table-cell>
          <table:table-cell table:formula="of:=MID([.B63];[.R63]+1;LEN([.B63])-[.R63]-5)" office:value-type="string" office:string-value="Drop down and pick up the &lt;a href=&quot;http://darksouls3.wiki.fextralife.com/Astora+Straight+Sword&quot;&gt;Astora Straight Sword&lt;/a&gt; from the chest" calcext:value-type="string">
            <text:p>Drop down and pick up the &lt;a href="http://darksouls3.wiki.fextralife.com/Astora+Straight+Sword"&gt;Astora Straight Sword&lt;/a&gt; from the chest</text:p>
          </table:table-cell>
          <table:table-cell table:formula="of:=&quot;{&quot;&quot;text&quot;&quot;:&quot;&quot;&quot;&amp;SUBSTITUTE([.S63];&quot;&quot;&quot;&quot;;&quot;\&quot;&quot;&quot;)&amp;&quot;&quot;&quot;&quot;&amp;[.Q63]&amp;&quot;},&quot;" office:value-type="string" office:string-value="{&quot;text&quot;:&quot;Drop down and pick up the &lt;a href=\&quot;http://darksouls3.wiki.fextralife.com/Astora+Straight+Sword\&quot;&gt;Astora Straight Sword&lt;/a&gt; from the chest&quot;,&quot;tags&quot;:[&quot;Weapons&quot;]}," calcext:value-type="string">
            <text:p>{"text":"Drop down and pick up the &lt;a href=\"http://darksouls3.wiki.fextralife.com/Astora+Straight+Sword\"&gt;Astora Straight Sword&lt;/a&gt; from the chest","tags":["Weapons"]},</text:p>
          </table:table-cell>
        </table:table-row>
        <table:table-row table:style-name="ro1">
          <table:table-cell/>
          <table:table-cell office:value-type="string" calcext:value-type="string">
            <text:p><text:s text:c="12"/>&lt;li data-id="playthrough_2_29" class="f_npc f_tit"&gt;Continue into the room and pick up the &lt;a href="http://darksouls3.wiki.fextralife.com/Cell+Key"&gt;Cell Key&lt;/a&gt; and &lt;a href="http://darksouls3.wiki.fextralife.com/Titanite+Shard"&gt;Titanite Shard&lt;/a&gt; from the corpses around the room&lt;/li&gt;</text:p>
          </table:table-cell>
          <table:table-cell table:formula="of:=TRIM([.B64])" office:value-type="string" office:string-value="&lt;li data-id=&quot;playthrough_2_29&quot; class=&quot;f_npc f_tit&quot;&gt;Continue into the room and pick up the &lt;a href=&quot;http://darksouls3.wiki.fextralife.com/Cell+Key&quot;&gt;Cell Key&lt;/a&gt; and &lt;a href=&quot;http://darksouls3.wiki.fextralife.com/Titanite+Shard&quot;&gt;Titanite Shard&lt;/a&gt; from the corpses around the room&lt;/li&gt;" calcext:value-type="string">
            <text:p>&lt;li data-id="playthrough_2_29" class="f_npc f_tit"&gt;Continue into the room and pick up the &lt;a href="http://darksouls3.wiki.fextralife.com/Cell+Key"&gt;Cell Key&lt;/a&gt; and &lt;a href="http://darksouls3.wiki.fextralife.com/Titanite+Shard"&gt;Titanite Shard&lt;/a&gt; from the corpses around the room&lt;/li&gt;</text:p>
          </table:table-cell>
          <table:table-cell table:formula="of:=FIND(&quot;&quot;&quot;&quot;;[.C64];15)" office:value-type="float" office:value="30" calcext:value-type="float">
            <text:p>30</text:p>
          </table:table-cell>
          <table:table-cell table:formula="of:=FIND(&quot;&quot;&quot;&quot;;[.C64];[.D64]+1)" office:value-type="float" office:value="38" calcext:value-type="float">
            <text:p>38</text:p>
          </table:table-cell>
          <table:table-cell table:formula="of:=FIND(&quot;&quot;&quot;&quot;;[.C64];[.E64]+1)" office:value-type="float" office:value="50" calcext:value-type="float">
            <text:p>50</text:p>
          </table:table-cell>
          <table:table-cell table:formula="of:=MID([.C64];[.E64]+1;[.F64]-[.E64]-1)" office:value-type="string" office:string-value="f_npc f_tit" calcext:value-type="string">
            <text:p>f_npc f_tit</text:p>
          </table:table-cell>
          <table:table-cell table:formula="of:=FIND(&quot; &quot;;[.$G64])" office:value-type="float" office:value="6" calcext:value-type="float">
            <text:p>6</text:p>
          </table:table-cell>
          <table:table-cell table:formula="of:=FIND(&quot; &quot;;[.G64];[.H64]+1)" office:value-type="string" office:string-value="" calcext:value-type="error">
            <text:p>#VALUE!</text:p>
          </table:table-cell>
          <table:table-cell table:formula="of:=FIND(&quot; &quot;;[.G64];[.I64]+1)" office:value-type="string" office:string-value="" calcext:value-type="error">
            <text:p>#VALUE!</text:p>
          </table:table-cell>
          <table:table-cell table:formula="of:=LEFT([.G64];IFERROR([.H64]-1;99))" office:value-type="string" office:string-value="f_npc" calcext:value-type="string">
            <text:p>f_npc</text:p>
          </table:table-cell>
          <table:table-cell table:formula="of:=IF(ISERROR([.H64]);&quot;&quot;;MID([.G64];[.H64]+1;IFERROR([.I64]-[.H64]-1;99)))" office:value-type="string" office:string-value="f_tit" calcext:value-type="string">
            <text:p>f_tit</text:p>
          </table:table-cell>
          <table:table-cell table:formula="of:=IF(ISERROR([.I64]);&quot;&quot;;MID([.G64];[.I64]+1;IFERROR([.J64]-[.I64]-1;99)))">
            <text:p/>
          </table:table-cell>
          <table:table-cell table:formula="of:=IFERROR(VLOOKUP([.K64];['tag lookup'.$A$1:.$B$1048576];2;0);&quot;&quot;)">
            <text:p/>
          </table:table-cell>
          <table:table-cell table:formula="of:=IFERROR(VLOOKUP([.L64];['tag lookup'.$A$1:.$B$1048576];2;0);&quot;&quot;)" office:value-type="string" office:string-value="Titanite" calcext:value-type="string">
            <text:p>Titanite</text:p>
          </table:table-cell>
          <table:table-cell table:formula="of:=IFERROR(VLOOKUP([.M64];['tag lookup'.$A$1:.$B$1048576];2;0);&quot;&quot;)">
            <text:p/>
          </table:table-cell>
          <table:table-cell table:style-name="ce2" table:formula="of:=IF([.N64]=&quot;&quot;;&quot;&quot;;&quot;,&quot;&quot;tags&quot;&quot;:[&quot;&quot;&quot; &amp; [.N64] &amp; IF([.O64]=&quot;&quot;;&quot;&quot;&quot;]&quot;;&quot;&quot;&quot;,&quot;&quot;&quot; &amp; [.O64]&amp;IF([.P64]=&quot;&quot;;&quot;&quot;&quot;]&quot;;&quot;&quot;&quot;,&quot;&quot;&quot;&amp;[.P64]&amp;&quot;&quot;&quot;]&quot;)))">
            <text:p/>
          </table:table-cell>
          <table:table-cell table:formula="of:=FIND(&quot;&gt;&quot;;[.B64])" office:value-type="float" office:value="63" calcext:value-type="float">
            <text:p>63</text:p>
          </table:table-cell>
          <table:table-cell table:formula="of:=MID([.B64];[.R64]+1;LEN([.B64])-[.R64]-5)" office:value-type="string" office:string-value="Continue into the room and pick up the &lt;a href=&quot;http://darksouls3.wiki.fextralife.com/Cell+Key&quot;&gt;Cell Key&lt;/a&gt; and &lt;a href=&quot;http://darksouls3.wiki.fextralife.com/Titanite+Shard&quot;&gt;Titanite Shard&lt;/a&gt; from the corpses around the room" calcext:value-type="string">
            <text:p>Continue into the room and pick up the &lt;a href="http://darksouls3.wiki.fextralife.com/Cell+Key"&gt;Cell Key&lt;/a&gt; and &lt;a href="http://darksouls3.wiki.fextralife.com/Titanite+Shard"&gt;Titanite Shard&lt;/a&gt; from the corpses around the room</text:p>
          </table:table-cell>
          <table:table-cell table:formula="of:=&quot;{&quot;&quot;text&quot;&quot;:&quot;&quot;&quot;&amp;SUBSTITUTE([.S64];&quot;&quot;&quot;&quot;;&quot;\&quot;&quot;&quot;)&amp;&quot;&quot;&quot;&quot;&amp;[.Q64]&amp;&quot;},&quot;" office:value-type="string" office:string-value="{&quot;text&quot;:&quot;Continue into the room and pick up the &lt;a href=\&quot;http://darksouls3.wiki.fextralife.com/Cell+Key\&quot;&gt;Cell Key&lt;/a&gt; and &lt;a href=\&quot;http://darksouls3.wiki.fextralife.com/Titanite+Shard\&quot;&gt;Titanite Shard&lt;/a&gt; from the corpses around the room&quot;}," calcext:value-type="string">
            <text:p>{"text":"Continue into the room and pick up the &lt;a href=\"http://darksouls3.wiki.fextralife.com/Cell+Key\"&gt;Cell Key&lt;/a&gt; and &lt;a href=\"http://darksouls3.wiki.fextralife.com/Titanite+Shard\"&gt;Titanite Shard&lt;/a&gt; from the corpses around the room"},</text:p>
          </table:table-cell>
        </table:table-row>
        <table:table-row table:style-name="ro1">
          <table:table-cell/>
          <table:table-cell office:value-type="string" calcext:value-type="string">
            <text:p><text:s text:c="12"/>&lt;li data-id="playthrough_2_30" class="f_estus"&gt;Grab an &lt;a href="http://darksouls3.wiki.fextralife.com/Estus+Shard"&gt;Estus Shard&lt;/a&gt; on the altar in the same room&lt;/li&gt;</text:p>
          </table:table-cell>
          <table:table-cell table:formula="of:=TRIM([.B65])" office:value-type="string" office:string-value="&lt;li data-id=&quot;playthrough_2_30&quot; class=&quot;f_estus&quot;&gt;Grab an &lt;a href=&quot;http://darksouls3.wiki.fextralife.com/Estus+Shard&quot;&gt;Estus Shard&lt;/a&gt; on the altar in the same room&lt;/li&gt;" calcext:value-type="string">
            <text:p>&lt;li data-id="playthrough_2_30" class="f_estus"&gt;Grab an &lt;a href="http://darksouls3.wiki.fextralife.com/Estus+Shard"&gt;Estus Shard&lt;/a&gt; on the altar in the same room&lt;/li&gt;</text:p>
          </table:table-cell>
          <table:table-cell table:formula="of:=FIND(&quot;&quot;&quot;&quot;;[.C65];15)" office:value-type="float" office:value="30" calcext:value-type="float">
            <text:p>30</text:p>
          </table:table-cell>
          <table:table-cell table:formula="of:=FIND(&quot;&quot;&quot;&quot;;[.C65];[.D65]+1)" office:value-type="float" office:value="38" calcext:value-type="float">
            <text:p>38</text:p>
          </table:table-cell>
          <table:table-cell table:formula="of:=FIND(&quot;&quot;&quot;&quot;;[.C65];[.E65]+1)" office:value-type="float" office:value="46" calcext:value-type="float">
            <text:p>46</text:p>
          </table:table-cell>
          <table:table-cell table:formula="of:=MID([.C65];[.E65]+1;[.F65]-[.E65]-1)" office:value-type="string" office:string-value="f_estus" calcext:value-type="string">
            <text:p>f_estus</text:p>
          </table:table-cell>
          <table:table-cell table:formula="of:=FIND(&quot; &quot;;[.$G65])" office:value-type="string" office:string-value="" calcext:value-type="error">
            <text:p>#VALUE!</text:p>
          </table:table-cell>
          <table:table-cell table:formula="of:=FIND(&quot; &quot;;[.G65];[.H65]+1)" office:value-type="string" office:string-value="" calcext:value-type="error">
            <text:p>#VALUE!</text:p>
          </table:table-cell>
          <table:table-cell table:formula="of:=FIND(&quot; &quot;;[.G65];[.I65]+1)" office:value-type="string" office:string-value="" calcext:value-type="error">
            <text:p>#VALUE!</text:p>
          </table:table-cell>
          <table:table-cell table:formula="of:=LEFT([.G65];IFERROR([.H65]-1;99))" office:value-type="string" office:string-value="f_estus" calcext:value-type="string">
            <text:p>f_estus</text:p>
          </table:table-cell>
          <table:table-cell table:formula="of:=IF(ISERROR([.H65]);&quot;&quot;;MID([.G65];[.H65]+1;IFERROR([.I65]-[.H65]-1;99)))">
            <text:p/>
          </table:table-cell>
          <table:table-cell table:formula="of:=IF(ISERROR([.I65]);&quot;&quot;;MID([.G65];[.I65]+1;IFERROR([.J65]-[.I65]-1;99)))">
            <text:p/>
          </table:table-cell>
          <table:table-cell table:formula="of:=IFERROR(VLOOKUP([.K65];['tag lookup'.$A$1:.$B$1048576];2;0);&quot;&quot;)" office:value-type="string" office:string-value="Estus Shards" calcext:value-type="string">
            <text:p>Estus Shards</text:p>
          </table:table-cell>
          <table:table-cell table:formula="of:=IFERROR(VLOOKUP([.L65];['tag lookup'.$A$1:.$B$1048576];2;0);&quot;&quot;)">
            <text:p/>
          </table:table-cell>
          <table:table-cell table:formula="of:=IFERROR(VLOOKUP([.M65];['tag lookup'.$A$1:.$B$1048576];2;0);&quot;&quot;)">
            <text:p/>
          </table:table-cell>
          <table:table-cell table:style-name="ce2" table:formula="of:=IF([.N65]=&quot;&quot;;&quot;&quot;;&quot;,&quot;&quot;tags&quot;&quot;:[&quot;&quot;&quot; &amp; [.N65] &amp; IF([.O65]=&quot;&quot;;&quot;&quot;&quot;]&quot;;&quot;&quot;&quot;,&quot;&quot;&quot; &amp; [.O65]&amp;IF([.P65]=&quot;&quot;;&quot;&quot;&quot;]&quot;;&quot;&quot;&quot;,&quot;&quot;&quot;&amp;[.P65]&amp;&quot;&quot;&quot;]&quot;)))" office:value-type="string" office:string-value=",&quot;tags&quot;:[&quot;Estus Shards&quot;]" calcext:value-type="string">
            <text:p>,"tags":["Estus Shards"]</text:p>
          </table:table-cell>
          <table:table-cell table:formula="of:=FIND(&quot;&gt;&quot;;[.B65])" office:value-type="float" office:value="59" calcext:value-type="float">
            <text:p>59</text:p>
          </table:table-cell>
          <table:table-cell table:formula="of:=MID([.B65];[.R65]+1;LEN([.B65])-[.R65]-5)" office:value-type="string" office:string-value="Grab an &lt;a href=&quot;http://darksouls3.wiki.fextralife.com/Estus+Shard&quot;&gt;Estus Shard&lt;/a&gt; on the altar in the same room" calcext:value-type="string">
            <text:p>Grab an &lt;a href="http://darksouls3.wiki.fextralife.com/Estus+Shard"&gt;Estus Shard&lt;/a&gt; on the altar in the same room</text:p>
          </table:table-cell>
          <table:table-cell table:formula="of:=&quot;{&quot;&quot;text&quot;&quot;:&quot;&quot;&quot;&amp;SUBSTITUTE([.S65];&quot;&quot;&quot;&quot;;&quot;\&quot;&quot;&quot;)&amp;&quot;&quot;&quot;&quot;&amp;[.Q65]&amp;&quot;},&quot;" office:value-type="string" office:string-value="{&quot;text&quot;:&quot;Grab an &lt;a href=\&quot;http://darksouls3.wiki.fextralife.com/Estus+Shard\&quot;&gt;Estus Shard&lt;/a&gt; on the altar in the same room&quot;,&quot;tags&quot;:[&quot;Estus Shards&quot;]}," calcext:value-type="string">
            <text:p>{"text":"Grab an &lt;a href=\"http://darksouls3.wiki.fextralife.com/Estus+Shard\"&gt;Estus Shard&lt;/a&gt; on the altar in the same room","tags":["Estus Shards"]},</text:p>
          </table:table-cell>
        </table:table-row>
        <table:table-row table:style-name="ro1">
          <table:table-cell/>
          <table:table-cell office:value-type="string" calcext:value-type="string">
            <text:p><text:s text:c="12"/>&lt;li data-id="playthrough_2_45" class="f_ring s_ng++"&gt;The &lt;a href="https://darksouls3.wiki.fextralife.com/Ring+of+the+Evil+Eye"&gt;Ring of the Evil Eye+2&lt;/a&gt; is in the back of the room behind some barrels&lt;/li&gt;</text:p>
          </table:table-cell>
          <table:table-cell table:formula="of:=TRIM([.B66])" office:value-type="string" office:string-value="&lt;li data-id=&quot;playthrough_2_45&quot; class=&quot;f_ring s_ng++&quot;&gt;The &lt;a href=&quot;https://darksouls3.wiki.fextralife.com/Ring+of+the+Evil+Eye&quot;&gt;Ring of the Evil Eye+2&lt;/a&gt; is in the back of the room behind some barrels&lt;/li&gt;" calcext:value-type="string">
            <text:p>&lt;li data-id="playthrough_2_45" class="f_ring s_ng++"&gt;The &lt;a href="https://darksouls3.wiki.fextralife.com/Ring+of+the+Evil+Eye"&gt;Ring of the Evil Eye+2&lt;/a&gt; is in the back of the room behind some barrels&lt;/li&gt;</text:p>
          </table:table-cell>
          <table:table-cell table:formula="of:=FIND(&quot;&quot;&quot;&quot;;[.C66];15)" office:value-type="float" office:value="30" calcext:value-type="float">
            <text:p>30</text:p>
          </table:table-cell>
          <table:table-cell table:formula="of:=FIND(&quot;&quot;&quot;&quot;;[.C66];[.D66]+1)" office:value-type="float" office:value="38" calcext:value-type="float">
            <text:p>38</text:p>
          </table:table-cell>
          <table:table-cell table:formula="of:=FIND(&quot;&quot;&quot;&quot;;[.C66];[.E66]+1)" office:value-type="float" office:value="52" calcext:value-type="float">
            <text:p>52</text:p>
          </table:table-cell>
          <table:table-cell table:formula="of:=MID([.C66];[.E66]+1;[.F66]-[.E66]-1)" office:value-type="string" office:string-value="f_ring s_ng++" calcext:value-type="string">
            <text:p>f_ring s_ng++</text:p>
          </table:table-cell>
          <table:table-cell table:formula="of:=FIND(&quot; &quot;;[.$G66])" office:value-type="float" office:value="7" calcext:value-type="float">
            <text:p>7</text:p>
          </table:table-cell>
          <table:table-cell table:formula="of:=FIND(&quot; &quot;;[.G66];[.H66]+1)" office:value-type="string" office:string-value="" calcext:value-type="error">
            <text:p>#VALUE!</text:p>
          </table:table-cell>
          <table:table-cell table:formula="of:=FIND(&quot; &quot;;[.G66];[.I66]+1)" office:value-type="string" office:string-value="" calcext:value-type="error">
            <text:p>#VALUE!</text:p>
          </table:table-cell>
          <table:table-cell table:formula="of:=LEFT([.G66];IFERROR([.H66]-1;99))" office:value-type="string" office:string-value="f_ring" calcext:value-type="string">
            <text:p>f_ring</text:p>
          </table:table-cell>
          <table:table-cell table:formula="of:=IF(ISERROR([.H66]);&quot;&quot;;MID([.G66];[.H66]+1;IFERROR([.I66]-[.H66]-1;99)))" office:value-type="string" office:string-value="s_ng++" calcext:value-type="string">
            <text:p>s_ng++</text:p>
          </table:table-cell>
          <table:table-cell table:formula="of:=IF(ISERROR([.I66]);&quot;&quot;;MID([.G66];[.I66]+1;IFERROR([.J66]-[.I66]-1;99)))">
            <text:p/>
          </table:table-cell>
          <table:table-cell table:formula="of:=IFERROR(VLOOKUP([.K66];['tag lookup'.$A$1:.$B$1048576];2;0);&quot;&quot;)" office:value-type="string" office:string-value="Rings" calcext:value-type="string">
            <text:p>Rings</text:p>
          </table:table-cell>
          <table:table-cell table:formula="of:=IFERROR(VLOOKUP([.L66];['tag lookup'.$A$1:.$B$1048576];2;0);&quot;&quot;)" office:value-type="string" office:string-value="s_ng++" calcext:value-type="string">
            <text:p>s_ng++</text:p>
          </table:table-cell>
          <table:table-cell table:formula="of:=IFERROR(VLOOKUP([.M66];['tag lookup'.$A$1:.$B$1048576];2;0);&quot;&quot;)">
            <text:p/>
          </table:table-cell>
          <table:table-cell table:style-name="ce2" table:formula="of:=IF([.N66]=&quot;&quot;;&quot;&quot;;&quot;,&quot;&quot;tags&quot;&quot;:[&quot;&quot;&quot; &amp; [.N66] &amp; IF([.O66]=&quot;&quot;;&quot;&quot;&quot;]&quot;;&quot;&quot;&quot;,&quot;&quot;&quot; &amp; [.O66]&amp;IF([.P66]=&quot;&quot;;&quot;&quot;&quot;]&quot;;&quot;&quot;&quot;,&quot;&quot;&quot;&amp;[.P66]&amp;&quot;&quot;&quot;]&quot;)))" office:value-type="string" office:string-value=",&quot;tags&quot;:[&quot;Rings&quot;,&quot;s_ng++&quot;]" calcext:value-type="string">
            <text:p>,"tags":["Rings","s_ng++"]</text:p>
          </table:table-cell>
          <table:table-cell table:formula="of:=FIND(&quot;&gt;&quot;;[.B66])" office:value-type="float" office:value="65" calcext:value-type="float">
            <text:p>65</text:p>
          </table:table-cell>
          <table:table-cell table:formula="of:=MID([.B66];[.R66]+1;LEN([.B66])-[.R66]-5)" office:value-type="string" office:string-value="The &lt;a href=&quot;https://darksouls3.wiki.fextralife.com/Ring+of+the+Evil+Eye&quot;&gt;Ring of the Evil Eye+2&lt;/a&gt; is in the back of the room behind some barrels" calcext:value-type="string">
            <text:p>The &lt;a href="https://darksouls3.wiki.fextralife.com/Ring+of+the+Evil+Eye"&gt;Ring of the Evil Eye+2&lt;/a&gt; is in the back of the room behind some barrels</text:p>
          </table:table-cell>
          <table:table-cell table:formula="of:=&quot;{&quot;&quot;text&quot;&quot;:&quot;&quot;&quot;&amp;SUBSTITUTE([.S66];&quot;&quot;&quot;&quot;;&quot;\&quot;&quot;&quot;)&amp;&quot;&quot;&quot;&quot;&amp;[.Q66]&amp;&quot;},&quot;" office:value-type="string" office:string-value="{&quot;text&quot;:&quot;The &lt;a href=\&quot;https://darksouls3.wiki.fextralife.com/Ring+of+the+Evil+Eye\&quot;&gt;Ring of the Evil Eye+2&lt;/a&gt; is in the back of the room behind some barrels&quot;,&quot;tags&quot;:[&quot;Rings&quot;,&quot;s_ng++&quot;]}," calcext:value-type="string">
            <text:p>{"text":"The &lt;a href=\"https://darksouls3.wiki.fextralife.com/Ring+of+the+Evil+Eye\"&gt;Ring of the Evil Eye+2&lt;/a&gt; is in the back of the room behind some barrels","tags":["Rings","s_ng++"]},</text:p>
          </table:table-cell>
        </table:table-row>
        <table:table-row table:style-name="ro1">
          <table:table-cell/>
          <table:table-cell office:value-type="string" calcext:value-type="string">
            <text:p><text:s text:c="12"/>&lt;li data-id="playthrough_2_31" class="f_weap"&gt;Head out the lower level and drop down to pick up the &lt;a href="http://darksouls3.wiki.fextralife.com/Rapier"&gt;Rapier&lt;/a&gt; next to the drain&lt;/li&gt;</text:p>
          </table:table-cell>
          <table:table-cell table:formula="of:=TRIM([.B67])" office:value-type="string" office:string-value="&lt;li data-id=&quot;playthrough_2_31&quot; class=&quot;f_weap&quot;&gt;Head out the lower level and drop down to pick up the &lt;a href=&quot;http://darksouls3.wiki.fextralife.com/Rapier&quot;&gt;Rapier&lt;/a&gt; next to the drain&lt;/li&gt;" calcext:value-type="string">
            <text:p>&lt;li data-id="playthrough_2_31" class="f_weap"&gt;Head out the lower level and drop down to pick up the &lt;a href="http://darksouls3.wiki.fextralife.com/Rapier"&gt;Rapier&lt;/a&gt; next to the drain&lt;/li&gt;</text:p>
          </table:table-cell>
          <table:table-cell table:formula="of:=FIND(&quot;&quot;&quot;&quot;;[.C67];15)" office:value-type="float" office:value="30" calcext:value-type="float">
            <text:p>30</text:p>
          </table:table-cell>
          <table:table-cell table:formula="of:=FIND(&quot;&quot;&quot;&quot;;[.C67];[.D67]+1)" office:value-type="float" office:value="38" calcext:value-type="float">
            <text:p>38</text:p>
          </table:table-cell>
          <table:table-cell table:formula="of:=FIND(&quot;&quot;&quot;&quot;;[.C67];[.E67]+1)" office:value-type="float" office:value="45" calcext:value-type="float">
            <text:p>45</text:p>
          </table:table-cell>
          <table:table-cell table:formula="of:=MID([.C67];[.E67]+1;[.F67]-[.E67]-1)" office:value-type="string" office:string-value="f_weap" calcext:value-type="string">
            <text:p>f_weap</text:p>
          </table:table-cell>
          <table:table-cell table:formula="of:=FIND(&quot; &quot;;[.$G67])" office:value-type="string" office:string-value="" calcext:value-type="error">
            <text:p>#VALUE!</text:p>
          </table:table-cell>
          <table:table-cell table:formula="of:=FIND(&quot; &quot;;[.G67];[.H67]+1)" office:value-type="string" office:string-value="" calcext:value-type="error">
            <text:p>#VALUE!</text:p>
          </table:table-cell>
          <table:table-cell table:formula="of:=FIND(&quot; &quot;;[.G67];[.I67]+1)" office:value-type="string" office:string-value="" calcext:value-type="error">
            <text:p>#VALUE!</text:p>
          </table:table-cell>
          <table:table-cell table:formula="of:=LEFT([.G67];IFERROR([.H67]-1;99))" office:value-type="string" office:string-value="f_weap" calcext:value-type="string">
            <text:p>f_weap</text:p>
          </table:table-cell>
          <table:table-cell table:formula="of:=IF(ISERROR([.H67]);&quot;&quot;;MID([.G67];[.H67]+1;IFERROR([.I67]-[.H67]-1;99)))">
            <text:p/>
          </table:table-cell>
          <table:table-cell table:formula="of:=IF(ISERROR([.I67]);&quot;&quot;;MID([.G67];[.I67]+1;IFERROR([.J67]-[.I67]-1;99)))">
            <text:p/>
          </table:table-cell>
          <table:table-cell table:formula="of:=IFERROR(VLOOKUP([.K67];['tag lookup'.$A$1:.$B$1048576];2;0);&quot;&quot;)" office:value-type="string" office:string-value="Weapons" calcext:value-type="string">
            <text:p>Weapons</text:p>
          </table:table-cell>
          <table:table-cell table:formula="of:=IFERROR(VLOOKUP([.L67];['tag lookup'.$A$1:.$B$1048576];2;0);&quot;&quot;)">
            <text:p/>
          </table:table-cell>
          <table:table-cell table:formula="of:=IFERROR(VLOOKUP([.M67];['tag lookup'.$A$1:.$B$1048576];2;0);&quot;&quot;)">
            <text:p/>
          </table:table-cell>
          <table:table-cell table:style-name="ce2" table:formula="of:=IF([.N67]=&quot;&quot;;&quot;&quot;;&quot;,&quot;&quot;tags&quot;&quot;:[&quot;&quot;&quot; &amp; [.N67] &amp; IF([.O67]=&quot;&quot;;&quot;&quot;&quot;]&quot;;&quot;&quot;&quot;,&quot;&quot;&quot; &amp; [.O67]&amp;IF([.P67]=&quot;&quot;;&quot;&quot;&quot;]&quot;;&quot;&quot;&quot;,&quot;&quot;&quot;&amp;[.P67]&amp;&quot;&quot;&quot;]&quot;)))" office:value-type="string" office:string-value=",&quot;tags&quot;:[&quot;Weapons&quot;]" calcext:value-type="string">
            <text:p>,"tags":["Weapons"]</text:p>
          </table:table-cell>
          <table:table-cell table:formula="of:=FIND(&quot;&gt;&quot;;[.B67])" office:value-type="float" office:value="58" calcext:value-type="float">
            <text:p>58</text:p>
          </table:table-cell>
          <table:table-cell table:formula="of:=MID([.B67];[.R67]+1;LEN([.B67])-[.R67]-5)" office:value-type="string" office:string-value="Head out the lower level and drop down to pick up the &lt;a href=&quot;http://darksouls3.wiki.fextralife.com/Rapier&quot;&gt;Rapier&lt;/a&gt; next to the drain" calcext:value-type="string">
            <text:p>Head out the lower level and drop down to pick up the &lt;a href="http://darksouls3.wiki.fextralife.com/Rapier"&gt;Rapier&lt;/a&gt; next to the drain</text:p>
          </table:table-cell>
          <table:table-cell table:formula="of:=&quot;{&quot;&quot;text&quot;&quot;:&quot;&quot;&quot;&amp;SUBSTITUTE([.S67];&quot;&quot;&quot;&quot;;&quot;\&quot;&quot;&quot;)&amp;&quot;&quot;&quot;&quot;&amp;[.Q67]&amp;&quot;},&quot;" office:value-type="string" office:string-value="{&quot;text&quot;:&quot;Head out the lower level and drop down to pick up the &lt;a href=\&quot;http://darksouls3.wiki.fextralife.com/Rapier\&quot;&gt;Rapier&lt;/a&gt; next to the drain&quot;,&quot;tags&quot;:[&quot;Weapons&quot;]}," calcext:value-type="string">
            <text:p>{"text":"Head out the lower level and drop down to pick up the &lt;a href=\"http://darksouls3.wiki.fextralife.com/Rapier\"&gt;Rapier&lt;/a&gt; next to the drain","tags":["Weapons"]},</text:p>
          </table:table-cell>
        </table:table-row>
        <table:table-row table:style-name="ro1">
          <table:table-cell/>
          <table:table-cell office:value-type="string" calcext:value-type="string">
            <text:p><text:s text:c="12"/>&lt;li data-id="playthrough_2_32" class="f_misc"&gt;On corpses around the fountain you can collect &lt;a href="http://darksouls3.wiki.fextralife.com/Ember"&gt;Ember&lt;/a&gt; and another &lt;a href="http://darksouls3.wiki.fextralife.com/Ember"&gt;Ember&lt;/a&gt;&lt;/li&gt;</text:p>
          </table:table-cell>
          <table:table-cell table:formula="of:=TRIM([.B68])" office:value-type="string" office:string-value="&lt;li data-id=&quot;playthrough_2_32&quot; class=&quot;f_misc&quot;&gt;On corpses around the fountain you can collect &lt;a href=&quot;http://darksouls3.wiki.fextralife.com/Ember&quot;&gt;Ember&lt;/a&gt; and another &lt;a href=&quot;http://darksouls3.wiki.fextralife.com/Ember&quot;&gt;Ember&lt;/a&gt;&lt;/li&gt;" calcext:value-type="string">
            <text:p>&lt;li data-id="playthrough_2_32" class="f_misc"&gt;On corpses around the fountain you can collect &lt;a href="http://darksouls3.wiki.fextralife.com/Ember"&gt;Ember&lt;/a&gt; and another &lt;a href="http://darksouls3.wiki.fextralife.com/Ember"&gt;Ember&lt;/a&gt;&lt;/li&gt;</text:p>
          </table:table-cell>
          <table:table-cell table:formula="of:=FIND(&quot;&quot;&quot;&quot;;[.C68];15)" office:value-type="float" office:value="30" calcext:value-type="float">
            <text:p>30</text:p>
          </table:table-cell>
          <table:table-cell table:formula="of:=FIND(&quot;&quot;&quot;&quot;;[.C68];[.D68]+1)" office:value-type="float" office:value="38" calcext:value-type="float">
            <text:p>38</text:p>
          </table:table-cell>
          <table:table-cell table:formula="of:=FIND(&quot;&quot;&quot;&quot;;[.C68];[.E68]+1)" office:value-type="float" office:value="45" calcext:value-type="float">
            <text:p>45</text:p>
          </table:table-cell>
          <table:table-cell table:formula="of:=MID([.C68];[.E68]+1;[.F68]-[.E68]-1)" office:value-type="string" office:string-value="f_misc" calcext:value-type="string">
            <text:p>f_misc</text:p>
          </table:table-cell>
          <table:table-cell table:formula="of:=FIND(&quot; &quot;;[.$G68])" office:value-type="string" office:string-value="" calcext:value-type="error">
            <text:p>#VALUE!</text:p>
          </table:table-cell>
          <table:table-cell table:formula="of:=FIND(&quot; &quot;;[.G68];[.H68]+1)" office:value-type="string" office:string-value="" calcext:value-type="error">
            <text:p>#VALUE!</text:p>
          </table:table-cell>
          <table:table-cell table:formula="of:=FIND(&quot; &quot;;[.G68];[.I68]+1)" office:value-type="string" office:string-value="" calcext:value-type="error">
            <text:p>#VALUE!</text:p>
          </table:table-cell>
          <table:table-cell table:formula="of:=LEFT([.G68];IFERROR([.H68]-1;99))" office:value-type="string" office:string-value="f_misc" calcext:value-type="string">
            <text:p>f_misc</text:p>
          </table:table-cell>
          <table:table-cell table:formula="of:=IF(ISERROR([.H68]);&quot;&quot;;MID([.G68];[.H68]+1;IFERROR([.I68]-[.H68]-1;99)))">
            <text:p/>
          </table:table-cell>
          <table:table-cell table:formula="of:=IF(ISERROR([.I68]);&quot;&quot;;MID([.G68];[.I68]+1;IFERROR([.J68]-[.I68]-1;99)))">
            <text:p/>
          </table:table-cell>
          <table:table-cell table:formula="of:=IFERROR(VLOOKUP([.K68];['tag lookup'.$A$1:.$B$1048576];2;0);&quot;&quot;)" office:value-type="string" office:string-value="Misc. items" calcext:value-type="string">
            <text:p>Misc. items</text:p>
          </table:table-cell>
          <table:table-cell table:formula="of:=IFERROR(VLOOKUP([.L68];['tag lookup'.$A$1:.$B$1048576];2;0);&quot;&quot;)">
            <text:p/>
          </table:table-cell>
          <table:table-cell table:formula="of:=IFERROR(VLOOKUP([.M68];['tag lookup'.$A$1:.$B$1048576];2;0);&quot;&quot;)">
            <text:p/>
          </table:table-cell>
          <table:table-cell table:style-name="ce2" table:formula="of:=IF([.N68]=&quot;&quot;;&quot;&quot;;&quot;,&quot;&quot;tags&quot;&quot;:[&quot;&quot;&quot; &amp; [.N68] &amp; IF([.O68]=&quot;&quot;;&quot;&quot;&quot;]&quot;;&quot;&quot;&quot;,&quot;&quot;&quot; &amp; [.O68]&amp;IF([.P68]=&quot;&quot;;&quot;&quot;&quot;]&quot;;&quot;&quot;&quot;,&quot;&quot;&quot;&amp;[.P68]&amp;&quot;&quot;&quot;]&quot;)))" office:value-type="string" office:string-value=",&quot;tags&quot;:[&quot;Misc. items&quot;]" calcext:value-type="string">
            <text:p>,"tags":["Misc. items"]</text:p>
          </table:table-cell>
          <table:table-cell table:formula="of:=FIND(&quot;&gt;&quot;;[.B68])" office:value-type="float" office:value="58" calcext:value-type="float">
            <text:p>58</text:p>
          </table:table-cell>
          <table:table-cell table:formula="of:=MID([.B68];[.R68]+1;LEN([.B68])-[.R68]-5)" office:value-type="string" office:string-value="On corpses around the fountain you can collect &lt;a href=&quot;http://darksouls3.wiki.fextralife.com/Ember&quot;&gt;Ember&lt;/a&gt; and another &lt;a href=&quot;http://darksouls3.wiki.fextralife.com/Ember&quot;&gt;Ember&lt;/a&gt;" calcext:value-type="string">
            <text:p>On corpses around the fountain you can collect &lt;a href="http://darksouls3.wiki.fextralife.com/Ember"&gt;Ember&lt;/a&gt; and another &lt;a href="http://darksouls3.wiki.fextralife.com/Ember"&gt;Ember&lt;/a&gt;</text:p>
          </table:table-cell>
          <table:table-cell table:formula="of:=&quot;{&quot;&quot;text&quot;&quot;:&quot;&quot;&quot;&amp;SUBSTITUTE([.S68];&quot;&quot;&quot;&quot;;&quot;\&quot;&quot;&quot;)&amp;&quot;&quot;&quot;&quot;&amp;[.Q68]&amp;&quot;},&quot;" office:value-type="string" office:string-value="{&quot;text&quot;:&quot;On corpses around the fountain you can collect &lt;a href=\&quot;http://darksouls3.wiki.fextralife.com/Ember\&quot;&gt;Ember&lt;/a&gt; and another &lt;a href=\&quot;http://darksouls3.wiki.fextralife.com/Ember\&quot;&gt;Ember&lt;/a&gt;&quot;,&quot;tags&quot;:[&quot;Misc. items&quot;]}," calcext:value-type="string">
            <text:p>{"text":"On corpses around the fountain you can collect &lt;a href=\"http://darksouls3.wiki.fextralife.com/Ember\"&gt;Ember&lt;/a&gt; and another &lt;a href=\"http://darksouls3.wiki.fextralife.com/Ember\"&gt;Ember&lt;/a&gt;","tags":["Misc. items"]},</text:p>
          </table:table-cell>
        </table:table-row>
        <table:table-row table:style-name="ro1">
          <table:table-cell/>
          <table:table-cell office:value-type="string" calcext:value-type="string">
            <text:p><text:s text:c="12"/>&lt;li data-id="playthrough_2_33" class="f_misc"&gt;Head out towards the courtyard and turn left to pick up the &lt;a href="http://darksouls3.wiki.fextralife.com/Soul+of+a+Deserted+Corpse"&gt;Soul of a Deserted Corpse&lt;/a&gt; from a corpse&lt;/li&gt;</text:p>
          </table:table-cell>
          <table:table-cell table:formula="of:=TRIM([.B69])" office:value-type="string" office:string-value="&lt;li data-id=&quot;playthrough_2_33&quot; class=&quot;f_misc&quot;&gt;Head out towards the courtyard and turn left to pick up the &lt;a href=&quot;http://darksouls3.wiki.fextralife.com/Soul+of+a+Deserted+Corpse&quot;&gt;Soul of a Deserted Corpse&lt;/a&gt; from a corpse&lt;/li&gt;" calcext:value-type="string">
            <text:p>&lt;li data-id="playthrough_2_33" class="f_misc"&gt;Head out towards the courtyard and turn left to pick up the &lt;a href="http://darksouls3.wiki.fextralife.com/Soul+of+a+Deserted+Corpse"&gt;Soul of a Deserted Corpse&lt;/a&gt; from a corpse&lt;/li&gt;</text:p>
          </table:table-cell>
          <table:table-cell table:formula="of:=FIND(&quot;&quot;&quot;&quot;;[.C69];15)" office:value-type="float" office:value="30" calcext:value-type="float">
            <text:p>30</text:p>
          </table:table-cell>
          <table:table-cell table:formula="of:=FIND(&quot;&quot;&quot;&quot;;[.C69];[.D69]+1)" office:value-type="float" office:value="38" calcext:value-type="float">
            <text:p>38</text:p>
          </table:table-cell>
          <table:table-cell table:formula="of:=FIND(&quot;&quot;&quot;&quot;;[.C69];[.E69]+1)" office:value-type="float" office:value="45" calcext:value-type="float">
            <text:p>45</text:p>
          </table:table-cell>
          <table:table-cell table:formula="of:=MID([.C69];[.E69]+1;[.F69]-[.E69]-1)" office:value-type="string" office:string-value="f_misc" calcext:value-type="string">
            <text:p>f_misc</text:p>
          </table:table-cell>
          <table:table-cell table:formula="of:=FIND(&quot; &quot;;[.$G69])" office:value-type="string" office:string-value="" calcext:value-type="error">
            <text:p>#VALUE!</text:p>
          </table:table-cell>
          <table:table-cell table:formula="of:=FIND(&quot; &quot;;[.G69];[.H69]+1)" office:value-type="string" office:string-value="" calcext:value-type="error">
            <text:p>#VALUE!</text:p>
          </table:table-cell>
          <table:table-cell table:formula="of:=FIND(&quot; &quot;;[.G69];[.I69]+1)" office:value-type="string" office:string-value="" calcext:value-type="error">
            <text:p>#VALUE!</text:p>
          </table:table-cell>
          <table:table-cell table:formula="of:=LEFT([.G69];IFERROR([.H69]-1;99))" office:value-type="string" office:string-value="f_misc" calcext:value-type="string">
            <text:p>f_misc</text:p>
          </table:table-cell>
          <table:table-cell table:formula="of:=IF(ISERROR([.H69]);&quot;&quot;;MID([.G69];[.H69]+1;IFERROR([.I69]-[.H69]-1;99)))">
            <text:p/>
          </table:table-cell>
          <table:table-cell table:formula="of:=IF(ISERROR([.I69]);&quot;&quot;;MID([.G69];[.I69]+1;IFERROR([.J69]-[.I69]-1;99)))">
            <text:p/>
          </table:table-cell>
          <table:table-cell table:formula="of:=IFERROR(VLOOKUP([.K69];['tag lookup'.$A$1:.$B$1048576];2;0);&quot;&quot;)" office:value-type="string" office:string-value="Misc. items" calcext:value-type="string">
            <text:p>Misc. items</text:p>
          </table:table-cell>
          <table:table-cell table:formula="of:=IFERROR(VLOOKUP([.L69];['tag lookup'.$A$1:.$B$1048576];2;0);&quot;&quot;)">
            <text:p/>
          </table:table-cell>
          <table:table-cell table:formula="of:=IFERROR(VLOOKUP([.M69];['tag lookup'.$A$1:.$B$1048576];2;0);&quot;&quot;)">
            <text:p/>
          </table:table-cell>
          <table:table-cell table:style-name="ce2" table:formula="of:=IF([.N69]=&quot;&quot;;&quot;&quot;;&quot;,&quot;&quot;tags&quot;&quot;:[&quot;&quot;&quot; &amp; [.N69] &amp; IF([.O69]=&quot;&quot;;&quot;&quot;&quot;]&quot;;&quot;&quot;&quot;,&quot;&quot;&quot; &amp; [.O69]&amp;IF([.P69]=&quot;&quot;;&quot;&quot;&quot;]&quot;;&quot;&quot;&quot;,&quot;&quot;&quot;&amp;[.P69]&amp;&quot;&quot;&quot;]&quot;)))" office:value-type="string" office:string-value=",&quot;tags&quot;:[&quot;Misc. items&quot;]" calcext:value-type="string">
            <text:p>,"tags":["Misc. items"]</text:p>
          </table:table-cell>
          <table:table-cell table:formula="of:=FIND(&quot;&gt;&quot;;[.B69])" office:value-type="float" office:value="58" calcext:value-type="float">
            <text:p>58</text:p>
          </table:table-cell>
          <table:table-cell table:formula="of:=MID([.B69];[.R69]+1;LEN([.B69])-[.R69]-5)" office:value-type="string" office:string-value="Head out towards the courtyard and turn left to pick up the &lt;a href=&quot;http://darksouls3.wiki.fextralife.com/Soul+of+a+Deserted+Corpse&quot;&gt;Soul of a Deserted Corpse&lt;/a&gt; from a corpse" calcext:value-type="string">
            <text:p>Head out towards the courtyard and turn left to pick up the &lt;a href="http://darksouls3.wiki.fextralife.com/Soul+of+a+Deserted+Corpse"&gt;Soul of a Deserted Corpse&lt;/a&gt; from a corpse</text:p>
          </table:table-cell>
          <table:table-cell table:formula="of:=&quot;{&quot;&quot;text&quot;&quot;:&quot;&quot;&quot;&amp;SUBSTITUTE([.S69];&quot;&quot;&quot;&quot;;&quot;\&quot;&quot;&quot;)&amp;&quot;&quot;&quot;&quot;&amp;[.Q69]&amp;&quot;},&quot;" office:value-type="string" office:string-value="{&quot;text&quot;:&quot;Head out towards the courtyard and turn left to pick up the &lt;a href=\&quot;http://darksouls3.wiki.fextralife.com/Soul+of+a+Deserted+Corpse\&quot;&gt;Soul of a Deserted Corpse&lt;/a&gt; from a corpse&quot;,&quot;tags&quot;:[&quot;Misc. items&quot;]}," calcext:value-type="string">
            <text:p>{"text":"Head out towards the courtyard and turn left to pick up the &lt;a href=\"http://darksouls3.wiki.fextralife.com/Soul+of+a+Deserted+Corpse\"&gt;Soul of a Deserted Corpse&lt;/a&gt; from a corpse","tags":["Misc. items"]},</text:p>
          </table:table-cell>
        </table:table-row>
        <table:table-row table:style-name="ro1">
          <table:table-cell/>
          <table:table-cell office:value-type="string" calcext:value-type="string">
            <text:p><text:s text:c="12"/>&lt;li data-id="playthrough_2_34" class="f_misc"&gt;Go upstairs right of the courtyard entrance and head straight along the path. After leaving the first door immediately turn left to find &lt;a href="http://darksouls3.wiki.fextralife.com/Green+Blossom"&gt;Green Blossom&amp;nbsp;x3&lt;/a&gt; on a corpse&lt;/li&gt;</text:p>
          </table:table-cell>
          <table:table-cell table:formula="of:=TRIM([.B70])" office:value-type="string" office:string-value="&lt;li data-id=&quot;playthrough_2_34&quot; class=&quot;f_misc&quot;&gt;Go upstairs right of the courtyard entrance and head straight along the path. After leaving the first door immediately turn left to find &lt;a href=&quot;http://darksouls3.wiki.fextralife.com/Green+Blossom&quot;&gt;Green Blossom&amp;nbsp;x3&lt;/a&gt; on a corpse&lt;/li&gt;" calcext:value-type="string">
            <text:p>&lt;li data-id="playthrough_2_34" class="f_misc"&gt;Go upstairs right of the courtyard entrance and head straight along the path. After leaving the first door immediately turn left to find &lt;a href="http://darksouls3.wiki.fextralife.com/Green+Blossom"&gt;Green Blossom&amp;nbsp;x3&lt;/a&gt; on a corpse&lt;/li&gt;</text:p>
          </table:table-cell>
          <table:table-cell table:formula="of:=FIND(&quot;&quot;&quot;&quot;;[.C70];15)" office:value-type="float" office:value="30" calcext:value-type="float">
            <text:p>30</text:p>
          </table:table-cell>
          <table:table-cell table:formula="of:=FIND(&quot;&quot;&quot;&quot;;[.C70];[.D70]+1)" office:value-type="float" office:value="38" calcext:value-type="float">
            <text:p>38</text:p>
          </table:table-cell>
          <table:table-cell table:formula="of:=FIND(&quot;&quot;&quot;&quot;;[.C70];[.E70]+1)" office:value-type="float" office:value="45" calcext:value-type="float">
            <text:p>45</text:p>
          </table:table-cell>
          <table:table-cell table:formula="of:=MID([.C70];[.E70]+1;[.F70]-[.E70]-1)" office:value-type="string" office:string-value="f_misc" calcext:value-type="string">
            <text:p>f_misc</text:p>
          </table:table-cell>
          <table:table-cell table:formula="of:=FIND(&quot; &quot;;[.$G70])" office:value-type="string" office:string-value="" calcext:value-type="error">
            <text:p>#VALUE!</text:p>
          </table:table-cell>
          <table:table-cell table:formula="of:=FIND(&quot; &quot;;[.G70];[.H70]+1)" office:value-type="string" office:string-value="" calcext:value-type="error">
            <text:p>#VALUE!</text:p>
          </table:table-cell>
          <table:table-cell table:formula="of:=FIND(&quot; &quot;;[.G70];[.I70]+1)" office:value-type="string" office:string-value="" calcext:value-type="error">
            <text:p>#VALUE!</text:p>
          </table:table-cell>
          <table:table-cell table:formula="of:=LEFT([.G70];IFERROR([.H70]-1;99))" office:value-type="string" office:string-value="f_misc" calcext:value-type="string">
            <text:p>f_misc</text:p>
          </table:table-cell>
          <table:table-cell table:formula="of:=IF(ISERROR([.H70]);&quot;&quot;;MID([.G70];[.H70]+1;IFERROR([.I70]-[.H70]-1;99)))">
            <text:p/>
          </table:table-cell>
          <table:table-cell table:formula="of:=IF(ISERROR([.I70]);&quot;&quot;;MID([.G70];[.I70]+1;IFERROR([.J70]-[.I70]-1;99)))">
            <text:p/>
          </table:table-cell>
          <table:table-cell table:formula="of:=IFERROR(VLOOKUP([.K70];['tag lookup'.$A$1:.$B$1048576];2;0);&quot;&quot;)" office:value-type="string" office:string-value="Misc. items" calcext:value-type="string">
            <text:p>Misc. items</text:p>
          </table:table-cell>
          <table:table-cell table:formula="of:=IFERROR(VLOOKUP([.L70];['tag lookup'.$A$1:.$B$1048576];2;0);&quot;&quot;)">
            <text:p/>
          </table:table-cell>
          <table:table-cell table:formula="of:=IFERROR(VLOOKUP([.M70];['tag lookup'.$A$1:.$B$1048576];2;0);&quot;&quot;)">
            <text:p/>
          </table:table-cell>
          <table:table-cell table:style-name="ce2" table:formula="of:=IF([.N70]=&quot;&quot;;&quot;&quot;;&quot;,&quot;&quot;tags&quot;&quot;:[&quot;&quot;&quot; &amp; [.N70] &amp; IF([.O70]=&quot;&quot;;&quot;&quot;&quot;]&quot;;&quot;&quot;&quot;,&quot;&quot;&quot; &amp; [.O70]&amp;IF([.P70]=&quot;&quot;;&quot;&quot;&quot;]&quot;;&quot;&quot;&quot;,&quot;&quot;&quot;&amp;[.P70]&amp;&quot;&quot;&quot;]&quot;)))" office:value-type="string" office:string-value=",&quot;tags&quot;:[&quot;Misc. items&quot;]" calcext:value-type="string">
            <text:p>,"tags":["Misc. items"]</text:p>
          </table:table-cell>
          <table:table-cell table:formula="of:=FIND(&quot;&gt;&quot;;[.B70])" office:value-type="float" office:value="58" calcext:value-type="float">
            <text:p>58</text:p>
          </table:table-cell>
          <table:table-cell table:formula="of:=MID([.B70];[.R70]+1;LEN([.B70])-[.R70]-5)" office:value-type="string" office:string-value="Go upstairs right of the courtyard entrance and head straight along the path. After leaving the first door immediately turn left to find &lt;a href=&quot;http://darksouls3.wiki.fextralife.com/Green+Blossom&quot;&gt;Green Blossom&amp;nbsp;x3&lt;/a&gt; on a corpse" calcext:value-type="string">
            <text:p>Go upstairs right of the courtyard entrance and head straight along the path. After leaving the first door immediately turn left to find &lt;a href="http://darksouls3.wiki.fextralife.com/Green+Blossom"&gt;Green Blossom&amp;nbsp;x3&lt;/a&gt; on a corpse</text:p>
          </table:table-cell>
          <table:table-cell table:formula="of:=&quot;{&quot;&quot;text&quot;&quot;:&quot;&quot;&quot;&amp;SUBSTITUTE([.S70];&quot;&quot;&quot;&quot;;&quot;\&quot;&quot;&quot;)&amp;&quot;&quot;&quot;&quot;&amp;[.Q70]&amp;&quot;},&quot;" office:value-type="string" office:string-value="{&quot;text&quot;:&quot;Go upstairs right of the courtyard entrance and head straight along the path. After leaving the first door immediately turn left to find &lt;a href=\&quot;http://darksouls3.wiki.fextralife.com/Green+Blossom\&quot;&gt;Green Blossom&amp;nbsp;x3&lt;/a&gt; on a corpse&quot;,&quot;tags&quot;:[&quot;Misc. items&quot;]}," calcext:value-type="string">
            <text:p>{"text":"Go upstairs right of the courtyard entrance and head straight along the path. After leaving the first door immediately turn left to find &lt;a href=\"http://darksouls3.wiki.fextralife.com/Green+Blossom\"&gt;Green Blossom&amp;nbsp;x3&lt;/a&gt; on a corpse","tags":["Misc. items"]},</text:p>
          </table:table-cell>
        </table:table-row>
        <table:table-row table:style-name="ro1">
          <table:table-cell/>
          <table:table-cell office:value-type="string" calcext:value-type="string">
            <text:p><text:s text:c="12"/>&lt;li data-id="playthrough_2_35" class="f_misc"&gt;Activate the elevator to open up a shortcut from the High Wall bonfire. Behind the elevator at the top is &lt;a href="http://darksouls3.wiki.fextralife.com/Throwing+Knife"&gt;Throwing Knife&amp;nbsp;x6&lt;/a&gt; on a corpse&lt;/li&gt;</text:p>
          </table:table-cell>
          <table:table-cell table:formula="of:=TRIM([.B71])" office:value-type="string" office:string-value="&lt;li data-id=&quot;playthrough_2_35&quot; class=&quot;f_misc&quot;&gt;Activate the elevator to open up a shortcut from the High Wall bonfire. Behind the elevator at the top is &lt;a href=&quot;http://darksouls3.wiki.fextralife.com/Throwing+Knife&quot;&gt;Throwing Knife&amp;nbsp;x6&lt;/a&gt; on a corpse&lt;/li&gt;" calcext:value-type="string">
            <text:p>&lt;li data-id="playthrough_2_35" class="f_misc"&gt;Activate the elevator to open up a shortcut from the High Wall bonfire. Behind the elevator at the top is &lt;a href="http://darksouls3.wiki.fextralife.com/Throwing+Knife"&gt;Throwing Knife&amp;nbsp;x6&lt;/a&gt; on a corpse&lt;/li&gt;</text:p>
          </table:table-cell>
          <table:table-cell table:formula="of:=FIND(&quot;&quot;&quot;&quot;;[.C71];15)" office:value-type="float" office:value="30" calcext:value-type="float">
            <text:p>30</text:p>
          </table:table-cell>
          <table:table-cell table:formula="of:=FIND(&quot;&quot;&quot;&quot;;[.C71];[.D71]+1)" office:value-type="float" office:value="38" calcext:value-type="float">
            <text:p>38</text:p>
          </table:table-cell>
          <table:table-cell table:formula="of:=FIND(&quot;&quot;&quot;&quot;;[.C71];[.E71]+1)" office:value-type="float" office:value="45" calcext:value-type="float">
            <text:p>45</text:p>
          </table:table-cell>
          <table:table-cell table:formula="of:=MID([.C71];[.E71]+1;[.F71]-[.E71]-1)" office:value-type="string" office:string-value="f_misc" calcext:value-type="string">
            <text:p>f_misc</text:p>
          </table:table-cell>
          <table:table-cell table:formula="of:=FIND(&quot; &quot;;[.$G71])" office:value-type="string" office:string-value="" calcext:value-type="error">
            <text:p>#VALUE!</text:p>
          </table:table-cell>
          <table:table-cell table:formula="of:=FIND(&quot; &quot;;[.G71];[.H71]+1)" office:value-type="string" office:string-value="" calcext:value-type="error">
            <text:p>#VALUE!</text:p>
          </table:table-cell>
          <table:table-cell table:formula="of:=FIND(&quot; &quot;;[.G71];[.I71]+1)" office:value-type="string" office:string-value="" calcext:value-type="error">
            <text:p>#VALUE!</text:p>
          </table:table-cell>
          <table:table-cell table:formula="of:=LEFT([.G71];IFERROR([.H71]-1;99))" office:value-type="string" office:string-value="f_misc" calcext:value-type="string">
            <text:p>f_misc</text:p>
          </table:table-cell>
          <table:table-cell table:formula="of:=IF(ISERROR([.H71]);&quot;&quot;;MID([.G71];[.H71]+1;IFERROR([.I71]-[.H71]-1;99)))">
            <text:p/>
          </table:table-cell>
          <table:table-cell table:formula="of:=IF(ISERROR([.I71]);&quot;&quot;;MID([.G71];[.I71]+1;IFERROR([.J71]-[.I71]-1;99)))">
            <text:p/>
          </table:table-cell>
          <table:table-cell table:formula="of:=IFERROR(VLOOKUP([.K71];['tag lookup'.$A$1:.$B$1048576];2;0);&quot;&quot;)" office:value-type="string" office:string-value="Misc. items" calcext:value-type="string">
            <text:p>Misc. items</text:p>
          </table:table-cell>
          <table:table-cell table:formula="of:=IFERROR(VLOOKUP([.L71];['tag lookup'.$A$1:.$B$1048576];2;0);&quot;&quot;)">
            <text:p/>
          </table:table-cell>
          <table:table-cell table:formula="of:=IFERROR(VLOOKUP([.M71];['tag lookup'.$A$1:.$B$1048576];2;0);&quot;&quot;)">
            <text:p/>
          </table:table-cell>
          <table:table-cell table:style-name="ce2" table:formula="of:=IF([.N71]=&quot;&quot;;&quot;&quot;;&quot;,&quot;&quot;tags&quot;&quot;:[&quot;&quot;&quot; &amp; [.N71] &amp; IF([.O71]=&quot;&quot;;&quot;&quot;&quot;]&quot;;&quot;&quot;&quot;,&quot;&quot;&quot; &amp; [.O71]&amp;IF([.P71]=&quot;&quot;;&quot;&quot;&quot;]&quot;;&quot;&quot;&quot;,&quot;&quot;&quot;&amp;[.P71]&amp;&quot;&quot;&quot;]&quot;)))" office:value-type="string" office:string-value=",&quot;tags&quot;:[&quot;Misc. items&quot;]" calcext:value-type="string">
            <text:p>,"tags":["Misc. items"]</text:p>
          </table:table-cell>
          <table:table-cell table:formula="of:=FIND(&quot;&gt;&quot;;[.B71])" office:value-type="float" office:value="58" calcext:value-type="float">
            <text:p>58</text:p>
          </table:table-cell>
          <table:table-cell table:formula="of:=MID([.B71];[.R71]+1;LEN([.B71])-[.R71]-5)" office:value-type="string" office:string-value="Activate the elevator to open up a shortcut from the High Wall bonfire. Behind the elevator at the top is &lt;a href=&quot;http://darksouls3.wiki.fextralife.com/Throwing+Knife&quot;&gt;Throwing Knife&amp;nbsp;x6&lt;/a&gt; on a corpse" calcext:value-type="string">
            <text:p>Activate the elevator to open up a shortcut from the High Wall bonfire. Behind the elevator at the top is &lt;a href="http://darksouls3.wiki.fextralife.com/Throwing+Knife"&gt;Throwing Knife&amp;nbsp;x6&lt;/a&gt; on a corpse</text:p>
          </table:table-cell>
          <table:table-cell table:formula="of:=&quot;{&quot;&quot;text&quot;&quot;:&quot;&quot;&quot;&amp;SUBSTITUTE([.S71];&quot;&quot;&quot;&quot;;&quot;\&quot;&quot;&quot;)&amp;&quot;&quot;&quot;&quot;&amp;[.Q71]&amp;&quot;},&quot;" office:value-type="string" office:string-value="{&quot;text&quot;:&quot;Activate the elevator to open up a shortcut from the High Wall bonfire. Behind the elevator at the top is &lt;a href=\&quot;http://darksouls3.wiki.fextralife.com/Throwing+Knife\&quot;&gt;Throwing Knife&amp;nbsp;x6&lt;/a&gt; on a corpse&quot;,&quot;tags&quot;:[&quot;Misc. items&quot;]}," calcext:value-type="string">
            <text:p>{"text":"Activate the elevator to open up a shortcut from the High Wall bonfire. Behind the elevator at the top is &lt;a href=\"http://darksouls3.wiki.fextralife.com/Throwing+Knife\"&gt;Throwing Knife&amp;nbsp;x6&lt;/a&gt; on a corpse","tags":["Misc. items"]},</text:p>
          </table:table-cell>
        </table:table-row>
        <table:table-row table:style-name="ro1">
          <table:table-cell/>
          <table:table-cell office:value-type="string" calcext:value-type="string">
            <text:p><text:s text:c="12"/>&lt;li data-id="playthrough_2_16" class="f_misc"&gt;Travel to the Tower on the Wall and proceed all the way down inside the tower. Go into the next room and pick up &lt;a href="http://darksouls3.wiki.fextralife.com/Throwing+Knife"&gt;Throwing Knife&amp;nbsp;x8&lt;/a&gt; on the corpse&lt;/li&gt;</text:p>
          </table:table-cell>
          <table:table-cell table:formula="of:=TRIM([.B72])" office:value-type="string" office:string-value="&lt;li data-id=&quot;playthrough_2_16&quot; class=&quot;f_misc&quot;&gt;Travel to the Tower on the Wall and proceed all the way down inside the tower. Go into the next room and pick up &lt;a href=&quot;http://darksouls3.wiki.fextralife.com/Throwing+Knife&quot;&gt;Throwing Knife&amp;nbsp;x8&lt;/a&gt; on the corpse&lt;/li&gt;" calcext:value-type="string">
            <text:p>&lt;li data-id="playthrough_2_16" class="f_misc"&gt;Travel to the Tower on the Wall and proceed all the way down inside the tower. Go into the next room and pick up &lt;a href="http://darksouls3.wiki.fextralife.com/Throwing+Knife"&gt;Throwing Knife&amp;nbsp;x8&lt;/a&gt; on the corpse&lt;/li&gt;</text:p>
          </table:table-cell>
          <table:table-cell table:formula="of:=FIND(&quot;&quot;&quot;&quot;;[.C72];15)" office:value-type="float" office:value="30" calcext:value-type="float">
            <text:p>30</text:p>
          </table:table-cell>
          <table:table-cell table:formula="of:=FIND(&quot;&quot;&quot;&quot;;[.C72];[.D72]+1)" office:value-type="float" office:value="38" calcext:value-type="float">
            <text:p>38</text:p>
          </table:table-cell>
          <table:table-cell table:formula="of:=FIND(&quot;&quot;&quot;&quot;;[.C72];[.E72]+1)" office:value-type="float" office:value="45" calcext:value-type="float">
            <text:p>45</text:p>
          </table:table-cell>
          <table:table-cell table:formula="of:=MID([.C72];[.E72]+1;[.F72]-[.E72]-1)" office:value-type="string" office:string-value="f_misc" calcext:value-type="string">
            <text:p>f_misc</text:p>
          </table:table-cell>
          <table:table-cell table:formula="of:=FIND(&quot; &quot;;[.$G72])" office:value-type="string" office:string-value="" calcext:value-type="error">
            <text:p>#VALUE!</text:p>
          </table:table-cell>
          <table:table-cell table:formula="of:=FIND(&quot; &quot;;[.G72];[.H72]+1)" office:value-type="string" office:string-value="" calcext:value-type="error">
            <text:p>#VALUE!</text:p>
          </table:table-cell>
          <table:table-cell table:formula="of:=FIND(&quot; &quot;;[.G72];[.I72]+1)" office:value-type="string" office:string-value="" calcext:value-type="error">
            <text:p>#VALUE!</text:p>
          </table:table-cell>
          <table:table-cell table:formula="of:=LEFT([.G72];IFERROR([.H72]-1;99))" office:value-type="string" office:string-value="f_misc" calcext:value-type="string">
            <text:p>f_misc</text:p>
          </table:table-cell>
          <table:table-cell table:formula="of:=IF(ISERROR([.H72]);&quot;&quot;;MID([.G72];[.H72]+1;IFERROR([.I72]-[.H72]-1;99)))">
            <text:p/>
          </table:table-cell>
          <table:table-cell table:formula="of:=IF(ISERROR([.I72]);&quot;&quot;;MID([.G72];[.I72]+1;IFERROR([.J72]-[.I72]-1;99)))">
            <text:p/>
          </table:table-cell>
          <table:table-cell table:formula="of:=IFERROR(VLOOKUP([.K72];['tag lookup'.$A$1:.$B$1048576];2;0);&quot;&quot;)" office:value-type="string" office:string-value="Misc. items" calcext:value-type="string">
            <text:p>Misc. items</text:p>
          </table:table-cell>
          <table:table-cell table:formula="of:=IFERROR(VLOOKUP([.L72];['tag lookup'.$A$1:.$B$1048576];2;0);&quot;&quot;)">
            <text:p/>
          </table:table-cell>
          <table:table-cell table:formula="of:=IFERROR(VLOOKUP([.M72];['tag lookup'.$A$1:.$B$1048576];2;0);&quot;&quot;)">
            <text:p/>
          </table:table-cell>
          <table:table-cell table:style-name="ce2" table:formula="of:=IF([.N72]=&quot;&quot;;&quot;&quot;;&quot;,&quot;&quot;tags&quot;&quot;:[&quot;&quot;&quot; &amp; [.N72] &amp; IF([.O72]=&quot;&quot;;&quot;&quot;&quot;]&quot;;&quot;&quot;&quot;,&quot;&quot;&quot; &amp; [.O72]&amp;IF([.P72]=&quot;&quot;;&quot;&quot;&quot;]&quot;;&quot;&quot;&quot;,&quot;&quot;&quot;&amp;[.P72]&amp;&quot;&quot;&quot;]&quot;)))" office:value-type="string" office:string-value=",&quot;tags&quot;:[&quot;Misc. items&quot;]" calcext:value-type="string">
            <text:p>,"tags":["Misc. items"]</text:p>
          </table:table-cell>
          <table:table-cell table:formula="of:=FIND(&quot;&gt;&quot;;[.B72])" office:value-type="float" office:value="58" calcext:value-type="float">
            <text:p>58</text:p>
          </table:table-cell>
          <table:table-cell table:formula="of:=MID([.B72];[.R72]+1;LEN([.B72])-[.R72]-5)" office:value-type="string" office:string-value="Travel to the Tower on the Wall and proceed all the way down inside the tower. Go into the next room and pick up &lt;a href=&quot;http://darksouls3.wiki.fextralife.com/Throwing+Knife&quot;&gt;Throwing Knife&amp;nbsp;x8&lt;/a&gt; on the corpse" calcext:value-type="string">
            <text:p>Travel to the Tower on the Wall and proceed all the way down inside the tower. Go into the next room and pick up &lt;a href="http://darksouls3.wiki.fextralife.com/Throwing+Knife"&gt;Throwing Knife&amp;nbsp;x8&lt;/a&gt; on the corpse</text:p>
          </table:table-cell>
          <table:table-cell table:formula="of:=&quot;{&quot;&quot;text&quot;&quot;:&quot;&quot;&quot;&amp;SUBSTITUTE([.S72];&quot;&quot;&quot;&quot;;&quot;\&quot;&quot;&quot;)&amp;&quot;&quot;&quot;&quot;&amp;[.Q72]&amp;&quot;},&quot;" office:value-type="string" office:string-value="{&quot;text&quot;:&quot;Travel to the Tower on the Wall and proceed all the way down inside the tower. Go into the next room and pick up &lt;a href=\&quot;http://darksouls3.wiki.fextralife.com/Throwing+Knife\&quot;&gt;Throwing Knife&amp;nbsp;x8&lt;/a&gt; on the corpse&quot;,&quot;tags&quot;:[&quot;Misc. items&quot;]}," calcext:value-type="string">
            <text:p>{"text":"Travel to the Tower on the Wall and proceed all the way down inside the tower. Go into the next room and pick up &lt;a href=\"http://darksouls3.wiki.fextralife.com/Throwing+Knife\"&gt;Throwing Knife&amp;nbsp;x8&lt;/a&gt; on the corpse","tags":["Misc. items"]},</text:p>
          </table:table-cell>
        </table:table-row>
        <table:table-row table:style-name="ro1">
          <table:table-cell/>
          <table:table-cell office:value-type="string" calcext:value-type="string">
            <text:p><text:s text:c="12"/>&lt;li data-id="playthrough_2_17" class="f_weap"&gt;Continue along the passageway and pick up the &lt;a href="http://darksouls3.wiki.fextralife.com/Mail+Breaker"&gt;Mail Breaker&lt;/a&gt; opposite the door on a corpse&lt;/li&gt;</text:p>
          </table:table-cell>
          <table:table-cell table:formula="of:=TRIM([.B73])" office:value-type="string" office:string-value="&lt;li data-id=&quot;playthrough_2_17&quot; class=&quot;f_weap&quot;&gt;Continue along the passageway and pick up the &lt;a href=&quot;http://darksouls3.wiki.fextralife.com/Mail+Breaker&quot;&gt;Mail Breaker&lt;/a&gt; opposite the door on a corpse&lt;/li&gt;" calcext:value-type="string">
            <text:p>&lt;li data-id="playthrough_2_17" class="f_weap"&gt;Continue along the passageway and pick up the &lt;a href="http://darksouls3.wiki.fextralife.com/Mail+Breaker"&gt;Mail Breaker&lt;/a&gt; opposite the door on a corpse&lt;/li&gt;</text:p>
          </table:table-cell>
          <table:table-cell table:formula="of:=FIND(&quot;&quot;&quot;&quot;;[.C73];15)" office:value-type="float" office:value="30" calcext:value-type="float">
            <text:p>30</text:p>
          </table:table-cell>
          <table:table-cell table:formula="of:=FIND(&quot;&quot;&quot;&quot;;[.C73];[.D73]+1)" office:value-type="float" office:value="38" calcext:value-type="float">
            <text:p>38</text:p>
          </table:table-cell>
          <table:table-cell table:formula="of:=FIND(&quot;&quot;&quot;&quot;;[.C73];[.E73]+1)" office:value-type="float" office:value="45" calcext:value-type="float">
            <text:p>45</text:p>
          </table:table-cell>
          <table:table-cell table:formula="of:=MID([.C73];[.E73]+1;[.F73]-[.E73]-1)" office:value-type="string" office:string-value="f_weap" calcext:value-type="string">
            <text:p>f_weap</text:p>
          </table:table-cell>
          <table:table-cell table:formula="of:=FIND(&quot; &quot;;[.$G73])" office:value-type="string" office:string-value="" calcext:value-type="error">
            <text:p>#VALUE!</text:p>
          </table:table-cell>
          <table:table-cell table:formula="of:=FIND(&quot; &quot;;[.G73];[.H73]+1)" office:value-type="string" office:string-value="" calcext:value-type="error">
            <text:p>#VALUE!</text:p>
          </table:table-cell>
          <table:table-cell table:formula="of:=FIND(&quot; &quot;;[.G73];[.I73]+1)" office:value-type="string" office:string-value="" calcext:value-type="error">
            <text:p>#VALUE!</text:p>
          </table:table-cell>
          <table:table-cell table:formula="of:=LEFT([.G73];IFERROR([.H73]-1;99))" office:value-type="string" office:string-value="f_weap" calcext:value-type="string">
            <text:p>f_weap</text:p>
          </table:table-cell>
          <table:table-cell table:formula="of:=IF(ISERROR([.H73]);&quot;&quot;;MID([.G73];[.H73]+1;IFERROR([.I73]-[.H73]-1;99)))">
            <text:p/>
          </table:table-cell>
          <table:table-cell table:formula="of:=IF(ISERROR([.I73]);&quot;&quot;;MID([.G73];[.I73]+1;IFERROR([.J73]-[.I73]-1;99)))">
            <text:p/>
          </table:table-cell>
          <table:table-cell table:formula="of:=IFERROR(VLOOKUP([.K73];['tag lookup'.$A$1:.$B$1048576];2;0);&quot;&quot;)" office:value-type="string" office:string-value="Weapons" calcext:value-type="string">
            <text:p>Weapons</text:p>
          </table:table-cell>
          <table:table-cell table:formula="of:=IFERROR(VLOOKUP([.L73];['tag lookup'.$A$1:.$B$1048576];2;0);&quot;&quot;)">
            <text:p/>
          </table:table-cell>
          <table:table-cell table:formula="of:=IFERROR(VLOOKUP([.M73];['tag lookup'.$A$1:.$B$1048576];2;0);&quot;&quot;)">
            <text:p/>
          </table:table-cell>
          <table:table-cell table:style-name="ce2" table:formula="of:=IF([.N73]=&quot;&quot;;&quot;&quot;;&quot;,&quot;&quot;tags&quot;&quot;:[&quot;&quot;&quot; &amp; [.N73] &amp; IF([.O73]=&quot;&quot;;&quot;&quot;&quot;]&quot;;&quot;&quot;&quot;,&quot;&quot;&quot; &amp; [.O73]&amp;IF([.P73]=&quot;&quot;;&quot;&quot;&quot;]&quot;;&quot;&quot;&quot;,&quot;&quot;&quot;&amp;[.P73]&amp;&quot;&quot;&quot;]&quot;)))" office:value-type="string" office:string-value=",&quot;tags&quot;:[&quot;Weapons&quot;]" calcext:value-type="string">
            <text:p>,"tags":["Weapons"]</text:p>
          </table:table-cell>
          <table:table-cell table:formula="of:=FIND(&quot;&gt;&quot;;[.B73])" office:value-type="float" office:value="58" calcext:value-type="float">
            <text:p>58</text:p>
          </table:table-cell>
          <table:table-cell table:formula="of:=MID([.B73];[.R73]+1;LEN([.B73])-[.R73]-5)" office:value-type="string" office:string-value="Continue along the passageway and pick up the &lt;a href=&quot;http://darksouls3.wiki.fextralife.com/Mail+Breaker&quot;&gt;Mail Breaker&lt;/a&gt; opposite the door on a corpse" calcext:value-type="string">
            <text:p>Continue along the passageway and pick up the &lt;a href="http://darksouls3.wiki.fextralife.com/Mail+Breaker"&gt;Mail Breaker&lt;/a&gt; opposite the door on a corpse</text:p>
          </table:table-cell>
          <table:table-cell table:formula="of:=&quot;{&quot;&quot;text&quot;&quot;:&quot;&quot;&quot;&amp;SUBSTITUTE([.S73];&quot;&quot;&quot;&quot;;&quot;\&quot;&quot;&quot;)&amp;&quot;&quot;&quot;&quot;&amp;[.Q73]&amp;&quot;},&quot;" office:value-type="string" office:string-value="{&quot;text&quot;:&quot;Continue along the passageway and pick up the &lt;a href=\&quot;http://darksouls3.wiki.fextralife.com/Mail+Breaker\&quot;&gt;Mail Breaker&lt;/a&gt; opposite the door on a corpse&quot;,&quot;tags&quot;:[&quot;Weapons&quot;]}," calcext:value-type="string">
            <text:p>{"text":"Continue along the passageway and pick up the &lt;a href=\"http://darksouls3.wiki.fextralife.com/Mail+Breaker\"&gt;Mail Breaker&lt;/a&gt; opposite the door on a corpse","tags":["Weapons"]},</text:p>
          </table:table-cell>
        </table:table-row>
        <table:table-row table:style-name="ro1">
          <table:table-cell/>
          <table:table-cell office:value-type="string" calcext:value-type="string">
            <text:p><text:s text:c="12"/>&lt;li data-id="playthrough_2_18" class="f_npc f_ring"&gt;Further down in this area you will find a locked cell. With the &lt;a href="http://darksouls3.wiki.fextralife.com/Cell+Key"&gt;Cell Key&lt;/a&gt; you can free &lt;a href="http://darksouls3.wiki.fextralife.com/Greirat+of+the+Undead+Settlement"&gt;Greirat of the Undead Settlement&lt;/a&gt; and talk to him. If you agree to find Loretta, he gives you the &lt;a href="http://darksouls3.wiki.fextralife.com/Blue+Tearstone+Ring"&gt;Blue Tearstone Ring&lt;/a&gt;. He then moves to &lt;a href="http://darksouls3.wiki.fextralife.com/Firelink+Shrine"&gt;Firelink Shrine&lt;/a&gt;&lt;/li&gt;</text:p>
          </table:table-cell>
          <table:table-cell table:formula="of:=TRIM([.B74])" office:value-type="string" office:string-value="&lt;li data-id=&quot;playthrough_2_18&quot; class=&quot;f_npc f_ring&quot;&gt;Further down in this area you will find a locked cell. With the &lt;a href=&quot;http://darksouls3.wiki.fextralife.com/Cell+Key&quot;&gt;Cell Key&lt;/a&gt; you can free &lt;a href=&quot;http://darksouls3.wiki.fextralife.com/Greirat+of+the+Undead+Settlement&quot;&gt;Greirat of the Undead Settlement&lt;/a&gt; and talk to him. If you agree to find Loretta, he gives you the &lt;a href=&quot;http://darksouls3.wiki.fextralife.com/Blue+Tearstone+Ring&quot;&gt;Blue Tearstone Ring&lt;/a&gt;. He then moves to &lt;a href=&quot;http://darksouls3.wiki.fextralife.com/Firelink+Shrine&quot;&gt;Firelink Shrine&lt;/a&gt;&lt;/li&gt;" calcext:value-type="string">
            <text:p>&lt;li data-id="playthrough_2_18" class="f_npc f_ring"&gt;Further down in this area you will find a locked cell. With the &lt;a href="http://darksouls3.wiki.fextralife.com/Cell+Key"&gt;Cell Key&lt;/a&gt; you can free &lt;a href="http://darksouls3.wiki.fextralife.com/Greirat+of+the+Undead+Settlement"&gt;Greirat of the Undead Settlement&lt;/a&gt; and talk to him. If you agree to find Loretta, he gives you the &lt;a href="http://darksouls3.wiki.fextralife.com/Blue+Tearstone+Ring"&gt;Blue Tearstone Ring&lt;/a&gt;. He then moves to &lt;a href="http://darksouls3.wiki.fextralife.com/Firelink+Shrine"&gt;Firelink Shrine&lt;/a&gt;&lt;/li&gt;</text:p>
          </table:table-cell>
          <table:table-cell table:formula="of:=FIND(&quot;&quot;&quot;&quot;;[.C74];15)" office:value-type="float" office:value="30" calcext:value-type="float">
            <text:p>30</text:p>
          </table:table-cell>
          <table:table-cell table:formula="of:=FIND(&quot;&quot;&quot;&quot;;[.C74];[.D74]+1)" office:value-type="float" office:value="38" calcext:value-type="float">
            <text:p>38</text:p>
          </table:table-cell>
          <table:table-cell table:formula="of:=FIND(&quot;&quot;&quot;&quot;;[.C74];[.E74]+1)" office:value-type="float" office:value="51" calcext:value-type="float">
            <text:p>51</text:p>
          </table:table-cell>
          <table:table-cell table:formula="of:=MID([.C74];[.E74]+1;[.F74]-[.E74]-1)" office:value-type="string" office:string-value="f_npc f_ring" calcext:value-type="string">
            <text:p>f_npc f_ring</text:p>
          </table:table-cell>
          <table:table-cell table:formula="of:=FIND(&quot; &quot;;[.$G74])" office:value-type="float" office:value="6" calcext:value-type="float">
            <text:p>6</text:p>
          </table:table-cell>
          <table:table-cell table:formula="of:=FIND(&quot; &quot;;[.G74];[.H74]+1)" office:value-type="string" office:string-value="" calcext:value-type="error">
            <text:p>#VALUE!</text:p>
          </table:table-cell>
          <table:table-cell table:formula="of:=FIND(&quot; &quot;;[.G74];[.I74]+1)" office:value-type="string" office:string-value="" calcext:value-type="error">
            <text:p>#VALUE!</text:p>
          </table:table-cell>
          <table:table-cell table:formula="of:=LEFT([.G74];IFERROR([.H74]-1;99))" office:value-type="string" office:string-value="f_npc" calcext:value-type="string">
            <text:p>f_npc</text:p>
          </table:table-cell>
          <table:table-cell table:formula="of:=IF(ISERROR([.H74]);&quot;&quot;;MID([.G74];[.H74]+1;IFERROR([.I74]-[.H74]-1;99)))" office:value-type="string" office:string-value="f_ring" calcext:value-type="string">
            <text:p>f_ring</text:p>
          </table:table-cell>
          <table:table-cell table:formula="of:=IF(ISERROR([.I74]);&quot;&quot;;MID([.G74];[.I74]+1;IFERROR([.J74]-[.I74]-1;99)))">
            <text:p/>
          </table:table-cell>
          <table:table-cell table:formula="of:=IFERROR(VLOOKUP([.K74];['tag lookup'.$A$1:.$B$1048576];2;0);&quot;&quot;)">
            <text:p/>
          </table:table-cell>
          <table:table-cell table:formula="of:=IFERROR(VLOOKUP([.L74];['tag lookup'.$A$1:.$B$1048576];2;0);&quot;&quot;)" office:value-type="string" office:string-value="Rings" calcext:value-type="string">
            <text:p>Rings</text:p>
          </table:table-cell>
          <table:table-cell table:formula="of:=IFERROR(VLOOKUP([.M74];['tag lookup'.$A$1:.$B$1048576];2;0);&quot;&quot;)">
            <text:p/>
          </table:table-cell>
          <table:table-cell table:style-name="ce2" table:formula="of:=IF([.N74]=&quot;&quot;;&quot;&quot;;&quot;,&quot;&quot;tags&quot;&quot;:[&quot;&quot;&quot; &amp; [.N74] &amp; IF([.O74]=&quot;&quot;;&quot;&quot;&quot;]&quot;;&quot;&quot;&quot;,&quot;&quot;&quot; &amp; [.O74]&amp;IF([.P74]=&quot;&quot;;&quot;&quot;&quot;]&quot;;&quot;&quot;&quot;,&quot;&quot;&quot;&amp;[.P74]&amp;&quot;&quot;&quot;]&quot;)))">
            <text:p/>
          </table:table-cell>
          <table:table-cell table:formula="of:=FIND(&quot;&gt;&quot;;[.B74])" office:value-type="float" office:value="64" calcext:value-type="float">
            <text:p>64</text:p>
          </table:table-cell>
          <table:table-cell table:formula="of:=MID([.B74];[.R74]+1;LEN([.B74])-[.R74]-5)" office:value-type="string" office:string-value="Further down in this area you will find a locked cell. With the &lt;a href=&quot;http://darksouls3.wiki.fextralife.com/Cell+Key&quot;&gt;Cell Key&lt;/a&gt; you can free &lt;a href=&quot;http://darksouls3.wiki.fextralife.com/Greirat+of+the+Undead+Settlement&quot;&gt;Greirat of the Undead Settlement&lt;/a&gt; and talk to him. If you agree to find Loretta, he gives you the &lt;a href=&quot;http://darksouls3.wiki.fextralife.com/Blue+Tearstone+Ring&quot;&gt;Blue Tearstone Ring&lt;/a&gt;. He then moves to &lt;a href=&quot;http://darksouls3.wiki.fextralife.com/Firelink+Shrine&quot;&gt;Firelink Shrine&lt;/a&gt;" calcext:value-type="string">
            <text:p>Further down in this area you will find a locked cell. With the &lt;a href="http://darksouls3.wiki.fextralife.com/Cell+Key"&gt;Cell Key&lt;/a&gt; you can free &lt;a href="http://darksouls3.wiki.fextralife.com/Greirat+of+the+Undead+Settlement"&gt;Greirat of the Undead Settlement&lt;/a&gt; and talk to him. If you agree to find Loretta, he gives you the &lt;a href="http://darksouls3.wiki.fextralife.com/Blue+Tearstone+Ring"&gt;Blue Tearstone Ring&lt;/a&gt;. He then moves to &lt;a href="http://darksouls3.wiki.fextralife.com/Firelink+Shrine"&gt;Firelink Shrine&lt;/a&gt;</text:p>
          </table:table-cell>
          <table:table-cell table:formula="of:=&quot;{&quot;&quot;text&quot;&quot;:&quot;&quot;&quot;&amp;SUBSTITUTE([.S74];&quot;&quot;&quot;&quot;;&quot;\&quot;&quot;&quot;)&amp;&quot;&quot;&quot;&quot;&amp;[.Q74]&amp;&quot;},&quot;" office:value-type="string" office:string-value="{&quot;text&quot;:&quot;Further down in this area you will find a locked cell. With the &lt;a href=\&quot;http://darksouls3.wiki.fextralife.com/Cell+Key\&quot;&gt;Cell Key&lt;/a&gt; you can free &lt;a href=\&quot;http://darksouls3.wiki.fextralife.com/Greirat+of+the+Undead+Settlement\&quot;&gt;Greirat of the Undead Settlement&lt;/a&gt; and talk to him. If you agree to find Loretta, he gives you the &lt;a href=\&quot;http://darksouls3.wiki.fextralife.com/Blue+Tearstone+Ring\&quot;&gt;Blue Tearstone Ring&lt;/a&gt;. He then moves to &lt;a href=\&quot;http://darksouls3.wiki.fextralife.com/Firelink+Shrine\&quot;&gt;Firelink Shrine&lt;/a&gt;&quot;}," calcext:value-type="string">
            <text:p>{"text":"Further down in this area you will find a locked cell. With the &lt;a href=\"http://darksouls3.wiki.fextralife.com/Cell+Key\"&gt;Cell Key&lt;/a&gt; you can free &lt;a href=\"http://darksouls3.wiki.fextralife.com/Greirat+of+the+Undead+Settlement\"&gt;Greirat of the Undead Settlement&lt;/a&gt; and talk to him. If you agree to find Loretta, he gives you the &lt;a href=\"http://darksouls3.wiki.fextralife.com/Blue+Tearstone+Ring\"&gt;Blue Tearstone Ring&lt;/a&gt;. He then moves to &lt;a href=\"http://darksouls3.wiki.fextralife.com/Firelink+Shrine\"&gt;Firelink Shrine&lt;/a&gt;"},</text:p>
          </table:table-cell>
        </table:table-row>
        <table:table-row table:style-name="ro1">
          <table:table-cell/>
          <table:table-cell office:value-type="string" calcext:value-type="string">
            <text:p><text:s text:c="12"/>&lt;li data-id="playthrough_2_36" class="f_misc"&gt;Travel to the High Wall of Lothric and take the elevator shortcut down. Head back towards the main courtyard but this time take the stairs to the left overlooking the fountain area. Grab the &lt;a href="http://darksouls3.wiki.fextralife.com/Large+Soul+of+a+Deserted+Corpse"&gt;Large Soul of a Deserted Corpse&lt;/a&gt; on the rooftop&lt;/li&gt;</text:p>
          </table:table-cell>
          <table:table-cell table:formula="of:=TRIM([.B75])" office:value-type="string" office:string-value="&lt;li data-id=&quot;playthrough_2_36&quot; class=&quot;f_misc&quot;&gt;Travel to the High Wall of Lothric and take the elevator shortcut down. Head back towards the main courtyard but this time take the stairs to the left overlooking the fountain area. Grab the &lt;a href=&quot;http://darksouls3.wiki.fextralife.com/Large+Soul+of+a+Deserted+Corpse&quot;&gt;Large Soul of a Deserted Corpse&lt;/a&gt; on the rooftop&lt;/li&gt;" calcext:value-type="string">
            <text:p>&lt;li data-id="playthrough_2_36" class="f_misc"&gt;Travel to the High Wall of Lothric and take the elevator shortcut down. Head back towards the main courtyard but this time take the stairs to the left overlooking the fountain area. Grab the &lt;a href="http://darksouls3.wiki.fextralife.com/Large+Soul+of+a+Deserted+Corpse"&gt;Large Soul of a Deserted Corpse&lt;/a&gt; on the rooftop&lt;/li&gt;</text:p>
          </table:table-cell>
          <table:table-cell table:formula="of:=FIND(&quot;&quot;&quot;&quot;;[.C75];15)" office:value-type="float" office:value="30" calcext:value-type="float">
            <text:p>30</text:p>
          </table:table-cell>
          <table:table-cell table:formula="of:=FIND(&quot;&quot;&quot;&quot;;[.C75];[.D75]+1)" office:value-type="float" office:value="38" calcext:value-type="float">
            <text:p>38</text:p>
          </table:table-cell>
          <table:table-cell table:formula="of:=FIND(&quot;&quot;&quot;&quot;;[.C75];[.E75]+1)" office:value-type="float" office:value="45" calcext:value-type="float">
            <text:p>45</text:p>
          </table:table-cell>
          <table:table-cell table:formula="of:=MID([.C75];[.E75]+1;[.F75]-[.E75]-1)" office:value-type="string" office:string-value="f_misc" calcext:value-type="string">
            <text:p>f_misc</text:p>
          </table:table-cell>
          <table:table-cell table:formula="of:=FIND(&quot; &quot;;[.$G75])" office:value-type="string" office:string-value="" calcext:value-type="error">
            <text:p>#VALUE!</text:p>
          </table:table-cell>
          <table:table-cell table:formula="of:=FIND(&quot; &quot;;[.G75];[.H75]+1)" office:value-type="string" office:string-value="" calcext:value-type="error">
            <text:p>#VALUE!</text:p>
          </table:table-cell>
          <table:table-cell table:formula="of:=FIND(&quot; &quot;;[.G75];[.I75]+1)" office:value-type="string" office:string-value="" calcext:value-type="error">
            <text:p>#VALUE!</text:p>
          </table:table-cell>
          <table:table-cell table:formula="of:=LEFT([.G75];IFERROR([.H75]-1;99))" office:value-type="string" office:string-value="f_misc" calcext:value-type="string">
            <text:p>f_misc</text:p>
          </table:table-cell>
          <table:table-cell table:formula="of:=IF(ISERROR([.H75]);&quot;&quot;;MID([.G75];[.H75]+1;IFERROR([.I75]-[.H75]-1;99)))">
            <text:p/>
          </table:table-cell>
          <table:table-cell table:formula="of:=IF(ISERROR([.I75]);&quot;&quot;;MID([.G75];[.I75]+1;IFERROR([.J75]-[.I75]-1;99)))">
            <text:p/>
          </table:table-cell>
          <table:table-cell table:formula="of:=IFERROR(VLOOKUP([.K75];['tag lookup'.$A$1:.$B$1048576];2;0);&quot;&quot;)" office:value-type="string" office:string-value="Misc. items" calcext:value-type="string">
            <text:p>Misc. items</text:p>
          </table:table-cell>
          <table:table-cell table:formula="of:=IFERROR(VLOOKUP([.L75];['tag lookup'.$A$1:.$B$1048576];2;0);&quot;&quot;)">
            <text:p/>
          </table:table-cell>
          <table:table-cell table:formula="of:=IFERROR(VLOOKUP([.M75];['tag lookup'.$A$1:.$B$1048576];2;0);&quot;&quot;)">
            <text:p/>
          </table:table-cell>
          <table:table-cell table:style-name="ce2" table:formula="of:=IF([.N75]=&quot;&quot;;&quot;&quot;;&quot;,&quot;&quot;tags&quot;&quot;:[&quot;&quot;&quot; &amp; [.N75] &amp; IF([.O75]=&quot;&quot;;&quot;&quot;&quot;]&quot;;&quot;&quot;&quot;,&quot;&quot;&quot; &amp; [.O75]&amp;IF([.P75]=&quot;&quot;;&quot;&quot;&quot;]&quot;;&quot;&quot;&quot;,&quot;&quot;&quot;&amp;[.P75]&amp;&quot;&quot;&quot;]&quot;)))" office:value-type="string" office:string-value=",&quot;tags&quot;:[&quot;Misc. items&quot;]" calcext:value-type="string">
            <text:p>,"tags":["Misc. items"]</text:p>
          </table:table-cell>
          <table:table-cell table:formula="of:=FIND(&quot;&gt;&quot;;[.B75])" office:value-type="float" office:value="58" calcext:value-type="float">
            <text:p>58</text:p>
          </table:table-cell>
          <table:table-cell table:formula="of:=MID([.B75];[.R75]+1;LEN([.B75])-[.R75]-5)" office:value-type="string" office:string-value="Travel to the High Wall of Lothric and take the elevator shortcut down. Head back towards the main courtyard but this time take the stairs to the left overlooking the fountain area. Grab the &lt;a href=&quot;http://darksouls3.wiki.fextralife.com/Large+Soul+of+a+Deserted+Corpse&quot;&gt;Large Soul of a Deserted Corpse&lt;/a&gt; on the rooftop" calcext:value-type="string">
            <text:p>Travel to the High Wall of Lothric and take the elevator shortcut down. Head back towards the main courtyard but this time take the stairs to the left overlooking the fountain area. Grab the &lt;a href="http://darksouls3.wiki.fextralife.com/Large+Soul+of+a+Deserted+Corpse"&gt;Large Soul of a Deserted Corpse&lt;/a&gt; on the rooftop</text:p>
          </table:table-cell>
          <table:table-cell table:formula="of:=&quot;{&quot;&quot;text&quot;&quot;:&quot;&quot;&quot;&amp;SUBSTITUTE([.S75];&quot;&quot;&quot;&quot;;&quot;\&quot;&quot;&quot;)&amp;&quot;&quot;&quot;&quot;&amp;[.Q75]&amp;&quot;},&quot;" office:value-type="string" office:string-value="{&quot;text&quot;:&quot;Travel to the High Wall of Lothric and take the elevator shortcut down. Head back towards the main courtyard but this time take the stairs to the left overlooking the fountain area. Grab the &lt;a href=\&quot;http://darksouls3.wiki.fextralife.com/Large+Soul+of+a+Deserted+Corpse\&quot;&gt;Large Soul of a Deserted Corpse&lt;/a&gt; on the rooftop&quot;,&quot;tags&quot;:[&quot;Misc. items&quot;]}," calcext:value-type="string">
            <text:p>{"text":"Travel to the High Wall of Lothric and take the elevator shortcut down. Head back towards the main courtyard but this time take the stairs to the left overlooking the fountain area. Grab the &lt;a href=\"http://darksouls3.wiki.fextralife.com/Large+Soul+of+a+Deserted+Corpse\"&gt;Large Soul of a Deserted Corpse&lt;/a&gt; on the rooftop","tags":["Misc. items"]},</text:p>
          </table:table-cell>
        </table:table-row>
        <table:table-row table:style-name="ro1">
          <table:table-cell/>
          <table:table-cell office:value-type="string" calcext:value-type="string">
            <text:p><text:s text:c="12"/>&lt;li data-id="playthrough_2_37" class="f_ring"&gt;Jump onto the awning to pick up a &lt;a href="http://darksouls3.wiki.fextralife.com/Ring+of+Sacrifice"&gt;Ring of Sacrifice&lt;/a&gt;&lt;/li&gt;</text:p>
          </table:table-cell>
          <table:table-cell table:formula="of:=TRIM([.B76])" office:value-type="string" office:string-value="&lt;li data-id=&quot;playthrough_2_37&quot; class=&quot;f_ring&quot;&gt;Jump onto the awning to pick up a &lt;a href=&quot;http://darksouls3.wiki.fextralife.com/Ring+of+Sacrifice&quot;&gt;Ring of Sacrifice&lt;/a&gt;&lt;/li&gt;" calcext:value-type="string">
            <text:p>&lt;li data-id="playthrough_2_37" class="f_ring"&gt;Jump onto the awning to pick up a &lt;a href="http://darksouls3.wiki.fextralife.com/Ring+of+Sacrifice"&gt;Ring of Sacrifice&lt;/a&gt;&lt;/li&gt;</text:p>
          </table:table-cell>
          <table:table-cell table:formula="of:=FIND(&quot;&quot;&quot;&quot;;[.C76];15)" office:value-type="float" office:value="30" calcext:value-type="float">
            <text:p>30</text:p>
          </table:table-cell>
          <table:table-cell table:formula="of:=FIND(&quot;&quot;&quot;&quot;;[.C76];[.D76]+1)" office:value-type="float" office:value="38" calcext:value-type="float">
            <text:p>38</text:p>
          </table:table-cell>
          <table:table-cell table:formula="of:=FIND(&quot;&quot;&quot;&quot;;[.C76];[.E76]+1)" office:value-type="float" office:value="45" calcext:value-type="float">
            <text:p>45</text:p>
          </table:table-cell>
          <table:table-cell table:formula="of:=MID([.C76];[.E76]+1;[.F76]-[.E76]-1)" office:value-type="string" office:string-value="f_ring" calcext:value-type="string">
            <text:p>f_ring</text:p>
          </table:table-cell>
          <table:table-cell table:formula="of:=FIND(&quot; &quot;;[.$G76])" office:value-type="string" office:string-value="" calcext:value-type="error">
            <text:p>#VALUE!</text:p>
          </table:table-cell>
          <table:table-cell table:formula="of:=FIND(&quot; &quot;;[.G76];[.H76]+1)" office:value-type="string" office:string-value="" calcext:value-type="error">
            <text:p>#VALUE!</text:p>
          </table:table-cell>
          <table:table-cell table:formula="of:=FIND(&quot; &quot;;[.G76];[.I76]+1)" office:value-type="string" office:string-value="" calcext:value-type="error">
            <text:p>#VALUE!</text:p>
          </table:table-cell>
          <table:table-cell table:formula="of:=LEFT([.G76];IFERROR([.H76]-1;99))" office:value-type="string" office:string-value="f_ring" calcext:value-type="string">
            <text:p>f_ring</text:p>
          </table:table-cell>
          <table:table-cell table:formula="of:=IF(ISERROR([.H76]);&quot;&quot;;MID([.G76];[.H76]+1;IFERROR([.I76]-[.H76]-1;99)))">
            <text:p/>
          </table:table-cell>
          <table:table-cell table:formula="of:=IF(ISERROR([.I76]);&quot;&quot;;MID([.G76];[.I76]+1;IFERROR([.J76]-[.I76]-1;99)))">
            <text:p/>
          </table:table-cell>
          <table:table-cell table:formula="of:=IFERROR(VLOOKUP([.K76];['tag lookup'.$A$1:.$B$1048576];2;0);&quot;&quot;)" office:value-type="string" office:string-value="Rings" calcext:value-type="string">
            <text:p>Rings</text:p>
          </table:table-cell>
          <table:table-cell table:formula="of:=IFERROR(VLOOKUP([.L76];['tag lookup'.$A$1:.$B$1048576];2;0);&quot;&quot;)">
            <text:p/>
          </table:table-cell>
          <table:table-cell table:formula="of:=IFERROR(VLOOKUP([.M76];['tag lookup'.$A$1:.$B$1048576];2;0);&quot;&quot;)">
            <text:p/>
          </table:table-cell>
          <table:table-cell table:style-name="ce2" table:formula="of:=IF([.N76]=&quot;&quot;;&quot;&quot;;&quot;,&quot;&quot;tags&quot;&quot;:[&quot;&quot;&quot; &amp; [.N76] &amp; IF([.O76]=&quot;&quot;;&quot;&quot;&quot;]&quot;;&quot;&quot;&quot;,&quot;&quot;&quot; &amp; [.O76]&amp;IF([.P76]=&quot;&quot;;&quot;&quot;&quot;]&quot;;&quot;&quot;&quot;,&quot;&quot;&quot;&amp;[.P76]&amp;&quot;&quot;&quot;]&quot;)))" office:value-type="string" office:string-value=",&quot;tags&quot;:[&quot;Rings&quot;]" calcext:value-type="string">
            <text:p>,"tags":["Rings"]</text:p>
          </table:table-cell>
          <table:table-cell table:formula="of:=FIND(&quot;&gt;&quot;;[.B76])" office:value-type="float" office:value="58" calcext:value-type="float">
            <text:p>58</text:p>
          </table:table-cell>
          <table:table-cell table:formula="of:=MID([.B76];[.R76]+1;LEN([.B76])-[.R76]-5)" office:value-type="string" office:string-value="Jump onto the awning to pick up a &lt;a href=&quot;http://darksouls3.wiki.fextralife.com/Ring+of+Sacrifice&quot;&gt;Ring of Sacrifice&lt;/a&gt;" calcext:value-type="string">
            <text:p>Jump onto the awning to pick up a &lt;a href="http://darksouls3.wiki.fextralife.com/Ring+of+Sacrifice"&gt;Ring of Sacrifice&lt;/a&gt;</text:p>
          </table:table-cell>
          <table:table-cell table:formula="of:=&quot;{&quot;&quot;text&quot;&quot;:&quot;&quot;&quot;&amp;SUBSTITUTE([.S76];&quot;&quot;&quot;&quot;;&quot;\&quot;&quot;&quot;)&amp;&quot;&quot;&quot;&quot;&amp;[.Q76]&amp;&quot;},&quot;" office:value-type="string" office:string-value="{&quot;text&quot;:&quot;Jump onto the awning to pick up a &lt;a href=\&quot;http://darksouls3.wiki.fextralife.com/Ring+of+Sacrifice\&quot;&gt;Ring of Sacrifice&lt;/a&gt;&quot;,&quot;tags&quot;:[&quot;Rings&quot;]}," calcext:value-type="string">
            <text:p>{"text":"Jump onto the awning to pick up a &lt;a href=\"http://darksouls3.wiki.fextralife.com/Ring+of+Sacrifice\"&gt;Ring of Sacrifice&lt;/a&gt;","tags":["Rings"]},</text:p>
          </table:table-cell>
        </table:table-row>
        <table:table-row table:style-name="ro1">
          <table:table-cell/>
          <table:table-cell office:value-type="string" calcext:value-type="string">
            <text:p><text:s text:c="12"/>&lt;li data-id="playthrough_2_38" class="f_boss f_miss"&gt;Continue back to the courtyard. In the corner of the terrace just before the stairs leading down, you can summon &lt;a href="http://darksouls3.wiki.fextralife.com/Lion+Knight+Albert"&gt;Lion Knight Albert&lt;/a&gt;&lt;/li&gt;</text:p>
          </table:table-cell>
          <table:table-cell table:formula="of:=TRIM([.B77])" office:value-type="string" office:string-value="&lt;li data-id=&quot;playthrough_2_38&quot; class=&quot;f_boss f_miss&quot;&gt;Continue back to the courtyard. In the corner of the terrace just before the stairs leading down, you can summon &lt;a href=&quot;http://darksouls3.wiki.fextralife.com/Lion+Knight+Albert&quot;&gt;Lion Knight Albert&lt;/a&gt;&lt;/li&gt;" calcext:value-type="string">
            <text:p>&lt;li data-id="playthrough_2_38" class="f_boss f_miss"&gt;Continue back to the courtyard. In the corner of the terrace just before the stairs leading down, you can summon &lt;a href="http://darksouls3.wiki.fextralife.com/Lion+Knight+Albert"&gt;Lion Knight Albert&lt;/a&gt;&lt;/li&gt;</text:p>
          </table:table-cell>
          <table:table-cell table:formula="of:=FIND(&quot;&quot;&quot;&quot;;[.C77];15)" office:value-type="float" office:value="30" calcext:value-type="float">
            <text:p>30</text:p>
          </table:table-cell>
          <table:table-cell table:formula="of:=FIND(&quot;&quot;&quot;&quot;;[.C77];[.D77]+1)" office:value-type="float" office:value="38" calcext:value-type="float">
            <text:p>38</text:p>
          </table:table-cell>
          <table:table-cell table:formula="of:=FIND(&quot;&quot;&quot;&quot;;[.C77];[.E77]+1)" office:value-type="float" office:value="52" calcext:value-type="float">
            <text:p>52</text:p>
          </table:table-cell>
          <table:table-cell table:formula="of:=MID([.C77];[.E77]+1;[.F77]-[.E77]-1)" office:value-type="string" office:string-value="f_boss f_miss" calcext:value-type="string">
            <text:p>f_boss f_miss</text:p>
          </table:table-cell>
          <table:table-cell table:formula="of:=FIND(&quot; &quot;;[.$G77])" office:value-type="float" office:value="7" calcext:value-type="float">
            <text:p>7</text:p>
          </table:table-cell>
          <table:table-cell table:formula="of:=FIND(&quot; &quot;;[.G77];[.H77]+1)" office:value-type="string" office:string-value="" calcext:value-type="error">
            <text:p>#VALUE!</text:p>
          </table:table-cell>
          <table:table-cell table:formula="of:=FIND(&quot; &quot;;[.G77];[.I77]+1)" office:value-type="string" office:string-value="" calcext:value-type="error">
            <text:p>#VALUE!</text:p>
          </table:table-cell>
          <table:table-cell table:formula="of:=LEFT([.G77];IFERROR([.H77]-1;99))" office:value-type="string" office:string-value="f_boss" calcext:value-type="string">
            <text:p>f_boss</text:p>
          </table:table-cell>
          <table:table-cell table:formula="of:=IF(ISERROR([.H77]);&quot;&quot;;MID([.G77];[.H77]+1;IFERROR([.I77]-[.H77]-1;99)))" office:value-type="string" office:string-value="f_miss" calcext:value-type="string">
            <text:p>f_miss</text:p>
          </table:table-cell>
          <table:table-cell table:formula="of:=IF(ISERROR([.I77]);&quot;&quot;;MID([.G77];[.I77]+1;IFERROR([.J77]-[.I77]-1;99)))">
            <text:p/>
          </table:table-cell>
          <table:table-cell table:formula="of:=IFERROR(VLOOKUP([.K77];['tag lookup'.$A$1:.$B$1048576];2;0);&quot;&quot;)" office:value-type="string" office:string-value="Bosses" calcext:value-type="string">
            <text:p>Bosses</text:p>
          </table:table-cell>
          <table:table-cell table:formula="of:=IFERROR(VLOOKUP([.L77];['tag lookup'.$A$1:.$B$1048576];2;0);&quot;&quot;)" office:value-type="string" office:string-value="Missable" calcext:value-type="string">
            <text:p>Missable</text:p>
          </table:table-cell>
          <table:table-cell table:formula="of:=IFERROR(VLOOKUP([.M77];['tag lookup'.$A$1:.$B$1048576];2;0);&quot;&quot;)">
            <text:p/>
          </table:table-cell>
          <table:table-cell table:style-name="ce2" table:formula="of:=IF([.N77]=&quot;&quot;;&quot;&quot;;&quot;,&quot;&quot;tags&quot;&quot;:[&quot;&quot;&quot; &amp; [.N77] &amp; IF([.O77]=&quot;&quot;;&quot;&quot;&quot;]&quot;;&quot;&quot;&quot;,&quot;&quot;&quot; &amp; [.O77]&amp;IF([.P77]=&quot;&quot;;&quot;&quot;&quot;]&quot;;&quot;&quot;&quot;,&quot;&quot;&quot;&amp;[.P77]&amp;&quot;&quot;&quot;]&quot;)))" office:value-type="string" office:string-value=",&quot;tags&quot;:[&quot;Bosses&quot;,&quot;Missable&quot;]" calcext:value-type="string">
            <text:p>,"tags":["Bosses","Missable"]</text:p>
          </table:table-cell>
          <table:table-cell table:formula="of:=FIND(&quot;&gt;&quot;;[.B77])" office:value-type="float" office:value="65" calcext:value-type="float">
            <text:p>65</text:p>
          </table:table-cell>
          <table:table-cell table:formula="of:=MID([.B77];[.R77]+1;LEN([.B77])-[.R77]-5)" office:value-type="string" office:string-value="Continue back to the courtyard. In the corner of the terrace just before the stairs leading down, you can summon &lt;a href=&quot;http://darksouls3.wiki.fextralife.com/Lion+Knight+Albert&quot;&gt;Lion Knight Albert&lt;/a&gt;" calcext:value-type="string">
            <text:p>Continue back to the courtyard. In the corner of the terrace just before the stairs leading down, you can summon &lt;a href="http://darksouls3.wiki.fextralife.com/Lion+Knight+Albert"&gt;Lion Knight Albert&lt;/a&gt;</text:p>
          </table:table-cell>
          <table:table-cell table:formula="of:=&quot;{&quot;&quot;text&quot;&quot;:&quot;&quot;&quot;&amp;SUBSTITUTE([.S77];&quot;&quot;&quot;&quot;;&quot;\&quot;&quot;&quot;)&amp;&quot;&quot;&quot;&quot;&amp;[.Q77]&amp;&quot;},&quot;" office:value-type="string" office:string-value="{&quot;text&quot;:&quot;Continue back to the courtyard. In the corner of the terrace just before the stairs leading down, you can summon &lt;a href=\&quot;http://darksouls3.wiki.fextralife.com/Lion+Knight+Albert\&quot;&gt;Lion Knight Albert&lt;/a&gt;&quot;,&quot;tags&quot;:[&quot;Bosses&quot;,&quot;Missable&quot;]}," calcext:value-type="string">
            <text:p>{"text":"Continue back to the courtyard. In the corner of the terrace just before the stairs leading down, you can summon &lt;a href=\"http://darksouls3.wiki.fextralife.com/Lion+Knight+Albert\"&gt;Lion Knight Albert&lt;/a&gt;","tags":["Bosses","Missable"]},</text:p>
          </table:table-cell>
        </table:table-row>
        <table:table-row table:style-name="ro1">
          <table:table-cell/>
          <table:table-cell office:value-type="string" calcext:value-type="string">
            <text:p><text:s text:c="12"/>&lt;li data-id="playthrough_2_39" class="f_gem"&gt;Head to the left. Go up the stairs on the left just before the castle and kill the red-eyed &lt;a href="http://darksouls3.wiki.fextralife.com/Lothric+Knight"&gt;Lothric Knight&lt;/a&gt; to get a &lt;a href="http://darksouls3.wiki.fextralife.com/Refined+Gem"&gt;Refined Gem&lt;/a&gt;&lt;/li&gt;</text:p>
          </table:table-cell>
          <table:table-cell table:formula="of:=TRIM([.B78])" office:value-type="string" office:string-value="&lt;li data-id=&quot;playthrough_2_39&quot; class=&quot;f_gem&quot;&gt;Head to the left. Go up the stairs on the left just before the castle and kill the red-eyed &lt;a href=&quot;http://darksouls3.wiki.fextralife.com/Lothric+Knight&quot;&gt;Lothric Knight&lt;/a&gt; to get a &lt;a href=&quot;http://darksouls3.wiki.fextralife.com/Refined+Gem&quot;&gt;Refined Gem&lt;/a&gt;&lt;/li&gt;" calcext:value-type="string">
            <text:p>&lt;li data-id="playthrough_2_39" class="f_gem"&gt;Head to the left. Go up the stairs on the left just before the castle and kill the red-eyed &lt;a href="http://darksouls3.wiki.fextralife.com/Lothric+Knight"&gt;Lothric Knight&lt;/a&gt; to get a &lt;a href="http://darksouls3.wiki.fextralife.com/Refined+Gem"&gt;Refined Gem&lt;/a&gt;&lt;/li&gt;</text:p>
          </table:table-cell>
          <table:table-cell table:formula="of:=FIND(&quot;&quot;&quot;&quot;;[.C78];15)" office:value-type="float" office:value="30" calcext:value-type="float">
            <text:p>30</text:p>
          </table:table-cell>
          <table:table-cell table:formula="of:=FIND(&quot;&quot;&quot;&quot;;[.C78];[.D78]+1)" office:value-type="float" office:value="38" calcext:value-type="float">
            <text:p>38</text:p>
          </table:table-cell>
          <table:table-cell table:formula="of:=FIND(&quot;&quot;&quot;&quot;;[.C78];[.E78]+1)" office:value-type="float" office:value="44" calcext:value-type="float">
            <text:p>44</text:p>
          </table:table-cell>
          <table:table-cell table:formula="of:=MID([.C78];[.E78]+1;[.F78]-[.E78]-1)" office:value-type="string" office:string-value="f_gem" calcext:value-type="string">
            <text:p>f_gem</text:p>
          </table:table-cell>
          <table:table-cell table:formula="of:=FIND(&quot; &quot;;[.$G78])" office:value-type="string" office:string-value="" calcext:value-type="error">
            <text:p>#VALUE!</text:p>
          </table:table-cell>
          <table:table-cell table:formula="of:=FIND(&quot; &quot;;[.G78];[.H78]+1)" office:value-type="string" office:string-value="" calcext:value-type="error">
            <text:p>#VALUE!</text:p>
          </table:table-cell>
          <table:table-cell table:formula="of:=FIND(&quot; &quot;;[.G78];[.I78]+1)" office:value-type="string" office:string-value="" calcext:value-type="error">
            <text:p>#VALUE!</text:p>
          </table:table-cell>
          <table:table-cell table:formula="of:=LEFT([.G78];IFERROR([.H78]-1;99))" office:value-type="string" office:string-value="f_gem" calcext:value-type="string">
            <text:p>f_gem</text:p>
          </table:table-cell>
          <table:table-cell table:formula="of:=IF(ISERROR([.H78]);&quot;&quot;;MID([.G78];[.H78]+1;IFERROR([.I78]-[.H78]-1;99)))">
            <text:p/>
          </table:table-cell>
          <table:table-cell table:formula="of:=IF(ISERROR([.I78]);&quot;&quot;;MID([.G78];[.I78]+1;IFERROR([.J78]-[.I78]-1;99)))">
            <text:p/>
          </table:table-cell>
          <table:table-cell table:formula="of:=IFERROR(VLOOKUP([.K78];['tag lookup'.$A$1:.$B$1048576];2;0);&quot;&quot;)">
            <text:p/>
          </table:table-cell>
          <table:table-cell table:formula="of:=IFERROR(VLOOKUP([.L78];['tag lookup'.$A$1:.$B$1048576];2;0);&quot;&quot;)">
            <text:p/>
          </table:table-cell>
          <table:table-cell table:formula="of:=IFERROR(VLOOKUP([.M78];['tag lookup'.$A$1:.$B$1048576];2;0);&quot;&quot;)">
            <text:p/>
          </table:table-cell>
          <table:table-cell table:style-name="ce2" table:formula="of:=IF([.N78]=&quot;&quot;;&quot;&quot;;&quot;,&quot;&quot;tags&quot;&quot;:[&quot;&quot;&quot; &amp; [.N78] &amp; IF([.O78]=&quot;&quot;;&quot;&quot;&quot;]&quot;;&quot;&quot;&quot;,&quot;&quot;&quot; &amp; [.O78]&amp;IF([.P78]=&quot;&quot;;&quot;&quot;&quot;]&quot;;&quot;&quot;&quot;,&quot;&quot;&quot;&amp;[.P78]&amp;&quot;&quot;&quot;]&quot;)))">
            <text:p/>
          </table:table-cell>
          <table:table-cell table:formula="of:=FIND(&quot;&gt;&quot;;[.B78])" office:value-type="float" office:value="57" calcext:value-type="float">
            <text:p>57</text:p>
          </table:table-cell>
          <table:table-cell table:formula="of:=MID([.B78];[.R78]+1;LEN([.B78])-[.R78]-5)" office:value-type="string" office:string-value="Head to the left. Go up the stairs on the left just before the castle and kill the red-eyed &lt;a href=&quot;http://darksouls3.wiki.fextralife.com/Lothric+Knight&quot;&gt;Lothric Knight&lt;/a&gt; to get a &lt;a href=&quot;http://darksouls3.wiki.fextralife.com/Refined+Gem&quot;&gt;Refined Gem&lt;/a&gt;" calcext:value-type="string">
            <text:p>Head to the left. Go up the stairs on the left just before the castle and kill the red-eyed &lt;a href="http://darksouls3.wiki.fextralife.com/Lothric+Knight"&gt;Lothric Knight&lt;/a&gt; to get a &lt;a href="http://darksouls3.wiki.fextralife.com/Refined+Gem"&gt;Refined Gem&lt;/a&gt;</text:p>
          </table:table-cell>
          <table:table-cell table:formula="of:=&quot;{&quot;&quot;text&quot;&quot;:&quot;&quot;&quot;&amp;SUBSTITUTE([.S78];&quot;&quot;&quot;&quot;;&quot;\&quot;&quot;&quot;)&amp;&quot;&quot;&quot;&quot;&amp;[.Q78]&amp;&quot;},&quot;" office:value-type="string" office:string-value="{&quot;text&quot;:&quot;Head to the left. Go up the stairs on the left just before the castle and kill the red-eyed &lt;a href=\&quot;http://darksouls3.wiki.fextralife.com/Lothric+Knight\&quot;&gt;Lothric Knight&lt;/a&gt; to get a &lt;a href=\&quot;http://darksouls3.wiki.fextralife.com/Refined+Gem\&quot;&gt;Refined Gem&lt;/a&gt;&quot;}," calcext:value-type="string">
            <text:p>{"text":"Head to the left. Go up the stairs on the left just before the castle and kill the red-eyed &lt;a href=\"http://darksouls3.wiki.fextralife.com/Lothric+Knight\"&gt;Lothric Knight&lt;/a&gt; to get a &lt;a href=\"http://darksouls3.wiki.fextralife.com/Refined+Gem\"&gt;Refined Gem&lt;/a&gt;"},</text:p>
          </table:table-cell>
        </table:table-row>
        <table:table-row table:style-name="ro1">
          <table:table-cell/>
          <table:table-cell office:value-type="string" calcext:value-type="string">
            <text:p><text:s text:c="12"/>&lt;li data-id="playthrough_2_40" class="f_cov f_misc"&gt;Inside the chapel talk to &lt;a href="http://darksouls3.wiki.fextralife.com/Emma"&gt;Emma, High Priestess of Lothric Castle&lt;/a&gt; to receive the &lt;a href="http://darksouls3.wiki.fextralife.com/Small+Lothric+Banner"&gt;Small Lothric Banner&lt;/a&gt;. Talk to her again for the &lt;a href="http://darksouls3.wiki.fextralife.com/Way+of+Blue"&gt;Way of Blue&lt;/a&gt; covenant&lt;/li&gt;</text:p>
          </table:table-cell>
          <table:table-cell table:formula="of:=TRIM([.B79])" office:value-type="string" office:string-value="&lt;li data-id=&quot;playthrough_2_40&quot; class=&quot;f_cov f_misc&quot;&gt;Inside the chapel talk to &lt;a href=&quot;http://darksouls3.wiki.fextralife.com/Emma&quot;&gt;Emma, High Priestess of Lothric Castle&lt;/a&gt; to receive the &lt;a href=&quot;http://darksouls3.wiki.fextralife.com/Small+Lothric+Banner&quot;&gt;Small Lothric Banner&lt;/a&gt;. Talk to her again for the &lt;a href=&quot;http://darksouls3.wiki.fextralife.com/Way+of+Blue&quot;&gt;Way of Blue&lt;/a&gt; covenant&lt;/li&gt;" calcext:value-type="string">
            <text:p>&lt;li data-id="playthrough_2_40" class="f_cov f_misc"&gt;Inside the chapel talk to &lt;a href="http://darksouls3.wiki.fextralife.com/Emma"&gt;Emma, High Priestess of Lothric Castle&lt;/a&gt; to receive the &lt;a href="http://darksouls3.wiki.fextralife.com/Small+Lothric+Banner"&gt;Small Lothric Banner&lt;/a&gt;. Talk to her again for the &lt;a href="http://darksouls3.wiki.fextralife.com/Way+of+Blue"&gt;Way of Blue&lt;/a&gt; covenant&lt;/li&gt;</text:p>
          </table:table-cell>
          <table:table-cell table:formula="of:=FIND(&quot;&quot;&quot;&quot;;[.C79];15)" office:value-type="float" office:value="30" calcext:value-type="float">
            <text:p>30</text:p>
          </table:table-cell>
          <table:table-cell table:formula="of:=FIND(&quot;&quot;&quot;&quot;;[.C79];[.D79]+1)" office:value-type="float" office:value="38" calcext:value-type="float">
            <text:p>38</text:p>
          </table:table-cell>
          <table:table-cell table:formula="of:=FIND(&quot;&quot;&quot;&quot;;[.C79];[.E79]+1)" office:value-type="float" office:value="51" calcext:value-type="float">
            <text:p>51</text:p>
          </table:table-cell>
          <table:table-cell table:formula="of:=MID([.C79];[.E79]+1;[.F79]-[.E79]-1)" office:value-type="string" office:string-value="f_cov f_misc" calcext:value-type="string">
            <text:p>f_cov f_misc</text:p>
          </table:table-cell>
          <table:table-cell table:formula="of:=FIND(&quot; &quot;;[.$G79])" office:value-type="float" office:value="6" calcext:value-type="float">
            <text:p>6</text:p>
          </table:table-cell>
          <table:table-cell table:formula="of:=FIND(&quot; &quot;;[.G79];[.H79]+1)" office:value-type="string" office:string-value="" calcext:value-type="error">
            <text:p>#VALUE!</text:p>
          </table:table-cell>
          <table:table-cell table:formula="of:=FIND(&quot; &quot;;[.G79];[.I79]+1)" office:value-type="string" office:string-value="" calcext:value-type="error">
            <text:p>#VALUE!</text:p>
          </table:table-cell>
          <table:table-cell table:formula="of:=LEFT([.G79];IFERROR([.H79]-1;99))" office:value-type="string" office:string-value="f_cov" calcext:value-type="string">
            <text:p>f_cov</text:p>
          </table:table-cell>
          <table:table-cell table:formula="of:=IF(ISERROR([.H79]);&quot;&quot;;MID([.G79];[.H79]+1;IFERROR([.I79]-[.H79]-1;99)))" office:value-type="string" office:string-value="f_misc" calcext:value-type="string">
            <text:p>f_misc</text:p>
          </table:table-cell>
          <table:table-cell table:formula="of:=IF(ISERROR([.I79]);&quot;&quot;;MID([.G79];[.I79]+1;IFERROR([.J79]-[.I79]-1;99)))">
            <text:p/>
          </table:table-cell>
          <table:table-cell table:formula="of:=IFERROR(VLOOKUP([.K79];['tag lookup'.$A$1:.$B$1048576];2;0);&quot;&quot;)">
            <text:p/>
          </table:table-cell>
          <table:table-cell table:formula="of:=IFERROR(VLOOKUP([.L79];['tag lookup'.$A$1:.$B$1048576];2;0);&quot;&quot;)" office:value-type="string" office:string-value="Misc. items" calcext:value-type="string">
            <text:p>Misc. items</text:p>
          </table:table-cell>
          <table:table-cell table:formula="of:=IFERROR(VLOOKUP([.M79];['tag lookup'.$A$1:.$B$1048576];2;0);&quot;&quot;)">
            <text:p/>
          </table:table-cell>
          <table:table-cell table:style-name="ce2" table:formula="of:=IF([.N79]=&quot;&quot;;&quot;&quot;;&quot;,&quot;&quot;tags&quot;&quot;:[&quot;&quot;&quot; &amp; [.N79] &amp; IF([.O79]=&quot;&quot;;&quot;&quot;&quot;]&quot;;&quot;&quot;&quot;,&quot;&quot;&quot; &amp; [.O79]&amp;IF([.P79]=&quot;&quot;;&quot;&quot;&quot;]&quot;;&quot;&quot;&quot;,&quot;&quot;&quot;&amp;[.P79]&amp;&quot;&quot;&quot;]&quot;)))">
            <text:p/>
          </table:table-cell>
          <table:table-cell table:formula="of:=FIND(&quot;&gt;&quot;;[.B79])" office:value-type="float" office:value="64" calcext:value-type="float">
            <text:p>64</text:p>
          </table:table-cell>
          <table:table-cell table:formula="of:=MID([.B79];[.R79]+1;LEN([.B79])-[.R79]-5)" office:value-type="string" office:string-value="Inside the chapel talk to &lt;a href=&quot;http://darksouls3.wiki.fextralife.com/Emma&quot;&gt;Emma, High Priestess of Lothric Castle&lt;/a&gt; to receive the &lt;a href=&quot;http://darksouls3.wiki.fextralife.com/Small+Lothric+Banner&quot;&gt;Small Lothric Banner&lt;/a&gt;. Talk to her again for the &lt;a href=&quot;http://darksouls3.wiki.fextralife.com/Way+of+Blue&quot;&gt;Way of Blue&lt;/a&gt; covenant" calcext:value-type="string">
            <text:p>Inside the chapel talk to &lt;a href="http://darksouls3.wiki.fextralife.com/Emma"&gt;Emma, High Priestess of Lothric Castle&lt;/a&gt; to receive the &lt;a href="http://darksouls3.wiki.fextralife.com/Small+Lothric+Banner"&gt;Small Lothric Banner&lt;/a&gt;. Talk to her again for the &lt;a href="http://darksouls3.wiki.fextralife.com/Way+of+Blue"&gt;Way of Blue&lt;/a&gt; covenant</text:p>
          </table:table-cell>
          <table:table-cell table:formula="of:=&quot;{&quot;&quot;text&quot;&quot;:&quot;&quot;&quot;&amp;SUBSTITUTE([.S79];&quot;&quot;&quot;&quot;;&quot;\&quot;&quot;&quot;)&amp;&quot;&quot;&quot;&quot;&amp;[.Q79]&amp;&quot;},&quot;" office:value-type="string" office:string-value="{&quot;text&quot;:&quot;Inside the chapel talk to &lt;a href=\&quot;http://darksouls3.wiki.fextralife.com/Emma\&quot;&gt;Emma, High Priestess of Lothric Castle&lt;/a&gt; to receive the &lt;a href=\&quot;http://darksouls3.wiki.fextralife.com/Small+Lothric+Banner\&quot;&gt;Small Lothric Banner&lt;/a&gt;. Talk to her again for the &lt;a href=\&quot;http://darksouls3.wiki.fextralife.com/Way+of+Blue\&quot;&gt;Way of Blue&lt;/a&gt; covenant&quot;}," calcext:value-type="string">
            <text:p>{"text":"Inside the chapel talk to &lt;a href=\"http://darksouls3.wiki.fextralife.com/Emma\"&gt;Emma, High Priestess of Lothric Castle&lt;/a&gt; to receive the &lt;a href=\"http://darksouls3.wiki.fextralife.com/Small+Lothric+Banner\"&gt;Small Lothric Banner&lt;/a&gt;. Talk to her again for the &lt;a href=\"http://darksouls3.wiki.fextralife.com/Way+of+Blue\"&gt;Way of Blue&lt;/a&gt; covenant"},</text:p>
          </table:table-cell>
        </table:table-row>
        <table:table-row table:style-name="ro1">
          <table:table-cell/>
          <table:table-cell office:value-type="string" calcext:value-type="string">
            <text:p><text:s text:c="12"/>&lt;li data-id="playthrough_2_41" class="f_weap"&gt;Heading out from the chapel take the left stairs and pick up the &lt;a href="http://darksouls3.wiki.fextralife.com/Lucerne"&gt;Lucerne&lt;/a&gt; from the corpse&lt;/li&gt;</text:p>
          </table:table-cell>
          <table:table-cell table:formula="of:=TRIM([.B80])" office:value-type="string" office:string-value="&lt;li data-id=&quot;playthrough_2_41&quot; class=&quot;f_weap&quot;&gt;Heading out from the chapel take the left stairs and pick up the &lt;a href=&quot;http://darksouls3.wiki.fextralife.com/Lucerne&quot;&gt;Lucerne&lt;/a&gt; from the corpse&lt;/li&gt;" calcext:value-type="string">
            <text:p>&lt;li data-id="playthrough_2_41" class="f_weap"&gt;Heading out from the chapel take the left stairs and pick up the &lt;a href="http://darksouls3.wiki.fextralife.com/Lucerne"&gt;Lucerne&lt;/a&gt; from the corpse&lt;/li&gt;</text:p>
          </table:table-cell>
          <table:table-cell table:formula="of:=FIND(&quot;&quot;&quot;&quot;;[.C80];15)" office:value-type="float" office:value="30" calcext:value-type="float">
            <text:p>30</text:p>
          </table:table-cell>
          <table:table-cell table:formula="of:=FIND(&quot;&quot;&quot;&quot;;[.C80];[.D80]+1)" office:value-type="float" office:value="38" calcext:value-type="float">
            <text:p>38</text:p>
          </table:table-cell>
          <table:table-cell table:formula="of:=FIND(&quot;&quot;&quot;&quot;;[.C80];[.E80]+1)" office:value-type="float" office:value="45" calcext:value-type="float">
            <text:p>45</text:p>
          </table:table-cell>
          <table:table-cell table:formula="of:=MID([.C80];[.E80]+1;[.F80]-[.E80]-1)" office:value-type="string" office:string-value="f_weap" calcext:value-type="string">
            <text:p>f_weap</text:p>
          </table:table-cell>
          <table:table-cell table:formula="of:=FIND(&quot; &quot;;[.$G80])" office:value-type="string" office:string-value="" calcext:value-type="error">
            <text:p>#VALUE!</text:p>
          </table:table-cell>
          <table:table-cell table:formula="of:=FIND(&quot; &quot;;[.G80];[.H80]+1)" office:value-type="string" office:string-value="" calcext:value-type="error">
            <text:p>#VALUE!</text:p>
          </table:table-cell>
          <table:table-cell table:formula="of:=FIND(&quot; &quot;;[.G80];[.I80]+1)" office:value-type="string" office:string-value="" calcext:value-type="error">
            <text:p>#VALUE!</text:p>
          </table:table-cell>
          <table:table-cell table:formula="of:=LEFT([.G80];IFERROR([.H80]-1;99))" office:value-type="string" office:string-value="f_weap" calcext:value-type="string">
            <text:p>f_weap</text:p>
          </table:table-cell>
          <table:table-cell table:formula="of:=IF(ISERROR([.H80]);&quot;&quot;;MID([.G80];[.H80]+1;IFERROR([.I80]-[.H80]-1;99)))">
            <text:p/>
          </table:table-cell>
          <table:table-cell table:formula="of:=IF(ISERROR([.I80]);&quot;&quot;;MID([.G80];[.I80]+1;IFERROR([.J80]-[.I80]-1;99)))">
            <text:p/>
          </table:table-cell>
          <table:table-cell table:formula="of:=IFERROR(VLOOKUP([.K80];['tag lookup'.$A$1:.$B$1048576];2;0);&quot;&quot;)" office:value-type="string" office:string-value="Weapons" calcext:value-type="string">
            <text:p>Weapons</text:p>
          </table:table-cell>
          <table:table-cell table:formula="of:=IFERROR(VLOOKUP([.L80];['tag lookup'.$A$1:.$B$1048576];2;0);&quot;&quot;)">
            <text:p/>
          </table:table-cell>
          <table:table-cell table:formula="of:=IFERROR(VLOOKUP([.M80];['tag lookup'.$A$1:.$B$1048576];2;0);&quot;&quot;)">
            <text:p/>
          </table:table-cell>
          <table:table-cell table:style-name="ce2" table:formula="of:=IF([.N80]=&quot;&quot;;&quot;&quot;;&quot;,&quot;&quot;tags&quot;&quot;:[&quot;&quot;&quot; &amp; [.N80] &amp; IF([.O80]=&quot;&quot;;&quot;&quot;&quot;]&quot;;&quot;&quot;&quot;,&quot;&quot;&quot; &amp; [.O80]&amp;IF([.P80]=&quot;&quot;;&quot;&quot;&quot;]&quot;;&quot;&quot;&quot;,&quot;&quot;&quot;&amp;[.P80]&amp;&quot;&quot;&quot;]&quot;)))" office:value-type="string" office:string-value=",&quot;tags&quot;:[&quot;Weapons&quot;]" calcext:value-type="string">
            <text:p>,"tags":["Weapons"]</text:p>
          </table:table-cell>
          <table:table-cell table:formula="of:=FIND(&quot;&gt;&quot;;[.B80])" office:value-type="float" office:value="58" calcext:value-type="float">
            <text:p>58</text:p>
          </table:table-cell>
          <table:table-cell table:formula="of:=MID([.B80];[.R80]+1;LEN([.B80])-[.R80]-5)" office:value-type="string" office:string-value="Heading out from the chapel take the left stairs and pick up the &lt;a href=&quot;http://darksouls3.wiki.fextralife.com/Lucerne&quot;&gt;Lucerne&lt;/a&gt; from the corpse" calcext:value-type="string">
            <text:p>Heading out from the chapel take the left stairs and pick up the &lt;a href="http://darksouls3.wiki.fextralife.com/Lucerne"&gt;Lucerne&lt;/a&gt; from the corpse</text:p>
          </table:table-cell>
          <table:table-cell table:formula="of:=&quot;{&quot;&quot;text&quot;&quot;:&quot;&quot;&quot;&amp;SUBSTITUTE([.S80];&quot;&quot;&quot;&quot;;&quot;\&quot;&quot;&quot;)&amp;&quot;&quot;&quot;&quot;&amp;[.Q80]&amp;&quot;},&quot;" office:value-type="string" office:string-value="{&quot;text&quot;:&quot;Heading out from the chapel take the left stairs and pick up the &lt;a href=\&quot;http://darksouls3.wiki.fextralife.com/Lucerne\&quot;&gt;Lucerne&lt;/a&gt; from the corpse&quot;,&quot;tags&quot;:[&quot;Weapons&quot;]}," calcext:value-type="string">
            <text:p>{"text":"Heading out from the chapel take the left stairs and pick up the &lt;a href=\"http://darksouls3.wiki.fextralife.com/Lucerne\"&gt;Lucerne&lt;/a&gt; from the corpse","tags":["Weapons"]},</text:p>
          </table:table-cell>
        </table:table-row>
        <table:table-row table:style-name="ro1">
          <table:table-cell/>
          <table:table-cell office:value-type="string" calcext:value-type="string">
            <text:p><text:s text:c="12"/>&lt;li data-id="playthrough_2_42" class="f_boss f_miss"&gt;Just before walking through the great gate, you can summon &lt;a href="http://darksouls3.wiki.fextralife.com/Sword+Master"&gt;Sword Master Saber&lt;/a&gt; if he was killed earlier at Firelink Shrine&lt;/li&gt;</text:p>
          </table:table-cell>
          <table:table-cell table:formula="of:=TRIM([.B81])" office:value-type="string" office:string-value="&lt;li data-id=&quot;playthrough_2_42&quot; class=&quot;f_boss f_miss&quot;&gt;Just before walking through the great gate, you can summon &lt;a href=&quot;http://darksouls3.wiki.fextralife.com/Sword+Master&quot;&gt;Sword Master Saber&lt;/a&gt; if he was killed earlier at Firelink Shrine&lt;/li&gt;" calcext:value-type="string">
            <text:p>&lt;li data-id="playthrough_2_42" class="f_boss f_miss"&gt;Just before walking through the great gate, you can summon &lt;a href="http://darksouls3.wiki.fextralife.com/Sword+Master"&gt;Sword Master Saber&lt;/a&gt; if he was killed earlier at Firelink Shrine&lt;/li&gt;</text:p>
          </table:table-cell>
          <table:table-cell table:formula="of:=FIND(&quot;&quot;&quot;&quot;;[.C81];15)" office:value-type="float" office:value="30" calcext:value-type="float">
            <text:p>30</text:p>
          </table:table-cell>
          <table:table-cell table:formula="of:=FIND(&quot;&quot;&quot;&quot;;[.C81];[.D81]+1)" office:value-type="float" office:value="38" calcext:value-type="float">
            <text:p>38</text:p>
          </table:table-cell>
          <table:table-cell table:formula="of:=FIND(&quot;&quot;&quot;&quot;;[.C81];[.E81]+1)" office:value-type="float" office:value="52" calcext:value-type="float">
            <text:p>52</text:p>
          </table:table-cell>
          <table:table-cell table:formula="of:=MID([.C81];[.E81]+1;[.F81]-[.E81]-1)" office:value-type="string" office:string-value="f_boss f_miss" calcext:value-type="string">
            <text:p>f_boss f_miss</text:p>
          </table:table-cell>
          <table:table-cell table:formula="of:=FIND(&quot; &quot;;[.$G81])" office:value-type="float" office:value="7" calcext:value-type="float">
            <text:p>7</text:p>
          </table:table-cell>
          <table:table-cell table:formula="of:=FIND(&quot; &quot;;[.G81];[.H81]+1)" office:value-type="string" office:string-value="" calcext:value-type="error">
            <text:p>#VALUE!</text:p>
          </table:table-cell>
          <table:table-cell table:formula="of:=FIND(&quot; &quot;;[.G81];[.I81]+1)" office:value-type="string" office:string-value="" calcext:value-type="error">
            <text:p>#VALUE!</text:p>
          </table:table-cell>
          <table:table-cell table:formula="of:=LEFT([.G81];IFERROR([.H81]-1;99))" office:value-type="string" office:string-value="f_boss" calcext:value-type="string">
            <text:p>f_boss</text:p>
          </table:table-cell>
          <table:table-cell table:formula="of:=IF(ISERROR([.H81]);&quot;&quot;;MID([.G81];[.H81]+1;IFERROR([.I81]-[.H81]-1;99)))" office:value-type="string" office:string-value="f_miss" calcext:value-type="string">
            <text:p>f_miss</text:p>
          </table:table-cell>
          <table:table-cell table:formula="of:=IF(ISERROR([.I81]);&quot;&quot;;MID([.G81];[.I81]+1;IFERROR([.J81]-[.I81]-1;99)))">
            <text:p/>
          </table:table-cell>
          <table:table-cell table:formula="of:=IFERROR(VLOOKUP([.K81];['tag lookup'.$A$1:.$B$1048576];2;0);&quot;&quot;)" office:value-type="string" office:string-value="Bosses" calcext:value-type="string">
            <text:p>Bosses</text:p>
          </table:table-cell>
          <table:table-cell table:formula="of:=IFERROR(VLOOKUP([.L81];['tag lookup'.$A$1:.$B$1048576];2;0);&quot;&quot;)" office:value-type="string" office:string-value="Missable" calcext:value-type="string">
            <text:p>Missable</text:p>
          </table:table-cell>
          <table:table-cell table:formula="of:=IFERROR(VLOOKUP([.M81];['tag lookup'.$A$1:.$B$1048576];2;0);&quot;&quot;)">
            <text:p/>
          </table:table-cell>
          <table:table-cell table:style-name="ce2" table:formula="of:=IF([.N81]=&quot;&quot;;&quot;&quot;;&quot;,&quot;&quot;tags&quot;&quot;:[&quot;&quot;&quot; &amp; [.N81] &amp; IF([.O81]=&quot;&quot;;&quot;&quot;&quot;]&quot;;&quot;&quot;&quot;,&quot;&quot;&quot; &amp; [.O81]&amp;IF([.P81]=&quot;&quot;;&quot;&quot;&quot;]&quot;;&quot;&quot;&quot;,&quot;&quot;&quot;&amp;[.P81]&amp;&quot;&quot;&quot;]&quot;)))" office:value-type="string" office:string-value=",&quot;tags&quot;:[&quot;Bosses&quot;,&quot;Missable&quot;]" calcext:value-type="string">
            <text:p>,"tags":["Bosses","Missable"]</text:p>
          </table:table-cell>
          <table:table-cell table:formula="of:=FIND(&quot;&gt;&quot;;[.B81])" office:value-type="float" office:value="65" calcext:value-type="float">
            <text:p>65</text:p>
          </table:table-cell>
          <table:table-cell table:formula="of:=MID([.B81];[.R81]+1;LEN([.B81])-[.R81]-5)" office:value-type="string" office:string-value="Just before walking through the great gate, you can summon &lt;a href=&quot;http://darksouls3.wiki.fextralife.com/Sword+Master&quot;&gt;Sword Master Saber&lt;/a&gt; if he was killed earlier at Firelink Shrine" calcext:value-type="string">
            <text:p>Just before walking through the great gate, you can summon &lt;a href="http://darksouls3.wiki.fextralife.com/Sword+Master"&gt;Sword Master Saber&lt;/a&gt; if he was killed earlier at Firelink Shrine</text:p>
          </table:table-cell>
          <table:table-cell table:formula="of:=&quot;{&quot;&quot;text&quot;&quot;:&quot;&quot;&quot;&amp;SUBSTITUTE([.S81];&quot;&quot;&quot;&quot;;&quot;\&quot;&quot;&quot;)&amp;&quot;&quot;&quot;&quot;&amp;[.Q81]&amp;&quot;},&quot;" office:value-type="string" office:string-value="{&quot;text&quot;:&quot;Just before walking through the great gate, you can summon &lt;a href=\&quot;http://darksouls3.wiki.fextralife.com/Sword+Master\&quot;&gt;Sword Master Saber&lt;/a&gt; if he was killed earlier at Firelink Shrine&quot;,&quot;tags&quot;:[&quot;Bosses&quot;,&quot;Missable&quot;]}," calcext:value-type="string">
            <text:p>{"text":"Just before walking through the great gate, you can summon &lt;a href=\"http://darksouls3.wiki.fextralife.com/Sword+Master\"&gt;Sword Master Saber&lt;/a&gt; if he was killed earlier at Firelink Shrine","tags":["Bosses","Missable"]},</text:p>
          </table:table-cell>
        </table:table-row>
        <table:table-row table:style-name="ro1">
          <table:table-cell/>
          <table:table-cell office:value-type="string" calcext:value-type="string">
            <text:p><text:s text:c="12"/>&lt;li data-id="playthrough_2_43" class="f_boss f_misc"&gt;Proceed through the gate and kill &lt;a href="http://darksouls3.wiki.fextralife.com/Vordt+of+the+Boreal+Valley"&gt;Vordt of the Boreal Valley&lt;/a&gt;; receive &lt;a href="http://darksouls3.wiki.fextralife.com/Soul+of+Boreal+Valley+Vordt"&gt;Soul of Boreal Valley Vordt&lt;/a&gt;. After killing Vordt, raise the banner at the cliff to access the &lt;a href="http://darksouls3.wiki.fextralife.com/Undead+Settlement"&gt;Undead Settlement&lt;/a&gt;&lt;/li&gt;</text:p>
          </table:table-cell>
          <table:table-cell table:formula="of:=TRIM([.B82])" office:value-type="string" office:string-value="&lt;li data-id=&quot;playthrough_2_43&quot; class=&quot;f_boss f_misc&quot;&gt;Proceed through the gate and kill &lt;a href=&quot;http://darksouls3.wiki.fextralife.com/Vordt+of+the+Boreal+Valley&quot;&gt;Vordt of the Boreal Valley&lt;/a&gt;; receive &lt;a href=&quot;http://darksouls3.wiki.fextralife.com/Soul+of+Boreal+Valley+Vordt&quot;&gt;Soul of Boreal Valley Vordt&lt;/a&gt;. After killing Vordt, raise the banner at the cliff to access the &lt;a href=&quot;http://darksouls3.wiki.fextralife.com/Undead+Settlement&quot;&gt;Undead Settlement&lt;/a&gt;&lt;/li&gt;" calcext:value-type="string">
            <text:p>&lt;li data-id="playthrough_2_43" class="f_boss f_misc"&gt;Proceed through the gate and kill &lt;a href="http://darksouls3.wiki.fextralife.com/Vordt+of+the+Boreal+Valley"&gt;Vordt of the Boreal Valley&lt;/a&gt;; receive &lt;a href="http://darksouls3.wiki.fextralife.com/Soul+of+Boreal+Valley+Vordt"&gt;Soul of Boreal Valley Vordt&lt;/a&gt;. After killing Vordt, raise the banner at the cliff to access the &lt;a href="http://darksouls3.wiki.fextralife.com/Undead+Settlement"&gt;Undead Settlement&lt;/a&gt;&lt;/li&gt;</text:p>
          </table:table-cell>
          <table:table-cell table:formula="of:=FIND(&quot;&quot;&quot;&quot;;[.C82];15)" office:value-type="float" office:value="30" calcext:value-type="float">
            <text:p>30</text:p>
          </table:table-cell>
          <table:table-cell table:formula="of:=FIND(&quot;&quot;&quot;&quot;;[.C82];[.D82]+1)" office:value-type="float" office:value="38" calcext:value-type="float">
            <text:p>38</text:p>
          </table:table-cell>
          <table:table-cell table:formula="of:=FIND(&quot;&quot;&quot;&quot;;[.C82];[.E82]+1)" office:value-type="float" office:value="52" calcext:value-type="float">
            <text:p>52</text:p>
          </table:table-cell>
          <table:table-cell table:formula="of:=MID([.C82];[.E82]+1;[.F82]-[.E82]-1)" office:value-type="string" office:string-value="f_boss f_misc" calcext:value-type="string">
            <text:p>f_boss f_misc</text:p>
          </table:table-cell>
          <table:table-cell table:formula="of:=FIND(&quot; &quot;;[.$G82])" office:value-type="float" office:value="7" calcext:value-type="float">
            <text:p>7</text:p>
          </table:table-cell>
          <table:table-cell table:formula="of:=FIND(&quot; &quot;;[.G82];[.H82]+1)" office:value-type="string" office:string-value="" calcext:value-type="error">
            <text:p>#VALUE!</text:p>
          </table:table-cell>
          <table:table-cell table:formula="of:=FIND(&quot; &quot;;[.G82];[.I82]+1)" office:value-type="string" office:string-value="" calcext:value-type="error">
            <text:p>#VALUE!</text:p>
          </table:table-cell>
          <table:table-cell table:formula="of:=LEFT([.G82];IFERROR([.H82]-1;99))" office:value-type="string" office:string-value="f_boss" calcext:value-type="string">
            <text:p>f_boss</text:p>
          </table:table-cell>
          <table:table-cell table:formula="of:=IF(ISERROR([.H82]);&quot;&quot;;MID([.G82];[.H82]+1;IFERROR([.I82]-[.H82]-1;99)))" office:value-type="string" office:string-value="f_misc" calcext:value-type="string">
            <text:p>f_misc</text:p>
          </table:table-cell>
          <table:table-cell table:formula="of:=IF(ISERROR([.I82]);&quot;&quot;;MID([.G82];[.I82]+1;IFERROR([.J82]-[.I82]-1;99)))">
            <text:p/>
          </table:table-cell>
          <table:table-cell table:formula="of:=IFERROR(VLOOKUP([.K82];['tag lookup'.$A$1:.$B$1048576];2;0);&quot;&quot;)" office:value-type="string" office:string-value="Bosses" calcext:value-type="string">
            <text:p>Bosses</text:p>
          </table:table-cell>
          <table:table-cell table:formula="of:=IFERROR(VLOOKUP([.L82];['tag lookup'.$A$1:.$B$1048576];2;0);&quot;&quot;)" office:value-type="string" office:string-value="Misc. items" calcext:value-type="string">
            <text:p>Misc. items</text:p>
          </table:table-cell>
          <table:table-cell table:formula="of:=IFERROR(VLOOKUP([.M82];['tag lookup'.$A$1:.$B$1048576];2;0);&quot;&quot;)">
            <text:p/>
          </table:table-cell>
          <table:table-cell table:style-name="ce2" table:formula="of:=IF([.N82]=&quot;&quot;;&quot;&quot;;&quot;,&quot;&quot;tags&quot;&quot;:[&quot;&quot;&quot; &amp; [.N82] &amp; IF([.O82]=&quot;&quot;;&quot;&quot;&quot;]&quot;;&quot;&quot;&quot;,&quot;&quot;&quot; &amp; [.O82]&amp;IF([.P82]=&quot;&quot;;&quot;&quot;&quot;]&quot;;&quot;&quot;&quot;,&quot;&quot;&quot;&amp;[.P82]&amp;&quot;&quot;&quot;]&quot;)))" office:value-type="string" office:string-value=",&quot;tags&quot;:[&quot;Bosses&quot;,&quot;Misc. items&quot;]" calcext:value-type="string">
            <text:p>,"tags":["Bosses","Misc. items"]</text:p>
          </table:table-cell>
          <table:table-cell table:formula="of:=FIND(&quot;&gt;&quot;;[.B82])" office:value-type="float" office:value="65" calcext:value-type="float">
            <text:p>65</text:p>
          </table:table-cell>
          <table:table-cell table:formula="of:=MID([.B82];[.R82]+1;LEN([.B82])-[.R82]-5)" office:value-type="string" office:string-value="Proceed through the gate and kill &lt;a href=&quot;http://darksouls3.wiki.fextralife.com/Vordt+of+the+Boreal+Valley&quot;&gt;Vordt of the Boreal Valley&lt;/a&gt;; receive &lt;a href=&quot;http://darksouls3.wiki.fextralife.com/Soul+of+Boreal+Valley+Vordt&quot;&gt;Soul of Boreal Valley Vordt&lt;/a&gt;. After killing Vordt, raise the banner at the cliff to access the &lt;a href=&quot;http://darksouls3.wiki.fextralife.com/Undead+Settlement&quot;&gt;Undead Settlement&lt;/a&gt;" calcext:value-type="string">
            <text:p>Proceed through the gate and kill &lt;a href="http://darksouls3.wiki.fextralife.com/Vordt+of+the+Boreal+Valley"&gt;Vordt of the Boreal Valley&lt;/a&gt;; receive &lt;a href="http://darksouls3.wiki.fextralife.com/Soul+of+Boreal+Valley+Vordt"&gt;Soul of Boreal Valley Vordt&lt;/a&gt;. After killing Vordt, raise the banner at the cliff to access the &lt;a href="http://darksouls3.wiki.fextralife.com/Undead+Settlement"&gt;Undead Settlement&lt;/a&gt;</text:p>
          </table:table-cell>
          <table:table-cell table:formula="of:=&quot;{&quot;&quot;text&quot;&quot;:&quot;&quot;&quot;&amp;SUBSTITUTE([.S82];&quot;&quot;&quot;&quot;;&quot;\&quot;&quot;&quot;)&amp;&quot;&quot;&quot;&quot;&amp;[.Q82]&amp;&quot;},&quot;" office:value-type="string" office:string-value="{&quot;text&quot;:&quot;Proceed through the gate and kill &lt;a href=\&quot;http://darksouls3.wiki.fextralife.com/Vordt+of+the+Boreal+Valley\&quot;&gt;Vordt of the Boreal Valley&lt;/a&gt;; receive &lt;a href=\&quot;http://darksouls3.wiki.fextralife.com/Soul+of+Boreal+Valley+Vordt\&quot;&gt;Soul of Boreal Valley Vordt&lt;/a&gt;. After killing Vordt, raise the banner at the cliff to access the &lt;a href=\&quot;http://darksouls3.wiki.fextralife.com/Undead+Settlement\&quot;&gt;Undead Settlement&lt;/a&gt;&quot;,&quot;tags&quot;:[&quot;Bosses&quot;,&quot;Misc. items&quot;]}," calcext:value-type="string">
            <text:p>{"text":"Proceed through the gate and kill &lt;a href=\"http://darksouls3.wiki.fextralife.com/Vordt+of+the+Boreal+Valley\"&gt;Vordt of the Boreal Valley&lt;/a&gt;; receive &lt;a href=\"http://darksouls3.wiki.fextralife.com/Soul+of+Boreal+Valley+Vordt\"&gt;Soul of Boreal Valley Vordt&lt;/a&gt;. After killing Vordt, raise the banner at the cliff to access the &lt;a href=\"http://darksouls3.wiki.fextralife.com/Undead+Settlement\"&gt;Undead Settlement&lt;/a&gt;","tags":["Bosses","Misc. items"]},</text:p>
          </table:table-cell>
        </table:table-row>
        <table:table-row table:style-name="ro1">
          <table:table-cell table:style-name="ce1" office:value-type="string" calcext:value-type="string">
            <text:p>Undead Settlement</text:p>
          </table:table-cell>
          <table:table-cell table:number-columns-repeated="15"/>
          <table:table-cell table:style-name="ce2"/>
          <table:table-cell table:number-columns-repeated="2"/>
          <table:table-cell table:formula="of:=&quot;]}{&quot;&quot;title&quot;&quot;: &quot;&quot;&quot;&amp;[.A83]&amp;&quot;&quot;&quot;,&quot;&quot;steps&quot;&quot;:[&quot;" office:value-type="string" office:string-value="]}{&quot;title&quot;: &quot;Undead Settlement&quot;,&quot;steps&quot;:[" calcext:value-type="string">
            <text:p>]}{"title": "Undead Settlement","steps":[</text:p>
          </table:table-cell>
        </table:table-row>
        <table:table-row table:style-name="ro1">
          <table:table-cell office:value-type="string" calcext:value-type="string">
            <text:p>undead</text:p>
          </table:table-cell>
          <table:table-cell office:value-type="string" calcext:value-type="string">
            <text:p><text:s/>&lt;li data-id="playthrough_3_1" class="f_misc"&gt;After the Bat Wing Demons have dropped you off, walk to the left and grab a &lt;a href="http://darksouls3.wiki.fextralife.com/Large+Soul+of+a+Deserted+Corpse"&gt;Large Soul of a Deserted Corpse&lt;/a&gt;&lt;/li&gt;</text:p>
          </table:table-cell>
          <table:table-cell table:formula="of:=TRIM([.B84])" office:value-type="string" office:string-value="&lt;li data-id=&quot;playthrough_3_1&quot; class=&quot;f_misc&quot;&gt;After the Bat Wing Demons have dropped you off, walk to the left and grab a &lt;a href=&quot;http://darksouls3.wiki.fextralife.com/Large+Soul+of+a+Deserted+Corpse&quot;&gt;Large Soul of a Deserted Corpse&lt;/a&gt;&lt;/li&gt;" calcext:value-type="string">
            <text:p>&lt;li data-id="playthrough_3_1" class="f_misc"&gt;After the Bat Wing Demons have dropped you off, walk to the left and grab a &lt;a href="http://darksouls3.wiki.fextralife.com/Large+Soul+of+a+Deserted+Corpse"&gt;Large Soul of a Deserted Corpse&lt;/a&gt;&lt;/li&gt;</text:p>
          </table:table-cell>
          <table:table-cell table:formula="of:=FIND(&quot;&quot;&quot;&quot;;[.C84];15)" office:value-type="float" office:value="29" calcext:value-type="float">
            <text:p>29</text:p>
          </table:table-cell>
          <table:table-cell table:formula="of:=FIND(&quot;&quot;&quot;&quot;;[.C84];[.D84]+1)" office:value-type="float" office:value="37" calcext:value-type="float">
            <text:p>37</text:p>
          </table:table-cell>
          <table:table-cell table:formula="of:=FIND(&quot;&quot;&quot;&quot;;[.C84];[.E84]+1)" office:value-type="float" office:value="44" calcext:value-type="float">
            <text:p>44</text:p>
          </table:table-cell>
          <table:table-cell table:formula="of:=MID([.C84];[.E84]+1;[.F84]-[.E84]-1)" office:value-type="string" office:string-value="f_misc" calcext:value-type="string">
            <text:p>f_misc</text:p>
          </table:table-cell>
          <table:table-cell table:formula="of:=FIND(&quot; &quot;;[.$G84])" office:value-type="string" office:string-value="" calcext:value-type="error">
            <text:p>#VALUE!</text:p>
          </table:table-cell>
          <table:table-cell table:formula="of:=FIND(&quot; &quot;;[.G84];[.H84]+1)" office:value-type="string" office:string-value="" calcext:value-type="error">
            <text:p>#VALUE!</text:p>
          </table:table-cell>
          <table:table-cell table:formula="of:=FIND(&quot; &quot;;[.G84];[.I84]+1)" office:value-type="string" office:string-value="" calcext:value-type="error">
            <text:p>#VALUE!</text:p>
          </table:table-cell>
          <table:table-cell table:formula="of:=LEFT([.G84];IFERROR([.H84]-1;99))" office:value-type="string" office:string-value="f_misc" calcext:value-type="string">
            <text:p>f_misc</text:p>
          </table:table-cell>
          <table:table-cell table:formula="of:=IF(ISERROR([.H84]);&quot;&quot;;MID([.G84];[.H84]+1;IFERROR([.I84]-[.H84]-1;99)))">
            <text:p/>
          </table:table-cell>
          <table:table-cell table:formula="of:=IF(ISERROR([.I84]);&quot;&quot;;MID([.G84];[.I84]+1;IFERROR([.J84]-[.I84]-1;99)))">
            <text:p/>
          </table:table-cell>
          <table:table-cell table:formula="of:=IFERROR(VLOOKUP([.K84];['tag lookup'.$A$1:.$B$1048576];2;0);&quot;&quot;)" office:value-type="string" office:string-value="Misc. items" calcext:value-type="string">
            <text:p>Misc. items</text:p>
          </table:table-cell>
          <table:table-cell table:formula="of:=IFERROR(VLOOKUP([.L84];['tag lookup'.$A$1:.$B$1048576];2;0);&quot;&quot;)">
            <text:p/>
          </table:table-cell>
          <table:table-cell table:formula="of:=IFERROR(VLOOKUP([.M84];['tag lookup'.$A$1:.$B$1048576];2;0);&quot;&quot;)">
            <text:p/>
          </table:table-cell>
          <table:table-cell table:style-name="ce2" table:formula="of:=IF([.N84]=&quot;&quot;;&quot;&quot;;&quot;,&quot;&quot;tags&quot;&quot;:[&quot;&quot;&quot; &amp; [.N84] &amp; IF([.O84]=&quot;&quot;;&quot;&quot;&quot;]&quot;;&quot;&quot;&quot;,&quot;&quot;&quot; &amp; [.O84]&amp;IF([.P84]=&quot;&quot;;&quot;&quot;&quot;]&quot;;&quot;&quot;&quot;,&quot;&quot;&quot;&amp;[.P84]&amp;&quot;&quot;&quot;]&quot;)))" office:value-type="string" office:string-value=",&quot;tags&quot;:[&quot;Misc. items&quot;]" calcext:value-type="string">
            <text:p>,"tags":["Misc. items"]</text:p>
          </table:table-cell>
          <table:table-cell table:formula="of:=FIND(&quot;&gt;&quot;;[.B84])" office:value-type="float" office:value="46" calcext:value-type="float">
            <text:p>46</text:p>
          </table:table-cell>
          <table:table-cell table:formula="of:=MID([.B84];[.R84]+1;LEN([.B84])-[.R84]-5)" office:value-type="string" office:string-value="After the Bat Wing Demons have dropped you off, walk to the left and grab a &lt;a href=&quot;http://darksouls3.wiki.fextralife.com/Large+Soul+of+a+Deserted+Corpse&quot;&gt;Large Soul of a Deserted Corpse&lt;/a&gt;" calcext:value-type="string">
            <text:p>After the Bat Wing Demons have dropped you off, walk to the left and grab a &lt;a href="http://darksouls3.wiki.fextralife.com/Large+Soul+of+a+Deserted+Corpse"&gt;Large Soul of a Deserted Corpse&lt;/a&gt;</text:p>
          </table:table-cell>
          <table:table-cell table:formula="of:=&quot;{&quot;&quot;text&quot;&quot;:&quot;&quot;&quot;&amp;SUBSTITUTE([.S84];&quot;&quot;&quot;&quot;;&quot;\&quot;&quot;&quot;)&amp;&quot;&quot;&quot;&quot;&amp;[.Q84]&amp;&quot;},&quot;" office:value-type="string" office:string-value="{&quot;text&quot;:&quot;After the Bat Wing Demons have dropped you off, walk to the left and grab a &lt;a href=\&quot;http://darksouls3.wiki.fextralife.com/Large+Soul+of+a+Deserted+Corpse\&quot;&gt;Large Soul of a Deserted Corpse&lt;/a&gt;&quot;,&quot;tags&quot;:[&quot;Misc. items&quot;]}," calcext:value-type="string">
            <text:p>{"text":"After the Bat Wing Demons have dropped you off, walk to the left and grab a &lt;a href=\"http://darksouls3.wiki.fextralife.com/Large+Soul+of+a+Deserted+Corpse\"&gt;Large Soul of a Deserted Corpse&lt;/a&gt;","tags":["Misc. items"]},</text:p>
          </table:table-cell>
        </table:table-row>
        <table:table-row table:style-name="ro1">
          <table:table-cell/>
          <table:table-cell office:value-type="string" calcext:value-type="string">
            <text:p><text:s text:c="12"/>&lt;li data-id="playthrough_3_2" class="f_misc"&gt;Go downstairs. Walk behind an overturned carriage and kill two &lt;a href="http://darksouls3.wiki.fextralife.com/Dog"&gt;Dogs&lt;/a&gt; to get &lt;a href="http://darksouls3.wiki.fextralife.com/Alluring+Skull"&gt;Alluring Skull&amp;nbsp;x2&lt;/a&gt;&lt;/li&gt;</text:p>
          </table:table-cell>
          <table:table-cell table:formula="of:=TRIM([.B85])" office:value-type="string" office:string-value="&lt;li data-id=&quot;playthrough_3_2&quot; class=&quot;f_misc&quot;&gt;Go downstairs. Walk behind an overturned carriage and kill two &lt;a href=&quot;http://darksouls3.wiki.fextralife.com/Dog&quot;&gt;Dogs&lt;/a&gt; to get &lt;a href=&quot;http://darksouls3.wiki.fextralife.com/Alluring+Skull&quot;&gt;Alluring Skull&amp;nbsp;x2&lt;/a&gt;&lt;/li&gt;" calcext:value-type="string">
            <text:p>&lt;li data-id="playthrough_3_2" class="f_misc"&gt;Go downstairs. Walk behind an overturned carriage and kill two &lt;a href="http://darksouls3.wiki.fextralife.com/Dog"&gt;Dogs&lt;/a&gt; to get &lt;a href="http://darksouls3.wiki.fextralife.com/Alluring+Skull"&gt;Alluring Skull&amp;nbsp;x2&lt;/a&gt;&lt;/li&gt;</text:p>
          </table:table-cell>
          <table:table-cell table:formula="of:=FIND(&quot;&quot;&quot;&quot;;[.C85];15)" office:value-type="float" office:value="29" calcext:value-type="float">
            <text:p>29</text:p>
          </table:table-cell>
          <table:table-cell table:formula="of:=FIND(&quot;&quot;&quot;&quot;;[.C85];[.D85]+1)" office:value-type="float" office:value="37" calcext:value-type="float">
            <text:p>37</text:p>
          </table:table-cell>
          <table:table-cell table:formula="of:=FIND(&quot;&quot;&quot;&quot;;[.C85];[.E85]+1)" office:value-type="float" office:value="44" calcext:value-type="float">
            <text:p>44</text:p>
          </table:table-cell>
          <table:table-cell table:formula="of:=MID([.C85];[.E85]+1;[.F85]-[.E85]-1)" office:value-type="string" office:string-value="f_misc" calcext:value-type="string">
            <text:p>f_misc</text:p>
          </table:table-cell>
          <table:table-cell table:formula="of:=FIND(&quot; &quot;;[.$G85])" office:value-type="string" office:string-value="" calcext:value-type="error">
            <text:p>#VALUE!</text:p>
          </table:table-cell>
          <table:table-cell table:formula="of:=FIND(&quot; &quot;;[.G85];[.H85]+1)" office:value-type="string" office:string-value="" calcext:value-type="error">
            <text:p>#VALUE!</text:p>
          </table:table-cell>
          <table:table-cell table:formula="of:=FIND(&quot; &quot;;[.G85];[.I85]+1)" office:value-type="string" office:string-value="" calcext:value-type="error">
            <text:p>#VALUE!</text:p>
          </table:table-cell>
          <table:table-cell table:formula="of:=LEFT([.G85];IFERROR([.H85]-1;99))" office:value-type="string" office:string-value="f_misc" calcext:value-type="string">
            <text:p>f_misc</text:p>
          </table:table-cell>
          <table:table-cell table:formula="of:=IF(ISERROR([.H85]);&quot;&quot;;MID([.G85];[.H85]+1;IFERROR([.I85]-[.H85]-1;99)))">
            <text:p/>
          </table:table-cell>
          <table:table-cell table:formula="of:=IF(ISERROR([.I85]);&quot;&quot;;MID([.G85];[.I85]+1;IFERROR([.J85]-[.I85]-1;99)))">
            <text:p/>
          </table:table-cell>
          <table:table-cell table:formula="of:=IFERROR(VLOOKUP([.K85];['tag lookup'.$A$1:.$B$1048576];2;0);&quot;&quot;)" office:value-type="string" office:string-value="Misc. items" calcext:value-type="string">
            <text:p>Misc. items</text:p>
          </table:table-cell>
          <table:table-cell table:formula="of:=IFERROR(VLOOKUP([.L85];['tag lookup'.$A$1:.$B$1048576];2;0);&quot;&quot;)">
            <text:p/>
          </table:table-cell>
          <table:table-cell table:formula="of:=IFERROR(VLOOKUP([.M85];['tag lookup'.$A$1:.$B$1048576];2;0);&quot;&quot;)">
            <text:p/>
          </table:table-cell>
          <table:table-cell table:style-name="ce2" table:formula="of:=IF([.N85]=&quot;&quot;;&quot;&quot;;&quot;,&quot;&quot;tags&quot;&quot;:[&quot;&quot;&quot; &amp; [.N85] &amp; IF([.O85]=&quot;&quot;;&quot;&quot;&quot;]&quot;;&quot;&quot;&quot;,&quot;&quot;&quot; &amp; [.O85]&amp;IF([.P85]=&quot;&quot;;&quot;&quot;&quot;]&quot;;&quot;&quot;&quot;,&quot;&quot;&quot;&amp;[.P85]&amp;&quot;&quot;&quot;]&quot;)))" office:value-type="string" office:string-value=",&quot;tags&quot;:[&quot;Misc. items&quot;]" calcext:value-type="string">
            <text:p>,"tags":["Misc. items"]</text:p>
          </table:table-cell>
          <table:table-cell table:formula="of:=FIND(&quot;&gt;&quot;;[.B85])" office:value-type="float" office:value="57" calcext:value-type="float">
            <text:p>57</text:p>
          </table:table-cell>
          <table:table-cell table:formula="of:=MID([.B85];[.R85]+1;LEN([.B85])-[.R85]-5)" office:value-type="string" office:string-value="Go downstairs. Walk behind an overturned carriage and kill two &lt;a href=&quot;http://darksouls3.wiki.fextralife.com/Dog&quot;&gt;Dogs&lt;/a&gt; to get &lt;a href=&quot;http://darksouls3.wiki.fextralife.com/Alluring+Skull&quot;&gt;Alluring Skull&amp;nbsp;x2&lt;/a&gt;" calcext:value-type="string">
            <text:p>Go downstairs. Walk behind an overturned carriage and kill two &lt;a href="http://darksouls3.wiki.fextralife.com/Dog"&gt;Dogs&lt;/a&gt; to get &lt;a href="http://darksouls3.wiki.fextralife.com/Alluring+Skull"&gt;Alluring Skull&amp;nbsp;x2&lt;/a&gt;</text:p>
          </table:table-cell>
          <table:table-cell table:formula="of:=&quot;{&quot;&quot;text&quot;&quot;:&quot;&quot;&quot;&amp;SUBSTITUTE([.S85];&quot;&quot;&quot;&quot;;&quot;\&quot;&quot;&quot;)&amp;&quot;&quot;&quot;&quot;&amp;[.Q85]&amp;&quot;},&quot;" office:value-type="string" office:string-value="{&quot;text&quot;:&quot;Go downstairs. Walk behind an overturned carriage and kill two &lt;a href=\&quot;http://darksouls3.wiki.fextralife.com/Dog\&quot;&gt;Dogs&lt;/a&gt; to get &lt;a href=\&quot;http://darksouls3.wiki.fextralife.com/Alluring+Skull\&quot;&gt;Alluring Skull&amp;nbsp;x2&lt;/a&gt;&quot;,&quot;tags&quot;:[&quot;Misc. items&quot;]}," calcext:value-type="string">
            <text:p>{"text":"Go downstairs. Walk behind an overturned carriage and kill two &lt;a href=\"http://darksouls3.wiki.fextralife.com/Dog\"&gt;Dogs&lt;/a&gt; to get &lt;a href=\"http://darksouls3.wiki.fextralife.com/Alluring+Skull\"&gt;Alluring Skull&amp;nbsp;x2&lt;/a&gt;","tags":["Misc. items"]},</text:p>
          </table:table-cell>
        </table:table-row>
        <table:table-row table:style-name="ro1">
          <table:table-cell/>
          <table:table-cell office:value-type="string" calcext:value-type="string">
            <text:p><text:s text:c="12"/>&lt;li data-id="playthrough_3_3" class="f_gest f_npc f_miss"&gt;Find &lt;a href="http://darksouls3.wiki.fextralife.com/Yoel+of+Londor"&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http://darksouls3.wiki.fextralife.com/Dark+Sigil"&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lt;/li&gt;</text:p>
          </table:table-cell>
          <table:table-cell table:formula="of:=TRIM([.B86])" office:value-type="string" office:string-value="&lt;li data-id=&quot;playthrough_3_3&quot; class=&quot;f_gest f_npc f_miss&quot;&gt;Find &lt;a href=&quot;http://darksouls3.wiki.fextralife.com/Yoel+of+Londor&quot;&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quot;http://darksouls3.wiki.fextralife.com/Dark+Sigil&quot;&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lt;/li&gt;" calcext:value-type="string">
            <text:p>&lt;li data-id="playthrough_3_3" class="f_gest f_npc f_miss"&gt;Find &lt;a href="http://darksouls3.wiki.fextralife.com/Yoel+of+Londor"&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http://darksouls3.wiki.fextralife.com/Dark+Sigil"&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lt;/li&gt;</text:p>
          </table:table-cell>
          <table:table-cell table:formula="of:=FIND(&quot;&quot;&quot;&quot;;[.C86];15)" office:value-type="float" office:value="29" calcext:value-type="float">
            <text:p>29</text:p>
          </table:table-cell>
          <table:table-cell table:formula="of:=FIND(&quot;&quot;&quot;&quot;;[.C86];[.D86]+1)" office:value-type="float" office:value="37" calcext:value-type="float">
            <text:p>37</text:p>
          </table:table-cell>
          <table:table-cell table:formula="of:=FIND(&quot;&quot;&quot;&quot;;[.C86];[.E86]+1)" office:value-type="float" office:value="57" calcext:value-type="float">
            <text:p>57</text:p>
          </table:table-cell>
          <table:table-cell table:formula="of:=MID([.C86];[.E86]+1;[.F86]-[.E86]-1)" office:value-type="string" office:string-value="f_gest f_npc f_miss" calcext:value-type="string">
            <text:p>f_gest f_npc f_miss</text:p>
          </table:table-cell>
          <table:table-cell table:formula="of:=FIND(&quot; &quot;;[.$G86])" office:value-type="float" office:value="7" calcext:value-type="float">
            <text:p>7</text:p>
          </table:table-cell>
          <table:table-cell table:formula="of:=FIND(&quot; &quot;;[.G86];[.H86]+1)" office:value-type="float" office:value="13" calcext:value-type="float">
            <text:p>13</text:p>
          </table:table-cell>
          <table:table-cell table:formula="of:=FIND(&quot; &quot;;[.G86];[.I86]+1)" office:value-type="string" office:string-value="" calcext:value-type="error">
            <text:p>#VALUE!</text:p>
          </table:table-cell>
          <table:table-cell table:formula="of:=LEFT([.G86];IFERROR([.H86]-1;99))" office:value-type="string" office:string-value="f_gest" calcext:value-type="string">
            <text:p>f_gest</text:p>
          </table:table-cell>
          <table:table-cell table:formula="of:=IF(ISERROR([.H86]);&quot;&quot;;MID([.G86];[.H86]+1;IFERROR([.I86]-[.H86]-1;99)))" office:value-type="string" office:string-value="f_npc" calcext:value-type="string">
            <text:p>f_npc</text:p>
          </table:table-cell>
          <table:table-cell table:formula="of:=IF(ISERROR([.I86]);&quot;&quot;;MID([.G86];[.I86]+1;IFERROR([.J86]-[.I86]-1;99)))" office:value-type="string" office:string-value="f_miss" calcext:value-type="string">
            <text:p>f_miss</text:p>
          </table:table-cell>
          <table:table-cell table:formula="of:=IFERROR(VLOOKUP([.K86];['tag lookup'.$A$1:.$B$1048576];2;0);&quot;&quot;)" office:value-type="string" office:string-value="Gestures" calcext:value-type="string">
            <text:p>Gestures</text:p>
          </table:table-cell>
          <table:table-cell table:formula="of:=IFERROR(VLOOKUP([.L86];['tag lookup'.$A$1:.$B$1048576];2;0);&quot;&quot;)">
            <text:p/>
          </table:table-cell>
          <table:table-cell table:formula="of:=IFERROR(VLOOKUP([.M86];['tag lookup'.$A$1:.$B$1048576];2;0);&quot;&quot;)" office:value-type="string" office:string-value="Missable" calcext:value-type="string">
            <text:p>Missable</text:p>
          </table:table-cell>
          <table:table-cell table:style-name="ce2" table:formula="of:=IF([.N86]=&quot;&quot;;&quot;&quot;;&quot;,&quot;&quot;tags&quot;&quot;:[&quot;&quot;&quot; &amp; [.N86] &amp; IF([.O86]=&quot;&quot;;&quot;&quot;&quot;]&quot;;&quot;&quot;&quot;,&quot;&quot;&quot; &amp; [.O86]&amp;IF([.P86]=&quot;&quot;;&quot;&quot;&quot;]&quot;;&quot;&quot;&quot;,&quot;&quot;&quot;&amp;[.P86]&amp;&quot;&quot;&quot;]&quot;)))" office:value-type="string" office:string-value=",&quot;tags&quot;:[&quot;Gestures&quot;]" calcext:value-type="string">
            <text:p>,"tags":["Gestures"]</text:p>
          </table:table-cell>
          <table:table-cell table:formula="of:=FIND(&quot;&gt;&quot;;[.B86])" office:value-type="float" office:value="70" calcext:value-type="float">
            <text:p>70</text:p>
          </table:table-cell>
          <table:table-cell table:formula="of:=MID([.B86];[.R86]+1;LEN([.B86])-[.R86]-5)" office:value-type="string" office:string-value="Find &lt;a href=&quot;http://darksouls3.wiki.fextralife.com/Yoel+of+Londor&quot;&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quot;http://darksouls3.wiki.fextralife.com/Dark+Sigil&quot;&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 calcext:value-type="string">
            <text:p>Find &lt;a href="http://darksouls3.wiki.fextralife.com/Yoel+of+Londor"&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http://darksouls3.wiki.fextralife.com/Dark+Sigil"&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text:p>
          </table:table-cell>
          <table:table-cell table:formula="of:=&quot;{&quot;&quot;text&quot;&quot;:&quot;&quot;&quot;&amp;SUBSTITUTE([.S86];&quot;&quot;&quot;&quot;;&quot;\&quot;&quot;&quot;)&amp;&quot;&quot;&quot;&quot;&amp;[.Q86]&amp;&quot;},&quot;" office:value-type="string" office:string-value="{&quot;text&quot;:&quot;Find &lt;a href=\&quot;http://darksouls3.wiki.fextralife.com/Yoel+of+Londor\&quot;&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quot;http://darksouls3.wiki.fextralife.com/Dark+Sigil\&quot;&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quot;,&quot;tags&quot;:[&quot;Gestures&quot;]}," calcext:value-type="string">
            <text:p>{"text":"Find &lt;a href=\"http://darksouls3.wiki.fextralife.com/Yoel+of+Londor\"&gt;Yoel of Londor&lt;/a&gt; below the Foot of the High Wall bonfire amongst several other Pilgrims. Talk to him and agree to his request and he moves to Firelink Shrine. Head back to Firelink Shrine and talk to Yoel to receive the Beckon gesture. Accept Yoel's offer to Draw Out True Strength which gains you a free level and a &lt;a href=\"http://darksouls3.wiki.fextralife.com/Dark+Sigil\"&gt;Dark Sigil&lt;/a&gt;. From now on, for each time you die, you gain 1 Hollowing per Dark Sigil. Yoel offers 4 more free levels at 2, 6, 12, and 15 Hollowing, so getting all 5 Dark Sigils should not take long. If you do not get all 5 Dark Sigils before reaching the Catacombs of Carthus, Yoel dies which voids the Usurpation of Fire Ending","tags":["Gestures"]},</text:p>
          </table:table-cell>
        </table:table-row>
        <table:table-row table:style-name="ro1">
          <table:table-cell/>
          <table:table-cell office:value-type="string" calcext:value-type="string">
            <text:p><text:s text:c="12"/>&lt;li data-id="playthrough_3_4" class="f_gest f_npc f_tome f_miss"&gt;After you get all 5 Dark Sigils and refresh the world, Yoel dies with &lt;a href="http://darksouls3.wiki.fextralife.com/Yuria+of+Londor"&gt;Yuria of Londor&lt;/a&gt; watching over his newfound corpse. Talk to her to receive the Dignified Bow gesture and buy the &lt;a href="http://darksouls3.wiki.fextralife.com/Londor+Braille+Divine+Tome"&gt;Londor Braille Divine Tome&lt;/a&gt;&lt;/li&gt;</text:p>
          </table:table-cell>
          <table:table-cell table:formula="of:=TRIM([.B87])" office:value-type="string" office:string-value="&lt;li data-id=&quot;playthrough_3_4&quot; class=&quot;f_gest f_npc f_tome f_miss&quot;&gt;After you get all 5 Dark Sigils and refresh the world, Yoel dies with &lt;a href=&quot;http://darksouls3.wiki.fextralife.com/Yuria+of+Londor&quot;&gt;Yuria of Londor&lt;/a&gt; watching over his newfound corpse. Talk to her to receive the Dignified Bow gesture and buy the &lt;a href=&quot;http://darksouls3.wiki.fextralife.com/Londor+Braille+Divine+Tome&quot;&gt;Londor Braille Divine Tome&lt;/a&gt;&lt;/li&gt;" calcext:value-type="string">
            <text:p>&lt;li data-id="playthrough_3_4" class="f_gest f_npc f_tome f_miss"&gt;After you get all 5 Dark Sigils and refresh the world, Yoel dies with &lt;a href="http://darksouls3.wiki.fextralife.com/Yuria+of+Londor"&gt;Yuria of Londor&lt;/a&gt; watching over his newfound corpse. Talk to her to receive the Dignified Bow gesture and buy the &lt;a href="http://darksouls3.wiki.fextralife.com/Londor+Braille+Divine+Tome"&gt;Londor Braille Divine Tome&lt;/a&gt;&lt;/li&gt;</text:p>
          </table:table-cell>
          <table:table-cell table:formula="of:=FIND(&quot;&quot;&quot;&quot;;[.C87];15)" office:value-type="float" office:value="29" calcext:value-type="float">
            <text:p>29</text:p>
          </table:table-cell>
          <table:table-cell table:formula="of:=FIND(&quot;&quot;&quot;&quot;;[.C87];[.D87]+1)" office:value-type="float" office:value="37" calcext:value-type="float">
            <text:p>37</text:p>
          </table:table-cell>
          <table:table-cell table:formula="of:=FIND(&quot;&quot;&quot;&quot;;[.C87];[.E87]+1)" office:value-type="float" office:value="64" calcext:value-type="float">
            <text:p>64</text:p>
          </table:table-cell>
          <table:table-cell table:formula="of:=MID([.C87];[.E87]+1;[.F87]-[.E87]-1)" office:value-type="string" office:string-value="f_gest f_npc f_tome f_miss" calcext:value-type="string">
            <text:p>f_gest f_npc f_tome f_miss</text:p>
          </table:table-cell>
          <table:table-cell table:formula="of:=FIND(&quot; &quot;;[.$G87])" office:value-type="float" office:value="7" calcext:value-type="float">
            <text:p>7</text:p>
          </table:table-cell>
          <table:table-cell table:formula="of:=FIND(&quot; &quot;;[.G87];[.H87]+1)" office:value-type="float" office:value="13" calcext:value-type="float">
            <text:p>13</text:p>
          </table:table-cell>
          <table:table-cell table:formula="of:=FIND(&quot; &quot;;[.G87];[.I87]+1)" office:value-type="float" office:value="20" calcext:value-type="float">
            <text:p>20</text:p>
          </table:table-cell>
          <table:table-cell table:formula="of:=LEFT([.G87];IFERROR([.H87]-1;99))" office:value-type="string" office:string-value="f_gest" calcext:value-type="string">
            <text:p>f_gest</text:p>
          </table:table-cell>
          <table:table-cell table:formula="of:=IF(ISERROR([.H87]);&quot;&quot;;MID([.G87];[.H87]+1;IFERROR([.I87]-[.H87]-1;99)))" office:value-type="string" office:string-value="f_npc" calcext:value-type="string">
            <text:p>f_npc</text:p>
          </table:table-cell>
          <table:table-cell table:formula="of:=IF(ISERROR([.I87]);&quot;&quot;;MID([.G87];[.I87]+1;IFERROR([.J87]-[.I87]-1;99)))" office:value-type="string" office:string-value="f_tome" calcext:value-type="string">
            <text:p>f_tome</text:p>
          </table:table-cell>
          <table:table-cell table:formula="of:=IFERROR(VLOOKUP([.K87];['tag lookup'.$A$1:.$B$1048576];2;0);&quot;&quot;)" office:value-type="string" office:string-value="Gestures" calcext:value-type="string">
            <text:p>Gestures</text:p>
          </table:table-cell>
          <table:table-cell table:formula="of:=IFERROR(VLOOKUP([.L87];['tag lookup'.$A$1:.$B$1048576];2;0);&quot;&quot;)">
            <text:p/>
          </table:table-cell>
          <table:table-cell table:formula="of:=IFERROR(VLOOKUP([.M87];['tag lookup'.$A$1:.$B$1048576];2;0);&quot;&quot;)">
            <text:p/>
          </table:table-cell>
          <table:table-cell table:style-name="ce2" table:formula="of:=IF([.N87]=&quot;&quot;;&quot;&quot;;&quot;,&quot;&quot;tags&quot;&quot;:[&quot;&quot;&quot; &amp; [.N87] &amp; IF([.O87]=&quot;&quot;;&quot;&quot;&quot;]&quot;;&quot;&quot;&quot;,&quot;&quot;&quot; &amp; [.O87]&amp;IF([.P87]=&quot;&quot;;&quot;&quot;&quot;]&quot;;&quot;&quot;&quot;,&quot;&quot;&quot;&amp;[.P87]&amp;&quot;&quot;&quot;]&quot;)))" office:value-type="string" office:string-value=",&quot;tags&quot;:[&quot;Gestures&quot;]" calcext:value-type="string">
            <text:p>,"tags":["Gestures"]</text:p>
          </table:table-cell>
          <table:table-cell table:formula="of:=FIND(&quot;&gt;&quot;;[.B87])" office:value-type="float" office:value="77" calcext:value-type="float">
            <text:p>77</text:p>
          </table:table-cell>
          <table:table-cell table:formula="of:=MID([.B87];[.R87]+1;LEN([.B87])-[.R87]-5)" office:value-type="string" office:string-value="After you get all 5 Dark Sigils and refresh the world, Yoel dies with &lt;a href=&quot;http://darksouls3.wiki.fextralife.com/Yuria+of+Londor&quot;&gt;Yuria of Londor&lt;/a&gt; watching over his newfound corpse. Talk to her to receive the Dignified Bow gesture and buy the &lt;a href=&quot;http://darksouls3.wiki.fextralife.com/Londor+Braille+Divine+Tome&quot;&gt;Londor Braille Divine Tome&lt;/a&gt;" calcext:value-type="string">
            <text:p>After you get all 5 Dark Sigils and refresh the world, Yoel dies with &lt;a href="http://darksouls3.wiki.fextralife.com/Yuria+of+Londor"&gt;Yuria of Londor&lt;/a&gt; watching over his newfound corpse. Talk to her to receive the Dignified Bow gesture and buy the &lt;a href="http://darksouls3.wiki.fextralife.com/Londor+Braille+Divine+Tome"&gt;Londor Braille Divine Tome&lt;/a&gt;</text:p>
          </table:table-cell>
          <table:table-cell table:formula="of:=&quot;{&quot;&quot;text&quot;&quot;:&quot;&quot;&quot;&amp;SUBSTITUTE([.S87];&quot;&quot;&quot;&quot;;&quot;\&quot;&quot;&quot;)&amp;&quot;&quot;&quot;&quot;&amp;[.Q87]&amp;&quot;},&quot;" office:value-type="string" office:string-value="{&quot;text&quot;:&quot;After you get all 5 Dark Sigils and refresh the world, Yoel dies with &lt;a href=\&quot;http://darksouls3.wiki.fextralife.com/Yuria+of+Londor\&quot;&gt;Yuria of Londor&lt;/a&gt; watching over his newfound corpse. Talk to her to receive the Dignified Bow gesture and buy the &lt;a href=\&quot;http://darksouls3.wiki.fextralife.com/Londor+Braille+Divine+Tome\&quot;&gt;Londor Braille Divine Tome&lt;/a&gt;&quot;,&quot;tags&quot;:[&quot;Gestures&quot;]}," calcext:value-type="string">
            <text:p>{"text":"After you get all 5 Dark Sigils and refresh the world, Yoel dies with &lt;a href=\"http://darksouls3.wiki.fextralife.com/Yuria+of+Londor\"&gt;Yuria of Londor&lt;/a&gt; watching over his newfound corpse. Talk to her to receive the Dignified Bow gesture and buy the &lt;a href=\"http://darksouls3.wiki.fextralife.com/Londor+Braille+Divine+Tome\"&gt;Londor Braille Divine Tome&lt;/a&gt;","tags":["Gestures"]},</text:p>
          </table:table-cell>
        </table:table-row>
        <table:table-row table:style-name="ro1">
          <table:table-cell/>
          <table:table-cell office:value-type="string" calcext:value-type="string">
            <text:p><text:s text:c="12"/>&lt;li data-id="playthrough_3_5" class="f_misc"&gt;Near Yoel, you will find &lt;a href="http://darksouls3.wiki.fextralife.com/Homeward+Bone"&gt;Homeward Bone&amp;nbsp;x2&lt;/a&gt; on the far left edge of the bridge&lt;/li&gt;</text:p>
          </table:table-cell>
          <table:table-cell table:formula="of:=TRIM([.B88])" office:value-type="string" office:string-value="&lt;li data-id=&quot;playthrough_3_5&quot; class=&quot;f_misc&quot;&gt;Near Yoel, you will find &lt;a href=&quot;http://darksouls3.wiki.fextralife.com/Homeward+Bone&quot;&gt;Homeward Bone&amp;nbsp;x2&lt;/a&gt; on the far left edge of the bridge&lt;/li&gt;" calcext:value-type="string">
            <text:p>&lt;li data-id="playthrough_3_5" class="f_misc"&gt;Near Yoel, you will find &lt;a href="http://darksouls3.wiki.fextralife.com/Homeward+Bone"&gt;Homeward Bone&amp;nbsp;x2&lt;/a&gt; on the far left edge of the bridge&lt;/li&gt;</text:p>
          </table:table-cell>
          <table:table-cell table:formula="of:=FIND(&quot;&quot;&quot;&quot;;[.C88];15)" office:value-type="float" office:value="29" calcext:value-type="float">
            <text:p>29</text:p>
          </table:table-cell>
          <table:table-cell table:formula="of:=FIND(&quot;&quot;&quot;&quot;;[.C88];[.D88]+1)" office:value-type="float" office:value="37" calcext:value-type="float">
            <text:p>37</text:p>
          </table:table-cell>
          <table:table-cell table:formula="of:=FIND(&quot;&quot;&quot;&quot;;[.C88];[.E88]+1)" office:value-type="float" office:value="44" calcext:value-type="float">
            <text:p>44</text:p>
          </table:table-cell>
          <table:table-cell table:formula="of:=MID([.C88];[.E88]+1;[.F88]-[.E88]-1)" office:value-type="string" office:string-value="f_misc" calcext:value-type="string">
            <text:p>f_misc</text:p>
          </table:table-cell>
          <table:table-cell table:formula="of:=FIND(&quot; &quot;;[.$G88])" office:value-type="string" office:string-value="" calcext:value-type="error">
            <text:p>#VALUE!</text:p>
          </table:table-cell>
          <table:table-cell table:formula="of:=FIND(&quot; &quot;;[.G88];[.H88]+1)" office:value-type="string" office:string-value="" calcext:value-type="error">
            <text:p>#VALUE!</text:p>
          </table:table-cell>
          <table:table-cell table:formula="of:=FIND(&quot; &quot;;[.G88];[.I88]+1)" office:value-type="string" office:string-value="" calcext:value-type="error">
            <text:p>#VALUE!</text:p>
          </table:table-cell>
          <table:table-cell table:formula="of:=LEFT([.G88];IFERROR([.H88]-1;99))" office:value-type="string" office:string-value="f_misc" calcext:value-type="string">
            <text:p>f_misc</text:p>
          </table:table-cell>
          <table:table-cell table:formula="of:=IF(ISERROR([.H88]);&quot;&quot;;MID([.G88];[.H88]+1;IFERROR([.I88]-[.H88]-1;99)))">
            <text:p/>
          </table:table-cell>
          <table:table-cell table:formula="of:=IF(ISERROR([.I88]);&quot;&quot;;MID([.G88];[.I88]+1;IFERROR([.J88]-[.I88]-1;99)))">
            <text:p/>
          </table:table-cell>
          <table:table-cell table:formula="of:=IFERROR(VLOOKUP([.K88];['tag lookup'.$A$1:.$B$1048576];2;0);&quot;&quot;)" office:value-type="string" office:string-value="Misc. items" calcext:value-type="string">
            <text:p>Misc. items</text:p>
          </table:table-cell>
          <table:table-cell table:formula="of:=IFERROR(VLOOKUP([.L88];['tag lookup'.$A$1:.$B$1048576];2;0);&quot;&quot;)">
            <text:p/>
          </table:table-cell>
          <table:table-cell table:formula="of:=IFERROR(VLOOKUP([.M88];['tag lookup'.$A$1:.$B$1048576];2;0);&quot;&quot;)">
            <text:p/>
          </table:table-cell>
          <table:table-cell table:style-name="ce2" table:formula="of:=IF([.N88]=&quot;&quot;;&quot;&quot;;&quot;,&quot;&quot;tags&quot;&quot;:[&quot;&quot;&quot; &amp; [.N88] &amp; IF([.O88]=&quot;&quot;;&quot;&quot;&quot;]&quot;;&quot;&quot;&quot;,&quot;&quot;&quot; &amp; [.O88]&amp;IF([.P88]=&quot;&quot;;&quot;&quot;&quot;]&quot;;&quot;&quot;&quot;,&quot;&quot;&quot;&amp;[.P88]&amp;&quot;&quot;&quot;]&quot;)))" office:value-type="string" office:string-value=",&quot;tags&quot;:[&quot;Misc. items&quot;]" calcext:value-type="string">
            <text:p>,"tags":["Misc. items"]</text:p>
          </table:table-cell>
          <table:table-cell table:formula="of:=FIND(&quot;&gt;&quot;;[.B88])" office:value-type="float" office:value="57" calcext:value-type="float">
            <text:p>57</text:p>
          </table:table-cell>
          <table:table-cell table:formula="of:=MID([.B88];[.R88]+1;LEN([.B88])-[.R88]-5)" office:value-type="string" office:string-value="Near Yoel, you will find &lt;a href=&quot;http://darksouls3.wiki.fextralife.com/Homeward+Bone&quot;&gt;Homeward Bone&amp;nbsp;x2&lt;/a&gt; on the far left edge of the bridge" calcext:value-type="string">
            <text:p>Near Yoel, you will find &lt;a href="http://darksouls3.wiki.fextralife.com/Homeward+Bone"&gt;Homeward Bone&amp;nbsp;x2&lt;/a&gt; on the far left edge of the bridge</text:p>
          </table:table-cell>
          <table:table-cell table:formula="of:=&quot;{&quot;&quot;text&quot;&quot;:&quot;&quot;&quot;&amp;SUBSTITUTE([.S88];&quot;&quot;&quot;&quot;;&quot;\&quot;&quot;&quot;)&amp;&quot;&quot;&quot;&quot;&amp;[.Q88]&amp;&quot;},&quot;" office:value-type="string" office:string-value="{&quot;text&quot;:&quot;Near Yoel, you will find &lt;a href=\&quot;http://darksouls3.wiki.fextralife.com/Homeward+Bone\&quot;&gt;Homeward Bone&amp;nbsp;x2&lt;/a&gt; on the far left edge of the bridge&quot;,&quot;tags&quot;:[&quot;Misc. items&quot;]}," calcext:value-type="string">
            <text:p>{"text":"Near Yoel, you will find &lt;a href=\"http://darksouls3.wiki.fextralife.com/Homeward+Bone\"&gt;Homeward Bone&amp;nbsp;x2&lt;/a&gt; on the far left edge of the bridge","tags":["Misc. items"]},</text:p>
          </table:table-cell>
        </table:table-row>
        <table:table-row table:style-name="ro1">
          <table:table-cell/>
          <table:table-cell office:value-type="string" calcext:value-type="string">
            <text:p><text:s text:c="12"/>&lt;li data-id="playthrough_3_6" class="f_weap"&gt;From the Undead Settlement bonfire, enter the house. Cut down a glowing hanging corpse to get the &lt;a href="http://darksouls3.wiki.fextralife.com/Small+Leather+Shield"&gt;Small Leather Shield&lt;/a&gt;&lt;/li&gt;</text:p>
          </table:table-cell>
          <table:table-cell table:formula="of:=TRIM([.B89])" office:value-type="string" office:string-value="&lt;li data-id=&quot;playthrough_3_6&quot; class=&quot;f_weap&quot;&gt;From the Undead Settlement bonfire, enter the house. Cut down a glowing hanging corpse to get the &lt;a href=&quot;http://darksouls3.wiki.fextralife.com/Small+Leather+Shield&quot;&gt;Small Leather Shield&lt;/a&gt;&lt;/li&gt;" calcext:value-type="string">
            <text:p>&lt;li data-id="playthrough_3_6" class="f_weap"&gt;From the Undead Settlement bonfire, enter the house. Cut down a glowing hanging corpse to get the &lt;a href="http://darksouls3.wiki.fextralife.com/Small+Leather+Shield"&gt;Small Leather Shield&lt;/a&gt;&lt;/li&gt;</text:p>
          </table:table-cell>
          <table:table-cell table:formula="of:=FIND(&quot;&quot;&quot;&quot;;[.C89];15)" office:value-type="float" office:value="29" calcext:value-type="float">
            <text:p>29</text:p>
          </table:table-cell>
          <table:table-cell table:formula="of:=FIND(&quot;&quot;&quot;&quot;;[.C89];[.D89]+1)" office:value-type="float" office:value="37" calcext:value-type="float">
            <text:p>37</text:p>
          </table:table-cell>
          <table:table-cell table:formula="of:=FIND(&quot;&quot;&quot;&quot;;[.C89];[.E89]+1)" office:value-type="float" office:value="44" calcext:value-type="float">
            <text:p>44</text:p>
          </table:table-cell>
          <table:table-cell table:formula="of:=MID([.C89];[.E89]+1;[.F89]-[.E89]-1)" office:value-type="string" office:string-value="f_weap" calcext:value-type="string">
            <text:p>f_weap</text:p>
          </table:table-cell>
          <table:table-cell table:formula="of:=FIND(&quot; &quot;;[.$G89])" office:value-type="string" office:string-value="" calcext:value-type="error">
            <text:p>#VALUE!</text:p>
          </table:table-cell>
          <table:table-cell table:formula="of:=FIND(&quot; &quot;;[.G89];[.H89]+1)" office:value-type="string" office:string-value="" calcext:value-type="error">
            <text:p>#VALUE!</text:p>
          </table:table-cell>
          <table:table-cell table:formula="of:=FIND(&quot; &quot;;[.G89];[.I89]+1)" office:value-type="string" office:string-value="" calcext:value-type="error">
            <text:p>#VALUE!</text:p>
          </table:table-cell>
          <table:table-cell table:formula="of:=LEFT([.G89];IFERROR([.H89]-1;99))" office:value-type="string" office:string-value="f_weap" calcext:value-type="string">
            <text:p>f_weap</text:p>
          </table:table-cell>
          <table:table-cell table:formula="of:=IF(ISERROR([.H89]);&quot;&quot;;MID([.G89];[.H89]+1;IFERROR([.I89]-[.H89]-1;99)))">
            <text:p/>
          </table:table-cell>
          <table:table-cell table:formula="of:=IF(ISERROR([.I89]);&quot;&quot;;MID([.G89];[.I89]+1;IFERROR([.J89]-[.I89]-1;99)))">
            <text:p/>
          </table:table-cell>
          <table:table-cell table:formula="of:=IFERROR(VLOOKUP([.K89];['tag lookup'.$A$1:.$B$1048576];2;0);&quot;&quot;)" office:value-type="string" office:string-value="Weapons" calcext:value-type="string">
            <text:p>Weapons</text:p>
          </table:table-cell>
          <table:table-cell table:formula="of:=IFERROR(VLOOKUP([.L89];['tag lookup'.$A$1:.$B$1048576];2;0);&quot;&quot;)">
            <text:p/>
          </table:table-cell>
          <table:table-cell table:formula="of:=IFERROR(VLOOKUP([.M89];['tag lookup'.$A$1:.$B$1048576];2;0);&quot;&quot;)">
            <text:p/>
          </table:table-cell>
          <table:table-cell table:style-name="ce2" table:formula="of:=IF([.N89]=&quot;&quot;;&quot;&quot;;&quot;,&quot;&quot;tags&quot;&quot;:[&quot;&quot;&quot; &amp; [.N89] &amp; IF([.O89]=&quot;&quot;;&quot;&quot;&quot;]&quot;;&quot;&quot;&quot;,&quot;&quot;&quot; &amp; [.O89]&amp;IF([.P89]=&quot;&quot;;&quot;&quot;&quot;]&quot;;&quot;&quot;&quot;,&quot;&quot;&quot;&amp;[.P89]&amp;&quot;&quot;&quot;]&quot;)))" office:value-type="string" office:string-value=",&quot;tags&quot;:[&quot;Weapons&quot;]" calcext:value-type="string">
            <text:p>,"tags":["Weapons"]</text:p>
          </table:table-cell>
          <table:table-cell table:formula="of:=FIND(&quot;&gt;&quot;;[.B89])" office:value-type="float" office:value="57" calcext:value-type="float">
            <text:p>57</text:p>
          </table:table-cell>
          <table:table-cell table:formula="of:=MID([.B89];[.R89]+1;LEN([.B89])-[.R89]-5)" office:value-type="string" office:string-value="From the Undead Settlement bonfire, enter the house. Cut down a glowing hanging corpse to get the &lt;a href=&quot;http://darksouls3.wiki.fextralife.com/Small+Leather+Shield&quot;&gt;Small Leather Shield&lt;/a&gt;" calcext:value-type="string">
            <text:p>From the Undead Settlement bonfire, enter the house. Cut down a glowing hanging corpse to get the &lt;a href="http://darksouls3.wiki.fextralife.com/Small+Leather+Shield"&gt;Small Leather Shield&lt;/a&gt;</text:p>
          </table:table-cell>
          <table:table-cell table:formula="of:=&quot;{&quot;&quot;text&quot;&quot;:&quot;&quot;&quot;&amp;SUBSTITUTE([.S89];&quot;&quot;&quot;&quot;;&quot;\&quot;&quot;&quot;)&amp;&quot;&quot;&quot;&quot;&amp;[.Q89]&amp;&quot;},&quot;" office:value-type="string" office:string-value="{&quot;text&quot;:&quot;From the Undead Settlement bonfire, enter the house. Cut down a glowing hanging corpse to get the &lt;a href=\&quot;http://darksouls3.wiki.fextralife.com/Small+Leather+Shield\&quot;&gt;Small Leather Shield&lt;/a&gt;&quot;,&quot;tags&quot;:[&quot;Weapons&quot;]}," calcext:value-type="string">
            <text:p>{"text":"From the Undead Settlement bonfire, enter the house. Cut down a glowing hanging corpse to get the &lt;a href=\"http://darksouls3.wiki.fextralife.com/Small+Leather+Shield\"&gt;Small Leather Shield&lt;/a&gt;","tags":["Weapons"]},</text:p>
          </table:table-cell>
        </table:table-row>
        <table:table-row table:style-name="ro1">
          <table:table-cell/>
          <table:table-cell office:value-type="string" calcext:value-type="string">
            <text:p><text:s text:c="12"/>&lt;li data-id="playthrough_3_7" class="f_misc"&gt;Walk downstairs to get &lt;a href="http://darksouls3.wiki.fextralife.com/Charcoal+Pine+Bundle"&gt;Charcoal Pine Bundle&amp;nbsp;x2&lt;/a&gt;. Walk out onto the balcony and cut down the hanging body. Turn right around the corner to get &lt;a href="http://darksouls3.wiki.fextralife.com/Repair+Powder"&gt;Repair Powder&amp;nbsp;x2&lt;/a&gt;&lt;/li&gt;</text:p>
          </table:table-cell>
          <table:table-cell table:formula="of:=TRIM([.B90])" office:value-type="string" office:string-value="&lt;li data-id=&quot;playthrough_3_7&quot; class=&quot;f_misc&quot;&gt;Walk downstairs to get &lt;a href=&quot;http://darksouls3.wiki.fextralife.com/Charcoal+Pine+Bundle&quot;&gt;Charcoal Pine Bundle&amp;nbsp;x2&lt;/a&gt;. Walk out onto the balcony and cut down the hanging body. Turn right around the corner to get &lt;a href=&quot;http://darksouls3.wiki.fextralife.com/Repair+Powder&quot;&gt;Repair Powder&amp;nbsp;x2&lt;/a&gt;&lt;/li&gt;" calcext:value-type="string">
            <text:p>&lt;li data-id="playthrough_3_7" class="f_misc"&gt;Walk downstairs to get &lt;a href="http://darksouls3.wiki.fextralife.com/Charcoal+Pine+Bundle"&gt;Charcoal Pine Bundle&amp;nbsp;x2&lt;/a&gt;. Walk out onto the balcony and cut down the hanging body. Turn right around the corner to get &lt;a href="http://darksouls3.wiki.fextralife.com/Repair+Powder"&gt;Repair Powder&amp;nbsp;x2&lt;/a&gt;&lt;/li&gt;</text:p>
          </table:table-cell>
          <table:table-cell table:formula="of:=FIND(&quot;&quot;&quot;&quot;;[.C90];15)" office:value-type="float" office:value="29" calcext:value-type="float">
            <text:p>29</text:p>
          </table:table-cell>
          <table:table-cell table:formula="of:=FIND(&quot;&quot;&quot;&quot;;[.C90];[.D90]+1)" office:value-type="float" office:value="37" calcext:value-type="float">
            <text:p>37</text:p>
          </table:table-cell>
          <table:table-cell table:formula="of:=FIND(&quot;&quot;&quot;&quot;;[.C90];[.E90]+1)" office:value-type="float" office:value="44" calcext:value-type="float">
            <text:p>44</text:p>
          </table:table-cell>
          <table:table-cell table:formula="of:=MID([.C90];[.E90]+1;[.F90]-[.E90]-1)" office:value-type="string" office:string-value="f_misc" calcext:value-type="string">
            <text:p>f_misc</text:p>
          </table:table-cell>
          <table:table-cell table:formula="of:=FIND(&quot; &quot;;[.$G90])" office:value-type="string" office:string-value="" calcext:value-type="error">
            <text:p>#VALUE!</text:p>
          </table:table-cell>
          <table:table-cell table:formula="of:=FIND(&quot; &quot;;[.G90];[.H90]+1)" office:value-type="string" office:string-value="" calcext:value-type="error">
            <text:p>#VALUE!</text:p>
          </table:table-cell>
          <table:table-cell table:formula="of:=FIND(&quot; &quot;;[.G90];[.I90]+1)" office:value-type="string" office:string-value="" calcext:value-type="error">
            <text:p>#VALUE!</text:p>
          </table:table-cell>
          <table:table-cell table:formula="of:=LEFT([.G90];IFERROR([.H90]-1;99))" office:value-type="string" office:string-value="f_misc" calcext:value-type="string">
            <text:p>f_misc</text:p>
          </table:table-cell>
          <table:table-cell table:formula="of:=IF(ISERROR([.H90]);&quot;&quot;;MID([.G90];[.H90]+1;IFERROR([.I90]-[.H90]-1;99)))">
            <text:p/>
          </table:table-cell>
          <table:table-cell table:formula="of:=IF(ISERROR([.I90]);&quot;&quot;;MID([.G90];[.I90]+1;IFERROR([.J90]-[.I90]-1;99)))">
            <text:p/>
          </table:table-cell>
          <table:table-cell table:formula="of:=IFERROR(VLOOKUP([.K90];['tag lookup'.$A$1:.$B$1048576];2;0);&quot;&quot;)" office:value-type="string" office:string-value="Misc. items" calcext:value-type="string">
            <text:p>Misc. items</text:p>
          </table:table-cell>
          <table:table-cell table:formula="of:=IFERROR(VLOOKUP([.L90];['tag lookup'.$A$1:.$B$1048576];2;0);&quot;&quot;)">
            <text:p/>
          </table:table-cell>
          <table:table-cell table:formula="of:=IFERROR(VLOOKUP([.M90];['tag lookup'.$A$1:.$B$1048576];2;0);&quot;&quot;)">
            <text:p/>
          </table:table-cell>
          <table:table-cell table:style-name="ce2" table:formula="of:=IF([.N90]=&quot;&quot;;&quot;&quot;;&quot;,&quot;&quot;tags&quot;&quot;:[&quot;&quot;&quot; &amp; [.N90] &amp; IF([.O90]=&quot;&quot;;&quot;&quot;&quot;]&quot;;&quot;&quot;&quot;,&quot;&quot;&quot; &amp; [.O90]&amp;IF([.P90]=&quot;&quot;;&quot;&quot;&quot;]&quot;;&quot;&quot;&quot;,&quot;&quot;&quot;&amp;[.P90]&amp;&quot;&quot;&quot;]&quot;)))" office:value-type="string" office:string-value=",&quot;tags&quot;:[&quot;Misc. items&quot;]" calcext:value-type="string">
            <text:p>,"tags":["Misc. items"]</text:p>
          </table:table-cell>
          <table:table-cell table:formula="of:=FIND(&quot;&gt;&quot;;[.B90])" office:value-type="float" office:value="57" calcext:value-type="float">
            <text:p>57</text:p>
          </table:table-cell>
          <table:table-cell table:formula="of:=MID([.B90];[.R90]+1;LEN([.B90])-[.R90]-5)" office:value-type="string" office:string-value="Walk downstairs to get &lt;a href=&quot;http://darksouls3.wiki.fextralife.com/Charcoal+Pine+Bundle&quot;&gt;Charcoal Pine Bundle&amp;nbsp;x2&lt;/a&gt;. Walk out onto the balcony and cut down the hanging body. Turn right around the corner to get &lt;a href=&quot;http://darksouls3.wiki.fextralife.com/Repair+Powder&quot;&gt;Repair Powder&amp;nbsp;x2&lt;/a&gt;" calcext:value-type="string">
            <text:p>Walk downstairs to get &lt;a href="http://darksouls3.wiki.fextralife.com/Charcoal+Pine+Bundle"&gt;Charcoal Pine Bundle&amp;nbsp;x2&lt;/a&gt;. Walk out onto the balcony and cut down the hanging body. Turn right around the corner to get &lt;a href="http://darksouls3.wiki.fextralife.com/Repair+Powder"&gt;Repair Powder&amp;nbsp;x2&lt;/a&gt;</text:p>
          </table:table-cell>
          <table:table-cell table:formula="of:=&quot;{&quot;&quot;text&quot;&quot;:&quot;&quot;&quot;&amp;SUBSTITUTE([.S90];&quot;&quot;&quot;&quot;;&quot;\&quot;&quot;&quot;)&amp;&quot;&quot;&quot;&quot;&amp;[.Q90]&amp;&quot;},&quot;" office:value-type="string" office:string-value="{&quot;text&quot;:&quot;Walk downstairs to get &lt;a href=\&quot;http://darksouls3.wiki.fextralife.com/Charcoal+Pine+Bundle\&quot;&gt;Charcoal Pine Bundle&amp;nbsp;x2&lt;/a&gt;. Walk out onto the balcony and cut down the hanging body. Turn right around the corner to get &lt;a href=\&quot;http://darksouls3.wiki.fextralife.com/Repair+Powder\&quot;&gt;Repair Powder&amp;nbsp;x2&lt;/a&gt;&quot;,&quot;tags&quot;:[&quot;Misc. items&quot;]}," calcext:value-type="string">
            <text:p>{"text":"Walk downstairs to get &lt;a href=\"http://darksouls3.wiki.fextralife.com/Charcoal+Pine+Bundle\"&gt;Charcoal Pine Bundle&amp;nbsp;x2&lt;/a&gt;. Walk out onto the balcony and cut down the hanging body. Turn right around the corner to get &lt;a href=\"http://darksouls3.wiki.fextralife.com/Repair+Powder\"&gt;Repair Powder&amp;nbsp;x2&lt;/a&gt;","tags":["Misc. items"]},</text:p>
          </table:table-cell>
        </table:table-row>
        <table:table-row table:style-name="ro1">
          <table:table-cell/>
          <table:table-cell office:value-type="string" calcext:value-type="string">
            <text:p><text:s text:c="12"/>&lt;li data-id="playthrough_3_9" class="f_misc"&gt;Walk downstairs to get another &lt;a href="http://darksouls3.wiki.fextralife.com/Charcoal+Pine+Bundle"&gt;Charcoal Pine Bundle&amp;nbsp;x2&lt;/a&gt;&lt;/li&gt;</text:p>
          </table:table-cell>
          <table:table-cell table:formula="of:=TRIM([.B91])" office:value-type="string" office:string-value="&lt;li data-id=&quot;playthrough_3_9&quot; class=&quot;f_misc&quot;&gt;Walk downstairs to get another &lt;a href=&quot;http://darksouls3.wiki.fextralife.com/Charcoal+Pine+Bundle&quot;&gt;Charcoal Pine Bundle&amp;nbsp;x2&lt;/a&gt;&lt;/li&gt;" calcext:value-type="string">
            <text:p>&lt;li data-id="playthrough_3_9" class="f_misc"&gt;Walk downstairs to get another &lt;a href="http://darksouls3.wiki.fextralife.com/Charcoal+Pine+Bundle"&gt;Charcoal Pine Bundle&amp;nbsp;x2&lt;/a&gt;&lt;/li&gt;</text:p>
          </table:table-cell>
          <table:table-cell table:formula="of:=FIND(&quot;&quot;&quot;&quot;;[.C91];15)" office:value-type="float" office:value="29" calcext:value-type="float">
            <text:p>29</text:p>
          </table:table-cell>
          <table:table-cell table:formula="of:=FIND(&quot;&quot;&quot;&quot;;[.C91];[.D91]+1)" office:value-type="float" office:value="37" calcext:value-type="float">
            <text:p>37</text:p>
          </table:table-cell>
          <table:table-cell table:formula="of:=FIND(&quot;&quot;&quot;&quot;;[.C91];[.E91]+1)" office:value-type="float" office:value="44" calcext:value-type="float">
            <text:p>44</text:p>
          </table:table-cell>
          <table:table-cell table:formula="of:=MID([.C91];[.E91]+1;[.F91]-[.E91]-1)" office:value-type="string" office:string-value="f_misc" calcext:value-type="string">
            <text:p>f_misc</text:p>
          </table:table-cell>
          <table:table-cell table:formula="of:=FIND(&quot; &quot;;[.$G91])" office:value-type="string" office:string-value="" calcext:value-type="error">
            <text:p>#VALUE!</text:p>
          </table:table-cell>
          <table:table-cell table:formula="of:=FIND(&quot; &quot;;[.G91];[.H91]+1)" office:value-type="string" office:string-value="" calcext:value-type="error">
            <text:p>#VALUE!</text:p>
          </table:table-cell>
          <table:table-cell table:formula="of:=FIND(&quot; &quot;;[.G91];[.I91]+1)" office:value-type="string" office:string-value="" calcext:value-type="error">
            <text:p>#VALUE!</text:p>
          </table:table-cell>
          <table:table-cell table:formula="of:=LEFT([.G91];IFERROR([.H91]-1;99))" office:value-type="string" office:string-value="f_misc" calcext:value-type="string">
            <text:p>f_misc</text:p>
          </table:table-cell>
          <table:table-cell table:formula="of:=IF(ISERROR([.H91]);&quot;&quot;;MID([.G91];[.H91]+1;IFERROR([.I91]-[.H91]-1;99)))">
            <text:p/>
          </table:table-cell>
          <table:table-cell table:formula="of:=IF(ISERROR([.I91]);&quot;&quot;;MID([.G91];[.I91]+1;IFERROR([.J91]-[.I91]-1;99)))">
            <text:p/>
          </table:table-cell>
          <table:table-cell table:formula="of:=IFERROR(VLOOKUP([.K91];['tag lookup'.$A$1:.$B$1048576];2;0);&quot;&quot;)" office:value-type="string" office:string-value="Misc. items" calcext:value-type="string">
            <text:p>Misc. items</text:p>
          </table:table-cell>
          <table:table-cell table:formula="of:=IFERROR(VLOOKUP([.L91];['tag lookup'.$A$1:.$B$1048576];2;0);&quot;&quot;)">
            <text:p/>
          </table:table-cell>
          <table:table-cell table:formula="of:=IFERROR(VLOOKUP([.M91];['tag lookup'.$A$1:.$B$1048576];2;0);&quot;&quot;)">
            <text:p/>
          </table:table-cell>
          <table:table-cell table:style-name="ce2" table:formula="of:=IF([.N91]=&quot;&quot;;&quot;&quot;;&quot;,&quot;&quot;tags&quot;&quot;:[&quot;&quot;&quot; &amp; [.N91] &amp; IF([.O91]=&quot;&quot;;&quot;&quot;&quot;]&quot;;&quot;&quot;&quot;,&quot;&quot;&quot; &amp; [.O91]&amp;IF([.P91]=&quot;&quot;;&quot;&quot;&quot;]&quot;;&quot;&quot;&quot;,&quot;&quot;&quot;&amp;[.P91]&amp;&quot;&quot;&quot;]&quot;)))" office:value-type="string" office:string-value=",&quot;tags&quot;:[&quot;Misc. items&quot;]" calcext:value-type="string">
            <text:p>,"tags":["Misc. items"]</text:p>
          </table:table-cell>
          <table:table-cell table:formula="of:=FIND(&quot;&gt;&quot;;[.B91])" office:value-type="float" office:value="57" calcext:value-type="float">
            <text:p>57</text:p>
          </table:table-cell>
          <table:table-cell table:formula="of:=MID([.B91];[.R91]+1;LEN([.B91])-[.R91]-5)" office:value-type="string" office:string-value="Walk downstairs to get another &lt;a href=&quot;http://darksouls3.wiki.fextralife.com/Charcoal+Pine+Bundle&quot;&gt;Charcoal Pine Bundle&amp;nbsp;x2&lt;/a&gt;" calcext:value-type="string">
            <text:p>Walk downstairs to get another &lt;a href="http://darksouls3.wiki.fextralife.com/Charcoal+Pine+Bundle"&gt;Charcoal Pine Bundle&amp;nbsp;x2&lt;/a&gt;</text:p>
          </table:table-cell>
          <table:table-cell table:formula="of:=&quot;{&quot;&quot;text&quot;&quot;:&quot;&quot;&quot;&amp;SUBSTITUTE([.S91];&quot;&quot;&quot;&quot;;&quot;\&quot;&quot;&quot;)&amp;&quot;&quot;&quot;&quot;&amp;[.Q91]&amp;&quot;},&quot;" office:value-type="string" office:string-value="{&quot;text&quot;:&quot;Walk downstairs to get another &lt;a href=\&quot;http://darksouls3.wiki.fextralife.com/Charcoal+Pine+Bundle\&quot;&gt;Charcoal Pine Bundle&amp;nbsp;x2&lt;/a&gt;&quot;,&quot;tags&quot;:[&quot;Misc. items&quot;]}," calcext:value-type="string">
            <text:p>{"text":"Walk downstairs to get another &lt;a href=\"http://darksouls3.wiki.fextralife.com/Charcoal+Pine+Bundle\"&gt;Charcoal Pine Bundle&amp;nbsp;x2&lt;/a&gt;","tags":["Misc. items"]},</text:p>
          </table:table-cell>
        </table:table-row>
        <table:table-row table:style-name="ro1">
          <table:table-cell/>
          <table:table-cell office:value-type="string" calcext:value-type="string">
            <text:p><text:s text:c="12"/>&lt;li data-id="playthrough_3_8" class="f_npc"&gt;Go outside and grab &lt;a href="http://darksouls3.wiki.fextralife.com/Loretta's+Bone"&gt;Loretta's Bone&lt;/a&gt; from the body you cut down&lt;/li&gt;</text:p>
          </table:table-cell>
          <table:table-cell table:formula="of:=TRIM([.B92])" office:value-type="string" office:string-value="&lt;li data-id=&quot;playthrough_3_8&quot; class=&quot;f_npc&quot;&gt;Go outside and grab &lt;a href=&quot;http://darksouls3.wiki.fextralife.com/Loretta's+Bone&quot;&gt;Loretta's Bone&lt;/a&gt; from the body you cut down&lt;/li&gt;" calcext:value-type="string">
            <text:p>&lt;li data-id="playthrough_3_8" class="f_npc"&gt;Go outside and grab &lt;a href="http://darksouls3.wiki.fextralife.com/Loretta's+Bone"&gt;Loretta's Bone&lt;/a&gt; from the body you cut down&lt;/li&gt;</text:p>
          </table:table-cell>
          <table:table-cell table:formula="of:=FIND(&quot;&quot;&quot;&quot;;[.C92];15)" office:value-type="float" office:value="29" calcext:value-type="float">
            <text:p>29</text:p>
          </table:table-cell>
          <table:table-cell table:formula="of:=FIND(&quot;&quot;&quot;&quot;;[.C92];[.D92]+1)" office:value-type="float" office:value="37" calcext:value-type="float">
            <text:p>37</text:p>
          </table:table-cell>
          <table:table-cell table:formula="of:=FIND(&quot;&quot;&quot;&quot;;[.C92];[.E92]+1)" office:value-type="float" office:value="43" calcext:value-type="float">
            <text:p>43</text:p>
          </table:table-cell>
          <table:table-cell table:formula="of:=MID([.C92];[.E92]+1;[.F92]-[.E92]-1)" office:value-type="string" office:string-value="f_npc" calcext:value-type="string">
            <text:p>f_npc</text:p>
          </table:table-cell>
          <table:table-cell table:formula="of:=FIND(&quot; &quot;;[.$G92])" office:value-type="string" office:string-value="" calcext:value-type="error">
            <text:p>#VALUE!</text:p>
          </table:table-cell>
          <table:table-cell table:formula="of:=FIND(&quot; &quot;;[.G92];[.H92]+1)" office:value-type="string" office:string-value="" calcext:value-type="error">
            <text:p>#VALUE!</text:p>
          </table:table-cell>
          <table:table-cell table:formula="of:=FIND(&quot; &quot;;[.G92];[.I92]+1)" office:value-type="string" office:string-value="" calcext:value-type="error">
            <text:p>#VALUE!</text:p>
          </table:table-cell>
          <table:table-cell table:formula="of:=LEFT([.G92];IFERROR([.H92]-1;99))" office:value-type="string" office:string-value="f_npc" calcext:value-type="string">
            <text:p>f_npc</text:p>
          </table:table-cell>
          <table:table-cell table:formula="of:=IF(ISERROR([.H92]);&quot;&quot;;MID([.G92];[.H92]+1;IFERROR([.I92]-[.H92]-1;99)))">
            <text:p/>
          </table:table-cell>
          <table:table-cell table:formula="of:=IF(ISERROR([.I92]);&quot;&quot;;MID([.G92];[.I92]+1;IFERROR([.J92]-[.I92]-1;99)))">
            <text:p/>
          </table:table-cell>
          <table:table-cell table:formula="of:=IFERROR(VLOOKUP([.K92];['tag lookup'.$A$1:.$B$1048576];2;0);&quot;&quot;)">
            <text:p/>
          </table:table-cell>
          <table:table-cell table:formula="of:=IFERROR(VLOOKUP([.L92];['tag lookup'.$A$1:.$B$1048576];2;0);&quot;&quot;)">
            <text:p/>
          </table:table-cell>
          <table:table-cell table:formula="of:=IFERROR(VLOOKUP([.M92];['tag lookup'.$A$1:.$B$1048576];2;0);&quot;&quot;)">
            <text:p/>
          </table:table-cell>
          <table:table-cell table:style-name="ce2" table:formula="of:=IF([.N92]=&quot;&quot;;&quot;&quot;;&quot;,&quot;&quot;tags&quot;&quot;:[&quot;&quot;&quot; &amp; [.N92] &amp; IF([.O92]=&quot;&quot;;&quot;&quot;&quot;]&quot;;&quot;&quot;&quot;,&quot;&quot;&quot; &amp; [.O92]&amp;IF([.P92]=&quot;&quot;;&quot;&quot;&quot;]&quot;;&quot;&quot;&quot;,&quot;&quot;&quot;&amp;[.P92]&amp;&quot;&quot;&quot;]&quot;)))">
            <text:p/>
          </table:table-cell>
          <table:table-cell table:formula="of:=FIND(&quot;&gt;&quot;;[.B92])" office:value-type="float" office:value="56" calcext:value-type="float">
            <text:p>56</text:p>
          </table:table-cell>
          <table:table-cell table:formula="of:=MID([.B92];[.R92]+1;LEN([.B92])-[.R92]-5)" office:value-type="string" office:string-value="Go outside and grab &lt;a href=&quot;http://darksouls3.wiki.fextralife.com/Loretta's+Bone&quot;&gt;Loretta's Bone&lt;/a&gt; from the body you cut down" calcext:value-type="string">
            <text:p>Go outside and grab &lt;a href="http://darksouls3.wiki.fextralife.com/Loretta's+Bone"&gt;Loretta's Bone&lt;/a&gt; from the body you cut down</text:p>
          </table:table-cell>
          <table:table-cell table:formula="of:=&quot;{&quot;&quot;text&quot;&quot;:&quot;&quot;&quot;&amp;SUBSTITUTE([.S92];&quot;&quot;&quot;&quot;;&quot;\&quot;&quot;&quot;)&amp;&quot;&quot;&quot;&quot;&amp;[.Q92]&amp;&quot;},&quot;" office:value-type="string" office:string-value="{&quot;text&quot;:&quot;Go outside and grab &lt;a href=\&quot;http://darksouls3.wiki.fextralife.com/Loretta's+Bone\&quot;&gt;Loretta's Bone&lt;/a&gt; from the body you cut down&quot;}," calcext:value-type="string">
            <text:p>{"text":"Go outside and grab &lt;a href=\"http://darksouls3.wiki.fextralife.com/Loretta's+Bone\"&gt;Loretta's Bone&lt;/a&gt; from the body you cut down"},</text:p>
          </table:table-cell>
        </table:table-row>
        <table:table-row table:style-name="ro1">
          <table:table-cell/>
          <table:table-cell office:value-type="string" calcext:value-type="string">
            <text:p><text:s text:c="12"/>&lt;li data-id="playthrough_3_10" class="f_estus"&gt;Grab an &lt;a href="http://darksouls3.wiki.fextralife.com/Estus+Shard"&gt;Estus Shard&lt;/a&gt; by the burning tree with worshipping undead&lt;/li&gt;</text:p>
          </table:table-cell>
          <table:table-cell table:formula="of:=TRIM([.B93])" office:value-type="string" office:string-value="&lt;li data-id=&quot;playthrough_3_10&quot; class=&quot;f_estus&quot;&gt;Grab an &lt;a href=&quot;http://darksouls3.wiki.fextralife.com/Estus+Shard&quot;&gt;Estus Shard&lt;/a&gt; by the burning tree with worshipping undead&lt;/li&gt;" calcext:value-type="string">
            <text:p>&lt;li data-id="playthrough_3_10" class="f_estus"&gt;Grab an &lt;a href="http://darksouls3.wiki.fextralife.com/Estus+Shard"&gt;Estus Shard&lt;/a&gt; by the burning tree with worshipping undead&lt;/li&gt;</text:p>
          </table:table-cell>
          <table:table-cell table:formula="of:=FIND(&quot;&quot;&quot;&quot;;[.C93];15)" office:value-type="float" office:value="30" calcext:value-type="float">
            <text:p>30</text:p>
          </table:table-cell>
          <table:table-cell table:formula="of:=FIND(&quot;&quot;&quot;&quot;;[.C93];[.D93]+1)" office:value-type="float" office:value="38" calcext:value-type="float">
            <text:p>38</text:p>
          </table:table-cell>
          <table:table-cell table:formula="of:=FIND(&quot;&quot;&quot;&quot;;[.C93];[.E93]+1)" office:value-type="float" office:value="46" calcext:value-type="float">
            <text:p>46</text:p>
          </table:table-cell>
          <table:table-cell table:formula="of:=MID([.C93];[.E93]+1;[.F93]-[.E93]-1)" office:value-type="string" office:string-value="f_estus" calcext:value-type="string">
            <text:p>f_estus</text:p>
          </table:table-cell>
          <table:table-cell table:formula="of:=FIND(&quot; &quot;;[.$G93])" office:value-type="string" office:string-value="" calcext:value-type="error">
            <text:p>#VALUE!</text:p>
          </table:table-cell>
          <table:table-cell table:formula="of:=FIND(&quot; &quot;;[.G93];[.H93]+1)" office:value-type="string" office:string-value="" calcext:value-type="error">
            <text:p>#VALUE!</text:p>
          </table:table-cell>
          <table:table-cell table:formula="of:=FIND(&quot; &quot;;[.G93];[.I93]+1)" office:value-type="string" office:string-value="" calcext:value-type="error">
            <text:p>#VALUE!</text:p>
          </table:table-cell>
          <table:table-cell table:formula="of:=LEFT([.G93];IFERROR([.H93]-1;99))" office:value-type="string" office:string-value="f_estus" calcext:value-type="string">
            <text:p>f_estus</text:p>
          </table:table-cell>
          <table:table-cell table:formula="of:=IF(ISERROR([.H93]);&quot;&quot;;MID([.G93];[.H93]+1;IFERROR([.I93]-[.H93]-1;99)))">
            <text:p/>
          </table:table-cell>
          <table:table-cell table:formula="of:=IF(ISERROR([.I93]);&quot;&quot;;MID([.G93];[.I93]+1;IFERROR([.J93]-[.I93]-1;99)))">
            <text:p/>
          </table:table-cell>
          <table:table-cell table:formula="of:=IFERROR(VLOOKUP([.K93];['tag lookup'.$A$1:.$B$1048576];2;0);&quot;&quot;)" office:value-type="string" office:string-value="Estus Shards" calcext:value-type="string">
            <text:p>Estus Shards</text:p>
          </table:table-cell>
          <table:table-cell table:formula="of:=IFERROR(VLOOKUP([.L93];['tag lookup'.$A$1:.$B$1048576];2;0);&quot;&quot;)">
            <text:p/>
          </table:table-cell>
          <table:table-cell table:formula="of:=IFERROR(VLOOKUP([.M93];['tag lookup'.$A$1:.$B$1048576];2;0);&quot;&quot;)">
            <text:p/>
          </table:table-cell>
          <table:table-cell table:style-name="ce2" table:formula="of:=IF([.N93]=&quot;&quot;;&quot;&quot;;&quot;,&quot;&quot;tags&quot;&quot;:[&quot;&quot;&quot; &amp; [.N93] &amp; IF([.O93]=&quot;&quot;;&quot;&quot;&quot;]&quot;;&quot;&quot;&quot;,&quot;&quot;&quot; &amp; [.O93]&amp;IF([.P93]=&quot;&quot;;&quot;&quot;&quot;]&quot;;&quot;&quot;&quot;,&quot;&quot;&quot;&amp;[.P93]&amp;&quot;&quot;&quot;]&quot;)))" office:value-type="string" office:string-value=",&quot;tags&quot;:[&quot;Estus Shards&quot;]" calcext:value-type="string">
            <text:p>,"tags":["Estus Shards"]</text:p>
          </table:table-cell>
          <table:table-cell table:formula="of:=FIND(&quot;&gt;&quot;;[.B93])" office:value-type="float" office:value="59" calcext:value-type="float">
            <text:p>59</text:p>
          </table:table-cell>
          <table:table-cell table:formula="of:=MID([.B93];[.R93]+1;LEN([.B93])-[.R93]-5)" office:value-type="string" office:string-value="Grab an &lt;a href=&quot;http://darksouls3.wiki.fextralife.com/Estus+Shard&quot;&gt;Estus Shard&lt;/a&gt; by the burning tree with worshipping undead" calcext:value-type="string">
            <text:p>Grab an &lt;a href="http://darksouls3.wiki.fextralife.com/Estus+Shard"&gt;Estus Shard&lt;/a&gt; by the burning tree with worshipping undead</text:p>
          </table:table-cell>
          <table:table-cell table:formula="of:=&quot;{&quot;&quot;text&quot;&quot;:&quot;&quot;&quot;&amp;SUBSTITUTE([.S93];&quot;&quot;&quot;&quot;;&quot;\&quot;&quot;&quot;)&amp;&quot;&quot;&quot;&quot;&amp;[.Q93]&amp;&quot;},&quot;" office:value-type="string" office:string-value="{&quot;text&quot;:&quot;Grab an &lt;a href=\&quot;http://darksouls3.wiki.fextralife.com/Estus+Shard\&quot;&gt;Estus Shard&lt;/a&gt; by the burning tree with worshipping undead&quot;,&quot;tags&quot;:[&quot;Estus Shards&quot;]}," calcext:value-type="string">
            <text:p>{"text":"Grab an &lt;a href=\"http://darksouls3.wiki.fextralife.com/Estus+Shard\"&gt;Estus Shard&lt;/a&gt; by the burning tree with worshipping undead","tags":["Estus Shards"]},</text:p>
          </table:table-cell>
        </table:table-row>
        <table:table-row table:style-name="ro1">
          <table:table-cell/>
          <table:table-cell office:value-type="string" calcext:value-type="string">
            <text:p><text:s text:c="12"/>&lt;li data-id="playthrough_3_11" class="f_misc"&gt;On the other side of the tree, grab an &lt;a href="http://darksouls3.wiki.fextralife.com/Ember"&gt;Ember&lt;/a&gt;. Shoot down a hanging corpse from the tree to get &lt;a href="http://darksouls3.wiki.fextralife.com/Kukri"&gt;Kukri&amp;nbsp;x9&lt;/a&gt;. Walk to the closed gate to grab a &lt;a href="http://darksouls3.wiki.fextralife.com/Soul+of+an+Unknown+Traveler"&gt;Soul of an Unknown Traveler&lt;/a&gt;&lt;/li&gt;</text:p>
          </table:table-cell>
          <table:table-cell table:formula="of:=TRIM([.B94])" office:value-type="string" office:string-value="&lt;li data-id=&quot;playthrough_3_11&quot; class=&quot;f_misc&quot;&gt;On the other side of the tree, grab an &lt;a href=&quot;http://darksouls3.wiki.fextralife.com/Ember&quot;&gt;Ember&lt;/a&gt;. Shoot down a hanging corpse from the tree to get &lt;a href=&quot;http://darksouls3.wiki.fextralife.com/Kukri&quot;&gt;Kukri&amp;nbsp;x9&lt;/a&gt;. Walk to the closed gate to grab a &lt;a href=&quot;http://darksouls3.wiki.fextralife.com/Soul+of+an+Unknown+Traveler&quot;&gt;Soul of an Unknown Traveler&lt;/a&gt;&lt;/li&gt;" calcext:value-type="string">
            <text:p>&lt;li data-id="playthrough_3_11" class="f_misc"&gt;On the other side of the tree, grab an &lt;a href="http://darksouls3.wiki.fextralife.com/Ember"&gt;Ember&lt;/a&gt;. Shoot down a hanging corpse from the tree to get &lt;a href="http://darksouls3.wiki.fextralife.com/Kukri"&gt;Kukri&amp;nbsp;x9&lt;/a&gt;. Walk to the closed gate to grab a &lt;a href="http://darksouls3.wiki.fextralife.com/Soul+of+an+Unknown+Traveler"&gt;Soul of an Unknown Traveler&lt;/a&gt;&lt;/li&gt;</text:p>
          </table:table-cell>
          <table:table-cell table:formula="of:=FIND(&quot;&quot;&quot;&quot;;[.C94];15)" office:value-type="float" office:value="30" calcext:value-type="float">
            <text:p>30</text:p>
          </table:table-cell>
          <table:table-cell table:formula="of:=FIND(&quot;&quot;&quot;&quot;;[.C94];[.D94]+1)" office:value-type="float" office:value="38" calcext:value-type="float">
            <text:p>38</text:p>
          </table:table-cell>
          <table:table-cell table:formula="of:=FIND(&quot;&quot;&quot;&quot;;[.C94];[.E94]+1)" office:value-type="float" office:value="45" calcext:value-type="float">
            <text:p>45</text:p>
          </table:table-cell>
          <table:table-cell table:formula="of:=MID([.C94];[.E94]+1;[.F94]-[.E94]-1)" office:value-type="string" office:string-value="f_misc" calcext:value-type="string">
            <text:p>f_misc</text:p>
          </table:table-cell>
          <table:table-cell table:formula="of:=FIND(&quot; &quot;;[.$G94])" office:value-type="string" office:string-value="" calcext:value-type="error">
            <text:p>#VALUE!</text:p>
          </table:table-cell>
          <table:table-cell table:formula="of:=FIND(&quot; &quot;;[.G94];[.H94]+1)" office:value-type="string" office:string-value="" calcext:value-type="error">
            <text:p>#VALUE!</text:p>
          </table:table-cell>
          <table:table-cell table:formula="of:=FIND(&quot; &quot;;[.G94];[.I94]+1)" office:value-type="string" office:string-value="" calcext:value-type="error">
            <text:p>#VALUE!</text:p>
          </table:table-cell>
          <table:table-cell table:formula="of:=LEFT([.G94];IFERROR([.H94]-1;99))" office:value-type="string" office:string-value="f_misc" calcext:value-type="string">
            <text:p>f_misc</text:p>
          </table:table-cell>
          <table:table-cell table:formula="of:=IF(ISERROR([.H94]);&quot;&quot;;MID([.G94];[.H94]+1;IFERROR([.I94]-[.H94]-1;99)))">
            <text:p/>
          </table:table-cell>
          <table:table-cell table:formula="of:=IF(ISERROR([.I94]);&quot;&quot;;MID([.G94];[.I94]+1;IFERROR([.J94]-[.I94]-1;99)))">
            <text:p/>
          </table:table-cell>
          <table:table-cell table:formula="of:=IFERROR(VLOOKUP([.K94];['tag lookup'.$A$1:.$B$1048576];2;0);&quot;&quot;)" office:value-type="string" office:string-value="Misc. items" calcext:value-type="string">
            <text:p>Misc. items</text:p>
          </table:table-cell>
          <table:table-cell table:formula="of:=IFERROR(VLOOKUP([.L94];['tag lookup'.$A$1:.$B$1048576];2;0);&quot;&quot;)">
            <text:p/>
          </table:table-cell>
          <table:table-cell table:formula="of:=IFERROR(VLOOKUP([.M94];['tag lookup'.$A$1:.$B$1048576];2;0);&quot;&quot;)">
            <text:p/>
          </table:table-cell>
          <table:table-cell table:style-name="ce2" table:formula="of:=IF([.N94]=&quot;&quot;;&quot;&quot;;&quot;,&quot;&quot;tags&quot;&quot;:[&quot;&quot;&quot; &amp; [.N94] &amp; IF([.O94]=&quot;&quot;;&quot;&quot;&quot;]&quot;;&quot;&quot;&quot;,&quot;&quot;&quot; &amp; [.O94]&amp;IF([.P94]=&quot;&quot;;&quot;&quot;&quot;]&quot;;&quot;&quot;&quot;,&quot;&quot;&quot;&amp;[.P94]&amp;&quot;&quot;&quot;]&quot;)))" office:value-type="string" office:string-value=",&quot;tags&quot;:[&quot;Misc. items&quot;]" calcext:value-type="string">
            <text:p>,"tags":["Misc. items"]</text:p>
          </table:table-cell>
          <table:table-cell table:formula="of:=FIND(&quot;&gt;&quot;;[.B94])" office:value-type="float" office:value="58" calcext:value-type="float">
            <text:p>58</text:p>
          </table:table-cell>
          <table:table-cell table:formula="of:=MID([.B94];[.R94]+1;LEN([.B94])-[.R94]-5)" office:value-type="string" office:string-value="On the other side of the tree, grab an &lt;a href=&quot;http://darksouls3.wiki.fextralife.com/Ember&quot;&gt;Ember&lt;/a&gt;. Shoot down a hanging corpse from the tree to get &lt;a href=&quot;http://darksouls3.wiki.fextralife.com/Kukri&quot;&gt;Kukri&amp;nbsp;x9&lt;/a&gt;. Walk to the closed gate to grab a &lt;a href=&quot;http://darksouls3.wiki.fextralife.com/Soul+of+an+Unknown+Traveler&quot;&gt;Soul of an Unknown Traveler&lt;/a&gt;" calcext:value-type="string">
            <text:p>On the other side of the tree, grab an &lt;a href="http://darksouls3.wiki.fextralife.com/Ember"&gt;Ember&lt;/a&gt;. Shoot down a hanging corpse from the tree to get &lt;a href="http://darksouls3.wiki.fextralife.com/Kukri"&gt;Kukri&amp;nbsp;x9&lt;/a&gt;. Walk to the closed gate to grab a &lt;a href="http://darksouls3.wiki.fextralife.com/Soul+of+an+Unknown+Traveler"&gt;Soul of an Unknown Traveler&lt;/a&gt;</text:p>
          </table:table-cell>
          <table:table-cell table:formula="of:=&quot;{&quot;&quot;text&quot;&quot;:&quot;&quot;&quot;&amp;SUBSTITUTE([.S94];&quot;&quot;&quot;&quot;;&quot;\&quot;&quot;&quot;)&amp;&quot;&quot;&quot;&quot;&amp;[.Q94]&amp;&quot;},&quot;" office:value-type="string" office:string-value="{&quot;text&quot;:&quot;On the other side of the tree, grab an &lt;a href=\&quot;http://darksouls3.wiki.fextralife.com/Ember\&quot;&gt;Ember&lt;/a&gt;. Shoot down a hanging corpse from the tree to get &lt;a href=\&quot;http://darksouls3.wiki.fextralife.com/Kukri\&quot;&gt;Kukri&amp;nbsp;x9&lt;/a&gt;. Walk to the closed gate to grab a &lt;a href=\&quot;http://darksouls3.wiki.fextralife.com/Soul+of+an+Unknown+Traveler\&quot;&gt;Soul of an Unknown Traveler&lt;/a&gt;&quot;,&quot;tags&quot;:[&quot;Misc. items&quot;]}," calcext:value-type="string">
            <text:p>{"text":"On the other side of the tree, grab an &lt;a href=\"http://darksouls3.wiki.fextralife.com/Ember\"&gt;Ember&lt;/a&gt;. Shoot down a hanging corpse from the tree to get &lt;a href=\"http://darksouls3.wiki.fextralife.com/Kukri\"&gt;Kukri&amp;nbsp;x9&lt;/a&gt;. Walk to the closed gate to grab a &lt;a href=\"http://darksouls3.wiki.fextralife.com/Soul+of+an+Unknown+Traveler\"&gt;Soul of an Unknown Traveler&lt;/a&gt;","tags":["Misc. items"]},</text:p>
          </table:table-cell>
        </table:table-row>
        <table:table-row table:style-name="ro1">
          <table:table-cell/>
          <table:table-cell office:value-type="string" calcext:value-type="string">
            <text:p><text:s text:c="12"/>&lt;li data-id="playthrough_3_12" class="f_tit"&gt;Walk to the right of the house to grab a &lt;a href="http://darksouls3.wiki.fextralife.com/Titanite+Shard"&gt;Titanite Shard&lt;/a&gt;&lt;/li&gt;</text:p>
          </table:table-cell>
          <table:table-cell table:formula="of:=TRIM([.B95])" office:value-type="string" office:string-value="&lt;li data-id=&quot;playthrough_3_12&quot; class=&quot;f_tit&quot;&gt;Walk to the right of the house to grab a &lt;a href=&quot;http://darksouls3.wiki.fextralife.com/Titanite+Shard&quot;&gt;Titanite Shard&lt;/a&gt;&lt;/li&gt;" calcext:value-type="string">
            <text:p>&lt;li data-id="playthrough_3_12" class="f_tit"&gt;Walk to the right of the house to grab a &lt;a href="http://darksouls3.wiki.fextralife.com/Titanite+Shard"&gt;Titanite Shard&lt;/a&gt;&lt;/li&gt;</text:p>
          </table:table-cell>
          <table:table-cell table:formula="of:=FIND(&quot;&quot;&quot;&quot;;[.C95];15)" office:value-type="float" office:value="30" calcext:value-type="float">
            <text:p>30</text:p>
          </table:table-cell>
          <table:table-cell table:formula="of:=FIND(&quot;&quot;&quot;&quot;;[.C95];[.D95]+1)" office:value-type="float" office:value="38" calcext:value-type="float">
            <text:p>38</text:p>
          </table:table-cell>
          <table:table-cell table:formula="of:=FIND(&quot;&quot;&quot;&quot;;[.C95];[.E95]+1)" office:value-type="float" office:value="44" calcext:value-type="float">
            <text:p>44</text:p>
          </table:table-cell>
          <table:table-cell table:formula="of:=MID([.C95];[.E95]+1;[.F95]-[.E95]-1)" office:value-type="string" office:string-value="f_tit" calcext:value-type="string">
            <text:p>f_tit</text:p>
          </table:table-cell>
          <table:table-cell table:formula="of:=FIND(&quot; &quot;;[.$G95])" office:value-type="string" office:string-value="" calcext:value-type="error">
            <text:p>#VALUE!</text:p>
          </table:table-cell>
          <table:table-cell table:formula="of:=FIND(&quot; &quot;;[.G95];[.H95]+1)" office:value-type="string" office:string-value="" calcext:value-type="error">
            <text:p>#VALUE!</text:p>
          </table:table-cell>
          <table:table-cell table:formula="of:=FIND(&quot; &quot;;[.G95];[.I95]+1)" office:value-type="string" office:string-value="" calcext:value-type="error">
            <text:p>#VALUE!</text:p>
          </table:table-cell>
          <table:table-cell table:formula="of:=LEFT([.G95];IFERROR([.H95]-1;99))" office:value-type="string" office:string-value="f_tit" calcext:value-type="string">
            <text:p>f_tit</text:p>
          </table:table-cell>
          <table:table-cell table:formula="of:=IF(ISERROR([.H95]);&quot;&quot;;MID([.G95];[.H95]+1;IFERROR([.I95]-[.H95]-1;99)))">
            <text:p/>
          </table:table-cell>
          <table:table-cell table:formula="of:=IF(ISERROR([.I95]);&quot;&quot;;MID([.G95];[.I95]+1;IFERROR([.J95]-[.I95]-1;99)))">
            <text:p/>
          </table:table-cell>
          <table:table-cell table:formula="of:=IFERROR(VLOOKUP([.K95];['tag lookup'.$A$1:.$B$1048576];2;0);&quot;&quot;)" office:value-type="string" office:string-value="Titanite" calcext:value-type="string">
            <text:p>Titanite</text:p>
          </table:table-cell>
          <table:table-cell table:formula="of:=IFERROR(VLOOKUP([.L95];['tag lookup'.$A$1:.$B$1048576];2;0);&quot;&quot;)">
            <text:p/>
          </table:table-cell>
          <table:table-cell table:formula="of:=IFERROR(VLOOKUP([.M95];['tag lookup'.$A$1:.$B$1048576];2;0);&quot;&quot;)">
            <text:p/>
          </table:table-cell>
          <table:table-cell table:style-name="ce2" table:formula="of:=IF([.N95]=&quot;&quot;;&quot;&quot;;&quot;,&quot;&quot;tags&quot;&quot;:[&quot;&quot;&quot; &amp; [.N95] &amp; IF([.O95]=&quot;&quot;;&quot;&quot;&quot;]&quot;;&quot;&quot;&quot;,&quot;&quot;&quot; &amp; [.O95]&amp;IF([.P95]=&quot;&quot;;&quot;&quot;&quot;]&quot;;&quot;&quot;&quot;,&quot;&quot;&quot;&amp;[.P95]&amp;&quot;&quot;&quot;]&quot;)))" office:value-type="string" office:string-value=",&quot;tags&quot;:[&quot;Titanite&quot;]" calcext:value-type="string">
            <text:p>,"tags":["Titanite"]</text:p>
          </table:table-cell>
          <table:table-cell table:formula="of:=FIND(&quot;&gt;&quot;;[.B95])" office:value-type="float" office:value="57" calcext:value-type="float">
            <text:p>57</text:p>
          </table:table-cell>
          <table:table-cell table:formula="of:=MID([.B95];[.R95]+1;LEN([.B95])-[.R95]-5)" office:value-type="string" office:string-value="Walk to the right of the house to grab a &lt;a href=&quot;http://darksouls3.wiki.fextralife.com/Titanite+Shard&quot;&gt;Titanite Shard&lt;/a&gt;" calcext:value-type="string">
            <text:p>Walk to the right of the house to grab a &lt;a href="http://darksouls3.wiki.fextralife.com/Titanite+Shard"&gt;Titanite Shard&lt;/a&gt;</text:p>
          </table:table-cell>
          <table:table-cell table:formula="of:=&quot;{&quot;&quot;text&quot;&quot;:&quot;&quot;&quot;&amp;SUBSTITUTE([.S95];&quot;&quot;&quot;&quot;;&quot;\&quot;&quot;&quot;)&amp;&quot;&quot;&quot;&quot;&amp;[.Q95]&amp;&quot;},&quot;" office:value-type="string" office:string-value="{&quot;text&quot;:&quot;Walk to the right of the house to grab a &lt;a href=\&quot;http://darksouls3.wiki.fextralife.com/Titanite+Shard\&quot;&gt;Titanite Shard&lt;/a&gt;&quot;,&quot;tags&quot;:[&quot;Titanite&quot;]}," calcext:value-type="string">
            <text:p>{"text":"Walk to the right of the house to grab a &lt;a href=\"http://darksouls3.wiki.fextralife.com/Titanite+Shard\"&gt;Titanite Shard&lt;/a&gt;","tags":["Titanite"]},</text:p>
          </table:table-cell>
        </table:table-row>
        <table:table-row table:style-name="ro1">
          <table:table-cell/>
          <table:table-cell office:value-type="string" calcext:value-type="string">
            <text:p><text:s text:c="12"/>&lt;li data-id="playthrough_3_32" class="f_cov f_misc"&gt;Walk through a large archway of the house, open a door, and walk into the room. Grab &lt;a href="http://darksouls3.wiki.fextralife.com/Charcoal+Pine+Resin"&gt;Charcoal Pine Resin&amp;nbsp;x2&lt;/a&gt; from a corpse near the wall. Cut down the bodies hanging over the staircase to get a &lt;a href="http://darksouls3.wiki.fextralife.com/Large+Soul+of+a+Deserted+Corpse"&gt;Large Soul of a Deserted Corpse&lt;/a&gt;. Drop down from a hole in the room. In this hidden room, discover the &lt;a href="http://darksouls3.wiki.fextralife.com/Warrior+of+Sunlight"&gt;Warrior of Sunlight&lt;/a&gt; covenant and consume &lt;a href="http://darksouls3.wiki.fextralife.com/Estus+Soup"&gt;Estus Soup&lt;/a&gt;&lt;/li&gt;</text:p>
          </table:table-cell>
          <table:table-cell table:formula="of:=TRIM([.B96])" office:value-type="string" office:string-value="&lt;li data-id=&quot;playthrough_3_32&quot; class=&quot;f_cov f_misc&quot;&gt;Walk through a large archway of the house, open a door, and walk into the room. Grab &lt;a href=&quot;http://darksouls3.wiki.fextralife.com/Charcoal+Pine+Resin&quot;&gt;Charcoal Pine Resin&amp;nbsp;x2&lt;/a&gt; from a corpse near the wall. Cut down the bodies hanging over the staircase to get a &lt;a href=&quot;http://darksouls3.wiki.fextralife.com/Large+Soul+of+a+Deserted+Corpse&quot;&gt;Large Soul of a Deserted Corpse&lt;/a&gt;. Drop down from a hole in the room. In this hidden room, discover the &lt;a href=&quot;http://darksouls3.wiki.fextralife.com/Warrior+of+Sunlight&quot;&gt;Warrior of Sunlight&lt;/a&gt; covenant and consume &lt;a href=&quot;http://darksouls3.wiki.fextralife.com/Estus+Soup&quot;&gt;Estus Soup&lt;/a&gt;&lt;/li&gt;" calcext:value-type="string">
            <text:p>&lt;li data-id="playthrough_3_32" class="f_cov f_misc"&gt;Walk through a large archway of the house, open a door, and walk into the room. Grab &lt;a href="http://darksouls3.wiki.fextralife.com/Charcoal+Pine+Resin"&gt;Charcoal Pine Resin&amp;nbsp;x2&lt;/a&gt; from a corpse near the wall. Cut down the bodies hanging over the staircase to get a &lt;a href="http://darksouls3.wiki.fextralife.com/Large+Soul+of+a+Deserted+Corpse"&gt;Large Soul of a Deserted Corpse&lt;/a&gt;. Drop down from a hole in the room. In this hidden room, discover the &lt;a href="http://darksouls3.wiki.fextralife.com/Warrior+of+Sunlight"&gt;Warrior of Sunlight&lt;/a&gt; covenant and consume &lt;a href="http://darksouls3.wiki.fextralife.com/Estus+Soup"&gt;Estus Soup&lt;/a&gt;&lt;/li&gt;</text:p>
          </table:table-cell>
          <table:table-cell table:formula="of:=FIND(&quot;&quot;&quot;&quot;;[.C96];15)" office:value-type="float" office:value="30" calcext:value-type="float">
            <text:p>30</text:p>
          </table:table-cell>
          <table:table-cell table:formula="of:=FIND(&quot;&quot;&quot;&quot;;[.C96];[.D96]+1)" office:value-type="float" office:value="38" calcext:value-type="float">
            <text:p>38</text:p>
          </table:table-cell>
          <table:table-cell table:formula="of:=FIND(&quot;&quot;&quot;&quot;;[.C96];[.E96]+1)" office:value-type="float" office:value="51" calcext:value-type="float">
            <text:p>51</text:p>
          </table:table-cell>
          <table:table-cell table:formula="of:=MID([.C96];[.E96]+1;[.F96]-[.E96]-1)" office:value-type="string" office:string-value="f_cov f_misc" calcext:value-type="string">
            <text:p>f_cov f_misc</text:p>
          </table:table-cell>
          <table:table-cell table:formula="of:=FIND(&quot; &quot;;[.$G96])" office:value-type="float" office:value="6" calcext:value-type="float">
            <text:p>6</text:p>
          </table:table-cell>
          <table:table-cell table:formula="of:=FIND(&quot; &quot;;[.G96];[.H96]+1)" office:value-type="string" office:string-value="" calcext:value-type="error">
            <text:p>#VALUE!</text:p>
          </table:table-cell>
          <table:table-cell table:formula="of:=FIND(&quot; &quot;;[.G96];[.I96]+1)" office:value-type="string" office:string-value="" calcext:value-type="error">
            <text:p>#VALUE!</text:p>
          </table:table-cell>
          <table:table-cell table:formula="of:=LEFT([.G96];IFERROR([.H96]-1;99))" office:value-type="string" office:string-value="f_cov" calcext:value-type="string">
            <text:p>f_cov</text:p>
          </table:table-cell>
          <table:table-cell table:formula="of:=IF(ISERROR([.H96]);&quot;&quot;;MID([.G96];[.H96]+1;IFERROR([.I96]-[.H96]-1;99)))" office:value-type="string" office:string-value="f_misc" calcext:value-type="string">
            <text:p>f_misc</text:p>
          </table:table-cell>
          <table:table-cell table:formula="of:=IF(ISERROR([.I96]);&quot;&quot;;MID([.G96];[.I96]+1;IFERROR([.J96]-[.I96]-1;99)))">
            <text:p/>
          </table:table-cell>
          <table:table-cell table:formula="of:=IFERROR(VLOOKUP([.K96];['tag lookup'.$A$1:.$B$1048576];2;0);&quot;&quot;)">
            <text:p/>
          </table:table-cell>
          <table:table-cell table:formula="of:=IFERROR(VLOOKUP([.L96];['tag lookup'.$A$1:.$B$1048576];2;0);&quot;&quot;)" office:value-type="string" office:string-value="Misc. items" calcext:value-type="string">
            <text:p>Misc. items</text:p>
          </table:table-cell>
          <table:table-cell table:formula="of:=IFERROR(VLOOKUP([.M96];['tag lookup'.$A$1:.$B$1048576];2;0);&quot;&quot;)">
            <text:p/>
          </table:table-cell>
          <table:table-cell table:style-name="ce2" table:formula="of:=IF([.N96]=&quot;&quot;;&quot;&quot;;&quot;,&quot;&quot;tags&quot;&quot;:[&quot;&quot;&quot; &amp; [.N96] &amp; IF([.O96]=&quot;&quot;;&quot;&quot;&quot;]&quot;;&quot;&quot;&quot;,&quot;&quot;&quot; &amp; [.O96]&amp;IF([.P96]=&quot;&quot;;&quot;&quot;&quot;]&quot;;&quot;&quot;&quot;,&quot;&quot;&quot;&amp;[.P96]&amp;&quot;&quot;&quot;]&quot;)))">
            <text:p/>
          </table:table-cell>
          <table:table-cell table:formula="of:=FIND(&quot;&gt;&quot;;[.B96])" office:value-type="float" office:value="64" calcext:value-type="float">
            <text:p>64</text:p>
          </table:table-cell>
          <table:table-cell table:formula="of:=MID([.B96];[.R96]+1;LEN([.B96])-[.R96]-5)" office:value-type="string" office:string-value="Walk through a large archway of the house, open a door, and walk into the room. Grab &lt;a href=&quot;http://darksouls3.wiki.fextralife.com/Charcoal+Pine+Resin&quot;&gt;Charcoal Pine Resin&amp;nbsp;x2&lt;/a&gt; from a corpse near the wall. Cut down the bodies hanging over the staircase to get a &lt;a href=&quot;http://darksouls3.wiki.fextralife.com/Large+Soul+of+a+Deserted+Corpse&quot;&gt;Large Soul of a Deserted Corpse&lt;/a&gt;. Drop down from a hole in the room. In this hidden room, discover the &lt;a href=&quot;http://darksouls3.wiki.fextralife.com/Warrior+of+Sunlight&quot;&gt;Warrior of Sunlight&lt;/a&gt; covenant and consume &lt;a href=&quot;http://darksouls3.wiki.fextralife.com/Estus+Soup&quot;&gt;Estus Soup&lt;/a&gt;" calcext:value-type="string">
            <text:p>Walk through a large archway of the house, open a door, and walk into the room. Grab &lt;a href="http://darksouls3.wiki.fextralife.com/Charcoal+Pine+Resin"&gt;Charcoal Pine Resin&amp;nbsp;x2&lt;/a&gt; from a corpse near the wall. Cut down the bodies hanging over the staircase to get a &lt;a href="http://darksouls3.wiki.fextralife.com/Large+Soul+of+a+Deserted+Corpse"&gt;Large Soul of a Deserted Corpse&lt;/a&gt;. Drop down from a hole in the room. In this hidden room, discover the &lt;a href="http://darksouls3.wiki.fextralife.com/Warrior+of+Sunlight"&gt;Warrior of Sunlight&lt;/a&gt; covenant and consume &lt;a href="http://darksouls3.wiki.fextralife.com/Estus+Soup"&gt;Estus Soup&lt;/a&gt;</text:p>
          </table:table-cell>
          <table:table-cell table:formula="of:=&quot;{&quot;&quot;text&quot;&quot;:&quot;&quot;&quot;&amp;SUBSTITUTE([.S96];&quot;&quot;&quot;&quot;;&quot;\&quot;&quot;&quot;)&amp;&quot;&quot;&quot;&quot;&amp;[.Q96]&amp;&quot;},&quot;" office:value-type="string" office:string-value="{&quot;text&quot;:&quot;Walk through a large archway of the house, open a door, and walk into the room. Grab &lt;a href=\&quot;http://darksouls3.wiki.fextralife.com/Charcoal+Pine+Resin\&quot;&gt;Charcoal Pine Resin&amp;nbsp;x2&lt;/a&gt; from a corpse near the wall. Cut down the bodies hanging over the staircase to get a &lt;a href=\&quot;http://darksouls3.wiki.fextralife.com/Large+Soul+of+a+Deserted+Corpse\&quot;&gt;Large Soul of a Deserted Corpse&lt;/a&gt;. Drop down from a hole in the room. In this hidden room, discover the &lt;a href=\&quot;http://darksouls3.wiki.fextralife.com/Warrior+of+Sunlight\&quot;&gt;Warrior of Sunlight&lt;/a&gt; covenant and consume &lt;a href=\&quot;http://darksouls3.wiki.fextralife.com/Estus+Soup\&quot;&gt;Estus Soup&lt;/a&gt;&quot;}," calcext:value-type="string">
            <text:p>{"text":"Walk through a large archway of the house, open a door, and walk into the room. Grab &lt;a href=\"http://darksouls3.wiki.fextralife.com/Charcoal+Pine+Resin\"&gt;Charcoal Pine Resin&amp;nbsp;x2&lt;/a&gt; from a corpse near the wall. Cut down the bodies hanging over the staircase to get a &lt;a href=\"http://darksouls3.wiki.fextralife.com/Large+Soul+of+a+Deserted+Corpse\"&gt;Large Soul of a Deserted Corpse&lt;/a&gt;. Drop down from a hole in the room. In this hidden room, discover the &lt;a href=\"http://darksouls3.wiki.fextralife.com/Warrior+of+Sunlight\"&gt;Warrior of Sunlight&lt;/a&gt; covenant and consume &lt;a href=\"http://darksouls3.wiki.fextralife.com/Estus+Soup\"&gt;Estus Soup&lt;/a&gt;"},</text:p>
          </table:table-cell>
        </table:table-row>
        <table:table-row table:style-name="ro1">
          <table:table-cell/>
          <table:table-cell office:value-type="string" calcext:value-type="string">
            <text:p><text:s text:c="12"/>&lt;li data-id="playthrough_3_33" class="f_misc"&gt;Open the door and walk to the end of the hallway. You should now be on the main street of the neighborhood. Head right and break through the wooden crates between the first gap on your right. Grab a &lt;a href="http://darksouls3.wiki.fextralife.com/Soul+of+an+Unknown+Traveler"&gt;Soul of an Unknown Traveler&lt;/a&gt;&lt;/li&gt;</text:p>
          </table:table-cell>
          <table:table-cell table:formula="of:=TRIM([.B97])" office:value-type="string" office:string-value="&lt;li data-id=&quot;playthrough_3_33&quot; class=&quot;f_misc&quot;&gt;Open the door and walk to the end of the hallway. You should now be on the main street of the neighborhood. Head right and break through the wooden crates between the first gap on your right. Grab a &lt;a href=&quot;http://darksouls3.wiki.fextralife.com/Soul+of+an+Unknown+Traveler&quot;&gt;Soul of an Unknown Traveler&lt;/a&gt;&lt;/li&gt;" calcext:value-type="string">
            <text:p>&lt;li data-id="playthrough_3_33" class="f_misc"&gt;Open the door and walk to the end of the hallway. You should now be on the main street of the neighborhood. Head right and break through the wooden crates between the first gap on your right. Grab a &lt;a href="http://darksouls3.wiki.fextralife.com/Soul+of+an+Unknown+Traveler"&gt;Soul of an Unknown Traveler&lt;/a&gt;&lt;/li&gt;</text:p>
          </table:table-cell>
          <table:table-cell table:formula="of:=FIND(&quot;&quot;&quot;&quot;;[.C97];15)" office:value-type="float" office:value="30" calcext:value-type="float">
            <text:p>30</text:p>
          </table:table-cell>
          <table:table-cell table:formula="of:=FIND(&quot;&quot;&quot;&quot;;[.C97];[.D97]+1)" office:value-type="float" office:value="38" calcext:value-type="float">
            <text:p>38</text:p>
          </table:table-cell>
          <table:table-cell table:formula="of:=FIND(&quot;&quot;&quot;&quot;;[.C97];[.E97]+1)" office:value-type="float" office:value="45" calcext:value-type="float">
            <text:p>45</text:p>
          </table:table-cell>
          <table:table-cell table:formula="of:=MID([.C97];[.E97]+1;[.F97]-[.E97]-1)" office:value-type="string" office:string-value="f_misc" calcext:value-type="string">
            <text:p>f_misc</text:p>
          </table:table-cell>
          <table:table-cell table:formula="of:=FIND(&quot; &quot;;[.$G97])" office:value-type="string" office:string-value="" calcext:value-type="error">
            <text:p>#VALUE!</text:p>
          </table:table-cell>
          <table:table-cell table:formula="of:=FIND(&quot; &quot;;[.G97];[.H97]+1)" office:value-type="string" office:string-value="" calcext:value-type="error">
            <text:p>#VALUE!</text:p>
          </table:table-cell>
          <table:table-cell table:formula="of:=FIND(&quot; &quot;;[.G97];[.I97]+1)" office:value-type="string" office:string-value="" calcext:value-type="error">
            <text:p>#VALUE!</text:p>
          </table:table-cell>
          <table:table-cell table:formula="of:=LEFT([.G97];IFERROR([.H97]-1;99))" office:value-type="string" office:string-value="f_misc" calcext:value-type="string">
            <text:p>f_misc</text:p>
          </table:table-cell>
          <table:table-cell table:formula="of:=IF(ISERROR([.H97]);&quot;&quot;;MID([.G97];[.H97]+1;IFERROR([.I97]-[.H97]-1;99)))">
            <text:p/>
          </table:table-cell>
          <table:table-cell table:formula="of:=IF(ISERROR([.I97]);&quot;&quot;;MID([.G97];[.I97]+1;IFERROR([.J97]-[.I97]-1;99)))">
            <text:p/>
          </table:table-cell>
          <table:table-cell table:formula="of:=IFERROR(VLOOKUP([.K97];['tag lookup'.$A$1:.$B$1048576];2;0);&quot;&quot;)" office:value-type="string" office:string-value="Misc. items" calcext:value-type="string">
            <text:p>Misc. items</text:p>
          </table:table-cell>
          <table:table-cell table:formula="of:=IFERROR(VLOOKUP([.L97];['tag lookup'.$A$1:.$B$1048576];2;0);&quot;&quot;)">
            <text:p/>
          </table:table-cell>
          <table:table-cell table:formula="of:=IFERROR(VLOOKUP([.M97];['tag lookup'.$A$1:.$B$1048576];2;0);&quot;&quot;)">
            <text:p/>
          </table:table-cell>
          <table:table-cell table:style-name="ce2" table:formula="of:=IF([.N97]=&quot;&quot;;&quot;&quot;;&quot;,&quot;&quot;tags&quot;&quot;:[&quot;&quot;&quot; &amp; [.N97] &amp; IF([.O97]=&quot;&quot;;&quot;&quot;&quot;]&quot;;&quot;&quot;&quot;,&quot;&quot;&quot; &amp; [.O97]&amp;IF([.P97]=&quot;&quot;;&quot;&quot;&quot;]&quot;;&quot;&quot;&quot;,&quot;&quot;&quot;&amp;[.P97]&amp;&quot;&quot;&quot;]&quot;)))" office:value-type="string" office:string-value=",&quot;tags&quot;:[&quot;Misc. items&quot;]" calcext:value-type="string">
            <text:p>,"tags":["Misc. items"]</text:p>
          </table:table-cell>
          <table:table-cell table:formula="of:=FIND(&quot;&gt;&quot;;[.B97])" office:value-type="float" office:value="58" calcext:value-type="float">
            <text:p>58</text:p>
          </table:table-cell>
          <table:table-cell table:formula="of:=MID([.B97];[.R97]+1;LEN([.B97])-[.R97]-5)" office:value-type="string" office:string-value="Open the door and walk to the end of the hallway. You should now be on the main street of the neighborhood. Head right and break through the wooden crates between the first gap on your right. Grab a &lt;a href=&quot;http://darksouls3.wiki.fextralife.com/Soul+of+an+Unknown+Traveler&quot;&gt;Soul of an Unknown Traveler&lt;/a&gt;" calcext:value-type="string">
            <text:p>Open the door and walk to the end of the hallway. You should now be on the main street of the neighborhood. Head right and break through the wooden crates between the first gap on your right. Grab a &lt;a href="http://darksouls3.wiki.fextralife.com/Soul+of+an+Unknown+Traveler"&gt;Soul of an Unknown Traveler&lt;/a&gt;</text:p>
          </table:table-cell>
          <table:table-cell table:formula="of:=&quot;{&quot;&quot;text&quot;&quot;:&quot;&quot;&quot;&amp;SUBSTITUTE([.S97];&quot;&quot;&quot;&quot;;&quot;\&quot;&quot;&quot;)&amp;&quot;&quot;&quot;&quot;&amp;[.Q97]&amp;&quot;},&quot;" office:value-type="string" office:string-value="{&quot;text&quot;:&quot;Open the door and walk to the end of the hallway. You should now be on the main street of the neighborhood. Head right and break through the wooden crates between the first gap on your right. Grab a &lt;a href=\&quot;http://darksouls3.wiki.fextralife.com/Soul+of+an+Unknown+Traveler\&quot;&gt;Soul of an Unknown Traveler&lt;/a&gt;&quot;,&quot;tags&quot;:[&quot;Misc. items&quot;]}," calcext:value-type="string">
            <text:p>{"text":"Open the door and walk to the end of the hallway. You should now be on the main street of the neighborhood. Head right and break through the wooden crates between the first gap on your right. Grab a &lt;a href=\"http://darksouls3.wiki.fextralife.com/Soul+of+an+Unknown+Traveler\"&gt;Soul of an Unknown Traveler&lt;/a&gt;","tags":["Misc. items"]},</text:p>
          </table:table-cell>
        </table:table-row>
        <table:table-row table:style-name="ro1">
          <table:table-cell/>
          <table:table-cell office:value-type="string" calcext:value-type="string">
            <text:p><text:s text:c="12"/>&lt;li data-id="playthrough_3_34" class="f_weap"&gt;Walk back the main street and proceed. A wooden door should automatically break. Walk into that house to get the &lt;a href="http://darksouls3.wiki.fextralife.com/Whip"&gt;Whip&lt;/a&gt;&lt;/li&gt;</text:p>
          </table:table-cell>
          <table:table-cell table:formula="of:=TRIM([.B98])" office:value-type="string" office:string-value="&lt;li data-id=&quot;playthrough_3_34&quot; class=&quot;f_weap&quot;&gt;Walk back the main street and proceed. A wooden door should automatically break. Walk into that house to get the &lt;a href=&quot;http://darksouls3.wiki.fextralife.com/Whip&quot;&gt;Whip&lt;/a&gt;&lt;/li&gt;" calcext:value-type="string">
            <text:p>&lt;li data-id="playthrough_3_34" class="f_weap"&gt;Walk back the main street and proceed. A wooden door should automatically break. Walk into that house to get the &lt;a href="http://darksouls3.wiki.fextralife.com/Whip"&gt;Whip&lt;/a&gt;&lt;/li&gt;</text:p>
          </table:table-cell>
          <table:table-cell table:formula="of:=FIND(&quot;&quot;&quot;&quot;;[.C98];15)" office:value-type="float" office:value="30" calcext:value-type="float">
            <text:p>30</text:p>
          </table:table-cell>
          <table:table-cell table:formula="of:=FIND(&quot;&quot;&quot;&quot;;[.C98];[.D98]+1)" office:value-type="float" office:value="38" calcext:value-type="float">
            <text:p>38</text:p>
          </table:table-cell>
          <table:table-cell table:formula="of:=FIND(&quot;&quot;&quot;&quot;;[.C98];[.E98]+1)" office:value-type="float" office:value="45" calcext:value-type="float">
            <text:p>45</text:p>
          </table:table-cell>
          <table:table-cell table:formula="of:=MID([.C98];[.E98]+1;[.F98]-[.E98]-1)" office:value-type="string" office:string-value="f_weap" calcext:value-type="string">
            <text:p>f_weap</text:p>
          </table:table-cell>
          <table:table-cell table:formula="of:=FIND(&quot; &quot;;[.$G98])" office:value-type="string" office:string-value="" calcext:value-type="error">
            <text:p>#VALUE!</text:p>
          </table:table-cell>
          <table:table-cell table:formula="of:=FIND(&quot; &quot;;[.G98];[.H98]+1)" office:value-type="string" office:string-value="" calcext:value-type="error">
            <text:p>#VALUE!</text:p>
          </table:table-cell>
          <table:table-cell table:formula="of:=FIND(&quot; &quot;;[.G98];[.I98]+1)" office:value-type="string" office:string-value="" calcext:value-type="error">
            <text:p>#VALUE!</text:p>
          </table:table-cell>
          <table:table-cell table:formula="of:=LEFT([.G98];IFERROR([.H98]-1;99))" office:value-type="string" office:string-value="f_weap" calcext:value-type="string">
            <text:p>f_weap</text:p>
          </table:table-cell>
          <table:table-cell table:formula="of:=IF(ISERROR([.H98]);&quot;&quot;;MID([.G98];[.H98]+1;IFERROR([.I98]-[.H98]-1;99)))">
            <text:p/>
          </table:table-cell>
          <table:table-cell table:formula="of:=IF(ISERROR([.I98]);&quot;&quot;;MID([.G98];[.I98]+1;IFERROR([.J98]-[.I98]-1;99)))">
            <text:p/>
          </table:table-cell>
          <table:table-cell table:formula="of:=IFERROR(VLOOKUP([.K98];['tag lookup'.$A$1:.$B$1048576];2;0);&quot;&quot;)" office:value-type="string" office:string-value="Weapons" calcext:value-type="string">
            <text:p>Weapons</text:p>
          </table:table-cell>
          <table:table-cell table:formula="of:=IFERROR(VLOOKUP([.L98];['tag lookup'.$A$1:.$B$1048576];2;0);&quot;&quot;)">
            <text:p/>
          </table:table-cell>
          <table:table-cell table:formula="of:=IFERROR(VLOOKUP([.M98];['tag lookup'.$A$1:.$B$1048576];2;0);&quot;&quot;)">
            <text:p/>
          </table:table-cell>
          <table:table-cell table:style-name="ce2" table:formula="of:=IF([.N98]=&quot;&quot;;&quot;&quot;;&quot;,&quot;&quot;tags&quot;&quot;:[&quot;&quot;&quot; &amp; [.N98] &amp; IF([.O98]=&quot;&quot;;&quot;&quot;&quot;]&quot;;&quot;&quot;&quot;,&quot;&quot;&quot; &amp; [.O98]&amp;IF([.P98]=&quot;&quot;;&quot;&quot;&quot;]&quot;;&quot;&quot;&quot;,&quot;&quot;&quot;&amp;[.P98]&amp;&quot;&quot;&quot;]&quot;)))" office:value-type="string" office:string-value=",&quot;tags&quot;:[&quot;Weapons&quot;]" calcext:value-type="string">
            <text:p>,"tags":["Weapons"]</text:p>
          </table:table-cell>
          <table:table-cell table:formula="of:=FIND(&quot;&gt;&quot;;[.B98])" office:value-type="float" office:value="58" calcext:value-type="float">
            <text:p>58</text:p>
          </table:table-cell>
          <table:table-cell table:formula="of:=MID([.B98];[.R98]+1;LEN([.B98])-[.R98]-5)" office:value-type="string" office:string-value="Walk back the main street and proceed. A wooden door should automatically break. Walk into that house to get the &lt;a href=&quot;http://darksouls3.wiki.fextralife.com/Whip&quot;&gt;Whip&lt;/a&gt;" calcext:value-type="string">
            <text:p>Walk back the main street and proceed. A wooden door should automatically break. Walk into that house to get the &lt;a href="http://darksouls3.wiki.fextralife.com/Whip"&gt;Whip&lt;/a&gt;</text:p>
          </table:table-cell>
          <table:table-cell table:formula="of:=&quot;{&quot;&quot;text&quot;&quot;:&quot;&quot;&quot;&amp;SUBSTITUTE([.S98];&quot;&quot;&quot;&quot;;&quot;\&quot;&quot;&quot;)&amp;&quot;&quot;&quot;&quot;&amp;[.Q98]&amp;&quot;},&quot;" office:value-type="string" office:string-value="{&quot;text&quot;:&quot;Walk back the main street and proceed. A wooden door should automatically break. Walk into that house to get the &lt;a href=\&quot;http://darksouls3.wiki.fextralife.com/Whip\&quot;&gt;Whip&lt;/a&gt;&quot;,&quot;tags&quot;:[&quot;Weapons&quot;]}," calcext:value-type="string">
            <text:p>{"text":"Walk back the main street and proceed. A wooden door should automatically break. Walk into that house to get the &lt;a href=\"http://darksouls3.wiki.fextralife.com/Whip\"&gt;Whip&lt;/a&gt;","tags":["Weapons"]},</text:p>
          </table:table-cell>
        </table:table-row>
        <table:table-row table:style-name="ro1">
          <table:table-cell/>
          <table:table-cell office:value-type="string" calcext:value-type="string">
            <text:p><text:s text:c="12"/>&lt;li data-id="playthrough_3_35" class="f_tit"&gt;Proceed back onto the main street. Walk until you see a wooden wheel to your right. Walk around the corner to get a &lt;a href="http://darksouls3.wiki.fextralife.com/Titanite+Shard"&gt;Titanite Shard&lt;/a&gt;&lt;/li&gt;</text:p>
          </table:table-cell>
          <table:table-cell table:formula="of:=TRIM([.B99])" office:value-type="string" office:string-value="&lt;li data-id=&quot;playthrough_3_35&quot; class=&quot;f_tit&quot;&gt;Proceed back onto the main street. Walk until you see a wooden wheel to your right. Walk around the corner to get a &lt;a href=&quot;http://darksouls3.wiki.fextralife.com/Titanite+Shard&quot;&gt;Titanite Shard&lt;/a&gt;&lt;/li&gt;" calcext:value-type="string">
            <text:p>&lt;li data-id="playthrough_3_35" class="f_tit"&gt;Proceed back onto the main street. Walk until you see a wooden wheel to your right. Walk around the corner to get a &lt;a href="http://darksouls3.wiki.fextralife.com/Titanite+Shard"&gt;Titanite Shard&lt;/a&gt;&lt;/li&gt;</text:p>
          </table:table-cell>
          <table:table-cell table:formula="of:=FIND(&quot;&quot;&quot;&quot;;[.C99];15)" office:value-type="float" office:value="30" calcext:value-type="float">
            <text:p>30</text:p>
          </table:table-cell>
          <table:table-cell table:formula="of:=FIND(&quot;&quot;&quot;&quot;;[.C99];[.D99]+1)" office:value-type="float" office:value="38" calcext:value-type="float">
            <text:p>38</text:p>
          </table:table-cell>
          <table:table-cell table:formula="of:=FIND(&quot;&quot;&quot;&quot;;[.C99];[.E99]+1)" office:value-type="float" office:value="44" calcext:value-type="float">
            <text:p>44</text:p>
          </table:table-cell>
          <table:table-cell table:formula="of:=MID([.C99];[.E99]+1;[.F99]-[.E99]-1)" office:value-type="string" office:string-value="f_tit" calcext:value-type="string">
            <text:p>f_tit</text:p>
          </table:table-cell>
          <table:table-cell table:formula="of:=FIND(&quot; &quot;;[.$G99])" office:value-type="string" office:string-value="" calcext:value-type="error">
            <text:p>#VALUE!</text:p>
          </table:table-cell>
          <table:table-cell table:formula="of:=FIND(&quot; &quot;;[.G99];[.H99]+1)" office:value-type="string" office:string-value="" calcext:value-type="error">
            <text:p>#VALUE!</text:p>
          </table:table-cell>
          <table:table-cell table:formula="of:=FIND(&quot; &quot;;[.G99];[.I99]+1)" office:value-type="string" office:string-value="" calcext:value-type="error">
            <text:p>#VALUE!</text:p>
          </table:table-cell>
          <table:table-cell table:formula="of:=LEFT([.G99];IFERROR([.H99]-1;99))" office:value-type="string" office:string-value="f_tit" calcext:value-type="string">
            <text:p>f_tit</text:p>
          </table:table-cell>
          <table:table-cell table:formula="of:=IF(ISERROR([.H99]);&quot;&quot;;MID([.G99];[.H99]+1;IFERROR([.I99]-[.H99]-1;99)))">
            <text:p/>
          </table:table-cell>
          <table:table-cell table:formula="of:=IF(ISERROR([.I99]);&quot;&quot;;MID([.G99];[.I99]+1;IFERROR([.J99]-[.I99]-1;99)))">
            <text:p/>
          </table:table-cell>
          <table:table-cell table:formula="of:=IFERROR(VLOOKUP([.K99];['tag lookup'.$A$1:.$B$1048576];2;0);&quot;&quot;)" office:value-type="string" office:string-value="Titanite" calcext:value-type="string">
            <text:p>Titanite</text:p>
          </table:table-cell>
          <table:table-cell table:formula="of:=IFERROR(VLOOKUP([.L99];['tag lookup'.$A$1:.$B$1048576];2;0);&quot;&quot;)">
            <text:p/>
          </table:table-cell>
          <table:table-cell table:formula="of:=IFERROR(VLOOKUP([.M99];['tag lookup'.$A$1:.$B$1048576];2;0);&quot;&quot;)">
            <text:p/>
          </table:table-cell>
          <table:table-cell table:style-name="ce2" table:formula="of:=IF([.N99]=&quot;&quot;;&quot;&quot;;&quot;,&quot;&quot;tags&quot;&quot;:[&quot;&quot;&quot; &amp; [.N99] &amp; IF([.O99]=&quot;&quot;;&quot;&quot;&quot;]&quot;;&quot;&quot;&quot;,&quot;&quot;&quot; &amp; [.O99]&amp;IF([.P99]=&quot;&quot;;&quot;&quot;&quot;]&quot;;&quot;&quot;&quot;,&quot;&quot;&quot;&amp;[.P99]&amp;&quot;&quot;&quot;]&quot;)))" office:value-type="string" office:string-value=",&quot;tags&quot;:[&quot;Titanite&quot;]" calcext:value-type="string">
            <text:p>,"tags":["Titanite"]</text:p>
          </table:table-cell>
          <table:table-cell table:formula="of:=FIND(&quot;&gt;&quot;;[.B99])" office:value-type="float" office:value="57" calcext:value-type="float">
            <text:p>57</text:p>
          </table:table-cell>
          <table:table-cell table:formula="of:=MID([.B99];[.R99]+1;LEN([.B99])-[.R99]-5)" office:value-type="string" office:string-value="Proceed back onto the main street. Walk until you see a wooden wheel to your right. Walk around the corner to get a &lt;a href=&quot;http://darksouls3.wiki.fextralife.com/Titanite+Shard&quot;&gt;Titanite Shard&lt;/a&gt;" calcext:value-type="string">
            <text:p>Proceed back onto the main street. Walk until you see a wooden wheel to your right. Walk around the corner to get a &lt;a href="http://darksouls3.wiki.fextralife.com/Titanite+Shard"&gt;Titanite Shard&lt;/a&gt;</text:p>
          </table:table-cell>
          <table:table-cell table:formula="of:=&quot;{&quot;&quot;text&quot;&quot;:&quot;&quot;&quot;&amp;SUBSTITUTE([.S99];&quot;&quot;&quot;&quot;;&quot;\&quot;&quot;&quot;)&amp;&quot;&quot;&quot;&quot;&amp;[.Q99]&amp;&quot;},&quot;" office:value-type="string" office:string-value="{&quot;text&quot;:&quot;Proceed back onto the main street. Walk until you see a wooden wheel to your right. Walk around the corner to get a &lt;a href=\&quot;http://darksouls3.wiki.fextralife.com/Titanite+Shard\&quot;&gt;Titanite Shard&lt;/a&gt;&quot;,&quot;tags&quot;:[&quot;Titanite&quot;]}," calcext:value-type="string">
            <text:p>{"text":"Proceed back onto the main street. Walk until you see a wooden wheel to your right. Walk around the corner to get a &lt;a href=\"http://darksouls3.wiki.fextralife.com/Titanite+Shard\"&gt;Titanite Shard&lt;/a&gt;","tags":["Titanite"]},</text:p>
          </table:table-cell>
        </table:table-row>
        <table:table-row table:style-name="ro1">
          <table:table-cell/>
          <table:table-cell office:value-type="string" calcext:value-type="string">
            <text:p><text:s text:c="12"/>&lt;li data-id="playthrough_3_36" class="f_tit"&gt;Climb up the balcony with an &lt;a href="http://darksouls3.wiki.fextralife.com/Evangelist"&gt;Evangelist&lt;/a&gt;. Grab a &lt;a href="http://darksouls3.wiki.fextralife.com/Titanite+Shard"&gt;Titanite Shard&lt;/a&gt;&lt;/li&gt;</text:p>
          </table:table-cell>
          <table:table-cell table:formula="of:=TRIM([.B100])" office:value-type="string" office:string-value="&lt;li data-id=&quot;playthrough_3_36&quot; class=&quot;f_tit&quot;&gt;Climb up the balcony with an &lt;a href=&quot;http://darksouls3.wiki.fextralife.com/Evangelist&quot;&gt;Evangelist&lt;/a&gt;. Grab a &lt;a href=&quot;http://darksouls3.wiki.fextralife.com/Titanite+Shard&quot;&gt;Titanite Shard&lt;/a&gt;&lt;/li&gt;" calcext:value-type="string">
            <text:p>&lt;li data-id="playthrough_3_36" class="f_tit"&gt;Climb up the balcony with an &lt;a href="http://darksouls3.wiki.fextralife.com/Evangelist"&gt;Evangelist&lt;/a&gt;. Grab a &lt;a href="http://darksouls3.wiki.fextralife.com/Titanite+Shard"&gt;Titanite Shard&lt;/a&gt;&lt;/li&gt;</text:p>
          </table:table-cell>
          <table:table-cell table:formula="of:=FIND(&quot;&quot;&quot;&quot;;[.C100];15)" office:value-type="float" office:value="30" calcext:value-type="float">
            <text:p>30</text:p>
          </table:table-cell>
          <table:table-cell table:formula="of:=FIND(&quot;&quot;&quot;&quot;;[.C100];[.D100]+1)" office:value-type="float" office:value="38" calcext:value-type="float">
            <text:p>38</text:p>
          </table:table-cell>
          <table:table-cell table:formula="of:=FIND(&quot;&quot;&quot;&quot;;[.C100];[.E100]+1)" office:value-type="float" office:value="44" calcext:value-type="float">
            <text:p>44</text:p>
          </table:table-cell>
          <table:table-cell table:formula="of:=MID([.C100];[.E100]+1;[.F100]-[.E100]-1)" office:value-type="string" office:string-value="f_tit" calcext:value-type="string">
            <text:p>f_tit</text:p>
          </table:table-cell>
          <table:table-cell table:formula="of:=FIND(&quot; &quot;;[.$G100])" office:value-type="string" office:string-value="" calcext:value-type="error">
            <text:p>#VALUE!</text:p>
          </table:table-cell>
          <table:table-cell table:formula="of:=FIND(&quot; &quot;;[.G100];[.H100]+1)" office:value-type="string" office:string-value="" calcext:value-type="error">
            <text:p>#VALUE!</text:p>
          </table:table-cell>
          <table:table-cell table:formula="of:=FIND(&quot; &quot;;[.G100];[.I100]+1)" office:value-type="string" office:string-value="" calcext:value-type="error">
            <text:p>#VALUE!</text:p>
          </table:table-cell>
          <table:table-cell table:formula="of:=LEFT([.G100];IFERROR([.H100]-1;99))" office:value-type="string" office:string-value="f_tit" calcext:value-type="string">
            <text:p>f_tit</text:p>
          </table:table-cell>
          <table:table-cell table:formula="of:=IF(ISERROR([.H100]);&quot;&quot;;MID([.G100];[.H100]+1;IFERROR([.I100]-[.H100]-1;99)))">
            <text:p/>
          </table:table-cell>
          <table:table-cell table:formula="of:=IF(ISERROR([.I100]);&quot;&quot;;MID([.G100];[.I100]+1;IFERROR([.J100]-[.I100]-1;99)))">
            <text:p/>
          </table:table-cell>
          <table:table-cell table:formula="of:=IFERROR(VLOOKUP([.K100];['tag lookup'.$A$1:.$B$1048576];2;0);&quot;&quot;)" office:value-type="string" office:string-value="Titanite" calcext:value-type="string">
            <text:p>Titanite</text:p>
          </table:table-cell>
          <table:table-cell table:formula="of:=IFERROR(VLOOKUP([.L100];['tag lookup'.$A$1:.$B$1048576];2;0);&quot;&quot;)">
            <text:p/>
          </table:table-cell>
          <table:table-cell table:formula="of:=IFERROR(VLOOKUP([.M100];['tag lookup'.$A$1:.$B$1048576];2;0);&quot;&quot;)">
            <text:p/>
          </table:table-cell>
          <table:table-cell table:style-name="ce2" table:formula="of:=IF([.N100]=&quot;&quot;;&quot;&quot;;&quot;,&quot;&quot;tags&quot;&quot;:[&quot;&quot;&quot; &amp; [.N100] &amp; IF([.O100]=&quot;&quot;;&quot;&quot;&quot;]&quot;;&quot;&quot;&quot;,&quot;&quot;&quot; &amp; [.O100]&amp;IF([.P100]=&quot;&quot;;&quot;&quot;&quot;]&quot;;&quot;&quot;&quot;,&quot;&quot;&quot;&amp;[.P100]&amp;&quot;&quot;&quot;]&quot;)))" office:value-type="string" office:string-value=",&quot;tags&quot;:[&quot;Titanite&quot;]" calcext:value-type="string">
            <text:p>,"tags":["Titanite"]</text:p>
          </table:table-cell>
          <table:table-cell table:formula="of:=FIND(&quot;&gt;&quot;;[.B100])" office:value-type="float" office:value="57" calcext:value-type="float">
            <text:p>57</text:p>
          </table:table-cell>
          <table:table-cell table:formula="of:=MID([.B100];[.R100]+1;LEN([.B100])-[.R100]-5)" office:value-type="string" office:string-value="Climb up the balcony with an &lt;a href=&quot;http://darksouls3.wiki.fextralife.com/Evangelist&quot;&gt;Evangelist&lt;/a&gt;. Grab a &lt;a href=&quot;http://darksouls3.wiki.fextralife.com/Titanite+Shard&quot;&gt;Titanite Shard&lt;/a&gt;" calcext:value-type="string">
            <text:p>Climb up the balcony with an &lt;a href="http://darksouls3.wiki.fextralife.com/Evangelist"&gt;Evangelist&lt;/a&gt;. Grab a &lt;a href="http://darksouls3.wiki.fextralife.com/Titanite+Shard"&gt;Titanite Shard&lt;/a&gt;</text:p>
          </table:table-cell>
          <table:table-cell table:formula="of:=&quot;{&quot;&quot;text&quot;&quot;:&quot;&quot;&quot;&amp;SUBSTITUTE([.S100];&quot;&quot;&quot;&quot;;&quot;\&quot;&quot;&quot;)&amp;&quot;&quot;&quot;&quot;&amp;[.Q100]&amp;&quot;},&quot;" office:value-type="string" office:string-value="{&quot;text&quot;:&quot;Climb up the balcony with an &lt;a href=\&quot;http://darksouls3.wiki.fextralife.com/Evangelist\&quot;&gt;Evangelist&lt;/a&gt;. Grab a &lt;a href=\&quot;http://darksouls3.wiki.fextralife.com/Titanite+Shard\&quot;&gt;Titanite Shard&lt;/a&gt;&quot;,&quot;tags&quot;:[&quot;Titanite&quot;]}," calcext:value-type="string">
            <text:p>{"text":"Climb up the balcony with an &lt;a href=\"http://darksouls3.wiki.fextralife.com/Evangelist\"&gt;Evangelist&lt;/a&gt;. Grab a &lt;a href=\"http://darksouls3.wiki.fextralife.com/Titanite+Shard\"&gt;Titanite Shard&lt;/a&gt;","tags":["Titanite"]},</text:p>
          </table:table-cell>
        </table:table-row>
        <table:table-row table:style-name="ro1">
          <table:table-cell/>
          <table:table-cell office:value-type="string" calcext:value-type="string">
            <text:p><text:s text:c="12"/>&lt;li data-id="playthrough_3_37" class="f_misc"&gt;Climb down from the balcony and walk onto a rooftop. Jump onto the wooden platform on your left to grab &lt;a href="http://darksouls3.wiki.fextralife.com/Rusted+Coin"&gt;Rusted Coin&amp;nbsp;x2&lt;/a&gt;&lt;/li&gt;</text:p>
          </table:table-cell>
          <table:table-cell table:formula="of:=TRIM([.B101])" office:value-type="string" office:string-value="&lt;li data-id=&quot;playthrough_3_37&quot; class=&quot;f_misc&quot;&gt;Climb down from the balcony and walk onto a rooftop. Jump onto the wooden platform on your left to grab &lt;a href=&quot;http://darksouls3.wiki.fextralife.com/Rusted+Coin&quot;&gt;Rusted Coin&amp;nbsp;x2&lt;/a&gt;&lt;/li&gt;" calcext:value-type="string">
            <text:p>&lt;li data-id="playthrough_3_37" class="f_misc"&gt;Climb down from the balcony and walk onto a rooftop. Jump onto the wooden platform on your left to grab &lt;a href="http://darksouls3.wiki.fextralife.com/Rusted+Coin"&gt;Rusted Coin&amp;nbsp;x2&lt;/a&gt;&lt;/li&gt;</text:p>
          </table:table-cell>
          <table:table-cell table:formula="of:=FIND(&quot;&quot;&quot;&quot;;[.C101];15)" office:value-type="float" office:value="30" calcext:value-type="float">
            <text:p>30</text:p>
          </table:table-cell>
          <table:table-cell table:formula="of:=FIND(&quot;&quot;&quot;&quot;;[.C101];[.D101]+1)" office:value-type="float" office:value="38" calcext:value-type="float">
            <text:p>38</text:p>
          </table:table-cell>
          <table:table-cell table:formula="of:=FIND(&quot;&quot;&quot;&quot;;[.C101];[.E101]+1)" office:value-type="float" office:value="45" calcext:value-type="float">
            <text:p>45</text:p>
          </table:table-cell>
          <table:table-cell table:formula="of:=MID([.C101];[.E101]+1;[.F101]-[.E101]-1)" office:value-type="string" office:string-value="f_misc" calcext:value-type="string">
            <text:p>f_misc</text:p>
          </table:table-cell>
          <table:table-cell table:formula="of:=FIND(&quot; &quot;;[.$G101])" office:value-type="string" office:string-value="" calcext:value-type="error">
            <text:p>#VALUE!</text:p>
          </table:table-cell>
          <table:table-cell table:formula="of:=FIND(&quot; &quot;;[.G101];[.H101]+1)" office:value-type="string" office:string-value="" calcext:value-type="error">
            <text:p>#VALUE!</text:p>
          </table:table-cell>
          <table:table-cell table:formula="of:=FIND(&quot; &quot;;[.G101];[.I101]+1)" office:value-type="string" office:string-value="" calcext:value-type="error">
            <text:p>#VALUE!</text:p>
          </table:table-cell>
          <table:table-cell table:formula="of:=LEFT([.G101];IFERROR([.H101]-1;99))" office:value-type="string" office:string-value="f_misc" calcext:value-type="string">
            <text:p>f_misc</text:p>
          </table:table-cell>
          <table:table-cell table:formula="of:=IF(ISERROR([.H101]);&quot;&quot;;MID([.G101];[.H101]+1;IFERROR([.I101]-[.H101]-1;99)))">
            <text:p/>
          </table:table-cell>
          <table:table-cell table:formula="of:=IF(ISERROR([.I101]);&quot;&quot;;MID([.G101];[.I101]+1;IFERROR([.J101]-[.I101]-1;99)))">
            <text:p/>
          </table:table-cell>
          <table:table-cell table:formula="of:=IFERROR(VLOOKUP([.K101];['tag lookup'.$A$1:.$B$1048576];2;0);&quot;&quot;)" office:value-type="string" office:string-value="Misc. items" calcext:value-type="string">
            <text:p>Misc. items</text:p>
          </table:table-cell>
          <table:table-cell table:formula="of:=IFERROR(VLOOKUP([.L101];['tag lookup'.$A$1:.$B$1048576];2;0);&quot;&quot;)">
            <text:p/>
          </table:table-cell>
          <table:table-cell table:formula="of:=IFERROR(VLOOKUP([.M101];['tag lookup'.$A$1:.$B$1048576];2;0);&quot;&quot;)">
            <text:p/>
          </table:table-cell>
          <table:table-cell table:style-name="ce2" table:formula="of:=IF([.N101]=&quot;&quot;;&quot;&quot;;&quot;,&quot;&quot;tags&quot;&quot;:[&quot;&quot;&quot; &amp; [.N101] &amp; IF([.O101]=&quot;&quot;;&quot;&quot;&quot;]&quot;;&quot;&quot;&quot;,&quot;&quot;&quot; &amp; [.O101]&amp;IF([.P101]=&quot;&quot;;&quot;&quot;&quot;]&quot;;&quot;&quot;&quot;,&quot;&quot;&quot;&amp;[.P101]&amp;&quot;&quot;&quot;]&quot;)))" office:value-type="string" office:string-value=",&quot;tags&quot;:[&quot;Misc. items&quot;]" calcext:value-type="string">
            <text:p>,"tags":["Misc. items"]</text:p>
          </table:table-cell>
          <table:table-cell table:formula="of:=FIND(&quot;&gt;&quot;;[.B101])" office:value-type="float" office:value="58" calcext:value-type="float">
            <text:p>58</text:p>
          </table:table-cell>
          <table:table-cell table:formula="of:=MID([.B101];[.R101]+1;LEN([.B101])-[.R101]-5)" office:value-type="string" office:string-value="Climb down from the balcony and walk onto a rooftop. Jump onto the wooden platform on your left to grab &lt;a href=&quot;http://darksouls3.wiki.fextralife.com/Rusted+Coin&quot;&gt;Rusted Coin&amp;nbsp;x2&lt;/a&gt;" calcext:value-type="string">
            <text:p>Climb down from the balcony and walk onto a rooftop. Jump onto the wooden platform on your left to grab &lt;a href="http://darksouls3.wiki.fextralife.com/Rusted+Coin"&gt;Rusted Coin&amp;nbsp;x2&lt;/a&gt;</text:p>
          </table:table-cell>
          <table:table-cell table:formula="of:=&quot;{&quot;&quot;text&quot;&quot;:&quot;&quot;&quot;&amp;SUBSTITUTE([.S101];&quot;&quot;&quot;&quot;;&quot;\&quot;&quot;&quot;)&amp;&quot;&quot;&quot;&quot;&amp;[.Q101]&amp;&quot;},&quot;" office:value-type="string" office:string-value="{&quot;text&quot;:&quot;Climb down from the balcony and walk onto a rooftop. Jump onto the wooden platform on your left to grab &lt;a href=\&quot;http://darksouls3.wiki.fextralife.com/Rusted+Coin\&quot;&gt;Rusted Coin&amp;nbsp;x2&lt;/a&gt;&quot;,&quot;tags&quot;:[&quot;Misc. items&quot;]}," calcext:value-type="string">
            <text:p>{"text":"Climb down from the balcony and walk onto a rooftop. Jump onto the wooden platform on your left to grab &lt;a href=\"http://darksouls3.wiki.fextralife.com/Rusted+Coin\"&gt;Rusted Coin&amp;nbsp;x2&lt;/a&gt;","tags":["Misc. items"]},</text:p>
          </table:table-cell>
        </table:table-row>
        <table:table-row table:style-name="ro1">
          <table:table-cell/>
          <table:table-cell office:value-type="string" calcext:value-type="string">
            <text:p><text:s text:c="12"/>&lt;li data-id="playthrough_3_38" class="f_gem"&gt;Jump down to kill the &lt;a href="http://darksouls3.wiki.fextralife.com/Crystal+Lizard"&gt;Crystal Lizard&lt;/a&gt; which drops a &lt;a href="http://darksouls3.wiki.fextralife.com/Sharp+Gem"&gt;Sharp Gem&lt;/a&gt;. Light the Dilapidated Bridge bonfire further below&lt;/li&gt;</text:p>
          </table:table-cell>
          <table:table-cell table:formula="of:=TRIM([.B102])" office:value-type="string" office:string-value="&lt;li data-id=&quot;playthrough_3_38&quot; class=&quot;f_gem&quot;&gt;Jump down to kill the &lt;a href=&quot;http://darksouls3.wiki.fextralife.com/Crystal+Lizard&quot;&gt;Crystal Lizard&lt;/a&gt; which drops a &lt;a href=&quot;http://darksouls3.wiki.fextralife.com/Sharp+Gem&quot;&gt;Sharp Gem&lt;/a&gt;. Light the Dilapidated Bridge bonfire further below&lt;/li&gt;" calcext:value-type="string">
            <text:p>&lt;li data-id="playthrough_3_38" class="f_gem"&gt;Jump down to kill the &lt;a href="http://darksouls3.wiki.fextralife.com/Crystal+Lizard"&gt;Crystal Lizard&lt;/a&gt; which drops a &lt;a href="http://darksouls3.wiki.fextralife.com/Sharp+Gem"&gt;Sharp Gem&lt;/a&gt;. Light the Dilapidated Bridge bonfire further below&lt;/li&gt;</text:p>
          </table:table-cell>
          <table:table-cell table:formula="of:=FIND(&quot;&quot;&quot;&quot;;[.C102];15)" office:value-type="float" office:value="30" calcext:value-type="float">
            <text:p>30</text:p>
          </table:table-cell>
          <table:table-cell table:formula="of:=FIND(&quot;&quot;&quot;&quot;;[.C102];[.D102]+1)" office:value-type="float" office:value="38" calcext:value-type="float">
            <text:p>38</text:p>
          </table:table-cell>
          <table:table-cell table:formula="of:=FIND(&quot;&quot;&quot;&quot;;[.C102];[.E102]+1)" office:value-type="float" office:value="44" calcext:value-type="float">
            <text:p>44</text:p>
          </table:table-cell>
          <table:table-cell table:formula="of:=MID([.C102];[.E102]+1;[.F102]-[.E102]-1)" office:value-type="string" office:string-value="f_gem" calcext:value-type="string">
            <text:p>f_gem</text:p>
          </table:table-cell>
          <table:table-cell table:formula="of:=FIND(&quot; &quot;;[.$G102])" office:value-type="string" office:string-value="" calcext:value-type="error">
            <text:p>#VALUE!</text:p>
          </table:table-cell>
          <table:table-cell table:formula="of:=FIND(&quot; &quot;;[.G102];[.H102]+1)" office:value-type="string" office:string-value="" calcext:value-type="error">
            <text:p>#VALUE!</text:p>
          </table:table-cell>
          <table:table-cell table:formula="of:=FIND(&quot; &quot;;[.G102];[.I102]+1)" office:value-type="string" office:string-value="" calcext:value-type="error">
            <text:p>#VALUE!</text:p>
          </table:table-cell>
          <table:table-cell table:formula="of:=LEFT([.G102];IFERROR([.H102]-1;99))" office:value-type="string" office:string-value="f_gem" calcext:value-type="string">
            <text:p>f_gem</text:p>
          </table:table-cell>
          <table:table-cell table:formula="of:=IF(ISERROR([.H102]);&quot;&quot;;MID([.G102];[.H102]+1;IFERROR([.I102]-[.H102]-1;99)))">
            <text:p/>
          </table:table-cell>
          <table:table-cell table:formula="of:=IF(ISERROR([.I102]);&quot;&quot;;MID([.G102];[.I102]+1;IFERROR([.J102]-[.I102]-1;99)))">
            <text:p/>
          </table:table-cell>
          <table:table-cell table:formula="of:=IFERROR(VLOOKUP([.K102];['tag lookup'.$A$1:.$B$1048576];2;0);&quot;&quot;)">
            <text:p/>
          </table:table-cell>
          <table:table-cell table:formula="of:=IFERROR(VLOOKUP([.L102];['tag lookup'.$A$1:.$B$1048576];2;0);&quot;&quot;)">
            <text:p/>
          </table:table-cell>
          <table:table-cell table:formula="of:=IFERROR(VLOOKUP([.M102];['tag lookup'.$A$1:.$B$1048576];2;0);&quot;&quot;)">
            <text:p/>
          </table:table-cell>
          <table:table-cell table:style-name="ce2" table:formula="of:=IF([.N102]=&quot;&quot;;&quot;&quot;;&quot;,&quot;&quot;tags&quot;&quot;:[&quot;&quot;&quot; &amp; [.N102] &amp; IF([.O102]=&quot;&quot;;&quot;&quot;&quot;]&quot;;&quot;&quot;&quot;,&quot;&quot;&quot; &amp; [.O102]&amp;IF([.P102]=&quot;&quot;;&quot;&quot;&quot;]&quot;;&quot;&quot;&quot;,&quot;&quot;&quot;&amp;[.P102]&amp;&quot;&quot;&quot;]&quot;)))">
            <text:p/>
          </table:table-cell>
          <table:table-cell table:formula="of:=FIND(&quot;&gt;&quot;;[.B102])" office:value-type="float" office:value="57" calcext:value-type="float">
            <text:p>57</text:p>
          </table:table-cell>
          <table:table-cell table:formula="of:=MID([.B102];[.R102]+1;LEN([.B102])-[.R102]-5)" office:value-type="string" office:string-value="Jump down to kill the &lt;a href=&quot;http://darksouls3.wiki.fextralife.com/Crystal+Lizard&quot;&gt;Crystal Lizard&lt;/a&gt; which drops a &lt;a href=&quot;http://darksouls3.wiki.fextralife.com/Sharp+Gem&quot;&gt;Sharp Gem&lt;/a&gt;. Light the Dilapidated Bridge bonfire further below" calcext:value-type="string">
            <text:p>Jump down to kill the &lt;a href="http://darksouls3.wiki.fextralife.com/Crystal+Lizard"&gt;Crystal Lizard&lt;/a&gt; which drops a &lt;a href="http://darksouls3.wiki.fextralife.com/Sharp+Gem"&gt;Sharp Gem&lt;/a&gt;. Light the Dilapidated Bridge bonfire further below</text:p>
          </table:table-cell>
          <table:table-cell table:formula="of:=&quot;{&quot;&quot;text&quot;&quot;:&quot;&quot;&quot;&amp;SUBSTITUTE([.S102];&quot;&quot;&quot;&quot;;&quot;\&quot;&quot;&quot;)&amp;&quot;&quot;&quot;&quot;&amp;[.Q102]&amp;&quot;},&quot;" office:value-type="string" office:string-value="{&quot;text&quot;:&quot;Jump down to kill the &lt;a href=\&quot;http://darksouls3.wiki.fextralife.com/Crystal+Lizard\&quot;&gt;Crystal Lizard&lt;/a&gt; which drops a &lt;a href=\&quot;http://darksouls3.wiki.fextralife.com/Sharp+Gem\&quot;&gt;Sharp Gem&lt;/a&gt;. Light the Dilapidated Bridge bonfire further below&quot;}," calcext:value-type="string">
            <text:p>{"text":"Jump down to kill the &lt;a href=\"http://darksouls3.wiki.fextralife.com/Crystal+Lizard\"&gt;Crystal Lizard&lt;/a&gt; which drops a &lt;a href=\"http://darksouls3.wiki.fextralife.com/Sharp+Gem\"&gt;Sharp Gem&lt;/a&gt;. Light the Dilapidated Bridge bonfire further below"},</text:p>
          </table:table-cell>
        </table:table-row>
        <table:table-row table:style-name="ro1">
          <table:table-cell/>
          <table:table-cell office:value-type="string" calcext:value-type="string">
            <text:p><text:s text:c="12"/>&lt;li data-id="playthrough_3_39" class="f_misc f_npc f_miss"&gt;Mad dark spirit &lt;a href="http://darksouls3.wiki.fextralife.com/Holy+Knight+Hodrick"&gt;Holy Knight Hodrick&lt;/a&gt; will invade near the Dilapidated Bridge bonfire if you are embered. Kill him for his &lt;a href="http://darksouls3.wiki.fextralife.com/Vertebra+Shackle"&gt;Vertebra Shackle&lt;/a&gt;&lt;/li&gt;</text:p>
          </table:table-cell>
          <table:table-cell table:formula="of:=TRIM([.B103])" office:value-type="string" office:string-value="&lt;li data-id=&quot;playthrough_3_39&quot; class=&quot;f_misc f_npc f_miss&quot;&gt;Mad dark spirit &lt;a href=&quot;http://darksouls3.wiki.fextralife.com/Holy+Knight+Hodrick&quot;&gt;Holy Knight Hodrick&lt;/a&gt; will invade near the Dilapidated Bridge bonfire if you are embered. Kill him for his &lt;a href=&quot;http://darksouls3.wiki.fextralife.com/Vertebra+Shackle&quot;&gt;Vertebra Shackle&lt;/a&gt;&lt;/li&gt;" calcext:value-type="string">
            <text:p>&lt;li data-id="playthrough_3_39" class="f_misc f_npc f_miss"&gt;Mad dark spirit &lt;a href="http://darksouls3.wiki.fextralife.com/Holy+Knight+Hodrick"&gt;Holy Knight Hodrick&lt;/a&gt; will invade near the Dilapidated Bridge bonfire if you are embered. Kill him for his &lt;a href="http://darksouls3.wiki.fextralife.com/Vertebra+Shackle"&gt;Vertebra Shackle&lt;/a&gt;&lt;/li&gt;</text:p>
          </table:table-cell>
          <table:table-cell table:formula="of:=FIND(&quot;&quot;&quot;&quot;;[.C103];15)" office:value-type="float" office:value="30" calcext:value-type="float">
            <text:p>30</text:p>
          </table:table-cell>
          <table:table-cell table:formula="of:=FIND(&quot;&quot;&quot;&quot;;[.C103];[.D103]+1)" office:value-type="float" office:value="38" calcext:value-type="float">
            <text:p>38</text:p>
          </table:table-cell>
          <table:table-cell table:formula="of:=FIND(&quot;&quot;&quot;&quot;;[.C103];[.E103]+1)" office:value-type="float" office:value="58" calcext:value-type="float">
            <text:p>58</text:p>
          </table:table-cell>
          <table:table-cell table:formula="of:=MID([.C103];[.E103]+1;[.F103]-[.E103]-1)" office:value-type="string" office:string-value="f_misc f_npc f_miss" calcext:value-type="string">
            <text:p>f_misc f_npc f_miss</text:p>
          </table:table-cell>
          <table:table-cell table:formula="of:=FIND(&quot; &quot;;[.$G103])" office:value-type="float" office:value="7" calcext:value-type="float">
            <text:p>7</text:p>
          </table:table-cell>
          <table:table-cell table:formula="of:=FIND(&quot; &quot;;[.G103];[.H103]+1)" office:value-type="float" office:value="13" calcext:value-type="float">
            <text:p>13</text:p>
          </table:table-cell>
          <table:table-cell table:formula="of:=FIND(&quot; &quot;;[.G103];[.I103]+1)" office:value-type="string" office:string-value="" calcext:value-type="error">
            <text:p>#VALUE!</text:p>
          </table:table-cell>
          <table:table-cell table:formula="of:=LEFT([.G103];IFERROR([.H103]-1;99))" office:value-type="string" office:string-value="f_misc" calcext:value-type="string">
            <text:p>f_misc</text:p>
          </table:table-cell>
          <table:table-cell table:formula="of:=IF(ISERROR([.H103]);&quot;&quot;;MID([.G103];[.H103]+1;IFERROR([.I103]-[.H103]-1;99)))" office:value-type="string" office:string-value="f_npc" calcext:value-type="string">
            <text:p>f_npc</text:p>
          </table:table-cell>
          <table:table-cell table:formula="of:=IF(ISERROR([.I103]);&quot;&quot;;MID([.G103];[.I103]+1;IFERROR([.J103]-[.I103]-1;99)))" office:value-type="string" office:string-value="f_miss" calcext:value-type="string">
            <text:p>f_miss</text:p>
          </table:table-cell>
          <table:table-cell table:formula="of:=IFERROR(VLOOKUP([.K103];['tag lookup'.$A$1:.$B$1048576];2;0);&quot;&quot;)" office:value-type="string" office:string-value="Misc. items" calcext:value-type="string">
            <text:p>Misc. items</text:p>
          </table:table-cell>
          <table:table-cell table:formula="of:=IFERROR(VLOOKUP([.L103];['tag lookup'.$A$1:.$B$1048576];2;0);&quot;&quot;)">
            <text:p/>
          </table:table-cell>
          <table:table-cell table:formula="of:=IFERROR(VLOOKUP([.M103];['tag lookup'.$A$1:.$B$1048576];2;0);&quot;&quot;)" office:value-type="string" office:string-value="Missable" calcext:value-type="string">
            <text:p>Missable</text:p>
          </table:table-cell>
          <table:table-cell table:style-name="ce2" table:formula="of:=IF([.N103]=&quot;&quot;;&quot;&quot;;&quot;,&quot;&quot;tags&quot;&quot;:[&quot;&quot;&quot; &amp; [.N103] &amp; IF([.O103]=&quot;&quot;;&quot;&quot;&quot;]&quot;;&quot;&quot;&quot;,&quot;&quot;&quot; &amp; [.O103]&amp;IF([.P103]=&quot;&quot;;&quot;&quot;&quot;]&quot;;&quot;&quot;&quot;,&quot;&quot;&quot;&amp;[.P103]&amp;&quot;&quot;&quot;]&quot;)))" office:value-type="string" office:string-value=",&quot;tags&quot;:[&quot;Misc. items&quot;]" calcext:value-type="string">
            <text:p>,"tags":["Misc. items"]</text:p>
          </table:table-cell>
          <table:table-cell table:formula="of:=FIND(&quot;&gt;&quot;;[.B103])" office:value-type="float" office:value="71" calcext:value-type="float">
            <text:p>71</text:p>
          </table:table-cell>
          <table:table-cell table:formula="of:=MID([.B103];[.R103]+1;LEN([.B103])-[.R103]-5)" office:value-type="string" office:string-value="Mad dark spirit &lt;a href=&quot;http://darksouls3.wiki.fextralife.com/Holy+Knight+Hodrick&quot;&gt;Holy Knight Hodrick&lt;/a&gt; will invade near the Dilapidated Bridge bonfire if you are embered. Kill him for his &lt;a href=&quot;http://darksouls3.wiki.fextralife.com/Vertebra+Shackle&quot;&gt;Vertebra Shackle&lt;/a&gt;" calcext:value-type="string">
            <text:p>Mad dark spirit &lt;a href="http://darksouls3.wiki.fextralife.com/Holy+Knight+Hodrick"&gt;Holy Knight Hodrick&lt;/a&gt; will invade near the Dilapidated Bridge bonfire if you are embered. Kill him for his &lt;a href="http://darksouls3.wiki.fextralife.com/Vertebra+Shackle"&gt;Vertebra Shackle&lt;/a&gt;</text:p>
          </table:table-cell>
          <table:table-cell table:formula="of:=&quot;{&quot;&quot;text&quot;&quot;:&quot;&quot;&quot;&amp;SUBSTITUTE([.S103];&quot;&quot;&quot;&quot;;&quot;\&quot;&quot;&quot;)&amp;&quot;&quot;&quot;&quot;&amp;[.Q103]&amp;&quot;},&quot;" office:value-type="string" office:string-value="{&quot;text&quot;:&quot;Mad dark spirit &lt;a href=\&quot;http://darksouls3.wiki.fextralife.com/Holy+Knight+Hodrick\&quot;&gt;Holy Knight Hodrick&lt;/a&gt; will invade near the Dilapidated Bridge bonfire if you are embered. Kill him for his &lt;a href=\&quot;http://darksouls3.wiki.fextralife.com/Vertebra+Shackle\&quot;&gt;Vertebra Shackle&lt;/a&gt;&quot;,&quot;tags&quot;:[&quot;Misc. items&quot;]}," calcext:value-type="string">
            <text:p>{"text":"Mad dark spirit &lt;a href=\"http://darksouls3.wiki.fextralife.com/Holy+Knight+Hodrick\"&gt;Holy Knight Hodrick&lt;/a&gt; will invade near the Dilapidated Bridge bonfire if you are embered. Kill him for his &lt;a href=\"http://darksouls3.wiki.fextralife.com/Vertebra+Shackle\"&gt;Vertebra Shackle&lt;/a&gt;","tags":["Misc. items"]},</text:p>
          </table:table-cell>
        </table:table-row>
        <table:table-row table:style-name="ro1">
          <table:table-cell/>
          <table:table-cell office:value-type="string" calcext:value-type="string">
            <text:p><text:s text:c="12"/>&lt;li data-id="playthrough_3_13" class="f_misc f_weap"&gt;Get back to the burning tree near the beginning of Undead Settlement, walk across the bridge, and walk around the right which should be blocked by wooden crates and barrels. Walk towards the houses with the &lt;a href="http://darksouls3.wiki.fextralife.com/Thrall"&gt;Thralls&lt;/a&gt;. Find a &lt;a href="http://darksouls3.wiki.fextralife.com/Fading+Soul"&gt;Fading Soul&lt;/a&gt; here. Walk around one of the houses to get the &lt;a href="http://darksouls3.wiki.fextralife.com/Plank+Shield"&gt;Plank Shield&lt;/a&gt;. Walk onto the rooftop of the house to your left and grab &lt;a href="http://darksouls3.wiki.fextralife.com/Firebomb"&gt;Firebomb&amp;nbsp;x6&lt;/a&gt;&lt;/li&gt;</text:p>
          </table:table-cell>
          <table:table-cell table:formula="of:=TRIM([.B104])" office:value-type="string" office:string-value="&lt;li data-id=&quot;playthrough_3_13&quot; class=&quot;f_misc f_weap&quot;&gt;Get back to the burning tree near the beginning of Undead Settlement, walk across the bridge, and walk around the right which should be blocked by wooden crates and barrels. Walk towards the houses with the &lt;a href=&quot;http://darksouls3.wiki.fextralife.com/Thrall&quot;&gt;Thralls&lt;/a&gt;. Find a &lt;a href=&quot;http://darksouls3.wiki.fextralife.com/Fading+Soul&quot;&gt;Fading Soul&lt;/a&gt; here. Walk around one of the houses to get the &lt;a href=&quot;http://darksouls3.wiki.fextralife.com/Plank+Shield&quot;&gt;Plank Shield&lt;/a&gt;. Walk onto the rooftop of the house to your left and grab &lt;a href=&quot;http://darksouls3.wiki.fextralife.com/Firebomb&quot;&gt;Firebomb&amp;nbsp;x6&lt;/a&gt;&lt;/li&gt;" calcext:value-type="string">
            <text:p>&lt;li data-id="playthrough_3_13" class="f_misc f_weap"&gt;Get back to the burning tree near the beginning of Undead Settlement, walk across the bridge, and walk around the right which should be blocked by wooden crates and barrels. Walk towards the houses with the &lt;a href="http://darksouls3.wiki.fextralife.com/Thrall"&gt;Thralls&lt;/a&gt;. Find a &lt;a href="http://darksouls3.wiki.fextralife.com/Fading+Soul"&gt;Fading Soul&lt;/a&gt; here. Walk around one of the houses to get the &lt;a href="http://darksouls3.wiki.fextralife.com/Plank+Shield"&gt;Plank Shield&lt;/a&gt;. Walk onto the rooftop of the house to your left and grab &lt;a href="http://darksouls3.wiki.fextralife.com/Firebomb"&gt;Firebomb&amp;nbsp;x6&lt;/a&gt;&lt;/li&gt;</text:p>
          </table:table-cell>
          <table:table-cell table:formula="of:=FIND(&quot;&quot;&quot;&quot;;[.C104];15)" office:value-type="float" office:value="30" calcext:value-type="float">
            <text:p>30</text:p>
          </table:table-cell>
          <table:table-cell table:formula="of:=FIND(&quot;&quot;&quot;&quot;;[.C104];[.D104]+1)" office:value-type="float" office:value="38" calcext:value-type="float">
            <text:p>38</text:p>
          </table:table-cell>
          <table:table-cell table:formula="of:=FIND(&quot;&quot;&quot;&quot;;[.C104];[.E104]+1)" office:value-type="float" office:value="52" calcext:value-type="float">
            <text:p>52</text:p>
          </table:table-cell>
          <table:table-cell table:formula="of:=MID([.C104];[.E104]+1;[.F104]-[.E104]-1)" office:value-type="string" office:string-value="f_misc f_weap" calcext:value-type="string">
            <text:p>f_misc f_weap</text:p>
          </table:table-cell>
          <table:table-cell table:formula="of:=FIND(&quot; &quot;;[.$G104])" office:value-type="float" office:value="7" calcext:value-type="float">
            <text:p>7</text:p>
          </table:table-cell>
          <table:table-cell table:formula="of:=FIND(&quot; &quot;;[.G104];[.H104]+1)" office:value-type="string" office:string-value="" calcext:value-type="error">
            <text:p>#VALUE!</text:p>
          </table:table-cell>
          <table:table-cell table:formula="of:=FIND(&quot; &quot;;[.G104];[.I104]+1)" office:value-type="string" office:string-value="" calcext:value-type="error">
            <text:p>#VALUE!</text:p>
          </table:table-cell>
          <table:table-cell table:formula="of:=LEFT([.G104];IFERROR([.H104]-1;99))" office:value-type="string" office:string-value="f_misc" calcext:value-type="string">
            <text:p>f_misc</text:p>
          </table:table-cell>
          <table:table-cell table:formula="of:=IF(ISERROR([.H104]);&quot;&quot;;MID([.G104];[.H104]+1;IFERROR([.I104]-[.H104]-1;99)))" office:value-type="string" office:string-value="f_weap" calcext:value-type="string">
            <text:p>f_weap</text:p>
          </table:table-cell>
          <table:table-cell table:formula="of:=IF(ISERROR([.I104]);&quot;&quot;;MID([.G104];[.I104]+1;IFERROR([.J104]-[.I104]-1;99)))">
            <text:p/>
          </table:table-cell>
          <table:table-cell table:formula="of:=IFERROR(VLOOKUP([.K104];['tag lookup'.$A$1:.$B$1048576];2;0);&quot;&quot;)" office:value-type="string" office:string-value="Misc. items" calcext:value-type="string">
            <text:p>Misc. items</text:p>
          </table:table-cell>
          <table:table-cell table:formula="of:=IFERROR(VLOOKUP([.L104];['tag lookup'.$A$1:.$B$1048576];2;0);&quot;&quot;)" office:value-type="string" office:string-value="Weapons" calcext:value-type="string">
            <text:p>Weapons</text:p>
          </table:table-cell>
          <table:table-cell table:formula="of:=IFERROR(VLOOKUP([.M104];['tag lookup'.$A$1:.$B$1048576];2;0);&quot;&quot;)">
            <text:p/>
          </table:table-cell>
          <table:table-cell table:style-name="ce2" table:formula="of:=IF([.N104]=&quot;&quot;;&quot;&quot;;&quot;,&quot;&quot;tags&quot;&quot;:[&quot;&quot;&quot; &amp; [.N104] &amp; IF([.O104]=&quot;&quot;;&quot;&quot;&quot;]&quot;;&quot;&quot;&quot;,&quot;&quot;&quot; &amp; [.O104]&amp;IF([.P104]=&quot;&quot;;&quot;&quot;&quot;]&quot;;&quot;&quot;&quot;,&quot;&quot;&quot;&amp;[.P104]&amp;&quot;&quot;&quot;]&quot;)))" office:value-type="string" office:string-value=",&quot;tags&quot;:[&quot;Misc. items&quot;,&quot;Weapons&quot;]" calcext:value-type="string">
            <text:p>,"tags":["Misc. items","Weapons"]</text:p>
          </table:table-cell>
          <table:table-cell table:formula="of:=FIND(&quot;&gt;&quot;;[.B104])" office:value-type="float" office:value="65" calcext:value-type="float">
            <text:p>65</text:p>
          </table:table-cell>
          <table:table-cell table:formula="of:=MID([.B104];[.R104]+1;LEN([.B104])-[.R104]-5)" office:value-type="string" office:string-value="Get back to the burning tree near the beginning of Undead Settlement, walk across the bridge, and walk around the right which should be blocked by wooden crates and barrels. Walk towards the houses with the &lt;a href=&quot;http://darksouls3.wiki.fextralife.com/Thrall&quot;&gt;Thralls&lt;/a&gt;. Find a &lt;a href=&quot;http://darksouls3.wiki.fextralife.com/Fading+Soul&quot;&gt;Fading Soul&lt;/a&gt; here. Walk around one of the houses to get the &lt;a href=&quot;http://darksouls3.wiki.fextralife.com/Plank+Shield&quot;&gt;Plank Shield&lt;/a&gt;. Walk onto the rooftop of the house to your left and grab &lt;a href=&quot;http://darksouls3.wiki.fextralife.com/Firebomb&quot;&gt;Firebomb&amp;nbsp;x6&lt;/a&gt;" calcext:value-type="string">
            <text:p>Get back to the burning tree near the beginning of Undead Settlement, walk across the bridge, and walk around the right which should be blocked by wooden crates and barrels. Walk towards the houses with the &lt;a href="http://darksouls3.wiki.fextralife.com/Thrall"&gt;Thralls&lt;/a&gt;. Find a &lt;a href="http://darksouls3.wiki.fextralife.com/Fading+Soul"&gt;Fading Soul&lt;/a&gt; here. Walk around one of the houses to get the &lt;a href="http://darksouls3.wiki.fextralife.com/Plank+Shield"&gt;Plank Shield&lt;/a&gt;. Walk onto the rooftop of the house to your left and grab &lt;a href="http://darksouls3.wiki.fextralife.com/Firebomb"&gt;Firebomb&amp;nbsp;x6&lt;/a&gt;</text:p>
          </table:table-cell>
          <table:table-cell table:formula="of:=&quot;{&quot;&quot;text&quot;&quot;:&quot;&quot;&quot;&amp;SUBSTITUTE([.S104];&quot;&quot;&quot;&quot;;&quot;\&quot;&quot;&quot;)&amp;&quot;&quot;&quot;&quot;&amp;[.Q104]&amp;&quot;},&quot;" office:value-type="string" office:string-value="{&quot;text&quot;:&quot;Get back to the burning tree near the beginning of Undead Settlement, walk across the bridge, and walk around the right which should be blocked by wooden crates and barrels. Walk towards the houses with the &lt;a href=\&quot;http://darksouls3.wiki.fextralife.com/Thrall\&quot;&gt;Thralls&lt;/a&gt;. Find a &lt;a href=\&quot;http://darksouls3.wiki.fextralife.com/Fading+Soul\&quot;&gt;Fading Soul&lt;/a&gt; here. Walk around one of the houses to get the &lt;a href=\&quot;http://darksouls3.wiki.fextralife.com/Plank+Shield\&quot;&gt;Plank Shield&lt;/a&gt;. Walk onto the rooftop of the house to your left and grab &lt;a href=\&quot;http://darksouls3.wiki.fextralife.com/Firebomb\&quot;&gt;Firebomb&amp;nbsp;x6&lt;/a&gt;&quot;,&quot;tags&quot;:[&quot;Misc. items&quot;,&quot;Weapons&quot;]}," calcext:value-type="string">
            <text:p>{"text":"Get back to the burning tree near the beginning of Undead Settlement, walk across the bridge, and walk around the right which should be blocked by wooden crates and barrels. Walk towards the houses with the &lt;a href=\"http://darksouls3.wiki.fextralife.com/Thrall\"&gt;Thralls&lt;/a&gt;. Find a &lt;a href=\"http://darksouls3.wiki.fextralife.com/Fading+Soul\"&gt;Fading Soul&lt;/a&gt; here. Walk around one of the houses to get the &lt;a href=\"http://darksouls3.wiki.fextralife.com/Plank+Shield\"&gt;Plank Shield&lt;/a&gt;. Walk onto the rooftop of the house to your left and grab &lt;a href=\"http://darksouls3.wiki.fextralife.com/Firebomb\"&gt;Firebomb&amp;nbsp;x6&lt;/a&gt;","tags":["Misc. items","Weapons"]},</text:p>
          </table:table-cell>
        </table:table-row>
        <table:table-row table:style-name="ro1">
          <table:table-cell/>
          <table:table-cell office:value-type="string" calcext:value-type="string">
            <text:p><text:s text:c="12"/>&lt;li data-id="playthrough_3_14" class="f_misc f_ring"&gt;Climb onto the rooftop of the other house and grab &lt;a href="http://darksouls3.wiki.fextralife.com/Homeward+Bone"&gt;Homeward Bone&amp;nbsp;x2&lt;/a&gt;. Jump down to where a non-hostile Cage Carrier is walking around. Cut down the hanging corpse at the end and grab the &lt;a href="http://darksouls3.wiki.fextralife.com/Flame+Stoneplate+Ring"&gt;Flame Stoneplate Ring&lt;/a&gt;. (If the corpse falls down and you are unable get the item, just proceed to the next step)&lt;/li&gt;</text:p>
          </table:table-cell>
          <table:table-cell table:formula="of:=TRIM([.B105])" office:value-type="string" office:string-value="&lt;li data-id=&quot;playthrough_3_14&quot; class=&quot;f_misc f_ring&quot;&gt;Climb onto the rooftop of the other house and grab &lt;a href=&quot;http://darksouls3.wiki.fextralife.com/Homeward+Bone&quot;&gt;Homeward Bone&amp;nbsp;x2&lt;/a&gt;. Jump down to where a non-hostile Cage Carrier is walking around. Cut down the hanging corpse at the end and grab the &lt;a href=&quot;http://darksouls3.wiki.fextralife.com/Flame+Stoneplate+Ring&quot;&gt;Flame Stoneplate Ring&lt;/a&gt;. (If the corpse falls down and you are unable get the item, just proceed to the next step)&lt;/li&gt;" calcext:value-type="string">
            <text:p>&lt;li data-id="playthrough_3_14" class="f_misc f_ring"&gt;Climb onto the rooftop of the other house and grab &lt;a href="http://darksouls3.wiki.fextralife.com/Homeward+Bone"&gt;Homeward Bone&amp;nbsp;x2&lt;/a&gt;. Jump down to where a non-hostile Cage Carrier is walking around. Cut down the hanging corpse at the end and grab the &lt;a href="http://darksouls3.wiki.fextralife.com/Flame+Stoneplate+Ring"&gt;Flame Stoneplate Ring&lt;/a&gt;. (If the corpse falls down and you are unable get the item, just proceed to the next step)&lt;/li&gt;</text:p>
          </table:table-cell>
          <table:table-cell table:formula="of:=FIND(&quot;&quot;&quot;&quot;;[.C105];15)" office:value-type="float" office:value="30" calcext:value-type="float">
            <text:p>30</text:p>
          </table:table-cell>
          <table:table-cell table:formula="of:=FIND(&quot;&quot;&quot;&quot;;[.C105];[.D105]+1)" office:value-type="float" office:value="38" calcext:value-type="float">
            <text:p>38</text:p>
          </table:table-cell>
          <table:table-cell table:formula="of:=FIND(&quot;&quot;&quot;&quot;;[.C105];[.E105]+1)" office:value-type="float" office:value="52" calcext:value-type="float">
            <text:p>52</text:p>
          </table:table-cell>
          <table:table-cell table:formula="of:=MID([.C105];[.E105]+1;[.F105]-[.E105]-1)" office:value-type="string" office:string-value="f_misc f_ring" calcext:value-type="string">
            <text:p>f_misc f_ring</text:p>
          </table:table-cell>
          <table:table-cell table:formula="of:=FIND(&quot; &quot;;[.$G105])" office:value-type="float" office:value="7" calcext:value-type="float">
            <text:p>7</text:p>
          </table:table-cell>
          <table:table-cell table:formula="of:=FIND(&quot; &quot;;[.G105];[.H105]+1)" office:value-type="string" office:string-value="" calcext:value-type="error">
            <text:p>#VALUE!</text:p>
          </table:table-cell>
          <table:table-cell table:formula="of:=FIND(&quot; &quot;;[.G105];[.I105]+1)" office:value-type="string" office:string-value="" calcext:value-type="error">
            <text:p>#VALUE!</text:p>
          </table:table-cell>
          <table:table-cell table:formula="of:=LEFT([.G105];IFERROR([.H105]-1;99))" office:value-type="string" office:string-value="f_misc" calcext:value-type="string">
            <text:p>f_misc</text:p>
          </table:table-cell>
          <table:table-cell table:formula="of:=IF(ISERROR([.H105]);&quot;&quot;;MID([.G105];[.H105]+1;IFERROR([.I105]-[.H105]-1;99)))" office:value-type="string" office:string-value="f_ring" calcext:value-type="string">
            <text:p>f_ring</text:p>
          </table:table-cell>
          <table:table-cell table:formula="of:=IF(ISERROR([.I105]);&quot;&quot;;MID([.G105];[.I105]+1;IFERROR([.J105]-[.I105]-1;99)))">
            <text:p/>
          </table:table-cell>
          <table:table-cell table:formula="of:=IFERROR(VLOOKUP([.K105];['tag lookup'.$A$1:.$B$1048576];2;0);&quot;&quot;)" office:value-type="string" office:string-value="Misc. items" calcext:value-type="string">
            <text:p>Misc. items</text:p>
          </table:table-cell>
          <table:table-cell table:formula="of:=IFERROR(VLOOKUP([.L105];['tag lookup'.$A$1:.$B$1048576];2;0);&quot;&quot;)" office:value-type="string" office:string-value="Rings" calcext:value-type="string">
            <text:p>Rings</text:p>
          </table:table-cell>
          <table:table-cell table:formula="of:=IFERROR(VLOOKUP([.M105];['tag lookup'.$A$1:.$B$1048576];2;0);&quot;&quot;)">
            <text:p/>
          </table:table-cell>
          <table:table-cell table:style-name="ce2" table:formula="of:=IF([.N105]=&quot;&quot;;&quot;&quot;;&quot;,&quot;&quot;tags&quot;&quot;:[&quot;&quot;&quot; &amp; [.N105] &amp; IF([.O105]=&quot;&quot;;&quot;&quot;&quot;]&quot;;&quot;&quot;&quot;,&quot;&quot;&quot; &amp; [.O105]&amp;IF([.P105]=&quot;&quot;;&quot;&quot;&quot;]&quot;;&quot;&quot;&quot;,&quot;&quot;&quot;&amp;[.P105]&amp;&quot;&quot;&quot;]&quot;)))" office:value-type="string" office:string-value=",&quot;tags&quot;:[&quot;Misc. items&quot;,&quot;Rings&quot;]" calcext:value-type="string">
            <text:p>,"tags":["Misc. items","Rings"]</text:p>
          </table:table-cell>
          <table:table-cell table:formula="of:=FIND(&quot;&gt;&quot;;[.B105])" office:value-type="float" office:value="65" calcext:value-type="float">
            <text:p>65</text:p>
          </table:table-cell>
          <table:table-cell table:formula="of:=MID([.B105];[.R105]+1;LEN([.B105])-[.R105]-5)" office:value-type="string" office:string-value="Climb onto the rooftop of the other house and grab &lt;a href=&quot;http://darksouls3.wiki.fextralife.com/Homeward+Bone&quot;&gt;Homeward Bone&amp;nbsp;x2&lt;/a&gt;. Jump down to where a non-hostile Cage Carrier is walking around. Cut down the hanging corpse at the end and grab the &lt;a href=&quot;http://darksouls3.wiki.fextralife.com/Flame+Stoneplate+Ring&quot;&gt;Flame Stoneplate Ring&lt;/a&gt;. (If the corpse falls down and you are unable get the item, just proceed to the next step)" calcext:value-type="string">
            <text:p>Climb onto the rooftop of the other house and grab &lt;a href="http://darksouls3.wiki.fextralife.com/Homeward+Bone"&gt;Homeward Bone&amp;nbsp;x2&lt;/a&gt;. Jump down to where a non-hostile Cage Carrier is walking around. Cut down the hanging corpse at the end and grab the &lt;a href="http://darksouls3.wiki.fextralife.com/Flame+Stoneplate+Ring"&gt;Flame Stoneplate Ring&lt;/a&gt;. (If the corpse falls down and you are unable get the item, just proceed to the next step)</text:p>
          </table:table-cell>
          <table:table-cell table:formula="of:=&quot;{&quot;&quot;text&quot;&quot;:&quot;&quot;&quot;&amp;SUBSTITUTE([.S105];&quot;&quot;&quot;&quot;;&quot;\&quot;&quot;&quot;)&amp;&quot;&quot;&quot;&quot;&amp;[.Q105]&amp;&quot;},&quot;" office:value-type="string" office:string-value="{&quot;text&quot;:&quot;Climb onto the rooftop of the other house and grab &lt;a href=\&quot;http://darksouls3.wiki.fextralife.com/Homeward+Bone\&quot;&gt;Homeward Bone&amp;nbsp;x2&lt;/a&gt;. Jump down to where a non-hostile Cage Carrier is walking around. Cut down the hanging corpse at the end and grab the &lt;a href=\&quot;http://darksouls3.wiki.fextralife.com/Flame+Stoneplate+Ring\&quot;&gt;Flame Stoneplate Ring&lt;/a&gt;. (If the corpse falls down and you are unable get the item, just proceed to the next step)&quot;,&quot;tags&quot;:[&quot;Misc. items&quot;,&quot;Rings&quot;]}," calcext:value-type="string">
            <text:p>{"text":"Climb onto the rooftop of the other house and grab &lt;a href=\"http://darksouls3.wiki.fextralife.com/Homeward+Bone\"&gt;Homeward Bone&amp;nbsp;x2&lt;/a&gt;. Jump down to where a non-hostile Cage Carrier is walking around. Cut down the hanging corpse at the end and grab the &lt;a href=\"http://darksouls3.wiki.fextralife.com/Flame+Stoneplate+Ring\"&gt;Flame Stoneplate Ring&lt;/a&gt;. (If the corpse falls down and you are unable get the item, just proceed to the next step)","tags":["Misc. items","Rings"]},</text:p>
          </table:table-cell>
        </table:table-row>
        <table:table-row table:style-name="ro1">
          <table:table-cell/>
          <table:table-cell office:value-type="string" calcext:value-type="string">
            <text:p><text:s text:c="12"/>&lt;li data-id="playthrough_3_15" class="f_cov f_misc f_weap f_miss"&gt;Examine the Cage Carrier from behind. After you get out of your cage, walk towards the light. Grab the &lt;a href="http://darksouls3.wiki.fextralife.com/Wargod+Wooden+Shield"&gt;Wargod Wooden Shield&lt;/a&gt;. Talk to &lt;a href="http://darksouls3.wiki.fextralife.com/Holy+Knight+Hodrick"&gt;Holy Knight Hodrick&lt;/a&gt; to receive the &lt;a href="http://darksouls3.wiki.fextralife.com/Mound-Maker"&gt;Mound-makers&lt;/a&gt; covenant and a &lt;a href="http://darksouls3.wiki.fextralife.com/Homeward+Bone"&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lt;/li&gt;</text:p>
          </table:table-cell>
          <table:table-cell table:formula="of:=TRIM([.B106])" office:value-type="string" office:string-value="&lt;li data-id=&quot;playthrough_3_15&quot; class=&quot;f_cov f_misc f_weap f_miss&quot;&gt;Examine the Cage Carrier from behind. After you get out of your cage, walk towards the light. Grab the &lt;a href=&quot;http://darksouls3.wiki.fextralife.com/Wargod+Wooden+Shield&quot;&gt;Wargod Wooden Shield&lt;/a&gt;. Talk to &lt;a href=&quot;http://darksouls3.wiki.fextralife.com/Holy+Knight+Hodrick&quot;&gt;Holy Knight Hodrick&lt;/a&gt; to receive the &lt;a href=&quot;http://darksouls3.wiki.fextralife.com/Mound-Maker&quot;&gt;Mound-makers&lt;/a&gt; covenant and a &lt;a href=&quot;http://darksouls3.wiki.fextralife.com/Homeward+Bone&quot;&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lt;/li&gt;" calcext:value-type="string">
            <text:p>&lt;li data-id="playthrough_3_15" class="f_cov f_misc f_weap f_miss"&gt;Examine the Cage Carrier from behind. After you get out of your cage, walk towards the light. Grab the &lt;a href="http://darksouls3.wiki.fextralife.com/Wargod+Wooden+Shield"&gt;Wargod Wooden Shield&lt;/a&gt;. Talk to &lt;a href="http://darksouls3.wiki.fextralife.com/Holy+Knight+Hodrick"&gt;Holy Knight Hodrick&lt;/a&gt; to receive the &lt;a href="http://darksouls3.wiki.fextralife.com/Mound-Maker"&gt;Mound-makers&lt;/a&gt; covenant and a &lt;a href="http://darksouls3.wiki.fextralife.com/Homeward+Bone"&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lt;/li&gt;</text:p>
          </table:table-cell>
          <table:table-cell table:formula="of:=FIND(&quot;&quot;&quot;&quot;;[.C106];15)" office:value-type="float" office:value="30" calcext:value-type="float">
            <text:p>30</text:p>
          </table:table-cell>
          <table:table-cell table:formula="of:=FIND(&quot;&quot;&quot;&quot;;[.C106];[.D106]+1)" office:value-type="float" office:value="38" calcext:value-type="float">
            <text:p>38</text:p>
          </table:table-cell>
          <table:table-cell table:formula="of:=FIND(&quot;&quot;&quot;&quot;;[.C106];[.E106]+1)" office:value-type="float" office:value="65" calcext:value-type="float">
            <text:p>65</text:p>
          </table:table-cell>
          <table:table-cell table:formula="of:=MID([.C106];[.E106]+1;[.F106]-[.E106]-1)" office:value-type="string" office:string-value="f_cov f_misc f_weap f_miss" calcext:value-type="string">
            <text:p>f_cov f_misc f_weap f_miss</text:p>
          </table:table-cell>
          <table:table-cell table:formula="of:=FIND(&quot; &quot;;[.$G106])" office:value-type="float" office:value="6" calcext:value-type="float">
            <text:p>6</text:p>
          </table:table-cell>
          <table:table-cell table:formula="of:=FIND(&quot; &quot;;[.G106];[.H106]+1)" office:value-type="float" office:value="13" calcext:value-type="float">
            <text:p>13</text:p>
          </table:table-cell>
          <table:table-cell table:formula="of:=FIND(&quot; &quot;;[.G106];[.I106]+1)" office:value-type="float" office:value="20" calcext:value-type="float">
            <text:p>20</text:p>
          </table:table-cell>
          <table:table-cell table:formula="of:=LEFT([.G106];IFERROR([.H106]-1;99))" office:value-type="string" office:string-value="f_cov" calcext:value-type="string">
            <text:p>f_cov</text:p>
          </table:table-cell>
          <table:table-cell table:formula="of:=IF(ISERROR([.H106]);&quot;&quot;;MID([.G106];[.H106]+1;IFERROR([.I106]-[.H106]-1;99)))" office:value-type="string" office:string-value="f_misc" calcext:value-type="string">
            <text:p>f_misc</text:p>
          </table:table-cell>
          <table:table-cell table:formula="of:=IF(ISERROR([.I106]);&quot;&quot;;MID([.G106];[.I106]+1;IFERROR([.J106]-[.I106]-1;99)))" office:value-type="string" office:string-value="f_weap" calcext:value-type="string">
            <text:p>f_weap</text:p>
          </table:table-cell>
          <table:table-cell table:formula="of:=IFERROR(VLOOKUP([.K106];['tag lookup'.$A$1:.$B$1048576];2;0);&quot;&quot;)">
            <text:p/>
          </table:table-cell>
          <table:table-cell table:formula="of:=IFERROR(VLOOKUP([.L106];['tag lookup'.$A$1:.$B$1048576];2;0);&quot;&quot;)" office:value-type="string" office:string-value="Misc. items" calcext:value-type="string">
            <text:p>Misc. items</text:p>
          </table:table-cell>
          <table:table-cell table:formula="of:=IFERROR(VLOOKUP([.M106];['tag lookup'.$A$1:.$B$1048576];2;0);&quot;&quot;)" office:value-type="string" office:string-value="Weapons" calcext:value-type="string">
            <text:p>Weapons</text:p>
          </table:table-cell>
          <table:table-cell table:style-name="ce2" table:formula="of:=IF([.N106]=&quot;&quot;;&quot;&quot;;&quot;,&quot;&quot;tags&quot;&quot;:[&quot;&quot;&quot; &amp; [.N106] &amp; IF([.O106]=&quot;&quot;;&quot;&quot;&quot;]&quot;;&quot;&quot;&quot;,&quot;&quot;&quot; &amp; [.O106]&amp;IF([.P106]=&quot;&quot;;&quot;&quot;&quot;]&quot;;&quot;&quot;&quot;,&quot;&quot;&quot;&amp;[.P106]&amp;&quot;&quot;&quot;]&quot;)))">
            <text:p/>
          </table:table-cell>
          <table:table-cell table:formula="of:=FIND(&quot;&gt;&quot;;[.B106])" office:value-type="float" office:value="78" calcext:value-type="float">
            <text:p>78</text:p>
          </table:table-cell>
          <table:table-cell table:formula="of:=MID([.B106];[.R106]+1;LEN([.B106])-[.R106]-5)" office:value-type="string" office:string-value="Examine the Cage Carrier from behind. After you get out of your cage, walk towards the light. Grab the &lt;a href=&quot;http://darksouls3.wiki.fextralife.com/Wargod+Wooden+Shield&quot;&gt;Wargod Wooden Shield&lt;/a&gt;. Talk to &lt;a href=&quot;http://darksouls3.wiki.fextralife.com/Holy+Knight+Hodrick&quot;&gt;Holy Knight Hodrick&lt;/a&gt; to receive the &lt;a href=&quot;http://darksouls3.wiki.fextralife.com/Mound-Maker&quot;&gt;Mound-makers&lt;/a&gt; covenant and a &lt;a href=&quot;http://darksouls3.wiki.fextralife.com/Homeward+Bone&quot;&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 calcext:value-type="string">
            <text:p>Examine the Cage Carrier from behind. After you get out of your cage, walk towards the light. Grab the &lt;a href="http://darksouls3.wiki.fextralife.com/Wargod+Wooden+Shield"&gt;Wargod Wooden Shield&lt;/a&gt;. Talk to &lt;a href="http://darksouls3.wiki.fextralife.com/Holy+Knight+Hodrick"&gt;Holy Knight Hodrick&lt;/a&gt; to receive the &lt;a href="http://darksouls3.wiki.fextralife.com/Mound-Maker"&gt;Mound-makers&lt;/a&gt; covenant and a &lt;a href="http://darksouls3.wiki.fextralife.com/Homeward+Bone"&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text:p>
          </table:table-cell>
          <table:table-cell table:formula="of:=&quot;{&quot;&quot;text&quot;&quot;:&quot;&quot;&quot;&amp;SUBSTITUTE([.S106];&quot;&quot;&quot;&quot;;&quot;\&quot;&quot;&quot;)&amp;&quot;&quot;&quot;&quot;&amp;[.Q106]&amp;&quot;},&quot;" office:value-type="string" office:string-value="{&quot;text&quot;:&quot;Examine the Cage Carrier from behind. After you get out of your cage, walk towards the light. Grab the &lt;a href=\&quot;http://darksouls3.wiki.fextralife.com/Wargod+Wooden+Shield\&quot;&gt;Wargod Wooden Shield&lt;/a&gt;. Talk to &lt;a href=\&quot;http://darksouls3.wiki.fextralife.com/Holy+Knight+Hodrick\&quot;&gt;Holy Knight Hodrick&lt;/a&gt; to receive the &lt;a href=\&quot;http://darksouls3.wiki.fextralife.com/Mound-Maker\&quot;&gt;Mound-makers&lt;/a&gt; covenant and a &lt;a href=\&quot;http://darksouls3.wiki.fextralife.com/Homeward+Bone\&quot;&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quot;}," calcext:value-type="string">
            <text:p>{"text":"Examine the Cage Carrier from behind. After you get out of your cage, walk towards the light. Grab the &lt;a href=\"http://darksouls3.wiki.fextralife.com/Wargod+Wooden+Shield\"&gt;Wargod Wooden Shield&lt;/a&gt;. Talk to &lt;a href=\"http://darksouls3.wiki.fextralife.com/Holy+Knight+Hodrick\"&gt;Holy Knight Hodrick&lt;/a&gt; to receive the &lt;a href=\"http://darksouls3.wiki.fextralife.com/Mound-Maker\"&gt;Mound-makers&lt;/a&gt; covenant and a &lt;a href=\"http://darksouls3.wiki.fextralife.com/Homeward+Bone\"&gt;Homeward Bone&lt;/a&gt;. (If you have reached the Curse-rotted Greatwood before reaching the Cage Carrier, Hodrick dies and the Cage Carrier becomes hostile. Thus, you cannot acquire the covenant until later through Sirris' sidequest.) Quit and reload to reappear near the Cage Carrier. Retrieve the ring if you missed it before"},</text:p>
          </table:table-cell>
        </table:table-row>
        <table:table-row table:style-name="ro1">
          <table:table-cell/>
          <table:table-cell office:value-type="string" calcext:value-type="string">
            <text:p><text:s text:c="12"/>&lt;li data-id="playthrough_3_16" class="f_misc"&gt;Head back, dropping down a small ledge on the left. Enter the house near the bridge and pick up a &lt;a href="http://darksouls3.wiki.fextralife.com/Large+Soul+of+a+Deserted+Corpse"&gt;Large Soul of a Deserted Corpse&lt;/a&gt;. Then open the backdoor&lt;/li&gt;</text:p>
          </table:table-cell>
          <table:table-cell table:formula="of:=TRIM([.B107])" office:value-type="string" office:string-value="&lt;li data-id=&quot;playthrough_3_16&quot; class=&quot;f_misc&quot;&gt;Head back, dropping down a small ledge on the left. Enter the house near the bridge and pick up a &lt;a href=&quot;http://darksouls3.wiki.fextralife.com/Large+Soul+of+a+Deserted+Corpse&quot;&gt;Large Soul of a Deserted Corpse&lt;/a&gt;. Then open the backdoor&lt;/li&gt;" calcext:value-type="string">
            <text:p>&lt;li data-id="playthrough_3_16" class="f_misc"&gt;Head back, dropping down a small ledge on the left. Enter the house near the bridge and pick up a &lt;a href="http://darksouls3.wiki.fextralife.com/Large+Soul+of+a+Deserted+Corpse"&gt;Large Soul of a Deserted Corpse&lt;/a&gt;. Then open the backdoor&lt;/li&gt;</text:p>
          </table:table-cell>
          <table:table-cell table:formula="of:=FIND(&quot;&quot;&quot;&quot;;[.C107];15)" office:value-type="float" office:value="30" calcext:value-type="float">
            <text:p>30</text:p>
          </table:table-cell>
          <table:table-cell table:formula="of:=FIND(&quot;&quot;&quot;&quot;;[.C107];[.D107]+1)" office:value-type="float" office:value="38" calcext:value-type="float">
            <text:p>38</text:p>
          </table:table-cell>
          <table:table-cell table:formula="of:=FIND(&quot;&quot;&quot;&quot;;[.C107];[.E107]+1)" office:value-type="float" office:value="45" calcext:value-type="float">
            <text:p>45</text:p>
          </table:table-cell>
          <table:table-cell table:formula="of:=MID([.C107];[.E107]+1;[.F107]-[.E107]-1)" office:value-type="string" office:string-value="f_misc" calcext:value-type="string">
            <text:p>f_misc</text:p>
          </table:table-cell>
          <table:table-cell table:formula="of:=FIND(&quot; &quot;;[.$G107])" office:value-type="string" office:string-value="" calcext:value-type="error">
            <text:p>#VALUE!</text:p>
          </table:table-cell>
          <table:table-cell table:formula="of:=FIND(&quot; &quot;;[.G107];[.H107]+1)" office:value-type="string" office:string-value="" calcext:value-type="error">
            <text:p>#VALUE!</text:p>
          </table:table-cell>
          <table:table-cell table:formula="of:=FIND(&quot; &quot;;[.G107];[.I107]+1)" office:value-type="string" office:string-value="" calcext:value-type="error">
            <text:p>#VALUE!</text:p>
          </table:table-cell>
          <table:table-cell table:formula="of:=LEFT([.G107];IFERROR([.H107]-1;99))" office:value-type="string" office:string-value="f_misc" calcext:value-type="string">
            <text:p>f_misc</text:p>
          </table:table-cell>
          <table:table-cell table:formula="of:=IF(ISERROR([.H107]);&quot;&quot;;MID([.G107];[.H107]+1;IFERROR([.I107]-[.H107]-1;99)))">
            <text:p/>
          </table:table-cell>
          <table:table-cell table:formula="of:=IF(ISERROR([.I107]);&quot;&quot;;MID([.G107];[.I107]+1;IFERROR([.J107]-[.I107]-1;99)))">
            <text:p/>
          </table:table-cell>
          <table:table-cell table:formula="of:=IFERROR(VLOOKUP([.K107];['tag lookup'.$A$1:.$B$1048576];2;0);&quot;&quot;)" office:value-type="string" office:string-value="Misc. items" calcext:value-type="string">
            <text:p>Misc. items</text:p>
          </table:table-cell>
          <table:table-cell table:formula="of:=IFERROR(VLOOKUP([.L107];['tag lookup'.$A$1:.$B$1048576];2;0);&quot;&quot;)">
            <text:p/>
          </table:table-cell>
          <table:table-cell table:formula="of:=IFERROR(VLOOKUP([.M107];['tag lookup'.$A$1:.$B$1048576];2;0);&quot;&quot;)">
            <text:p/>
          </table:table-cell>
          <table:table-cell table:style-name="ce2" table:formula="of:=IF([.N107]=&quot;&quot;;&quot;&quot;;&quot;,&quot;&quot;tags&quot;&quot;:[&quot;&quot;&quot; &amp; [.N107] &amp; IF([.O107]=&quot;&quot;;&quot;&quot;&quot;]&quot;;&quot;&quot;&quot;,&quot;&quot;&quot; &amp; [.O107]&amp;IF([.P107]=&quot;&quot;;&quot;&quot;&quot;]&quot;;&quot;&quot;&quot;,&quot;&quot;&quot;&amp;[.P107]&amp;&quot;&quot;&quot;]&quot;)))" office:value-type="string" office:string-value=",&quot;tags&quot;:[&quot;Misc. items&quot;]" calcext:value-type="string">
            <text:p>,"tags":["Misc. items"]</text:p>
          </table:table-cell>
          <table:table-cell table:formula="of:=FIND(&quot;&gt;&quot;;[.B107])" office:value-type="float" office:value="58" calcext:value-type="float">
            <text:p>58</text:p>
          </table:table-cell>
          <table:table-cell table:formula="of:=MID([.B107];[.R107]+1;LEN([.B107])-[.R107]-5)" office:value-type="string" office:string-value="Head back, dropping down a small ledge on the left. Enter the house near the bridge and pick up a &lt;a href=&quot;http://darksouls3.wiki.fextralife.com/Large+Soul+of+a+Deserted+Corpse&quot;&gt;Large Soul of a Deserted Corpse&lt;/a&gt;. Then open the backdoor" calcext:value-type="string">
            <text:p>Head back, dropping down a small ledge on the left. Enter the house near the bridge and pick up a &lt;a href="http://darksouls3.wiki.fextralife.com/Large+Soul+of+a+Deserted+Corpse"&gt;Large Soul of a Deserted Corpse&lt;/a&gt;. Then open the backdoor</text:p>
          </table:table-cell>
          <table:table-cell table:formula="of:=&quot;{&quot;&quot;text&quot;&quot;:&quot;&quot;&quot;&amp;SUBSTITUTE([.S107];&quot;&quot;&quot;&quot;;&quot;\&quot;&quot;&quot;)&amp;&quot;&quot;&quot;&quot;&amp;[.Q107]&amp;&quot;},&quot;" office:value-type="string" office:string-value="{&quot;text&quot;:&quot;Head back, dropping down a small ledge on the left. Enter the house near the bridge and pick up a &lt;a href=\&quot;http://darksouls3.wiki.fextralife.com/Large+Soul+of+a+Deserted+Corpse\&quot;&gt;Large Soul of a Deserted Corpse&lt;/a&gt;. Then open the backdoor&quot;,&quot;tags&quot;:[&quot;Misc. items&quot;]}," calcext:value-type="string">
            <text:p>{"text":"Head back, dropping down a small ledge on the left. Enter the house near the bridge and pick up a &lt;a href=\"http://darksouls3.wiki.fextralife.com/Large+Soul+of+a+Deserted+Corpse\"&gt;Large Soul of a Deserted Corpse&lt;/a&gt;. Then open the backdoor","tags":["Misc. items"]},</text:p>
          </table:table-cell>
        </table:table-row>
        <table:table-row table:style-name="ro1">
          <table:table-cell/>
          <table:table-cell office:value-type="string" calcext:value-type="string">
            <text:p><text:s text:c="12"/>&lt;li data-id="playthrough_3_17" class="f_weap"&gt;From your right, get the &lt;a href="http://darksouls3.wiki.fextralife.com/Caduceus+Round+Shield"&gt;Caduceus Round Shield&lt;/a&gt;&lt;/li&gt;</text:p>
          </table:table-cell>
          <table:table-cell table:formula="of:=TRIM([.B108])" office:value-type="string" office:string-value="&lt;li data-id=&quot;playthrough_3_17&quot; class=&quot;f_weap&quot;&gt;From your right, get the &lt;a href=&quot;http://darksouls3.wiki.fextralife.com/Caduceus+Round+Shield&quot;&gt;Caduceus Round Shield&lt;/a&gt;&lt;/li&gt;" calcext:value-type="string">
            <text:p>&lt;li data-id="playthrough_3_17" class="f_weap"&gt;From your right, get the &lt;a href="http://darksouls3.wiki.fextralife.com/Caduceus+Round+Shield"&gt;Caduceus Round Shield&lt;/a&gt;&lt;/li&gt;</text:p>
          </table:table-cell>
          <table:table-cell table:formula="of:=FIND(&quot;&quot;&quot;&quot;;[.C108];15)" office:value-type="float" office:value="30" calcext:value-type="float">
            <text:p>30</text:p>
          </table:table-cell>
          <table:table-cell table:formula="of:=FIND(&quot;&quot;&quot;&quot;;[.C108];[.D108]+1)" office:value-type="float" office:value="38" calcext:value-type="float">
            <text:p>38</text:p>
          </table:table-cell>
          <table:table-cell table:formula="of:=FIND(&quot;&quot;&quot;&quot;;[.C108];[.E108]+1)" office:value-type="float" office:value="45" calcext:value-type="float">
            <text:p>45</text:p>
          </table:table-cell>
          <table:table-cell table:formula="of:=MID([.C108];[.E108]+1;[.F108]-[.E108]-1)" office:value-type="string" office:string-value="f_weap" calcext:value-type="string">
            <text:p>f_weap</text:p>
          </table:table-cell>
          <table:table-cell table:formula="of:=FIND(&quot; &quot;;[.$G108])" office:value-type="string" office:string-value="" calcext:value-type="error">
            <text:p>#VALUE!</text:p>
          </table:table-cell>
          <table:table-cell table:formula="of:=FIND(&quot; &quot;;[.G108];[.H108]+1)" office:value-type="string" office:string-value="" calcext:value-type="error">
            <text:p>#VALUE!</text:p>
          </table:table-cell>
          <table:table-cell table:formula="of:=FIND(&quot; &quot;;[.G108];[.I108]+1)" office:value-type="string" office:string-value="" calcext:value-type="error">
            <text:p>#VALUE!</text:p>
          </table:table-cell>
          <table:table-cell table:formula="of:=LEFT([.G108];IFERROR([.H108]-1;99))" office:value-type="string" office:string-value="f_weap" calcext:value-type="string">
            <text:p>f_weap</text:p>
          </table:table-cell>
          <table:table-cell table:formula="of:=IF(ISERROR([.H108]);&quot;&quot;;MID([.G108];[.H108]+1;IFERROR([.I108]-[.H108]-1;99)))">
            <text:p/>
          </table:table-cell>
          <table:table-cell table:formula="of:=IF(ISERROR([.I108]);&quot;&quot;;MID([.G108];[.I108]+1;IFERROR([.J108]-[.I108]-1;99)))">
            <text:p/>
          </table:table-cell>
          <table:table-cell table:formula="of:=IFERROR(VLOOKUP([.K108];['tag lookup'.$A$1:.$B$1048576];2;0);&quot;&quot;)" office:value-type="string" office:string-value="Weapons" calcext:value-type="string">
            <text:p>Weapons</text:p>
          </table:table-cell>
          <table:table-cell table:formula="of:=IFERROR(VLOOKUP([.L108];['tag lookup'.$A$1:.$B$1048576];2;0);&quot;&quot;)">
            <text:p/>
          </table:table-cell>
          <table:table-cell table:formula="of:=IFERROR(VLOOKUP([.M108];['tag lookup'.$A$1:.$B$1048576];2;0);&quot;&quot;)">
            <text:p/>
          </table:table-cell>
          <table:table-cell table:style-name="ce2" table:formula="of:=IF([.N108]=&quot;&quot;;&quot;&quot;;&quot;,&quot;&quot;tags&quot;&quot;:[&quot;&quot;&quot; &amp; [.N108] &amp; IF([.O108]=&quot;&quot;;&quot;&quot;&quot;]&quot;;&quot;&quot;&quot;,&quot;&quot;&quot; &amp; [.O108]&amp;IF([.P108]=&quot;&quot;;&quot;&quot;&quot;]&quot;;&quot;&quot;&quot;,&quot;&quot;&quot;&amp;[.P108]&amp;&quot;&quot;&quot;]&quot;)))" office:value-type="string" office:string-value=",&quot;tags&quot;:[&quot;Weapons&quot;]" calcext:value-type="string">
            <text:p>,"tags":["Weapons"]</text:p>
          </table:table-cell>
          <table:table-cell table:formula="of:=FIND(&quot;&gt;&quot;;[.B108])" office:value-type="float" office:value="58" calcext:value-type="float">
            <text:p>58</text:p>
          </table:table-cell>
          <table:table-cell table:formula="of:=MID([.B108];[.R108]+1;LEN([.B108])-[.R108]-5)" office:value-type="string" office:string-value="From your right, get the &lt;a href=&quot;http://darksouls3.wiki.fextralife.com/Caduceus+Round+Shield&quot;&gt;Caduceus Round Shield&lt;/a&gt;" calcext:value-type="string">
            <text:p>From your right, get the &lt;a href="http://darksouls3.wiki.fextralife.com/Caduceus+Round+Shield"&gt;Caduceus Round Shield&lt;/a&gt;</text:p>
          </table:table-cell>
          <table:table-cell table:formula="of:=&quot;{&quot;&quot;text&quot;&quot;:&quot;&quot;&quot;&amp;SUBSTITUTE([.S108];&quot;&quot;&quot;&quot;;&quot;\&quot;&quot;&quot;)&amp;&quot;&quot;&quot;&quot;&amp;[.Q108]&amp;&quot;},&quot;" office:value-type="string" office:string-value="{&quot;text&quot;:&quot;From your right, get the &lt;a href=\&quot;http://darksouls3.wiki.fextralife.com/Caduceus+Round+Shield\&quot;&gt;Caduceus Round Shield&lt;/a&gt;&quot;,&quot;tags&quot;:[&quot;Weapons&quot;]}," calcext:value-type="string">
            <text:p>{"text":"From your right, get the &lt;a href=\"http://darksouls3.wiki.fextralife.com/Caduceus+Round+Shield\"&gt;Caduceus Round Shield&lt;/a&gt;","tags":["Weapons"]},</text:p>
          </table:table-cell>
        </table:table-row>
        <table:table-row table:style-name="ro1">
          <table:table-cell/>
          <table:table-cell office:value-type="string" calcext:value-type="string">
            <text:p><text:s text:c="12"/>&lt;li data-id="playthrough_3_18" class="f_tit"&gt;Walk across the bridge towards the house in view and jump down to the ledge on your right. When you are on the ledge, walk towards the bridge to get a &lt;a href="http://darksouls3.wiki.fextralife.com/Titanite+Shard"&gt;Titanite Shard&lt;/a&gt;&lt;/li&gt;</text:p>
          </table:table-cell>
          <table:table-cell table:formula="of:=TRIM([.B109])" office:value-type="string" office:string-value="&lt;li data-id=&quot;playthrough_3_18&quot; class=&quot;f_tit&quot;&gt;Walk across the bridge towards the house in view and jump down to the ledge on your right. When you are on the ledge, walk towards the bridge to get a &lt;a href=&quot;http://darksouls3.wiki.fextralife.com/Titanite+Shard&quot;&gt;Titanite Shard&lt;/a&gt;&lt;/li&gt;" calcext:value-type="string">
            <text:p>&lt;li data-id="playthrough_3_18" class="f_tit"&gt;Walk across the bridge towards the house in view and jump down to the ledge on your right. When you are on the ledge, walk towards the bridge to get a &lt;a href="http://darksouls3.wiki.fextralife.com/Titanite+Shard"&gt;Titanite Shard&lt;/a&gt;&lt;/li&gt;</text:p>
          </table:table-cell>
          <table:table-cell table:formula="of:=FIND(&quot;&quot;&quot;&quot;;[.C109];15)" office:value-type="float" office:value="30" calcext:value-type="float">
            <text:p>30</text:p>
          </table:table-cell>
          <table:table-cell table:formula="of:=FIND(&quot;&quot;&quot;&quot;;[.C109];[.D109]+1)" office:value-type="float" office:value="38" calcext:value-type="float">
            <text:p>38</text:p>
          </table:table-cell>
          <table:table-cell table:formula="of:=FIND(&quot;&quot;&quot;&quot;;[.C109];[.E109]+1)" office:value-type="float" office:value="44" calcext:value-type="float">
            <text:p>44</text:p>
          </table:table-cell>
          <table:table-cell table:formula="of:=MID([.C109];[.E109]+1;[.F109]-[.E109]-1)" office:value-type="string" office:string-value="f_tit" calcext:value-type="string">
            <text:p>f_tit</text:p>
          </table:table-cell>
          <table:table-cell table:formula="of:=FIND(&quot; &quot;;[.$G109])" office:value-type="string" office:string-value="" calcext:value-type="error">
            <text:p>#VALUE!</text:p>
          </table:table-cell>
          <table:table-cell table:formula="of:=FIND(&quot; &quot;;[.G109];[.H109]+1)" office:value-type="string" office:string-value="" calcext:value-type="error">
            <text:p>#VALUE!</text:p>
          </table:table-cell>
          <table:table-cell table:formula="of:=FIND(&quot; &quot;;[.G109];[.I109]+1)" office:value-type="string" office:string-value="" calcext:value-type="error">
            <text:p>#VALUE!</text:p>
          </table:table-cell>
          <table:table-cell table:formula="of:=LEFT([.G109];IFERROR([.H109]-1;99))" office:value-type="string" office:string-value="f_tit" calcext:value-type="string">
            <text:p>f_tit</text:p>
          </table:table-cell>
          <table:table-cell table:formula="of:=IF(ISERROR([.H109]);&quot;&quot;;MID([.G109];[.H109]+1;IFERROR([.I109]-[.H109]-1;99)))">
            <text:p/>
          </table:table-cell>
          <table:table-cell table:formula="of:=IF(ISERROR([.I109]);&quot;&quot;;MID([.G109];[.I109]+1;IFERROR([.J109]-[.I109]-1;99)))">
            <text:p/>
          </table:table-cell>
          <table:table-cell table:formula="of:=IFERROR(VLOOKUP([.K109];['tag lookup'.$A$1:.$B$1048576];2;0);&quot;&quot;)" office:value-type="string" office:string-value="Titanite" calcext:value-type="string">
            <text:p>Titanite</text:p>
          </table:table-cell>
          <table:table-cell table:formula="of:=IFERROR(VLOOKUP([.L109];['tag lookup'.$A$1:.$B$1048576];2;0);&quot;&quot;)">
            <text:p/>
          </table:table-cell>
          <table:table-cell table:formula="of:=IFERROR(VLOOKUP([.M109];['tag lookup'.$A$1:.$B$1048576];2;0);&quot;&quot;)">
            <text:p/>
          </table:table-cell>
          <table:table-cell table:style-name="ce2" table:formula="of:=IF([.N109]=&quot;&quot;;&quot;&quot;;&quot;,&quot;&quot;tags&quot;&quot;:[&quot;&quot;&quot; &amp; [.N109] &amp; IF([.O109]=&quot;&quot;;&quot;&quot;&quot;]&quot;;&quot;&quot;&quot;,&quot;&quot;&quot; &amp; [.O109]&amp;IF([.P109]=&quot;&quot;;&quot;&quot;&quot;]&quot;;&quot;&quot;&quot;,&quot;&quot;&quot;&amp;[.P109]&amp;&quot;&quot;&quot;]&quot;)))" office:value-type="string" office:string-value=",&quot;tags&quot;:[&quot;Titanite&quot;]" calcext:value-type="string">
            <text:p>,"tags":["Titanite"]</text:p>
          </table:table-cell>
          <table:table-cell table:formula="of:=FIND(&quot;&gt;&quot;;[.B109])" office:value-type="float" office:value="57" calcext:value-type="float">
            <text:p>57</text:p>
          </table:table-cell>
          <table:table-cell table:formula="of:=MID([.B109];[.R109]+1;LEN([.B109])-[.R109]-5)" office:value-type="string" office:string-value="Walk across the bridge towards the house in view and jump down to the ledge on your right. When you are on the ledge, walk towards the bridge to get a &lt;a href=&quot;http://darksouls3.wiki.fextralife.com/Titanite+Shard&quot;&gt;Titanite Shard&lt;/a&gt;" calcext:value-type="string">
            <text:p>Walk across the bridge towards the house in view and jump down to the ledge on your right. When you are on the ledge, walk towards the bridge to get a &lt;a href="http://darksouls3.wiki.fextralife.com/Titanite+Shard"&gt;Titanite Shard&lt;/a&gt;</text:p>
          </table:table-cell>
          <table:table-cell table:formula="of:=&quot;{&quot;&quot;text&quot;&quot;:&quot;&quot;&quot;&amp;SUBSTITUTE([.S109];&quot;&quot;&quot;&quot;;&quot;\&quot;&quot;&quot;)&amp;&quot;&quot;&quot;&quot;&amp;[.Q109]&amp;&quot;},&quot;" office:value-type="string" office:string-value="{&quot;text&quot;:&quot;Walk across the bridge towards the house in view and jump down to the ledge on your right. When you are on the ledge, walk towards the bridge to get a &lt;a href=\&quot;http://darksouls3.wiki.fextralife.com/Titanite+Shard\&quot;&gt;Titanite Shard&lt;/a&gt;&quot;,&quot;tags&quot;:[&quot;Titanite&quot;]}," calcext:value-type="string">
            <text:p>{"text":"Walk across the bridge towards the house in view and jump down to the ledge on your right. When you are on the ledge, walk towards the bridge to get a &lt;a href=\"http://darksouls3.wiki.fextralife.com/Titanite+Shard\"&gt;Titanite Shard&lt;/a&gt;","tags":["Titanite"]},</text:p>
          </table:table-cell>
        </table:table-row>
        <table:table-row table:style-name="ro1">
          <table:table-cell/>
          <table:table-cell office:value-type="string" calcext:value-type="string">
            <text:p><text:s text:c="12"/>&lt;li data-id="playthrough_3_53" class="f_none"&gt;The other way leads you to the Cliff Underside bonfire under the house and to a way up&lt;/li&gt;</text:p>
          </table:table-cell>
          <table:table-cell table:formula="of:=TRIM([.B110])" office:value-type="string" office:string-value="&lt;li data-id=&quot;playthrough_3_53&quot; class=&quot;f_none&quot;&gt;The other way leads you to the Cliff Underside bonfire under the house and to a way up&lt;/li&gt;" calcext:value-type="string">
            <text:p>&lt;li data-id="playthrough_3_53" class="f_none"&gt;The other way leads you to the Cliff Underside bonfire under the house and to a way up&lt;/li&gt;</text:p>
          </table:table-cell>
          <table:table-cell table:formula="of:=FIND(&quot;&quot;&quot;&quot;;[.C110];15)" office:value-type="float" office:value="30" calcext:value-type="float">
            <text:p>30</text:p>
          </table:table-cell>
          <table:table-cell table:formula="of:=FIND(&quot;&quot;&quot;&quot;;[.C110];[.D110]+1)" office:value-type="float" office:value="38" calcext:value-type="float">
            <text:p>38</text:p>
          </table:table-cell>
          <table:table-cell table:formula="of:=FIND(&quot;&quot;&quot;&quot;;[.C110];[.E110]+1)" office:value-type="float" office:value="45" calcext:value-type="float">
            <text:p>45</text:p>
          </table:table-cell>
          <table:table-cell table:formula="of:=MID([.C110];[.E110]+1;[.F110]-[.E110]-1)" office:value-type="string" office:string-value="f_none" calcext:value-type="string">
            <text:p>f_none</text:p>
          </table:table-cell>
          <table:table-cell table:formula="of:=FIND(&quot; &quot;;[.$G110])" office:value-type="string" office:string-value="" calcext:value-type="error">
            <text:p>#VALUE!</text:p>
          </table:table-cell>
          <table:table-cell table:formula="of:=FIND(&quot; &quot;;[.G110];[.H110]+1)" office:value-type="string" office:string-value="" calcext:value-type="error">
            <text:p>#VALUE!</text:p>
          </table:table-cell>
          <table:table-cell table:formula="of:=FIND(&quot; &quot;;[.G110];[.I110]+1)" office:value-type="string" office:string-value="" calcext:value-type="error">
            <text:p>#VALUE!</text:p>
          </table:table-cell>
          <table:table-cell table:formula="of:=LEFT([.G110];IFERROR([.H110]-1;99))" office:value-type="string" office:string-value="f_none" calcext:value-type="string">
            <text:p>f_none</text:p>
          </table:table-cell>
          <table:table-cell table:formula="of:=IF(ISERROR([.H110]);&quot;&quot;;MID([.G110];[.H110]+1;IFERROR([.I110]-[.H110]-1;99)))">
            <text:p/>
          </table:table-cell>
          <table:table-cell table:formula="of:=IF(ISERROR([.I110]);&quot;&quot;;MID([.G110];[.I110]+1;IFERROR([.J110]-[.I110]-1;99)))">
            <text:p/>
          </table:table-cell>
          <table:table-cell table:formula="of:=IFERROR(VLOOKUP([.K110];['tag lookup'.$A$1:.$B$1048576];2;0);&quot;&quot;)">
            <text:p/>
          </table:table-cell>
          <table:table-cell table:formula="of:=IFERROR(VLOOKUP([.L110];['tag lookup'.$A$1:.$B$1048576];2;0);&quot;&quot;)">
            <text:p/>
          </table:table-cell>
          <table:table-cell table:formula="of:=IFERROR(VLOOKUP([.M110];['tag lookup'.$A$1:.$B$1048576];2;0);&quot;&quot;)">
            <text:p/>
          </table:table-cell>
          <table:table-cell table:style-name="ce2" table:formula="of:=IF([.N110]=&quot;&quot;;&quot;&quot;;&quot;,&quot;&quot;tags&quot;&quot;:[&quot;&quot;&quot; &amp; [.N110] &amp; IF([.O110]=&quot;&quot;;&quot;&quot;&quot;]&quot;;&quot;&quot;&quot;,&quot;&quot;&quot; &amp; [.O110]&amp;IF([.P110]=&quot;&quot;;&quot;&quot;&quot;]&quot;;&quot;&quot;&quot;,&quot;&quot;&quot;&amp;[.P110]&amp;&quot;&quot;&quot;]&quot;)))">
            <text:p/>
          </table:table-cell>
          <table:table-cell table:formula="of:=FIND(&quot;&gt;&quot;;[.B110])" office:value-type="float" office:value="58" calcext:value-type="float">
            <text:p>58</text:p>
          </table:table-cell>
          <table:table-cell table:formula="of:=MID([.B110];[.R110]+1;LEN([.B110])-[.R110]-5)" office:value-type="string" office:string-value="The other way leads you to the Cliff Underside bonfire under the house and to a way up" calcext:value-type="string">
            <text:p>The other way leads you to the Cliff Underside bonfire under the house and to a way up</text:p>
          </table:table-cell>
          <table:table-cell table:formula="of:=&quot;{&quot;&quot;text&quot;&quot;:&quot;&quot;&quot;&amp;SUBSTITUTE([.S110];&quot;&quot;&quot;&quot;;&quot;\&quot;&quot;&quot;)&amp;&quot;&quot;&quot;&quot;&amp;[.Q110]&amp;&quot;},&quot;" office:value-type="string" office:string-value="{&quot;text&quot;:&quot;The other way leads you to the Cliff Underside bonfire under the house and to a way up&quot;}," calcext:value-type="string">
            <text:p>{"text":"The other way leads you to the Cliff Underside bonfire under the house and to a way up"},</text:p>
          </table:table-cell>
        </table:table-row>
        <table:table-row table:style-name="ro1">
          <table:table-cell/>
          <table:table-cell office:value-type="string" calcext:value-type="string">
            <text:p><text:s text:c="12"/>&lt;li data-id="playthrough_3_19" class="f_gest f_weap f_npc"&gt;Walk to the top of the house and find a cage that houses &lt;a href="http://darksouls3.wiki.fextralife.com/Cornyx+of+the+Great+Swamp"&gt;Cornyx of the Great Swamp&lt;/a&gt;. Talk to him, and he moves to Firelink Shrine. At the Shrine, talk to him multiple times to receive your &lt;a href="http://darksouls3.wiki.fextralife.com/Pyromancy+Flame"&gt;Pyromancy Flame&lt;/a&gt; (unless you are already a pyromancer) and the Welcome gesture&lt;/li&gt;</text:p>
          </table:table-cell>
          <table:table-cell table:formula="of:=TRIM([.B111])" office:value-type="string" office:string-value="&lt;li data-id=&quot;playthrough_3_19&quot; class=&quot;f_gest f_weap f_npc&quot;&gt;Walk to the top of the house and find a cage that houses &lt;a href=&quot;http://darksouls3.wiki.fextralife.com/Cornyx+of+the+Great+Swamp&quot;&gt;Cornyx of the Great Swamp&lt;/a&gt;. Talk to him, and he moves to Firelink Shrine. At the Shrine, talk to him multiple times to receive your &lt;a href=&quot;http://darksouls3.wiki.fextralife.com/Pyromancy+Flame&quot;&gt;Pyromancy Flame&lt;/a&gt; (unless you are already a pyromancer) and the Welcome gesture&lt;/li&gt;" calcext:value-type="string">
            <text:p>&lt;li data-id="playthrough_3_19" class="f_gest f_weap f_npc"&gt;Walk to the top of the house and find a cage that houses &lt;a href="http://darksouls3.wiki.fextralife.com/Cornyx+of+the+Great+Swamp"&gt;Cornyx of the Great Swamp&lt;/a&gt;. Talk to him, and he moves to Firelink Shrine. At the Shrine, talk to him multiple times to receive your &lt;a href="http://darksouls3.wiki.fextralife.com/Pyromancy+Flame"&gt;Pyromancy Flame&lt;/a&gt; (unless you are already a pyromancer) and the Welcome gesture&lt;/li&gt;</text:p>
          </table:table-cell>
          <table:table-cell table:formula="of:=FIND(&quot;&quot;&quot;&quot;;[.C111];15)" office:value-type="float" office:value="30" calcext:value-type="float">
            <text:p>30</text:p>
          </table:table-cell>
          <table:table-cell table:formula="of:=FIND(&quot;&quot;&quot;&quot;;[.C111];[.D111]+1)" office:value-type="float" office:value="38" calcext:value-type="float">
            <text:p>38</text:p>
          </table:table-cell>
          <table:table-cell table:formula="of:=FIND(&quot;&quot;&quot;&quot;;[.C111];[.E111]+1)" office:value-type="float" office:value="58" calcext:value-type="float">
            <text:p>58</text:p>
          </table:table-cell>
          <table:table-cell table:formula="of:=MID([.C111];[.E111]+1;[.F111]-[.E111]-1)" office:value-type="string" office:string-value="f_gest f_weap f_npc" calcext:value-type="string">
            <text:p>f_gest f_weap f_npc</text:p>
          </table:table-cell>
          <table:table-cell table:formula="of:=FIND(&quot; &quot;;[.$G111])" office:value-type="float" office:value="7" calcext:value-type="float">
            <text:p>7</text:p>
          </table:table-cell>
          <table:table-cell table:formula="of:=FIND(&quot; &quot;;[.G111];[.H111]+1)" office:value-type="float" office:value="14" calcext:value-type="float">
            <text:p>14</text:p>
          </table:table-cell>
          <table:table-cell table:formula="of:=FIND(&quot; &quot;;[.G111];[.I111]+1)" office:value-type="string" office:string-value="" calcext:value-type="error">
            <text:p>#VALUE!</text:p>
          </table:table-cell>
          <table:table-cell table:formula="of:=LEFT([.G111];IFERROR([.H111]-1;99))" office:value-type="string" office:string-value="f_gest" calcext:value-type="string">
            <text:p>f_gest</text:p>
          </table:table-cell>
          <table:table-cell table:formula="of:=IF(ISERROR([.H111]);&quot;&quot;;MID([.G111];[.H111]+1;IFERROR([.I111]-[.H111]-1;99)))" office:value-type="string" office:string-value="f_weap" calcext:value-type="string">
            <text:p>f_weap</text:p>
          </table:table-cell>
          <table:table-cell table:formula="of:=IF(ISERROR([.I111]);&quot;&quot;;MID([.G111];[.I111]+1;IFERROR([.J111]-[.I111]-1;99)))" office:value-type="string" office:string-value="f_npc" calcext:value-type="string">
            <text:p>f_npc</text:p>
          </table:table-cell>
          <table:table-cell table:formula="of:=IFERROR(VLOOKUP([.K111];['tag lookup'.$A$1:.$B$1048576];2;0);&quot;&quot;)" office:value-type="string" office:string-value="Gestures" calcext:value-type="string">
            <text:p>Gestures</text:p>
          </table:table-cell>
          <table:table-cell table:formula="of:=IFERROR(VLOOKUP([.L111];['tag lookup'.$A$1:.$B$1048576];2;0);&quot;&quot;)" office:value-type="string" office:string-value="Weapons" calcext:value-type="string">
            <text:p>Weapons</text:p>
          </table:table-cell>
          <table:table-cell table:formula="of:=IFERROR(VLOOKUP([.M111];['tag lookup'.$A$1:.$B$1048576];2;0);&quot;&quot;)">
            <text:p/>
          </table:table-cell>
          <table:table-cell table:style-name="ce2" table:formula="of:=IF([.N111]=&quot;&quot;;&quot;&quot;;&quot;,&quot;&quot;tags&quot;&quot;:[&quot;&quot;&quot; &amp; [.N111] &amp; IF([.O111]=&quot;&quot;;&quot;&quot;&quot;]&quot;;&quot;&quot;&quot;,&quot;&quot;&quot; &amp; [.O111]&amp;IF([.P111]=&quot;&quot;;&quot;&quot;&quot;]&quot;;&quot;&quot;&quot;,&quot;&quot;&quot;&amp;[.P111]&amp;&quot;&quot;&quot;]&quot;)))" office:value-type="string" office:string-value=",&quot;tags&quot;:[&quot;Gestures&quot;,&quot;Weapons&quot;]" calcext:value-type="string">
            <text:p>,"tags":["Gestures","Weapons"]</text:p>
          </table:table-cell>
          <table:table-cell table:formula="of:=FIND(&quot;&gt;&quot;;[.B111])" office:value-type="float" office:value="71" calcext:value-type="float">
            <text:p>71</text:p>
          </table:table-cell>
          <table:table-cell table:formula="of:=MID([.B111];[.R111]+1;LEN([.B111])-[.R111]-5)" office:value-type="string" office:string-value="Walk to the top of the house and find a cage that houses &lt;a href=&quot;http://darksouls3.wiki.fextralife.com/Cornyx+of+the+Great+Swamp&quot;&gt;Cornyx of the Great Swamp&lt;/a&gt;. Talk to him, and he moves to Firelink Shrine. At the Shrine, talk to him multiple times to receive your &lt;a href=&quot;http://darksouls3.wiki.fextralife.com/Pyromancy+Flame&quot;&gt;Pyromancy Flame&lt;/a&gt; (unless you are already a pyromancer) and the Welcome gesture" calcext:value-type="string">
            <text:p>Walk to the top of the house and find a cage that houses &lt;a href="http://darksouls3.wiki.fextralife.com/Cornyx+of+the+Great+Swamp"&gt;Cornyx of the Great Swamp&lt;/a&gt;. Talk to him, and he moves to Firelink Shrine. At the Shrine, talk to him multiple times to receive your &lt;a href="http://darksouls3.wiki.fextralife.com/Pyromancy+Flame"&gt;Pyromancy Flame&lt;/a&gt; (unless you are already a pyromancer) and the Welcome gesture</text:p>
          </table:table-cell>
          <table:table-cell table:formula="of:=&quot;{&quot;&quot;text&quot;&quot;:&quot;&quot;&quot;&amp;SUBSTITUTE([.S111];&quot;&quot;&quot;&quot;;&quot;\&quot;&quot;&quot;)&amp;&quot;&quot;&quot;&quot;&amp;[.Q111]&amp;&quot;},&quot;" office:value-type="string" office:string-value="{&quot;text&quot;:&quot;Walk to the top of the house and find a cage that houses &lt;a href=\&quot;http://darksouls3.wiki.fextralife.com/Cornyx+of+the+Great+Swamp\&quot;&gt;Cornyx of the Great Swamp&lt;/a&gt;. Talk to him, and he moves to Firelink Shrine. At the Shrine, talk to him multiple times to receive your &lt;a href=\&quot;http://darksouls3.wiki.fextralife.com/Pyromancy+Flame\&quot;&gt;Pyromancy Flame&lt;/a&gt; (unless you are already a pyromancer) and the Welcome gesture&quot;,&quot;tags&quot;:[&quot;Gestures&quot;,&quot;Weapons&quot;]}," calcext:value-type="string">
            <text:p>{"text":"Walk to the top of the house and find a cage that houses &lt;a href=\"http://darksouls3.wiki.fextralife.com/Cornyx+of+the+Great+Swamp\"&gt;Cornyx of the Great Swamp&lt;/a&gt;. Talk to him, and he moves to Firelink Shrine. At the Shrine, talk to him multiple times to receive your &lt;a href=\"http://darksouls3.wiki.fextralife.com/Pyromancy+Flame\"&gt;Pyromancy Flame&lt;/a&gt; (unless you are already a pyromancer) and the Welcome gesture","tags":["Gestures","Weapons"]},</text:p>
          </table:table-cell>
        </table:table-row>
        <table:table-row table:style-name="ro1">
          <table:table-cell/>
          <table:table-cell office:value-type="string" calcext:value-type="string">
            <text:p><text:s text:c="12"/>&lt;li data-id="playthrough_3_20" class="f_weap"&gt;Grab the &lt;a href="http://darksouls3.wiki.fextralife.com/Hand+Axe"&gt;Hand Axe&lt;/a&gt; and get a &lt;a href="http://darksouls3.wiki.fextralife.com/Partizan"&gt;Partizan&lt;/a&gt; from a nearby hanging body&lt;/li&gt;</text:p>
          </table:table-cell>
          <table:table-cell table:formula="of:=TRIM([.B112])" office:value-type="string" office:string-value="&lt;li data-id=&quot;playthrough_3_20&quot; class=&quot;f_weap&quot;&gt;Grab the &lt;a href=&quot;http://darksouls3.wiki.fextralife.com/Hand+Axe&quot;&gt;Hand Axe&lt;/a&gt; and get a &lt;a href=&quot;http://darksouls3.wiki.fextralife.com/Partizan&quot;&gt;Partizan&lt;/a&gt; from a nearby hanging body&lt;/li&gt;" calcext:value-type="string">
            <text:p>&lt;li data-id="playthrough_3_20" class="f_weap"&gt;Grab the &lt;a href="http://darksouls3.wiki.fextralife.com/Hand+Axe"&gt;Hand Axe&lt;/a&gt; and get a &lt;a href="http://darksouls3.wiki.fextralife.com/Partizan"&gt;Partizan&lt;/a&gt; from a nearby hanging body&lt;/li&gt;</text:p>
          </table:table-cell>
          <table:table-cell table:formula="of:=FIND(&quot;&quot;&quot;&quot;;[.C112];15)" office:value-type="float" office:value="30" calcext:value-type="float">
            <text:p>30</text:p>
          </table:table-cell>
          <table:table-cell table:formula="of:=FIND(&quot;&quot;&quot;&quot;;[.C112];[.D112]+1)" office:value-type="float" office:value="38" calcext:value-type="float">
            <text:p>38</text:p>
          </table:table-cell>
          <table:table-cell table:formula="of:=FIND(&quot;&quot;&quot;&quot;;[.C112];[.E112]+1)" office:value-type="float" office:value="45" calcext:value-type="float">
            <text:p>45</text:p>
          </table:table-cell>
          <table:table-cell table:formula="of:=MID([.C112];[.E112]+1;[.F112]-[.E112]-1)" office:value-type="string" office:string-value="f_weap" calcext:value-type="string">
            <text:p>f_weap</text:p>
          </table:table-cell>
          <table:table-cell table:formula="of:=FIND(&quot; &quot;;[.$G112])" office:value-type="string" office:string-value="" calcext:value-type="error">
            <text:p>#VALUE!</text:p>
          </table:table-cell>
          <table:table-cell table:formula="of:=FIND(&quot; &quot;;[.G112];[.H112]+1)" office:value-type="string" office:string-value="" calcext:value-type="error">
            <text:p>#VALUE!</text:p>
          </table:table-cell>
          <table:table-cell table:formula="of:=FIND(&quot; &quot;;[.G112];[.I112]+1)" office:value-type="string" office:string-value="" calcext:value-type="error">
            <text:p>#VALUE!</text:p>
          </table:table-cell>
          <table:table-cell table:formula="of:=LEFT([.G112];IFERROR([.H112]-1;99))" office:value-type="string" office:string-value="f_weap" calcext:value-type="string">
            <text:p>f_weap</text:p>
          </table:table-cell>
          <table:table-cell table:formula="of:=IF(ISERROR([.H112]);&quot;&quot;;MID([.G112];[.H112]+1;IFERROR([.I112]-[.H112]-1;99)))">
            <text:p/>
          </table:table-cell>
          <table:table-cell table:formula="of:=IF(ISERROR([.I112]);&quot;&quot;;MID([.G112];[.I112]+1;IFERROR([.J112]-[.I112]-1;99)))">
            <text:p/>
          </table:table-cell>
          <table:table-cell table:formula="of:=IFERROR(VLOOKUP([.K112];['tag lookup'.$A$1:.$B$1048576];2;0);&quot;&quot;)" office:value-type="string" office:string-value="Weapons" calcext:value-type="string">
            <text:p>Weapons</text:p>
          </table:table-cell>
          <table:table-cell table:formula="of:=IFERROR(VLOOKUP([.L112];['tag lookup'.$A$1:.$B$1048576];2;0);&quot;&quot;)">
            <text:p/>
          </table:table-cell>
          <table:table-cell table:formula="of:=IFERROR(VLOOKUP([.M112];['tag lookup'.$A$1:.$B$1048576];2;0);&quot;&quot;)">
            <text:p/>
          </table:table-cell>
          <table:table-cell table:style-name="ce2" table:formula="of:=IF([.N112]=&quot;&quot;;&quot;&quot;;&quot;,&quot;&quot;tags&quot;&quot;:[&quot;&quot;&quot; &amp; [.N112] &amp; IF([.O112]=&quot;&quot;;&quot;&quot;&quot;]&quot;;&quot;&quot;&quot;,&quot;&quot;&quot; &amp; [.O112]&amp;IF([.P112]=&quot;&quot;;&quot;&quot;&quot;]&quot;;&quot;&quot;&quot;,&quot;&quot;&quot;&amp;[.P112]&amp;&quot;&quot;&quot;]&quot;)))" office:value-type="string" office:string-value=",&quot;tags&quot;:[&quot;Weapons&quot;]" calcext:value-type="string">
            <text:p>,"tags":["Weapons"]</text:p>
          </table:table-cell>
          <table:table-cell table:formula="of:=FIND(&quot;&gt;&quot;;[.B112])" office:value-type="float" office:value="58" calcext:value-type="float">
            <text:p>58</text:p>
          </table:table-cell>
          <table:table-cell table:formula="of:=MID([.B112];[.R112]+1;LEN([.B112])-[.R112]-5)" office:value-type="string" office:string-value="Grab the &lt;a href=&quot;http://darksouls3.wiki.fextralife.com/Hand+Axe&quot;&gt;Hand Axe&lt;/a&gt; and get a &lt;a href=&quot;http://darksouls3.wiki.fextralife.com/Partizan&quot;&gt;Partizan&lt;/a&gt; from a nearby hanging body" calcext:value-type="string">
            <text:p>Grab the &lt;a href="http://darksouls3.wiki.fextralife.com/Hand+Axe"&gt;Hand Axe&lt;/a&gt; and get a &lt;a href="http://darksouls3.wiki.fextralife.com/Partizan"&gt;Partizan&lt;/a&gt; from a nearby hanging body</text:p>
          </table:table-cell>
          <table:table-cell table:formula="of:=&quot;{&quot;&quot;text&quot;&quot;:&quot;&quot;&quot;&amp;SUBSTITUTE([.S112];&quot;&quot;&quot;&quot;;&quot;\&quot;&quot;&quot;)&amp;&quot;&quot;&quot;&quot;&amp;[.Q112]&amp;&quot;},&quot;" office:value-type="string" office:string-value="{&quot;text&quot;:&quot;Grab the &lt;a href=\&quot;http://darksouls3.wiki.fextralife.com/Hand+Axe\&quot;&gt;Hand Axe&lt;/a&gt; and get a &lt;a href=\&quot;http://darksouls3.wiki.fextralife.com/Partizan\&quot;&gt;Partizan&lt;/a&gt; from a nearby hanging body&quot;,&quot;tags&quot;:[&quot;Weapons&quot;]}," calcext:value-type="string">
            <text:p>{"text":"Grab the &lt;a href=\"http://darksouls3.wiki.fextralife.com/Hand+Axe\"&gt;Hand Axe&lt;/a&gt; and get a &lt;a href=\"http://darksouls3.wiki.fextralife.com/Partizan\"&gt;Partizan&lt;/a&gt; from a nearby hanging body","tags":["Weapons"]},</text:p>
          </table:table-cell>
        </table:table-row>
        <table:table-row table:style-name="ro1">
          <table:table-cell/>
          <table:table-cell office:value-type="string" calcext:value-type="string">
            <text:p><text:s text:c="12"/>&lt;li data-id="playthrough_3_21" class="f_misc f_ring"&gt;Walk down from the house and walk onto the gallow. Grab a &lt;a href="http://darksouls3.wiki.fextralife.com/Soul+of+an+Unknown+Traveler"&gt;Soul of an Unknown Traveler&lt;/a&gt;. Walk across the unfinished bridge to get the &lt;a href="http://darksouls3.wiki.fextralife.com/Fire+Clutch+Ring"&gt;Fire Clutch Ring&lt;/a&gt;&lt;/li&gt;</text:p>
          </table:table-cell>
          <table:table-cell table:formula="of:=TRIM([.B113])" office:value-type="string" office:string-value="&lt;li data-id=&quot;playthrough_3_21&quot; class=&quot;f_misc f_ring&quot;&gt;Walk down from the house and walk onto the gallow. Grab a &lt;a href=&quot;http://darksouls3.wiki.fextralife.com/Soul+of+an+Unknown+Traveler&quot;&gt;Soul of an Unknown Traveler&lt;/a&gt;. Walk across the unfinished bridge to get the &lt;a href=&quot;http://darksouls3.wiki.fextralife.com/Fire+Clutch+Ring&quot;&gt;Fire Clutch Ring&lt;/a&gt;&lt;/li&gt;" calcext:value-type="string">
            <text:p>&lt;li data-id="playthrough_3_21" class="f_misc f_ring"&gt;Walk down from the house and walk onto the gallow. Grab a &lt;a href="http://darksouls3.wiki.fextralife.com/Soul+of+an+Unknown+Traveler"&gt;Soul of an Unknown Traveler&lt;/a&gt;. Walk across the unfinished bridge to get the &lt;a href="http://darksouls3.wiki.fextralife.com/Fire+Clutch+Ring"&gt;Fire Clutch Ring&lt;/a&gt;&lt;/li&gt;</text:p>
          </table:table-cell>
          <table:table-cell table:formula="of:=FIND(&quot;&quot;&quot;&quot;;[.C113];15)" office:value-type="float" office:value="30" calcext:value-type="float">
            <text:p>30</text:p>
          </table:table-cell>
          <table:table-cell table:formula="of:=FIND(&quot;&quot;&quot;&quot;;[.C113];[.D113]+1)" office:value-type="float" office:value="38" calcext:value-type="float">
            <text:p>38</text:p>
          </table:table-cell>
          <table:table-cell table:formula="of:=FIND(&quot;&quot;&quot;&quot;;[.C113];[.E113]+1)" office:value-type="float" office:value="52" calcext:value-type="float">
            <text:p>52</text:p>
          </table:table-cell>
          <table:table-cell table:formula="of:=MID([.C113];[.E113]+1;[.F113]-[.E113]-1)" office:value-type="string" office:string-value="f_misc f_ring" calcext:value-type="string">
            <text:p>f_misc f_ring</text:p>
          </table:table-cell>
          <table:table-cell table:formula="of:=FIND(&quot; &quot;;[.$G113])" office:value-type="float" office:value="7" calcext:value-type="float">
            <text:p>7</text:p>
          </table:table-cell>
          <table:table-cell table:formula="of:=FIND(&quot; &quot;;[.G113];[.H113]+1)" office:value-type="string" office:string-value="" calcext:value-type="error">
            <text:p>#VALUE!</text:p>
          </table:table-cell>
          <table:table-cell table:formula="of:=FIND(&quot; &quot;;[.G113];[.I113]+1)" office:value-type="string" office:string-value="" calcext:value-type="error">
            <text:p>#VALUE!</text:p>
          </table:table-cell>
          <table:table-cell table:formula="of:=LEFT([.G113];IFERROR([.H113]-1;99))" office:value-type="string" office:string-value="f_misc" calcext:value-type="string">
            <text:p>f_misc</text:p>
          </table:table-cell>
          <table:table-cell table:formula="of:=IF(ISERROR([.H113]);&quot;&quot;;MID([.G113];[.H113]+1;IFERROR([.I113]-[.H113]-1;99)))" office:value-type="string" office:string-value="f_ring" calcext:value-type="string">
            <text:p>f_ring</text:p>
          </table:table-cell>
          <table:table-cell table:formula="of:=IF(ISERROR([.I113]);&quot;&quot;;MID([.G113];[.I113]+1;IFERROR([.J113]-[.I113]-1;99)))">
            <text:p/>
          </table:table-cell>
          <table:table-cell table:formula="of:=IFERROR(VLOOKUP([.K113];['tag lookup'.$A$1:.$B$1048576];2;0);&quot;&quot;)" office:value-type="string" office:string-value="Misc. items" calcext:value-type="string">
            <text:p>Misc. items</text:p>
          </table:table-cell>
          <table:table-cell table:formula="of:=IFERROR(VLOOKUP([.L113];['tag lookup'.$A$1:.$B$1048576];2;0);&quot;&quot;)" office:value-type="string" office:string-value="Rings" calcext:value-type="string">
            <text:p>Rings</text:p>
          </table:table-cell>
          <table:table-cell table:formula="of:=IFERROR(VLOOKUP([.M113];['tag lookup'.$A$1:.$B$1048576];2;0);&quot;&quot;)">
            <text:p/>
          </table:table-cell>
          <table:table-cell table:style-name="ce2" table:formula="of:=IF([.N113]=&quot;&quot;;&quot;&quot;;&quot;,&quot;&quot;tags&quot;&quot;:[&quot;&quot;&quot; &amp; [.N113] &amp; IF([.O113]=&quot;&quot;;&quot;&quot;&quot;]&quot;;&quot;&quot;&quot;,&quot;&quot;&quot; &amp; [.O113]&amp;IF([.P113]=&quot;&quot;;&quot;&quot;&quot;]&quot;;&quot;&quot;&quot;,&quot;&quot;&quot;&amp;[.P113]&amp;&quot;&quot;&quot;]&quot;)))" office:value-type="string" office:string-value=",&quot;tags&quot;:[&quot;Misc. items&quot;,&quot;Rings&quot;]" calcext:value-type="string">
            <text:p>,"tags":["Misc. items","Rings"]</text:p>
          </table:table-cell>
          <table:table-cell table:formula="of:=FIND(&quot;&gt;&quot;;[.B113])" office:value-type="float" office:value="65" calcext:value-type="float">
            <text:p>65</text:p>
          </table:table-cell>
          <table:table-cell table:formula="of:=MID([.B113];[.R113]+1;LEN([.B113])-[.R113]-5)" office:value-type="string" office:string-value="Walk down from the house and walk onto the gallow. Grab a &lt;a href=&quot;http://darksouls3.wiki.fextralife.com/Soul+of+an+Unknown+Traveler&quot;&gt;Soul of an Unknown Traveler&lt;/a&gt;. Walk across the unfinished bridge to get the &lt;a href=&quot;http://darksouls3.wiki.fextralife.com/Fire+Clutch+Ring&quot;&gt;Fire Clutch Ring&lt;/a&gt;" calcext:value-type="string">
            <text:p>Walk down from the house and walk onto the gallow. Grab a &lt;a href="http://darksouls3.wiki.fextralife.com/Soul+of+an+Unknown+Traveler"&gt;Soul of an Unknown Traveler&lt;/a&gt;. Walk across the unfinished bridge to get the &lt;a href="http://darksouls3.wiki.fextralife.com/Fire+Clutch+Ring"&gt;Fire Clutch Ring&lt;/a&gt;</text:p>
          </table:table-cell>
          <table:table-cell table:formula="of:=&quot;{&quot;&quot;text&quot;&quot;:&quot;&quot;&quot;&amp;SUBSTITUTE([.S113];&quot;&quot;&quot;&quot;;&quot;\&quot;&quot;&quot;)&amp;&quot;&quot;&quot;&quot;&amp;[.Q113]&amp;&quot;},&quot;" office:value-type="string" office:string-value="{&quot;text&quot;:&quot;Walk down from the house and walk onto the gallow. Grab a &lt;a href=\&quot;http://darksouls3.wiki.fextralife.com/Soul+of+an+Unknown+Traveler\&quot;&gt;Soul of an Unknown Traveler&lt;/a&gt;. Walk across the unfinished bridge to get the &lt;a href=\&quot;http://darksouls3.wiki.fextralife.com/Fire+Clutch+Ring\&quot;&gt;Fire Clutch Ring&lt;/a&gt;&quot;,&quot;tags&quot;:[&quot;Misc. items&quot;,&quot;Rings&quot;]}," calcext:value-type="string">
            <text:p>{"text":"Walk down from the house and walk onto the gallow. Grab a &lt;a href=\"http://darksouls3.wiki.fextralife.com/Soul+of+an+Unknown+Traveler\"&gt;Soul of an Unknown Traveler&lt;/a&gt;. Walk across the unfinished bridge to get the &lt;a href=\"http://darksouls3.wiki.fextralife.com/Fire+Clutch+Ring\"&gt;Fire Clutch Ring&lt;/a&gt;","tags":["Misc. items","Rings"]},</text:p>
          </table:table-cell>
        </table:table-row>
        <table:table-row table:style-name="ro1">
          <table:table-cell/>
          <table:table-cell office:value-type="string" calcext:value-type="string">
            <text:p><text:s text:c="12"/>&lt;li data-id="playthrough_3_22" class="f_misc"&gt;Walk through the archway of the house and down the stairs. Walk left and around the corner to get a &lt;a href="http://darksouls3.wiki.fextralife.com/Large+Soul+of+a+Deserted+Corpse"&gt;Large Soul of a Deserted Corpse&lt;/a&gt;. Walk downstairs and towards a tree with a &lt;a href="http://darksouls3.wiki.fextralife.com/Dog"&gt;Dog&lt;/a&gt;. Kill it and get the &lt;a href="http://darksouls3.wiki.fextralife.com/Ember"&gt;Ember&lt;/a&gt;&lt;/li&gt;</text:p>
          </table:table-cell>
          <table:table-cell table:formula="of:=TRIM([.B114])" office:value-type="string" office:string-value="&lt;li data-id=&quot;playthrough_3_22&quot; class=&quot;f_misc&quot;&gt;Walk through the archway of the house and down the stairs. Walk left and around the corner to get a &lt;a href=&quot;http://darksouls3.wiki.fextralife.com/Large+Soul+of+a+Deserted+Corpse&quot;&gt;Large Soul of a Deserted Corpse&lt;/a&gt;. Walk downstairs and towards a tree with a &lt;a href=&quot;http://darksouls3.wiki.fextralife.com/Dog&quot;&gt;Dog&lt;/a&gt;. Kill it and get the &lt;a href=&quot;http://darksouls3.wiki.fextralife.com/Ember&quot;&gt;Ember&lt;/a&gt;&lt;/li&gt;" calcext:value-type="string">
            <text:p>&lt;li data-id="playthrough_3_22" class="f_misc"&gt;Walk through the archway of the house and down the stairs. Walk left and around the corner to get a &lt;a href="http://darksouls3.wiki.fextralife.com/Large+Soul+of+a+Deserted+Corpse"&gt;Large Soul of a Deserted Corpse&lt;/a&gt;. Walk downstairs and towards a tree with a &lt;a href="http://darksouls3.wiki.fextralife.com/Dog"&gt;Dog&lt;/a&gt;. Kill it and get the &lt;a href="http://darksouls3.wiki.fextralife.com/Ember"&gt;Ember&lt;/a&gt;&lt;/li&gt;</text:p>
          </table:table-cell>
          <table:table-cell table:formula="of:=FIND(&quot;&quot;&quot;&quot;;[.C114];15)" office:value-type="float" office:value="30" calcext:value-type="float">
            <text:p>30</text:p>
          </table:table-cell>
          <table:table-cell table:formula="of:=FIND(&quot;&quot;&quot;&quot;;[.C114];[.D114]+1)" office:value-type="float" office:value="38" calcext:value-type="float">
            <text:p>38</text:p>
          </table:table-cell>
          <table:table-cell table:formula="of:=FIND(&quot;&quot;&quot;&quot;;[.C114];[.E114]+1)" office:value-type="float" office:value="45" calcext:value-type="float">
            <text:p>45</text:p>
          </table:table-cell>
          <table:table-cell table:formula="of:=MID([.C114];[.E114]+1;[.F114]-[.E114]-1)" office:value-type="string" office:string-value="f_misc" calcext:value-type="string">
            <text:p>f_misc</text:p>
          </table:table-cell>
          <table:table-cell table:formula="of:=FIND(&quot; &quot;;[.$G114])" office:value-type="string" office:string-value="" calcext:value-type="error">
            <text:p>#VALUE!</text:p>
          </table:table-cell>
          <table:table-cell table:formula="of:=FIND(&quot; &quot;;[.G114];[.H114]+1)" office:value-type="string" office:string-value="" calcext:value-type="error">
            <text:p>#VALUE!</text:p>
          </table:table-cell>
          <table:table-cell table:formula="of:=FIND(&quot; &quot;;[.G114];[.I114]+1)" office:value-type="string" office:string-value="" calcext:value-type="error">
            <text:p>#VALUE!</text:p>
          </table:table-cell>
          <table:table-cell table:formula="of:=LEFT([.G114];IFERROR([.H114]-1;99))" office:value-type="string" office:string-value="f_misc" calcext:value-type="string">
            <text:p>f_misc</text:p>
          </table:table-cell>
          <table:table-cell table:formula="of:=IF(ISERROR([.H114]);&quot;&quot;;MID([.G114];[.H114]+1;IFERROR([.I114]-[.H114]-1;99)))">
            <text:p/>
          </table:table-cell>
          <table:table-cell table:formula="of:=IF(ISERROR([.I114]);&quot;&quot;;MID([.G114];[.I114]+1;IFERROR([.J114]-[.I114]-1;99)))">
            <text:p/>
          </table:table-cell>
          <table:table-cell table:formula="of:=IFERROR(VLOOKUP([.K114];['tag lookup'.$A$1:.$B$1048576];2;0);&quot;&quot;)" office:value-type="string" office:string-value="Misc. items" calcext:value-type="string">
            <text:p>Misc. items</text:p>
          </table:table-cell>
          <table:table-cell table:formula="of:=IFERROR(VLOOKUP([.L114];['tag lookup'.$A$1:.$B$1048576];2;0);&quot;&quot;)">
            <text:p/>
          </table:table-cell>
          <table:table-cell table:formula="of:=IFERROR(VLOOKUP([.M114];['tag lookup'.$A$1:.$B$1048576];2;0);&quot;&quot;)">
            <text:p/>
          </table:table-cell>
          <table:table-cell table:style-name="ce2" table:formula="of:=IF([.N114]=&quot;&quot;;&quot;&quot;;&quot;,&quot;&quot;tags&quot;&quot;:[&quot;&quot;&quot; &amp; [.N114] &amp; IF([.O114]=&quot;&quot;;&quot;&quot;&quot;]&quot;;&quot;&quot;&quot;,&quot;&quot;&quot; &amp; [.O114]&amp;IF([.P114]=&quot;&quot;;&quot;&quot;&quot;]&quot;;&quot;&quot;&quot;,&quot;&quot;&quot;&amp;[.P114]&amp;&quot;&quot;&quot;]&quot;)))" office:value-type="string" office:string-value=",&quot;tags&quot;:[&quot;Misc. items&quot;]" calcext:value-type="string">
            <text:p>,"tags":["Misc. items"]</text:p>
          </table:table-cell>
          <table:table-cell table:formula="of:=FIND(&quot;&gt;&quot;;[.B114])" office:value-type="float" office:value="58" calcext:value-type="float">
            <text:p>58</text:p>
          </table:table-cell>
          <table:table-cell table:formula="of:=MID([.B114];[.R114]+1;LEN([.B114])-[.R114]-5)" office:value-type="string" office:string-value="Walk through the archway of the house and down the stairs. Walk left and around the corner to get a &lt;a href=&quot;http://darksouls3.wiki.fextralife.com/Large+Soul+of+a+Deserted+Corpse&quot;&gt;Large Soul of a Deserted Corpse&lt;/a&gt;. Walk downstairs and towards a tree with a &lt;a href=&quot;http://darksouls3.wiki.fextralife.com/Dog&quot;&gt;Dog&lt;/a&gt;. Kill it and get the &lt;a href=&quot;http://darksouls3.wiki.fextralife.com/Ember&quot;&gt;Ember&lt;/a&gt;" calcext:value-type="string">
            <text:p>Walk through the archway of the house and down the stairs. Walk left and around the corner to get a &lt;a href="http://darksouls3.wiki.fextralife.com/Large+Soul+of+a+Deserted+Corpse"&gt;Large Soul of a Deserted Corpse&lt;/a&gt;. Walk downstairs and towards a tree with a &lt;a href="http://darksouls3.wiki.fextralife.com/Dog"&gt;Dog&lt;/a&gt;. Kill it and get the &lt;a href="http://darksouls3.wiki.fextralife.com/Ember"&gt;Ember&lt;/a&gt;</text:p>
          </table:table-cell>
          <table:table-cell table:formula="of:=&quot;{&quot;&quot;text&quot;&quot;:&quot;&quot;&quot;&amp;SUBSTITUTE([.S114];&quot;&quot;&quot;&quot;;&quot;\&quot;&quot;&quot;)&amp;&quot;&quot;&quot;&quot;&amp;[.Q114]&amp;&quot;},&quot;" office:value-type="string" office:string-value="{&quot;text&quot;:&quot;Walk through the archway of the house and down the stairs. Walk left and around the corner to get a &lt;a href=\&quot;http://darksouls3.wiki.fextralife.com/Large+Soul+of+a+Deserted+Corpse\&quot;&gt;Large Soul of a Deserted Corpse&lt;/a&gt;. Walk downstairs and towards a tree with a &lt;a href=\&quot;http://darksouls3.wiki.fextralife.com/Dog\&quot;&gt;Dog&lt;/a&gt;. Kill it and get the &lt;a href=\&quot;http://darksouls3.wiki.fextralife.com/Ember\&quot;&gt;Ember&lt;/a&gt;&quot;,&quot;tags&quot;:[&quot;Misc. items&quot;]}," calcext:value-type="string">
            <text:p>{"text":"Walk through the archway of the house and down the stairs. Walk left and around the corner to get a &lt;a href=\"http://darksouls3.wiki.fextralife.com/Large+Soul+of+a+Deserted+Corpse\"&gt;Large Soul of a Deserted Corpse&lt;/a&gt;. Walk downstairs and towards a tree with a &lt;a href=\"http://darksouls3.wiki.fextralife.com/Dog\"&gt;Dog&lt;/a&gt;. Kill it and get the &lt;a href=\"http://darksouls3.wiki.fextralife.com/Ember\"&gt;Ember&lt;/a&gt;","tags":["Misc. items"]},</text:p>
          </table:table-cell>
        </table:table-row>
        <table:table-row table:style-name="ro1">
          <table:table-cell/>
          <table:table-cell office:value-type="string" calcext:value-type="string">
            <text:p><text:s text:c="12"/>&lt;li data-id="playthrough_3_23" class="f_ring f_weap"&gt;Run towards the bridge, and enter the sewers on the right. Kill a Giant &lt;a href="http://darksouls3.wiki.fextralife.com/rat"&gt;Rat&lt;/a&gt; to get the &lt;a href="http://darksouls3.wiki.fextralife.com/Bloodbite+Ring"&gt;Bloodbite Ring&lt;/a&gt;. Grab the &lt;a href="http://darksouls3.wiki.fextralife.com/Caestus"&gt;Caestus&lt;/a&gt; and climb up to open the shortcut&lt;/li&gt;</text:p>
          </table:table-cell>
          <table:table-cell table:formula="of:=TRIM([.B115])" office:value-type="string" office:string-value="&lt;li data-id=&quot;playthrough_3_23&quot; class=&quot;f_ring f_weap&quot;&gt;Run towards the bridge, and enter the sewers on the right. Kill a Giant &lt;a href=&quot;http://darksouls3.wiki.fextralife.com/rat&quot;&gt;Rat&lt;/a&gt; to get the &lt;a href=&quot;http://darksouls3.wiki.fextralife.com/Bloodbite+Ring&quot;&gt;Bloodbite Ring&lt;/a&gt;. Grab the &lt;a href=&quot;http://darksouls3.wiki.fextralife.com/Caestus&quot;&gt;Caestus&lt;/a&gt; and climb up to open the shortcut&lt;/li&gt;" calcext:value-type="string">
            <text:p>&lt;li data-id="playthrough_3_23" class="f_ring f_weap"&gt;Run towards the bridge, and enter the sewers on the right. Kill a Giant &lt;a href="http://darksouls3.wiki.fextralife.com/rat"&gt;Rat&lt;/a&gt; to get the &lt;a href="http://darksouls3.wiki.fextralife.com/Bloodbite+Ring"&gt;Bloodbite Ring&lt;/a&gt;. Grab the &lt;a href="http://darksouls3.wiki.fextralife.com/Caestus"&gt;Caestus&lt;/a&gt; and climb up to open the shortcut&lt;/li&gt;</text:p>
          </table:table-cell>
          <table:table-cell table:formula="of:=FIND(&quot;&quot;&quot;&quot;;[.C115];15)" office:value-type="float" office:value="30" calcext:value-type="float">
            <text:p>30</text:p>
          </table:table-cell>
          <table:table-cell table:formula="of:=FIND(&quot;&quot;&quot;&quot;;[.C115];[.D115]+1)" office:value-type="float" office:value="38" calcext:value-type="float">
            <text:p>38</text:p>
          </table:table-cell>
          <table:table-cell table:formula="of:=FIND(&quot;&quot;&quot;&quot;;[.C115];[.E115]+1)" office:value-type="float" office:value="52" calcext:value-type="float">
            <text:p>52</text:p>
          </table:table-cell>
          <table:table-cell table:formula="of:=MID([.C115];[.E115]+1;[.F115]-[.E115]-1)" office:value-type="string" office:string-value="f_ring f_weap" calcext:value-type="string">
            <text:p>f_ring f_weap</text:p>
          </table:table-cell>
          <table:table-cell table:formula="of:=FIND(&quot; &quot;;[.$G115])" office:value-type="float" office:value="7" calcext:value-type="float">
            <text:p>7</text:p>
          </table:table-cell>
          <table:table-cell table:formula="of:=FIND(&quot; &quot;;[.G115];[.H115]+1)" office:value-type="string" office:string-value="" calcext:value-type="error">
            <text:p>#VALUE!</text:p>
          </table:table-cell>
          <table:table-cell table:formula="of:=FIND(&quot; &quot;;[.G115];[.I115]+1)" office:value-type="string" office:string-value="" calcext:value-type="error">
            <text:p>#VALUE!</text:p>
          </table:table-cell>
          <table:table-cell table:formula="of:=LEFT([.G115];IFERROR([.H115]-1;99))" office:value-type="string" office:string-value="f_ring" calcext:value-type="string">
            <text:p>f_ring</text:p>
          </table:table-cell>
          <table:table-cell table:formula="of:=IF(ISERROR([.H115]);&quot;&quot;;MID([.G115];[.H115]+1;IFERROR([.I115]-[.H115]-1;99)))" office:value-type="string" office:string-value="f_weap" calcext:value-type="string">
            <text:p>f_weap</text:p>
          </table:table-cell>
          <table:table-cell table:formula="of:=IF(ISERROR([.I115]);&quot;&quot;;MID([.G115];[.I115]+1;IFERROR([.J115]-[.I115]-1;99)))">
            <text:p/>
          </table:table-cell>
          <table:table-cell table:formula="of:=IFERROR(VLOOKUP([.K115];['tag lookup'.$A$1:.$B$1048576];2;0);&quot;&quot;)" office:value-type="string" office:string-value="Rings" calcext:value-type="string">
            <text:p>Rings</text:p>
          </table:table-cell>
          <table:table-cell table:formula="of:=IFERROR(VLOOKUP([.L115];['tag lookup'.$A$1:.$B$1048576];2;0);&quot;&quot;)" office:value-type="string" office:string-value="Weapons" calcext:value-type="string">
            <text:p>Weapons</text:p>
          </table:table-cell>
          <table:table-cell table:formula="of:=IFERROR(VLOOKUP([.M115];['tag lookup'.$A$1:.$B$1048576];2;0);&quot;&quot;)">
            <text:p/>
          </table:table-cell>
          <table:table-cell table:style-name="ce2" table:formula="of:=IF([.N115]=&quot;&quot;;&quot;&quot;;&quot;,&quot;&quot;tags&quot;&quot;:[&quot;&quot;&quot; &amp; [.N115] &amp; IF([.O115]=&quot;&quot;;&quot;&quot;&quot;]&quot;;&quot;&quot;&quot;,&quot;&quot;&quot; &amp; [.O115]&amp;IF([.P115]=&quot;&quot;;&quot;&quot;&quot;]&quot;;&quot;&quot;&quot;,&quot;&quot;&quot;&amp;[.P115]&amp;&quot;&quot;&quot;]&quot;)))" office:value-type="string" office:string-value=",&quot;tags&quot;:[&quot;Rings&quot;,&quot;Weapons&quot;]" calcext:value-type="string">
            <text:p>,"tags":["Rings","Weapons"]</text:p>
          </table:table-cell>
          <table:table-cell table:formula="of:=FIND(&quot;&gt;&quot;;[.B115])" office:value-type="float" office:value="65" calcext:value-type="float">
            <text:p>65</text:p>
          </table:table-cell>
          <table:table-cell table:formula="of:=MID([.B115];[.R115]+1;LEN([.B115])-[.R115]-5)" office:value-type="string" office:string-value="Run towards the bridge, and enter the sewers on the right. Kill a Giant &lt;a href=&quot;http://darksouls3.wiki.fextralife.com/rat&quot;&gt;Rat&lt;/a&gt; to get the &lt;a href=&quot;http://darksouls3.wiki.fextralife.com/Bloodbite+Ring&quot;&gt;Bloodbite Ring&lt;/a&gt;. Grab the &lt;a href=&quot;http://darksouls3.wiki.fextralife.com/Caestus&quot;&gt;Caestus&lt;/a&gt; and climb up to open the shortcut" calcext:value-type="string">
            <text:p>Run towards the bridge, and enter the sewers on the right. Kill a Giant &lt;a href="http://darksouls3.wiki.fextralife.com/rat"&gt;Rat&lt;/a&gt; to get the &lt;a href="http://darksouls3.wiki.fextralife.com/Bloodbite+Ring"&gt;Bloodbite Ring&lt;/a&gt;. Grab the &lt;a href="http://darksouls3.wiki.fextralife.com/Caestus"&gt;Caestus&lt;/a&gt; and climb up to open the shortcut</text:p>
          </table:table-cell>
          <table:table-cell table:formula="of:=&quot;{&quot;&quot;text&quot;&quot;:&quot;&quot;&quot;&amp;SUBSTITUTE([.S115];&quot;&quot;&quot;&quot;;&quot;\&quot;&quot;&quot;)&amp;&quot;&quot;&quot;&quot;&amp;[.Q115]&amp;&quot;},&quot;" office:value-type="string" office:string-value="{&quot;text&quot;:&quot;Run towards the bridge, and enter the sewers on the right. Kill a Giant &lt;a href=\&quot;http://darksouls3.wiki.fextralife.com/rat\&quot;&gt;Rat&lt;/a&gt; to get the &lt;a href=\&quot;http://darksouls3.wiki.fextralife.com/Bloodbite+Ring\&quot;&gt;Bloodbite Ring&lt;/a&gt;. Grab the &lt;a href=\&quot;http://darksouls3.wiki.fextralife.com/Caestus\&quot;&gt;Caestus&lt;/a&gt; and climb up to open the shortcut&quot;,&quot;tags&quot;:[&quot;Rings&quot;,&quot;Weapons&quot;]}," calcext:value-type="string">
            <text:p>{"text":"Run towards the bridge, and enter the sewers on the right. Kill a Giant &lt;a href=\"http://darksouls3.wiki.fextralife.com/rat\"&gt;Rat&lt;/a&gt; to get the &lt;a href=\"http://darksouls3.wiki.fextralife.com/Bloodbite+Ring\"&gt;Bloodbite Ring&lt;/a&gt;. Grab the &lt;a href=\"http://darksouls3.wiki.fextralife.com/Caestus\"&gt;Caestus&lt;/a&gt; and climb up to open the shortcut","tags":["Rings","Weapons"]},</text:p>
          </table:table-cell>
        </table:table-row>
        <table:table-row table:style-name="ro1">
          <table:table-cell/>
          <table:table-cell office:value-type="string" calcext:value-type="string">
            <text:p><text:s text:c="12"/>&lt;li data-id="playthrough_3_24" class="f_misc"&gt;Walk back through the sewers and onto the bridge to get another &lt;a href="http://darksouls3.wiki.fextralife.com/Ember"&gt;Ember&lt;/a&gt;. Walk upstairs towards the house on your right. Grab a &lt;a href="http://darksouls3.wiki.fextralife.com/Large+Soul+of+a+Deserted+Corpse"&gt;Large Soul of a Deserted Corpse&lt;/a&gt;. Walk around the right side of the house to get &lt;a href="http://darksouls3.wiki.fextralife.com/Alluring+Skull"&gt;Alluring Skull&amp;nbsp;x3&lt;/a&gt;&lt;/li&gt;</text:p>
          </table:table-cell>
          <table:table-cell table:formula="of:=TRIM([.B116])" office:value-type="string" office:string-value="&lt;li data-id=&quot;playthrough_3_24&quot; class=&quot;f_misc&quot;&gt;Walk back through the sewers and onto the bridge to get another &lt;a href=&quot;http://darksouls3.wiki.fextralife.com/Ember&quot;&gt;Ember&lt;/a&gt;. Walk upstairs towards the house on your right. Grab a &lt;a href=&quot;http://darksouls3.wiki.fextralife.com/Large+Soul+of+a+Deserted+Corpse&quot;&gt;Large Soul of a Deserted Corpse&lt;/a&gt;. Walk around the right side of the house to get &lt;a href=&quot;http://darksouls3.wiki.fextralife.com/Alluring+Skull&quot;&gt;Alluring Skull&amp;nbsp;x3&lt;/a&gt;&lt;/li&gt;" calcext:value-type="string">
            <text:p>&lt;li data-id="playthrough_3_24" class="f_misc"&gt;Walk back through the sewers and onto the bridge to get another &lt;a href="http://darksouls3.wiki.fextralife.com/Ember"&gt;Ember&lt;/a&gt;. Walk upstairs towards the house on your right. Grab a &lt;a href="http://darksouls3.wiki.fextralife.com/Large+Soul+of+a+Deserted+Corpse"&gt;Large Soul of a Deserted Corpse&lt;/a&gt;. Walk around the right side of the house to get &lt;a href="http://darksouls3.wiki.fextralife.com/Alluring+Skull"&gt;Alluring Skull&amp;nbsp;x3&lt;/a&gt;&lt;/li&gt;</text:p>
          </table:table-cell>
          <table:table-cell table:formula="of:=FIND(&quot;&quot;&quot;&quot;;[.C116];15)" office:value-type="float" office:value="30" calcext:value-type="float">
            <text:p>30</text:p>
          </table:table-cell>
          <table:table-cell table:formula="of:=FIND(&quot;&quot;&quot;&quot;;[.C116];[.D116]+1)" office:value-type="float" office:value="38" calcext:value-type="float">
            <text:p>38</text:p>
          </table:table-cell>
          <table:table-cell table:formula="of:=FIND(&quot;&quot;&quot;&quot;;[.C116];[.E116]+1)" office:value-type="float" office:value="45" calcext:value-type="float">
            <text:p>45</text:p>
          </table:table-cell>
          <table:table-cell table:formula="of:=MID([.C116];[.E116]+1;[.F116]-[.E116]-1)" office:value-type="string" office:string-value="f_misc" calcext:value-type="string">
            <text:p>f_misc</text:p>
          </table:table-cell>
          <table:table-cell table:formula="of:=FIND(&quot; &quot;;[.$G116])" office:value-type="string" office:string-value="" calcext:value-type="error">
            <text:p>#VALUE!</text:p>
          </table:table-cell>
          <table:table-cell table:formula="of:=FIND(&quot; &quot;;[.G116];[.H116]+1)" office:value-type="string" office:string-value="" calcext:value-type="error">
            <text:p>#VALUE!</text:p>
          </table:table-cell>
          <table:table-cell table:formula="of:=FIND(&quot; &quot;;[.G116];[.I116]+1)" office:value-type="string" office:string-value="" calcext:value-type="error">
            <text:p>#VALUE!</text:p>
          </table:table-cell>
          <table:table-cell table:formula="of:=LEFT([.G116];IFERROR([.H116]-1;99))" office:value-type="string" office:string-value="f_misc" calcext:value-type="string">
            <text:p>f_misc</text:p>
          </table:table-cell>
          <table:table-cell table:formula="of:=IF(ISERROR([.H116]);&quot;&quot;;MID([.G116];[.H116]+1;IFERROR([.I116]-[.H116]-1;99)))">
            <text:p/>
          </table:table-cell>
          <table:table-cell table:formula="of:=IF(ISERROR([.I116]);&quot;&quot;;MID([.G116];[.I116]+1;IFERROR([.J116]-[.I116]-1;99)))">
            <text:p/>
          </table:table-cell>
          <table:table-cell table:formula="of:=IFERROR(VLOOKUP([.K116];['tag lookup'.$A$1:.$B$1048576];2;0);&quot;&quot;)" office:value-type="string" office:string-value="Misc. items" calcext:value-type="string">
            <text:p>Misc. items</text:p>
          </table:table-cell>
          <table:table-cell table:formula="of:=IFERROR(VLOOKUP([.L116];['tag lookup'.$A$1:.$B$1048576];2;0);&quot;&quot;)">
            <text:p/>
          </table:table-cell>
          <table:table-cell table:formula="of:=IFERROR(VLOOKUP([.M116];['tag lookup'.$A$1:.$B$1048576];2;0);&quot;&quot;)">
            <text:p/>
          </table:table-cell>
          <table:table-cell table:style-name="ce2" table:formula="of:=IF([.N116]=&quot;&quot;;&quot;&quot;;&quot;,&quot;&quot;tags&quot;&quot;:[&quot;&quot;&quot; &amp; [.N116] &amp; IF([.O116]=&quot;&quot;;&quot;&quot;&quot;]&quot;;&quot;&quot;&quot;,&quot;&quot;&quot; &amp; [.O116]&amp;IF([.P116]=&quot;&quot;;&quot;&quot;&quot;]&quot;;&quot;&quot;&quot;,&quot;&quot;&quot;&amp;[.P116]&amp;&quot;&quot;&quot;]&quot;)))" office:value-type="string" office:string-value=",&quot;tags&quot;:[&quot;Misc. items&quot;]" calcext:value-type="string">
            <text:p>,"tags":["Misc. items"]</text:p>
          </table:table-cell>
          <table:table-cell table:formula="of:=FIND(&quot;&gt;&quot;;[.B116])" office:value-type="float" office:value="58" calcext:value-type="float">
            <text:p>58</text:p>
          </table:table-cell>
          <table:table-cell table:formula="of:=MID([.B116];[.R116]+1;LEN([.B116])-[.R116]-5)" office:value-type="string" office:string-value="Walk back through the sewers and onto the bridge to get another &lt;a href=&quot;http://darksouls3.wiki.fextralife.com/Ember&quot;&gt;Ember&lt;/a&gt;. Walk upstairs towards the house on your right. Grab a &lt;a href=&quot;http://darksouls3.wiki.fextralife.com/Large+Soul+of+a+Deserted+Corpse&quot;&gt;Large Soul of a Deserted Corpse&lt;/a&gt;. Walk around the right side of the house to get &lt;a href=&quot;http://darksouls3.wiki.fextralife.com/Alluring+Skull&quot;&gt;Alluring Skull&amp;nbsp;x3&lt;/a&gt;" calcext:value-type="string">
            <text:p>Walk back through the sewers and onto the bridge to get another &lt;a href="http://darksouls3.wiki.fextralife.com/Ember"&gt;Ember&lt;/a&gt;. Walk upstairs towards the house on your right. Grab a &lt;a href="http://darksouls3.wiki.fextralife.com/Large+Soul+of+a+Deserted+Corpse"&gt;Large Soul of a Deserted Corpse&lt;/a&gt;. Walk around the right side of the house to get &lt;a href="http://darksouls3.wiki.fextralife.com/Alluring+Skull"&gt;Alluring Skull&amp;nbsp;x3&lt;/a&gt;</text:p>
          </table:table-cell>
          <table:table-cell table:formula="of:=&quot;{&quot;&quot;text&quot;&quot;:&quot;&quot;&quot;&amp;SUBSTITUTE([.S116];&quot;&quot;&quot;&quot;;&quot;\&quot;&quot;&quot;)&amp;&quot;&quot;&quot;&quot;&amp;[.Q116]&amp;&quot;},&quot;" office:value-type="string" office:string-value="{&quot;text&quot;:&quot;Walk back through the sewers and onto the bridge to get another &lt;a href=\&quot;http://darksouls3.wiki.fextralife.com/Ember\&quot;&gt;Ember&lt;/a&gt;. Walk upstairs towards the house on your right. Grab a &lt;a href=\&quot;http://darksouls3.wiki.fextralife.com/Large+Soul+of+a+Deserted+Corpse\&quot;&gt;Large Soul of a Deserted Corpse&lt;/a&gt;. Walk around the right side of the house to get &lt;a href=\&quot;http://darksouls3.wiki.fextralife.com/Alluring+Skull\&quot;&gt;Alluring Skull&amp;nbsp;x3&lt;/a&gt;&quot;,&quot;tags&quot;:[&quot;Misc. items&quot;]}," calcext:value-type="string">
            <text:p>{"text":"Walk back through the sewers and onto the bridge to get another &lt;a href=\"http://darksouls3.wiki.fextralife.com/Ember\"&gt;Ember&lt;/a&gt;. Walk upstairs towards the house on your right. Grab a &lt;a href=\"http://darksouls3.wiki.fextralife.com/Large+Soul+of+a+Deserted+Corpse\"&gt;Large Soul of a Deserted Corpse&lt;/a&gt;. Walk around the right side of the house to get &lt;a href=\"http://darksouls3.wiki.fextralife.com/Alluring+Skull\"&gt;Alluring Skull&amp;nbsp;x3&lt;/a&gt;","tags":["Misc. items"]},</text:p>
          </table:table-cell>
        </table:table-row>
        <table:table-row table:style-name="ro1">
          <table:table-cell/>
          <table:table-cell office:value-type="string" calcext:value-type="string">
            <text:p><text:s text:c="12"/>&lt;li data-id="playthrough_3_25" class="f_npc"&gt;Walk towards the tower. Talk to &lt;a href="http://darksouls3.wiki.fextralife.com/Eygon+of+Carim"&gt;Eygon of Carim&lt;/a&gt; outside. If you have enough health, you can drop down into the valley to reach &lt;a href="http://darksouls3.wiki.fextralife.com/Irina+of+Carim"&gt;Irina of Carim&lt;/a&gt; in her cell, but don't bother. You can reach Irina by purchasing the Grave Key from the Shrine Maiden after giving the maiden the &lt;a href="http://darksouls3.wiki.fextralife.com/Mortician's+Ashes"&gt;Mortician's Ashes&lt;/a&gt; which is futher down in this list&lt;/li&gt;</text:p>
          </table:table-cell>
          <table:table-cell table:formula="of:=TRIM([.B117])" office:value-type="string" office:string-value="&lt;li data-id=&quot;playthrough_3_25&quot; class=&quot;f_npc&quot;&gt;Walk towards the tower. Talk to &lt;a href=&quot;http://darksouls3.wiki.fextralife.com/Eygon+of+Carim&quot;&gt;Eygon of Carim&lt;/a&gt; outside. If you have enough health, you can drop down into the valley to reach &lt;a href=&quot;http://darksouls3.wiki.fextralife.com/Irina+of+Carim&quot;&gt;Irina of Carim&lt;/a&gt; in her cell, but don't bother. You can reach Irina by purchasing the Grave Key from the Shrine Maiden after giving the maiden the &lt;a href=&quot;http://darksouls3.wiki.fextralife.com/Mortician's+Ashes&quot;&gt;Mortician's Ashes&lt;/a&gt; which is futher down in this list&lt;/li&gt;" calcext:value-type="string">
            <text:p>&lt;li data-id="playthrough_3_25" class="f_npc"&gt;Walk towards the tower. Talk to &lt;a href="http://darksouls3.wiki.fextralife.com/Eygon+of+Carim"&gt;Eygon of Carim&lt;/a&gt; outside. If you have enough health, you can drop down into the valley to reach &lt;a href="http://darksouls3.wiki.fextralife.com/Irina+of+Carim"&gt;Irina of Carim&lt;/a&gt; in her cell, but don't bother. You can reach Irina by purchasing the Grave Key from the Shrine Maiden after giving the maiden the &lt;a href="http://darksouls3.wiki.fextralife.com/Mortician's+Ashes"&gt;Mortician's Ashes&lt;/a&gt; which is futher down in this list&lt;/li&gt;</text:p>
          </table:table-cell>
          <table:table-cell table:formula="of:=FIND(&quot;&quot;&quot;&quot;;[.C117];15)" office:value-type="float" office:value="30" calcext:value-type="float">
            <text:p>30</text:p>
          </table:table-cell>
          <table:table-cell table:formula="of:=FIND(&quot;&quot;&quot;&quot;;[.C117];[.D117]+1)" office:value-type="float" office:value="38" calcext:value-type="float">
            <text:p>38</text:p>
          </table:table-cell>
          <table:table-cell table:formula="of:=FIND(&quot;&quot;&quot;&quot;;[.C117];[.E117]+1)" office:value-type="float" office:value="44" calcext:value-type="float">
            <text:p>44</text:p>
          </table:table-cell>
          <table:table-cell table:formula="of:=MID([.C117];[.E117]+1;[.F117]-[.E117]-1)" office:value-type="string" office:string-value="f_npc" calcext:value-type="string">
            <text:p>f_npc</text:p>
          </table:table-cell>
          <table:table-cell table:formula="of:=FIND(&quot; &quot;;[.$G117])" office:value-type="string" office:string-value="" calcext:value-type="error">
            <text:p>#VALUE!</text:p>
          </table:table-cell>
          <table:table-cell table:formula="of:=FIND(&quot; &quot;;[.G117];[.H117]+1)" office:value-type="string" office:string-value="" calcext:value-type="error">
            <text:p>#VALUE!</text:p>
          </table:table-cell>
          <table:table-cell table:formula="of:=FIND(&quot; &quot;;[.G117];[.I117]+1)" office:value-type="string" office:string-value="" calcext:value-type="error">
            <text:p>#VALUE!</text:p>
          </table:table-cell>
          <table:table-cell table:formula="of:=LEFT([.G117];IFERROR([.H117]-1;99))" office:value-type="string" office:string-value="f_npc" calcext:value-type="string">
            <text:p>f_npc</text:p>
          </table:table-cell>
          <table:table-cell table:formula="of:=IF(ISERROR([.H117]);&quot;&quot;;MID([.G117];[.H117]+1;IFERROR([.I117]-[.H117]-1;99)))">
            <text:p/>
          </table:table-cell>
          <table:table-cell table:formula="of:=IF(ISERROR([.I117]);&quot;&quot;;MID([.G117];[.I117]+1;IFERROR([.J117]-[.I117]-1;99)))">
            <text:p/>
          </table:table-cell>
          <table:table-cell table:formula="of:=IFERROR(VLOOKUP([.K117];['tag lookup'.$A$1:.$B$1048576];2;0);&quot;&quot;)">
            <text:p/>
          </table:table-cell>
          <table:table-cell table:formula="of:=IFERROR(VLOOKUP([.L117];['tag lookup'.$A$1:.$B$1048576];2;0);&quot;&quot;)">
            <text:p/>
          </table:table-cell>
          <table:table-cell table:formula="of:=IFERROR(VLOOKUP([.M117];['tag lookup'.$A$1:.$B$1048576];2;0);&quot;&quot;)">
            <text:p/>
          </table:table-cell>
          <table:table-cell table:style-name="ce2" table:formula="of:=IF([.N117]=&quot;&quot;;&quot;&quot;;&quot;,&quot;&quot;tags&quot;&quot;:[&quot;&quot;&quot; &amp; [.N117] &amp; IF([.O117]=&quot;&quot;;&quot;&quot;&quot;]&quot;;&quot;&quot;&quot;,&quot;&quot;&quot; &amp; [.O117]&amp;IF([.P117]=&quot;&quot;;&quot;&quot;&quot;]&quot;;&quot;&quot;&quot;,&quot;&quot;&quot;&amp;[.P117]&amp;&quot;&quot;&quot;]&quot;)))">
            <text:p/>
          </table:table-cell>
          <table:table-cell table:formula="of:=FIND(&quot;&gt;&quot;;[.B117])" office:value-type="float" office:value="57" calcext:value-type="float">
            <text:p>57</text:p>
          </table:table-cell>
          <table:table-cell table:formula="of:=MID([.B117];[.R117]+1;LEN([.B117])-[.R117]-5)" office:value-type="string" office:string-value="Walk towards the tower. Talk to &lt;a href=&quot;http://darksouls3.wiki.fextralife.com/Eygon+of+Carim&quot;&gt;Eygon of Carim&lt;/a&gt; outside. If you have enough health, you can drop down into the valley to reach &lt;a href=&quot;http://darksouls3.wiki.fextralife.com/Irina+of+Carim&quot;&gt;Irina of Carim&lt;/a&gt; in her cell, but don't bother. You can reach Irina by purchasing the Grave Key from the Shrine Maiden after giving the maiden the &lt;a href=&quot;http://darksouls3.wiki.fextralife.com/Mortician's+Ashes&quot;&gt;Mortician's Ashes&lt;/a&gt; which is futher down in this list" calcext:value-type="string">
            <text:p>Walk towards the tower. Talk to &lt;a href="http://darksouls3.wiki.fextralife.com/Eygon+of+Carim"&gt;Eygon of Carim&lt;/a&gt; outside. If you have enough health, you can drop down into the valley to reach &lt;a href="http://darksouls3.wiki.fextralife.com/Irina+of+Carim"&gt;Irina of Carim&lt;/a&gt; in her cell, but don't bother. You can reach Irina by purchasing the Grave Key from the Shrine Maiden after giving the maiden the &lt;a href="http://darksouls3.wiki.fextralife.com/Mortician's+Ashes"&gt;Mortician's Ashes&lt;/a&gt; which is futher down in this list</text:p>
          </table:table-cell>
          <table:table-cell table:formula="of:=&quot;{&quot;&quot;text&quot;&quot;:&quot;&quot;&quot;&amp;SUBSTITUTE([.S117];&quot;&quot;&quot;&quot;;&quot;\&quot;&quot;&quot;)&amp;&quot;&quot;&quot;&quot;&amp;[.Q117]&amp;&quot;},&quot;" office:value-type="string" office:string-value="{&quot;text&quot;:&quot;Walk towards the tower. Talk to &lt;a href=\&quot;http://darksouls3.wiki.fextralife.com/Eygon+of+Carim\&quot;&gt;Eygon of Carim&lt;/a&gt; outside. If you have enough health, you can drop down into the valley to reach &lt;a href=\&quot;http://darksouls3.wiki.fextralife.com/Irina+of+Carim\&quot;&gt;Irina of Carim&lt;/a&gt; in her cell, but don't bother. You can reach Irina by purchasing the Grave Key from the Shrine Maiden after giving the maiden the &lt;a href=\&quot;http://darksouls3.wiki.fextralife.com/Mortician's+Ashes\&quot;&gt;Mortician's Ashes&lt;/a&gt; which is futher down in this list&quot;}," calcext:value-type="string">
            <text:p>{"text":"Walk towards the tower. Talk to &lt;a href=\"http://darksouls3.wiki.fextralife.com/Eygon+of+Carim\"&gt;Eygon of Carim&lt;/a&gt; outside. If you have enough health, you can drop down into the valley to reach &lt;a href=\"http://darksouls3.wiki.fextralife.com/Irina+of+Carim\"&gt;Irina of Carim&lt;/a&gt; in her cell, but don't bother. You can reach Irina by purchasing the Grave Key from the Shrine Maiden after giving the maiden the &lt;a href=\"http://darksouls3.wiki.fextralife.com/Mortician's+Ashes\"&gt;Mortician's Ashes&lt;/a&gt; which is futher down in this list"},</text:p>
          </table:table-cell>
        </table:table-row>
        <table:table-row table:style-name="ro1">
          <table:table-cell/>
          <table:table-cell office:value-type="string" calcext:value-type="string">
            <text:p><text:s text:c="12"/>&lt;li data-id="playthrough_3_26" class="f_misc f_npc f_weap"&gt;Walk into the tower to find &lt;a href="http://darksouls3.wiki.fextralife.com/Siegward+of+Catarina"&gt;Siegward of Catarina&lt;/a&gt;. Get on the elevator which goes down to the basement. Kill the &lt;a href="http://darksouls3.wiki.fextralife.com/Boreal+Outrider+Knight"&gt;Boreal Outrider Knight&lt;/a&gt; to get the &lt;a href="http://darksouls3.wiki.fextralife.com/Irithyll+Straight+Sword"&gt;Irithyll Straight Sword&lt;/a&gt;, grab the &lt;a href="http://darksouls3.wiki.fextralife.com/Ember"&gt;Ember&lt;/a&gt; and rest at the &lt;a href="http://darksouls3.wiki.fextralife.com/Road+of+Sacrifices"&gt;Road of Sacrifices&lt;/a&gt; bonfire&lt;/li&gt;</text:p>
          </table:table-cell>
          <table:table-cell table:formula="of:=TRIM([.B118])" office:value-type="string" office:string-value="&lt;li data-id=&quot;playthrough_3_26&quot; class=&quot;f_misc f_npc f_weap&quot;&gt;Walk into the tower to find &lt;a href=&quot;http://darksouls3.wiki.fextralife.com/Siegward+of+Catarina&quot;&gt;Siegward of Catarina&lt;/a&gt;. Get on the elevator which goes down to the basement. Kill the &lt;a href=&quot;http://darksouls3.wiki.fextralife.com/Boreal+Outrider+Knight&quot;&gt;Boreal Outrider Knight&lt;/a&gt; to get the &lt;a href=&quot;http://darksouls3.wiki.fextralife.com/Irithyll+Straight+Sword&quot;&gt;Irithyll Straight Sword&lt;/a&gt;, grab the &lt;a href=&quot;http://darksouls3.wiki.fextralife.com/Ember&quot;&gt;Ember&lt;/a&gt; and rest at the &lt;a href=&quot;http://darksouls3.wiki.fextralife.com/Road+of+Sacrifices&quot;&gt;Road of Sacrifices&lt;/a&gt; bonfire&lt;/li&gt;" calcext:value-type="string">
            <text:p>&lt;li data-id="playthrough_3_26" class="f_misc f_npc f_weap"&gt;Walk into the tower to find &lt;a href="http://darksouls3.wiki.fextralife.com/Siegward+of+Catarina"&gt;Siegward of Catarina&lt;/a&gt;. Get on the elevator which goes down to the basement. Kill the &lt;a href="http://darksouls3.wiki.fextralife.com/Boreal+Outrider+Knight"&gt;Boreal Outrider Knight&lt;/a&gt; to get the &lt;a href="http://darksouls3.wiki.fextralife.com/Irithyll+Straight+Sword"&gt;Irithyll Straight Sword&lt;/a&gt;, grab the &lt;a href="http://darksouls3.wiki.fextralife.com/Ember"&gt;Ember&lt;/a&gt; and rest at the &lt;a href="http://darksouls3.wiki.fextralife.com/Road+of+Sacrifices"&gt;Road of Sacrifices&lt;/a&gt; bonfire&lt;/li&gt;</text:p>
          </table:table-cell>
          <table:table-cell table:formula="of:=FIND(&quot;&quot;&quot;&quot;;[.C118];15)" office:value-type="float" office:value="30" calcext:value-type="float">
            <text:p>30</text:p>
          </table:table-cell>
          <table:table-cell table:formula="of:=FIND(&quot;&quot;&quot;&quot;;[.C118];[.D118]+1)" office:value-type="float" office:value="38" calcext:value-type="float">
            <text:p>38</text:p>
          </table:table-cell>
          <table:table-cell table:formula="of:=FIND(&quot;&quot;&quot;&quot;;[.C118];[.E118]+1)" office:value-type="float" office:value="58" calcext:value-type="float">
            <text:p>58</text:p>
          </table:table-cell>
          <table:table-cell table:formula="of:=MID([.C118];[.E118]+1;[.F118]-[.E118]-1)" office:value-type="string" office:string-value="f_misc f_npc f_weap" calcext:value-type="string">
            <text:p>f_misc f_npc f_weap</text:p>
          </table:table-cell>
          <table:table-cell table:formula="of:=FIND(&quot; &quot;;[.$G118])" office:value-type="float" office:value="7" calcext:value-type="float">
            <text:p>7</text:p>
          </table:table-cell>
          <table:table-cell table:formula="of:=FIND(&quot; &quot;;[.G118];[.H118]+1)" office:value-type="float" office:value="13" calcext:value-type="float">
            <text:p>13</text:p>
          </table:table-cell>
          <table:table-cell table:formula="of:=FIND(&quot; &quot;;[.G118];[.I118]+1)" office:value-type="string" office:string-value="" calcext:value-type="error">
            <text:p>#VALUE!</text:p>
          </table:table-cell>
          <table:table-cell table:formula="of:=LEFT([.G118];IFERROR([.H118]-1;99))" office:value-type="string" office:string-value="f_misc" calcext:value-type="string">
            <text:p>f_misc</text:p>
          </table:table-cell>
          <table:table-cell table:formula="of:=IF(ISERROR([.H118]);&quot;&quot;;MID([.G118];[.H118]+1;IFERROR([.I118]-[.H118]-1;99)))" office:value-type="string" office:string-value="f_npc" calcext:value-type="string">
            <text:p>f_npc</text:p>
          </table:table-cell>
          <table:table-cell table:formula="of:=IF(ISERROR([.I118]);&quot;&quot;;MID([.G118];[.I118]+1;IFERROR([.J118]-[.I118]-1;99)))" office:value-type="string" office:string-value="f_weap" calcext:value-type="string">
            <text:p>f_weap</text:p>
          </table:table-cell>
          <table:table-cell table:formula="of:=IFERROR(VLOOKUP([.K118];['tag lookup'.$A$1:.$B$1048576];2;0);&quot;&quot;)" office:value-type="string" office:string-value="Misc. items" calcext:value-type="string">
            <text:p>Misc. items</text:p>
          </table:table-cell>
          <table:table-cell table:formula="of:=IFERROR(VLOOKUP([.L118];['tag lookup'.$A$1:.$B$1048576];2;0);&quot;&quot;)">
            <text:p/>
          </table:table-cell>
          <table:table-cell table:formula="of:=IFERROR(VLOOKUP([.M118];['tag lookup'.$A$1:.$B$1048576];2;0);&quot;&quot;)" office:value-type="string" office:string-value="Weapons" calcext:value-type="string">
            <text:p>Weapons</text:p>
          </table:table-cell>
          <table:table-cell table:style-name="ce2" table:formula="of:=IF([.N118]=&quot;&quot;;&quot;&quot;;&quot;,&quot;&quot;tags&quot;&quot;:[&quot;&quot;&quot; &amp; [.N118] &amp; IF([.O118]=&quot;&quot;;&quot;&quot;&quot;]&quot;;&quot;&quot;&quot;,&quot;&quot;&quot; &amp; [.O118]&amp;IF([.P118]=&quot;&quot;;&quot;&quot;&quot;]&quot;;&quot;&quot;&quot;,&quot;&quot;&quot;&amp;[.P118]&amp;&quot;&quot;&quot;]&quot;)))" office:value-type="string" office:string-value=",&quot;tags&quot;:[&quot;Misc. items&quot;]" calcext:value-type="string">
            <text:p>,"tags":["Misc. items"]</text:p>
          </table:table-cell>
          <table:table-cell table:formula="of:=FIND(&quot;&gt;&quot;;[.B118])" office:value-type="float" office:value="71" calcext:value-type="float">
            <text:p>71</text:p>
          </table:table-cell>
          <table:table-cell table:formula="of:=MID([.B118];[.R118]+1;LEN([.B118])-[.R118]-5)" office:value-type="string" office:string-value="Walk into the tower to find &lt;a href=&quot;http://darksouls3.wiki.fextralife.com/Siegward+of+Catarina&quot;&gt;Siegward of Catarina&lt;/a&gt;. Get on the elevator which goes down to the basement. Kill the &lt;a href=&quot;http://darksouls3.wiki.fextralife.com/Boreal+Outrider+Knight&quot;&gt;Boreal Outrider Knight&lt;/a&gt; to get the &lt;a href=&quot;http://darksouls3.wiki.fextralife.com/Irithyll+Straight+Sword&quot;&gt;Irithyll Straight Sword&lt;/a&gt;, grab the &lt;a href=&quot;http://darksouls3.wiki.fextralife.com/Ember&quot;&gt;Ember&lt;/a&gt; and rest at the &lt;a href=&quot;http://darksouls3.wiki.fextralife.com/Road+of+Sacrifices&quot;&gt;Road of Sacrifices&lt;/a&gt; bonfire" calcext:value-type="string">
            <text:p>Walk into the tower to find &lt;a href="http://darksouls3.wiki.fextralife.com/Siegward+of+Catarina"&gt;Siegward of Catarina&lt;/a&gt;. Get on the elevator which goes down to the basement. Kill the &lt;a href="http://darksouls3.wiki.fextralife.com/Boreal+Outrider+Knight"&gt;Boreal Outrider Knight&lt;/a&gt; to get the &lt;a href="http://darksouls3.wiki.fextralife.com/Irithyll+Straight+Sword"&gt;Irithyll Straight Sword&lt;/a&gt;, grab the &lt;a href="http://darksouls3.wiki.fextralife.com/Ember"&gt;Ember&lt;/a&gt; and rest at the &lt;a href="http://darksouls3.wiki.fextralife.com/Road+of+Sacrifices"&gt;Road of Sacrifices&lt;/a&gt; bonfire</text:p>
          </table:table-cell>
          <table:table-cell table:formula="of:=&quot;{&quot;&quot;text&quot;&quot;:&quot;&quot;&quot;&amp;SUBSTITUTE([.S118];&quot;&quot;&quot;&quot;;&quot;\&quot;&quot;&quot;)&amp;&quot;&quot;&quot;&quot;&amp;[.Q118]&amp;&quot;},&quot;" office:value-type="string" office:string-value="{&quot;text&quot;:&quot;Walk into the tower to find &lt;a href=\&quot;http://darksouls3.wiki.fextralife.com/Siegward+of+Catarina\&quot;&gt;Siegward of Catarina&lt;/a&gt;. Get on the elevator which goes down to the basement. Kill the &lt;a href=\&quot;http://darksouls3.wiki.fextralife.com/Boreal+Outrider+Knight\&quot;&gt;Boreal Outrider Knight&lt;/a&gt; to get the &lt;a href=\&quot;http://darksouls3.wiki.fextralife.com/Irithyll+Straight+Sword\&quot;&gt;Irithyll Straight Sword&lt;/a&gt;, grab the &lt;a href=\&quot;http://darksouls3.wiki.fextralife.com/Ember\&quot;&gt;Ember&lt;/a&gt; and rest at the &lt;a href=\&quot;http://darksouls3.wiki.fextralife.com/Road+of+Sacrifices\&quot;&gt;Road of Sacrifices&lt;/a&gt; bonfire&quot;,&quot;tags&quot;:[&quot;Misc. items&quot;]}," calcext:value-type="string">
            <text:p>{"text":"Walk into the tower to find &lt;a href=\"http://darksouls3.wiki.fextralife.com/Siegward+of+Catarina\"&gt;Siegward of Catarina&lt;/a&gt;. Get on the elevator which goes down to the basement. Kill the &lt;a href=\"http://darksouls3.wiki.fextralife.com/Boreal+Outrider+Knight\"&gt;Boreal Outrider Knight&lt;/a&gt; to get the &lt;a href=\"http://darksouls3.wiki.fextralife.com/Irithyll+Straight+Sword\"&gt;Irithyll Straight Sword&lt;/a&gt;, grab the &lt;a href=\"http://darksouls3.wiki.fextralife.com/Ember\"&gt;Ember&lt;/a&gt; and rest at the &lt;a href=\"http://darksouls3.wiki.fextralife.com/Road+of+Sacrifices\"&gt;Road of Sacrifices&lt;/a&gt; bonfire","tags":["Misc. items"]},</text:p>
          </table:table-cell>
        </table:table-row>
        <table:table-row table:style-name="ro1">
          <table:table-cell/>
          <table:table-cell office:value-type="string" calcext:value-type="string">
            <text:p><text:s text:c="12"/>&lt;li data-id="playthrough_3_54" class="f_ring s_ng+"&gt;The &lt;a href="https://darksouls3.wiki.fextralife.com/Life+Ring"&gt;Life Ring+1&lt;/a&gt; is behind Siegward on the upcoming balcony&lt;/li&gt;</text:p>
          </table:table-cell>
          <table:table-cell table:formula="of:=TRIM([.B119])" office:value-type="string" office:string-value="&lt;li data-id=&quot;playthrough_3_54&quot; class=&quot;f_ring s_ng+&quot;&gt;The &lt;a href=&quot;https://darksouls3.wiki.fextralife.com/Life+Ring&quot;&gt;Life Ring+1&lt;/a&gt; is behind Siegward on the upcoming balcony&lt;/li&gt;" calcext:value-type="string">
            <text:p>&lt;li data-id="playthrough_3_54" class="f_ring s_ng+"&gt;The &lt;a href="https://darksouls3.wiki.fextralife.com/Life+Ring"&gt;Life Ring+1&lt;/a&gt; is behind Siegward on the upcoming balcony&lt;/li&gt;</text:p>
          </table:table-cell>
          <table:table-cell table:formula="of:=FIND(&quot;&quot;&quot;&quot;;[.C119];15)" office:value-type="float" office:value="30" calcext:value-type="float">
            <text:p>30</text:p>
          </table:table-cell>
          <table:table-cell table:formula="of:=FIND(&quot;&quot;&quot;&quot;;[.C119];[.D119]+1)" office:value-type="float" office:value="38" calcext:value-type="float">
            <text:p>38</text:p>
          </table:table-cell>
          <table:table-cell table:formula="of:=FIND(&quot;&quot;&quot;&quot;;[.C119];[.E119]+1)" office:value-type="float" office:value="51" calcext:value-type="float">
            <text:p>51</text:p>
          </table:table-cell>
          <table:table-cell table:formula="of:=MID([.C119];[.E119]+1;[.F119]-[.E119]-1)" office:value-type="string" office:string-value="f_ring s_ng+" calcext:value-type="string">
            <text:p>f_ring s_ng+</text:p>
          </table:table-cell>
          <table:table-cell table:formula="of:=FIND(&quot; &quot;;[.$G119])" office:value-type="float" office:value="7" calcext:value-type="float">
            <text:p>7</text:p>
          </table:table-cell>
          <table:table-cell table:formula="of:=FIND(&quot; &quot;;[.G119];[.H119]+1)" office:value-type="string" office:string-value="" calcext:value-type="error">
            <text:p>#VALUE!</text:p>
          </table:table-cell>
          <table:table-cell table:formula="of:=FIND(&quot; &quot;;[.G119];[.I119]+1)" office:value-type="string" office:string-value="" calcext:value-type="error">
            <text:p>#VALUE!</text:p>
          </table:table-cell>
          <table:table-cell table:formula="of:=LEFT([.G119];IFERROR([.H119]-1;99))" office:value-type="string" office:string-value="f_ring" calcext:value-type="string">
            <text:p>f_ring</text:p>
          </table:table-cell>
          <table:table-cell table:formula="of:=IF(ISERROR([.H119]);&quot;&quot;;MID([.G119];[.H119]+1;IFERROR([.I119]-[.H119]-1;99)))" office:value-type="string" office:string-value="s_ng+" calcext:value-type="string">
            <text:p>s_ng+</text:p>
          </table:table-cell>
          <table:table-cell table:formula="of:=IF(ISERROR([.I119]);&quot;&quot;;MID([.G119];[.I119]+1;IFERROR([.J119]-[.I119]-1;99)))">
            <text:p/>
          </table:table-cell>
          <table:table-cell table:formula="of:=IFERROR(VLOOKUP([.K119];['tag lookup'.$A$1:.$B$1048576];2;0);&quot;&quot;)" office:value-type="string" office:string-value="Rings" calcext:value-type="string">
            <text:p>Rings</text:p>
          </table:table-cell>
          <table:table-cell table:formula="of:=IFERROR(VLOOKUP([.L119];['tag lookup'.$A$1:.$B$1048576];2;0);&quot;&quot;)" office:value-type="string" office:string-value="s_ng+" calcext:value-type="string">
            <text:p>s_ng+</text:p>
          </table:table-cell>
          <table:table-cell table:formula="of:=IFERROR(VLOOKUP([.M119];['tag lookup'.$A$1:.$B$1048576];2;0);&quot;&quot;)">
            <text:p/>
          </table:table-cell>
          <table:table-cell table:style-name="ce2" table:formula="of:=IF([.N119]=&quot;&quot;;&quot;&quot;;&quot;,&quot;&quot;tags&quot;&quot;:[&quot;&quot;&quot; &amp; [.N119] &amp; IF([.O119]=&quot;&quot;;&quot;&quot;&quot;]&quot;;&quot;&quot;&quot;,&quot;&quot;&quot; &amp; [.O119]&amp;IF([.P119]=&quot;&quot;;&quot;&quot;&quot;]&quot;;&quot;&quot;&quot;,&quot;&quot;&quot;&amp;[.P119]&amp;&quot;&quot;&quot;]&quot;)))" office:value-type="string" office:string-value=",&quot;tags&quot;:[&quot;Rings&quot;,&quot;s_ng+&quot;]" calcext:value-type="string">
            <text:p>,"tags":["Rings","s_ng+"]</text:p>
          </table:table-cell>
          <table:table-cell table:formula="of:=FIND(&quot;&gt;&quot;;[.B119])" office:value-type="float" office:value="64" calcext:value-type="float">
            <text:p>64</text:p>
          </table:table-cell>
          <table:table-cell table:formula="of:=MID([.B119];[.R119]+1;LEN([.B119])-[.R119]-5)" office:value-type="string" office:string-value="The &lt;a href=&quot;https://darksouls3.wiki.fextralife.com/Life+Ring&quot;&gt;Life Ring+1&lt;/a&gt; is behind Siegward on the upcoming balcony" calcext:value-type="string">
            <text:p>The &lt;a href="https://darksouls3.wiki.fextralife.com/Life+Ring"&gt;Life Ring+1&lt;/a&gt; is behind Siegward on the upcoming balcony</text:p>
          </table:table-cell>
          <table:table-cell table:formula="of:=&quot;{&quot;&quot;text&quot;&quot;:&quot;&quot;&quot;&amp;SUBSTITUTE([.S119];&quot;&quot;&quot;&quot;;&quot;\&quot;&quot;&quot;)&amp;&quot;&quot;&quot;&quot;&amp;[.Q119]&amp;&quot;},&quot;" office:value-type="string" office:string-value="{&quot;text&quot;:&quot;The &lt;a href=\&quot;https://darksouls3.wiki.fextralife.com/Life+Ring\&quot;&gt;Life Ring+1&lt;/a&gt; is behind Siegward on the upcoming balcony&quot;,&quot;tags&quot;:[&quot;Rings&quot;,&quot;s_ng+&quot;]}," calcext:value-type="string">
            <text:p>{"text":"The &lt;a href=\"https://darksouls3.wiki.fextralife.com/Life+Ring\"&gt;Life Ring+1&lt;/a&gt; is behind Siegward on the upcoming balcony","tags":["Rings","s_ng+"]},</text:p>
          </table:table-cell>
        </table:table-row>
        <table:table-row table:style-name="ro1">
          <table:table-cell/>
          <table:table-cell office:value-type="string" calcext:value-type="string">
            <text:p><text:s text:c="12"/>&lt;li data-id="playthrough_3_27" class="f_none"&gt;To reach the top of the tower, hit the switch on the elevator while at the main entrance and then quickly get off to reveal a second lift.&lt;/li&gt;</text:p>
          </table:table-cell>
          <table:table-cell table:formula="of:=TRIM([.B120])" office:value-type="string" office:string-value="&lt;li data-id=&quot;playthrough_3_27&quot; class=&quot;f_none&quot;&gt;To reach the top of the tower, hit the switch on the elevator while at the main entrance and then quickly get off to reveal a second lift.&lt;/li&gt;" calcext:value-type="string">
            <text:p>&lt;li data-id="playthrough_3_27" class="f_none"&gt;To reach the top of the tower, hit the switch on the elevator while at the main entrance and then quickly get off to reveal a second lift.&lt;/li&gt;</text:p>
          </table:table-cell>
          <table:table-cell table:formula="of:=FIND(&quot;&quot;&quot;&quot;;[.C120];15)" office:value-type="float" office:value="30" calcext:value-type="float">
            <text:p>30</text:p>
          </table:table-cell>
          <table:table-cell table:formula="of:=FIND(&quot;&quot;&quot;&quot;;[.C120];[.D120]+1)" office:value-type="float" office:value="38" calcext:value-type="float">
            <text:p>38</text:p>
          </table:table-cell>
          <table:table-cell table:formula="of:=FIND(&quot;&quot;&quot;&quot;;[.C120];[.E120]+1)" office:value-type="float" office:value="45" calcext:value-type="float">
            <text:p>45</text:p>
          </table:table-cell>
          <table:table-cell table:formula="of:=MID([.C120];[.E120]+1;[.F120]-[.E120]-1)" office:value-type="string" office:string-value="f_none" calcext:value-type="string">
            <text:p>f_none</text:p>
          </table:table-cell>
          <table:table-cell table:formula="of:=FIND(&quot; &quot;;[.$G120])" office:value-type="string" office:string-value="" calcext:value-type="error">
            <text:p>#VALUE!</text:p>
          </table:table-cell>
          <table:table-cell table:formula="of:=FIND(&quot; &quot;;[.G120];[.H120]+1)" office:value-type="string" office:string-value="" calcext:value-type="error">
            <text:p>#VALUE!</text:p>
          </table:table-cell>
          <table:table-cell table:formula="of:=FIND(&quot; &quot;;[.G120];[.I120]+1)" office:value-type="string" office:string-value="" calcext:value-type="error">
            <text:p>#VALUE!</text:p>
          </table:table-cell>
          <table:table-cell table:formula="of:=LEFT([.G120];IFERROR([.H120]-1;99))" office:value-type="string" office:string-value="f_none" calcext:value-type="string">
            <text:p>f_none</text:p>
          </table:table-cell>
          <table:table-cell table:formula="of:=IF(ISERROR([.H120]);&quot;&quot;;MID([.G120];[.H120]+1;IFERROR([.I120]-[.H120]-1;99)))">
            <text:p/>
          </table:table-cell>
          <table:table-cell table:formula="of:=IF(ISERROR([.I120]);&quot;&quot;;MID([.G120];[.I120]+1;IFERROR([.J120]-[.I120]-1;99)))">
            <text:p/>
          </table:table-cell>
          <table:table-cell table:formula="of:=IFERROR(VLOOKUP([.K120];['tag lookup'.$A$1:.$B$1048576];2;0);&quot;&quot;)">
            <text:p/>
          </table:table-cell>
          <table:table-cell table:formula="of:=IFERROR(VLOOKUP([.L120];['tag lookup'.$A$1:.$B$1048576];2;0);&quot;&quot;)">
            <text:p/>
          </table:table-cell>
          <table:table-cell table:formula="of:=IFERROR(VLOOKUP([.M120];['tag lookup'.$A$1:.$B$1048576];2;0);&quot;&quot;)">
            <text:p/>
          </table:table-cell>
          <table:table-cell table:style-name="ce2" table:formula="of:=IF([.N120]=&quot;&quot;;&quot;&quot;;&quot;,&quot;&quot;tags&quot;&quot;:[&quot;&quot;&quot; &amp; [.N120] &amp; IF([.O120]=&quot;&quot;;&quot;&quot;&quot;]&quot;;&quot;&quot;&quot;,&quot;&quot;&quot; &amp; [.O120]&amp;IF([.P120]=&quot;&quot;;&quot;&quot;&quot;]&quot;;&quot;&quot;&quot;,&quot;&quot;&quot;&amp;[.P120]&amp;&quot;&quot;&quot;]&quot;)))">
            <text:p/>
          </table:table-cell>
          <table:table-cell table:formula="of:=FIND(&quot;&gt;&quot;;[.B120])" office:value-type="float" office:value="58" calcext:value-type="float">
            <text:p>58</text:p>
          </table:table-cell>
          <table:table-cell table:formula="of:=MID([.B120];[.R120]+1;LEN([.B120])-[.R120]-5)" office:value-type="string" office:string-value="To reach the top of the tower, hit the switch on the elevator while at the main entrance and then quickly get off to reveal a second lift." calcext:value-type="string">
            <text:p>To reach the top of the tower, hit the switch on the elevator while at the main entrance and then quickly get off to reveal a second lift.</text:p>
          </table:table-cell>
          <table:table-cell table:formula="of:=&quot;{&quot;&quot;text&quot;&quot;:&quot;&quot;&quot;&amp;SUBSTITUTE([.S120];&quot;&quot;&quot;&quot;;&quot;\&quot;&quot;&quot;)&amp;&quot;&quot;&quot;&quot;&amp;[.Q120]&amp;&quot;},&quot;" office:value-type="string" office:string-value="{&quot;text&quot;:&quot;To reach the top of the tower, hit the switch on the elevator while at the main entrance and then quickly get off to reveal a second lift.&quot;}," calcext:value-type="string">
            <text:p>{"text":"To reach the top of the tower, hit the switch on the elevator while at the main entrance and then quickly get off to reveal a second lift."},</text:p>
          </table:table-cell>
        </table:table-row>
        <table:table-row table:style-name="ro1">
          <table:table-cell/>
          <table:table-cell office:value-type="string" calcext:value-type="string">
            <text:p><text:s text:c="12"/>&lt;li data-id="playthrough_3_57" class="f_misc"&gt;After getting off the lift at the top you can find a &lt;a href="http://darksouls3.wiki.fextralife.com/Soul+of+a+Nameless+Soldier"&gt;Soul of a Nameless Soldier&lt;/a&gt; in a corner.&lt;/li&gt;</text:p>
          </table:table-cell>
          <table:table-cell table:formula="of:=TRIM([.B121])" office:value-type="string" office:string-value="&lt;li data-id=&quot;playthrough_3_57&quot; class=&quot;f_misc&quot;&gt;After getting off the lift at the top you can find a &lt;a href=&quot;http://darksouls3.wiki.fextralife.com/Soul+of+a+Nameless+Soldier&quot;&gt;Soul of a Nameless Soldier&lt;/a&gt; in a corner.&lt;/li&gt;" calcext:value-type="string">
            <text:p>&lt;li data-id="playthrough_3_57" class="f_misc"&gt;After getting off the lift at the top you can find a &lt;a href="http://darksouls3.wiki.fextralife.com/Soul+of+a+Nameless+Soldier"&gt;Soul of a Nameless Soldier&lt;/a&gt; in a corner.&lt;/li&gt;</text:p>
          </table:table-cell>
          <table:table-cell table:formula="of:=FIND(&quot;&quot;&quot;&quot;;[.C121];15)" office:value-type="float" office:value="30" calcext:value-type="float">
            <text:p>30</text:p>
          </table:table-cell>
          <table:table-cell table:formula="of:=FIND(&quot;&quot;&quot;&quot;;[.C121];[.D121]+1)" office:value-type="float" office:value="38" calcext:value-type="float">
            <text:p>38</text:p>
          </table:table-cell>
          <table:table-cell table:formula="of:=FIND(&quot;&quot;&quot;&quot;;[.C121];[.E121]+1)" office:value-type="float" office:value="45" calcext:value-type="float">
            <text:p>45</text:p>
          </table:table-cell>
          <table:table-cell table:formula="of:=MID([.C121];[.E121]+1;[.F121]-[.E121]-1)" office:value-type="string" office:string-value="f_misc" calcext:value-type="string">
            <text:p>f_misc</text:p>
          </table:table-cell>
          <table:table-cell table:formula="of:=FIND(&quot; &quot;;[.$G121])" office:value-type="string" office:string-value="" calcext:value-type="error">
            <text:p>#VALUE!</text:p>
          </table:table-cell>
          <table:table-cell table:formula="of:=FIND(&quot; &quot;;[.G121];[.H121]+1)" office:value-type="string" office:string-value="" calcext:value-type="error">
            <text:p>#VALUE!</text:p>
          </table:table-cell>
          <table:table-cell table:formula="of:=FIND(&quot; &quot;;[.G121];[.I121]+1)" office:value-type="string" office:string-value="" calcext:value-type="error">
            <text:p>#VALUE!</text:p>
          </table:table-cell>
          <table:table-cell table:formula="of:=LEFT([.G121];IFERROR([.H121]-1;99))" office:value-type="string" office:string-value="f_misc" calcext:value-type="string">
            <text:p>f_misc</text:p>
          </table:table-cell>
          <table:table-cell table:formula="of:=IF(ISERROR([.H121]);&quot;&quot;;MID([.G121];[.H121]+1;IFERROR([.I121]-[.H121]-1;99)))">
            <text:p/>
          </table:table-cell>
          <table:table-cell table:formula="of:=IF(ISERROR([.I121]);&quot;&quot;;MID([.G121];[.I121]+1;IFERROR([.J121]-[.I121]-1;99)))">
            <text:p/>
          </table:table-cell>
          <table:table-cell table:formula="of:=IFERROR(VLOOKUP([.K121];['tag lookup'.$A$1:.$B$1048576];2;0);&quot;&quot;)" office:value-type="string" office:string-value="Misc. items" calcext:value-type="string">
            <text:p>Misc. items</text:p>
          </table:table-cell>
          <table:table-cell table:formula="of:=IFERROR(VLOOKUP([.L121];['tag lookup'.$A$1:.$B$1048576];2;0);&quot;&quot;)">
            <text:p/>
          </table:table-cell>
          <table:table-cell table:formula="of:=IFERROR(VLOOKUP([.M121];['tag lookup'.$A$1:.$B$1048576];2;0);&quot;&quot;)">
            <text:p/>
          </table:table-cell>
          <table:table-cell table:style-name="ce2" table:formula="of:=IF([.N121]=&quot;&quot;;&quot;&quot;;&quot;,&quot;&quot;tags&quot;&quot;:[&quot;&quot;&quot; &amp; [.N121] &amp; IF([.O121]=&quot;&quot;;&quot;&quot;&quot;]&quot;;&quot;&quot;&quot;,&quot;&quot;&quot; &amp; [.O121]&amp;IF([.P121]=&quot;&quot;;&quot;&quot;&quot;]&quot;;&quot;&quot;&quot;,&quot;&quot;&quot;&amp;[.P121]&amp;&quot;&quot;&quot;]&quot;)))" office:value-type="string" office:string-value=",&quot;tags&quot;:[&quot;Misc. items&quot;]" calcext:value-type="string">
            <text:p>,"tags":["Misc. items"]</text:p>
          </table:table-cell>
          <table:table-cell table:formula="of:=FIND(&quot;&gt;&quot;;[.B121])" office:value-type="float" office:value="58" calcext:value-type="float">
            <text:p>58</text:p>
          </table:table-cell>
          <table:table-cell table:formula="of:=MID([.B121];[.R121]+1;LEN([.B121])-[.R121]-5)" office:value-type="string" office:string-value="After getting off the lift at the top you can find a &lt;a href=&quot;http://darksouls3.wiki.fextralife.com/Soul+of+a+Nameless+Soldier&quot;&gt;Soul of a Nameless Soldier&lt;/a&gt; in a corner." calcext:value-type="string">
            <text:p>After getting off the lift at the top you can find a &lt;a href="http://darksouls3.wiki.fextralife.com/Soul+of+a+Nameless+Soldier"&gt;Soul of a Nameless Soldier&lt;/a&gt; in a corner.</text:p>
          </table:table-cell>
          <table:table-cell table:formula="of:=&quot;{&quot;&quot;text&quot;&quot;:&quot;&quot;&quot;&amp;SUBSTITUTE([.S121];&quot;&quot;&quot;&quot;;&quot;\&quot;&quot;&quot;)&amp;&quot;&quot;&quot;&quot;&amp;[.Q121]&amp;&quot;},&quot;" office:value-type="string" office:string-value="{&quot;text&quot;:&quot;After getting off the lift at the top you can find a &lt;a href=\&quot;http://darksouls3.wiki.fextralife.com/Soul+of+a+Nameless+Soldier\&quot;&gt;Soul of a Nameless Soldier&lt;/a&gt; in a corner.&quot;,&quot;tags&quot;:[&quot;Misc. items&quot;]}," calcext:value-type="string">
            <text:p>{"text":"After getting off the lift at the top you can find a &lt;a href=\"http://darksouls3.wiki.fextralife.com/Soul+of+a+Nameless+Soldier\"&gt;Soul of a Nameless Soldier&lt;/a&gt; in a corner.","tags":["Misc. items"]},</text:p>
          </table:table-cell>
        </table:table-row>
        <table:table-row table:style-name="ro1">
          <table:table-cell/>
          <table:table-cell office:value-type="string" calcext:value-type="string">
            <text:p><text:s text:c="12"/>&lt;li data-id="playthrough_3_58" class="f_misc f_miss"&gt;Go up the stairs and offer a token of friendship to the &lt;a href="http://darksouls3.wiki.fextralife.com/Giant+of+the+Undead+Settlement"&gt;Giant of the Undead Settlement&lt;/a&gt; so that he does not attack you with giant arrows and even assists you when you are near a White Birch.&lt;/li&gt;</text:p>
          </table:table-cell>
          <table:table-cell table:formula="of:=TRIM([.B122])" office:value-type="string" office:string-value="&lt;li data-id=&quot;playthrough_3_58&quot; class=&quot;f_misc f_miss&quot;&gt;Go up the stairs and offer a token of friendship to the &lt;a href=&quot;http://darksouls3.wiki.fextralife.com/Giant+of+the+Undead+Settlement&quot;&gt;Giant of the Undead Settlement&lt;/a&gt; so that he does not attack you with giant arrows and even assists you when you are near a White Birch.&lt;/li&gt;" calcext:value-type="string">
            <text:p>&lt;li data-id="playthrough_3_58" class="f_misc f_miss"&gt;Go up the stairs and offer a token of friendship to the &lt;a href="http://darksouls3.wiki.fextralife.com/Giant+of+the+Undead+Settlement"&gt;Giant of the Undead Settlement&lt;/a&gt; so that he does not attack you with giant arrows and even assists you when you are near a White Birch.&lt;/li&gt;</text:p>
          </table:table-cell>
          <table:table-cell table:formula="of:=FIND(&quot;&quot;&quot;&quot;;[.C122];15)" office:value-type="float" office:value="30" calcext:value-type="float">
            <text:p>30</text:p>
          </table:table-cell>
          <table:table-cell table:formula="of:=FIND(&quot;&quot;&quot;&quot;;[.C122];[.D122]+1)" office:value-type="float" office:value="38" calcext:value-type="float">
            <text:p>38</text:p>
          </table:table-cell>
          <table:table-cell table:formula="of:=FIND(&quot;&quot;&quot;&quot;;[.C122];[.E122]+1)" office:value-type="float" office:value="52" calcext:value-type="float">
            <text:p>52</text:p>
          </table:table-cell>
          <table:table-cell table:formula="of:=MID([.C122];[.E122]+1;[.F122]-[.E122]-1)" office:value-type="string" office:string-value="f_misc f_miss" calcext:value-type="string">
            <text:p>f_misc f_miss</text:p>
          </table:table-cell>
          <table:table-cell table:formula="of:=FIND(&quot; &quot;;[.$G122])" office:value-type="float" office:value="7" calcext:value-type="float">
            <text:p>7</text:p>
          </table:table-cell>
          <table:table-cell table:formula="of:=FIND(&quot; &quot;;[.G122];[.H122]+1)" office:value-type="string" office:string-value="" calcext:value-type="error">
            <text:p>#VALUE!</text:p>
          </table:table-cell>
          <table:table-cell table:formula="of:=FIND(&quot; &quot;;[.G122];[.I122]+1)" office:value-type="string" office:string-value="" calcext:value-type="error">
            <text:p>#VALUE!</text:p>
          </table:table-cell>
          <table:table-cell table:formula="of:=LEFT([.G122];IFERROR([.H122]-1;99))" office:value-type="string" office:string-value="f_misc" calcext:value-type="string">
            <text:p>f_misc</text:p>
          </table:table-cell>
          <table:table-cell table:formula="of:=IF(ISERROR([.H122]);&quot;&quot;;MID([.G122];[.H122]+1;IFERROR([.I122]-[.H122]-1;99)))" office:value-type="string" office:string-value="f_miss" calcext:value-type="string">
            <text:p>f_miss</text:p>
          </table:table-cell>
          <table:table-cell table:formula="of:=IF(ISERROR([.I122]);&quot;&quot;;MID([.G122];[.I122]+1;IFERROR([.J122]-[.I122]-1;99)))">
            <text:p/>
          </table:table-cell>
          <table:table-cell table:formula="of:=IFERROR(VLOOKUP([.K122];['tag lookup'.$A$1:.$B$1048576];2;0);&quot;&quot;)" office:value-type="string" office:string-value="Misc. items" calcext:value-type="string">
            <text:p>Misc. items</text:p>
          </table:table-cell>
          <table:table-cell table:formula="of:=IFERROR(VLOOKUP([.L122];['tag lookup'.$A$1:.$B$1048576];2;0);&quot;&quot;)" office:value-type="string" office:string-value="Missable" calcext:value-type="string">
            <text:p>Missable</text:p>
          </table:table-cell>
          <table:table-cell table:formula="of:=IFERROR(VLOOKUP([.M122];['tag lookup'.$A$1:.$B$1048576];2;0);&quot;&quot;)">
            <text:p/>
          </table:table-cell>
          <table:table-cell table:style-name="ce2" table:formula="of:=IF([.N122]=&quot;&quot;;&quot;&quot;;&quot;,&quot;&quot;tags&quot;&quot;:[&quot;&quot;&quot; &amp; [.N122] &amp; IF([.O122]=&quot;&quot;;&quot;&quot;&quot;]&quot;;&quot;&quot;&quot;,&quot;&quot;&quot; &amp; [.O122]&amp;IF([.P122]=&quot;&quot;;&quot;&quot;&quot;]&quot;;&quot;&quot;&quot;,&quot;&quot;&quot;&amp;[.P122]&amp;&quot;&quot;&quot;]&quot;)))" office:value-type="string" office:string-value=",&quot;tags&quot;:[&quot;Misc. items&quot;,&quot;Missable&quot;]" calcext:value-type="string">
            <text:p>,"tags":["Misc. items","Missable"]</text:p>
          </table:table-cell>
          <table:table-cell table:formula="of:=FIND(&quot;&gt;&quot;;[.B122])" office:value-type="float" office:value="65" calcext:value-type="float">
            <text:p>65</text:p>
          </table:table-cell>
          <table:table-cell table:formula="of:=MID([.B122];[.R122]+1;LEN([.B122])-[.R122]-5)" office:value-type="string" office:string-value="Go up the stairs and offer a token of friendship to the &lt;a href=&quot;http://darksouls3.wiki.fextralife.com/Giant+of+the+Undead+Settlement&quot;&gt;Giant of the Undead Settlement&lt;/a&gt; so that he does not attack you with giant arrows and even assists you when you are near a White Birch." calcext:value-type="string">
            <text:p>Go up the stairs and offer a token of friendship to the &lt;a href="http://darksouls3.wiki.fextralife.com/Giant+of+the+Undead+Settlement"&gt;Giant of the Undead Settlement&lt;/a&gt; so that he does not attack you with giant arrows and even assists you when you are near a White Birch.</text:p>
          </table:table-cell>
          <table:table-cell table:formula="of:=&quot;{&quot;&quot;text&quot;&quot;:&quot;&quot;&quot;&amp;SUBSTITUTE([.S122];&quot;&quot;&quot;&quot;;&quot;\&quot;&quot;&quot;)&amp;&quot;&quot;&quot;&quot;&amp;[.Q122]&amp;&quot;},&quot;" office:value-type="string" office:string-value="{&quot;text&quot;:&quot;Go up the stairs and offer a token of friendship to the &lt;a href=\&quot;http://darksouls3.wiki.fextralife.com/Giant+of+the+Undead+Settlement\&quot;&gt;Giant of the Undead Settlement&lt;/a&gt; so that he does not attack you with giant arrows and even assists you when you are near a White Birch.&quot;,&quot;tags&quot;:[&quot;Misc. items&quot;,&quot;Missable&quot;]}," calcext:value-type="string">
            <text:p>{"text":"Go up the stairs and offer a token of friendship to the &lt;a href=\"http://darksouls3.wiki.fextralife.com/Giant+of+the+Undead+Settlement\"&gt;Giant of the Undead Settlement&lt;/a&gt; so that he does not attack you with giant arrows and even assists you when you are near a White Birch.","tags":["Misc. items","Missable"]},</text:p>
          </table:table-cell>
        </table:table-row>
        <table:table-row table:style-name="ro1">
          <table:table-cell/>
          <table:table-cell office:value-type="string" calcext:value-type="string">
            <text:p><text:s text:c="12"/>&lt;li data-id="playthrough_3_59" class="f_none f_miss"&gt;Take the lift down, and while facing the entrance of the tower, when you hear Siegward's voice; roll off to land onto a wooden platform.&lt;/li&gt;</text:p>
          </table:table-cell>
          <table:table-cell table:formula="of:=TRIM([.B123])" office:value-type="string" office:string-value="&lt;li data-id=&quot;playthrough_3_59&quot; class=&quot;f_none f_miss&quot;&gt;Take the lift down, and while facing the entrance of the tower, when you hear Siegward's voice; roll off to land onto a wooden platform.&lt;/li&gt;" calcext:value-type="string">
            <text:p>&lt;li data-id="playthrough_3_59" class="f_none f_miss"&gt;Take the lift down, and while facing the entrance of the tower, when you hear Siegward's voice; roll off to land onto a wooden platform.&lt;/li&gt;</text:p>
          </table:table-cell>
          <table:table-cell table:formula="of:=FIND(&quot;&quot;&quot;&quot;;[.C123];15)" office:value-type="float" office:value="30" calcext:value-type="float">
            <text:p>30</text:p>
          </table:table-cell>
          <table:table-cell table:formula="of:=FIND(&quot;&quot;&quot;&quot;;[.C123];[.D123]+1)" office:value-type="float" office:value="38" calcext:value-type="float">
            <text:p>38</text:p>
          </table:table-cell>
          <table:table-cell table:formula="of:=FIND(&quot;&quot;&quot;&quot;;[.C123];[.E123]+1)" office:value-type="float" office:value="52" calcext:value-type="float">
            <text:p>52</text:p>
          </table:table-cell>
          <table:table-cell table:formula="of:=MID([.C123];[.E123]+1;[.F123]-[.E123]-1)" office:value-type="string" office:string-value="f_none f_miss" calcext:value-type="string">
            <text:p>f_none f_miss</text:p>
          </table:table-cell>
          <table:table-cell table:formula="of:=FIND(&quot; &quot;;[.$G123])" office:value-type="float" office:value="7" calcext:value-type="float">
            <text:p>7</text:p>
          </table:table-cell>
          <table:table-cell table:formula="of:=FIND(&quot; &quot;;[.G123];[.H123]+1)" office:value-type="string" office:string-value="" calcext:value-type="error">
            <text:p>#VALUE!</text:p>
          </table:table-cell>
          <table:table-cell table:formula="of:=FIND(&quot; &quot;;[.G123];[.I123]+1)" office:value-type="string" office:string-value="" calcext:value-type="error">
            <text:p>#VALUE!</text:p>
          </table:table-cell>
          <table:table-cell table:formula="of:=LEFT([.G123];IFERROR([.H123]-1;99))" office:value-type="string" office:string-value="f_none" calcext:value-type="string">
            <text:p>f_none</text:p>
          </table:table-cell>
          <table:table-cell table:formula="of:=IF(ISERROR([.H123]);&quot;&quot;;MID([.G123];[.H123]+1;IFERROR([.I123]-[.H123]-1;99)))" office:value-type="string" office:string-value="f_miss" calcext:value-type="string">
            <text:p>f_miss</text:p>
          </table:table-cell>
          <table:table-cell table:formula="of:=IF(ISERROR([.I123]);&quot;&quot;;MID([.G123];[.I123]+1;IFERROR([.J123]-[.I123]-1;99)))">
            <text:p/>
          </table:table-cell>
          <table:table-cell table:formula="of:=IFERROR(VLOOKUP([.K123];['tag lookup'.$A$1:.$B$1048576];2;0);&quot;&quot;)">
            <text:p/>
          </table:table-cell>
          <table:table-cell table:formula="of:=IFERROR(VLOOKUP([.L123];['tag lookup'.$A$1:.$B$1048576];2;0);&quot;&quot;)" office:value-type="string" office:string-value="Missable" calcext:value-type="string">
            <text:p>Missable</text:p>
          </table:table-cell>
          <table:table-cell table:formula="of:=IFERROR(VLOOKUP([.M123];['tag lookup'.$A$1:.$B$1048576];2;0);&quot;&quot;)">
            <text:p/>
          </table:table-cell>
          <table:table-cell table:style-name="ce2" table:formula="of:=IF([.N123]=&quot;&quot;;&quot;&quot;;&quot;,&quot;&quot;tags&quot;&quot;:[&quot;&quot;&quot; &amp; [.N123] &amp; IF([.O123]=&quot;&quot;;&quot;&quot;&quot;]&quot;;&quot;&quot;&quot;,&quot;&quot;&quot; &amp; [.O123]&amp;IF([.P123]=&quot;&quot;;&quot;&quot;&quot;]&quot;;&quot;&quot;&quot;,&quot;&quot;&quot;&amp;[.P123]&amp;&quot;&quot;&quot;]&quot;)))">
            <text:p/>
          </table:table-cell>
          <table:table-cell table:formula="of:=FIND(&quot;&gt;&quot;;[.B123])" office:value-type="float" office:value="65" calcext:value-type="float">
            <text:p>65</text:p>
          </table:table-cell>
          <table:table-cell table:formula="of:=MID([.B123];[.R123]+1;LEN([.B123])-[.R123]-5)" office:value-type="string" office:string-value="Take the lift down, and while facing the entrance of the tower, when you hear Siegward's voice; roll off to land onto a wooden platform." calcext:value-type="string">
            <text:p>Take the lift down, and while facing the entrance of the tower, when you hear Siegward's voice; roll off to land onto a wooden platform.</text:p>
          </table:table-cell>
          <table:table-cell table:formula="of:=&quot;{&quot;&quot;text&quot;&quot;:&quot;&quot;&quot;&amp;SUBSTITUTE([.S123];&quot;&quot;&quot;&quot;;&quot;\&quot;&quot;&quot;)&amp;&quot;&quot;&quot;&quot;&amp;[.Q123]&amp;&quot;},&quot;" office:value-type="string" office:string-value="{&quot;text&quot;:&quot;Take the lift down, and while facing the entrance of the tower, when you hear Siegward's voice; roll off to land onto a wooden platform.&quot;}," calcext:value-type="string">
            <text:p>{"text":"Take the lift down, and while facing the entrance of the tower, when you hear Siegward's voice; roll off to land onto a wooden platform."},</text:p>
          </table:table-cell>
        </table:table-row>
        <table:table-row table:style-name="ro1">
          <table:table-cell/>
          <table:table-cell office:value-type="string" calcext:value-type="string">
            <text:p><text:s text:c="12"/>&lt;li data-id="playthrough_3_60" class="f_npc f_miss"&gt;Head outside and speak to Siegward again.&lt;/li&gt;</text:p>
          </table:table-cell>
          <table:table-cell table:formula="of:=TRIM([.B124])" office:value-type="string" office:string-value="&lt;li data-id=&quot;playthrough_3_60&quot; class=&quot;f_npc f_miss&quot;&gt;Head outside and speak to Siegward again.&lt;/li&gt;" calcext:value-type="string">
            <text:p>&lt;li data-id="playthrough_3_60" class="f_npc f_miss"&gt;Head outside and speak to Siegward again.&lt;/li&gt;</text:p>
          </table:table-cell>
          <table:table-cell table:formula="of:=FIND(&quot;&quot;&quot;&quot;;[.C124];15)" office:value-type="float" office:value="30" calcext:value-type="float">
            <text:p>30</text:p>
          </table:table-cell>
          <table:table-cell table:formula="of:=FIND(&quot;&quot;&quot;&quot;;[.C124];[.D124]+1)" office:value-type="float" office:value="38" calcext:value-type="float">
            <text:p>38</text:p>
          </table:table-cell>
          <table:table-cell table:formula="of:=FIND(&quot;&quot;&quot;&quot;;[.C124];[.E124]+1)" office:value-type="float" office:value="51" calcext:value-type="float">
            <text:p>51</text:p>
          </table:table-cell>
          <table:table-cell table:formula="of:=MID([.C124];[.E124]+1;[.F124]-[.E124]-1)" office:value-type="string" office:string-value="f_npc f_miss" calcext:value-type="string">
            <text:p>f_npc f_miss</text:p>
          </table:table-cell>
          <table:table-cell table:formula="of:=FIND(&quot; &quot;;[.$G124])" office:value-type="float" office:value="6" calcext:value-type="float">
            <text:p>6</text:p>
          </table:table-cell>
          <table:table-cell table:formula="of:=FIND(&quot; &quot;;[.G124];[.H124]+1)" office:value-type="string" office:string-value="" calcext:value-type="error">
            <text:p>#VALUE!</text:p>
          </table:table-cell>
          <table:table-cell table:formula="of:=FIND(&quot; &quot;;[.G124];[.I124]+1)" office:value-type="string" office:string-value="" calcext:value-type="error">
            <text:p>#VALUE!</text:p>
          </table:table-cell>
          <table:table-cell table:formula="of:=LEFT([.G124];IFERROR([.H124]-1;99))" office:value-type="string" office:string-value="f_npc" calcext:value-type="string">
            <text:p>f_npc</text:p>
          </table:table-cell>
          <table:table-cell table:formula="of:=IF(ISERROR([.H124]);&quot;&quot;;MID([.G124];[.H124]+1;IFERROR([.I124]-[.H124]-1;99)))" office:value-type="string" office:string-value="f_miss" calcext:value-type="string">
            <text:p>f_miss</text:p>
          </table:table-cell>
          <table:table-cell table:formula="of:=IF(ISERROR([.I124]);&quot;&quot;;MID([.G124];[.I124]+1;IFERROR([.J124]-[.I124]-1;99)))">
            <text:p/>
          </table:table-cell>
          <table:table-cell table:formula="of:=IFERROR(VLOOKUP([.K124];['tag lookup'.$A$1:.$B$1048576];2;0);&quot;&quot;)">
            <text:p/>
          </table:table-cell>
          <table:table-cell table:formula="of:=IFERROR(VLOOKUP([.L124];['tag lookup'.$A$1:.$B$1048576];2;0);&quot;&quot;)" office:value-type="string" office:string-value="Missable" calcext:value-type="string">
            <text:p>Missable</text:p>
          </table:table-cell>
          <table:table-cell table:formula="of:=IFERROR(VLOOKUP([.M124];['tag lookup'.$A$1:.$B$1048576];2;0);&quot;&quot;)">
            <text:p/>
          </table:table-cell>
          <table:table-cell table:style-name="ce2" table:formula="of:=IF([.N124]=&quot;&quot;;&quot;&quot;;&quot;,&quot;&quot;tags&quot;&quot;:[&quot;&quot;&quot; &amp; [.N124] &amp; IF([.O124]=&quot;&quot;;&quot;&quot;&quot;]&quot;;&quot;&quot;&quot;,&quot;&quot;&quot; &amp; [.O124]&amp;IF([.P124]=&quot;&quot;;&quot;&quot;&quot;]&quot;;&quot;&quot;&quot;,&quot;&quot;&quot;&amp;[.P124]&amp;&quot;&quot;&quot;]&quot;)))">
            <text:p/>
          </table:table-cell>
          <table:table-cell table:formula="of:=FIND(&quot;&gt;&quot;;[.B124])" office:value-type="float" office:value="64" calcext:value-type="float">
            <text:p>64</text:p>
          </table:table-cell>
          <table:table-cell table:formula="of:=MID([.B124];[.R124]+1;LEN([.B124])-[.R124]-5)" office:value-type="string" office:string-value="Head outside and speak to Siegward again." calcext:value-type="string">
            <text:p>Head outside and speak to Siegward again.</text:p>
          </table:table-cell>
          <table:table-cell table:formula="of:=&quot;{&quot;&quot;text&quot;&quot;:&quot;&quot;&quot;&amp;SUBSTITUTE([.S124];&quot;&quot;&quot;&quot;;&quot;\&quot;&quot;&quot;)&amp;&quot;&quot;&quot;&quot;&amp;[.Q124]&amp;&quot;},&quot;" office:value-type="string" office:string-value="{&quot;text&quot;:&quot;Head outside and speak to Siegward again.&quot;}," calcext:value-type="string">
            <text:p>{"text":"Head outside and speak to Siegward again."},</text:p>
          </table:table-cell>
        </table:table-row>
        <table:table-row table:style-name="ro1">
          <table:table-cell/>
          <table:table-cell office:value-type="string" calcext:value-type="string">
            <text:p><text:s text:c="12"/>&lt;li data-id="playthrough_3_61" class="f_npc f_miss"&gt;Lure the the Fire Demon towards the tower which makes Siegward come and fight by your side.&lt;/li&gt;</text:p>
          </table:table-cell>
          <table:table-cell table:formula="of:=TRIM([.B125])" office:value-type="string" office:string-value="&lt;li data-id=&quot;playthrough_3_61&quot; class=&quot;f_npc f_miss&quot;&gt;Lure the the Fire Demon towards the tower which makes Siegward come and fight by your side.&lt;/li&gt;" calcext:value-type="string">
            <text:p>&lt;li data-id="playthrough_3_61" class="f_npc f_miss"&gt;Lure the the Fire Demon towards the tower which makes Siegward come and fight by your side.&lt;/li&gt;</text:p>
          </table:table-cell>
          <table:table-cell table:formula="of:=FIND(&quot;&quot;&quot;&quot;;[.C125];15)" office:value-type="float" office:value="30" calcext:value-type="float">
            <text:p>30</text:p>
          </table:table-cell>
          <table:table-cell table:formula="of:=FIND(&quot;&quot;&quot;&quot;;[.C125];[.D125]+1)" office:value-type="float" office:value="38" calcext:value-type="float">
            <text:p>38</text:p>
          </table:table-cell>
          <table:table-cell table:formula="of:=FIND(&quot;&quot;&quot;&quot;;[.C125];[.E125]+1)" office:value-type="float" office:value="51" calcext:value-type="float">
            <text:p>51</text:p>
          </table:table-cell>
          <table:table-cell table:formula="of:=MID([.C125];[.E125]+1;[.F125]-[.E125]-1)" office:value-type="string" office:string-value="f_npc f_miss" calcext:value-type="string">
            <text:p>f_npc f_miss</text:p>
          </table:table-cell>
          <table:table-cell table:formula="of:=FIND(&quot; &quot;;[.$G125])" office:value-type="float" office:value="6" calcext:value-type="float">
            <text:p>6</text:p>
          </table:table-cell>
          <table:table-cell table:formula="of:=FIND(&quot; &quot;;[.G125];[.H125]+1)" office:value-type="string" office:string-value="" calcext:value-type="error">
            <text:p>#VALUE!</text:p>
          </table:table-cell>
          <table:table-cell table:formula="of:=FIND(&quot; &quot;;[.G125];[.I125]+1)" office:value-type="string" office:string-value="" calcext:value-type="error">
            <text:p>#VALUE!</text:p>
          </table:table-cell>
          <table:table-cell table:formula="of:=LEFT([.G125];IFERROR([.H125]-1;99))" office:value-type="string" office:string-value="f_npc" calcext:value-type="string">
            <text:p>f_npc</text:p>
          </table:table-cell>
          <table:table-cell table:formula="of:=IF(ISERROR([.H125]);&quot;&quot;;MID([.G125];[.H125]+1;IFERROR([.I125]-[.H125]-1;99)))" office:value-type="string" office:string-value="f_miss" calcext:value-type="string">
            <text:p>f_miss</text:p>
          </table:table-cell>
          <table:table-cell table:formula="of:=IF(ISERROR([.I125]);&quot;&quot;;MID([.G125];[.I125]+1;IFERROR([.J125]-[.I125]-1;99)))">
            <text:p/>
          </table:table-cell>
          <table:table-cell table:formula="of:=IFERROR(VLOOKUP([.K125];['tag lookup'.$A$1:.$B$1048576];2;0);&quot;&quot;)">
            <text:p/>
          </table:table-cell>
          <table:table-cell table:formula="of:=IFERROR(VLOOKUP([.L125];['tag lookup'.$A$1:.$B$1048576];2;0);&quot;&quot;)" office:value-type="string" office:string-value="Missable" calcext:value-type="string">
            <text:p>Missable</text:p>
          </table:table-cell>
          <table:table-cell table:formula="of:=IFERROR(VLOOKUP([.M125];['tag lookup'.$A$1:.$B$1048576];2;0);&quot;&quot;)">
            <text:p/>
          </table:table-cell>
          <table:table-cell table:style-name="ce2" table:formula="of:=IF([.N125]=&quot;&quot;;&quot;&quot;;&quot;,&quot;&quot;tags&quot;&quot;:[&quot;&quot;&quot; &amp; [.N125] &amp; IF([.O125]=&quot;&quot;;&quot;&quot;&quot;]&quot;;&quot;&quot;&quot;,&quot;&quot;&quot; &amp; [.O125]&amp;IF([.P125]=&quot;&quot;;&quot;&quot;&quot;]&quot;;&quot;&quot;&quot;,&quot;&quot;&quot;&amp;[.P125]&amp;&quot;&quot;&quot;]&quot;)))">
            <text:p/>
          </table:table-cell>
          <table:table-cell table:formula="of:=FIND(&quot;&gt;&quot;;[.B125])" office:value-type="float" office:value="64" calcext:value-type="float">
            <text:p>64</text:p>
          </table:table-cell>
          <table:table-cell table:formula="of:=MID([.B125];[.R125]+1;LEN([.B125])-[.R125]-5)" office:value-type="string" office:string-value="Lure the the Fire Demon towards the tower which makes Siegward come and fight by your side." calcext:value-type="string">
            <text:p>Lure the the Fire Demon towards the tower which makes Siegward come and fight by your side.</text:p>
          </table:table-cell>
          <table:table-cell table:formula="of:=&quot;{&quot;&quot;text&quot;&quot;:&quot;&quot;&quot;&amp;SUBSTITUTE([.S125];&quot;&quot;&quot;&quot;;&quot;\&quot;&quot;&quot;)&amp;&quot;&quot;&quot;&quot;&amp;[.Q125]&amp;&quot;},&quot;" office:value-type="string" office:string-value="{&quot;text&quot;:&quot;Lure the the Fire Demon towards the tower which makes Siegward come and fight by your side.&quot;}," calcext:value-type="string">
            <text:p>{"text":"Lure the the Fire Demon towards the tower which makes Siegward come and fight by your side."},</text:p>
          </table:table-cell>
        </table:table-row>
        <table:table-row table:style-name="ro1">
          <table:table-cell/>
          <table:table-cell office:value-type="string" calcext:value-type="string">
            <text:p><text:s text:c="12"/>&lt;li data-id="playthrough_3_62" class="f_gem"&gt;After killing the Fire Demon you gain a &lt;a href="http://darksouls3.wiki.fextralife.com/Fire+Gem"&gt;Fire Gem&lt;/a&gt;.&lt;/li&gt;</text:p>
          </table:table-cell>
          <table:table-cell table:formula="of:=TRIM([.B126])" office:value-type="string" office:string-value="&lt;li data-id=&quot;playthrough_3_62&quot; class=&quot;f_gem&quot;&gt;After killing the Fire Demon you gain a &lt;a href=&quot;http://darksouls3.wiki.fextralife.com/Fire+Gem&quot;&gt;Fire Gem&lt;/a&gt;.&lt;/li&gt;" calcext:value-type="string">
            <text:p>&lt;li data-id="playthrough_3_62" class="f_gem"&gt;After killing the Fire Demon you gain a &lt;a href="http://darksouls3.wiki.fextralife.com/Fire+Gem"&gt;Fire Gem&lt;/a&gt;.&lt;/li&gt;</text:p>
          </table:table-cell>
          <table:table-cell table:formula="of:=FIND(&quot;&quot;&quot;&quot;;[.C126];15)" office:value-type="float" office:value="30" calcext:value-type="float">
            <text:p>30</text:p>
          </table:table-cell>
          <table:table-cell table:formula="of:=FIND(&quot;&quot;&quot;&quot;;[.C126];[.D126]+1)" office:value-type="float" office:value="38" calcext:value-type="float">
            <text:p>38</text:p>
          </table:table-cell>
          <table:table-cell table:formula="of:=FIND(&quot;&quot;&quot;&quot;;[.C126];[.E126]+1)" office:value-type="float" office:value="44" calcext:value-type="float">
            <text:p>44</text:p>
          </table:table-cell>
          <table:table-cell table:formula="of:=MID([.C126];[.E126]+1;[.F126]-[.E126]-1)" office:value-type="string" office:string-value="f_gem" calcext:value-type="string">
            <text:p>f_gem</text:p>
          </table:table-cell>
          <table:table-cell table:formula="of:=FIND(&quot; &quot;;[.$G126])" office:value-type="string" office:string-value="" calcext:value-type="error">
            <text:p>#VALUE!</text:p>
          </table:table-cell>
          <table:table-cell table:formula="of:=FIND(&quot; &quot;;[.G126];[.H126]+1)" office:value-type="string" office:string-value="" calcext:value-type="error">
            <text:p>#VALUE!</text:p>
          </table:table-cell>
          <table:table-cell table:formula="of:=FIND(&quot; &quot;;[.G126];[.I126]+1)" office:value-type="string" office:string-value="" calcext:value-type="error">
            <text:p>#VALUE!</text:p>
          </table:table-cell>
          <table:table-cell table:formula="of:=LEFT([.G126];IFERROR([.H126]-1;99))" office:value-type="string" office:string-value="f_gem" calcext:value-type="string">
            <text:p>f_gem</text:p>
          </table:table-cell>
          <table:table-cell table:formula="of:=IF(ISERROR([.H126]);&quot;&quot;;MID([.G126];[.H126]+1;IFERROR([.I126]-[.H126]-1;99)))">
            <text:p/>
          </table:table-cell>
          <table:table-cell table:formula="of:=IF(ISERROR([.I126]);&quot;&quot;;MID([.G126];[.I126]+1;IFERROR([.J126]-[.I126]-1;99)))">
            <text:p/>
          </table:table-cell>
          <table:table-cell table:formula="of:=IFERROR(VLOOKUP([.K126];['tag lookup'.$A$1:.$B$1048576];2;0);&quot;&quot;)">
            <text:p/>
          </table:table-cell>
          <table:table-cell table:formula="of:=IFERROR(VLOOKUP([.L126];['tag lookup'.$A$1:.$B$1048576];2;0);&quot;&quot;)">
            <text:p/>
          </table:table-cell>
          <table:table-cell table:formula="of:=IFERROR(VLOOKUP([.M126];['tag lookup'.$A$1:.$B$1048576];2;0);&quot;&quot;)">
            <text:p/>
          </table:table-cell>
          <table:table-cell table:style-name="ce2" table:formula="of:=IF([.N126]=&quot;&quot;;&quot;&quot;;&quot;,&quot;&quot;tags&quot;&quot;:[&quot;&quot;&quot; &amp; [.N126] &amp; IF([.O126]=&quot;&quot;;&quot;&quot;&quot;]&quot;;&quot;&quot;&quot;,&quot;&quot;&quot; &amp; [.O126]&amp;IF([.P126]=&quot;&quot;;&quot;&quot;&quot;]&quot;;&quot;&quot;&quot;,&quot;&quot;&quot;&amp;[.P126]&amp;&quot;&quot;&quot;]&quot;)))">
            <text:p/>
          </table:table-cell>
          <table:table-cell table:formula="of:=FIND(&quot;&gt;&quot;;[.B126])" office:value-type="float" office:value="57" calcext:value-type="float">
            <text:p>57</text:p>
          </table:table-cell>
          <table:table-cell table:formula="of:=MID([.B126];[.R126]+1;LEN([.B126])-[.R126]-5)" office:value-type="string" office:string-value="After killing the Fire Demon you gain a &lt;a href=&quot;http://darksouls3.wiki.fextralife.com/Fire+Gem&quot;&gt;Fire Gem&lt;/a&gt;." calcext:value-type="string">
            <text:p>After killing the Fire Demon you gain a &lt;a href="http://darksouls3.wiki.fextralife.com/Fire+Gem"&gt;Fire Gem&lt;/a&gt;.</text:p>
          </table:table-cell>
          <table:table-cell table:formula="of:=&quot;{&quot;&quot;text&quot;&quot;:&quot;&quot;&quot;&amp;SUBSTITUTE([.S126];&quot;&quot;&quot;&quot;;&quot;\&quot;&quot;&quot;)&amp;&quot;&quot;&quot;&quot;&amp;[.Q126]&amp;&quot;},&quot;" office:value-type="string" office:string-value="{&quot;text&quot;:&quot;After killing the Fire Demon you gain a &lt;a href=\&quot;http://darksouls3.wiki.fextralife.com/Fire+Gem\&quot;&gt;Fire Gem&lt;/a&gt;.&quot;}," calcext:value-type="string">
            <text:p>{"text":"After killing the Fire Demon you gain a &lt;a href=\"http://darksouls3.wiki.fextralife.com/Fire+Gem\"&gt;Fire Gem&lt;/a&gt;."},</text:p>
          </table:table-cell>
        </table:table-row>
        <table:table-row table:style-name="ro1">
          <table:table-cell/>
          <table:table-cell office:value-type="string" calcext:value-type="string">
            <text:p><text:s text:c="12"/>&lt;li data-id="playthrough_3_63" class="f_misc f_gest f_npc f_miss"&gt;Speak to Siegward three times to receive a &lt;a href="http://darksouls3.wiki.fextralife.com/Siegbrau"&gt;Siegbräu&lt;/a&gt;, the Toast gesture, and the Sleep gesture.&lt;/li&gt;</text:p>
          </table:table-cell>
          <table:table-cell table:formula="of:=TRIM([.B127])" office:value-type="string" office:string-value="&lt;li data-id=&quot;playthrough_3_63&quot; class=&quot;f_misc f_gest f_npc f_miss&quot;&gt;Speak to Siegward three times to receive a &lt;a href=&quot;http://darksouls3.wiki.fextralife.com/Siegbrau&quot;&gt;Siegbräu&lt;/a&gt;, the Toast gesture, and the Sleep gesture.&lt;/li&gt;" calcext:value-type="string">
            <text:p>&lt;li data-id="playthrough_3_63" class="f_misc f_gest f_npc f_miss"&gt;Speak to Siegward three times to receive a &lt;a href="http://darksouls3.wiki.fextralife.com/Siegbrau"&gt;Siegbräu&lt;/a&gt;, the Toast gesture, and the Sleep gesture.&lt;/li&gt;</text:p>
          </table:table-cell>
          <table:table-cell table:formula="of:=FIND(&quot;&quot;&quot;&quot;;[.C127];15)" office:value-type="float" office:value="30" calcext:value-type="float">
            <text:p>30</text:p>
          </table:table-cell>
          <table:table-cell table:formula="of:=FIND(&quot;&quot;&quot;&quot;;[.C127];[.D127]+1)" office:value-type="float" office:value="38" calcext:value-type="float">
            <text:p>38</text:p>
          </table:table-cell>
          <table:table-cell table:formula="of:=FIND(&quot;&quot;&quot;&quot;;[.C127];[.E127]+1)" office:value-type="float" office:value="65" calcext:value-type="float">
            <text:p>65</text:p>
          </table:table-cell>
          <table:table-cell table:formula="of:=MID([.C127];[.E127]+1;[.F127]-[.E127]-1)" office:value-type="string" office:string-value="f_misc f_gest f_npc f_miss" calcext:value-type="string">
            <text:p>f_misc f_gest f_npc f_miss</text:p>
          </table:table-cell>
          <table:table-cell table:formula="of:=FIND(&quot; &quot;;[.$G127])" office:value-type="float" office:value="7" calcext:value-type="float">
            <text:p>7</text:p>
          </table:table-cell>
          <table:table-cell table:formula="of:=FIND(&quot; &quot;;[.G127];[.H127]+1)" office:value-type="float" office:value="14" calcext:value-type="float">
            <text:p>14</text:p>
          </table:table-cell>
          <table:table-cell table:formula="of:=FIND(&quot; &quot;;[.G127];[.I127]+1)" office:value-type="float" office:value="20" calcext:value-type="float">
            <text:p>20</text:p>
          </table:table-cell>
          <table:table-cell table:formula="of:=LEFT([.G127];IFERROR([.H127]-1;99))" office:value-type="string" office:string-value="f_misc" calcext:value-type="string">
            <text:p>f_misc</text:p>
          </table:table-cell>
          <table:table-cell table:formula="of:=IF(ISERROR([.H127]);&quot;&quot;;MID([.G127];[.H127]+1;IFERROR([.I127]-[.H127]-1;99)))" office:value-type="string" office:string-value="f_gest" calcext:value-type="string">
            <text:p>f_gest</text:p>
          </table:table-cell>
          <table:table-cell table:formula="of:=IF(ISERROR([.I127]);&quot;&quot;;MID([.G127];[.I127]+1;IFERROR([.J127]-[.I127]-1;99)))" office:value-type="string" office:string-value="f_npc" calcext:value-type="string">
            <text:p>f_npc</text:p>
          </table:table-cell>
          <table:table-cell table:formula="of:=IFERROR(VLOOKUP([.K127];['tag lookup'.$A$1:.$B$1048576];2;0);&quot;&quot;)" office:value-type="string" office:string-value="Misc. items" calcext:value-type="string">
            <text:p>Misc. items</text:p>
          </table:table-cell>
          <table:table-cell table:formula="of:=IFERROR(VLOOKUP([.L127];['tag lookup'.$A$1:.$B$1048576];2;0);&quot;&quot;)" office:value-type="string" office:string-value="Gestures" calcext:value-type="string">
            <text:p>Gestures</text:p>
          </table:table-cell>
          <table:table-cell table:formula="of:=IFERROR(VLOOKUP([.M127];['tag lookup'.$A$1:.$B$1048576];2;0);&quot;&quot;)">
            <text:p/>
          </table:table-cell>
          <table:table-cell table:style-name="ce2" table:formula="of:=IF([.N127]=&quot;&quot;;&quot;&quot;;&quot;,&quot;&quot;tags&quot;&quot;:[&quot;&quot;&quot; &amp; [.N127] &amp; IF([.O127]=&quot;&quot;;&quot;&quot;&quot;]&quot;;&quot;&quot;&quot;,&quot;&quot;&quot; &amp; [.O127]&amp;IF([.P127]=&quot;&quot;;&quot;&quot;&quot;]&quot;;&quot;&quot;&quot;,&quot;&quot;&quot;&amp;[.P127]&amp;&quot;&quot;&quot;]&quot;)))" office:value-type="string" office:string-value=",&quot;tags&quot;:[&quot;Misc. items&quot;,&quot;Gestures&quot;]" calcext:value-type="string">
            <text:p>,"tags":["Misc. items","Gestures"]</text:p>
          </table:table-cell>
          <table:table-cell table:formula="of:=FIND(&quot;&gt;&quot;;[.B127])" office:value-type="float" office:value="78" calcext:value-type="float">
            <text:p>78</text:p>
          </table:table-cell>
          <table:table-cell table:formula="of:=MID([.B127];[.R127]+1;LEN([.B127])-[.R127]-5)" office:value-type="string" office:string-value="Speak to Siegward three times to receive a &lt;a href=&quot;http://darksouls3.wiki.fextralife.com/Siegbrau&quot;&gt;Siegbräu&lt;/a&gt;, the Toast gesture, and the Sleep gesture." calcext:value-type="string">
            <text:p>Speak to Siegward three times to receive a &lt;a href="http://darksouls3.wiki.fextralife.com/Siegbrau"&gt;Siegbräu&lt;/a&gt;, the Toast gesture, and the Sleep gesture.</text:p>
          </table:table-cell>
          <table:table-cell table:formula="of:=&quot;{&quot;&quot;text&quot;&quot;:&quot;&quot;&quot;&amp;SUBSTITUTE([.S127];&quot;&quot;&quot;&quot;;&quot;\&quot;&quot;&quot;)&amp;&quot;&quot;&quot;&quot;&amp;[.Q127]&amp;&quot;},&quot;" office:value-type="string" office:string-value="{&quot;text&quot;:&quot;Speak to Siegward three times to receive a &lt;a href=\&quot;http://darksouls3.wiki.fextralife.com/Siegbrau\&quot;&gt;Siegbräu&lt;/a&gt;, the Toast gesture, and the Sleep gesture.&quot;,&quot;tags&quot;:[&quot;Misc. items&quot;,&quot;Gestures&quot;]}," calcext:value-type="string">
            <text:p>{"text":"Speak to Siegward three times to receive a &lt;a href=\"http://darksouls3.wiki.fextralife.com/Siegbrau\"&gt;Siegbräu&lt;/a&gt;, the Toast gesture, and the Sleep gesture.","tags":["Misc. items","Gestures"]},</text:p>
          </table:table-cell>
        </table:table-row>
        <table:table-row table:style-name="ro1">
          <table:table-cell/>
          <table:table-cell office:value-type="string" calcext:value-type="string">
            <text:p><text:s text:c="12"/>&lt;li data-id="playthrough_3_28" class="f_arm f_misc f_weap"&gt;Around the town, you can grab a &lt;a href="http://darksouls3.wiki.fextralife.com/Homeward+Bone"&gt;Homeward Bone&lt;/a&gt; and a &lt;a href="http://darksouls3.wiki.fextralife.com/Large+Club"&gt;Large Club&lt;/a&gt;. You can also get the &lt;a href="http://darksouls3.wiki.fextralife.com/Northern+Armor+Set"&gt;Northern Armor Set&lt;/a&gt; from a nearby hanging corpse&lt;/li&gt;</text:p>
          </table:table-cell>
          <table:table-cell table:formula="of:=TRIM([.B128])" office:value-type="string" office:string-value="&lt;li data-id=&quot;playthrough_3_28&quot; class=&quot;f_arm f_misc f_weap&quot;&gt;Around the town, you can grab a &lt;a href=&quot;http://darksouls3.wiki.fextralife.com/Homeward+Bone&quot;&gt;Homeward Bone&lt;/a&gt; and a &lt;a href=&quot;http://darksouls3.wiki.fextralife.com/Large+Club&quot;&gt;Large Club&lt;/a&gt;. You can also get the &lt;a href=&quot;http://darksouls3.wiki.fextralife.com/Northern+Armor+Set&quot;&gt;Northern Armor Set&lt;/a&gt; from a nearby hanging corpse&lt;/li&gt;" calcext:value-type="string">
            <text:p>&lt;li data-id="playthrough_3_28" class="f_arm f_misc f_weap"&gt;Around the town, you can grab a &lt;a href="http://darksouls3.wiki.fextralife.com/Homeward+Bone"&gt;Homeward Bone&lt;/a&gt; and a &lt;a href="http://darksouls3.wiki.fextralife.com/Large+Club"&gt;Large Club&lt;/a&gt;. You can also get the &lt;a href="http://darksouls3.wiki.fextralife.com/Northern+Armor+Set"&gt;Northern Armor Set&lt;/a&gt; from a nearby hanging corpse&lt;/li&gt;</text:p>
          </table:table-cell>
          <table:table-cell table:formula="of:=FIND(&quot;&quot;&quot;&quot;;[.C128];15)" office:value-type="float" office:value="30" calcext:value-type="float">
            <text:p>30</text:p>
          </table:table-cell>
          <table:table-cell table:formula="of:=FIND(&quot;&quot;&quot;&quot;;[.C128];[.D128]+1)" office:value-type="float" office:value="38" calcext:value-type="float">
            <text:p>38</text:p>
          </table:table-cell>
          <table:table-cell table:formula="of:=FIND(&quot;&quot;&quot;&quot;;[.C128];[.E128]+1)" office:value-type="float" office:value="58" calcext:value-type="float">
            <text:p>58</text:p>
          </table:table-cell>
          <table:table-cell table:formula="of:=MID([.C128];[.E128]+1;[.F128]-[.E128]-1)" office:value-type="string" office:string-value="f_arm f_misc f_weap" calcext:value-type="string">
            <text:p>f_arm f_misc f_weap</text:p>
          </table:table-cell>
          <table:table-cell table:formula="of:=FIND(&quot; &quot;;[.$G128])" office:value-type="float" office:value="6" calcext:value-type="float">
            <text:p>6</text:p>
          </table:table-cell>
          <table:table-cell table:formula="of:=FIND(&quot; &quot;;[.G128];[.H128]+1)" office:value-type="float" office:value="13" calcext:value-type="float">
            <text:p>13</text:p>
          </table:table-cell>
          <table:table-cell table:formula="of:=FIND(&quot; &quot;;[.G128];[.I128]+1)" office:value-type="string" office:string-value="" calcext:value-type="error">
            <text:p>#VALUE!</text:p>
          </table:table-cell>
          <table:table-cell table:formula="of:=LEFT([.G128];IFERROR([.H128]-1;99))" office:value-type="string" office:string-value="f_arm" calcext:value-type="string">
            <text:p>f_arm</text:p>
          </table:table-cell>
          <table:table-cell table:formula="of:=IF(ISERROR([.H128]);&quot;&quot;;MID([.G128];[.H128]+1;IFERROR([.I128]-[.H128]-1;99)))" office:value-type="string" office:string-value="f_misc" calcext:value-type="string">
            <text:p>f_misc</text:p>
          </table:table-cell>
          <table:table-cell table:formula="of:=IF(ISERROR([.I128]);&quot;&quot;;MID([.G128];[.I128]+1;IFERROR([.J128]-[.I128]-1;99)))" office:value-type="string" office:string-value="f_weap" calcext:value-type="string">
            <text:p>f_weap</text:p>
          </table:table-cell>
          <table:table-cell table:formula="of:=IFERROR(VLOOKUP([.K128];['tag lookup'.$A$1:.$B$1048576];2;0);&quot;&quot;)" office:value-type="string" office:string-value="Armor" calcext:value-type="string">
            <text:p>Armor</text:p>
          </table:table-cell>
          <table:table-cell table:formula="of:=IFERROR(VLOOKUP([.L128];['tag lookup'.$A$1:.$B$1048576];2;0);&quot;&quot;)" office:value-type="string" office:string-value="Misc. items" calcext:value-type="string">
            <text:p>Misc. items</text:p>
          </table:table-cell>
          <table:table-cell table:formula="of:=IFERROR(VLOOKUP([.M128];['tag lookup'.$A$1:.$B$1048576];2;0);&quot;&quot;)" office:value-type="string" office:string-value="Weapons" calcext:value-type="string">
            <text:p>Weapons</text:p>
          </table:table-cell>
          <table:table-cell table:style-name="ce2" table:formula="of:=IF([.N128]=&quot;&quot;;&quot;&quot;;&quot;,&quot;&quot;tags&quot;&quot;:[&quot;&quot;&quot; &amp; [.N128] &amp; IF([.O128]=&quot;&quot;;&quot;&quot;&quot;]&quot;;&quot;&quot;&quot;,&quot;&quot;&quot; &amp; [.O128]&amp;IF([.P128]=&quot;&quot;;&quot;&quot;&quot;]&quot;;&quot;&quot;&quot;,&quot;&quot;&quot;&amp;[.P128]&amp;&quot;&quot;&quot;]&quot;)))" office:value-type="string" office:string-value=",&quot;tags&quot;:[&quot;Armor&quot;,&quot;Misc. items&quot;,&quot;Weapons&quot;]" calcext:value-type="string">
            <text:p>,"tags":["Armor","Misc. items","Weapons"]</text:p>
          </table:table-cell>
          <table:table-cell table:formula="of:=FIND(&quot;&gt;&quot;;[.B128])" office:value-type="float" office:value="71" calcext:value-type="float">
            <text:p>71</text:p>
          </table:table-cell>
          <table:table-cell table:formula="of:=MID([.B128];[.R128]+1;LEN([.B128])-[.R128]-5)" office:value-type="string" office:string-value="Around the town, you can grab a &lt;a href=&quot;http://darksouls3.wiki.fextralife.com/Homeward+Bone&quot;&gt;Homeward Bone&lt;/a&gt; and a &lt;a href=&quot;http://darksouls3.wiki.fextralife.com/Large+Club&quot;&gt;Large Club&lt;/a&gt;. You can also get the &lt;a href=&quot;http://darksouls3.wiki.fextralife.com/Northern+Armor+Set&quot;&gt;Northern Armor Set&lt;/a&gt; from a nearby hanging corpse" calcext:value-type="string">
            <text:p>Around the town, you can grab a &lt;a href="http://darksouls3.wiki.fextralife.com/Homeward+Bone"&gt;Homeward Bone&lt;/a&gt; and a &lt;a href="http://darksouls3.wiki.fextralife.com/Large+Club"&gt;Large Club&lt;/a&gt;. You can also get the &lt;a href="http://darksouls3.wiki.fextralife.com/Northern+Armor+Set"&gt;Northern Armor Set&lt;/a&gt; from a nearby hanging corpse</text:p>
          </table:table-cell>
          <table:table-cell table:formula="of:=&quot;{&quot;&quot;text&quot;&quot;:&quot;&quot;&quot;&amp;SUBSTITUTE([.S128];&quot;&quot;&quot;&quot;;&quot;\&quot;&quot;&quot;)&amp;&quot;&quot;&quot;&quot;&amp;[.Q128]&amp;&quot;},&quot;" office:value-type="string" office:string-value="{&quot;text&quot;:&quot;Around the town, you can grab a &lt;a href=\&quot;http://darksouls3.wiki.fextralife.com/Homeward+Bone\&quot;&gt;Homeward Bone&lt;/a&gt; and a &lt;a href=\&quot;http://darksouls3.wiki.fextralife.com/Large+Club\&quot;&gt;Large Club&lt;/a&gt;. You can also get the &lt;a href=\&quot;http://darksouls3.wiki.fextralife.com/Northern+Armor+Set\&quot;&gt;Northern Armor Set&lt;/a&gt; from a nearby hanging corpse&quot;,&quot;tags&quot;:[&quot;Armor&quot;,&quot;Misc. items&quot;,&quot;Weapons&quot;]}," calcext:value-type="string">
            <text:p>{"text":"Around the town, you can grab a &lt;a href=\"http://darksouls3.wiki.fextralife.com/Homeward+Bone\"&gt;Homeward Bone&lt;/a&gt; and a &lt;a href=\"http://darksouls3.wiki.fextralife.com/Large+Club\"&gt;Large Club&lt;/a&gt;. You can also get the &lt;a href=\"http://darksouls3.wiki.fextralife.com/Northern+Armor+Set\"&gt;Northern Armor Set&lt;/a&gt; from a nearby hanging corpse","tags":["Armor","Misc. items","Weapons"]},</text:p>
          </table:table-cell>
        </table:table-row>
        <table:table-row table:style-name="ro1">
          <table:table-cell/>
          <table:table-cell office:value-type="string" calcext:value-type="string">
            <text:p><text:s text:c="12"/>&lt;li data-id="playthrough_3_29" class="f_gest f_misc f_npc"&gt;A &lt;a href="http://darksouls3.wiki.fextralife.com/Pale+Tongue"&gt;Pale Tongue&lt;/a&gt; can be found on a nearby hanging corpse. Obtaining the tongue here or from invading successfully leads to Leonhard returning to Firelink Shrine. He then gives you the &lt;a href="http://darksouls3.wiki.fextralife.com/Lift+Chamber+Key"&gt;Lift Chamber Key&lt;/a&gt; that opens the door below the Tower on the Wall bonfire of High Wall of Lothric. Kill the Darkwraith imprisoned there to get a &lt;a href="http://darksouls3.wiki.fextralife.com/Red+Eye+Orb"&gt;Red Eye Orb&lt;/a&gt;. Return to Firelink Shrine and talk to Leonhard to receive the Applause gesture&lt;/li&gt;</text:p>
          </table:table-cell>
          <table:table-cell table:formula="of:=TRIM([.B129])" office:value-type="string" office:string-value="&lt;li data-id=&quot;playthrough_3_29&quot; class=&quot;f_gest f_misc f_npc&quot;&gt;A &lt;a href=&quot;http://darksouls3.wiki.fextralife.com/Pale+Tongue&quot;&gt;Pale Tongue&lt;/a&gt; can be found on a nearby hanging corpse. Obtaining the tongue here or from invading successfully leads to Leonhard returning to Firelink Shrine. He then gives you the &lt;a href=&quot;http://darksouls3.wiki.fextralife.com/Lift+Chamber+Key&quot;&gt;Lift Chamber Key&lt;/a&gt; that opens the door below the Tower on the Wall bonfire of High Wall of Lothric. Kill the Darkwraith imprisoned there to get a &lt;a href=&quot;http://darksouls3.wiki.fextralife.com/Red+Eye+Orb&quot;&gt;Red Eye Orb&lt;/a&gt;. Return to Firelink Shrine and talk to Leonhard to receive the Applause gesture&lt;/li&gt;" calcext:value-type="string">
            <text:p>&lt;li data-id="playthrough_3_29" class="f_gest f_misc f_npc"&gt;A &lt;a href="http://darksouls3.wiki.fextralife.com/Pale+Tongue"&gt;Pale Tongue&lt;/a&gt; can be found on a nearby hanging corpse. Obtaining the tongue here or from invading successfully leads to Leonhard returning to Firelink Shrine. He then gives you the &lt;a href="http://darksouls3.wiki.fextralife.com/Lift+Chamber+Key"&gt;Lift Chamber Key&lt;/a&gt; that opens the door below the Tower on the Wall bonfire of High Wall of Lothric. Kill the Darkwraith imprisoned there to get a &lt;a href="http://darksouls3.wiki.fextralife.com/Red+Eye+Orb"&gt;Red Eye Orb&lt;/a&gt;. Return to Firelink Shrine and talk to Leonhard to receive the Applause gesture&lt;/li&gt;</text:p>
          </table:table-cell>
          <table:table-cell table:formula="of:=FIND(&quot;&quot;&quot;&quot;;[.C129];15)" office:value-type="float" office:value="30" calcext:value-type="float">
            <text:p>30</text:p>
          </table:table-cell>
          <table:table-cell table:formula="of:=FIND(&quot;&quot;&quot;&quot;;[.C129];[.D129]+1)" office:value-type="float" office:value="38" calcext:value-type="float">
            <text:p>38</text:p>
          </table:table-cell>
          <table:table-cell table:formula="of:=FIND(&quot;&quot;&quot;&quot;;[.C129];[.E129]+1)" office:value-type="float" office:value="58" calcext:value-type="float">
            <text:p>58</text:p>
          </table:table-cell>
          <table:table-cell table:formula="of:=MID([.C129];[.E129]+1;[.F129]-[.E129]-1)" office:value-type="string" office:string-value="f_gest f_misc f_npc" calcext:value-type="string">
            <text:p>f_gest f_misc f_npc</text:p>
          </table:table-cell>
          <table:table-cell table:formula="of:=FIND(&quot; &quot;;[.$G129])" office:value-type="float" office:value="7" calcext:value-type="float">
            <text:p>7</text:p>
          </table:table-cell>
          <table:table-cell table:formula="of:=FIND(&quot; &quot;;[.G129];[.H129]+1)" office:value-type="float" office:value="14" calcext:value-type="float">
            <text:p>14</text:p>
          </table:table-cell>
          <table:table-cell table:formula="of:=FIND(&quot; &quot;;[.G129];[.I129]+1)" office:value-type="string" office:string-value="" calcext:value-type="error">
            <text:p>#VALUE!</text:p>
          </table:table-cell>
          <table:table-cell table:formula="of:=LEFT([.G129];IFERROR([.H129]-1;99))" office:value-type="string" office:string-value="f_gest" calcext:value-type="string">
            <text:p>f_gest</text:p>
          </table:table-cell>
          <table:table-cell table:formula="of:=IF(ISERROR([.H129]);&quot;&quot;;MID([.G129];[.H129]+1;IFERROR([.I129]-[.H129]-1;99)))" office:value-type="string" office:string-value="f_misc" calcext:value-type="string">
            <text:p>f_misc</text:p>
          </table:table-cell>
          <table:table-cell table:formula="of:=IF(ISERROR([.I129]);&quot;&quot;;MID([.G129];[.I129]+1;IFERROR([.J129]-[.I129]-1;99)))" office:value-type="string" office:string-value="f_npc" calcext:value-type="string">
            <text:p>f_npc</text:p>
          </table:table-cell>
          <table:table-cell table:formula="of:=IFERROR(VLOOKUP([.K129];['tag lookup'.$A$1:.$B$1048576];2;0);&quot;&quot;)" office:value-type="string" office:string-value="Gestures" calcext:value-type="string">
            <text:p>Gestures</text:p>
          </table:table-cell>
          <table:table-cell table:formula="of:=IFERROR(VLOOKUP([.L129];['tag lookup'.$A$1:.$B$1048576];2;0);&quot;&quot;)" office:value-type="string" office:string-value="Misc. items" calcext:value-type="string">
            <text:p>Misc. items</text:p>
          </table:table-cell>
          <table:table-cell table:formula="of:=IFERROR(VLOOKUP([.M129];['tag lookup'.$A$1:.$B$1048576];2;0);&quot;&quot;)">
            <text:p/>
          </table:table-cell>
          <table:table-cell table:style-name="ce2" table:formula="of:=IF([.N129]=&quot;&quot;;&quot;&quot;;&quot;,&quot;&quot;tags&quot;&quot;:[&quot;&quot;&quot; &amp; [.N129] &amp; IF([.O129]=&quot;&quot;;&quot;&quot;&quot;]&quot;;&quot;&quot;&quot;,&quot;&quot;&quot; &amp; [.O129]&amp;IF([.P129]=&quot;&quot;;&quot;&quot;&quot;]&quot;;&quot;&quot;&quot;,&quot;&quot;&quot;&amp;[.P129]&amp;&quot;&quot;&quot;]&quot;)))" office:value-type="string" office:string-value=",&quot;tags&quot;:[&quot;Gestures&quot;,&quot;Misc. items&quot;]" calcext:value-type="string">
            <text:p>,"tags":["Gestures","Misc. items"]</text:p>
          </table:table-cell>
          <table:table-cell table:formula="of:=FIND(&quot;&gt;&quot;;[.B129])" office:value-type="float" office:value="71" calcext:value-type="float">
            <text:p>71</text:p>
          </table:table-cell>
          <table:table-cell table:formula="of:=MID([.B129];[.R129]+1;LEN([.B129])-[.R129]-5)" office:value-type="string" office:string-value="A &lt;a href=&quot;http://darksouls3.wiki.fextralife.com/Pale+Tongue&quot;&gt;Pale Tongue&lt;/a&gt; can be found on a nearby hanging corpse. Obtaining the tongue here or from invading successfully leads to Leonhard returning to Firelink Shrine. He then gives you the &lt;a href=&quot;http://darksouls3.wiki.fextralife.com/Lift+Chamber+Key&quot;&gt;Lift Chamber Key&lt;/a&gt; that opens the door below the Tower on the Wall bonfire of High Wall of Lothric. Kill the Darkwraith imprisoned there to get a &lt;a href=&quot;http://darksouls3.wiki.fextralife.com/Red+Eye+Orb&quot;&gt;Red Eye Orb&lt;/a&gt;. Return to Firelink Shrine and talk to Leonhard to receive the Applause gesture" calcext:value-type="string">
            <text:p>A &lt;a href="http://darksouls3.wiki.fextralife.com/Pale+Tongue"&gt;Pale Tongue&lt;/a&gt; can be found on a nearby hanging corpse. Obtaining the tongue here or from invading successfully leads to Leonhard returning to Firelink Shrine. He then gives you the &lt;a href="http://darksouls3.wiki.fextralife.com/Lift+Chamber+Key"&gt;Lift Chamber Key&lt;/a&gt; that opens the door below the Tower on the Wall bonfire of High Wall of Lothric. Kill the Darkwraith imprisoned there to get a &lt;a href="http://darksouls3.wiki.fextralife.com/Red+Eye+Orb"&gt;Red Eye Orb&lt;/a&gt;. Return to Firelink Shrine and talk to Leonhard to receive the Applause gesture</text:p>
          </table:table-cell>
          <table:table-cell table:formula="of:=&quot;{&quot;&quot;text&quot;&quot;:&quot;&quot;&quot;&amp;SUBSTITUTE([.S129];&quot;&quot;&quot;&quot;;&quot;\&quot;&quot;&quot;)&amp;&quot;&quot;&quot;&quot;&amp;[.Q129]&amp;&quot;},&quot;" office:value-type="string" office:string-value="{&quot;text&quot;:&quot;A &lt;a href=\&quot;http://darksouls3.wiki.fextralife.com/Pale+Tongue\&quot;&gt;Pale Tongue&lt;/a&gt; can be found on a nearby hanging corpse. Obtaining the tongue here or from invading successfully leads to Leonhard returning to Firelink Shrine. He then gives you the &lt;a href=\&quot;http://darksouls3.wiki.fextralife.com/Lift+Chamber+Key\&quot;&gt;Lift Chamber Key&lt;/a&gt; that opens the door below the Tower on the Wall bonfire of High Wall of Lothric. Kill the Darkwraith imprisoned there to get a &lt;a href=\&quot;http://darksouls3.wiki.fextralife.com/Red+Eye+Orb\&quot;&gt;Red Eye Orb&lt;/a&gt;. Return to Firelink Shrine and talk to Leonhard to receive the Applause gesture&quot;,&quot;tags&quot;:[&quot;Gestures&quot;,&quot;Misc. items&quot;]}," calcext:value-type="string">
            <text:p>{"text":"A &lt;a href=\"http://darksouls3.wiki.fextralife.com/Pale+Tongue\"&gt;Pale Tongue&lt;/a&gt; can be found on a nearby hanging corpse. Obtaining the tongue here or from invading successfully leads to Leonhard returning to Firelink Shrine. He then gives you the &lt;a href=\"http://darksouls3.wiki.fextralife.com/Lift+Chamber+Key\"&gt;Lift Chamber Key&lt;/a&gt; that opens the door below the Tower on the Wall bonfire of High Wall of Lothric. Kill the Darkwraith imprisoned there to get a &lt;a href=\"http://darksouls3.wiki.fextralife.com/Red+Eye+Orb\"&gt;Red Eye Orb&lt;/a&gt;. Return to Firelink Shrine and talk to Leonhard to receive the Applause gesture","tags":["Gestures","Misc. items"]},</text:p>
          </table:table-cell>
        </table:table-row>
        <table:table-row table:style-name="ro1">
          <table:table-cell/>
          <table:table-cell office:value-type="string" calcext:value-type="string">
            <text:p><text:s text:c="12"/>&lt;li data-id="playthrough_3_30" class="f_misc f_ring"&gt;Walk into the house to get &lt;a href="http://darksouls3.wiki.fextralife.com/Red+Bug+Pellet"&gt;Red Bug Pellet&amp;nbsp;x2&lt;/a&gt;. Walk upstairs and grab &lt;a href="http://darksouls3.wiki.fextralife.com/Alluring+Skull"&gt;Alluring Skull&amp;nbsp;x2&lt;/a&gt;. Walk across a bridge and into a house. Pillage a chest to get &lt;a href="http://darksouls3.wiki.fextralife.com/Human+Pine+Resin"&gt;Human Pine Resin&amp;nbsp;x4&lt;/a&gt;. Walk onto the roof and to the left to get &lt;a href="http://darksouls3.wiki.fextralife.com/Flynn's+Ring"&gt;Flynn's Ring&lt;/a&gt;&lt;/li&gt;</text:p>
          </table:table-cell>
          <table:table-cell table:formula="of:=TRIM([.B130])" office:value-type="string" office:string-value="&lt;li data-id=&quot;playthrough_3_30&quot; class=&quot;f_misc f_ring&quot;&gt;Walk into the house to get &lt;a href=&quot;http://darksouls3.wiki.fextralife.com/Red+Bug+Pellet&quot;&gt;Red Bug Pellet&amp;nbsp;x2&lt;/a&gt;. Walk upstairs and grab &lt;a href=&quot;http://darksouls3.wiki.fextralife.com/Alluring+Skull&quot;&gt;Alluring Skull&amp;nbsp;x2&lt;/a&gt;. Walk across a bridge and into a house. Pillage a chest to get &lt;a href=&quot;http://darksouls3.wiki.fextralife.com/Human+Pine+Resin&quot;&gt;Human Pine Resin&amp;nbsp;x4&lt;/a&gt;. Walk onto the roof and to the left to get &lt;a href=&quot;http://darksouls3.wiki.fextralife.com/Flynn's+Ring&quot;&gt;Flynn's Ring&lt;/a&gt;&lt;/li&gt;" calcext:value-type="string">
            <text:p>&lt;li data-id="playthrough_3_30" class="f_misc f_ring"&gt;Walk into the house to get &lt;a href="http://darksouls3.wiki.fextralife.com/Red+Bug+Pellet"&gt;Red Bug Pellet&amp;nbsp;x2&lt;/a&gt;. Walk upstairs and grab &lt;a href="http://darksouls3.wiki.fextralife.com/Alluring+Skull"&gt;Alluring Skull&amp;nbsp;x2&lt;/a&gt;. Walk across a bridge and into a house. Pillage a chest to get &lt;a href="http://darksouls3.wiki.fextralife.com/Human+Pine+Resin"&gt;Human Pine Resin&amp;nbsp;x4&lt;/a&gt;. Walk onto the roof and to the left to get &lt;a href="http://darksouls3.wiki.fextralife.com/Flynn's+Ring"&gt;Flynn's Ring&lt;/a&gt;&lt;/li&gt;</text:p>
          </table:table-cell>
          <table:table-cell table:formula="of:=FIND(&quot;&quot;&quot;&quot;;[.C130];15)" office:value-type="float" office:value="30" calcext:value-type="float">
            <text:p>30</text:p>
          </table:table-cell>
          <table:table-cell table:formula="of:=FIND(&quot;&quot;&quot;&quot;;[.C130];[.D130]+1)" office:value-type="float" office:value="38" calcext:value-type="float">
            <text:p>38</text:p>
          </table:table-cell>
          <table:table-cell table:formula="of:=FIND(&quot;&quot;&quot;&quot;;[.C130];[.E130]+1)" office:value-type="float" office:value="52" calcext:value-type="float">
            <text:p>52</text:p>
          </table:table-cell>
          <table:table-cell table:formula="of:=MID([.C130];[.E130]+1;[.F130]-[.E130]-1)" office:value-type="string" office:string-value="f_misc f_ring" calcext:value-type="string">
            <text:p>f_misc f_ring</text:p>
          </table:table-cell>
          <table:table-cell table:formula="of:=FIND(&quot; &quot;;[.$G130])" office:value-type="float" office:value="7" calcext:value-type="float">
            <text:p>7</text:p>
          </table:table-cell>
          <table:table-cell table:formula="of:=FIND(&quot; &quot;;[.G130];[.H130]+1)" office:value-type="string" office:string-value="" calcext:value-type="error">
            <text:p>#VALUE!</text:p>
          </table:table-cell>
          <table:table-cell table:formula="of:=FIND(&quot; &quot;;[.G130];[.I130]+1)" office:value-type="string" office:string-value="" calcext:value-type="error">
            <text:p>#VALUE!</text:p>
          </table:table-cell>
          <table:table-cell table:formula="of:=LEFT([.G130];IFERROR([.H130]-1;99))" office:value-type="string" office:string-value="f_misc" calcext:value-type="string">
            <text:p>f_misc</text:p>
          </table:table-cell>
          <table:table-cell table:formula="of:=IF(ISERROR([.H130]);&quot;&quot;;MID([.G130];[.H130]+1;IFERROR([.I130]-[.H130]-1;99)))" office:value-type="string" office:string-value="f_ring" calcext:value-type="string">
            <text:p>f_ring</text:p>
          </table:table-cell>
          <table:table-cell table:formula="of:=IF(ISERROR([.I130]);&quot;&quot;;MID([.G130];[.I130]+1;IFERROR([.J130]-[.I130]-1;99)))">
            <text:p/>
          </table:table-cell>
          <table:table-cell table:formula="of:=IFERROR(VLOOKUP([.K130];['tag lookup'.$A$1:.$B$1048576];2;0);&quot;&quot;)" office:value-type="string" office:string-value="Misc. items" calcext:value-type="string">
            <text:p>Misc. items</text:p>
          </table:table-cell>
          <table:table-cell table:formula="of:=IFERROR(VLOOKUP([.L130];['tag lookup'.$A$1:.$B$1048576];2;0);&quot;&quot;)" office:value-type="string" office:string-value="Rings" calcext:value-type="string">
            <text:p>Rings</text:p>
          </table:table-cell>
          <table:table-cell table:formula="of:=IFERROR(VLOOKUP([.M130];['tag lookup'.$A$1:.$B$1048576];2;0);&quot;&quot;)">
            <text:p/>
          </table:table-cell>
          <table:table-cell table:style-name="ce2" table:formula="of:=IF([.N130]=&quot;&quot;;&quot;&quot;;&quot;,&quot;&quot;tags&quot;&quot;:[&quot;&quot;&quot; &amp; [.N130] &amp; IF([.O130]=&quot;&quot;;&quot;&quot;&quot;]&quot;;&quot;&quot;&quot;,&quot;&quot;&quot; &amp; [.O130]&amp;IF([.P130]=&quot;&quot;;&quot;&quot;&quot;]&quot;;&quot;&quot;&quot;,&quot;&quot;&quot;&amp;[.P130]&amp;&quot;&quot;&quot;]&quot;)))" office:value-type="string" office:string-value=",&quot;tags&quot;:[&quot;Misc. items&quot;,&quot;Rings&quot;]" calcext:value-type="string">
            <text:p>,"tags":["Misc. items","Rings"]</text:p>
          </table:table-cell>
          <table:table-cell table:formula="of:=FIND(&quot;&gt;&quot;;[.B130])" office:value-type="float" office:value="65" calcext:value-type="float">
            <text:p>65</text:p>
          </table:table-cell>
          <table:table-cell table:formula="of:=MID([.B130];[.R130]+1;LEN([.B130])-[.R130]-5)" office:value-type="string" office:string-value="Walk into the house to get &lt;a href=&quot;http://darksouls3.wiki.fextralife.com/Red+Bug+Pellet&quot;&gt;Red Bug Pellet&amp;nbsp;x2&lt;/a&gt;. Walk upstairs and grab &lt;a href=&quot;http://darksouls3.wiki.fextralife.com/Alluring+Skull&quot;&gt;Alluring Skull&amp;nbsp;x2&lt;/a&gt;. Walk across a bridge and into a house. Pillage a chest to get &lt;a href=&quot;http://darksouls3.wiki.fextralife.com/Human+Pine+Resin&quot;&gt;Human Pine Resin&amp;nbsp;x4&lt;/a&gt;. Walk onto the roof and to the left to get &lt;a href=&quot;http://darksouls3.wiki.fextralife.com/Flynn's+Ring&quot;&gt;Flynn's Ring&lt;/a&gt;" calcext:value-type="string">
            <text:p>Walk into the house to get &lt;a href="http://darksouls3.wiki.fextralife.com/Red+Bug+Pellet"&gt;Red Bug Pellet&amp;nbsp;x2&lt;/a&gt;. Walk upstairs and grab &lt;a href="http://darksouls3.wiki.fextralife.com/Alluring+Skull"&gt;Alluring Skull&amp;nbsp;x2&lt;/a&gt;. Walk across a bridge and into a house. Pillage a chest to get &lt;a href="http://darksouls3.wiki.fextralife.com/Human+Pine+Resin"&gt;Human Pine Resin&amp;nbsp;x4&lt;/a&gt;. Walk onto the roof and to the left to get &lt;a href="http://darksouls3.wiki.fextralife.com/Flynn's+Ring"&gt;Flynn's Ring&lt;/a&gt;</text:p>
          </table:table-cell>
          <table:table-cell table:formula="of:=&quot;{&quot;&quot;text&quot;&quot;:&quot;&quot;&quot;&amp;SUBSTITUTE([.S130];&quot;&quot;&quot;&quot;;&quot;\&quot;&quot;&quot;)&amp;&quot;&quot;&quot;&quot;&amp;[.Q130]&amp;&quot;},&quot;" office:value-type="string" office:string-value="{&quot;text&quot;:&quot;Walk into the house to get &lt;a href=\&quot;http://darksouls3.wiki.fextralife.com/Red+Bug+Pellet\&quot;&gt;Red Bug Pellet&amp;nbsp;x2&lt;/a&gt;. Walk upstairs and grab &lt;a href=\&quot;http://darksouls3.wiki.fextralife.com/Alluring+Skull\&quot;&gt;Alluring Skull&amp;nbsp;x2&lt;/a&gt;. Walk across a bridge and into a house. Pillage a chest to get &lt;a href=\&quot;http://darksouls3.wiki.fextralife.com/Human+Pine+Resin\&quot;&gt;Human Pine Resin&amp;nbsp;x4&lt;/a&gt;. Walk onto the roof and to the left to get &lt;a href=\&quot;http://darksouls3.wiki.fextralife.com/Flynn's+Ring\&quot;&gt;Flynn's Ring&lt;/a&gt;&quot;,&quot;tags&quot;:[&quot;Misc. items&quot;,&quot;Rings&quot;]}," calcext:value-type="string">
            <text:p>{"text":"Walk into the house to get &lt;a href=\"http://darksouls3.wiki.fextralife.com/Red+Bug+Pellet\"&gt;Red Bug Pellet&amp;nbsp;x2&lt;/a&gt;. Walk upstairs and grab &lt;a href=\"http://darksouls3.wiki.fextralife.com/Alluring+Skull\"&gt;Alluring Skull&amp;nbsp;x2&lt;/a&gt;. Walk across a bridge and into a house. Pillage a chest to get &lt;a href=\"http://darksouls3.wiki.fextralife.com/Human+Pine+Resin\"&gt;Human Pine Resin&amp;nbsp;x4&lt;/a&gt;. Walk onto the roof and to the left to get &lt;a href=\"http://darksouls3.wiki.fextralife.com/Flynn's+Ring\"&gt;Flynn's Ring&lt;/a&gt;","tags":["Misc. items","Rings"]},</text:p>
          </table:table-cell>
        </table:table-row>
        <table:table-row table:style-name="ro1">
          <table:table-cell/>
          <table:table-cell office:value-type="string" calcext:value-type="string">
            <text:p><text:s text:c="12"/>&lt;li data-id="playthrough_3_56" class="f_ring s_ng++"&gt;The &lt;a href="https://darksouls3.wiki.fextralife.com/Covetous+Silver+Serpent+Ring"&gt;Covetous Silver Serpent Ring+2&lt;/a&gt; is on one of the lower rooftops&lt;/li&gt;</text:p>
          </table:table-cell>
          <table:table-cell table:formula="of:=TRIM([.B131])" office:value-type="string" office:string-value="&lt;li data-id=&quot;playthrough_3_56&quot; class=&quot;f_ring s_ng++&quot;&gt;The &lt;a href=&quot;https://darksouls3.wiki.fextralife.com/Covetous+Silver+Serpent+Ring&quot;&gt;Covetous Silver Serpent Ring+2&lt;/a&gt; is on one of the lower rooftops&lt;/li&gt;" calcext:value-type="string">
            <text:p>&lt;li data-id="playthrough_3_56" class="f_ring s_ng++"&gt;The &lt;a href="https://darksouls3.wiki.fextralife.com/Covetous+Silver+Serpent+Ring"&gt;Covetous Silver Serpent Ring+2&lt;/a&gt; is on one of the lower rooftops&lt;/li&gt;</text:p>
          </table:table-cell>
          <table:table-cell table:formula="of:=FIND(&quot;&quot;&quot;&quot;;[.C131];15)" office:value-type="float" office:value="30" calcext:value-type="float">
            <text:p>30</text:p>
          </table:table-cell>
          <table:table-cell table:formula="of:=FIND(&quot;&quot;&quot;&quot;;[.C131];[.D131]+1)" office:value-type="float" office:value="38" calcext:value-type="float">
            <text:p>38</text:p>
          </table:table-cell>
          <table:table-cell table:formula="of:=FIND(&quot;&quot;&quot;&quot;;[.C131];[.E131]+1)" office:value-type="float" office:value="52" calcext:value-type="float">
            <text:p>52</text:p>
          </table:table-cell>
          <table:table-cell table:formula="of:=MID([.C131];[.E131]+1;[.F131]-[.E131]-1)" office:value-type="string" office:string-value="f_ring s_ng++" calcext:value-type="string">
            <text:p>f_ring s_ng++</text:p>
          </table:table-cell>
          <table:table-cell table:formula="of:=FIND(&quot; &quot;;[.$G131])" office:value-type="float" office:value="7" calcext:value-type="float">
            <text:p>7</text:p>
          </table:table-cell>
          <table:table-cell table:formula="of:=FIND(&quot; &quot;;[.G131];[.H131]+1)" office:value-type="string" office:string-value="" calcext:value-type="error">
            <text:p>#VALUE!</text:p>
          </table:table-cell>
          <table:table-cell table:formula="of:=FIND(&quot; &quot;;[.G131];[.I131]+1)" office:value-type="string" office:string-value="" calcext:value-type="error">
            <text:p>#VALUE!</text:p>
          </table:table-cell>
          <table:table-cell table:formula="of:=LEFT([.G131];IFERROR([.H131]-1;99))" office:value-type="string" office:string-value="f_ring" calcext:value-type="string">
            <text:p>f_ring</text:p>
          </table:table-cell>
          <table:table-cell table:formula="of:=IF(ISERROR([.H131]);&quot;&quot;;MID([.G131];[.H131]+1;IFERROR([.I131]-[.H131]-1;99)))" office:value-type="string" office:string-value="s_ng++" calcext:value-type="string">
            <text:p>s_ng++</text:p>
          </table:table-cell>
          <table:table-cell table:formula="of:=IF(ISERROR([.I131]);&quot;&quot;;MID([.G131];[.I131]+1;IFERROR([.J131]-[.I131]-1;99)))">
            <text:p/>
          </table:table-cell>
          <table:table-cell table:formula="of:=IFERROR(VLOOKUP([.K131];['tag lookup'.$A$1:.$B$1048576];2;0);&quot;&quot;)" office:value-type="string" office:string-value="Rings" calcext:value-type="string">
            <text:p>Rings</text:p>
          </table:table-cell>
          <table:table-cell table:formula="of:=IFERROR(VLOOKUP([.L131];['tag lookup'.$A$1:.$B$1048576];2;0);&quot;&quot;)" office:value-type="string" office:string-value="s_ng++" calcext:value-type="string">
            <text:p>s_ng++</text:p>
          </table:table-cell>
          <table:table-cell table:formula="of:=IFERROR(VLOOKUP([.M131];['tag lookup'.$A$1:.$B$1048576];2;0);&quot;&quot;)">
            <text:p/>
          </table:table-cell>
          <table:table-cell table:style-name="ce2" table:formula="of:=IF([.N131]=&quot;&quot;;&quot;&quot;;&quot;,&quot;&quot;tags&quot;&quot;:[&quot;&quot;&quot; &amp; [.N131] &amp; IF([.O131]=&quot;&quot;;&quot;&quot;&quot;]&quot;;&quot;&quot;&quot;,&quot;&quot;&quot; &amp; [.O131]&amp;IF([.P131]=&quot;&quot;;&quot;&quot;&quot;]&quot;;&quot;&quot;&quot;,&quot;&quot;&quot;&amp;[.P131]&amp;&quot;&quot;&quot;]&quot;)))" office:value-type="string" office:string-value=",&quot;tags&quot;:[&quot;Rings&quot;,&quot;s_ng++&quot;]" calcext:value-type="string">
            <text:p>,"tags":["Rings","s_ng++"]</text:p>
          </table:table-cell>
          <table:table-cell table:formula="of:=FIND(&quot;&gt;&quot;;[.B131])" office:value-type="float" office:value="65" calcext:value-type="float">
            <text:p>65</text:p>
          </table:table-cell>
          <table:table-cell table:formula="of:=MID([.B131];[.R131]+1;LEN([.B131])-[.R131]-5)" office:value-type="string" office:string-value="The &lt;a href=&quot;https://darksouls3.wiki.fextralife.com/Covetous+Silver+Serpent+Ring&quot;&gt;Covetous Silver Serpent Ring+2&lt;/a&gt; is on one of the lower rooftops" calcext:value-type="string">
            <text:p>The &lt;a href="https://darksouls3.wiki.fextralife.com/Covetous+Silver+Serpent+Ring"&gt;Covetous Silver Serpent Ring+2&lt;/a&gt; is on one of the lower rooftops</text:p>
          </table:table-cell>
          <table:table-cell table:formula="of:=&quot;{&quot;&quot;text&quot;&quot;:&quot;&quot;&quot;&amp;SUBSTITUTE([.S131];&quot;&quot;&quot;&quot;;&quot;\&quot;&quot;&quot;)&amp;&quot;&quot;&quot;&quot;&amp;[.Q131]&amp;&quot;},&quot;" office:value-type="string" office:string-value="{&quot;text&quot;:&quot;The &lt;a href=\&quot;https://darksouls3.wiki.fextralife.com/Covetous+Silver+Serpent+Ring\&quot;&gt;Covetous Silver Serpent Ring+2&lt;/a&gt; is on one of the lower rooftops&quot;,&quot;tags&quot;:[&quot;Rings&quot;,&quot;s_ng++&quot;]}," calcext:value-type="string">
            <text:p>{"text":"The &lt;a href=\"https://darksouls3.wiki.fextralife.com/Covetous+Silver+Serpent+Ring\"&gt;Covetous Silver Serpent Ring+2&lt;/a&gt; is on one of the lower rooftops","tags":["Rings","s_ng++"]},</text:p>
          </table:table-cell>
        </table:table-row>
        <table:table-row table:style-name="ro1">
          <table:table-cell/>
          <table:table-cell office:value-type="string" calcext:value-type="string">
            <text:p><text:s text:c="12"/>&lt;li data-id="playthrough_3_31" class="f_arm f_misc f_ring"&gt;Drop down onto the ledge of a tower. Grab &lt;a href="http://darksouls3.wiki.fextralife.com/Homeward+Bone"&gt;Homeward Bone&amp;nbsp;x2&lt;/a&gt;. Drop down from within the tower to get the &lt;a href="http://darksouls3.wiki.fextralife.com/Mirrah+Set"&gt;Mirrah Set&lt;/a&gt; without the mask and the &lt;a href="http://darksouls3.wiki.fextralife.com/Chloranthy+Ring"&gt;Chloranthy Ring&lt;/a&gt;&lt;/li&gt;</text:p>
          </table:table-cell>
          <table:table-cell table:formula="of:=TRIM([.B132])" office:value-type="string" office:string-value="&lt;li data-id=&quot;playthrough_3_31&quot; class=&quot;f_arm f_misc f_ring&quot;&gt;Drop down onto the ledge of a tower. Grab &lt;a href=&quot;http://darksouls3.wiki.fextralife.com/Homeward+Bone&quot;&gt;Homeward Bone&amp;nbsp;x2&lt;/a&gt;. Drop down from within the tower to get the &lt;a href=&quot;http://darksouls3.wiki.fextralife.com/Mirrah+Set&quot;&gt;Mirrah Set&lt;/a&gt; without the mask and the &lt;a href=&quot;http://darksouls3.wiki.fextralife.com/Chloranthy+Ring&quot;&gt;Chloranthy Ring&lt;/a&gt;&lt;/li&gt;" calcext:value-type="string">
            <text:p>&lt;li data-id="playthrough_3_31" class="f_arm f_misc f_ring"&gt;Drop down onto the ledge of a tower. Grab &lt;a href="http://darksouls3.wiki.fextralife.com/Homeward+Bone"&gt;Homeward Bone&amp;nbsp;x2&lt;/a&gt;. Drop down from within the tower to get the &lt;a href="http://darksouls3.wiki.fextralife.com/Mirrah+Set"&gt;Mirrah Set&lt;/a&gt; without the mask and the &lt;a href="http://darksouls3.wiki.fextralife.com/Chloranthy+Ring"&gt;Chloranthy Ring&lt;/a&gt;&lt;/li&gt;</text:p>
          </table:table-cell>
          <table:table-cell table:formula="of:=FIND(&quot;&quot;&quot;&quot;;[.C132];15)" office:value-type="float" office:value="30" calcext:value-type="float">
            <text:p>30</text:p>
          </table:table-cell>
          <table:table-cell table:formula="of:=FIND(&quot;&quot;&quot;&quot;;[.C132];[.D132]+1)" office:value-type="float" office:value="38" calcext:value-type="float">
            <text:p>38</text:p>
          </table:table-cell>
          <table:table-cell table:formula="of:=FIND(&quot;&quot;&quot;&quot;;[.C132];[.E132]+1)" office:value-type="float" office:value="58" calcext:value-type="float">
            <text:p>58</text:p>
          </table:table-cell>
          <table:table-cell table:formula="of:=MID([.C132];[.E132]+1;[.F132]-[.E132]-1)" office:value-type="string" office:string-value="f_arm f_misc f_ring" calcext:value-type="string">
            <text:p>f_arm f_misc f_ring</text:p>
          </table:table-cell>
          <table:table-cell table:formula="of:=FIND(&quot; &quot;;[.$G132])" office:value-type="float" office:value="6" calcext:value-type="float">
            <text:p>6</text:p>
          </table:table-cell>
          <table:table-cell table:formula="of:=FIND(&quot; &quot;;[.G132];[.H132]+1)" office:value-type="float" office:value="13" calcext:value-type="float">
            <text:p>13</text:p>
          </table:table-cell>
          <table:table-cell table:formula="of:=FIND(&quot; &quot;;[.G132];[.I132]+1)" office:value-type="string" office:string-value="" calcext:value-type="error">
            <text:p>#VALUE!</text:p>
          </table:table-cell>
          <table:table-cell table:formula="of:=LEFT([.G132];IFERROR([.H132]-1;99))" office:value-type="string" office:string-value="f_arm" calcext:value-type="string">
            <text:p>f_arm</text:p>
          </table:table-cell>
          <table:table-cell table:formula="of:=IF(ISERROR([.H132]);&quot;&quot;;MID([.G132];[.H132]+1;IFERROR([.I132]-[.H132]-1;99)))" office:value-type="string" office:string-value="f_misc" calcext:value-type="string">
            <text:p>f_misc</text:p>
          </table:table-cell>
          <table:table-cell table:formula="of:=IF(ISERROR([.I132]);&quot;&quot;;MID([.G132];[.I132]+1;IFERROR([.J132]-[.I132]-1;99)))" office:value-type="string" office:string-value="f_ring" calcext:value-type="string">
            <text:p>f_ring</text:p>
          </table:table-cell>
          <table:table-cell table:formula="of:=IFERROR(VLOOKUP([.K132];['tag lookup'.$A$1:.$B$1048576];2;0);&quot;&quot;)" office:value-type="string" office:string-value="Armor" calcext:value-type="string">
            <text:p>Armor</text:p>
          </table:table-cell>
          <table:table-cell table:formula="of:=IFERROR(VLOOKUP([.L132];['tag lookup'.$A$1:.$B$1048576];2;0);&quot;&quot;)" office:value-type="string" office:string-value="Misc. items" calcext:value-type="string">
            <text:p>Misc. items</text:p>
          </table:table-cell>
          <table:table-cell table:formula="of:=IFERROR(VLOOKUP([.M132];['tag lookup'.$A$1:.$B$1048576];2;0);&quot;&quot;)" office:value-type="string" office:string-value="Rings" calcext:value-type="string">
            <text:p>Rings</text:p>
          </table:table-cell>
          <table:table-cell table:style-name="ce2" table:formula="of:=IF([.N132]=&quot;&quot;;&quot;&quot;;&quot;,&quot;&quot;tags&quot;&quot;:[&quot;&quot;&quot; &amp; [.N132] &amp; IF([.O132]=&quot;&quot;;&quot;&quot;&quot;]&quot;;&quot;&quot;&quot;,&quot;&quot;&quot; &amp; [.O132]&amp;IF([.P132]=&quot;&quot;;&quot;&quot;&quot;]&quot;;&quot;&quot;&quot;,&quot;&quot;&quot;&amp;[.P132]&amp;&quot;&quot;&quot;]&quot;)))" office:value-type="string" office:string-value=",&quot;tags&quot;:[&quot;Armor&quot;,&quot;Misc. items&quot;,&quot;Rings&quot;]" calcext:value-type="string">
            <text:p>,"tags":["Armor","Misc. items","Rings"]</text:p>
          </table:table-cell>
          <table:table-cell table:formula="of:=FIND(&quot;&gt;&quot;;[.B132])" office:value-type="float" office:value="71" calcext:value-type="float">
            <text:p>71</text:p>
          </table:table-cell>
          <table:table-cell table:formula="of:=MID([.B132];[.R132]+1;LEN([.B132])-[.R132]-5)" office:value-type="string" office:string-value="Drop down onto the ledge of a tower. Grab &lt;a href=&quot;http://darksouls3.wiki.fextralife.com/Homeward+Bone&quot;&gt;Homeward Bone&amp;nbsp;x2&lt;/a&gt;. Drop down from within the tower to get the &lt;a href=&quot;http://darksouls3.wiki.fextralife.com/Mirrah+Set&quot;&gt;Mirrah Set&lt;/a&gt; without the mask and the &lt;a href=&quot;http://darksouls3.wiki.fextralife.com/Chloranthy+Ring&quot;&gt;Chloranthy Ring&lt;/a&gt;" calcext:value-type="string">
            <text:p>Drop down onto the ledge of a tower. Grab &lt;a href="http://darksouls3.wiki.fextralife.com/Homeward+Bone"&gt;Homeward Bone&amp;nbsp;x2&lt;/a&gt;. Drop down from within the tower to get the &lt;a href="http://darksouls3.wiki.fextralife.com/Mirrah+Set"&gt;Mirrah Set&lt;/a&gt; without the mask and the &lt;a href="http://darksouls3.wiki.fextralife.com/Chloranthy+Ring"&gt;Chloranthy Ring&lt;/a&gt;</text:p>
          </table:table-cell>
          <table:table-cell table:formula="of:=&quot;{&quot;&quot;text&quot;&quot;:&quot;&quot;&quot;&amp;SUBSTITUTE([.S132];&quot;&quot;&quot;&quot;;&quot;\&quot;&quot;&quot;)&amp;&quot;&quot;&quot;&quot;&amp;[.Q132]&amp;&quot;},&quot;" office:value-type="string" office:string-value="{&quot;text&quot;:&quot;Drop down onto the ledge of a tower. Grab &lt;a href=\&quot;http://darksouls3.wiki.fextralife.com/Homeward+Bone\&quot;&gt;Homeward Bone&amp;nbsp;x2&lt;/a&gt;. Drop down from within the tower to get the &lt;a href=\&quot;http://darksouls3.wiki.fextralife.com/Mirrah+Set\&quot;&gt;Mirrah Set&lt;/a&gt; without the mask and the &lt;a href=\&quot;http://darksouls3.wiki.fextralife.com/Chloranthy+Ring\&quot;&gt;Chloranthy Ring&lt;/a&gt;&quot;,&quot;tags&quot;:[&quot;Armor&quot;,&quot;Misc. items&quot;,&quot;Rings&quot;]}," calcext:value-type="string">
            <text:p>{"text":"Drop down onto the ledge of a tower. Grab &lt;a href=\"http://darksouls3.wiki.fextralife.com/Homeward+Bone\"&gt;Homeward Bone&amp;nbsp;x2&lt;/a&gt;. Drop down from within the tower to get the &lt;a href=\"http://darksouls3.wiki.fextralife.com/Mirrah+Set\"&gt;Mirrah Set&lt;/a&gt; without the mask and the &lt;a href=\"http://darksouls3.wiki.fextralife.com/Chloranthy+Ring\"&gt;Chloranthy Ring&lt;/a&gt;","tags":["Armor","Misc. items","Rings"]},</text:p>
          </table:table-cell>
        </table:table-row>
        <table:table-row table:style-name="ro1">
          <table:table-cell/>
          <table:table-cell office:value-type="string" calcext:value-type="string">
            <text:p><text:s text:c="12"/>&lt;li data-id="playthrough_3_40" class="f_arm f_ash f_weap"&gt;Warp back to the Dilapidated Bridge bonfire, enter the graveyard pierced by giant arrows, and walk towards the house on the left. Grab &lt;a href="http://darksouls3.wiki.fextralife.com/Blue+Wooden+Shield"&gt;Blue Wooden Shield&lt;/a&gt;&lt;span class="p"&gt; + &lt;/span&gt;&lt;a href="http://darksouls3.wiki.fextralife.com/Cleric+Set"&gt;Cleric Set&lt;/a&gt; in front of the house and &lt;a href="http://darksouls3.wiki.fextralife.com/Mortician's+Ashes"&gt;Mortician's Ashes&lt;/a&gt; by a tree to the left. If dodging the giant arrows is too troublesome, head to the tower to befriend the Giant&lt;/li&gt;</text:p>
          </table:table-cell>
          <table:table-cell table:formula="of:=TRIM([.B133])" office:value-type="string" office:string-value="&lt;li data-id=&quot;playthrough_3_40&quot; class=&quot;f_arm f_ash f_weap&quot;&gt;Warp back to the Dilapidated Bridge bonfire, enter the graveyard pierced by giant arrows, and walk towards the house on the left. Grab &lt;a href=&quot;http://darksouls3.wiki.fextralife.com/Blue+Wooden+Shield&quot;&gt;Blue Wooden Shield&lt;/a&gt;&lt;span class=&quot;p&quot;&gt; + &lt;/span&gt;&lt;a href=&quot;http://darksouls3.wiki.fextralife.com/Cleric+Set&quot;&gt;Cleric Set&lt;/a&gt; in front of the house and &lt;a href=&quot;http://darksouls3.wiki.fextralife.com/Mortician's+Ashes&quot;&gt;Mortician's Ashes&lt;/a&gt; by a tree to the left. If dodging the giant arrows is too troublesome, head to the tower to befriend the Giant&lt;/li&gt;" calcext:value-type="string">
            <text:p>&lt;li data-id="playthrough_3_40" class="f_arm f_ash f_weap"&gt;Warp back to the Dilapidated Bridge bonfire, enter the graveyard pierced by giant arrows, and walk towards the house on the left. Grab &lt;a href="http://darksouls3.wiki.fextralife.com/Blue+Wooden+Shield"&gt;Blue Wooden Shield&lt;/a&gt;&lt;span class="p"&gt; + &lt;/span&gt;&lt;a href="http://darksouls3.wiki.fextralife.com/Cleric+Set"&gt;Cleric Set&lt;/a&gt; in front of the house and &lt;a href="http://darksouls3.wiki.fextralife.com/Mortician's+Ashes"&gt;Mortician's Ashes&lt;/a&gt; by a tree to the left. If dodging the giant arrows is too troublesome, head to the tower to befriend the Giant&lt;/li&gt;</text:p>
          </table:table-cell>
          <table:table-cell table:formula="of:=FIND(&quot;&quot;&quot;&quot;;[.C133];15)" office:value-type="float" office:value="30" calcext:value-type="float">
            <text:p>30</text:p>
          </table:table-cell>
          <table:table-cell table:formula="of:=FIND(&quot;&quot;&quot;&quot;;[.C133];[.D133]+1)" office:value-type="float" office:value="38" calcext:value-type="float">
            <text:p>38</text:p>
          </table:table-cell>
          <table:table-cell table:formula="of:=FIND(&quot;&quot;&quot;&quot;;[.C133];[.E133]+1)" office:value-type="float" office:value="57" calcext:value-type="float">
            <text:p>57</text:p>
          </table:table-cell>
          <table:table-cell table:formula="of:=MID([.C133];[.E133]+1;[.F133]-[.E133]-1)" office:value-type="string" office:string-value="f_arm f_ash f_weap" calcext:value-type="string">
            <text:p>f_arm f_ash f_weap</text:p>
          </table:table-cell>
          <table:table-cell table:formula="of:=FIND(&quot; &quot;;[.$G133])" office:value-type="float" office:value="6" calcext:value-type="float">
            <text:p>6</text:p>
          </table:table-cell>
          <table:table-cell table:formula="of:=FIND(&quot; &quot;;[.G133];[.H133]+1)" office:value-type="float" office:value="12" calcext:value-type="float">
            <text:p>12</text:p>
          </table:table-cell>
          <table:table-cell table:formula="of:=FIND(&quot; &quot;;[.G133];[.I133]+1)" office:value-type="string" office:string-value="" calcext:value-type="error">
            <text:p>#VALUE!</text:p>
          </table:table-cell>
          <table:table-cell table:formula="of:=LEFT([.G133];IFERROR([.H133]-1;99))" office:value-type="string" office:string-value="f_arm" calcext:value-type="string">
            <text:p>f_arm</text:p>
          </table:table-cell>
          <table:table-cell table:formula="of:=IF(ISERROR([.H133]);&quot;&quot;;MID([.G133];[.H133]+1;IFERROR([.I133]-[.H133]-1;99)))" office:value-type="string" office:string-value="f_ash" calcext:value-type="string">
            <text:p>f_ash</text:p>
          </table:table-cell>
          <table:table-cell table:formula="of:=IF(ISERROR([.I133]);&quot;&quot;;MID([.G133];[.I133]+1;IFERROR([.J133]-[.I133]-1;99)))" office:value-type="string" office:string-value="f_weap" calcext:value-type="string">
            <text:p>f_weap</text:p>
          </table:table-cell>
          <table:table-cell table:formula="of:=IFERROR(VLOOKUP([.K133];['tag lookup'.$A$1:.$B$1048576];2;0);&quot;&quot;)" office:value-type="string" office:string-value="Armor" calcext:value-type="string">
            <text:p>Armor</text:p>
          </table:table-cell>
          <table:table-cell table:formula="of:=IFERROR(VLOOKUP([.L133];['tag lookup'.$A$1:.$B$1048576];2;0);&quot;&quot;)">
            <text:p/>
          </table:table-cell>
          <table:table-cell table:formula="of:=IFERROR(VLOOKUP([.M133];['tag lookup'.$A$1:.$B$1048576];2;0);&quot;&quot;)" office:value-type="string" office:string-value="Weapons" calcext:value-type="string">
            <text:p>Weapons</text:p>
          </table:table-cell>
          <table:table-cell table:style-name="ce2" table:formula="of:=IF([.N133]=&quot;&quot;;&quot;&quot;;&quot;,&quot;&quot;tags&quot;&quot;:[&quot;&quot;&quot; &amp; [.N133] &amp; IF([.O133]=&quot;&quot;;&quot;&quot;&quot;]&quot;;&quot;&quot;&quot;,&quot;&quot;&quot; &amp; [.O133]&amp;IF([.P133]=&quot;&quot;;&quot;&quot;&quot;]&quot;;&quot;&quot;&quot;,&quot;&quot;&quot;&amp;[.P133]&amp;&quot;&quot;&quot;]&quot;)))" office:value-type="string" office:string-value=",&quot;tags&quot;:[&quot;Armor&quot;]" calcext:value-type="string">
            <text:p>,"tags":["Armor"]</text:p>
          </table:table-cell>
          <table:table-cell table:formula="of:=FIND(&quot;&gt;&quot;;[.B133])" office:value-type="float" office:value="70" calcext:value-type="float">
            <text:p>70</text:p>
          </table:table-cell>
          <table:table-cell table:formula="of:=MID([.B133];[.R133]+1;LEN([.B133])-[.R133]-5)" office:value-type="string" office:string-value="Warp back to the Dilapidated Bridge bonfire, enter the graveyard pierced by giant arrows, and walk towards the house on the left. Grab &lt;a href=&quot;http://darksouls3.wiki.fextralife.com/Blue+Wooden+Shield&quot;&gt;Blue Wooden Shield&lt;/a&gt;&lt;span class=&quot;p&quot;&gt; + &lt;/span&gt;&lt;a href=&quot;http://darksouls3.wiki.fextralife.com/Cleric+Set&quot;&gt;Cleric Set&lt;/a&gt; in front of the house and &lt;a href=&quot;http://darksouls3.wiki.fextralife.com/Mortician's+Ashes&quot;&gt;Mortician's Ashes&lt;/a&gt; by a tree to the left. If dodging the giant arrows is too troublesome, head to the tower to befriend the Giant" calcext:value-type="string">
            <text:p>Warp back to the Dilapidated Bridge bonfire, enter the graveyard pierced by giant arrows, and walk towards the house on the left. Grab &lt;a href="http://darksouls3.wiki.fextralife.com/Blue+Wooden+Shield"&gt;Blue Wooden Shield&lt;/a&gt;&lt;span class="p"&gt; + &lt;/span&gt;&lt;a href="http://darksouls3.wiki.fextralife.com/Cleric+Set"&gt;Cleric Set&lt;/a&gt; in front of the house and &lt;a href="http://darksouls3.wiki.fextralife.com/Mortician's+Ashes"&gt;Mortician's Ashes&lt;/a&gt; by a tree to the left. If dodging the giant arrows is too troublesome, head to the tower to befriend the Giant</text:p>
          </table:table-cell>
          <table:table-cell table:formula="of:=&quot;{&quot;&quot;text&quot;&quot;:&quot;&quot;&quot;&amp;SUBSTITUTE([.S133];&quot;&quot;&quot;&quot;;&quot;\&quot;&quot;&quot;)&amp;&quot;&quot;&quot;&quot;&amp;[.Q133]&amp;&quot;},&quot;" office:value-type="string" office:string-value="{&quot;text&quot;:&quot;Warp back to the Dilapidated Bridge bonfire, enter the graveyard pierced by giant arrows, and walk towards the house on the left. Grab &lt;a href=\&quot;http://darksouls3.wiki.fextralife.com/Blue+Wooden+Shield\&quot;&gt;Blue Wooden Shield&lt;/a&gt;&lt;span class=\&quot;p\&quot;&gt; + &lt;/span&gt;&lt;a href=\&quot;http://darksouls3.wiki.fextralife.com/Cleric+Set\&quot;&gt;Cleric Set&lt;/a&gt; in front of the house and &lt;a href=\&quot;http://darksouls3.wiki.fextralife.com/Mortician's+Ashes\&quot;&gt;Mortician's Ashes&lt;/a&gt; by a tree to the left. If dodging the giant arrows is too troublesome, head to the tower to befriend the Giant&quot;,&quot;tags&quot;:[&quot;Armor&quot;]}," calcext:value-type="string">
            <text:p>{"text":"Warp back to the Dilapidated Bridge bonfire, enter the graveyard pierced by giant arrows, and walk towards the house on the left. Grab &lt;a href=\"http://darksouls3.wiki.fextralife.com/Blue+Wooden+Shield\"&gt;Blue Wooden Shield&lt;/a&gt;&lt;span class=\"p\"&gt; + &lt;/span&gt;&lt;a href=\"http://darksouls3.wiki.fextralife.com/Cleric+Set\"&gt;Cleric Set&lt;/a&gt; in front of the house and &lt;a href=\"http://darksouls3.wiki.fextralife.com/Mortician's+Ashes\"&gt;Mortician's Ashes&lt;/a&gt; by a tree to the left. If dodging the giant arrows is too troublesome, head to the tower to befriend the Giant","tags":["Armor"]},</text:p>
          </table:table-cell>
        </table:table-row>
        <table:table-row table:style-name="ro1">
          <table:table-cell/>
          <table:table-cell office:value-type="string" calcext:value-type="string">
            <text:p><text:s text:c="12"/>&lt;li data-id="playthrough_3_55" class="f_ring s_ng+"&gt;The &lt;a href="https://darksouls3.wiki.fextralife.com/Poisonbite+Ring"&gt;Poisonbite Ring+1&lt;/a&gt; is behind the well&lt;/li&gt;</text:p>
          </table:table-cell>
          <table:table-cell table:formula="of:=TRIM([.B134])" office:value-type="string" office:string-value="&lt;li data-id=&quot;playthrough_3_55&quot; class=&quot;f_ring s_ng+&quot;&gt;The &lt;a href=&quot;https://darksouls3.wiki.fextralife.com/Poisonbite+Ring&quot;&gt;Poisonbite Ring+1&lt;/a&gt; is behind the well&lt;/li&gt;" calcext:value-type="string">
            <text:p>&lt;li data-id="playthrough_3_55" class="f_ring s_ng+"&gt;The &lt;a href="https://darksouls3.wiki.fextralife.com/Poisonbite+Ring"&gt;Poisonbite Ring+1&lt;/a&gt; is behind the well&lt;/li&gt;</text:p>
          </table:table-cell>
          <table:table-cell table:formula="of:=FIND(&quot;&quot;&quot;&quot;;[.C134];15)" office:value-type="float" office:value="30" calcext:value-type="float">
            <text:p>30</text:p>
          </table:table-cell>
          <table:table-cell table:formula="of:=FIND(&quot;&quot;&quot;&quot;;[.C134];[.D134]+1)" office:value-type="float" office:value="38" calcext:value-type="float">
            <text:p>38</text:p>
          </table:table-cell>
          <table:table-cell table:formula="of:=FIND(&quot;&quot;&quot;&quot;;[.C134];[.E134]+1)" office:value-type="float" office:value="51" calcext:value-type="float">
            <text:p>51</text:p>
          </table:table-cell>
          <table:table-cell table:formula="of:=MID([.C134];[.E134]+1;[.F134]-[.E134]-1)" office:value-type="string" office:string-value="f_ring s_ng+" calcext:value-type="string">
            <text:p>f_ring s_ng+</text:p>
          </table:table-cell>
          <table:table-cell table:formula="of:=FIND(&quot; &quot;;[.$G134])" office:value-type="float" office:value="7" calcext:value-type="float">
            <text:p>7</text:p>
          </table:table-cell>
          <table:table-cell table:formula="of:=FIND(&quot; &quot;;[.G134];[.H134]+1)" office:value-type="string" office:string-value="" calcext:value-type="error">
            <text:p>#VALUE!</text:p>
          </table:table-cell>
          <table:table-cell table:formula="of:=FIND(&quot; &quot;;[.G134];[.I134]+1)" office:value-type="string" office:string-value="" calcext:value-type="error">
            <text:p>#VALUE!</text:p>
          </table:table-cell>
          <table:table-cell table:formula="of:=LEFT([.G134];IFERROR([.H134]-1;99))" office:value-type="string" office:string-value="f_ring" calcext:value-type="string">
            <text:p>f_ring</text:p>
          </table:table-cell>
          <table:table-cell table:formula="of:=IF(ISERROR([.H134]);&quot;&quot;;MID([.G134];[.H134]+1;IFERROR([.I134]-[.H134]-1;99)))" office:value-type="string" office:string-value="s_ng+" calcext:value-type="string">
            <text:p>s_ng+</text:p>
          </table:table-cell>
          <table:table-cell table:formula="of:=IF(ISERROR([.I134]);&quot;&quot;;MID([.G134];[.I134]+1;IFERROR([.J134]-[.I134]-1;99)))">
            <text:p/>
          </table:table-cell>
          <table:table-cell table:formula="of:=IFERROR(VLOOKUP([.K134];['tag lookup'.$A$1:.$B$1048576];2;0);&quot;&quot;)" office:value-type="string" office:string-value="Rings" calcext:value-type="string">
            <text:p>Rings</text:p>
          </table:table-cell>
          <table:table-cell table:formula="of:=IFERROR(VLOOKUP([.L134];['tag lookup'.$A$1:.$B$1048576];2;0);&quot;&quot;)" office:value-type="string" office:string-value="s_ng+" calcext:value-type="string">
            <text:p>s_ng+</text:p>
          </table:table-cell>
          <table:table-cell table:formula="of:=IFERROR(VLOOKUP([.M134];['tag lookup'.$A$1:.$B$1048576];2;0);&quot;&quot;)">
            <text:p/>
          </table:table-cell>
          <table:table-cell table:style-name="ce2" table:formula="of:=IF([.N134]=&quot;&quot;;&quot;&quot;;&quot;,&quot;&quot;tags&quot;&quot;:[&quot;&quot;&quot; &amp; [.N134] &amp; IF([.O134]=&quot;&quot;;&quot;&quot;&quot;]&quot;;&quot;&quot;&quot;,&quot;&quot;&quot; &amp; [.O134]&amp;IF([.P134]=&quot;&quot;;&quot;&quot;&quot;]&quot;;&quot;&quot;&quot;,&quot;&quot;&quot;&amp;[.P134]&amp;&quot;&quot;&quot;]&quot;)))" office:value-type="string" office:string-value=",&quot;tags&quot;:[&quot;Rings&quot;,&quot;s_ng+&quot;]" calcext:value-type="string">
            <text:p>,"tags":["Rings","s_ng+"]</text:p>
          </table:table-cell>
          <table:table-cell table:formula="of:=FIND(&quot;&gt;&quot;;[.B134])" office:value-type="float" office:value="64" calcext:value-type="float">
            <text:p>64</text:p>
          </table:table-cell>
          <table:table-cell table:formula="of:=MID([.B134];[.R134]+1;LEN([.B134])-[.R134]-5)" office:value-type="string" office:string-value="The &lt;a href=&quot;https://darksouls3.wiki.fextralife.com/Poisonbite+Ring&quot;&gt;Poisonbite Ring+1&lt;/a&gt; is behind the well" calcext:value-type="string">
            <text:p>The &lt;a href="https://darksouls3.wiki.fextralife.com/Poisonbite+Ring"&gt;Poisonbite Ring+1&lt;/a&gt; is behind the well</text:p>
          </table:table-cell>
          <table:table-cell table:formula="of:=&quot;{&quot;&quot;text&quot;&quot;:&quot;&quot;&quot;&amp;SUBSTITUTE([.S134];&quot;&quot;&quot;&quot;;&quot;\&quot;&quot;&quot;)&amp;&quot;&quot;&quot;&quot;&amp;[.Q134]&amp;&quot;},&quot;" office:value-type="string" office:string-value="{&quot;text&quot;:&quot;The &lt;a href=\&quot;https://darksouls3.wiki.fextralife.com/Poisonbite+Ring\&quot;&gt;Poisonbite Ring+1&lt;/a&gt; is behind the well&quot;,&quot;tags&quot;:[&quot;Rings&quot;,&quot;s_ng+&quot;]}," calcext:value-type="string">
            <text:p>{"text":"The &lt;a href=\"https://darksouls3.wiki.fextralife.com/Poisonbite+Ring\"&gt;Poisonbite Ring+1&lt;/a&gt; is behind the well","tags":["Rings","s_ng+"]},</text:p>
          </table:table-cell>
        </table:table-row>
        <table:table-row table:style-name="ro1">
          <table:table-cell/>
          <table:table-cell office:value-type="string" calcext:value-type="string">
            <text:p><text:s text:c="12"/>&lt;li data-id="playthrough_3_41" class="f_bone f_misc f_weap"&gt;Grab all the items around the White Birch (one of them being the &lt;a href="http://darksouls3.wiki.fextralife.com/Reinforced+Club"&gt;Reinforced Club&lt;/a&gt;) including the &lt;a href="http://darksouls3.wiki.fextralife.com/Undead+Bone+Shard"&gt;Undead Bone Shard&lt;/a&gt; on the platform to the right of the White Birch&lt;/li&gt;</text:p>
          </table:table-cell>
          <table:table-cell table:formula="of:=TRIM([.B135])" office:value-type="string" office:string-value="&lt;li data-id=&quot;playthrough_3_41&quot; class=&quot;f_bone f_misc f_weap&quot;&gt;Grab all the items around the White Birch (one of them being the &lt;a href=&quot;http://darksouls3.wiki.fextralife.com/Reinforced+Club&quot;&gt;Reinforced Club&lt;/a&gt;) including the &lt;a href=&quot;http://darksouls3.wiki.fextralife.com/Undead+Bone+Shard&quot;&gt;Undead Bone Shard&lt;/a&gt; on the platform to the right of the White Birch&lt;/li&gt;" calcext:value-type="string">
            <text:p>&lt;li data-id="playthrough_3_41" class="f_bone f_misc f_weap"&gt;Grab all the items around the White Birch (one of them being the &lt;a href="http://darksouls3.wiki.fextralife.com/Reinforced+Club"&gt;Reinforced Club&lt;/a&gt;) including the &lt;a href="http://darksouls3.wiki.fextralife.com/Undead+Bone+Shard"&gt;Undead Bone Shard&lt;/a&gt; on the platform to the right of the White Birch&lt;/li&gt;</text:p>
          </table:table-cell>
          <table:table-cell table:formula="of:=FIND(&quot;&quot;&quot;&quot;;[.C135];15)" office:value-type="float" office:value="30" calcext:value-type="float">
            <text:p>30</text:p>
          </table:table-cell>
          <table:table-cell table:formula="of:=FIND(&quot;&quot;&quot;&quot;;[.C135];[.D135]+1)" office:value-type="float" office:value="38" calcext:value-type="float">
            <text:p>38</text:p>
          </table:table-cell>
          <table:table-cell table:formula="of:=FIND(&quot;&quot;&quot;&quot;;[.C135];[.E135]+1)" office:value-type="float" office:value="59" calcext:value-type="float">
            <text:p>59</text:p>
          </table:table-cell>
          <table:table-cell table:formula="of:=MID([.C135];[.E135]+1;[.F135]-[.E135]-1)" office:value-type="string" office:string-value="f_bone f_misc f_weap" calcext:value-type="string">
            <text:p>f_bone f_misc f_weap</text:p>
          </table:table-cell>
          <table:table-cell table:formula="of:=FIND(&quot; &quot;;[.$G135])" office:value-type="float" office:value="7" calcext:value-type="float">
            <text:p>7</text:p>
          </table:table-cell>
          <table:table-cell table:formula="of:=FIND(&quot; &quot;;[.G135];[.H135]+1)" office:value-type="float" office:value="14" calcext:value-type="float">
            <text:p>14</text:p>
          </table:table-cell>
          <table:table-cell table:formula="of:=FIND(&quot; &quot;;[.G135];[.I135]+1)" office:value-type="string" office:string-value="" calcext:value-type="error">
            <text:p>#VALUE!</text:p>
          </table:table-cell>
          <table:table-cell table:formula="of:=LEFT([.G135];IFERROR([.H135]-1;99))" office:value-type="string" office:string-value="f_bone" calcext:value-type="string">
            <text:p>f_bone</text:p>
          </table:table-cell>
          <table:table-cell table:formula="of:=IF(ISERROR([.H135]);&quot;&quot;;MID([.G135];[.H135]+1;IFERROR([.I135]-[.H135]-1;99)))" office:value-type="string" office:string-value="f_misc" calcext:value-type="string">
            <text:p>f_misc</text:p>
          </table:table-cell>
          <table:table-cell table:formula="of:=IF(ISERROR([.I135]);&quot;&quot;;MID([.G135];[.I135]+1;IFERROR([.J135]-[.I135]-1;99)))" office:value-type="string" office:string-value="f_weap" calcext:value-type="string">
            <text:p>f_weap</text:p>
          </table:table-cell>
          <table:table-cell table:formula="of:=IFERROR(VLOOKUP([.K135];['tag lookup'.$A$1:.$B$1048576];2;0);&quot;&quot;)">
            <text:p/>
          </table:table-cell>
          <table:table-cell table:formula="of:=IFERROR(VLOOKUP([.L135];['tag lookup'.$A$1:.$B$1048576];2;0);&quot;&quot;)" office:value-type="string" office:string-value="Misc. items" calcext:value-type="string">
            <text:p>Misc. items</text:p>
          </table:table-cell>
          <table:table-cell table:formula="of:=IFERROR(VLOOKUP([.M135];['tag lookup'.$A$1:.$B$1048576];2;0);&quot;&quot;)" office:value-type="string" office:string-value="Weapons" calcext:value-type="string">
            <text:p>Weapons</text:p>
          </table:table-cell>
          <table:table-cell table:style-name="ce2" table:formula="of:=IF([.N135]=&quot;&quot;;&quot;&quot;;&quot;,&quot;&quot;tags&quot;&quot;:[&quot;&quot;&quot; &amp; [.N135] &amp; IF([.O135]=&quot;&quot;;&quot;&quot;&quot;]&quot;;&quot;&quot;&quot;,&quot;&quot;&quot; &amp; [.O135]&amp;IF([.P135]=&quot;&quot;;&quot;&quot;&quot;]&quot;;&quot;&quot;&quot;,&quot;&quot;&quot;&amp;[.P135]&amp;&quot;&quot;&quot;]&quot;)))">
            <text:p/>
          </table:table-cell>
          <table:table-cell table:formula="of:=FIND(&quot;&gt;&quot;;[.B135])" office:value-type="float" office:value="72" calcext:value-type="float">
            <text:p>72</text:p>
          </table:table-cell>
          <table:table-cell table:formula="of:=MID([.B135];[.R135]+1;LEN([.B135])-[.R135]-5)" office:value-type="string" office:string-value="Grab all the items around the White Birch (one of them being the &lt;a href=&quot;http://darksouls3.wiki.fextralife.com/Reinforced+Club&quot;&gt;Reinforced Club&lt;/a&gt;) including the &lt;a href=&quot;http://darksouls3.wiki.fextralife.com/Undead+Bone+Shard&quot;&gt;Undead Bone Shard&lt;/a&gt; on the platform to the right of the White Birch" calcext:value-type="string">
            <text:p>Grab all the items around the White Birch (one of them being the &lt;a href="http://darksouls3.wiki.fextralife.com/Reinforced+Club"&gt;Reinforced Club&lt;/a&gt;) including the &lt;a href="http://darksouls3.wiki.fextralife.com/Undead+Bone+Shard"&gt;Undead Bone Shard&lt;/a&gt; on the platform to the right of the White Birch</text:p>
          </table:table-cell>
          <table:table-cell table:formula="of:=&quot;{&quot;&quot;text&quot;&quot;:&quot;&quot;&quot;&amp;SUBSTITUTE([.S135];&quot;&quot;&quot;&quot;;&quot;\&quot;&quot;&quot;)&amp;&quot;&quot;&quot;&quot;&amp;[.Q135]&amp;&quot;},&quot;" office:value-type="string" office:string-value="{&quot;text&quot;:&quot;Grab all the items around the White Birch (one of them being the &lt;a href=\&quot;http://darksouls3.wiki.fextralife.com/Reinforced+Club\&quot;&gt;Reinforced Club&lt;/a&gt;) including the &lt;a href=\&quot;http://darksouls3.wiki.fextralife.com/Undead+Bone+Shard\&quot;&gt;Undead Bone Shard&lt;/a&gt; on the platform to the right of the White Birch&quot;}," calcext:value-type="string">
            <text:p>{"text":"Grab all the items around the White Birch (one of them being the &lt;a href=\"http://darksouls3.wiki.fextralife.com/Reinforced+Club\"&gt;Reinforced Club&lt;/a&gt;) including the &lt;a href=\"http://darksouls3.wiki.fextralife.com/Undead+Bone+Shard\"&gt;Undead Bone Shard&lt;/a&gt; on the platform to the right of the White Birch"},</text:p>
          </table:table-cell>
        </table:table-row>
        <table:table-row table:style-name="ro1">
          <table:table-cell/>
          <table:table-cell office:value-type="string" calcext:value-type="string">
            <text:p><text:s text:c="12"/>&lt;li data-id="playthrough_3_42" class="f_weap"&gt;Enter the house and walk upstairs. Grab the &lt;a href="http://darksouls3.wiki.fextralife.com/Great+Scythe"&gt;Great Scythe&lt;/a&gt;. Continue to walk towards the stone building and open the doors on your right&lt;/li&gt;</text:p>
          </table:table-cell>
          <table:table-cell table:formula="of:=TRIM([.B136])" office:value-type="string" office:string-value="&lt;li data-id=&quot;playthrough_3_42&quot; class=&quot;f_weap&quot;&gt;Enter the house and walk upstairs. Grab the &lt;a href=&quot;http://darksouls3.wiki.fextralife.com/Great+Scythe&quot;&gt;Great Scythe&lt;/a&gt;. Continue to walk towards the stone building and open the doors on your right&lt;/li&gt;" calcext:value-type="string">
            <text:p>&lt;li data-id="playthrough_3_42" class="f_weap"&gt;Enter the house and walk upstairs. Grab the &lt;a href="http://darksouls3.wiki.fextralife.com/Great+Scythe"&gt;Great Scythe&lt;/a&gt;. Continue to walk towards the stone building and open the doors on your right&lt;/li&gt;</text:p>
          </table:table-cell>
          <table:table-cell table:formula="of:=FIND(&quot;&quot;&quot;&quot;;[.C136];15)" office:value-type="float" office:value="30" calcext:value-type="float">
            <text:p>30</text:p>
          </table:table-cell>
          <table:table-cell table:formula="of:=FIND(&quot;&quot;&quot;&quot;;[.C136];[.D136]+1)" office:value-type="float" office:value="38" calcext:value-type="float">
            <text:p>38</text:p>
          </table:table-cell>
          <table:table-cell table:formula="of:=FIND(&quot;&quot;&quot;&quot;;[.C136];[.E136]+1)" office:value-type="float" office:value="45" calcext:value-type="float">
            <text:p>45</text:p>
          </table:table-cell>
          <table:table-cell table:formula="of:=MID([.C136];[.E136]+1;[.F136]-[.E136]-1)" office:value-type="string" office:string-value="f_weap" calcext:value-type="string">
            <text:p>f_weap</text:p>
          </table:table-cell>
          <table:table-cell table:formula="of:=FIND(&quot; &quot;;[.$G136])" office:value-type="string" office:string-value="" calcext:value-type="error">
            <text:p>#VALUE!</text:p>
          </table:table-cell>
          <table:table-cell table:formula="of:=FIND(&quot; &quot;;[.G136];[.H136]+1)" office:value-type="string" office:string-value="" calcext:value-type="error">
            <text:p>#VALUE!</text:p>
          </table:table-cell>
          <table:table-cell table:formula="of:=FIND(&quot; &quot;;[.G136];[.I136]+1)" office:value-type="string" office:string-value="" calcext:value-type="error">
            <text:p>#VALUE!</text:p>
          </table:table-cell>
          <table:table-cell table:formula="of:=LEFT([.G136];IFERROR([.H136]-1;99))" office:value-type="string" office:string-value="f_weap" calcext:value-type="string">
            <text:p>f_weap</text:p>
          </table:table-cell>
          <table:table-cell table:formula="of:=IF(ISERROR([.H136]);&quot;&quot;;MID([.G136];[.H136]+1;IFERROR([.I136]-[.H136]-1;99)))">
            <text:p/>
          </table:table-cell>
          <table:table-cell table:formula="of:=IF(ISERROR([.I136]);&quot;&quot;;MID([.G136];[.I136]+1;IFERROR([.J136]-[.I136]-1;99)))">
            <text:p/>
          </table:table-cell>
          <table:table-cell table:formula="of:=IFERROR(VLOOKUP([.K136];['tag lookup'.$A$1:.$B$1048576];2;0);&quot;&quot;)" office:value-type="string" office:string-value="Weapons" calcext:value-type="string">
            <text:p>Weapons</text:p>
          </table:table-cell>
          <table:table-cell table:formula="of:=IFERROR(VLOOKUP([.L136];['tag lookup'.$A$1:.$B$1048576];2;0);&quot;&quot;)">
            <text:p/>
          </table:table-cell>
          <table:table-cell table:formula="of:=IFERROR(VLOOKUP([.M136];['tag lookup'.$A$1:.$B$1048576];2;0);&quot;&quot;)">
            <text:p/>
          </table:table-cell>
          <table:table-cell table:style-name="ce2" table:formula="of:=IF([.N136]=&quot;&quot;;&quot;&quot;;&quot;,&quot;&quot;tags&quot;&quot;:[&quot;&quot;&quot; &amp; [.N136] &amp; IF([.O136]=&quot;&quot;;&quot;&quot;&quot;]&quot;;&quot;&quot;&quot;,&quot;&quot;&quot; &amp; [.O136]&amp;IF([.P136]=&quot;&quot;;&quot;&quot;&quot;]&quot;;&quot;&quot;&quot;,&quot;&quot;&quot;&amp;[.P136]&amp;&quot;&quot;&quot;]&quot;)))" office:value-type="string" office:string-value=",&quot;tags&quot;:[&quot;Weapons&quot;]" calcext:value-type="string">
            <text:p>,"tags":["Weapons"]</text:p>
          </table:table-cell>
          <table:table-cell table:formula="of:=FIND(&quot;&gt;&quot;;[.B136])" office:value-type="float" office:value="58" calcext:value-type="float">
            <text:p>58</text:p>
          </table:table-cell>
          <table:table-cell table:formula="of:=MID([.B136];[.R136]+1;LEN([.B136])-[.R136]-5)" office:value-type="string" office:string-value="Enter the house and walk upstairs. Grab the &lt;a href=&quot;http://darksouls3.wiki.fextralife.com/Great+Scythe&quot;&gt;Great Scythe&lt;/a&gt;. Continue to walk towards the stone building and open the doors on your right" calcext:value-type="string">
            <text:p>Enter the house and walk upstairs. Grab the &lt;a href="http://darksouls3.wiki.fextralife.com/Great+Scythe"&gt;Great Scythe&lt;/a&gt;. Continue to walk towards the stone building and open the doors on your right</text:p>
          </table:table-cell>
          <table:table-cell table:formula="of:=&quot;{&quot;&quot;text&quot;&quot;:&quot;&quot;&quot;&amp;SUBSTITUTE([.S136];&quot;&quot;&quot;&quot;;&quot;\&quot;&quot;&quot;)&amp;&quot;&quot;&quot;&quot;&amp;[.Q136]&amp;&quot;},&quot;" office:value-type="string" office:string-value="{&quot;text&quot;:&quot;Enter the house and walk upstairs. Grab the &lt;a href=\&quot;http://darksouls3.wiki.fextralife.com/Great+Scythe\&quot;&gt;Great Scythe&lt;/a&gt;. Continue to walk towards the stone building and open the doors on your right&quot;,&quot;tags&quot;:[&quot;Weapons&quot;]}," calcext:value-type="string">
            <text:p>{"text":"Enter the house and walk upstairs. Grab the &lt;a href=\"http://darksouls3.wiki.fextralife.com/Great+Scythe\"&gt;Great Scythe&lt;/a&gt;. Continue to walk towards the stone building and open the doors on your right","tags":["Weapons"]},</text:p>
          </table:table-cell>
        </table:table-row>
        <table:table-row table:style-name="ro1">
          <table:table-cell/>
          <table:table-cell office:value-type="string" calcext:value-type="string">
            <text:p><text:s text:c="12"/>&lt;li data-id="playthrough_3_52" class="f_gest f_npc f_miss"&gt;Return to Firelink Shrine. Give &lt;a href="http://darksouls3.wiki.fextralife.com/Loretta's+bone"&gt;Loretta's bone&lt;/a&gt; to Greirat, who then allows you to keep the Blue Tearstone Ring. You can reload the area and talk to Greirat again to learn the Curl Up gesture. You can reload the area once more and send him to pillage Undead Settlement. He returns when you kill a boss&lt;/li&gt;</text:p>
          </table:table-cell>
          <table:table-cell table:formula="of:=TRIM([.B137])" office:value-type="string" office:string-value="&lt;li data-id=&quot;playthrough_3_52&quot; class=&quot;f_gest f_npc f_miss&quot;&gt;Return to Firelink Shrine. Give &lt;a href=&quot;http://darksouls3.wiki.fextralife.com/Loretta's+bone&quot;&gt;Loretta's bone&lt;/a&gt; to Greirat, who then allows you to keep the Blue Tearstone Ring. You can reload the area and talk to Greirat again to learn the Curl Up gesture. You can reload the area once more and send him to pillage Undead Settlement. He returns when you kill a boss&lt;/li&gt;" calcext:value-type="string">
            <text:p>&lt;li data-id="playthrough_3_52" class="f_gest f_npc f_miss"&gt;Return to Firelink Shrine. Give &lt;a href="http://darksouls3.wiki.fextralife.com/Loretta's+bone"&gt;Loretta's bone&lt;/a&gt; to Greirat, who then allows you to keep the Blue Tearstone Ring. You can reload the area and talk to Greirat again to learn the Curl Up gesture. You can reload the area once more and send him to pillage Undead Settlement. He returns when you kill a boss&lt;/li&gt;</text:p>
          </table:table-cell>
          <table:table-cell table:formula="of:=FIND(&quot;&quot;&quot;&quot;;[.C137];15)" office:value-type="float" office:value="30" calcext:value-type="float">
            <text:p>30</text:p>
          </table:table-cell>
          <table:table-cell table:formula="of:=FIND(&quot;&quot;&quot;&quot;;[.C137];[.D137]+1)" office:value-type="float" office:value="38" calcext:value-type="float">
            <text:p>38</text:p>
          </table:table-cell>
          <table:table-cell table:formula="of:=FIND(&quot;&quot;&quot;&quot;;[.C137];[.E137]+1)" office:value-type="float" office:value="58" calcext:value-type="float">
            <text:p>58</text:p>
          </table:table-cell>
          <table:table-cell table:formula="of:=MID([.C137];[.E137]+1;[.F137]-[.E137]-1)" office:value-type="string" office:string-value="f_gest f_npc f_miss" calcext:value-type="string">
            <text:p>f_gest f_npc f_miss</text:p>
          </table:table-cell>
          <table:table-cell table:formula="of:=FIND(&quot; &quot;;[.$G137])" office:value-type="float" office:value="7" calcext:value-type="float">
            <text:p>7</text:p>
          </table:table-cell>
          <table:table-cell table:formula="of:=FIND(&quot; &quot;;[.G137];[.H137]+1)" office:value-type="float" office:value="13" calcext:value-type="float">
            <text:p>13</text:p>
          </table:table-cell>
          <table:table-cell table:formula="of:=FIND(&quot; &quot;;[.G137];[.I137]+1)" office:value-type="string" office:string-value="" calcext:value-type="error">
            <text:p>#VALUE!</text:p>
          </table:table-cell>
          <table:table-cell table:formula="of:=LEFT([.G137];IFERROR([.H137]-1;99))" office:value-type="string" office:string-value="f_gest" calcext:value-type="string">
            <text:p>f_gest</text:p>
          </table:table-cell>
          <table:table-cell table:formula="of:=IF(ISERROR([.H137]);&quot;&quot;;MID([.G137];[.H137]+1;IFERROR([.I137]-[.H137]-1;99)))" office:value-type="string" office:string-value="f_npc" calcext:value-type="string">
            <text:p>f_npc</text:p>
          </table:table-cell>
          <table:table-cell table:formula="of:=IF(ISERROR([.I137]);&quot;&quot;;MID([.G137];[.I137]+1;IFERROR([.J137]-[.I137]-1;99)))" office:value-type="string" office:string-value="f_miss" calcext:value-type="string">
            <text:p>f_miss</text:p>
          </table:table-cell>
          <table:table-cell table:formula="of:=IFERROR(VLOOKUP([.K137];['tag lookup'.$A$1:.$B$1048576];2;0);&quot;&quot;)" office:value-type="string" office:string-value="Gestures" calcext:value-type="string">
            <text:p>Gestures</text:p>
          </table:table-cell>
          <table:table-cell table:formula="of:=IFERROR(VLOOKUP([.L137];['tag lookup'.$A$1:.$B$1048576];2;0);&quot;&quot;)">
            <text:p/>
          </table:table-cell>
          <table:table-cell table:formula="of:=IFERROR(VLOOKUP([.M137];['tag lookup'.$A$1:.$B$1048576];2;0);&quot;&quot;)" office:value-type="string" office:string-value="Missable" calcext:value-type="string">
            <text:p>Missable</text:p>
          </table:table-cell>
          <table:table-cell table:style-name="ce2" table:formula="of:=IF([.N137]=&quot;&quot;;&quot;&quot;;&quot;,&quot;&quot;tags&quot;&quot;:[&quot;&quot;&quot; &amp; [.N137] &amp; IF([.O137]=&quot;&quot;;&quot;&quot;&quot;]&quot;;&quot;&quot;&quot;,&quot;&quot;&quot; &amp; [.O137]&amp;IF([.P137]=&quot;&quot;;&quot;&quot;&quot;]&quot;;&quot;&quot;&quot;,&quot;&quot;&quot;&amp;[.P137]&amp;&quot;&quot;&quot;]&quot;)))" office:value-type="string" office:string-value=",&quot;tags&quot;:[&quot;Gestures&quot;]" calcext:value-type="string">
            <text:p>,"tags":["Gestures"]</text:p>
          </table:table-cell>
          <table:table-cell table:formula="of:=FIND(&quot;&gt;&quot;;[.B137])" office:value-type="float" office:value="71" calcext:value-type="float">
            <text:p>71</text:p>
          </table:table-cell>
          <table:table-cell table:formula="of:=MID([.B137];[.R137]+1;LEN([.B137])-[.R137]-5)" office:value-type="string" office:string-value="Return to Firelink Shrine. Give &lt;a href=&quot;http://darksouls3.wiki.fextralife.com/Loretta's+bone&quot;&gt;Loretta's bone&lt;/a&gt; to Greirat, who then allows you to keep the Blue Tearstone Ring. You can reload the area and talk to Greirat again to learn the Curl Up gesture. You can reload the area once more and send him to pillage Undead Settlement. He returns when you kill a boss" calcext:value-type="string">
            <text:p>Return to Firelink Shrine. Give &lt;a href="http://darksouls3.wiki.fextralife.com/Loretta's+bone"&gt;Loretta's bone&lt;/a&gt; to Greirat, who then allows you to keep the Blue Tearstone Ring. You can reload the area and talk to Greirat again to learn the Curl Up gesture. You can reload the area once more and send him to pillage Undead Settlement. He returns when you kill a boss</text:p>
          </table:table-cell>
          <table:table-cell table:formula="of:=&quot;{&quot;&quot;text&quot;&quot;:&quot;&quot;&quot;&amp;SUBSTITUTE([.S137];&quot;&quot;&quot;&quot;;&quot;\&quot;&quot;&quot;)&amp;&quot;&quot;&quot;&quot;&amp;[.Q137]&amp;&quot;},&quot;" office:value-type="string" office:string-value="{&quot;text&quot;:&quot;Return to Firelink Shrine. Give &lt;a href=\&quot;http://darksouls3.wiki.fextralife.com/Loretta's+bone\&quot;&gt;Loretta's bone&lt;/a&gt; to Greirat, who then allows you to keep the Blue Tearstone Ring. You can reload the area and talk to Greirat again to learn the Curl Up gesture. You can reload the area once more and send him to pillage Undead Settlement. He returns when you kill a boss&quot;,&quot;tags&quot;:[&quot;Gestures&quot;]}," calcext:value-type="string">
            <text:p>{"text":"Return to Firelink Shrine. Give &lt;a href=\"http://darksouls3.wiki.fextralife.com/Loretta's+bone\"&gt;Loretta's bone&lt;/a&gt; to Greirat, who then allows you to keep the Blue Tearstone Ring. You can reload the area and talk to Greirat again to learn the Curl Up gesture. You can reload the area once more and send him to pillage Undead Settlement. He returns when you kill a boss","tags":["Gestures"]},</text:p>
          </table:table-cell>
        </table:table-row>
        <table:table-row table:style-name="ro1">
          <table:table-cell/>
          <table:table-cell office:value-type="string" calcext:value-type="string">
            <text:p><text:s text:c="12"/>&lt;li data-id="playthrough_3_43" class="f_none"&gt;Give the Shrine Handmaid the &lt;a href="http://darksouls3.wiki.fextralife.com/Mortician's+Ashes"&gt;Mortician's Ashes&lt;/a&gt; and then purchase the &lt;a href="http://darksouls3.wiki.fextralife.com/Grave+Key"&gt;Grave Key&lt;/a&gt; which opens the locked door in the sewer area next to the Dilapidated Bridge bonfire&lt;/li&gt;</text:p>
          </table:table-cell>
          <table:table-cell table:formula="of:=TRIM([.B138])" office:value-type="string" office:string-value="&lt;li data-id=&quot;playthrough_3_43&quot; class=&quot;f_none&quot;&gt;Give the Shrine Handmaid the &lt;a href=&quot;http://darksouls3.wiki.fextralife.com/Mortician's+Ashes&quot;&gt;Mortician's Ashes&lt;/a&gt; and then purchase the &lt;a href=&quot;http://darksouls3.wiki.fextralife.com/Grave+Key&quot;&gt;Grave Key&lt;/a&gt; which opens the locked door in the sewer area next to the Dilapidated Bridge bonfire&lt;/li&gt;" calcext:value-type="string">
            <text:p>&lt;li data-id="playthrough_3_43" class="f_none"&gt;Give the Shrine Handmaid the &lt;a href="http://darksouls3.wiki.fextralife.com/Mortician's+Ashes"&gt;Mortician's Ashes&lt;/a&gt; and then purchase the &lt;a href="http://darksouls3.wiki.fextralife.com/Grave+Key"&gt;Grave Key&lt;/a&gt; which opens the locked door in the sewer area next to the Dilapidated Bridge bonfire&lt;/li&gt;</text:p>
          </table:table-cell>
          <table:table-cell table:formula="of:=FIND(&quot;&quot;&quot;&quot;;[.C138];15)" office:value-type="float" office:value="30" calcext:value-type="float">
            <text:p>30</text:p>
          </table:table-cell>
          <table:table-cell table:formula="of:=FIND(&quot;&quot;&quot;&quot;;[.C138];[.D138]+1)" office:value-type="float" office:value="38" calcext:value-type="float">
            <text:p>38</text:p>
          </table:table-cell>
          <table:table-cell table:formula="of:=FIND(&quot;&quot;&quot;&quot;;[.C138];[.E138]+1)" office:value-type="float" office:value="45" calcext:value-type="float">
            <text:p>45</text:p>
          </table:table-cell>
          <table:table-cell table:formula="of:=MID([.C138];[.E138]+1;[.F138]-[.E138]-1)" office:value-type="string" office:string-value="f_none" calcext:value-type="string">
            <text:p>f_none</text:p>
          </table:table-cell>
          <table:table-cell table:formula="of:=FIND(&quot; &quot;;[.$G138])" office:value-type="string" office:string-value="" calcext:value-type="error">
            <text:p>#VALUE!</text:p>
          </table:table-cell>
          <table:table-cell table:formula="of:=FIND(&quot; &quot;;[.G138];[.H138]+1)" office:value-type="string" office:string-value="" calcext:value-type="error">
            <text:p>#VALUE!</text:p>
          </table:table-cell>
          <table:table-cell table:formula="of:=FIND(&quot; &quot;;[.G138];[.I138]+1)" office:value-type="string" office:string-value="" calcext:value-type="error">
            <text:p>#VALUE!</text:p>
          </table:table-cell>
          <table:table-cell table:formula="of:=LEFT([.G138];IFERROR([.H138]-1;99))" office:value-type="string" office:string-value="f_none" calcext:value-type="string">
            <text:p>f_none</text:p>
          </table:table-cell>
          <table:table-cell table:formula="of:=IF(ISERROR([.H138]);&quot;&quot;;MID([.G138];[.H138]+1;IFERROR([.I138]-[.H138]-1;99)))">
            <text:p/>
          </table:table-cell>
          <table:table-cell table:formula="of:=IF(ISERROR([.I138]);&quot;&quot;;MID([.G138];[.I138]+1;IFERROR([.J138]-[.I138]-1;99)))">
            <text:p/>
          </table:table-cell>
          <table:table-cell table:formula="of:=IFERROR(VLOOKUP([.K138];['tag lookup'.$A$1:.$B$1048576];2;0);&quot;&quot;)">
            <text:p/>
          </table:table-cell>
          <table:table-cell table:formula="of:=IFERROR(VLOOKUP([.L138];['tag lookup'.$A$1:.$B$1048576];2;0);&quot;&quot;)">
            <text:p/>
          </table:table-cell>
          <table:table-cell table:formula="of:=IFERROR(VLOOKUP([.M138];['tag lookup'.$A$1:.$B$1048576];2;0);&quot;&quot;)">
            <text:p/>
          </table:table-cell>
          <table:table-cell table:style-name="ce2" table:formula="of:=IF([.N138]=&quot;&quot;;&quot;&quot;;&quot;,&quot;&quot;tags&quot;&quot;:[&quot;&quot;&quot; &amp; [.N138] &amp; IF([.O138]=&quot;&quot;;&quot;&quot;&quot;]&quot;;&quot;&quot;&quot;,&quot;&quot;&quot; &amp; [.O138]&amp;IF([.P138]=&quot;&quot;;&quot;&quot;&quot;]&quot;;&quot;&quot;&quot;,&quot;&quot;&quot;&amp;[.P138]&amp;&quot;&quot;&quot;]&quot;)))">
            <text:p/>
          </table:table-cell>
          <table:table-cell table:formula="of:=FIND(&quot;&gt;&quot;;[.B138])" office:value-type="float" office:value="58" calcext:value-type="float">
            <text:p>58</text:p>
          </table:table-cell>
          <table:table-cell table:formula="of:=MID([.B138];[.R138]+1;LEN([.B138])-[.R138]-5)" office:value-type="string" office:string-value="Give the Shrine Handmaid the &lt;a href=&quot;http://darksouls3.wiki.fextralife.com/Mortician's+Ashes&quot;&gt;Mortician's Ashes&lt;/a&gt; and then purchase the &lt;a href=&quot;http://darksouls3.wiki.fextralife.com/Grave+Key&quot;&gt;Grave Key&lt;/a&gt; which opens the locked door in the sewer area next to the Dilapidated Bridge bonfire" calcext:value-type="string">
            <text:p>Give the Shrine Handmaid the &lt;a href="http://darksouls3.wiki.fextralife.com/Mortician's+Ashes"&gt;Mortician's Ashes&lt;/a&gt; and then purchase the &lt;a href="http://darksouls3.wiki.fextralife.com/Grave+Key"&gt;Grave Key&lt;/a&gt; which opens the locked door in the sewer area next to the Dilapidated Bridge bonfire</text:p>
          </table:table-cell>
          <table:table-cell table:formula="of:=&quot;{&quot;&quot;text&quot;&quot;:&quot;&quot;&quot;&amp;SUBSTITUTE([.S138];&quot;&quot;&quot;&quot;;&quot;\&quot;&quot;&quot;)&amp;&quot;&quot;&quot;&quot;&amp;[.Q138]&amp;&quot;},&quot;" office:value-type="string" office:string-value="{&quot;text&quot;:&quot;Give the Shrine Handmaid the &lt;a href=\&quot;http://darksouls3.wiki.fextralife.com/Mortician's+Ashes\&quot;&gt;Mortician's Ashes&lt;/a&gt; and then purchase the &lt;a href=\&quot;http://darksouls3.wiki.fextralife.com/Grave+Key\&quot;&gt;Grave Key&lt;/a&gt; which opens the locked door in the sewer area next to the Dilapidated Bridge bonfire&quot;}," calcext:value-type="string">
            <text:p>{"text":"Give the Shrine Handmaid the &lt;a href=\"http://darksouls3.wiki.fextralife.com/Mortician's+Ashes\"&gt;Mortician's Ashes&lt;/a&gt; and then purchase the &lt;a href=\"http://darksouls3.wiki.fextralife.com/Grave+Key\"&gt;Grave Key&lt;/a&gt; which opens the locked door in the sewer area next to the Dilapidated Bridge bonfire"},</text:p>
          </table:table-cell>
        </table:table-row>
        <table:table-row table:style-name="ro1">
          <table:table-cell/>
          <table:table-cell office:value-type="string" calcext:value-type="string">
            <text:p><text:s text:c="12"/>&lt;li data-id="playthrough_3_44" class="f_arm"&gt;Go back the sewer area and open the locked door. Climb down and walk towards &lt;a href="http://darksouls3.wiki.fextralife.com/Velka+the+Goddess+of+Sin"&gt;Velka the Goddess of Sin's statue&lt;/a&gt; to grab a &lt;a href="http://darksouls3.wiki.fextralife.com/Loincloth"&gt;Loincloth&lt;/a&gt;&lt;/li&gt;</text:p>
          </table:table-cell>
          <table:table-cell table:formula="of:=TRIM([.B139])" office:value-type="string" office:string-value="&lt;li data-id=&quot;playthrough_3_44&quot; class=&quot;f_arm&quot;&gt;Go back the sewer area and open the locked door. Climb down and walk towards &lt;a href=&quot;http://darksouls3.wiki.fextralife.com/Velka+the+Goddess+of+Sin&quot;&gt;Velka the Goddess of Sin's statue&lt;/a&gt; to grab a &lt;a href=&quot;http://darksouls3.wiki.fextralife.com/Loincloth&quot;&gt;Loincloth&lt;/a&gt;&lt;/li&gt;" calcext:value-type="string">
            <text:p>&lt;li data-id="playthrough_3_44" class="f_arm"&gt;Go back the sewer area and open the locked door. Climb down and walk towards &lt;a href="http://darksouls3.wiki.fextralife.com/Velka+the+Goddess+of+Sin"&gt;Velka the Goddess of Sin's statue&lt;/a&gt; to grab a &lt;a href="http://darksouls3.wiki.fextralife.com/Loincloth"&gt;Loincloth&lt;/a&gt;&lt;/li&gt;</text:p>
          </table:table-cell>
          <table:table-cell table:formula="of:=FIND(&quot;&quot;&quot;&quot;;[.C139];15)" office:value-type="float" office:value="30" calcext:value-type="float">
            <text:p>30</text:p>
          </table:table-cell>
          <table:table-cell table:formula="of:=FIND(&quot;&quot;&quot;&quot;;[.C139];[.D139]+1)" office:value-type="float" office:value="38" calcext:value-type="float">
            <text:p>38</text:p>
          </table:table-cell>
          <table:table-cell table:formula="of:=FIND(&quot;&quot;&quot;&quot;;[.C139];[.E139]+1)" office:value-type="float" office:value="44" calcext:value-type="float">
            <text:p>44</text:p>
          </table:table-cell>
          <table:table-cell table:formula="of:=MID([.C139];[.E139]+1;[.F139]-[.E139]-1)" office:value-type="string" office:string-value="f_arm" calcext:value-type="string">
            <text:p>f_arm</text:p>
          </table:table-cell>
          <table:table-cell table:formula="of:=FIND(&quot; &quot;;[.$G139])" office:value-type="string" office:string-value="" calcext:value-type="error">
            <text:p>#VALUE!</text:p>
          </table:table-cell>
          <table:table-cell table:formula="of:=FIND(&quot; &quot;;[.G139];[.H139]+1)" office:value-type="string" office:string-value="" calcext:value-type="error">
            <text:p>#VALUE!</text:p>
          </table:table-cell>
          <table:table-cell table:formula="of:=FIND(&quot; &quot;;[.G139];[.I139]+1)" office:value-type="string" office:string-value="" calcext:value-type="error">
            <text:p>#VALUE!</text:p>
          </table:table-cell>
          <table:table-cell table:formula="of:=LEFT([.G139];IFERROR([.H139]-1;99))" office:value-type="string" office:string-value="f_arm" calcext:value-type="string">
            <text:p>f_arm</text:p>
          </table:table-cell>
          <table:table-cell table:formula="of:=IF(ISERROR([.H139]);&quot;&quot;;MID([.G139];[.H139]+1;IFERROR([.I139]-[.H139]-1;99)))">
            <text:p/>
          </table:table-cell>
          <table:table-cell table:formula="of:=IF(ISERROR([.I139]);&quot;&quot;;MID([.G139];[.I139]+1;IFERROR([.J139]-[.I139]-1;99)))">
            <text:p/>
          </table:table-cell>
          <table:table-cell table:formula="of:=IFERROR(VLOOKUP([.K139];['tag lookup'.$A$1:.$B$1048576];2;0);&quot;&quot;)" office:value-type="string" office:string-value="Armor" calcext:value-type="string">
            <text:p>Armor</text:p>
          </table:table-cell>
          <table:table-cell table:formula="of:=IFERROR(VLOOKUP([.L139];['tag lookup'.$A$1:.$B$1048576];2;0);&quot;&quot;)">
            <text:p/>
          </table:table-cell>
          <table:table-cell table:formula="of:=IFERROR(VLOOKUP([.M139];['tag lookup'.$A$1:.$B$1048576];2;0);&quot;&quot;)">
            <text:p/>
          </table:table-cell>
          <table:table-cell table:style-name="ce2" table:formula="of:=IF([.N139]=&quot;&quot;;&quot;&quot;;&quot;,&quot;&quot;tags&quot;&quot;:[&quot;&quot;&quot; &amp; [.N139] &amp; IF([.O139]=&quot;&quot;;&quot;&quot;&quot;]&quot;;&quot;&quot;&quot;,&quot;&quot;&quot; &amp; [.O139]&amp;IF([.P139]=&quot;&quot;;&quot;&quot;&quot;]&quot;;&quot;&quot;&quot;,&quot;&quot;&quot;&amp;[.P139]&amp;&quot;&quot;&quot;]&quot;)))" office:value-type="string" office:string-value=",&quot;tags&quot;:[&quot;Armor&quot;]" calcext:value-type="string">
            <text:p>,"tags":["Armor"]</text:p>
          </table:table-cell>
          <table:table-cell table:formula="of:=FIND(&quot;&gt;&quot;;[.B139])" office:value-type="float" office:value="57" calcext:value-type="float">
            <text:p>57</text:p>
          </table:table-cell>
          <table:table-cell table:formula="of:=MID([.B139];[.R139]+1;LEN([.B139])-[.R139]-5)" office:value-type="string" office:string-value="Go back the sewer area and open the locked door. Climb down and walk towards &lt;a href=&quot;http://darksouls3.wiki.fextralife.com/Velka+the+Goddess+of+Sin&quot;&gt;Velka the Goddess of Sin's statue&lt;/a&gt; to grab a &lt;a href=&quot;http://darksouls3.wiki.fextralife.com/Loincloth&quot;&gt;Loincloth&lt;/a&gt;" calcext:value-type="string">
            <text:p>Go back the sewer area and open the locked door. Climb down and walk towards &lt;a href="http://darksouls3.wiki.fextralife.com/Velka+the+Goddess+of+Sin"&gt;Velka the Goddess of Sin's statue&lt;/a&gt; to grab a &lt;a href="http://darksouls3.wiki.fextralife.com/Loincloth"&gt;Loincloth&lt;/a&gt;</text:p>
          </table:table-cell>
          <table:table-cell table:formula="of:=&quot;{&quot;&quot;text&quot;&quot;:&quot;&quot;&quot;&amp;SUBSTITUTE([.S139];&quot;&quot;&quot;&quot;;&quot;\&quot;&quot;&quot;)&amp;&quot;&quot;&quot;&quot;&amp;[.Q139]&amp;&quot;},&quot;" office:value-type="string" office:string-value="{&quot;text&quot;:&quot;Go back the sewer area and open the locked door. Climb down and walk towards &lt;a href=\&quot;http://darksouls3.wiki.fextralife.com/Velka+the+Goddess+of+Sin\&quot;&gt;Velka the Goddess of Sin's statue&lt;/a&gt; to grab a &lt;a href=\&quot;http://darksouls3.wiki.fextralife.com/Loincloth\&quot;&gt;Loincloth&lt;/a&gt;&quot;,&quot;tags&quot;:[&quot;Armor&quot;]}," calcext:value-type="string">
            <text:p>{"text":"Go back the sewer area and open the locked door. Climb down and walk towards &lt;a href=\"http://darksouls3.wiki.fextralife.com/Velka+the+Goddess+of+Sin\"&gt;Velka the Goddess of Sin's statue&lt;/a&gt; to grab a &lt;a href=\"http://darksouls3.wiki.fextralife.com/Loincloth\"&gt;Loincloth&lt;/a&gt;","tags":["Armor"]},</text:p>
          </table:table-cell>
        </table:table-row>
        <table:table-row table:style-name="ro1">
          <table:table-cell/>
          <table:table-cell office:value-type="string" calcext:value-type="string">
            <text:p><text:s text:c="12"/>&lt;li data-id="playthrough_3_45" class="f_misc f_weap"&gt;Proceed through the tunnel to get the &lt;a href="http://darksouls3.wiki.fextralife.com/Red+Hilted+Halberd"&gt;Red Hilted Halberd&lt;/a&gt;. Continue into another room to get a &lt;a href="http://darksouls3.wiki.fextralife.com/Soul+of+an+Unknown+Traveler"&gt;Soul of an Unknown Traveler&lt;/a&gt;&lt;/li&gt;</text:p>
          </table:table-cell>
          <table:table-cell table:formula="of:=TRIM([.B140])" office:value-type="string" office:string-value="&lt;li data-id=&quot;playthrough_3_45&quot; class=&quot;f_misc f_weap&quot;&gt;Proceed through the tunnel to get the &lt;a href=&quot;http://darksouls3.wiki.fextralife.com/Red+Hilted+Halberd&quot;&gt;Red Hilted Halberd&lt;/a&gt;. Continue into another room to get a &lt;a href=&quot;http://darksouls3.wiki.fextralife.com/Soul+of+an+Unknown+Traveler&quot;&gt;Soul of an Unknown Traveler&lt;/a&gt;&lt;/li&gt;" calcext:value-type="string">
            <text:p>&lt;li data-id="playthrough_3_45" class="f_misc f_weap"&gt;Proceed through the tunnel to get the &lt;a href="http://darksouls3.wiki.fextralife.com/Red+Hilted+Halberd"&gt;Red Hilted Halberd&lt;/a&gt;. Continue into another room to get a &lt;a href="http://darksouls3.wiki.fextralife.com/Soul+of+an+Unknown+Traveler"&gt;Soul of an Unknown Traveler&lt;/a&gt;&lt;/li&gt;</text:p>
          </table:table-cell>
          <table:table-cell table:formula="of:=FIND(&quot;&quot;&quot;&quot;;[.C140];15)" office:value-type="float" office:value="30" calcext:value-type="float">
            <text:p>30</text:p>
          </table:table-cell>
          <table:table-cell table:formula="of:=FIND(&quot;&quot;&quot;&quot;;[.C140];[.D140]+1)" office:value-type="float" office:value="38" calcext:value-type="float">
            <text:p>38</text:p>
          </table:table-cell>
          <table:table-cell table:formula="of:=FIND(&quot;&quot;&quot;&quot;;[.C140];[.E140]+1)" office:value-type="float" office:value="52" calcext:value-type="float">
            <text:p>52</text:p>
          </table:table-cell>
          <table:table-cell table:formula="of:=MID([.C140];[.E140]+1;[.F140]-[.E140]-1)" office:value-type="string" office:string-value="f_misc f_weap" calcext:value-type="string">
            <text:p>f_misc f_weap</text:p>
          </table:table-cell>
          <table:table-cell table:formula="of:=FIND(&quot; &quot;;[.$G140])" office:value-type="float" office:value="7" calcext:value-type="float">
            <text:p>7</text:p>
          </table:table-cell>
          <table:table-cell table:formula="of:=FIND(&quot; &quot;;[.G140];[.H140]+1)" office:value-type="string" office:string-value="" calcext:value-type="error">
            <text:p>#VALUE!</text:p>
          </table:table-cell>
          <table:table-cell table:formula="of:=FIND(&quot; &quot;;[.G140];[.I140]+1)" office:value-type="string" office:string-value="" calcext:value-type="error">
            <text:p>#VALUE!</text:p>
          </table:table-cell>
          <table:table-cell table:formula="of:=LEFT([.G140];IFERROR([.H140]-1;99))" office:value-type="string" office:string-value="f_misc" calcext:value-type="string">
            <text:p>f_misc</text:p>
          </table:table-cell>
          <table:table-cell table:formula="of:=IF(ISERROR([.H140]);&quot;&quot;;MID([.G140];[.H140]+1;IFERROR([.I140]-[.H140]-1;99)))" office:value-type="string" office:string-value="f_weap" calcext:value-type="string">
            <text:p>f_weap</text:p>
          </table:table-cell>
          <table:table-cell table:formula="of:=IF(ISERROR([.I140]);&quot;&quot;;MID([.G140];[.I140]+1;IFERROR([.J140]-[.I140]-1;99)))">
            <text:p/>
          </table:table-cell>
          <table:table-cell table:formula="of:=IFERROR(VLOOKUP([.K140];['tag lookup'.$A$1:.$B$1048576];2;0);&quot;&quot;)" office:value-type="string" office:string-value="Misc. items" calcext:value-type="string">
            <text:p>Misc. items</text:p>
          </table:table-cell>
          <table:table-cell table:formula="of:=IFERROR(VLOOKUP([.L140];['tag lookup'.$A$1:.$B$1048576];2;0);&quot;&quot;)" office:value-type="string" office:string-value="Weapons" calcext:value-type="string">
            <text:p>Weapons</text:p>
          </table:table-cell>
          <table:table-cell table:formula="of:=IFERROR(VLOOKUP([.M140];['tag lookup'.$A$1:.$B$1048576];2;0);&quot;&quot;)">
            <text:p/>
          </table:table-cell>
          <table:table-cell table:style-name="ce2" table:formula="of:=IF([.N140]=&quot;&quot;;&quot;&quot;;&quot;,&quot;&quot;tags&quot;&quot;:[&quot;&quot;&quot; &amp; [.N140] &amp; IF([.O140]=&quot;&quot;;&quot;&quot;&quot;]&quot;;&quot;&quot;&quot;,&quot;&quot;&quot; &amp; [.O140]&amp;IF([.P140]=&quot;&quot;;&quot;&quot;&quot;]&quot;;&quot;&quot;&quot;,&quot;&quot;&quot;&amp;[.P140]&amp;&quot;&quot;&quot;]&quot;)))" office:value-type="string" office:string-value=",&quot;tags&quot;:[&quot;Misc. items&quot;,&quot;Weapons&quot;]" calcext:value-type="string">
            <text:p>,"tags":["Misc. items","Weapons"]</text:p>
          </table:table-cell>
          <table:table-cell table:formula="of:=FIND(&quot;&gt;&quot;;[.B140])" office:value-type="float" office:value="65" calcext:value-type="float">
            <text:p>65</text:p>
          </table:table-cell>
          <table:table-cell table:formula="of:=MID([.B140];[.R140]+1;LEN([.B140])-[.R140]-5)" office:value-type="string" office:string-value="Proceed through the tunnel to get the &lt;a href=&quot;http://darksouls3.wiki.fextralife.com/Red+Hilted+Halberd&quot;&gt;Red Hilted Halberd&lt;/a&gt;. Continue into another room to get a &lt;a href=&quot;http://darksouls3.wiki.fextralife.com/Soul+of+an+Unknown+Traveler&quot;&gt;Soul of an Unknown Traveler&lt;/a&gt;" calcext:value-type="string">
            <text:p>Proceed through the tunnel to get the &lt;a href="http://darksouls3.wiki.fextralife.com/Red+Hilted+Halberd"&gt;Red Hilted Halberd&lt;/a&gt;. Continue into another room to get a &lt;a href="http://darksouls3.wiki.fextralife.com/Soul+of+an+Unknown+Traveler"&gt;Soul of an Unknown Traveler&lt;/a&gt;</text:p>
          </table:table-cell>
          <table:table-cell table:formula="of:=&quot;{&quot;&quot;text&quot;&quot;:&quot;&quot;&quot;&amp;SUBSTITUTE([.S140];&quot;&quot;&quot;&quot;;&quot;\&quot;&quot;&quot;)&amp;&quot;&quot;&quot;&quot;&amp;[.Q140]&amp;&quot;},&quot;" office:value-type="string" office:string-value="{&quot;text&quot;:&quot;Proceed through the tunnel to get the &lt;a href=\&quot;http://darksouls3.wiki.fextralife.com/Red+Hilted+Halberd\&quot;&gt;Red Hilted Halberd&lt;/a&gt;. Continue into another room to get a &lt;a href=\&quot;http://darksouls3.wiki.fextralife.com/Soul+of+an+Unknown+Traveler\&quot;&gt;Soul of an Unknown Traveler&lt;/a&gt;&quot;,&quot;tags&quot;:[&quot;Misc. items&quot;,&quot;Weapons&quot;]}," calcext:value-type="string">
            <text:p>{"text":"Proceed through the tunnel to get the &lt;a href=\"http://darksouls3.wiki.fextralife.com/Red+Hilted+Halberd\"&gt;Red Hilted Halberd&lt;/a&gt;. Continue into another room to get a &lt;a href=\"http://darksouls3.wiki.fextralife.com/Soul+of+an+Unknown+Traveler\"&gt;Soul of an Unknown Traveler&lt;/a&gt;","tags":["Misc. items","Weapons"]},</text:p>
          </table:table-cell>
        </table:table-row>
        <table:table-row table:style-name="ro1">
          <table:table-cell/>
          <table:table-cell office:value-type="string" calcext:value-type="string">
            <text:p><text:s text:c="12"/>&lt;li data-id="playthrough_3_46" class="f_gem f_tit"&gt;Walk outside to kill a &lt;a href="http://darksouls3.wiki.fextralife.com/Crystal+Lizard"&gt;Crystal Lizard&lt;/a&gt; which drops a &lt;a href="http://darksouls3.wiki.fextralife.com/Heavy+Gem"&gt;Heavy Gem&lt;/a&gt;. Grab the &lt;a href="http://darksouls3.wiki.fextralife.com/Titanite+Shard"&gt;Titanite Shard&lt;/a&gt; and another &lt;a href="http://darksouls3.wiki.fextralife.com/Titanite+Shard"&gt;Titanite Shard&lt;/a&gt;&lt;/li&gt;</text:p>
          </table:table-cell>
          <table:table-cell table:formula="of:=TRIM([.B141])" office:value-type="string" office:string-value="&lt;li data-id=&quot;playthrough_3_46&quot; class=&quot;f_gem f_tit&quot;&gt;Walk outside to kill a &lt;a href=&quot;http://darksouls3.wiki.fextralife.com/Crystal+Lizard&quot;&gt;Crystal Lizard&lt;/a&gt; which drops a &lt;a href=&quot;http://darksouls3.wiki.fextralife.com/Heavy+Gem&quot;&gt;Heavy Gem&lt;/a&gt;. Grab the &lt;a href=&quot;http://darksouls3.wiki.fextralife.com/Titanite+Shard&quot;&gt;Titanite Shard&lt;/a&gt; and another &lt;a href=&quot;http://darksouls3.wiki.fextralife.com/Titanite+Shard&quot;&gt;Titanite Shard&lt;/a&gt;&lt;/li&gt;" calcext:value-type="string">
            <text:p>&lt;li data-id="playthrough_3_46" class="f_gem f_tit"&gt;Walk outside to kill a &lt;a href="http://darksouls3.wiki.fextralife.com/Crystal+Lizard"&gt;Crystal Lizard&lt;/a&gt; which drops a &lt;a href="http://darksouls3.wiki.fextralife.com/Heavy+Gem"&gt;Heavy Gem&lt;/a&gt;. Grab the &lt;a href="http://darksouls3.wiki.fextralife.com/Titanite+Shard"&gt;Titanite Shard&lt;/a&gt; and another &lt;a href="http://darksouls3.wiki.fextralife.com/Titanite+Shard"&gt;Titanite Shard&lt;/a&gt;&lt;/li&gt;</text:p>
          </table:table-cell>
          <table:table-cell table:formula="of:=FIND(&quot;&quot;&quot;&quot;;[.C141];15)" office:value-type="float" office:value="30" calcext:value-type="float">
            <text:p>30</text:p>
          </table:table-cell>
          <table:table-cell table:formula="of:=FIND(&quot;&quot;&quot;&quot;;[.C141];[.D141]+1)" office:value-type="float" office:value="38" calcext:value-type="float">
            <text:p>38</text:p>
          </table:table-cell>
          <table:table-cell table:formula="of:=FIND(&quot;&quot;&quot;&quot;;[.C141];[.E141]+1)" office:value-type="float" office:value="50" calcext:value-type="float">
            <text:p>50</text:p>
          </table:table-cell>
          <table:table-cell table:formula="of:=MID([.C141];[.E141]+1;[.F141]-[.E141]-1)" office:value-type="string" office:string-value="f_gem f_tit" calcext:value-type="string">
            <text:p>f_gem f_tit</text:p>
          </table:table-cell>
          <table:table-cell table:formula="of:=FIND(&quot; &quot;;[.$G141])" office:value-type="float" office:value="6" calcext:value-type="float">
            <text:p>6</text:p>
          </table:table-cell>
          <table:table-cell table:formula="of:=FIND(&quot; &quot;;[.G141];[.H141]+1)" office:value-type="string" office:string-value="" calcext:value-type="error">
            <text:p>#VALUE!</text:p>
          </table:table-cell>
          <table:table-cell table:formula="of:=FIND(&quot; &quot;;[.G141];[.I141]+1)" office:value-type="string" office:string-value="" calcext:value-type="error">
            <text:p>#VALUE!</text:p>
          </table:table-cell>
          <table:table-cell table:formula="of:=LEFT([.G141];IFERROR([.H141]-1;99))" office:value-type="string" office:string-value="f_gem" calcext:value-type="string">
            <text:p>f_gem</text:p>
          </table:table-cell>
          <table:table-cell table:formula="of:=IF(ISERROR([.H141]);&quot;&quot;;MID([.G141];[.H141]+1;IFERROR([.I141]-[.H141]-1;99)))" office:value-type="string" office:string-value="f_tit" calcext:value-type="string">
            <text:p>f_tit</text:p>
          </table:table-cell>
          <table:table-cell table:formula="of:=IF(ISERROR([.I141]);&quot;&quot;;MID([.G141];[.I141]+1;IFERROR([.J141]-[.I141]-1;99)))">
            <text:p/>
          </table:table-cell>
          <table:table-cell table:formula="of:=IFERROR(VLOOKUP([.K141];['tag lookup'.$A$1:.$B$1048576];2;0);&quot;&quot;)">
            <text:p/>
          </table:table-cell>
          <table:table-cell table:formula="of:=IFERROR(VLOOKUP([.L141];['tag lookup'.$A$1:.$B$1048576];2;0);&quot;&quot;)" office:value-type="string" office:string-value="Titanite" calcext:value-type="string">
            <text:p>Titanite</text:p>
          </table:table-cell>
          <table:table-cell table:formula="of:=IFERROR(VLOOKUP([.M141];['tag lookup'.$A$1:.$B$1048576];2;0);&quot;&quot;)">
            <text:p/>
          </table:table-cell>
          <table:table-cell table:style-name="ce2" table:formula="of:=IF([.N141]=&quot;&quot;;&quot;&quot;;&quot;,&quot;&quot;tags&quot;&quot;:[&quot;&quot;&quot; &amp; [.N141] &amp; IF([.O141]=&quot;&quot;;&quot;&quot;&quot;]&quot;;&quot;&quot;&quot;,&quot;&quot;&quot; &amp; [.O141]&amp;IF([.P141]=&quot;&quot;;&quot;&quot;&quot;]&quot;;&quot;&quot;&quot;,&quot;&quot;&quot;&amp;[.P141]&amp;&quot;&quot;&quot;]&quot;)))">
            <text:p/>
          </table:table-cell>
          <table:table-cell table:formula="of:=FIND(&quot;&gt;&quot;;[.B141])" office:value-type="float" office:value="63" calcext:value-type="float">
            <text:p>63</text:p>
          </table:table-cell>
          <table:table-cell table:formula="of:=MID([.B141];[.R141]+1;LEN([.B141])-[.R141]-5)" office:value-type="string" office:string-value="Walk outside to kill a &lt;a href=&quot;http://darksouls3.wiki.fextralife.com/Crystal+Lizard&quot;&gt;Crystal Lizard&lt;/a&gt; which drops a &lt;a href=&quot;http://darksouls3.wiki.fextralife.com/Heavy+Gem&quot;&gt;Heavy Gem&lt;/a&gt;. Grab the &lt;a href=&quot;http://darksouls3.wiki.fextralife.com/Titanite+Shard&quot;&gt;Titanite Shard&lt;/a&gt; and another &lt;a href=&quot;http://darksouls3.wiki.fextralife.com/Titanite+Shard&quot;&gt;Titanite Shard&lt;/a&gt;" calcext:value-type="string">
            <text:p>Walk outside to kill a &lt;a href="http://darksouls3.wiki.fextralife.com/Crystal+Lizard"&gt;Crystal Lizard&lt;/a&gt; which drops a &lt;a href="http://darksouls3.wiki.fextralife.com/Heavy+Gem"&gt;Heavy Gem&lt;/a&gt;. Grab the &lt;a href="http://darksouls3.wiki.fextralife.com/Titanite+Shard"&gt;Titanite Shard&lt;/a&gt; and another &lt;a href="http://darksouls3.wiki.fextralife.com/Titanite+Shard"&gt;Titanite Shard&lt;/a&gt;</text:p>
          </table:table-cell>
          <table:table-cell table:formula="of:=&quot;{&quot;&quot;text&quot;&quot;:&quot;&quot;&quot;&amp;SUBSTITUTE([.S141];&quot;&quot;&quot;&quot;;&quot;\&quot;&quot;&quot;)&amp;&quot;&quot;&quot;&quot;&amp;[.Q141]&amp;&quot;},&quot;" office:value-type="string" office:string-value="{&quot;text&quot;:&quot;Walk outside to kill a &lt;a href=\&quot;http://darksouls3.wiki.fextralife.com/Crystal+Lizard\&quot;&gt;Crystal Lizard&lt;/a&gt; which drops a &lt;a href=\&quot;http://darksouls3.wiki.fextralife.com/Heavy+Gem\&quot;&gt;Heavy Gem&lt;/a&gt;. Grab the &lt;a href=\&quot;http://darksouls3.wiki.fextralife.com/Titanite+Shard\&quot;&gt;Titanite Shard&lt;/a&gt; and another &lt;a href=\&quot;http://darksouls3.wiki.fextralife.com/Titanite+Shard\&quot;&gt;Titanite Shard&lt;/a&gt;&quot;}," calcext:value-type="string">
            <text:p>{"text":"Walk outside to kill a &lt;a href=\"http://darksouls3.wiki.fextralife.com/Crystal+Lizard\"&gt;Crystal Lizard&lt;/a&gt; which drops a &lt;a href=\"http://darksouls3.wiki.fextralife.com/Heavy+Gem\"&gt;Heavy Gem&lt;/a&gt;. Grab the &lt;a href=\"http://darksouls3.wiki.fextralife.com/Titanite+Shard\"&gt;Titanite Shard&lt;/a&gt; and another &lt;a href=\"http://darksouls3.wiki.fextralife.com/Titanite+Shard\"&gt;Titanite Shard&lt;/a&gt;"},</text:p>
          </table:table-cell>
        </table:table-row>
        <table:table-row table:style-name="ro1">
          <table:table-cell/>
          <table:table-cell office:value-type="string" calcext:value-type="string">
            <text:p><text:s text:c="12"/>&lt;li data-id="playthrough_3_47" class="f_weap"&gt;Walk through the archway tunnel. Shoot down a hanging corpse to get a &lt;a href="http://darksouls3.wiki.fextralife.com/Red+and+White+Shield"&gt;Blessed Red and White Shield+1&lt;/a&gt;&lt;/li&gt;</text:p>
          </table:table-cell>
          <table:table-cell table:formula="of:=TRIM([.B142])" office:value-type="string" office:string-value="&lt;li data-id=&quot;playthrough_3_47&quot; class=&quot;f_weap&quot;&gt;Walk through the archway tunnel. Shoot down a hanging corpse to get a &lt;a href=&quot;http://darksouls3.wiki.fextralife.com/Red+and+White+Shield&quot;&gt;Blessed Red and White Shield+1&lt;/a&gt;&lt;/li&gt;" calcext:value-type="string">
            <text:p>&lt;li data-id="playthrough_3_47" class="f_weap"&gt;Walk through the archway tunnel. Shoot down a hanging corpse to get a &lt;a href="http://darksouls3.wiki.fextralife.com/Red+and+White+Shield"&gt;Blessed Red and White Shield+1&lt;/a&gt;&lt;/li&gt;</text:p>
          </table:table-cell>
          <table:table-cell table:formula="of:=FIND(&quot;&quot;&quot;&quot;;[.C142];15)" office:value-type="float" office:value="30" calcext:value-type="float">
            <text:p>30</text:p>
          </table:table-cell>
          <table:table-cell table:formula="of:=FIND(&quot;&quot;&quot;&quot;;[.C142];[.D142]+1)" office:value-type="float" office:value="38" calcext:value-type="float">
            <text:p>38</text:p>
          </table:table-cell>
          <table:table-cell table:formula="of:=FIND(&quot;&quot;&quot;&quot;;[.C142];[.E142]+1)" office:value-type="float" office:value="45" calcext:value-type="float">
            <text:p>45</text:p>
          </table:table-cell>
          <table:table-cell table:formula="of:=MID([.C142];[.E142]+1;[.F142]-[.E142]-1)" office:value-type="string" office:string-value="f_weap" calcext:value-type="string">
            <text:p>f_weap</text:p>
          </table:table-cell>
          <table:table-cell table:formula="of:=FIND(&quot; &quot;;[.$G142])" office:value-type="string" office:string-value="" calcext:value-type="error">
            <text:p>#VALUE!</text:p>
          </table:table-cell>
          <table:table-cell table:formula="of:=FIND(&quot; &quot;;[.G142];[.H142]+1)" office:value-type="string" office:string-value="" calcext:value-type="error">
            <text:p>#VALUE!</text:p>
          </table:table-cell>
          <table:table-cell table:formula="of:=FIND(&quot; &quot;;[.G142];[.I142]+1)" office:value-type="string" office:string-value="" calcext:value-type="error">
            <text:p>#VALUE!</text:p>
          </table:table-cell>
          <table:table-cell table:formula="of:=LEFT([.G142];IFERROR([.H142]-1;99))" office:value-type="string" office:string-value="f_weap" calcext:value-type="string">
            <text:p>f_weap</text:p>
          </table:table-cell>
          <table:table-cell table:formula="of:=IF(ISERROR([.H142]);&quot;&quot;;MID([.G142];[.H142]+1;IFERROR([.I142]-[.H142]-1;99)))">
            <text:p/>
          </table:table-cell>
          <table:table-cell table:formula="of:=IF(ISERROR([.I142]);&quot;&quot;;MID([.G142];[.I142]+1;IFERROR([.J142]-[.I142]-1;99)))">
            <text:p/>
          </table:table-cell>
          <table:table-cell table:formula="of:=IFERROR(VLOOKUP([.K142];['tag lookup'.$A$1:.$B$1048576];2;0);&quot;&quot;)" office:value-type="string" office:string-value="Weapons" calcext:value-type="string">
            <text:p>Weapons</text:p>
          </table:table-cell>
          <table:table-cell table:formula="of:=IFERROR(VLOOKUP([.L142];['tag lookup'.$A$1:.$B$1048576];2;0);&quot;&quot;)">
            <text:p/>
          </table:table-cell>
          <table:table-cell table:formula="of:=IFERROR(VLOOKUP([.M142];['tag lookup'.$A$1:.$B$1048576];2;0);&quot;&quot;)">
            <text:p/>
          </table:table-cell>
          <table:table-cell table:style-name="ce2" table:formula="of:=IF([.N142]=&quot;&quot;;&quot;&quot;;&quot;,&quot;&quot;tags&quot;&quot;:[&quot;&quot;&quot; &amp; [.N142] &amp; IF([.O142]=&quot;&quot;;&quot;&quot;&quot;]&quot;;&quot;&quot;&quot;,&quot;&quot;&quot; &amp; [.O142]&amp;IF([.P142]=&quot;&quot;;&quot;&quot;&quot;]&quot;;&quot;&quot;&quot;,&quot;&quot;&quot;&amp;[.P142]&amp;&quot;&quot;&quot;]&quot;)))" office:value-type="string" office:string-value=",&quot;tags&quot;:[&quot;Weapons&quot;]" calcext:value-type="string">
            <text:p>,"tags":["Weapons"]</text:p>
          </table:table-cell>
          <table:table-cell table:formula="of:=FIND(&quot;&gt;&quot;;[.B142])" office:value-type="float" office:value="58" calcext:value-type="float">
            <text:p>58</text:p>
          </table:table-cell>
          <table:table-cell table:formula="of:=MID([.B142];[.R142]+1;LEN([.B142])-[.R142]-5)" office:value-type="string" office:string-value="Walk through the archway tunnel. Shoot down a hanging corpse to get a &lt;a href=&quot;http://darksouls3.wiki.fextralife.com/Red+and+White+Shield&quot;&gt;Blessed Red and White Shield+1&lt;/a&gt;" calcext:value-type="string">
            <text:p>Walk through the archway tunnel. Shoot down a hanging corpse to get a &lt;a href="http://darksouls3.wiki.fextralife.com/Red+and+White+Shield"&gt;Blessed Red and White Shield+1&lt;/a&gt;</text:p>
          </table:table-cell>
          <table:table-cell table:formula="of:=&quot;{&quot;&quot;text&quot;&quot;:&quot;&quot;&quot;&amp;SUBSTITUTE([.S142];&quot;&quot;&quot;&quot;;&quot;\&quot;&quot;&quot;)&amp;&quot;&quot;&quot;&quot;&amp;[.Q142]&amp;&quot;},&quot;" office:value-type="string" office:string-value="{&quot;text&quot;:&quot;Walk through the archway tunnel. Shoot down a hanging corpse to get a &lt;a href=\&quot;http://darksouls3.wiki.fextralife.com/Red+and+White+Shield\&quot;&gt;Blessed Red and White Shield+1&lt;/a&gt;&quot;,&quot;tags&quot;:[&quot;Weapons&quot;]}," calcext:value-type="string">
            <text:p>{"text":"Walk through the archway tunnel. Shoot down a hanging corpse to get a &lt;a href=\"http://darksouls3.wiki.fextralife.com/Red+and+White+Shield\"&gt;Blessed Red and White Shield+1&lt;/a&gt;","tags":["Weapons"]},</text:p>
          </table:table-cell>
        </table:table-row>
        <table:table-row table:style-name="ro1">
          <table:table-cell/>
          <table:table-cell office:value-type="string" calcext:value-type="string">
            <text:p><text:s text:c="12"/>&lt;li data-id="playthrough_3_48" class="f_weap"&gt;Walk into a new room and climb down to get a &lt;a href="http://darksouls3.wiki.fextralife.com/Saint's+Talisman"&gt;Saint's Talisman&lt;/a&gt;&lt;/li&gt;</text:p>
          </table:table-cell>
          <table:table-cell table:formula="of:=TRIM([.B143])" office:value-type="string" office:string-value="&lt;li data-id=&quot;playthrough_3_48&quot; class=&quot;f_weap&quot;&gt;Walk into a new room and climb down to get a &lt;a href=&quot;http://darksouls3.wiki.fextralife.com/Saint's+Talisman&quot;&gt;Saint's Talisman&lt;/a&gt;&lt;/li&gt;" calcext:value-type="string">
            <text:p>&lt;li data-id="playthrough_3_48" class="f_weap"&gt;Walk into a new room and climb down to get a &lt;a href="http://darksouls3.wiki.fextralife.com/Saint's+Talisman"&gt;Saint's Talisman&lt;/a&gt;&lt;/li&gt;</text:p>
          </table:table-cell>
          <table:table-cell table:formula="of:=FIND(&quot;&quot;&quot;&quot;;[.C143];15)" office:value-type="float" office:value="30" calcext:value-type="float">
            <text:p>30</text:p>
          </table:table-cell>
          <table:table-cell table:formula="of:=FIND(&quot;&quot;&quot;&quot;;[.C143];[.D143]+1)" office:value-type="float" office:value="38" calcext:value-type="float">
            <text:p>38</text:p>
          </table:table-cell>
          <table:table-cell table:formula="of:=FIND(&quot;&quot;&quot;&quot;;[.C143];[.E143]+1)" office:value-type="float" office:value="45" calcext:value-type="float">
            <text:p>45</text:p>
          </table:table-cell>
          <table:table-cell table:formula="of:=MID([.C143];[.E143]+1;[.F143]-[.E143]-1)" office:value-type="string" office:string-value="f_weap" calcext:value-type="string">
            <text:p>f_weap</text:p>
          </table:table-cell>
          <table:table-cell table:formula="of:=FIND(&quot; &quot;;[.$G143])" office:value-type="string" office:string-value="" calcext:value-type="error">
            <text:p>#VALUE!</text:p>
          </table:table-cell>
          <table:table-cell table:formula="of:=FIND(&quot; &quot;;[.G143];[.H143]+1)" office:value-type="string" office:string-value="" calcext:value-type="error">
            <text:p>#VALUE!</text:p>
          </table:table-cell>
          <table:table-cell table:formula="of:=FIND(&quot; &quot;;[.G143];[.I143]+1)" office:value-type="string" office:string-value="" calcext:value-type="error">
            <text:p>#VALUE!</text:p>
          </table:table-cell>
          <table:table-cell table:formula="of:=LEFT([.G143];IFERROR([.H143]-1;99))" office:value-type="string" office:string-value="f_weap" calcext:value-type="string">
            <text:p>f_weap</text:p>
          </table:table-cell>
          <table:table-cell table:formula="of:=IF(ISERROR([.H143]);&quot;&quot;;MID([.G143];[.H143]+1;IFERROR([.I143]-[.H143]-1;99)))">
            <text:p/>
          </table:table-cell>
          <table:table-cell table:formula="of:=IF(ISERROR([.I143]);&quot;&quot;;MID([.G143];[.I143]+1;IFERROR([.J143]-[.I143]-1;99)))">
            <text:p/>
          </table:table-cell>
          <table:table-cell table:formula="of:=IFERROR(VLOOKUP([.K143];['tag lookup'.$A$1:.$B$1048576];2;0);&quot;&quot;)" office:value-type="string" office:string-value="Weapons" calcext:value-type="string">
            <text:p>Weapons</text:p>
          </table:table-cell>
          <table:table-cell table:formula="of:=IFERROR(VLOOKUP([.L143];['tag lookup'.$A$1:.$B$1048576];2;0);&quot;&quot;)">
            <text:p/>
          </table:table-cell>
          <table:table-cell table:formula="of:=IFERROR(VLOOKUP([.M143];['tag lookup'.$A$1:.$B$1048576];2;0);&quot;&quot;)">
            <text:p/>
          </table:table-cell>
          <table:table-cell table:style-name="ce2" table:formula="of:=IF([.N143]=&quot;&quot;;&quot;&quot;;&quot;,&quot;&quot;tags&quot;&quot;:[&quot;&quot;&quot; &amp; [.N143] &amp; IF([.O143]=&quot;&quot;;&quot;&quot;&quot;]&quot;;&quot;&quot;&quot;,&quot;&quot;&quot; &amp; [.O143]&amp;IF([.P143]=&quot;&quot;;&quot;&quot;&quot;]&quot;;&quot;&quot;&quot;,&quot;&quot;&quot;&amp;[.P143]&amp;&quot;&quot;&quot;]&quot;)))" office:value-type="string" office:string-value=",&quot;tags&quot;:[&quot;Weapons&quot;]" calcext:value-type="string">
            <text:p>,"tags":["Weapons"]</text:p>
          </table:table-cell>
          <table:table-cell table:formula="of:=FIND(&quot;&gt;&quot;;[.B143])" office:value-type="float" office:value="58" calcext:value-type="float">
            <text:p>58</text:p>
          </table:table-cell>
          <table:table-cell table:formula="of:=MID([.B143];[.R143]+1;LEN([.B143])-[.R143]-5)" office:value-type="string" office:string-value="Walk into a new room and climb down to get a &lt;a href=&quot;http://darksouls3.wiki.fextralife.com/Saint's+Talisman&quot;&gt;Saint's Talisman&lt;/a&gt;" calcext:value-type="string">
            <text:p>Walk into a new room and climb down to get a &lt;a href="http://darksouls3.wiki.fextralife.com/Saint's+Talisman"&gt;Saint's Talisman&lt;/a&gt;</text:p>
          </table:table-cell>
          <table:table-cell table:formula="of:=&quot;{&quot;&quot;text&quot;&quot;:&quot;&quot;&quot;&amp;SUBSTITUTE([.S143];&quot;&quot;&quot;&quot;;&quot;\&quot;&quot;&quot;)&amp;&quot;&quot;&quot;&quot;&amp;[.Q143]&amp;&quot;},&quot;" office:value-type="string" office:string-value="{&quot;text&quot;:&quot;Walk into a new room and climb down to get a &lt;a href=\&quot;http://darksouls3.wiki.fextralife.com/Saint's+Talisman\&quot;&gt;Saint's Talisman&lt;/a&gt;&quot;,&quot;tags&quot;:[&quot;Weapons&quot;]}," calcext:value-type="string">
            <text:p>{"text":"Walk into a new room and climb down to get a &lt;a href=\"http://darksouls3.wiki.fextralife.com/Saint's+Talisman\"&gt;Saint's Talisman&lt;/a&gt;","tags":["Weapons"]},</text:p>
          </table:table-cell>
        </table:table-row>
        <table:table-row table:style-name="ro1">
          <table:table-cell/>
          <table:table-cell office:value-type="string" calcext:value-type="string">
            <text:p><text:s text:c="12"/>&lt;li data-id="playthrough_3_49" class="f_gest f_npc"&gt;Climb up and talk to &lt;a href="http://darksouls3.wiki.fextralife.com/Irina+of+Carim"&gt;Irina of Carim&lt;/a&gt; to receive the Prayer gesture. Touch her and accept her services. She then moves to the Firelink Shrine. After recruiting Irina, make sure to go outside and speak to Eygon. At the shrine, you can give Irina the &lt;a href="http://darksouls3.wiki.fextralife.com/Londor+Braille+Divine+Tome"&gt;Londor Braille Divine Tome&lt;/a&gt;, but doing so and buying any of its spells leads to her Dark ending. Otherwise, hang onto it until you find Karla later in the game&lt;/li&gt;</text:p>
          </table:table-cell>
          <table:table-cell table:formula="of:=TRIM([.B144])" office:value-type="string" office:string-value="&lt;li data-id=&quot;playthrough_3_49&quot; class=&quot;f_gest f_npc&quot;&gt;Climb up and talk to &lt;a href=&quot;http://darksouls3.wiki.fextralife.com/Irina+of+Carim&quot;&gt;Irina of Carim&lt;/a&gt; to receive the Prayer gesture. Touch her and accept her services. She then moves to the Firelink Shrine. After recruiting Irina, make sure to go outside and speak to Eygon. At the shrine, you can give Irina the &lt;a href=&quot;http://darksouls3.wiki.fextralife.com/Londor+Braille+Divine+Tome&quot;&gt;Londor Braille Divine Tome&lt;/a&gt;, but doing so and buying any of its spells leads to her Dark ending. Otherwise, hang onto it until you find Karla later in the game&lt;/li&gt;" calcext:value-type="string">
            <text:p>&lt;li data-id="playthrough_3_49" class="f_gest f_npc"&gt;Climb up and talk to &lt;a href="http://darksouls3.wiki.fextralife.com/Irina+of+Carim"&gt;Irina of Carim&lt;/a&gt; to receive the Prayer gesture. Touch her and accept her services. She then moves to the Firelink Shrine. After recruiting Irina, make sure to go outside and speak to Eygon. At the shrine, you can give Irina the &lt;a href="http://darksouls3.wiki.fextralife.com/Londor+Braille+Divine+Tome"&gt;Londor Braille Divine Tome&lt;/a&gt;, but doing so and buying any of its spells leads to her Dark ending. Otherwise, hang onto it until you find Karla later in the game&lt;/li&gt;</text:p>
          </table:table-cell>
          <table:table-cell table:formula="of:=FIND(&quot;&quot;&quot;&quot;;[.C144];15)" office:value-type="float" office:value="30" calcext:value-type="float">
            <text:p>30</text:p>
          </table:table-cell>
          <table:table-cell table:formula="of:=FIND(&quot;&quot;&quot;&quot;;[.C144];[.D144]+1)" office:value-type="float" office:value="38" calcext:value-type="float">
            <text:p>38</text:p>
          </table:table-cell>
          <table:table-cell table:formula="of:=FIND(&quot;&quot;&quot;&quot;;[.C144];[.E144]+1)" office:value-type="float" office:value="51" calcext:value-type="float">
            <text:p>51</text:p>
          </table:table-cell>
          <table:table-cell table:formula="of:=MID([.C144];[.E144]+1;[.F144]-[.E144]-1)" office:value-type="string" office:string-value="f_gest f_npc" calcext:value-type="string">
            <text:p>f_gest f_npc</text:p>
          </table:table-cell>
          <table:table-cell table:formula="of:=FIND(&quot; &quot;;[.$G144])" office:value-type="float" office:value="7" calcext:value-type="float">
            <text:p>7</text:p>
          </table:table-cell>
          <table:table-cell table:formula="of:=FIND(&quot; &quot;;[.G144];[.H144]+1)" office:value-type="string" office:string-value="" calcext:value-type="error">
            <text:p>#VALUE!</text:p>
          </table:table-cell>
          <table:table-cell table:formula="of:=FIND(&quot; &quot;;[.G144];[.I144]+1)" office:value-type="string" office:string-value="" calcext:value-type="error">
            <text:p>#VALUE!</text:p>
          </table:table-cell>
          <table:table-cell table:formula="of:=LEFT([.G144];IFERROR([.H144]-1;99))" office:value-type="string" office:string-value="f_gest" calcext:value-type="string">
            <text:p>f_gest</text:p>
          </table:table-cell>
          <table:table-cell table:formula="of:=IF(ISERROR([.H144]);&quot;&quot;;MID([.G144];[.H144]+1;IFERROR([.I144]-[.H144]-1;99)))" office:value-type="string" office:string-value="f_npc" calcext:value-type="string">
            <text:p>f_npc</text:p>
          </table:table-cell>
          <table:table-cell table:formula="of:=IF(ISERROR([.I144]);&quot;&quot;;MID([.G144];[.I144]+1;IFERROR([.J144]-[.I144]-1;99)))">
            <text:p/>
          </table:table-cell>
          <table:table-cell table:formula="of:=IFERROR(VLOOKUP([.K144];['tag lookup'.$A$1:.$B$1048576];2;0);&quot;&quot;)" office:value-type="string" office:string-value="Gestures" calcext:value-type="string">
            <text:p>Gestures</text:p>
          </table:table-cell>
          <table:table-cell table:formula="of:=IFERROR(VLOOKUP([.L144];['tag lookup'.$A$1:.$B$1048576];2;0);&quot;&quot;)">
            <text:p/>
          </table:table-cell>
          <table:table-cell table:formula="of:=IFERROR(VLOOKUP([.M144];['tag lookup'.$A$1:.$B$1048576];2;0);&quot;&quot;)">
            <text:p/>
          </table:table-cell>
          <table:table-cell table:style-name="ce2" table:formula="of:=IF([.N144]=&quot;&quot;;&quot;&quot;;&quot;,&quot;&quot;tags&quot;&quot;:[&quot;&quot;&quot; &amp; [.N144] &amp; IF([.O144]=&quot;&quot;;&quot;&quot;&quot;]&quot;;&quot;&quot;&quot;,&quot;&quot;&quot; &amp; [.O144]&amp;IF([.P144]=&quot;&quot;;&quot;&quot;&quot;]&quot;;&quot;&quot;&quot;,&quot;&quot;&quot;&amp;[.P144]&amp;&quot;&quot;&quot;]&quot;)))" office:value-type="string" office:string-value=",&quot;tags&quot;:[&quot;Gestures&quot;]" calcext:value-type="string">
            <text:p>,"tags":["Gestures"]</text:p>
          </table:table-cell>
          <table:table-cell table:formula="of:=FIND(&quot;&gt;&quot;;[.B144])" office:value-type="float" office:value="64" calcext:value-type="float">
            <text:p>64</text:p>
          </table:table-cell>
          <table:table-cell table:formula="of:=MID([.B144];[.R144]+1;LEN([.B144])-[.R144]-5)" office:value-type="string" office:string-value="Climb up and talk to &lt;a href=&quot;http://darksouls3.wiki.fextralife.com/Irina+of+Carim&quot;&gt;Irina of Carim&lt;/a&gt; to receive the Prayer gesture. Touch her and accept her services. She then moves to the Firelink Shrine. After recruiting Irina, make sure to go outside and speak to Eygon. At the shrine, you can give Irina the &lt;a href=&quot;http://darksouls3.wiki.fextralife.com/Londor+Braille+Divine+Tome&quot;&gt;Londor Braille Divine Tome&lt;/a&gt;, but doing so and buying any of its spells leads to her Dark ending. Otherwise, hang onto it until you find Karla later in the game" calcext:value-type="string">
            <text:p>Climb up and talk to &lt;a href="http://darksouls3.wiki.fextralife.com/Irina+of+Carim"&gt;Irina of Carim&lt;/a&gt; to receive the Prayer gesture. Touch her and accept her services. She then moves to the Firelink Shrine. After recruiting Irina, make sure to go outside and speak to Eygon. At the shrine, you can give Irina the &lt;a href="http://darksouls3.wiki.fextralife.com/Londor+Braille+Divine+Tome"&gt;Londor Braille Divine Tome&lt;/a&gt;, but doing so and buying any of its spells leads to her Dark ending. Otherwise, hang onto it until you find Karla later in the game</text:p>
          </table:table-cell>
          <table:table-cell table:formula="of:=&quot;{&quot;&quot;text&quot;&quot;:&quot;&quot;&quot;&amp;SUBSTITUTE([.S144];&quot;&quot;&quot;&quot;;&quot;\&quot;&quot;&quot;)&amp;&quot;&quot;&quot;&quot;&amp;[.Q144]&amp;&quot;},&quot;" office:value-type="string" office:string-value="{&quot;text&quot;:&quot;Climb up and talk to &lt;a href=\&quot;http://darksouls3.wiki.fextralife.com/Irina+of+Carim\&quot;&gt;Irina of Carim&lt;/a&gt; to receive the Prayer gesture. Touch her and accept her services. She then moves to the Firelink Shrine. After recruiting Irina, make sure to go outside and speak to Eygon. At the shrine, you can give Irina the &lt;a href=\&quot;http://darksouls3.wiki.fextralife.com/Londor+Braille+Divine+Tome\&quot;&gt;Londor Braille Divine Tome&lt;/a&gt;, but doing so and buying any of its spells leads to her Dark ending. Otherwise, hang onto it until you find Karla later in the game&quot;,&quot;tags&quot;:[&quot;Gestures&quot;]}," calcext:value-type="string">
            <text:p>{"text":"Climb up and talk to &lt;a href=\"http://darksouls3.wiki.fextralife.com/Irina+of+Carim\"&gt;Irina of Carim&lt;/a&gt; to receive the Prayer gesture. Touch her and accept her services. She then moves to the Firelink Shrine. After recruiting Irina, make sure to go outside and speak to Eygon. At the shrine, you can give Irina the &lt;a href=\"http://darksouls3.wiki.fextralife.com/Londor+Braille+Divine+Tome\"&gt;Londor Braille Divine Tome&lt;/a&gt;, but doing so and buying any of its spells leads to her Dark ending. Otherwise, hang onto it until you find Karla later in the game","tags":["Gestures"]},</text:p>
          </table:table-cell>
        </table:table-row>
        <table:table-row table:style-name="ro1">
          <table:table-cell/>
          <table:table-cell office:value-type="string" calcext:value-type="string">
            <text:p><text:s text:c="12"/>&lt;li data-id="playthrough_3_50" class="f_boss f_misc"&gt;Kill the &lt;a href="http://darksouls3.wiki.fextralife.com/Curse-rotted+Greatwood"&gt;Curse-rotted Greatwood&lt;/a&gt; to get &lt;a href="http://darksouls3.wiki.fextralife.com/Soul+of+the+Rotted+Greatwood"&gt;Soul of the Rotted Greatwood&lt;/a&gt;&lt;span class="p"&gt; + &lt;/span&gt;&lt;a href="http://darksouls3.wiki.fextralife.com/Transposing+Kiln"&gt;Transposing Kiln&lt;/a&gt;. Give the Transposing Kiln to &lt;a href="http://darksouls3.wiki.fextralife.com/Ludleth+of+Courland"&gt;Ludleth of Courland&lt;/a&gt; so he can turn boss souls into weapons, rings, and spells&lt;/li&gt;</text:p>
          </table:table-cell>
          <table:table-cell table:formula="of:=TRIM([.B145])" office:value-type="string" office:string-value="&lt;li data-id=&quot;playthrough_3_50&quot; class=&quot;f_boss f_misc&quot;&gt;Kill the &lt;a href=&quot;http://darksouls3.wiki.fextralife.com/Curse-rotted+Greatwood&quot;&gt;Curse-rotted Greatwood&lt;/a&gt; to get &lt;a href=&quot;http://darksouls3.wiki.fextralife.com/Soul+of+the+Rotted+Greatwood&quot;&gt;Soul of the Rotted Greatwood&lt;/a&gt;&lt;span class=&quot;p&quot;&gt; + &lt;/span&gt;&lt;a href=&quot;http://darksouls3.wiki.fextralife.com/Transposing+Kiln&quot;&gt;Transposing Kiln&lt;/a&gt;. Give the Transposing Kiln to &lt;a href=&quot;http://darksouls3.wiki.fextralife.com/Ludleth+of+Courland&quot;&gt;Ludleth of Courland&lt;/a&gt; so he can turn boss souls into weapons, rings, and spells&lt;/li&gt;" calcext:value-type="string">
            <text:p>&lt;li data-id="playthrough_3_50" class="f_boss f_misc"&gt;Kill the &lt;a href="http://darksouls3.wiki.fextralife.com/Curse-rotted+Greatwood"&gt;Curse-rotted Greatwood&lt;/a&gt; to get &lt;a href="http://darksouls3.wiki.fextralife.com/Soul+of+the+Rotted+Greatwood"&gt;Soul of the Rotted Greatwood&lt;/a&gt;&lt;span class="p"&gt; + &lt;/span&gt;&lt;a href="http://darksouls3.wiki.fextralife.com/Transposing+Kiln"&gt;Transposing Kiln&lt;/a&gt;. Give the Transposing Kiln to &lt;a href="http://darksouls3.wiki.fextralife.com/Ludleth+of+Courland"&gt;Ludleth of Courland&lt;/a&gt; so he can turn boss souls into weapons, rings, and spells&lt;/li&gt;</text:p>
          </table:table-cell>
          <table:table-cell table:formula="of:=FIND(&quot;&quot;&quot;&quot;;[.C145];15)" office:value-type="float" office:value="30" calcext:value-type="float">
            <text:p>30</text:p>
          </table:table-cell>
          <table:table-cell table:formula="of:=FIND(&quot;&quot;&quot;&quot;;[.C145];[.D145]+1)" office:value-type="float" office:value="38" calcext:value-type="float">
            <text:p>38</text:p>
          </table:table-cell>
          <table:table-cell table:formula="of:=FIND(&quot;&quot;&quot;&quot;;[.C145];[.E145]+1)" office:value-type="float" office:value="52" calcext:value-type="float">
            <text:p>52</text:p>
          </table:table-cell>
          <table:table-cell table:formula="of:=MID([.C145];[.E145]+1;[.F145]-[.E145]-1)" office:value-type="string" office:string-value="f_boss f_misc" calcext:value-type="string">
            <text:p>f_boss f_misc</text:p>
          </table:table-cell>
          <table:table-cell table:formula="of:=FIND(&quot; &quot;;[.$G145])" office:value-type="float" office:value="7" calcext:value-type="float">
            <text:p>7</text:p>
          </table:table-cell>
          <table:table-cell table:formula="of:=FIND(&quot; &quot;;[.G145];[.H145]+1)" office:value-type="string" office:string-value="" calcext:value-type="error">
            <text:p>#VALUE!</text:p>
          </table:table-cell>
          <table:table-cell table:formula="of:=FIND(&quot; &quot;;[.G145];[.I145]+1)" office:value-type="string" office:string-value="" calcext:value-type="error">
            <text:p>#VALUE!</text:p>
          </table:table-cell>
          <table:table-cell table:formula="of:=LEFT([.G145];IFERROR([.H145]-1;99))" office:value-type="string" office:string-value="f_boss" calcext:value-type="string">
            <text:p>f_boss</text:p>
          </table:table-cell>
          <table:table-cell table:formula="of:=IF(ISERROR([.H145]);&quot;&quot;;MID([.G145];[.H145]+1;IFERROR([.I145]-[.H145]-1;99)))" office:value-type="string" office:string-value="f_misc" calcext:value-type="string">
            <text:p>f_misc</text:p>
          </table:table-cell>
          <table:table-cell table:formula="of:=IF(ISERROR([.I145]);&quot;&quot;;MID([.G145];[.I145]+1;IFERROR([.J145]-[.I145]-1;99)))">
            <text:p/>
          </table:table-cell>
          <table:table-cell table:formula="of:=IFERROR(VLOOKUP([.K145];['tag lookup'.$A$1:.$B$1048576];2;0);&quot;&quot;)" office:value-type="string" office:string-value="Bosses" calcext:value-type="string">
            <text:p>Bosses</text:p>
          </table:table-cell>
          <table:table-cell table:formula="of:=IFERROR(VLOOKUP([.L145];['tag lookup'.$A$1:.$B$1048576];2;0);&quot;&quot;)" office:value-type="string" office:string-value="Misc. items" calcext:value-type="string">
            <text:p>Misc. items</text:p>
          </table:table-cell>
          <table:table-cell table:formula="of:=IFERROR(VLOOKUP([.M145];['tag lookup'.$A$1:.$B$1048576];2;0);&quot;&quot;)">
            <text:p/>
          </table:table-cell>
          <table:table-cell table:style-name="ce2" table:formula="of:=IF([.N145]=&quot;&quot;;&quot;&quot;;&quot;,&quot;&quot;tags&quot;&quot;:[&quot;&quot;&quot; &amp; [.N145] &amp; IF([.O145]=&quot;&quot;;&quot;&quot;&quot;]&quot;;&quot;&quot;&quot;,&quot;&quot;&quot; &amp; [.O145]&amp;IF([.P145]=&quot;&quot;;&quot;&quot;&quot;]&quot;;&quot;&quot;&quot;,&quot;&quot;&quot;&amp;[.P145]&amp;&quot;&quot;&quot;]&quot;)))" office:value-type="string" office:string-value=",&quot;tags&quot;:[&quot;Bosses&quot;,&quot;Misc. items&quot;]" calcext:value-type="string">
            <text:p>,"tags":["Bosses","Misc. items"]</text:p>
          </table:table-cell>
          <table:table-cell table:formula="of:=FIND(&quot;&gt;&quot;;[.B145])" office:value-type="float" office:value="65" calcext:value-type="float">
            <text:p>65</text:p>
          </table:table-cell>
          <table:table-cell table:formula="of:=MID([.B145];[.R145]+1;LEN([.B145])-[.R145]-5)" office:value-type="string" office:string-value="Kill the &lt;a href=&quot;http://darksouls3.wiki.fextralife.com/Curse-rotted+Greatwood&quot;&gt;Curse-rotted Greatwood&lt;/a&gt; to get &lt;a href=&quot;http://darksouls3.wiki.fextralife.com/Soul+of+the+Rotted+Greatwood&quot;&gt;Soul of the Rotted Greatwood&lt;/a&gt;&lt;span class=&quot;p&quot;&gt; + &lt;/span&gt;&lt;a href=&quot;http://darksouls3.wiki.fextralife.com/Transposing+Kiln&quot;&gt;Transposing Kiln&lt;/a&gt;. Give the Transposing Kiln to &lt;a href=&quot;http://darksouls3.wiki.fextralife.com/Ludleth+of+Courland&quot;&gt;Ludleth of Courland&lt;/a&gt; so he can turn boss souls into weapons, rings, and spells" calcext:value-type="string">
            <text:p>Kill the &lt;a href="http://darksouls3.wiki.fextralife.com/Curse-rotted+Greatwood"&gt;Curse-rotted Greatwood&lt;/a&gt; to get &lt;a href="http://darksouls3.wiki.fextralife.com/Soul+of+the+Rotted+Greatwood"&gt;Soul of the Rotted Greatwood&lt;/a&gt;&lt;span class="p"&gt; + &lt;/span&gt;&lt;a href="http://darksouls3.wiki.fextralife.com/Transposing+Kiln"&gt;Transposing Kiln&lt;/a&gt;. Give the Transposing Kiln to &lt;a href="http://darksouls3.wiki.fextralife.com/Ludleth+of+Courland"&gt;Ludleth of Courland&lt;/a&gt; so he can turn boss souls into weapons, rings, and spells</text:p>
          </table:table-cell>
          <table:table-cell table:formula="of:=&quot;{&quot;&quot;text&quot;&quot;:&quot;&quot;&quot;&amp;SUBSTITUTE([.S145];&quot;&quot;&quot;&quot;;&quot;\&quot;&quot;&quot;)&amp;&quot;&quot;&quot;&quot;&amp;[.Q145]&amp;&quot;},&quot;" office:value-type="string" office:string-value="{&quot;text&quot;:&quot;Kill the &lt;a href=\&quot;http://darksouls3.wiki.fextralife.com/Curse-rotted+Greatwood\&quot;&gt;Curse-rotted Greatwood&lt;/a&gt; to get &lt;a href=\&quot;http://darksouls3.wiki.fextralife.com/Soul+of+the+Rotted+Greatwood\&quot;&gt;Soul of the Rotted Greatwood&lt;/a&gt;&lt;span class=\&quot;p\&quot;&gt; + &lt;/span&gt;&lt;a href=\&quot;http://darksouls3.wiki.fextralife.com/Transposing+Kiln\&quot;&gt;Transposing Kiln&lt;/a&gt;. Give the Transposing Kiln to &lt;a href=\&quot;http://darksouls3.wiki.fextralife.com/Ludleth+of+Courland\&quot;&gt;Ludleth of Courland&lt;/a&gt; so he can turn boss souls into weapons, rings, and spells&quot;,&quot;tags&quot;:[&quot;Bosses&quot;,&quot;Misc. items&quot;]}," calcext:value-type="string">
            <text:p>{"text":"Kill the &lt;a href=\"http://darksouls3.wiki.fextralife.com/Curse-rotted+Greatwood\"&gt;Curse-rotted Greatwood&lt;/a&gt; to get &lt;a href=\"http://darksouls3.wiki.fextralife.com/Soul+of+the+Rotted+Greatwood\"&gt;Soul of the Rotted Greatwood&lt;/a&gt;&lt;span class=\"p\"&gt; + &lt;/span&gt;&lt;a href=\"http://darksouls3.wiki.fextralife.com/Transposing+Kiln\"&gt;Transposing Kiln&lt;/a&gt;. Give the Transposing Kiln to &lt;a href=\"http://darksouls3.wiki.fextralife.com/Ludleth+of+Courland\"&gt;Ludleth of Courland&lt;/a&gt; so he can turn boss souls into weapons, rings, and spells","tags":["Bosses","Misc. items"]},</text:p>
          </table:table-cell>
        </table:table-row>
        <table:table-row table:style-name="ro1">
          <table:table-cell/>
          <table:table-cell office:value-type="string" calcext:value-type="string">
            <text:p><text:s text:c="12"/>&lt;li data-id="playthrough_3_51" class="f_gem f_npc f_miss"&gt;Talk to Hawkwood after killing the Greatwood to receive a &lt;a href="http://darksouls3.wiki.fextralife.com/Heavy+Gem"&gt;Heavy Gem&lt;/a&gt;. If he does not give you anything, come back to him after killing another boss&lt;/li&gt;</text:p>
          </table:table-cell>
          <table:table-cell table:formula="of:=TRIM([.B146])" office:value-type="string" office:string-value="&lt;li data-id=&quot;playthrough_3_51&quot; class=&quot;f_gem f_npc f_miss&quot;&gt;Talk to Hawkwood after killing the Greatwood to receive a &lt;a href=&quot;http://darksouls3.wiki.fextralife.com/Heavy+Gem&quot;&gt;Heavy Gem&lt;/a&gt;. If he does not give you anything, come back to him after killing another boss&lt;/li&gt;" calcext:value-type="string">
            <text:p>&lt;li data-id="playthrough_3_51" class="f_gem f_npc f_miss"&gt;Talk to Hawkwood after killing the Greatwood to receive a &lt;a href="http://darksouls3.wiki.fextralife.com/Heavy+Gem"&gt;Heavy Gem&lt;/a&gt;. If he does not give you anything, come back to him after killing another boss&lt;/li&gt;</text:p>
          </table:table-cell>
          <table:table-cell table:formula="of:=FIND(&quot;&quot;&quot;&quot;;[.C146];15)" office:value-type="float" office:value="30" calcext:value-type="float">
            <text:p>30</text:p>
          </table:table-cell>
          <table:table-cell table:formula="of:=FIND(&quot;&quot;&quot;&quot;;[.C146];[.D146]+1)" office:value-type="float" office:value="38" calcext:value-type="float">
            <text:p>38</text:p>
          </table:table-cell>
          <table:table-cell table:formula="of:=FIND(&quot;&quot;&quot;&quot;;[.C146];[.E146]+1)" office:value-type="float" office:value="57" calcext:value-type="float">
            <text:p>57</text:p>
          </table:table-cell>
          <table:table-cell table:formula="of:=MID([.C146];[.E146]+1;[.F146]-[.E146]-1)" office:value-type="string" office:string-value="f_gem f_npc f_miss" calcext:value-type="string">
            <text:p>f_gem f_npc f_miss</text:p>
          </table:table-cell>
          <table:table-cell table:formula="of:=FIND(&quot; &quot;;[.$G146])" office:value-type="float" office:value="6" calcext:value-type="float">
            <text:p>6</text:p>
          </table:table-cell>
          <table:table-cell table:formula="of:=FIND(&quot; &quot;;[.G146];[.H146]+1)" office:value-type="float" office:value="12" calcext:value-type="float">
            <text:p>12</text:p>
          </table:table-cell>
          <table:table-cell table:formula="of:=FIND(&quot; &quot;;[.G146];[.I146]+1)" office:value-type="string" office:string-value="" calcext:value-type="error">
            <text:p>#VALUE!</text:p>
          </table:table-cell>
          <table:table-cell table:formula="of:=LEFT([.G146];IFERROR([.H146]-1;99))" office:value-type="string" office:string-value="f_gem" calcext:value-type="string">
            <text:p>f_gem</text:p>
          </table:table-cell>
          <table:table-cell table:formula="of:=IF(ISERROR([.H146]);&quot;&quot;;MID([.G146];[.H146]+1;IFERROR([.I146]-[.H146]-1;99)))" office:value-type="string" office:string-value="f_npc" calcext:value-type="string">
            <text:p>f_npc</text:p>
          </table:table-cell>
          <table:table-cell table:formula="of:=IF(ISERROR([.I146]);&quot;&quot;;MID([.G146];[.I146]+1;IFERROR([.J146]-[.I146]-1;99)))" office:value-type="string" office:string-value="f_miss" calcext:value-type="string">
            <text:p>f_miss</text:p>
          </table:table-cell>
          <table:table-cell table:formula="of:=IFERROR(VLOOKUP([.K146];['tag lookup'.$A$1:.$B$1048576];2;0);&quot;&quot;)">
            <text:p/>
          </table:table-cell>
          <table:table-cell table:formula="of:=IFERROR(VLOOKUP([.L146];['tag lookup'.$A$1:.$B$1048576];2;0);&quot;&quot;)">
            <text:p/>
          </table:table-cell>
          <table:table-cell table:formula="of:=IFERROR(VLOOKUP([.M146];['tag lookup'.$A$1:.$B$1048576];2;0);&quot;&quot;)" office:value-type="string" office:string-value="Missable" calcext:value-type="string">
            <text:p>Missable</text:p>
          </table:table-cell>
          <table:table-cell table:style-name="ce2" table:formula="of:=IF([.N146]=&quot;&quot;;&quot;&quot;;&quot;,&quot;&quot;tags&quot;&quot;:[&quot;&quot;&quot; &amp; [.N146] &amp; IF([.O146]=&quot;&quot;;&quot;&quot;&quot;]&quot;;&quot;&quot;&quot;,&quot;&quot;&quot; &amp; [.O146]&amp;IF([.P146]=&quot;&quot;;&quot;&quot;&quot;]&quot;;&quot;&quot;&quot;,&quot;&quot;&quot;&amp;[.P146]&amp;&quot;&quot;&quot;]&quot;)))">
            <text:p/>
          </table:table-cell>
          <table:table-cell table:formula="of:=FIND(&quot;&gt;&quot;;[.B146])" office:value-type="float" office:value="70" calcext:value-type="float">
            <text:p>70</text:p>
          </table:table-cell>
          <table:table-cell table:formula="of:=MID([.B146];[.R146]+1;LEN([.B146])-[.R146]-5)" office:value-type="string" office:string-value="Talk to Hawkwood after killing the Greatwood to receive a &lt;a href=&quot;http://darksouls3.wiki.fextralife.com/Heavy+Gem&quot;&gt;Heavy Gem&lt;/a&gt;. If he does not give you anything, come back to him after killing another boss" calcext:value-type="string">
            <text:p>Talk to Hawkwood after killing the Greatwood to receive a &lt;a href="http://darksouls3.wiki.fextralife.com/Heavy+Gem"&gt;Heavy Gem&lt;/a&gt;. If he does not give you anything, come back to him after killing another boss</text:p>
          </table:table-cell>
          <table:table-cell table:formula="of:=&quot;{&quot;&quot;text&quot;&quot;:&quot;&quot;&quot;&amp;SUBSTITUTE([.S146];&quot;&quot;&quot;&quot;;&quot;\&quot;&quot;&quot;)&amp;&quot;&quot;&quot;&quot;&amp;[.Q146]&amp;&quot;},&quot;" office:value-type="string" office:string-value="{&quot;text&quot;:&quot;Talk to Hawkwood after killing the Greatwood to receive a &lt;a href=\&quot;http://darksouls3.wiki.fextralife.com/Heavy+Gem\&quot;&gt;Heavy Gem&lt;/a&gt;. If he does not give you anything, come back to him after killing another boss&quot;}," calcext:value-type="string">
            <text:p>{"text":"Talk to Hawkwood after killing the Greatwood to receive a &lt;a href=\"http://darksouls3.wiki.fextralife.com/Heavy+Gem\"&gt;Heavy Gem&lt;/a&gt;. If he does not give you anything, come back to him after killing another boss"},</text:p>
          </table:table-cell>
        </table:table-row>
        <table:table-row table:style-name="ro1">
          <table:table-cell table:style-name="ce1" office:value-type="string" calcext:value-type="string">
            <text:p>Road of Sacrifices</text:p>
          </table:table-cell>
          <table:table-cell table:number-columns-repeated="15"/>
          <table:table-cell table:style-name="ce2"/>
          <table:table-cell table:number-columns-repeated="2"/>
          <table:table-cell table:formula="of:=&quot;]}{&quot;&quot;title&quot;&quot;: &quot;&quot;&quot;&amp;[.A147]&amp;&quot;&quot;&quot;,&quot;&quot;steps&quot;&quot;:[&quot;" office:value-type="string" office:string-value="]}{&quot;title&quot;: &quot;Road of Sacrifices&quot;,&quot;steps&quot;:[" calcext:value-type="string">
            <text:p>]}{"title": "Road of Sacrifices","steps":[</text:p>
          </table:table-cell>
        </table:table-row>
        <table:table-row table:style-name="ro1">
          <table:table-cell office:value-type="string" calcext:value-type="string">
            <text:p>road</text:p>
          </table:table-cell>
          <table:table-cell office:value-type="string" calcext:value-type="string">
            <text:p><text:s text:c="5"/>&lt;li data-id="playthrough_4_1" class="f_npc"&gt;If you haven't done so before, you can send Greirat to pillage Undead Settlement. He returns when you kill a boss&lt;/li&gt;</text:p>
          </table:table-cell>
          <table:table-cell table:formula="of:=TRIM([.B148])" office:value-type="string" office:string-value="&lt;li data-id=&quot;playthrough_4_1&quot; class=&quot;f_npc&quot;&gt;If you haven't done so before, you can send Greirat to pillage Undead Settlement. He returns when you kill a boss&lt;/li&gt;" calcext:value-type="string">
            <text:p>&lt;li data-id="playthrough_4_1" class="f_npc"&gt;If you haven't done so before, you can send Greirat to pillage Undead Settlement. He returns when you kill a boss&lt;/li&gt;</text:p>
          </table:table-cell>
          <table:table-cell table:formula="of:=FIND(&quot;&quot;&quot;&quot;;[.C148];15)" office:value-type="float" office:value="29" calcext:value-type="float">
            <text:p>29</text:p>
          </table:table-cell>
          <table:table-cell table:formula="of:=FIND(&quot;&quot;&quot;&quot;;[.C148];[.D148]+1)" office:value-type="float" office:value="37" calcext:value-type="float">
            <text:p>37</text:p>
          </table:table-cell>
          <table:table-cell table:formula="of:=FIND(&quot;&quot;&quot;&quot;;[.C148];[.E148]+1)" office:value-type="float" office:value="43" calcext:value-type="float">
            <text:p>43</text:p>
          </table:table-cell>
          <table:table-cell table:formula="of:=MID([.C148];[.E148]+1;[.F148]-[.E148]-1)" office:value-type="string" office:string-value="f_npc" calcext:value-type="string">
            <text:p>f_npc</text:p>
          </table:table-cell>
          <table:table-cell table:formula="of:=FIND(&quot; &quot;;[.$G148])" office:value-type="string" office:string-value="" calcext:value-type="error">
            <text:p>#VALUE!</text:p>
          </table:table-cell>
          <table:table-cell table:formula="of:=FIND(&quot; &quot;;[.G148];[.H148]+1)" office:value-type="string" office:string-value="" calcext:value-type="error">
            <text:p>#VALUE!</text:p>
          </table:table-cell>
          <table:table-cell table:formula="of:=FIND(&quot; &quot;;[.G148];[.I148]+1)" office:value-type="string" office:string-value="" calcext:value-type="error">
            <text:p>#VALUE!</text:p>
          </table:table-cell>
          <table:table-cell table:formula="of:=LEFT([.G148];IFERROR([.H148]-1;99))" office:value-type="string" office:string-value="f_npc" calcext:value-type="string">
            <text:p>f_npc</text:p>
          </table:table-cell>
          <table:table-cell table:formula="of:=IF(ISERROR([.H148]);&quot;&quot;;MID([.G148];[.H148]+1;IFERROR([.I148]-[.H148]-1;99)))">
            <text:p/>
          </table:table-cell>
          <table:table-cell table:formula="of:=IF(ISERROR([.I148]);&quot;&quot;;MID([.G148];[.I148]+1;IFERROR([.J148]-[.I148]-1;99)))">
            <text:p/>
          </table:table-cell>
          <table:table-cell table:formula="of:=IFERROR(VLOOKUP([.K148];['tag lookup'.$A$1:.$B$1048576];2;0);&quot;&quot;)">
            <text:p/>
          </table:table-cell>
          <table:table-cell table:formula="of:=IFERROR(VLOOKUP([.L148];['tag lookup'.$A$1:.$B$1048576];2;0);&quot;&quot;)">
            <text:p/>
          </table:table-cell>
          <table:table-cell table:formula="of:=IFERROR(VLOOKUP([.M148];['tag lookup'.$A$1:.$B$1048576];2;0);&quot;&quot;)">
            <text:p/>
          </table:table-cell>
          <table:table-cell table:style-name="ce2" table:formula="of:=IF([.N148]=&quot;&quot;;&quot;&quot;;&quot;,&quot;&quot;tags&quot;&quot;:[&quot;&quot;&quot; &amp; [.N148] &amp; IF([.O148]=&quot;&quot;;&quot;&quot;&quot;]&quot;;&quot;&quot;&quot;,&quot;&quot;&quot; &amp; [.O148]&amp;IF([.P148]=&quot;&quot;;&quot;&quot;&quot;]&quot;;&quot;&quot;&quot;,&quot;&quot;&quot;&amp;[.P148]&amp;&quot;&quot;&quot;]&quot;)))">
            <text:p/>
          </table:table-cell>
          <table:table-cell table:formula="of:=FIND(&quot;&gt;&quot;;[.B148])" office:value-type="float" office:value="49" calcext:value-type="float">
            <text:p>49</text:p>
          </table:table-cell>
          <table:table-cell table:formula="of:=MID([.B148];[.R148]+1;LEN([.B148])-[.R148]-5)" office:value-type="string" office:string-value="If you haven't done so before, you can send Greirat to pillage Undead Settlement. He returns when you kill a boss" calcext:value-type="string">
            <text:p>If you haven't done so before, you can send Greirat to pillage Undead Settlement. He returns when you kill a boss</text:p>
          </table:table-cell>
          <table:table-cell table:formula="of:=&quot;{&quot;&quot;text&quot;&quot;:&quot;&quot;&quot;&amp;SUBSTITUTE([.S148];&quot;&quot;&quot;&quot;;&quot;\&quot;&quot;&quot;)&amp;&quot;&quot;&quot;&quot;&amp;[.Q148]&amp;&quot;},&quot;" office:value-type="string" office:string-value="{&quot;text&quot;:&quot;If you haven't done so before, you can send Greirat to pillage Undead Settlement. He returns when you kill a boss&quot;}," calcext:value-type="string">
            <text:p>{"text":"If you haven't done so before, you can send Greirat to pillage Undead Settlement. He returns when you kill a boss"},</text:p>
          </table:table-cell>
        </table:table-row>
        <table:table-row table:style-name="ro1">
          <table:table-cell/>
          <table:table-cell office:value-type="string" calcext:value-type="string">
            <text:p><text:s text:c="12"/>&lt;li data-id="playthrough_4_2" class="f_gem"&gt;Travel to the Road of Sacrifices bonfire. Head down the path and drop down to the left of the tree to find a &lt;a href="http://darksouls3.wiki.fextralife.com/Shriving+Stone"&gt;Shriving Stone&lt;/a&gt;&lt;/li&gt;</text:p>
          </table:table-cell>
          <table:table-cell table:formula="of:=TRIM([.B149])" office:value-type="string" office:string-value="&lt;li data-id=&quot;playthrough_4_2&quot; class=&quot;f_gem&quot;&gt;Travel to the Road of Sacrifices bonfire. Head down the path and drop down to the left of the tree to find a &lt;a href=&quot;http://darksouls3.wiki.fextralife.com/Shriving+Stone&quot;&gt;Shriving Stone&lt;/a&gt;&lt;/li&gt;" calcext:value-type="string">
            <text:p>&lt;li data-id="playthrough_4_2" class="f_gem"&gt;Travel to the Road of Sacrifices bonfire. Head down the path and drop down to the left of the tree to find a &lt;a href="http://darksouls3.wiki.fextralife.com/Shriving+Stone"&gt;Shriving Stone&lt;/a&gt;&lt;/li&gt;</text:p>
          </table:table-cell>
          <table:table-cell table:formula="of:=FIND(&quot;&quot;&quot;&quot;;[.C149];15)" office:value-type="float" office:value="29" calcext:value-type="float">
            <text:p>29</text:p>
          </table:table-cell>
          <table:table-cell table:formula="of:=FIND(&quot;&quot;&quot;&quot;;[.C149];[.D149]+1)" office:value-type="float" office:value="37" calcext:value-type="float">
            <text:p>37</text:p>
          </table:table-cell>
          <table:table-cell table:formula="of:=FIND(&quot;&quot;&quot;&quot;;[.C149];[.E149]+1)" office:value-type="float" office:value="43" calcext:value-type="float">
            <text:p>43</text:p>
          </table:table-cell>
          <table:table-cell table:formula="of:=MID([.C149];[.E149]+1;[.F149]-[.E149]-1)" office:value-type="string" office:string-value="f_gem" calcext:value-type="string">
            <text:p>f_gem</text:p>
          </table:table-cell>
          <table:table-cell table:formula="of:=FIND(&quot; &quot;;[.$G149])" office:value-type="string" office:string-value="" calcext:value-type="error">
            <text:p>#VALUE!</text:p>
          </table:table-cell>
          <table:table-cell table:formula="of:=FIND(&quot; &quot;;[.G149];[.H149]+1)" office:value-type="string" office:string-value="" calcext:value-type="error">
            <text:p>#VALUE!</text:p>
          </table:table-cell>
          <table:table-cell table:formula="of:=FIND(&quot; &quot;;[.G149];[.I149]+1)" office:value-type="string" office:string-value="" calcext:value-type="error">
            <text:p>#VALUE!</text:p>
          </table:table-cell>
          <table:table-cell table:formula="of:=LEFT([.G149];IFERROR([.H149]-1;99))" office:value-type="string" office:string-value="f_gem" calcext:value-type="string">
            <text:p>f_gem</text:p>
          </table:table-cell>
          <table:table-cell table:formula="of:=IF(ISERROR([.H149]);&quot;&quot;;MID([.G149];[.H149]+1;IFERROR([.I149]-[.H149]-1;99)))">
            <text:p/>
          </table:table-cell>
          <table:table-cell table:formula="of:=IF(ISERROR([.I149]);&quot;&quot;;MID([.G149];[.I149]+1;IFERROR([.J149]-[.I149]-1;99)))">
            <text:p/>
          </table:table-cell>
          <table:table-cell table:formula="of:=IFERROR(VLOOKUP([.K149];['tag lookup'.$A$1:.$B$1048576];2;0);&quot;&quot;)">
            <text:p/>
          </table:table-cell>
          <table:table-cell table:formula="of:=IFERROR(VLOOKUP([.L149];['tag lookup'.$A$1:.$B$1048576];2;0);&quot;&quot;)">
            <text:p/>
          </table:table-cell>
          <table:table-cell table:formula="of:=IFERROR(VLOOKUP([.M149];['tag lookup'.$A$1:.$B$1048576];2;0);&quot;&quot;)">
            <text:p/>
          </table:table-cell>
          <table:table-cell table:style-name="ce2" table:formula="of:=IF([.N149]=&quot;&quot;;&quot;&quot;;&quot;,&quot;&quot;tags&quot;&quot;:[&quot;&quot;&quot; &amp; [.N149] &amp; IF([.O149]=&quot;&quot;;&quot;&quot;&quot;]&quot;;&quot;&quot;&quot;,&quot;&quot;&quot; &amp; [.O149]&amp;IF([.P149]=&quot;&quot;;&quot;&quot;&quot;]&quot;;&quot;&quot;&quot;,&quot;&quot;&quot;&amp;[.P149]&amp;&quot;&quot;&quot;]&quot;)))">
            <text:p/>
          </table:table-cell>
          <table:table-cell table:formula="of:=FIND(&quot;&gt;&quot;;[.B149])" office:value-type="float" office:value="56" calcext:value-type="float">
            <text:p>56</text:p>
          </table:table-cell>
          <table:table-cell table:formula="of:=MID([.B149];[.R149]+1;LEN([.B149])-[.R149]-5)" office:value-type="string" office:string-value="Travel to the Road of Sacrifices bonfire. Head down the path and drop down to the left of the tree to find a &lt;a href=&quot;http://darksouls3.wiki.fextralife.com/Shriving+Stone&quot;&gt;Shriving Stone&lt;/a&gt;" calcext:value-type="string">
            <text:p>Travel to the Road of Sacrifices bonfire. Head down the path and drop down to the left of the tree to find a &lt;a href="http://darksouls3.wiki.fextralife.com/Shriving+Stone"&gt;Shriving Stone&lt;/a&gt;</text:p>
          </table:table-cell>
          <table:table-cell table:formula="of:=&quot;{&quot;&quot;text&quot;&quot;:&quot;&quot;&quot;&amp;SUBSTITUTE([.S149];&quot;&quot;&quot;&quot;;&quot;\&quot;&quot;&quot;)&amp;&quot;&quot;&quot;&quot;&amp;[.Q149]&amp;&quot;},&quot;" office:value-type="string" office:string-value="{&quot;text&quot;:&quot;Travel to the Road of Sacrifices bonfire. Head down the path and drop down to the left of the tree to find a &lt;a href=\&quot;http://darksouls3.wiki.fextralife.com/Shriving+Stone\&quot;&gt;Shriving Stone&lt;/a&gt;&quot;}," calcext:value-type="string">
            <text:p>{"text":"Travel to the Road of Sacrifices bonfire. Head down the path and drop down to the left of the tree to find a &lt;a href=\"http://darksouls3.wiki.fextralife.com/Shriving+Stone\"&gt;Shriving Stone&lt;/a&gt;"},</text:p>
          </table:table-cell>
        </table:table-row>
        <table:table-row table:style-name="ro1">
          <table:table-cell/>
          <table:table-cell office:value-type="string" calcext:value-type="string">
            <text:p><text:s text:c="12"/>&lt;li data-id="playthrough_4_3" class="f_misc"&gt;A bit farther on you'll find a &lt;a href="http://darksouls3.wiki.fextralife.com/Soul+of+an+Unknown+Traveler"&gt;Soul of an Unknown Traveler&lt;/a&gt; next to an overturned wagon&lt;/li&gt;</text:p>
          </table:table-cell>
          <table:table-cell table:formula="of:=TRIM([.B150])" office:value-type="string" office:string-value="&lt;li data-id=&quot;playthrough_4_3&quot; class=&quot;f_misc&quot;&gt;A bit farther on you'll find a &lt;a href=&quot;http://darksouls3.wiki.fextralife.com/Soul+of+an+Unknown+Traveler&quot;&gt;Soul of an Unknown Traveler&lt;/a&gt; next to an overturned wagon&lt;/li&gt;" calcext:value-type="string">
            <text:p>&lt;li data-id="playthrough_4_3" class="f_misc"&gt;A bit farther on you'll find a &lt;a href="http://darksouls3.wiki.fextralife.com/Soul+of+an+Unknown+Traveler"&gt;Soul of an Unknown Traveler&lt;/a&gt; next to an overturned wagon&lt;/li&gt;</text:p>
          </table:table-cell>
          <table:table-cell table:formula="of:=FIND(&quot;&quot;&quot;&quot;;[.C150];15)" office:value-type="float" office:value="29" calcext:value-type="float">
            <text:p>29</text:p>
          </table:table-cell>
          <table:table-cell table:formula="of:=FIND(&quot;&quot;&quot;&quot;;[.C150];[.D150]+1)" office:value-type="float" office:value="37" calcext:value-type="float">
            <text:p>37</text:p>
          </table:table-cell>
          <table:table-cell table:formula="of:=FIND(&quot;&quot;&quot;&quot;;[.C150];[.E150]+1)" office:value-type="float" office:value="44" calcext:value-type="float">
            <text:p>44</text:p>
          </table:table-cell>
          <table:table-cell table:formula="of:=MID([.C150];[.E150]+1;[.F150]-[.E150]-1)" office:value-type="string" office:string-value="f_misc" calcext:value-type="string">
            <text:p>f_misc</text:p>
          </table:table-cell>
          <table:table-cell table:formula="of:=FIND(&quot; &quot;;[.$G150])" office:value-type="string" office:string-value="" calcext:value-type="error">
            <text:p>#VALUE!</text:p>
          </table:table-cell>
          <table:table-cell table:formula="of:=FIND(&quot; &quot;;[.G150];[.H150]+1)" office:value-type="string" office:string-value="" calcext:value-type="error">
            <text:p>#VALUE!</text:p>
          </table:table-cell>
          <table:table-cell table:formula="of:=FIND(&quot; &quot;;[.G150];[.I150]+1)" office:value-type="string" office:string-value="" calcext:value-type="error">
            <text:p>#VALUE!</text:p>
          </table:table-cell>
          <table:table-cell table:formula="of:=LEFT([.G150];IFERROR([.H150]-1;99))" office:value-type="string" office:string-value="f_misc" calcext:value-type="string">
            <text:p>f_misc</text:p>
          </table:table-cell>
          <table:table-cell table:formula="of:=IF(ISERROR([.H150]);&quot;&quot;;MID([.G150];[.H150]+1;IFERROR([.I150]-[.H150]-1;99)))">
            <text:p/>
          </table:table-cell>
          <table:table-cell table:formula="of:=IF(ISERROR([.I150]);&quot;&quot;;MID([.G150];[.I150]+1;IFERROR([.J150]-[.I150]-1;99)))">
            <text:p/>
          </table:table-cell>
          <table:table-cell table:formula="of:=IFERROR(VLOOKUP([.K150];['tag lookup'.$A$1:.$B$1048576];2;0);&quot;&quot;)" office:value-type="string" office:string-value="Misc. items" calcext:value-type="string">
            <text:p>Misc. items</text:p>
          </table:table-cell>
          <table:table-cell table:formula="of:=IFERROR(VLOOKUP([.L150];['tag lookup'.$A$1:.$B$1048576];2;0);&quot;&quot;)">
            <text:p/>
          </table:table-cell>
          <table:table-cell table:formula="of:=IFERROR(VLOOKUP([.M150];['tag lookup'.$A$1:.$B$1048576];2;0);&quot;&quot;)">
            <text:p/>
          </table:table-cell>
          <table:table-cell table:style-name="ce2" table:formula="of:=IF([.N150]=&quot;&quot;;&quot;&quot;;&quot;,&quot;&quot;tags&quot;&quot;:[&quot;&quot;&quot; &amp; [.N150] &amp; IF([.O150]=&quot;&quot;;&quot;&quot;&quot;]&quot;;&quot;&quot;&quot;,&quot;&quot;&quot; &amp; [.O150]&amp;IF([.P150]=&quot;&quot;;&quot;&quot;&quot;]&quot;;&quot;&quot;&quot;,&quot;&quot;&quot;&amp;[.P150]&amp;&quot;&quot;&quot;]&quot;)))" office:value-type="string" office:string-value=",&quot;tags&quot;:[&quot;Misc. items&quot;]" calcext:value-type="string">
            <text:p>,"tags":["Misc. items"]</text:p>
          </table:table-cell>
          <table:table-cell table:formula="of:=FIND(&quot;&gt;&quot;;[.B150])" office:value-type="float" office:value="57" calcext:value-type="float">
            <text:p>57</text:p>
          </table:table-cell>
          <table:table-cell table:formula="of:=MID([.B150];[.R150]+1;LEN([.B150])-[.R150]-5)" office:value-type="string" office:string-value="A bit farther on you'll find a &lt;a href=&quot;http://darksouls3.wiki.fextralife.com/Soul+of+an+Unknown+Traveler&quot;&gt;Soul of an Unknown Traveler&lt;/a&gt; next to an overturned wagon" calcext:value-type="string">
            <text:p>A bit farther on you'll find a &lt;a href="http://darksouls3.wiki.fextralife.com/Soul+of+an+Unknown+Traveler"&gt;Soul of an Unknown Traveler&lt;/a&gt; next to an overturned wagon</text:p>
          </table:table-cell>
          <table:table-cell table:formula="of:=&quot;{&quot;&quot;text&quot;&quot;:&quot;&quot;&quot;&amp;SUBSTITUTE([.S150];&quot;&quot;&quot;&quot;;&quot;\&quot;&quot;&quot;)&amp;&quot;&quot;&quot;&quot;&amp;[.Q150]&amp;&quot;},&quot;" office:value-type="string" office:string-value="{&quot;text&quot;:&quot;A bit farther on you'll find a &lt;a href=\&quot;http://darksouls3.wiki.fextralife.com/Soul+of+an+Unknown+Traveler\&quot;&gt;Soul of an Unknown Traveler&lt;/a&gt; next to an overturned wagon&quot;,&quot;tags&quot;:[&quot;Misc. items&quot;]}," calcext:value-type="string">
            <text:p>{"text":"A bit farther on you'll find a &lt;a href=\"http://darksouls3.wiki.fextralife.com/Soul+of+an+Unknown+Traveler\"&gt;Soul of an Unknown Traveler&lt;/a&gt; next to an overturned wagon","tags":["Misc. items"]},</text:p>
          </table:table-cell>
        </table:table-row>
        <table:table-row table:style-name="ro1">
          <table:table-cell/>
          <table:table-cell office:value-type="string" calcext:value-type="string">
            <text:p><text:s text:c="12"/>&lt;li data-id="playthrough_4_43" class="f_ring s_ng++"&gt;The &lt;a href="https://darksouls3.wiki.fextralife.com/Chloranthy+Ring"&gt;Chloranthy Ring+2&lt;/a&gt; is down on a ledge behind the first Corvian Storyteller&lt;/li&gt;</text:p>
          </table:table-cell>
          <table:table-cell table:formula="of:=TRIM([.B151])" office:value-type="string" office:string-value="&lt;li data-id=&quot;playthrough_4_43&quot; class=&quot;f_ring s_ng++&quot;&gt;The &lt;a href=&quot;https://darksouls3.wiki.fextralife.com/Chloranthy+Ring&quot;&gt;Chloranthy Ring+2&lt;/a&gt; is down on a ledge behind the first Corvian Storyteller&lt;/li&gt;" calcext:value-type="string">
            <text:p>&lt;li data-id="playthrough_4_43" class="f_ring s_ng++"&gt;The &lt;a href="https://darksouls3.wiki.fextralife.com/Chloranthy+Ring"&gt;Chloranthy Ring+2&lt;/a&gt; is down on a ledge behind the first Corvian Storyteller&lt;/li&gt;</text:p>
          </table:table-cell>
          <table:table-cell table:formula="of:=FIND(&quot;&quot;&quot;&quot;;[.C151];15)" office:value-type="float" office:value="30" calcext:value-type="float">
            <text:p>30</text:p>
          </table:table-cell>
          <table:table-cell table:formula="of:=FIND(&quot;&quot;&quot;&quot;;[.C151];[.D151]+1)" office:value-type="float" office:value="38" calcext:value-type="float">
            <text:p>38</text:p>
          </table:table-cell>
          <table:table-cell table:formula="of:=FIND(&quot;&quot;&quot;&quot;;[.C151];[.E151]+1)" office:value-type="float" office:value="52" calcext:value-type="float">
            <text:p>52</text:p>
          </table:table-cell>
          <table:table-cell table:formula="of:=MID([.C151];[.E151]+1;[.F151]-[.E151]-1)" office:value-type="string" office:string-value="f_ring s_ng++" calcext:value-type="string">
            <text:p>f_ring s_ng++</text:p>
          </table:table-cell>
          <table:table-cell table:formula="of:=FIND(&quot; &quot;;[.$G151])" office:value-type="float" office:value="7" calcext:value-type="float">
            <text:p>7</text:p>
          </table:table-cell>
          <table:table-cell table:formula="of:=FIND(&quot; &quot;;[.G151];[.H151]+1)" office:value-type="string" office:string-value="" calcext:value-type="error">
            <text:p>#VALUE!</text:p>
          </table:table-cell>
          <table:table-cell table:formula="of:=FIND(&quot; &quot;;[.G151];[.I151]+1)" office:value-type="string" office:string-value="" calcext:value-type="error">
            <text:p>#VALUE!</text:p>
          </table:table-cell>
          <table:table-cell table:formula="of:=LEFT([.G151];IFERROR([.H151]-1;99))" office:value-type="string" office:string-value="f_ring" calcext:value-type="string">
            <text:p>f_ring</text:p>
          </table:table-cell>
          <table:table-cell table:formula="of:=IF(ISERROR([.H151]);&quot;&quot;;MID([.G151];[.H151]+1;IFERROR([.I151]-[.H151]-1;99)))" office:value-type="string" office:string-value="s_ng++" calcext:value-type="string">
            <text:p>s_ng++</text:p>
          </table:table-cell>
          <table:table-cell table:formula="of:=IF(ISERROR([.I151]);&quot;&quot;;MID([.G151];[.I151]+1;IFERROR([.J151]-[.I151]-1;99)))">
            <text:p/>
          </table:table-cell>
          <table:table-cell table:formula="of:=IFERROR(VLOOKUP([.K151];['tag lookup'.$A$1:.$B$1048576];2;0);&quot;&quot;)" office:value-type="string" office:string-value="Rings" calcext:value-type="string">
            <text:p>Rings</text:p>
          </table:table-cell>
          <table:table-cell table:formula="of:=IFERROR(VLOOKUP([.L151];['tag lookup'.$A$1:.$B$1048576];2;0);&quot;&quot;)" office:value-type="string" office:string-value="s_ng++" calcext:value-type="string">
            <text:p>s_ng++</text:p>
          </table:table-cell>
          <table:table-cell table:formula="of:=IFERROR(VLOOKUP([.M151];['tag lookup'.$A$1:.$B$1048576];2;0);&quot;&quot;)">
            <text:p/>
          </table:table-cell>
          <table:table-cell table:style-name="ce2" table:formula="of:=IF([.N151]=&quot;&quot;;&quot;&quot;;&quot;,&quot;&quot;tags&quot;&quot;:[&quot;&quot;&quot; &amp; [.N151] &amp; IF([.O151]=&quot;&quot;;&quot;&quot;&quot;]&quot;;&quot;&quot;&quot;,&quot;&quot;&quot; &amp; [.O151]&amp;IF([.P151]=&quot;&quot;;&quot;&quot;&quot;]&quot;;&quot;&quot;&quot;,&quot;&quot;&quot;&amp;[.P151]&amp;&quot;&quot;&quot;]&quot;)))" office:value-type="string" office:string-value=",&quot;tags&quot;:[&quot;Rings&quot;,&quot;s_ng++&quot;]" calcext:value-type="string">
            <text:p>,"tags":["Rings","s_ng++"]</text:p>
          </table:table-cell>
          <table:table-cell table:formula="of:=FIND(&quot;&gt;&quot;;[.B151])" office:value-type="float" office:value="65" calcext:value-type="float">
            <text:p>65</text:p>
          </table:table-cell>
          <table:table-cell table:formula="of:=MID([.B151];[.R151]+1;LEN([.B151])-[.R151]-5)" office:value-type="string" office:string-value="The &lt;a href=&quot;https://darksouls3.wiki.fextralife.com/Chloranthy+Ring&quot;&gt;Chloranthy Ring+2&lt;/a&gt; is down on a ledge behind the first Corvian Storyteller" calcext:value-type="string">
            <text:p>The &lt;a href="https://darksouls3.wiki.fextralife.com/Chloranthy+Ring"&gt;Chloranthy Ring+2&lt;/a&gt; is down on a ledge behind the first Corvian Storyteller</text:p>
          </table:table-cell>
          <table:table-cell table:formula="of:=&quot;{&quot;&quot;text&quot;&quot;:&quot;&quot;&quot;&amp;SUBSTITUTE([.S151];&quot;&quot;&quot;&quot;;&quot;\&quot;&quot;&quot;)&amp;&quot;&quot;&quot;&quot;&amp;[.Q151]&amp;&quot;},&quot;" office:value-type="string" office:string-value="{&quot;text&quot;:&quot;The &lt;a href=\&quot;https://darksouls3.wiki.fextralife.com/Chloranthy+Ring\&quot;&gt;Chloranthy Ring+2&lt;/a&gt; is down on a ledge behind the first Corvian Storyteller&quot;,&quot;tags&quot;:[&quot;Rings&quot;,&quot;s_ng++&quot;]}," calcext:value-type="string">
            <text:p>{"text":"The &lt;a href=\"https://darksouls3.wiki.fextralife.com/Chloranthy+Ring\"&gt;Chloranthy Ring+2&lt;/a&gt; is down on a ledge behind the first Corvian Storyteller","tags":["Rings","s_ng++"]},</text:p>
          </table:table-cell>
        </table:table-row>
        <table:table-row table:style-name="ro1">
          <table:table-cell/>
          <table:table-cell office:value-type="string" calcext:value-type="string">
            <text:p><text:s text:c="12"/>&lt;li data-id="playthrough_4_4" class="f_weap"&gt;At the fork in the path, head left and drop off the path when it ends. Head left again (instead of going under the bridge) and kill the &lt;a href="http://darksouls3.wiki.fextralife.com/Madwoman"&gt;Madwoman&lt;/a&gt; NPC for the &lt;a href="http://darksouls3.wiki.fextralife.com/Butcher+Knife"&gt;Butcher Knife&lt;/a&gt;&lt;/li&gt;</text:p>
          </table:table-cell>
          <table:table-cell table:formula="of:=TRIM([.B152])" office:value-type="string" office:string-value="&lt;li data-id=&quot;playthrough_4_4&quot; class=&quot;f_weap&quot;&gt;At the fork in the path, head left and drop off the path when it ends. Head left again (instead of going under the bridge) and kill the &lt;a href=&quot;http://darksouls3.wiki.fextralife.com/Madwoman&quot;&gt;Madwoman&lt;/a&gt; NPC for the &lt;a href=&quot;http://darksouls3.wiki.fextralife.com/Butcher+Knife&quot;&gt;Butcher Knife&lt;/a&gt;&lt;/li&gt;" calcext:value-type="string">
            <text:p>&lt;li data-id="playthrough_4_4" class="f_weap"&gt;At the fork in the path, head left and drop off the path when it ends. Head left again (instead of going under the bridge) and kill the &lt;a href="http://darksouls3.wiki.fextralife.com/Madwoman"&gt;Madwoman&lt;/a&gt; NPC for the &lt;a href="http://darksouls3.wiki.fextralife.com/Butcher+Knife"&gt;Butcher Knife&lt;/a&gt;&lt;/li&gt;</text:p>
          </table:table-cell>
          <table:table-cell table:formula="of:=FIND(&quot;&quot;&quot;&quot;;[.C152];15)" office:value-type="float" office:value="29" calcext:value-type="float">
            <text:p>29</text:p>
          </table:table-cell>
          <table:table-cell table:formula="of:=FIND(&quot;&quot;&quot;&quot;;[.C152];[.D152]+1)" office:value-type="float" office:value="37" calcext:value-type="float">
            <text:p>37</text:p>
          </table:table-cell>
          <table:table-cell table:formula="of:=FIND(&quot;&quot;&quot;&quot;;[.C152];[.E152]+1)" office:value-type="float" office:value="44" calcext:value-type="float">
            <text:p>44</text:p>
          </table:table-cell>
          <table:table-cell table:formula="of:=MID([.C152];[.E152]+1;[.F152]-[.E152]-1)" office:value-type="string" office:string-value="f_weap" calcext:value-type="string">
            <text:p>f_weap</text:p>
          </table:table-cell>
          <table:table-cell table:formula="of:=FIND(&quot; &quot;;[.$G152])" office:value-type="string" office:string-value="" calcext:value-type="error">
            <text:p>#VALUE!</text:p>
          </table:table-cell>
          <table:table-cell table:formula="of:=FIND(&quot; &quot;;[.G152];[.H152]+1)" office:value-type="string" office:string-value="" calcext:value-type="error">
            <text:p>#VALUE!</text:p>
          </table:table-cell>
          <table:table-cell table:formula="of:=FIND(&quot; &quot;;[.G152];[.I152]+1)" office:value-type="string" office:string-value="" calcext:value-type="error">
            <text:p>#VALUE!</text:p>
          </table:table-cell>
          <table:table-cell table:formula="of:=LEFT([.G152];IFERROR([.H152]-1;99))" office:value-type="string" office:string-value="f_weap" calcext:value-type="string">
            <text:p>f_weap</text:p>
          </table:table-cell>
          <table:table-cell table:formula="of:=IF(ISERROR([.H152]);&quot;&quot;;MID([.G152];[.H152]+1;IFERROR([.I152]-[.H152]-1;99)))">
            <text:p/>
          </table:table-cell>
          <table:table-cell table:formula="of:=IF(ISERROR([.I152]);&quot;&quot;;MID([.G152];[.I152]+1;IFERROR([.J152]-[.I152]-1;99)))">
            <text:p/>
          </table:table-cell>
          <table:table-cell table:formula="of:=IFERROR(VLOOKUP([.K152];['tag lookup'.$A$1:.$B$1048576];2;0);&quot;&quot;)" office:value-type="string" office:string-value="Weapons" calcext:value-type="string">
            <text:p>Weapons</text:p>
          </table:table-cell>
          <table:table-cell table:formula="of:=IFERROR(VLOOKUP([.L152];['tag lookup'.$A$1:.$B$1048576];2;0);&quot;&quot;)">
            <text:p/>
          </table:table-cell>
          <table:table-cell table:formula="of:=IFERROR(VLOOKUP([.M152];['tag lookup'.$A$1:.$B$1048576];2;0);&quot;&quot;)">
            <text:p/>
          </table:table-cell>
          <table:table-cell table:style-name="ce2" table:formula="of:=IF([.N152]=&quot;&quot;;&quot;&quot;;&quot;,&quot;&quot;tags&quot;&quot;:[&quot;&quot;&quot; &amp; [.N152] &amp; IF([.O152]=&quot;&quot;;&quot;&quot;&quot;]&quot;;&quot;&quot;&quot;,&quot;&quot;&quot; &amp; [.O152]&amp;IF([.P152]=&quot;&quot;;&quot;&quot;&quot;]&quot;;&quot;&quot;&quot;,&quot;&quot;&quot;&amp;[.P152]&amp;&quot;&quot;&quot;]&quot;)))" office:value-type="string" office:string-value=",&quot;tags&quot;:[&quot;Weapons&quot;]" calcext:value-type="string">
            <text:p>,"tags":["Weapons"]</text:p>
          </table:table-cell>
          <table:table-cell table:formula="of:=FIND(&quot;&gt;&quot;;[.B152])" office:value-type="float" office:value="57" calcext:value-type="float">
            <text:p>57</text:p>
          </table:table-cell>
          <table:table-cell table:formula="of:=MID([.B152];[.R152]+1;LEN([.B152])-[.R152]-5)" office:value-type="string" office:string-value="At the fork in the path, head left and drop off the path when it ends. Head left again (instead of going under the bridge) and kill the &lt;a href=&quot;http://darksouls3.wiki.fextralife.com/Madwoman&quot;&gt;Madwoman&lt;/a&gt; NPC for the &lt;a href=&quot;http://darksouls3.wiki.fextralife.com/Butcher+Knife&quot;&gt;Butcher Knife&lt;/a&gt;" calcext:value-type="string">
            <text:p>At the fork in the path, head left and drop off the path when it ends. Head left again (instead of going under the bridge) and kill the &lt;a href="http://darksouls3.wiki.fextralife.com/Madwoman"&gt;Madwoman&lt;/a&gt; NPC for the &lt;a href="http://darksouls3.wiki.fextralife.com/Butcher+Knife"&gt;Butcher Knife&lt;/a&gt;</text:p>
          </table:table-cell>
          <table:table-cell table:formula="of:=&quot;{&quot;&quot;text&quot;&quot;:&quot;&quot;&quot;&amp;SUBSTITUTE([.S152];&quot;&quot;&quot;&quot;;&quot;\&quot;&quot;&quot;)&amp;&quot;&quot;&quot;&quot;&amp;[.Q152]&amp;&quot;},&quot;" office:value-type="string" office:string-value="{&quot;text&quot;:&quot;At the fork in the path, head left and drop off the path when it ends. Head left again (instead of going under the bridge) and kill the &lt;a href=\&quot;http://darksouls3.wiki.fextralife.com/Madwoman\&quot;&gt;Madwoman&lt;/a&gt; NPC for the &lt;a href=\&quot;http://darksouls3.wiki.fextralife.com/Butcher+Knife\&quot;&gt;Butcher Knife&lt;/a&gt;&quot;,&quot;tags&quot;:[&quot;Weapons&quot;]}," calcext:value-type="string">
            <text:p>{"text":"At the fork in the path, head left and drop off the path when it ends. Head left again (instead of going under the bridge) and kill the &lt;a href=\"http://darksouls3.wiki.fextralife.com/Madwoman\"&gt;Madwoman&lt;/a&gt; NPC for the &lt;a href=\"http://darksouls3.wiki.fextralife.com/Butcher+Knife\"&gt;Butcher Knife&lt;/a&gt;","tags":["Weapons"]},</text:p>
          </table:table-cell>
        </table:table-row>
        <table:table-row table:style-name="ro1">
          <table:table-cell/>
          <table:table-cell office:value-type="string" calcext:value-type="string">
            <text:p><text:s text:c="12"/>&lt;li data-id="playthrough_4_5" class="f_arm f_weap"&gt;Grab the &lt;a href="http://darksouls3.wiki.fextralife.com/Brigand+Axe"&gt;Brigand Axe&lt;/a&gt;, the &lt;a href="http://darksouls3.wiki.fextralife.com/Brigand+Set"&gt;Brigand Set&lt;/a&gt;, and the &lt;a href="http://darksouls3.wiki.fextralife.com/Brigand+Twindaggers"&gt;Brigand Twindaggers&lt;/a&gt; from this lower area&lt;/li&gt;</text:p>
          </table:table-cell>
          <table:table-cell table:formula="of:=TRIM([.B153])" office:value-type="string" office:string-value="&lt;li data-id=&quot;playthrough_4_5&quot; class=&quot;f_arm f_weap&quot;&gt;Grab the &lt;a href=&quot;http://darksouls3.wiki.fextralife.com/Brigand+Axe&quot;&gt;Brigand Axe&lt;/a&gt;, the &lt;a href=&quot;http://darksouls3.wiki.fextralife.com/Brigand+Set&quot;&gt;Brigand Set&lt;/a&gt;, and the &lt;a href=&quot;http://darksouls3.wiki.fextralife.com/Brigand+Twindaggers&quot;&gt;Brigand Twindaggers&lt;/a&gt; from this lower area&lt;/li&gt;" calcext:value-type="string">
            <text:p>&lt;li data-id="playthrough_4_5" class="f_arm f_weap"&gt;Grab the &lt;a href="http://darksouls3.wiki.fextralife.com/Brigand+Axe"&gt;Brigand Axe&lt;/a&gt;, the &lt;a href="http://darksouls3.wiki.fextralife.com/Brigand+Set"&gt;Brigand Set&lt;/a&gt;, and the &lt;a href="http://darksouls3.wiki.fextralife.com/Brigand+Twindaggers"&gt;Brigand Twindaggers&lt;/a&gt; from this lower area&lt;/li&gt;</text:p>
          </table:table-cell>
          <table:table-cell table:formula="of:=FIND(&quot;&quot;&quot;&quot;;[.C153];15)" office:value-type="float" office:value="29" calcext:value-type="float">
            <text:p>29</text:p>
          </table:table-cell>
          <table:table-cell table:formula="of:=FIND(&quot;&quot;&quot;&quot;;[.C153];[.D153]+1)" office:value-type="float" office:value="37" calcext:value-type="float">
            <text:p>37</text:p>
          </table:table-cell>
          <table:table-cell table:formula="of:=FIND(&quot;&quot;&quot;&quot;;[.C153];[.E153]+1)" office:value-type="float" office:value="50" calcext:value-type="float">
            <text:p>50</text:p>
          </table:table-cell>
          <table:table-cell table:formula="of:=MID([.C153];[.E153]+1;[.F153]-[.E153]-1)" office:value-type="string" office:string-value="f_arm f_weap" calcext:value-type="string">
            <text:p>f_arm f_weap</text:p>
          </table:table-cell>
          <table:table-cell table:formula="of:=FIND(&quot; &quot;;[.$G153])" office:value-type="float" office:value="6" calcext:value-type="float">
            <text:p>6</text:p>
          </table:table-cell>
          <table:table-cell table:formula="of:=FIND(&quot; &quot;;[.G153];[.H153]+1)" office:value-type="string" office:string-value="" calcext:value-type="error">
            <text:p>#VALUE!</text:p>
          </table:table-cell>
          <table:table-cell table:formula="of:=FIND(&quot; &quot;;[.G153];[.I153]+1)" office:value-type="string" office:string-value="" calcext:value-type="error">
            <text:p>#VALUE!</text:p>
          </table:table-cell>
          <table:table-cell table:formula="of:=LEFT([.G153];IFERROR([.H153]-1;99))" office:value-type="string" office:string-value="f_arm" calcext:value-type="string">
            <text:p>f_arm</text:p>
          </table:table-cell>
          <table:table-cell table:formula="of:=IF(ISERROR([.H153]);&quot;&quot;;MID([.G153];[.H153]+1;IFERROR([.I153]-[.H153]-1;99)))" office:value-type="string" office:string-value="f_weap" calcext:value-type="string">
            <text:p>f_weap</text:p>
          </table:table-cell>
          <table:table-cell table:formula="of:=IF(ISERROR([.I153]);&quot;&quot;;MID([.G153];[.I153]+1;IFERROR([.J153]-[.I153]-1;99)))">
            <text:p/>
          </table:table-cell>
          <table:table-cell table:formula="of:=IFERROR(VLOOKUP([.K153];['tag lookup'.$A$1:.$B$1048576];2;0);&quot;&quot;)" office:value-type="string" office:string-value="Armor" calcext:value-type="string">
            <text:p>Armor</text:p>
          </table:table-cell>
          <table:table-cell table:formula="of:=IFERROR(VLOOKUP([.L153];['tag lookup'.$A$1:.$B$1048576];2;0);&quot;&quot;)" office:value-type="string" office:string-value="Weapons" calcext:value-type="string">
            <text:p>Weapons</text:p>
          </table:table-cell>
          <table:table-cell table:formula="of:=IFERROR(VLOOKUP([.M153];['tag lookup'.$A$1:.$B$1048576];2;0);&quot;&quot;)">
            <text:p/>
          </table:table-cell>
          <table:table-cell table:style-name="ce2" table:formula="of:=IF([.N153]=&quot;&quot;;&quot;&quot;;&quot;,&quot;&quot;tags&quot;&quot;:[&quot;&quot;&quot; &amp; [.N153] &amp; IF([.O153]=&quot;&quot;;&quot;&quot;&quot;]&quot;;&quot;&quot;&quot;,&quot;&quot;&quot; &amp; [.O153]&amp;IF([.P153]=&quot;&quot;;&quot;&quot;&quot;]&quot;;&quot;&quot;&quot;,&quot;&quot;&quot;&amp;[.P153]&amp;&quot;&quot;&quot;]&quot;)))" office:value-type="string" office:string-value=",&quot;tags&quot;:[&quot;Armor&quot;,&quot;Weapons&quot;]" calcext:value-type="string">
            <text:p>,"tags":["Armor","Weapons"]</text:p>
          </table:table-cell>
          <table:table-cell table:formula="of:=FIND(&quot;&gt;&quot;;[.B153])" office:value-type="float" office:value="63" calcext:value-type="float">
            <text:p>63</text:p>
          </table:table-cell>
          <table:table-cell table:formula="of:=MID([.B153];[.R153]+1;LEN([.B153])-[.R153]-5)" office:value-type="string" office:string-value="Grab the &lt;a href=&quot;http://darksouls3.wiki.fextralife.com/Brigand+Axe&quot;&gt;Brigand Axe&lt;/a&gt;, the &lt;a href=&quot;http://darksouls3.wiki.fextralife.com/Brigand+Set&quot;&gt;Brigand Set&lt;/a&gt;, and the &lt;a href=&quot;http://darksouls3.wiki.fextralife.com/Brigand+Twindaggers&quot;&gt;Brigand Twindaggers&lt;/a&gt; from this lower area" calcext:value-type="string">
            <text:p>Grab the &lt;a href="http://darksouls3.wiki.fextralife.com/Brigand+Axe"&gt;Brigand Axe&lt;/a&gt;, the &lt;a href="http://darksouls3.wiki.fextralife.com/Brigand+Set"&gt;Brigand Set&lt;/a&gt;, and the &lt;a href="http://darksouls3.wiki.fextralife.com/Brigand+Twindaggers"&gt;Brigand Twindaggers&lt;/a&gt; from this lower area</text:p>
          </table:table-cell>
          <table:table-cell table:formula="of:=&quot;{&quot;&quot;text&quot;&quot;:&quot;&quot;&quot;&amp;SUBSTITUTE([.S153];&quot;&quot;&quot;&quot;;&quot;\&quot;&quot;&quot;)&amp;&quot;&quot;&quot;&quot;&amp;[.Q153]&amp;&quot;},&quot;" office:value-type="string" office:string-value="{&quot;text&quot;:&quot;Grab the &lt;a href=\&quot;http://darksouls3.wiki.fextralife.com/Brigand+Axe\&quot;&gt;Brigand Axe&lt;/a&gt;, the &lt;a href=\&quot;http://darksouls3.wiki.fextralife.com/Brigand+Set\&quot;&gt;Brigand Set&lt;/a&gt;, and the &lt;a href=\&quot;http://darksouls3.wiki.fextralife.com/Brigand+Twindaggers\&quot;&gt;Brigand Twindaggers&lt;/a&gt; from this lower area&quot;,&quot;tags&quot;:[&quot;Armor&quot;,&quot;Weapons&quot;]}," calcext:value-type="string">
            <text:p>{"text":"Grab the &lt;a href=\"http://darksouls3.wiki.fextralife.com/Brigand+Axe\"&gt;Brigand Axe&lt;/a&gt;, the &lt;a href=\"http://darksouls3.wiki.fextralife.com/Brigand+Set\"&gt;Brigand Set&lt;/a&gt;, and the &lt;a href=\"http://darksouls3.wiki.fextralife.com/Brigand+Twindaggers\"&gt;Brigand Twindaggers&lt;/a&gt; from this lower area","tags":["Armor","Weapons"]},</text:p>
          </table:table-cell>
        </table:table-row>
        <table:table-row table:style-name="ro1">
          <table:table-cell/>
          <table:table-cell office:value-type="string" calcext:value-type="string">
            <text:p><text:s text:c="12"/>&lt;li data-id="playthrough_4_6" class="f_tit"&gt;Turn around and head back up the path and under the bridge. Head up and across the bridge for a &lt;a href="http://darksouls3.wiki.fextralife.com/Titanite+Shard"&gt;Titanite Shard&lt;/a&gt;&lt;/li&gt;</text:p>
          </table:table-cell>
          <table:table-cell table:formula="of:=TRIM([.B154])" office:value-type="string" office:string-value="&lt;li data-id=&quot;playthrough_4_6&quot; class=&quot;f_tit&quot;&gt;Turn around and head back up the path and under the bridge. Head up and across the bridge for a &lt;a href=&quot;http://darksouls3.wiki.fextralife.com/Titanite+Shard&quot;&gt;Titanite Shard&lt;/a&gt;&lt;/li&gt;" calcext:value-type="string">
            <text:p>&lt;li data-id="playthrough_4_6" class="f_tit"&gt;Turn around and head back up the path and under the bridge. Head up and across the bridge for a &lt;a href="http://darksouls3.wiki.fextralife.com/Titanite+Shard"&gt;Titanite Shard&lt;/a&gt;&lt;/li&gt;</text:p>
          </table:table-cell>
          <table:table-cell table:formula="of:=FIND(&quot;&quot;&quot;&quot;;[.C154];15)" office:value-type="float" office:value="29" calcext:value-type="float">
            <text:p>29</text:p>
          </table:table-cell>
          <table:table-cell table:formula="of:=FIND(&quot;&quot;&quot;&quot;;[.C154];[.D154]+1)" office:value-type="float" office:value="37" calcext:value-type="float">
            <text:p>37</text:p>
          </table:table-cell>
          <table:table-cell table:formula="of:=FIND(&quot;&quot;&quot;&quot;;[.C154];[.E154]+1)" office:value-type="float" office:value="43" calcext:value-type="float">
            <text:p>43</text:p>
          </table:table-cell>
          <table:table-cell table:formula="of:=MID([.C154];[.E154]+1;[.F154]-[.E154]-1)" office:value-type="string" office:string-value="f_tit" calcext:value-type="string">
            <text:p>f_tit</text:p>
          </table:table-cell>
          <table:table-cell table:formula="of:=FIND(&quot; &quot;;[.$G154])" office:value-type="string" office:string-value="" calcext:value-type="error">
            <text:p>#VALUE!</text:p>
          </table:table-cell>
          <table:table-cell table:formula="of:=FIND(&quot; &quot;;[.G154];[.H154]+1)" office:value-type="string" office:string-value="" calcext:value-type="error">
            <text:p>#VALUE!</text:p>
          </table:table-cell>
          <table:table-cell table:formula="of:=FIND(&quot; &quot;;[.G154];[.I154]+1)" office:value-type="string" office:string-value="" calcext:value-type="error">
            <text:p>#VALUE!</text:p>
          </table:table-cell>
          <table:table-cell table:formula="of:=LEFT([.G154];IFERROR([.H154]-1;99))" office:value-type="string" office:string-value="f_tit" calcext:value-type="string">
            <text:p>f_tit</text:p>
          </table:table-cell>
          <table:table-cell table:formula="of:=IF(ISERROR([.H154]);&quot;&quot;;MID([.G154];[.H154]+1;IFERROR([.I154]-[.H154]-1;99)))">
            <text:p/>
          </table:table-cell>
          <table:table-cell table:formula="of:=IF(ISERROR([.I154]);&quot;&quot;;MID([.G154];[.I154]+1;IFERROR([.J154]-[.I154]-1;99)))">
            <text:p/>
          </table:table-cell>
          <table:table-cell table:formula="of:=IFERROR(VLOOKUP([.K154];['tag lookup'.$A$1:.$B$1048576];2;0);&quot;&quot;)" office:value-type="string" office:string-value="Titanite" calcext:value-type="string">
            <text:p>Titanite</text:p>
          </table:table-cell>
          <table:table-cell table:formula="of:=IFERROR(VLOOKUP([.L154];['tag lookup'.$A$1:.$B$1048576];2;0);&quot;&quot;)">
            <text:p/>
          </table:table-cell>
          <table:table-cell table:formula="of:=IFERROR(VLOOKUP([.M154];['tag lookup'.$A$1:.$B$1048576];2;0);&quot;&quot;)">
            <text:p/>
          </table:table-cell>
          <table:table-cell table:style-name="ce2" table:formula="of:=IF([.N154]=&quot;&quot;;&quot;&quot;;&quot;,&quot;&quot;tags&quot;&quot;:[&quot;&quot;&quot; &amp; [.N154] &amp; IF([.O154]=&quot;&quot;;&quot;&quot;&quot;]&quot;;&quot;&quot;&quot;,&quot;&quot;&quot; &amp; [.O154]&amp;IF([.P154]=&quot;&quot;;&quot;&quot;&quot;]&quot;;&quot;&quot;&quot;,&quot;&quot;&quot;&amp;[.P154]&amp;&quot;&quot;&quot;]&quot;)))" office:value-type="string" office:string-value=",&quot;tags&quot;:[&quot;Titanite&quot;]" calcext:value-type="string">
            <text:p>,"tags":["Titanite"]</text:p>
          </table:table-cell>
          <table:table-cell table:formula="of:=FIND(&quot;&gt;&quot;;[.B154])" office:value-type="float" office:value="56" calcext:value-type="float">
            <text:p>56</text:p>
          </table:table-cell>
          <table:table-cell table:formula="of:=MID([.B154];[.R154]+1;LEN([.B154])-[.R154]-5)" office:value-type="string" office:string-value="Turn around and head back up the path and under the bridge. Head up and across the bridge for a &lt;a href=&quot;http://darksouls3.wiki.fextralife.com/Titanite+Shard&quot;&gt;Titanite Shard&lt;/a&gt;" calcext:value-type="string">
            <text:p>Turn around and head back up the path and under the bridge. Head up and across the bridge for a &lt;a href="http://darksouls3.wiki.fextralife.com/Titanite+Shard"&gt;Titanite Shard&lt;/a&gt;</text:p>
          </table:table-cell>
          <table:table-cell table:formula="of:=&quot;{&quot;&quot;text&quot;&quot;:&quot;&quot;&quot;&amp;SUBSTITUTE([.S154];&quot;&quot;&quot;&quot;;&quot;\&quot;&quot;&quot;)&amp;&quot;&quot;&quot;&quot;&amp;[.Q154]&amp;&quot;},&quot;" office:value-type="string" office:string-value="{&quot;text&quot;:&quot;Turn around and head back up the path and under the bridge. Head up and across the bridge for a &lt;a href=\&quot;http://darksouls3.wiki.fextralife.com/Titanite+Shard\&quot;&gt;Titanite Shard&lt;/a&gt;&quot;,&quot;tags&quot;:[&quot;Titanite&quot;]}," calcext:value-type="string">
            <text:p>{"text":"Turn around and head back up the path and under the bridge. Head up and across the bridge for a &lt;a href=\"http://darksouls3.wiki.fextralife.com/Titanite+Shard\"&gt;Titanite Shard&lt;/a&gt;","tags":["Titanite"]},</text:p>
          </table:table-cell>
        </table:table-row>
        <table:table-row table:style-name="ro1">
          <table:table-cell/>
          <table:table-cell office:value-type="string" calcext:value-type="string">
            <text:p><text:s text:c="12"/>&lt;li data-id="playthrough_4_7" class="f_ring f_tome"&gt;Cross back over the bridge and head to the next bridge. Before crossing it, drop off to the right to reach an area where you'll find the &lt;a href="http://darksouls3.wiki.fextralife.com/Braille+Divine+Tome+of+Carim"&gt;Braille Divine Tome of Carim&lt;/a&gt; and &lt;a href="http://darksouls3.wiki.fextralife.com/Morne's+Ring"&gt;Morne's Ring&lt;/a&gt;. Give the tome to &lt;a href="http://darksouls3.wiki.fextralife.com/Irina+of+Carim"&gt;Irina of Carim&lt;/a&gt; at Firelink Shrine and buy all the spells it offers if you want her to become a Fire Keeper later in the game&lt;/li&gt;</text:p>
          </table:table-cell>
          <table:table-cell table:formula="of:=TRIM([.B155])" office:value-type="string" office:string-value="&lt;li data-id=&quot;playthrough_4_7&quot; class=&quot;f_ring f_tome&quot;&gt;Cross back over the bridge and head to the next bridge. Before crossing it, drop off to the right to reach an area where you'll find the &lt;a href=&quot;http://darksouls3.wiki.fextralife.com/Braille+Divine+Tome+of+Carim&quot;&gt;Braille Divine Tome of Carim&lt;/a&gt; and &lt;a href=&quot;http://darksouls3.wiki.fextralife.com/Morne's+Ring&quot;&gt;Morne's Ring&lt;/a&gt;. Give the tome to &lt;a href=&quot;http://darksouls3.wiki.fextralife.com/Irina+of+Carim&quot;&gt;Irina of Carim&lt;/a&gt; at Firelink Shrine and buy all the spells it offers if you want her to become a Fire Keeper later in the game&lt;/li&gt;" calcext:value-type="string">
            <text:p>&lt;li data-id="playthrough_4_7" class="f_ring f_tome"&gt;Cross back over the bridge and head to the next bridge. Before crossing it, drop off to the right to reach an area where you'll find the &lt;a href="http://darksouls3.wiki.fextralife.com/Braille+Divine+Tome+of+Carim"&gt;Braille Divine Tome of Carim&lt;/a&gt; and &lt;a href="http://darksouls3.wiki.fextralife.com/Morne's+Ring"&gt;Morne's Ring&lt;/a&gt;. Give the tome to &lt;a href="http://darksouls3.wiki.fextralife.com/Irina+of+Carim"&gt;Irina of Carim&lt;/a&gt; at Firelink Shrine and buy all the spells it offers if you want her to become a Fire Keeper later in the game&lt;/li&gt;</text:p>
          </table:table-cell>
          <table:table-cell table:formula="of:=FIND(&quot;&quot;&quot;&quot;;[.C155];15)" office:value-type="float" office:value="29" calcext:value-type="float">
            <text:p>29</text:p>
          </table:table-cell>
          <table:table-cell table:formula="of:=FIND(&quot;&quot;&quot;&quot;;[.C155];[.D155]+1)" office:value-type="float" office:value="37" calcext:value-type="float">
            <text:p>37</text:p>
          </table:table-cell>
          <table:table-cell table:formula="of:=FIND(&quot;&quot;&quot;&quot;;[.C155];[.E155]+1)" office:value-type="float" office:value="51" calcext:value-type="float">
            <text:p>51</text:p>
          </table:table-cell>
          <table:table-cell table:formula="of:=MID([.C155];[.E155]+1;[.F155]-[.E155]-1)" office:value-type="string" office:string-value="f_ring f_tome" calcext:value-type="string">
            <text:p>f_ring f_tome</text:p>
          </table:table-cell>
          <table:table-cell table:formula="of:=FIND(&quot; &quot;;[.$G155])" office:value-type="float" office:value="7" calcext:value-type="float">
            <text:p>7</text:p>
          </table:table-cell>
          <table:table-cell table:formula="of:=FIND(&quot; &quot;;[.G155];[.H155]+1)" office:value-type="string" office:string-value="" calcext:value-type="error">
            <text:p>#VALUE!</text:p>
          </table:table-cell>
          <table:table-cell table:formula="of:=FIND(&quot; &quot;;[.G155];[.I155]+1)" office:value-type="string" office:string-value="" calcext:value-type="error">
            <text:p>#VALUE!</text:p>
          </table:table-cell>
          <table:table-cell table:formula="of:=LEFT([.G155];IFERROR([.H155]-1;99))" office:value-type="string" office:string-value="f_ring" calcext:value-type="string">
            <text:p>f_ring</text:p>
          </table:table-cell>
          <table:table-cell table:formula="of:=IF(ISERROR([.H155]);&quot;&quot;;MID([.G155];[.H155]+1;IFERROR([.I155]-[.H155]-1;99)))" office:value-type="string" office:string-value="f_tome" calcext:value-type="string">
            <text:p>f_tome</text:p>
          </table:table-cell>
          <table:table-cell table:formula="of:=IF(ISERROR([.I155]);&quot;&quot;;MID([.G155];[.I155]+1;IFERROR([.J155]-[.I155]-1;99)))">
            <text:p/>
          </table:table-cell>
          <table:table-cell table:formula="of:=IFERROR(VLOOKUP([.K155];['tag lookup'.$A$1:.$B$1048576];2;0);&quot;&quot;)" office:value-type="string" office:string-value="Rings" calcext:value-type="string">
            <text:p>Rings</text:p>
          </table:table-cell>
          <table:table-cell table:formula="of:=IFERROR(VLOOKUP([.L155];['tag lookup'.$A$1:.$B$1048576];2;0);&quot;&quot;)">
            <text:p/>
          </table:table-cell>
          <table:table-cell table:formula="of:=IFERROR(VLOOKUP([.M155];['tag lookup'.$A$1:.$B$1048576];2;0);&quot;&quot;)">
            <text:p/>
          </table:table-cell>
          <table:table-cell table:style-name="ce2" table:formula="of:=IF([.N155]=&quot;&quot;;&quot;&quot;;&quot;,&quot;&quot;tags&quot;&quot;:[&quot;&quot;&quot; &amp; [.N155] &amp; IF([.O155]=&quot;&quot;;&quot;&quot;&quot;]&quot;;&quot;&quot;&quot;,&quot;&quot;&quot; &amp; [.O155]&amp;IF([.P155]=&quot;&quot;;&quot;&quot;&quot;]&quot;;&quot;&quot;&quot;,&quot;&quot;&quot;&amp;[.P155]&amp;&quot;&quot;&quot;]&quot;)))" office:value-type="string" office:string-value=",&quot;tags&quot;:[&quot;Rings&quot;]" calcext:value-type="string">
            <text:p>,"tags":["Rings"]</text:p>
          </table:table-cell>
          <table:table-cell table:formula="of:=FIND(&quot;&gt;&quot;;[.B155])" office:value-type="float" office:value="64" calcext:value-type="float">
            <text:p>64</text:p>
          </table:table-cell>
          <table:table-cell table:formula="of:=MID([.B155];[.R155]+1;LEN([.B155])-[.R155]-5)" office:value-type="string" office:string-value="Cross back over the bridge and head to the next bridge. Before crossing it, drop off to the right to reach an area where you'll find the &lt;a href=&quot;http://darksouls3.wiki.fextralife.com/Braille+Divine+Tome+of+Carim&quot;&gt;Braille Divine Tome of Carim&lt;/a&gt; and &lt;a href=&quot;http://darksouls3.wiki.fextralife.com/Morne's+Ring&quot;&gt;Morne's Ring&lt;/a&gt;. Give the tome to &lt;a href=&quot;http://darksouls3.wiki.fextralife.com/Irina+of+Carim&quot;&gt;Irina of Carim&lt;/a&gt; at Firelink Shrine and buy all the spells it offers if you want her to become a Fire Keeper later in the game" calcext:value-type="string">
            <text:p>Cross back over the bridge and head to the next bridge. Before crossing it, drop off to the right to reach an area where you'll find the &lt;a href="http://darksouls3.wiki.fextralife.com/Braille+Divine+Tome+of+Carim"&gt;Braille Divine Tome of Carim&lt;/a&gt; and &lt;a href="http://darksouls3.wiki.fextralife.com/Morne's+Ring"&gt;Morne's Ring&lt;/a&gt;. Give the tome to &lt;a href="http://darksouls3.wiki.fextralife.com/Irina+of+Carim"&gt;Irina of Carim&lt;/a&gt; at Firelink Shrine and buy all the spells it offers if you want her to become a Fire Keeper later in the game</text:p>
          </table:table-cell>
          <table:table-cell table:formula="of:=&quot;{&quot;&quot;text&quot;&quot;:&quot;&quot;&quot;&amp;SUBSTITUTE([.S155];&quot;&quot;&quot;&quot;;&quot;\&quot;&quot;&quot;)&amp;&quot;&quot;&quot;&quot;&amp;[.Q155]&amp;&quot;},&quot;" office:value-type="string" office:string-value="{&quot;text&quot;:&quot;Cross back over the bridge and head to the next bridge. Before crossing it, drop off to the right to reach an area where you'll find the &lt;a href=\&quot;http://darksouls3.wiki.fextralife.com/Braille+Divine+Tome+of+Carim\&quot;&gt;Braille Divine Tome of Carim&lt;/a&gt; and &lt;a href=\&quot;http://darksouls3.wiki.fextralife.com/Morne's+Ring\&quot;&gt;Morne's Ring&lt;/a&gt;. Give the tome to &lt;a href=\&quot;http://darksouls3.wiki.fextralife.com/Irina+of+Carim\&quot;&gt;Irina of Carim&lt;/a&gt; at Firelink Shrine and buy all the spells it offers if you want her to become a Fire Keeper later in the game&quot;,&quot;tags&quot;:[&quot;Rings&quot;]}," calcext:value-type="string">
            <text:p>{"text":"Cross back over the bridge and head to the next bridge. Before crossing it, drop off to the right to reach an area where you'll find the &lt;a href=\"http://darksouls3.wiki.fextralife.com/Braille+Divine+Tome+of+Carim\"&gt;Braille Divine Tome of Carim&lt;/a&gt; and &lt;a href=\"http://darksouls3.wiki.fextralife.com/Morne's+Ring\"&gt;Morne's Ring&lt;/a&gt;. Give the tome to &lt;a href=\"http://darksouls3.wiki.fextralife.com/Irina+of+Carim\"&gt;Irina of Carim&lt;/a&gt; at Firelink Shrine and buy all the spells it offers if you want her to become a Fire Keeper later in the game","tags":["Rings"]},</text:p>
          </table:table-cell>
        </table:table-row>
        <table:table-row table:style-name="ro1">
          <table:table-cell/>
          <table:table-cell office:value-type="string" calcext:value-type="string">
            <text:p><text:s text:c="12"/>&lt;li data-id="playthrough_4_8" class="f_misc"&gt;Before entering the archway that leads to the Halfway Fortress bonfire, you can find an &lt;a href="http://darksouls3.wiki.fextralife.com/Ember"&gt;Ember&lt;/a&gt; on a ledge with a caster enemy&lt;/li&gt;</text:p>
          </table:table-cell>
          <table:table-cell table:formula="of:=TRIM([.B156])" office:value-type="string" office:string-value="&lt;li data-id=&quot;playthrough_4_8&quot; class=&quot;f_misc&quot;&gt;Before entering the archway that leads to the Halfway Fortress bonfire, you can find an &lt;a href=&quot;http://darksouls3.wiki.fextralife.com/Ember&quot;&gt;Ember&lt;/a&gt; on a ledge with a caster enemy&lt;/li&gt;" calcext:value-type="string">
            <text:p>&lt;li data-id="playthrough_4_8" class="f_misc"&gt;Before entering the archway that leads to the Halfway Fortress bonfire, you can find an &lt;a href="http://darksouls3.wiki.fextralife.com/Ember"&gt;Ember&lt;/a&gt; on a ledge with a caster enemy&lt;/li&gt;</text:p>
          </table:table-cell>
          <table:table-cell table:formula="of:=FIND(&quot;&quot;&quot;&quot;;[.C156];15)" office:value-type="float" office:value="29" calcext:value-type="float">
            <text:p>29</text:p>
          </table:table-cell>
          <table:table-cell table:formula="of:=FIND(&quot;&quot;&quot;&quot;;[.C156];[.D156]+1)" office:value-type="float" office:value="37" calcext:value-type="float">
            <text:p>37</text:p>
          </table:table-cell>
          <table:table-cell table:formula="of:=FIND(&quot;&quot;&quot;&quot;;[.C156];[.E156]+1)" office:value-type="float" office:value="44" calcext:value-type="float">
            <text:p>44</text:p>
          </table:table-cell>
          <table:table-cell table:formula="of:=MID([.C156];[.E156]+1;[.F156]-[.E156]-1)" office:value-type="string" office:string-value="f_misc" calcext:value-type="string">
            <text:p>f_misc</text:p>
          </table:table-cell>
          <table:table-cell table:formula="of:=FIND(&quot; &quot;;[.$G156])" office:value-type="string" office:string-value="" calcext:value-type="error">
            <text:p>#VALUE!</text:p>
          </table:table-cell>
          <table:table-cell table:formula="of:=FIND(&quot; &quot;;[.G156];[.H156]+1)" office:value-type="string" office:string-value="" calcext:value-type="error">
            <text:p>#VALUE!</text:p>
          </table:table-cell>
          <table:table-cell table:formula="of:=FIND(&quot; &quot;;[.G156];[.I156]+1)" office:value-type="string" office:string-value="" calcext:value-type="error">
            <text:p>#VALUE!</text:p>
          </table:table-cell>
          <table:table-cell table:formula="of:=LEFT([.G156];IFERROR([.H156]-1;99))" office:value-type="string" office:string-value="f_misc" calcext:value-type="string">
            <text:p>f_misc</text:p>
          </table:table-cell>
          <table:table-cell table:formula="of:=IF(ISERROR([.H156]);&quot;&quot;;MID([.G156];[.H156]+1;IFERROR([.I156]-[.H156]-1;99)))">
            <text:p/>
          </table:table-cell>
          <table:table-cell table:formula="of:=IF(ISERROR([.I156]);&quot;&quot;;MID([.G156];[.I156]+1;IFERROR([.J156]-[.I156]-1;99)))">
            <text:p/>
          </table:table-cell>
          <table:table-cell table:formula="of:=IFERROR(VLOOKUP([.K156];['tag lookup'.$A$1:.$B$1048576];2;0);&quot;&quot;)" office:value-type="string" office:string-value="Misc. items" calcext:value-type="string">
            <text:p>Misc. items</text:p>
          </table:table-cell>
          <table:table-cell table:formula="of:=IFERROR(VLOOKUP([.L156];['tag lookup'.$A$1:.$B$1048576];2;0);&quot;&quot;)">
            <text:p/>
          </table:table-cell>
          <table:table-cell table:formula="of:=IFERROR(VLOOKUP([.M156];['tag lookup'.$A$1:.$B$1048576];2;0);&quot;&quot;)">
            <text:p/>
          </table:table-cell>
          <table:table-cell table:style-name="ce2" table:formula="of:=IF([.N156]=&quot;&quot;;&quot;&quot;;&quot;,&quot;&quot;tags&quot;&quot;:[&quot;&quot;&quot; &amp; [.N156] &amp; IF([.O156]=&quot;&quot;;&quot;&quot;&quot;]&quot;;&quot;&quot;&quot;,&quot;&quot;&quot; &amp; [.O156]&amp;IF([.P156]=&quot;&quot;;&quot;&quot;&quot;]&quot;;&quot;&quot;&quot;,&quot;&quot;&quot;&amp;[.P156]&amp;&quot;&quot;&quot;]&quot;)))" office:value-type="string" office:string-value=",&quot;tags&quot;:[&quot;Misc. items&quot;]" calcext:value-type="string">
            <text:p>,"tags":["Misc. items"]</text:p>
          </table:table-cell>
          <table:table-cell table:formula="of:=FIND(&quot;&gt;&quot;;[.B156])" office:value-type="float" office:value="57" calcext:value-type="float">
            <text:p>57</text:p>
          </table:table-cell>
          <table:table-cell table:formula="of:=MID([.B156];[.R156]+1;LEN([.B156])-[.R156]-5)" office:value-type="string" office:string-value="Before entering the archway that leads to the Halfway Fortress bonfire, you can find an &lt;a href=&quot;http://darksouls3.wiki.fextralife.com/Ember&quot;&gt;Ember&lt;/a&gt; on a ledge with a caster enemy" calcext:value-type="string">
            <text:p>Before entering the archway that leads to the Halfway Fortress bonfire, you can find an &lt;a href="http://darksouls3.wiki.fextralife.com/Ember"&gt;Ember&lt;/a&gt; on a ledge with a caster enemy</text:p>
          </table:table-cell>
          <table:table-cell table:formula="of:=&quot;{&quot;&quot;text&quot;&quot;:&quot;&quot;&quot;&amp;SUBSTITUTE([.S156];&quot;&quot;&quot;&quot;;&quot;\&quot;&quot;&quot;)&amp;&quot;&quot;&quot;&quot;&amp;[.Q156]&amp;&quot;},&quot;" office:value-type="string" office:string-value="{&quot;text&quot;:&quot;Before entering the archway that leads to the Halfway Fortress bonfire, you can find an &lt;a href=\&quot;http://darksouls3.wiki.fextralife.com/Ember\&quot;&gt;Ember&lt;/a&gt; on a ledge with a caster enemy&quot;,&quot;tags&quot;:[&quot;Misc. items&quot;]}," calcext:value-type="string">
            <text:p>{"text":"Before entering the archway that leads to the Halfway Fortress bonfire, you can find an &lt;a href=\"http://darksouls3.wiki.fextralife.com/Ember\"&gt;Ember&lt;/a&gt; on a ledge with a caster enemy","tags":["Misc. items"]},</text:p>
          </table:table-cell>
        </table:table-row>
        <table:table-row table:style-name="ro1">
          <table:table-cell/>
          <table:table-cell office:value-type="string" calcext:value-type="string">
            <text:p><text:s text:c="12"/>&lt;li data-id="playthrough_4_9" class="f_cov f_npc f_miss"&gt;Talk to &lt;a href="http://darksouls3.wiki.fextralife.com/Anri+of+Astora"&gt;Anri of Astora&lt;/a&gt; at the Halfway Fortress bonfire. Talk to &lt;a href="http://darksouls3.wiki.fextralife.com/Horace+the+Hushed"&gt;Horace the Hushed&lt;/a&gt; to get the &lt;a href="http://darksouls3.wiki.fextralife.com/Blue+Sentinels"&gt;Blue Sentinels&lt;/a&gt; covenant. Make sure to deplete Anri's dialogue before continuing the game&lt;/li&gt;</text:p>
          </table:table-cell>
          <table:table-cell table:formula="of:=TRIM([.B157])" office:value-type="string" office:string-value="&lt;li data-id=&quot;playthrough_4_9&quot; class=&quot;f_cov f_npc f_miss&quot;&gt;Talk to &lt;a href=&quot;http://darksouls3.wiki.fextralife.com/Anri+of+Astora&quot;&gt;Anri of Astora&lt;/a&gt; at the Halfway Fortress bonfire. Talk to &lt;a href=&quot;http://darksouls3.wiki.fextralife.com/Horace+the+Hushed&quot;&gt;Horace the Hushed&lt;/a&gt; to get the &lt;a href=&quot;http://darksouls3.wiki.fextralife.com/Blue+Sentinels&quot;&gt;Blue Sentinels&lt;/a&gt; covenant. Make sure to deplete Anri's dialogue before continuing the game&lt;/li&gt;" calcext:value-type="string">
            <text:p>&lt;li data-id="playthrough_4_9" class="f_cov f_npc f_miss"&gt;Talk to &lt;a href="http://darksouls3.wiki.fextralife.com/Anri+of+Astora"&gt;Anri of Astora&lt;/a&gt; at the Halfway Fortress bonfire. Talk to &lt;a href="http://darksouls3.wiki.fextralife.com/Horace+the+Hushed"&gt;Horace the Hushed&lt;/a&gt; to get the &lt;a href="http://darksouls3.wiki.fextralife.com/Blue+Sentinels"&gt;Blue Sentinels&lt;/a&gt; covenant. Make sure to deplete Anri's dialogue before continuing the game&lt;/li&gt;</text:p>
          </table:table-cell>
          <table:table-cell table:formula="of:=FIND(&quot;&quot;&quot;&quot;;[.C157];15)" office:value-type="float" office:value="29" calcext:value-type="float">
            <text:p>29</text:p>
          </table:table-cell>
          <table:table-cell table:formula="of:=FIND(&quot;&quot;&quot;&quot;;[.C157];[.D157]+1)" office:value-type="float" office:value="37" calcext:value-type="float">
            <text:p>37</text:p>
          </table:table-cell>
          <table:table-cell table:formula="of:=FIND(&quot;&quot;&quot;&quot;;[.C157];[.E157]+1)" office:value-type="float" office:value="56" calcext:value-type="float">
            <text:p>56</text:p>
          </table:table-cell>
          <table:table-cell table:formula="of:=MID([.C157];[.E157]+1;[.F157]-[.E157]-1)" office:value-type="string" office:string-value="f_cov f_npc f_miss" calcext:value-type="string">
            <text:p>f_cov f_npc f_miss</text:p>
          </table:table-cell>
          <table:table-cell table:formula="of:=FIND(&quot; &quot;;[.$G157])" office:value-type="float" office:value="6" calcext:value-type="float">
            <text:p>6</text:p>
          </table:table-cell>
          <table:table-cell table:formula="of:=FIND(&quot; &quot;;[.G157];[.H157]+1)" office:value-type="float" office:value="12" calcext:value-type="float">
            <text:p>12</text:p>
          </table:table-cell>
          <table:table-cell table:formula="of:=FIND(&quot; &quot;;[.G157];[.I157]+1)" office:value-type="string" office:string-value="" calcext:value-type="error">
            <text:p>#VALUE!</text:p>
          </table:table-cell>
          <table:table-cell table:formula="of:=LEFT([.G157];IFERROR([.H157]-1;99))" office:value-type="string" office:string-value="f_cov" calcext:value-type="string">
            <text:p>f_cov</text:p>
          </table:table-cell>
          <table:table-cell table:formula="of:=IF(ISERROR([.H157]);&quot;&quot;;MID([.G157];[.H157]+1;IFERROR([.I157]-[.H157]-1;99)))" office:value-type="string" office:string-value="f_npc" calcext:value-type="string">
            <text:p>f_npc</text:p>
          </table:table-cell>
          <table:table-cell table:formula="of:=IF(ISERROR([.I157]);&quot;&quot;;MID([.G157];[.I157]+1;IFERROR([.J157]-[.I157]-1;99)))" office:value-type="string" office:string-value="f_miss" calcext:value-type="string">
            <text:p>f_miss</text:p>
          </table:table-cell>
          <table:table-cell table:formula="of:=IFERROR(VLOOKUP([.K157];['tag lookup'.$A$1:.$B$1048576];2;0);&quot;&quot;)">
            <text:p/>
          </table:table-cell>
          <table:table-cell table:formula="of:=IFERROR(VLOOKUP([.L157];['tag lookup'.$A$1:.$B$1048576];2;0);&quot;&quot;)">
            <text:p/>
          </table:table-cell>
          <table:table-cell table:formula="of:=IFERROR(VLOOKUP([.M157];['tag lookup'.$A$1:.$B$1048576];2;0);&quot;&quot;)" office:value-type="string" office:string-value="Missable" calcext:value-type="string">
            <text:p>Missable</text:p>
          </table:table-cell>
          <table:table-cell table:style-name="ce2" table:formula="of:=IF([.N157]=&quot;&quot;;&quot;&quot;;&quot;,&quot;&quot;tags&quot;&quot;:[&quot;&quot;&quot; &amp; [.N157] &amp; IF([.O157]=&quot;&quot;;&quot;&quot;&quot;]&quot;;&quot;&quot;&quot;,&quot;&quot;&quot; &amp; [.O157]&amp;IF([.P157]=&quot;&quot;;&quot;&quot;&quot;]&quot;;&quot;&quot;&quot;,&quot;&quot;&quot;&amp;[.P157]&amp;&quot;&quot;&quot;]&quot;)))">
            <text:p/>
          </table:table-cell>
          <table:table-cell table:formula="of:=FIND(&quot;&gt;&quot;;[.B157])" office:value-type="float" office:value="69" calcext:value-type="float">
            <text:p>69</text:p>
          </table:table-cell>
          <table:table-cell table:formula="of:=MID([.B157];[.R157]+1;LEN([.B157])-[.R157]-5)" office:value-type="string" office:string-value="Talk to &lt;a href=&quot;http://darksouls3.wiki.fextralife.com/Anri+of+Astora&quot;&gt;Anri of Astora&lt;/a&gt; at the Halfway Fortress bonfire. Talk to &lt;a href=&quot;http://darksouls3.wiki.fextralife.com/Horace+the+Hushed&quot;&gt;Horace the Hushed&lt;/a&gt; to get the &lt;a href=&quot;http://darksouls3.wiki.fextralife.com/Blue+Sentinels&quot;&gt;Blue Sentinels&lt;/a&gt; covenant. Make sure to deplete Anri's dialogue before continuing the game" calcext:value-type="string">
            <text:p>Talk to &lt;a href="http://darksouls3.wiki.fextralife.com/Anri+of+Astora"&gt;Anri of Astora&lt;/a&gt; at the Halfway Fortress bonfire. Talk to &lt;a href="http://darksouls3.wiki.fextralife.com/Horace+the+Hushed"&gt;Horace the Hushed&lt;/a&gt; to get the &lt;a href="http://darksouls3.wiki.fextralife.com/Blue+Sentinels"&gt;Blue Sentinels&lt;/a&gt; covenant. Make sure to deplete Anri's dialogue before continuing the game</text:p>
          </table:table-cell>
          <table:table-cell table:formula="of:=&quot;{&quot;&quot;text&quot;&quot;:&quot;&quot;&quot;&amp;SUBSTITUTE([.S157];&quot;&quot;&quot;&quot;;&quot;\&quot;&quot;&quot;)&amp;&quot;&quot;&quot;&quot;&amp;[.Q157]&amp;&quot;},&quot;" office:value-type="string" office:string-value="{&quot;text&quot;:&quot;Talk to &lt;a href=\&quot;http://darksouls3.wiki.fextralife.com/Anri+of+Astora\&quot;&gt;Anri of Astora&lt;/a&gt; at the Halfway Fortress bonfire. Talk to &lt;a href=\&quot;http://darksouls3.wiki.fextralife.com/Horace+the+Hushed\&quot;&gt;Horace the Hushed&lt;/a&gt; to get the &lt;a href=\&quot;http://darksouls3.wiki.fextralife.com/Blue+Sentinels\&quot;&gt;Blue Sentinels&lt;/a&gt; covenant. Make sure to deplete Anri's dialogue before continuing the game&quot;}," calcext:value-type="string">
            <text:p>{"text":"Talk to &lt;a href=\"http://darksouls3.wiki.fextralife.com/Anri+of+Astora\"&gt;Anri of Astora&lt;/a&gt; at the Halfway Fortress bonfire. Talk to &lt;a href=\"http://darksouls3.wiki.fextralife.com/Horace+the+Hushed\"&gt;Horace the Hushed&lt;/a&gt; to get the &lt;a href=\"http://darksouls3.wiki.fextralife.com/Blue+Sentinels\"&gt;Blue Sentinels&lt;/a&gt; covenant. Make sure to deplete Anri's dialogue before continuing the game"},</text:p>
          </table:table-cell>
        </table:table-row>
        <table:table-row table:style-name="ro1">
          <table:table-cell/>
          <table:table-cell office:value-type="string" calcext:value-type="string">
            <text:p><text:s text:c="12"/>&lt;li data-id="playthrough_4_10" class="f_npc f_miss"&gt;After meeting Anri of Astora, return to Firelink Shrine to talk to &lt;a href="http://darksouls3.wiki.fextralife.com/Sirris+of+the+Sunless+Realms"&gt;Sirris of the Sunless Realms&lt;/a&gt; to begin her quest line&lt;/li&gt;</text:p>
          </table:table-cell>
          <table:table-cell table:formula="of:=TRIM([.B158])" office:value-type="string" office:string-value="&lt;li data-id=&quot;playthrough_4_10&quot; class=&quot;f_npc f_miss&quot;&gt;After meeting Anri of Astora, return to Firelink Shrine to talk to &lt;a href=&quot;http://darksouls3.wiki.fextralife.com/Sirris+of+the+Sunless+Realms&quot;&gt;Sirris of the Sunless Realms&lt;/a&gt; to begin her quest line&lt;/li&gt;" calcext:value-type="string">
            <text:p>&lt;li data-id="playthrough_4_10" class="f_npc f_miss"&gt;After meeting Anri of Astora, return to Firelink Shrine to talk to &lt;a href="http://darksouls3.wiki.fextralife.com/Sirris+of+the+Sunless+Realms"&gt;Sirris of the Sunless Realms&lt;/a&gt; to begin her quest line&lt;/li&gt;</text:p>
          </table:table-cell>
          <table:table-cell table:formula="of:=FIND(&quot;&quot;&quot;&quot;;[.C158];15)" office:value-type="float" office:value="30" calcext:value-type="float">
            <text:p>30</text:p>
          </table:table-cell>
          <table:table-cell table:formula="of:=FIND(&quot;&quot;&quot;&quot;;[.C158];[.D158]+1)" office:value-type="float" office:value="38" calcext:value-type="float">
            <text:p>38</text:p>
          </table:table-cell>
          <table:table-cell table:formula="of:=FIND(&quot;&quot;&quot;&quot;;[.C158];[.E158]+1)" office:value-type="float" office:value="51" calcext:value-type="float">
            <text:p>51</text:p>
          </table:table-cell>
          <table:table-cell table:formula="of:=MID([.C158];[.E158]+1;[.F158]-[.E158]-1)" office:value-type="string" office:string-value="f_npc f_miss" calcext:value-type="string">
            <text:p>f_npc f_miss</text:p>
          </table:table-cell>
          <table:table-cell table:formula="of:=FIND(&quot; &quot;;[.$G158])" office:value-type="float" office:value="6" calcext:value-type="float">
            <text:p>6</text:p>
          </table:table-cell>
          <table:table-cell table:formula="of:=FIND(&quot; &quot;;[.G158];[.H158]+1)" office:value-type="string" office:string-value="" calcext:value-type="error">
            <text:p>#VALUE!</text:p>
          </table:table-cell>
          <table:table-cell table:formula="of:=FIND(&quot; &quot;;[.G158];[.I158]+1)" office:value-type="string" office:string-value="" calcext:value-type="error">
            <text:p>#VALUE!</text:p>
          </table:table-cell>
          <table:table-cell table:formula="of:=LEFT([.G158];IFERROR([.H158]-1;99))" office:value-type="string" office:string-value="f_npc" calcext:value-type="string">
            <text:p>f_npc</text:p>
          </table:table-cell>
          <table:table-cell table:formula="of:=IF(ISERROR([.H158]);&quot;&quot;;MID([.G158];[.H158]+1;IFERROR([.I158]-[.H158]-1;99)))" office:value-type="string" office:string-value="f_miss" calcext:value-type="string">
            <text:p>f_miss</text:p>
          </table:table-cell>
          <table:table-cell table:formula="of:=IF(ISERROR([.I158]);&quot;&quot;;MID([.G158];[.I158]+1;IFERROR([.J158]-[.I158]-1;99)))">
            <text:p/>
          </table:table-cell>
          <table:table-cell table:formula="of:=IFERROR(VLOOKUP([.K158];['tag lookup'.$A$1:.$B$1048576];2;0);&quot;&quot;)">
            <text:p/>
          </table:table-cell>
          <table:table-cell table:formula="of:=IFERROR(VLOOKUP([.L158];['tag lookup'.$A$1:.$B$1048576];2;0);&quot;&quot;)" office:value-type="string" office:string-value="Missable" calcext:value-type="string">
            <text:p>Missable</text:p>
          </table:table-cell>
          <table:table-cell table:formula="of:=IFERROR(VLOOKUP([.M158];['tag lookup'.$A$1:.$B$1048576];2;0);&quot;&quot;)">
            <text:p/>
          </table:table-cell>
          <table:table-cell table:style-name="ce2" table:formula="of:=IF([.N158]=&quot;&quot;;&quot;&quot;;&quot;,&quot;&quot;tags&quot;&quot;:[&quot;&quot;&quot; &amp; [.N158] &amp; IF([.O158]=&quot;&quot;;&quot;&quot;&quot;]&quot;;&quot;&quot;&quot;,&quot;&quot;&quot; &amp; [.O158]&amp;IF([.P158]=&quot;&quot;;&quot;&quot;&quot;]&quot;;&quot;&quot;&quot;,&quot;&quot;&quot;&amp;[.P158]&amp;&quot;&quot;&quot;]&quot;)))">
            <text:p/>
          </table:table-cell>
          <table:table-cell table:formula="of:=FIND(&quot;&gt;&quot;;[.B158])" office:value-type="float" office:value="64" calcext:value-type="float">
            <text:p>64</text:p>
          </table:table-cell>
          <table:table-cell table:formula="of:=MID([.B158];[.R158]+1;LEN([.B158])-[.R158]-5)" office:value-type="string" office:string-value="After meeting Anri of Astora, return to Firelink Shrine to talk to &lt;a href=&quot;http://darksouls3.wiki.fextralife.com/Sirris+of+the+Sunless+Realms&quot;&gt;Sirris of the Sunless Realms&lt;/a&gt; to begin her quest line" calcext:value-type="string">
            <text:p>After meeting Anri of Astora, return to Firelink Shrine to talk to &lt;a href="http://darksouls3.wiki.fextralife.com/Sirris+of+the+Sunless+Realms"&gt;Sirris of the Sunless Realms&lt;/a&gt; to begin her quest line</text:p>
          </table:table-cell>
          <table:table-cell table:formula="of:=&quot;{&quot;&quot;text&quot;&quot;:&quot;&quot;&quot;&amp;SUBSTITUTE([.S158];&quot;&quot;&quot;&quot;;&quot;\&quot;&quot;&quot;)&amp;&quot;&quot;&quot;&quot;&amp;[.Q158]&amp;&quot;},&quot;" office:value-type="string" office:string-value="{&quot;text&quot;:&quot;After meeting Anri of Astora, return to Firelink Shrine to talk to &lt;a href=\&quot;http://darksouls3.wiki.fextralife.com/Sirris+of+the+Sunless+Realms\&quot;&gt;Sirris of the Sunless Realms&lt;/a&gt; to begin her quest line&quot;}," calcext:value-type="string">
            <text:p>{"text":"After meeting Anri of Astora, return to Firelink Shrine to talk to &lt;a href=\"http://darksouls3.wiki.fextralife.com/Sirris+of+the+Sunless+Realms\"&gt;Sirris of the Sunless Realms&lt;/a&gt; to begin her quest line"},</text:p>
          </table:table-cell>
        </table:table-row>
        <table:table-row table:style-name="ro1">
          <table:table-cell/>
          <table:table-cell office:value-type="string" calcext:value-type="string">
            <text:p><text:s text:c="12"/>&lt;li data-id="playthrough_4_11" class="f_misc"&gt;Head into the Crucifixion Woods from the Halfway Fortress bonfire. Drop off the right side of the path as soon as it turns left, and drop again to grab a &lt;a href="http://darksouls3.wiki.fextralife.com/Soul+of+an+Unknown+Traveler"&gt;Soul of an Unknown Traveler&lt;/a&gt;&lt;/li&gt;</text:p>
          </table:table-cell>
          <table:table-cell table:formula="of:=TRIM([.B159])" office:value-type="string" office:string-value="&lt;li data-id=&quot;playthrough_4_11&quot; class=&quot;f_misc&quot;&gt;Head into the Crucifixion Woods from the Halfway Fortress bonfire. Drop off the right side of the path as soon as it turns left, and drop again to grab a &lt;a href=&quot;http://darksouls3.wiki.fextralife.com/Soul+of+an+Unknown+Traveler&quot;&gt;Soul of an Unknown Traveler&lt;/a&gt;&lt;/li&gt;" calcext:value-type="string">
            <text:p>&lt;li data-id="playthrough_4_11" class="f_misc"&gt;Head into the Crucifixion Woods from the Halfway Fortress bonfire. Drop off the right side of the path as soon as it turns left, and drop again to grab a &lt;a href="http://darksouls3.wiki.fextralife.com/Soul+of+an+Unknown+Traveler"&gt;Soul of an Unknown Traveler&lt;/a&gt;&lt;/li&gt;</text:p>
          </table:table-cell>
          <table:table-cell table:formula="of:=FIND(&quot;&quot;&quot;&quot;;[.C159];15)" office:value-type="float" office:value="30" calcext:value-type="float">
            <text:p>30</text:p>
          </table:table-cell>
          <table:table-cell table:formula="of:=FIND(&quot;&quot;&quot;&quot;;[.C159];[.D159]+1)" office:value-type="float" office:value="38" calcext:value-type="float">
            <text:p>38</text:p>
          </table:table-cell>
          <table:table-cell table:formula="of:=FIND(&quot;&quot;&quot;&quot;;[.C159];[.E159]+1)" office:value-type="float" office:value="45" calcext:value-type="float">
            <text:p>45</text:p>
          </table:table-cell>
          <table:table-cell table:formula="of:=MID([.C159];[.E159]+1;[.F159]-[.E159]-1)" office:value-type="string" office:string-value="f_misc" calcext:value-type="string">
            <text:p>f_misc</text:p>
          </table:table-cell>
          <table:table-cell table:formula="of:=FIND(&quot; &quot;;[.$G159])" office:value-type="string" office:string-value="" calcext:value-type="error">
            <text:p>#VALUE!</text:p>
          </table:table-cell>
          <table:table-cell table:formula="of:=FIND(&quot; &quot;;[.G159];[.H159]+1)" office:value-type="string" office:string-value="" calcext:value-type="error">
            <text:p>#VALUE!</text:p>
          </table:table-cell>
          <table:table-cell table:formula="of:=FIND(&quot; &quot;;[.G159];[.I159]+1)" office:value-type="string" office:string-value="" calcext:value-type="error">
            <text:p>#VALUE!</text:p>
          </table:table-cell>
          <table:table-cell table:formula="of:=LEFT([.G159];IFERROR([.H159]-1;99))" office:value-type="string" office:string-value="f_misc" calcext:value-type="string">
            <text:p>f_misc</text:p>
          </table:table-cell>
          <table:table-cell table:formula="of:=IF(ISERROR([.H159]);&quot;&quot;;MID([.G159];[.H159]+1;IFERROR([.I159]-[.H159]-1;99)))">
            <text:p/>
          </table:table-cell>
          <table:table-cell table:formula="of:=IF(ISERROR([.I159]);&quot;&quot;;MID([.G159];[.I159]+1;IFERROR([.J159]-[.I159]-1;99)))">
            <text:p/>
          </table:table-cell>
          <table:table-cell table:formula="of:=IFERROR(VLOOKUP([.K159];['tag lookup'.$A$1:.$B$1048576];2;0);&quot;&quot;)" office:value-type="string" office:string-value="Misc. items" calcext:value-type="string">
            <text:p>Misc. items</text:p>
          </table:table-cell>
          <table:table-cell table:formula="of:=IFERROR(VLOOKUP([.L159];['tag lookup'.$A$1:.$B$1048576];2;0);&quot;&quot;)">
            <text:p/>
          </table:table-cell>
          <table:table-cell table:formula="of:=IFERROR(VLOOKUP([.M159];['tag lookup'.$A$1:.$B$1048576];2;0);&quot;&quot;)">
            <text:p/>
          </table:table-cell>
          <table:table-cell table:style-name="ce2" table:formula="of:=IF([.N159]=&quot;&quot;;&quot;&quot;;&quot;,&quot;&quot;tags&quot;&quot;:[&quot;&quot;&quot; &amp; [.N159] &amp; IF([.O159]=&quot;&quot;;&quot;&quot;&quot;]&quot;;&quot;&quot;&quot;,&quot;&quot;&quot; &amp; [.O159]&amp;IF([.P159]=&quot;&quot;;&quot;&quot;&quot;]&quot;;&quot;&quot;&quot;,&quot;&quot;&quot;&amp;[.P159]&amp;&quot;&quot;&quot;]&quot;)))" office:value-type="string" office:string-value=",&quot;tags&quot;:[&quot;Misc. items&quot;]" calcext:value-type="string">
            <text:p>,"tags":["Misc. items"]</text:p>
          </table:table-cell>
          <table:table-cell table:formula="of:=FIND(&quot;&gt;&quot;;[.B159])" office:value-type="float" office:value="58" calcext:value-type="float">
            <text:p>58</text:p>
          </table:table-cell>
          <table:table-cell table:formula="of:=MID([.B159];[.R159]+1;LEN([.B159])-[.R159]-5)" office:value-type="string" office:string-value="Head into the Crucifixion Woods from the Halfway Fortress bonfire. Drop off the right side of the path as soon as it turns left, and drop again to grab a &lt;a href=&quot;http://darksouls3.wiki.fextralife.com/Soul+of+an+Unknown+Traveler&quot;&gt;Soul of an Unknown Traveler&lt;/a&gt;" calcext:value-type="string">
            <text:p>Head into the Crucifixion Woods from the Halfway Fortress bonfire. Drop off the right side of the path as soon as it turns left, and drop again to grab a &lt;a href="http://darksouls3.wiki.fextralife.com/Soul+of+an+Unknown+Traveler"&gt;Soul of an Unknown Traveler&lt;/a&gt;</text:p>
          </table:table-cell>
          <table:table-cell table:formula="of:=&quot;{&quot;&quot;text&quot;&quot;:&quot;&quot;&quot;&amp;SUBSTITUTE([.S159];&quot;&quot;&quot;&quot;;&quot;\&quot;&quot;&quot;)&amp;&quot;&quot;&quot;&quot;&amp;[.Q159]&amp;&quot;},&quot;" office:value-type="string" office:string-value="{&quot;text&quot;:&quot;Head into the Crucifixion Woods from the Halfway Fortress bonfire. Drop off the right side of the path as soon as it turns left, and drop again to grab a &lt;a href=\&quot;http://darksouls3.wiki.fextralife.com/Soul+of+an+Unknown+Traveler\&quot;&gt;Soul of an Unknown Traveler&lt;/a&gt;&quot;,&quot;tags&quot;:[&quot;Misc. items&quot;]}," calcext:value-type="string">
            <text:p>{"text":"Head into the Crucifixion Woods from the Halfway Fortress bonfire. Drop off the right side of the path as soon as it turns left, and drop again to grab a &lt;a href=\"http://darksouls3.wiki.fextralife.com/Soul+of+an+Unknown+Traveler\"&gt;Soul of an Unknown Traveler&lt;/a&gt;","tags":["Misc. items"]},</text:p>
          </table:table-cell>
        </table:table-row>
        <table:table-row table:style-name="ro1">
          <table:table-cell/>
          <table:table-cell office:value-type="string" calcext:value-type="string">
            <text:p><text:s text:c="12"/>&lt;li data-id="playthrough_4_12" class="f_arm"&gt;Drop off again and head straight while hugging the wall to your right. You'll arrive at a door. Head in and straight across to a balcony-type area where you'll find some stairs leading to the &lt;a href="http://darksouls3.wiki.fextralife.com/Sellsword+Set"&gt;Sellsword Set&lt;/a&gt;&lt;/li&gt;</text:p>
          </table:table-cell>
          <table:table-cell table:formula="of:=TRIM([.B160])" office:value-type="string" office:string-value="&lt;li data-id=&quot;playthrough_4_12&quot; class=&quot;f_arm&quot;&gt;Drop off again and head straight while hugging the wall to your right. You'll arrive at a door. Head in and straight across to a balcony-type area where you'll find some stairs leading to the &lt;a href=&quot;http://darksouls3.wiki.fextralife.com/Sellsword+Set&quot;&gt;Sellsword Set&lt;/a&gt;&lt;/li&gt;" calcext:value-type="string">
            <text:p>&lt;li data-id="playthrough_4_12" class="f_arm"&gt;Drop off again and head straight while hugging the wall to your right. You'll arrive at a door. Head in and straight across to a balcony-type area where you'll find some stairs leading to the &lt;a href="http://darksouls3.wiki.fextralife.com/Sellsword+Set"&gt;Sellsword Set&lt;/a&gt;&lt;/li&gt;</text:p>
          </table:table-cell>
          <table:table-cell table:formula="of:=FIND(&quot;&quot;&quot;&quot;;[.C160];15)" office:value-type="float" office:value="30" calcext:value-type="float">
            <text:p>30</text:p>
          </table:table-cell>
          <table:table-cell table:formula="of:=FIND(&quot;&quot;&quot;&quot;;[.C160];[.D160]+1)" office:value-type="float" office:value="38" calcext:value-type="float">
            <text:p>38</text:p>
          </table:table-cell>
          <table:table-cell table:formula="of:=FIND(&quot;&quot;&quot;&quot;;[.C160];[.E160]+1)" office:value-type="float" office:value="44" calcext:value-type="float">
            <text:p>44</text:p>
          </table:table-cell>
          <table:table-cell table:formula="of:=MID([.C160];[.E160]+1;[.F160]-[.E160]-1)" office:value-type="string" office:string-value="f_arm" calcext:value-type="string">
            <text:p>f_arm</text:p>
          </table:table-cell>
          <table:table-cell table:formula="of:=FIND(&quot; &quot;;[.$G160])" office:value-type="string" office:string-value="" calcext:value-type="error">
            <text:p>#VALUE!</text:p>
          </table:table-cell>
          <table:table-cell table:formula="of:=FIND(&quot; &quot;;[.G160];[.H160]+1)" office:value-type="string" office:string-value="" calcext:value-type="error">
            <text:p>#VALUE!</text:p>
          </table:table-cell>
          <table:table-cell table:formula="of:=FIND(&quot; &quot;;[.G160];[.I160]+1)" office:value-type="string" office:string-value="" calcext:value-type="error">
            <text:p>#VALUE!</text:p>
          </table:table-cell>
          <table:table-cell table:formula="of:=LEFT([.G160];IFERROR([.H160]-1;99))" office:value-type="string" office:string-value="f_arm" calcext:value-type="string">
            <text:p>f_arm</text:p>
          </table:table-cell>
          <table:table-cell table:formula="of:=IF(ISERROR([.H160]);&quot;&quot;;MID([.G160];[.H160]+1;IFERROR([.I160]-[.H160]-1;99)))">
            <text:p/>
          </table:table-cell>
          <table:table-cell table:formula="of:=IF(ISERROR([.I160]);&quot;&quot;;MID([.G160];[.I160]+1;IFERROR([.J160]-[.I160]-1;99)))">
            <text:p/>
          </table:table-cell>
          <table:table-cell table:formula="of:=IFERROR(VLOOKUP([.K160];['tag lookup'.$A$1:.$B$1048576];2;0);&quot;&quot;)" office:value-type="string" office:string-value="Armor" calcext:value-type="string">
            <text:p>Armor</text:p>
          </table:table-cell>
          <table:table-cell table:formula="of:=IFERROR(VLOOKUP([.L160];['tag lookup'.$A$1:.$B$1048576];2;0);&quot;&quot;)">
            <text:p/>
          </table:table-cell>
          <table:table-cell table:formula="of:=IFERROR(VLOOKUP([.M160];['tag lookup'.$A$1:.$B$1048576];2;0);&quot;&quot;)">
            <text:p/>
          </table:table-cell>
          <table:table-cell table:style-name="ce2" table:formula="of:=IF([.N160]=&quot;&quot;;&quot;&quot;;&quot;,&quot;&quot;tags&quot;&quot;:[&quot;&quot;&quot; &amp; [.N160] &amp; IF([.O160]=&quot;&quot;;&quot;&quot;&quot;]&quot;;&quot;&quot;&quot;,&quot;&quot;&quot; &amp; [.O160]&amp;IF([.P160]=&quot;&quot;;&quot;&quot;&quot;]&quot;;&quot;&quot;&quot;,&quot;&quot;&quot;&amp;[.P160]&amp;&quot;&quot;&quot;]&quot;)))" office:value-type="string" office:string-value=",&quot;tags&quot;:[&quot;Armor&quot;]" calcext:value-type="string">
            <text:p>,"tags":["Armor"]</text:p>
          </table:table-cell>
          <table:table-cell table:formula="of:=FIND(&quot;&gt;&quot;;[.B160])" office:value-type="float" office:value="57" calcext:value-type="float">
            <text:p>57</text:p>
          </table:table-cell>
          <table:table-cell table:formula="of:=MID([.B160];[.R160]+1;LEN([.B160])-[.R160]-5)" office:value-type="string" office:string-value="Drop off again and head straight while hugging the wall to your right. You'll arrive at a door. Head in and straight across to a balcony-type area where you'll find some stairs leading to the &lt;a href=&quot;http://darksouls3.wiki.fextralife.com/Sellsword+Set&quot;&gt;Sellsword Set&lt;/a&gt;" calcext:value-type="string">
            <text:p>Drop off again and head straight while hugging the wall to your right. You'll arrive at a door. Head in and straight across to a balcony-type area where you'll find some stairs leading to the &lt;a href="http://darksouls3.wiki.fextralife.com/Sellsword+Set"&gt;Sellsword Set&lt;/a&gt;</text:p>
          </table:table-cell>
          <table:table-cell table:formula="of:=&quot;{&quot;&quot;text&quot;&quot;:&quot;&quot;&quot;&amp;SUBSTITUTE([.S160];&quot;&quot;&quot;&quot;;&quot;\&quot;&quot;&quot;)&amp;&quot;&quot;&quot;&quot;&amp;[.Q160]&amp;&quot;},&quot;" office:value-type="string" office:string-value="{&quot;text&quot;:&quot;Drop off again and head straight while hugging the wall to your right. You'll arrive at a door. Head in and straight across to a balcony-type area where you'll find some stairs leading to the &lt;a href=\&quot;http://darksouls3.wiki.fextralife.com/Sellsword+Set\&quot;&gt;Sellsword Set&lt;/a&gt;&quot;,&quot;tags&quot;:[&quot;Armor&quot;]}," calcext:value-type="string">
            <text:p>{"text":"Drop off again and head straight while hugging the wall to your right. You'll arrive at a door. Head in and straight across to a balcony-type area where you'll find some stairs leading to the &lt;a href=\"http://darksouls3.wiki.fextralife.com/Sellsword+Set\"&gt;Sellsword Set&lt;/a&gt;","tags":["Armor"]},</text:p>
          </table:table-cell>
        </table:table-row>
        <table:table-row table:style-name="ro1">
          <table:table-cell/>
          <table:table-cell office:value-type="string" calcext:value-type="string">
            <text:p><text:s text:c="12"/>&lt;li data-id="playthrough_4_13" class="f_weap"&gt;Drop down to find the &lt;a href="http://darksouls3.wiki.fextralife.com/Sellsword+Twinblades"&gt;Sellsword Twinblades&lt;/a&gt; directly underneath the corpse that had the Sellsword Set&lt;/li&gt;</text:p>
          </table:table-cell>
          <table:table-cell table:formula="of:=TRIM([.B161])" office:value-type="string" office:string-value="&lt;li data-id=&quot;playthrough_4_13&quot; class=&quot;f_weap&quot;&gt;Drop down to find the &lt;a href=&quot;http://darksouls3.wiki.fextralife.com/Sellsword+Twinblades&quot;&gt;Sellsword Twinblades&lt;/a&gt; directly underneath the corpse that had the Sellsword Set&lt;/li&gt;" calcext:value-type="string">
            <text:p>&lt;li data-id="playthrough_4_13" class="f_weap"&gt;Drop down to find the &lt;a href="http://darksouls3.wiki.fextralife.com/Sellsword+Twinblades"&gt;Sellsword Twinblades&lt;/a&gt; directly underneath the corpse that had the Sellsword Set&lt;/li&gt;</text:p>
          </table:table-cell>
          <table:table-cell table:formula="of:=FIND(&quot;&quot;&quot;&quot;;[.C161];15)" office:value-type="float" office:value="30" calcext:value-type="float">
            <text:p>30</text:p>
          </table:table-cell>
          <table:table-cell table:formula="of:=FIND(&quot;&quot;&quot;&quot;;[.C161];[.D161]+1)" office:value-type="float" office:value="38" calcext:value-type="float">
            <text:p>38</text:p>
          </table:table-cell>
          <table:table-cell table:formula="of:=FIND(&quot;&quot;&quot;&quot;;[.C161];[.E161]+1)" office:value-type="float" office:value="45" calcext:value-type="float">
            <text:p>45</text:p>
          </table:table-cell>
          <table:table-cell table:formula="of:=MID([.C161];[.E161]+1;[.F161]-[.E161]-1)" office:value-type="string" office:string-value="f_weap" calcext:value-type="string">
            <text:p>f_weap</text:p>
          </table:table-cell>
          <table:table-cell table:formula="of:=FIND(&quot; &quot;;[.$G161])" office:value-type="string" office:string-value="" calcext:value-type="error">
            <text:p>#VALUE!</text:p>
          </table:table-cell>
          <table:table-cell table:formula="of:=FIND(&quot; &quot;;[.G161];[.H161]+1)" office:value-type="string" office:string-value="" calcext:value-type="error">
            <text:p>#VALUE!</text:p>
          </table:table-cell>
          <table:table-cell table:formula="of:=FIND(&quot; &quot;;[.G161];[.I161]+1)" office:value-type="string" office:string-value="" calcext:value-type="error">
            <text:p>#VALUE!</text:p>
          </table:table-cell>
          <table:table-cell table:formula="of:=LEFT([.G161];IFERROR([.H161]-1;99))" office:value-type="string" office:string-value="f_weap" calcext:value-type="string">
            <text:p>f_weap</text:p>
          </table:table-cell>
          <table:table-cell table:formula="of:=IF(ISERROR([.H161]);&quot;&quot;;MID([.G161];[.H161]+1;IFERROR([.I161]-[.H161]-1;99)))">
            <text:p/>
          </table:table-cell>
          <table:table-cell table:formula="of:=IF(ISERROR([.I161]);&quot;&quot;;MID([.G161];[.I161]+1;IFERROR([.J161]-[.I161]-1;99)))">
            <text:p/>
          </table:table-cell>
          <table:table-cell table:formula="of:=IFERROR(VLOOKUP([.K161];['tag lookup'.$A$1:.$B$1048576];2;0);&quot;&quot;)" office:value-type="string" office:string-value="Weapons" calcext:value-type="string">
            <text:p>Weapons</text:p>
          </table:table-cell>
          <table:table-cell table:formula="of:=IFERROR(VLOOKUP([.L161];['tag lookup'.$A$1:.$B$1048576];2;0);&quot;&quot;)">
            <text:p/>
          </table:table-cell>
          <table:table-cell table:formula="of:=IFERROR(VLOOKUP([.M161];['tag lookup'.$A$1:.$B$1048576];2;0);&quot;&quot;)">
            <text:p/>
          </table:table-cell>
          <table:table-cell table:style-name="ce2" table:formula="of:=IF([.N161]=&quot;&quot;;&quot;&quot;;&quot;,&quot;&quot;tags&quot;&quot;:[&quot;&quot;&quot; &amp; [.N161] &amp; IF([.O161]=&quot;&quot;;&quot;&quot;&quot;]&quot;;&quot;&quot;&quot;,&quot;&quot;&quot; &amp; [.O161]&amp;IF([.P161]=&quot;&quot;;&quot;&quot;&quot;]&quot;;&quot;&quot;&quot;,&quot;&quot;&quot;&amp;[.P161]&amp;&quot;&quot;&quot;]&quot;)))" office:value-type="string" office:string-value=",&quot;tags&quot;:[&quot;Weapons&quot;]" calcext:value-type="string">
            <text:p>,"tags":["Weapons"]</text:p>
          </table:table-cell>
          <table:table-cell table:formula="of:=FIND(&quot;&gt;&quot;;[.B161])" office:value-type="float" office:value="58" calcext:value-type="float">
            <text:p>58</text:p>
          </table:table-cell>
          <table:table-cell table:formula="of:=MID([.B161];[.R161]+1;LEN([.B161])-[.R161]-5)" office:value-type="string" office:string-value="Drop down to find the &lt;a href=&quot;http://darksouls3.wiki.fextralife.com/Sellsword+Twinblades&quot;&gt;Sellsword Twinblades&lt;/a&gt; directly underneath the corpse that had the Sellsword Set" calcext:value-type="string">
            <text:p>Drop down to find the &lt;a href="http://darksouls3.wiki.fextralife.com/Sellsword+Twinblades"&gt;Sellsword Twinblades&lt;/a&gt; directly underneath the corpse that had the Sellsword Set</text:p>
          </table:table-cell>
          <table:table-cell table:formula="of:=&quot;{&quot;&quot;text&quot;&quot;:&quot;&quot;&quot;&amp;SUBSTITUTE([.S161];&quot;&quot;&quot;&quot;;&quot;\&quot;&quot;&quot;)&amp;&quot;&quot;&quot;&quot;&amp;[.Q161]&amp;&quot;},&quot;" office:value-type="string" office:string-value="{&quot;text&quot;:&quot;Drop down to find the &lt;a href=\&quot;http://darksouls3.wiki.fextralife.com/Sellsword+Twinblades\&quot;&gt;Sellsword Twinblades&lt;/a&gt; directly underneath the corpse that had the Sellsword Set&quot;,&quot;tags&quot;:[&quot;Weapons&quot;]}," calcext:value-type="string">
            <text:p>{"text":"Drop down to find the &lt;a href=\"http://darksouls3.wiki.fextralife.com/Sellsword+Twinblades\"&gt;Sellsword Twinblades&lt;/a&gt; directly underneath the corpse that had the Sellsword Set","tags":["Weapons"]},</text:p>
          </table:table-cell>
        </table:table-row>
        <table:table-row table:style-name="ro1">
          <table:table-cell/>
          <table:table-cell office:value-type="string" calcext:value-type="string">
            <text:p><text:s text:c="12"/>&lt;li data-id="playthrough_4_14" class="f_coal"&gt;A bit farther in the building you'll find the &lt;a href="http://darksouls3.wiki.fextralife.com/Farron+Coal"&gt;Farron Coal&lt;/a&gt;, which enables Heavy, Sharp, and Poison infusions&lt;/li&gt;</text:p>
          </table:table-cell>
          <table:table-cell table:formula="of:=TRIM([.B162])" office:value-type="string" office:string-value="&lt;li data-id=&quot;playthrough_4_14&quot; class=&quot;f_coal&quot;&gt;A bit farther in the building you'll find the &lt;a href=&quot;http://darksouls3.wiki.fextralife.com/Farron+Coal&quot;&gt;Farron Coal&lt;/a&gt;, which enables Heavy, Sharp, and Poison infusions&lt;/li&gt;" calcext:value-type="string">
            <text:p>&lt;li data-id="playthrough_4_14" class="f_coal"&gt;A bit farther in the building you'll find the &lt;a href="http://darksouls3.wiki.fextralife.com/Farron+Coal"&gt;Farron Coal&lt;/a&gt;, which enables Heavy, Sharp, and Poison infusions&lt;/li&gt;</text:p>
          </table:table-cell>
          <table:table-cell table:formula="of:=FIND(&quot;&quot;&quot;&quot;;[.C162];15)" office:value-type="float" office:value="30" calcext:value-type="float">
            <text:p>30</text:p>
          </table:table-cell>
          <table:table-cell table:formula="of:=FIND(&quot;&quot;&quot;&quot;;[.C162];[.D162]+1)" office:value-type="float" office:value="38" calcext:value-type="float">
            <text:p>38</text:p>
          </table:table-cell>
          <table:table-cell table:formula="of:=FIND(&quot;&quot;&quot;&quot;;[.C162];[.E162]+1)" office:value-type="float" office:value="45" calcext:value-type="float">
            <text:p>45</text:p>
          </table:table-cell>
          <table:table-cell table:formula="of:=MID([.C162];[.E162]+1;[.F162]-[.E162]-1)" office:value-type="string" office:string-value="f_coal" calcext:value-type="string">
            <text:p>f_coal</text:p>
          </table:table-cell>
          <table:table-cell table:formula="of:=FIND(&quot; &quot;;[.$G162])" office:value-type="string" office:string-value="" calcext:value-type="error">
            <text:p>#VALUE!</text:p>
          </table:table-cell>
          <table:table-cell table:formula="of:=FIND(&quot; &quot;;[.G162];[.H162]+1)" office:value-type="string" office:string-value="" calcext:value-type="error">
            <text:p>#VALUE!</text:p>
          </table:table-cell>
          <table:table-cell table:formula="of:=FIND(&quot; &quot;;[.G162];[.I162]+1)" office:value-type="string" office:string-value="" calcext:value-type="error">
            <text:p>#VALUE!</text:p>
          </table:table-cell>
          <table:table-cell table:formula="of:=LEFT([.G162];IFERROR([.H162]-1;99))" office:value-type="string" office:string-value="f_coal" calcext:value-type="string">
            <text:p>f_coal</text:p>
          </table:table-cell>
          <table:table-cell table:formula="of:=IF(ISERROR([.H162]);&quot;&quot;;MID([.G162];[.H162]+1;IFERROR([.I162]-[.H162]-1;99)))">
            <text:p/>
          </table:table-cell>
          <table:table-cell table:formula="of:=IF(ISERROR([.I162]);&quot;&quot;;MID([.G162];[.I162]+1;IFERROR([.J162]-[.I162]-1;99)))">
            <text:p/>
          </table:table-cell>
          <table:table-cell table:formula="of:=IFERROR(VLOOKUP([.K162];['tag lookup'.$A$1:.$B$1048576];2;0);&quot;&quot;)">
            <text:p/>
          </table:table-cell>
          <table:table-cell table:formula="of:=IFERROR(VLOOKUP([.L162];['tag lookup'.$A$1:.$B$1048576];2;0);&quot;&quot;)">
            <text:p/>
          </table:table-cell>
          <table:table-cell table:formula="of:=IFERROR(VLOOKUP([.M162];['tag lookup'.$A$1:.$B$1048576];2;0);&quot;&quot;)">
            <text:p/>
          </table:table-cell>
          <table:table-cell table:style-name="ce2" table:formula="of:=IF([.N162]=&quot;&quot;;&quot;&quot;;&quot;,&quot;&quot;tags&quot;&quot;:[&quot;&quot;&quot; &amp; [.N162] &amp; IF([.O162]=&quot;&quot;;&quot;&quot;&quot;]&quot;;&quot;&quot;&quot;,&quot;&quot;&quot; &amp; [.O162]&amp;IF([.P162]=&quot;&quot;;&quot;&quot;&quot;]&quot;;&quot;&quot;&quot;,&quot;&quot;&quot;&amp;[.P162]&amp;&quot;&quot;&quot;]&quot;)))">
            <text:p/>
          </table:table-cell>
          <table:table-cell table:formula="of:=FIND(&quot;&gt;&quot;;[.B162])" office:value-type="float" office:value="58" calcext:value-type="float">
            <text:p>58</text:p>
          </table:table-cell>
          <table:table-cell table:formula="of:=MID([.B162];[.R162]+1;LEN([.B162])-[.R162]-5)" office:value-type="string" office:string-value="A bit farther in the building you'll find the &lt;a href=&quot;http://darksouls3.wiki.fextralife.com/Farron+Coal&quot;&gt;Farron Coal&lt;/a&gt;, which enables Heavy, Sharp, and Poison infusions" calcext:value-type="string">
            <text:p>A bit farther in the building you'll find the &lt;a href="http://darksouls3.wiki.fextralife.com/Farron+Coal"&gt;Farron Coal&lt;/a&gt;, which enables Heavy, Sharp, and Poison infusions</text:p>
          </table:table-cell>
          <table:table-cell table:formula="of:=&quot;{&quot;&quot;text&quot;&quot;:&quot;&quot;&quot;&amp;SUBSTITUTE([.S162];&quot;&quot;&quot;&quot;;&quot;\&quot;&quot;&quot;)&amp;&quot;&quot;&quot;&quot;&amp;[.Q162]&amp;&quot;},&quot;" office:value-type="string" office:string-value="{&quot;text&quot;:&quot;A bit farther in the building you'll find the &lt;a href=\&quot;http://darksouls3.wiki.fextralife.com/Farron+Coal\&quot;&gt;Farron Coal&lt;/a&gt;, which enables Heavy, Sharp, and Poison infusions&quot;}," calcext:value-type="string">
            <text:p>{"text":"A bit farther in the building you'll find the &lt;a href=\"http://darksouls3.wiki.fextralife.com/Farron+Coal\"&gt;Farron Coal&lt;/a&gt;, which enables Heavy, Sharp, and Poison infusions"},</text:p>
          </table:table-cell>
        </table:table-row>
        <table:table-row table:style-name="ro1">
          <table:table-cell/>
          <table:table-cell office:value-type="string" calcext:value-type="string">
            <text:p><text:s text:c="12"/>&lt;li data-id="playthrough_4_15" class="f_tit"&gt;Head back outside through the same door you used to enter. Step into the water and follow the edge of the water to the left. Hug the cliffs and you'll find a &lt;a href="http://darksouls3.wiki.fextralife.com/Titanite+Shard"&gt;Titanite Shard&lt;/a&gt;&lt;/li&gt;</text:p>
          </table:table-cell>
          <table:table-cell table:formula="of:=TRIM([.B163])" office:value-type="string" office:string-value="&lt;li data-id=&quot;playthrough_4_15&quot; class=&quot;f_tit&quot;&gt;Head back outside through the same door you used to enter. Step into the water and follow the edge of the water to the left. Hug the cliffs and you'll find a &lt;a href=&quot;http://darksouls3.wiki.fextralife.com/Titanite+Shard&quot;&gt;Titanite Shard&lt;/a&gt;&lt;/li&gt;" calcext:value-type="string">
            <text:p>&lt;li data-id="playthrough_4_15" class="f_tit"&gt;Head back outside through the same door you used to enter. Step into the water and follow the edge of the water to the left. Hug the cliffs and you'll find a &lt;a href="http://darksouls3.wiki.fextralife.com/Titanite+Shard"&gt;Titanite Shard&lt;/a&gt;&lt;/li&gt;</text:p>
          </table:table-cell>
          <table:table-cell table:formula="of:=FIND(&quot;&quot;&quot;&quot;;[.C163];15)" office:value-type="float" office:value="30" calcext:value-type="float">
            <text:p>30</text:p>
          </table:table-cell>
          <table:table-cell table:formula="of:=FIND(&quot;&quot;&quot;&quot;;[.C163];[.D163]+1)" office:value-type="float" office:value="38" calcext:value-type="float">
            <text:p>38</text:p>
          </table:table-cell>
          <table:table-cell table:formula="of:=FIND(&quot;&quot;&quot;&quot;;[.C163];[.E163]+1)" office:value-type="float" office:value="44" calcext:value-type="float">
            <text:p>44</text:p>
          </table:table-cell>
          <table:table-cell table:formula="of:=MID([.C163];[.E163]+1;[.F163]-[.E163]-1)" office:value-type="string" office:string-value="f_tit" calcext:value-type="string">
            <text:p>f_tit</text:p>
          </table:table-cell>
          <table:table-cell table:formula="of:=FIND(&quot; &quot;;[.$G163])" office:value-type="string" office:string-value="" calcext:value-type="error">
            <text:p>#VALUE!</text:p>
          </table:table-cell>
          <table:table-cell table:formula="of:=FIND(&quot; &quot;;[.G163];[.H163]+1)" office:value-type="string" office:string-value="" calcext:value-type="error">
            <text:p>#VALUE!</text:p>
          </table:table-cell>
          <table:table-cell table:formula="of:=FIND(&quot; &quot;;[.G163];[.I163]+1)" office:value-type="string" office:string-value="" calcext:value-type="error">
            <text:p>#VALUE!</text:p>
          </table:table-cell>
          <table:table-cell table:formula="of:=LEFT([.G163];IFERROR([.H163]-1;99))" office:value-type="string" office:string-value="f_tit" calcext:value-type="string">
            <text:p>f_tit</text:p>
          </table:table-cell>
          <table:table-cell table:formula="of:=IF(ISERROR([.H163]);&quot;&quot;;MID([.G163];[.H163]+1;IFERROR([.I163]-[.H163]-1;99)))">
            <text:p/>
          </table:table-cell>
          <table:table-cell table:formula="of:=IF(ISERROR([.I163]);&quot;&quot;;MID([.G163];[.I163]+1;IFERROR([.J163]-[.I163]-1;99)))">
            <text:p/>
          </table:table-cell>
          <table:table-cell table:formula="of:=IFERROR(VLOOKUP([.K163];['tag lookup'.$A$1:.$B$1048576];2;0);&quot;&quot;)" office:value-type="string" office:string-value="Titanite" calcext:value-type="string">
            <text:p>Titanite</text:p>
          </table:table-cell>
          <table:table-cell table:formula="of:=IFERROR(VLOOKUP([.L163];['tag lookup'.$A$1:.$B$1048576];2;0);&quot;&quot;)">
            <text:p/>
          </table:table-cell>
          <table:table-cell table:formula="of:=IFERROR(VLOOKUP([.M163];['tag lookup'.$A$1:.$B$1048576];2;0);&quot;&quot;)">
            <text:p/>
          </table:table-cell>
          <table:table-cell table:style-name="ce2" table:formula="of:=IF([.N163]=&quot;&quot;;&quot;&quot;;&quot;,&quot;&quot;tags&quot;&quot;:[&quot;&quot;&quot; &amp; [.N163] &amp; IF([.O163]=&quot;&quot;;&quot;&quot;&quot;]&quot;;&quot;&quot;&quot;,&quot;&quot;&quot; &amp; [.O163]&amp;IF([.P163]=&quot;&quot;;&quot;&quot;&quot;]&quot;;&quot;&quot;&quot;,&quot;&quot;&quot;&amp;[.P163]&amp;&quot;&quot;&quot;]&quot;)))" office:value-type="string" office:string-value=",&quot;tags&quot;:[&quot;Titanite&quot;]" calcext:value-type="string">
            <text:p>,"tags":["Titanite"]</text:p>
          </table:table-cell>
          <table:table-cell table:formula="of:=FIND(&quot;&gt;&quot;;[.B163])" office:value-type="float" office:value="57" calcext:value-type="float">
            <text:p>57</text:p>
          </table:table-cell>
          <table:table-cell table:formula="of:=MID([.B163];[.R163]+1;LEN([.B163])-[.R163]-5)" office:value-type="string" office:string-value="Head back outside through the same door you used to enter. Step into the water and follow the edge of the water to the left. Hug the cliffs and you'll find a &lt;a href=&quot;http://darksouls3.wiki.fextralife.com/Titanite+Shard&quot;&gt;Titanite Shard&lt;/a&gt;" calcext:value-type="string">
            <text:p>Head back outside through the same door you used to enter. Step into the water and follow the edge of the water to the left. Hug the cliffs and you'll find a &lt;a href="http://darksouls3.wiki.fextralife.com/Titanite+Shard"&gt;Titanite Shard&lt;/a&gt;</text:p>
          </table:table-cell>
          <table:table-cell table:formula="of:=&quot;{&quot;&quot;text&quot;&quot;:&quot;&quot;&quot;&amp;SUBSTITUTE([.S163];&quot;&quot;&quot;&quot;;&quot;\&quot;&quot;&quot;)&amp;&quot;&quot;&quot;&quot;&amp;[.Q163]&amp;&quot;},&quot;" office:value-type="string" office:string-value="{&quot;text&quot;:&quot;Head back outside through the same door you used to enter. Step into the water and follow the edge of the water to the left. Hug the cliffs and you'll find a &lt;a href=\&quot;http://darksouls3.wiki.fextralife.com/Titanite+Shard\&quot;&gt;Titanite Shard&lt;/a&gt;&quot;,&quot;tags&quot;:[&quot;Titanite&quot;]}," calcext:value-type="string">
            <text:p>{"text":"Head back outside through the same door you used to enter. Step into the water and follow the edge of the water to the left. Hug the cliffs and you'll find a &lt;a href=\"http://darksouls3.wiki.fextralife.com/Titanite+Shard\"&gt;Titanite Shard&lt;/a&gt;","tags":["Titanite"]},</text:p>
          </table:table-cell>
        </table:table-row>
        <table:table-row table:style-name="ro1">
          <table:table-cell/>
          <table:table-cell office:value-type="string" calcext:value-type="string">
            <text:p><text:s text:c="12"/>&lt;li data-id="playthrough_4_16" class="f_tit"&gt;Continue on with the cliff wall to your left. You'll head past the ramp that leads back up to the Halfway Fortress bonfire, but keep the cliff to your left after moving past it. You'll find another &lt;a href="http://darksouls3.wiki.fextralife.com/Titanite+Shard"&gt;Titanite Shard&lt;/a&gt;&lt;/li&gt;</text:p>
          </table:table-cell>
          <table:table-cell table:formula="of:=TRIM([.B164])" office:value-type="string" office:string-value="&lt;li data-id=&quot;playthrough_4_16&quot; class=&quot;f_tit&quot;&gt;Continue on with the cliff wall to your left. You'll head past the ramp that leads back up to the Halfway Fortress bonfire, but keep the cliff to your left after moving past it. You'll find another &lt;a href=&quot;http://darksouls3.wiki.fextralife.com/Titanite+Shard&quot;&gt;Titanite Shard&lt;/a&gt;&lt;/li&gt;" calcext:value-type="string">
            <text:p>&lt;li data-id="playthrough_4_16" class="f_tit"&gt;Continue on with the cliff wall to your left. You'll head past the ramp that leads back up to the Halfway Fortress bonfire, but keep the cliff to your left after moving past it. You'll find another &lt;a href="http://darksouls3.wiki.fextralife.com/Titanite+Shard"&gt;Titanite Shard&lt;/a&gt;&lt;/li&gt;</text:p>
          </table:table-cell>
          <table:table-cell table:formula="of:=FIND(&quot;&quot;&quot;&quot;;[.C164];15)" office:value-type="float" office:value="30" calcext:value-type="float">
            <text:p>30</text:p>
          </table:table-cell>
          <table:table-cell table:formula="of:=FIND(&quot;&quot;&quot;&quot;;[.C164];[.D164]+1)" office:value-type="float" office:value="38" calcext:value-type="float">
            <text:p>38</text:p>
          </table:table-cell>
          <table:table-cell table:formula="of:=FIND(&quot;&quot;&quot;&quot;;[.C164];[.E164]+1)" office:value-type="float" office:value="44" calcext:value-type="float">
            <text:p>44</text:p>
          </table:table-cell>
          <table:table-cell table:formula="of:=MID([.C164];[.E164]+1;[.F164]-[.E164]-1)" office:value-type="string" office:string-value="f_tit" calcext:value-type="string">
            <text:p>f_tit</text:p>
          </table:table-cell>
          <table:table-cell table:formula="of:=FIND(&quot; &quot;;[.$G164])" office:value-type="string" office:string-value="" calcext:value-type="error">
            <text:p>#VALUE!</text:p>
          </table:table-cell>
          <table:table-cell table:formula="of:=FIND(&quot; &quot;;[.G164];[.H164]+1)" office:value-type="string" office:string-value="" calcext:value-type="error">
            <text:p>#VALUE!</text:p>
          </table:table-cell>
          <table:table-cell table:formula="of:=FIND(&quot; &quot;;[.G164];[.I164]+1)" office:value-type="string" office:string-value="" calcext:value-type="error">
            <text:p>#VALUE!</text:p>
          </table:table-cell>
          <table:table-cell table:formula="of:=LEFT([.G164];IFERROR([.H164]-1;99))" office:value-type="string" office:string-value="f_tit" calcext:value-type="string">
            <text:p>f_tit</text:p>
          </table:table-cell>
          <table:table-cell table:formula="of:=IF(ISERROR([.H164]);&quot;&quot;;MID([.G164];[.H164]+1;IFERROR([.I164]-[.H164]-1;99)))">
            <text:p/>
          </table:table-cell>
          <table:table-cell table:formula="of:=IF(ISERROR([.I164]);&quot;&quot;;MID([.G164];[.I164]+1;IFERROR([.J164]-[.I164]-1;99)))">
            <text:p/>
          </table:table-cell>
          <table:table-cell table:formula="of:=IFERROR(VLOOKUP([.K164];['tag lookup'.$A$1:.$B$1048576];2;0);&quot;&quot;)" office:value-type="string" office:string-value="Titanite" calcext:value-type="string">
            <text:p>Titanite</text:p>
          </table:table-cell>
          <table:table-cell table:formula="of:=IFERROR(VLOOKUP([.L164];['tag lookup'.$A$1:.$B$1048576];2;0);&quot;&quot;)">
            <text:p/>
          </table:table-cell>
          <table:table-cell table:formula="of:=IFERROR(VLOOKUP([.M164];['tag lookup'.$A$1:.$B$1048576];2;0);&quot;&quot;)">
            <text:p/>
          </table:table-cell>
          <table:table-cell table:style-name="ce2" table:formula="of:=IF([.N164]=&quot;&quot;;&quot;&quot;;&quot;,&quot;&quot;tags&quot;&quot;:[&quot;&quot;&quot; &amp; [.N164] &amp; IF([.O164]=&quot;&quot;;&quot;&quot;&quot;]&quot;;&quot;&quot;&quot;,&quot;&quot;&quot; &amp; [.O164]&amp;IF([.P164]=&quot;&quot;;&quot;&quot;&quot;]&quot;;&quot;&quot;&quot;,&quot;&quot;&quot;&amp;[.P164]&amp;&quot;&quot;&quot;]&quot;)))" office:value-type="string" office:string-value=",&quot;tags&quot;:[&quot;Titanite&quot;]" calcext:value-type="string">
            <text:p>,"tags":["Titanite"]</text:p>
          </table:table-cell>
          <table:table-cell table:formula="of:=FIND(&quot;&gt;&quot;;[.B164])" office:value-type="float" office:value="57" calcext:value-type="float">
            <text:p>57</text:p>
          </table:table-cell>
          <table:table-cell table:formula="of:=MID([.B164];[.R164]+1;LEN([.B164])-[.R164]-5)" office:value-type="string" office:string-value="Continue on with the cliff wall to your left. You'll head past the ramp that leads back up to the Halfway Fortress bonfire, but keep the cliff to your left after moving past it. You'll find another &lt;a href=&quot;http://darksouls3.wiki.fextralife.com/Titanite+Shard&quot;&gt;Titanite Shard&lt;/a&gt;" calcext:value-type="string">
            <text:p>Continue on with the cliff wall to your left. You'll head past the ramp that leads back up to the Halfway Fortress bonfire, but keep the cliff to your left after moving past it. You'll find another &lt;a href="http://darksouls3.wiki.fextralife.com/Titanite+Shard"&gt;Titanite Shard&lt;/a&gt;</text:p>
          </table:table-cell>
          <table:table-cell table:formula="of:=&quot;{&quot;&quot;text&quot;&quot;:&quot;&quot;&quot;&amp;SUBSTITUTE([.S164];&quot;&quot;&quot;&quot;;&quot;\&quot;&quot;&quot;)&amp;&quot;&quot;&quot;&quot;&amp;[.Q164]&amp;&quot;},&quot;" office:value-type="string" office:string-value="{&quot;text&quot;:&quot;Continue on with the cliff wall to your left. You'll head past the ramp that leads back up to the Halfway Fortress bonfire, but keep the cliff to your left after moving past it. You'll find another &lt;a href=\&quot;http://darksouls3.wiki.fextralife.com/Titanite+Shard\&quot;&gt;Titanite Shard&lt;/a&gt;&quot;,&quot;tags&quot;:[&quot;Titanite&quot;]}," calcext:value-type="string">
            <text:p>{"text":"Continue on with the cliff wall to your left. You'll head past the ramp that leads back up to the Halfway Fortress bonfire, but keep the cliff to your left after moving past it. You'll find another &lt;a href=\"http://darksouls3.wiki.fextralife.com/Titanite+Shard\"&gt;Titanite Shard&lt;/a&gt;","tags":["Titanite"]},</text:p>
          </table:table-cell>
        </table:table-row>
        <table:table-row table:style-name="ro1">
          <table:table-cell/>
          <table:table-cell office:value-type="string" calcext:value-type="string">
            <text:p><text:s text:c="12"/>&lt;li data-id="playthrough_4_17" class="f_tit"&gt;Continuing in this manner, you'll find a large group of &lt;a href="http://darksouls3.wiki.fextralife.com/Poisonhorn+Bug"&gt;Poisonhorn Bugs&lt;/a&gt; guarding yet another &lt;a href="http://darksouls3.wiki.fextralife.com/Titanite+Shard"&gt;Titanite Shard&lt;/a&gt;&lt;/li&gt;</text:p>
          </table:table-cell>
          <table:table-cell table:formula="of:=TRIM([.B165])" office:value-type="string" office:string-value="&lt;li data-id=&quot;playthrough_4_17&quot; class=&quot;f_tit&quot;&gt;Continuing in this manner, you'll find a large group of &lt;a href=&quot;http://darksouls3.wiki.fextralife.com/Poisonhorn+Bug&quot;&gt;Poisonhorn Bugs&lt;/a&gt; guarding yet another &lt;a href=&quot;http://darksouls3.wiki.fextralife.com/Titanite+Shard&quot;&gt;Titanite Shard&lt;/a&gt;&lt;/li&gt;" calcext:value-type="string">
            <text:p>&lt;li data-id="playthrough_4_17" class="f_tit"&gt;Continuing in this manner, you'll find a large group of &lt;a href="http://darksouls3.wiki.fextralife.com/Poisonhorn+Bug"&gt;Poisonhorn Bugs&lt;/a&gt; guarding yet another &lt;a href="http://darksouls3.wiki.fextralife.com/Titanite+Shard"&gt;Titanite Shard&lt;/a&gt;&lt;/li&gt;</text:p>
          </table:table-cell>
          <table:table-cell table:formula="of:=FIND(&quot;&quot;&quot;&quot;;[.C165];15)" office:value-type="float" office:value="30" calcext:value-type="float">
            <text:p>30</text:p>
          </table:table-cell>
          <table:table-cell table:formula="of:=FIND(&quot;&quot;&quot;&quot;;[.C165];[.D165]+1)" office:value-type="float" office:value="38" calcext:value-type="float">
            <text:p>38</text:p>
          </table:table-cell>
          <table:table-cell table:formula="of:=FIND(&quot;&quot;&quot;&quot;;[.C165];[.E165]+1)" office:value-type="float" office:value="44" calcext:value-type="float">
            <text:p>44</text:p>
          </table:table-cell>
          <table:table-cell table:formula="of:=MID([.C165];[.E165]+1;[.F165]-[.E165]-1)" office:value-type="string" office:string-value="f_tit" calcext:value-type="string">
            <text:p>f_tit</text:p>
          </table:table-cell>
          <table:table-cell table:formula="of:=FIND(&quot; &quot;;[.$G165])" office:value-type="string" office:string-value="" calcext:value-type="error">
            <text:p>#VALUE!</text:p>
          </table:table-cell>
          <table:table-cell table:formula="of:=FIND(&quot; &quot;;[.G165];[.H165]+1)" office:value-type="string" office:string-value="" calcext:value-type="error">
            <text:p>#VALUE!</text:p>
          </table:table-cell>
          <table:table-cell table:formula="of:=FIND(&quot; &quot;;[.G165];[.I165]+1)" office:value-type="string" office:string-value="" calcext:value-type="error">
            <text:p>#VALUE!</text:p>
          </table:table-cell>
          <table:table-cell table:formula="of:=LEFT([.G165];IFERROR([.H165]-1;99))" office:value-type="string" office:string-value="f_tit" calcext:value-type="string">
            <text:p>f_tit</text:p>
          </table:table-cell>
          <table:table-cell table:formula="of:=IF(ISERROR([.H165]);&quot;&quot;;MID([.G165];[.H165]+1;IFERROR([.I165]-[.H165]-1;99)))">
            <text:p/>
          </table:table-cell>
          <table:table-cell table:formula="of:=IF(ISERROR([.I165]);&quot;&quot;;MID([.G165];[.I165]+1;IFERROR([.J165]-[.I165]-1;99)))">
            <text:p/>
          </table:table-cell>
          <table:table-cell table:formula="of:=IFERROR(VLOOKUP([.K165];['tag lookup'.$A$1:.$B$1048576];2;0);&quot;&quot;)" office:value-type="string" office:string-value="Titanite" calcext:value-type="string">
            <text:p>Titanite</text:p>
          </table:table-cell>
          <table:table-cell table:formula="of:=IFERROR(VLOOKUP([.L165];['tag lookup'.$A$1:.$B$1048576];2;0);&quot;&quot;)">
            <text:p/>
          </table:table-cell>
          <table:table-cell table:formula="of:=IFERROR(VLOOKUP([.M165];['tag lookup'.$A$1:.$B$1048576];2;0);&quot;&quot;)">
            <text:p/>
          </table:table-cell>
          <table:table-cell table:style-name="ce2" table:formula="of:=IF([.N165]=&quot;&quot;;&quot;&quot;;&quot;,&quot;&quot;tags&quot;&quot;:[&quot;&quot;&quot; &amp; [.N165] &amp; IF([.O165]=&quot;&quot;;&quot;&quot;&quot;]&quot;;&quot;&quot;&quot;,&quot;&quot;&quot; &amp; [.O165]&amp;IF([.P165]=&quot;&quot;;&quot;&quot;&quot;]&quot;;&quot;&quot;&quot;,&quot;&quot;&quot;&amp;[.P165]&amp;&quot;&quot;&quot;]&quot;)))" office:value-type="string" office:string-value=",&quot;tags&quot;:[&quot;Titanite&quot;]" calcext:value-type="string">
            <text:p>,"tags":["Titanite"]</text:p>
          </table:table-cell>
          <table:table-cell table:formula="of:=FIND(&quot;&gt;&quot;;[.B165])" office:value-type="float" office:value="57" calcext:value-type="float">
            <text:p>57</text:p>
          </table:table-cell>
          <table:table-cell table:formula="of:=MID([.B165];[.R165]+1;LEN([.B165])-[.R165]-5)" office:value-type="string" office:string-value="Continuing in this manner, you'll find a large group of &lt;a href=&quot;http://darksouls3.wiki.fextralife.com/Poisonhorn+Bug&quot;&gt;Poisonhorn Bugs&lt;/a&gt; guarding yet another &lt;a href=&quot;http://darksouls3.wiki.fextralife.com/Titanite+Shard&quot;&gt;Titanite Shard&lt;/a&gt;" calcext:value-type="string">
            <text:p>Continuing in this manner, you'll find a large group of &lt;a href="http://darksouls3.wiki.fextralife.com/Poisonhorn+Bug"&gt;Poisonhorn Bugs&lt;/a&gt; guarding yet another &lt;a href="http://darksouls3.wiki.fextralife.com/Titanite+Shard"&gt;Titanite Shard&lt;/a&gt;</text:p>
          </table:table-cell>
          <table:table-cell table:formula="of:=&quot;{&quot;&quot;text&quot;&quot;:&quot;&quot;&quot;&amp;SUBSTITUTE([.S165];&quot;&quot;&quot;&quot;;&quot;\&quot;&quot;&quot;)&amp;&quot;&quot;&quot;&quot;&amp;[.Q165]&amp;&quot;},&quot;" office:value-type="string" office:string-value="{&quot;text&quot;:&quot;Continuing in this manner, you'll find a large group of &lt;a href=\&quot;http://darksouls3.wiki.fextralife.com/Poisonhorn+Bug\&quot;&gt;Poisonhorn Bugs&lt;/a&gt; guarding yet another &lt;a href=\&quot;http://darksouls3.wiki.fextralife.com/Titanite+Shard\&quot;&gt;Titanite Shard&lt;/a&gt;&quot;,&quot;tags&quot;:[&quot;Titanite&quot;]}," calcext:value-type="string">
            <text:p>{"text":"Continuing in this manner, you'll find a large group of &lt;a href=\"http://darksouls3.wiki.fextralife.com/Poisonhorn+Bug\"&gt;Poisonhorn Bugs&lt;/a&gt; guarding yet another &lt;a href=\"http://darksouls3.wiki.fextralife.com/Titanite+Shard\"&gt;Titanite Shard&lt;/a&gt;","tags":["Titanite"]},</text:p>
          </table:table-cell>
        </table:table-row>
        <table:table-row table:style-name="ro1">
          <table:table-cell/>
          <table:table-cell office:value-type="string" calcext:value-type="string">
            <text:p><text:s text:c="12"/>&lt;li data-id="playthrough_4_18" class="f_weap"&gt;At this point, deviate from the cliff wall for a bit and head up the hill towards the water for the &lt;a href="http://darksouls3.wiki.fextralife.com/Twin+Dragon+Greatshield"&gt;Twin Dragon Greatshield&lt;/a&gt;&lt;/li&gt;</text:p>
          </table:table-cell>
          <table:table-cell table:formula="of:=TRIM([.B166])" office:value-type="string" office:string-value="&lt;li data-id=&quot;playthrough_4_18&quot; class=&quot;f_weap&quot;&gt;At this point, deviate from the cliff wall for a bit and head up the hill towards the water for the &lt;a href=&quot;http://darksouls3.wiki.fextralife.com/Twin+Dragon+Greatshield&quot;&gt;Twin Dragon Greatshield&lt;/a&gt;&lt;/li&gt;" calcext:value-type="string">
            <text:p>&lt;li data-id="playthrough_4_18" class="f_weap"&gt;At this point, deviate from the cliff wall for a bit and head up the hill towards the water for the &lt;a href="http://darksouls3.wiki.fextralife.com/Twin+Dragon+Greatshield"&gt;Twin Dragon Greatshield&lt;/a&gt;&lt;/li&gt;</text:p>
          </table:table-cell>
          <table:table-cell table:formula="of:=FIND(&quot;&quot;&quot;&quot;;[.C166];15)" office:value-type="float" office:value="30" calcext:value-type="float">
            <text:p>30</text:p>
          </table:table-cell>
          <table:table-cell table:formula="of:=FIND(&quot;&quot;&quot;&quot;;[.C166];[.D166]+1)" office:value-type="float" office:value="38" calcext:value-type="float">
            <text:p>38</text:p>
          </table:table-cell>
          <table:table-cell table:formula="of:=FIND(&quot;&quot;&quot;&quot;;[.C166];[.E166]+1)" office:value-type="float" office:value="45" calcext:value-type="float">
            <text:p>45</text:p>
          </table:table-cell>
          <table:table-cell table:formula="of:=MID([.C166];[.E166]+1;[.F166]-[.E166]-1)" office:value-type="string" office:string-value="f_weap" calcext:value-type="string">
            <text:p>f_weap</text:p>
          </table:table-cell>
          <table:table-cell table:formula="of:=FIND(&quot; &quot;;[.$G166])" office:value-type="string" office:string-value="" calcext:value-type="error">
            <text:p>#VALUE!</text:p>
          </table:table-cell>
          <table:table-cell table:formula="of:=FIND(&quot; &quot;;[.G166];[.H166]+1)" office:value-type="string" office:string-value="" calcext:value-type="error">
            <text:p>#VALUE!</text:p>
          </table:table-cell>
          <table:table-cell table:formula="of:=FIND(&quot; &quot;;[.G166];[.I166]+1)" office:value-type="string" office:string-value="" calcext:value-type="error">
            <text:p>#VALUE!</text:p>
          </table:table-cell>
          <table:table-cell table:formula="of:=LEFT([.G166];IFERROR([.H166]-1;99))" office:value-type="string" office:string-value="f_weap" calcext:value-type="string">
            <text:p>f_weap</text:p>
          </table:table-cell>
          <table:table-cell table:formula="of:=IF(ISERROR([.H166]);&quot;&quot;;MID([.G166];[.H166]+1;IFERROR([.I166]-[.H166]-1;99)))">
            <text:p/>
          </table:table-cell>
          <table:table-cell table:formula="of:=IF(ISERROR([.I166]);&quot;&quot;;MID([.G166];[.I166]+1;IFERROR([.J166]-[.I166]-1;99)))">
            <text:p/>
          </table:table-cell>
          <table:table-cell table:formula="of:=IFERROR(VLOOKUP([.K166];['tag lookup'.$A$1:.$B$1048576];2;0);&quot;&quot;)" office:value-type="string" office:string-value="Weapons" calcext:value-type="string">
            <text:p>Weapons</text:p>
          </table:table-cell>
          <table:table-cell table:formula="of:=IFERROR(VLOOKUP([.L166];['tag lookup'.$A$1:.$B$1048576];2;0);&quot;&quot;)">
            <text:p/>
          </table:table-cell>
          <table:table-cell table:formula="of:=IFERROR(VLOOKUP([.M166];['tag lookup'.$A$1:.$B$1048576];2;0);&quot;&quot;)">
            <text:p/>
          </table:table-cell>
          <table:table-cell table:style-name="ce2" table:formula="of:=IF([.N166]=&quot;&quot;;&quot;&quot;;&quot;,&quot;&quot;tags&quot;&quot;:[&quot;&quot;&quot; &amp; [.N166] &amp; IF([.O166]=&quot;&quot;;&quot;&quot;&quot;]&quot;;&quot;&quot;&quot;,&quot;&quot;&quot; &amp; [.O166]&amp;IF([.P166]=&quot;&quot;;&quot;&quot;&quot;]&quot;;&quot;&quot;&quot;,&quot;&quot;&quot;&amp;[.P166]&amp;&quot;&quot;&quot;]&quot;)))" office:value-type="string" office:string-value=",&quot;tags&quot;:[&quot;Weapons&quot;]" calcext:value-type="string">
            <text:p>,"tags":["Weapons"]</text:p>
          </table:table-cell>
          <table:table-cell table:formula="of:=FIND(&quot;&gt;&quot;;[.B166])" office:value-type="float" office:value="58" calcext:value-type="float">
            <text:p>58</text:p>
          </table:table-cell>
          <table:table-cell table:formula="of:=MID([.B166];[.R166]+1;LEN([.B166])-[.R166]-5)" office:value-type="string" office:string-value="At this point, deviate from the cliff wall for a bit and head up the hill towards the water for the &lt;a href=&quot;http://darksouls3.wiki.fextralife.com/Twin+Dragon+Greatshield&quot;&gt;Twin Dragon Greatshield&lt;/a&gt;" calcext:value-type="string">
            <text:p>At this point, deviate from the cliff wall for a bit and head up the hill towards the water for the &lt;a href="http://darksouls3.wiki.fextralife.com/Twin+Dragon+Greatshield"&gt;Twin Dragon Greatshield&lt;/a&gt;</text:p>
          </table:table-cell>
          <table:table-cell table:formula="of:=&quot;{&quot;&quot;text&quot;&quot;:&quot;&quot;&quot;&amp;SUBSTITUTE([.S166];&quot;&quot;&quot;&quot;;&quot;\&quot;&quot;&quot;)&amp;&quot;&quot;&quot;&quot;&amp;[.Q166]&amp;&quot;},&quot;" office:value-type="string" office:string-value="{&quot;text&quot;:&quot;At this point, deviate from the cliff wall for a bit and head up the hill towards the water for the &lt;a href=\&quot;http://darksouls3.wiki.fextralife.com/Twin+Dragon+Greatshield\&quot;&gt;Twin Dragon Greatshield&lt;/a&gt;&quot;,&quot;tags&quot;:[&quot;Weapons&quot;]}," calcext:value-type="string">
            <text:p>{"text":"At this point, deviate from the cliff wall for a bit and head up the hill towards the water for the &lt;a href=\"http://darksouls3.wiki.fextralife.com/Twin+Dragon+Greatshield\"&gt;Twin Dragon Greatshield&lt;/a&gt;","tags":["Weapons"]},</text:p>
          </table:table-cell>
        </table:table-row>
        <table:table-row table:style-name="ro1">
          <table:table-cell/>
          <table:table-cell office:value-type="string" calcext:value-type="string">
            <text:p><text:s text:c="12"/>&lt;li data-id="playthrough_4_19" class="f_misc"&gt;Head towards the stone wall with the large broken arch (which you would have eventually reached had you stuck to the cliff wall). Grab the &lt;a href="http://darksouls3.wiki.fextralife.com/Fading+Soul"&gt;Fading Soul&lt;/a&gt; from the corpse before heading through&lt;/li&gt;</text:p>
          </table:table-cell>
          <table:table-cell table:formula="of:=TRIM([.B167])" office:value-type="string" office:string-value="&lt;li data-id=&quot;playthrough_4_19&quot; class=&quot;f_misc&quot;&gt;Head towards the stone wall with the large broken arch (which you would have eventually reached had you stuck to the cliff wall). Grab the &lt;a href=&quot;http://darksouls3.wiki.fextralife.com/Fading+Soul&quot;&gt;Fading Soul&lt;/a&gt; from the corpse before heading through&lt;/li&gt;" calcext:value-type="string">
            <text:p>&lt;li data-id="playthrough_4_19" class="f_misc"&gt;Head towards the stone wall with the large broken arch (which you would have eventually reached had you stuck to the cliff wall). Grab the &lt;a href="http://darksouls3.wiki.fextralife.com/Fading+Soul"&gt;Fading Soul&lt;/a&gt; from the corpse before heading through&lt;/li&gt;</text:p>
          </table:table-cell>
          <table:table-cell table:formula="of:=FIND(&quot;&quot;&quot;&quot;;[.C167];15)" office:value-type="float" office:value="30" calcext:value-type="float">
            <text:p>30</text:p>
          </table:table-cell>
          <table:table-cell table:formula="of:=FIND(&quot;&quot;&quot;&quot;;[.C167];[.D167]+1)" office:value-type="float" office:value="38" calcext:value-type="float">
            <text:p>38</text:p>
          </table:table-cell>
          <table:table-cell table:formula="of:=FIND(&quot;&quot;&quot;&quot;;[.C167];[.E167]+1)" office:value-type="float" office:value="45" calcext:value-type="float">
            <text:p>45</text:p>
          </table:table-cell>
          <table:table-cell table:formula="of:=MID([.C167];[.E167]+1;[.F167]-[.E167]-1)" office:value-type="string" office:string-value="f_misc" calcext:value-type="string">
            <text:p>f_misc</text:p>
          </table:table-cell>
          <table:table-cell table:formula="of:=FIND(&quot; &quot;;[.$G167])" office:value-type="string" office:string-value="" calcext:value-type="error">
            <text:p>#VALUE!</text:p>
          </table:table-cell>
          <table:table-cell table:formula="of:=FIND(&quot; &quot;;[.G167];[.H167]+1)" office:value-type="string" office:string-value="" calcext:value-type="error">
            <text:p>#VALUE!</text:p>
          </table:table-cell>
          <table:table-cell table:formula="of:=FIND(&quot; &quot;;[.G167];[.I167]+1)" office:value-type="string" office:string-value="" calcext:value-type="error">
            <text:p>#VALUE!</text:p>
          </table:table-cell>
          <table:table-cell table:formula="of:=LEFT([.G167];IFERROR([.H167]-1;99))" office:value-type="string" office:string-value="f_misc" calcext:value-type="string">
            <text:p>f_misc</text:p>
          </table:table-cell>
          <table:table-cell table:formula="of:=IF(ISERROR([.H167]);&quot;&quot;;MID([.G167];[.H167]+1;IFERROR([.I167]-[.H167]-1;99)))">
            <text:p/>
          </table:table-cell>
          <table:table-cell table:formula="of:=IF(ISERROR([.I167]);&quot;&quot;;MID([.G167];[.I167]+1;IFERROR([.J167]-[.I167]-1;99)))">
            <text:p/>
          </table:table-cell>
          <table:table-cell table:formula="of:=IFERROR(VLOOKUP([.K167];['tag lookup'.$A$1:.$B$1048576];2;0);&quot;&quot;)" office:value-type="string" office:string-value="Misc. items" calcext:value-type="string">
            <text:p>Misc. items</text:p>
          </table:table-cell>
          <table:table-cell table:formula="of:=IFERROR(VLOOKUP([.L167];['tag lookup'.$A$1:.$B$1048576];2;0);&quot;&quot;)">
            <text:p/>
          </table:table-cell>
          <table:table-cell table:formula="of:=IFERROR(VLOOKUP([.M167];['tag lookup'.$A$1:.$B$1048576];2;0);&quot;&quot;)">
            <text:p/>
          </table:table-cell>
          <table:table-cell table:style-name="ce2" table:formula="of:=IF([.N167]=&quot;&quot;;&quot;&quot;;&quot;,&quot;&quot;tags&quot;&quot;:[&quot;&quot;&quot; &amp; [.N167] &amp; IF([.O167]=&quot;&quot;;&quot;&quot;&quot;]&quot;;&quot;&quot;&quot;,&quot;&quot;&quot; &amp; [.O167]&amp;IF([.P167]=&quot;&quot;;&quot;&quot;&quot;]&quot;;&quot;&quot;&quot;,&quot;&quot;&quot;&amp;[.P167]&amp;&quot;&quot;&quot;]&quot;)))" office:value-type="string" office:string-value=",&quot;tags&quot;:[&quot;Misc. items&quot;]" calcext:value-type="string">
            <text:p>,"tags":["Misc. items"]</text:p>
          </table:table-cell>
          <table:table-cell table:formula="of:=FIND(&quot;&gt;&quot;;[.B167])" office:value-type="float" office:value="58" calcext:value-type="float">
            <text:p>58</text:p>
          </table:table-cell>
          <table:table-cell table:formula="of:=MID([.B167];[.R167]+1;LEN([.B167])-[.R167]-5)" office:value-type="string" office:string-value="Head towards the stone wall with the large broken arch (which you would have eventually reached had you stuck to the cliff wall). Grab the &lt;a href=&quot;http://darksouls3.wiki.fextralife.com/Fading+Soul&quot;&gt;Fading Soul&lt;/a&gt; from the corpse before heading through" calcext:value-type="string">
            <text:p>Head towards the stone wall with the large broken arch (which you would have eventually reached had you stuck to the cliff wall). Grab the &lt;a href="http://darksouls3.wiki.fextralife.com/Fading+Soul"&gt;Fading Soul&lt;/a&gt; from the corpse before heading through</text:p>
          </table:table-cell>
          <table:table-cell table:formula="of:=&quot;{&quot;&quot;text&quot;&quot;:&quot;&quot;&quot;&amp;SUBSTITUTE([.S167];&quot;&quot;&quot;&quot;;&quot;\&quot;&quot;&quot;)&amp;&quot;&quot;&quot;&quot;&amp;[.Q167]&amp;&quot;},&quot;" office:value-type="string" office:string-value="{&quot;text&quot;:&quot;Head towards the stone wall with the large broken arch (which you would have eventually reached had you stuck to the cliff wall). Grab the &lt;a href=\&quot;http://darksouls3.wiki.fextralife.com/Fading+Soul\&quot;&gt;Fading Soul&lt;/a&gt; from the corpse before heading through&quot;,&quot;tags&quot;:[&quot;Misc. items&quot;]}," calcext:value-type="string">
            <text:p>{"text":"Head towards the stone wall with the large broken arch (which you would have eventually reached had you stuck to the cliff wall). Grab the &lt;a href=\"http://darksouls3.wiki.fextralife.com/Fading+Soul\"&gt;Fading Soul&lt;/a&gt; from the corpse before heading through","tags":["Misc. items"]},</text:p>
          </table:table-cell>
        </table:table-row>
        <table:table-row table:style-name="ro1">
          <table:table-cell/>
          <table:table-cell office:value-type="string" calcext:value-type="string">
            <text:p><text:s text:c="12"/>&lt;li data-id="playthrough_4_20" class="f_miss"&gt;Turn right soon after heading through the arch to reach the Crucifixion Woods bonfire. Walk along the rocky wall towards the ruins until you reach a purple summon sign for mad phantom &lt;a href="http://darksouls3.wiki.fextralife.com/Holy+Knight+Hodrick"&gt;Holy Knight Hodrick&lt;/a&gt;. When summoned, he instantly becomes hostile, so kill him for souls&lt;/li&gt;</text:p>
          </table:table-cell>
          <table:table-cell table:formula="of:=TRIM([.B168])" office:value-type="string" office:string-value="&lt;li data-id=&quot;playthrough_4_20&quot; class=&quot;f_miss&quot;&gt;Turn right soon after heading through the arch to reach the Crucifixion Woods bonfire. Walk along the rocky wall towards the ruins until you reach a purple summon sign for mad phantom &lt;a href=&quot;http://darksouls3.wiki.fextralife.com/Holy+Knight+Hodrick&quot;&gt;Holy Knight Hodrick&lt;/a&gt;. When summoned, he instantly becomes hostile, so kill him for souls&lt;/li&gt;" calcext:value-type="string">
            <text:p>&lt;li data-id="playthrough_4_20" class="f_miss"&gt;Turn right soon after heading through the arch to reach the Crucifixion Woods bonfire. Walk along the rocky wall towards the ruins until you reach a purple summon sign for mad phantom &lt;a href="http://darksouls3.wiki.fextralife.com/Holy+Knight+Hodrick"&gt;Holy Knight Hodrick&lt;/a&gt;. When summoned, he instantly becomes hostile, so kill him for souls&lt;/li&gt;</text:p>
          </table:table-cell>
          <table:table-cell table:formula="of:=FIND(&quot;&quot;&quot;&quot;;[.C168];15)" office:value-type="float" office:value="30" calcext:value-type="float">
            <text:p>30</text:p>
          </table:table-cell>
          <table:table-cell table:formula="of:=FIND(&quot;&quot;&quot;&quot;;[.C168];[.D168]+1)" office:value-type="float" office:value="38" calcext:value-type="float">
            <text:p>38</text:p>
          </table:table-cell>
          <table:table-cell table:formula="of:=FIND(&quot;&quot;&quot;&quot;;[.C168];[.E168]+1)" office:value-type="float" office:value="45" calcext:value-type="float">
            <text:p>45</text:p>
          </table:table-cell>
          <table:table-cell table:formula="of:=MID([.C168];[.E168]+1;[.F168]-[.E168]-1)" office:value-type="string" office:string-value="f_miss" calcext:value-type="string">
            <text:p>f_miss</text:p>
          </table:table-cell>
          <table:table-cell table:formula="of:=FIND(&quot; &quot;;[.$G168])" office:value-type="string" office:string-value="" calcext:value-type="error">
            <text:p>#VALUE!</text:p>
          </table:table-cell>
          <table:table-cell table:formula="of:=FIND(&quot; &quot;;[.G168];[.H168]+1)" office:value-type="string" office:string-value="" calcext:value-type="error">
            <text:p>#VALUE!</text:p>
          </table:table-cell>
          <table:table-cell table:formula="of:=FIND(&quot; &quot;;[.G168];[.I168]+1)" office:value-type="string" office:string-value="" calcext:value-type="error">
            <text:p>#VALUE!</text:p>
          </table:table-cell>
          <table:table-cell table:formula="of:=LEFT([.G168];IFERROR([.H168]-1;99))" office:value-type="string" office:string-value="f_miss" calcext:value-type="string">
            <text:p>f_miss</text:p>
          </table:table-cell>
          <table:table-cell table:formula="of:=IF(ISERROR([.H168]);&quot;&quot;;MID([.G168];[.H168]+1;IFERROR([.I168]-[.H168]-1;99)))">
            <text:p/>
          </table:table-cell>
          <table:table-cell table:formula="of:=IF(ISERROR([.I168]);&quot;&quot;;MID([.G168];[.I168]+1;IFERROR([.J168]-[.I168]-1;99)))">
            <text:p/>
          </table:table-cell>
          <table:table-cell table:formula="of:=IFERROR(VLOOKUP([.K168];['tag lookup'.$A$1:.$B$1048576];2;0);&quot;&quot;)" office:value-type="string" office:string-value="Missable" calcext:value-type="string">
            <text:p>Missable</text:p>
          </table:table-cell>
          <table:table-cell table:formula="of:=IFERROR(VLOOKUP([.L168];['tag lookup'.$A$1:.$B$1048576];2;0);&quot;&quot;)">
            <text:p/>
          </table:table-cell>
          <table:table-cell table:formula="of:=IFERROR(VLOOKUP([.M168];['tag lookup'.$A$1:.$B$1048576];2;0);&quot;&quot;)">
            <text:p/>
          </table:table-cell>
          <table:table-cell table:style-name="ce2" table:formula="of:=IF([.N168]=&quot;&quot;;&quot;&quot;;&quot;,&quot;&quot;tags&quot;&quot;:[&quot;&quot;&quot; &amp; [.N168] &amp; IF([.O168]=&quot;&quot;;&quot;&quot;&quot;]&quot;;&quot;&quot;&quot;,&quot;&quot;&quot; &amp; [.O168]&amp;IF([.P168]=&quot;&quot;;&quot;&quot;&quot;]&quot;;&quot;&quot;&quot;,&quot;&quot;&quot;&amp;[.P168]&amp;&quot;&quot;&quot;]&quot;)))" office:value-type="string" office:string-value=",&quot;tags&quot;:[&quot;Missable&quot;]" calcext:value-type="string">
            <text:p>,"tags":["Missable"]</text:p>
          </table:table-cell>
          <table:table-cell table:formula="of:=FIND(&quot;&gt;&quot;;[.B168])" office:value-type="float" office:value="58" calcext:value-type="float">
            <text:p>58</text:p>
          </table:table-cell>
          <table:table-cell table:formula="of:=MID([.B168];[.R168]+1;LEN([.B168])-[.R168]-5)" office:value-type="string" office:string-value="Turn right soon after heading through the arch to reach the Crucifixion Woods bonfire. Walk along the rocky wall towards the ruins until you reach a purple summon sign for mad phantom &lt;a href=&quot;http://darksouls3.wiki.fextralife.com/Holy+Knight+Hodrick&quot;&gt;Holy Knight Hodrick&lt;/a&gt;. When summoned, he instantly becomes hostile, so kill him for souls" calcext:value-type="string">
            <text:p>Turn right soon after heading through the arch to reach the Crucifixion Woods bonfire. Walk along the rocky wall towards the ruins until you reach a purple summon sign for mad phantom &lt;a href="http://darksouls3.wiki.fextralife.com/Holy+Knight+Hodrick"&gt;Holy Knight Hodrick&lt;/a&gt;. When summoned, he instantly becomes hostile, so kill him for souls</text:p>
          </table:table-cell>
          <table:table-cell table:formula="of:=&quot;{&quot;&quot;text&quot;&quot;:&quot;&quot;&quot;&amp;SUBSTITUTE([.S168];&quot;&quot;&quot;&quot;;&quot;\&quot;&quot;&quot;)&amp;&quot;&quot;&quot;&quot;&amp;[.Q168]&amp;&quot;},&quot;" office:value-type="string" office:string-value="{&quot;text&quot;:&quot;Turn right soon after heading through the arch to reach the Crucifixion Woods bonfire. Walk along the rocky wall towards the ruins until you reach a purple summon sign for mad phantom &lt;a href=\&quot;http://darksouls3.wiki.fextralife.com/Holy+Knight+Hodrick\&quot;&gt;Holy Knight Hodrick&lt;/a&gt;. When summoned, he instantly becomes hostile, so kill him for souls&quot;,&quot;tags&quot;:[&quot;Missable&quot;]}," calcext:value-type="string">
            <text:p>{"text":"Turn right soon after heading through the arch to reach the Crucifixion Woods bonfire. Walk along the rocky wall towards the ruins until you reach a purple summon sign for mad phantom &lt;a href=\"http://darksouls3.wiki.fextralife.com/Holy+Knight+Hodrick\"&gt;Holy Knight Hodrick&lt;/a&gt;. When summoned, he instantly becomes hostile, so kill him for souls","tags":["Missable"]},</text:p>
          </table:table-cell>
        </table:table-row>
        <table:table-row table:style-name="ro1">
          <table:table-cell/>
          <table:table-cell office:value-type="string" calcext:value-type="string">
            <text:p><text:s text:c="12"/>&lt;li data-id="playthrough_4_21" class="f_estus"&gt;Head past where Hodrick's summon sign was until you reach a ledge. Fall down to grab the &lt;a href="http://darksouls3.wiki.fextralife.com/Estus+Shard"&gt;Estus Shard&lt;/a&gt;&lt;/li&gt;</text:p>
          </table:table-cell>
          <table:table-cell table:formula="of:=TRIM([.B169])" office:value-type="string" office:string-value="&lt;li data-id=&quot;playthrough_4_21&quot; class=&quot;f_estus&quot;&gt;Head past where Hodrick's summon sign was until you reach a ledge. Fall down to grab the &lt;a href=&quot;http://darksouls3.wiki.fextralife.com/Estus+Shard&quot;&gt;Estus Shard&lt;/a&gt;&lt;/li&gt;" calcext:value-type="string">
            <text:p>&lt;li data-id="playthrough_4_21" class="f_estus"&gt;Head past where Hodrick's summon sign was until you reach a ledge. Fall down to grab the &lt;a href="http://darksouls3.wiki.fextralife.com/Estus+Shard"&gt;Estus Shard&lt;/a&gt;&lt;/li&gt;</text:p>
          </table:table-cell>
          <table:table-cell table:formula="of:=FIND(&quot;&quot;&quot;&quot;;[.C169];15)" office:value-type="float" office:value="30" calcext:value-type="float">
            <text:p>30</text:p>
          </table:table-cell>
          <table:table-cell table:formula="of:=FIND(&quot;&quot;&quot;&quot;;[.C169];[.D169]+1)" office:value-type="float" office:value="38" calcext:value-type="float">
            <text:p>38</text:p>
          </table:table-cell>
          <table:table-cell table:formula="of:=FIND(&quot;&quot;&quot;&quot;;[.C169];[.E169]+1)" office:value-type="float" office:value="46" calcext:value-type="float">
            <text:p>46</text:p>
          </table:table-cell>
          <table:table-cell table:formula="of:=MID([.C169];[.E169]+1;[.F169]-[.E169]-1)" office:value-type="string" office:string-value="f_estus" calcext:value-type="string">
            <text:p>f_estus</text:p>
          </table:table-cell>
          <table:table-cell table:formula="of:=FIND(&quot; &quot;;[.$G169])" office:value-type="string" office:string-value="" calcext:value-type="error">
            <text:p>#VALUE!</text:p>
          </table:table-cell>
          <table:table-cell table:formula="of:=FIND(&quot; &quot;;[.G169];[.H169]+1)" office:value-type="string" office:string-value="" calcext:value-type="error">
            <text:p>#VALUE!</text:p>
          </table:table-cell>
          <table:table-cell table:formula="of:=FIND(&quot; &quot;;[.G169];[.I169]+1)" office:value-type="string" office:string-value="" calcext:value-type="error">
            <text:p>#VALUE!</text:p>
          </table:table-cell>
          <table:table-cell table:formula="of:=LEFT([.G169];IFERROR([.H169]-1;99))" office:value-type="string" office:string-value="f_estus" calcext:value-type="string">
            <text:p>f_estus</text:p>
          </table:table-cell>
          <table:table-cell table:formula="of:=IF(ISERROR([.H169]);&quot;&quot;;MID([.G169];[.H169]+1;IFERROR([.I169]-[.H169]-1;99)))">
            <text:p/>
          </table:table-cell>
          <table:table-cell table:formula="of:=IF(ISERROR([.I169]);&quot;&quot;;MID([.G169];[.I169]+1;IFERROR([.J169]-[.I169]-1;99)))">
            <text:p/>
          </table:table-cell>
          <table:table-cell table:formula="of:=IFERROR(VLOOKUP([.K169];['tag lookup'.$A$1:.$B$1048576];2;0);&quot;&quot;)" office:value-type="string" office:string-value="Estus Shards" calcext:value-type="string">
            <text:p>Estus Shards</text:p>
          </table:table-cell>
          <table:table-cell table:formula="of:=IFERROR(VLOOKUP([.L169];['tag lookup'.$A$1:.$B$1048576];2;0);&quot;&quot;)">
            <text:p/>
          </table:table-cell>
          <table:table-cell table:formula="of:=IFERROR(VLOOKUP([.M169];['tag lookup'.$A$1:.$B$1048576];2;0);&quot;&quot;)">
            <text:p/>
          </table:table-cell>
          <table:table-cell table:style-name="ce2" table:formula="of:=IF([.N169]=&quot;&quot;;&quot;&quot;;&quot;,&quot;&quot;tags&quot;&quot;:[&quot;&quot;&quot; &amp; [.N169] &amp; IF([.O169]=&quot;&quot;;&quot;&quot;&quot;]&quot;;&quot;&quot;&quot;,&quot;&quot;&quot; &amp; [.O169]&amp;IF([.P169]=&quot;&quot;;&quot;&quot;&quot;]&quot;;&quot;&quot;&quot;,&quot;&quot;&quot;&amp;[.P169]&amp;&quot;&quot;&quot;]&quot;)))" office:value-type="string" office:string-value=",&quot;tags&quot;:[&quot;Estus Shards&quot;]" calcext:value-type="string">
            <text:p>,"tags":["Estus Shards"]</text:p>
          </table:table-cell>
          <table:table-cell table:formula="of:=FIND(&quot;&gt;&quot;;[.B169])" office:value-type="float" office:value="59" calcext:value-type="float">
            <text:p>59</text:p>
          </table:table-cell>
          <table:table-cell table:formula="of:=MID([.B169];[.R169]+1;LEN([.B169])-[.R169]-5)" office:value-type="string" office:string-value="Head past where Hodrick's summon sign was until you reach a ledge. Fall down to grab the &lt;a href=&quot;http://darksouls3.wiki.fextralife.com/Estus+Shard&quot;&gt;Estus Shard&lt;/a&gt;" calcext:value-type="string">
            <text:p>Head past where Hodrick's summon sign was until you reach a ledge. Fall down to grab the &lt;a href="http://darksouls3.wiki.fextralife.com/Estus+Shard"&gt;Estus Shard&lt;/a&gt;</text:p>
          </table:table-cell>
          <table:table-cell table:formula="of:=&quot;{&quot;&quot;text&quot;&quot;:&quot;&quot;&quot;&amp;SUBSTITUTE([.S169];&quot;&quot;&quot;&quot;;&quot;\&quot;&quot;&quot;)&amp;&quot;&quot;&quot;&quot;&amp;[.Q169]&amp;&quot;},&quot;" office:value-type="string" office:string-value="{&quot;text&quot;:&quot;Head past where Hodrick's summon sign was until you reach a ledge. Fall down to grab the &lt;a href=\&quot;http://darksouls3.wiki.fextralife.com/Estus+Shard\&quot;&gt;Estus Shard&lt;/a&gt;&quot;,&quot;tags&quot;:[&quot;Estus Shards&quot;]}," calcext:value-type="string">
            <text:p>{"text":"Head past where Hodrick's summon sign was until you reach a ledge. Fall down to grab the &lt;a href=\"http://darksouls3.wiki.fextralife.com/Estus+Shard\"&gt;Estus Shard&lt;/a&gt;","tags":["Estus Shards"]},</text:p>
          </table:table-cell>
        </table:table-row>
        <table:table-row table:style-name="ro1">
          <table:table-cell/>
          <table:table-cell office:value-type="string" calcext:value-type="string">
            <text:p><text:s text:c="12"/>&lt;li data-id="playthrough_4_22" class="f_misc"&gt;Continue around the building to a large bonfire with an &lt;a href="http://darksouls3.wiki.fextralife.com/Ember"&gt;Ember&lt;/a&gt;&lt;/li&gt;</text:p>
          </table:table-cell>
          <table:table-cell table:formula="of:=TRIM([.B170])" office:value-type="string" office:string-value="&lt;li data-id=&quot;playthrough_4_22&quot; class=&quot;f_misc&quot;&gt;Continue around the building to a large bonfire with an &lt;a href=&quot;http://darksouls3.wiki.fextralife.com/Ember&quot;&gt;Ember&lt;/a&gt;&lt;/li&gt;" calcext:value-type="string">
            <text:p>&lt;li data-id="playthrough_4_22" class="f_misc"&gt;Continue around the building to a large bonfire with an &lt;a href="http://darksouls3.wiki.fextralife.com/Ember"&gt;Ember&lt;/a&gt;&lt;/li&gt;</text:p>
          </table:table-cell>
          <table:table-cell table:formula="of:=FIND(&quot;&quot;&quot;&quot;;[.C170];15)" office:value-type="float" office:value="30" calcext:value-type="float">
            <text:p>30</text:p>
          </table:table-cell>
          <table:table-cell table:formula="of:=FIND(&quot;&quot;&quot;&quot;;[.C170];[.D170]+1)" office:value-type="float" office:value="38" calcext:value-type="float">
            <text:p>38</text:p>
          </table:table-cell>
          <table:table-cell table:formula="of:=FIND(&quot;&quot;&quot;&quot;;[.C170];[.E170]+1)" office:value-type="float" office:value="45" calcext:value-type="float">
            <text:p>45</text:p>
          </table:table-cell>
          <table:table-cell table:formula="of:=MID([.C170];[.E170]+1;[.F170]-[.E170]-1)" office:value-type="string" office:string-value="f_misc" calcext:value-type="string">
            <text:p>f_misc</text:p>
          </table:table-cell>
          <table:table-cell table:formula="of:=FIND(&quot; &quot;;[.$G170])" office:value-type="string" office:string-value="" calcext:value-type="error">
            <text:p>#VALUE!</text:p>
          </table:table-cell>
          <table:table-cell table:formula="of:=FIND(&quot; &quot;;[.G170];[.H170]+1)" office:value-type="string" office:string-value="" calcext:value-type="error">
            <text:p>#VALUE!</text:p>
          </table:table-cell>
          <table:table-cell table:formula="of:=FIND(&quot; &quot;;[.G170];[.I170]+1)" office:value-type="string" office:string-value="" calcext:value-type="error">
            <text:p>#VALUE!</text:p>
          </table:table-cell>
          <table:table-cell table:formula="of:=LEFT([.G170];IFERROR([.H170]-1;99))" office:value-type="string" office:string-value="f_misc" calcext:value-type="string">
            <text:p>f_misc</text:p>
          </table:table-cell>
          <table:table-cell table:formula="of:=IF(ISERROR([.H170]);&quot;&quot;;MID([.G170];[.H170]+1;IFERROR([.I170]-[.H170]-1;99)))">
            <text:p/>
          </table:table-cell>
          <table:table-cell table:formula="of:=IF(ISERROR([.I170]);&quot;&quot;;MID([.G170];[.I170]+1;IFERROR([.J170]-[.I170]-1;99)))">
            <text:p/>
          </table:table-cell>
          <table:table-cell table:formula="of:=IFERROR(VLOOKUP([.K170];['tag lookup'.$A$1:.$B$1048576];2;0);&quot;&quot;)" office:value-type="string" office:string-value="Misc. items" calcext:value-type="string">
            <text:p>Misc. items</text:p>
          </table:table-cell>
          <table:table-cell table:formula="of:=IFERROR(VLOOKUP([.L170];['tag lookup'.$A$1:.$B$1048576];2;0);&quot;&quot;)">
            <text:p/>
          </table:table-cell>
          <table:table-cell table:formula="of:=IFERROR(VLOOKUP([.M170];['tag lookup'.$A$1:.$B$1048576];2;0);&quot;&quot;)">
            <text:p/>
          </table:table-cell>
          <table:table-cell table:style-name="ce2" table:formula="of:=IF([.N170]=&quot;&quot;;&quot;&quot;;&quot;,&quot;&quot;tags&quot;&quot;:[&quot;&quot;&quot; &amp; [.N170] &amp; IF([.O170]=&quot;&quot;;&quot;&quot;&quot;]&quot;;&quot;&quot;&quot;,&quot;&quot;&quot; &amp; [.O170]&amp;IF([.P170]=&quot;&quot;;&quot;&quot;&quot;]&quot;;&quot;&quot;&quot;,&quot;&quot;&quot;&amp;[.P170]&amp;&quot;&quot;&quot;]&quot;)))" office:value-type="string" office:string-value=",&quot;tags&quot;:[&quot;Misc. items&quot;]" calcext:value-type="string">
            <text:p>,"tags":["Misc. items"]</text:p>
          </table:table-cell>
          <table:table-cell table:formula="of:=FIND(&quot;&gt;&quot;;[.B170])" office:value-type="float" office:value="58" calcext:value-type="float">
            <text:p>58</text:p>
          </table:table-cell>
          <table:table-cell table:formula="of:=MID([.B170];[.R170]+1;LEN([.B170])-[.R170]-5)" office:value-type="string" office:string-value="Continue around the building to a large bonfire with an &lt;a href=&quot;http://darksouls3.wiki.fextralife.com/Ember&quot;&gt;Ember&lt;/a&gt;" calcext:value-type="string">
            <text:p>Continue around the building to a large bonfire with an &lt;a href="http://darksouls3.wiki.fextralife.com/Ember"&gt;Ember&lt;/a&gt;</text:p>
          </table:table-cell>
          <table:table-cell table:formula="of:=&quot;{&quot;&quot;text&quot;&quot;:&quot;&quot;&quot;&amp;SUBSTITUTE([.S170];&quot;&quot;&quot;&quot;;&quot;\&quot;&quot;&quot;)&amp;&quot;&quot;&quot;&quot;&amp;[.Q170]&amp;&quot;},&quot;" office:value-type="string" office:string-value="{&quot;text&quot;:&quot;Continue around the building to a large bonfire with an &lt;a href=\&quot;http://darksouls3.wiki.fextralife.com/Ember\&quot;&gt;Ember&lt;/a&gt;&quot;,&quot;tags&quot;:[&quot;Misc. items&quot;]}," calcext:value-type="string">
            <text:p>{"text":"Continue around the building to a large bonfire with an &lt;a href=\"http://darksouls3.wiki.fextralife.com/Ember\"&gt;Ember&lt;/a&gt;","tags":["Misc. items"]},</text:p>
          </table:table-cell>
        </table:table-row>
        <table:table-row table:style-name="ro1">
          <table:table-cell/>
          <table:table-cell office:value-type="string" calcext:value-type="string">
            <text:p><text:s text:c="12"/>&lt;li data-id="playthrough_4_23" class="f_misc"&gt;Finish your circuit around the building for a &lt;a href="http://darksouls3.wiki.fextralife.com/Soul+of+an+Unknown+Traveler"&gt;Soul of an Unknown Traveler&lt;/a&gt;&lt;/li&gt;</text:p>
          </table:table-cell>
          <table:table-cell table:formula="of:=TRIM([.B171])" office:value-type="string" office:string-value="&lt;li data-id=&quot;playthrough_4_23&quot; class=&quot;f_misc&quot;&gt;Finish your circuit around the building for a &lt;a href=&quot;http://darksouls3.wiki.fextralife.com/Soul+of+an+Unknown+Traveler&quot;&gt;Soul of an Unknown Traveler&lt;/a&gt;&lt;/li&gt;" calcext:value-type="string">
            <text:p>&lt;li data-id="playthrough_4_23" class="f_misc"&gt;Finish your circuit around the building for a &lt;a href="http://darksouls3.wiki.fextralife.com/Soul+of+an+Unknown+Traveler"&gt;Soul of an Unknown Traveler&lt;/a&gt;&lt;/li&gt;</text:p>
          </table:table-cell>
          <table:table-cell table:formula="of:=FIND(&quot;&quot;&quot;&quot;;[.C171];15)" office:value-type="float" office:value="30" calcext:value-type="float">
            <text:p>30</text:p>
          </table:table-cell>
          <table:table-cell table:formula="of:=FIND(&quot;&quot;&quot;&quot;;[.C171];[.D171]+1)" office:value-type="float" office:value="38" calcext:value-type="float">
            <text:p>38</text:p>
          </table:table-cell>
          <table:table-cell table:formula="of:=FIND(&quot;&quot;&quot;&quot;;[.C171];[.E171]+1)" office:value-type="float" office:value="45" calcext:value-type="float">
            <text:p>45</text:p>
          </table:table-cell>
          <table:table-cell table:formula="of:=MID([.C171];[.E171]+1;[.F171]-[.E171]-1)" office:value-type="string" office:string-value="f_misc" calcext:value-type="string">
            <text:p>f_misc</text:p>
          </table:table-cell>
          <table:table-cell table:formula="of:=FIND(&quot; &quot;;[.$G171])" office:value-type="string" office:string-value="" calcext:value-type="error">
            <text:p>#VALUE!</text:p>
          </table:table-cell>
          <table:table-cell table:formula="of:=FIND(&quot; &quot;;[.G171];[.H171]+1)" office:value-type="string" office:string-value="" calcext:value-type="error">
            <text:p>#VALUE!</text:p>
          </table:table-cell>
          <table:table-cell table:formula="of:=FIND(&quot; &quot;;[.G171];[.I171]+1)" office:value-type="string" office:string-value="" calcext:value-type="error">
            <text:p>#VALUE!</text:p>
          </table:table-cell>
          <table:table-cell table:formula="of:=LEFT([.G171];IFERROR([.H171]-1;99))" office:value-type="string" office:string-value="f_misc" calcext:value-type="string">
            <text:p>f_misc</text:p>
          </table:table-cell>
          <table:table-cell table:formula="of:=IF(ISERROR([.H171]);&quot;&quot;;MID([.G171];[.H171]+1;IFERROR([.I171]-[.H171]-1;99)))">
            <text:p/>
          </table:table-cell>
          <table:table-cell table:formula="of:=IF(ISERROR([.I171]);&quot;&quot;;MID([.G171];[.I171]+1;IFERROR([.J171]-[.I171]-1;99)))">
            <text:p/>
          </table:table-cell>
          <table:table-cell table:formula="of:=IFERROR(VLOOKUP([.K171];['tag lookup'.$A$1:.$B$1048576];2;0);&quot;&quot;)" office:value-type="string" office:string-value="Misc. items" calcext:value-type="string">
            <text:p>Misc. items</text:p>
          </table:table-cell>
          <table:table-cell table:formula="of:=IFERROR(VLOOKUP([.L171];['tag lookup'.$A$1:.$B$1048576];2;0);&quot;&quot;)">
            <text:p/>
          </table:table-cell>
          <table:table-cell table:formula="of:=IFERROR(VLOOKUP([.M171];['tag lookup'.$A$1:.$B$1048576];2;0);&quot;&quot;)">
            <text:p/>
          </table:table-cell>
          <table:table-cell table:style-name="ce2" table:formula="of:=IF([.N171]=&quot;&quot;;&quot;&quot;;&quot;,&quot;&quot;tags&quot;&quot;:[&quot;&quot;&quot; &amp; [.N171] &amp; IF([.O171]=&quot;&quot;;&quot;&quot;&quot;]&quot;;&quot;&quot;&quot;,&quot;&quot;&quot; &amp; [.O171]&amp;IF([.P171]=&quot;&quot;;&quot;&quot;&quot;]&quot;;&quot;&quot;&quot;,&quot;&quot;&quot;&amp;[.P171]&amp;&quot;&quot;&quot;]&quot;)))" office:value-type="string" office:string-value=",&quot;tags&quot;:[&quot;Misc. items&quot;]" calcext:value-type="string">
            <text:p>,"tags":["Misc. items"]</text:p>
          </table:table-cell>
          <table:table-cell table:formula="of:=FIND(&quot;&gt;&quot;;[.B171])" office:value-type="float" office:value="58" calcext:value-type="float">
            <text:p>58</text:p>
          </table:table-cell>
          <table:table-cell table:formula="of:=MID([.B171];[.R171]+1;LEN([.B171])-[.R171]-5)" office:value-type="string" office:string-value="Finish your circuit around the building for a &lt;a href=&quot;http://darksouls3.wiki.fextralife.com/Soul+of+an+Unknown+Traveler&quot;&gt;Soul of an Unknown Traveler&lt;/a&gt;" calcext:value-type="string">
            <text:p>Finish your circuit around the building for a &lt;a href="http://darksouls3.wiki.fextralife.com/Soul+of+an+Unknown+Traveler"&gt;Soul of an Unknown Traveler&lt;/a&gt;</text:p>
          </table:table-cell>
          <table:table-cell table:formula="of:=&quot;{&quot;&quot;text&quot;&quot;:&quot;&quot;&quot;&amp;SUBSTITUTE([.S171];&quot;&quot;&quot;&quot;;&quot;\&quot;&quot;&quot;)&amp;&quot;&quot;&quot;&quot;&amp;[.Q171]&amp;&quot;},&quot;" office:value-type="string" office:string-value="{&quot;text&quot;:&quot;Finish your circuit around the building for a &lt;a href=\&quot;http://darksouls3.wiki.fextralife.com/Soul+of+an+Unknown+Traveler\&quot;&gt;Soul of an Unknown Traveler&lt;/a&gt;&quot;,&quot;tags&quot;:[&quot;Misc. items&quot;]}," calcext:value-type="string">
            <text:p>{"text":"Finish your circuit around the building for a &lt;a href=\"http://darksouls3.wiki.fextralife.com/Soul+of+an+Unknown+Traveler\"&gt;Soul of an Unknown Traveler&lt;/a&gt;","tags":["Misc. items"]},</text:p>
          </table:table-cell>
        </table:table-row>
        <table:table-row table:style-name="ro1">
          <table:table-cell/>
          <table:table-cell office:value-type="string" calcext:value-type="string">
            <text:p><text:s text:c="12"/>&lt;li data-id="playthrough_4_24" class="f_ring"&gt;Back at the Crucifixion Woods bonfire, drop off into the water and kill the &lt;a href="http://darksouls3.wiki.fextralife.com/Great+Crab"&gt;Great Crab&lt;/a&gt; furthest away from you for the &lt;a href="http://darksouls3.wiki.fextralife.com/Great+Swamp+Ring"&gt;Great Swamp Ring&lt;/a&gt;&lt;/li&gt;</text:p>
          </table:table-cell>
          <table:table-cell table:formula="of:=TRIM([.B172])" office:value-type="string" office:string-value="&lt;li data-id=&quot;playthrough_4_24&quot; class=&quot;f_ring&quot;&gt;Back at the Crucifixion Woods bonfire, drop off into the water and kill the &lt;a href=&quot;http://darksouls3.wiki.fextralife.com/Great+Crab&quot;&gt;Great Crab&lt;/a&gt; furthest away from you for the &lt;a href=&quot;http://darksouls3.wiki.fextralife.com/Great+Swamp+Ring&quot;&gt;Great Swamp Ring&lt;/a&gt;&lt;/li&gt;" calcext:value-type="string">
            <text:p>&lt;li data-id="playthrough_4_24" class="f_ring"&gt;Back at the Crucifixion Woods bonfire, drop off into the water and kill the &lt;a href="http://darksouls3.wiki.fextralife.com/Great+Crab"&gt;Great Crab&lt;/a&gt; furthest away from you for the &lt;a href="http://darksouls3.wiki.fextralife.com/Great+Swamp+Ring"&gt;Great Swamp Ring&lt;/a&gt;&lt;/li&gt;</text:p>
          </table:table-cell>
          <table:table-cell table:formula="of:=FIND(&quot;&quot;&quot;&quot;;[.C172];15)" office:value-type="float" office:value="30" calcext:value-type="float">
            <text:p>30</text:p>
          </table:table-cell>
          <table:table-cell table:formula="of:=FIND(&quot;&quot;&quot;&quot;;[.C172];[.D172]+1)" office:value-type="float" office:value="38" calcext:value-type="float">
            <text:p>38</text:p>
          </table:table-cell>
          <table:table-cell table:formula="of:=FIND(&quot;&quot;&quot;&quot;;[.C172];[.E172]+1)" office:value-type="float" office:value="45" calcext:value-type="float">
            <text:p>45</text:p>
          </table:table-cell>
          <table:table-cell table:formula="of:=MID([.C172];[.E172]+1;[.F172]-[.E172]-1)" office:value-type="string" office:string-value="f_ring" calcext:value-type="string">
            <text:p>f_ring</text:p>
          </table:table-cell>
          <table:table-cell table:formula="of:=FIND(&quot; &quot;;[.$G172])" office:value-type="string" office:string-value="" calcext:value-type="error">
            <text:p>#VALUE!</text:p>
          </table:table-cell>
          <table:table-cell table:formula="of:=FIND(&quot; &quot;;[.G172];[.H172]+1)" office:value-type="string" office:string-value="" calcext:value-type="error">
            <text:p>#VALUE!</text:p>
          </table:table-cell>
          <table:table-cell table:formula="of:=FIND(&quot; &quot;;[.G172];[.I172]+1)" office:value-type="string" office:string-value="" calcext:value-type="error">
            <text:p>#VALUE!</text:p>
          </table:table-cell>
          <table:table-cell table:formula="of:=LEFT([.G172];IFERROR([.H172]-1;99))" office:value-type="string" office:string-value="f_ring" calcext:value-type="string">
            <text:p>f_ring</text:p>
          </table:table-cell>
          <table:table-cell table:formula="of:=IF(ISERROR([.H172]);&quot;&quot;;MID([.G172];[.H172]+1;IFERROR([.I172]-[.H172]-1;99)))">
            <text:p/>
          </table:table-cell>
          <table:table-cell table:formula="of:=IF(ISERROR([.I172]);&quot;&quot;;MID([.G172];[.I172]+1;IFERROR([.J172]-[.I172]-1;99)))">
            <text:p/>
          </table:table-cell>
          <table:table-cell table:formula="of:=IFERROR(VLOOKUP([.K172];['tag lookup'.$A$1:.$B$1048576];2;0);&quot;&quot;)" office:value-type="string" office:string-value="Rings" calcext:value-type="string">
            <text:p>Rings</text:p>
          </table:table-cell>
          <table:table-cell table:formula="of:=IFERROR(VLOOKUP([.L172];['tag lookup'.$A$1:.$B$1048576];2;0);&quot;&quot;)">
            <text:p/>
          </table:table-cell>
          <table:table-cell table:formula="of:=IFERROR(VLOOKUP([.M172];['tag lookup'.$A$1:.$B$1048576];2;0);&quot;&quot;)">
            <text:p/>
          </table:table-cell>
          <table:table-cell table:style-name="ce2" table:formula="of:=IF([.N172]=&quot;&quot;;&quot;&quot;;&quot;,&quot;&quot;tags&quot;&quot;:[&quot;&quot;&quot; &amp; [.N172] &amp; IF([.O172]=&quot;&quot;;&quot;&quot;&quot;]&quot;;&quot;&quot;&quot;,&quot;&quot;&quot; &amp; [.O172]&amp;IF([.P172]=&quot;&quot;;&quot;&quot;&quot;]&quot;;&quot;&quot;&quot;,&quot;&quot;&quot;&amp;[.P172]&amp;&quot;&quot;&quot;]&quot;)))" office:value-type="string" office:string-value=",&quot;tags&quot;:[&quot;Rings&quot;]" calcext:value-type="string">
            <text:p>,"tags":["Rings"]</text:p>
          </table:table-cell>
          <table:table-cell table:formula="of:=FIND(&quot;&gt;&quot;;[.B172])" office:value-type="float" office:value="58" calcext:value-type="float">
            <text:p>58</text:p>
          </table:table-cell>
          <table:table-cell table:formula="of:=MID([.B172];[.R172]+1;LEN([.B172])-[.R172]-5)" office:value-type="string" office:string-value="Back at the Crucifixion Woods bonfire, drop off into the water and kill the &lt;a href=&quot;http://darksouls3.wiki.fextralife.com/Great+Crab&quot;&gt;Great Crab&lt;/a&gt; furthest away from you for the &lt;a href=&quot;http://darksouls3.wiki.fextralife.com/Great+Swamp+Ring&quot;&gt;Great Swamp Ring&lt;/a&gt;" calcext:value-type="string">
            <text:p>Back at the Crucifixion Woods bonfire, drop off into the water and kill the &lt;a href="http://darksouls3.wiki.fextralife.com/Great+Crab"&gt;Great Crab&lt;/a&gt; furthest away from you for the &lt;a href="http://darksouls3.wiki.fextralife.com/Great+Swamp+Ring"&gt;Great Swamp Ring&lt;/a&gt;</text:p>
          </table:table-cell>
          <table:table-cell table:formula="of:=&quot;{&quot;&quot;text&quot;&quot;:&quot;&quot;&quot;&amp;SUBSTITUTE([.S172];&quot;&quot;&quot;&quot;;&quot;\&quot;&quot;&quot;)&amp;&quot;&quot;&quot;&quot;&amp;[.Q172]&amp;&quot;},&quot;" office:value-type="string" office:string-value="{&quot;text&quot;:&quot;Back at the Crucifixion Woods bonfire, drop off into the water and kill the &lt;a href=\&quot;http://darksouls3.wiki.fextralife.com/Great+Crab\&quot;&gt;Great Crab&lt;/a&gt; furthest away from you for the &lt;a href=\&quot;http://darksouls3.wiki.fextralife.com/Great+Swamp+Ring\&quot;&gt;Great Swamp Ring&lt;/a&gt;&quot;,&quot;tags&quot;:[&quot;Rings&quot;]}," calcext:value-type="string">
            <text:p>{"text":"Back at the Crucifixion Woods bonfire, drop off into the water and kill the &lt;a href=\"http://darksouls3.wiki.fextralife.com/Great+Crab\"&gt;Great Crab&lt;/a&gt; furthest away from you for the &lt;a href=\"http://darksouls3.wiki.fextralife.com/Great+Swamp+Ring\"&gt;Great Swamp Ring&lt;/a&gt;","tags":["Rings"]},</text:p>
          </table:table-cell>
        </table:table-row>
        <table:table-row table:style-name="ro1">
          <table:table-cell/>
          <table:table-cell office:value-type="string" calcext:value-type="string">
            <text:p><text:s text:c="12"/>&lt;li data-id="playthrough_4_25" class="f_npc f_arm f_weap f_miss"&gt;If you are embered, dark spirit &lt;a href="http://darksouls3.wiki.fextralife.com/Yellowfinger+Heysel"&gt;Yellowfinger Heysel&lt;/a&gt; invades around where the two giant crabs are. Kill her for &lt;a href="http://darksouls3.wiki.fextralife.com/Heysel+Pick"&gt;Heysel Pick&lt;/a&gt;&lt;span class="p"&gt; + &lt;/span&gt;&lt;a href="http://darksouls3.wiki.fextralife.com/Xanthous+Crown"&gt;Xanthous Crown&lt;/a&gt;&lt;/li&gt;</text:p>
          </table:table-cell>
          <table:table-cell table:formula="of:=TRIM([.B173])" office:value-type="string" office:string-value="&lt;li data-id=&quot;playthrough_4_25&quot; class=&quot;f_npc f_arm f_weap f_miss&quot;&gt;If you are embered, dark spirit &lt;a href=&quot;http://darksouls3.wiki.fextralife.com/Yellowfinger+Heysel&quot;&gt;Yellowfinger Heysel&lt;/a&gt; invades around where the two giant crabs are. Kill her for &lt;a href=&quot;http://darksouls3.wiki.fextralife.com/Heysel+Pick&quot;&gt;Heysel Pick&lt;/a&gt;&lt;span class=&quot;p&quot;&gt; + &lt;/span&gt;&lt;a href=&quot;http://darksouls3.wiki.fextralife.com/Xanthous+Crown&quot;&gt;Xanthous Crown&lt;/a&gt;&lt;/li&gt;" calcext:value-type="string">
            <text:p>&lt;li data-id="playthrough_4_25" class="f_npc f_arm f_weap f_miss"&gt;If you are embered, dark spirit &lt;a href="http://darksouls3.wiki.fextralife.com/Yellowfinger+Heysel"&gt;Yellowfinger Heysel&lt;/a&gt; invades around where the two giant crabs are. Kill her for &lt;a href="http://darksouls3.wiki.fextralife.com/Heysel+Pick"&gt;Heysel Pick&lt;/a&gt;&lt;span class="p"&gt; + &lt;/span&gt;&lt;a href="http://darksouls3.wiki.fextralife.com/Xanthous+Crown"&gt;Xanthous Crown&lt;/a&gt;&lt;/li&gt;</text:p>
          </table:table-cell>
          <table:table-cell table:formula="of:=FIND(&quot;&quot;&quot;&quot;;[.C173];15)" office:value-type="float" office:value="30" calcext:value-type="float">
            <text:p>30</text:p>
          </table:table-cell>
          <table:table-cell table:formula="of:=FIND(&quot;&quot;&quot;&quot;;[.C173];[.D173]+1)" office:value-type="float" office:value="38" calcext:value-type="float">
            <text:p>38</text:p>
          </table:table-cell>
          <table:table-cell table:formula="of:=FIND(&quot;&quot;&quot;&quot;;[.C173];[.E173]+1)" office:value-type="float" office:value="64" calcext:value-type="float">
            <text:p>64</text:p>
          </table:table-cell>
          <table:table-cell table:formula="of:=MID([.C173];[.E173]+1;[.F173]-[.E173]-1)" office:value-type="string" office:string-value="f_npc f_arm f_weap f_miss" calcext:value-type="string">
            <text:p>f_npc f_arm f_weap f_miss</text:p>
          </table:table-cell>
          <table:table-cell table:formula="of:=FIND(&quot; &quot;;[.$G173])" office:value-type="float" office:value="6" calcext:value-type="float">
            <text:p>6</text:p>
          </table:table-cell>
          <table:table-cell table:formula="of:=FIND(&quot; &quot;;[.G173];[.H173]+1)" office:value-type="float" office:value="12" calcext:value-type="float">
            <text:p>12</text:p>
          </table:table-cell>
          <table:table-cell table:formula="of:=FIND(&quot; &quot;;[.G173];[.I173]+1)" office:value-type="float" office:value="19" calcext:value-type="float">
            <text:p>19</text:p>
          </table:table-cell>
          <table:table-cell table:formula="of:=LEFT([.G173];IFERROR([.H173]-1;99))" office:value-type="string" office:string-value="f_npc" calcext:value-type="string">
            <text:p>f_npc</text:p>
          </table:table-cell>
          <table:table-cell table:formula="of:=IF(ISERROR([.H173]);&quot;&quot;;MID([.G173];[.H173]+1;IFERROR([.I173]-[.H173]-1;99)))" office:value-type="string" office:string-value="f_arm" calcext:value-type="string">
            <text:p>f_arm</text:p>
          </table:table-cell>
          <table:table-cell table:formula="of:=IF(ISERROR([.I173]);&quot;&quot;;MID([.G173];[.I173]+1;IFERROR([.J173]-[.I173]-1;99)))" office:value-type="string" office:string-value="f_weap" calcext:value-type="string">
            <text:p>f_weap</text:p>
          </table:table-cell>
          <table:table-cell table:formula="of:=IFERROR(VLOOKUP([.K173];['tag lookup'.$A$1:.$B$1048576];2;0);&quot;&quot;)">
            <text:p/>
          </table:table-cell>
          <table:table-cell table:formula="of:=IFERROR(VLOOKUP([.L173];['tag lookup'.$A$1:.$B$1048576];2;0);&quot;&quot;)" office:value-type="string" office:string-value="Armor" calcext:value-type="string">
            <text:p>Armor</text:p>
          </table:table-cell>
          <table:table-cell table:formula="of:=IFERROR(VLOOKUP([.M173];['tag lookup'.$A$1:.$B$1048576];2;0);&quot;&quot;)" office:value-type="string" office:string-value="Weapons" calcext:value-type="string">
            <text:p>Weapons</text:p>
          </table:table-cell>
          <table:table-cell table:style-name="ce2" table:formula="of:=IF([.N173]=&quot;&quot;;&quot;&quot;;&quot;,&quot;&quot;tags&quot;&quot;:[&quot;&quot;&quot; &amp; [.N173] &amp; IF([.O173]=&quot;&quot;;&quot;&quot;&quot;]&quot;;&quot;&quot;&quot;,&quot;&quot;&quot; &amp; [.O173]&amp;IF([.P173]=&quot;&quot;;&quot;&quot;&quot;]&quot;;&quot;&quot;&quot;,&quot;&quot;&quot;&amp;[.P173]&amp;&quot;&quot;&quot;]&quot;)))">
            <text:p/>
          </table:table-cell>
          <table:table-cell table:formula="of:=FIND(&quot;&gt;&quot;;[.B173])" office:value-type="float" office:value="77" calcext:value-type="float">
            <text:p>77</text:p>
          </table:table-cell>
          <table:table-cell table:formula="of:=MID([.B173];[.R173]+1;LEN([.B173])-[.R173]-5)" office:value-type="string" office:string-value="If you are embered, dark spirit &lt;a href=&quot;http://darksouls3.wiki.fextralife.com/Yellowfinger+Heysel&quot;&gt;Yellowfinger Heysel&lt;/a&gt; invades around where the two giant crabs are. Kill her for &lt;a href=&quot;http://darksouls3.wiki.fextralife.com/Heysel+Pick&quot;&gt;Heysel Pick&lt;/a&gt;&lt;span class=&quot;p&quot;&gt; + &lt;/span&gt;&lt;a href=&quot;http://darksouls3.wiki.fextralife.com/Xanthous+Crown&quot;&gt;Xanthous Crown&lt;/a&gt;" calcext:value-type="string">
            <text:p>If you are embered, dark spirit &lt;a href="http://darksouls3.wiki.fextralife.com/Yellowfinger+Heysel"&gt;Yellowfinger Heysel&lt;/a&gt; invades around where the two giant crabs are. Kill her for &lt;a href="http://darksouls3.wiki.fextralife.com/Heysel+Pick"&gt;Heysel Pick&lt;/a&gt;&lt;span class="p"&gt; + &lt;/span&gt;&lt;a href="http://darksouls3.wiki.fextralife.com/Xanthous+Crown"&gt;Xanthous Crown&lt;/a&gt;</text:p>
          </table:table-cell>
          <table:table-cell table:formula="of:=&quot;{&quot;&quot;text&quot;&quot;:&quot;&quot;&quot;&amp;SUBSTITUTE([.S173];&quot;&quot;&quot;&quot;;&quot;\&quot;&quot;&quot;)&amp;&quot;&quot;&quot;&quot;&amp;[.Q173]&amp;&quot;},&quot;" office:value-type="string" office:string-value="{&quot;text&quot;:&quot;If you are embered, dark spirit &lt;a href=\&quot;http://darksouls3.wiki.fextralife.com/Yellowfinger+Heysel\&quot;&gt;Yellowfinger Heysel&lt;/a&gt; invades around where the two giant crabs are. Kill her for &lt;a href=\&quot;http://darksouls3.wiki.fextralife.com/Heysel+Pick\&quot;&gt;Heysel Pick&lt;/a&gt;&lt;span class=\&quot;p\&quot;&gt; + &lt;/span&gt;&lt;a href=\&quot;http://darksouls3.wiki.fextralife.com/Xanthous+Crown\&quot;&gt;Xanthous Crown&lt;/a&gt;&quot;}," calcext:value-type="string">
            <text:p>{"text":"If you are embered, dark spirit &lt;a href=\"http://darksouls3.wiki.fextralife.com/Yellowfinger+Heysel\"&gt;Yellowfinger Heysel&lt;/a&gt; invades around where the two giant crabs are. Kill her for &lt;a href=\"http://darksouls3.wiki.fextralife.com/Heysel+Pick\"&gt;Heysel Pick&lt;/a&gt;&lt;span class=\"p\"&gt; + &lt;/span&gt;&lt;a href=\"http://darksouls3.wiki.fextralife.com/Xanthous+Crown\"&gt;Xanthous Crown&lt;/a&gt;"},</text:p>
          </table:table-cell>
        </table:table-row>
        <table:table-row table:style-name="ro1">
          <table:table-cell/>
          <table:table-cell office:value-type="string" calcext:value-type="string">
            <text:p><text:s text:c="12"/>&lt;li data-id="playthrough_4_26" class="f_arm f_misc f_tome f_weap"&gt;You will find the following items in the water: &lt;a href="http://darksouls3.wiki.fextralife.com/Green+Blossom"&gt;Green Blossom&amp;nbsp;x2&lt;/a&gt;, &lt;a href="http://darksouls3.wiki.fextralife.com/Green+Blossom"&gt;Green Blossom&amp;nbsp;x4&lt;/a&gt;, the &lt;a href="http://darksouls3.wiki.fextralife.com/Grass+Crest+Shield"&gt;Grass Crest Shield&lt;/a&gt;, the &lt;a href="http://darksouls3.wiki.fextralife.com/Conjurator+Set"&gt;Conjurator Set&lt;/a&gt;, and the &lt;a href="http://darksouls3.wiki.fextralife.com/Great+Swamp+Pyromancy+Tome"&gt;Great Swamp Pyromancy Tome&lt;/a&gt;. The tome and the set are in the deep part of the swamp near the entrance of &lt;a href="http://darksouls3.wiki.fextralife.com/Farron+Keep"&gt;Farron Keep&lt;/a&gt;&lt;/li&gt;</text:p>
          </table:table-cell>
          <table:table-cell table:formula="of:=TRIM([.B174])" office:value-type="string" office:string-value="&lt;li data-id=&quot;playthrough_4_26&quot; class=&quot;f_arm f_misc f_tome f_weap&quot;&gt;You will find the following items in the water: &lt;a href=&quot;http://darksouls3.wiki.fextralife.com/Green+Blossom&quot;&gt;Green Blossom&amp;nbsp;x2&lt;/a&gt;, &lt;a href=&quot;http://darksouls3.wiki.fextralife.com/Green+Blossom&quot;&gt;Green Blossom&amp;nbsp;x4&lt;/a&gt;, the &lt;a href=&quot;http://darksouls3.wiki.fextralife.com/Grass+Crest+Shield&quot;&gt;Grass Crest Shield&lt;/a&gt;, the &lt;a href=&quot;http://darksouls3.wiki.fextralife.com/Conjurator+Set&quot;&gt;Conjurator Set&lt;/a&gt;, and the &lt;a href=&quot;http://darksouls3.wiki.fextralife.com/Great+Swamp+Pyromancy+Tome&quot;&gt;Great Swamp Pyromancy Tome&lt;/a&gt;. The tome and the set are in the deep part of the swamp near the entrance of &lt;a href=&quot;http://darksouls3.wiki.fextralife.com/Farron+Keep&quot;&gt;Farron Keep&lt;/a&gt;&lt;/li&gt;" calcext:value-type="string">
            <text:p>&lt;li data-id="playthrough_4_26" class="f_arm f_misc f_tome f_weap"&gt;You will find the following items in the water: &lt;a href="http://darksouls3.wiki.fextralife.com/Green+Blossom"&gt;Green Blossom&amp;nbsp;x2&lt;/a&gt;, &lt;a href="http://darksouls3.wiki.fextralife.com/Green+Blossom"&gt;Green Blossom&amp;nbsp;x4&lt;/a&gt;, the &lt;a href="http://darksouls3.wiki.fextralife.com/Grass+Crest+Shield"&gt;Grass Crest Shield&lt;/a&gt;, the &lt;a href="http://darksouls3.wiki.fextralife.com/Conjurator+Set"&gt;Conjurator Set&lt;/a&gt;, and the &lt;a href="http://darksouls3.wiki.fextralife.com/Great+Swamp+Pyromancy+Tome"&gt;Great Swamp Pyromancy Tome&lt;/a&gt;. The tome and the set are in the deep part of the swamp near the entrance of &lt;a href="http://darksouls3.wiki.fextralife.com/Farron+Keep"&gt;Farron Keep&lt;/a&gt;&lt;/li&gt;</text:p>
          </table:table-cell>
          <table:table-cell table:formula="of:=FIND(&quot;&quot;&quot;&quot;;[.C174];15)" office:value-type="float" office:value="30" calcext:value-type="float">
            <text:p>30</text:p>
          </table:table-cell>
          <table:table-cell table:formula="of:=FIND(&quot;&quot;&quot;&quot;;[.C174];[.D174]+1)" office:value-type="float" office:value="38" calcext:value-type="float">
            <text:p>38</text:p>
          </table:table-cell>
          <table:table-cell table:formula="of:=FIND(&quot;&quot;&quot;&quot;;[.C174];[.E174]+1)" office:value-type="float" office:value="65" calcext:value-type="float">
            <text:p>65</text:p>
          </table:table-cell>
          <table:table-cell table:formula="of:=MID([.C174];[.E174]+1;[.F174]-[.E174]-1)" office:value-type="string" office:string-value="f_arm f_misc f_tome f_weap" calcext:value-type="string">
            <text:p>f_arm f_misc f_tome f_weap</text:p>
          </table:table-cell>
          <table:table-cell table:formula="of:=FIND(&quot; &quot;;[.$G174])" office:value-type="float" office:value="6" calcext:value-type="float">
            <text:p>6</text:p>
          </table:table-cell>
          <table:table-cell table:formula="of:=FIND(&quot; &quot;;[.G174];[.H174]+1)" office:value-type="float" office:value="13" calcext:value-type="float">
            <text:p>13</text:p>
          </table:table-cell>
          <table:table-cell table:formula="of:=FIND(&quot; &quot;;[.G174];[.I174]+1)" office:value-type="float" office:value="20" calcext:value-type="float">
            <text:p>20</text:p>
          </table:table-cell>
          <table:table-cell table:formula="of:=LEFT([.G174];IFERROR([.H174]-1;99))" office:value-type="string" office:string-value="f_arm" calcext:value-type="string">
            <text:p>f_arm</text:p>
          </table:table-cell>
          <table:table-cell table:formula="of:=IF(ISERROR([.H174]);&quot;&quot;;MID([.G174];[.H174]+1;IFERROR([.I174]-[.H174]-1;99)))" office:value-type="string" office:string-value="f_misc" calcext:value-type="string">
            <text:p>f_misc</text:p>
          </table:table-cell>
          <table:table-cell table:formula="of:=IF(ISERROR([.I174]);&quot;&quot;;MID([.G174];[.I174]+1;IFERROR([.J174]-[.I174]-1;99)))" office:value-type="string" office:string-value="f_tome" calcext:value-type="string">
            <text:p>f_tome</text:p>
          </table:table-cell>
          <table:table-cell table:formula="of:=IFERROR(VLOOKUP([.K174];['tag lookup'.$A$1:.$B$1048576];2;0);&quot;&quot;)" office:value-type="string" office:string-value="Armor" calcext:value-type="string">
            <text:p>Armor</text:p>
          </table:table-cell>
          <table:table-cell table:formula="of:=IFERROR(VLOOKUP([.L174];['tag lookup'.$A$1:.$B$1048576];2;0);&quot;&quot;)" office:value-type="string" office:string-value="Misc. items" calcext:value-type="string">
            <text:p>Misc. items</text:p>
          </table:table-cell>
          <table:table-cell table:formula="of:=IFERROR(VLOOKUP([.M174];['tag lookup'.$A$1:.$B$1048576];2;0);&quot;&quot;)">
            <text:p/>
          </table:table-cell>
          <table:table-cell table:style-name="ce2" table:formula="of:=IF([.N174]=&quot;&quot;;&quot;&quot;;&quot;,&quot;&quot;tags&quot;&quot;:[&quot;&quot;&quot; &amp; [.N174] &amp; IF([.O174]=&quot;&quot;;&quot;&quot;&quot;]&quot;;&quot;&quot;&quot;,&quot;&quot;&quot; &amp; [.O174]&amp;IF([.P174]=&quot;&quot;;&quot;&quot;&quot;]&quot;;&quot;&quot;&quot;,&quot;&quot;&quot;&amp;[.P174]&amp;&quot;&quot;&quot;]&quot;)))" office:value-type="string" office:string-value=",&quot;tags&quot;:[&quot;Armor&quot;,&quot;Misc. items&quot;]" calcext:value-type="string">
            <text:p>,"tags":["Armor","Misc. items"]</text:p>
          </table:table-cell>
          <table:table-cell table:formula="of:=FIND(&quot;&gt;&quot;;[.B174])" office:value-type="float" office:value="78" calcext:value-type="float">
            <text:p>78</text:p>
          </table:table-cell>
          <table:table-cell table:formula="of:=MID([.B174];[.R174]+1;LEN([.B174])-[.R174]-5)" office:value-type="string" office:string-value="You will find the following items in the water: &lt;a href=&quot;http://darksouls3.wiki.fextralife.com/Green+Blossom&quot;&gt;Green Blossom&amp;nbsp;x2&lt;/a&gt;, &lt;a href=&quot;http://darksouls3.wiki.fextralife.com/Green+Blossom&quot;&gt;Green Blossom&amp;nbsp;x4&lt;/a&gt;, the &lt;a href=&quot;http://darksouls3.wiki.fextralife.com/Grass+Crest+Shield&quot;&gt;Grass Crest Shield&lt;/a&gt;, the &lt;a href=&quot;http://darksouls3.wiki.fextralife.com/Conjurator+Set&quot;&gt;Conjurator Set&lt;/a&gt;, and the &lt;a href=&quot;http://darksouls3.wiki.fextralife.com/Great+Swamp+Pyromancy+Tome&quot;&gt;Great Swamp Pyromancy Tome&lt;/a&gt;. The tome and the set are in the deep part of the swamp near the entrance of &lt;a href=&quot;http://darksouls3.wiki.fextralife.com/Farron+Keep&quot;&gt;Farron Keep&lt;/a&gt;" calcext:value-type="string">
            <text:p>You will find the following items in the water: &lt;a href="http://darksouls3.wiki.fextralife.com/Green+Blossom"&gt;Green Blossom&amp;nbsp;x2&lt;/a&gt;, &lt;a href="http://darksouls3.wiki.fextralife.com/Green+Blossom"&gt;Green Blossom&amp;nbsp;x4&lt;/a&gt;, the &lt;a href="http://darksouls3.wiki.fextralife.com/Grass+Crest+Shield"&gt;Grass Crest Shield&lt;/a&gt;, the &lt;a href="http://darksouls3.wiki.fextralife.com/Conjurator+Set"&gt;Conjurator Set&lt;/a&gt;, and the &lt;a href="http://darksouls3.wiki.fextralife.com/Great+Swamp+Pyromancy+Tome"&gt;Great Swamp Pyromancy Tome&lt;/a&gt;. The tome and the set are in the deep part of the swamp near the entrance of &lt;a href="http://darksouls3.wiki.fextralife.com/Farron+Keep"&gt;Farron Keep&lt;/a&gt;</text:p>
          </table:table-cell>
          <table:table-cell table:formula="of:=&quot;{&quot;&quot;text&quot;&quot;:&quot;&quot;&quot;&amp;SUBSTITUTE([.S174];&quot;&quot;&quot;&quot;;&quot;\&quot;&quot;&quot;)&amp;&quot;&quot;&quot;&quot;&amp;[.Q174]&amp;&quot;},&quot;" office:value-type="string" office:string-value="{&quot;text&quot;:&quot;You will find the following items in the water: &lt;a href=\&quot;http://darksouls3.wiki.fextralife.com/Green+Blossom\&quot;&gt;Green Blossom&amp;nbsp;x2&lt;/a&gt;, &lt;a href=\&quot;http://darksouls3.wiki.fextralife.com/Green+Blossom\&quot;&gt;Green Blossom&amp;nbsp;x4&lt;/a&gt;, the &lt;a href=\&quot;http://darksouls3.wiki.fextralife.com/Grass+Crest+Shield\&quot;&gt;Grass Crest Shield&lt;/a&gt;, the &lt;a href=\&quot;http://darksouls3.wiki.fextralife.com/Conjurator+Set\&quot;&gt;Conjurator Set&lt;/a&gt;, and the &lt;a href=\&quot;http://darksouls3.wiki.fextralife.com/Great+Swamp+Pyromancy+Tome\&quot;&gt;Great Swamp Pyromancy Tome&lt;/a&gt;. The tome and the set are in the deep part of the swamp near the entrance of &lt;a href=\&quot;http://darksouls3.wiki.fextralife.com/Farron+Keep\&quot;&gt;Farron Keep&lt;/a&gt;&quot;,&quot;tags&quot;:[&quot;Armor&quot;,&quot;Misc. items&quot;]}," calcext:value-type="string">
            <text:p>{"text":"You will find the following items in the water: &lt;a href=\"http://darksouls3.wiki.fextralife.com/Green+Blossom\"&gt;Green Blossom&amp;nbsp;x2&lt;/a&gt;, &lt;a href=\"http://darksouls3.wiki.fextralife.com/Green+Blossom\"&gt;Green Blossom&amp;nbsp;x4&lt;/a&gt;, the &lt;a href=\"http://darksouls3.wiki.fextralife.com/Grass+Crest+Shield\"&gt;Grass Crest Shield&lt;/a&gt;, the &lt;a href=\"http://darksouls3.wiki.fextralife.com/Conjurator+Set\"&gt;Conjurator Set&lt;/a&gt;, and the &lt;a href=\"http://darksouls3.wiki.fextralife.com/Great+Swamp+Pyromancy+Tome\"&gt;Great Swamp Pyromancy Tome&lt;/a&gt;. The tome and the set are in the deep part of the swamp near the entrance of &lt;a href=\"http://darksouls3.wiki.fextralife.com/Farron+Keep\"&gt;Farron Keep&lt;/a&gt;","tags":["Armor","Misc. items"]},</text:p>
          </table:table-cell>
        </table:table-row>
        <table:table-row table:style-name="ro1">
          <table:table-cell/>
          <table:table-cell office:value-type="string" calcext:value-type="string">
            <text:p><text:s text:c="12"/>&lt;li data-id="playthrough_4_27" class="f_arm f_ring"&gt;In the water near where you jump down from the Crucifixion Woods bonfire (near where the two Green Blossoms were), there are steps leading out of the water and a door to the left of them. Head through the door to find a small area with the &lt;a href="http://darksouls3.wiki.fextralife.com/Sage+Ring"&gt;Sage Ring&lt;/a&gt; and the &lt;a href="http://darksouls3.wiki.fextralife.com/Sorcerer+Set"&gt;Sorcerer Set&lt;/a&gt;&lt;/li&gt;</text:p>
          </table:table-cell>
          <table:table-cell table:formula="of:=TRIM([.B175])" office:value-type="string" office:string-value="&lt;li data-id=&quot;playthrough_4_27&quot; class=&quot;f_arm f_ring&quot;&gt;In the water near where you jump down from the Crucifixion Woods bonfire (near where the two Green Blossoms were), there are steps leading out of the water and a door to the left of them. Head through the door to find a small area with the &lt;a href=&quot;http://darksouls3.wiki.fextralife.com/Sage+Ring&quot;&gt;Sage Ring&lt;/a&gt; and the &lt;a href=&quot;http://darksouls3.wiki.fextralife.com/Sorcerer+Set&quot;&gt;Sorcerer Set&lt;/a&gt;&lt;/li&gt;" calcext:value-type="string">
            <text:p>&lt;li data-id="playthrough_4_27" class="f_arm f_ring"&gt;In the water near where you jump down from the Crucifixion Woods bonfire (near where the two Green Blossoms were), there are steps leading out of the water and a door to the left of them. Head through the door to find a small area with the &lt;a href="http://darksouls3.wiki.fextralife.com/Sage+Ring"&gt;Sage Ring&lt;/a&gt; and the &lt;a href="http://darksouls3.wiki.fextralife.com/Sorcerer+Set"&gt;Sorcerer Set&lt;/a&gt;&lt;/li&gt;</text:p>
          </table:table-cell>
          <table:table-cell table:formula="of:=FIND(&quot;&quot;&quot;&quot;;[.C175];15)" office:value-type="float" office:value="30" calcext:value-type="float">
            <text:p>30</text:p>
          </table:table-cell>
          <table:table-cell table:formula="of:=FIND(&quot;&quot;&quot;&quot;;[.C175];[.D175]+1)" office:value-type="float" office:value="38" calcext:value-type="float">
            <text:p>38</text:p>
          </table:table-cell>
          <table:table-cell table:formula="of:=FIND(&quot;&quot;&quot;&quot;;[.C175];[.E175]+1)" office:value-type="float" office:value="51" calcext:value-type="float">
            <text:p>51</text:p>
          </table:table-cell>
          <table:table-cell table:formula="of:=MID([.C175];[.E175]+1;[.F175]-[.E175]-1)" office:value-type="string" office:string-value="f_arm f_ring" calcext:value-type="string">
            <text:p>f_arm f_ring</text:p>
          </table:table-cell>
          <table:table-cell table:formula="of:=FIND(&quot; &quot;;[.$G175])" office:value-type="float" office:value="6" calcext:value-type="float">
            <text:p>6</text:p>
          </table:table-cell>
          <table:table-cell table:formula="of:=FIND(&quot; &quot;;[.G175];[.H175]+1)" office:value-type="string" office:string-value="" calcext:value-type="error">
            <text:p>#VALUE!</text:p>
          </table:table-cell>
          <table:table-cell table:formula="of:=FIND(&quot; &quot;;[.G175];[.I175]+1)" office:value-type="string" office:string-value="" calcext:value-type="error">
            <text:p>#VALUE!</text:p>
          </table:table-cell>
          <table:table-cell table:formula="of:=LEFT([.G175];IFERROR([.H175]-1;99))" office:value-type="string" office:string-value="f_arm" calcext:value-type="string">
            <text:p>f_arm</text:p>
          </table:table-cell>
          <table:table-cell table:formula="of:=IF(ISERROR([.H175]);&quot;&quot;;MID([.G175];[.H175]+1;IFERROR([.I175]-[.H175]-1;99)))" office:value-type="string" office:string-value="f_ring" calcext:value-type="string">
            <text:p>f_ring</text:p>
          </table:table-cell>
          <table:table-cell table:formula="of:=IF(ISERROR([.I175]);&quot;&quot;;MID([.G175];[.I175]+1;IFERROR([.J175]-[.I175]-1;99)))">
            <text:p/>
          </table:table-cell>
          <table:table-cell table:formula="of:=IFERROR(VLOOKUP([.K175];['tag lookup'.$A$1:.$B$1048576];2;0);&quot;&quot;)" office:value-type="string" office:string-value="Armor" calcext:value-type="string">
            <text:p>Armor</text:p>
          </table:table-cell>
          <table:table-cell table:formula="of:=IFERROR(VLOOKUP([.L175];['tag lookup'.$A$1:.$B$1048576];2;0);&quot;&quot;)" office:value-type="string" office:string-value="Rings" calcext:value-type="string">
            <text:p>Rings</text:p>
          </table:table-cell>
          <table:table-cell table:formula="of:=IFERROR(VLOOKUP([.M175];['tag lookup'.$A$1:.$B$1048576];2;0);&quot;&quot;)">
            <text:p/>
          </table:table-cell>
          <table:table-cell table:style-name="ce2" table:formula="of:=IF([.N175]=&quot;&quot;;&quot;&quot;;&quot;,&quot;&quot;tags&quot;&quot;:[&quot;&quot;&quot; &amp; [.N175] &amp; IF([.O175]=&quot;&quot;;&quot;&quot;&quot;]&quot;;&quot;&quot;&quot;,&quot;&quot;&quot; &amp; [.O175]&amp;IF([.P175]=&quot;&quot;;&quot;&quot;&quot;]&quot;;&quot;&quot;&quot;,&quot;&quot;&quot;&amp;[.P175]&amp;&quot;&quot;&quot;]&quot;)))" office:value-type="string" office:string-value=",&quot;tags&quot;:[&quot;Armor&quot;,&quot;Rings&quot;]" calcext:value-type="string">
            <text:p>,"tags":["Armor","Rings"]</text:p>
          </table:table-cell>
          <table:table-cell table:formula="of:=FIND(&quot;&gt;&quot;;[.B175])" office:value-type="float" office:value="64" calcext:value-type="float">
            <text:p>64</text:p>
          </table:table-cell>
          <table:table-cell table:formula="of:=MID([.B175];[.R175]+1;LEN([.B175])-[.R175]-5)" office:value-type="string" office:string-value="In the water near where you jump down from the Crucifixion Woods bonfire (near where the two Green Blossoms were), there are steps leading out of the water and a door to the left of them. Head through the door to find a small area with the &lt;a href=&quot;http://darksouls3.wiki.fextralife.com/Sage+Ring&quot;&gt;Sage Ring&lt;/a&gt; and the &lt;a href=&quot;http://darksouls3.wiki.fextralife.com/Sorcerer+Set&quot;&gt;Sorcerer Set&lt;/a&gt;" calcext:value-type="string">
            <text:p>In the water near where you jump down from the Crucifixion Woods bonfire (near where the two Green Blossoms were), there are steps leading out of the water and a door to the left of them. Head through the door to find a small area with the &lt;a href="http://darksouls3.wiki.fextralife.com/Sage+Ring"&gt;Sage Ring&lt;/a&gt; and the &lt;a href="http://darksouls3.wiki.fextralife.com/Sorcerer+Set"&gt;Sorcerer Set&lt;/a&gt;</text:p>
          </table:table-cell>
          <table:table-cell table:formula="of:=&quot;{&quot;&quot;text&quot;&quot;:&quot;&quot;&quot;&amp;SUBSTITUTE([.S175];&quot;&quot;&quot;&quot;;&quot;\&quot;&quot;&quot;)&amp;&quot;&quot;&quot;&quot;&amp;[.Q175]&amp;&quot;},&quot;" office:value-type="string" office:string-value="{&quot;text&quot;:&quot;In the water near where you jump down from the Crucifixion Woods bonfire (near where the two Green Blossoms were), there are steps leading out of the water and a door to the left of them. Head through the door to find a small area with the &lt;a href=\&quot;http://darksouls3.wiki.fextralife.com/Sage+Ring\&quot;&gt;Sage Ring&lt;/a&gt; and the &lt;a href=\&quot;http://darksouls3.wiki.fextralife.com/Sorcerer+Set\&quot;&gt;Sorcerer Set&lt;/a&gt;&quot;,&quot;tags&quot;:[&quot;Armor&quot;,&quot;Rings&quot;]}," calcext:value-type="string">
            <text:p>{"text":"In the water near where you jump down from the Crucifixion Woods bonfire (near where the two Green Blossoms were), there are steps leading out of the water and a door to the left of them. Head through the door to find a small area with the &lt;a href=\"http://darksouls3.wiki.fextralife.com/Sage+Ring\"&gt;Sage Ring&lt;/a&gt; and the &lt;a href=\"http://darksouls3.wiki.fextralife.com/Sorcerer+Set\"&gt;Sorcerer Set&lt;/a&gt;","tags":["Armor","Rings"]},</text:p>
          </table:table-cell>
        </table:table-row>
        <table:table-row table:style-name="ro1">
          <table:table-cell/>
          <table:table-cell office:value-type="string" calcext:value-type="string">
            <text:p><text:s text:c="12"/>&lt;li data-id="playthrough_4_42" class="f_ring s_ng+"&gt;The &lt;a href="https://darksouls3.wiki.fextralife.com/Lingering+Dragoncrest+Ring"&gt;Lingering Dragoncrest Ring+1&lt;/a&gt; is next to a tree&lt;/li&gt;</text:p>
          </table:table-cell>
          <table:table-cell table:formula="of:=TRIM([.B176])" office:value-type="string" office:string-value="&lt;li data-id=&quot;playthrough_4_42&quot; class=&quot;f_ring s_ng+&quot;&gt;The &lt;a href=&quot;https://darksouls3.wiki.fextralife.com/Lingering+Dragoncrest+Ring&quot;&gt;Lingering Dragoncrest Ring+1&lt;/a&gt; is next to a tree&lt;/li&gt;" calcext:value-type="string">
            <text:p>&lt;li data-id="playthrough_4_42" class="f_ring s_ng+"&gt;The &lt;a href="https://darksouls3.wiki.fextralife.com/Lingering+Dragoncrest+Ring"&gt;Lingering Dragoncrest Ring+1&lt;/a&gt; is next to a tree&lt;/li&gt;</text:p>
          </table:table-cell>
          <table:table-cell table:formula="of:=FIND(&quot;&quot;&quot;&quot;;[.C176];15)" office:value-type="float" office:value="30" calcext:value-type="float">
            <text:p>30</text:p>
          </table:table-cell>
          <table:table-cell table:formula="of:=FIND(&quot;&quot;&quot;&quot;;[.C176];[.D176]+1)" office:value-type="float" office:value="38" calcext:value-type="float">
            <text:p>38</text:p>
          </table:table-cell>
          <table:table-cell table:formula="of:=FIND(&quot;&quot;&quot;&quot;;[.C176];[.E176]+1)" office:value-type="float" office:value="51" calcext:value-type="float">
            <text:p>51</text:p>
          </table:table-cell>
          <table:table-cell table:formula="of:=MID([.C176];[.E176]+1;[.F176]-[.E176]-1)" office:value-type="string" office:string-value="f_ring s_ng+" calcext:value-type="string">
            <text:p>f_ring s_ng+</text:p>
          </table:table-cell>
          <table:table-cell table:formula="of:=FIND(&quot; &quot;;[.$G176])" office:value-type="float" office:value="7" calcext:value-type="float">
            <text:p>7</text:p>
          </table:table-cell>
          <table:table-cell table:formula="of:=FIND(&quot; &quot;;[.G176];[.H176]+1)" office:value-type="string" office:string-value="" calcext:value-type="error">
            <text:p>#VALUE!</text:p>
          </table:table-cell>
          <table:table-cell table:formula="of:=FIND(&quot; &quot;;[.G176];[.I176]+1)" office:value-type="string" office:string-value="" calcext:value-type="error">
            <text:p>#VALUE!</text:p>
          </table:table-cell>
          <table:table-cell table:formula="of:=LEFT([.G176];IFERROR([.H176]-1;99))" office:value-type="string" office:string-value="f_ring" calcext:value-type="string">
            <text:p>f_ring</text:p>
          </table:table-cell>
          <table:table-cell table:formula="of:=IF(ISERROR([.H176]);&quot;&quot;;MID([.G176];[.H176]+1;IFERROR([.I176]-[.H176]-1;99)))" office:value-type="string" office:string-value="s_ng+" calcext:value-type="string">
            <text:p>s_ng+</text:p>
          </table:table-cell>
          <table:table-cell table:formula="of:=IF(ISERROR([.I176]);&quot;&quot;;MID([.G176];[.I176]+1;IFERROR([.J176]-[.I176]-1;99)))">
            <text:p/>
          </table:table-cell>
          <table:table-cell table:formula="of:=IFERROR(VLOOKUP([.K176];['tag lookup'.$A$1:.$B$1048576];2;0);&quot;&quot;)" office:value-type="string" office:string-value="Rings" calcext:value-type="string">
            <text:p>Rings</text:p>
          </table:table-cell>
          <table:table-cell table:formula="of:=IFERROR(VLOOKUP([.L176];['tag lookup'.$A$1:.$B$1048576];2;0);&quot;&quot;)" office:value-type="string" office:string-value="s_ng+" calcext:value-type="string">
            <text:p>s_ng+</text:p>
          </table:table-cell>
          <table:table-cell table:formula="of:=IFERROR(VLOOKUP([.M176];['tag lookup'.$A$1:.$B$1048576];2;0);&quot;&quot;)">
            <text:p/>
          </table:table-cell>
          <table:table-cell table:style-name="ce2" table:formula="of:=IF([.N176]=&quot;&quot;;&quot;&quot;;&quot;,&quot;&quot;tags&quot;&quot;:[&quot;&quot;&quot; &amp; [.N176] &amp; IF([.O176]=&quot;&quot;;&quot;&quot;&quot;]&quot;;&quot;&quot;&quot;,&quot;&quot;&quot; &amp; [.O176]&amp;IF([.P176]=&quot;&quot;;&quot;&quot;&quot;]&quot;;&quot;&quot;&quot;,&quot;&quot;&quot;&amp;[.P176]&amp;&quot;&quot;&quot;]&quot;)))" office:value-type="string" office:string-value=",&quot;tags&quot;:[&quot;Rings&quot;,&quot;s_ng+&quot;]" calcext:value-type="string">
            <text:p>,"tags":["Rings","s_ng+"]</text:p>
          </table:table-cell>
          <table:table-cell table:formula="of:=FIND(&quot;&gt;&quot;;[.B176])" office:value-type="float" office:value="64" calcext:value-type="float">
            <text:p>64</text:p>
          </table:table-cell>
          <table:table-cell table:formula="of:=MID([.B176];[.R176]+1;LEN([.B176])-[.R176]-5)" office:value-type="string" office:string-value="The &lt;a href=&quot;https://darksouls3.wiki.fextralife.com/Lingering+Dragoncrest+Ring&quot;&gt;Lingering Dragoncrest Ring+1&lt;/a&gt; is next to a tree" calcext:value-type="string">
            <text:p>The &lt;a href="https://darksouls3.wiki.fextralife.com/Lingering+Dragoncrest+Ring"&gt;Lingering Dragoncrest Ring+1&lt;/a&gt; is next to a tree</text:p>
          </table:table-cell>
          <table:table-cell table:formula="of:=&quot;{&quot;&quot;text&quot;&quot;:&quot;&quot;&quot;&amp;SUBSTITUTE([.S176];&quot;&quot;&quot;&quot;;&quot;\&quot;&quot;&quot;)&amp;&quot;&quot;&quot;&quot;&amp;[.Q176]&amp;&quot;},&quot;" office:value-type="string" office:string-value="{&quot;text&quot;:&quot;The &lt;a href=\&quot;https://darksouls3.wiki.fextralife.com/Lingering+Dragoncrest+Ring\&quot;&gt;Lingering Dragoncrest Ring+1&lt;/a&gt; is next to a tree&quot;,&quot;tags&quot;:[&quot;Rings&quot;,&quot;s_ng+&quot;]}," calcext:value-type="string">
            <text:p>{"text":"The &lt;a href=\"https://darksouls3.wiki.fextralife.com/Lingering+Dragoncrest+Ring\"&gt;Lingering Dragoncrest Ring+1&lt;/a&gt; is next to a tree","tags":["Rings","s_ng+"]},</text:p>
          </table:table-cell>
        </table:table-row>
        <table:table-row table:style-name="ro1">
          <table:table-cell/>
          <table:table-cell office:value-type="string" calcext:value-type="string">
            <text:p><text:s text:c="12"/>&lt;li data-id="playthrough_4_34" class="f_gem"&gt;Head back out of this small area and take the steps to your left. Enter the building and proceed to the next room ahead to find a hallway with a &lt;a href="http://darksouls3.wiki.fextralife.com/Crystal+Lizard"&gt;Crystal Lizard&lt;/a&gt;, which will drop a &lt;a href="http://darksouls3.wiki.fextralife.com/Crystal+Gem"&gt;Crystal Gem&lt;/a&gt; when killed&lt;/li&gt;</text:p>
          </table:table-cell>
          <table:table-cell table:formula="of:=TRIM([.B177])" office:value-type="string" office:string-value="&lt;li data-id=&quot;playthrough_4_34&quot; class=&quot;f_gem&quot;&gt;Head back out of this small area and take the steps to your left. Enter the building and proceed to the next room ahead to find a hallway with a &lt;a href=&quot;http://darksouls3.wiki.fextralife.com/Crystal+Lizard&quot;&gt;Crystal Lizard&lt;/a&gt;, which will drop a &lt;a href=&quot;http://darksouls3.wiki.fextralife.com/Crystal+Gem&quot;&gt;Crystal Gem&lt;/a&gt; when killed&lt;/li&gt;" calcext:value-type="string">
            <text:p>&lt;li data-id="playthrough_4_34" class="f_gem"&gt;Head back out of this small area and take the steps to your left. Enter the building and proceed to the next room ahead to find a hallway with a &lt;a href="http://darksouls3.wiki.fextralife.com/Crystal+Lizard"&gt;Crystal Lizard&lt;/a&gt;, which will drop a &lt;a href="http://darksouls3.wiki.fextralife.com/Crystal+Gem"&gt;Crystal Gem&lt;/a&gt; when killed&lt;/li&gt;</text:p>
          </table:table-cell>
          <table:table-cell table:formula="of:=FIND(&quot;&quot;&quot;&quot;;[.C177];15)" office:value-type="float" office:value="30" calcext:value-type="float">
            <text:p>30</text:p>
          </table:table-cell>
          <table:table-cell table:formula="of:=FIND(&quot;&quot;&quot;&quot;;[.C177];[.D177]+1)" office:value-type="float" office:value="38" calcext:value-type="float">
            <text:p>38</text:p>
          </table:table-cell>
          <table:table-cell table:formula="of:=FIND(&quot;&quot;&quot;&quot;;[.C177];[.E177]+1)" office:value-type="float" office:value="44" calcext:value-type="float">
            <text:p>44</text:p>
          </table:table-cell>
          <table:table-cell table:formula="of:=MID([.C177];[.E177]+1;[.F177]-[.E177]-1)" office:value-type="string" office:string-value="f_gem" calcext:value-type="string">
            <text:p>f_gem</text:p>
          </table:table-cell>
          <table:table-cell table:formula="of:=FIND(&quot; &quot;;[.$G177])" office:value-type="string" office:string-value="" calcext:value-type="error">
            <text:p>#VALUE!</text:p>
          </table:table-cell>
          <table:table-cell table:formula="of:=FIND(&quot; &quot;;[.G177];[.H177]+1)" office:value-type="string" office:string-value="" calcext:value-type="error">
            <text:p>#VALUE!</text:p>
          </table:table-cell>
          <table:table-cell table:formula="of:=FIND(&quot; &quot;;[.G177];[.I177]+1)" office:value-type="string" office:string-value="" calcext:value-type="error">
            <text:p>#VALUE!</text:p>
          </table:table-cell>
          <table:table-cell table:formula="of:=LEFT([.G177];IFERROR([.H177]-1;99))" office:value-type="string" office:string-value="f_gem" calcext:value-type="string">
            <text:p>f_gem</text:p>
          </table:table-cell>
          <table:table-cell table:formula="of:=IF(ISERROR([.H177]);&quot;&quot;;MID([.G177];[.H177]+1;IFERROR([.I177]-[.H177]-1;99)))">
            <text:p/>
          </table:table-cell>
          <table:table-cell table:formula="of:=IF(ISERROR([.I177]);&quot;&quot;;MID([.G177];[.I177]+1;IFERROR([.J177]-[.I177]-1;99)))">
            <text:p/>
          </table:table-cell>
          <table:table-cell table:formula="of:=IFERROR(VLOOKUP([.K177];['tag lookup'.$A$1:.$B$1048576];2;0);&quot;&quot;)">
            <text:p/>
          </table:table-cell>
          <table:table-cell table:formula="of:=IFERROR(VLOOKUP([.L177];['tag lookup'.$A$1:.$B$1048576];2;0);&quot;&quot;)">
            <text:p/>
          </table:table-cell>
          <table:table-cell table:formula="of:=IFERROR(VLOOKUP([.M177];['tag lookup'.$A$1:.$B$1048576];2;0);&quot;&quot;)">
            <text:p/>
          </table:table-cell>
          <table:table-cell table:style-name="ce2" table:formula="of:=IF([.N177]=&quot;&quot;;&quot;&quot;;&quot;,&quot;&quot;tags&quot;&quot;:[&quot;&quot;&quot; &amp; [.N177] &amp; IF([.O177]=&quot;&quot;;&quot;&quot;&quot;]&quot;;&quot;&quot;&quot;,&quot;&quot;&quot; &amp; [.O177]&amp;IF([.P177]=&quot;&quot;;&quot;&quot;&quot;]&quot;;&quot;&quot;&quot;,&quot;&quot;&quot;&amp;[.P177]&amp;&quot;&quot;&quot;]&quot;)))">
            <text:p/>
          </table:table-cell>
          <table:table-cell table:formula="of:=FIND(&quot;&gt;&quot;;[.B177])" office:value-type="float" office:value="57" calcext:value-type="float">
            <text:p>57</text:p>
          </table:table-cell>
          <table:table-cell table:formula="of:=MID([.B177];[.R177]+1;LEN([.B177])-[.R177]-5)" office:value-type="string" office:string-value="Head back out of this small area and take the steps to your left. Enter the building and proceed to the next room ahead to find a hallway with a &lt;a href=&quot;http://darksouls3.wiki.fextralife.com/Crystal+Lizard&quot;&gt;Crystal Lizard&lt;/a&gt;, which will drop a &lt;a href=&quot;http://darksouls3.wiki.fextralife.com/Crystal+Gem&quot;&gt;Crystal Gem&lt;/a&gt; when killed" calcext:value-type="string">
            <text:p>Head back out of this small area and take the steps to your left. Enter the building and proceed to the next room ahead to find a hallway with a &lt;a href="http://darksouls3.wiki.fextralife.com/Crystal+Lizard"&gt;Crystal Lizard&lt;/a&gt;, which will drop a &lt;a href="http://darksouls3.wiki.fextralife.com/Crystal+Gem"&gt;Crystal Gem&lt;/a&gt; when killed</text:p>
          </table:table-cell>
          <table:table-cell table:formula="of:=&quot;{&quot;&quot;text&quot;&quot;:&quot;&quot;&quot;&amp;SUBSTITUTE([.S177];&quot;&quot;&quot;&quot;;&quot;\&quot;&quot;&quot;)&amp;&quot;&quot;&quot;&quot;&amp;[.Q177]&amp;&quot;},&quot;" office:value-type="string" office:string-value="{&quot;text&quot;:&quot;Head back out of this small area and take the steps to your left. Enter the building and proceed to the next room ahead to find a hallway with a &lt;a href=\&quot;http://darksouls3.wiki.fextralife.com/Crystal+Lizard\&quot;&gt;Crystal Lizard&lt;/a&gt;, which will drop a &lt;a href=\&quot;http://darksouls3.wiki.fextralife.com/Crystal+Gem\&quot;&gt;Crystal Gem&lt;/a&gt; when killed&quot;}," calcext:value-type="string">
            <text:p>{"text":"Head back out of this small area and take the steps to your left. Enter the building and proceed to the next room ahead to find a hallway with a &lt;a href=\"http://darksouls3.wiki.fextralife.com/Crystal+Lizard\"&gt;Crystal Lizard&lt;/a&gt;, which will drop a &lt;a href=\"http://darksouls3.wiki.fextralife.com/Crystal+Gem\"&gt;Crystal Gem&lt;/a&gt; when killed"},</text:p>
          </table:table-cell>
        </table:table-row>
        <table:table-row table:style-name="ro1">
          <table:table-cell/>
          <table:table-cell office:value-type="string" calcext:value-type="string">
            <text:p><text:s text:c="12"/>&lt;li data-id="playthrough_4_28" class="f_ring"&gt;Go back to the previous room and head up the steps all the way to a balcony. Drop off the broken end to reach a ledge with a &lt;a href="http://darksouls3.wiki.fextralife.com/Ring+of+Sacrifice"&gt;Ring of Sacrifice&lt;/a&gt;&lt;/li&gt;</text:p>
          </table:table-cell>
          <table:table-cell table:formula="of:=TRIM([.B178])" office:value-type="string" office:string-value="&lt;li data-id=&quot;playthrough_4_28&quot; class=&quot;f_ring&quot;&gt;Go back to the previous room and head up the steps all the way to a balcony. Drop off the broken end to reach a ledge with a &lt;a href=&quot;http://darksouls3.wiki.fextralife.com/Ring+of+Sacrifice&quot;&gt;Ring of Sacrifice&lt;/a&gt;&lt;/li&gt;" calcext:value-type="string">
            <text:p>&lt;li data-id="playthrough_4_28" class="f_ring"&gt;Go back to the previous room and head up the steps all the way to a balcony. Drop off the broken end to reach a ledge with a &lt;a href="http://darksouls3.wiki.fextralife.com/Ring+of+Sacrifice"&gt;Ring of Sacrifice&lt;/a&gt;&lt;/li&gt;</text:p>
          </table:table-cell>
          <table:table-cell table:formula="of:=FIND(&quot;&quot;&quot;&quot;;[.C178];15)" office:value-type="float" office:value="30" calcext:value-type="float">
            <text:p>30</text:p>
          </table:table-cell>
          <table:table-cell table:formula="of:=FIND(&quot;&quot;&quot;&quot;;[.C178];[.D178]+1)" office:value-type="float" office:value="38" calcext:value-type="float">
            <text:p>38</text:p>
          </table:table-cell>
          <table:table-cell table:formula="of:=FIND(&quot;&quot;&quot;&quot;;[.C178];[.E178]+1)" office:value-type="float" office:value="45" calcext:value-type="float">
            <text:p>45</text:p>
          </table:table-cell>
          <table:table-cell table:formula="of:=MID([.C178];[.E178]+1;[.F178]-[.E178]-1)" office:value-type="string" office:string-value="f_ring" calcext:value-type="string">
            <text:p>f_ring</text:p>
          </table:table-cell>
          <table:table-cell table:formula="of:=FIND(&quot; &quot;;[.$G178])" office:value-type="string" office:string-value="" calcext:value-type="error">
            <text:p>#VALUE!</text:p>
          </table:table-cell>
          <table:table-cell table:formula="of:=FIND(&quot; &quot;;[.G178];[.H178]+1)" office:value-type="string" office:string-value="" calcext:value-type="error">
            <text:p>#VALUE!</text:p>
          </table:table-cell>
          <table:table-cell table:formula="of:=FIND(&quot; &quot;;[.G178];[.I178]+1)" office:value-type="string" office:string-value="" calcext:value-type="error">
            <text:p>#VALUE!</text:p>
          </table:table-cell>
          <table:table-cell table:formula="of:=LEFT([.G178];IFERROR([.H178]-1;99))" office:value-type="string" office:string-value="f_ring" calcext:value-type="string">
            <text:p>f_ring</text:p>
          </table:table-cell>
          <table:table-cell table:formula="of:=IF(ISERROR([.H178]);&quot;&quot;;MID([.G178];[.H178]+1;IFERROR([.I178]-[.H178]-1;99)))">
            <text:p/>
          </table:table-cell>
          <table:table-cell table:formula="of:=IF(ISERROR([.I178]);&quot;&quot;;MID([.G178];[.I178]+1;IFERROR([.J178]-[.I178]-1;99)))">
            <text:p/>
          </table:table-cell>
          <table:table-cell table:formula="of:=IFERROR(VLOOKUP([.K178];['tag lookup'.$A$1:.$B$1048576];2;0);&quot;&quot;)" office:value-type="string" office:string-value="Rings" calcext:value-type="string">
            <text:p>Rings</text:p>
          </table:table-cell>
          <table:table-cell table:formula="of:=IFERROR(VLOOKUP([.L178];['tag lookup'.$A$1:.$B$1048576];2;0);&quot;&quot;)">
            <text:p/>
          </table:table-cell>
          <table:table-cell table:formula="of:=IFERROR(VLOOKUP([.M178];['tag lookup'.$A$1:.$B$1048576];2;0);&quot;&quot;)">
            <text:p/>
          </table:table-cell>
          <table:table-cell table:style-name="ce2" table:formula="of:=IF([.N178]=&quot;&quot;;&quot;&quot;;&quot;,&quot;&quot;tags&quot;&quot;:[&quot;&quot;&quot; &amp; [.N178] &amp; IF([.O178]=&quot;&quot;;&quot;&quot;&quot;]&quot;;&quot;&quot;&quot;,&quot;&quot;&quot; &amp; [.O178]&amp;IF([.P178]=&quot;&quot;;&quot;&quot;&quot;]&quot;;&quot;&quot;&quot;,&quot;&quot;&quot;&amp;[.P178]&amp;&quot;&quot;&quot;]&quot;)))" office:value-type="string" office:string-value=",&quot;tags&quot;:[&quot;Rings&quot;]" calcext:value-type="string">
            <text:p>,"tags":["Rings"]</text:p>
          </table:table-cell>
          <table:table-cell table:formula="of:=FIND(&quot;&gt;&quot;;[.B178])" office:value-type="float" office:value="58" calcext:value-type="float">
            <text:p>58</text:p>
          </table:table-cell>
          <table:table-cell table:formula="of:=MID([.B178];[.R178]+1;LEN([.B178])-[.R178]-5)" office:value-type="string" office:string-value="Go back to the previous room and head up the steps all the way to a balcony. Drop off the broken end to reach a ledge with a &lt;a href=&quot;http://darksouls3.wiki.fextralife.com/Ring+of+Sacrifice&quot;&gt;Ring of Sacrifice&lt;/a&gt;" calcext:value-type="string">
            <text:p>Go back to the previous room and head up the steps all the way to a balcony. Drop off the broken end to reach a ledge with a &lt;a href="http://darksouls3.wiki.fextralife.com/Ring+of+Sacrifice"&gt;Ring of Sacrifice&lt;/a&gt;</text:p>
          </table:table-cell>
          <table:table-cell table:formula="of:=&quot;{&quot;&quot;text&quot;&quot;:&quot;&quot;&quot;&amp;SUBSTITUTE([.S178];&quot;&quot;&quot;&quot;;&quot;\&quot;&quot;&quot;)&amp;&quot;&quot;&quot;&quot;&amp;[.Q178]&amp;&quot;},&quot;" office:value-type="string" office:string-value="{&quot;text&quot;:&quot;Go back to the previous room and head up the steps all the way to a balcony. Drop off the broken end to reach a ledge with a &lt;a href=\&quot;http://darksouls3.wiki.fextralife.com/Ring+of+Sacrifice\&quot;&gt;Ring of Sacrifice&lt;/a&gt;&quot;,&quot;tags&quot;:[&quot;Rings&quot;]}," calcext:value-type="string">
            <text:p>{"text":"Go back to the previous room and head up the steps all the way to a balcony. Drop off the broken end to reach a ledge with a &lt;a href=\"http://darksouls3.wiki.fextralife.com/Ring+of+Sacrifice\"&gt;Ring of Sacrifice&lt;/a&gt;","tags":["Rings"]},</text:p>
          </table:table-cell>
        </table:table-row>
        <table:table-row table:style-name="ro1">
          <table:table-cell/>
          <table:table-cell office:value-type="string" calcext:value-type="string">
            <text:p><text:s text:c="12"/>&lt;li data-id="playthrough_4_29" class="f_weap"&gt;Drop down, head back up the steps to the same room you were just in, and head up the stairs in the room, but only until you reach the broken wall. Head through down the path to grab the &lt;a href="http://darksouls3.wiki.fextralife.com/Golden+Falcon+Shield"&gt;Golden Falcon Shield&lt;/a&gt;&lt;/li&gt;</text:p>
          </table:table-cell>
          <table:table-cell table:formula="of:=TRIM([.B179])" office:value-type="string" office:string-value="&lt;li data-id=&quot;playthrough_4_29&quot; class=&quot;f_weap&quot;&gt;Drop down, head back up the steps to the same room you were just in, and head up the stairs in the room, but only until you reach the broken wall. Head through down the path to grab the &lt;a href=&quot;http://darksouls3.wiki.fextralife.com/Golden+Falcon+Shield&quot;&gt;Golden Falcon Shield&lt;/a&gt;&lt;/li&gt;" calcext:value-type="string">
            <text:p>&lt;li data-id="playthrough_4_29" class="f_weap"&gt;Drop down, head back up the steps to the same room you were just in, and head up the stairs in the room, but only until you reach the broken wall. Head through down the path to grab the &lt;a href="http://darksouls3.wiki.fextralife.com/Golden+Falcon+Shield"&gt;Golden Falcon Shield&lt;/a&gt;&lt;/li&gt;</text:p>
          </table:table-cell>
          <table:table-cell table:formula="of:=FIND(&quot;&quot;&quot;&quot;;[.C179];15)" office:value-type="float" office:value="30" calcext:value-type="float">
            <text:p>30</text:p>
          </table:table-cell>
          <table:table-cell table:formula="of:=FIND(&quot;&quot;&quot;&quot;;[.C179];[.D179]+1)" office:value-type="float" office:value="38" calcext:value-type="float">
            <text:p>38</text:p>
          </table:table-cell>
          <table:table-cell table:formula="of:=FIND(&quot;&quot;&quot;&quot;;[.C179];[.E179]+1)" office:value-type="float" office:value="45" calcext:value-type="float">
            <text:p>45</text:p>
          </table:table-cell>
          <table:table-cell table:formula="of:=MID([.C179];[.E179]+1;[.F179]-[.E179]-1)" office:value-type="string" office:string-value="f_weap" calcext:value-type="string">
            <text:p>f_weap</text:p>
          </table:table-cell>
          <table:table-cell table:formula="of:=FIND(&quot; &quot;;[.$G179])" office:value-type="string" office:string-value="" calcext:value-type="error">
            <text:p>#VALUE!</text:p>
          </table:table-cell>
          <table:table-cell table:formula="of:=FIND(&quot; &quot;;[.G179];[.H179]+1)" office:value-type="string" office:string-value="" calcext:value-type="error">
            <text:p>#VALUE!</text:p>
          </table:table-cell>
          <table:table-cell table:formula="of:=FIND(&quot; &quot;;[.G179];[.I179]+1)" office:value-type="string" office:string-value="" calcext:value-type="error">
            <text:p>#VALUE!</text:p>
          </table:table-cell>
          <table:table-cell table:formula="of:=LEFT([.G179];IFERROR([.H179]-1;99))" office:value-type="string" office:string-value="f_weap" calcext:value-type="string">
            <text:p>f_weap</text:p>
          </table:table-cell>
          <table:table-cell table:formula="of:=IF(ISERROR([.H179]);&quot;&quot;;MID([.G179];[.H179]+1;IFERROR([.I179]-[.H179]-1;99)))">
            <text:p/>
          </table:table-cell>
          <table:table-cell table:formula="of:=IF(ISERROR([.I179]);&quot;&quot;;MID([.G179];[.I179]+1;IFERROR([.J179]-[.I179]-1;99)))">
            <text:p/>
          </table:table-cell>
          <table:table-cell table:formula="of:=IFERROR(VLOOKUP([.K179];['tag lookup'.$A$1:.$B$1048576];2;0);&quot;&quot;)" office:value-type="string" office:string-value="Weapons" calcext:value-type="string">
            <text:p>Weapons</text:p>
          </table:table-cell>
          <table:table-cell table:formula="of:=IFERROR(VLOOKUP([.L179];['tag lookup'.$A$1:.$B$1048576];2;0);&quot;&quot;)">
            <text:p/>
          </table:table-cell>
          <table:table-cell table:formula="of:=IFERROR(VLOOKUP([.M179];['tag lookup'.$A$1:.$B$1048576];2;0);&quot;&quot;)">
            <text:p/>
          </table:table-cell>
          <table:table-cell table:style-name="ce2" table:formula="of:=IF([.N179]=&quot;&quot;;&quot;&quot;;&quot;,&quot;&quot;tags&quot;&quot;:[&quot;&quot;&quot; &amp; [.N179] &amp; IF([.O179]=&quot;&quot;;&quot;&quot;&quot;]&quot;;&quot;&quot;&quot;,&quot;&quot;&quot; &amp; [.O179]&amp;IF([.P179]=&quot;&quot;;&quot;&quot;&quot;]&quot;;&quot;&quot;&quot;,&quot;&quot;&quot;&amp;[.P179]&amp;&quot;&quot;&quot;]&quot;)))" office:value-type="string" office:string-value=",&quot;tags&quot;:[&quot;Weapons&quot;]" calcext:value-type="string">
            <text:p>,"tags":["Weapons"]</text:p>
          </table:table-cell>
          <table:table-cell table:formula="of:=FIND(&quot;&gt;&quot;;[.B179])" office:value-type="float" office:value="58" calcext:value-type="float">
            <text:p>58</text:p>
          </table:table-cell>
          <table:table-cell table:formula="of:=MID([.B179];[.R179]+1;LEN([.B179])-[.R179]-5)" office:value-type="string" office:string-value="Drop down, head back up the steps to the same room you were just in, and head up the stairs in the room, but only until you reach the broken wall. Head through down the path to grab the &lt;a href=&quot;http://darksouls3.wiki.fextralife.com/Golden+Falcon+Shield&quot;&gt;Golden Falcon Shield&lt;/a&gt;" calcext:value-type="string">
            <text:p>Drop down, head back up the steps to the same room you were just in, and head up the stairs in the room, but only until you reach the broken wall. Head through down the path to grab the &lt;a href="http://darksouls3.wiki.fextralife.com/Golden+Falcon+Shield"&gt;Golden Falcon Shield&lt;/a&gt;</text:p>
          </table:table-cell>
          <table:table-cell table:formula="of:=&quot;{&quot;&quot;text&quot;&quot;:&quot;&quot;&quot;&amp;SUBSTITUTE([.S179];&quot;&quot;&quot;&quot;;&quot;\&quot;&quot;&quot;)&amp;&quot;&quot;&quot;&quot;&amp;[.Q179]&amp;&quot;},&quot;" office:value-type="string" office:string-value="{&quot;text&quot;:&quot;Drop down, head back up the steps to the same room you were just in, and head up the stairs in the room, but only until you reach the broken wall. Head through down the path to grab the &lt;a href=\&quot;http://darksouls3.wiki.fextralife.com/Golden+Falcon+Shield\&quot;&gt;Golden Falcon Shield&lt;/a&gt;&quot;,&quot;tags&quot;:[&quot;Weapons&quot;]}," calcext:value-type="string">
            <text:p>{"text":"Drop down, head back up the steps to the same room you were just in, and head up the stairs in the room, but only until you reach the broken wall. Head through down the path to grab the &lt;a href=\"http://darksouls3.wiki.fextralife.com/Golden+Falcon+Shield\"&gt;Golden Falcon Shield&lt;/a&gt;","tags":["Weapons"]},</text:p>
          </table:table-cell>
        </table:table-row>
        <table:table-row table:style-name="ro1">
          <table:table-cell/>
          <table:table-cell office:value-type="string" calcext:value-type="string">
            <text:p><text:s text:c="12"/>&lt;li data-id="playthrough_4_30" class="f_weap"&gt;Drop down from here and kill the two NPCs for the &lt;a href="http://darksouls3.wiki.fextralife.com/Great+Club"&gt;Great Club&lt;/a&gt; and the &lt;a href="http://darksouls3.wiki.fextralife.com/Exile+Greatsword"&gt;Exile Greatsword&lt;/a&gt;&lt;/li&gt;</text:p>
          </table:table-cell>
          <table:table-cell table:formula="of:=TRIM([.B180])" office:value-type="string" office:string-value="&lt;li data-id=&quot;playthrough_4_30&quot; class=&quot;f_weap&quot;&gt;Drop down from here and kill the two NPCs for the &lt;a href=&quot;http://darksouls3.wiki.fextralife.com/Great+Club&quot;&gt;Great Club&lt;/a&gt; and the &lt;a href=&quot;http://darksouls3.wiki.fextralife.com/Exile+Greatsword&quot;&gt;Exile Greatsword&lt;/a&gt;&lt;/li&gt;" calcext:value-type="string">
            <text:p>&lt;li data-id="playthrough_4_30" class="f_weap"&gt;Drop down from here and kill the two NPCs for the &lt;a href="http://darksouls3.wiki.fextralife.com/Great+Club"&gt;Great Club&lt;/a&gt; and the &lt;a href="http://darksouls3.wiki.fextralife.com/Exile+Greatsword"&gt;Exile Greatsword&lt;/a&gt;&lt;/li&gt;</text:p>
          </table:table-cell>
          <table:table-cell table:formula="of:=FIND(&quot;&quot;&quot;&quot;;[.C180];15)" office:value-type="float" office:value="30" calcext:value-type="float">
            <text:p>30</text:p>
          </table:table-cell>
          <table:table-cell table:formula="of:=FIND(&quot;&quot;&quot;&quot;;[.C180];[.D180]+1)" office:value-type="float" office:value="38" calcext:value-type="float">
            <text:p>38</text:p>
          </table:table-cell>
          <table:table-cell table:formula="of:=FIND(&quot;&quot;&quot;&quot;;[.C180];[.E180]+1)" office:value-type="float" office:value="45" calcext:value-type="float">
            <text:p>45</text:p>
          </table:table-cell>
          <table:table-cell table:formula="of:=MID([.C180];[.E180]+1;[.F180]-[.E180]-1)" office:value-type="string" office:string-value="f_weap" calcext:value-type="string">
            <text:p>f_weap</text:p>
          </table:table-cell>
          <table:table-cell table:formula="of:=FIND(&quot; &quot;;[.$G180])" office:value-type="string" office:string-value="" calcext:value-type="error">
            <text:p>#VALUE!</text:p>
          </table:table-cell>
          <table:table-cell table:formula="of:=FIND(&quot; &quot;;[.G180];[.H180]+1)" office:value-type="string" office:string-value="" calcext:value-type="error">
            <text:p>#VALUE!</text:p>
          </table:table-cell>
          <table:table-cell table:formula="of:=FIND(&quot; &quot;;[.G180];[.I180]+1)" office:value-type="string" office:string-value="" calcext:value-type="error">
            <text:p>#VALUE!</text:p>
          </table:table-cell>
          <table:table-cell table:formula="of:=LEFT([.G180];IFERROR([.H180]-1;99))" office:value-type="string" office:string-value="f_weap" calcext:value-type="string">
            <text:p>f_weap</text:p>
          </table:table-cell>
          <table:table-cell table:formula="of:=IF(ISERROR([.H180]);&quot;&quot;;MID([.G180];[.H180]+1;IFERROR([.I180]-[.H180]-1;99)))">
            <text:p/>
          </table:table-cell>
          <table:table-cell table:formula="of:=IF(ISERROR([.I180]);&quot;&quot;;MID([.G180];[.I180]+1;IFERROR([.J180]-[.I180]-1;99)))">
            <text:p/>
          </table:table-cell>
          <table:table-cell table:formula="of:=IFERROR(VLOOKUP([.K180];['tag lookup'.$A$1:.$B$1048576];2;0);&quot;&quot;)" office:value-type="string" office:string-value="Weapons" calcext:value-type="string">
            <text:p>Weapons</text:p>
          </table:table-cell>
          <table:table-cell table:formula="of:=IFERROR(VLOOKUP([.L180];['tag lookup'.$A$1:.$B$1048576];2;0);&quot;&quot;)">
            <text:p/>
          </table:table-cell>
          <table:table-cell table:formula="of:=IFERROR(VLOOKUP([.M180];['tag lookup'.$A$1:.$B$1048576];2;0);&quot;&quot;)">
            <text:p/>
          </table:table-cell>
          <table:table-cell table:style-name="ce2" table:formula="of:=IF([.N180]=&quot;&quot;;&quot;&quot;;&quot;,&quot;&quot;tags&quot;&quot;:[&quot;&quot;&quot; &amp; [.N180] &amp; IF([.O180]=&quot;&quot;;&quot;&quot;&quot;]&quot;;&quot;&quot;&quot;,&quot;&quot;&quot; &amp; [.O180]&amp;IF([.P180]=&quot;&quot;;&quot;&quot;&quot;]&quot;;&quot;&quot;&quot;,&quot;&quot;&quot;&amp;[.P180]&amp;&quot;&quot;&quot;]&quot;)))" office:value-type="string" office:string-value=",&quot;tags&quot;:[&quot;Weapons&quot;]" calcext:value-type="string">
            <text:p>,"tags":["Weapons"]</text:p>
          </table:table-cell>
          <table:table-cell table:formula="of:=FIND(&quot;&gt;&quot;;[.B180])" office:value-type="float" office:value="58" calcext:value-type="float">
            <text:p>58</text:p>
          </table:table-cell>
          <table:table-cell table:formula="of:=MID([.B180];[.R180]+1;LEN([.B180])-[.R180]-5)" office:value-type="string" office:string-value="Drop down from here and kill the two NPCs for the &lt;a href=&quot;http://darksouls3.wiki.fextralife.com/Great+Club&quot;&gt;Great Club&lt;/a&gt; and the &lt;a href=&quot;http://darksouls3.wiki.fextralife.com/Exile+Greatsword&quot;&gt;Exile Greatsword&lt;/a&gt;" calcext:value-type="string">
            <text:p>Drop down from here and kill the two NPCs for the &lt;a href="http://darksouls3.wiki.fextralife.com/Great+Club"&gt;Great Club&lt;/a&gt; and the &lt;a href="http://darksouls3.wiki.fextralife.com/Exile+Greatsword"&gt;Exile Greatsword&lt;/a&gt;</text:p>
          </table:table-cell>
          <table:table-cell table:formula="of:=&quot;{&quot;&quot;text&quot;&quot;:&quot;&quot;&quot;&amp;SUBSTITUTE([.S180];&quot;&quot;&quot;&quot;;&quot;\&quot;&quot;&quot;)&amp;&quot;&quot;&quot;&quot;&amp;[.Q180]&amp;&quot;},&quot;" office:value-type="string" office:string-value="{&quot;text&quot;:&quot;Drop down from here and kill the two NPCs for the &lt;a href=\&quot;http://darksouls3.wiki.fextralife.com/Great+Club\&quot;&gt;Great Club&lt;/a&gt; and the &lt;a href=\&quot;http://darksouls3.wiki.fextralife.com/Exile+Greatsword\&quot;&gt;Exile Greatsword&lt;/a&gt;&quot;,&quot;tags&quot;:[&quot;Weapons&quot;]}," calcext:value-type="string">
            <text:p>{"text":"Drop down from here and kill the two NPCs for the &lt;a href=\"http://darksouls3.wiki.fextralife.com/Great+Club\"&gt;Great Club&lt;/a&gt; and the &lt;a href=\"http://darksouls3.wiki.fextralife.com/Exile+Greatsword\"&gt;Exile Greatsword&lt;/a&gt;","tags":["Weapons"]},</text:p>
          </table:table-cell>
        </table:table-row>
        <table:table-row table:style-name="ro1">
          <table:table-cell/>
          <table:table-cell office:value-type="string" calcext:value-type="string">
            <text:p><text:s text:c="12"/>&lt;li data-id="playthrough_4_31" class="f_arm f_misc"&gt;Near the water's edge is a corpse with the &lt;a href="http://darksouls3.wiki.fextralife.com/Fallen+Knight+Set"&gt;Fallen Knight Set&lt;/a&gt;. There is also a &lt;a href="http://darksouls3.wiki.fextralife.com/Large+Soul+of+an+Unknown+Traveler"&gt;Large Soul of an Unknown Traveler&lt;/a&gt; by the wall&lt;/li&gt;</text:p>
          </table:table-cell>
          <table:table-cell table:formula="of:=TRIM([.B181])" office:value-type="string" office:string-value="&lt;li data-id=&quot;playthrough_4_31&quot; class=&quot;f_arm f_misc&quot;&gt;Near the water's edge is a corpse with the &lt;a href=&quot;http://darksouls3.wiki.fextralife.com/Fallen+Knight+Set&quot;&gt;Fallen Knight Set&lt;/a&gt;. There is also a &lt;a href=&quot;http://darksouls3.wiki.fextralife.com/Large+Soul+of+an+Unknown+Traveler&quot;&gt;Large Soul of an Unknown Traveler&lt;/a&gt; by the wall&lt;/li&gt;" calcext:value-type="string">
            <text:p>&lt;li data-id="playthrough_4_31" class="f_arm f_misc"&gt;Near the water's edge is a corpse with the &lt;a href="http://darksouls3.wiki.fextralife.com/Fallen+Knight+Set"&gt;Fallen Knight Set&lt;/a&gt;. There is also a &lt;a href="http://darksouls3.wiki.fextralife.com/Large+Soul+of+an+Unknown+Traveler"&gt;Large Soul of an Unknown Traveler&lt;/a&gt; by the wall&lt;/li&gt;</text:p>
          </table:table-cell>
          <table:table-cell table:formula="of:=FIND(&quot;&quot;&quot;&quot;;[.C181];15)" office:value-type="float" office:value="30" calcext:value-type="float">
            <text:p>30</text:p>
          </table:table-cell>
          <table:table-cell table:formula="of:=FIND(&quot;&quot;&quot;&quot;;[.C181];[.D181]+1)" office:value-type="float" office:value="38" calcext:value-type="float">
            <text:p>38</text:p>
          </table:table-cell>
          <table:table-cell table:formula="of:=FIND(&quot;&quot;&quot;&quot;;[.C181];[.E181]+1)" office:value-type="float" office:value="51" calcext:value-type="float">
            <text:p>51</text:p>
          </table:table-cell>
          <table:table-cell table:formula="of:=MID([.C181];[.E181]+1;[.F181]-[.E181]-1)" office:value-type="string" office:string-value="f_arm f_misc" calcext:value-type="string">
            <text:p>f_arm f_misc</text:p>
          </table:table-cell>
          <table:table-cell table:formula="of:=FIND(&quot; &quot;;[.$G181])" office:value-type="float" office:value="6" calcext:value-type="float">
            <text:p>6</text:p>
          </table:table-cell>
          <table:table-cell table:formula="of:=FIND(&quot; &quot;;[.G181];[.H181]+1)" office:value-type="string" office:string-value="" calcext:value-type="error">
            <text:p>#VALUE!</text:p>
          </table:table-cell>
          <table:table-cell table:formula="of:=FIND(&quot; &quot;;[.G181];[.I181]+1)" office:value-type="string" office:string-value="" calcext:value-type="error">
            <text:p>#VALUE!</text:p>
          </table:table-cell>
          <table:table-cell table:formula="of:=LEFT([.G181];IFERROR([.H181]-1;99))" office:value-type="string" office:string-value="f_arm" calcext:value-type="string">
            <text:p>f_arm</text:p>
          </table:table-cell>
          <table:table-cell table:formula="of:=IF(ISERROR([.H181]);&quot;&quot;;MID([.G181];[.H181]+1;IFERROR([.I181]-[.H181]-1;99)))" office:value-type="string" office:string-value="f_misc" calcext:value-type="string">
            <text:p>f_misc</text:p>
          </table:table-cell>
          <table:table-cell table:formula="of:=IF(ISERROR([.I181]);&quot;&quot;;MID([.G181];[.I181]+1;IFERROR([.J181]-[.I181]-1;99)))">
            <text:p/>
          </table:table-cell>
          <table:table-cell table:formula="of:=IFERROR(VLOOKUP([.K181];['tag lookup'.$A$1:.$B$1048576];2;0);&quot;&quot;)" office:value-type="string" office:string-value="Armor" calcext:value-type="string">
            <text:p>Armor</text:p>
          </table:table-cell>
          <table:table-cell table:formula="of:=IFERROR(VLOOKUP([.L181];['tag lookup'.$A$1:.$B$1048576];2;0);&quot;&quot;)" office:value-type="string" office:string-value="Misc. items" calcext:value-type="string">
            <text:p>Misc. items</text:p>
          </table:table-cell>
          <table:table-cell table:formula="of:=IFERROR(VLOOKUP([.M181];['tag lookup'.$A$1:.$B$1048576];2;0);&quot;&quot;)">
            <text:p/>
          </table:table-cell>
          <table:table-cell table:style-name="ce2" table:formula="of:=IF([.N181]=&quot;&quot;;&quot;&quot;;&quot;,&quot;&quot;tags&quot;&quot;:[&quot;&quot;&quot; &amp; [.N181] &amp; IF([.O181]=&quot;&quot;;&quot;&quot;&quot;]&quot;;&quot;&quot;&quot;,&quot;&quot;&quot; &amp; [.O181]&amp;IF([.P181]=&quot;&quot;;&quot;&quot;&quot;]&quot;;&quot;&quot;&quot;,&quot;&quot;&quot;&amp;[.P181]&amp;&quot;&quot;&quot;]&quot;)))" office:value-type="string" office:string-value=",&quot;tags&quot;:[&quot;Armor&quot;,&quot;Misc. items&quot;]" calcext:value-type="string">
            <text:p>,"tags":["Armor","Misc. items"]</text:p>
          </table:table-cell>
          <table:table-cell table:formula="of:=FIND(&quot;&gt;&quot;;[.B181])" office:value-type="float" office:value="64" calcext:value-type="float">
            <text:p>64</text:p>
          </table:table-cell>
          <table:table-cell table:formula="of:=MID([.B181];[.R181]+1;LEN([.B181])-[.R181]-5)" office:value-type="string" office:string-value="Near the water's edge is a corpse with the &lt;a href=&quot;http://darksouls3.wiki.fextralife.com/Fallen+Knight+Set&quot;&gt;Fallen Knight Set&lt;/a&gt;. There is also a &lt;a href=&quot;http://darksouls3.wiki.fextralife.com/Large+Soul+of+an+Unknown+Traveler&quot;&gt;Large Soul of an Unknown Traveler&lt;/a&gt; by the wall" calcext:value-type="string">
            <text:p>Near the water's edge is a corpse with the &lt;a href="http://darksouls3.wiki.fextralife.com/Fallen+Knight+Set"&gt;Fallen Knight Set&lt;/a&gt;. There is also a &lt;a href="http://darksouls3.wiki.fextralife.com/Large+Soul+of+an+Unknown+Traveler"&gt;Large Soul of an Unknown Traveler&lt;/a&gt; by the wall</text:p>
          </table:table-cell>
          <table:table-cell table:formula="of:=&quot;{&quot;&quot;text&quot;&quot;:&quot;&quot;&quot;&amp;SUBSTITUTE([.S181];&quot;&quot;&quot;&quot;;&quot;\&quot;&quot;&quot;)&amp;&quot;&quot;&quot;&quot;&amp;[.Q181]&amp;&quot;},&quot;" office:value-type="string" office:string-value="{&quot;text&quot;:&quot;Near the water's edge is a corpse with the &lt;a href=\&quot;http://darksouls3.wiki.fextralife.com/Fallen+Knight+Set\&quot;&gt;Fallen Knight Set&lt;/a&gt;. There is also a &lt;a href=\&quot;http://darksouls3.wiki.fextralife.com/Large+Soul+of+an+Unknown+Traveler\&quot;&gt;Large Soul of an Unknown Traveler&lt;/a&gt; by the wall&quot;,&quot;tags&quot;:[&quot;Armor&quot;,&quot;Misc. items&quot;]}," calcext:value-type="string">
            <text:p>{"text":"Near the water's edge is a corpse with the &lt;a href=\"http://darksouls3.wiki.fextralife.com/Fallen+Knight+Set\"&gt;Fallen Knight Set&lt;/a&gt;. There is also a &lt;a href=\"http://darksouls3.wiki.fextralife.com/Large+Soul+of+an+Unknown+Traveler\"&gt;Large Soul of an Unknown Traveler&lt;/a&gt; by the wall","tags":["Armor","Misc. items"]},</text:p>
          </table:table-cell>
        </table:table-row>
        <table:table-row table:style-name="ro1">
          <table:table-cell/>
          <table:table-cell office:value-type="string" calcext:value-type="string">
            <text:p><text:s text:c="12"/>&lt;li data-id="playthrough_4_32" class="f_misc"&gt;Head into the building the NPCs were guarding. There is &lt;a href="http://darksouls3.wiki.fextralife.com/Homeward+Bone"&gt;Homeward Bone&amp;nbsp;x2&lt;/a&gt; on a balcony in here. Double back and head down the ladder to light the Farron Keep bonfire&lt;/li&gt;</text:p>
          </table:table-cell>
          <table:table-cell table:formula="of:=TRIM([.B182])" office:value-type="string" office:string-value="&lt;li data-id=&quot;playthrough_4_32&quot; class=&quot;f_misc&quot;&gt;Head into the building the NPCs were guarding. There is &lt;a href=&quot;http://darksouls3.wiki.fextralife.com/Homeward+Bone&quot;&gt;Homeward Bone&amp;nbsp;x2&lt;/a&gt; on a balcony in here. Double back and head down the ladder to light the Farron Keep bonfire&lt;/li&gt;" calcext:value-type="string">
            <text:p>&lt;li data-id="playthrough_4_32" class="f_misc"&gt;Head into the building the NPCs were guarding. There is &lt;a href="http://darksouls3.wiki.fextralife.com/Homeward+Bone"&gt;Homeward Bone&amp;nbsp;x2&lt;/a&gt; on a balcony in here. Double back and head down the ladder to light the Farron Keep bonfire&lt;/li&gt;</text:p>
          </table:table-cell>
          <table:table-cell table:formula="of:=FIND(&quot;&quot;&quot;&quot;;[.C182];15)" office:value-type="float" office:value="30" calcext:value-type="float">
            <text:p>30</text:p>
          </table:table-cell>
          <table:table-cell table:formula="of:=FIND(&quot;&quot;&quot;&quot;;[.C182];[.D182]+1)" office:value-type="float" office:value="38" calcext:value-type="float">
            <text:p>38</text:p>
          </table:table-cell>
          <table:table-cell table:formula="of:=FIND(&quot;&quot;&quot;&quot;;[.C182];[.E182]+1)" office:value-type="float" office:value="45" calcext:value-type="float">
            <text:p>45</text:p>
          </table:table-cell>
          <table:table-cell table:formula="of:=MID([.C182];[.E182]+1;[.F182]-[.E182]-1)" office:value-type="string" office:string-value="f_misc" calcext:value-type="string">
            <text:p>f_misc</text:p>
          </table:table-cell>
          <table:table-cell table:formula="of:=FIND(&quot; &quot;;[.$G182])" office:value-type="string" office:string-value="" calcext:value-type="error">
            <text:p>#VALUE!</text:p>
          </table:table-cell>
          <table:table-cell table:formula="of:=FIND(&quot; &quot;;[.G182];[.H182]+1)" office:value-type="string" office:string-value="" calcext:value-type="error">
            <text:p>#VALUE!</text:p>
          </table:table-cell>
          <table:table-cell table:formula="of:=FIND(&quot; &quot;;[.G182];[.I182]+1)" office:value-type="string" office:string-value="" calcext:value-type="error">
            <text:p>#VALUE!</text:p>
          </table:table-cell>
          <table:table-cell table:formula="of:=LEFT([.G182];IFERROR([.H182]-1;99))" office:value-type="string" office:string-value="f_misc" calcext:value-type="string">
            <text:p>f_misc</text:p>
          </table:table-cell>
          <table:table-cell table:formula="of:=IF(ISERROR([.H182]);&quot;&quot;;MID([.G182];[.H182]+1;IFERROR([.I182]-[.H182]-1;99)))">
            <text:p/>
          </table:table-cell>
          <table:table-cell table:formula="of:=IF(ISERROR([.I182]);&quot;&quot;;MID([.G182];[.I182]+1;IFERROR([.J182]-[.I182]-1;99)))">
            <text:p/>
          </table:table-cell>
          <table:table-cell table:formula="of:=IFERROR(VLOOKUP([.K182];['tag lookup'.$A$1:.$B$1048576];2;0);&quot;&quot;)" office:value-type="string" office:string-value="Misc. items" calcext:value-type="string">
            <text:p>Misc. items</text:p>
          </table:table-cell>
          <table:table-cell table:formula="of:=IFERROR(VLOOKUP([.L182];['tag lookup'.$A$1:.$B$1048576];2;0);&quot;&quot;)">
            <text:p/>
          </table:table-cell>
          <table:table-cell table:formula="of:=IFERROR(VLOOKUP([.M182];['tag lookup'.$A$1:.$B$1048576];2;0);&quot;&quot;)">
            <text:p/>
          </table:table-cell>
          <table:table-cell table:style-name="ce2" table:formula="of:=IF([.N182]=&quot;&quot;;&quot;&quot;;&quot;,&quot;&quot;tags&quot;&quot;:[&quot;&quot;&quot; &amp; [.N182] &amp; IF([.O182]=&quot;&quot;;&quot;&quot;&quot;]&quot;;&quot;&quot;&quot;,&quot;&quot;&quot; &amp; [.O182]&amp;IF([.P182]=&quot;&quot;;&quot;&quot;&quot;]&quot;;&quot;&quot;&quot;,&quot;&quot;&quot;&amp;[.P182]&amp;&quot;&quot;&quot;]&quot;)))" office:value-type="string" office:string-value=",&quot;tags&quot;:[&quot;Misc. items&quot;]" calcext:value-type="string">
            <text:p>,"tags":["Misc. items"]</text:p>
          </table:table-cell>
          <table:table-cell table:formula="of:=FIND(&quot;&gt;&quot;;[.B182])" office:value-type="float" office:value="58" calcext:value-type="float">
            <text:p>58</text:p>
          </table:table-cell>
          <table:table-cell table:formula="of:=MID([.B182];[.R182]+1;LEN([.B182])-[.R182]-5)" office:value-type="string" office:string-value="Head into the building the NPCs were guarding. There is &lt;a href=&quot;http://darksouls3.wiki.fextralife.com/Homeward+Bone&quot;&gt;Homeward Bone&amp;nbsp;x2&lt;/a&gt; on a balcony in here. Double back and head down the ladder to light the Farron Keep bonfire" calcext:value-type="string">
            <text:p>Head into the building the NPCs were guarding. There is &lt;a href="http://darksouls3.wiki.fextralife.com/Homeward+Bone"&gt;Homeward Bone&amp;nbsp;x2&lt;/a&gt; on a balcony in here. Double back and head down the ladder to light the Farron Keep bonfire</text:p>
          </table:table-cell>
          <table:table-cell table:formula="of:=&quot;{&quot;&quot;text&quot;&quot;:&quot;&quot;&quot;&amp;SUBSTITUTE([.S182];&quot;&quot;&quot;&quot;;&quot;\&quot;&quot;&quot;)&amp;&quot;&quot;&quot;&quot;&amp;[.Q182]&amp;&quot;},&quot;" office:value-type="string" office:string-value="{&quot;text&quot;:&quot;Head into the building the NPCs were guarding. There is &lt;a href=\&quot;http://darksouls3.wiki.fextralife.com/Homeward+Bone\&quot;&gt;Homeward Bone&amp;nbsp;x2&lt;/a&gt; on a balcony in here. Double back and head down the ladder to light the Farron Keep bonfire&quot;,&quot;tags&quot;:[&quot;Misc. items&quot;]}," calcext:value-type="string">
            <text:p>{"text":"Head into the building the NPCs were guarding. There is &lt;a href=\"http://darksouls3.wiki.fextralife.com/Homeward+Bone\"&gt;Homeward Bone&amp;nbsp;x2&lt;/a&gt; on a balcony in here. Double back and head down the ladder to light the Farron Keep bonfire","tags":["Misc. items"]},</text:p>
          </table:table-cell>
        </table:table-row>
        <table:table-row table:style-name="ro1">
          <table:table-cell/>
          <table:table-cell office:value-type="string" calcext:value-type="string">
            <text:p><text:s text:c="12"/>&lt;li data-id="playthrough_4_33" class="f_weap"&gt;Warp or run back to the Crucifixion Woods bonfire. Head into the ruins this time (the ones you previously traveled around before to grab the Estus Shard). The entrance is a hole in the wall in a small depression in the ground. In the first room you'll find the &lt;a href="http://darksouls3.wiki.fextralife.com/Heretic's+Staff"&gt;Heretic's Staff&lt;/a&gt; in an alcove to the right&lt;/li&gt;</text:p>
          </table:table-cell>
          <table:table-cell table:formula="of:=TRIM([.B183])" office:value-type="string" office:string-value="&lt;li data-id=&quot;playthrough_4_33&quot; class=&quot;f_weap&quot;&gt;Warp or run back to the Crucifixion Woods bonfire. Head into the ruins this time (the ones you previously traveled around before to grab the Estus Shard). The entrance is a hole in the wall in a small depression in the ground. In the first room you'll find the &lt;a href=&quot;http://darksouls3.wiki.fextralife.com/Heretic's+Staff&quot;&gt;Heretic's Staff&lt;/a&gt; in an alcove to the right&lt;/li&gt;" calcext:value-type="string">
            <text:p>&lt;li data-id="playthrough_4_33" class="f_weap"&gt;Warp or run back to the Crucifixion Woods bonfire. Head into the ruins this time (the ones you previously traveled around before to grab the Estus Shard). The entrance is a hole in the wall in a small depression in the ground. In the first room you'll find the &lt;a href="http://darksouls3.wiki.fextralife.com/Heretic's+Staff"&gt;Heretic's Staff&lt;/a&gt; in an alcove to the right&lt;/li&gt;</text:p>
          </table:table-cell>
          <table:table-cell table:formula="of:=FIND(&quot;&quot;&quot;&quot;;[.C183];15)" office:value-type="float" office:value="30" calcext:value-type="float">
            <text:p>30</text:p>
          </table:table-cell>
          <table:table-cell table:formula="of:=FIND(&quot;&quot;&quot;&quot;;[.C183];[.D183]+1)" office:value-type="float" office:value="38" calcext:value-type="float">
            <text:p>38</text:p>
          </table:table-cell>
          <table:table-cell table:formula="of:=FIND(&quot;&quot;&quot;&quot;;[.C183];[.E183]+1)" office:value-type="float" office:value="45" calcext:value-type="float">
            <text:p>45</text:p>
          </table:table-cell>
          <table:table-cell table:formula="of:=MID([.C183];[.E183]+1;[.F183]-[.E183]-1)" office:value-type="string" office:string-value="f_weap" calcext:value-type="string">
            <text:p>f_weap</text:p>
          </table:table-cell>
          <table:table-cell table:formula="of:=FIND(&quot; &quot;;[.$G183])" office:value-type="string" office:string-value="" calcext:value-type="error">
            <text:p>#VALUE!</text:p>
          </table:table-cell>
          <table:table-cell table:formula="of:=FIND(&quot; &quot;;[.G183];[.H183]+1)" office:value-type="string" office:string-value="" calcext:value-type="error">
            <text:p>#VALUE!</text:p>
          </table:table-cell>
          <table:table-cell table:formula="of:=FIND(&quot; &quot;;[.G183];[.I183]+1)" office:value-type="string" office:string-value="" calcext:value-type="error">
            <text:p>#VALUE!</text:p>
          </table:table-cell>
          <table:table-cell table:formula="of:=LEFT([.G183];IFERROR([.H183]-1;99))" office:value-type="string" office:string-value="f_weap" calcext:value-type="string">
            <text:p>f_weap</text:p>
          </table:table-cell>
          <table:table-cell table:formula="of:=IF(ISERROR([.H183]);&quot;&quot;;MID([.G183];[.H183]+1;IFERROR([.I183]-[.H183]-1;99)))">
            <text:p/>
          </table:table-cell>
          <table:table-cell table:formula="of:=IF(ISERROR([.I183]);&quot;&quot;;MID([.G183];[.I183]+1;IFERROR([.J183]-[.I183]-1;99)))">
            <text:p/>
          </table:table-cell>
          <table:table-cell table:formula="of:=IFERROR(VLOOKUP([.K183];['tag lookup'.$A$1:.$B$1048576];2;0);&quot;&quot;)" office:value-type="string" office:string-value="Weapons" calcext:value-type="string">
            <text:p>Weapons</text:p>
          </table:table-cell>
          <table:table-cell table:formula="of:=IFERROR(VLOOKUP([.L183];['tag lookup'.$A$1:.$B$1048576];2;0);&quot;&quot;)">
            <text:p/>
          </table:table-cell>
          <table:table-cell table:formula="of:=IFERROR(VLOOKUP([.M183];['tag lookup'.$A$1:.$B$1048576];2;0);&quot;&quot;)">
            <text:p/>
          </table:table-cell>
          <table:table-cell table:style-name="ce2" table:formula="of:=IF([.N183]=&quot;&quot;;&quot;&quot;;&quot;,&quot;&quot;tags&quot;&quot;:[&quot;&quot;&quot; &amp; [.N183] &amp; IF([.O183]=&quot;&quot;;&quot;&quot;&quot;]&quot;;&quot;&quot;&quot;,&quot;&quot;&quot; &amp; [.O183]&amp;IF([.P183]=&quot;&quot;;&quot;&quot;&quot;]&quot;;&quot;&quot;&quot;,&quot;&quot;&quot;&amp;[.P183]&amp;&quot;&quot;&quot;]&quot;)))" office:value-type="string" office:string-value=",&quot;tags&quot;:[&quot;Weapons&quot;]" calcext:value-type="string">
            <text:p>,"tags":["Weapons"]</text:p>
          </table:table-cell>
          <table:table-cell table:formula="of:=FIND(&quot;&gt;&quot;;[.B183])" office:value-type="float" office:value="58" calcext:value-type="float">
            <text:p>58</text:p>
          </table:table-cell>
          <table:table-cell table:formula="of:=MID([.B183];[.R183]+1;LEN([.B183])-[.R183]-5)" office:value-type="string" office:string-value="Warp or run back to the Crucifixion Woods bonfire. Head into the ruins this time (the ones you previously traveled around before to grab the Estus Shard). The entrance is a hole in the wall in a small depression in the ground. In the first room you'll find the &lt;a href=&quot;http://darksouls3.wiki.fextralife.com/Heretic's+Staff&quot;&gt;Heretic's Staff&lt;/a&gt; in an alcove to the right" calcext:value-type="string">
            <text:p>Warp or run back to the Crucifixion Woods bonfire. Head into the ruins this time (the ones you previously traveled around before to grab the Estus Shard). The entrance is a hole in the wall in a small depression in the ground. In the first room you'll find the &lt;a href="http://darksouls3.wiki.fextralife.com/Heretic's+Staff"&gt;Heretic's Staff&lt;/a&gt; in an alcove to the right</text:p>
          </table:table-cell>
          <table:table-cell table:formula="of:=&quot;{&quot;&quot;text&quot;&quot;:&quot;&quot;&quot;&amp;SUBSTITUTE([.S183];&quot;&quot;&quot;&quot;;&quot;\&quot;&quot;&quot;)&amp;&quot;&quot;&quot;&quot;&amp;[.Q183]&amp;&quot;},&quot;" office:value-type="string" office:string-value="{&quot;text&quot;:&quot;Warp or run back to the Crucifixion Woods bonfire. Head into the ruins this time (the ones you previously traveled around before to grab the Estus Shard). The entrance is a hole in the wall in a small depression in the ground. In the first room you'll find the &lt;a href=\&quot;http://darksouls3.wiki.fextralife.com/Heretic's+Staff\&quot;&gt;Heretic's Staff&lt;/a&gt; in an alcove to the right&quot;,&quot;tags&quot;:[&quot;Weapons&quot;]}," calcext:value-type="string">
            <text:p>{"text":"Warp or run back to the Crucifixion Woods bonfire. Head into the ruins this time (the ones you previously traveled around before to grab the Estus Shard). The entrance is a hole in the wall in a small depression in the ground. In the first room you'll find the &lt;a href=\"http://darksouls3.wiki.fextralife.com/Heretic's+Staff\"&gt;Heretic's Staff&lt;/a&gt; in an alcove to the right","tags":["Weapons"]},</text:p>
          </table:table-cell>
        </table:table-row>
        <table:table-row table:style-name="ro1">
          <table:table-cell/>
          <table:table-cell office:value-type="string" calcext:value-type="string">
            <text:p><text:s text:c="12"/>&lt;li data-id="playthrough_4_35" class="f_npc f_miss"&gt;Continue on until you reach a 4-way crossroads and then go through the door on your left that looks like it leads to a wall. Turn right at the wall and you'll eventually arrive at &lt;a href="http://darksouls3.wiki.fextralife.com/Orbeck+of+Vinheim"&gt;Orbeck of Vinheim&lt;/a&gt;. Talk to him and he agrees to teach you in sorceries only if you have at least 10 Intelligence and promise to bring him scrolls. He then moves to Firelink Shrine. If you do not bring him any scrolls before defeating 4 bosses, he will leave&lt;/li&gt;</text:p>
          </table:table-cell>
          <table:table-cell table:formula="of:=TRIM([.B184])" office:value-type="string" office:string-value="&lt;li data-id=&quot;playthrough_4_35&quot; class=&quot;f_npc f_miss&quot;&gt;Continue on until you reach a 4-way crossroads and then go through the door on your left that looks like it leads to a wall. Turn right at the wall and you'll eventually arrive at &lt;a href=&quot;http://darksouls3.wiki.fextralife.com/Orbeck+of+Vinheim&quot;&gt;Orbeck of Vinheim&lt;/a&gt;. Talk to him and he agrees to teach you in sorceries only if you have at least 10 Intelligence and promise to bring him scrolls. He then moves to Firelink Shrine. If you do not bring him any scrolls before defeating 4 bosses, he will leave&lt;/li&gt;" calcext:value-type="string">
            <text:p>&lt;li data-id="playthrough_4_35" class="f_npc f_miss"&gt;Continue on until you reach a 4-way crossroads and then go through the door on your left that looks like it leads to a wall. Turn right at the wall and you'll eventually arrive at &lt;a href="http://darksouls3.wiki.fextralife.com/Orbeck+of+Vinheim"&gt;Orbeck of Vinheim&lt;/a&gt;. Talk to him and he agrees to teach you in sorceries only if you have at least 10 Intelligence and promise to bring him scrolls. He then moves to Firelink Shrine. If you do not bring him any scrolls before defeating 4 bosses, he will leave&lt;/li&gt;</text:p>
          </table:table-cell>
          <table:table-cell table:formula="of:=FIND(&quot;&quot;&quot;&quot;;[.C184];15)" office:value-type="float" office:value="30" calcext:value-type="float">
            <text:p>30</text:p>
          </table:table-cell>
          <table:table-cell table:formula="of:=FIND(&quot;&quot;&quot;&quot;;[.C184];[.D184]+1)" office:value-type="float" office:value="38" calcext:value-type="float">
            <text:p>38</text:p>
          </table:table-cell>
          <table:table-cell table:formula="of:=FIND(&quot;&quot;&quot;&quot;;[.C184];[.E184]+1)" office:value-type="float" office:value="51" calcext:value-type="float">
            <text:p>51</text:p>
          </table:table-cell>
          <table:table-cell table:formula="of:=MID([.C184];[.E184]+1;[.F184]-[.E184]-1)" office:value-type="string" office:string-value="f_npc f_miss" calcext:value-type="string">
            <text:p>f_npc f_miss</text:p>
          </table:table-cell>
          <table:table-cell table:formula="of:=FIND(&quot; &quot;;[.$G184])" office:value-type="float" office:value="6" calcext:value-type="float">
            <text:p>6</text:p>
          </table:table-cell>
          <table:table-cell table:formula="of:=FIND(&quot; &quot;;[.G184];[.H184]+1)" office:value-type="string" office:string-value="" calcext:value-type="error">
            <text:p>#VALUE!</text:p>
          </table:table-cell>
          <table:table-cell table:formula="of:=FIND(&quot; &quot;;[.G184];[.I184]+1)" office:value-type="string" office:string-value="" calcext:value-type="error">
            <text:p>#VALUE!</text:p>
          </table:table-cell>
          <table:table-cell table:formula="of:=LEFT([.G184];IFERROR([.H184]-1;99))" office:value-type="string" office:string-value="f_npc" calcext:value-type="string">
            <text:p>f_npc</text:p>
          </table:table-cell>
          <table:table-cell table:formula="of:=IF(ISERROR([.H184]);&quot;&quot;;MID([.G184];[.H184]+1;IFERROR([.I184]-[.H184]-1;99)))" office:value-type="string" office:string-value="f_miss" calcext:value-type="string">
            <text:p>f_miss</text:p>
          </table:table-cell>
          <table:table-cell table:formula="of:=IF(ISERROR([.I184]);&quot;&quot;;MID([.G184];[.I184]+1;IFERROR([.J184]-[.I184]-1;99)))">
            <text:p/>
          </table:table-cell>
          <table:table-cell table:formula="of:=IFERROR(VLOOKUP([.K184];['tag lookup'.$A$1:.$B$1048576];2;0);&quot;&quot;)">
            <text:p/>
          </table:table-cell>
          <table:table-cell table:formula="of:=IFERROR(VLOOKUP([.L184];['tag lookup'.$A$1:.$B$1048576];2;0);&quot;&quot;)" office:value-type="string" office:string-value="Missable" calcext:value-type="string">
            <text:p>Missable</text:p>
          </table:table-cell>
          <table:table-cell table:formula="of:=IFERROR(VLOOKUP([.M184];['tag lookup'.$A$1:.$B$1048576];2;0);&quot;&quot;)">
            <text:p/>
          </table:table-cell>
          <table:table-cell table:style-name="ce2" table:formula="of:=IF([.N184]=&quot;&quot;;&quot;&quot;;&quot;,&quot;&quot;tags&quot;&quot;:[&quot;&quot;&quot; &amp; [.N184] &amp; IF([.O184]=&quot;&quot;;&quot;&quot;&quot;]&quot;;&quot;&quot;&quot;,&quot;&quot;&quot; &amp; [.O184]&amp;IF([.P184]=&quot;&quot;;&quot;&quot;&quot;]&quot;;&quot;&quot;&quot;,&quot;&quot;&quot;&amp;[.P184]&amp;&quot;&quot;&quot;]&quot;)))">
            <text:p/>
          </table:table-cell>
          <table:table-cell table:formula="of:=FIND(&quot;&gt;&quot;;[.B184])" office:value-type="float" office:value="64" calcext:value-type="float">
            <text:p>64</text:p>
          </table:table-cell>
          <table:table-cell table:formula="of:=MID([.B184];[.R184]+1;LEN([.B184])-[.R184]-5)" office:value-type="string" office:string-value="Continue on until you reach a 4-way crossroads and then go through the door on your left that looks like it leads to a wall. Turn right at the wall and you'll eventually arrive at &lt;a href=&quot;http://darksouls3.wiki.fextralife.com/Orbeck+of+Vinheim&quot;&gt;Orbeck of Vinheim&lt;/a&gt;. Talk to him and he agrees to teach you in sorceries only if you have at least 10 Intelligence and promise to bring him scrolls. He then moves to Firelink Shrine. If you do not bring him any scrolls before defeating 4 bosses, he will leave" calcext:value-type="string">
            <text:p>Continue on until you reach a 4-way crossroads and then go through the door on your left that looks like it leads to a wall. Turn right at the wall and you'll eventually arrive at &lt;a href="http://darksouls3.wiki.fextralife.com/Orbeck+of+Vinheim"&gt;Orbeck of Vinheim&lt;/a&gt;. Talk to him and he agrees to teach you in sorceries only if you have at least 10 Intelligence and promise to bring him scrolls. He then moves to Firelink Shrine. If you do not bring him any scrolls before defeating 4 bosses, he will leave</text:p>
          </table:table-cell>
          <table:table-cell table:formula="of:=&quot;{&quot;&quot;text&quot;&quot;:&quot;&quot;&quot;&amp;SUBSTITUTE([.S184];&quot;&quot;&quot;&quot;;&quot;\&quot;&quot;&quot;)&amp;&quot;&quot;&quot;&quot;&amp;[.Q184]&amp;&quot;},&quot;" office:value-type="string" office:string-value="{&quot;text&quot;:&quot;Continue on until you reach a 4-way crossroads and then go through the door on your left that looks like it leads to a wall. Turn right at the wall and you'll eventually arrive at &lt;a href=\&quot;http://darksouls3.wiki.fextralife.com/Orbeck+of+Vinheim\&quot;&gt;Orbeck of Vinheim&lt;/a&gt;. Talk to him and he agrees to teach you in sorceries only if you have at least 10 Intelligence and promise to bring him scrolls. He then moves to Firelink Shrine. If you do not bring him any scrolls before defeating 4 bosses, he will leave&quot;}," calcext:value-type="string">
            <text:p>{"text":"Continue on until you reach a 4-way crossroads and then go through the door on your left that looks like it leads to a wall. Turn right at the wall and you'll eventually arrive at &lt;a href=\"http://darksouls3.wiki.fextralife.com/Orbeck+of+Vinheim\"&gt;Orbeck of Vinheim&lt;/a&gt;. Talk to him and he agrees to teach you in sorceries only if you have at least 10 Intelligence and promise to bring him scrolls. He then moves to Firelink Shrine. If you do not bring him any scrolls before defeating 4 bosses, he will leave"},</text:p>
          </table:table-cell>
        </table:table-row>
        <table:table-row table:style-name="ro1">
          <table:table-cell/>
          <table:table-cell office:value-type="string" calcext:value-type="string">
            <text:p><text:s text:c="12"/>&lt;li data-id="playthrough_4_36" class="f_gest f_npc f_ring f_miss"&gt;&lt;a href="http://darksouls3.wiki.fextralife.com/Orbeck+of+Vinheim"&gt;Orbeck of Vinheim&lt;/a&gt; grants you different rewards based on certain criteria. If you are not a sorcerer, the &lt;a href="http://darksouls3.wiki.fextralife.com/Young+Dragon+Ring"&gt;Young Dragon Ring&lt;/a&gt; is given to you after buying three of his spells and giving him at least one scroll. You will be rewarded with the Silent Ally gesture and the &lt;a href="http://darksouls3.wiki.fextralife.com/Slumbering+Dragoncrest+Ring"&gt;Slumbering Dragoncrest Ring&lt;/a&gt; after buying Aural Decoy, Farron Flashsword, Pestilent Mist, and Spook.&lt;/li&gt;</text:p>
          </table:table-cell>
          <table:table-cell table:formula="of:=TRIM([.B185])" office:value-type="string" office:string-value="&lt;li data-id=&quot;playthrough_4_36&quot; class=&quot;f_gest f_npc f_ring f_miss&quot;&gt;&lt;a href=&quot;http://darksouls3.wiki.fextralife.com/Orbeck+of+Vinheim&quot;&gt;Orbeck of Vinheim&lt;/a&gt; grants you different rewards based on certain criteria. If you are not a sorcerer, the &lt;a href=&quot;http://darksouls3.wiki.fextralife.com/Young+Dragon+Ring&quot;&gt;Young Dragon Ring&lt;/a&gt; is given to you after buying three of his spells and giving him at least one scroll. You will be rewarded with the Silent Ally gesture and the &lt;a href=&quot;http://darksouls3.wiki.fextralife.com/Slumbering+Dragoncrest+Ring&quot;&gt;Slumbering Dragoncrest Ring&lt;/a&gt; after buying Aural Decoy, Farron Flashsword, Pestilent Mist, and Spook.&lt;/li&gt;" calcext:value-type="string">
            <text:p>&lt;li data-id="playthrough_4_36" class="f_gest f_npc f_ring f_miss"&gt;&lt;a href="http://darksouls3.wiki.fextralife.com/Orbeck+of+Vinheim"&gt;Orbeck of Vinheim&lt;/a&gt; grants you different rewards based on certain criteria. If you are not a sorcerer, the &lt;a href="http://darksouls3.wiki.fextralife.com/Young+Dragon+Ring"&gt;Young Dragon Ring&lt;/a&gt; is given to you after buying three of his spells and giving him at least one scroll. You will be rewarded with the Silent Ally gesture and the &lt;a href="http://darksouls3.wiki.fextralife.com/Slumbering+Dragoncrest+Ring"&gt;Slumbering Dragoncrest Ring&lt;/a&gt; after buying Aural Decoy, Farron Flashsword, Pestilent Mist, and Spook.&lt;/li&gt;</text:p>
          </table:table-cell>
          <table:table-cell table:formula="of:=FIND(&quot;&quot;&quot;&quot;;[.C185];15)" office:value-type="float" office:value="30" calcext:value-type="float">
            <text:p>30</text:p>
          </table:table-cell>
          <table:table-cell table:formula="of:=FIND(&quot;&quot;&quot;&quot;;[.C185];[.D185]+1)" office:value-type="float" office:value="38" calcext:value-type="float">
            <text:p>38</text:p>
          </table:table-cell>
          <table:table-cell table:formula="of:=FIND(&quot;&quot;&quot;&quot;;[.C185];[.E185]+1)" office:value-type="float" office:value="65" calcext:value-type="float">
            <text:p>65</text:p>
          </table:table-cell>
          <table:table-cell table:formula="of:=MID([.C185];[.E185]+1;[.F185]-[.E185]-1)" office:value-type="string" office:string-value="f_gest f_npc f_ring f_miss" calcext:value-type="string">
            <text:p>f_gest f_npc f_ring f_miss</text:p>
          </table:table-cell>
          <table:table-cell table:formula="of:=FIND(&quot; &quot;;[.$G185])" office:value-type="float" office:value="7" calcext:value-type="float">
            <text:p>7</text:p>
          </table:table-cell>
          <table:table-cell table:formula="of:=FIND(&quot; &quot;;[.G185];[.H185]+1)" office:value-type="float" office:value="13" calcext:value-type="float">
            <text:p>13</text:p>
          </table:table-cell>
          <table:table-cell table:formula="of:=FIND(&quot; &quot;;[.G185];[.I185]+1)" office:value-type="float" office:value="20" calcext:value-type="float">
            <text:p>20</text:p>
          </table:table-cell>
          <table:table-cell table:formula="of:=LEFT([.G185];IFERROR([.H185]-1;99))" office:value-type="string" office:string-value="f_gest" calcext:value-type="string">
            <text:p>f_gest</text:p>
          </table:table-cell>
          <table:table-cell table:formula="of:=IF(ISERROR([.H185]);&quot;&quot;;MID([.G185];[.H185]+1;IFERROR([.I185]-[.H185]-1;99)))" office:value-type="string" office:string-value="f_npc" calcext:value-type="string">
            <text:p>f_npc</text:p>
          </table:table-cell>
          <table:table-cell table:formula="of:=IF(ISERROR([.I185]);&quot;&quot;;MID([.G185];[.I185]+1;IFERROR([.J185]-[.I185]-1;99)))" office:value-type="string" office:string-value="f_ring" calcext:value-type="string">
            <text:p>f_ring</text:p>
          </table:table-cell>
          <table:table-cell table:formula="of:=IFERROR(VLOOKUP([.K185];['tag lookup'.$A$1:.$B$1048576];2;0);&quot;&quot;)" office:value-type="string" office:string-value="Gestures" calcext:value-type="string">
            <text:p>Gestures</text:p>
          </table:table-cell>
          <table:table-cell table:formula="of:=IFERROR(VLOOKUP([.L185];['tag lookup'.$A$1:.$B$1048576];2;0);&quot;&quot;)">
            <text:p/>
          </table:table-cell>
          <table:table-cell table:formula="of:=IFERROR(VLOOKUP([.M185];['tag lookup'.$A$1:.$B$1048576];2;0);&quot;&quot;)" office:value-type="string" office:string-value="Rings" calcext:value-type="string">
            <text:p>Rings</text:p>
          </table:table-cell>
          <table:table-cell table:style-name="ce2" table:formula="of:=IF([.N185]=&quot;&quot;;&quot;&quot;;&quot;,&quot;&quot;tags&quot;&quot;:[&quot;&quot;&quot; &amp; [.N185] &amp; IF([.O185]=&quot;&quot;;&quot;&quot;&quot;]&quot;;&quot;&quot;&quot;,&quot;&quot;&quot; &amp; [.O185]&amp;IF([.P185]=&quot;&quot;;&quot;&quot;&quot;]&quot;;&quot;&quot;&quot;,&quot;&quot;&quot;&amp;[.P185]&amp;&quot;&quot;&quot;]&quot;)))" office:value-type="string" office:string-value=",&quot;tags&quot;:[&quot;Gestures&quot;]" calcext:value-type="string">
            <text:p>,"tags":["Gestures"]</text:p>
          </table:table-cell>
          <table:table-cell table:formula="of:=FIND(&quot;&gt;&quot;;[.B185])" office:value-type="float" office:value="78" calcext:value-type="float">
            <text:p>78</text:p>
          </table:table-cell>
          <table:table-cell table:formula="of:=MID([.B185];[.R185]+1;LEN([.B185])-[.R185]-5)" office:value-type="string" office:string-value="&lt;a href=&quot;http://darksouls3.wiki.fextralife.com/Orbeck+of+Vinheim&quot;&gt;Orbeck of Vinheim&lt;/a&gt; grants you different rewards based on certain criteria. If you are not a sorcerer, the &lt;a href=&quot;http://darksouls3.wiki.fextralife.com/Young+Dragon+Ring&quot;&gt;Young Dragon Ring&lt;/a&gt; is given to you after buying three of his spells and giving him at least one scroll. You will be rewarded with the Silent Ally gesture and the &lt;a href=&quot;http://darksouls3.wiki.fextralife.com/Slumbering+Dragoncrest+Ring&quot;&gt;Slumbering Dragoncrest Ring&lt;/a&gt; after buying Aural Decoy, Farron Flashsword, Pestilent Mist, and Spook." calcext:value-type="string">
            <text:p>&lt;a href="http://darksouls3.wiki.fextralife.com/Orbeck+of+Vinheim"&gt;Orbeck of Vinheim&lt;/a&gt; grants you different rewards based on certain criteria. If you are not a sorcerer, the &lt;a href="http://darksouls3.wiki.fextralife.com/Young+Dragon+Ring"&gt;Young Dragon Ring&lt;/a&gt; is given to you after buying three of his spells and giving him at least one scroll. You will be rewarded with the Silent Ally gesture and the &lt;a href="http://darksouls3.wiki.fextralife.com/Slumbering+Dragoncrest+Ring"&gt;Slumbering Dragoncrest Ring&lt;/a&gt; after buying Aural Decoy, Farron Flashsword, Pestilent Mist, and Spook.</text:p>
          </table:table-cell>
          <table:table-cell table:formula="of:=&quot;{&quot;&quot;text&quot;&quot;:&quot;&quot;&quot;&amp;SUBSTITUTE([.S185];&quot;&quot;&quot;&quot;;&quot;\&quot;&quot;&quot;)&amp;&quot;&quot;&quot;&quot;&amp;[.Q185]&amp;&quot;},&quot;" office:value-type="string" office:string-value="{&quot;text&quot;:&quot;&lt;a href=\&quot;http://darksouls3.wiki.fextralife.com/Orbeck+of+Vinheim\&quot;&gt;Orbeck of Vinheim&lt;/a&gt; grants you different rewards based on certain criteria. If you are not a sorcerer, the &lt;a href=\&quot;http://darksouls3.wiki.fextralife.com/Young+Dragon+Ring\&quot;&gt;Young Dragon Ring&lt;/a&gt; is given to you after buying three of his spells and giving him at least one scroll. You will be rewarded with the Silent Ally gesture and the &lt;a href=\&quot;http://darksouls3.wiki.fextralife.com/Slumbering+Dragoncrest+Ring\&quot;&gt;Slumbering Dragoncrest Ring&lt;/a&gt; after buying Aural Decoy, Farron Flashsword, Pestilent Mist, and Spook.&quot;,&quot;tags&quot;:[&quot;Gestures&quot;]}," calcext:value-type="string">
            <text:p>{"text":"&lt;a href=\"http://darksouls3.wiki.fextralife.com/Orbeck+of+Vinheim\"&gt;Orbeck of Vinheim&lt;/a&gt; grants you different rewards based on certain criteria. If you are not a sorcerer, the &lt;a href=\"http://darksouls3.wiki.fextralife.com/Young+Dragon+Ring\"&gt;Young Dragon Ring&lt;/a&gt; is given to you after buying three of his spells and giving him at least one scroll. You will be rewarded with the Silent Ally gesture and the &lt;a href=\"http://darksouls3.wiki.fextralife.com/Slumbering+Dragoncrest+Ring\"&gt;Slumbering Dragoncrest Ring&lt;/a&gt; after buying Aural Decoy, Farron Flashsword, Pestilent Mist, and Spook.","tags":["Gestures"]},</text:p>
          </table:table-cell>
        </table:table-row>
        <table:table-row table:style-name="ro1">
          <table:table-cell/>
          <table:table-cell office:value-type="string" calcext:value-type="string">
            <text:p><text:s text:c="12"/>&lt;li data-id="playthrough_4_37" class="f_misc"&gt;There are broken steps that lead down from Orbeck's study with &lt;a href="http://darksouls3.wiki.fextralife.com/Blue+Bug+Pellet"&gt;Blue Bug Pellet&amp;nbsp;x2&lt;/a&gt;. Drop off to reach the final room before the boss&lt;/li&gt;</text:p>
          </table:table-cell>
          <table:table-cell table:formula="of:=TRIM([.B186])" office:value-type="string" office:string-value="&lt;li data-id=&quot;playthrough_4_37&quot; class=&quot;f_misc&quot;&gt;There are broken steps that lead down from Orbeck's study with &lt;a href=&quot;http://darksouls3.wiki.fextralife.com/Blue+Bug+Pellet&quot;&gt;Blue Bug Pellet&amp;nbsp;x2&lt;/a&gt;. Drop off to reach the final room before the boss&lt;/li&gt;" calcext:value-type="string">
            <text:p>&lt;li data-id="playthrough_4_37" class="f_misc"&gt;There are broken steps that lead down from Orbeck's study with &lt;a href="http://darksouls3.wiki.fextralife.com/Blue+Bug+Pellet"&gt;Blue Bug Pellet&amp;nbsp;x2&lt;/a&gt;. Drop off to reach the final room before the boss&lt;/li&gt;</text:p>
          </table:table-cell>
          <table:table-cell table:formula="of:=FIND(&quot;&quot;&quot;&quot;;[.C186];15)" office:value-type="float" office:value="30" calcext:value-type="float">
            <text:p>30</text:p>
          </table:table-cell>
          <table:table-cell table:formula="of:=FIND(&quot;&quot;&quot;&quot;;[.C186];[.D186]+1)" office:value-type="float" office:value="38" calcext:value-type="float">
            <text:p>38</text:p>
          </table:table-cell>
          <table:table-cell table:formula="of:=FIND(&quot;&quot;&quot;&quot;;[.C186];[.E186]+1)" office:value-type="float" office:value="45" calcext:value-type="float">
            <text:p>45</text:p>
          </table:table-cell>
          <table:table-cell table:formula="of:=MID([.C186];[.E186]+1;[.F186]-[.E186]-1)" office:value-type="string" office:string-value="f_misc" calcext:value-type="string">
            <text:p>f_misc</text:p>
          </table:table-cell>
          <table:table-cell table:formula="of:=FIND(&quot; &quot;;[.$G186])" office:value-type="string" office:string-value="" calcext:value-type="error">
            <text:p>#VALUE!</text:p>
          </table:table-cell>
          <table:table-cell table:formula="of:=FIND(&quot; &quot;;[.G186];[.H186]+1)" office:value-type="string" office:string-value="" calcext:value-type="error">
            <text:p>#VALUE!</text:p>
          </table:table-cell>
          <table:table-cell table:formula="of:=FIND(&quot; &quot;;[.G186];[.I186]+1)" office:value-type="string" office:string-value="" calcext:value-type="error">
            <text:p>#VALUE!</text:p>
          </table:table-cell>
          <table:table-cell table:formula="of:=LEFT([.G186];IFERROR([.H186]-1;99))" office:value-type="string" office:string-value="f_misc" calcext:value-type="string">
            <text:p>f_misc</text:p>
          </table:table-cell>
          <table:table-cell table:formula="of:=IF(ISERROR([.H186]);&quot;&quot;;MID([.G186];[.H186]+1;IFERROR([.I186]-[.H186]-1;99)))">
            <text:p/>
          </table:table-cell>
          <table:table-cell table:formula="of:=IF(ISERROR([.I186]);&quot;&quot;;MID([.G186];[.I186]+1;IFERROR([.J186]-[.I186]-1;99)))">
            <text:p/>
          </table:table-cell>
          <table:table-cell table:formula="of:=IFERROR(VLOOKUP([.K186];['tag lookup'.$A$1:.$B$1048576];2;0);&quot;&quot;)" office:value-type="string" office:string-value="Misc. items" calcext:value-type="string">
            <text:p>Misc. items</text:p>
          </table:table-cell>
          <table:table-cell table:formula="of:=IFERROR(VLOOKUP([.L186];['tag lookup'.$A$1:.$B$1048576];2;0);&quot;&quot;)">
            <text:p/>
          </table:table-cell>
          <table:table-cell table:formula="of:=IFERROR(VLOOKUP([.M186];['tag lookup'.$A$1:.$B$1048576];2;0);&quot;&quot;)">
            <text:p/>
          </table:table-cell>
          <table:table-cell table:style-name="ce2" table:formula="of:=IF([.N186]=&quot;&quot;;&quot;&quot;;&quot;,&quot;&quot;tags&quot;&quot;:[&quot;&quot;&quot; &amp; [.N186] &amp; IF([.O186]=&quot;&quot;;&quot;&quot;&quot;]&quot;;&quot;&quot;&quot;,&quot;&quot;&quot; &amp; [.O186]&amp;IF([.P186]=&quot;&quot;;&quot;&quot;&quot;]&quot;;&quot;&quot;&quot;,&quot;&quot;&quot;&amp;[.P186]&amp;&quot;&quot;&quot;]&quot;)))" office:value-type="string" office:string-value=",&quot;tags&quot;:[&quot;Misc. items&quot;]" calcext:value-type="string">
            <text:p>,"tags":["Misc. items"]</text:p>
          </table:table-cell>
          <table:table-cell table:formula="of:=FIND(&quot;&gt;&quot;;[.B186])" office:value-type="float" office:value="58" calcext:value-type="float">
            <text:p>58</text:p>
          </table:table-cell>
          <table:table-cell table:formula="of:=MID([.B186];[.R186]+1;LEN([.B186])-[.R186]-5)" office:value-type="string" office:string-value="There are broken steps that lead down from Orbeck's study with &lt;a href=&quot;http://darksouls3.wiki.fextralife.com/Blue+Bug+Pellet&quot;&gt;Blue Bug Pellet&amp;nbsp;x2&lt;/a&gt;. Drop off to reach the final room before the boss" calcext:value-type="string">
            <text:p>There are broken steps that lead down from Orbeck's study with &lt;a href="http://darksouls3.wiki.fextralife.com/Blue+Bug+Pellet"&gt;Blue Bug Pellet&amp;nbsp;x2&lt;/a&gt;. Drop off to reach the final room before the boss</text:p>
          </table:table-cell>
          <table:table-cell table:formula="of:=&quot;{&quot;&quot;text&quot;&quot;:&quot;&quot;&quot;&amp;SUBSTITUTE([.S186];&quot;&quot;&quot;&quot;;&quot;\&quot;&quot;&quot;)&amp;&quot;&quot;&quot;&quot;&amp;[.Q186]&amp;&quot;},&quot;" office:value-type="string" office:string-value="{&quot;text&quot;:&quot;There are broken steps that lead down from Orbeck's study with &lt;a href=\&quot;http://darksouls3.wiki.fextralife.com/Blue+Bug+Pellet\&quot;&gt;Blue Bug Pellet&amp;nbsp;x2&lt;/a&gt;. Drop off to reach the final room before the boss&quot;,&quot;tags&quot;:[&quot;Misc. items&quot;]}," calcext:value-type="string">
            <text:p>{"text":"There are broken steps that lead down from Orbeck's study with &lt;a href=\"http://darksouls3.wiki.fextralife.com/Blue+Bug+Pellet\"&gt;Blue Bug Pellet&amp;nbsp;x2&lt;/a&gt;. Drop off to reach the final room before the boss","tags":["Misc. items"]},</text:p>
          </table:table-cell>
        </table:table-row>
        <table:table-row table:style-name="ro1">
          <table:table-cell/>
          <table:table-cell office:value-type="string" calcext:value-type="string">
            <text:p><text:s text:c="12"/>&lt;li data-id="playthrough_4_38" class="f_boss f_miss"&gt;In this room, near one of the stone pillars, &lt;a href="http://darksouls3.wiki.fextralife.com/Eygon+of+Carim"&gt;Eygon of Carim&lt;/a&gt; has casted down a summon sign. You can summon him if you have recruited Irina to your Shrine and have not harmed her&lt;/li&gt;</text:p>
          </table:table-cell>
          <table:table-cell table:formula="of:=TRIM([.B187])" office:value-type="string" office:string-value="&lt;li data-id=&quot;playthrough_4_38&quot; class=&quot;f_boss f_miss&quot;&gt;In this room, near one of the stone pillars, &lt;a href=&quot;http://darksouls3.wiki.fextralife.com/Eygon+of+Carim&quot;&gt;Eygon of Carim&lt;/a&gt; has casted down a summon sign. You can summon him if you have recruited Irina to your Shrine and have not harmed her&lt;/li&gt;" calcext:value-type="string">
            <text:p>&lt;li data-id="playthrough_4_38" class="f_boss f_miss"&gt;In this room, near one of the stone pillars, &lt;a href="http://darksouls3.wiki.fextralife.com/Eygon+of+Carim"&gt;Eygon of Carim&lt;/a&gt; has casted down a summon sign. You can summon him if you have recruited Irina to your Shrine and have not harmed her&lt;/li&gt;</text:p>
          </table:table-cell>
          <table:table-cell table:formula="of:=FIND(&quot;&quot;&quot;&quot;;[.C187];15)" office:value-type="float" office:value="30" calcext:value-type="float">
            <text:p>30</text:p>
          </table:table-cell>
          <table:table-cell table:formula="of:=FIND(&quot;&quot;&quot;&quot;;[.C187];[.D187]+1)" office:value-type="float" office:value="38" calcext:value-type="float">
            <text:p>38</text:p>
          </table:table-cell>
          <table:table-cell table:formula="of:=FIND(&quot;&quot;&quot;&quot;;[.C187];[.E187]+1)" office:value-type="float" office:value="52" calcext:value-type="float">
            <text:p>52</text:p>
          </table:table-cell>
          <table:table-cell table:formula="of:=MID([.C187];[.E187]+1;[.F187]-[.E187]-1)" office:value-type="string" office:string-value="f_boss f_miss" calcext:value-type="string">
            <text:p>f_boss f_miss</text:p>
          </table:table-cell>
          <table:table-cell table:formula="of:=FIND(&quot; &quot;;[.$G187])" office:value-type="float" office:value="7" calcext:value-type="float">
            <text:p>7</text:p>
          </table:table-cell>
          <table:table-cell table:formula="of:=FIND(&quot; &quot;;[.G187];[.H187]+1)" office:value-type="string" office:string-value="" calcext:value-type="error">
            <text:p>#VALUE!</text:p>
          </table:table-cell>
          <table:table-cell table:formula="of:=FIND(&quot; &quot;;[.G187];[.I187]+1)" office:value-type="string" office:string-value="" calcext:value-type="error">
            <text:p>#VALUE!</text:p>
          </table:table-cell>
          <table:table-cell table:formula="of:=LEFT([.G187];IFERROR([.H187]-1;99))" office:value-type="string" office:string-value="f_boss" calcext:value-type="string">
            <text:p>f_boss</text:p>
          </table:table-cell>
          <table:table-cell table:formula="of:=IF(ISERROR([.H187]);&quot;&quot;;MID([.G187];[.H187]+1;IFERROR([.I187]-[.H187]-1;99)))" office:value-type="string" office:string-value="f_miss" calcext:value-type="string">
            <text:p>f_miss</text:p>
          </table:table-cell>
          <table:table-cell table:formula="of:=IF(ISERROR([.I187]);&quot;&quot;;MID([.G187];[.I187]+1;IFERROR([.J187]-[.I187]-1;99)))">
            <text:p/>
          </table:table-cell>
          <table:table-cell table:formula="of:=IFERROR(VLOOKUP([.K187];['tag lookup'.$A$1:.$B$1048576];2;0);&quot;&quot;)" office:value-type="string" office:string-value="Bosses" calcext:value-type="string">
            <text:p>Bosses</text:p>
          </table:table-cell>
          <table:table-cell table:formula="of:=IFERROR(VLOOKUP([.L187];['tag lookup'.$A$1:.$B$1048576];2;0);&quot;&quot;)" office:value-type="string" office:string-value="Missable" calcext:value-type="string">
            <text:p>Missable</text:p>
          </table:table-cell>
          <table:table-cell table:formula="of:=IFERROR(VLOOKUP([.M187];['tag lookup'.$A$1:.$B$1048576];2;0);&quot;&quot;)">
            <text:p/>
          </table:table-cell>
          <table:table-cell table:style-name="ce2" table:formula="of:=IF([.N187]=&quot;&quot;;&quot;&quot;;&quot;,&quot;&quot;tags&quot;&quot;:[&quot;&quot;&quot; &amp; [.N187] &amp; IF([.O187]=&quot;&quot;;&quot;&quot;&quot;]&quot;;&quot;&quot;&quot;,&quot;&quot;&quot; &amp; [.O187]&amp;IF([.P187]=&quot;&quot;;&quot;&quot;&quot;]&quot;;&quot;&quot;&quot;,&quot;&quot;&quot;&amp;[.P187]&amp;&quot;&quot;&quot;]&quot;)))" office:value-type="string" office:string-value=",&quot;tags&quot;:[&quot;Bosses&quot;,&quot;Missable&quot;]" calcext:value-type="string">
            <text:p>,"tags":["Bosses","Missable"]</text:p>
          </table:table-cell>
          <table:table-cell table:formula="of:=FIND(&quot;&gt;&quot;;[.B187])" office:value-type="float" office:value="65" calcext:value-type="float">
            <text:p>65</text:p>
          </table:table-cell>
          <table:table-cell table:formula="of:=MID([.B187];[.R187]+1;LEN([.B187])-[.R187]-5)" office:value-type="string" office:string-value="In this room, near one of the stone pillars, &lt;a href=&quot;http://darksouls3.wiki.fextralife.com/Eygon+of+Carim&quot;&gt;Eygon of Carim&lt;/a&gt; has casted down a summon sign. You can summon him if you have recruited Irina to your Shrine and have not harmed her" calcext:value-type="string">
            <text:p>In this room, near one of the stone pillars, &lt;a href="http://darksouls3.wiki.fextralife.com/Eygon+of+Carim"&gt;Eygon of Carim&lt;/a&gt; has casted down a summon sign. You can summon him if you have recruited Irina to your Shrine and have not harmed her</text:p>
          </table:table-cell>
          <table:table-cell table:formula="of:=&quot;{&quot;&quot;text&quot;&quot;:&quot;&quot;&quot;&amp;SUBSTITUTE([.S187];&quot;&quot;&quot;&quot;;&quot;\&quot;&quot;&quot;)&amp;&quot;&quot;&quot;&quot;&amp;[.Q187]&amp;&quot;},&quot;" office:value-type="string" office:string-value="{&quot;text&quot;:&quot;In this room, near one of the stone pillars, &lt;a href=\&quot;http://darksouls3.wiki.fextralife.com/Eygon+of+Carim\&quot;&gt;Eygon of Carim&lt;/a&gt; has casted down a summon sign. You can summon him if you have recruited Irina to your Shrine and have not harmed her&quot;,&quot;tags&quot;:[&quot;Bosses&quot;,&quot;Missable&quot;]}," calcext:value-type="string">
            <text:p>{"text":"In this room, near one of the stone pillars, &lt;a href=\"http://darksouls3.wiki.fextralife.com/Eygon+of+Carim\"&gt;Eygon of Carim&lt;/a&gt; has casted down a summon sign. You can summon him if you have recruited Irina to your Shrine and have not harmed her","tags":["Bosses","Missable"]},</text:p>
          </table:table-cell>
        </table:table-row>
        <table:table-row table:style-name="ro1">
          <table:table-cell/>
          <table:table-cell office:value-type="string" calcext:value-type="string">
            <text:p><text:s text:c="12"/>&lt;li data-id="playthrough_4_39" class="f_boss f_misc"&gt;Defeat the &lt;a href="http://darksouls3.wiki.fextralife.com/Crystal+Sage"&gt;Crystal Sage&lt;/a&gt;; receive &lt;a href="http://darksouls3.wiki.fextralife.com/Soul+of+a+Crystal+Sage"&gt;Soul of a Crystal Sage&lt;/a&gt;&lt;/li&gt;</text:p>
          </table:table-cell>
          <table:table-cell table:formula="of:=TRIM([.B188])" office:value-type="string" office:string-value="&lt;li data-id=&quot;playthrough_4_39&quot; class=&quot;f_boss f_misc&quot;&gt;Defeat the &lt;a href=&quot;http://darksouls3.wiki.fextralife.com/Crystal+Sage&quot;&gt;Crystal Sage&lt;/a&gt;; receive &lt;a href=&quot;http://darksouls3.wiki.fextralife.com/Soul+of+a+Crystal+Sage&quot;&gt;Soul of a Crystal Sage&lt;/a&gt;&lt;/li&gt;" calcext:value-type="string">
            <text:p>&lt;li data-id="playthrough_4_39" class="f_boss f_misc"&gt;Defeat the &lt;a href="http://darksouls3.wiki.fextralife.com/Crystal+Sage"&gt;Crystal Sage&lt;/a&gt;; receive &lt;a href="http://darksouls3.wiki.fextralife.com/Soul+of+a+Crystal+Sage"&gt;Soul of a Crystal Sage&lt;/a&gt;&lt;/li&gt;</text:p>
          </table:table-cell>
          <table:table-cell table:formula="of:=FIND(&quot;&quot;&quot;&quot;;[.C188];15)" office:value-type="float" office:value="30" calcext:value-type="float">
            <text:p>30</text:p>
          </table:table-cell>
          <table:table-cell table:formula="of:=FIND(&quot;&quot;&quot;&quot;;[.C188];[.D188]+1)" office:value-type="float" office:value="38" calcext:value-type="float">
            <text:p>38</text:p>
          </table:table-cell>
          <table:table-cell table:formula="of:=FIND(&quot;&quot;&quot;&quot;;[.C188];[.E188]+1)" office:value-type="float" office:value="52" calcext:value-type="float">
            <text:p>52</text:p>
          </table:table-cell>
          <table:table-cell table:formula="of:=MID([.C188];[.E188]+1;[.F188]-[.E188]-1)" office:value-type="string" office:string-value="f_boss f_misc" calcext:value-type="string">
            <text:p>f_boss f_misc</text:p>
          </table:table-cell>
          <table:table-cell table:formula="of:=FIND(&quot; &quot;;[.$G188])" office:value-type="float" office:value="7" calcext:value-type="float">
            <text:p>7</text:p>
          </table:table-cell>
          <table:table-cell table:formula="of:=FIND(&quot; &quot;;[.G188];[.H188]+1)" office:value-type="string" office:string-value="" calcext:value-type="error">
            <text:p>#VALUE!</text:p>
          </table:table-cell>
          <table:table-cell table:formula="of:=FIND(&quot; &quot;;[.G188];[.I188]+1)" office:value-type="string" office:string-value="" calcext:value-type="error">
            <text:p>#VALUE!</text:p>
          </table:table-cell>
          <table:table-cell table:formula="of:=LEFT([.G188];IFERROR([.H188]-1;99))" office:value-type="string" office:string-value="f_boss" calcext:value-type="string">
            <text:p>f_boss</text:p>
          </table:table-cell>
          <table:table-cell table:formula="of:=IF(ISERROR([.H188]);&quot;&quot;;MID([.G188];[.H188]+1;IFERROR([.I188]-[.H188]-1;99)))" office:value-type="string" office:string-value="f_misc" calcext:value-type="string">
            <text:p>f_misc</text:p>
          </table:table-cell>
          <table:table-cell table:formula="of:=IF(ISERROR([.I188]);&quot;&quot;;MID([.G188];[.I188]+1;IFERROR([.J188]-[.I188]-1;99)))">
            <text:p/>
          </table:table-cell>
          <table:table-cell table:formula="of:=IFERROR(VLOOKUP([.K188];['tag lookup'.$A$1:.$B$1048576];2;0);&quot;&quot;)" office:value-type="string" office:string-value="Bosses" calcext:value-type="string">
            <text:p>Bosses</text:p>
          </table:table-cell>
          <table:table-cell table:formula="of:=IFERROR(VLOOKUP([.L188];['tag lookup'.$A$1:.$B$1048576];2;0);&quot;&quot;)" office:value-type="string" office:string-value="Misc. items" calcext:value-type="string">
            <text:p>Misc. items</text:p>
          </table:table-cell>
          <table:table-cell table:formula="of:=IFERROR(VLOOKUP([.M188];['tag lookup'.$A$1:.$B$1048576];2;0);&quot;&quot;)">
            <text:p/>
          </table:table-cell>
          <table:table-cell table:style-name="ce2" table:formula="of:=IF([.N188]=&quot;&quot;;&quot;&quot;;&quot;,&quot;&quot;tags&quot;&quot;:[&quot;&quot;&quot; &amp; [.N188] &amp; IF([.O188]=&quot;&quot;;&quot;&quot;&quot;]&quot;;&quot;&quot;&quot;,&quot;&quot;&quot; &amp; [.O188]&amp;IF([.P188]=&quot;&quot;;&quot;&quot;&quot;]&quot;;&quot;&quot;&quot;,&quot;&quot;&quot;&amp;[.P188]&amp;&quot;&quot;&quot;]&quot;)))" office:value-type="string" office:string-value=",&quot;tags&quot;:[&quot;Bosses&quot;,&quot;Misc. items&quot;]" calcext:value-type="string">
            <text:p>,"tags":["Bosses","Misc. items"]</text:p>
          </table:table-cell>
          <table:table-cell table:formula="of:=FIND(&quot;&gt;&quot;;[.B188])" office:value-type="float" office:value="65" calcext:value-type="float">
            <text:p>65</text:p>
          </table:table-cell>
          <table:table-cell table:formula="of:=MID([.B188];[.R188]+1;LEN([.B188])-[.R188]-5)" office:value-type="string" office:string-value="Defeat the &lt;a href=&quot;http://darksouls3.wiki.fextralife.com/Crystal+Sage&quot;&gt;Crystal Sage&lt;/a&gt;; receive &lt;a href=&quot;http://darksouls3.wiki.fextralife.com/Soul+of+a+Crystal+Sage&quot;&gt;Soul of a Crystal Sage&lt;/a&gt;" calcext:value-type="string">
            <text:p>Defeat the &lt;a href="http://darksouls3.wiki.fextralife.com/Crystal+Sage"&gt;Crystal Sage&lt;/a&gt;; receive &lt;a href="http://darksouls3.wiki.fextralife.com/Soul+of+a+Crystal+Sage"&gt;Soul of a Crystal Sage&lt;/a&gt;</text:p>
          </table:table-cell>
          <table:table-cell table:formula="of:=&quot;{&quot;&quot;text&quot;&quot;:&quot;&quot;&quot;&amp;SUBSTITUTE([.S188];&quot;&quot;&quot;&quot;;&quot;\&quot;&quot;&quot;)&amp;&quot;&quot;&quot;&quot;&amp;[.Q188]&amp;&quot;},&quot;" office:value-type="string" office:string-value="{&quot;text&quot;:&quot;Defeat the &lt;a href=\&quot;http://darksouls3.wiki.fextralife.com/Crystal+Sage\&quot;&gt;Crystal Sage&lt;/a&gt;; receive &lt;a href=\&quot;http://darksouls3.wiki.fextralife.com/Soul+of+a+Crystal+Sage\&quot;&gt;Soul of a Crystal Sage&lt;/a&gt;&quot;,&quot;tags&quot;:[&quot;Bosses&quot;,&quot;Misc. items&quot;]}," calcext:value-type="string">
            <text:p>{"text":"Defeat the &lt;a href=\"http://darksouls3.wiki.fextralife.com/Crystal+Sage\"&gt;Crystal Sage&lt;/a&gt;; receive &lt;a href=\"http://darksouls3.wiki.fextralife.com/Soul+of+a+Crystal+Sage\"&gt;Soul of a Crystal Sage&lt;/a&gt;","tags":["Bosses","Misc. items"]},</text:p>
          </table:table-cell>
        </table:table-row>
        <table:table-row table:style-name="ro1">
          <table:table-cell/>
          <table:table-cell office:value-type="string" calcext:value-type="string">
            <text:p><text:s text:c="12"/>&lt;li data-id="playthrough_4_40" class="f_tit"&gt;Head down the winding paths past the Crystal Sage bonfire to find two Crystal Lizards, who will each drop a &lt;a href="http://darksouls3.wiki.fextralife.com/Twinkling+Titanite"&gt;Twinkling Titanite&lt;/a&gt;&lt;/li&gt;</text:p>
          </table:table-cell>
          <table:table-cell table:formula="of:=TRIM([.B189])" office:value-type="string" office:string-value="&lt;li data-id=&quot;playthrough_4_40&quot; class=&quot;f_tit&quot;&gt;Head down the winding paths past the Crystal Sage bonfire to find two Crystal Lizards, who will each drop a &lt;a href=&quot;http://darksouls3.wiki.fextralife.com/Twinkling+Titanite&quot;&gt;Twinkling Titanite&lt;/a&gt;&lt;/li&gt;" calcext:value-type="string">
            <text:p>&lt;li data-id="playthrough_4_40" class="f_tit"&gt;Head down the winding paths past the Crystal Sage bonfire to find two Crystal Lizards, who will each drop a &lt;a href="http://darksouls3.wiki.fextralife.com/Twinkling+Titanite"&gt;Twinkling Titanite&lt;/a&gt;&lt;/li&gt;</text:p>
          </table:table-cell>
          <table:table-cell table:formula="of:=FIND(&quot;&quot;&quot;&quot;;[.C189];15)" office:value-type="float" office:value="30" calcext:value-type="float">
            <text:p>30</text:p>
          </table:table-cell>
          <table:table-cell table:formula="of:=FIND(&quot;&quot;&quot;&quot;;[.C189];[.D189]+1)" office:value-type="float" office:value="38" calcext:value-type="float">
            <text:p>38</text:p>
          </table:table-cell>
          <table:table-cell table:formula="of:=FIND(&quot;&quot;&quot;&quot;;[.C189];[.E189]+1)" office:value-type="float" office:value="44" calcext:value-type="float">
            <text:p>44</text:p>
          </table:table-cell>
          <table:table-cell table:formula="of:=MID([.C189];[.E189]+1;[.F189]-[.E189]-1)" office:value-type="string" office:string-value="f_tit" calcext:value-type="string">
            <text:p>f_tit</text:p>
          </table:table-cell>
          <table:table-cell table:formula="of:=FIND(&quot; &quot;;[.$G189])" office:value-type="string" office:string-value="" calcext:value-type="error">
            <text:p>#VALUE!</text:p>
          </table:table-cell>
          <table:table-cell table:formula="of:=FIND(&quot; &quot;;[.G189];[.H189]+1)" office:value-type="string" office:string-value="" calcext:value-type="error">
            <text:p>#VALUE!</text:p>
          </table:table-cell>
          <table:table-cell table:formula="of:=FIND(&quot; &quot;;[.G189];[.I189]+1)" office:value-type="string" office:string-value="" calcext:value-type="error">
            <text:p>#VALUE!</text:p>
          </table:table-cell>
          <table:table-cell table:formula="of:=LEFT([.G189];IFERROR([.H189]-1;99))" office:value-type="string" office:string-value="f_tit" calcext:value-type="string">
            <text:p>f_tit</text:p>
          </table:table-cell>
          <table:table-cell table:formula="of:=IF(ISERROR([.H189]);&quot;&quot;;MID([.G189];[.H189]+1;IFERROR([.I189]-[.H189]-1;99)))">
            <text:p/>
          </table:table-cell>
          <table:table-cell table:formula="of:=IF(ISERROR([.I189]);&quot;&quot;;MID([.G189];[.I189]+1;IFERROR([.J189]-[.I189]-1;99)))">
            <text:p/>
          </table:table-cell>
          <table:table-cell table:formula="of:=IFERROR(VLOOKUP([.K189];['tag lookup'.$A$1:.$B$1048576];2;0);&quot;&quot;)" office:value-type="string" office:string-value="Titanite" calcext:value-type="string">
            <text:p>Titanite</text:p>
          </table:table-cell>
          <table:table-cell table:formula="of:=IFERROR(VLOOKUP([.L189];['tag lookup'.$A$1:.$B$1048576];2;0);&quot;&quot;)">
            <text:p/>
          </table:table-cell>
          <table:table-cell table:formula="of:=IFERROR(VLOOKUP([.M189];['tag lookup'.$A$1:.$B$1048576];2;0);&quot;&quot;)">
            <text:p/>
          </table:table-cell>
          <table:table-cell table:style-name="ce2" table:formula="of:=IF([.N189]=&quot;&quot;;&quot;&quot;;&quot;,&quot;&quot;tags&quot;&quot;:[&quot;&quot;&quot; &amp; [.N189] &amp; IF([.O189]=&quot;&quot;;&quot;&quot;&quot;]&quot;;&quot;&quot;&quot;,&quot;&quot;&quot; &amp; [.O189]&amp;IF([.P189]=&quot;&quot;;&quot;&quot;&quot;]&quot;;&quot;&quot;&quot;,&quot;&quot;&quot;&amp;[.P189]&amp;&quot;&quot;&quot;]&quot;)))" office:value-type="string" office:string-value=",&quot;tags&quot;:[&quot;Titanite&quot;]" calcext:value-type="string">
            <text:p>,"tags":["Titanite"]</text:p>
          </table:table-cell>
          <table:table-cell table:formula="of:=FIND(&quot;&gt;&quot;;[.B189])" office:value-type="float" office:value="57" calcext:value-type="float">
            <text:p>57</text:p>
          </table:table-cell>
          <table:table-cell table:formula="of:=MID([.B189];[.R189]+1;LEN([.B189])-[.R189]-5)" office:value-type="string" office:string-value="Head down the winding paths past the Crystal Sage bonfire to find two Crystal Lizards, who will each drop a &lt;a href=&quot;http://darksouls3.wiki.fextralife.com/Twinkling+Titanite&quot;&gt;Twinkling Titanite&lt;/a&gt;" calcext:value-type="string">
            <text:p>Head down the winding paths past the Crystal Sage bonfire to find two Crystal Lizards, who will each drop a &lt;a href="http://darksouls3.wiki.fextralife.com/Twinkling+Titanite"&gt;Twinkling Titanite&lt;/a&gt;</text:p>
          </table:table-cell>
          <table:table-cell table:formula="of:=&quot;{&quot;&quot;text&quot;&quot;:&quot;&quot;&quot;&amp;SUBSTITUTE([.S189];&quot;&quot;&quot;&quot;;&quot;\&quot;&quot;&quot;)&amp;&quot;&quot;&quot;&quot;&amp;[.Q189]&amp;&quot;},&quot;" office:value-type="string" office:string-value="{&quot;text&quot;:&quot;Head down the winding paths past the Crystal Sage bonfire to find two Crystal Lizards, who will each drop a &lt;a href=\&quot;http://darksouls3.wiki.fextralife.com/Twinkling+Titanite\&quot;&gt;Twinkling Titanite&lt;/a&gt;&quot;,&quot;tags&quot;:[&quot;Titanite&quot;]}," calcext:value-type="string">
            <text:p>{"text":"Head down the winding paths past the Crystal Sage bonfire to find two Crystal Lizards, who will each drop a &lt;a href=\"http://darksouls3.wiki.fextralife.com/Twinkling+Titanite\"&gt;Twinkling Titanite&lt;/a&gt;","tags":["Titanite"]},</text:p>
          </table:table-cell>
        </table:table-row>
        <table:table-row table:style-name="ro1">
          <table:table-cell/>
          <table:table-cell office:value-type="string" calcext:value-type="string">
            <text:p><text:s text:c="12"/>&lt;li data-id="playthrough_4_41" class="f_arm"&gt;Continue following these twisting paths until you can drop down next to a large fire and the &lt;a href="http://darksouls3.wiki.fextralife.com/Herald+Set"&gt;Herald Set&lt;/a&gt;. Continue on to the Cathedral of the Deep bonfire&lt;/li&gt;</text:p>
          </table:table-cell>
          <table:table-cell table:formula="of:=TRIM([.B190])" office:value-type="string" office:string-value="&lt;li data-id=&quot;playthrough_4_41&quot; class=&quot;f_arm&quot;&gt;Continue following these twisting paths until you can drop down next to a large fire and the &lt;a href=&quot;http://darksouls3.wiki.fextralife.com/Herald+Set&quot;&gt;Herald Set&lt;/a&gt;. Continue on to the Cathedral of the Deep bonfire&lt;/li&gt;" calcext:value-type="string">
            <text:p>&lt;li data-id="playthrough_4_41" class="f_arm"&gt;Continue following these twisting paths until you can drop down next to a large fire and the &lt;a href="http://darksouls3.wiki.fextralife.com/Herald+Set"&gt;Herald Set&lt;/a&gt;. Continue on to the Cathedral of the Deep bonfire&lt;/li&gt;</text:p>
          </table:table-cell>
          <table:table-cell table:formula="of:=FIND(&quot;&quot;&quot;&quot;;[.C190];15)" office:value-type="float" office:value="30" calcext:value-type="float">
            <text:p>30</text:p>
          </table:table-cell>
          <table:table-cell table:formula="of:=FIND(&quot;&quot;&quot;&quot;;[.C190];[.D190]+1)" office:value-type="float" office:value="38" calcext:value-type="float">
            <text:p>38</text:p>
          </table:table-cell>
          <table:table-cell table:formula="of:=FIND(&quot;&quot;&quot;&quot;;[.C190];[.E190]+1)" office:value-type="float" office:value="44" calcext:value-type="float">
            <text:p>44</text:p>
          </table:table-cell>
          <table:table-cell table:formula="of:=MID([.C190];[.E190]+1;[.F190]-[.E190]-1)" office:value-type="string" office:string-value="f_arm" calcext:value-type="string">
            <text:p>f_arm</text:p>
          </table:table-cell>
          <table:table-cell table:formula="of:=FIND(&quot; &quot;;[.$G190])" office:value-type="string" office:string-value="" calcext:value-type="error">
            <text:p>#VALUE!</text:p>
          </table:table-cell>
          <table:table-cell table:formula="of:=FIND(&quot; &quot;;[.G190];[.H190]+1)" office:value-type="string" office:string-value="" calcext:value-type="error">
            <text:p>#VALUE!</text:p>
          </table:table-cell>
          <table:table-cell table:formula="of:=FIND(&quot; &quot;;[.G190];[.I190]+1)" office:value-type="string" office:string-value="" calcext:value-type="error">
            <text:p>#VALUE!</text:p>
          </table:table-cell>
          <table:table-cell table:formula="of:=LEFT([.G190];IFERROR([.H190]-1;99))" office:value-type="string" office:string-value="f_arm" calcext:value-type="string">
            <text:p>f_arm</text:p>
          </table:table-cell>
          <table:table-cell table:formula="of:=IF(ISERROR([.H190]);&quot;&quot;;MID([.G190];[.H190]+1;IFERROR([.I190]-[.H190]-1;99)))">
            <text:p/>
          </table:table-cell>
          <table:table-cell table:formula="of:=IF(ISERROR([.I190]);&quot;&quot;;MID([.G190];[.I190]+1;IFERROR([.J190]-[.I190]-1;99)))">
            <text:p/>
          </table:table-cell>
          <table:table-cell table:formula="of:=IFERROR(VLOOKUP([.K190];['tag lookup'.$A$1:.$B$1048576];2;0);&quot;&quot;)" office:value-type="string" office:string-value="Armor" calcext:value-type="string">
            <text:p>Armor</text:p>
          </table:table-cell>
          <table:table-cell table:formula="of:=IFERROR(VLOOKUP([.L190];['tag lookup'.$A$1:.$B$1048576];2;0);&quot;&quot;)">
            <text:p/>
          </table:table-cell>
          <table:table-cell table:formula="of:=IFERROR(VLOOKUP([.M190];['tag lookup'.$A$1:.$B$1048576];2;0);&quot;&quot;)">
            <text:p/>
          </table:table-cell>
          <table:table-cell table:style-name="ce2" table:formula="of:=IF([.N190]=&quot;&quot;;&quot;&quot;;&quot;,&quot;&quot;tags&quot;&quot;:[&quot;&quot;&quot; &amp; [.N190] &amp; IF([.O190]=&quot;&quot;;&quot;&quot;&quot;]&quot;;&quot;&quot;&quot;,&quot;&quot;&quot; &amp; [.O190]&amp;IF([.P190]=&quot;&quot;;&quot;&quot;&quot;]&quot;;&quot;&quot;&quot;,&quot;&quot;&quot;&amp;[.P190]&amp;&quot;&quot;&quot;]&quot;)))" office:value-type="string" office:string-value=",&quot;tags&quot;:[&quot;Armor&quot;]" calcext:value-type="string">
            <text:p>,"tags":["Armor"]</text:p>
          </table:table-cell>
          <table:table-cell table:formula="of:=FIND(&quot;&gt;&quot;;[.B190])" office:value-type="float" office:value="57" calcext:value-type="float">
            <text:p>57</text:p>
          </table:table-cell>
          <table:table-cell table:formula="of:=MID([.B190];[.R190]+1;LEN([.B190])-[.R190]-5)" office:value-type="string" office:string-value="Continue following these twisting paths until you can drop down next to a large fire and the &lt;a href=&quot;http://darksouls3.wiki.fextralife.com/Herald+Set&quot;&gt;Herald Set&lt;/a&gt;. Continue on to the Cathedral of the Deep bonfire" calcext:value-type="string">
            <text:p>Continue following these twisting paths until you can drop down next to a large fire and the &lt;a href="http://darksouls3.wiki.fextralife.com/Herald+Set"&gt;Herald Set&lt;/a&gt;. Continue on to the Cathedral of the Deep bonfire</text:p>
          </table:table-cell>
          <table:table-cell table:formula="of:=&quot;{&quot;&quot;text&quot;&quot;:&quot;&quot;&quot;&amp;SUBSTITUTE([.S190];&quot;&quot;&quot;&quot;;&quot;\&quot;&quot;&quot;)&amp;&quot;&quot;&quot;&quot;&amp;[.Q190]&amp;&quot;},&quot;" office:value-type="string" office:string-value="{&quot;text&quot;:&quot;Continue following these twisting paths until you can drop down next to a large fire and the &lt;a href=\&quot;http://darksouls3.wiki.fextralife.com/Herald+Set\&quot;&gt;Herald Set&lt;/a&gt;. Continue on to the Cathedral of the Deep bonfire&quot;,&quot;tags&quot;:[&quot;Armor&quot;]}," calcext:value-type="string">
            <text:p>{"text":"Continue following these twisting paths until you can drop down next to a large fire and the &lt;a href=\"http://darksouls3.wiki.fextralife.com/Herald+Set\"&gt;Herald Set&lt;/a&gt;. Continue on to the Cathedral of the Deep bonfire","tags":["Armor"]},</text:p>
          </table:table-cell>
        </table:table-row>
        <table:table-row table:style-name="ro1">
          <table:table-cell table:style-name="ce1" office:value-type="string" calcext:value-type="string">
            <text:p>Cathedral of the Deep</text:p>
          </table:table-cell>
          <table:table-cell table:number-columns-repeated="15"/>
          <table:table-cell table:style-name="ce2"/>
          <table:table-cell table:number-columns-repeated="2"/>
          <table:table-cell table:formula="of:=&quot;]}{&quot;&quot;title&quot;&quot;: &quot;&quot;&quot;&amp;[.A191]&amp;&quot;&quot;&quot;,&quot;&quot;steps&quot;&quot;:[&quot;" office:value-type="string" office:string-value="]}{&quot;title&quot;: &quot;Cathedral of the Deep&quot;,&quot;steps&quot;:[" calcext:value-type="string">
            <text:p>]}{"title": "Cathedral of the Deep","steps":[</text:p>
          </table:table-cell>
        </table:table-row>
        <table:table-row table:style-name="ro1">
          <table:table-cell office:value-type="string" calcext:value-type="string">
            <text:p>cath</text:p>
          </table:table-cell>
          <table:table-cell office:value-type="string" calcext:value-type="string">
            <text:p><text:s text:c="10"/>&lt;li data-id="playthrough_5_1" class="f_ash"&gt;From the Cathedral of the Deep bonfire, head down to the left to find a hostile sword-wielding NPC and the &lt;a href="http://darksouls3.wiki.fextralife.com/Paladin's+Ashes"&gt;Paladin's Ashes&lt;/a&gt; behind him&lt;/li&gt;</text:p>
          </table:table-cell>
          <table:table-cell table:formula="of:=TRIM([.B192])" office:value-type="string" office:string-value="&lt;li data-id=&quot;playthrough_5_1&quot; class=&quot;f_ash&quot;&gt;From the Cathedral of the Deep bonfire, head down to the left to find a hostile sword-wielding NPC and the &lt;a href=&quot;http://darksouls3.wiki.fextralife.com/Paladin's+Ashes&quot;&gt;Paladin's Ashes&lt;/a&gt; behind him&lt;/li&gt;" calcext:value-type="string">
            <text:p>&lt;li data-id="playthrough_5_1" class="f_ash"&gt;From the Cathedral of the Deep bonfire, head down to the left to find a hostile sword-wielding NPC and the &lt;a href="http://darksouls3.wiki.fextralife.com/Paladin's+Ashes"&gt;Paladin's Ashes&lt;/a&gt; behind him&lt;/li&gt;</text:p>
          </table:table-cell>
          <table:table-cell table:formula="of:=FIND(&quot;&quot;&quot;&quot;;[.C192];15)" office:value-type="float" office:value="29" calcext:value-type="float">
            <text:p>29</text:p>
          </table:table-cell>
          <table:table-cell table:formula="of:=FIND(&quot;&quot;&quot;&quot;;[.C192];[.D192]+1)" office:value-type="float" office:value="37" calcext:value-type="float">
            <text:p>37</text:p>
          </table:table-cell>
          <table:table-cell table:formula="of:=FIND(&quot;&quot;&quot;&quot;;[.C192];[.E192]+1)" office:value-type="float" office:value="43" calcext:value-type="float">
            <text:p>43</text:p>
          </table:table-cell>
          <table:table-cell table:formula="of:=MID([.C192];[.E192]+1;[.F192]-[.E192]-1)" office:value-type="string" office:string-value="f_ash" calcext:value-type="string">
            <text:p>f_ash</text:p>
          </table:table-cell>
          <table:table-cell table:formula="of:=FIND(&quot; &quot;;[.$G192])" office:value-type="string" office:string-value="" calcext:value-type="error">
            <text:p>#VALUE!</text:p>
          </table:table-cell>
          <table:table-cell table:formula="of:=FIND(&quot; &quot;;[.G192];[.H192]+1)" office:value-type="string" office:string-value="" calcext:value-type="error">
            <text:p>#VALUE!</text:p>
          </table:table-cell>
          <table:table-cell table:formula="of:=FIND(&quot; &quot;;[.G192];[.I192]+1)" office:value-type="string" office:string-value="" calcext:value-type="error">
            <text:p>#VALUE!</text:p>
          </table:table-cell>
          <table:table-cell table:formula="of:=LEFT([.G192];IFERROR([.H192]-1;99))" office:value-type="string" office:string-value="f_ash" calcext:value-type="string">
            <text:p>f_ash</text:p>
          </table:table-cell>
          <table:table-cell table:formula="of:=IF(ISERROR([.H192]);&quot;&quot;;MID([.G192];[.H192]+1;IFERROR([.I192]-[.H192]-1;99)))">
            <text:p/>
          </table:table-cell>
          <table:table-cell table:formula="of:=IF(ISERROR([.I192]);&quot;&quot;;MID([.G192];[.I192]+1;IFERROR([.J192]-[.I192]-1;99)))">
            <text:p/>
          </table:table-cell>
          <table:table-cell table:formula="of:=IFERROR(VLOOKUP([.K192];['tag lookup'.$A$1:.$B$1048576];2;0);&quot;&quot;)">
            <text:p/>
          </table:table-cell>
          <table:table-cell table:formula="of:=IFERROR(VLOOKUP([.L192];['tag lookup'.$A$1:.$B$1048576];2;0);&quot;&quot;)">
            <text:p/>
          </table:table-cell>
          <table:table-cell table:formula="of:=IFERROR(VLOOKUP([.M192];['tag lookup'.$A$1:.$B$1048576];2;0);&quot;&quot;)">
            <text:p/>
          </table:table-cell>
          <table:table-cell table:style-name="ce2" table:formula="of:=IF([.N192]=&quot;&quot;;&quot;&quot;;&quot;,&quot;&quot;tags&quot;&quot;:[&quot;&quot;&quot; &amp; [.N192] &amp; IF([.O192]=&quot;&quot;;&quot;&quot;&quot;]&quot;;&quot;&quot;&quot;,&quot;&quot;&quot; &amp; [.O192]&amp;IF([.P192]=&quot;&quot;;&quot;&quot;&quot;]&quot;;&quot;&quot;&quot;,&quot;&quot;&quot;&amp;[.P192]&amp;&quot;&quot;&quot;]&quot;)))">
            <text:p/>
          </table:table-cell>
          <table:table-cell table:formula="of:=FIND(&quot;&gt;&quot;;[.B192])" office:value-type="float" office:value="54" calcext:value-type="float">
            <text:p>54</text:p>
          </table:table-cell>
          <table:table-cell table:formula="of:=MID([.B192];[.R192]+1;LEN([.B192])-[.R192]-5)" office:value-type="string" office:string-value="From the Cathedral of the Deep bonfire, head down to the left to find a hostile sword-wielding NPC and the &lt;a href=&quot;http://darksouls3.wiki.fextralife.com/Paladin's+Ashes&quot;&gt;Paladin's Ashes&lt;/a&gt; behind him" calcext:value-type="string">
            <text:p>From the Cathedral of the Deep bonfire, head down to the left to find a hostile sword-wielding NPC and the &lt;a href="http://darksouls3.wiki.fextralife.com/Paladin's+Ashes"&gt;Paladin's Ashes&lt;/a&gt; behind him</text:p>
          </table:table-cell>
          <table:table-cell table:formula="of:=&quot;{&quot;&quot;text&quot;&quot;:&quot;&quot;&quot;&amp;SUBSTITUTE([.S192];&quot;&quot;&quot;&quot;;&quot;\&quot;&quot;&quot;)&amp;&quot;&quot;&quot;&quot;&amp;[.Q192]&amp;&quot;},&quot;" office:value-type="string" office:string-value="{&quot;text&quot;:&quot;From the Cathedral of the Deep bonfire, head down to the left to find a hostile sword-wielding NPC and the &lt;a href=\&quot;http://darksouls3.wiki.fextralife.com/Paladin's+Ashes\&quot;&gt;Paladin's Ashes&lt;/a&gt; behind him&quot;}," calcext:value-type="string">
            <text:p>{"text":"From the Cathedral of the Deep bonfire, head down to the left to find a hostile sword-wielding NPC and the &lt;a href=\"http://darksouls3.wiki.fextralife.com/Paladin's+Ashes\"&gt;Paladin's Ashes&lt;/a&gt; behind him"},</text:p>
          </table:table-cell>
        </table:table-row>
        <table:table-row table:style-name="ro1">
          <table:table-cell/>
          <table:table-cell office:value-type="string" calcext:value-type="string">
            <text:p><text:s text:c="12"/>&lt;li data-id="playthrough_5_2" class="f_tit"&gt;Back up by the bonfire, start heading up the first set of steps, but turn left about halfway up. Follow the path and turn right at the end for a &lt;a href="http://darksouls3.wiki.fextralife.com/Titanite+Shard"&gt;Titanite Shard&lt;/a&gt; in an alcove&lt;/li&gt;</text:p>
          </table:table-cell>
          <table:table-cell table:formula="of:=TRIM([.B193])" office:value-type="string" office:string-value="&lt;li data-id=&quot;playthrough_5_2&quot; class=&quot;f_tit&quot;&gt;Back up by the bonfire, start heading up the first set of steps, but turn left about halfway up. Follow the path and turn right at the end for a &lt;a href=&quot;http://darksouls3.wiki.fextralife.com/Titanite+Shard&quot;&gt;Titanite Shard&lt;/a&gt; in an alcove&lt;/li&gt;" calcext:value-type="string">
            <text:p>&lt;li data-id="playthrough_5_2" class="f_tit"&gt;Back up by the bonfire, start heading up the first set of steps, but turn left about halfway up. Follow the path and turn right at the end for a &lt;a href="http://darksouls3.wiki.fextralife.com/Titanite+Shard"&gt;Titanite Shard&lt;/a&gt; in an alcove&lt;/li&gt;</text:p>
          </table:table-cell>
          <table:table-cell table:formula="of:=FIND(&quot;&quot;&quot;&quot;;[.C193];15)" office:value-type="float" office:value="29" calcext:value-type="float">
            <text:p>29</text:p>
          </table:table-cell>
          <table:table-cell table:formula="of:=FIND(&quot;&quot;&quot;&quot;;[.C193];[.D193]+1)" office:value-type="float" office:value="37" calcext:value-type="float">
            <text:p>37</text:p>
          </table:table-cell>
          <table:table-cell table:formula="of:=FIND(&quot;&quot;&quot;&quot;;[.C193];[.E193]+1)" office:value-type="float" office:value="43" calcext:value-type="float">
            <text:p>43</text:p>
          </table:table-cell>
          <table:table-cell table:formula="of:=MID([.C193];[.E193]+1;[.F193]-[.E193]-1)" office:value-type="string" office:string-value="f_tit" calcext:value-type="string">
            <text:p>f_tit</text:p>
          </table:table-cell>
          <table:table-cell table:formula="of:=FIND(&quot; &quot;;[.$G193])" office:value-type="string" office:string-value="" calcext:value-type="error">
            <text:p>#VALUE!</text:p>
          </table:table-cell>
          <table:table-cell table:formula="of:=FIND(&quot; &quot;;[.G193];[.H193]+1)" office:value-type="string" office:string-value="" calcext:value-type="error">
            <text:p>#VALUE!</text:p>
          </table:table-cell>
          <table:table-cell table:formula="of:=FIND(&quot; &quot;;[.G193];[.I193]+1)" office:value-type="string" office:string-value="" calcext:value-type="error">
            <text:p>#VALUE!</text:p>
          </table:table-cell>
          <table:table-cell table:formula="of:=LEFT([.G193];IFERROR([.H193]-1;99))" office:value-type="string" office:string-value="f_tit" calcext:value-type="string">
            <text:p>f_tit</text:p>
          </table:table-cell>
          <table:table-cell table:formula="of:=IF(ISERROR([.H193]);&quot;&quot;;MID([.G193];[.H193]+1;IFERROR([.I193]-[.H193]-1;99)))">
            <text:p/>
          </table:table-cell>
          <table:table-cell table:formula="of:=IF(ISERROR([.I193]);&quot;&quot;;MID([.G193];[.I193]+1;IFERROR([.J193]-[.I193]-1;99)))">
            <text:p/>
          </table:table-cell>
          <table:table-cell table:formula="of:=IFERROR(VLOOKUP([.K193];['tag lookup'.$A$1:.$B$1048576];2;0);&quot;&quot;)" office:value-type="string" office:string-value="Titanite" calcext:value-type="string">
            <text:p>Titanite</text:p>
          </table:table-cell>
          <table:table-cell table:formula="of:=IFERROR(VLOOKUP([.L193];['tag lookup'.$A$1:.$B$1048576];2;0);&quot;&quot;)">
            <text:p/>
          </table:table-cell>
          <table:table-cell table:formula="of:=IFERROR(VLOOKUP([.M193];['tag lookup'.$A$1:.$B$1048576];2;0);&quot;&quot;)">
            <text:p/>
          </table:table-cell>
          <table:table-cell table:style-name="ce2" table:formula="of:=IF([.N193]=&quot;&quot;;&quot;&quot;;&quot;,&quot;&quot;tags&quot;&quot;:[&quot;&quot;&quot; &amp; [.N193] &amp; IF([.O193]=&quot;&quot;;&quot;&quot;&quot;]&quot;;&quot;&quot;&quot;,&quot;&quot;&quot; &amp; [.O193]&amp;IF([.P193]=&quot;&quot;;&quot;&quot;&quot;]&quot;;&quot;&quot;&quot;,&quot;&quot;&quot;&amp;[.P193]&amp;&quot;&quot;&quot;]&quot;)))" office:value-type="string" office:string-value=",&quot;tags&quot;:[&quot;Titanite&quot;]" calcext:value-type="string">
            <text:p>,"tags":["Titanite"]</text:p>
          </table:table-cell>
          <table:table-cell table:formula="of:=FIND(&quot;&gt;&quot;;[.B193])" office:value-type="float" office:value="56" calcext:value-type="float">
            <text:p>56</text:p>
          </table:table-cell>
          <table:table-cell table:formula="of:=MID([.B193];[.R193]+1;LEN([.B193])-[.R193]-5)" office:value-type="string" office:string-value="Back up by the bonfire, start heading up the first set of steps, but turn left about halfway up. Follow the path and turn right at the end for a &lt;a href=&quot;http://darksouls3.wiki.fextralife.com/Titanite+Shard&quot;&gt;Titanite Shard&lt;/a&gt; in an alcove" calcext:value-type="string">
            <text:p>Back up by the bonfire, start heading up the first set of steps, but turn left about halfway up. Follow the path and turn right at the end for a &lt;a href="http://darksouls3.wiki.fextralife.com/Titanite+Shard"&gt;Titanite Shard&lt;/a&gt; in an alcove</text:p>
          </table:table-cell>
          <table:table-cell table:formula="of:=&quot;{&quot;&quot;text&quot;&quot;:&quot;&quot;&quot;&amp;SUBSTITUTE([.S193];&quot;&quot;&quot;&quot;;&quot;\&quot;&quot;&quot;)&amp;&quot;&quot;&quot;&quot;&amp;[.Q193]&amp;&quot;},&quot;" office:value-type="string" office:string-value="{&quot;text&quot;:&quot;Back up by the bonfire, start heading up the first set of steps, but turn left about halfway up. Follow the path and turn right at the end for a &lt;a href=\&quot;http://darksouls3.wiki.fextralife.com/Titanite+Shard\&quot;&gt;Titanite Shard&lt;/a&gt; in an alcove&quot;,&quot;tags&quot;:[&quot;Titanite&quot;]}," calcext:value-type="string">
            <text:p>{"text":"Back up by the bonfire, start heading up the first set of steps, but turn left about halfway up. Follow the path and turn right at the end for a &lt;a href=\"http://darksouls3.wiki.fextralife.com/Titanite+Shard\"&gt;Titanite Shard&lt;/a&gt; in an alcove","tags":["Titanite"]},</text:p>
          </table:table-cell>
        </table:table-row>
        <table:table-row table:style-name="ro1">
          <table:table-cell/>
          <table:table-cell office:value-type="string" calcext:value-type="string">
            <text:p><text:s text:c="12"/>&lt;li data-id="playthrough_5_3" class="f_weap"&gt;Head back to the steps and head up to the top of this first set. Before climbing the second set of steps, head right this time and follow the path until you reach the &lt;a href="http://darksouls3.wiki.fextralife.com/Crest+Shield"&gt;Crest Shield&lt;/a&gt;&lt;/li&gt;</text:p>
          </table:table-cell>
          <table:table-cell table:formula="of:=TRIM([.B194])" office:value-type="string" office:string-value="&lt;li data-id=&quot;playthrough_5_3&quot; class=&quot;f_weap&quot;&gt;Head back to the steps and head up to the top of this first set. Before climbing the second set of steps, head right this time and follow the path until you reach the &lt;a href=&quot;http://darksouls3.wiki.fextralife.com/Crest+Shield&quot;&gt;Crest Shield&lt;/a&gt;&lt;/li&gt;" calcext:value-type="string">
            <text:p>&lt;li data-id="playthrough_5_3" class="f_weap"&gt;Head back to the steps and head up to the top of this first set. Before climbing the second set of steps, head right this time and follow the path until you reach the &lt;a href="http://darksouls3.wiki.fextralife.com/Crest+Shield"&gt;Crest Shield&lt;/a&gt;&lt;/li&gt;</text:p>
          </table:table-cell>
          <table:table-cell table:formula="of:=FIND(&quot;&quot;&quot;&quot;;[.C194];15)" office:value-type="float" office:value="29" calcext:value-type="float">
            <text:p>29</text:p>
          </table:table-cell>
          <table:table-cell table:formula="of:=FIND(&quot;&quot;&quot;&quot;;[.C194];[.D194]+1)" office:value-type="float" office:value="37" calcext:value-type="float">
            <text:p>37</text:p>
          </table:table-cell>
          <table:table-cell table:formula="of:=FIND(&quot;&quot;&quot;&quot;;[.C194];[.E194]+1)" office:value-type="float" office:value="44" calcext:value-type="float">
            <text:p>44</text:p>
          </table:table-cell>
          <table:table-cell table:formula="of:=MID([.C194];[.E194]+1;[.F194]-[.E194]-1)" office:value-type="string" office:string-value="f_weap" calcext:value-type="string">
            <text:p>f_weap</text:p>
          </table:table-cell>
          <table:table-cell table:formula="of:=FIND(&quot; &quot;;[.$G194])" office:value-type="string" office:string-value="" calcext:value-type="error">
            <text:p>#VALUE!</text:p>
          </table:table-cell>
          <table:table-cell table:formula="of:=FIND(&quot; &quot;;[.G194];[.H194]+1)" office:value-type="string" office:string-value="" calcext:value-type="error">
            <text:p>#VALUE!</text:p>
          </table:table-cell>
          <table:table-cell table:formula="of:=FIND(&quot; &quot;;[.G194];[.I194]+1)" office:value-type="string" office:string-value="" calcext:value-type="error">
            <text:p>#VALUE!</text:p>
          </table:table-cell>
          <table:table-cell table:formula="of:=LEFT([.G194];IFERROR([.H194]-1;99))" office:value-type="string" office:string-value="f_weap" calcext:value-type="string">
            <text:p>f_weap</text:p>
          </table:table-cell>
          <table:table-cell table:formula="of:=IF(ISERROR([.H194]);&quot;&quot;;MID([.G194];[.H194]+1;IFERROR([.I194]-[.H194]-1;99)))">
            <text:p/>
          </table:table-cell>
          <table:table-cell table:formula="of:=IF(ISERROR([.I194]);&quot;&quot;;MID([.G194];[.I194]+1;IFERROR([.J194]-[.I194]-1;99)))">
            <text:p/>
          </table:table-cell>
          <table:table-cell table:formula="of:=IFERROR(VLOOKUP([.K194];['tag lookup'.$A$1:.$B$1048576];2;0);&quot;&quot;)" office:value-type="string" office:string-value="Weapons" calcext:value-type="string">
            <text:p>Weapons</text:p>
          </table:table-cell>
          <table:table-cell table:formula="of:=IFERROR(VLOOKUP([.L194];['tag lookup'.$A$1:.$B$1048576];2;0);&quot;&quot;)">
            <text:p/>
          </table:table-cell>
          <table:table-cell table:formula="of:=IFERROR(VLOOKUP([.M194];['tag lookup'.$A$1:.$B$1048576];2;0);&quot;&quot;)">
            <text:p/>
          </table:table-cell>
          <table:table-cell table:style-name="ce2" table:formula="of:=IF([.N194]=&quot;&quot;;&quot;&quot;;&quot;,&quot;&quot;tags&quot;&quot;:[&quot;&quot;&quot; &amp; [.N194] &amp; IF([.O194]=&quot;&quot;;&quot;&quot;&quot;]&quot;;&quot;&quot;&quot;,&quot;&quot;&quot; &amp; [.O194]&amp;IF([.P194]=&quot;&quot;;&quot;&quot;&quot;]&quot;;&quot;&quot;&quot;,&quot;&quot;&quot;&amp;[.P194]&amp;&quot;&quot;&quot;]&quot;)))" office:value-type="string" office:string-value=",&quot;tags&quot;:[&quot;Weapons&quot;]" calcext:value-type="string">
            <text:p>,"tags":["Weapons"]</text:p>
          </table:table-cell>
          <table:table-cell table:formula="of:=FIND(&quot;&gt;&quot;;[.B194])" office:value-type="float" office:value="57" calcext:value-type="float">
            <text:p>57</text:p>
          </table:table-cell>
          <table:table-cell table:formula="of:=MID([.B194];[.R194]+1;LEN([.B194])-[.R194]-5)" office:value-type="string" office:string-value="Head back to the steps and head up to the top of this first set. Before climbing the second set of steps, head right this time and follow the path until you reach the &lt;a href=&quot;http://darksouls3.wiki.fextralife.com/Crest+Shield&quot;&gt;Crest Shield&lt;/a&gt;" calcext:value-type="string">
            <text:p>Head back to the steps and head up to the top of this first set. Before climbing the second set of steps, head right this time and follow the path until you reach the &lt;a href="http://darksouls3.wiki.fextralife.com/Crest+Shield"&gt;Crest Shield&lt;/a&gt;</text:p>
          </table:table-cell>
          <table:table-cell table:formula="of:=&quot;{&quot;&quot;text&quot;&quot;:&quot;&quot;&quot;&amp;SUBSTITUTE([.S194];&quot;&quot;&quot;&quot;;&quot;\&quot;&quot;&quot;)&amp;&quot;&quot;&quot;&quot;&amp;[.Q194]&amp;&quot;},&quot;" office:value-type="string" office:string-value="{&quot;text&quot;:&quot;Head back to the steps and head up to the top of this first set. Before climbing the second set of steps, head right this time and follow the path until you reach the &lt;a href=\&quot;http://darksouls3.wiki.fextralife.com/Crest+Shield\&quot;&gt;Crest Shield&lt;/a&gt;&quot;,&quot;tags&quot;:[&quot;Weapons&quot;]}," calcext:value-type="string">
            <text:p>{"text":"Head back to the steps and head up to the top of this first set. Before climbing the second set of steps, head right this time and follow the path until you reach the &lt;a href=\"http://darksouls3.wiki.fextralife.com/Crest+Shield\"&gt;Crest Shield&lt;/a&gt;","tags":["Weapons"]},</text:p>
          </table:table-cell>
        </table:table-row>
        <table:table-row table:style-name="ro1">
          <table:table-cell/>
          <table:table-cell office:value-type="string" calcext:value-type="string">
            <text:p><text:s text:c="12"/>&lt;li data-id="playthrough_5_4" class="f_weap"&gt;From here, you can jump down and kill the axe-wielding NPC on the steps (he can be struck with a plunge attack using a big enough weapon) to get the &lt;a href="http://darksouls3.wiki.fextralife.com/Spider+Shield"&gt;Spider Shield&lt;/a&gt;&lt;/li&gt;</text:p>
          </table:table-cell>
          <table:table-cell table:formula="of:=TRIM([.B195])" office:value-type="string" office:string-value="&lt;li data-id=&quot;playthrough_5_4&quot; class=&quot;f_weap&quot;&gt;From here, you can jump down and kill the axe-wielding NPC on the steps (he can be struck with a plunge attack using a big enough weapon) to get the &lt;a href=&quot;http://darksouls3.wiki.fextralife.com/Spider+Shield&quot;&gt;Spider Shield&lt;/a&gt;&lt;/li&gt;" calcext:value-type="string">
            <text:p>&lt;li data-id="playthrough_5_4" class="f_weap"&gt;From here, you can jump down and kill the axe-wielding NPC on the steps (he can be struck with a plunge attack using a big enough weapon) to get the &lt;a href="http://darksouls3.wiki.fextralife.com/Spider+Shield"&gt;Spider Shield&lt;/a&gt;&lt;/li&gt;</text:p>
          </table:table-cell>
          <table:table-cell table:formula="of:=FIND(&quot;&quot;&quot;&quot;;[.C195];15)" office:value-type="float" office:value="29" calcext:value-type="float">
            <text:p>29</text:p>
          </table:table-cell>
          <table:table-cell table:formula="of:=FIND(&quot;&quot;&quot;&quot;;[.C195];[.D195]+1)" office:value-type="float" office:value="37" calcext:value-type="float">
            <text:p>37</text:p>
          </table:table-cell>
          <table:table-cell table:formula="of:=FIND(&quot;&quot;&quot;&quot;;[.C195];[.E195]+1)" office:value-type="float" office:value="44" calcext:value-type="float">
            <text:p>44</text:p>
          </table:table-cell>
          <table:table-cell table:formula="of:=MID([.C195];[.E195]+1;[.F195]-[.E195]-1)" office:value-type="string" office:string-value="f_weap" calcext:value-type="string">
            <text:p>f_weap</text:p>
          </table:table-cell>
          <table:table-cell table:formula="of:=FIND(&quot; &quot;;[.$G195])" office:value-type="string" office:string-value="" calcext:value-type="error">
            <text:p>#VALUE!</text:p>
          </table:table-cell>
          <table:table-cell table:formula="of:=FIND(&quot; &quot;;[.G195];[.H195]+1)" office:value-type="string" office:string-value="" calcext:value-type="error">
            <text:p>#VALUE!</text:p>
          </table:table-cell>
          <table:table-cell table:formula="of:=FIND(&quot; &quot;;[.G195];[.I195]+1)" office:value-type="string" office:string-value="" calcext:value-type="error">
            <text:p>#VALUE!</text:p>
          </table:table-cell>
          <table:table-cell table:formula="of:=LEFT([.G195];IFERROR([.H195]-1;99))" office:value-type="string" office:string-value="f_weap" calcext:value-type="string">
            <text:p>f_weap</text:p>
          </table:table-cell>
          <table:table-cell table:formula="of:=IF(ISERROR([.H195]);&quot;&quot;;MID([.G195];[.H195]+1;IFERROR([.I195]-[.H195]-1;99)))">
            <text:p/>
          </table:table-cell>
          <table:table-cell table:formula="of:=IF(ISERROR([.I195]);&quot;&quot;;MID([.G195];[.I195]+1;IFERROR([.J195]-[.I195]-1;99)))">
            <text:p/>
          </table:table-cell>
          <table:table-cell table:formula="of:=IFERROR(VLOOKUP([.K195];['tag lookup'.$A$1:.$B$1048576];2;0);&quot;&quot;)" office:value-type="string" office:string-value="Weapons" calcext:value-type="string">
            <text:p>Weapons</text:p>
          </table:table-cell>
          <table:table-cell table:formula="of:=IFERROR(VLOOKUP([.L195];['tag lookup'.$A$1:.$B$1048576];2;0);&quot;&quot;)">
            <text:p/>
          </table:table-cell>
          <table:table-cell table:formula="of:=IFERROR(VLOOKUP([.M195];['tag lookup'.$A$1:.$B$1048576];2;0);&quot;&quot;)">
            <text:p/>
          </table:table-cell>
          <table:table-cell table:style-name="ce2" table:formula="of:=IF([.N195]=&quot;&quot;;&quot;&quot;;&quot;,&quot;&quot;tags&quot;&quot;:[&quot;&quot;&quot; &amp; [.N195] &amp; IF([.O195]=&quot;&quot;;&quot;&quot;&quot;]&quot;;&quot;&quot;&quot;,&quot;&quot;&quot; &amp; [.O195]&amp;IF([.P195]=&quot;&quot;;&quot;&quot;&quot;]&quot;;&quot;&quot;&quot;,&quot;&quot;&quot;&amp;[.P195]&amp;&quot;&quot;&quot;]&quot;)))" office:value-type="string" office:string-value=",&quot;tags&quot;:[&quot;Weapons&quot;]" calcext:value-type="string">
            <text:p>,"tags":["Weapons"]</text:p>
          </table:table-cell>
          <table:table-cell table:formula="of:=FIND(&quot;&gt;&quot;;[.B195])" office:value-type="float" office:value="57" calcext:value-type="float">
            <text:p>57</text:p>
          </table:table-cell>
          <table:table-cell table:formula="of:=MID([.B195];[.R195]+1;LEN([.B195])-[.R195]-5)" office:value-type="string" office:string-value="From here, you can jump down and kill the axe-wielding NPC on the steps (he can be struck with a plunge attack using a big enough weapon) to get the &lt;a href=&quot;http://darksouls3.wiki.fextralife.com/Spider+Shield&quot;&gt;Spider Shield&lt;/a&gt;" calcext:value-type="string">
            <text:p>From here, you can jump down and kill the axe-wielding NPC on the steps (he can be struck with a plunge attack using a big enough weapon) to get the &lt;a href="http://darksouls3.wiki.fextralife.com/Spider+Shield"&gt;Spider Shield&lt;/a&gt;</text:p>
          </table:table-cell>
          <table:table-cell table:formula="of:=&quot;{&quot;&quot;text&quot;&quot;:&quot;&quot;&quot;&amp;SUBSTITUTE([.S195];&quot;&quot;&quot;&quot;;&quot;\&quot;&quot;&quot;)&amp;&quot;&quot;&quot;&quot;&amp;[.Q195]&amp;&quot;},&quot;" office:value-type="string" office:string-value="{&quot;text&quot;:&quot;From here, you can jump down and kill the axe-wielding NPC on the steps (he can be struck with a plunge attack using a big enough weapon) to get the &lt;a href=\&quot;http://darksouls3.wiki.fextralife.com/Spider+Shield\&quot;&gt;Spider Shield&lt;/a&gt;&quot;,&quot;tags&quot;:[&quot;Weapons&quot;]}," calcext:value-type="string">
            <text:p>{"text":"From here, you can jump down and kill the axe-wielding NPC on the steps (he can be struck with a plunge attack using a big enough weapon) to get the &lt;a href=\"http://darksouls3.wiki.fextralife.com/Spider+Shield\"&gt;Spider Shield&lt;/a&gt;","tags":["Weapons"]},</text:p>
          </table:table-cell>
        </table:table-row>
        <table:table-row table:style-name="ro1">
          <table:table-cell/>
          <table:table-cell office:value-type="string" calcext:value-type="string">
            <text:p><text:s text:c="12"/>&lt;li data-id="playthrough_5_5" class="f_misc"&gt;In the next area with the dogs and crossbow enemies, grab the &lt;a href="http://darksouls3.wiki.fextralife.com/Large+Soul+of+an+Unknown+Traveler"&gt;Large Soul of an Unknown Traveler&lt;/a&gt; from a ledge&lt;/li&gt;</text:p>
          </table:table-cell>
          <table:table-cell table:formula="of:=TRIM([.B196])" office:value-type="string" office:string-value="&lt;li data-id=&quot;playthrough_5_5&quot; class=&quot;f_misc&quot;&gt;In the next area with the dogs and crossbow enemies, grab the &lt;a href=&quot;http://darksouls3.wiki.fextralife.com/Large+Soul+of+an+Unknown+Traveler&quot;&gt;Large Soul of an Unknown Traveler&lt;/a&gt; from a ledge&lt;/li&gt;" calcext:value-type="string">
            <text:p>&lt;li data-id="playthrough_5_5" class="f_misc"&gt;In the next area with the dogs and crossbow enemies, grab the &lt;a href="http://darksouls3.wiki.fextralife.com/Large+Soul+of+an+Unknown+Traveler"&gt;Large Soul of an Unknown Traveler&lt;/a&gt; from a ledge&lt;/li&gt;</text:p>
          </table:table-cell>
          <table:table-cell table:formula="of:=FIND(&quot;&quot;&quot;&quot;;[.C196];15)" office:value-type="float" office:value="29" calcext:value-type="float">
            <text:p>29</text:p>
          </table:table-cell>
          <table:table-cell table:formula="of:=FIND(&quot;&quot;&quot;&quot;;[.C196];[.D196]+1)" office:value-type="float" office:value="37" calcext:value-type="float">
            <text:p>37</text:p>
          </table:table-cell>
          <table:table-cell table:formula="of:=FIND(&quot;&quot;&quot;&quot;;[.C196];[.E196]+1)" office:value-type="float" office:value="44" calcext:value-type="float">
            <text:p>44</text:p>
          </table:table-cell>
          <table:table-cell table:formula="of:=MID([.C196];[.E196]+1;[.F196]-[.E196]-1)" office:value-type="string" office:string-value="f_misc" calcext:value-type="string">
            <text:p>f_misc</text:p>
          </table:table-cell>
          <table:table-cell table:formula="of:=FIND(&quot; &quot;;[.$G196])" office:value-type="string" office:string-value="" calcext:value-type="error">
            <text:p>#VALUE!</text:p>
          </table:table-cell>
          <table:table-cell table:formula="of:=FIND(&quot; &quot;;[.G196];[.H196]+1)" office:value-type="string" office:string-value="" calcext:value-type="error">
            <text:p>#VALUE!</text:p>
          </table:table-cell>
          <table:table-cell table:formula="of:=FIND(&quot; &quot;;[.G196];[.I196]+1)" office:value-type="string" office:string-value="" calcext:value-type="error">
            <text:p>#VALUE!</text:p>
          </table:table-cell>
          <table:table-cell table:formula="of:=LEFT([.G196];IFERROR([.H196]-1;99))" office:value-type="string" office:string-value="f_misc" calcext:value-type="string">
            <text:p>f_misc</text:p>
          </table:table-cell>
          <table:table-cell table:formula="of:=IF(ISERROR([.H196]);&quot;&quot;;MID([.G196];[.H196]+1;IFERROR([.I196]-[.H196]-1;99)))">
            <text:p/>
          </table:table-cell>
          <table:table-cell table:formula="of:=IF(ISERROR([.I196]);&quot;&quot;;MID([.G196];[.I196]+1;IFERROR([.J196]-[.I196]-1;99)))">
            <text:p/>
          </table:table-cell>
          <table:table-cell table:formula="of:=IFERROR(VLOOKUP([.K196];['tag lookup'.$A$1:.$B$1048576];2;0);&quot;&quot;)" office:value-type="string" office:string-value="Misc. items" calcext:value-type="string">
            <text:p>Misc. items</text:p>
          </table:table-cell>
          <table:table-cell table:formula="of:=IFERROR(VLOOKUP([.L196];['tag lookup'.$A$1:.$B$1048576];2;0);&quot;&quot;)">
            <text:p/>
          </table:table-cell>
          <table:table-cell table:formula="of:=IFERROR(VLOOKUP([.M196];['tag lookup'.$A$1:.$B$1048576];2;0);&quot;&quot;)">
            <text:p/>
          </table:table-cell>
          <table:table-cell table:style-name="ce2" table:formula="of:=IF([.N196]=&quot;&quot;;&quot;&quot;;&quot;,&quot;&quot;tags&quot;&quot;:[&quot;&quot;&quot; &amp; [.N196] &amp; IF([.O196]=&quot;&quot;;&quot;&quot;&quot;]&quot;;&quot;&quot;&quot;,&quot;&quot;&quot; &amp; [.O196]&amp;IF([.P196]=&quot;&quot;;&quot;&quot;&quot;]&quot;;&quot;&quot;&quot;,&quot;&quot;&quot;&amp;[.P196]&amp;&quot;&quot;&quot;]&quot;)))" office:value-type="string" office:string-value=",&quot;tags&quot;:[&quot;Misc. items&quot;]" calcext:value-type="string">
            <text:p>,"tags":["Misc. items"]</text:p>
          </table:table-cell>
          <table:table-cell table:formula="of:=FIND(&quot;&gt;&quot;;[.B196])" office:value-type="float" office:value="57" calcext:value-type="float">
            <text:p>57</text:p>
          </table:table-cell>
          <table:table-cell table:formula="of:=MID([.B196];[.R196]+1;LEN([.B196])-[.R196]-5)" office:value-type="string" office:string-value="In the next area with the dogs and crossbow enemies, grab the &lt;a href=&quot;http://darksouls3.wiki.fextralife.com/Large+Soul+of+an+Unknown+Traveler&quot;&gt;Large Soul of an Unknown Traveler&lt;/a&gt; from a ledge" calcext:value-type="string">
            <text:p>In the next area with the dogs and crossbow enemies, grab the &lt;a href="http://darksouls3.wiki.fextralife.com/Large+Soul+of+an+Unknown+Traveler"&gt;Large Soul of an Unknown Traveler&lt;/a&gt; from a ledge</text:p>
          </table:table-cell>
          <table:table-cell table:formula="of:=&quot;{&quot;&quot;text&quot;&quot;:&quot;&quot;&quot;&amp;SUBSTITUTE([.S196];&quot;&quot;&quot;&quot;;&quot;\&quot;&quot;&quot;)&amp;&quot;&quot;&quot;&quot;&amp;[.Q196]&amp;&quot;},&quot;" office:value-type="string" office:string-value="{&quot;text&quot;:&quot;In the next area with the dogs and crossbow enemies, grab the &lt;a href=\&quot;http://darksouls3.wiki.fextralife.com/Large+Soul+of+an+Unknown+Traveler\&quot;&gt;Large Soul of an Unknown Traveler&lt;/a&gt; from a ledge&quot;,&quot;tags&quot;:[&quot;Misc. items&quot;]}," calcext:value-type="string">
            <text:p>{"text":"In the next area with the dogs and crossbow enemies, grab the &lt;a href=\"http://darksouls3.wiki.fextralife.com/Large+Soul+of+an+Unknown+Traveler\"&gt;Large Soul of an Unknown Traveler&lt;/a&gt; from a ledge","tags":["Misc. items"]},</text:p>
          </table:table-cell>
        </table:table-row>
        <table:table-row table:style-name="ro1">
          <table:table-cell/>
          <table:table-cell office:value-type="string" calcext:value-type="string">
            <text:p><text:s text:c="12"/>&lt;li data-id="playthrough_5_6" class="f_weap"&gt;Continue on and light the Cleansing Chapel bonfire inside the chapel. There is also the &lt;a href="http://darksouls3.wiki.fextralife.com/Notched+Whip"&gt;Notched Whip&lt;/a&gt; in the corner&lt;/li&gt;</text:p>
          </table:table-cell>
          <table:table-cell table:formula="of:=TRIM([.B197])" office:value-type="string" office:string-value="&lt;li data-id=&quot;playthrough_5_6&quot; class=&quot;f_weap&quot;&gt;Continue on and light the Cleansing Chapel bonfire inside the chapel. There is also the &lt;a href=&quot;http://darksouls3.wiki.fextralife.com/Notched+Whip&quot;&gt;Notched Whip&lt;/a&gt; in the corner&lt;/li&gt;" calcext:value-type="string">
            <text:p>&lt;li data-id="playthrough_5_6" class="f_weap"&gt;Continue on and light the Cleansing Chapel bonfire inside the chapel. There is also the &lt;a href="http://darksouls3.wiki.fextralife.com/Notched+Whip"&gt;Notched Whip&lt;/a&gt; in the corner&lt;/li&gt;</text:p>
          </table:table-cell>
          <table:table-cell table:formula="of:=FIND(&quot;&quot;&quot;&quot;;[.C197];15)" office:value-type="float" office:value="29" calcext:value-type="float">
            <text:p>29</text:p>
          </table:table-cell>
          <table:table-cell table:formula="of:=FIND(&quot;&quot;&quot;&quot;;[.C197];[.D197]+1)" office:value-type="float" office:value="37" calcext:value-type="float">
            <text:p>37</text:p>
          </table:table-cell>
          <table:table-cell table:formula="of:=FIND(&quot;&quot;&quot;&quot;;[.C197];[.E197]+1)" office:value-type="float" office:value="44" calcext:value-type="float">
            <text:p>44</text:p>
          </table:table-cell>
          <table:table-cell table:formula="of:=MID([.C197];[.E197]+1;[.F197]-[.E197]-1)" office:value-type="string" office:string-value="f_weap" calcext:value-type="string">
            <text:p>f_weap</text:p>
          </table:table-cell>
          <table:table-cell table:formula="of:=FIND(&quot; &quot;;[.$G197])" office:value-type="string" office:string-value="" calcext:value-type="error">
            <text:p>#VALUE!</text:p>
          </table:table-cell>
          <table:table-cell table:formula="of:=FIND(&quot; &quot;;[.G197];[.H197]+1)" office:value-type="string" office:string-value="" calcext:value-type="error">
            <text:p>#VALUE!</text:p>
          </table:table-cell>
          <table:table-cell table:formula="of:=FIND(&quot; &quot;;[.G197];[.I197]+1)" office:value-type="string" office:string-value="" calcext:value-type="error">
            <text:p>#VALUE!</text:p>
          </table:table-cell>
          <table:table-cell table:formula="of:=LEFT([.G197];IFERROR([.H197]-1;99))" office:value-type="string" office:string-value="f_weap" calcext:value-type="string">
            <text:p>f_weap</text:p>
          </table:table-cell>
          <table:table-cell table:formula="of:=IF(ISERROR([.H197]);&quot;&quot;;MID([.G197];[.H197]+1;IFERROR([.I197]-[.H197]-1;99)))">
            <text:p/>
          </table:table-cell>
          <table:table-cell table:formula="of:=IF(ISERROR([.I197]);&quot;&quot;;MID([.G197];[.I197]+1;IFERROR([.J197]-[.I197]-1;99)))">
            <text:p/>
          </table:table-cell>
          <table:table-cell table:formula="of:=IFERROR(VLOOKUP([.K197];['tag lookup'.$A$1:.$B$1048576];2;0);&quot;&quot;)" office:value-type="string" office:string-value="Weapons" calcext:value-type="string">
            <text:p>Weapons</text:p>
          </table:table-cell>
          <table:table-cell table:formula="of:=IFERROR(VLOOKUP([.L197];['tag lookup'.$A$1:.$B$1048576];2;0);&quot;&quot;)">
            <text:p/>
          </table:table-cell>
          <table:table-cell table:formula="of:=IFERROR(VLOOKUP([.M197];['tag lookup'.$A$1:.$B$1048576];2;0);&quot;&quot;)">
            <text:p/>
          </table:table-cell>
          <table:table-cell table:style-name="ce2" table:formula="of:=IF([.N197]=&quot;&quot;;&quot;&quot;;&quot;,&quot;&quot;tags&quot;&quot;:[&quot;&quot;&quot; &amp; [.N197] &amp; IF([.O197]=&quot;&quot;;&quot;&quot;&quot;]&quot;;&quot;&quot;&quot;,&quot;&quot;&quot; &amp; [.O197]&amp;IF([.P197]=&quot;&quot;;&quot;&quot;&quot;]&quot;;&quot;&quot;&quot;,&quot;&quot;&quot;&amp;[.P197]&amp;&quot;&quot;&quot;]&quot;)))" office:value-type="string" office:string-value=",&quot;tags&quot;:[&quot;Weapons&quot;]" calcext:value-type="string">
            <text:p>,"tags":["Weapons"]</text:p>
          </table:table-cell>
          <table:table-cell table:formula="of:=FIND(&quot;&gt;&quot;;[.B197])" office:value-type="float" office:value="57" calcext:value-type="float">
            <text:p>57</text:p>
          </table:table-cell>
          <table:table-cell table:formula="of:=MID([.B197];[.R197]+1;LEN([.B197])-[.R197]-5)" office:value-type="string" office:string-value="Continue on and light the Cleansing Chapel bonfire inside the chapel. There is also the &lt;a href=&quot;http://darksouls3.wiki.fextralife.com/Notched+Whip&quot;&gt;Notched Whip&lt;/a&gt; in the corner" calcext:value-type="string">
            <text:p>Continue on and light the Cleansing Chapel bonfire inside the chapel. There is also the &lt;a href="http://darksouls3.wiki.fextralife.com/Notched+Whip"&gt;Notched Whip&lt;/a&gt; in the corner</text:p>
          </table:table-cell>
          <table:table-cell table:formula="of:=&quot;{&quot;&quot;text&quot;&quot;:&quot;&quot;&quot;&amp;SUBSTITUTE([.S197];&quot;&quot;&quot;&quot;;&quot;\&quot;&quot;&quot;)&amp;&quot;&quot;&quot;&quot;&amp;[.Q197]&amp;&quot;},&quot;" office:value-type="string" office:string-value="{&quot;text&quot;:&quot;Continue on and light the Cleansing Chapel bonfire inside the chapel. There is also the &lt;a href=\&quot;http://darksouls3.wiki.fextralife.com/Notched+Whip\&quot;&gt;Notched Whip&lt;/a&gt; in the corner&quot;,&quot;tags&quot;:[&quot;Weapons&quot;]}," calcext:value-type="string">
            <text:p>{"text":"Continue on and light the Cleansing Chapel bonfire inside the chapel. There is also the &lt;a href=\"http://darksouls3.wiki.fextralife.com/Notched+Whip\"&gt;Notched Whip&lt;/a&gt; in the corner","tags":["Weapons"]},</text:p>
          </table:table-cell>
        </table:table-row>
        <table:table-row table:style-name="ro1">
          <table:table-cell/>
          <table:table-cell office:value-type="string" calcext:value-type="string">
            <text:p><text:s text:c="12"/>&lt;li data-id="playthrough_5_7" class="f_estus"&gt;Grab the &lt;a href="http://darksouls3.wiki.fextralife.com/Estus+Shard"&gt;Estus Shard&lt;/a&gt; right outside the Cleansing Chapel bonfire where enemies are praying near an obelisk&lt;/li&gt;</text:p>
          </table:table-cell>
          <table:table-cell table:formula="of:=TRIM([.B198])" office:value-type="string" office:string-value="&lt;li data-id=&quot;playthrough_5_7&quot; class=&quot;f_estus&quot;&gt;Grab the &lt;a href=&quot;http://darksouls3.wiki.fextralife.com/Estus+Shard&quot;&gt;Estus Shard&lt;/a&gt; right outside the Cleansing Chapel bonfire where enemies are praying near an obelisk&lt;/li&gt;" calcext:value-type="string">
            <text:p>&lt;li data-id="playthrough_5_7" class="f_estus"&gt;Grab the &lt;a href="http://darksouls3.wiki.fextralife.com/Estus+Shard"&gt;Estus Shard&lt;/a&gt; right outside the Cleansing Chapel bonfire where enemies are praying near an obelisk&lt;/li&gt;</text:p>
          </table:table-cell>
          <table:table-cell table:formula="of:=FIND(&quot;&quot;&quot;&quot;;[.C198];15)" office:value-type="float" office:value="29" calcext:value-type="float">
            <text:p>29</text:p>
          </table:table-cell>
          <table:table-cell table:formula="of:=FIND(&quot;&quot;&quot;&quot;;[.C198];[.D198]+1)" office:value-type="float" office:value="37" calcext:value-type="float">
            <text:p>37</text:p>
          </table:table-cell>
          <table:table-cell table:formula="of:=FIND(&quot;&quot;&quot;&quot;;[.C198];[.E198]+1)" office:value-type="float" office:value="45" calcext:value-type="float">
            <text:p>45</text:p>
          </table:table-cell>
          <table:table-cell table:formula="of:=MID([.C198];[.E198]+1;[.F198]-[.E198]-1)" office:value-type="string" office:string-value="f_estus" calcext:value-type="string">
            <text:p>f_estus</text:p>
          </table:table-cell>
          <table:table-cell table:formula="of:=FIND(&quot; &quot;;[.$G198])" office:value-type="string" office:string-value="" calcext:value-type="error">
            <text:p>#VALUE!</text:p>
          </table:table-cell>
          <table:table-cell table:formula="of:=FIND(&quot; &quot;;[.G198];[.H198]+1)" office:value-type="string" office:string-value="" calcext:value-type="error">
            <text:p>#VALUE!</text:p>
          </table:table-cell>
          <table:table-cell table:formula="of:=FIND(&quot; &quot;;[.G198];[.I198]+1)" office:value-type="string" office:string-value="" calcext:value-type="error">
            <text:p>#VALUE!</text:p>
          </table:table-cell>
          <table:table-cell table:formula="of:=LEFT([.G198];IFERROR([.H198]-1;99))" office:value-type="string" office:string-value="f_estus" calcext:value-type="string">
            <text:p>f_estus</text:p>
          </table:table-cell>
          <table:table-cell table:formula="of:=IF(ISERROR([.H198]);&quot;&quot;;MID([.G198];[.H198]+1;IFERROR([.I198]-[.H198]-1;99)))">
            <text:p/>
          </table:table-cell>
          <table:table-cell table:formula="of:=IF(ISERROR([.I198]);&quot;&quot;;MID([.G198];[.I198]+1;IFERROR([.J198]-[.I198]-1;99)))">
            <text:p/>
          </table:table-cell>
          <table:table-cell table:formula="of:=IFERROR(VLOOKUP([.K198];['tag lookup'.$A$1:.$B$1048576];2;0);&quot;&quot;)" office:value-type="string" office:string-value="Estus Shards" calcext:value-type="string">
            <text:p>Estus Shards</text:p>
          </table:table-cell>
          <table:table-cell table:formula="of:=IFERROR(VLOOKUP([.L198];['tag lookup'.$A$1:.$B$1048576];2;0);&quot;&quot;)">
            <text:p/>
          </table:table-cell>
          <table:table-cell table:formula="of:=IFERROR(VLOOKUP([.M198];['tag lookup'.$A$1:.$B$1048576];2;0);&quot;&quot;)">
            <text:p/>
          </table:table-cell>
          <table:table-cell table:style-name="ce2" table:formula="of:=IF([.N198]=&quot;&quot;;&quot;&quot;;&quot;,&quot;&quot;tags&quot;&quot;:[&quot;&quot;&quot; &amp; [.N198] &amp; IF([.O198]=&quot;&quot;;&quot;&quot;&quot;]&quot;;&quot;&quot;&quot;,&quot;&quot;&quot; &amp; [.O198]&amp;IF([.P198]=&quot;&quot;;&quot;&quot;&quot;]&quot;;&quot;&quot;&quot;,&quot;&quot;&quot;&amp;[.P198]&amp;&quot;&quot;&quot;]&quot;)))" office:value-type="string" office:string-value=",&quot;tags&quot;:[&quot;Estus Shards&quot;]" calcext:value-type="string">
            <text:p>,"tags":["Estus Shards"]</text:p>
          </table:table-cell>
          <table:table-cell table:formula="of:=FIND(&quot;&gt;&quot;;[.B198])" office:value-type="float" office:value="58" calcext:value-type="float">
            <text:p>58</text:p>
          </table:table-cell>
          <table:table-cell table:formula="of:=MID([.B198];[.R198]+1;LEN([.B198])-[.R198]-5)" office:value-type="string" office:string-value="Grab the &lt;a href=&quot;http://darksouls3.wiki.fextralife.com/Estus+Shard&quot;&gt;Estus Shard&lt;/a&gt; right outside the Cleansing Chapel bonfire where enemies are praying near an obelisk" calcext:value-type="string">
            <text:p>Grab the &lt;a href="http://darksouls3.wiki.fextralife.com/Estus+Shard"&gt;Estus Shard&lt;/a&gt; right outside the Cleansing Chapel bonfire where enemies are praying near an obelisk</text:p>
          </table:table-cell>
          <table:table-cell table:formula="of:=&quot;{&quot;&quot;text&quot;&quot;:&quot;&quot;&quot;&amp;SUBSTITUTE([.S198];&quot;&quot;&quot;&quot;;&quot;\&quot;&quot;&quot;)&amp;&quot;&quot;&quot;&quot;&amp;[.Q198]&amp;&quot;},&quot;" office:value-type="string" office:string-value="{&quot;text&quot;:&quot;Grab the &lt;a href=\&quot;http://darksouls3.wiki.fextralife.com/Estus+Shard\&quot;&gt;Estus Shard&lt;/a&gt; right outside the Cleansing Chapel bonfire where enemies are praying near an obelisk&quot;,&quot;tags&quot;:[&quot;Estus Shards&quot;]}," calcext:value-type="string">
            <text:p>{"text":"Grab the &lt;a href=\"http://darksouls3.wiki.fextralife.com/Estus+Shard\"&gt;Estus Shard&lt;/a&gt; right outside the Cleansing Chapel bonfire where enemies are praying near an obelisk","tags":["Estus Shards"]},</text:p>
          </table:table-cell>
        </table:table-row>
        <table:table-row table:style-name="ro1">
          <table:table-cell/>
          <table:table-cell office:value-type="string" calcext:value-type="string">
            <text:p><text:s text:c="12"/>&lt;li data-id="playthrough_5_8" class="f_weap"&gt;Instead of heading up the steps past the obelisk, head right and drop down a couple of cliffs into a lower, water-filled area. Head forward a bit to grab the &lt;a href="http://darksouls3.wiki.fextralife.com/Saint-tree+Bellvine"&gt;Saint-tree Bellvine&lt;/a&gt; from a stump on the right. Remember you can hold a torch to get rid of leeches&lt;/li&gt;</text:p>
          </table:table-cell>
          <table:table-cell table:formula="of:=TRIM([.B199])" office:value-type="string" office:string-value="&lt;li data-id=&quot;playthrough_5_8&quot; class=&quot;f_weap&quot;&gt;Instead of heading up the steps past the obelisk, head right and drop down a couple of cliffs into a lower, water-filled area. Head forward a bit to grab the &lt;a href=&quot;http://darksouls3.wiki.fextralife.com/Saint-tree+Bellvine&quot;&gt;Saint-tree Bellvine&lt;/a&gt; from a stump on the right. Remember you can hold a torch to get rid of leeches&lt;/li&gt;" calcext:value-type="string">
            <text:p>&lt;li data-id="playthrough_5_8" class="f_weap"&gt;Instead of heading up the steps past the obelisk, head right and drop down a couple of cliffs into a lower, water-filled area. Head forward a bit to grab the &lt;a href="http://darksouls3.wiki.fextralife.com/Saint-tree+Bellvine"&gt;Saint-tree Bellvine&lt;/a&gt; from a stump on the right. Remember you can hold a torch to get rid of leeches&lt;/li&gt;</text:p>
          </table:table-cell>
          <table:table-cell table:formula="of:=FIND(&quot;&quot;&quot;&quot;;[.C199];15)" office:value-type="float" office:value="29" calcext:value-type="float">
            <text:p>29</text:p>
          </table:table-cell>
          <table:table-cell table:formula="of:=FIND(&quot;&quot;&quot;&quot;;[.C199];[.D199]+1)" office:value-type="float" office:value="37" calcext:value-type="float">
            <text:p>37</text:p>
          </table:table-cell>
          <table:table-cell table:formula="of:=FIND(&quot;&quot;&quot;&quot;;[.C199];[.E199]+1)" office:value-type="float" office:value="44" calcext:value-type="float">
            <text:p>44</text:p>
          </table:table-cell>
          <table:table-cell table:formula="of:=MID([.C199];[.E199]+1;[.F199]-[.E199]-1)" office:value-type="string" office:string-value="f_weap" calcext:value-type="string">
            <text:p>f_weap</text:p>
          </table:table-cell>
          <table:table-cell table:formula="of:=FIND(&quot; &quot;;[.$G199])" office:value-type="string" office:string-value="" calcext:value-type="error">
            <text:p>#VALUE!</text:p>
          </table:table-cell>
          <table:table-cell table:formula="of:=FIND(&quot; &quot;;[.G199];[.H199]+1)" office:value-type="string" office:string-value="" calcext:value-type="error">
            <text:p>#VALUE!</text:p>
          </table:table-cell>
          <table:table-cell table:formula="of:=FIND(&quot; &quot;;[.G199];[.I199]+1)" office:value-type="string" office:string-value="" calcext:value-type="error">
            <text:p>#VALUE!</text:p>
          </table:table-cell>
          <table:table-cell table:formula="of:=LEFT([.G199];IFERROR([.H199]-1;99))" office:value-type="string" office:string-value="f_weap" calcext:value-type="string">
            <text:p>f_weap</text:p>
          </table:table-cell>
          <table:table-cell table:formula="of:=IF(ISERROR([.H199]);&quot;&quot;;MID([.G199];[.H199]+1;IFERROR([.I199]-[.H199]-1;99)))">
            <text:p/>
          </table:table-cell>
          <table:table-cell table:formula="of:=IF(ISERROR([.I199]);&quot;&quot;;MID([.G199];[.I199]+1;IFERROR([.J199]-[.I199]-1;99)))">
            <text:p/>
          </table:table-cell>
          <table:table-cell table:formula="of:=IFERROR(VLOOKUP([.K199];['tag lookup'.$A$1:.$B$1048576];2;0);&quot;&quot;)" office:value-type="string" office:string-value="Weapons" calcext:value-type="string">
            <text:p>Weapons</text:p>
          </table:table-cell>
          <table:table-cell table:formula="of:=IFERROR(VLOOKUP([.L199];['tag lookup'.$A$1:.$B$1048576];2;0);&quot;&quot;)">
            <text:p/>
          </table:table-cell>
          <table:table-cell table:formula="of:=IFERROR(VLOOKUP([.M199];['tag lookup'.$A$1:.$B$1048576];2;0);&quot;&quot;)">
            <text:p/>
          </table:table-cell>
          <table:table-cell table:style-name="ce2" table:formula="of:=IF([.N199]=&quot;&quot;;&quot;&quot;;&quot;,&quot;&quot;tags&quot;&quot;:[&quot;&quot;&quot; &amp; [.N199] &amp; IF([.O199]=&quot;&quot;;&quot;&quot;&quot;]&quot;;&quot;&quot;&quot;,&quot;&quot;&quot; &amp; [.O199]&amp;IF([.P199]=&quot;&quot;;&quot;&quot;&quot;]&quot;;&quot;&quot;&quot;,&quot;&quot;&quot;&amp;[.P199]&amp;&quot;&quot;&quot;]&quot;)))" office:value-type="string" office:string-value=",&quot;tags&quot;:[&quot;Weapons&quot;]" calcext:value-type="string">
            <text:p>,"tags":["Weapons"]</text:p>
          </table:table-cell>
          <table:table-cell table:formula="of:=FIND(&quot;&gt;&quot;;[.B199])" office:value-type="float" office:value="57" calcext:value-type="float">
            <text:p>57</text:p>
          </table:table-cell>
          <table:table-cell table:formula="of:=MID([.B199];[.R199]+1;LEN([.B199])-[.R199]-5)" office:value-type="string" office:string-value="Instead of heading up the steps past the obelisk, head right and drop down a couple of cliffs into a lower, water-filled area. Head forward a bit to grab the &lt;a href=&quot;http://darksouls3.wiki.fextralife.com/Saint-tree+Bellvine&quot;&gt;Saint-tree Bellvine&lt;/a&gt; from a stump on the right. Remember you can hold a torch to get rid of leeches" calcext:value-type="string">
            <text:p>Instead of heading up the steps past the obelisk, head right and drop down a couple of cliffs into a lower, water-filled area. Head forward a bit to grab the &lt;a href="http://darksouls3.wiki.fextralife.com/Saint-tree+Bellvine"&gt;Saint-tree Bellvine&lt;/a&gt; from a stump on the right. Remember you can hold a torch to get rid of leeches</text:p>
          </table:table-cell>
          <table:table-cell table:formula="of:=&quot;{&quot;&quot;text&quot;&quot;:&quot;&quot;&quot;&amp;SUBSTITUTE([.S199];&quot;&quot;&quot;&quot;;&quot;\&quot;&quot;&quot;)&amp;&quot;&quot;&quot;&quot;&amp;[.Q199]&amp;&quot;},&quot;" office:value-type="string" office:string-value="{&quot;text&quot;:&quot;Instead of heading up the steps past the obelisk, head right and drop down a couple of cliffs into a lower, water-filled area. Head forward a bit to grab the &lt;a href=\&quot;http://darksouls3.wiki.fextralife.com/Saint-tree+Bellvine\&quot;&gt;Saint-tree Bellvine&lt;/a&gt; from a stump on the right. Remember you can hold a torch to get rid of leeches&quot;,&quot;tags&quot;:[&quot;Weapons&quot;]}," calcext:value-type="string">
            <text:p>{"text":"Instead of heading up the steps past the obelisk, head right and drop down a couple of cliffs into a lower, water-filled area. Head forward a bit to grab the &lt;a href=\"http://darksouls3.wiki.fextralife.com/Saint-tree+Bellvine\"&gt;Saint-tree Bellvine&lt;/a&gt; from a stump on the right. Remember you can hold a torch to get rid of leeches","tags":["Weapons"]},</text:p>
          </table:table-cell>
        </table:table-row>
        <table:table-row table:style-name="ro1">
          <table:table-cell/>
          <table:table-cell office:value-type="string" calcext:value-type="string">
            <text:p><text:s text:c="12"/>&lt;li data-id="playthrough_5_9" class="f_tit"&gt;Continue down the waterway and head up the steps at the end. From the top of the steps, there will be a &lt;a href="http://darksouls3.wiki.fextralife.com/Titanite+Shard"&gt;Titanite Shard&lt;/a&gt; to your right and a Crystal Lizard in front of you which will drop a &lt;a href="http://darksouls3.wiki.fextralife.com/Twinkling+Titanite"&gt;Twinkling Titanite&lt;/a&gt; when killed&lt;/li&gt;</text:p>
          </table:table-cell>
          <table:table-cell table:formula="of:=TRIM([.B200])" office:value-type="string" office:string-value="&lt;li data-id=&quot;playthrough_5_9&quot; class=&quot;f_tit&quot;&gt;Continue down the waterway and head up the steps at the end. From the top of the steps, there will be a &lt;a href=&quot;http://darksouls3.wiki.fextralife.com/Titanite+Shard&quot;&gt;Titanite Shard&lt;/a&gt; to your right and a Crystal Lizard in front of you which will drop a &lt;a href=&quot;http://darksouls3.wiki.fextralife.com/Twinkling+Titanite&quot;&gt;Twinkling Titanite&lt;/a&gt; when killed&lt;/li&gt;" calcext:value-type="string">
            <text:p>&lt;li data-id="playthrough_5_9" class="f_tit"&gt;Continue down the waterway and head up the steps at the end. From the top of the steps, there will be a &lt;a href="http://darksouls3.wiki.fextralife.com/Titanite+Shard"&gt;Titanite Shard&lt;/a&gt; to your right and a Crystal Lizard in front of you which will drop a &lt;a href="http://darksouls3.wiki.fextralife.com/Twinkling+Titanite"&gt;Twinkling Titanite&lt;/a&gt; when killed&lt;/li&gt;</text:p>
          </table:table-cell>
          <table:table-cell table:formula="of:=FIND(&quot;&quot;&quot;&quot;;[.C200];15)" office:value-type="float" office:value="29" calcext:value-type="float">
            <text:p>29</text:p>
          </table:table-cell>
          <table:table-cell table:formula="of:=FIND(&quot;&quot;&quot;&quot;;[.C200];[.D200]+1)" office:value-type="float" office:value="37" calcext:value-type="float">
            <text:p>37</text:p>
          </table:table-cell>
          <table:table-cell table:formula="of:=FIND(&quot;&quot;&quot;&quot;;[.C200];[.E200]+1)" office:value-type="float" office:value="43" calcext:value-type="float">
            <text:p>43</text:p>
          </table:table-cell>
          <table:table-cell table:formula="of:=MID([.C200];[.E200]+1;[.F200]-[.E200]-1)" office:value-type="string" office:string-value="f_tit" calcext:value-type="string">
            <text:p>f_tit</text:p>
          </table:table-cell>
          <table:table-cell table:formula="of:=FIND(&quot; &quot;;[.$G200])" office:value-type="string" office:string-value="" calcext:value-type="error">
            <text:p>#VALUE!</text:p>
          </table:table-cell>
          <table:table-cell table:formula="of:=FIND(&quot; &quot;;[.G200];[.H200]+1)" office:value-type="string" office:string-value="" calcext:value-type="error">
            <text:p>#VALUE!</text:p>
          </table:table-cell>
          <table:table-cell table:formula="of:=FIND(&quot; &quot;;[.G200];[.I200]+1)" office:value-type="string" office:string-value="" calcext:value-type="error">
            <text:p>#VALUE!</text:p>
          </table:table-cell>
          <table:table-cell table:formula="of:=LEFT([.G200];IFERROR([.H200]-1;99))" office:value-type="string" office:string-value="f_tit" calcext:value-type="string">
            <text:p>f_tit</text:p>
          </table:table-cell>
          <table:table-cell table:formula="of:=IF(ISERROR([.H200]);&quot;&quot;;MID([.G200];[.H200]+1;IFERROR([.I200]-[.H200]-1;99)))">
            <text:p/>
          </table:table-cell>
          <table:table-cell table:formula="of:=IF(ISERROR([.I200]);&quot;&quot;;MID([.G200];[.I200]+1;IFERROR([.J200]-[.I200]-1;99)))">
            <text:p/>
          </table:table-cell>
          <table:table-cell table:formula="of:=IFERROR(VLOOKUP([.K200];['tag lookup'.$A$1:.$B$1048576];2;0);&quot;&quot;)" office:value-type="string" office:string-value="Titanite" calcext:value-type="string">
            <text:p>Titanite</text:p>
          </table:table-cell>
          <table:table-cell table:formula="of:=IFERROR(VLOOKUP([.L200];['tag lookup'.$A$1:.$B$1048576];2;0);&quot;&quot;)">
            <text:p/>
          </table:table-cell>
          <table:table-cell table:formula="of:=IFERROR(VLOOKUP([.M200];['tag lookup'.$A$1:.$B$1048576];2;0);&quot;&quot;)">
            <text:p/>
          </table:table-cell>
          <table:table-cell table:style-name="ce2" table:formula="of:=IF([.N200]=&quot;&quot;;&quot;&quot;;&quot;,&quot;&quot;tags&quot;&quot;:[&quot;&quot;&quot; &amp; [.N200] &amp; IF([.O200]=&quot;&quot;;&quot;&quot;&quot;]&quot;;&quot;&quot;&quot;,&quot;&quot;&quot; &amp; [.O200]&amp;IF([.P200]=&quot;&quot;;&quot;&quot;&quot;]&quot;;&quot;&quot;&quot;,&quot;&quot;&quot;&amp;[.P200]&amp;&quot;&quot;&quot;]&quot;)))" office:value-type="string" office:string-value=",&quot;tags&quot;:[&quot;Titanite&quot;]" calcext:value-type="string">
            <text:p>,"tags":["Titanite"]</text:p>
          </table:table-cell>
          <table:table-cell table:formula="of:=FIND(&quot;&gt;&quot;;[.B200])" office:value-type="float" office:value="56" calcext:value-type="float">
            <text:p>56</text:p>
          </table:table-cell>
          <table:table-cell table:formula="of:=MID([.B200];[.R200]+1;LEN([.B200])-[.R200]-5)" office:value-type="string" office:string-value="Continue down the waterway and head up the steps at the end. From the top of the steps, there will be a &lt;a href=&quot;http://darksouls3.wiki.fextralife.com/Titanite+Shard&quot;&gt;Titanite Shard&lt;/a&gt; to your right and a Crystal Lizard in front of you which will drop a &lt;a href=&quot;http://darksouls3.wiki.fextralife.com/Twinkling+Titanite&quot;&gt;Twinkling Titanite&lt;/a&gt; when killed" calcext:value-type="string">
            <text:p>Continue down the waterway and head up the steps at the end. From the top of the steps, there will be a &lt;a href="http://darksouls3.wiki.fextralife.com/Titanite+Shard"&gt;Titanite Shard&lt;/a&gt; to your right and a Crystal Lizard in front of you which will drop a &lt;a href="http://darksouls3.wiki.fextralife.com/Twinkling+Titanite"&gt;Twinkling Titanite&lt;/a&gt; when killed</text:p>
          </table:table-cell>
          <table:table-cell table:formula="of:=&quot;{&quot;&quot;text&quot;&quot;:&quot;&quot;&quot;&amp;SUBSTITUTE([.S200];&quot;&quot;&quot;&quot;;&quot;\&quot;&quot;&quot;)&amp;&quot;&quot;&quot;&quot;&amp;[.Q200]&amp;&quot;},&quot;" office:value-type="string" office:string-value="{&quot;text&quot;:&quot;Continue down the waterway and head up the steps at the end. From the top of the steps, there will be a &lt;a href=\&quot;http://darksouls3.wiki.fextralife.com/Titanite+Shard\&quot;&gt;Titanite Shard&lt;/a&gt; to your right and a Crystal Lizard in front of you which will drop a &lt;a href=\&quot;http://darksouls3.wiki.fextralife.com/Twinkling+Titanite\&quot;&gt;Twinkling Titanite&lt;/a&gt; when killed&quot;,&quot;tags&quot;:[&quot;Titanite&quot;]}," calcext:value-type="string">
            <text:p>{"text":"Continue down the waterway and head up the steps at the end. From the top of the steps, there will be a &lt;a href=\"http://darksouls3.wiki.fextralife.com/Titanite+Shard\"&gt;Titanite Shard&lt;/a&gt; to your right and a Crystal Lizard in front of you which will drop a &lt;a href=\"http://darksouls3.wiki.fextralife.com/Twinkling+Titanite\"&gt;Twinkling Titanite&lt;/a&gt; when killed","tags":["Titanite"]},</text:p>
          </table:table-cell>
        </table:table-row>
        <table:table-row table:style-name="ro1">
          <table:table-cell/>
          <table:table-cell office:value-type="string" calcext:value-type="string">
            <text:p><text:s text:c="12"/>&lt;li data-id="playthrough_5_10" class="f_tit"&gt;Farther down the path you'll encounter another Crystal Lizard which will drop another &lt;a href="http://darksouls3.wiki.fextralife.com/Twinkling+Titanite"&gt;Twinkling Titanite&lt;/a&gt;. If you head up the stone steps near where the lizard was sitting initially, you can grab another &lt;a href="http://darksouls3.wiki.fextralife.com/Titanite+Shard"&gt;Titanite Shard&lt;/a&gt;&lt;/li&gt;</text:p>
          </table:table-cell>
          <table:table-cell table:formula="of:=TRIM([.B201])" office:value-type="string" office:string-value="&lt;li data-id=&quot;playthrough_5_10&quot; class=&quot;f_tit&quot;&gt;Farther down the path you'll encounter another Crystal Lizard which will drop another &lt;a href=&quot;http://darksouls3.wiki.fextralife.com/Twinkling+Titanite&quot;&gt;Twinkling Titanite&lt;/a&gt;. If you head up the stone steps near where the lizard was sitting initially, you can grab another &lt;a href=&quot;http://darksouls3.wiki.fextralife.com/Titanite+Shard&quot;&gt;Titanite Shard&lt;/a&gt;&lt;/li&gt;" calcext:value-type="string">
            <text:p>&lt;li data-id="playthrough_5_10" class="f_tit"&gt;Farther down the path you'll encounter another Crystal Lizard which will drop another &lt;a href="http://darksouls3.wiki.fextralife.com/Twinkling+Titanite"&gt;Twinkling Titanite&lt;/a&gt;. If you head up the stone steps near where the lizard was sitting initially, you can grab another &lt;a href="http://darksouls3.wiki.fextralife.com/Titanite+Shard"&gt;Titanite Shard&lt;/a&gt;&lt;/li&gt;</text:p>
          </table:table-cell>
          <table:table-cell table:formula="of:=FIND(&quot;&quot;&quot;&quot;;[.C201];15)" office:value-type="float" office:value="30" calcext:value-type="float">
            <text:p>30</text:p>
          </table:table-cell>
          <table:table-cell table:formula="of:=FIND(&quot;&quot;&quot;&quot;;[.C201];[.D201]+1)" office:value-type="float" office:value="38" calcext:value-type="float">
            <text:p>38</text:p>
          </table:table-cell>
          <table:table-cell table:formula="of:=FIND(&quot;&quot;&quot;&quot;;[.C201];[.E201]+1)" office:value-type="float" office:value="44" calcext:value-type="float">
            <text:p>44</text:p>
          </table:table-cell>
          <table:table-cell table:formula="of:=MID([.C201];[.E201]+1;[.F201]-[.E201]-1)" office:value-type="string" office:string-value="f_tit" calcext:value-type="string">
            <text:p>f_tit</text:p>
          </table:table-cell>
          <table:table-cell table:formula="of:=FIND(&quot; &quot;;[.$G201])" office:value-type="string" office:string-value="" calcext:value-type="error">
            <text:p>#VALUE!</text:p>
          </table:table-cell>
          <table:table-cell table:formula="of:=FIND(&quot; &quot;;[.G201];[.H201]+1)" office:value-type="string" office:string-value="" calcext:value-type="error">
            <text:p>#VALUE!</text:p>
          </table:table-cell>
          <table:table-cell table:formula="of:=FIND(&quot; &quot;;[.G201];[.I201]+1)" office:value-type="string" office:string-value="" calcext:value-type="error">
            <text:p>#VALUE!</text:p>
          </table:table-cell>
          <table:table-cell table:formula="of:=LEFT([.G201];IFERROR([.H201]-1;99))" office:value-type="string" office:string-value="f_tit" calcext:value-type="string">
            <text:p>f_tit</text:p>
          </table:table-cell>
          <table:table-cell table:formula="of:=IF(ISERROR([.H201]);&quot;&quot;;MID([.G201];[.H201]+1;IFERROR([.I201]-[.H201]-1;99)))">
            <text:p/>
          </table:table-cell>
          <table:table-cell table:formula="of:=IF(ISERROR([.I201]);&quot;&quot;;MID([.G201];[.I201]+1;IFERROR([.J201]-[.I201]-1;99)))">
            <text:p/>
          </table:table-cell>
          <table:table-cell table:formula="of:=IFERROR(VLOOKUP([.K201];['tag lookup'.$A$1:.$B$1048576];2;0);&quot;&quot;)" office:value-type="string" office:string-value="Titanite" calcext:value-type="string">
            <text:p>Titanite</text:p>
          </table:table-cell>
          <table:table-cell table:formula="of:=IFERROR(VLOOKUP([.L201];['tag lookup'.$A$1:.$B$1048576];2;0);&quot;&quot;)">
            <text:p/>
          </table:table-cell>
          <table:table-cell table:formula="of:=IFERROR(VLOOKUP([.M201];['tag lookup'.$A$1:.$B$1048576];2;0);&quot;&quot;)">
            <text:p/>
          </table:table-cell>
          <table:table-cell table:style-name="ce2" table:formula="of:=IF([.N201]=&quot;&quot;;&quot;&quot;;&quot;,&quot;&quot;tags&quot;&quot;:[&quot;&quot;&quot; &amp; [.N201] &amp; IF([.O201]=&quot;&quot;;&quot;&quot;&quot;]&quot;;&quot;&quot;&quot;,&quot;&quot;&quot; &amp; [.O201]&amp;IF([.P201]=&quot;&quot;;&quot;&quot;&quot;]&quot;;&quot;&quot;&quot;,&quot;&quot;&quot;&amp;[.P201]&amp;&quot;&quot;&quot;]&quot;)))" office:value-type="string" office:string-value=",&quot;tags&quot;:[&quot;Titanite&quot;]" calcext:value-type="string">
            <text:p>,"tags":["Titanite"]</text:p>
          </table:table-cell>
          <table:table-cell table:formula="of:=FIND(&quot;&gt;&quot;;[.B201])" office:value-type="float" office:value="57" calcext:value-type="float">
            <text:p>57</text:p>
          </table:table-cell>
          <table:table-cell table:formula="of:=MID([.B201];[.R201]+1;LEN([.B201])-[.R201]-5)" office:value-type="string" office:string-value="Farther down the path you'll encounter another Crystal Lizard which will drop another &lt;a href=&quot;http://darksouls3.wiki.fextralife.com/Twinkling+Titanite&quot;&gt;Twinkling Titanite&lt;/a&gt;. If you head up the stone steps near where the lizard was sitting initially, you can grab another &lt;a href=&quot;http://darksouls3.wiki.fextralife.com/Titanite+Shard&quot;&gt;Titanite Shard&lt;/a&gt;" calcext:value-type="string">
            <text:p>Farther down the path you'll encounter another Crystal Lizard which will drop another &lt;a href="http://darksouls3.wiki.fextralife.com/Twinkling+Titanite"&gt;Twinkling Titanite&lt;/a&gt;. If you head up the stone steps near where the lizard was sitting initially, you can grab another &lt;a href="http://darksouls3.wiki.fextralife.com/Titanite+Shard"&gt;Titanite Shard&lt;/a&gt;</text:p>
          </table:table-cell>
          <table:table-cell table:formula="of:=&quot;{&quot;&quot;text&quot;&quot;:&quot;&quot;&quot;&amp;SUBSTITUTE([.S201];&quot;&quot;&quot;&quot;;&quot;\&quot;&quot;&quot;)&amp;&quot;&quot;&quot;&quot;&amp;[.Q201]&amp;&quot;},&quot;" office:value-type="string" office:string-value="{&quot;text&quot;:&quot;Farther down the path you'll encounter another Crystal Lizard which will drop another &lt;a href=\&quot;http://darksouls3.wiki.fextralife.com/Twinkling+Titanite\&quot;&gt;Twinkling Titanite&lt;/a&gt;. If you head up the stone steps near where the lizard was sitting initially, you can grab another &lt;a href=\&quot;http://darksouls3.wiki.fextralife.com/Titanite+Shard\&quot;&gt;Titanite Shard&lt;/a&gt;&quot;,&quot;tags&quot;:[&quot;Titanite&quot;]}," calcext:value-type="string">
            <text:p>{"text":"Farther down the path you'll encounter another Crystal Lizard which will drop another &lt;a href=\"http://darksouls3.wiki.fextralife.com/Twinkling+Titanite\"&gt;Twinkling Titanite&lt;/a&gt;. If you head up the stone steps near where the lizard was sitting initially, you can grab another &lt;a href=\"http://darksouls3.wiki.fextralife.com/Titanite+Shard\"&gt;Titanite Shard&lt;/a&gt;","tags":["Titanite"]},</text:p>
          </table:table-cell>
        </table:table-row>
        <table:table-row table:style-name="ro1">
          <table:table-cell/>
          <table:table-cell office:value-type="string" calcext:value-type="string">
            <text:p><text:s text:c="12"/>&lt;li data-id="playthrough_5_11" class="f_tit"&gt;From here, you can drop down to where the &lt;a href="http://darksouls3.wiki.fextralife.com/Ravenous+Crystal+Lizard"&gt;Ravenous Crystal Lizard&lt;/a&gt; is sleeping and kill it for a &lt;a href="http://darksouls3.wiki.fextralife.com/Titanite+Scale"&gt;Titanite Scale&lt;/a&gt;&lt;/li&gt;</text:p>
          </table:table-cell>
          <table:table-cell table:formula="of:=TRIM([.B202])" office:value-type="string" office:string-value="&lt;li data-id=&quot;playthrough_5_11&quot; class=&quot;f_tit&quot;&gt;From here, you can drop down to where the &lt;a href=&quot;http://darksouls3.wiki.fextralife.com/Ravenous+Crystal+Lizard&quot;&gt;Ravenous Crystal Lizard&lt;/a&gt; is sleeping and kill it for a &lt;a href=&quot;http://darksouls3.wiki.fextralife.com/Titanite+Scale&quot;&gt;Titanite Scale&lt;/a&gt;&lt;/li&gt;" calcext:value-type="string">
            <text:p>&lt;li data-id="playthrough_5_11" class="f_tit"&gt;From here, you can drop down to where the &lt;a href="http://darksouls3.wiki.fextralife.com/Ravenous+Crystal+Lizard"&gt;Ravenous Crystal Lizard&lt;/a&gt; is sleeping and kill it for a &lt;a href="http://darksouls3.wiki.fextralife.com/Titanite+Scale"&gt;Titanite Scale&lt;/a&gt;&lt;/li&gt;</text:p>
          </table:table-cell>
          <table:table-cell table:formula="of:=FIND(&quot;&quot;&quot;&quot;;[.C202];15)" office:value-type="float" office:value="30" calcext:value-type="float">
            <text:p>30</text:p>
          </table:table-cell>
          <table:table-cell table:formula="of:=FIND(&quot;&quot;&quot;&quot;;[.C202];[.D202]+1)" office:value-type="float" office:value="38" calcext:value-type="float">
            <text:p>38</text:p>
          </table:table-cell>
          <table:table-cell table:formula="of:=FIND(&quot;&quot;&quot;&quot;;[.C202];[.E202]+1)" office:value-type="float" office:value="44" calcext:value-type="float">
            <text:p>44</text:p>
          </table:table-cell>
          <table:table-cell table:formula="of:=MID([.C202];[.E202]+1;[.F202]-[.E202]-1)" office:value-type="string" office:string-value="f_tit" calcext:value-type="string">
            <text:p>f_tit</text:p>
          </table:table-cell>
          <table:table-cell table:formula="of:=FIND(&quot; &quot;;[.$G202])" office:value-type="string" office:string-value="" calcext:value-type="error">
            <text:p>#VALUE!</text:p>
          </table:table-cell>
          <table:table-cell table:formula="of:=FIND(&quot; &quot;;[.G202];[.H202]+1)" office:value-type="string" office:string-value="" calcext:value-type="error">
            <text:p>#VALUE!</text:p>
          </table:table-cell>
          <table:table-cell table:formula="of:=FIND(&quot; &quot;;[.G202];[.I202]+1)" office:value-type="string" office:string-value="" calcext:value-type="error">
            <text:p>#VALUE!</text:p>
          </table:table-cell>
          <table:table-cell table:formula="of:=LEFT([.G202];IFERROR([.H202]-1;99))" office:value-type="string" office:string-value="f_tit" calcext:value-type="string">
            <text:p>f_tit</text:p>
          </table:table-cell>
          <table:table-cell table:formula="of:=IF(ISERROR([.H202]);&quot;&quot;;MID([.G202];[.H202]+1;IFERROR([.I202]-[.H202]-1;99)))">
            <text:p/>
          </table:table-cell>
          <table:table-cell table:formula="of:=IF(ISERROR([.I202]);&quot;&quot;;MID([.G202];[.I202]+1;IFERROR([.J202]-[.I202]-1;99)))">
            <text:p/>
          </table:table-cell>
          <table:table-cell table:formula="of:=IFERROR(VLOOKUP([.K202];['tag lookup'.$A$1:.$B$1048576];2;0);&quot;&quot;)" office:value-type="string" office:string-value="Titanite" calcext:value-type="string">
            <text:p>Titanite</text:p>
          </table:table-cell>
          <table:table-cell table:formula="of:=IFERROR(VLOOKUP([.L202];['tag lookup'.$A$1:.$B$1048576];2;0);&quot;&quot;)">
            <text:p/>
          </table:table-cell>
          <table:table-cell table:formula="of:=IFERROR(VLOOKUP([.M202];['tag lookup'.$A$1:.$B$1048576];2;0);&quot;&quot;)">
            <text:p/>
          </table:table-cell>
          <table:table-cell table:style-name="ce2" table:formula="of:=IF([.N202]=&quot;&quot;;&quot;&quot;;&quot;,&quot;&quot;tags&quot;&quot;:[&quot;&quot;&quot; &amp; [.N202] &amp; IF([.O202]=&quot;&quot;;&quot;&quot;&quot;]&quot;;&quot;&quot;&quot;,&quot;&quot;&quot; &amp; [.O202]&amp;IF([.P202]=&quot;&quot;;&quot;&quot;&quot;]&quot;;&quot;&quot;&quot;,&quot;&quot;&quot;&amp;[.P202]&amp;&quot;&quot;&quot;]&quot;)))" office:value-type="string" office:string-value=",&quot;tags&quot;:[&quot;Titanite&quot;]" calcext:value-type="string">
            <text:p>,"tags":["Titanite"]</text:p>
          </table:table-cell>
          <table:table-cell table:formula="of:=FIND(&quot;&gt;&quot;;[.B202])" office:value-type="float" office:value="57" calcext:value-type="float">
            <text:p>57</text:p>
          </table:table-cell>
          <table:table-cell table:formula="of:=MID([.B202];[.R202]+1;LEN([.B202])-[.R202]-5)" office:value-type="string" office:string-value="From here, you can drop down to where the &lt;a href=&quot;http://darksouls3.wiki.fextralife.com/Ravenous+Crystal+Lizard&quot;&gt;Ravenous Crystal Lizard&lt;/a&gt; is sleeping and kill it for a &lt;a href=&quot;http://darksouls3.wiki.fextralife.com/Titanite+Scale&quot;&gt;Titanite Scale&lt;/a&gt;" calcext:value-type="string">
            <text:p>From here, you can drop down to where the &lt;a href="http://darksouls3.wiki.fextralife.com/Ravenous+Crystal+Lizard"&gt;Ravenous Crystal Lizard&lt;/a&gt; is sleeping and kill it for a &lt;a href="http://darksouls3.wiki.fextralife.com/Titanite+Scale"&gt;Titanite Scale&lt;/a&gt;</text:p>
          </table:table-cell>
          <table:table-cell table:formula="of:=&quot;{&quot;&quot;text&quot;&quot;:&quot;&quot;&quot;&amp;SUBSTITUTE([.S202];&quot;&quot;&quot;&quot;;&quot;\&quot;&quot;&quot;)&amp;&quot;&quot;&quot;&quot;&amp;[.Q202]&amp;&quot;},&quot;" office:value-type="string" office:string-value="{&quot;text&quot;:&quot;From here, you can drop down to where the &lt;a href=\&quot;http://darksouls3.wiki.fextralife.com/Ravenous+Crystal+Lizard\&quot;&gt;Ravenous Crystal Lizard&lt;/a&gt; is sleeping and kill it for a &lt;a href=\&quot;http://darksouls3.wiki.fextralife.com/Titanite+Scale\&quot;&gt;Titanite Scale&lt;/a&gt;&quot;,&quot;tags&quot;:[&quot;Titanite&quot;]}," calcext:value-type="string">
            <text:p>{"text":"From here, you can drop down to where the &lt;a href=\"http://darksouls3.wiki.fextralife.com/Ravenous+Crystal+Lizard\"&gt;Ravenous Crystal Lizard&lt;/a&gt; is sleeping and kill it for a &lt;a href=\"http://darksouls3.wiki.fextralife.com/Titanite+Scale\"&gt;Titanite Scale&lt;/a&gt;","tags":["Titanite"]},</text:p>
          </table:table-cell>
        </table:table-row>
        <table:table-row table:style-name="ro1">
          <table:table-cell/>
          <table:table-cell office:value-type="string" calcext:value-type="string">
            <text:p><text:s text:c="12"/>&lt;li data-id="playthrough_5_12" class="f_ring"&gt;Near where the Ravenous Crystal Lizard was sleeping, you'll find a narrow path between the buildings which leads to the &lt;a href="http://darksouls3.wiki.fextralife.com/Poisonbite+Ring"&gt;Poisonbite Ring&lt;/a&gt;&lt;/li&gt;</text:p>
          </table:table-cell>
          <table:table-cell table:formula="of:=TRIM([.B203])" office:value-type="string" office:string-value="&lt;li data-id=&quot;playthrough_5_12&quot; class=&quot;f_ring&quot;&gt;Near where the Ravenous Crystal Lizard was sleeping, you'll find a narrow path between the buildings which leads to the &lt;a href=&quot;http://darksouls3.wiki.fextralife.com/Poisonbite+Ring&quot;&gt;Poisonbite Ring&lt;/a&gt;&lt;/li&gt;" calcext:value-type="string">
            <text:p>&lt;li data-id="playthrough_5_12" class="f_ring"&gt;Near where the Ravenous Crystal Lizard was sleeping, you'll find a narrow path between the buildings which leads to the &lt;a href="http://darksouls3.wiki.fextralife.com/Poisonbite+Ring"&gt;Poisonbite Ring&lt;/a&gt;&lt;/li&gt;</text:p>
          </table:table-cell>
          <table:table-cell table:formula="of:=FIND(&quot;&quot;&quot;&quot;;[.C203];15)" office:value-type="float" office:value="30" calcext:value-type="float">
            <text:p>30</text:p>
          </table:table-cell>
          <table:table-cell table:formula="of:=FIND(&quot;&quot;&quot;&quot;;[.C203];[.D203]+1)" office:value-type="float" office:value="38" calcext:value-type="float">
            <text:p>38</text:p>
          </table:table-cell>
          <table:table-cell table:formula="of:=FIND(&quot;&quot;&quot;&quot;;[.C203];[.E203]+1)" office:value-type="float" office:value="45" calcext:value-type="float">
            <text:p>45</text:p>
          </table:table-cell>
          <table:table-cell table:formula="of:=MID([.C203];[.E203]+1;[.F203]-[.E203]-1)" office:value-type="string" office:string-value="f_ring" calcext:value-type="string">
            <text:p>f_ring</text:p>
          </table:table-cell>
          <table:table-cell table:formula="of:=FIND(&quot; &quot;;[.$G203])" office:value-type="string" office:string-value="" calcext:value-type="error">
            <text:p>#VALUE!</text:p>
          </table:table-cell>
          <table:table-cell table:formula="of:=FIND(&quot; &quot;;[.G203];[.H203]+1)" office:value-type="string" office:string-value="" calcext:value-type="error">
            <text:p>#VALUE!</text:p>
          </table:table-cell>
          <table:table-cell table:formula="of:=FIND(&quot; &quot;;[.G203];[.I203]+1)" office:value-type="string" office:string-value="" calcext:value-type="error">
            <text:p>#VALUE!</text:p>
          </table:table-cell>
          <table:table-cell table:formula="of:=LEFT([.G203];IFERROR([.H203]-1;99))" office:value-type="string" office:string-value="f_ring" calcext:value-type="string">
            <text:p>f_ring</text:p>
          </table:table-cell>
          <table:table-cell table:formula="of:=IF(ISERROR([.H203]);&quot;&quot;;MID([.G203];[.H203]+1;IFERROR([.I203]-[.H203]-1;99)))">
            <text:p/>
          </table:table-cell>
          <table:table-cell table:formula="of:=IF(ISERROR([.I203]);&quot;&quot;;MID([.G203];[.I203]+1;IFERROR([.J203]-[.I203]-1;99)))">
            <text:p/>
          </table:table-cell>
          <table:table-cell table:formula="of:=IFERROR(VLOOKUP([.K203];['tag lookup'.$A$1:.$B$1048576];2;0);&quot;&quot;)" office:value-type="string" office:string-value="Rings" calcext:value-type="string">
            <text:p>Rings</text:p>
          </table:table-cell>
          <table:table-cell table:formula="of:=IFERROR(VLOOKUP([.L203];['tag lookup'.$A$1:.$B$1048576];2;0);&quot;&quot;)">
            <text:p/>
          </table:table-cell>
          <table:table-cell table:formula="of:=IFERROR(VLOOKUP([.M203];['tag lookup'.$A$1:.$B$1048576];2;0);&quot;&quot;)">
            <text:p/>
          </table:table-cell>
          <table:table-cell table:style-name="ce2" table:formula="of:=IF([.N203]=&quot;&quot;;&quot;&quot;;&quot;,&quot;&quot;tags&quot;&quot;:[&quot;&quot;&quot; &amp; [.N203] &amp; IF([.O203]=&quot;&quot;;&quot;&quot;&quot;]&quot;;&quot;&quot;&quot;,&quot;&quot;&quot; &amp; [.O203]&amp;IF([.P203]=&quot;&quot;;&quot;&quot;&quot;]&quot;;&quot;&quot;&quot;,&quot;&quot;&quot;&amp;[.P203]&amp;&quot;&quot;&quot;]&quot;)))" office:value-type="string" office:string-value=",&quot;tags&quot;:[&quot;Rings&quot;]" calcext:value-type="string">
            <text:p>,"tags":["Rings"]</text:p>
          </table:table-cell>
          <table:table-cell table:formula="of:=FIND(&quot;&gt;&quot;;[.B203])" office:value-type="float" office:value="58" calcext:value-type="float">
            <text:p>58</text:p>
          </table:table-cell>
          <table:table-cell table:formula="of:=MID([.B203];[.R203]+1;LEN([.B203])-[.R203]-5)" office:value-type="string" office:string-value="Near where the Ravenous Crystal Lizard was sleeping, you'll find a narrow path between the buildings which leads to the &lt;a href=&quot;http://darksouls3.wiki.fextralife.com/Poisonbite+Ring&quot;&gt;Poisonbite Ring&lt;/a&gt;" calcext:value-type="string">
            <text:p>Near where the Ravenous Crystal Lizard was sleeping, you'll find a narrow path between the buildings which leads to the &lt;a href="http://darksouls3.wiki.fextralife.com/Poisonbite+Ring"&gt;Poisonbite Ring&lt;/a&gt;</text:p>
          </table:table-cell>
          <table:table-cell table:formula="of:=&quot;{&quot;&quot;text&quot;&quot;:&quot;&quot;&quot;&amp;SUBSTITUTE([.S203];&quot;&quot;&quot;&quot;;&quot;\&quot;&quot;&quot;)&amp;&quot;&quot;&quot;&quot;&amp;[.Q203]&amp;&quot;},&quot;" office:value-type="string" office:string-value="{&quot;text&quot;:&quot;Near where the Ravenous Crystal Lizard was sleeping, you'll find a narrow path between the buildings which leads to the &lt;a href=\&quot;http://darksouls3.wiki.fextralife.com/Poisonbite+Ring\&quot;&gt;Poisonbite Ring&lt;/a&gt;&quot;,&quot;tags&quot;:[&quot;Rings&quot;]}," calcext:value-type="string">
            <text:p>{"text":"Near where the Ravenous Crystal Lizard was sleeping, you'll find a narrow path between the buildings which leads to the &lt;a href=\"http://darksouls3.wiki.fextralife.com/Poisonbite+Ring\"&gt;Poisonbite Ring&lt;/a&gt;","tags":["Rings"]},</text:p>
          </table:table-cell>
        </table:table-row>
        <table:table-row table:style-name="ro1">
          <table:table-cell/>
          <table:table-cell office:value-type="string" calcext:value-type="string">
            <text:p><text:s text:c="12"/>&lt;li data-id="playthrough_5_13" class="f_tit"&gt;Turn around and head back outside and continue straight up a set of steps. Here you'll be able to grab a &lt;a href="http://darksouls3.wiki.fextralife.com/Titanite+Shard"&gt;Titanite Shard&lt;/a&gt; from a window and drop back down to the Cleansing Chapel bonfire&lt;/li&gt;</text:p>
          </table:table-cell>
          <table:table-cell table:formula="of:=TRIM([.B204])" office:value-type="string" office:string-value="&lt;li data-id=&quot;playthrough_5_13&quot; class=&quot;f_tit&quot;&gt;Turn around and head back outside and continue straight up a set of steps. Here you'll be able to grab a &lt;a href=&quot;http://darksouls3.wiki.fextralife.com/Titanite+Shard&quot;&gt;Titanite Shard&lt;/a&gt; from a window and drop back down to the Cleansing Chapel bonfire&lt;/li&gt;" calcext:value-type="string">
            <text:p>&lt;li data-id="playthrough_5_13" class="f_tit"&gt;Turn around and head back outside and continue straight up a set of steps. Here you'll be able to grab a &lt;a href="http://darksouls3.wiki.fextralife.com/Titanite+Shard"&gt;Titanite Shard&lt;/a&gt; from a window and drop back down to the Cleansing Chapel bonfire&lt;/li&gt;</text:p>
          </table:table-cell>
          <table:table-cell table:formula="of:=FIND(&quot;&quot;&quot;&quot;;[.C204];15)" office:value-type="float" office:value="30" calcext:value-type="float">
            <text:p>30</text:p>
          </table:table-cell>
          <table:table-cell table:formula="of:=FIND(&quot;&quot;&quot;&quot;;[.C204];[.D204]+1)" office:value-type="float" office:value="38" calcext:value-type="float">
            <text:p>38</text:p>
          </table:table-cell>
          <table:table-cell table:formula="of:=FIND(&quot;&quot;&quot;&quot;;[.C204];[.E204]+1)" office:value-type="float" office:value="44" calcext:value-type="float">
            <text:p>44</text:p>
          </table:table-cell>
          <table:table-cell table:formula="of:=MID([.C204];[.E204]+1;[.F204]-[.E204]-1)" office:value-type="string" office:string-value="f_tit" calcext:value-type="string">
            <text:p>f_tit</text:p>
          </table:table-cell>
          <table:table-cell table:formula="of:=FIND(&quot; &quot;;[.$G204])" office:value-type="string" office:string-value="" calcext:value-type="error">
            <text:p>#VALUE!</text:p>
          </table:table-cell>
          <table:table-cell table:formula="of:=FIND(&quot; &quot;;[.G204];[.H204]+1)" office:value-type="string" office:string-value="" calcext:value-type="error">
            <text:p>#VALUE!</text:p>
          </table:table-cell>
          <table:table-cell table:formula="of:=FIND(&quot; &quot;;[.G204];[.I204]+1)" office:value-type="string" office:string-value="" calcext:value-type="error">
            <text:p>#VALUE!</text:p>
          </table:table-cell>
          <table:table-cell table:formula="of:=LEFT([.G204];IFERROR([.H204]-1;99))" office:value-type="string" office:string-value="f_tit" calcext:value-type="string">
            <text:p>f_tit</text:p>
          </table:table-cell>
          <table:table-cell table:formula="of:=IF(ISERROR([.H204]);&quot;&quot;;MID([.G204];[.H204]+1;IFERROR([.I204]-[.H204]-1;99)))">
            <text:p/>
          </table:table-cell>
          <table:table-cell table:formula="of:=IF(ISERROR([.I204]);&quot;&quot;;MID([.G204];[.I204]+1;IFERROR([.J204]-[.I204]-1;99)))">
            <text:p/>
          </table:table-cell>
          <table:table-cell table:formula="of:=IFERROR(VLOOKUP([.K204];['tag lookup'.$A$1:.$B$1048576];2;0);&quot;&quot;)" office:value-type="string" office:string-value="Titanite" calcext:value-type="string">
            <text:p>Titanite</text:p>
          </table:table-cell>
          <table:table-cell table:formula="of:=IFERROR(VLOOKUP([.L204];['tag lookup'.$A$1:.$B$1048576];2;0);&quot;&quot;)">
            <text:p/>
          </table:table-cell>
          <table:table-cell table:formula="of:=IFERROR(VLOOKUP([.M204];['tag lookup'.$A$1:.$B$1048576];2;0);&quot;&quot;)">
            <text:p/>
          </table:table-cell>
          <table:table-cell table:style-name="ce2" table:formula="of:=IF([.N204]=&quot;&quot;;&quot;&quot;;&quot;,&quot;&quot;tags&quot;&quot;:[&quot;&quot;&quot; &amp; [.N204] &amp; IF([.O204]=&quot;&quot;;&quot;&quot;&quot;]&quot;;&quot;&quot;&quot;,&quot;&quot;&quot; &amp; [.O204]&amp;IF([.P204]=&quot;&quot;;&quot;&quot;&quot;]&quot;;&quot;&quot;&quot;,&quot;&quot;&quot;&amp;[.P204]&amp;&quot;&quot;&quot;]&quot;)))" office:value-type="string" office:string-value=",&quot;tags&quot;:[&quot;Titanite&quot;]" calcext:value-type="string">
            <text:p>,"tags":["Titanite"]</text:p>
          </table:table-cell>
          <table:table-cell table:formula="of:=FIND(&quot;&gt;&quot;;[.B204])" office:value-type="float" office:value="57" calcext:value-type="float">
            <text:p>57</text:p>
          </table:table-cell>
          <table:table-cell table:formula="of:=MID([.B204];[.R204]+1;LEN([.B204])-[.R204]-5)" office:value-type="string" office:string-value="Turn around and head back outside and continue straight up a set of steps. Here you'll be able to grab a &lt;a href=&quot;http://darksouls3.wiki.fextralife.com/Titanite+Shard&quot;&gt;Titanite Shard&lt;/a&gt; from a window and drop back down to the Cleansing Chapel bonfire" calcext:value-type="string">
            <text:p>Turn around and head back outside and continue straight up a set of steps. Here you'll be able to grab a &lt;a href="http://darksouls3.wiki.fextralife.com/Titanite+Shard"&gt;Titanite Shard&lt;/a&gt; from a window and drop back down to the Cleansing Chapel bonfire</text:p>
          </table:table-cell>
          <table:table-cell table:formula="of:=&quot;{&quot;&quot;text&quot;&quot;:&quot;&quot;&quot;&amp;SUBSTITUTE([.S204];&quot;&quot;&quot;&quot;;&quot;\&quot;&quot;&quot;)&amp;&quot;&quot;&quot;&quot;&amp;[.Q204]&amp;&quot;},&quot;" office:value-type="string" office:string-value="{&quot;text&quot;:&quot;Turn around and head back outside and continue straight up a set of steps. Here you'll be able to grab a &lt;a href=\&quot;http://darksouls3.wiki.fextralife.com/Titanite+Shard\&quot;&gt;Titanite Shard&lt;/a&gt; from a window and drop back down to the Cleansing Chapel bonfire&quot;,&quot;tags&quot;:[&quot;Titanite&quot;]}," calcext:value-type="string">
            <text:p>{"text":"Turn around and head back outside and continue straight up a set of steps. Here you'll be able to grab a &lt;a href=\"http://darksouls3.wiki.fextralife.com/Titanite+Shard\"&gt;Titanite Shard&lt;/a&gt; from a window and drop back down to the Cleansing Chapel bonfire","tags":["Titanite"]},</text:p>
          </table:table-cell>
        </table:table-row>
        <table:table-row table:style-name="ro1">
          <table:table-cell/>
          <table:table-cell office:value-type="string" calcext:value-type="string">
            <text:p><text:s text:c="12"/>&lt;li data-id="playthrough_5_14" class="f_weap"&gt;Head back out past the obelisk with the praying enemies and head up the steps into the graveyard. Take your first left and stay left to reach the &lt;a href="http://darksouls3.wiki.fextralife.com/Astora+Greatsword"&gt;Astora Greatsword&lt;/a&gt;&lt;/li&gt;</text:p>
          </table:table-cell>
          <table:table-cell table:formula="of:=TRIM([.B205])" office:value-type="string" office:string-value="&lt;li data-id=&quot;playthrough_5_14&quot; class=&quot;f_weap&quot;&gt;Head back out past the obelisk with the praying enemies and head up the steps into the graveyard. Take your first left and stay left to reach the &lt;a href=&quot;http://darksouls3.wiki.fextralife.com/Astora+Greatsword&quot;&gt;Astora Greatsword&lt;/a&gt;&lt;/li&gt;" calcext:value-type="string">
            <text:p>&lt;li data-id="playthrough_5_14" class="f_weap"&gt;Head back out past the obelisk with the praying enemies and head up the steps into the graveyard. Take your first left and stay left to reach the &lt;a href="http://darksouls3.wiki.fextralife.com/Astora+Greatsword"&gt;Astora Greatsword&lt;/a&gt;&lt;/li&gt;</text:p>
          </table:table-cell>
          <table:table-cell table:formula="of:=FIND(&quot;&quot;&quot;&quot;;[.C205];15)" office:value-type="float" office:value="30" calcext:value-type="float">
            <text:p>30</text:p>
          </table:table-cell>
          <table:table-cell table:formula="of:=FIND(&quot;&quot;&quot;&quot;;[.C205];[.D205]+1)" office:value-type="float" office:value="38" calcext:value-type="float">
            <text:p>38</text:p>
          </table:table-cell>
          <table:table-cell table:formula="of:=FIND(&quot;&quot;&quot;&quot;;[.C205];[.E205]+1)" office:value-type="float" office:value="45" calcext:value-type="float">
            <text:p>45</text:p>
          </table:table-cell>
          <table:table-cell table:formula="of:=MID([.C205];[.E205]+1;[.F205]-[.E205]-1)" office:value-type="string" office:string-value="f_weap" calcext:value-type="string">
            <text:p>f_weap</text:p>
          </table:table-cell>
          <table:table-cell table:formula="of:=FIND(&quot; &quot;;[.$G205])" office:value-type="string" office:string-value="" calcext:value-type="error">
            <text:p>#VALUE!</text:p>
          </table:table-cell>
          <table:table-cell table:formula="of:=FIND(&quot; &quot;;[.G205];[.H205]+1)" office:value-type="string" office:string-value="" calcext:value-type="error">
            <text:p>#VALUE!</text:p>
          </table:table-cell>
          <table:table-cell table:formula="of:=FIND(&quot; &quot;;[.G205];[.I205]+1)" office:value-type="string" office:string-value="" calcext:value-type="error">
            <text:p>#VALUE!</text:p>
          </table:table-cell>
          <table:table-cell table:formula="of:=LEFT([.G205];IFERROR([.H205]-1;99))" office:value-type="string" office:string-value="f_weap" calcext:value-type="string">
            <text:p>f_weap</text:p>
          </table:table-cell>
          <table:table-cell table:formula="of:=IF(ISERROR([.H205]);&quot;&quot;;MID([.G205];[.H205]+1;IFERROR([.I205]-[.H205]-1;99)))">
            <text:p/>
          </table:table-cell>
          <table:table-cell table:formula="of:=IF(ISERROR([.I205]);&quot;&quot;;MID([.G205];[.I205]+1;IFERROR([.J205]-[.I205]-1;99)))">
            <text:p/>
          </table:table-cell>
          <table:table-cell table:formula="of:=IFERROR(VLOOKUP([.K205];['tag lookup'.$A$1:.$B$1048576];2;0);&quot;&quot;)" office:value-type="string" office:string-value="Weapons" calcext:value-type="string">
            <text:p>Weapons</text:p>
          </table:table-cell>
          <table:table-cell table:formula="of:=IFERROR(VLOOKUP([.L205];['tag lookup'.$A$1:.$B$1048576];2;0);&quot;&quot;)">
            <text:p/>
          </table:table-cell>
          <table:table-cell table:formula="of:=IFERROR(VLOOKUP([.M205];['tag lookup'.$A$1:.$B$1048576];2;0);&quot;&quot;)">
            <text:p/>
          </table:table-cell>
          <table:table-cell table:style-name="ce2" table:formula="of:=IF([.N205]=&quot;&quot;;&quot;&quot;;&quot;,&quot;&quot;tags&quot;&quot;:[&quot;&quot;&quot; &amp; [.N205] &amp; IF([.O205]=&quot;&quot;;&quot;&quot;&quot;]&quot;;&quot;&quot;&quot;,&quot;&quot;&quot; &amp; [.O205]&amp;IF([.P205]=&quot;&quot;;&quot;&quot;&quot;]&quot;;&quot;&quot;&quot;,&quot;&quot;&quot;&amp;[.P205]&amp;&quot;&quot;&quot;]&quot;)))" office:value-type="string" office:string-value=",&quot;tags&quot;:[&quot;Weapons&quot;]" calcext:value-type="string">
            <text:p>,"tags":["Weapons"]</text:p>
          </table:table-cell>
          <table:table-cell table:formula="of:=FIND(&quot;&gt;&quot;;[.B205])" office:value-type="float" office:value="58" calcext:value-type="float">
            <text:p>58</text:p>
          </table:table-cell>
          <table:table-cell table:formula="of:=MID([.B205];[.R205]+1;LEN([.B205])-[.R205]-5)" office:value-type="string" office:string-value="Head back out past the obelisk with the praying enemies and head up the steps into the graveyard. Take your first left and stay left to reach the &lt;a href=&quot;http://darksouls3.wiki.fextralife.com/Astora+Greatsword&quot;&gt;Astora Greatsword&lt;/a&gt;" calcext:value-type="string">
            <text:p>Head back out past the obelisk with the praying enemies and head up the steps into the graveyard. Take your first left and stay left to reach the &lt;a href="http://darksouls3.wiki.fextralife.com/Astora+Greatsword"&gt;Astora Greatsword&lt;/a&gt;</text:p>
          </table:table-cell>
          <table:table-cell table:formula="of:=&quot;{&quot;&quot;text&quot;&quot;:&quot;&quot;&quot;&amp;SUBSTITUTE([.S205];&quot;&quot;&quot;&quot;;&quot;\&quot;&quot;&quot;)&amp;&quot;&quot;&quot;&quot;&amp;[.Q205]&amp;&quot;},&quot;" office:value-type="string" office:string-value="{&quot;text&quot;:&quot;Head back out past the obelisk with the praying enemies and head up the steps into the graveyard. Take your first left and stay left to reach the &lt;a href=\&quot;http://darksouls3.wiki.fextralife.com/Astora+Greatsword\&quot;&gt;Astora Greatsword&lt;/a&gt;&quot;,&quot;tags&quot;:[&quot;Weapons&quot;]}," calcext:value-type="string">
            <text:p>{"text":"Head back out past the obelisk with the praying enemies and head up the steps into the graveyard. Take your first left and stay left to reach the &lt;a href=\"http://darksouls3.wiki.fextralife.com/Astora+Greatsword\"&gt;Astora Greatsword&lt;/a&gt;","tags":["Weapons"]},</text:p>
          </table:table-cell>
        </table:table-row>
        <table:table-row table:style-name="ro1">
          <table:table-cell/>
          <table:table-cell office:value-type="string" calcext:value-type="string">
            <text:p><text:s text:c="12"/>&lt;li data-id="playthrough_5_15" class="f_misc f_weap"&gt;Turn around from the previous item and head straight until you reach a T-intersection. Head left, drop off, and follow the path to the end to drop down in an area with a &lt;a href="http://darksouls3.wiki.fextralife.com/Fading+Soul"&gt;Fading Soul&lt;/a&gt; and the &lt;a href="http://darksouls3.wiki.fextralife.com/Executioner's+Greatsword"&gt;Executioner's Greatsword&lt;/a&gt;&lt;/li&gt;</text:p>
          </table:table-cell>
          <table:table-cell table:formula="of:=TRIM([.B206])" office:value-type="string" office:string-value="&lt;li data-id=&quot;playthrough_5_15&quot; class=&quot;f_misc f_weap&quot;&gt;Turn around from the previous item and head straight until you reach a T-intersection. Head left, drop off, and follow the path to the end to drop down in an area with a &lt;a href=&quot;http://darksouls3.wiki.fextralife.com/Fading+Soul&quot;&gt;Fading Soul&lt;/a&gt; and the &lt;a href=&quot;http://darksouls3.wiki.fextralife.com/Executioner's+Greatsword&quot;&gt;Executioner's Greatsword&lt;/a&gt;&lt;/li&gt;" calcext:value-type="string">
            <text:p>&lt;li data-id="playthrough_5_15" class="f_misc f_weap"&gt;Turn around from the previous item and head straight until you reach a T-intersection. Head left, drop off, and follow the path to the end to drop down in an area with a &lt;a href="http://darksouls3.wiki.fextralife.com/Fading+Soul"&gt;Fading Soul&lt;/a&gt; and the &lt;a href="http://darksouls3.wiki.fextralife.com/Executioner's+Greatsword"&gt;Executioner's Greatsword&lt;/a&gt;&lt;/li&gt;</text:p>
          </table:table-cell>
          <table:table-cell table:formula="of:=FIND(&quot;&quot;&quot;&quot;;[.C206];15)" office:value-type="float" office:value="30" calcext:value-type="float">
            <text:p>30</text:p>
          </table:table-cell>
          <table:table-cell table:formula="of:=FIND(&quot;&quot;&quot;&quot;;[.C206];[.D206]+1)" office:value-type="float" office:value="38" calcext:value-type="float">
            <text:p>38</text:p>
          </table:table-cell>
          <table:table-cell table:formula="of:=FIND(&quot;&quot;&quot;&quot;;[.C206];[.E206]+1)" office:value-type="float" office:value="52" calcext:value-type="float">
            <text:p>52</text:p>
          </table:table-cell>
          <table:table-cell table:formula="of:=MID([.C206];[.E206]+1;[.F206]-[.E206]-1)" office:value-type="string" office:string-value="f_misc f_weap" calcext:value-type="string">
            <text:p>f_misc f_weap</text:p>
          </table:table-cell>
          <table:table-cell table:formula="of:=FIND(&quot; &quot;;[.$G206])" office:value-type="float" office:value="7" calcext:value-type="float">
            <text:p>7</text:p>
          </table:table-cell>
          <table:table-cell table:formula="of:=FIND(&quot; &quot;;[.G206];[.H206]+1)" office:value-type="string" office:string-value="" calcext:value-type="error">
            <text:p>#VALUE!</text:p>
          </table:table-cell>
          <table:table-cell table:formula="of:=FIND(&quot; &quot;;[.G206];[.I206]+1)" office:value-type="string" office:string-value="" calcext:value-type="error">
            <text:p>#VALUE!</text:p>
          </table:table-cell>
          <table:table-cell table:formula="of:=LEFT([.G206];IFERROR([.H206]-1;99))" office:value-type="string" office:string-value="f_misc" calcext:value-type="string">
            <text:p>f_misc</text:p>
          </table:table-cell>
          <table:table-cell table:formula="of:=IF(ISERROR([.H206]);&quot;&quot;;MID([.G206];[.H206]+1;IFERROR([.I206]-[.H206]-1;99)))" office:value-type="string" office:string-value="f_weap" calcext:value-type="string">
            <text:p>f_weap</text:p>
          </table:table-cell>
          <table:table-cell table:formula="of:=IF(ISERROR([.I206]);&quot;&quot;;MID([.G206];[.I206]+1;IFERROR([.J206]-[.I206]-1;99)))">
            <text:p/>
          </table:table-cell>
          <table:table-cell table:formula="of:=IFERROR(VLOOKUP([.K206];['tag lookup'.$A$1:.$B$1048576];2;0);&quot;&quot;)" office:value-type="string" office:string-value="Misc. items" calcext:value-type="string">
            <text:p>Misc. items</text:p>
          </table:table-cell>
          <table:table-cell table:formula="of:=IFERROR(VLOOKUP([.L206];['tag lookup'.$A$1:.$B$1048576];2;0);&quot;&quot;)" office:value-type="string" office:string-value="Weapons" calcext:value-type="string">
            <text:p>Weapons</text:p>
          </table:table-cell>
          <table:table-cell table:formula="of:=IFERROR(VLOOKUP([.M206];['tag lookup'.$A$1:.$B$1048576];2;0);&quot;&quot;)">
            <text:p/>
          </table:table-cell>
          <table:table-cell table:style-name="ce2" table:formula="of:=IF([.N206]=&quot;&quot;;&quot;&quot;;&quot;,&quot;&quot;tags&quot;&quot;:[&quot;&quot;&quot; &amp; [.N206] &amp; IF([.O206]=&quot;&quot;;&quot;&quot;&quot;]&quot;;&quot;&quot;&quot;,&quot;&quot;&quot; &amp; [.O206]&amp;IF([.P206]=&quot;&quot;;&quot;&quot;&quot;]&quot;;&quot;&quot;&quot;,&quot;&quot;&quot;&amp;[.P206]&amp;&quot;&quot;&quot;]&quot;)))" office:value-type="string" office:string-value=",&quot;tags&quot;:[&quot;Misc. items&quot;,&quot;Weapons&quot;]" calcext:value-type="string">
            <text:p>,"tags":["Misc. items","Weapons"]</text:p>
          </table:table-cell>
          <table:table-cell table:formula="of:=FIND(&quot;&gt;&quot;;[.B206])" office:value-type="float" office:value="65" calcext:value-type="float">
            <text:p>65</text:p>
          </table:table-cell>
          <table:table-cell table:formula="of:=MID([.B206];[.R206]+1;LEN([.B206])-[.R206]-5)" office:value-type="string" office:string-value="Turn around from the previous item and head straight until you reach a T-intersection. Head left, drop off, and follow the path to the end to drop down in an area with a &lt;a href=&quot;http://darksouls3.wiki.fextralife.com/Fading+Soul&quot;&gt;Fading Soul&lt;/a&gt; and the &lt;a href=&quot;http://darksouls3.wiki.fextralife.com/Executioner's+Greatsword&quot;&gt;Executioner's Greatsword&lt;/a&gt;" calcext:value-type="string">
            <text:p>Turn around from the previous item and head straight until you reach a T-intersection. Head left, drop off, and follow the path to the end to drop down in an area with a &lt;a href="http://darksouls3.wiki.fextralife.com/Fading+Soul"&gt;Fading Soul&lt;/a&gt; and the &lt;a href="http://darksouls3.wiki.fextralife.com/Executioner's+Greatsword"&gt;Executioner's Greatsword&lt;/a&gt;</text:p>
          </table:table-cell>
          <table:table-cell table:formula="of:=&quot;{&quot;&quot;text&quot;&quot;:&quot;&quot;&quot;&amp;SUBSTITUTE([.S206];&quot;&quot;&quot;&quot;;&quot;\&quot;&quot;&quot;)&amp;&quot;&quot;&quot;&quot;&amp;[.Q206]&amp;&quot;},&quot;" office:value-type="string" office:string-value="{&quot;text&quot;:&quot;Turn around from the previous item and head straight until you reach a T-intersection. Head left, drop off, and follow the path to the end to drop down in an area with a &lt;a href=\&quot;http://darksouls3.wiki.fextralife.com/Fading+Soul\&quot;&gt;Fading Soul&lt;/a&gt; and the &lt;a href=\&quot;http://darksouls3.wiki.fextralife.com/Executioner's+Greatsword\&quot;&gt;Executioner's Greatsword&lt;/a&gt;&quot;,&quot;tags&quot;:[&quot;Misc. items&quot;,&quot;Weapons&quot;]}," calcext:value-type="string">
            <text:p>{"text":"Turn around from the previous item and head straight until you reach a T-intersection. Head left, drop off, and follow the path to the end to drop down in an area with a &lt;a href=\"http://darksouls3.wiki.fextralife.com/Fading+Soul\"&gt;Fading Soul&lt;/a&gt; and the &lt;a href=\"http://darksouls3.wiki.fextralife.com/Executioner's+Greatsword\"&gt;Executioner's Greatsword&lt;/a&gt;","tags":["Misc. items","Weapons"]},</text:p>
          </table:table-cell>
        </table:table-row>
        <table:table-row table:style-name="ro1">
          <table:table-cell/>
          <table:table-cell office:value-type="string" calcext:value-type="string">
            <text:p><text:s text:c="12"/>&lt;li data-id="playthrough_5_16" class="f_bone f_misc"&gt;Turn around and head out of this circular area, turning left when you can and crossing a bridge. Head up a set of steps, fight the &lt;a href="http://darksouls3.wiki.fextralife.com/Cathedral+Grave+Warden"&gt;Cathedral Grave Warden&lt;/a&gt;, and head down more steps to the right to an area riddled with large arrows. Here you can pick up an &lt;a href="http://darksouls3.wiki.fextralife.com/Undead+Bone+Shard"&gt;Undead Bone Shard&lt;/a&gt;, &lt;a href="http://darksouls3.wiki.fextralife.com/Repair+Powder"&gt;Repair Powder&amp;nbsp;x3&lt;/a&gt;, a &lt;a href="http://darksouls3.wiki.fextralife.com/Young+White+Branch"&gt;Young White Branch&lt;/a&gt;, another &lt;a href="http://darksouls3.wiki.fextralife.com/Young+White+Branch"&gt;Young White Branch&lt;/a&gt;, a &lt;a href="http://darksouls3.wiki.fextralife.com/Large+Soul+of+an+Unknown+Traveler"&gt;Large Soul of an Unknown Traveler&lt;/a&gt;, and finally another &lt;a href="http://darksouls3.wiki.fextralife.com/Large+Soul+of+an+Unknown+Traveler"&gt;Large Soul of an Unknown Traveler&lt;/a&gt;&lt;/li&gt;</text:p>
          </table:table-cell>
          <table:table-cell table:formula="of:=TRIM([.B207])" office:value-type="string" office:string-value="&lt;li data-id=&quot;playthrough_5_16&quot; class=&quot;f_bone f_misc&quot;&gt;Turn around and head out of this circular area, turning left when you can and crossing a bridge. Head up a set of steps, fight the &lt;a href=&quot;http://darksouls3.wiki.fextralife.com/Cathedral+Grave+Warden&quot;&gt;Cathedral Grave Warden&lt;/a&gt;, and head down more steps to the right to an area riddled with large arrows. Here you can pick up an &lt;a href=&quot;http://darksouls3.wiki.fextralife.com/Undead+Bone+Shard&quot;&gt;Undead Bone Shard&lt;/a&gt;, &lt;a href=&quot;http://darksouls3.wiki.fextralife.com/Repair+Powder&quot;&gt;Repair Powder&amp;nbsp;x3&lt;/a&gt;, a &lt;a href=&quot;http://darksouls3.wiki.fextralife.com/Young+White+Branch&quot;&gt;Young White Branch&lt;/a&gt;, another &lt;a href=&quot;http://darksouls3.wiki.fextralife.com/Young+White+Branch&quot;&gt;Young White Branch&lt;/a&gt;, a &lt;a href=&quot;http://darksouls3.wiki.fextralife.com/Large+Soul+of+an+Unknown+Traveler&quot;&gt;Large Soul of an Unknown Traveler&lt;/a&gt;, and finally another &lt;a href=&quot;http://darksouls3.wiki.fextralife.com/Large+Soul+of+an+Unknown+Traveler&quot;&gt;Large Soul of an Unknown Traveler&lt;/a&gt;&lt;/li&gt;" calcext:value-type="string">
            <text:p>&lt;li data-id="playthrough_5_16" class="f_bone f_misc"&gt;Turn around and head out of this circular area, turning left when you can and crossing a bridge. Head up a set of steps, fight the &lt;a href="http://darksouls3.wiki.fextralife.com/Cathedral+Grave+Warden"&gt;Cathedral Grave Warden&lt;/a&gt;, and head down more steps to the right to an area riddled with large arrows. Here you can pick up an &lt;a href="http://darksouls3.wiki.fextralife.com/Undead+Bone+Shard"&gt;Undead Bone Shard&lt;/a&gt;, &lt;a href="http://darksouls3.wiki.fextralife.com/Repair+Powder"&gt;Repair Powder&amp;nbsp;x3&lt;/a&gt;, a &lt;a href="http://darksouls3.wiki.fextralife.com/Young+White+Branch"&gt;Young White Branch&lt;/a&gt;, another &lt;a href="http://darksouls3.wiki.fextralife.com/Young+White+Branch"&gt;Young White Branch&lt;/a&gt;, a &lt;a href="http://darksouls3.wiki.fextralife.com/Large+Soul+of+an+Unknown+Traveler"&gt;Large Soul of an Unknown Traveler&lt;/a&gt;, and finally another &lt;a href="http://darksouls3.wiki.fextralife.com/Large+Soul+of+an+Unknown+Traveler"&gt;Large Soul of an Unknown Traveler&lt;/a&gt;&lt;/li&gt;</text:p>
          </table:table-cell>
          <table:table-cell table:formula="of:=FIND(&quot;&quot;&quot;&quot;;[.C207];15)" office:value-type="float" office:value="30" calcext:value-type="float">
            <text:p>30</text:p>
          </table:table-cell>
          <table:table-cell table:formula="of:=FIND(&quot;&quot;&quot;&quot;;[.C207];[.D207]+1)" office:value-type="float" office:value="38" calcext:value-type="float">
            <text:p>38</text:p>
          </table:table-cell>
          <table:table-cell table:formula="of:=FIND(&quot;&quot;&quot;&quot;;[.C207];[.E207]+1)" office:value-type="float" office:value="52" calcext:value-type="float">
            <text:p>52</text:p>
          </table:table-cell>
          <table:table-cell table:formula="of:=MID([.C207];[.E207]+1;[.F207]-[.E207]-1)" office:value-type="string" office:string-value="f_bone f_misc" calcext:value-type="string">
            <text:p>f_bone f_misc</text:p>
          </table:table-cell>
          <table:table-cell table:formula="of:=FIND(&quot; &quot;;[.$G207])" office:value-type="float" office:value="7" calcext:value-type="float">
            <text:p>7</text:p>
          </table:table-cell>
          <table:table-cell table:formula="of:=FIND(&quot; &quot;;[.G207];[.H207]+1)" office:value-type="string" office:string-value="" calcext:value-type="error">
            <text:p>#VALUE!</text:p>
          </table:table-cell>
          <table:table-cell table:formula="of:=FIND(&quot; &quot;;[.G207];[.I207]+1)" office:value-type="string" office:string-value="" calcext:value-type="error">
            <text:p>#VALUE!</text:p>
          </table:table-cell>
          <table:table-cell table:formula="of:=LEFT([.G207];IFERROR([.H207]-1;99))" office:value-type="string" office:string-value="f_bone" calcext:value-type="string">
            <text:p>f_bone</text:p>
          </table:table-cell>
          <table:table-cell table:formula="of:=IF(ISERROR([.H207]);&quot;&quot;;MID([.G207];[.H207]+1;IFERROR([.I207]-[.H207]-1;99)))" office:value-type="string" office:string-value="f_misc" calcext:value-type="string">
            <text:p>f_misc</text:p>
          </table:table-cell>
          <table:table-cell table:formula="of:=IF(ISERROR([.I207]);&quot;&quot;;MID([.G207];[.I207]+1;IFERROR([.J207]-[.I207]-1;99)))">
            <text:p/>
          </table:table-cell>
          <table:table-cell table:formula="of:=IFERROR(VLOOKUP([.K207];['tag lookup'.$A$1:.$B$1048576];2;0);&quot;&quot;)">
            <text:p/>
          </table:table-cell>
          <table:table-cell table:formula="of:=IFERROR(VLOOKUP([.L207];['tag lookup'.$A$1:.$B$1048576];2;0);&quot;&quot;)" office:value-type="string" office:string-value="Misc. items" calcext:value-type="string">
            <text:p>Misc. items</text:p>
          </table:table-cell>
          <table:table-cell table:formula="of:=IFERROR(VLOOKUP([.M207];['tag lookup'.$A$1:.$B$1048576];2;0);&quot;&quot;)">
            <text:p/>
          </table:table-cell>
          <table:table-cell table:style-name="ce2" table:formula="of:=IF([.N207]=&quot;&quot;;&quot;&quot;;&quot;,&quot;&quot;tags&quot;&quot;:[&quot;&quot;&quot; &amp; [.N207] &amp; IF([.O207]=&quot;&quot;;&quot;&quot;&quot;]&quot;;&quot;&quot;&quot;,&quot;&quot;&quot; &amp; [.O207]&amp;IF([.P207]=&quot;&quot;;&quot;&quot;&quot;]&quot;;&quot;&quot;&quot;,&quot;&quot;&quot;&amp;[.P207]&amp;&quot;&quot;&quot;]&quot;)))">
            <text:p/>
          </table:table-cell>
          <table:table-cell table:formula="of:=FIND(&quot;&gt;&quot;;[.B207])" office:value-type="float" office:value="65" calcext:value-type="float">
            <text:p>65</text:p>
          </table:table-cell>
          <table:table-cell table:formula="of:=MID([.B207];[.R207]+1;LEN([.B207])-[.R207]-5)" office:value-type="string" office:string-value="Turn around and head out of this circular area, turning left when you can and crossing a bridge. Head up a set of steps, fight the &lt;a href=&quot;http://darksouls3.wiki.fextralife.com/Cathedral+Grave+Warden&quot;&gt;Cathedral Grave Warden&lt;/a&gt;, and head down more steps to the right to an area riddled with large arrows. Here you can pick up an &lt;a href=&quot;http://darksouls3.wiki.fextralife.com/Undead+Bone+Shard&quot;&gt;Undead Bone Shard&lt;/a&gt;, &lt;a href=&quot;http://darksouls3.wiki.fextralife.com/Repair+Powder&quot;&gt;Repair Powder&amp;nbsp;x3&lt;/a&gt;, a &lt;a href=&quot;http://darksouls3.wiki.fextralife.com/Young+White+Branch&quot;&gt;Young White Branch&lt;/a&gt;, another &lt;a href=&quot;http://darksouls3.wiki.fextralife.com/Young+White+Branch&quot;&gt;Young White Branch&lt;/a&gt;, a &lt;a href=&quot;http://darksouls3.wiki.fextralife.com/Large+Soul+of+an+Unknown+Traveler&quot;&gt;Large Soul of an Unknown Traveler&lt;/a&gt;, and finally another &lt;a href=&quot;http://darksouls3.wiki.fextralife.com/Large+Soul+of+an+Unknown+Traveler&quot;&gt;Large Soul of an Unknown Traveler&lt;/a&gt;" calcext:value-type="string">
            <text:p>Turn around and head out of this circular area, turning left when you can and crossing a bridge. Head up a set of steps, fight the &lt;a href="http://darksouls3.wiki.fextralife.com/Cathedral+Grave+Warden"&gt;Cathedral Grave Warden&lt;/a&gt;, and head down more steps to the right to an area riddled with large arrows. Here you can pick up an &lt;a href="http://darksouls3.wiki.fextralife.com/Undead+Bone+Shard"&gt;Undead Bone Shard&lt;/a&gt;, &lt;a href="http://darksouls3.wiki.fextralife.com/Repair+Powder"&gt;Repair Powder&amp;nbsp;x3&lt;/a&gt;, a &lt;a href="http://darksouls3.wiki.fextralife.com/Young+White+Branch"&gt;Young White Branch&lt;/a&gt;, another &lt;a href="http://darksouls3.wiki.fextralife.com/Young+White+Branch"&gt;Young White Branch&lt;/a&gt;, a &lt;a href="http://darksouls3.wiki.fextralife.com/Large+Soul+of+an+Unknown+Traveler"&gt;Large Soul of an Unknown Traveler&lt;/a&gt;, and finally another &lt;a href="http://darksouls3.wiki.fextralife.com/Large+Soul+of+an+Unknown+Traveler"&gt;Large Soul of an Unknown Traveler&lt;/a&gt;</text:p>
          </table:table-cell>
          <table:table-cell table:formula="of:=&quot;{&quot;&quot;text&quot;&quot;:&quot;&quot;&quot;&amp;SUBSTITUTE([.S207];&quot;&quot;&quot;&quot;;&quot;\&quot;&quot;&quot;)&amp;&quot;&quot;&quot;&quot;&amp;[.Q207]&amp;&quot;},&quot;" office:value-type="string" office:string-value="{&quot;text&quot;:&quot;Turn around and head out of this circular area, turning left when you can and crossing a bridge. Head up a set of steps, fight the &lt;a href=\&quot;http://darksouls3.wiki.fextralife.com/Cathedral+Grave+Warden\&quot;&gt;Cathedral Grave Warden&lt;/a&gt;, and head down more steps to the right to an area riddled with large arrows. Here you can pick up an &lt;a href=\&quot;http://darksouls3.wiki.fextralife.com/Undead+Bone+Shard\&quot;&gt;Undead Bone Shard&lt;/a&gt;, &lt;a href=\&quot;http://darksouls3.wiki.fextralife.com/Repair+Powder\&quot;&gt;Repair Powder&amp;nbsp;x3&lt;/a&gt;, a &lt;a href=\&quot;http://darksouls3.wiki.fextralife.com/Young+White+Branch\&quot;&gt;Young White Branch&lt;/a&gt;, another &lt;a href=\&quot;http://darksouls3.wiki.fextralife.com/Young+White+Branch\&quot;&gt;Young White Branch&lt;/a&gt;, a &lt;a href=\&quot;http://darksouls3.wiki.fextralife.com/Large+Soul+of+an+Unknown+Traveler\&quot;&gt;Large Soul of an Unknown Traveler&lt;/a&gt;, and finally another &lt;a href=\&quot;http://darksouls3.wiki.fextralife.com/Large+Soul+of+an+Unknown+Traveler\&quot;&gt;Large Soul of an Unknown Traveler&lt;/a&gt;&quot;}," calcext:value-type="string">
            <text:p>{"text":"Turn around and head out of this circular area, turning left when you can and crossing a bridge. Head up a set of steps, fight the &lt;a href=\"http://darksouls3.wiki.fextralife.com/Cathedral+Grave+Warden\"&gt;Cathedral Grave Warden&lt;/a&gt;, and head down more steps to the right to an area riddled with large arrows. Here you can pick up an &lt;a href=\"http://darksouls3.wiki.fextralife.com/Undead+Bone+Shard\"&gt;Undead Bone Shard&lt;/a&gt;, &lt;a href=\"http://darksouls3.wiki.fextralife.com/Repair+Powder\"&gt;Repair Powder&amp;nbsp;x3&lt;/a&gt;, a &lt;a href=\"http://darksouls3.wiki.fextralife.com/Young+White+Branch\"&gt;Young White Branch&lt;/a&gt;, another &lt;a href=\"http://darksouls3.wiki.fextralife.com/Young+White+Branch\"&gt;Young White Branch&lt;/a&gt;, a &lt;a href=\"http://darksouls3.wiki.fextralife.com/Large+Soul+of+an+Unknown+Traveler\"&gt;Large Soul of an Unknown Traveler&lt;/a&gt;, and finally another &lt;a href=\"http://darksouls3.wiki.fextralife.com/Large+Soul+of+an+Unknown+Traveler\"&gt;Large Soul of an Unknown Traveler&lt;/a&gt;"},</text:p>
          </table:table-cell>
        </table:table-row>
        <table:table-row table:style-name="ro1">
          <table:table-cell/>
          <table:table-cell office:value-type="string" calcext:value-type="string">
            <text:p><text:s text:c="12"/>&lt;li data-id="playthrough_5_17" class="f_tit f_weap"&gt;Head back up to where you fought the Cathedral Grave Warden, and head up the set of steps and turn right towards a tower. You can find a &lt;a href="http://darksouls3.wiki.fextralife.com/Titanite+Shard"&gt;Titanite Shard&lt;/a&gt; to the left of the tower. Inside, grab the &lt;a href="http://darksouls3.wiki.fextralife.com/Curse+Ward+Greatshield"&gt;Curse Ward Greatshield&lt;/a&gt;, head downstairs, and create another shortcut by kicking down the ladder&lt;/li&gt;</text:p>
          </table:table-cell>
          <table:table-cell table:formula="of:=TRIM([.B208])" office:value-type="string" office:string-value="&lt;li data-id=&quot;playthrough_5_17&quot; class=&quot;f_tit f_weap&quot;&gt;Head back up to where you fought the Cathedral Grave Warden, and head up the set of steps and turn right towards a tower. You can find a &lt;a href=&quot;http://darksouls3.wiki.fextralife.com/Titanite+Shard&quot;&gt;Titanite Shard&lt;/a&gt; to the left of the tower. Inside, grab the &lt;a href=&quot;http://darksouls3.wiki.fextralife.com/Curse+Ward+Greatshield&quot;&gt;Curse Ward Greatshield&lt;/a&gt;, head downstairs, and create another shortcut by kicking down the ladder&lt;/li&gt;" calcext:value-type="string">
            <text:p>&lt;li data-id="playthrough_5_17" class="f_tit f_weap"&gt;Head back up to where you fought the Cathedral Grave Warden, and head up the set of steps and turn right towards a tower. You can find a &lt;a href="http://darksouls3.wiki.fextralife.com/Titanite+Shard"&gt;Titanite Shard&lt;/a&gt; to the left of the tower. Inside, grab the &lt;a href="http://darksouls3.wiki.fextralife.com/Curse+Ward+Greatshield"&gt;Curse Ward Greatshield&lt;/a&gt;, head downstairs, and create another shortcut by kicking down the ladder&lt;/li&gt;</text:p>
          </table:table-cell>
          <table:table-cell table:formula="of:=FIND(&quot;&quot;&quot;&quot;;[.C208];15)" office:value-type="float" office:value="30" calcext:value-type="float">
            <text:p>30</text:p>
          </table:table-cell>
          <table:table-cell table:formula="of:=FIND(&quot;&quot;&quot;&quot;;[.C208];[.D208]+1)" office:value-type="float" office:value="38" calcext:value-type="float">
            <text:p>38</text:p>
          </table:table-cell>
          <table:table-cell table:formula="of:=FIND(&quot;&quot;&quot;&quot;;[.C208];[.E208]+1)" office:value-type="float" office:value="51" calcext:value-type="float">
            <text:p>51</text:p>
          </table:table-cell>
          <table:table-cell table:formula="of:=MID([.C208];[.E208]+1;[.F208]-[.E208]-1)" office:value-type="string" office:string-value="f_tit f_weap" calcext:value-type="string">
            <text:p>f_tit f_weap</text:p>
          </table:table-cell>
          <table:table-cell table:formula="of:=FIND(&quot; &quot;;[.$G208])" office:value-type="float" office:value="6" calcext:value-type="float">
            <text:p>6</text:p>
          </table:table-cell>
          <table:table-cell table:formula="of:=FIND(&quot; &quot;;[.G208];[.H208]+1)" office:value-type="string" office:string-value="" calcext:value-type="error">
            <text:p>#VALUE!</text:p>
          </table:table-cell>
          <table:table-cell table:formula="of:=FIND(&quot; &quot;;[.G208];[.I208]+1)" office:value-type="string" office:string-value="" calcext:value-type="error">
            <text:p>#VALUE!</text:p>
          </table:table-cell>
          <table:table-cell table:formula="of:=LEFT([.G208];IFERROR([.H208]-1;99))" office:value-type="string" office:string-value="f_tit" calcext:value-type="string">
            <text:p>f_tit</text:p>
          </table:table-cell>
          <table:table-cell table:formula="of:=IF(ISERROR([.H208]);&quot;&quot;;MID([.G208];[.H208]+1;IFERROR([.I208]-[.H208]-1;99)))" office:value-type="string" office:string-value="f_weap" calcext:value-type="string">
            <text:p>f_weap</text:p>
          </table:table-cell>
          <table:table-cell table:formula="of:=IF(ISERROR([.I208]);&quot;&quot;;MID([.G208];[.I208]+1;IFERROR([.J208]-[.I208]-1;99)))">
            <text:p/>
          </table:table-cell>
          <table:table-cell table:formula="of:=IFERROR(VLOOKUP([.K208];['tag lookup'.$A$1:.$B$1048576];2;0);&quot;&quot;)" office:value-type="string" office:string-value="Titanite" calcext:value-type="string">
            <text:p>Titanite</text:p>
          </table:table-cell>
          <table:table-cell table:formula="of:=IFERROR(VLOOKUP([.L208];['tag lookup'.$A$1:.$B$1048576];2;0);&quot;&quot;)" office:value-type="string" office:string-value="Weapons" calcext:value-type="string">
            <text:p>Weapons</text:p>
          </table:table-cell>
          <table:table-cell table:formula="of:=IFERROR(VLOOKUP([.M208];['tag lookup'.$A$1:.$B$1048576];2;0);&quot;&quot;)">
            <text:p/>
          </table:table-cell>
          <table:table-cell table:style-name="ce2" table:formula="of:=IF([.N208]=&quot;&quot;;&quot;&quot;;&quot;,&quot;&quot;tags&quot;&quot;:[&quot;&quot;&quot; &amp; [.N208] &amp; IF([.O208]=&quot;&quot;;&quot;&quot;&quot;]&quot;;&quot;&quot;&quot;,&quot;&quot;&quot; &amp; [.O208]&amp;IF([.P208]=&quot;&quot;;&quot;&quot;&quot;]&quot;;&quot;&quot;&quot;,&quot;&quot;&quot;&amp;[.P208]&amp;&quot;&quot;&quot;]&quot;)))" office:value-type="string" office:string-value=",&quot;tags&quot;:[&quot;Titanite&quot;,&quot;Weapons&quot;]" calcext:value-type="string">
            <text:p>,"tags":["Titanite","Weapons"]</text:p>
          </table:table-cell>
          <table:table-cell table:formula="of:=FIND(&quot;&gt;&quot;;[.B208])" office:value-type="float" office:value="64" calcext:value-type="float">
            <text:p>64</text:p>
          </table:table-cell>
          <table:table-cell table:formula="of:=MID([.B208];[.R208]+1;LEN([.B208])-[.R208]-5)" office:value-type="string" office:string-value="Head back up to where you fought the Cathedral Grave Warden, and head up the set of steps and turn right towards a tower. You can find a &lt;a href=&quot;http://darksouls3.wiki.fextralife.com/Titanite+Shard&quot;&gt;Titanite Shard&lt;/a&gt; to the left of the tower. Inside, grab the &lt;a href=&quot;http://darksouls3.wiki.fextralife.com/Curse+Ward+Greatshield&quot;&gt;Curse Ward Greatshield&lt;/a&gt;, head downstairs, and create another shortcut by kicking down the ladder" calcext:value-type="string">
            <text:p>Head back up to where you fought the Cathedral Grave Warden, and head up the set of steps and turn right towards a tower. You can find a &lt;a href="http://darksouls3.wiki.fextralife.com/Titanite+Shard"&gt;Titanite Shard&lt;/a&gt; to the left of the tower. Inside, grab the &lt;a href="http://darksouls3.wiki.fextralife.com/Curse+Ward+Greatshield"&gt;Curse Ward Greatshield&lt;/a&gt;, head downstairs, and create another shortcut by kicking down the ladder</text:p>
          </table:table-cell>
          <table:table-cell table:formula="of:=&quot;{&quot;&quot;text&quot;&quot;:&quot;&quot;&quot;&amp;SUBSTITUTE([.S208];&quot;&quot;&quot;&quot;;&quot;\&quot;&quot;&quot;)&amp;&quot;&quot;&quot;&quot;&amp;[.Q208]&amp;&quot;},&quot;" office:value-type="string" office:string-value="{&quot;text&quot;:&quot;Head back up to where you fought the Cathedral Grave Warden, and head up the set of steps and turn right towards a tower. You can find a &lt;a href=\&quot;http://darksouls3.wiki.fextralife.com/Titanite+Shard\&quot;&gt;Titanite Shard&lt;/a&gt; to the left of the tower. Inside, grab the &lt;a href=\&quot;http://darksouls3.wiki.fextralife.com/Curse+Ward+Greatshield\&quot;&gt;Curse Ward Greatshield&lt;/a&gt;, head downstairs, and create another shortcut by kicking down the ladder&quot;,&quot;tags&quot;:[&quot;Titanite&quot;,&quot;Weapons&quot;]}," calcext:value-type="string">
            <text:p>{"text":"Head back up to where you fought the Cathedral Grave Warden, and head up the set of steps and turn right towards a tower. You can find a &lt;a href=\"http://darksouls3.wiki.fextralife.com/Titanite+Shard\"&gt;Titanite Shard&lt;/a&gt; to the left of the tower. Inside, grab the &lt;a href=\"http://darksouls3.wiki.fextralife.com/Curse+Ward+Greatshield\"&gt;Curse Ward Greatshield&lt;/a&gt;, head downstairs, and create another shortcut by kicking down the ladder","tags":["Titanite","Weapons"]},</text:p>
          </table:table-cell>
        </table:table-row>
        <table:table-row table:style-name="ro1">
          <table:table-cell/>
          <table:table-cell office:value-type="string" calcext:value-type="string">
            <text:p><text:s text:c="12"/>&lt;li data-id="playthrough_5_18" class="f_misc"&gt;Head back up and out and towards the cathedral's main double doors. Head left first and roll through some crates to find &lt;a href="http://darksouls3.wiki.fextralife.com/Rusted+Coin"&gt;Rusted Coin&amp;nbsp;x2&lt;/a&gt;&lt;/li&gt;</text:p>
          </table:table-cell>
          <table:table-cell table:formula="of:=TRIM([.B209])" office:value-type="string" office:string-value="&lt;li data-id=&quot;playthrough_5_18&quot; class=&quot;f_misc&quot;&gt;Head back up and out and towards the cathedral's main double doors. Head left first and roll through some crates to find &lt;a href=&quot;http://darksouls3.wiki.fextralife.com/Rusted+Coin&quot;&gt;Rusted Coin&amp;nbsp;x2&lt;/a&gt;&lt;/li&gt;" calcext:value-type="string">
            <text:p>&lt;li data-id="playthrough_5_18" class="f_misc"&gt;Head back up and out and towards the cathedral's main double doors. Head left first and roll through some crates to find &lt;a href="http://darksouls3.wiki.fextralife.com/Rusted+Coin"&gt;Rusted Coin&amp;nbsp;x2&lt;/a&gt;&lt;/li&gt;</text:p>
          </table:table-cell>
          <table:table-cell table:formula="of:=FIND(&quot;&quot;&quot;&quot;;[.C209];15)" office:value-type="float" office:value="30" calcext:value-type="float">
            <text:p>30</text:p>
          </table:table-cell>
          <table:table-cell table:formula="of:=FIND(&quot;&quot;&quot;&quot;;[.C209];[.D209]+1)" office:value-type="float" office:value="38" calcext:value-type="float">
            <text:p>38</text:p>
          </table:table-cell>
          <table:table-cell table:formula="of:=FIND(&quot;&quot;&quot;&quot;;[.C209];[.E209]+1)" office:value-type="float" office:value="45" calcext:value-type="float">
            <text:p>45</text:p>
          </table:table-cell>
          <table:table-cell table:formula="of:=MID([.C209];[.E209]+1;[.F209]-[.E209]-1)" office:value-type="string" office:string-value="f_misc" calcext:value-type="string">
            <text:p>f_misc</text:p>
          </table:table-cell>
          <table:table-cell table:formula="of:=FIND(&quot; &quot;;[.$G209])" office:value-type="string" office:string-value="" calcext:value-type="error">
            <text:p>#VALUE!</text:p>
          </table:table-cell>
          <table:table-cell table:formula="of:=FIND(&quot; &quot;;[.G209];[.H209]+1)" office:value-type="string" office:string-value="" calcext:value-type="error">
            <text:p>#VALUE!</text:p>
          </table:table-cell>
          <table:table-cell table:formula="of:=FIND(&quot; &quot;;[.G209];[.I209]+1)" office:value-type="string" office:string-value="" calcext:value-type="error">
            <text:p>#VALUE!</text:p>
          </table:table-cell>
          <table:table-cell table:formula="of:=LEFT([.G209];IFERROR([.H209]-1;99))" office:value-type="string" office:string-value="f_misc" calcext:value-type="string">
            <text:p>f_misc</text:p>
          </table:table-cell>
          <table:table-cell table:formula="of:=IF(ISERROR([.H209]);&quot;&quot;;MID([.G209];[.H209]+1;IFERROR([.I209]-[.H209]-1;99)))">
            <text:p/>
          </table:table-cell>
          <table:table-cell table:formula="of:=IF(ISERROR([.I209]);&quot;&quot;;MID([.G209];[.I209]+1;IFERROR([.J209]-[.I209]-1;99)))">
            <text:p/>
          </table:table-cell>
          <table:table-cell table:formula="of:=IFERROR(VLOOKUP([.K209];['tag lookup'.$A$1:.$B$1048576];2;0);&quot;&quot;)" office:value-type="string" office:string-value="Misc. items" calcext:value-type="string">
            <text:p>Misc. items</text:p>
          </table:table-cell>
          <table:table-cell table:formula="of:=IFERROR(VLOOKUP([.L209];['tag lookup'.$A$1:.$B$1048576];2;0);&quot;&quot;)">
            <text:p/>
          </table:table-cell>
          <table:table-cell table:formula="of:=IFERROR(VLOOKUP([.M209];['tag lookup'.$A$1:.$B$1048576];2;0);&quot;&quot;)">
            <text:p/>
          </table:table-cell>
          <table:table-cell table:style-name="ce2" table:formula="of:=IF([.N209]=&quot;&quot;;&quot;&quot;;&quot;,&quot;&quot;tags&quot;&quot;:[&quot;&quot;&quot; &amp; [.N209] &amp; IF([.O209]=&quot;&quot;;&quot;&quot;&quot;]&quot;;&quot;&quot;&quot;,&quot;&quot;&quot; &amp; [.O209]&amp;IF([.P209]=&quot;&quot;;&quot;&quot;&quot;]&quot;;&quot;&quot;&quot;,&quot;&quot;&quot;&amp;[.P209]&amp;&quot;&quot;&quot;]&quot;)))" office:value-type="string" office:string-value=",&quot;tags&quot;:[&quot;Misc. items&quot;]" calcext:value-type="string">
            <text:p>,"tags":["Misc. items"]</text:p>
          </table:table-cell>
          <table:table-cell table:formula="of:=FIND(&quot;&gt;&quot;;[.B209])" office:value-type="float" office:value="58" calcext:value-type="float">
            <text:p>58</text:p>
          </table:table-cell>
          <table:table-cell table:formula="of:=MID([.B209];[.R209]+1;LEN([.B209])-[.R209]-5)" office:value-type="string" office:string-value="Head back up and out and towards the cathedral's main double doors. Head left first and roll through some crates to find &lt;a href=&quot;http://darksouls3.wiki.fextralife.com/Rusted+Coin&quot;&gt;Rusted Coin&amp;nbsp;x2&lt;/a&gt;" calcext:value-type="string">
            <text:p>Head back up and out and towards the cathedral's main double doors. Head left first and roll through some crates to find &lt;a href="http://darksouls3.wiki.fextralife.com/Rusted+Coin"&gt;Rusted Coin&amp;nbsp;x2&lt;/a&gt;</text:p>
          </table:table-cell>
          <table:table-cell table:formula="of:=&quot;{&quot;&quot;text&quot;&quot;:&quot;&quot;&quot;&amp;SUBSTITUTE([.S209];&quot;&quot;&quot;&quot;;&quot;\&quot;&quot;&quot;)&amp;&quot;&quot;&quot;&quot;&amp;[.Q209]&amp;&quot;},&quot;" office:value-type="string" office:string-value="{&quot;text&quot;:&quot;Head back up and out and towards the cathedral's main double doors. Head left first and roll through some crates to find &lt;a href=\&quot;http://darksouls3.wiki.fextralife.com/Rusted+Coin\&quot;&gt;Rusted Coin&amp;nbsp;x2&lt;/a&gt;&quot;,&quot;tags&quot;:[&quot;Misc. items&quot;]}," calcext:value-type="string">
            <text:p>{"text":"Head back up and out and towards the cathedral's main double doors. Head left first and roll through some crates to find &lt;a href=\"http://darksouls3.wiki.fextralife.com/Rusted+Coin\"&gt;Rusted Coin&amp;nbsp;x2&lt;/a&gt;","tags":["Misc. items"]},</text:p>
          </table:table-cell>
        </table:table-row>
        <table:table-row table:style-name="ro1">
          <table:table-cell/>
          <table:table-cell office:value-type="string" calcext:value-type="string">
            <text:p><text:s text:c="12"/>&lt;li data-id="playthrough_5_19" class="f_misc"&gt;Heading right from the double doors, you'll find a corpse with a &lt;a href="http://darksouls3.wiki.fextralife.com/Red+Bug+Pellet"&gt;Red Bug Pellet&lt;/a&gt;&lt;/li&gt;</text:p>
          </table:table-cell>
          <table:table-cell table:formula="of:=TRIM([.B210])" office:value-type="string" office:string-value="&lt;li data-id=&quot;playthrough_5_19&quot; class=&quot;f_misc&quot;&gt;Heading right from the double doors, you'll find a corpse with a &lt;a href=&quot;http://darksouls3.wiki.fextralife.com/Red+Bug+Pellet&quot;&gt;Red Bug Pellet&lt;/a&gt;&lt;/li&gt;" calcext:value-type="string">
            <text:p>&lt;li data-id="playthrough_5_19" class="f_misc"&gt;Heading right from the double doors, you'll find a corpse with a &lt;a href="http://darksouls3.wiki.fextralife.com/Red+Bug+Pellet"&gt;Red Bug Pellet&lt;/a&gt;&lt;/li&gt;</text:p>
          </table:table-cell>
          <table:table-cell table:formula="of:=FIND(&quot;&quot;&quot;&quot;;[.C210];15)" office:value-type="float" office:value="30" calcext:value-type="float">
            <text:p>30</text:p>
          </table:table-cell>
          <table:table-cell table:formula="of:=FIND(&quot;&quot;&quot;&quot;;[.C210];[.D210]+1)" office:value-type="float" office:value="38" calcext:value-type="float">
            <text:p>38</text:p>
          </table:table-cell>
          <table:table-cell table:formula="of:=FIND(&quot;&quot;&quot;&quot;;[.C210];[.E210]+1)" office:value-type="float" office:value="45" calcext:value-type="float">
            <text:p>45</text:p>
          </table:table-cell>
          <table:table-cell table:formula="of:=MID([.C210];[.E210]+1;[.F210]-[.E210]-1)" office:value-type="string" office:string-value="f_misc" calcext:value-type="string">
            <text:p>f_misc</text:p>
          </table:table-cell>
          <table:table-cell table:formula="of:=FIND(&quot; &quot;;[.$G210])" office:value-type="string" office:string-value="" calcext:value-type="error">
            <text:p>#VALUE!</text:p>
          </table:table-cell>
          <table:table-cell table:formula="of:=FIND(&quot; &quot;;[.G210];[.H210]+1)" office:value-type="string" office:string-value="" calcext:value-type="error">
            <text:p>#VALUE!</text:p>
          </table:table-cell>
          <table:table-cell table:formula="of:=FIND(&quot; &quot;;[.G210];[.I210]+1)" office:value-type="string" office:string-value="" calcext:value-type="error">
            <text:p>#VALUE!</text:p>
          </table:table-cell>
          <table:table-cell table:formula="of:=LEFT([.G210];IFERROR([.H210]-1;99))" office:value-type="string" office:string-value="f_misc" calcext:value-type="string">
            <text:p>f_misc</text:p>
          </table:table-cell>
          <table:table-cell table:formula="of:=IF(ISERROR([.H210]);&quot;&quot;;MID([.G210];[.H210]+1;IFERROR([.I210]-[.H210]-1;99)))">
            <text:p/>
          </table:table-cell>
          <table:table-cell table:formula="of:=IF(ISERROR([.I210]);&quot;&quot;;MID([.G210];[.I210]+1;IFERROR([.J210]-[.I210]-1;99)))">
            <text:p/>
          </table:table-cell>
          <table:table-cell table:formula="of:=IFERROR(VLOOKUP([.K210];['tag lookup'.$A$1:.$B$1048576];2;0);&quot;&quot;)" office:value-type="string" office:string-value="Misc. items" calcext:value-type="string">
            <text:p>Misc. items</text:p>
          </table:table-cell>
          <table:table-cell table:formula="of:=IFERROR(VLOOKUP([.L210];['tag lookup'.$A$1:.$B$1048576];2;0);&quot;&quot;)">
            <text:p/>
          </table:table-cell>
          <table:table-cell table:formula="of:=IFERROR(VLOOKUP([.M210];['tag lookup'.$A$1:.$B$1048576];2;0);&quot;&quot;)">
            <text:p/>
          </table:table-cell>
          <table:table-cell table:style-name="ce2" table:formula="of:=IF([.N210]=&quot;&quot;;&quot;&quot;;&quot;,&quot;&quot;tags&quot;&quot;:[&quot;&quot;&quot; &amp; [.N210] &amp; IF([.O210]=&quot;&quot;;&quot;&quot;&quot;]&quot;;&quot;&quot;&quot;,&quot;&quot;&quot; &amp; [.O210]&amp;IF([.P210]=&quot;&quot;;&quot;&quot;&quot;]&quot;;&quot;&quot;&quot;,&quot;&quot;&quot;&amp;[.P210]&amp;&quot;&quot;&quot;]&quot;)))" office:value-type="string" office:string-value=",&quot;tags&quot;:[&quot;Misc. items&quot;]" calcext:value-type="string">
            <text:p>,"tags":["Misc. items"]</text:p>
          </table:table-cell>
          <table:table-cell table:formula="of:=FIND(&quot;&gt;&quot;;[.B210])" office:value-type="float" office:value="58" calcext:value-type="float">
            <text:p>58</text:p>
          </table:table-cell>
          <table:table-cell table:formula="of:=MID([.B210];[.R210]+1;LEN([.B210])-[.R210]-5)" office:value-type="string" office:string-value="Heading right from the double doors, you'll find a corpse with a &lt;a href=&quot;http://darksouls3.wiki.fextralife.com/Red+Bug+Pellet&quot;&gt;Red Bug Pellet&lt;/a&gt;" calcext:value-type="string">
            <text:p>Heading right from the double doors, you'll find a corpse with a &lt;a href="http://darksouls3.wiki.fextralife.com/Red+Bug+Pellet"&gt;Red Bug Pellet&lt;/a&gt;</text:p>
          </table:table-cell>
          <table:table-cell table:formula="of:=&quot;{&quot;&quot;text&quot;&quot;:&quot;&quot;&quot;&amp;SUBSTITUTE([.S210];&quot;&quot;&quot;&quot;;&quot;\&quot;&quot;&quot;)&amp;&quot;&quot;&quot;&quot;&amp;[.Q210]&amp;&quot;},&quot;" office:value-type="string" office:string-value="{&quot;text&quot;:&quot;Heading right from the double doors, you'll find a corpse with a &lt;a href=\&quot;http://darksouls3.wiki.fextralife.com/Red+Bug+Pellet\&quot;&gt;Red Bug Pellet&lt;/a&gt;&quot;,&quot;tags&quot;:[&quot;Misc. items&quot;]}," calcext:value-type="string">
            <text:p>{"text":"Heading right from the double doors, you'll find a corpse with a &lt;a href=\"http://darksouls3.wiki.fextralife.com/Red+Bug+Pellet\"&gt;Red Bug Pellet&lt;/a&gt;","tags":["Misc. items"]},</text:p>
          </table:table-cell>
        </table:table-row>
        <table:table-row table:style-name="ro1">
          <table:table-cell/>
          <table:table-cell office:value-type="string" calcext:value-type="string">
            <text:p><text:s text:c="12"/>&lt;li data-id="playthrough_5_20" class="f_misc"&gt;Continue on across the narrow roof (watching out for ambushes) and grab the &lt;a href="http://darksouls3.wiki.fextralife.com/Large+Soul+of+an+Unknown+Traveler"&gt;Large Soul of an Unknown Traveler&lt;/a&gt; from the other side&lt;/li&gt;</text:p>
          </table:table-cell>
          <table:table-cell table:formula="of:=TRIM([.B211])" office:value-type="string" office:string-value="&lt;li data-id=&quot;playthrough_5_20&quot; class=&quot;f_misc&quot;&gt;Continue on across the narrow roof (watching out for ambushes) and grab the &lt;a href=&quot;http://darksouls3.wiki.fextralife.com/Large+Soul+of+an+Unknown+Traveler&quot;&gt;Large Soul of an Unknown Traveler&lt;/a&gt; from the other side&lt;/li&gt;" calcext:value-type="string">
            <text:p>&lt;li data-id="playthrough_5_20" class="f_misc"&gt;Continue on across the narrow roof (watching out for ambushes) and grab the &lt;a href="http://darksouls3.wiki.fextralife.com/Large+Soul+of+an+Unknown+Traveler"&gt;Large Soul of an Unknown Traveler&lt;/a&gt; from the other side&lt;/li&gt;</text:p>
          </table:table-cell>
          <table:table-cell table:formula="of:=FIND(&quot;&quot;&quot;&quot;;[.C211];15)" office:value-type="float" office:value="30" calcext:value-type="float">
            <text:p>30</text:p>
          </table:table-cell>
          <table:table-cell table:formula="of:=FIND(&quot;&quot;&quot;&quot;;[.C211];[.D211]+1)" office:value-type="float" office:value="38" calcext:value-type="float">
            <text:p>38</text:p>
          </table:table-cell>
          <table:table-cell table:formula="of:=FIND(&quot;&quot;&quot;&quot;;[.C211];[.E211]+1)" office:value-type="float" office:value="45" calcext:value-type="float">
            <text:p>45</text:p>
          </table:table-cell>
          <table:table-cell table:formula="of:=MID([.C211];[.E211]+1;[.F211]-[.E211]-1)" office:value-type="string" office:string-value="f_misc" calcext:value-type="string">
            <text:p>f_misc</text:p>
          </table:table-cell>
          <table:table-cell table:formula="of:=FIND(&quot; &quot;;[.$G211])" office:value-type="string" office:string-value="" calcext:value-type="error">
            <text:p>#VALUE!</text:p>
          </table:table-cell>
          <table:table-cell table:formula="of:=FIND(&quot; &quot;;[.G211];[.H211]+1)" office:value-type="string" office:string-value="" calcext:value-type="error">
            <text:p>#VALUE!</text:p>
          </table:table-cell>
          <table:table-cell table:formula="of:=FIND(&quot; &quot;;[.G211];[.I211]+1)" office:value-type="string" office:string-value="" calcext:value-type="error">
            <text:p>#VALUE!</text:p>
          </table:table-cell>
          <table:table-cell table:formula="of:=LEFT([.G211];IFERROR([.H211]-1;99))" office:value-type="string" office:string-value="f_misc" calcext:value-type="string">
            <text:p>f_misc</text:p>
          </table:table-cell>
          <table:table-cell table:formula="of:=IF(ISERROR([.H211]);&quot;&quot;;MID([.G211];[.H211]+1;IFERROR([.I211]-[.H211]-1;99)))">
            <text:p/>
          </table:table-cell>
          <table:table-cell table:formula="of:=IF(ISERROR([.I211]);&quot;&quot;;MID([.G211];[.I211]+1;IFERROR([.J211]-[.I211]-1;99)))">
            <text:p/>
          </table:table-cell>
          <table:table-cell table:formula="of:=IFERROR(VLOOKUP([.K211];['tag lookup'.$A$1:.$B$1048576];2;0);&quot;&quot;)" office:value-type="string" office:string-value="Misc. items" calcext:value-type="string">
            <text:p>Misc. items</text:p>
          </table:table-cell>
          <table:table-cell table:formula="of:=IFERROR(VLOOKUP([.L211];['tag lookup'.$A$1:.$B$1048576];2;0);&quot;&quot;)">
            <text:p/>
          </table:table-cell>
          <table:table-cell table:formula="of:=IFERROR(VLOOKUP([.M211];['tag lookup'.$A$1:.$B$1048576];2;0);&quot;&quot;)">
            <text:p/>
          </table:table-cell>
          <table:table-cell table:style-name="ce2" table:formula="of:=IF([.N211]=&quot;&quot;;&quot;&quot;;&quot;,&quot;&quot;tags&quot;&quot;:[&quot;&quot;&quot; &amp; [.N211] &amp; IF([.O211]=&quot;&quot;;&quot;&quot;&quot;]&quot;;&quot;&quot;&quot;,&quot;&quot;&quot; &amp; [.O211]&amp;IF([.P211]=&quot;&quot;;&quot;&quot;&quot;]&quot;;&quot;&quot;&quot;,&quot;&quot;&quot;&amp;[.P211]&amp;&quot;&quot;&quot;]&quot;)))" office:value-type="string" office:string-value=",&quot;tags&quot;:[&quot;Misc. items&quot;]" calcext:value-type="string">
            <text:p>,"tags":["Misc. items"]</text:p>
          </table:table-cell>
          <table:table-cell table:formula="of:=FIND(&quot;&gt;&quot;;[.B211])" office:value-type="float" office:value="58" calcext:value-type="float">
            <text:p>58</text:p>
          </table:table-cell>
          <table:table-cell table:formula="of:=MID([.B211];[.R211]+1;LEN([.B211])-[.R211]-5)" office:value-type="string" office:string-value="Continue on across the narrow roof (watching out for ambushes) and grab the &lt;a href=&quot;http://darksouls3.wiki.fextralife.com/Large+Soul+of+an+Unknown+Traveler&quot;&gt;Large Soul of an Unknown Traveler&lt;/a&gt; from the other side" calcext:value-type="string">
            <text:p>Continue on across the narrow roof (watching out for ambushes) and grab the &lt;a href="http://darksouls3.wiki.fextralife.com/Large+Soul+of+an+Unknown+Traveler"&gt;Large Soul of an Unknown Traveler&lt;/a&gt; from the other side</text:p>
          </table:table-cell>
          <table:table-cell table:formula="of:=&quot;{&quot;&quot;text&quot;&quot;:&quot;&quot;&quot;&amp;SUBSTITUTE([.S211];&quot;&quot;&quot;&quot;;&quot;\&quot;&quot;&quot;)&amp;&quot;&quot;&quot;&quot;&amp;[.Q211]&amp;&quot;},&quot;" office:value-type="string" office:string-value="{&quot;text&quot;:&quot;Continue on across the narrow roof (watching out for ambushes) and grab the &lt;a href=\&quot;http://darksouls3.wiki.fextralife.com/Large+Soul+of+an+Unknown+Traveler\&quot;&gt;Large Soul of an Unknown Traveler&lt;/a&gt; from the other side&quot;,&quot;tags&quot;:[&quot;Misc. items&quot;]}," calcext:value-type="string">
            <text:p>{"text":"Continue on across the narrow roof (watching out for ambushes) and grab the &lt;a href=\"http://darksouls3.wiki.fextralife.com/Large+Soul+of+an+Unknown+Traveler\"&gt;Large Soul of an Unknown Traveler&lt;/a&gt; from the other side","tags":["Misc. items"]},</text:p>
          </table:table-cell>
        </table:table-row>
        <table:table-row table:style-name="ro1">
          <table:table-cell/>
          <table:table-cell office:value-type="string" calcext:value-type="string">
            <text:p><text:s text:c="12"/>&lt;li data-id="playthrough_5_21" class="f_misc"&gt;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http://darksouls3.wiki.fextralife.com/Red+Bug+Pellet"&gt;Red Bug Pellet&amp;nbsp;x3&lt;/a&gt;. At the other end of this walkway you'll find &lt;a href="http://darksouls3.wiki.fextralife.com/Undead+Hunter+Charm"&gt;Undead Hunter Charm&amp;nbsp;x3&lt;/a&gt;&lt;/li&gt;</text:p>
          </table:table-cell>
          <table:table-cell table:formula="of:=TRIM([.B212])" office:value-type="string" office:string-value="&lt;li data-id=&quot;playthrough_5_21&quot; class=&quot;f_misc&quot;&gt;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quot;http://darksouls3.wiki.fextralife.com/Red+Bug+Pellet&quot;&gt;Red Bug Pellet&amp;nbsp;x3&lt;/a&gt;. At the other end of this walkway you'll find &lt;a href=&quot;http://darksouls3.wiki.fextralife.com/Undead+Hunter+Charm&quot;&gt;Undead Hunter Charm&amp;nbsp;x3&lt;/a&gt;&lt;/li&gt;" calcext:value-type="string">
            <text:p>&lt;li data-id="playthrough_5_21" class="f_misc"&gt;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http://darksouls3.wiki.fextralife.com/Red+Bug+Pellet"&gt;Red Bug Pellet&amp;nbsp;x3&lt;/a&gt;. At the other end of this walkway you'll find &lt;a href="http://darksouls3.wiki.fextralife.com/Undead+Hunter+Charm"&gt;Undead Hunter Charm&amp;nbsp;x3&lt;/a&gt;&lt;/li&gt;</text:p>
          </table:table-cell>
          <table:table-cell table:formula="of:=FIND(&quot;&quot;&quot;&quot;;[.C212];15)" office:value-type="float" office:value="30" calcext:value-type="float">
            <text:p>30</text:p>
          </table:table-cell>
          <table:table-cell table:formula="of:=FIND(&quot;&quot;&quot;&quot;;[.C212];[.D212]+1)" office:value-type="float" office:value="38" calcext:value-type="float">
            <text:p>38</text:p>
          </table:table-cell>
          <table:table-cell table:formula="of:=FIND(&quot;&quot;&quot;&quot;;[.C212];[.E212]+1)" office:value-type="float" office:value="45" calcext:value-type="float">
            <text:p>45</text:p>
          </table:table-cell>
          <table:table-cell table:formula="of:=MID([.C212];[.E212]+1;[.F212]-[.E212]-1)" office:value-type="string" office:string-value="f_misc" calcext:value-type="string">
            <text:p>f_misc</text:p>
          </table:table-cell>
          <table:table-cell table:formula="of:=FIND(&quot; &quot;;[.$G212])" office:value-type="string" office:string-value="" calcext:value-type="error">
            <text:p>#VALUE!</text:p>
          </table:table-cell>
          <table:table-cell table:formula="of:=FIND(&quot; &quot;;[.G212];[.H212]+1)" office:value-type="string" office:string-value="" calcext:value-type="error">
            <text:p>#VALUE!</text:p>
          </table:table-cell>
          <table:table-cell table:formula="of:=FIND(&quot; &quot;;[.G212];[.I212]+1)" office:value-type="string" office:string-value="" calcext:value-type="error">
            <text:p>#VALUE!</text:p>
          </table:table-cell>
          <table:table-cell table:formula="of:=LEFT([.G212];IFERROR([.H212]-1;99))" office:value-type="string" office:string-value="f_misc" calcext:value-type="string">
            <text:p>f_misc</text:p>
          </table:table-cell>
          <table:table-cell table:formula="of:=IF(ISERROR([.H212]);&quot;&quot;;MID([.G212];[.H212]+1;IFERROR([.I212]-[.H212]-1;99)))">
            <text:p/>
          </table:table-cell>
          <table:table-cell table:formula="of:=IF(ISERROR([.I212]);&quot;&quot;;MID([.G212];[.I212]+1;IFERROR([.J212]-[.I212]-1;99)))">
            <text:p/>
          </table:table-cell>
          <table:table-cell table:formula="of:=IFERROR(VLOOKUP([.K212];['tag lookup'.$A$1:.$B$1048576];2;0);&quot;&quot;)" office:value-type="string" office:string-value="Misc. items" calcext:value-type="string">
            <text:p>Misc. items</text:p>
          </table:table-cell>
          <table:table-cell table:formula="of:=IFERROR(VLOOKUP([.L212];['tag lookup'.$A$1:.$B$1048576];2;0);&quot;&quot;)">
            <text:p/>
          </table:table-cell>
          <table:table-cell table:formula="of:=IFERROR(VLOOKUP([.M212];['tag lookup'.$A$1:.$B$1048576];2;0);&quot;&quot;)">
            <text:p/>
          </table:table-cell>
          <table:table-cell table:style-name="ce2" table:formula="of:=IF([.N212]=&quot;&quot;;&quot;&quot;;&quot;,&quot;&quot;tags&quot;&quot;:[&quot;&quot;&quot; &amp; [.N212] &amp; IF([.O212]=&quot;&quot;;&quot;&quot;&quot;]&quot;;&quot;&quot;&quot;,&quot;&quot;&quot; &amp; [.O212]&amp;IF([.P212]=&quot;&quot;;&quot;&quot;&quot;]&quot;;&quot;&quot;&quot;,&quot;&quot;&quot;&amp;[.P212]&amp;&quot;&quot;&quot;]&quot;)))" office:value-type="string" office:string-value=",&quot;tags&quot;:[&quot;Misc. items&quot;]" calcext:value-type="string">
            <text:p>,"tags":["Misc. items"]</text:p>
          </table:table-cell>
          <table:table-cell table:formula="of:=FIND(&quot;&gt;&quot;;[.B212])" office:value-type="float" office:value="58" calcext:value-type="float">
            <text:p>58</text:p>
          </table:table-cell>
          <table:table-cell table:formula="of:=MID([.B212];[.R212]+1;LEN([.B212])-[.R212]-5)" office:value-type="string" office:string-value="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quot;http://darksouls3.wiki.fextralife.com/Red+Bug+Pellet&quot;&gt;Red Bug Pellet&amp;nbsp;x3&lt;/a&gt;. At the other end of this walkway you'll find &lt;a href=&quot;http://darksouls3.wiki.fextralife.com/Undead+Hunter+Charm&quot;&gt;Undead Hunter Charm&amp;nbsp;x3&lt;/a&gt;" calcext:value-type="string">
            <text:p>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http://darksouls3.wiki.fextralife.com/Red+Bug+Pellet"&gt;Red Bug Pellet&amp;nbsp;x3&lt;/a&gt;. At the other end of this walkway you'll find &lt;a href="http://darksouls3.wiki.fextralife.com/Undead+Hunter+Charm"&gt;Undead Hunter Charm&amp;nbsp;x3&lt;/a&gt;</text:p>
          </table:table-cell>
          <table:table-cell table:formula="of:=&quot;{&quot;&quot;text&quot;&quot;:&quot;&quot;&quot;&amp;SUBSTITUTE([.S212];&quot;&quot;&quot;&quot;;&quot;\&quot;&quot;&quot;)&amp;&quot;&quot;&quot;&quot;&amp;[.Q212]&amp;&quot;},&quot;" office:value-type="string" office:string-value="{&quot;text&quot;:&quot;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quot;http://darksouls3.wiki.fextralife.com/Red+Bug+Pellet\&quot;&gt;Red Bug Pellet&amp;nbsp;x3&lt;/a&gt;. At the other end of this walkway you'll find &lt;a href=\&quot;http://darksouls3.wiki.fextralife.com/Undead+Hunter+Charm\&quot;&gt;Undead Hunter Charm&amp;nbsp;x3&lt;/a&gt;&quot;,&quot;tags&quot;:[&quot;Misc. items&quot;]}," calcext:value-type="string">
            <text:p>{"text":"You'll come across a few crossbow-wielding enemies in a lower area a bit farther on. Head down and kill them, then jump over onto the next buttress leading up. From above you can get the drop on a group of Thralls lying in ambush on the nearby roof. After expunging them, jump attack the other Thrall hanging on the wall, landing you right on top of &lt;a href=\"http://darksouls3.wiki.fextralife.com/Red+Bug+Pellet\"&gt;Red Bug Pellet&amp;nbsp;x3&lt;/a&gt;. At the other end of this walkway you'll find &lt;a href=\"http://darksouls3.wiki.fextralife.com/Undead+Hunter+Charm\"&gt;Undead Hunter Charm&amp;nbsp;x3&lt;/a&gt;","tags":["Misc. items"]},</text:p>
          </table:table-cell>
        </table:table-row>
        <table:table-row table:style-name="ro1">
          <table:table-cell/>
          <table:table-cell office:value-type="string" calcext:value-type="string">
            <text:p><text:s text:c="12"/>&lt;li data-id="playthrough_5_22" class="f_misc"&gt;Head back to the lower area where you fought the crossbow-wielding enemies. Continue down the path and take a left into a room where you can grab a &lt;a href="http://darksouls3.wiki.fextralife.com/Soul+of+a+Nameless+Soldier"&gt;Soul of a Nameless Soldier&lt;/a&gt;. (Watch out for another Thrall ambush)&lt;/li&gt;</text:p>
          </table:table-cell>
          <table:table-cell table:formula="of:=TRIM([.B213])" office:value-type="string" office:string-value="&lt;li data-id=&quot;playthrough_5_22&quot; class=&quot;f_misc&quot;&gt;Head back to the lower area where you fought the crossbow-wielding enemies. Continue down the path and take a left into a room where you can grab a &lt;a href=&quot;http://darksouls3.wiki.fextralife.com/Soul+of+a+Nameless+Soldier&quot;&gt;Soul of a Nameless Soldier&lt;/a&gt;. (Watch out for another Thrall ambush)&lt;/li&gt;" calcext:value-type="string">
            <text:p>&lt;li data-id="playthrough_5_22" class="f_misc"&gt;Head back to the lower area where you fought the crossbow-wielding enemies. Continue down the path and take a left into a room where you can grab a &lt;a href="http://darksouls3.wiki.fextralife.com/Soul+of+a+Nameless+Soldier"&gt;Soul of a Nameless Soldier&lt;/a&gt;. (Watch out for another Thrall ambush)&lt;/li&gt;</text:p>
          </table:table-cell>
          <table:table-cell table:formula="of:=FIND(&quot;&quot;&quot;&quot;;[.C213];15)" office:value-type="float" office:value="30" calcext:value-type="float">
            <text:p>30</text:p>
          </table:table-cell>
          <table:table-cell table:formula="of:=FIND(&quot;&quot;&quot;&quot;;[.C213];[.D213]+1)" office:value-type="float" office:value="38" calcext:value-type="float">
            <text:p>38</text:p>
          </table:table-cell>
          <table:table-cell table:formula="of:=FIND(&quot;&quot;&quot;&quot;;[.C213];[.E213]+1)" office:value-type="float" office:value="45" calcext:value-type="float">
            <text:p>45</text:p>
          </table:table-cell>
          <table:table-cell table:formula="of:=MID([.C213];[.E213]+1;[.F213]-[.E213]-1)" office:value-type="string" office:string-value="f_misc" calcext:value-type="string">
            <text:p>f_misc</text:p>
          </table:table-cell>
          <table:table-cell table:formula="of:=FIND(&quot; &quot;;[.$G213])" office:value-type="string" office:string-value="" calcext:value-type="error">
            <text:p>#VALUE!</text:p>
          </table:table-cell>
          <table:table-cell table:formula="of:=FIND(&quot; &quot;;[.G213];[.H213]+1)" office:value-type="string" office:string-value="" calcext:value-type="error">
            <text:p>#VALUE!</text:p>
          </table:table-cell>
          <table:table-cell table:formula="of:=FIND(&quot; &quot;;[.G213];[.I213]+1)" office:value-type="string" office:string-value="" calcext:value-type="error">
            <text:p>#VALUE!</text:p>
          </table:table-cell>
          <table:table-cell table:formula="of:=LEFT([.G213];IFERROR([.H213]-1;99))" office:value-type="string" office:string-value="f_misc" calcext:value-type="string">
            <text:p>f_misc</text:p>
          </table:table-cell>
          <table:table-cell table:formula="of:=IF(ISERROR([.H213]);&quot;&quot;;MID([.G213];[.H213]+1;IFERROR([.I213]-[.H213]-1;99)))">
            <text:p/>
          </table:table-cell>
          <table:table-cell table:formula="of:=IF(ISERROR([.I213]);&quot;&quot;;MID([.G213];[.I213]+1;IFERROR([.J213]-[.I213]-1;99)))">
            <text:p/>
          </table:table-cell>
          <table:table-cell table:formula="of:=IFERROR(VLOOKUP([.K213];['tag lookup'.$A$1:.$B$1048576];2;0);&quot;&quot;)" office:value-type="string" office:string-value="Misc. items" calcext:value-type="string">
            <text:p>Misc. items</text:p>
          </table:table-cell>
          <table:table-cell table:formula="of:=IFERROR(VLOOKUP([.L213];['tag lookup'.$A$1:.$B$1048576];2;0);&quot;&quot;)">
            <text:p/>
          </table:table-cell>
          <table:table-cell table:formula="of:=IFERROR(VLOOKUP([.M213];['tag lookup'.$A$1:.$B$1048576];2;0);&quot;&quot;)">
            <text:p/>
          </table:table-cell>
          <table:table-cell table:style-name="ce2" table:formula="of:=IF([.N213]=&quot;&quot;;&quot;&quot;;&quot;,&quot;&quot;tags&quot;&quot;:[&quot;&quot;&quot; &amp; [.N213] &amp; IF([.O213]=&quot;&quot;;&quot;&quot;&quot;]&quot;;&quot;&quot;&quot;,&quot;&quot;&quot; &amp; [.O213]&amp;IF([.P213]=&quot;&quot;;&quot;&quot;&quot;]&quot;;&quot;&quot;&quot;,&quot;&quot;&quot;&amp;[.P213]&amp;&quot;&quot;&quot;]&quot;)))" office:value-type="string" office:string-value=",&quot;tags&quot;:[&quot;Misc. items&quot;]" calcext:value-type="string">
            <text:p>,"tags":["Misc. items"]</text:p>
          </table:table-cell>
          <table:table-cell table:formula="of:=FIND(&quot;&gt;&quot;;[.B213])" office:value-type="float" office:value="58" calcext:value-type="float">
            <text:p>58</text:p>
          </table:table-cell>
          <table:table-cell table:formula="of:=MID([.B213];[.R213]+1;LEN([.B213])-[.R213]-5)" office:value-type="string" office:string-value="Head back to the lower area where you fought the crossbow-wielding enemies. Continue down the path and take a left into a room where you can grab a &lt;a href=&quot;http://darksouls3.wiki.fextralife.com/Soul+of+a+Nameless+Soldier&quot;&gt;Soul of a Nameless Soldier&lt;/a&gt;. (Watch out for another Thrall ambush)" calcext:value-type="string">
            <text:p>Head back to the lower area where you fought the crossbow-wielding enemies. Continue down the path and take a left into a room where you can grab a &lt;a href="http://darksouls3.wiki.fextralife.com/Soul+of+a+Nameless+Soldier"&gt;Soul of a Nameless Soldier&lt;/a&gt;. (Watch out for another Thrall ambush)</text:p>
          </table:table-cell>
          <table:table-cell table:formula="of:=&quot;{&quot;&quot;text&quot;&quot;:&quot;&quot;&quot;&amp;SUBSTITUTE([.S213];&quot;&quot;&quot;&quot;;&quot;\&quot;&quot;&quot;)&amp;&quot;&quot;&quot;&quot;&amp;[.Q213]&amp;&quot;},&quot;" office:value-type="string" office:string-value="{&quot;text&quot;:&quot;Head back to the lower area where you fought the crossbow-wielding enemies. Continue down the path and take a left into a room where you can grab a &lt;a href=\&quot;http://darksouls3.wiki.fextralife.com/Soul+of+a+Nameless+Soldier\&quot;&gt;Soul of a Nameless Soldier&lt;/a&gt;. (Watch out for another Thrall ambush)&quot;,&quot;tags&quot;:[&quot;Misc. items&quot;]}," calcext:value-type="string">
            <text:p>{"text":"Head back to the lower area where you fought the crossbow-wielding enemies. Continue down the path and take a left into a room where you can grab a &lt;a href=\"http://darksouls3.wiki.fextralife.com/Soul+of+a+Nameless+Soldier\"&gt;Soul of a Nameless Soldier&lt;/a&gt;. (Watch out for another Thrall ambush)","tags":["Misc. items"]},</text:p>
          </table:table-cell>
        </table:table-row>
        <table:table-row table:style-name="ro1">
          <table:table-cell/>
          <table:table-cell office:value-type="string" calcext:value-type="string">
            <text:p><text:s text:c="12"/>&lt;li data-id="playthrough_5_23" class="f_misc"&gt;Head back outside and continue around the perimeter of the cathedral until you reach a dead end with an &lt;a href="http://darksouls3.wiki.fextralife.com/Ember"&gt;Ember&lt;/a&gt;&lt;/li&gt;</text:p>
          </table:table-cell>
          <table:table-cell table:formula="of:=TRIM([.B214])" office:value-type="string" office:string-value="&lt;li data-id=&quot;playthrough_5_23&quot; class=&quot;f_misc&quot;&gt;Head back outside and continue around the perimeter of the cathedral until you reach a dead end with an &lt;a href=&quot;http://darksouls3.wiki.fextralife.com/Ember&quot;&gt;Ember&lt;/a&gt;&lt;/li&gt;" calcext:value-type="string">
            <text:p>&lt;li data-id="playthrough_5_23" class="f_misc"&gt;Head back outside and continue around the perimeter of the cathedral until you reach a dead end with an &lt;a href="http://darksouls3.wiki.fextralife.com/Ember"&gt;Ember&lt;/a&gt;&lt;/li&gt;</text:p>
          </table:table-cell>
          <table:table-cell table:formula="of:=FIND(&quot;&quot;&quot;&quot;;[.C214];15)" office:value-type="float" office:value="30" calcext:value-type="float">
            <text:p>30</text:p>
          </table:table-cell>
          <table:table-cell table:formula="of:=FIND(&quot;&quot;&quot;&quot;;[.C214];[.D214]+1)" office:value-type="float" office:value="38" calcext:value-type="float">
            <text:p>38</text:p>
          </table:table-cell>
          <table:table-cell table:formula="of:=FIND(&quot;&quot;&quot;&quot;;[.C214];[.E214]+1)" office:value-type="float" office:value="45" calcext:value-type="float">
            <text:p>45</text:p>
          </table:table-cell>
          <table:table-cell table:formula="of:=MID([.C214];[.E214]+1;[.F214]-[.E214]-1)" office:value-type="string" office:string-value="f_misc" calcext:value-type="string">
            <text:p>f_misc</text:p>
          </table:table-cell>
          <table:table-cell table:formula="of:=FIND(&quot; &quot;;[.$G214])" office:value-type="string" office:string-value="" calcext:value-type="error">
            <text:p>#VALUE!</text:p>
          </table:table-cell>
          <table:table-cell table:formula="of:=FIND(&quot; &quot;;[.G214];[.H214]+1)" office:value-type="string" office:string-value="" calcext:value-type="error">
            <text:p>#VALUE!</text:p>
          </table:table-cell>
          <table:table-cell table:formula="of:=FIND(&quot; &quot;;[.G214];[.I214]+1)" office:value-type="string" office:string-value="" calcext:value-type="error">
            <text:p>#VALUE!</text:p>
          </table:table-cell>
          <table:table-cell table:formula="of:=LEFT([.G214];IFERROR([.H214]-1;99))" office:value-type="string" office:string-value="f_misc" calcext:value-type="string">
            <text:p>f_misc</text:p>
          </table:table-cell>
          <table:table-cell table:formula="of:=IF(ISERROR([.H214]);&quot;&quot;;MID([.G214];[.H214]+1;IFERROR([.I214]-[.H214]-1;99)))">
            <text:p/>
          </table:table-cell>
          <table:table-cell table:formula="of:=IF(ISERROR([.I214]);&quot;&quot;;MID([.G214];[.I214]+1;IFERROR([.J214]-[.I214]-1;99)))">
            <text:p/>
          </table:table-cell>
          <table:table-cell table:formula="of:=IFERROR(VLOOKUP([.K214];['tag lookup'.$A$1:.$B$1048576];2;0);&quot;&quot;)" office:value-type="string" office:string-value="Misc. items" calcext:value-type="string">
            <text:p>Misc. items</text:p>
          </table:table-cell>
          <table:table-cell table:formula="of:=IFERROR(VLOOKUP([.L214];['tag lookup'.$A$1:.$B$1048576];2;0);&quot;&quot;)">
            <text:p/>
          </table:table-cell>
          <table:table-cell table:formula="of:=IFERROR(VLOOKUP([.M214];['tag lookup'.$A$1:.$B$1048576];2;0);&quot;&quot;)">
            <text:p/>
          </table:table-cell>
          <table:table-cell table:style-name="ce2" table:formula="of:=IF([.N214]=&quot;&quot;;&quot;&quot;;&quot;,&quot;&quot;tags&quot;&quot;:[&quot;&quot;&quot; &amp; [.N214] &amp; IF([.O214]=&quot;&quot;;&quot;&quot;&quot;]&quot;;&quot;&quot;&quot;,&quot;&quot;&quot; &amp; [.O214]&amp;IF([.P214]=&quot;&quot;;&quot;&quot;&quot;]&quot;;&quot;&quot;&quot;,&quot;&quot;&quot;&amp;[.P214]&amp;&quot;&quot;&quot;]&quot;)))" office:value-type="string" office:string-value=",&quot;tags&quot;:[&quot;Misc. items&quot;]" calcext:value-type="string">
            <text:p>,"tags":["Misc. items"]</text:p>
          </table:table-cell>
          <table:table-cell table:formula="of:=FIND(&quot;&gt;&quot;;[.B214])" office:value-type="float" office:value="58" calcext:value-type="float">
            <text:p>58</text:p>
          </table:table-cell>
          <table:table-cell table:formula="of:=MID([.B214];[.R214]+1;LEN([.B214])-[.R214]-5)" office:value-type="string" office:string-value="Head back outside and continue around the perimeter of the cathedral until you reach a dead end with an &lt;a href=&quot;http://darksouls3.wiki.fextralife.com/Ember&quot;&gt;Ember&lt;/a&gt;" calcext:value-type="string">
            <text:p>Head back outside and continue around the perimeter of the cathedral until you reach a dead end with an &lt;a href="http://darksouls3.wiki.fextralife.com/Ember"&gt;Ember&lt;/a&gt;</text:p>
          </table:table-cell>
          <table:table-cell table:formula="of:=&quot;{&quot;&quot;text&quot;&quot;:&quot;&quot;&quot;&amp;SUBSTITUTE([.S214];&quot;&quot;&quot;&quot;;&quot;\&quot;&quot;&quot;)&amp;&quot;&quot;&quot;&quot;&amp;[.Q214]&amp;&quot;},&quot;" office:value-type="string" office:string-value="{&quot;text&quot;:&quot;Head back outside and continue around the perimeter of the cathedral until you reach a dead end with an &lt;a href=\&quot;http://darksouls3.wiki.fextralife.com/Ember\&quot;&gt;Ember&lt;/a&gt;&quot;,&quot;tags&quot;:[&quot;Misc. items&quot;]}," calcext:value-type="string">
            <text:p>{"text":"Head back outside and continue around the perimeter of the cathedral until you reach a dead end with an &lt;a href=\"http://darksouls3.wiki.fextralife.com/Ember\"&gt;Ember&lt;/a&gt;","tags":["Misc. items"]},</text:p>
          </table:table-cell>
        </table:table-row>
        <table:table-row table:style-name="ro1">
          <table:table-cell/>
          <table:table-cell office:value-type="string" calcext:value-type="string">
            <text:p><text:s text:c="12"/>&lt;li data-id="playthrough_5_24" class="f_misc"&gt;Turn around and head back a short way to open a set of double doors which lead into the cathedral. Head left once inside and grab the &lt;a href="http://darksouls3.wiki.fextralife.com/Duel+Charm"&gt;Duel Charm&lt;/a&gt; from in front of a poison-spewing statue&lt;/li&gt;</text:p>
          </table:table-cell>
          <table:table-cell table:formula="of:=TRIM([.B215])" office:value-type="string" office:string-value="&lt;li data-id=&quot;playthrough_5_24&quot; class=&quot;f_misc&quot;&gt;Turn around and head back a short way to open a set of double doors which lead into the cathedral. Head left once inside and grab the &lt;a href=&quot;http://darksouls3.wiki.fextralife.com/Duel+Charm&quot;&gt;Duel Charm&lt;/a&gt; from in front of a poison-spewing statue&lt;/li&gt;" calcext:value-type="string">
            <text:p>&lt;li data-id="playthrough_5_24" class="f_misc"&gt;Turn around and head back a short way to open a set of double doors which lead into the cathedral. Head left once inside and grab the &lt;a href="http://darksouls3.wiki.fextralife.com/Duel+Charm"&gt;Duel Charm&lt;/a&gt; from in front of a poison-spewing statue&lt;/li&gt;</text:p>
          </table:table-cell>
          <table:table-cell table:formula="of:=FIND(&quot;&quot;&quot;&quot;;[.C215];15)" office:value-type="float" office:value="30" calcext:value-type="float">
            <text:p>30</text:p>
          </table:table-cell>
          <table:table-cell table:formula="of:=FIND(&quot;&quot;&quot;&quot;;[.C215];[.D215]+1)" office:value-type="float" office:value="38" calcext:value-type="float">
            <text:p>38</text:p>
          </table:table-cell>
          <table:table-cell table:formula="of:=FIND(&quot;&quot;&quot;&quot;;[.C215];[.E215]+1)" office:value-type="float" office:value="45" calcext:value-type="float">
            <text:p>45</text:p>
          </table:table-cell>
          <table:table-cell table:formula="of:=MID([.C215];[.E215]+1;[.F215]-[.E215]-1)" office:value-type="string" office:string-value="f_misc" calcext:value-type="string">
            <text:p>f_misc</text:p>
          </table:table-cell>
          <table:table-cell table:formula="of:=FIND(&quot; &quot;;[.$G215])" office:value-type="string" office:string-value="" calcext:value-type="error">
            <text:p>#VALUE!</text:p>
          </table:table-cell>
          <table:table-cell table:formula="of:=FIND(&quot; &quot;;[.G215];[.H215]+1)" office:value-type="string" office:string-value="" calcext:value-type="error">
            <text:p>#VALUE!</text:p>
          </table:table-cell>
          <table:table-cell table:formula="of:=FIND(&quot; &quot;;[.G215];[.I215]+1)" office:value-type="string" office:string-value="" calcext:value-type="error">
            <text:p>#VALUE!</text:p>
          </table:table-cell>
          <table:table-cell table:formula="of:=LEFT([.G215];IFERROR([.H215]-1;99))" office:value-type="string" office:string-value="f_misc" calcext:value-type="string">
            <text:p>f_misc</text:p>
          </table:table-cell>
          <table:table-cell table:formula="of:=IF(ISERROR([.H215]);&quot;&quot;;MID([.G215];[.H215]+1;IFERROR([.I215]-[.H215]-1;99)))">
            <text:p/>
          </table:table-cell>
          <table:table-cell table:formula="of:=IF(ISERROR([.I215]);&quot;&quot;;MID([.G215];[.I215]+1;IFERROR([.J215]-[.I215]-1;99)))">
            <text:p/>
          </table:table-cell>
          <table:table-cell table:formula="of:=IFERROR(VLOOKUP([.K215];['tag lookup'.$A$1:.$B$1048576];2;0);&quot;&quot;)" office:value-type="string" office:string-value="Misc. items" calcext:value-type="string">
            <text:p>Misc. items</text:p>
          </table:table-cell>
          <table:table-cell table:formula="of:=IFERROR(VLOOKUP([.L215];['tag lookup'.$A$1:.$B$1048576];2;0);&quot;&quot;)">
            <text:p/>
          </table:table-cell>
          <table:table-cell table:formula="of:=IFERROR(VLOOKUP([.M215];['tag lookup'.$A$1:.$B$1048576];2;0);&quot;&quot;)">
            <text:p/>
          </table:table-cell>
          <table:table-cell table:style-name="ce2" table:formula="of:=IF([.N215]=&quot;&quot;;&quot;&quot;;&quot;,&quot;&quot;tags&quot;&quot;:[&quot;&quot;&quot; &amp; [.N215] &amp; IF([.O215]=&quot;&quot;;&quot;&quot;&quot;]&quot;;&quot;&quot;&quot;,&quot;&quot;&quot; &amp; [.O215]&amp;IF([.P215]=&quot;&quot;;&quot;&quot;&quot;]&quot;;&quot;&quot;&quot;,&quot;&quot;&quot;&amp;[.P215]&amp;&quot;&quot;&quot;]&quot;)))" office:value-type="string" office:string-value=",&quot;tags&quot;:[&quot;Misc. items&quot;]" calcext:value-type="string">
            <text:p>,"tags":["Misc. items"]</text:p>
          </table:table-cell>
          <table:table-cell table:formula="of:=FIND(&quot;&gt;&quot;;[.B215])" office:value-type="float" office:value="58" calcext:value-type="float">
            <text:p>58</text:p>
          </table:table-cell>
          <table:table-cell table:formula="of:=MID([.B215];[.R215]+1;LEN([.B215])-[.R215]-5)" office:value-type="string" office:string-value="Turn around and head back a short way to open a set of double doors which lead into the cathedral. Head left once inside and grab the &lt;a href=&quot;http://darksouls3.wiki.fextralife.com/Duel+Charm&quot;&gt;Duel Charm&lt;/a&gt; from in front of a poison-spewing statue" calcext:value-type="string">
            <text:p>Turn around and head back a short way to open a set of double doors which lead into the cathedral. Head left once inside and grab the &lt;a href="http://darksouls3.wiki.fextralife.com/Duel+Charm"&gt;Duel Charm&lt;/a&gt; from in front of a poison-spewing statue</text:p>
          </table:table-cell>
          <table:table-cell table:formula="of:=&quot;{&quot;&quot;text&quot;&quot;:&quot;&quot;&quot;&amp;SUBSTITUTE([.S215];&quot;&quot;&quot;&quot;;&quot;\&quot;&quot;&quot;)&amp;&quot;&quot;&quot;&quot;&amp;[.Q215]&amp;&quot;},&quot;" office:value-type="string" office:string-value="{&quot;text&quot;:&quot;Turn around and head back a short way to open a set of double doors which lead into the cathedral. Head left once inside and grab the &lt;a href=\&quot;http://darksouls3.wiki.fextralife.com/Duel+Charm\&quot;&gt;Duel Charm&lt;/a&gt; from in front of a poison-spewing statue&quot;,&quot;tags&quot;:[&quot;Misc. items&quot;]}," calcext:value-type="string">
            <text:p>{"text":"Turn around and head back a short way to open a set of double doors which lead into the cathedral. Head left once inside and grab the &lt;a href=\"http://darksouls3.wiki.fextralife.com/Duel+Charm\"&gt;Duel Charm&lt;/a&gt; from in front of a poison-spewing statue","tags":["Misc. items"]},</text:p>
          </table:table-cell>
        </table:table-row>
        <table:table-row table:style-name="ro1">
          <table:table-cell/>
          <table:table-cell office:value-type="string" calcext:value-type="string">
            <text:p><text:s text:c="12"/>&lt;li data-id="playthrough_5_25" class="f_gem"&gt;Continue through a dining room until you reach a lift which you can take to open a shortcut to the Cleansing Chapel bonfire. Head back up the lift and take notice of the enemy lurking above before taking the long set of steps (to the right of the balcony) down to grab a &lt;a href="http://darksouls3.wiki.fextralife.com/Deep+Gem"&gt;Deep Gem&lt;/a&gt;&lt;/li&gt;</text:p>
          </table:table-cell>
          <table:table-cell table:formula="of:=TRIM([.B216])" office:value-type="string" office:string-value="&lt;li data-id=&quot;playthrough_5_25&quot; class=&quot;f_gem&quot;&gt;Continue through a dining room until you reach a lift which you can take to open a shortcut to the Cleansing Chapel bonfire. Head back up the lift and take notice of the enemy lurking above before taking the long set of steps (to the right of the balcony) down to grab a &lt;a href=&quot;http://darksouls3.wiki.fextralife.com/Deep+Gem&quot;&gt;Deep Gem&lt;/a&gt;&lt;/li&gt;" calcext:value-type="string">
            <text:p>&lt;li data-id="playthrough_5_25" class="f_gem"&gt;Continue through a dining room until you reach a lift which you can take to open a shortcut to the Cleansing Chapel bonfire. Head back up the lift and take notice of the enemy lurking above before taking the long set of steps (to the right of the balcony) down to grab a &lt;a href="http://darksouls3.wiki.fextralife.com/Deep+Gem"&gt;Deep Gem&lt;/a&gt;&lt;/li&gt;</text:p>
          </table:table-cell>
          <table:table-cell table:formula="of:=FIND(&quot;&quot;&quot;&quot;;[.C216];15)" office:value-type="float" office:value="30" calcext:value-type="float">
            <text:p>30</text:p>
          </table:table-cell>
          <table:table-cell table:formula="of:=FIND(&quot;&quot;&quot;&quot;;[.C216];[.D216]+1)" office:value-type="float" office:value="38" calcext:value-type="float">
            <text:p>38</text:p>
          </table:table-cell>
          <table:table-cell table:formula="of:=FIND(&quot;&quot;&quot;&quot;;[.C216];[.E216]+1)" office:value-type="float" office:value="44" calcext:value-type="float">
            <text:p>44</text:p>
          </table:table-cell>
          <table:table-cell table:formula="of:=MID([.C216];[.E216]+1;[.F216]-[.E216]-1)" office:value-type="string" office:string-value="f_gem" calcext:value-type="string">
            <text:p>f_gem</text:p>
          </table:table-cell>
          <table:table-cell table:formula="of:=FIND(&quot; &quot;;[.$G216])" office:value-type="string" office:string-value="" calcext:value-type="error">
            <text:p>#VALUE!</text:p>
          </table:table-cell>
          <table:table-cell table:formula="of:=FIND(&quot; &quot;;[.G216];[.H216]+1)" office:value-type="string" office:string-value="" calcext:value-type="error">
            <text:p>#VALUE!</text:p>
          </table:table-cell>
          <table:table-cell table:formula="of:=FIND(&quot; &quot;;[.G216];[.I216]+1)" office:value-type="string" office:string-value="" calcext:value-type="error">
            <text:p>#VALUE!</text:p>
          </table:table-cell>
          <table:table-cell table:formula="of:=LEFT([.G216];IFERROR([.H216]-1;99))" office:value-type="string" office:string-value="f_gem" calcext:value-type="string">
            <text:p>f_gem</text:p>
          </table:table-cell>
          <table:table-cell table:formula="of:=IF(ISERROR([.H216]);&quot;&quot;;MID([.G216];[.H216]+1;IFERROR([.I216]-[.H216]-1;99)))">
            <text:p/>
          </table:table-cell>
          <table:table-cell table:formula="of:=IF(ISERROR([.I216]);&quot;&quot;;MID([.G216];[.I216]+1;IFERROR([.J216]-[.I216]-1;99)))">
            <text:p/>
          </table:table-cell>
          <table:table-cell table:formula="of:=IFERROR(VLOOKUP([.K216];['tag lookup'.$A$1:.$B$1048576];2;0);&quot;&quot;)">
            <text:p/>
          </table:table-cell>
          <table:table-cell table:formula="of:=IFERROR(VLOOKUP([.L216];['tag lookup'.$A$1:.$B$1048576];2;0);&quot;&quot;)">
            <text:p/>
          </table:table-cell>
          <table:table-cell table:formula="of:=IFERROR(VLOOKUP([.M216];['tag lookup'.$A$1:.$B$1048576];2;0);&quot;&quot;)">
            <text:p/>
          </table:table-cell>
          <table:table-cell table:style-name="ce2" table:formula="of:=IF([.N216]=&quot;&quot;;&quot;&quot;;&quot;,&quot;&quot;tags&quot;&quot;:[&quot;&quot;&quot; &amp; [.N216] &amp; IF([.O216]=&quot;&quot;;&quot;&quot;&quot;]&quot;;&quot;&quot;&quot;,&quot;&quot;&quot; &amp; [.O216]&amp;IF([.P216]=&quot;&quot;;&quot;&quot;&quot;]&quot;;&quot;&quot;&quot;,&quot;&quot;&quot;&amp;[.P216]&amp;&quot;&quot;&quot;]&quot;)))">
            <text:p/>
          </table:table-cell>
          <table:table-cell table:formula="of:=FIND(&quot;&gt;&quot;;[.B216])" office:value-type="float" office:value="57" calcext:value-type="float">
            <text:p>57</text:p>
          </table:table-cell>
          <table:table-cell table:formula="of:=MID([.B216];[.R216]+1;LEN([.B216])-[.R216]-5)" office:value-type="string" office:string-value="Continue through a dining room until you reach a lift which you can take to open a shortcut to the Cleansing Chapel bonfire. Head back up the lift and take notice of the enemy lurking above before taking the long set of steps (to the right of the balcony) down to grab a &lt;a href=&quot;http://darksouls3.wiki.fextralife.com/Deep+Gem&quot;&gt;Deep Gem&lt;/a&gt;" calcext:value-type="string">
            <text:p>Continue through a dining room until you reach a lift which you can take to open a shortcut to the Cleansing Chapel bonfire. Head back up the lift and take notice of the enemy lurking above before taking the long set of steps (to the right of the balcony) down to grab a &lt;a href="http://darksouls3.wiki.fextralife.com/Deep+Gem"&gt;Deep Gem&lt;/a&gt;</text:p>
          </table:table-cell>
          <table:table-cell table:formula="of:=&quot;{&quot;&quot;text&quot;&quot;:&quot;&quot;&quot;&amp;SUBSTITUTE([.S216];&quot;&quot;&quot;&quot;;&quot;\&quot;&quot;&quot;)&amp;&quot;&quot;&quot;&quot;&amp;[.Q216]&amp;&quot;},&quot;" office:value-type="string" office:string-value="{&quot;text&quot;:&quot;Continue through a dining room until you reach a lift which you can take to open a shortcut to the Cleansing Chapel bonfire. Head back up the lift and take notice of the enemy lurking above before taking the long set of steps (to the right of the balcony) down to grab a &lt;a href=\&quot;http://darksouls3.wiki.fextralife.com/Deep+Gem\&quot;&gt;Deep Gem&lt;/a&gt;&quot;}," calcext:value-type="string">
            <text:p>{"text":"Continue through a dining room until you reach a lift which you can take to open a shortcut to the Cleansing Chapel bonfire. Head back up the lift and take notice of the enemy lurking above before taking the long set of steps (to the right of the balcony) down to grab a &lt;a href=\"http://darksouls3.wiki.fextralife.com/Deep+Gem\"&gt;Deep Gem&lt;/a&gt;"},</text:p>
          </table:table-cell>
        </table:table-row>
        <table:table-row table:style-name="ro1">
          <table:table-cell/>
          <table:table-cell office:value-type="string" calcext:value-type="string">
            <text:p><text:s text:c="12"/>&lt;li data-id="playthrough_5_26" class="f_misc f_ring"&gt;Head back up and out onto the balcony. Run around the perimeter, optionally killing the giant (he's easier to kill from the area below), and grab the &lt;a href="http://darksouls3.wiki.fextralife.com/Soul+of+a+Nameless+Soldier"&gt;Soul of a Nameless Soldier&lt;/a&gt;, &lt;a href="http://darksouls3.wiki.fextralife.com/Lloyd's+Sword+Ring"&gt;Lloyd's Sword Ring&lt;/a&gt;, and &lt;a href="http://darksouls3.wiki.fextralife.com/Exploding+Bolt"&gt;Exploding Bolt&amp;nbsp;x8&lt;/a&gt; (or save them for later if the giant is giving you trouble)&lt;/li&gt;</text:p>
          </table:table-cell>
          <table:table-cell table:formula="of:=TRIM([.B217])" office:value-type="string" office:string-value="&lt;li data-id=&quot;playthrough_5_26&quot; class=&quot;f_misc f_ring&quot;&gt;Head back up and out onto the balcony. Run around the perimeter, optionally killing the giant (he's easier to kill from the area below), and grab the &lt;a href=&quot;http://darksouls3.wiki.fextralife.com/Soul+of+a+Nameless+Soldier&quot;&gt;Soul of a Nameless Soldier&lt;/a&gt;, &lt;a href=&quot;http://darksouls3.wiki.fextralife.com/Lloyd's+Sword+Ring&quot;&gt;Lloyd's Sword Ring&lt;/a&gt;, and &lt;a href=&quot;http://darksouls3.wiki.fextralife.com/Exploding+Bolt&quot;&gt;Exploding Bolt&amp;nbsp;x8&lt;/a&gt; (or save them for later if the giant is giving you trouble)&lt;/li&gt;" calcext:value-type="string">
            <text:p>&lt;li data-id="playthrough_5_26" class="f_misc f_ring"&gt;Head back up and out onto the balcony. Run around the perimeter, optionally killing the giant (he's easier to kill from the area below), and grab the &lt;a href="http://darksouls3.wiki.fextralife.com/Soul+of+a+Nameless+Soldier"&gt;Soul of a Nameless Soldier&lt;/a&gt;, &lt;a href="http://darksouls3.wiki.fextralife.com/Lloyd's+Sword+Ring"&gt;Lloyd's Sword Ring&lt;/a&gt;, and &lt;a href="http://darksouls3.wiki.fextralife.com/Exploding+Bolt"&gt;Exploding Bolt&amp;nbsp;x8&lt;/a&gt; (or save them for later if the giant is giving you trouble)&lt;/li&gt;</text:p>
          </table:table-cell>
          <table:table-cell table:formula="of:=FIND(&quot;&quot;&quot;&quot;;[.C217];15)" office:value-type="float" office:value="30" calcext:value-type="float">
            <text:p>30</text:p>
          </table:table-cell>
          <table:table-cell table:formula="of:=FIND(&quot;&quot;&quot;&quot;;[.C217];[.D217]+1)" office:value-type="float" office:value="38" calcext:value-type="float">
            <text:p>38</text:p>
          </table:table-cell>
          <table:table-cell table:formula="of:=FIND(&quot;&quot;&quot;&quot;;[.C217];[.E217]+1)" office:value-type="float" office:value="52" calcext:value-type="float">
            <text:p>52</text:p>
          </table:table-cell>
          <table:table-cell table:formula="of:=MID([.C217];[.E217]+1;[.F217]-[.E217]-1)" office:value-type="string" office:string-value="f_misc f_ring" calcext:value-type="string">
            <text:p>f_misc f_ring</text:p>
          </table:table-cell>
          <table:table-cell table:formula="of:=FIND(&quot; &quot;;[.$G217])" office:value-type="float" office:value="7" calcext:value-type="float">
            <text:p>7</text:p>
          </table:table-cell>
          <table:table-cell table:formula="of:=FIND(&quot; &quot;;[.G217];[.H217]+1)" office:value-type="string" office:string-value="" calcext:value-type="error">
            <text:p>#VALUE!</text:p>
          </table:table-cell>
          <table:table-cell table:formula="of:=FIND(&quot; &quot;;[.G217];[.I217]+1)" office:value-type="string" office:string-value="" calcext:value-type="error">
            <text:p>#VALUE!</text:p>
          </table:table-cell>
          <table:table-cell table:formula="of:=LEFT([.G217];IFERROR([.H217]-1;99))" office:value-type="string" office:string-value="f_misc" calcext:value-type="string">
            <text:p>f_misc</text:p>
          </table:table-cell>
          <table:table-cell table:formula="of:=IF(ISERROR([.H217]);&quot;&quot;;MID([.G217];[.H217]+1;IFERROR([.I217]-[.H217]-1;99)))" office:value-type="string" office:string-value="f_ring" calcext:value-type="string">
            <text:p>f_ring</text:p>
          </table:table-cell>
          <table:table-cell table:formula="of:=IF(ISERROR([.I217]);&quot;&quot;;MID([.G217];[.I217]+1;IFERROR([.J217]-[.I217]-1;99)))">
            <text:p/>
          </table:table-cell>
          <table:table-cell table:formula="of:=IFERROR(VLOOKUP([.K217];['tag lookup'.$A$1:.$B$1048576];2;0);&quot;&quot;)" office:value-type="string" office:string-value="Misc. items" calcext:value-type="string">
            <text:p>Misc. items</text:p>
          </table:table-cell>
          <table:table-cell table:formula="of:=IFERROR(VLOOKUP([.L217];['tag lookup'.$A$1:.$B$1048576];2;0);&quot;&quot;)" office:value-type="string" office:string-value="Rings" calcext:value-type="string">
            <text:p>Rings</text:p>
          </table:table-cell>
          <table:table-cell table:formula="of:=IFERROR(VLOOKUP([.M217];['tag lookup'.$A$1:.$B$1048576];2;0);&quot;&quot;)">
            <text:p/>
          </table:table-cell>
          <table:table-cell table:style-name="ce2" table:formula="of:=IF([.N217]=&quot;&quot;;&quot;&quot;;&quot;,&quot;&quot;tags&quot;&quot;:[&quot;&quot;&quot; &amp; [.N217] &amp; IF([.O217]=&quot;&quot;;&quot;&quot;&quot;]&quot;;&quot;&quot;&quot;,&quot;&quot;&quot; &amp; [.O217]&amp;IF([.P217]=&quot;&quot;;&quot;&quot;&quot;]&quot;;&quot;&quot;&quot;,&quot;&quot;&quot;&amp;[.P217]&amp;&quot;&quot;&quot;]&quot;)))" office:value-type="string" office:string-value=",&quot;tags&quot;:[&quot;Misc. items&quot;,&quot;Rings&quot;]" calcext:value-type="string">
            <text:p>,"tags":["Misc. items","Rings"]</text:p>
          </table:table-cell>
          <table:table-cell table:formula="of:=FIND(&quot;&gt;&quot;;[.B217])" office:value-type="float" office:value="65" calcext:value-type="float">
            <text:p>65</text:p>
          </table:table-cell>
          <table:table-cell table:formula="of:=MID([.B217];[.R217]+1;LEN([.B217])-[.R217]-5)" office:value-type="string" office:string-value="Head back up and out onto the balcony. Run around the perimeter, optionally killing the giant (he's easier to kill from the area below), and grab the &lt;a href=&quot;http://darksouls3.wiki.fextralife.com/Soul+of+a+Nameless+Soldier&quot;&gt;Soul of a Nameless Soldier&lt;/a&gt;, &lt;a href=&quot;http://darksouls3.wiki.fextralife.com/Lloyd's+Sword+Ring&quot;&gt;Lloyd's Sword Ring&lt;/a&gt;, and &lt;a href=&quot;http://darksouls3.wiki.fextralife.com/Exploding+Bolt&quot;&gt;Exploding Bolt&amp;nbsp;x8&lt;/a&gt; (or save them for later if the giant is giving you trouble)" calcext:value-type="string">
            <text:p>Head back up and out onto the balcony. Run around the perimeter, optionally killing the giant (he's easier to kill from the area below), and grab the &lt;a href="http://darksouls3.wiki.fextralife.com/Soul+of+a+Nameless+Soldier"&gt;Soul of a Nameless Soldier&lt;/a&gt;, &lt;a href="http://darksouls3.wiki.fextralife.com/Lloyd's+Sword+Ring"&gt;Lloyd's Sword Ring&lt;/a&gt;, and &lt;a href="http://darksouls3.wiki.fextralife.com/Exploding+Bolt"&gt;Exploding Bolt&amp;nbsp;x8&lt;/a&gt; (or save them for later if the giant is giving you trouble)</text:p>
          </table:table-cell>
          <table:table-cell table:formula="of:=&quot;{&quot;&quot;text&quot;&quot;:&quot;&quot;&quot;&amp;SUBSTITUTE([.S217];&quot;&quot;&quot;&quot;;&quot;\&quot;&quot;&quot;)&amp;&quot;&quot;&quot;&quot;&amp;[.Q217]&amp;&quot;},&quot;" office:value-type="string" office:string-value="{&quot;text&quot;:&quot;Head back up and out onto the balcony. Run around the perimeter, optionally killing the giant (he's easier to kill from the area below), and grab the &lt;a href=\&quot;http://darksouls3.wiki.fextralife.com/Soul+of+a+Nameless+Soldier\&quot;&gt;Soul of a Nameless Soldier&lt;/a&gt;, &lt;a href=\&quot;http://darksouls3.wiki.fextralife.com/Lloyd's+Sword+Ring\&quot;&gt;Lloyd's Sword Ring&lt;/a&gt;, and &lt;a href=\&quot;http://darksouls3.wiki.fextralife.com/Exploding+Bolt\&quot;&gt;Exploding Bolt&amp;nbsp;x8&lt;/a&gt; (or save them for later if the giant is giving you trouble)&quot;,&quot;tags&quot;:[&quot;Misc. items&quot;,&quot;Rings&quot;]}," calcext:value-type="string">
            <text:p>{"text":"Head back up and out onto the balcony. Run around the perimeter, optionally killing the giant (he's easier to kill from the area below), and grab the &lt;a href=\"http://darksouls3.wiki.fextralife.com/Soul+of+a+Nameless+Soldier\"&gt;Soul of a Nameless Soldier&lt;/a&gt;, &lt;a href=\"http://darksouls3.wiki.fextralife.com/Lloyd's+Sword+Ring\"&gt;Lloyd's Sword Ring&lt;/a&gt;, and &lt;a href=\"http://darksouls3.wiki.fextralife.com/Exploding+Bolt\"&gt;Exploding Bolt&amp;nbsp;x8&lt;/a&gt; (or save them for later if the giant is giving you trouble)","tags":["Misc. items","Rings"]},</text:p>
          </table:table-cell>
        </table:table-row>
        <table:table-row table:style-name="ro1">
          <table:table-cell/>
          <table:table-cell office:value-type="string" calcext:value-type="string">
            <text:p><text:s text:c="12"/>&lt;li data-id="playthrough_5_27" class="f_mirac"&gt;Head through the door at the other end of the balcony. Take the first left and head across a bridge-like platform (watching out for Thralls and ceiling slimes) and grab the &lt;a href="http://darksouls3.wiki.fextralife.com/Seek+Guidance"&gt;Seek Guidance&lt;/a&gt; miracle&lt;/li&gt;</text:p>
          </table:table-cell>
          <table:table-cell table:formula="of:=TRIM([.B218])" office:value-type="string" office:string-value="&lt;li data-id=&quot;playthrough_5_27&quot; class=&quot;f_mirac&quot;&gt;Head through the door at the other end of the balcony. Take the first left and head across a bridge-like platform (watching out for Thralls and ceiling slimes) and grab the &lt;a href=&quot;http://darksouls3.wiki.fextralife.com/Seek+Guidance&quot;&gt;Seek Guidance&lt;/a&gt; miracle&lt;/li&gt;" calcext:value-type="string">
            <text:p>&lt;li data-id="playthrough_5_27" class="f_mirac"&gt;Head through the door at the other end of the balcony. Take the first left and head across a bridge-like platform (watching out for Thralls and ceiling slimes) and grab the &lt;a href="http://darksouls3.wiki.fextralife.com/Seek+Guidance"&gt;Seek Guidance&lt;/a&gt; miracle&lt;/li&gt;</text:p>
          </table:table-cell>
          <table:table-cell table:formula="of:=FIND(&quot;&quot;&quot;&quot;;[.C218];15)" office:value-type="float" office:value="30" calcext:value-type="float">
            <text:p>30</text:p>
          </table:table-cell>
          <table:table-cell table:formula="of:=FIND(&quot;&quot;&quot;&quot;;[.C218];[.D218]+1)" office:value-type="float" office:value="38" calcext:value-type="float">
            <text:p>38</text:p>
          </table:table-cell>
          <table:table-cell table:formula="of:=FIND(&quot;&quot;&quot;&quot;;[.C218];[.E218]+1)" office:value-type="float" office:value="46" calcext:value-type="float">
            <text:p>46</text:p>
          </table:table-cell>
          <table:table-cell table:formula="of:=MID([.C218];[.E218]+1;[.F218]-[.E218]-1)" office:value-type="string" office:string-value="f_mirac" calcext:value-type="string">
            <text:p>f_mirac</text:p>
          </table:table-cell>
          <table:table-cell table:formula="of:=FIND(&quot; &quot;;[.$G218])" office:value-type="string" office:string-value="" calcext:value-type="error">
            <text:p>#VALUE!</text:p>
          </table:table-cell>
          <table:table-cell table:formula="of:=FIND(&quot; &quot;;[.G218];[.H218]+1)" office:value-type="string" office:string-value="" calcext:value-type="error">
            <text:p>#VALUE!</text:p>
          </table:table-cell>
          <table:table-cell table:formula="of:=FIND(&quot; &quot;;[.G218];[.I218]+1)" office:value-type="string" office:string-value="" calcext:value-type="error">
            <text:p>#VALUE!</text:p>
          </table:table-cell>
          <table:table-cell table:formula="of:=LEFT([.G218];IFERROR([.H218]-1;99))" office:value-type="string" office:string-value="f_mirac" calcext:value-type="string">
            <text:p>f_mirac</text:p>
          </table:table-cell>
          <table:table-cell table:formula="of:=IF(ISERROR([.H218]);&quot;&quot;;MID([.G218];[.H218]+1;IFERROR([.I218]-[.H218]-1;99)))">
            <text:p/>
          </table:table-cell>
          <table:table-cell table:formula="of:=IF(ISERROR([.I218]);&quot;&quot;;MID([.G218];[.I218]+1;IFERROR([.J218]-[.I218]-1;99)))">
            <text:p/>
          </table:table-cell>
          <table:table-cell table:formula="of:=IFERROR(VLOOKUP([.K218];['tag lookup'.$A$1:.$B$1048576];2;0);&quot;&quot;)">
            <text:p/>
          </table:table-cell>
          <table:table-cell table:formula="of:=IFERROR(VLOOKUP([.L218];['tag lookup'.$A$1:.$B$1048576];2;0);&quot;&quot;)">
            <text:p/>
          </table:table-cell>
          <table:table-cell table:formula="of:=IFERROR(VLOOKUP([.M218];['tag lookup'.$A$1:.$B$1048576];2;0);&quot;&quot;)">
            <text:p/>
          </table:table-cell>
          <table:table-cell table:style-name="ce2" table:formula="of:=IF([.N218]=&quot;&quot;;&quot;&quot;;&quot;,&quot;&quot;tags&quot;&quot;:[&quot;&quot;&quot; &amp; [.N218] &amp; IF([.O218]=&quot;&quot;;&quot;&quot;&quot;]&quot;;&quot;&quot;&quot;,&quot;&quot;&quot; &amp; [.O218]&amp;IF([.P218]=&quot;&quot;;&quot;&quot;&quot;]&quot;;&quot;&quot;&quot;,&quot;&quot;&quot;&amp;[.P218]&amp;&quot;&quot;&quot;]&quot;)))">
            <text:p/>
          </table:table-cell>
          <table:table-cell table:formula="of:=FIND(&quot;&gt;&quot;;[.B218])" office:value-type="float" office:value="59" calcext:value-type="float">
            <text:p>59</text:p>
          </table:table-cell>
          <table:table-cell table:formula="of:=MID([.B218];[.R218]+1;LEN([.B218])-[.R218]-5)" office:value-type="string" office:string-value="Head through the door at the other end of the balcony. Take the first left and head across a bridge-like platform (watching out for Thralls and ceiling slimes) and grab the &lt;a href=&quot;http://darksouls3.wiki.fextralife.com/Seek+Guidance&quot;&gt;Seek Guidance&lt;/a&gt; miracle" calcext:value-type="string">
            <text:p>Head through the door at the other end of the balcony. Take the first left and head across a bridge-like platform (watching out for Thralls and ceiling slimes) and grab the &lt;a href="http://darksouls3.wiki.fextralife.com/Seek+Guidance"&gt;Seek Guidance&lt;/a&gt; miracle</text:p>
          </table:table-cell>
          <table:table-cell table:formula="of:=&quot;{&quot;&quot;text&quot;&quot;:&quot;&quot;&quot;&amp;SUBSTITUTE([.S218];&quot;&quot;&quot;&quot;;&quot;\&quot;&quot;&quot;)&amp;&quot;&quot;&quot;&quot;&amp;[.Q218]&amp;&quot;},&quot;" office:value-type="string" office:string-value="{&quot;text&quot;:&quot;Head through the door at the other end of the balcony. Take the first left and head across a bridge-like platform (watching out for Thralls and ceiling slimes) and grab the &lt;a href=\&quot;http://darksouls3.wiki.fextralife.com/Seek+Guidance\&quot;&gt;Seek Guidance&lt;/a&gt; miracle&quot;}," calcext:value-type="string">
            <text:p>{"text":"Head through the door at the other end of the balcony. Take the first left and head across a bridge-like platform (watching out for Thralls and ceiling slimes) and grab the &lt;a href=\"http://darksouls3.wiki.fextralife.com/Seek+Guidance\"&gt;Seek Guidance&lt;/a&gt; miracle"},</text:p>
          </table:table-cell>
        </table:table-row>
        <table:table-row table:style-name="ro1">
          <table:table-cell/>
          <table:table-cell office:value-type="string" calcext:value-type="string">
            <text:p><text:s text:c="12"/>&lt;li data-id="playthrough_5_28" class="f_misc"&gt;Head back across the bridge and up the ladder to grab an &lt;a href="http://darksouls3.wiki.fextralife.com/Ember"&gt;Ember&lt;/a&gt;&lt;/li&gt;</text:p>
          </table:table-cell>
          <table:table-cell table:formula="of:=TRIM([.B219])" office:value-type="string" office:string-value="&lt;li data-id=&quot;playthrough_5_28&quot; class=&quot;f_misc&quot;&gt;Head back across the bridge and up the ladder to grab an &lt;a href=&quot;http://darksouls3.wiki.fextralife.com/Ember&quot;&gt;Ember&lt;/a&gt;&lt;/li&gt;" calcext:value-type="string">
            <text:p>&lt;li data-id="playthrough_5_28" class="f_misc"&gt;Head back across the bridge and up the ladder to grab an &lt;a href="http://darksouls3.wiki.fextralife.com/Ember"&gt;Ember&lt;/a&gt;&lt;/li&gt;</text:p>
          </table:table-cell>
          <table:table-cell table:formula="of:=FIND(&quot;&quot;&quot;&quot;;[.C219];15)" office:value-type="float" office:value="30" calcext:value-type="float">
            <text:p>30</text:p>
          </table:table-cell>
          <table:table-cell table:formula="of:=FIND(&quot;&quot;&quot;&quot;;[.C219];[.D219]+1)" office:value-type="float" office:value="38" calcext:value-type="float">
            <text:p>38</text:p>
          </table:table-cell>
          <table:table-cell table:formula="of:=FIND(&quot;&quot;&quot;&quot;;[.C219];[.E219]+1)" office:value-type="float" office:value="45" calcext:value-type="float">
            <text:p>45</text:p>
          </table:table-cell>
          <table:table-cell table:formula="of:=MID([.C219];[.E219]+1;[.F219]-[.E219]-1)" office:value-type="string" office:string-value="f_misc" calcext:value-type="string">
            <text:p>f_misc</text:p>
          </table:table-cell>
          <table:table-cell table:formula="of:=FIND(&quot; &quot;;[.$G219])" office:value-type="string" office:string-value="" calcext:value-type="error">
            <text:p>#VALUE!</text:p>
          </table:table-cell>
          <table:table-cell table:formula="of:=FIND(&quot; &quot;;[.G219];[.H219]+1)" office:value-type="string" office:string-value="" calcext:value-type="error">
            <text:p>#VALUE!</text:p>
          </table:table-cell>
          <table:table-cell table:formula="of:=FIND(&quot; &quot;;[.G219];[.I219]+1)" office:value-type="string" office:string-value="" calcext:value-type="error">
            <text:p>#VALUE!</text:p>
          </table:table-cell>
          <table:table-cell table:formula="of:=LEFT([.G219];IFERROR([.H219]-1;99))" office:value-type="string" office:string-value="f_misc" calcext:value-type="string">
            <text:p>f_misc</text:p>
          </table:table-cell>
          <table:table-cell table:formula="of:=IF(ISERROR([.H219]);&quot;&quot;;MID([.G219];[.H219]+1;IFERROR([.I219]-[.H219]-1;99)))">
            <text:p/>
          </table:table-cell>
          <table:table-cell table:formula="of:=IF(ISERROR([.I219]);&quot;&quot;;MID([.G219];[.I219]+1;IFERROR([.J219]-[.I219]-1;99)))">
            <text:p/>
          </table:table-cell>
          <table:table-cell table:formula="of:=IFERROR(VLOOKUP([.K219];['tag lookup'.$A$1:.$B$1048576];2;0);&quot;&quot;)" office:value-type="string" office:string-value="Misc. items" calcext:value-type="string">
            <text:p>Misc. items</text:p>
          </table:table-cell>
          <table:table-cell table:formula="of:=IFERROR(VLOOKUP([.L219];['tag lookup'.$A$1:.$B$1048576];2;0);&quot;&quot;)">
            <text:p/>
          </table:table-cell>
          <table:table-cell table:formula="of:=IFERROR(VLOOKUP([.M219];['tag lookup'.$A$1:.$B$1048576];2;0);&quot;&quot;)">
            <text:p/>
          </table:table-cell>
          <table:table-cell table:style-name="ce2" table:formula="of:=IF([.N219]=&quot;&quot;;&quot;&quot;;&quot;,&quot;&quot;tags&quot;&quot;:[&quot;&quot;&quot; &amp; [.N219] &amp; IF([.O219]=&quot;&quot;;&quot;&quot;&quot;]&quot;;&quot;&quot;&quot;,&quot;&quot;&quot; &amp; [.O219]&amp;IF([.P219]=&quot;&quot;;&quot;&quot;&quot;]&quot;;&quot;&quot;&quot;,&quot;&quot;&quot;&amp;[.P219]&amp;&quot;&quot;&quot;]&quot;)))" office:value-type="string" office:string-value=",&quot;tags&quot;:[&quot;Misc. items&quot;]" calcext:value-type="string">
            <text:p>,"tags":["Misc. items"]</text:p>
          </table:table-cell>
          <table:table-cell table:formula="of:=FIND(&quot;&gt;&quot;;[.B219])" office:value-type="float" office:value="58" calcext:value-type="float">
            <text:p>58</text:p>
          </table:table-cell>
          <table:table-cell table:formula="of:=MID([.B219];[.R219]+1;LEN([.B219])-[.R219]-5)" office:value-type="string" office:string-value="Head back across the bridge and up the ladder to grab an &lt;a href=&quot;http://darksouls3.wiki.fextralife.com/Ember&quot;&gt;Ember&lt;/a&gt;" calcext:value-type="string">
            <text:p>Head back across the bridge and up the ladder to grab an &lt;a href="http://darksouls3.wiki.fextralife.com/Ember"&gt;Ember&lt;/a&gt;</text:p>
          </table:table-cell>
          <table:table-cell table:formula="of:=&quot;{&quot;&quot;text&quot;&quot;:&quot;&quot;&quot;&amp;SUBSTITUTE([.S219];&quot;&quot;&quot;&quot;;&quot;\&quot;&quot;&quot;)&amp;&quot;&quot;&quot;&quot;&amp;[.Q219]&amp;&quot;},&quot;" office:value-type="string" office:string-value="{&quot;text&quot;:&quot;Head back across the bridge and up the ladder to grab an &lt;a href=\&quot;http://darksouls3.wiki.fextralife.com/Ember\&quot;&gt;Ember&lt;/a&gt;&quot;,&quot;tags&quot;:[&quot;Misc. items&quot;]}," calcext:value-type="string">
            <text:p>{"text":"Head back across the bridge and up the ladder to grab an &lt;a href=\"http://darksouls3.wiki.fextralife.com/Ember\"&gt;Ember&lt;/a&gt;","tags":["Misc. items"]},</text:p>
          </table:table-cell>
        </table:table-row>
        <table:table-row table:style-name="ro1">
          <table:table-cell/>
          <table:table-cell office:value-type="string" calcext:value-type="string">
            <text:p><text:s text:c="12"/>&lt;li data-id="playthrough_5_29" class="f_tome"&gt;From here, drop back down to the balcony where the giant attacked and head down the steps again. This time, head straight down to reach a room with a Mimic. Kill (or charm) it for the &lt;a href="http://darksouls3.wiki.fextralife.com/Deep+Braille+Divine+Tome"&gt;Deep Braille Divine Tome&lt;/a&gt;. Remember, giving this to Irina and buying any of the spells it unlocks will lock you into the bad ending of her quest. I recommend saving this for Karla, unless you really want some of the spells&lt;/li&gt;</text:p>
          </table:table-cell>
          <table:table-cell table:formula="of:=TRIM([.B220])" office:value-type="string" office:string-value="&lt;li data-id=&quot;playthrough_5_29&quot; class=&quot;f_tome&quot;&gt;From here, drop back down to the balcony where the giant attacked and head down the steps again. This time, head straight down to reach a room with a Mimic. Kill (or charm) it for the &lt;a href=&quot;http://darksouls3.wiki.fextralife.com/Deep+Braille+Divine+Tome&quot;&gt;Deep Braille Divine Tome&lt;/a&gt;. Remember, giving this to Irina and buying any of the spells it unlocks will lock you into the bad ending of her quest. I recommend saving this for Karla, unless you really want some of the spells&lt;/li&gt;" calcext:value-type="string">
            <text:p>&lt;li data-id="playthrough_5_29" class="f_tome"&gt;From here, drop back down to the balcony where the giant attacked and head down the steps again. This time, head straight down to reach a room with a Mimic. Kill (or charm) it for the &lt;a href="http://darksouls3.wiki.fextralife.com/Deep+Braille+Divine+Tome"&gt;Deep Braille Divine Tome&lt;/a&gt;. Remember, giving this to Irina and buying any of the spells it unlocks will lock you into the bad ending of her quest. I recommend saving this for Karla, unless you really want some of the spells&lt;/li&gt;</text:p>
          </table:table-cell>
          <table:table-cell table:formula="of:=FIND(&quot;&quot;&quot;&quot;;[.C220];15)" office:value-type="float" office:value="30" calcext:value-type="float">
            <text:p>30</text:p>
          </table:table-cell>
          <table:table-cell table:formula="of:=FIND(&quot;&quot;&quot;&quot;;[.C220];[.D220]+1)" office:value-type="float" office:value="38" calcext:value-type="float">
            <text:p>38</text:p>
          </table:table-cell>
          <table:table-cell table:formula="of:=FIND(&quot;&quot;&quot;&quot;;[.C220];[.E220]+1)" office:value-type="float" office:value="45" calcext:value-type="float">
            <text:p>45</text:p>
          </table:table-cell>
          <table:table-cell table:formula="of:=MID([.C220];[.E220]+1;[.F220]-[.E220]-1)" office:value-type="string" office:string-value="f_tome" calcext:value-type="string">
            <text:p>f_tome</text:p>
          </table:table-cell>
          <table:table-cell table:formula="of:=FIND(&quot; &quot;;[.$G220])" office:value-type="string" office:string-value="" calcext:value-type="error">
            <text:p>#VALUE!</text:p>
          </table:table-cell>
          <table:table-cell table:formula="of:=FIND(&quot; &quot;;[.G220];[.H220]+1)" office:value-type="string" office:string-value="" calcext:value-type="error">
            <text:p>#VALUE!</text:p>
          </table:table-cell>
          <table:table-cell table:formula="of:=FIND(&quot; &quot;;[.G220];[.I220]+1)" office:value-type="string" office:string-value="" calcext:value-type="error">
            <text:p>#VALUE!</text:p>
          </table:table-cell>
          <table:table-cell table:formula="of:=LEFT([.G220];IFERROR([.H220]-1;99))" office:value-type="string" office:string-value="f_tome" calcext:value-type="string">
            <text:p>f_tome</text:p>
          </table:table-cell>
          <table:table-cell table:formula="of:=IF(ISERROR([.H220]);&quot;&quot;;MID([.G220];[.H220]+1;IFERROR([.I220]-[.H220]-1;99)))">
            <text:p/>
          </table:table-cell>
          <table:table-cell table:formula="of:=IF(ISERROR([.I220]);&quot;&quot;;MID([.G220];[.I220]+1;IFERROR([.J220]-[.I220]-1;99)))">
            <text:p/>
          </table:table-cell>
          <table:table-cell table:formula="of:=IFERROR(VLOOKUP([.K220];['tag lookup'.$A$1:.$B$1048576];2;0);&quot;&quot;)">
            <text:p/>
          </table:table-cell>
          <table:table-cell table:formula="of:=IFERROR(VLOOKUP([.L220];['tag lookup'.$A$1:.$B$1048576];2;0);&quot;&quot;)">
            <text:p/>
          </table:table-cell>
          <table:table-cell table:formula="of:=IFERROR(VLOOKUP([.M220];['tag lookup'.$A$1:.$B$1048576];2;0);&quot;&quot;)">
            <text:p/>
          </table:table-cell>
          <table:table-cell table:style-name="ce2" table:formula="of:=IF([.N220]=&quot;&quot;;&quot;&quot;;&quot;,&quot;&quot;tags&quot;&quot;:[&quot;&quot;&quot; &amp; [.N220] &amp; IF([.O220]=&quot;&quot;;&quot;&quot;&quot;]&quot;;&quot;&quot;&quot;,&quot;&quot;&quot; &amp; [.O220]&amp;IF([.P220]=&quot;&quot;;&quot;&quot;&quot;]&quot;;&quot;&quot;&quot;,&quot;&quot;&quot;&amp;[.P220]&amp;&quot;&quot;&quot;]&quot;)))">
            <text:p/>
          </table:table-cell>
          <table:table-cell table:formula="of:=FIND(&quot;&gt;&quot;;[.B220])" office:value-type="float" office:value="58" calcext:value-type="float">
            <text:p>58</text:p>
          </table:table-cell>
          <table:table-cell table:formula="of:=MID([.B220];[.R220]+1;LEN([.B220])-[.R220]-5)" office:value-type="string" office:string-value="From here, drop back down to the balcony where the giant attacked and head down the steps again. This time, head straight down to reach a room with a Mimic. Kill (or charm) it for the &lt;a href=&quot;http://darksouls3.wiki.fextralife.com/Deep+Braille+Divine+Tome&quot;&gt;Deep Braille Divine Tome&lt;/a&gt;. Remember, giving this to Irina and buying any of the spells it unlocks will lock you into the bad ending of her quest. I recommend saving this for Karla, unless you really want some of the spells" calcext:value-type="string">
            <text:p>From here, drop back down to the balcony where the giant attacked and head down the steps again. This time, head straight down to reach a room with a Mimic. Kill (or charm) it for the &lt;a href="http://darksouls3.wiki.fextralife.com/Deep+Braille+Divine+Tome"&gt;Deep Braille Divine Tome&lt;/a&gt;. Remember, giving this to Irina and buying any of the spells it unlocks will lock you into the bad ending of her quest. I recommend saving this for Karla, unless you really want some of the spells</text:p>
          </table:table-cell>
          <table:table-cell table:formula="of:=&quot;{&quot;&quot;text&quot;&quot;:&quot;&quot;&quot;&amp;SUBSTITUTE([.S220];&quot;&quot;&quot;&quot;;&quot;\&quot;&quot;&quot;)&amp;&quot;&quot;&quot;&quot;&amp;[.Q220]&amp;&quot;},&quot;" office:value-type="string" office:string-value="{&quot;text&quot;:&quot;From here, drop back down to the balcony where the giant attacked and head down the steps again. This time, head straight down to reach a room with a Mimic. Kill (or charm) it for the &lt;a href=\&quot;http://darksouls3.wiki.fextralife.com/Deep+Braille+Divine+Tome\&quot;&gt;Deep Braille Divine Tome&lt;/a&gt;. Remember, giving this to Irina and buying any of the spells it unlocks will lock you into the bad ending of her quest. I recommend saving this for Karla, unless you really want some of the spells&quot;}," calcext:value-type="string">
            <text:p>{"text":"From here, drop back down to the balcony where the giant attacked and head down the steps again. This time, head straight down to reach a room with a Mimic. Kill (or charm) it for the &lt;a href=\"http://darksouls3.wiki.fextralife.com/Deep+Braille+Divine+Tome\"&gt;Deep Braille Divine Tome&lt;/a&gt;. Remember, giving this to Irina and buying any of the spells it unlocks will lock you into the bad ending of her quest. I recommend saving this for Karla, unless you really want some of the spells"},</text:p>
          </table:table-cell>
        </table:table-row>
        <table:table-row table:style-name="ro1">
          <table:table-cell/>
          <table:table-cell office:value-type="string" calcext:value-type="string">
            <text:p><text:s text:c="12"/>&lt;li data-id="playthrough_5_30" class="f_misc f_ring"&gt;From the Mimic, head down more steps and continue straight to a room with a &lt;a href="http://darksouls3.wiki.fextralife.com/Deep+Accursed"&gt;Deep Accursed&lt;/a&gt; that drops &lt;a href="http://darksouls3.wiki.fextralife.com/Aldrich's+Sapphire"&gt;Aldrich's Sapphire&lt;/a&gt; upon death. There is also an &lt;a href="http://darksouls3.wiki.fextralife.com/Ember"&gt;Ember&lt;/a&gt; in this room&lt;/li&gt;</text:p>
          </table:table-cell>
          <table:table-cell table:formula="of:=TRIM([.B221])" office:value-type="string" office:string-value="&lt;li data-id=&quot;playthrough_5_30&quot; class=&quot;f_misc f_ring&quot;&gt;From the Mimic, head down more steps and continue straight to a room with a &lt;a href=&quot;http://darksouls3.wiki.fextralife.com/Deep+Accursed&quot;&gt;Deep Accursed&lt;/a&gt; that drops &lt;a href=&quot;http://darksouls3.wiki.fextralife.com/Aldrich's+Sapphire&quot;&gt;Aldrich's Sapphire&lt;/a&gt; upon death. There is also an &lt;a href=&quot;http://darksouls3.wiki.fextralife.com/Ember&quot;&gt;Ember&lt;/a&gt; in this room&lt;/li&gt;" calcext:value-type="string">
            <text:p>&lt;li data-id="playthrough_5_30" class="f_misc f_ring"&gt;From the Mimic, head down more steps and continue straight to a room with a &lt;a href="http://darksouls3.wiki.fextralife.com/Deep+Accursed"&gt;Deep Accursed&lt;/a&gt; that drops &lt;a href="http://darksouls3.wiki.fextralife.com/Aldrich's+Sapphire"&gt;Aldrich's Sapphire&lt;/a&gt; upon death. There is also an &lt;a href="http://darksouls3.wiki.fextralife.com/Ember"&gt;Ember&lt;/a&gt; in this room&lt;/li&gt;</text:p>
          </table:table-cell>
          <table:table-cell table:formula="of:=FIND(&quot;&quot;&quot;&quot;;[.C221];15)" office:value-type="float" office:value="30" calcext:value-type="float">
            <text:p>30</text:p>
          </table:table-cell>
          <table:table-cell table:formula="of:=FIND(&quot;&quot;&quot;&quot;;[.C221];[.D221]+1)" office:value-type="float" office:value="38" calcext:value-type="float">
            <text:p>38</text:p>
          </table:table-cell>
          <table:table-cell table:formula="of:=FIND(&quot;&quot;&quot;&quot;;[.C221];[.E221]+1)" office:value-type="float" office:value="52" calcext:value-type="float">
            <text:p>52</text:p>
          </table:table-cell>
          <table:table-cell table:formula="of:=MID([.C221];[.E221]+1;[.F221]-[.E221]-1)" office:value-type="string" office:string-value="f_misc f_ring" calcext:value-type="string">
            <text:p>f_misc f_ring</text:p>
          </table:table-cell>
          <table:table-cell table:formula="of:=FIND(&quot; &quot;;[.$G221])" office:value-type="float" office:value="7" calcext:value-type="float">
            <text:p>7</text:p>
          </table:table-cell>
          <table:table-cell table:formula="of:=FIND(&quot; &quot;;[.G221];[.H221]+1)" office:value-type="string" office:string-value="" calcext:value-type="error">
            <text:p>#VALUE!</text:p>
          </table:table-cell>
          <table:table-cell table:formula="of:=FIND(&quot; &quot;;[.G221];[.I221]+1)" office:value-type="string" office:string-value="" calcext:value-type="error">
            <text:p>#VALUE!</text:p>
          </table:table-cell>
          <table:table-cell table:formula="of:=LEFT([.G221];IFERROR([.H221]-1;99))" office:value-type="string" office:string-value="f_misc" calcext:value-type="string">
            <text:p>f_misc</text:p>
          </table:table-cell>
          <table:table-cell table:formula="of:=IF(ISERROR([.H221]);&quot;&quot;;MID([.G221];[.H221]+1;IFERROR([.I221]-[.H221]-1;99)))" office:value-type="string" office:string-value="f_ring" calcext:value-type="string">
            <text:p>f_ring</text:p>
          </table:table-cell>
          <table:table-cell table:formula="of:=IF(ISERROR([.I221]);&quot;&quot;;MID([.G221];[.I221]+1;IFERROR([.J221]-[.I221]-1;99)))">
            <text:p/>
          </table:table-cell>
          <table:table-cell table:formula="of:=IFERROR(VLOOKUP([.K221];['tag lookup'.$A$1:.$B$1048576];2;0);&quot;&quot;)" office:value-type="string" office:string-value="Misc. items" calcext:value-type="string">
            <text:p>Misc. items</text:p>
          </table:table-cell>
          <table:table-cell table:formula="of:=IFERROR(VLOOKUP([.L221];['tag lookup'.$A$1:.$B$1048576];2;0);&quot;&quot;)" office:value-type="string" office:string-value="Rings" calcext:value-type="string">
            <text:p>Rings</text:p>
          </table:table-cell>
          <table:table-cell table:formula="of:=IFERROR(VLOOKUP([.M221];['tag lookup'.$A$1:.$B$1048576];2;0);&quot;&quot;)">
            <text:p/>
          </table:table-cell>
          <table:table-cell table:style-name="ce2" table:formula="of:=IF([.N221]=&quot;&quot;;&quot;&quot;;&quot;,&quot;&quot;tags&quot;&quot;:[&quot;&quot;&quot; &amp; [.N221] &amp; IF([.O221]=&quot;&quot;;&quot;&quot;&quot;]&quot;;&quot;&quot;&quot;,&quot;&quot;&quot; &amp; [.O221]&amp;IF([.P221]=&quot;&quot;;&quot;&quot;&quot;]&quot;;&quot;&quot;&quot;,&quot;&quot;&quot;&amp;[.P221]&amp;&quot;&quot;&quot;]&quot;)))" office:value-type="string" office:string-value=",&quot;tags&quot;:[&quot;Misc. items&quot;,&quot;Rings&quot;]" calcext:value-type="string">
            <text:p>,"tags":["Misc. items","Rings"]</text:p>
          </table:table-cell>
          <table:table-cell table:formula="of:=FIND(&quot;&gt;&quot;;[.B221])" office:value-type="float" office:value="65" calcext:value-type="float">
            <text:p>65</text:p>
          </table:table-cell>
          <table:table-cell table:formula="of:=MID([.B221];[.R221]+1;LEN([.B221])-[.R221]-5)" office:value-type="string" office:string-value="From the Mimic, head down more steps and continue straight to a room with a &lt;a href=&quot;http://darksouls3.wiki.fextralife.com/Deep+Accursed&quot;&gt;Deep Accursed&lt;/a&gt; that drops &lt;a href=&quot;http://darksouls3.wiki.fextralife.com/Aldrich's+Sapphire&quot;&gt;Aldrich's Sapphire&lt;/a&gt; upon death. There is also an &lt;a href=&quot;http://darksouls3.wiki.fextralife.com/Ember&quot;&gt;Ember&lt;/a&gt; in this room" calcext:value-type="string">
            <text:p>From the Mimic, head down more steps and continue straight to a room with a &lt;a href="http://darksouls3.wiki.fextralife.com/Deep+Accursed"&gt;Deep Accursed&lt;/a&gt; that drops &lt;a href="http://darksouls3.wiki.fextralife.com/Aldrich's+Sapphire"&gt;Aldrich's Sapphire&lt;/a&gt; upon death. There is also an &lt;a href="http://darksouls3.wiki.fextralife.com/Ember"&gt;Ember&lt;/a&gt; in this room</text:p>
          </table:table-cell>
          <table:table-cell table:formula="of:=&quot;{&quot;&quot;text&quot;&quot;:&quot;&quot;&quot;&amp;SUBSTITUTE([.S221];&quot;&quot;&quot;&quot;;&quot;\&quot;&quot;&quot;)&amp;&quot;&quot;&quot;&quot;&amp;[.Q221]&amp;&quot;},&quot;" office:value-type="string" office:string-value="{&quot;text&quot;:&quot;From the Mimic, head down more steps and continue straight to a room with a &lt;a href=\&quot;http://darksouls3.wiki.fextralife.com/Deep+Accursed\&quot;&gt;Deep Accursed&lt;/a&gt; that drops &lt;a href=\&quot;http://darksouls3.wiki.fextralife.com/Aldrich's+Sapphire\&quot;&gt;Aldrich's Sapphire&lt;/a&gt; upon death. There is also an &lt;a href=\&quot;http://darksouls3.wiki.fextralife.com/Ember\&quot;&gt;Ember&lt;/a&gt; in this room&quot;,&quot;tags&quot;:[&quot;Misc. items&quot;,&quot;Rings&quot;]}," calcext:value-type="string">
            <text:p>{"text":"From the Mimic, head down more steps and continue straight to a room with a &lt;a href=\"http://darksouls3.wiki.fextralife.com/Deep+Accursed\"&gt;Deep Accursed&lt;/a&gt; that drops &lt;a href=\"http://darksouls3.wiki.fextralife.com/Aldrich's+Sapphire\"&gt;Aldrich's Sapphire&lt;/a&gt; upon death. There is also an &lt;a href=\"http://darksouls3.wiki.fextralife.com/Ember\"&gt;Ember&lt;/a&gt; in this room","tags":["Misc. items","Rings"]},</text:p>
          </table:table-cell>
        </table:table-row>
        <table:table-row table:style-name="ro1">
          <table:table-cell/>
          <table:table-cell office:value-type="string" calcext:value-type="string">
            <text:p><text:s text:c="12"/>&lt;li data-id="playthrough_5_31" class="f_npc f_weap f_miss"&gt;Head back to the previous room and turn right to head through a door and up some steps. If you are embered, &lt;a href="http://darksouls3.wiki.fextralife.com/Longfinger+Kirk"&gt;Longfinger Kirk&lt;/a&gt; will invade your world. He drops &lt;a href="http://darksouls3.wiki.fextralife.com/Barbed+Straight+Sword"&gt;Barbed Straight Sword&lt;/a&gt;&lt;span class="p"&gt; + &lt;/span&gt;&lt;a href="http://darksouls3.wiki.fextralife.com/Spiked+Shield"&gt;Spiked Shield&lt;/a&gt;&lt;/li&gt;</text:p>
          </table:table-cell>
          <table:table-cell table:formula="of:=TRIM([.B222])" office:value-type="string" office:string-value="&lt;li data-id=&quot;playthrough_5_31&quot; class=&quot;f_npc f_weap f_miss&quot;&gt;Head back to the previous room and turn right to head through a door and up some steps. If you are embered, &lt;a href=&quot;http://darksouls3.wiki.fextralife.com/Longfinger+Kirk&quot;&gt;Longfinger Kirk&lt;/a&gt; will invade your world. He drops &lt;a href=&quot;http://darksouls3.wiki.fextralife.com/Barbed+Straight+Sword&quot;&gt;Barbed Straight Sword&lt;/a&gt;&lt;span class=&quot;p&quot;&gt; + &lt;/span&gt;&lt;a href=&quot;http://darksouls3.wiki.fextralife.com/Spiked+Shield&quot;&gt;Spiked Shield&lt;/a&gt;&lt;/li&gt;" calcext:value-type="string">
            <text:p>&lt;li data-id="playthrough_5_31" class="f_npc f_weap f_miss"&gt;Head back to the previous room and turn right to head through a door and up some steps. If you are embered, &lt;a href="http://darksouls3.wiki.fextralife.com/Longfinger+Kirk"&gt;Longfinger Kirk&lt;/a&gt; will invade your world. He drops &lt;a href="http://darksouls3.wiki.fextralife.com/Barbed+Straight+Sword"&gt;Barbed Straight Sword&lt;/a&gt;&lt;span class="p"&gt; + &lt;/span&gt;&lt;a href="http://darksouls3.wiki.fextralife.com/Spiked+Shield"&gt;Spiked Shield&lt;/a&gt;&lt;/li&gt;</text:p>
          </table:table-cell>
          <table:table-cell table:formula="of:=FIND(&quot;&quot;&quot;&quot;;[.C222];15)" office:value-type="float" office:value="30" calcext:value-type="float">
            <text:p>30</text:p>
          </table:table-cell>
          <table:table-cell table:formula="of:=FIND(&quot;&quot;&quot;&quot;;[.C222];[.D222]+1)" office:value-type="float" office:value="38" calcext:value-type="float">
            <text:p>38</text:p>
          </table:table-cell>
          <table:table-cell table:formula="of:=FIND(&quot;&quot;&quot;&quot;;[.C222];[.E222]+1)" office:value-type="float" office:value="58" calcext:value-type="float">
            <text:p>58</text:p>
          </table:table-cell>
          <table:table-cell table:formula="of:=MID([.C222];[.E222]+1;[.F222]-[.E222]-1)" office:value-type="string" office:string-value="f_npc f_weap f_miss" calcext:value-type="string">
            <text:p>f_npc f_weap f_miss</text:p>
          </table:table-cell>
          <table:table-cell table:formula="of:=FIND(&quot; &quot;;[.$G222])" office:value-type="float" office:value="6" calcext:value-type="float">
            <text:p>6</text:p>
          </table:table-cell>
          <table:table-cell table:formula="of:=FIND(&quot; &quot;;[.G222];[.H222]+1)" office:value-type="float" office:value="13" calcext:value-type="float">
            <text:p>13</text:p>
          </table:table-cell>
          <table:table-cell table:formula="of:=FIND(&quot; &quot;;[.G222];[.I222]+1)" office:value-type="string" office:string-value="" calcext:value-type="error">
            <text:p>#VALUE!</text:p>
          </table:table-cell>
          <table:table-cell table:formula="of:=LEFT([.G222];IFERROR([.H222]-1;99))" office:value-type="string" office:string-value="f_npc" calcext:value-type="string">
            <text:p>f_npc</text:p>
          </table:table-cell>
          <table:table-cell table:formula="of:=IF(ISERROR([.H222]);&quot;&quot;;MID([.G222];[.H222]+1;IFERROR([.I222]-[.H222]-1;99)))" office:value-type="string" office:string-value="f_weap" calcext:value-type="string">
            <text:p>f_weap</text:p>
          </table:table-cell>
          <table:table-cell table:formula="of:=IF(ISERROR([.I222]);&quot;&quot;;MID([.G222];[.I222]+1;IFERROR([.J222]-[.I222]-1;99)))" office:value-type="string" office:string-value="f_miss" calcext:value-type="string">
            <text:p>f_miss</text:p>
          </table:table-cell>
          <table:table-cell table:formula="of:=IFERROR(VLOOKUP([.K222];['tag lookup'.$A$1:.$B$1048576];2;0);&quot;&quot;)">
            <text:p/>
          </table:table-cell>
          <table:table-cell table:formula="of:=IFERROR(VLOOKUP([.L222];['tag lookup'.$A$1:.$B$1048576];2;0);&quot;&quot;)" office:value-type="string" office:string-value="Weapons" calcext:value-type="string">
            <text:p>Weapons</text:p>
          </table:table-cell>
          <table:table-cell table:formula="of:=IFERROR(VLOOKUP([.M222];['tag lookup'.$A$1:.$B$1048576];2;0);&quot;&quot;)" office:value-type="string" office:string-value="Missable" calcext:value-type="string">
            <text:p>Missable</text:p>
          </table:table-cell>
          <table:table-cell table:style-name="ce2" table:formula="of:=IF([.N222]=&quot;&quot;;&quot;&quot;;&quot;,&quot;&quot;tags&quot;&quot;:[&quot;&quot;&quot; &amp; [.N222] &amp; IF([.O222]=&quot;&quot;;&quot;&quot;&quot;]&quot;;&quot;&quot;&quot;,&quot;&quot;&quot; &amp; [.O222]&amp;IF([.P222]=&quot;&quot;;&quot;&quot;&quot;]&quot;;&quot;&quot;&quot;,&quot;&quot;&quot;&amp;[.P222]&amp;&quot;&quot;&quot;]&quot;)))">
            <text:p/>
          </table:table-cell>
          <table:table-cell table:formula="of:=FIND(&quot;&gt;&quot;;[.B222])" office:value-type="float" office:value="71" calcext:value-type="float">
            <text:p>71</text:p>
          </table:table-cell>
          <table:table-cell table:formula="of:=MID([.B222];[.R222]+1;LEN([.B222])-[.R222]-5)" office:value-type="string" office:string-value="Head back to the previous room and turn right to head through a door and up some steps. If you are embered, &lt;a href=&quot;http://darksouls3.wiki.fextralife.com/Longfinger+Kirk&quot;&gt;Longfinger Kirk&lt;/a&gt; will invade your world. He drops &lt;a href=&quot;http://darksouls3.wiki.fextralife.com/Barbed+Straight+Sword&quot;&gt;Barbed Straight Sword&lt;/a&gt;&lt;span class=&quot;p&quot;&gt; + &lt;/span&gt;&lt;a href=&quot;http://darksouls3.wiki.fextralife.com/Spiked+Shield&quot;&gt;Spiked Shield&lt;/a&gt;" calcext:value-type="string">
            <text:p>Head back to the previous room and turn right to head through a door and up some steps. If you are embered, &lt;a href="http://darksouls3.wiki.fextralife.com/Longfinger+Kirk"&gt;Longfinger Kirk&lt;/a&gt; will invade your world. He drops &lt;a href="http://darksouls3.wiki.fextralife.com/Barbed+Straight+Sword"&gt;Barbed Straight Sword&lt;/a&gt;&lt;span class="p"&gt; + &lt;/span&gt;&lt;a href="http://darksouls3.wiki.fextralife.com/Spiked+Shield"&gt;Spiked Shield&lt;/a&gt;</text:p>
          </table:table-cell>
          <table:table-cell table:formula="of:=&quot;{&quot;&quot;text&quot;&quot;:&quot;&quot;&quot;&amp;SUBSTITUTE([.S222];&quot;&quot;&quot;&quot;;&quot;\&quot;&quot;&quot;)&amp;&quot;&quot;&quot;&quot;&amp;[.Q222]&amp;&quot;},&quot;" office:value-type="string" office:string-value="{&quot;text&quot;:&quot;Head back to the previous room and turn right to head through a door and up some steps. If you are embered, &lt;a href=\&quot;http://darksouls3.wiki.fextralife.com/Longfinger+Kirk\&quot;&gt;Longfinger Kirk&lt;/a&gt; will invade your world. He drops &lt;a href=\&quot;http://darksouls3.wiki.fextralife.com/Barbed+Straight+Sword\&quot;&gt;Barbed Straight Sword&lt;/a&gt;&lt;span class=\&quot;p\&quot;&gt; + &lt;/span&gt;&lt;a href=\&quot;http://darksouls3.wiki.fextralife.com/Spiked+Shield\&quot;&gt;Spiked Shield&lt;/a&gt;&quot;}," calcext:value-type="string">
            <text:p>{"text":"Head back to the previous room and turn right to head through a door and up some steps. If you are embered, &lt;a href=\"http://darksouls3.wiki.fextralife.com/Longfinger+Kirk\"&gt;Longfinger Kirk&lt;/a&gt; will invade your world. He drops &lt;a href=\"http://darksouls3.wiki.fextralife.com/Barbed+Straight+Sword\"&gt;Barbed Straight Sword&lt;/a&gt;&lt;span class=\"p\"&gt; + &lt;/span&gt;&lt;a href=\"http://darksouls3.wiki.fextralife.com/Spiked+Shield\"&gt;Spiked Shield&lt;/a&gt;"},</text:p>
          </table:table-cell>
        </table:table-row>
        <table:table-row table:style-name="ro1">
          <table:table-cell/>
          <table:table-cell office:value-type="string" calcext:value-type="string">
            <text:p><text:s text:c="12"/>&lt;li data-id="playthrough_5_32" class="f_arm f_misc"&gt;Kill the giant if you haven't already (the one in the larger open area) and grab the &lt;a href="http://darksouls3.wiki.fextralife.com/Soul+of+a+Nameless+Soldier"&gt;Soul of a Nameless Soldier&lt;/a&gt; and the &lt;a href="http://darksouls3.wiki.fextralife.com/Maiden+Set"&gt;Maiden Set&lt;/a&gt;&lt;/li&gt;</text:p>
          </table:table-cell>
          <table:table-cell table:formula="of:=TRIM([.B223])" office:value-type="string" office:string-value="&lt;li data-id=&quot;playthrough_5_32&quot; class=&quot;f_arm f_misc&quot;&gt;Kill the giant if you haven't already (the one in the larger open area) and grab the &lt;a href=&quot;http://darksouls3.wiki.fextralife.com/Soul+of+a+Nameless+Soldier&quot;&gt;Soul of a Nameless Soldier&lt;/a&gt; and the &lt;a href=&quot;http://darksouls3.wiki.fextralife.com/Maiden+Set&quot;&gt;Maiden Set&lt;/a&gt;&lt;/li&gt;" calcext:value-type="string">
            <text:p>&lt;li data-id="playthrough_5_32" class="f_arm f_misc"&gt;Kill the giant if you haven't already (the one in the larger open area) and grab the &lt;a href="http://darksouls3.wiki.fextralife.com/Soul+of+a+Nameless+Soldier"&gt;Soul of a Nameless Soldier&lt;/a&gt; and the &lt;a href="http://darksouls3.wiki.fextralife.com/Maiden+Set"&gt;Maiden Set&lt;/a&gt;&lt;/li&gt;</text:p>
          </table:table-cell>
          <table:table-cell table:formula="of:=FIND(&quot;&quot;&quot;&quot;;[.C223];15)" office:value-type="float" office:value="30" calcext:value-type="float">
            <text:p>30</text:p>
          </table:table-cell>
          <table:table-cell table:formula="of:=FIND(&quot;&quot;&quot;&quot;;[.C223];[.D223]+1)" office:value-type="float" office:value="38" calcext:value-type="float">
            <text:p>38</text:p>
          </table:table-cell>
          <table:table-cell table:formula="of:=FIND(&quot;&quot;&quot;&quot;;[.C223];[.E223]+1)" office:value-type="float" office:value="51" calcext:value-type="float">
            <text:p>51</text:p>
          </table:table-cell>
          <table:table-cell table:formula="of:=MID([.C223];[.E223]+1;[.F223]-[.E223]-1)" office:value-type="string" office:string-value="f_arm f_misc" calcext:value-type="string">
            <text:p>f_arm f_misc</text:p>
          </table:table-cell>
          <table:table-cell table:formula="of:=FIND(&quot; &quot;;[.$G223])" office:value-type="float" office:value="6" calcext:value-type="float">
            <text:p>6</text:p>
          </table:table-cell>
          <table:table-cell table:formula="of:=FIND(&quot; &quot;;[.G223];[.H223]+1)" office:value-type="string" office:string-value="" calcext:value-type="error">
            <text:p>#VALUE!</text:p>
          </table:table-cell>
          <table:table-cell table:formula="of:=FIND(&quot; &quot;;[.G223];[.I223]+1)" office:value-type="string" office:string-value="" calcext:value-type="error">
            <text:p>#VALUE!</text:p>
          </table:table-cell>
          <table:table-cell table:formula="of:=LEFT([.G223];IFERROR([.H223]-1;99))" office:value-type="string" office:string-value="f_arm" calcext:value-type="string">
            <text:p>f_arm</text:p>
          </table:table-cell>
          <table:table-cell table:formula="of:=IF(ISERROR([.H223]);&quot;&quot;;MID([.G223];[.H223]+1;IFERROR([.I223]-[.H223]-1;99)))" office:value-type="string" office:string-value="f_misc" calcext:value-type="string">
            <text:p>f_misc</text:p>
          </table:table-cell>
          <table:table-cell table:formula="of:=IF(ISERROR([.I223]);&quot;&quot;;MID([.G223];[.I223]+1;IFERROR([.J223]-[.I223]-1;99)))">
            <text:p/>
          </table:table-cell>
          <table:table-cell table:formula="of:=IFERROR(VLOOKUP([.K223];['tag lookup'.$A$1:.$B$1048576];2;0);&quot;&quot;)" office:value-type="string" office:string-value="Armor" calcext:value-type="string">
            <text:p>Armor</text:p>
          </table:table-cell>
          <table:table-cell table:formula="of:=IFERROR(VLOOKUP([.L223];['tag lookup'.$A$1:.$B$1048576];2;0);&quot;&quot;)" office:value-type="string" office:string-value="Misc. items" calcext:value-type="string">
            <text:p>Misc. items</text:p>
          </table:table-cell>
          <table:table-cell table:formula="of:=IFERROR(VLOOKUP([.M223];['tag lookup'.$A$1:.$B$1048576];2;0);&quot;&quot;)">
            <text:p/>
          </table:table-cell>
          <table:table-cell table:style-name="ce2" table:formula="of:=IF([.N223]=&quot;&quot;;&quot;&quot;;&quot;,&quot;&quot;tags&quot;&quot;:[&quot;&quot;&quot; &amp; [.N223] &amp; IF([.O223]=&quot;&quot;;&quot;&quot;&quot;]&quot;;&quot;&quot;&quot;,&quot;&quot;&quot; &amp; [.O223]&amp;IF([.P223]=&quot;&quot;;&quot;&quot;&quot;]&quot;;&quot;&quot;&quot;,&quot;&quot;&quot;&amp;[.P223]&amp;&quot;&quot;&quot;]&quot;)))" office:value-type="string" office:string-value=",&quot;tags&quot;:[&quot;Armor&quot;,&quot;Misc. items&quot;]" calcext:value-type="string">
            <text:p>,"tags":["Armor","Misc. items"]</text:p>
          </table:table-cell>
          <table:table-cell table:formula="of:=FIND(&quot;&gt;&quot;;[.B223])" office:value-type="float" office:value="64" calcext:value-type="float">
            <text:p>64</text:p>
          </table:table-cell>
          <table:table-cell table:formula="of:=MID([.B223];[.R223]+1;LEN([.B223])-[.R223]-5)" office:value-type="string" office:string-value="Kill the giant if you haven't already (the one in the larger open area) and grab the &lt;a href=&quot;http://darksouls3.wiki.fextralife.com/Soul+of+a+Nameless+Soldier&quot;&gt;Soul of a Nameless Soldier&lt;/a&gt; and the &lt;a href=&quot;http://darksouls3.wiki.fextralife.com/Maiden+Set&quot;&gt;Maiden Set&lt;/a&gt;" calcext:value-type="string">
            <text:p>Kill the giant if you haven't already (the one in the larger open area) and grab the &lt;a href="http://darksouls3.wiki.fextralife.com/Soul+of+a+Nameless+Soldier"&gt;Soul of a Nameless Soldier&lt;/a&gt; and the &lt;a href="http://darksouls3.wiki.fextralife.com/Maiden+Set"&gt;Maiden Set&lt;/a&gt;</text:p>
          </table:table-cell>
          <table:table-cell table:formula="of:=&quot;{&quot;&quot;text&quot;&quot;:&quot;&quot;&quot;&amp;SUBSTITUTE([.S223];&quot;&quot;&quot;&quot;;&quot;\&quot;&quot;&quot;)&amp;&quot;&quot;&quot;&quot;&amp;[.Q223]&amp;&quot;},&quot;" office:value-type="string" office:string-value="{&quot;text&quot;:&quot;Kill the giant if you haven't already (the one in the larger open area) and grab the &lt;a href=\&quot;http://darksouls3.wiki.fextralife.com/Soul+of+a+Nameless+Soldier\&quot;&gt;Soul of a Nameless Soldier&lt;/a&gt; and the &lt;a href=\&quot;http://darksouls3.wiki.fextralife.com/Maiden+Set\&quot;&gt;Maiden Set&lt;/a&gt;&quot;,&quot;tags&quot;:[&quot;Armor&quot;,&quot;Misc. items&quot;]}," calcext:value-type="string">
            <text:p>{"text":"Kill the giant if you haven't already (the one in the larger open area) and grab the &lt;a href=\"http://darksouls3.wiki.fextralife.com/Soul+of+a+Nameless+Soldier\"&gt;Soul of a Nameless Soldier&lt;/a&gt; and the &lt;a href=\"http://darksouls3.wiki.fextralife.com/Maiden+Set\"&gt;Maiden Set&lt;/a&gt;","tags":["Armor","Misc. items"]},</text:p>
          </table:table-cell>
        </table:table-row>
        <table:table-row table:style-name="ro1">
          <table:table-cell/>
          <table:table-cell office:value-type="string" calcext:value-type="string">
            <text:p><text:s text:c="12"/>&lt;li data-id="playthrough_5_33" class="f_misc f_weap"&gt;Open the double doors next to where the giant was, head down some steps, and open another set of doors. Out here you can pick up the &lt;a href="http://darksouls3.wiki.fextralife.com/Saint+Bident"&gt;Saint Bident&lt;/a&gt; and &lt;a href="http://darksouls3.wiki.fextralife.com/Homeward+Bone"&gt;Homeward Bone&amp;nbsp;x2&lt;/a&gt;&lt;/li&gt;</text:p>
          </table:table-cell>
          <table:table-cell table:formula="of:=TRIM([.B224])" office:value-type="string" office:string-value="&lt;li data-id=&quot;playthrough_5_33&quot; class=&quot;f_misc f_weap&quot;&gt;Open the double doors next to where the giant was, head down some steps, and open another set of doors. Out here you can pick up the &lt;a href=&quot;http://darksouls3.wiki.fextralife.com/Saint+Bident&quot;&gt;Saint Bident&lt;/a&gt; and &lt;a href=&quot;http://darksouls3.wiki.fextralife.com/Homeward+Bone&quot;&gt;Homeward Bone&amp;nbsp;x2&lt;/a&gt;&lt;/li&gt;" calcext:value-type="string">
            <text:p>&lt;li data-id="playthrough_5_33" class="f_misc f_weap"&gt;Open the double doors next to where the giant was, head down some steps, and open another set of doors. Out here you can pick up the &lt;a href="http://darksouls3.wiki.fextralife.com/Saint+Bident"&gt;Saint Bident&lt;/a&gt; and &lt;a href="http://darksouls3.wiki.fextralife.com/Homeward+Bone"&gt;Homeward Bone&amp;nbsp;x2&lt;/a&gt;&lt;/li&gt;</text:p>
          </table:table-cell>
          <table:table-cell table:formula="of:=FIND(&quot;&quot;&quot;&quot;;[.C224];15)" office:value-type="float" office:value="30" calcext:value-type="float">
            <text:p>30</text:p>
          </table:table-cell>
          <table:table-cell table:formula="of:=FIND(&quot;&quot;&quot;&quot;;[.C224];[.D224]+1)" office:value-type="float" office:value="38" calcext:value-type="float">
            <text:p>38</text:p>
          </table:table-cell>
          <table:table-cell table:formula="of:=FIND(&quot;&quot;&quot;&quot;;[.C224];[.E224]+1)" office:value-type="float" office:value="52" calcext:value-type="float">
            <text:p>52</text:p>
          </table:table-cell>
          <table:table-cell table:formula="of:=MID([.C224];[.E224]+1;[.F224]-[.E224]-1)" office:value-type="string" office:string-value="f_misc f_weap" calcext:value-type="string">
            <text:p>f_misc f_weap</text:p>
          </table:table-cell>
          <table:table-cell table:formula="of:=FIND(&quot; &quot;;[.$G224])" office:value-type="float" office:value="7" calcext:value-type="float">
            <text:p>7</text:p>
          </table:table-cell>
          <table:table-cell table:formula="of:=FIND(&quot; &quot;;[.G224];[.H224]+1)" office:value-type="string" office:string-value="" calcext:value-type="error">
            <text:p>#VALUE!</text:p>
          </table:table-cell>
          <table:table-cell table:formula="of:=FIND(&quot; &quot;;[.G224];[.I224]+1)" office:value-type="string" office:string-value="" calcext:value-type="error">
            <text:p>#VALUE!</text:p>
          </table:table-cell>
          <table:table-cell table:formula="of:=LEFT([.G224];IFERROR([.H224]-1;99))" office:value-type="string" office:string-value="f_misc" calcext:value-type="string">
            <text:p>f_misc</text:p>
          </table:table-cell>
          <table:table-cell table:formula="of:=IF(ISERROR([.H224]);&quot;&quot;;MID([.G224];[.H224]+1;IFERROR([.I224]-[.H224]-1;99)))" office:value-type="string" office:string-value="f_weap" calcext:value-type="string">
            <text:p>f_weap</text:p>
          </table:table-cell>
          <table:table-cell table:formula="of:=IF(ISERROR([.I224]);&quot;&quot;;MID([.G224];[.I224]+1;IFERROR([.J224]-[.I224]-1;99)))">
            <text:p/>
          </table:table-cell>
          <table:table-cell table:formula="of:=IFERROR(VLOOKUP([.K224];['tag lookup'.$A$1:.$B$1048576];2;0);&quot;&quot;)" office:value-type="string" office:string-value="Misc. items" calcext:value-type="string">
            <text:p>Misc. items</text:p>
          </table:table-cell>
          <table:table-cell table:formula="of:=IFERROR(VLOOKUP([.L224];['tag lookup'.$A$1:.$B$1048576];2;0);&quot;&quot;)" office:value-type="string" office:string-value="Weapons" calcext:value-type="string">
            <text:p>Weapons</text:p>
          </table:table-cell>
          <table:table-cell table:formula="of:=IFERROR(VLOOKUP([.M224];['tag lookup'.$A$1:.$B$1048576];2;0);&quot;&quot;)">
            <text:p/>
          </table:table-cell>
          <table:table-cell table:style-name="ce2" table:formula="of:=IF([.N224]=&quot;&quot;;&quot;&quot;;&quot;,&quot;&quot;tags&quot;&quot;:[&quot;&quot;&quot; &amp; [.N224] &amp; IF([.O224]=&quot;&quot;;&quot;&quot;&quot;]&quot;;&quot;&quot;&quot;,&quot;&quot;&quot; &amp; [.O224]&amp;IF([.P224]=&quot;&quot;;&quot;&quot;&quot;]&quot;;&quot;&quot;&quot;,&quot;&quot;&quot;&amp;[.P224]&amp;&quot;&quot;&quot;]&quot;)))" office:value-type="string" office:string-value=",&quot;tags&quot;:[&quot;Misc. items&quot;,&quot;Weapons&quot;]" calcext:value-type="string">
            <text:p>,"tags":["Misc. items","Weapons"]</text:p>
          </table:table-cell>
          <table:table-cell table:formula="of:=FIND(&quot;&gt;&quot;;[.B224])" office:value-type="float" office:value="65" calcext:value-type="float">
            <text:p>65</text:p>
          </table:table-cell>
          <table:table-cell table:formula="of:=MID([.B224];[.R224]+1;LEN([.B224])-[.R224]-5)" office:value-type="string" office:string-value="Open the double doors next to where the giant was, head down some steps, and open another set of doors. Out here you can pick up the &lt;a href=&quot;http://darksouls3.wiki.fextralife.com/Saint+Bident&quot;&gt;Saint Bident&lt;/a&gt; and &lt;a href=&quot;http://darksouls3.wiki.fextralife.com/Homeward+Bone&quot;&gt;Homeward Bone&amp;nbsp;x2&lt;/a&gt;" calcext:value-type="string">
            <text:p>Open the double doors next to where the giant was, head down some steps, and open another set of doors. Out here you can pick up the &lt;a href="http://darksouls3.wiki.fextralife.com/Saint+Bident"&gt;Saint Bident&lt;/a&gt; and &lt;a href="http://darksouls3.wiki.fextralife.com/Homeward+Bone"&gt;Homeward Bone&amp;nbsp;x2&lt;/a&gt;</text:p>
          </table:table-cell>
          <table:table-cell table:formula="of:=&quot;{&quot;&quot;text&quot;&quot;:&quot;&quot;&quot;&amp;SUBSTITUTE([.S224];&quot;&quot;&quot;&quot;;&quot;\&quot;&quot;&quot;)&amp;&quot;&quot;&quot;&quot;&amp;[.Q224]&amp;&quot;},&quot;" office:value-type="string" office:string-value="{&quot;text&quot;:&quot;Open the double doors next to where the giant was, head down some steps, and open another set of doors. Out here you can pick up the &lt;a href=\&quot;http://darksouls3.wiki.fextralife.com/Saint+Bident\&quot;&gt;Saint Bident&lt;/a&gt; and &lt;a href=\&quot;http://darksouls3.wiki.fextralife.com/Homeward+Bone\&quot;&gt;Homeward Bone&amp;nbsp;x2&lt;/a&gt;&quot;,&quot;tags&quot;:[&quot;Misc. items&quot;,&quot;Weapons&quot;]}," calcext:value-type="string">
            <text:p>{"text":"Open the double doors next to where the giant was, head down some steps, and open another set of doors. Out here you can pick up the &lt;a href=\"http://darksouls3.wiki.fextralife.com/Saint+Bident\"&gt;Saint Bident&lt;/a&gt; and &lt;a href=\"http://darksouls3.wiki.fextralife.com/Homeward+Bone\"&gt;Homeward Bone&amp;nbsp;x2&lt;/a&gt;","tags":["Misc. items","Weapons"]},</text:p>
          </table:table-cell>
        </table:table-row>
        <table:table-row table:style-name="ro1">
          <table:table-cell/>
          <table:table-cell office:value-type="string" calcext:value-type="string">
            <text:p><text:s text:c="12"/>&lt;li data-id="playthrough_5_34" class="f_misc"&gt;Head back up through both doors and walk forward through the water until you can turn left up some steps. You'll find a &lt;a href="http://darksouls3.wiki.fextralife.com/Large+Soul+of+an+Unknown+Traveler"&gt;Large Soul of an Unknown Traveler&lt;/a&gt; against the wall&lt;/li&gt;</text:p>
          </table:table-cell>
          <table:table-cell table:formula="of:=TRIM([.B225])" office:value-type="string" office:string-value="&lt;li data-id=&quot;playthrough_5_34&quot; class=&quot;f_misc&quot;&gt;Head back up through both doors and walk forward through the water until you can turn left up some steps. You'll find a &lt;a href=&quot;http://darksouls3.wiki.fextralife.com/Large+Soul+of+an+Unknown+Traveler&quot;&gt;Large Soul of an Unknown Traveler&lt;/a&gt; against the wall&lt;/li&gt;" calcext:value-type="string">
            <text:p>&lt;li data-id="playthrough_5_34" class="f_misc"&gt;Head back up through both doors and walk forward through the water until you can turn left up some steps. You'll find a &lt;a href="http://darksouls3.wiki.fextralife.com/Large+Soul+of+an+Unknown+Traveler"&gt;Large Soul of an Unknown Traveler&lt;/a&gt; against the wall&lt;/li&gt;</text:p>
          </table:table-cell>
          <table:table-cell table:formula="of:=FIND(&quot;&quot;&quot;&quot;;[.C225];15)" office:value-type="float" office:value="30" calcext:value-type="float">
            <text:p>30</text:p>
          </table:table-cell>
          <table:table-cell table:formula="of:=FIND(&quot;&quot;&quot;&quot;;[.C225];[.D225]+1)" office:value-type="float" office:value="38" calcext:value-type="float">
            <text:p>38</text:p>
          </table:table-cell>
          <table:table-cell table:formula="of:=FIND(&quot;&quot;&quot;&quot;;[.C225];[.E225]+1)" office:value-type="float" office:value="45" calcext:value-type="float">
            <text:p>45</text:p>
          </table:table-cell>
          <table:table-cell table:formula="of:=MID([.C225];[.E225]+1;[.F225]-[.E225]-1)" office:value-type="string" office:string-value="f_misc" calcext:value-type="string">
            <text:p>f_misc</text:p>
          </table:table-cell>
          <table:table-cell table:formula="of:=FIND(&quot; &quot;;[.$G225])" office:value-type="string" office:string-value="" calcext:value-type="error">
            <text:p>#VALUE!</text:p>
          </table:table-cell>
          <table:table-cell table:formula="of:=FIND(&quot; &quot;;[.G225];[.H225]+1)" office:value-type="string" office:string-value="" calcext:value-type="error">
            <text:p>#VALUE!</text:p>
          </table:table-cell>
          <table:table-cell table:formula="of:=FIND(&quot; &quot;;[.G225];[.I225]+1)" office:value-type="string" office:string-value="" calcext:value-type="error">
            <text:p>#VALUE!</text:p>
          </table:table-cell>
          <table:table-cell table:formula="of:=LEFT([.G225];IFERROR([.H225]-1;99))" office:value-type="string" office:string-value="f_misc" calcext:value-type="string">
            <text:p>f_misc</text:p>
          </table:table-cell>
          <table:table-cell table:formula="of:=IF(ISERROR([.H225]);&quot;&quot;;MID([.G225];[.H225]+1;IFERROR([.I225]-[.H225]-1;99)))">
            <text:p/>
          </table:table-cell>
          <table:table-cell table:formula="of:=IF(ISERROR([.I225]);&quot;&quot;;MID([.G225];[.I225]+1;IFERROR([.J225]-[.I225]-1;99)))">
            <text:p/>
          </table:table-cell>
          <table:table-cell table:formula="of:=IFERROR(VLOOKUP([.K225];['tag lookup'.$A$1:.$B$1048576];2;0);&quot;&quot;)" office:value-type="string" office:string-value="Misc. items" calcext:value-type="string">
            <text:p>Misc. items</text:p>
          </table:table-cell>
          <table:table-cell table:formula="of:=IFERROR(VLOOKUP([.L225];['tag lookup'.$A$1:.$B$1048576];2;0);&quot;&quot;)">
            <text:p/>
          </table:table-cell>
          <table:table-cell table:formula="of:=IFERROR(VLOOKUP([.M225];['tag lookup'.$A$1:.$B$1048576];2;0);&quot;&quot;)">
            <text:p/>
          </table:table-cell>
          <table:table-cell table:style-name="ce2" table:formula="of:=IF([.N225]=&quot;&quot;;&quot;&quot;;&quot;,&quot;&quot;tags&quot;&quot;:[&quot;&quot;&quot; &amp; [.N225] &amp; IF([.O225]=&quot;&quot;;&quot;&quot;&quot;]&quot;;&quot;&quot;&quot;,&quot;&quot;&quot; &amp; [.O225]&amp;IF([.P225]=&quot;&quot;;&quot;&quot;&quot;]&quot;;&quot;&quot;&quot;,&quot;&quot;&quot;&amp;[.P225]&amp;&quot;&quot;&quot;]&quot;)))" office:value-type="string" office:string-value=",&quot;tags&quot;:[&quot;Misc. items&quot;]" calcext:value-type="string">
            <text:p>,"tags":["Misc. items"]</text:p>
          </table:table-cell>
          <table:table-cell table:formula="of:=FIND(&quot;&gt;&quot;;[.B225])" office:value-type="float" office:value="58" calcext:value-type="float">
            <text:p>58</text:p>
          </table:table-cell>
          <table:table-cell table:formula="of:=MID([.B225];[.R225]+1;LEN([.B225])-[.R225]-5)" office:value-type="string" office:string-value="Head back up through both doors and walk forward through the water until you can turn left up some steps. You'll find a &lt;a href=&quot;http://darksouls3.wiki.fextralife.com/Large+Soul+of+an+Unknown+Traveler&quot;&gt;Large Soul of an Unknown Traveler&lt;/a&gt; against the wall" calcext:value-type="string">
            <text:p>Head back up through both doors and walk forward through the water until you can turn left up some steps. You'll find a &lt;a href="http://darksouls3.wiki.fextralife.com/Large+Soul+of+an+Unknown+Traveler"&gt;Large Soul of an Unknown Traveler&lt;/a&gt; against the wall</text:p>
          </table:table-cell>
          <table:table-cell table:formula="of:=&quot;{&quot;&quot;text&quot;&quot;:&quot;&quot;&quot;&amp;SUBSTITUTE([.S225];&quot;&quot;&quot;&quot;;&quot;\&quot;&quot;&quot;)&amp;&quot;&quot;&quot;&quot;&amp;[.Q225]&amp;&quot;},&quot;" office:value-type="string" office:string-value="{&quot;text&quot;:&quot;Head back up through both doors and walk forward through the water until you can turn left up some steps. You'll find a &lt;a href=\&quot;http://darksouls3.wiki.fextralife.com/Large+Soul+of+an+Unknown+Traveler\&quot;&gt;Large Soul of an Unknown Traveler&lt;/a&gt; against the wall&quot;,&quot;tags&quot;:[&quot;Misc. items&quot;]}," calcext:value-type="string">
            <text:p>{"text":"Head back up through both doors and walk forward through the water until you can turn left up some steps. You'll find a &lt;a href=\"http://darksouls3.wiki.fextralife.com/Large+Soul+of+an+Unknown+Traveler\"&gt;Large Soul of an Unknown Traveler&lt;/a&gt; against the wall","tags":["Misc. items"]},</text:p>
          </table:table-cell>
        </table:table-row>
        <table:table-row table:style-name="ro1">
          <table:table-cell/>
          <table:table-cell office:value-type="string" calcext:value-type="string">
            <text:p><text:s text:c="12"/>&lt;li data-id="playthrough_5_35" class="f_arm f_misc f_weap"&gt;Travel over to the other end of the large, open, water-filled area to the other giant. Kill this one and the slimes around him, and you'll be able to grab a &lt;a href="http://darksouls3.wiki.fextralife.com/Pale+Tongue"&gt;Pale Tongue&lt;/a&gt;, the &lt;a href="http://darksouls3.wiki.fextralife.com/Drang+Armor+Set"&gt;Drang Armor Set&lt;/a&gt;, and the &lt;a href="http://darksouls3.wiki.fextralife.com/Drang+Hammers"&gt;Drang Hammers&lt;/a&gt;&lt;/li&gt;</text:p>
          </table:table-cell>
          <table:table-cell table:formula="of:=TRIM([.B226])" office:value-type="string" office:string-value="&lt;li data-id=&quot;playthrough_5_35&quot; class=&quot;f_arm f_misc f_weap&quot;&gt;Travel over to the other end of the large, open, water-filled area to the other giant. Kill this one and the slimes around him, and you'll be able to grab a &lt;a href=&quot;http://darksouls3.wiki.fextralife.com/Pale+Tongue&quot;&gt;Pale Tongue&lt;/a&gt;, the &lt;a href=&quot;http://darksouls3.wiki.fextralife.com/Drang+Armor+Set&quot;&gt;Drang Armor Set&lt;/a&gt;, and the &lt;a href=&quot;http://darksouls3.wiki.fextralife.com/Drang+Hammers&quot;&gt;Drang Hammers&lt;/a&gt;&lt;/li&gt;" calcext:value-type="string">
            <text:p>&lt;li data-id="playthrough_5_35" class="f_arm f_misc f_weap"&gt;Travel over to the other end of the large, open, water-filled area to the other giant. Kill this one and the slimes around him, and you'll be able to grab a &lt;a href="http://darksouls3.wiki.fextralife.com/Pale+Tongue"&gt;Pale Tongue&lt;/a&gt;, the &lt;a href="http://darksouls3.wiki.fextralife.com/Drang+Armor+Set"&gt;Drang Armor Set&lt;/a&gt;, and the &lt;a href="http://darksouls3.wiki.fextralife.com/Drang+Hammers"&gt;Drang Hammers&lt;/a&gt;&lt;/li&gt;</text:p>
          </table:table-cell>
          <table:table-cell table:formula="of:=FIND(&quot;&quot;&quot;&quot;;[.C226];15)" office:value-type="float" office:value="30" calcext:value-type="float">
            <text:p>30</text:p>
          </table:table-cell>
          <table:table-cell table:formula="of:=FIND(&quot;&quot;&quot;&quot;;[.C226];[.D226]+1)" office:value-type="float" office:value="38" calcext:value-type="float">
            <text:p>38</text:p>
          </table:table-cell>
          <table:table-cell table:formula="of:=FIND(&quot;&quot;&quot;&quot;;[.C226];[.E226]+1)" office:value-type="float" office:value="58" calcext:value-type="float">
            <text:p>58</text:p>
          </table:table-cell>
          <table:table-cell table:formula="of:=MID([.C226];[.E226]+1;[.F226]-[.E226]-1)" office:value-type="string" office:string-value="f_arm f_misc f_weap" calcext:value-type="string">
            <text:p>f_arm f_misc f_weap</text:p>
          </table:table-cell>
          <table:table-cell table:formula="of:=FIND(&quot; &quot;;[.$G226])" office:value-type="float" office:value="6" calcext:value-type="float">
            <text:p>6</text:p>
          </table:table-cell>
          <table:table-cell table:formula="of:=FIND(&quot; &quot;;[.G226];[.H226]+1)" office:value-type="float" office:value="13" calcext:value-type="float">
            <text:p>13</text:p>
          </table:table-cell>
          <table:table-cell table:formula="of:=FIND(&quot; &quot;;[.G226];[.I226]+1)" office:value-type="string" office:string-value="" calcext:value-type="error">
            <text:p>#VALUE!</text:p>
          </table:table-cell>
          <table:table-cell table:formula="of:=LEFT([.G226];IFERROR([.H226]-1;99))" office:value-type="string" office:string-value="f_arm" calcext:value-type="string">
            <text:p>f_arm</text:p>
          </table:table-cell>
          <table:table-cell table:formula="of:=IF(ISERROR([.H226]);&quot;&quot;;MID([.G226];[.H226]+1;IFERROR([.I226]-[.H226]-1;99)))" office:value-type="string" office:string-value="f_misc" calcext:value-type="string">
            <text:p>f_misc</text:p>
          </table:table-cell>
          <table:table-cell table:formula="of:=IF(ISERROR([.I226]);&quot;&quot;;MID([.G226];[.I226]+1;IFERROR([.J226]-[.I226]-1;99)))" office:value-type="string" office:string-value="f_weap" calcext:value-type="string">
            <text:p>f_weap</text:p>
          </table:table-cell>
          <table:table-cell table:formula="of:=IFERROR(VLOOKUP([.K226];['tag lookup'.$A$1:.$B$1048576];2;0);&quot;&quot;)" office:value-type="string" office:string-value="Armor" calcext:value-type="string">
            <text:p>Armor</text:p>
          </table:table-cell>
          <table:table-cell table:formula="of:=IFERROR(VLOOKUP([.L226];['tag lookup'.$A$1:.$B$1048576];2;0);&quot;&quot;)" office:value-type="string" office:string-value="Misc. items" calcext:value-type="string">
            <text:p>Misc. items</text:p>
          </table:table-cell>
          <table:table-cell table:formula="of:=IFERROR(VLOOKUP([.M226];['tag lookup'.$A$1:.$B$1048576];2;0);&quot;&quot;)" office:value-type="string" office:string-value="Weapons" calcext:value-type="string">
            <text:p>Weapons</text:p>
          </table:table-cell>
          <table:table-cell table:style-name="ce2" table:formula="of:=IF([.N226]=&quot;&quot;;&quot;&quot;;&quot;,&quot;&quot;tags&quot;&quot;:[&quot;&quot;&quot; &amp; [.N226] &amp; IF([.O226]=&quot;&quot;;&quot;&quot;&quot;]&quot;;&quot;&quot;&quot;,&quot;&quot;&quot; &amp; [.O226]&amp;IF([.P226]=&quot;&quot;;&quot;&quot;&quot;]&quot;;&quot;&quot;&quot;,&quot;&quot;&quot;&amp;[.P226]&amp;&quot;&quot;&quot;]&quot;)))" office:value-type="string" office:string-value=",&quot;tags&quot;:[&quot;Armor&quot;,&quot;Misc. items&quot;,&quot;Weapons&quot;]" calcext:value-type="string">
            <text:p>,"tags":["Armor","Misc. items","Weapons"]</text:p>
          </table:table-cell>
          <table:table-cell table:formula="of:=FIND(&quot;&gt;&quot;;[.B226])" office:value-type="float" office:value="71" calcext:value-type="float">
            <text:p>71</text:p>
          </table:table-cell>
          <table:table-cell table:formula="of:=MID([.B226];[.R226]+1;LEN([.B226])-[.R226]-5)" office:value-type="string" office:string-value="Travel over to the other end of the large, open, water-filled area to the other giant. Kill this one and the slimes around him, and you'll be able to grab a &lt;a href=&quot;http://darksouls3.wiki.fextralife.com/Pale+Tongue&quot;&gt;Pale Tongue&lt;/a&gt;, the &lt;a href=&quot;http://darksouls3.wiki.fextralife.com/Drang+Armor+Set&quot;&gt;Drang Armor Set&lt;/a&gt;, and the &lt;a href=&quot;http://darksouls3.wiki.fextralife.com/Drang+Hammers&quot;&gt;Drang Hammers&lt;/a&gt;" calcext:value-type="string">
            <text:p>Travel over to the other end of the large, open, water-filled area to the other giant. Kill this one and the slimes around him, and you'll be able to grab a &lt;a href="http://darksouls3.wiki.fextralife.com/Pale+Tongue"&gt;Pale Tongue&lt;/a&gt;, the &lt;a href="http://darksouls3.wiki.fextralife.com/Drang+Armor+Set"&gt;Drang Armor Set&lt;/a&gt;, and the &lt;a href="http://darksouls3.wiki.fextralife.com/Drang+Hammers"&gt;Drang Hammers&lt;/a&gt;</text:p>
          </table:table-cell>
          <table:table-cell table:formula="of:=&quot;{&quot;&quot;text&quot;&quot;:&quot;&quot;&quot;&amp;SUBSTITUTE([.S226];&quot;&quot;&quot;&quot;;&quot;\&quot;&quot;&quot;)&amp;&quot;&quot;&quot;&quot;&amp;[.Q226]&amp;&quot;},&quot;" office:value-type="string" office:string-value="{&quot;text&quot;:&quot;Travel over to the other end of the large, open, water-filled area to the other giant. Kill this one and the slimes around him, and you'll be able to grab a &lt;a href=\&quot;http://darksouls3.wiki.fextralife.com/Pale+Tongue\&quot;&gt;Pale Tongue&lt;/a&gt;, the &lt;a href=\&quot;http://darksouls3.wiki.fextralife.com/Drang+Armor+Set\&quot;&gt;Drang Armor Set&lt;/a&gt;, and the &lt;a href=\&quot;http://darksouls3.wiki.fextralife.com/Drang+Hammers\&quot;&gt;Drang Hammers&lt;/a&gt;&quot;,&quot;tags&quot;:[&quot;Armor&quot;,&quot;Misc. items&quot;,&quot;Weapons&quot;]}," calcext:value-type="string">
            <text:p>{"text":"Travel over to the other end of the large, open, water-filled area to the other giant. Kill this one and the slimes around him, and you'll be able to grab a &lt;a href=\"http://darksouls3.wiki.fextralife.com/Pale+Tongue\"&gt;Pale Tongue&lt;/a&gt;, the &lt;a href=\"http://darksouls3.wiki.fextralife.com/Drang+Armor+Set\"&gt;Drang Armor Set&lt;/a&gt;, and the &lt;a href=\"http://darksouls3.wiki.fextralife.com/Drang+Hammers\"&gt;Drang Hammers&lt;/a&gt;","tags":["Armor","Misc. items","Weapons"]},</text:p>
          </table:table-cell>
        </table:table-row>
        <table:table-row table:style-name="ro1">
          <table:table-cell/>
          <table:table-cell office:value-type="string" calcext:value-type="string">
            <text:p><text:s text:c="12"/>&lt;li data-id="playthrough_5_36" class="f_misc"&gt;Head up the steps behind where the giant was sitting, kill the enemies around the shrine, and grab the &lt;a href="http://darksouls3.wiki.fextralife.com/Ember"&gt;Ember&lt;/a&gt; from the ledge that overlooks the water-filled area&lt;/li&gt;</text:p>
          </table:table-cell>
          <table:table-cell table:formula="of:=TRIM([.B227])" office:value-type="string" office:string-value="&lt;li data-id=&quot;playthrough_5_36&quot; class=&quot;f_misc&quot;&gt;Head up the steps behind where the giant was sitting, kill the enemies around the shrine, and grab the &lt;a href=&quot;http://darksouls3.wiki.fextralife.com/Ember&quot;&gt;Ember&lt;/a&gt; from the ledge that overlooks the water-filled area&lt;/li&gt;" calcext:value-type="string">
            <text:p>&lt;li data-id="playthrough_5_36" class="f_misc"&gt;Head up the steps behind where the giant was sitting, kill the enemies around the shrine, and grab the &lt;a href="http://darksouls3.wiki.fextralife.com/Ember"&gt;Ember&lt;/a&gt; from the ledge that overlooks the water-filled area&lt;/li&gt;</text:p>
          </table:table-cell>
          <table:table-cell table:formula="of:=FIND(&quot;&quot;&quot;&quot;;[.C227];15)" office:value-type="float" office:value="30" calcext:value-type="float">
            <text:p>30</text:p>
          </table:table-cell>
          <table:table-cell table:formula="of:=FIND(&quot;&quot;&quot;&quot;;[.C227];[.D227]+1)" office:value-type="float" office:value="38" calcext:value-type="float">
            <text:p>38</text:p>
          </table:table-cell>
          <table:table-cell table:formula="of:=FIND(&quot;&quot;&quot;&quot;;[.C227];[.E227]+1)" office:value-type="float" office:value="45" calcext:value-type="float">
            <text:p>45</text:p>
          </table:table-cell>
          <table:table-cell table:formula="of:=MID([.C227];[.E227]+1;[.F227]-[.E227]-1)" office:value-type="string" office:string-value="f_misc" calcext:value-type="string">
            <text:p>f_misc</text:p>
          </table:table-cell>
          <table:table-cell table:formula="of:=FIND(&quot; &quot;;[.$G227])" office:value-type="string" office:string-value="" calcext:value-type="error">
            <text:p>#VALUE!</text:p>
          </table:table-cell>
          <table:table-cell table:formula="of:=FIND(&quot; &quot;;[.G227];[.H227]+1)" office:value-type="string" office:string-value="" calcext:value-type="error">
            <text:p>#VALUE!</text:p>
          </table:table-cell>
          <table:table-cell table:formula="of:=FIND(&quot; &quot;;[.G227];[.I227]+1)" office:value-type="string" office:string-value="" calcext:value-type="error">
            <text:p>#VALUE!</text:p>
          </table:table-cell>
          <table:table-cell table:formula="of:=LEFT([.G227];IFERROR([.H227]-1;99))" office:value-type="string" office:string-value="f_misc" calcext:value-type="string">
            <text:p>f_misc</text:p>
          </table:table-cell>
          <table:table-cell table:formula="of:=IF(ISERROR([.H227]);&quot;&quot;;MID([.G227];[.H227]+1;IFERROR([.I227]-[.H227]-1;99)))">
            <text:p/>
          </table:table-cell>
          <table:table-cell table:formula="of:=IF(ISERROR([.I227]);&quot;&quot;;MID([.G227];[.I227]+1;IFERROR([.J227]-[.I227]-1;99)))">
            <text:p/>
          </table:table-cell>
          <table:table-cell table:formula="of:=IFERROR(VLOOKUP([.K227];['tag lookup'.$A$1:.$B$1048576];2;0);&quot;&quot;)" office:value-type="string" office:string-value="Misc. items" calcext:value-type="string">
            <text:p>Misc. items</text:p>
          </table:table-cell>
          <table:table-cell table:formula="of:=IFERROR(VLOOKUP([.L227];['tag lookup'.$A$1:.$B$1048576];2;0);&quot;&quot;)">
            <text:p/>
          </table:table-cell>
          <table:table-cell table:formula="of:=IFERROR(VLOOKUP([.M227];['tag lookup'.$A$1:.$B$1048576];2;0);&quot;&quot;)">
            <text:p/>
          </table:table-cell>
          <table:table-cell table:style-name="ce2" table:formula="of:=IF([.N227]=&quot;&quot;;&quot;&quot;;&quot;,&quot;&quot;tags&quot;&quot;:[&quot;&quot;&quot; &amp; [.N227] &amp; IF([.O227]=&quot;&quot;;&quot;&quot;&quot;]&quot;;&quot;&quot;&quot;,&quot;&quot;&quot; &amp; [.O227]&amp;IF([.P227]=&quot;&quot;;&quot;&quot;&quot;]&quot;;&quot;&quot;&quot;,&quot;&quot;&quot;&amp;[.P227]&amp;&quot;&quot;&quot;]&quot;)))" office:value-type="string" office:string-value=",&quot;tags&quot;:[&quot;Misc. items&quot;]" calcext:value-type="string">
            <text:p>,"tags":["Misc. items"]</text:p>
          </table:table-cell>
          <table:table-cell table:formula="of:=FIND(&quot;&gt;&quot;;[.B227])" office:value-type="float" office:value="58" calcext:value-type="float">
            <text:p>58</text:p>
          </table:table-cell>
          <table:table-cell table:formula="of:=MID([.B227];[.R227]+1;LEN([.B227])-[.R227]-5)" office:value-type="string" office:string-value="Head up the steps behind where the giant was sitting, kill the enemies around the shrine, and grab the &lt;a href=&quot;http://darksouls3.wiki.fextralife.com/Ember&quot;&gt;Ember&lt;/a&gt; from the ledge that overlooks the water-filled area" calcext:value-type="string">
            <text:p>Head up the steps behind where the giant was sitting, kill the enemies around the shrine, and grab the &lt;a href="http://darksouls3.wiki.fextralife.com/Ember"&gt;Ember&lt;/a&gt; from the ledge that overlooks the water-filled area</text:p>
          </table:table-cell>
          <table:table-cell table:formula="of:=&quot;{&quot;&quot;text&quot;&quot;:&quot;&quot;&quot;&amp;SUBSTITUTE([.S227];&quot;&quot;&quot;&quot;;&quot;\&quot;&quot;&quot;)&amp;&quot;&quot;&quot;&quot;&amp;[.Q227]&amp;&quot;},&quot;" office:value-type="string" office:string-value="{&quot;text&quot;:&quot;Head up the steps behind where the giant was sitting, kill the enemies around the shrine, and grab the &lt;a href=\&quot;http://darksouls3.wiki.fextralife.com/Ember\&quot;&gt;Ember&lt;/a&gt; from the ledge that overlooks the water-filled area&quot;,&quot;tags&quot;:[&quot;Misc. items&quot;]}," calcext:value-type="string">
            <text:p>{"text":"Head up the steps behind where the giant was sitting, kill the enemies around the shrine, and grab the &lt;a href=\"http://darksouls3.wiki.fextralife.com/Ember\"&gt;Ember&lt;/a&gt; from the ledge that overlooks the water-filled area","tags":["Misc. items"]},</text:p>
          </table:table-cell>
        </table:table-row>
        <table:table-row table:style-name="ro1">
          <table:table-cell/>
          <table:table-cell office:value-type="string" calcext:value-type="string">
            <text:p><text:s text:c="12"/>&lt;li data-id="playthrough_5_55" class="f_ring s_ng+"&gt;The &lt;a href="https://darksouls3.wiki.fextralife.com/Ring+of+the+Evil+Eye"&gt;Ring of the Evil Eye+1&lt;/a&gt; is behind the shrine&lt;/li&gt;</text:p>
          </table:table-cell>
          <table:table-cell table:formula="of:=TRIM([.B228])" office:value-type="string" office:string-value="&lt;li data-id=&quot;playthrough_5_55&quot; class=&quot;f_ring s_ng+&quot;&gt;The &lt;a href=&quot;https://darksouls3.wiki.fextralife.com/Ring+of+the+Evil+Eye&quot;&gt;Ring of the Evil Eye+1&lt;/a&gt; is behind the shrine&lt;/li&gt;" calcext:value-type="string">
            <text:p>&lt;li data-id="playthrough_5_55" class="f_ring s_ng+"&gt;The &lt;a href="https://darksouls3.wiki.fextralife.com/Ring+of+the+Evil+Eye"&gt;Ring of the Evil Eye+1&lt;/a&gt; is behind the shrine&lt;/li&gt;</text:p>
          </table:table-cell>
          <table:table-cell table:formula="of:=FIND(&quot;&quot;&quot;&quot;;[.C228];15)" office:value-type="float" office:value="30" calcext:value-type="float">
            <text:p>30</text:p>
          </table:table-cell>
          <table:table-cell table:formula="of:=FIND(&quot;&quot;&quot;&quot;;[.C228];[.D228]+1)" office:value-type="float" office:value="38" calcext:value-type="float">
            <text:p>38</text:p>
          </table:table-cell>
          <table:table-cell table:formula="of:=FIND(&quot;&quot;&quot;&quot;;[.C228];[.E228]+1)" office:value-type="float" office:value="51" calcext:value-type="float">
            <text:p>51</text:p>
          </table:table-cell>
          <table:table-cell table:formula="of:=MID([.C228];[.E228]+1;[.F228]-[.E228]-1)" office:value-type="string" office:string-value="f_ring s_ng+" calcext:value-type="string">
            <text:p>f_ring s_ng+</text:p>
          </table:table-cell>
          <table:table-cell table:formula="of:=FIND(&quot; &quot;;[.$G228])" office:value-type="float" office:value="7" calcext:value-type="float">
            <text:p>7</text:p>
          </table:table-cell>
          <table:table-cell table:formula="of:=FIND(&quot; &quot;;[.G228];[.H228]+1)" office:value-type="string" office:string-value="" calcext:value-type="error">
            <text:p>#VALUE!</text:p>
          </table:table-cell>
          <table:table-cell table:formula="of:=FIND(&quot; &quot;;[.G228];[.I228]+1)" office:value-type="string" office:string-value="" calcext:value-type="error">
            <text:p>#VALUE!</text:p>
          </table:table-cell>
          <table:table-cell table:formula="of:=LEFT([.G228];IFERROR([.H228]-1;99))" office:value-type="string" office:string-value="f_ring" calcext:value-type="string">
            <text:p>f_ring</text:p>
          </table:table-cell>
          <table:table-cell table:formula="of:=IF(ISERROR([.H228]);&quot;&quot;;MID([.G228];[.H228]+1;IFERROR([.I228]-[.H228]-1;99)))" office:value-type="string" office:string-value="s_ng+" calcext:value-type="string">
            <text:p>s_ng+</text:p>
          </table:table-cell>
          <table:table-cell table:formula="of:=IF(ISERROR([.I228]);&quot;&quot;;MID([.G228];[.I228]+1;IFERROR([.J228]-[.I228]-1;99)))">
            <text:p/>
          </table:table-cell>
          <table:table-cell table:formula="of:=IFERROR(VLOOKUP([.K228];['tag lookup'.$A$1:.$B$1048576];2;0);&quot;&quot;)" office:value-type="string" office:string-value="Rings" calcext:value-type="string">
            <text:p>Rings</text:p>
          </table:table-cell>
          <table:table-cell table:formula="of:=IFERROR(VLOOKUP([.L228];['tag lookup'.$A$1:.$B$1048576];2;0);&quot;&quot;)" office:value-type="string" office:string-value="s_ng+" calcext:value-type="string">
            <text:p>s_ng+</text:p>
          </table:table-cell>
          <table:table-cell table:formula="of:=IFERROR(VLOOKUP([.M228];['tag lookup'.$A$1:.$B$1048576];2;0);&quot;&quot;)">
            <text:p/>
          </table:table-cell>
          <table:table-cell table:style-name="ce2" table:formula="of:=IF([.N228]=&quot;&quot;;&quot;&quot;;&quot;,&quot;&quot;tags&quot;&quot;:[&quot;&quot;&quot; &amp; [.N228] &amp; IF([.O228]=&quot;&quot;;&quot;&quot;&quot;]&quot;;&quot;&quot;&quot;,&quot;&quot;&quot; &amp; [.O228]&amp;IF([.P228]=&quot;&quot;;&quot;&quot;&quot;]&quot;;&quot;&quot;&quot;,&quot;&quot;&quot;&amp;[.P228]&amp;&quot;&quot;&quot;]&quot;)))" office:value-type="string" office:string-value=",&quot;tags&quot;:[&quot;Rings&quot;,&quot;s_ng+&quot;]" calcext:value-type="string">
            <text:p>,"tags":["Rings","s_ng+"]</text:p>
          </table:table-cell>
          <table:table-cell table:formula="of:=FIND(&quot;&gt;&quot;;[.B228])" office:value-type="float" office:value="64" calcext:value-type="float">
            <text:p>64</text:p>
          </table:table-cell>
          <table:table-cell table:formula="of:=MID([.B228];[.R228]+1;LEN([.B228])-[.R228]-5)" office:value-type="string" office:string-value="The &lt;a href=&quot;https://darksouls3.wiki.fextralife.com/Ring+of+the+Evil+Eye&quot;&gt;Ring of the Evil Eye+1&lt;/a&gt; is behind the shrine" calcext:value-type="string">
            <text:p>The &lt;a href="https://darksouls3.wiki.fextralife.com/Ring+of+the+Evil+Eye"&gt;Ring of the Evil Eye+1&lt;/a&gt; is behind the shrine</text:p>
          </table:table-cell>
          <table:table-cell table:formula="of:=&quot;{&quot;&quot;text&quot;&quot;:&quot;&quot;&quot;&amp;SUBSTITUTE([.S228];&quot;&quot;&quot;&quot;;&quot;\&quot;&quot;&quot;)&amp;&quot;&quot;&quot;&quot;&amp;[.Q228]&amp;&quot;},&quot;" office:value-type="string" office:string-value="{&quot;text&quot;:&quot;The &lt;a href=\&quot;https://darksouls3.wiki.fextralife.com/Ring+of+the+Evil+Eye\&quot;&gt;Ring of the Evil Eye+1&lt;/a&gt; is behind the shrine&quot;,&quot;tags&quot;:[&quot;Rings&quot;,&quot;s_ng+&quot;]}," calcext:value-type="string">
            <text:p>{"text":"The &lt;a href=\"https://darksouls3.wiki.fextralife.com/Ring+of+the+Evil+Eye\"&gt;Ring of the Evil Eye+1&lt;/a&gt; is behind the shrine","tags":["Rings","s_ng+"]},</text:p>
          </table:table-cell>
        </table:table-row>
        <table:table-row table:style-name="ro1">
          <table:table-cell/>
          <table:table-cell office:value-type="string" calcext:value-type="string">
            <text:p><text:s text:c="12"/>&lt;li data-id="playthrough_5_37" class="f_misc f_miss"&gt;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http://darksouls3.wiki.fextralife.com/Duel+Charm"&gt;Duel Charm&amp;nbsp;x3&lt;/a&gt; to the right of him. (Note: If you've already gone to the upper rafters where you drop down to Rosaria, the following encounter will not occur)&lt;/li&gt;</text:p>
          </table:table-cell>
          <table:table-cell table:formula="of:=TRIM([.B229])" office:value-type="string" office:string-value="&lt;li data-id=&quot;playthrough_5_37&quot; class=&quot;f_misc f_miss&quot;&gt;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quot;http://darksouls3.wiki.fextralife.com/Duel+Charm&quot;&gt;Duel Charm&amp;nbsp;x3&lt;/a&gt; to the right of him. (Note: If you've already gone to the upper rafters where you drop down to Rosaria, the following encounter will not occur)&lt;/li&gt;" calcext:value-type="string">
            <text:p>&lt;li data-id="playthrough_5_37" class="f_misc f_miss"&gt;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http://darksouls3.wiki.fextralife.com/Duel+Charm"&gt;Duel Charm&amp;nbsp;x3&lt;/a&gt; to the right of him. (Note: If you've already gone to the upper rafters where you drop down to Rosaria, the following encounter will not occur)&lt;/li&gt;</text:p>
          </table:table-cell>
          <table:table-cell table:formula="of:=FIND(&quot;&quot;&quot;&quot;;[.C229];15)" office:value-type="float" office:value="30" calcext:value-type="float">
            <text:p>30</text:p>
          </table:table-cell>
          <table:table-cell table:formula="of:=FIND(&quot;&quot;&quot;&quot;;[.C229];[.D229]+1)" office:value-type="float" office:value="38" calcext:value-type="float">
            <text:p>38</text:p>
          </table:table-cell>
          <table:table-cell table:formula="of:=FIND(&quot;&quot;&quot;&quot;;[.C229];[.E229]+1)" office:value-type="float" office:value="52" calcext:value-type="float">
            <text:p>52</text:p>
          </table:table-cell>
          <table:table-cell table:formula="of:=MID([.C229];[.E229]+1;[.F229]-[.E229]-1)" office:value-type="string" office:string-value="f_misc f_miss" calcext:value-type="string">
            <text:p>f_misc f_miss</text:p>
          </table:table-cell>
          <table:table-cell table:formula="of:=FIND(&quot; &quot;;[.$G229])" office:value-type="float" office:value="7" calcext:value-type="float">
            <text:p>7</text:p>
          </table:table-cell>
          <table:table-cell table:formula="of:=FIND(&quot; &quot;;[.G229];[.H229]+1)" office:value-type="string" office:string-value="" calcext:value-type="error">
            <text:p>#VALUE!</text:p>
          </table:table-cell>
          <table:table-cell table:formula="of:=FIND(&quot; &quot;;[.G229];[.I229]+1)" office:value-type="string" office:string-value="" calcext:value-type="error">
            <text:p>#VALUE!</text:p>
          </table:table-cell>
          <table:table-cell table:formula="of:=LEFT([.G229];IFERROR([.H229]-1;99))" office:value-type="string" office:string-value="f_misc" calcext:value-type="string">
            <text:p>f_misc</text:p>
          </table:table-cell>
          <table:table-cell table:formula="of:=IF(ISERROR([.H229]);&quot;&quot;;MID([.G229];[.H229]+1;IFERROR([.I229]-[.H229]-1;99)))" office:value-type="string" office:string-value="f_miss" calcext:value-type="string">
            <text:p>f_miss</text:p>
          </table:table-cell>
          <table:table-cell table:formula="of:=IF(ISERROR([.I229]);&quot;&quot;;MID([.G229];[.I229]+1;IFERROR([.J229]-[.I229]-1;99)))">
            <text:p/>
          </table:table-cell>
          <table:table-cell table:formula="of:=IFERROR(VLOOKUP([.K229];['tag lookup'.$A$1:.$B$1048576];2;0);&quot;&quot;)" office:value-type="string" office:string-value="Misc. items" calcext:value-type="string">
            <text:p>Misc. items</text:p>
          </table:table-cell>
          <table:table-cell table:formula="of:=IFERROR(VLOOKUP([.L229];['tag lookup'.$A$1:.$B$1048576];2;0);&quot;&quot;)" office:value-type="string" office:string-value="Missable" calcext:value-type="string">
            <text:p>Missable</text:p>
          </table:table-cell>
          <table:table-cell table:formula="of:=IFERROR(VLOOKUP([.M229];['tag lookup'.$A$1:.$B$1048576];2;0);&quot;&quot;)">
            <text:p/>
          </table:table-cell>
          <table:table-cell table:style-name="ce2" table:formula="of:=IF([.N229]=&quot;&quot;;&quot;&quot;;&quot;,&quot;&quot;tags&quot;&quot;:[&quot;&quot;&quot; &amp; [.N229] &amp; IF([.O229]=&quot;&quot;;&quot;&quot;&quot;]&quot;;&quot;&quot;&quot;,&quot;&quot;&quot; &amp; [.O229]&amp;IF([.P229]=&quot;&quot;;&quot;&quot;&quot;]&quot;;&quot;&quot;&quot;,&quot;&quot;&quot;&amp;[.P229]&amp;&quot;&quot;&quot;]&quot;)))" office:value-type="string" office:string-value=",&quot;tags&quot;:[&quot;Misc. items&quot;,&quot;Missable&quot;]" calcext:value-type="string">
            <text:p>,"tags":["Misc. items","Missable"]</text:p>
          </table:table-cell>
          <table:table-cell table:formula="of:=FIND(&quot;&gt;&quot;;[.B229])" office:value-type="float" office:value="65" calcext:value-type="float">
            <text:p>65</text:p>
          </table:table-cell>
          <table:table-cell table:formula="of:=MID([.B229];[.R229]+1;LEN([.B229])-[.R229]-5)" office:value-type="string" office:string-value="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quot;http://darksouls3.wiki.fextralife.com/Duel+Charm&quot;&gt;Duel Charm&amp;nbsp;x3&lt;/a&gt; to the right of him. (Note: If you've already gone to the upper rafters where you drop down to Rosaria, the following encounter will not occur)" calcext:value-type="string">
            <text:p>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http://darksouls3.wiki.fextralife.com/Duel+Charm"&gt;Duel Charm&amp;nbsp;x3&lt;/a&gt; to the right of him. (Note: If you've already gone to the upper rafters where you drop down to Rosaria, the following encounter will not occur)</text:p>
          </table:table-cell>
          <table:table-cell table:formula="of:=&quot;{&quot;&quot;text&quot;&quot;:&quot;&quot;&quot;&amp;SUBSTITUTE([.S229];&quot;&quot;&quot;&quot;;&quot;\&quot;&quot;&quot;)&amp;&quot;&quot;&quot;&quot;&amp;[.Q229]&amp;&quot;},&quot;" office:value-type="string" office:string-value="{&quot;text&quot;:&quot;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quot;http://darksouls3.wiki.fextralife.com/Duel+Charm\&quot;&gt;Duel Charm&amp;nbsp;x3&lt;/a&gt; to the right of him. (Note: If you've already gone to the upper rafters where you drop down to Rosaria, the following encounter will not occur)&quot;,&quot;tags&quot;:[&quot;Misc. items&quot;,&quot;Missable&quot;]}," calcext:value-type="string">
            <text:p>{"text":"If you turn to face the giant shrine, you should see a door to your left. Head through and you'll reach some double doors that open back out to a previous area (near the graveyard). Staying inside the cathedral, continue past these doors to reach Siegward (if he is not here, follow the first part of the next step). Grab &lt;a href=\"http://darksouls3.wiki.fextralife.com/Duel+Charm\"&gt;Duel Charm&amp;nbsp;x3&lt;/a&gt; to the right of him. (Note: If you've already gone to the upper rafters where you drop down to Rosaria, the following encounter will not occur)","tags":["Misc. items","Missable"]},</text:p>
          </table:table-cell>
        </table:table-row>
        <table:table-row table:style-name="ro1">
          <table:table-cell/>
          <table:table-cell office:value-type="string" calcext:value-type="string">
            <text:p><text:s text:c="12"/>&lt;li data-id="playthrough_5_38" class="f_npc f_miss"&gt;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lt;/li&gt;</text:p>
          </table:table-cell>
          <table:table-cell table:formula="of:=TRIM([.B230])" office:value-type="string" office:string-value="&lt;li data-id=&quot;playthrough_5_38&quot; class=&quot;f_npc f_miss&quot;&gt;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lt;/li&gt;" calcext:value-type="string">
            <text:p>&lt;li data-id="playthrough_5_38" class="f_npc f_miss"&gt;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lt;/li&gt;</text:p>
          </table:table-cell>
          <table:table-cell table:formula="of:=FIND(&quot;&quot;&quot;&quot;;[.C230];15)" office:value-type="float" office:value="30" calcext:value-type="float">
            <text:p>30</text:p>
          </table:table-cell>
          <table:table-cell table:formula="of:=FIND(&quot;&quot;&quot;&quot;;[.C230];[.D230]+1)" office:value-type="float" office:value="38" calcext:value-type="float">
            <text:p>38</text:p>
          </table:table-cell>
          <table:table-cell table:formula="of:=FIND(&quot;&quot;&quot;&quot;;[.C230];[.E230]+1)" office:value-type="float" office:value="51" calcext:value-type="float">
            <text:p>51</text:p>
          </table:table-cell>
          <table:table-cell table:formula="of:=MID([.C230];[.E230]+1;[.F230]-[.E230]-1)" office:value-type="string" office:string-value="f_npc f_miss" calcext:value-type="string">
            <text:p>f_npc f_miss</text:p>
          </table:table-cell>
          <table:table-cell table:formula="of:=FIND(&quot; &quot;;[.$G230])" office:value-type="float" office:value="6" calcext:value-type="float">
            <text:p>6</text:p>
          </table:table-cell>
          <table:table-cell table:formula="of:=FIND(&quot; &quot;;[.G230];[.H230]+1)" office:value-type="string" office:string-value="" calcext:value-type="error">
            <text:p>#VALUE!</text:p>
          </table:table-cell>
          <table:table-cell table:formula="of:=FIND(&quot; &quot;;[.G230];[.I230]+1)" office:value-type="string" office:string-value="" calcext:value-type="error">
            <text:p>#VALUE!</text:p>
          </table:table-cell>
          <table:table-cell table:formula="of:=LEFT([.G230];IFERROR([.H230]-1;99))" office:value-type="string" office:string-value="f_npc" calcext:value-type="string">
            <text:p>f_npc</text:p>
          </table:table-cell>
          <table:table-cell table:formula="of:=IF(ISERROR([.H230]);&quot;&quot;;MID([.G230];[.H230]+1;IFERROR([.I230]-[.H230]-1;99)))" office:value-type="string" office:string-value="f_miss" calcext:value-type="string">
            <text:p>f_miss</text:p>
          </table:table-cell>
          <table:table-cell table:formula="of:=IF(ISERROR([.I230]);&quot;&quot;;MID([.G230];[.I230]+1;IFERROR([.J230]-[.I230]-1;99)))">
            <text:p/>
          </table:table-cell>
          <table:table-cell table:formula="of:=IFERROR(VLOOKUP([.K230];['tag lookup'.$A$1:.$B$1048576];2;0);&quot;&quot;)">
            <text:p/>
          </table:table-cell>
          <table:table-cell table:formula="of:=IFERROR(VLOOKUP([.L230];['tag lookup'.$A$1:.$B$1048576];2;0);&quot;&quot;)" office:value-type="string" office:string-value="Missable" calcext:value-type="string">
            <text:p>Missable</text:p>
          </table:table-cell>
          <table:table-cell table:formula="of:=IFERROR(VLOOKUP([.M230];['tag lookup'.$A$1:.$B$1048576];2;0);&quot;&quot;)">
            <text:p/>
          </table:table-cell>
          <table:table-cell table:style-name="ce2" table:formula="of:=IF([.N230]=&quot;&quot;;&quot;&quot;;&quot;,&quot;&quot;tags&quot;&quot;:[&quot;&quot;&quot; &amp; [.N230] &amp; IF([.O230]=&quot;&quot;;&quot;&quot;&quot;]&quot;;&quot;&quot;&quot;,&quot;&quot;&quot; &amp; [.O230]&amp;IF([.P230]=&quot;&quot;;&quot;&quot;&quot;]&quot;;&quot;&quot;&quot;,&quot;&quot;&quot;&amp;[.P230]&amp;&quot;&quot;&quot;]&quot;)))">
            <text:p/>
          </table:table-cell>
          <table:table-cell table:formula="of:=FIND(&quot;&gt;&quot;;[.B230])" office:value-type="float" office:value="64" calcext:value-type="float">
            <text:p>64</text:p>
          </table:table-cell>
          <table:table-cell table:formula="of:=MID([.B230];[.R230]+1;LEN([.B230])-[.R230]-5)" office:value-type="string" office:string-value="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 calcext:value-type="string">
            <text:p>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text:p>
          </table:table-cell>
          <table:table-cell table:formula="of:=&quot;{&quot;&quot;text&quot;&quot;:&quot;&quot;&quot;&amp;SUBSTITUTE([.S230];&quot;&quot;&quot;&quot;;&quot;\&quot;&quot;&quot;)&amp;&quot;&quot;&quot;&quot;&amp;[.Q230]&amp;&quot;},&quot;" office:value-type="string" office:string-value="{&quot;text&quot;:&quot;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quot;}," calcext:value-type="string">
            <text:p>{"text":"If Siegward is not there, leave the Cathedral completely (go to Firelink Shrine and come back) and then head back into the Cathedral through the large blue double doors you just opened. You will notice that a new bridge has been activated and Siegward is standing next to it. Talk to him and then cross the bridge to trigger a cutscene where it is revealed it was really Patches. Depending on if you killed the Giants or not, you'll either have to fight one or nothing happens"},</text:p>
          </table:table-cell>
        </table:table-row>
        <table:table-row table:style-name="ro1">
          <table:table-cell/>
          <table:table-cell office:value-type="string" calcext:value-type="string">
            <text:p><text:s text:c="12"/>&lt;li data-id="playthrough_5_39" class="f_none"&gt;After being lowered, turn directly around and head through the door that's directly underneath the area Patches was standing. Head through a door and down several sets of steps to open the final shortcut to the Cleansing Chapel bonfire&lt;/li&gt;</text:p>
          </table:table-cell>
          <table:table-cell table:formula="of:=TRIM([.B231])" office:value-type="string" office:string-value="&lt;li data-id=&quot;playthrough_5_39&quot; class=&quot;f_none&quot;&gt;After being lowered, turn directly around and head through the door that's directly underneath the area Patches was standing. Head through a door and down several sets of steps to open the final shortcut to the Cleansing Chapel bonfire&lt;/li&gt;" calcext:value-type="string">
            <text:p>&lt;li data-id="playthrough_5_39" class="f_none"&gt;After being lowered, turn directly around and head through the door that's directly underneath the area Patches was standing. Head through a door and down several sets of steps to open the final shortcut to the Cleansing Chapel bonfire&lt;/li&gt;</text:p>
          </table:table-cell>
          <table:table-cell table:formula="of:=FIND(&quot;&quot;&quot;&quot;;[.C231];15)" office:value-type="float" office:value="30" calcext:value-type="float">
            <text:p>30</text:p>
          </table:table-cell>
          <table:table-cell table:formula="of:=FIND(&quot;&quot;&quot;&quot;;[.C231];[.D231]+1)" office:value-type="float" office:value="38" calcext:value-type="float">
            <text:p>38</text:p>
          </table:table-cell>
          <table:table-cell table:formula="of:=FIND(&quot;&quot;&quot;&quot;;[.C231];[.E231]+1)" office:value-type="float" office:value="45" calcext:value-type="float">
            <text:p>45</text:p>
          </table:table-cell>
          <table:table-cell table:formula="of:=MID([.C231];[.E231]+1;[.F231]-[.E231]-1)" office:value-type="string" office:string-value="f_none" calcext:value-type="string">
            <text:p>f_none</text:p>
          </table:table-cell>
          <table:table-cell table:formula="of:=FIND(&quot; &quot;;[.$G231])" office:value-type="string" office:string-value="" calcext:value-type="error">
            <text:p>#VALUE!</text:p>
          </table:table-cell>
          <table:table-cell table:formula="of:=FIND(&quot; &quot;;[.G231];[.H231]+1)" office:value-type="string" office:string-value="" calcext:value-type="error">
            <text:p>#VALUE!</text:p>
          </table:table-cell>
          <table:table-cell table:formula="of:=FIND(&quot; &quot;;[.G231];[.I231]+1)" office:value-type="string" office:string-value="" calcext:value-type="error">
            <text:p>#VALUE!</text:p>
          </table:table-cell>
          <table:table-cell table:formula="of:=LEFT([.G231];IFERROR([.H231]-1;99))" office:value-type="string" office:string-value="f_none" calcext:value-type="string">
            <text:p>f_none</text:p>
          </table:table-cell>
          <table:table-cell table:formula="of:=IF(ISERROR([.H231]);&quot;&quot;;MID([.G231];[.H231]+1;IFERROR([.I231]-[.H231]-1;99)))">
            <text:p/>
          </table:table-cell>
          <table:table-cell table:formula="of:=IF(ISERROR([.I231]);&quot;&quot;;MID([.G231];[.I231]+1;IFERROR([.J231]-[.I231]-1;99)))">
            <text:p/>
          </table:table-cell>
          <table:table-cell table:formula="of:=IFERROR(VLOOKUP([.K231];['tag lookup'.$A$1:.$B$1048576];2;0);&quot;&quot;)">
            <text:p/>
          </table:table-cell>
          <table:table-cell table:formula="of:=IFERROR(VLOOKUP([.L231];['tag lookup'.$A$1:.$B$1048576];2;0);&quot;&quot;)">
            <text:p/>
          </table:table-cell>
          <table:table-cell table:formula="of:=IFERROR(VLOOKUP([.M231];['tag lookup'.$A$1:.$B$1048576];2;0);&quot;&quot;)">
            <text:p/>
          </table:table-cell>
          <table:table-cell table:style-name="ce2" table:formula="of:=IF([.N231]=&quot;&quot;;&quot;&quot;;&quot;,&quot;&quot;tags&quot;&quot;:[&quot;&quot;&quot; &amp; [.N231] &amp; IF([.O231]=&quot;&quot;;&quot;&quot;&quot;]&quot;;&quot;&quot;&quot;,&quot;&quot;&quot; &amp; [.O231]&amp;IF([.P231]=&quot;&quot;;&quot;&quot;&quot;]&quot;;&quot;&quot;&quot;,&quot;&quot;&quot;&amp;[.P231]&amp;&quot;&quot;&quot;]&quot;)))">
            <text:p/>
          </table:table-cell>
          <table:table-cell table:formula="of:=FIND(&quot;&gt;&quot;;[.B231])" office:value-type="float" office:value="58" calcext:value-type="float">
            <text:p>58</text:p>
          </table:table-cell>
          <table:table-cell table:formula="of:=MID([.B231];[.R231]+1;LEN([.B231])-[.R231]-5)" office:value-type="string" office:string-value="After being lowered, turn directly around and head through the door that's directly underneath the area Patches was standing. Head through a door and down several sets of steps to open the final shortcut to the Cleansing Chapel bonfire" calcext:value-type="string">
            <text:p>After being lowered, turn directly around and head through the door that's directly underneath the area Patches was standing. Head through a door and down several sets of steps to open the final shortcut to the Cleansing Chapel bonfire</text:p>
          </table:table-cell>
          <table:table-cell table:formula="of:=&quot;{&quot;&quot;text&quot;&quot;:&quot;&quot;&quot;&amp;SUBSTITUTE([.S231];&quot;&quot;&quot;&quot;;&quot;\&quot;&quot;&quot;)&amp;&quot;&quot;&quot;&quot;&amp;[.Q231]&amp;&quot;},&quot;" office:value-type="string" office:string-value="{&quot;text&quot;:&quot;After being lowered, turn directly around and head through the door that's directly underneath the area Patches was standing. Head through a door and down several sets of steps to open the final shortcut to the Cleansing Chapel bonfire&quot;}," calcext:value-type="string">
            <text:p>{"text":"After being lowered, turn directly around and head through the door that's directly underneath the area Patches was standing. Head through a door and down several sets of steps to open the final shortcut to the Cleansing Chapel bonfire"},</text:p>
          </table:table-cell>
        </table:table-row>
        <table:table-row table:style-name="ro1">
          <table:table-cell/>
          <table:table-cell office:value-type="string" calcext:value-type="string">
            <text:p><text:s text:c="12"/>&lt;li data-id="playthrough_5_40" class="f_ring"&gt;As you head back through the shortcut you just opened, you should notice another door on your left immediately after you leave the chapel. Open it to reveal a lift, which will take you up to an area where you can climb a ladder to an enemy that drops the &lt;a href="http://darksouls3.wiki.fextralife.com/Deep+Ring"&gt;Deep Ring&lt;/a&gt; when killed&lt;/li&gt;</text:p>
          </table:table-cell>
          <table:table-cell table:formula="of:=TRIM([.B232])" office:value-type="string" office:string-value="&lt;li data-id=&quot;playthrough_5_40&quot; class=&quot;f_ring&quot;&gt;As you head back through the shortcut you just opened, you should notice another door on your left immediately after you leave the chapel. Open it to reveal a lift, which will take you up to an area where you can climb a ladder to an enemy that drops the &lt;a href=&quot;http://darksouls3.wiki.fextralife.com/Deep+Ring&quot;&gt;Deep Ring&lt;/a&gt; when killed&lt;/li&gt;" calcext:value-type="string">
            <text:p>&lt;li data-id="playthrough_5_40" class="f_ring"&gt;As you head back through the shortcut you just opened, you should notice another door on your left immediately after you leave the chapel. Open it to reveal a lift, which will take you up to an area where you can climb a ladder to an enemy that drops the &lt;a href="http://darksouls3.wiki.fextralife.com/Deep+Ring"&gt;Deep Ring&lt;/a&gt; when killed&lt;/li&gt;</text:p>
          </table:table-cell>
          <table:table-cell table:formula="of:=FIND(&quot;&quot;&quot;&quot;;[.C232];15)" office:value-type="float" office:value="30" calcext:value-type="float">
            <text:p>30</text:p>
          </table:table-cell>
          <table:table-cell table:formula="of:=FIND(&quot;&quot;&quot;&quot;;[.C232];[.D232]+1)" office:value-type="float" office:value="38" calcext:value-type="float">
            <text:p>38</text:p>
          </table:table-cell>
          <table:table-cell table:formula="of:=FIND(&quot;&quot;&quot;&quot;;[.C232];[.E232]+1)" office:value-type="float" office:value="45" calcext:value-type="float">
            <text:p>45</text:p>
          </table:table-cell>
          <table:table-cell table:formula="of:=MID([.C232];[.E232]+1;[.F232]-[.E232]-1)" office:value-type="string" office:string-value="f_ring" calcext:value-type="string">
            <text:p>f_ring</text:p>
          </table:table-cell>
          <table:table-cell table:formula="of:=FIND(&quot; &quot;;[.$G232])" office:value-type="string" office:string-value="" calcext:value-type="error">
            <text:p>#VALUE!</text:p>
          </table:table-cell>
          <table:table-cell table:formula="of:=FIND(&quot; &quot;;[.G232];[.H232]+1)" office:value-type="string" office:string-value="" calcext:value-type="error">
            <text:p>#VALUE!</text:p>
          </table:table-cell>
          <table:table-cell table:formula="of:=FIND(&quot; &quot;;[.G232];[.I232]+1)" office:value-type="string" office:string-value="" calcext:value-type="error">
            <text:p>#VALUE!</text:p>
          </table:table-cell>
          <table:table-cell table:formula="of:=LEFT([.G232];IFERROR([.H232]-1;99))" office:value-type="string" office:string-value="f_ring" calcext:value-type="string">
            <text:p>f_ring</text:p>
          </table:table-cell>
          <table:table-cell table:formula="of:=IF(ISERROR([.H232]);&quot;&quot;;MID([.G232];[.H232]+1;IFERROR([.I232]-[.H232]-1;99)))">
            <text:p/>
          </table:table-cell>
          <table:table-cell table:formula="of:=IF(ISERROR([.I232]);&quot;&quot;;MID([.G232];[.I232]+1;IFERROR([.J232]-[.I232]-1;99)))">
            <text:p/>
          </table:table-cell>
          <table:table-cell table:formula="of:=IFERROR(VLOOKUP([.K232];['tag lookup'.$A$1:.$B$1048576];2;0);&quot;&quot;)" office:value-type="string" office:string-value="Rings" calcext:value-type="string">
            <text:p>Rings</text:p>
          </table:table-cell>
          <table:table-cell table:formula="of:=IFERROR(VLOOKUP([.L232];['tag lookup'.$A$1:.$B$1048576];2;0);&quot;&quot;)">
            <text:p/>
          </table:table-cell>
          <table:table-cell table:formula="of:=IFERROR(VLOOKUP([.M232];['tag lookup'.$A$1:.$B$1048576];2;0);&quot;&quot;)">
            <text:p/>
          </table:table-cell>
          <table:table-cell table:style-name="ce2" table:formula="of:=IF([.N232]=&quot;&quot;;&quot;&quot;;&quot;,&quot;&quot;tags&quot;&quot;:[&quot;&quot;&quot; &amp; [.N232] &amp; IF([.O232]=&quot;&quot;;&quot;&quot;&quot;]&quot;;&quot;&quot;&quot;,&quot;&quot;&quot; &amp; [.O232]&amp;IF([.P232]=&quot;&quot;;&quot;&quot;&quot;]&quot;;&quot;&quot;&quot;,&quot;&quot;&quot;&amp;[.P232]&amp;&quot;&quot;&quot;]&quot;)))" office:value-type="string" office:string-value=",&quot;tags&quot;:[&quot;Rings&quot;]" calcext:value-type="string">
            <text:p>,"tags":["Rings"]</text:p>
          </table:table-cell>
          <table:table-cell table:formula="of:=FIND(&quot;&gt;&quot;;[.B232])" office:value-type="float" office:value="58" calcext:value-type="float">
            <text:p>58</text:p>
          </table:table-cell>
          <table:table-cell table:formula="of:=MID([.B232];[.R232]+1;LEN([.B232])-[.R232]-5)" office:value-type="string" office:string-value="As you head back through the shortcut you just opened, you should notice another door on your left immediately after you leave the chapel. Open it to reveal a lift, which will take you up to an area where you can climb a ladder to an enemy that drops the &lt;a href=&quot;http://darksouls3.wiki.fextralife.com/Deep+Ring&quot;&gt;Deep Ring&lt;/a&gt; when killed" calcext:value-type="string">
            <text:p>As you head back through the shortcut you just opened, you should notice another door on your left immediately after you leave the chapel. Open it to reveal a lift, which will take you up to an area where you can climb a ladder to an enemy that drops the &lt;a href="http://darksouls3.wiki.fextralife.com/Deep+Ring"&gt;Deep Ring&lt;/a&gt; when killed</text:p>
          </table:table-cell>
          <table:table-cell table:formula="of:=&quot;{&quot;&quot;text&quot;&quot;:&quot;&quot;&quot;&amp;SUBSTITUTE([.S232];&quot;&quot;&quot;&quot;;&quot;\&quot;&quot;&quot;)&amp;&quot;&quot;&quot;&quot;&amp;[.Q232]&amp;&quot;},&quot;" office:value-type="string" office:string-value="{&quot;text&quot;:&quot;As you head back through the shortcut you just opened, you should notice another door on your left immediately after you leave the chapel. Open it to reveal a lift, which will take you up to an area where you can climb a ladder to an enemy that drops the &lt;a href=\&quot;http://darksouls3.wiki.fextralife.com/Deep+Ring\&quot;&gt;Deep Ring&lt;/a&gt; when killed&quot;,&quot;tags&quot;:[&quot;Rings&quot;]}," calcext:value-type="string">
            <text:p>{"text":"As you head back through the shortcut you just opened, you should notice another door on your left immediately after you leave the chapel. Open it to reveal a lift, which will take you up to an area where you can climb a ladder to an enemy that drops the &lt;a href=\"http://darksouls3.wiki.fextralife.com/Deep+Ring\"&gt;Deep Ring&lt;/a&gt; when killed","tags":["Rings"]},</text:p>
          </table:table-cell>
        </table:table-row>
        <table:table-row table:style-name="ro1">
          <table:table-cell/>
          <table:table-cell office:value-type="string" calcext:value-type="string">
            <text:p><text:s text:c="12"/>&lt;li data-id="playthrough_5_41" class="f_misc f_weap"&gt;You can drop onto a new roof through the hole in the wall just past the enemy you just killed. Head up the roof, turn right, and begin heading down this long roof. Eventually you'll be able to turn right and head down another roof to reach an &lt;a href="http://darksouls3.wiki.fextralife.com/Arbalest"&gt;Arbalest&lt;/a&gt;. Head back up to the long roof and head to the end to grab a &lt;a href="http://darksouls3.wiki.fextralife.com/Pale+Tongue"&gt;Pale Tongue&lt;/a&gt;&lt;/li&gt;</text:p>
          </table:table-cell>
          <table:table-cell table:formula="of:=TRIM([.B233])" office:value-type="string" office:string-value="&lt;li data-id=&quot;playthrough_5_41&quot; class=&quot;f_misc f_weap&quot;&gt;You can drop onto a new roof through the hole in the wall just past the enemy you just killed. Head up the roof, turn right, and begin heading down this long roof. Eventually you'll be able to turn right and head down another roof to reach an &lt;a href=&quot;http://darksouls3.wiki.fextralife.com/Arbalest&quot;&gt;Arbalest&lt;/a&gt;. Head back up to the long roof and head to the end to grab a &lt;a href=&quot;http://darksouls3.wiki.fextralife.com/Pale+Tongue&quot;&gt;Pale Tongue&lt;/a&gt;&lt;/li&gt;" calcext:value-type="string">
            <text:p>&lt;li data-id="playthrough_5_41" class="f_misc f_weap"&gt;You can drop onto a new roof through the hole in the wall just past the enemy you just killed. Head up the roof, turn right, and begin heading down this long roof. Eventually you'll be able to turn right and head down another roof to reach an &lt;a href="http://darksouls3.wiki.fextralife.com/Arbalest"&gt;Arbalest&lt;/a&gt;. Head back up to the long roof and head to the end to grab a &lt;a href="http://darksouls3.wiki.fextralife.com/Pale+Tongue"&gt;Pale Tongue&lt;/a&gt;&lt;/li&gt;</text:p>
          </table:table-cell>
          <table:table-cell table:formula="of:=FIND(&quot;&quot;&quot;&quot;;[.C233];15)" office:value-type="float" office:value="30" calcext:value-type="float">
            <text:p>30</text:p>
          </table:table-cell>
          <table:table-cell table:formula="of:=FIND(&quot;&quot;&quot;&quot;;[.C233];[.D233]+1)" office:value-type="float" office:value="38" calcext:value-type="float">
            <text:p>38</text:p>
          </table:table-cell>
          <table:table-cell table:formula="of:=FIND(&quot;&quot;&quot;&quot;;[.C233];[.E233]+1)" office:value-type="float" office:value="52" calcext:value-type="float">
            <text:p>52</text:p>
          </table:table-cell>
          <table:table-cell table:formula="of:=MID([.C233];[.E233]+1;[.F233]-[.E233]-1)" office:value-type="string" office:string-value="f_misc f_weap" calcext:value-type="string">
            <text:p>f_misc f_weap</text:p>
          </table:table-cell>
          <table:table-cell table:formula="of:=FIND(&quot; &quot;;[.$G233])" office:value-type="float" office:value="7" calcext:value-type="float">
            <text:p>7</text:p>
          </table:table-cell>
          <table:table-cell table:formula="of:=FIND(&quot; &quot;;[.G233];[.H233]+1)" office:value-type="string" office:string-value="" calcext:value-type="error">
            <text:p>#VALUE!</text:p>
          </table:table-cell>
          <table:table-cell table:formula="of:=FIND(&quot; &quot;;[.G233];[.I233]+1)" office:value-type="string" office:string-value="" calcext:value-type="error">
            <text:p>#VALUE!</text:p>
          </table:table-cell>
          <table:table-cell table:formula="of:=LEFT([.G233];IFERROR([.H233]-1;99))" office:value-type="string" office:string-value="f_misc" calcext:value-type="string">
            <text:p>f_misc</text:p>
          </table:table-cell>
          <table:table-cell table:formula="of:=IF(ISERROR([.H233]);&quot;&quot;;MID([.G233];[.H233]+1;IFERROR([.I233]-[.H233]-1;99)))" office:value-type="string" office:string-value="f_weap" calcext:value-type="string">
            <text:p>f_weap</text:p>
          </table:table-cell>
          <table:table-cell table:formula="of:=IF(ISERROR([.I233]);&quot;&quot;;MID([.G233];[.I233]+1;IFERROR([.J233]-[.I233]-1;99)))">
            <text:p/>
          </table:table-cell>
          <table:table-cell table:formula="of:=IFERROR(VLOOKUP([.K233];['tag lookup'.$A$1:.$B$1048576];2;0);&quot;&quot;)" office:value-type="string" office:string-value="Misc. items" calcext:value-type="string">
            <text:p>Misc. items</text:p>
          </table:table-cell>
          <table:table-cell table:formula="of:=IFERROR(VLOOKUP([.L233];['tag lookup'.$A$1:.$B$1048576];2;0);&quot;&quot;)" office:value-type="string" office:string-value="Weapons" calcext:value-type="string">
            <text:p>Weapons</text:p>
          </table:table-cell>
          <table:table-cell table:formula="of:=IFERROR(VLOOKUP([.M233];['tag lookup'.$A$1:.$B$1048576];2;0);&quot;&quot;)">
            <text:p/>
          </table:table-cell>
          <table:table-cell table:style-name="ce2" table:formula="of:=IF([.N233]=&quot;&quot;;&quot;&quot;;&quot;,&quot;&quot;tags&quot;&quot;:[&quot;&quot;&quot; &amp; [.N233] &amp; IF([.O233]=&quot;&quot;;&quot;&quot;&quot;]&quot;;&quot;&quot;&quot;,&quot;&quot;&quot; &amp; [.O233]&amp;IF([.P233]=&quot;&quot;;&quot;&quot;&quot;]&quot;;&quot;&quot;&quot;,&quot;&quot;&quot;&amp;[.P233]&amp;&quot;&quot;&quot;]&quot;)))" office:value-type="string" office:string-value=",&quot;tags&quot;:[&quot;Misc. items&quot;,&quot;Weapons&quot;]" calcext:value-type="string">
            <text:p>,"tags":["Misc. items","Weapons"]</text:p>
          </table:table-cell>
          <table:table-cell table:formula="of:=FIND(&quot;&gt;&quot;;[.B233])" office:value-type="float" office:value="65" calcext:value-type="float">
            <text:p>65</text:p>
          </table:table-cell>
          <table:table-cell table:formula="of:=MID([.B233];[.R233]+1;LEN([.B233])-[.R233]-5)" office:value-type="string" office:string-value="You can drop onto a new roof through the hole in the wall just past the enemy you just killed. Head up the roof, turn right, and begin heading down this long roof. Eventually you'll be able to turn right and head down another roof to reach an &lt;a href=&quot;http://darksouls3.wiki.fextralife.com/Arbalest&quot;&gt;Arbalest&lt;/a&gt;. Head back up to the long roof and head to the end to grab a &lt;a href=&quot;http://darksouls3.wiki.fextralife.com/Pale+Tongue&quot;&gt;Pale Tongue&lt;/a&gt;" calcext:value-type="string">
            <text:p>You can drop onto a new roof through the hole in the wall just past the enemy you just killed. Head up the roof, turn right, and begin heading down this long roof. Eventually you'll be able to turn right and head down another roof to reach an &lt;a href="http://darksouls3.wiki.fextralife.com/Arbalest"&gt;Arbalest&lt;/a&gt;. Head back up to the long roof and head to the end to grab a &lt;a href="http://darksouls3.wiki.fextralife.com/Pale+Tongue"&gt;Pale Tongue&lt;/a&gt;</text:p>
          </table:table-cell>
          <table:table-cell table:formula="of:=&quot;{&quot;&quot;text&quot;&quot;:&quot;&quot;&quot;&amp;SUBSTITUTE([.S233];&quot;&quot;&quot;&quot;;&quot;\&quot;&quot;&quot;)&amp;&quot;&quot;&quot;&quot;&amp;[.Q233]&amp;&quot;},&quot;" office:value-type="string" office:string-value="{&quot;text&quot;:&quot;You can drop onto a new roof through the hole in the wall just past the enemy you just killed. Head up the roof, turn right, and begin heading down this long roof. Eventually you'll be able to turn right and head down another roof to reach an &lt;a href=\&quot;http://darksouls3.wiki.fextralife.com/Arbalest\&quot;&gt;Arbalest&lt;/a&gt;. Head back up to the long roof and head to the end to grab a &lt;a href=\&quot;http://darksouls3.wiki.fextralife.com/Pale+Tongue\&quot;&gt;Pale Tongue&lt;/a&gt;&quot;,&quot;tags&quot;:[&quot;Misc. items&quot;,&quot;Weapons&quot;]}," calcext:value-type="string">
            <text:p>{"text":"You can drop onto a new roof through the hole in the wall just past the enemy you just killed. Head up the roof, turn right, and begin heading down this long roof. Eventually you'll be able to turn right and head down another roof to reach an &lt;a href=\"http://darksouls3.wiki.fextralife.com/Arbalest\"&gt;Arbalest&lt;/a&gt;. Head back up to the long roof and head to the end to grab a &lt;a href=\"http://darksouls3.wiki.fextralife.com/Pale+Tongue\"&gt;Pale Tongue&lt;/a&gt;","tags":["Misc. items","Weapons"]},</text:p>
          </table:table-cell>
        </table:table-row>
        <table:table-row table:style-name="ro1">
          <table:table-cell/>
          <table:table-cell office:value-type="string" calcext:value-type="string">
            <text:p><text:s text:c="12"/>&lt;li data-id="playthrough_5_56" class="f_ring s_ng++"&gt;The &lt;a href="https://darksouls3.wiki.fextralife.com/Ring+of+Favor"&gt;Ring of Favor+2&lt;/a&gt; is at the very opposite end&lt;/li&gt;</text:p>
          </table:table-cell>
          <table:table-cell table:formula="of:=TRIM([.B234])" office:value-type="string" office:string-value="&lt;li data-id=&quot;playthrough_5_56&quot; class=&quot;f_ring s_ng++&quot;&gt;The &lt;a href=&quot;https://darksouls3.wiki.fextralife.com/Ring+of+Favor&quot;&gt;Ring of Favor+2&lt;/a&gt; is at the very opposite end&lt;/li&gt;" calcext:value-type="string">
            <text:p>&lt;li data-id="playthrough_5_56" class="f_ring s_ng++"&gt;The &lt;a href="https://darksouls3.wiki.fextralife.com/Ring+of+Favor"&gt;Ring of Favor+2&lt;/a&gt; is at the very opposite end&lt;/li&gt;</text:p>
          </table:table-cell>
          <table:table-cell table:formula="of:=FIND(&quot;&quot;&quot;&quot;;[.C234];15)" office:value-type="float" office:value="30" calcext:value-type="float">
            <text:p>30</text:p>
          </table:table-cell>
          <table:table-cell table:formula="of:=FIND(&quot;&quot;&quot;&quot;;[.C234];[.D234]+1)" office:value-type="float" office:value="38" calcext:value-type="float">
            <text:p>38</text:p>
          </table:table-cell>
          <table:table-cell table:formula="of:=FIND(&quot;&quot;&quot;&quot;;[.C234];[.E234]+1)" office:value-type="float" office:value="52" calcext:value-type="float">
            <text:p>52</text:p>
          </table:table-cell>
          <table:table-cell table:formula="of:=MID([.C234];[.E234]+1;[.F234]-[.E234]-1)" office:value-type="string" office:string-value="f_ring s_ng++" calcext:value-type="string">
            <text:p>f_ring s_ng++</text:p>
          </table:table-cell>
          <table:table-cell table:formula="of:=FIND(&quot; &quot;;[.$G234])" office:value-type="float" office:value="7" calcext:value-type="float">
            <text:p>7</text:p>
          </table:table-cell>
          <table:table-cell table:formula="of:=FIND(&quot; &quot;;[.G234];[.H234]+1)" office:value-type="string" office:string-value="" calcext:value-type="error">
            <text:p>#VALUE!</text:p>
          </table:table-cell>
          <table:table-cell table:formula="of:=FIND(&quot; &quot;;[.G234];[.I234]+1)" office:value-type="string" office:string-value="" calcext:value-type="error">
            <text:p>#VALUE!</text:p>
          </table:table-cell>
          <table:table-cell table:formula="of:=LEFT([.G234];IFERROR([.H234]-1;99))" office:value-type="string" office:string-value="f_ring" calcext:value-type="string">
            <text:p>f_ring</text:p>
          </table:table-cell>
          <table:table-cell table:formula="of:=IF(ISERROR([.H234]);&quot;&quot;;MID([.G234];[.H234]+1;IFERROR([.I234]-[.H234]-1;99)))" office:value-type="string" office:string-value="s_ng++" calcext:value-type="string">
            <text:p>s_ng++</text:p>
          </table:table-cell>
          <table:table-cell table:formula="of:=IF(ISERROR([.I234]);&quot;&quot;;MID([.G234];[.I234]+1;IFERROR([.J234]-[.I234]-1;99)))">
            <text:p/>
          </table:table-cell>
          <table:table-cell table:formula="of:=IFERROR(VLOOKUP([.K234];['tag lookup'.$A$1:.$B$1048576];2;0);&quot;&quot;)" office:value-type="string" office:string-value="Rings" calcext:value-type="string">
            <text:p>Rings</text:p>
          </table:table-cell>
          <table:table-cell table:formula="of:=IFERROR(VLOOKUP([.L234];['tag lookup'.$A$1:.$B$1048576];2;0);&quot;&quot;)" office:value-type="string" office:string-value="s_ng++" calcext:value-type="string">
            <text:p>s_ng++</text:p>
          </table:table-cell>
          <table:table-cell table:formula="of:=IFERROR(VLOOKUP([.M234];['tag lookup'.$A$1:.$B$1048576];2;0);&quot;&quot;)">
            <text:p/>
          </table:table-cell>
          <table:table-cell table:style-name="ce2" table:formula="of:=IF([.N234]=&quot;&quot;;&quot;&quot;;&quot;,&quot;&quot;tags&quot;&quot;:[&quot;&quot;&quot; &amp; [.N234] &amp; IF([.O234]=&quot;&quot;;&quot;&quot;&quot;]&quot;;&quot;&quot;&quot;,&quot;&quot;&quot; &amp; [.O234]&amp;IF([.P234]=&quot;&quot;;&quot;&quot;&quot;]&quot;;&quot;&quot;&quot;,&quot;&quot;&quot;&amp;[.P234]&amp;&quot;&quot;&quot;]&quot;)))" office:value-type="string" office:string-value=",&quot;tags&quot;:[&quot;Rings&quot;,&quot;s_ng++&quot;]" calcext:value-type="string">
            <text:p>,"tags":["Rings","s_ng++"]</text:p>
          </table:table-cell>
          <table:table-cell table:formula="of:=FIND(&quot;&gt;&quot;;[.B234])" office:value-type="float" office:value="65" calcext:value-type="float">
            <text:p>65</text:p>
          </table:table-cell>
          <table:table-cell table:formula="of:=MID([.B234];[.R234]+1;LEN([.B234])-[.R234]-5)" office:value-type="string" office:string-value="The &lt;a href=&quot;https://darksouls3.wiki.fextralife.com/Ring+of+Favor&quot;&gt;Ring of Favor+2&lt;/a&gt; is at the very opposite end" calcext:value-type="string">
            <text:p>The &lt;a href="https://darksouls3.wiki.fextralife.com/Ring+of+Favor"&gt;Ring of Favor+2&lt;/a&gt; is at the very opposite end</text:p>
          </table:table-cell>
          <table:table-cell table:formula="of:=&quot;{&quot;&quot;text&quot;&quot;:&quot;&quot;&quot;&amp;SUBSTITUTE([.S234];&quot;&quot;&quot;&quot;;&quot;\&quot;&quot;&quot;)&amp;&quot;&quot;&quot;&quot;&amp;[.Q234]&amp;&quot;},&quot;" office:value-type="string" office:string-value="{&quot;text&quot;:&quot;The &lt;a href=\&quot;https://darksouls3.wiki.fextralife.com/Ring+of+Favor\&quot;&gt;Ring of Favor+2&lt;/a&gt; is at the very opposite end&quot;,&quot;tags&quot;:[&quot;Rings&quot;,&quot;s_ng++&quot;]}," calcext:value-type="string">
            <text:p>{"text":"The &lt;a href=\"https://darksouls3.wiki.fextralife.com/Ring+of+Favor\"&gt;Ring of Favor+2&lt;/a&gt; is at the very opposite end","tags":["Rings","s_ng++"]},</text:p>
          </table:table-cell>
        </table:table-row>
        <table:table-row table:style-name="ro1">
          <table:table-cell/>
          <table:table-cell office:value-type="string" calcext:value-type="string">
            <text:p><text:s text:c="12"/>&lt;li data-id="playthrough_5_42" class="f_gem"&gt;Turn around from the Pale Tongue location and head back down the long roof. Eventually, you'll be able to turn right and head back inside to the rafters of the cathedral. Head right first and grab the &lt;a href="http://darksouls3.wiki.fextralife.com/Blessed+Gem"&gt;Blessed Gem&lt;/a&gt; near the wall&lt;/li&gt;</text:p>
          </table:table-cell>
          <table:table-cell table:formula="of:=TRIM([.B235])" office:value-type="string" office:string-value="&lt;li data-id=&quot;playthrough_5_42&quot; class=&quot;f_gem&quot;&gt;Turn around from the Pale Tongue location and head back down the long roof. Eventually, you'll be able to turn right and head back inside to the rafters of the cathedral. Head right first and grab the &lt;a href=&quot;http://darksouls3.wiki.fextralife.com/Blessed+Gem&quot;&gt;Blessed Gem&lt;/a&gt; near the wall&lt;/li&gt;" calcext:value-type="string">
            <text:p>&lt;li data-id="playthrough_5_42" class="f_gem"&gt;Turn around from the Pale Tongue location and head back down the long roof. Eventually, you'll be able to turn right and head back inside to the rafters of the cathedral. Head right first and grab the &lt;a href="http://darksouls3.wiki.fextralife.com/Blessed+Gem"&gt;Blessed Gem&lt;/a&gt; near the wall&lt;/li&gt;</text:p>
          </table:table-cell>
          <table:table-cell table:formula="of:=FIND(&quot;&quot;&quot;&quot;;[.C235];15)" office:value-type="float" office:value="30" calcext:value-type="float">
            <text:p>30</text:p>
          </table:table-cell>
          <table:table-cell table:formula="of:=FIND(&quot;&quot;&quot;&quot;;[.C235];[.D235]+1)" office:value-type="float" office:value="38" calcext:value-type="float">
            <text:p>38</text:p>
          </table:table-cell>
          <table:table-cell table:formula="of:=FIND(&quot;&quot;&quot;&quot;;[.C235];[.E235]+1)" office:value-type="float" office:value="44" calcext:value-type="float">
            <text:p>44</text:p>
          </table:table-cell>
          <table:table-cell table:formula="of:=MID([.C235];[.E235]+1;[.F235]-[.E235]-1)" office:value-type="string" office:string-value="f_gem" calcext:value-type="string">
            <text:p>f_gem</text:p>
          </table:table-cell>
          <table:table-cell table:formula="of:=FIND(&quot; &quot;;[.$G235])" office:value-type="string" office:string-value="" calcext:value-type="error">
            <text:p>#VALUE!</text:p>
          </table:table-cell>
          <table:table-cell table:formula="of:=FIND(&quot; &quot;;[.G235];[.H235]+1)" office:value-type="string" office:string-value="" calcext:value-type="error">
            <text:p>#VALUE!</text:p>
          </table:table-cell>
          <table:table-cell table:formula="of:=FIND(&quot; &quot;;[.G235];[.I235]+1)" office:value-type="string" office:string-value="" calcext:value-type="error">
            <text:p>#VALUE!</text:p>
          </table:table-cell>
          <table:table-cell table:formula="of:=LEFT([.G235];IFERROR([.H235]-1;99))" office:value-type="string" office:string-value="f_gem" calcext:value-type="string">
            <text:p>f_gem</text:p>
          </table:table-cell>
          <table:table-cell table:formula="of:=IF(ISERROR([.H235]);&quot;&quot;;MID([.G235];[.H235]+1;IFERROR([.I235]-[.H235]-1;99)))">
            <text:p/>
          </table:table-cell>
          <table:table-cell table:formula="of:=IF(ISERROR([.I235]);&quot;&quot;;MID([.G235];[.I235]+1;IFERROR([.J235]-[.I235]-1;99)))">
            <text:p/>
          </table:table-cell>
          <table:table-cell table:formula="of:=IFERROR(VLOOKUP([.K235];['tag lookup'.$A$1:.$B$1048576];2;0);&quot;&quot;)">
            <text:p/>
          </table:table-cell>
          <table:table-cell table:formula="of:=IFERROR(VLOOKUP([.L235];['tag lookup'.$A$1:.$B$1048576];2;0);&quot;&quot;)">
            <text:p/>
          </table:table-cell>
          <table:table-cell table:formula="of:=IFERROR(VLOOKUP([.M235];['tag lookup'.$A$1:.$B$1048576];2;0);&quot;&quot;)">
            <text:p/>
          </table:table-cell>
          <table:table-cell table:style-name="ce2" table:formula="of:=IF([.N235]=&quot;&quot;;&quot;&quot;;&quot;,&quot;&quot;tags&quot;&quot;:[&quot;&quot;&quot; &amp; [.N235] &amp; IF([.O235]=&quot;&quot;;&quot;&quot;&quot;]&quot;;&quot;&quot;&quot;,&quot;&quot;&quot; &amp; [.O235]&amp;IF([.P235]=&quot;&quot;;&quot;&quot;&quot;]&quot;;&quot;&quot;&quot;,&quot;&quot;&quot;&amp;[.P235]&amp;&quot;&quot;&quot;]&quot;)))">
            <text:p/>
          </table:table-cell>
          <table:table-cell table:formula="of:=FIND(&quot;&gt;&quot;;[.B235])" office:value-type="float" office:value="57" calcext:value-type="float">
            <text:p>57</text:p>
          </table:table-cell>
          <table:table-cell table:formula="of:=MID([.B235];[.R235]+1;LEN([.B235])-[.R235]-5)" office:value-type="string" office:string-value="Turn around from the Pale Tongue location and head back down the long roof. Eventually, you'll be able to turn right and head back inside to the rafters of the cathedral. Head right first and grab the &lt;a href=&quot;http://darksouls3.wiki.fextralife.com/Blessed+Gem&quot;&gt;Blessed Gem&lt;/a&gt; near the wall" calcext:value-type="string">
            <text:p>Turn around from the Pale Tongue location and head back down the long roof. Eventually, you'll be able to turn right and head back inside to the rafters of the cathedral. Head right first and grab the &lt;a href="http://darksouls3.wiki.fextralife.com/Blessed+Gem"&gt;Blessed Gem&lt;/a&gt; near the wall</text:p>
          </table:table-cell>
          <table:table-cell table:formula="of:=&quot;{&quot;&quot;text&quot;&quot;:&quot;&quot;&quot;&amp;SUBSTITUTE([.S235];&quot;&quot;&quot;&quot;;&quot;\&quot;&quot;&quot;)&amp;&quot;&quot;&quot;&quot;&amp;[.Q235]&amp;&quot;},&quot;" office:value-type="string" office:string-value="{&quot;text&quot;:&quot;Turn around from the Pale Tongue location and head back down the long roof. Eventually, you'll be able to turn right and head back inside to the rafters of the cathedral. Head right first and grab the &lt;a href=\&quot;http://darksouls3.wiki.fextralife.com/Blessed+Gem\&quot;&gt;Blessed Gem&lt;/a&gt; near the wall&quot;}," calcext:value-type="string">
            <text:p>{"text":"Turn around from the Pale Tongue location and head back down the long roof. Eventually, you'll be able to turn right and head back inside to the rafters of the cathedral. Head right first and grab the &lt;a href=\"http://darksouls3.wiki.fextralife.com/Blessed+Gem\"&gt;Blessed Gem&lt;/a&gt; near the wall"},</text:p>
          </table:table-cell>
        </table:table-row>
        <table:table-row table:style-name="ro1">
          <table:table-cell/>
          <table:table-cell office:value-type="string" calcext:value-type="string">
            <text:p><text:s text:c="12"/>&lt;li data-id="playthrough_5_43" class="f_gest f_misc f_npc f_miss"&gt;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You know who I am" to receive the Prostration gesture. You can speak with him again for a &lt;a href="http://darksouls3.wiki.fextralife.com/Rusted+Coin"&gt;Rusted Coin&lt;/a&gt;. You can then buy &lt;a href="http://darksouls3.wiki.fextralife.com/Catarina+Set"&gt;Siegward's Armor Set&lt;/a&gt; from him. (Note: Purchasing this armor means Patches will not be a rescue option for Greirat later in Irithyll of the Boreal Valley)&lt;/li&gt;</text:p>
          </table:table-cell>
          <table:table-cell table:formula="of:=TRIM([.B236])" office:value-type="string" office:string-value="&lt;li data-id=&quot;playthrough_5_43&quot; class=&quot;f_gest f_misc f_npc f_miss&quot;&gt;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quot;You know who I am&quot; to receive the Prostration gesture. You can speak with him again for a &lt;a href=&quot;http://darksouls3.wiki.fextralife.com/Rusted+Coin&quot;&gt;Rusted Coin&lt;/a&gt;. You can then buy &lt;a href=&quot;http://darksouls3.wiki.fextralife.com/Catarina+Set&quot;&gt;Siegward's Armor Set&lt;/a&gt; from him. (Note: Purchasing this armor means Patches will not be a rescue option for Greirat later in Irithyll of the Boreal Valley)&lt;/li&gt;" calcext:value-type="string">
            <text:p>&lt;li data-id="playthrough_5_43" class="f_gest f_misc f_npc f_miss"&gt;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You know who I am" to receive the Prostration gesture. You can speak with him again for a &lt;a href="http://darksouls3.wiki.fextralife.com/Rusted+Coin"&gt;Rusted Coin&lt;/a&gt;. You can then buy &lt;a href="http://darksouls3.wiki.fextralife.com/Catarina+Set"&gt;Siegward's Armor Set&lt;/a&gt; from him. (Note: Purchasing this armor means Patches will not be a rescue option for Greirat later in Irithyll of the Boreal Valley)&lt;/li&gt;</text:p>
          </table:table-cell>
          <table:table-cell table:formula="of:=FIND(&quot;&quot;&quot;&quot;;[.C236];15)" office:value-type="float" office:value="30" calcext:value-type="float">
            <text:p>30</text:p>
          </table:table-cell>
          <table:table-cell table:formula="of:=FIND(&quot;&quot;&quot;&quot;;[.C236];[.D236]+1)" office:value-type="float" office:value="38" calcext:value-type="float">
            <text:p>38</text:p>
          </table:table-cell>
          <table:table-cell table:formula="of:=FIND(&quot;&quot;&quot;&quot;;[.C236];[.E236]+1)" office:value-type="float" office:value="65" calcext:value-type="float">
            <text:p>65</text:p>
          </table:table-cell>
          <table:table-cell table:formula="of:=MID([.C236];[.E236]+1;[.F236]-[.E236]-1)" office:value-type="string" office:string-value="f_gest f_misc f_npc f_miss" calcext:value-type="string">
            <text:p>f_gest f_misc f_npc f_miss</text:p>
          </table:table-cell>
          <table:table-cell table:formula="of:=FIND(&quot; &quot;;[.$G236])" office:value-type="float" office:value="7" calcext:value-type="float">
            <text:p>7</text:p>
          </table:table-cell>
          <table:table-cell table:formula="of:=FIND(&quot; &quot;;[.G236];[.H236]+1)" office:value-type="float" office:value="14" calcext:value-type="float">
            <text:p>14</text:p>
          </table:table-cell>
          <table:table-cell table:formula="of:=FIND(&quot; &quot;;[.G236];[.I236]+1)" office:value-type="float" office:value="20" calcext:value-type="float">
            <text:p>20</text:p>
          </table:table-cell>
          <table:table-cell table:formula="of:=LEFT([.G236];IFERROR([.H236]-1;99))" office:value-type="string" office:string-value="f_gest" calcext:value-type="string">
            <text:p>f_gest</text:p>
          </table:table-cell>
          <table:table-cell table:formula="of:=IF(ISERROR([.H236]);&quot;&quot;;MID([.G236];[.H236]+1;IFERROR([.I236]-[.H236]-1;99)))" office:value-type="string" office:string-value="f_misc" calcext:value-type="string">
            <text:p>f_misc</text:p>
          </table:table-cell>
          <table:table-cell table:formula="of:=IF(ISERROR([.I236]);&quot;&quot;;MID([.G236];[.I236]+1;IFERROR([.J236]-[.I236]-1;99)))" office:value-type="string" office:string-value="f_npc" calcext:value-type="string">
            <text:p>f_npc</text:p>
          </table:table-cell>
          <table:table-cell table:formula="of:=IFERROR(VLOOKUP([.K236];['tag lookup'.$A$1:.$B$1048576];2;0);&quot;&quot;)" office:value-type="string" office:string-value="Gestures" calcext:value-type="string">
            <text:p>Gestures</text:p>
          </table:table-cell>
          <table:table-cell table:formula="of:=IFERROR(VLOOKUP([.L236];['tag lookup'.$A$1:.$B$1048576];2;0);&quot;&quot;)" office:value-type="string" office:string-value="Misc. items" calcext:value-type="string">
            <text:p>Misc. items</text:p>
          </table:table-cell>
          <table:table-cell table:formula="of:=IFERROR(VLOOKUP([.M236];['tag lookup'.$A$1:.$B$1048576];2;0);&quot;&quot;)">
            <text:p/>
          </table:table-cell>
          <table:table-cell table:style-name="ce2" table:formula="of:=IF([.N236]=&quot;&quot;;&quot;&quot;;&quot;,&quot;&quot;tags&quot;&quot;:[&quot;&quot;&quot; &amp; [.N236] &amp; IF([.O236]=&quot;&quot;;&quot;&quot;&quot;]&quot;;&quot;&quot;&quot;,&quot;&quot;&quot; &amp; [.O236]&amp;IF([.P236]=&quot;&quot;;&quot;&quot;&quot;]&quot;;&quot;&quot;&quot;,&quot;&quot;&quot;&amp;[.P236]&amp;&quot;&quot;&quot;]&quot;)))" office:value-type="string" office:string-value=",&quot;tags&quot;:[&quot;Gestures&quot;,&quot;Misc. items&quot;]" calcext:value-type="string">
            <text:p>,"tags":["Gestures","Misc. items"]</text:p>
          </table:table-cell>
          <table:table-cell table:formula="of:=FIND(&quot;&gt;&quot;;[.B236])" office:value-type="float" office:value="78" calcext:value-type="float">
            <text:p>78</text:p>
          </table:table-cell>
          <table:table-cell table:formula="of:=MID([.B236];[.R236]+1;LEN([.B236])-[.R236]-5)" office:value-type="string" office:string-value="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quot;You know who I am&quot; to receive the Prostration gesture. You can speak with him again for a &lt;a href=&quot;http://darksouls3.wiki.fextralife.com/Rusted+Coin&quot;&gt;Rusted Coin&lt;/a&gt;. You can then buy &lt;a href=&quot;http://darksouls3.wiki.fextralife.com/Catarina+Set&quot;&gt;Siegward's Armor Set&lt;/a&gt; from him. (Note: Purchasing this armor means Patches will not be a rescue option for Greirat later in Irithyll of the Boreal Valley)" calcext:value-type="string">
            <text:p>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You know who I am" to receive the Prostration gesture. You can speak with him again for a &lt;a href="http://darksouls3.wiki.fextralife.com/Rusted+Coin"&gt;Rusted Coin&lt;/a&gt;. You can then buy &lt;a href="http://darksouls3.wiki.fextralife.com/Catarina+Set"&gt;Siegward's Armor Set&lt;/a&gt; from him. (Note: Purchasing this armor means Patches will not be a rescue option for Greirat later in Irithyll of the Boreal Valley)</text:p>
          </table:table-cell>
          <table:table-cell table:formula="of:=&quot;{&quot;&quot;text&quot;&quot;:&quot;&quot;&quot;&amp;SUBSTITUTE([.S236];&quot;&quot;&quot;&quot;;&quot;\&quot;&quot;&quot;)&amp;&quot;&quot;&quot;&quot;&amp;[.Q236]&amp;&quot;},&quot;" office:value-type="string" office:string-value="{&quot;text&quot;:&quot;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quot;You know who I am\&quot; to receive the Prostration gesture. You can speak with him again for a &lt;a href=\&quot;http://darksouls3.wiki.fextralife.com/Rusted+Coin\&quot;&gt;Rusted Coin&lt;/a&gt;. You can then buy &lt;a href=\&quot;http://darksouls3.wiki.fextralife.com/Catarina+Set\&quot;&gt;Siegward's Armor Set&lt;/a&gt; from him. (Note: Purchasing this armor means Patches will not be a rescue option for Greirat later in Irithyll of the Boreal Valley)&quot;,&quot;tags&quot;:[&quot;Gestures&quot;,&quot;Misc. items&quot;]}," calcext:value-type="string">
            <text:p>{"text":"Zig-zag your way across the rafters towards the other end, sticking primarily to the right. Eliminate the knight with the crossbow and drop down near where he was standing to a platform with a couple of candelabras. Drop again and you'll find yourself back with Patches. He will be waiting here and pretend to not be responsible for what just happened. Tell him \"You know who I am\" to receive the Prostration gesture. You can speak with him again for a &lt;a href=\"http://darksouls3.wiki.fextralife.com/Rusted+Coin\"&gt;Rusted Coin&lt;/a&gt;. You can then buy &lt;a href=\"http://darksouls3.wiki.fextralife.com/Catarina+Set\"&gt;Siegward's Armor Set&lt;/a&gt; from him. (Note: Purchasing this armor means Patches will not be a rescue option for Greirat later in Irithyll of the Boreal Valley)","tags":["Gestures","Misc. items"]},</text:p>
          </table:table-cell>
        </table:table-row>
        <table:table-row table:style-name="ro1">
          <table:table-cell/>
          <table:table-cell office:value-type="string" calcext:value-type="string">
            <text:p><text:s text:c="12"/>&lt;li data-id="playthrough_5_44" class="f_cov f_misc f_npc f_miss"&gt;Before leaving this area, continue on up the nearby stairs. Kill all the enemies and the non-agressive one will drop the &lt;a href="http://darksouls3.wiki.fextralife.com/Red+Sign+Soapstone"&gt;Red Sign Soapstone&lt;/a&gt;. Continue on and you'll eventually find yourself at the Rosaria's Bed Chamber bonfire. Speak with Rosaria to obtain the &lt;a href="http://darksouls3.wiki.fextralife.com/Rosaria's+Fingers"&gt;Rosaria's Fingers&lt;/a&gt; covenant. For now, do not offer her any Pale Tongues if you intend to do Sirris' quest line. We'll continue this side quest closer to the end of the game&lt;/li&gt;</text:p>
          </table:table-cell>
          <table:table-cell table:formula="of:=TRIM([.B237])" office:value-type="string" office:string-value="&lt;li data-id=&quot;playthrough_5_44&quot; class=&quot;f_cov f_misc f_npc f_miss&quot;&gt;Before leaving this area, continue on up the nearby stairs. Kill all the enemies and the non-agressive one will drop the &lt;a href=&quot;http://darksouls3.wiki.fextralife.com/Red+Sign+Soapstone&quot;&gt;Red Sign Soapstone&lt;/a&gt;. Continue on and you'll eventually find yourself at the Rosaria's Bed Chamber bonfire. Speak with Rosaria to obtain the &lt;a href=&quot;http://darksouls3.wiki.fextralife.com/Rosaria's+Fingers&quot;&gt;Rosaria's Fingers&lt;/a&gt; covenant. For now, do not offer her any Pale Tongues if you intend to do Sirris' quest line. We'll continue this side quest closer to the end of the game&lt;/li&gt;" calcext:value-type="string">
            <text:p>&lt;li data-id="playthrough_5_44" class="f_cov f_misc f_npc f_miss"&gt;Before leaving this area, continue on up the nearby stairs. Kill all the enemies and the non-agressive one will drop the &lt;a href="http://darksouls3.wiki.fextralife.com/Red+Sign+Soapstone"&gt;Red Sign Soapstone&lt;/a&gt;. Continue on and you'll eventually find yourself at the Rosaria's Bed Chamber bonfire. Speak with Rosaria to obtain the &lt;a href="http://darksouls3.wiki.fextralife.com/Rosaria's+Fingers"&gt;Rosaria's Fingers&lt;/a&gt; covenant. For now, do not offer her any Pale Tongues if you intend to do Sirris' quest line. We'll continue this side quest closer to the end of the game&lt;/li&gt;</text:p>
          </table:table-cell>
          <table:table-cell table:formula="of:=FIND(&quot;&quot;&quot;&quot;;[.C237];15)" office:value-type="float" office:value="30" calcext:value-type="float">
            <text:p>30</text:p>
          </table:table-cell>
          <table:table-cell table:formula="of:=FIND(&quot;&quot;&quot;&quot;;[.C237];[.D237]+1)" office:value-type="float" office:value="38" calcext:value-type="float">
            <text:p>38</text:p>
          </table:table-cell>
          <table:table-cell table:formula="of:=FIND(&quot;&quot;&quot;&quot;;[.C237];[.E237]+1)" office:value-type="float" office:value="64" calcext:value-type="float">
            <text:p>64</text:p>
          </table:table-cell>
          <table:table-cell table:formula="of:=MID([.C237];[.E237]+1;[.F237]-[.E237]-1)" office:value-type="string" office:string-value="f_cov f_misc f_npc f_miss" calcext:value-type="string">
            <text:p>f_cov f_misc f_npc f_miss</text:p>
          </table:table-cell>
          <table:table-cell table:formula="of:=FIND(&quot; &quot;;[.$G237])" office:value-type="float" office:value="6" calcext:value-type="float">
            <text:p>6</text:p>
          </table:table-cell>
          <table:table-cell table:formula="of:=FIND(&quot; &quot;;[.G237];[.H237]+1)" office:value-type="float" office:value="13" calcext:value-type="float">
            <text:p>13</text:p>
          </table:table-cell>
          <table:table-cell table:formula="of:=FIND(&quot; &quot;;[.G237];[.I237]+1)" office:value-type="float" office:value="19" calcext:value-type="float">
            <text:p>19</text:p>
          </table:table-cell>
          <table:table-cell table:formula="of:=LEFT([.G237];IFERROR([.H237]-1;99))" office:value-type="string" office:string-value="f_cov" calcext:value-type="string">
            <text:p>f_cov</text:p>
          </table:table-cell>
          <table:table-cell table:formula="of:=IF(ISERROR([.H237]);&quot;&quot;;MID([.G237];[.H237]+1;IFERROR([.I237]-[.H237]-1;99)))" office:value-type="string" office:string-value="f_misc" calcext:value-type="string">
            <text:p>f_misc</text:p>
          </table:table-cell>
          <table:table-cell table:formula="of:=IF(ISERROR([.I237]);&quot;&quot;;MID([.G237];[.I237]+1;IFERROR([.J237]-[.I237]-1;99)))" office:value-type="string" office:string-value="f_npc" calcext:value-type="string">
            <text:p>f_npc</text:p>
          </table:table-cell>
          <table:table-cell table:formula="of:=IFERROR(VLOOKUP([.K237];['tag lookup'.$A$1:.$B$1048576];2;0);&quot;&quot;)">
            <text:p/>
          </table:table-cell>
          <table:table-cell table:formula="of:=IFERROR(VLOOKUP([.L237];['tag lookup'.$A$1:.$B$1048576];2;0);&quot;&quot;)" office:value-type="string" office:string-value="Misc. items" calcext:value-type="string">
            <text:p>Misc. items</text:p>
          </table:table-cell>
          <table:table-cell table:formula="of:=IFERROR(VLOOKUP([.M237];['tag lookup'.$A$1:.$B$1048576];2;0);&quot;&quot;)">
            <text:p/>
          </table:table-cell>
          <table:table-cell table:style-name="ce2" table:formula="of:=IF([.N237]=&quot;&quot;;&quot;&quot;;&quot;,&quot;&quot;tags&quot;&quot;:[&quot;&quot;&quot; &amp; [.N237] &amp; IF([.O237]=&quot;&quot;;&quot;&quot;&quot;]&quot;;&quot;&quot;&quot;,&quot;&quot;&quot; &amp; [.O237]&amp;IF([.P237]=&quot;&quot;;&quot;&quot;&quot;]&quot;;&quot;&quot;&quot;,&quot;&quot;&quot;&amp;[.P237]&amp;&quot;&quot;&quot;]&quot;)))">
            <text:p/>
          </table:table-cell>
          <table:table-cell table:formula="of:=FIND(&quot;&gt;&quot;;[.B237])" office:value-type="float" office:value="77" calcext:value-type="float">
            <text:p>77</text:p>
          </table:table-cell>
          <table:table-cell table:formula="of:=MID([.B237];[.R237]+1;LEN([.B237])-[.R237]-5)" office:value-type="string" office:string-value="Before leaving this area, continue on up the nearby stairs. Kill all the enemies and the non-agressive one will drop the &lt;a href=&quot;http://darksouls3.wiki.fextralife.com/Red+Sign+Soapstone&quot;&gt;Red Sign Soapstone&lt;/a&gt;. Continue on and you'll eventually find yourself at the Rosaria's Bed Chamber bonfire. Speak with Rosaria to obtain the &lt;a href=&quot;http://darksouls3.wiki.fextralife.com/Rosaria's+Fingers&quot;&gt;Rosaria's Fingers&lt;/a&gt; covenant. For now, do not offer her any Pale Tongues if you intend to do Sirris' quest line. We'll continue this side quest closer to the end of the game" calcext:value-type="string">
            <text:p>Before leaving this area, continue on up the nearby stairs. Kill all the enemies and the non-agressive one will drop the &lt;a href="http://darksouls3.wiki.fextralife.com/Red+Sign+Soapstone"&gt;Red Sign Soapstone&lt;/a&gt;. Continue on and you'll eventually find yourself at the Rosaria's Bed Chamber bonfire. Speak with Rosaria to obtain the &lt;a href="http://darksouls3.wiki.fextralife.com/Rosaria's+Fingers"&gt;Rosaria's Fingers&lt;/a&gt; covenant. For now, do not offer her any Pale Tongues if you intend to do Sirris' quest line. We'll continue this side quest closer to the end of the game</text:p>
          </table:table-cell>
          <table:table-cell table:formula="of:=&quot;{&quot;&quot;text&quot;&quot;:&quot;&quot;&quot;&amp;SUBSTITUTE([.S237];&quot;&quot;&quot;&quot;;&quot;\&quot;&quot;&quot;)&amp;&quot;&quot;&quot;&quot;&amp;[.Q237]&amp;&quot;},&quot;" office:value-type="string" office:string-value="{&quot;text&quot;:&quot;Before leaving this area, continue on up the nearby stairs. Kill all the enemies and the non-agressive one will drop the &lt;a href=\&quot;http://darksouls3.wiki.fextralife.com/Red+Sign+Soapstone\&quot;&gt;Red Sign Soapstone&lt;/a&gt;. Continue on and you'll eventually find yourself at the Rosaria's Bed Chamber bonfire. Speak with Rosaria to obtain the &lt;a href=\&quot;http://darksouls3.wiki.fextralife.com/Rosaria's+Fingers\&quot;&gt;Rosaria's Fingers&lt;/a&gt; covenant. For now, do not offer her any Pale Tongues if you intend to do Sirris' quest line. We'll continue this side quest closer to the end of the game&quot;}," calcext:value-type="string">
            <text:p>{"text":"Before leaving this area, continue on up the nearby stairs. Kill all the enemies and the non-agressive one will drop the &lt;a href=\"http://darksouls3.wiki.fextralife.com/Red+Sign+Soapstone\"&gt;Red Sign Soapstone&lt;/a&gt;. Continue on and you'll eventually find yourself at the Rosaria's Bed Chamber bonfire. Speak with Rosaria to obtain the &lt;a href=\"http://darksouls3.wiki.fextralife.com/Rosaria's+Fingers\"&gt;Rosaria's Fingers&lt;/a&gt; covenant. For now, do not offer her any Pale Tongues if you intend to do Sirris' quest line. We'll continue this side quest closer to the end of the game"},</text:p>
          </table:table-cell>
        </table:table-row>
        <table:table-row table:style-name="ro1">
          <table:table-cell/>
          <table:table-cell office:value-type="string" calcext:value-type="string">
            <text:p><text:s text:c="12"/>&lt;li data-id="playthrough_5_45" class="f_arm f_miss"&gt;If you killed Longfinger Kirk when he invaded earlier, you can grab the &lt;a href="http://darksouls3.wiki.fextralife.com/Armor+of+Thorns+Set"&gt;Armor of Thorns Set&lt;/a&gt; nearby&lt;/li&gt;</text:p>
          </table:table-cell>
          <table:table-cell table:formula="of:=TRIM([.B238])" office:value-type="string" office:string-value="&lt;li data-id=&quot;playthrough_5_45&quot; class=&quot;f_arm f_miss&quot;&gt;If you killed Longfinger Kirk when he invaded earlier, you can grab the &lt;a href=&quot;http://darksouls3.wiki.fextralife.com/Armor+of+Thorns+Set&quot;&gt;Armor of Thorns Set&lt;/a&gt; nearby&lt;/li&gt;" calcext:value-type="string">
            <text:p>&lt;li data-id="playthrough_5_45" class="f_arm f_miss"&gt;If you killed Longfinger Kirk when he invaded earlier, you can grab the &lt;a href="http://darksouls3.wiki.fextralife.com/Armor+of+Thorns+Set"&gt;Armor of Thorns Set&lt;/a&gt; nearby&lt;/li&gt;</text:p>
          </table:table-cell>
          <table:table-cell table:formula="of:=FIND(&quot;&quot;&quot;&quot;;[.C238];15)" office:value-type="float" office:value="30" calcext:value-type="float">
            <text:p>30</text:p>
          </table:table-cell>
          <table:table-cell table:formula="of:=FIND(&quot;&quot;&quot;&quot;;[.C238];[.D238]+1)" office:value-type="float" office:value="38" calcext:value-type="float">
            <text:p>38</text:p>
          </table:table-cell>
          <table:table-cell table:formula="of:=FIND(&quot;&quot;&quot;&quot;;[.C238];[.E238]+1)" office:value-type="float" office:value="51" calcext:value-type="float">
            <text:p>51</text:p>
          </table:table-cell>
          <table:table-cell table:formula="of:=MID([.C238];[.E238]+1;[.F238]-[.E238]-1)" office:value-type="string" office:string-value="f_arm f_miss" calcext:value-type="string">
            <text:p>f_arm f_miss</text:p>
          </table:table-cell>
          <table:table-cell table:formula="of:=FIND(&quot; &quot;;[.$G238])" office:value-type="float" office:value="6" calcext:value-type="float">
            <text:p>6</text:p>
          </table:table-cell>
          <table:table-cell table:formula="of:=FIND(&quot; &quot;;[.G238];[.H238]+1)" office:value-type="string" office:string-value="" calcext:value-type="error">
            <text:p>#VALUE!</text:p>
          </table:table-cell>
          <table:table-cell table:formula="of:=FIND(&quot; &quot;;[.G238];[.I238]+1)" office:value-type="string" office:string-value="" calcext:value-type="error">
            <text:p>#VALUE!</text:p>
          </table:table-cell>
          <table:table-cell table:formula="of:=LEFT([.G238];IFERROR([.H238]-1;99))" office:value-type="string" office:string-value="f_arm" calcext:value-type="string">
            <text:p>f_arm</text:p>
          </table:table-cell>
          <table:table-cell table:formula="of:=IF(ISERROR([.H238]);&quot;&quot;;MID([.G238];[.H238]+1;IFERROR([.I238]-[.H238]-1;99)))" office:value-type="string" office:string-value="f_miss" calcext:value-type="string">
            <text:p>f_miss</text:p>
          </table:table-cell>
          <table:table-cell table:formula="of:=IF(ISERROR([.I238]);&quot;&quot;;MID([.G238];[.I238]+1;IFERROR([.J238]-[.I238]-1;99)))">
            <text:p/>
          </table:table-cell>
          <table:table-cell table:formula="of:=IFERROR(VLOOKUP([.K238];['tag lookup'.$A$1:.$B$1048576];2;0);&quot;&quot;)" office:value-type="string" office:string-value="Armor" calcext:value-type="string">
            <text:p>Armor</text:p>
          </table:table-cell>
          <table:table-cell table:formula="of:=IFERROR(VLOOKUP([.L238];['tag lookup'.$A$1:.$B$1048576];2;0);&quot;&quot;)" office:value-type="string" office:string-value="Missable" calcext:value-type="string">
            <text:p>Missable</text:p>
          </table:table-cell>
          <table:table-cell table:formula="of:=IFERROR(VLOOKUP([.M238];['tag lookup'.$A$1:.$B$1048576];2;0);&quot;&quot;)">
            <text:p/>
          </table:table-cell>
          <table:table-cell table:style-name="ce2" table:formula="of:=IF([.N238]=&quot;&quot;;&quot;&quot;;&quot;,&quot;&quot;tags&quot;&quot;:[&quot;&quot;&quot; &amp; [.N238] &amp; IF([.O238]=&quot;&quot;;&quot;&quot;&quot;]&quot;;&quot;&quot;&quot;,&quot;&quot;&quot; &amp; [.O238]&amp;IF([.P238]=&quot;&quot;;&quot;&quot;&quot;]&quot;;&quot;&quot;&quot;,&quot;&quot;&quot;&amp;[.P238]&amp;&quot;&quot;&quot;]&quot;)))" office:value-type="string" office:string-value=",&quot;tags&quot;:[&quot;Armor&quot;,&quot;Missable&quot;]" calcext:value-type="string">
            <text:p>,"tags":["Armor","Missable"]</text:p>
          </table:table-cell>
          <table:table-cell table:formula="of:=FIND(&quot;&gt;&quot;;[.B238])" office:value-type="float" office:value="64" calcext:value-type="float">
            <text:p>64</text:p>
          </table:table-cell>
          <table:table-cell table:formula="of:=MID([.B238];[.R238]+1;LEN([.B238])-[.R238]-5)" office:value-type="string" office:string-value="If you killed Longfinger Kirk when he invaded earlier, you can grab the &lt;a href=&quot;http://darksouls3.wiki.fextralife.com/Armor+of+Thorns+Set&quot;&gt;Armor of Thorns Set&lt;/a&gt; nearby" calcext:value-type="string">
            <text:p>If you killed Longfinger Kirk when he invaded earlier, you can grab the &lt;a href="http://darksouls3.wiki.fextralife.com/Armor+of+Thorns+Set"&gt;Armor of Thorns Set&lt;/a&gt; nearby</text:p>
          </table:table-cell>
          <table:table-cell table:formula="of:=&quot;{&quot;&quot;text&quot;&quot;:&quot;&quot;&quot;&amp;SUBSTITUTE([.S238];&quot;&quot;&quot;&quot;;&quot;\&quot;&quot;&quot;)&amp;&quot;&quot;&quot;&quot;&amp;[.Q238]&amp;&quot;},&quot;" office:value-type="string" office:string-value="{&quot;text&quot;:&quot;If you killed Longfinger Kirk when he invaded earlier, you can grab the &lt;a href=\&quot;http://darksouls3.wiki.fextralife.com/Armor+of+Thorns+Set\&quot;&gt;Armor of Thorns Set&lt;/a&gt; nearby&quot;,&quot;tags&quot;:[&quot;Armor&quot;,&quot;Missable&quot;]}," calcext:value-type="string">
            <text:p>{"text":"If you killed Longfinger Kirk when he invaded earlier, you can grab the &lt;a href=\"http://darksouls3.wiki.fextralife.com/Armor+of+Thorns+Set\"&gt;Armor of Thorns Set&lt;/a&gt; nearby","tags":["Armor","Missable"]},</text:p>
          </table:table-cell>
        </table:table-row>
        <table:table-row table:style-name="ro1">
          <table:table-cell/>
          <table:table-cell office:value-type="string" calcext:value-type="string">
            <text:p><text:s text:c="12"/>&lt;li data-id="playthrough_5_46" class="f_misc f_npc f_miss"&gt;If Patches didn't spawn at the Cathedral, return to Firelink Shrine and purchase the Tower Key if you haven't already and head into the Tower behind Firelink Shrine now. As you ascend the lift to the top, you'll hear a door shut behind you. Grab the &lt;a href="http://darksouls3.wiki.fextralife.com/Fire+Keeper+Soul"&gt;Fire Keeper Soul&lt;/a&gt; at the top, if you haven't before, and then come back down to encounter Patches. He has locked the door and you'll need to drop down from the bridge onto coffins to escape&lt;/li&gt;</text:p>
          </table:table-cell>
          <table:table-cell table:formula="of:=TRIM([.B239])" office:value-type="string" office:string-value="&lt;li data-id=&quot;playthrough_5_46&quot; class=&quot;f_misc f_npc f_miss&quot;&gt;If Patches didn't spawn at the Cathedral, return to Firelink Shrine and purchase the Tower Key if you haven't already and head into the Tower behind Firelink Shrine now. As you ascend the lift to the top, you'll hear a door shut behind you. Grab the &lt;a href=&quot;http://darksouls3.wiki.fextralife.com/Fire+Keeper+Soul&quot;&gt;Fire Keeper Soul&lt;/a&gt; at the top, if you haven't before, and then come back down to encounter Patches. He has locked the door and you'll need to drop down from the bridge onto coffins to escape&lt;/li&gt;" calcext:value-type="string">
            <text:p>&lt;li data-id="playthrough_5_46" class="f_misc f_npc f_miss"&gt;If Patches didn't spawn at the Cathedral, return to Firelink Shrine and purchase the Tower Key if you haven't already and head into the Tower behind Firelink Shrine now. As you ascend the lift to the top, you'll hear a door shut behind you. Grab the &lt;a href="http://darksouls3.wiki.fextralife.com/Fire+Keeper+Soul"&gt;Fire Keeper Soul&lt;/a&gt; at the top, if you haven't before, and then come back down to encounter Patches. He has locked the door and you'll need to drop down from the bridge onto coffins to escape&lt;/li&gt;</text:p>
          </table:table-cell>
          <table:table-cell table:formula="of:=FIND(&quot;&quot;&quot;&quot;;[.C239];15)" office:value-type="float" office:value="30" calcext:value-type="float">
            <text:p>30</text:p>
          </table:table-cell>
          <table:table-cell table:formula="of:=FIND(&quot;&quot;&quot;&quot;;[.C239];[.D239]+1)" office:value-type="float" office:value="38" calcext:value-type="float">
            <text:p>38</text:p>
          </table:table-cell>
          <table:table-cell table:formula="of:=FIND(&quot;&quot;&quot;&quot;;[.C239];[.E239]+1)" office:value-type="float" office:value="58" calcext:value-type="float">
            <text:p>58</text:p>
          </table:table-cell>
          <table:table-cell table:formula="of:=MID([.C239];[.E239]+1;[.F239]-[.E239]-1)" office:value-type="string" office:string-value="f_misc f_npc f_miss" calcext:value-type="string">
            <text:p>f_misc f_npc f_miss</text:p>
          </table:table-cell>
          <table:table-cell table:formula="of:=FIND(&quot; &quot;;[.$G239])" office:value-type="float" office:value="7" calcext:value-type="float">
            <text:p>7</text:p>
          </table:table-cell>
          <table:table-cell table:formula="of:=FIND(&quot; &quot;;[.G239];[.H239]+1)" office:value-type="float" office:value="13" calcext:value-type="float">
            <text:p>13</text:p>
          </table:table-cell>
          <table:table-cell table:formula="of:=FIND(&quot; &quot;;[.G239];[.I239]+1)" office:value-type="string" office:string-value="" calcext:value-type="error">
            <text:p>#VALUE!</text:p>
          </table:table-cell>
          <table:table-cell table:formula="of:=LEFT([.G239];IFERROR([.H239]-1;99))" office:value-type="string" office:string-value="f_misc" calcext:value-type="string">
            <text:p>f_misc</text:p>
          </table:table-cell>
          <table:table-cell table:formula="of:=IF(ISERROR([.H239]);&quot;&quot;;MID([.G239];[.H239]+1;IFERROR([.I239]-[.H239]-1;99)))" office:value-type="string" office:string-value="f_npc" calcext:value-type="string">
            <text:p>f_npc</text:p>
          </table:table-cell>
          <table:table-cell table:formula="of:=IF(ISERROR([.I239]);&quot;&quot;;MID([.G239];[.I239]+1;IFERROR([.J239]-[.I239]-1;99)))" office:value-type="string" office:string-value="f_miss" calcext:value-type="string">
            <text:p>f_miss</text:p>
          </table:table-cell>
          <table:table-cell table:formula="of:=IFERROR(VLOOKUP([.K239];['tag lookup'.$A$1:.$B$1048576];2;0);&quot;&quot;)" office:value-type="string" office:string-value="Misc. items" calcext:value-type="string">
            <text:p>Misc. items</text:p>
          </table:table-cell>
          <table:table-cell table:formula="of:=IFERROR(VLOOKUP([.L239];['tag lookup'.$A$1:.$B$1048576];2;0);&quot;&quot;)">
            <text:p/>
          </table:table-cell>
          <table:table-cell table:formula="of:=IFERROR(VLOOKUP([.M239];['tag lookup'.$A$1:.$B$1048576];2;0);&quot;&quot;)" office:value-type="string" office:string-value="Missable" calcext:value-type="string">
            <text:p>Missable</text:p>
          </table:table-cell>
          <table:table-cell table:style-name="ce2" table:formula="of:=IF([.N239]=&quot;&quot;;&quot;&quot;;&quot;,&quot;&quot;tags&quot;&quot;:[&quot;&quot;&quot; &amp; [.N239] &amp; IF([.O239]=&quot;&quot;;&quot;&quot;&quot;]&quot;;&quot;&quot;&quot;,&quot;&quot;&quot; &amp; [.O239]&amp;IF([.P239]=&quot;&quot;;&quot;&quot;&quot;]&quot;;&quot;&quot;&quot;,&quot;&quot;&quot;&amp;[.P239]&amp;&quot;&quot;&quot;]&quot;)))" office:value-type="string" office:string-value=",&quot;tags&quot;:[&quot;Misc. items&quot;]" calcext:value-type="string">
            <text:p>,"tags":["Misc. items"]</text:p>
          </table:table-cell>
          <table:table-cell table:formula="of:=FIND(&quot;&gt;&quot;;[.B239])" office:value-type="float" office:value="71" calcext:value-type="float">
            <text:p>71</text:p>
          </table:table-cell>
          <table:table-cell table:formula="of:=MID([.B239];[.R239]+1;LEN([.B239])-[.R239]-5)" office:value-type="string" office:string-value="If Patches didn't spawn at the Cathedral, return to Firelink Shrine and purchase the Tower Key if you haven't already and head into the Tower behind Firelink Shrine now. As you ascend the lift to the top, you'll hear a door shut behind you. Grab the &lt;a href=&quot;http://darksouls3.wiki.fextralife.com/Fire+Keeper+Soul&quot;&gt;Fire Keeper Soul&lt;/a&gt; at the top, if you haven't before, and then come back down to encounter Patches. He has locked the door and you'll need to drop down from the bridge onto coffins to escape" calcext:value-type="string">
            <text:p>If Patches didn't spawn at the Cathedral, return to Firelink Shrine and purchase the Tower Key if you haven't already and head into the Tower behind Firelink Shrine now. As you ascend the lift to the top, you'll hear a door shut behind you. Grab the &lt;a href="http://darksouls3.wiki.fextralife.com/Fire+Keeper+Soul"&gt;Fire Keeper Soul&lt;/a&gt; at the top, if you haven't before, and then come back down to encounter Patches. He has locked the door and you'll need to drop down from the bridge onto coffins to escape</text:p>
          </table:table-cell>
          <table:table-cell table:formula="of:=&quot;{&quot;&quot;text&quot;&quot;:&quot;&quot;&quot;&amp;SUBSTITUTE([.S239];&quot;&quot;&quot;&quot;;&quot;\&quot;&quot;&quot;)&amp;&quot;&quot;&quot;&quot;&amp;[.Q239]&amp;&quot;},&quot;" office:value-type="string" office:string-value="{&quot;text&quot;:&quot;If Patches didn't spawn at the Cathedral, return to Firelink Shrine and purchase the Tower Key if you haven't already and head into the Tower behind Firelink Shrine now. As you ascend the lift to the top, you'll hear a door shut behind you. Grab the &lt;a href=\&quot;http://darksouls3.wiki.fextralife.com/Fire+Keeper+Soul\&quot;&gt;Fire Keeper Soul&lt;/a&gt; at the top, if you haven't before, and then come back down to encounter Patches. He has locked the door and you'll need to drop down from the bridge onto coffins to escape&quot;,&quot;tags&quot;:[&quot;Misc. items&quot;]}," calcext:value-type="string">
            <text:p>{"text":"If Patches didn't spawn at the Cathedral, return to Firelink Shrine and purchase the Tower Key if you haven't already and head into the Tower behind Firelink Shrine now. As you ascend the lift to the top, you'll hear a door shut behind you. Grab the &lt;a href=\"http://darksouls3.wiki.fextralife.com/Fire+Keeper+Soul\"&gt;Fire Keeper Soul&lt;/a&gt; at the top, if you haven't before, and then come back down to encounter Patches. He has locked the door and you'll need to drop down from the bridge onto coffins to escape","tags":["Misc. items"]},</text:p>
          </table:table-cell>
        </table:table-row>
        <table:table-row table:style-name="ro1">
          <table:table-cell/>
          <table:table-cell office:value-type="string" calcext:value-type="string">
            <text:p><text:s text:c="12"/>&lt;li data-id="playthrough_5_47" class="f_estus"&gt;Head back to the Tower and get to the bridge that overlooks Firelink Shrine. Drop down onto the roof and move around the roof until you find some windows you can go through. An &lt;a href="http://darksouls3.wiki.fextralife.com/Estus+Shard"&gt;Estus Shard&lt;/a&gt; will be on the rafters (you may have done this already in the Firelink Shrine section)&lt;/li&gt;</text:p>
          </table:table-cell>
          <table:table-cell table:formula="of:=TRIM([.B240])" office:value-type="string" office:string-value="&lt;li data-id=&quot;playthrough_5_47&quot; class=&quot;f_estus&quot;&gt;Head back to the Tower and get to the bridge that overlooks Firelink Shrine. Drop down onto the roof and move around the roof until you find some windows you can go through. An &lt;a href=&quot;http://darksouls3.wiki.fextralife.com/Estus+Shard&quot;&gt;Estus Shard&lt;/a&gt; will be on the rafters (you may have done this already in the Firelink Shrine section)&lt;/li&gt;" calcext:value-type="string">
            <text:p>&lt;li data-id="playthrough_5_47" class="f_estus"&gt;Head back to the Tower and get to the bridge that overlooks Firelink Shrine. Drop down onto the roof and move around the roof until you find some windows you can go through. An &lt;a href="http://darksouls3.wiki.fextralife.com/Estus+Shard"&gt;Estus Shard&lt;/a&gt; will be on the rafters (you may have done this already in the Firelink Shrine section)&lt;/li&gt;</text:p>
          </table:table-cell>
          <table:table-cell table:formula="of:=FIND(&quot;&quot;&quot;&quot;;[.C240];15)" office:value-type="float" office:value="30" calcext:value-type="float">
            <text:p>30</text:p>
          </table:table-cell>
          <table:table-cell table:formula="of:=FIND(&quot;&quot;&quot;&quot;;[.C240];[.D240]+1)" office:value-type="float" office:value="38" calcext:value-type="float">
            <text:p>38</text:p>
          </table:table-cell>
          <table:table-cell table:formula="of:=FIND(&quot;&quot;&quot;&quot;;[.C240];[.E240]+1)" office:value-type="float" office:value="46" calcext:value-type="float">
            <text:p>46</text:p>
          </table:table-cell>
          <table:table-cell table:formula="of:=MID([.C240];[.E240]+1;[.F240]-[.E240]-1)" office:value-type="string" office:string-value="f_estus" calcext:value-type="string">
            <text:p>f_estus</text:p>
          </table:table-cell>
          <table:table-cell table:formula="of:=FIND(&quot; &quot;;[.$G240])" office:value-type="string" office:string-value="" calcext:value-type="error">
            <text:p>#VALUE!</text:p>
          </table:table-cell>
          <table:table-cell table:formula="of:=FIND(&quot; &quot;;[.G240];[.H240]+1)" office:value-type="string" office:string-value="" calcext:value-type="error">
            <text:p>#VALUE!</text:p>
          </table:table-cell>
          <table:table-cell table:formula="of:=FIND(&quot; &quot;;[.G240];[.I240]+1)" office:value-type="string" office:string-value="" calcext:value-type="error">
            <text:p>#VALUE!</text:p>
          </table:table-cell>
          <table:table-cell table:formula="of:=LEFT([.G240];IFERROR([.H240]-1;99))" office:value-type="string" office:string-value="f_estus" calcext:value-type="string">
            <text:p>f_estus</text:p>
          </table:table-cell>
          <table:table-cell table:formula="of:=IF(ISERROR([.H240]);&quot;&quot;;MID([.G240];[.H240]+1;IFERROR([.I240]-[.H240]-1;99)))">
            <text:p/>
          </table:table-cell>
          <table:table-cell table:formula="of:=IF(ISERROR([.I240]);&quot;&quot;;MID([.G240];[.I240]+1;IFERROR([.J240]-[.I240]-1;99)))">
            <text:p/>
          </table:table-cell>
          <table:table-cell table:formula="of:=IFERROR(VLOOKUP([.K240];['tag lookup'.$A$1:.$B$1048576];2;0);&quot;&quot;)" office:value-type="string" office:string-value="Estus Shards" calcext:value-type="string">
            <text:p>Estus Shards</text:p>
          </table:table-cell>
          <table:table-cell table:formula="of:=IFERROR(VLOOKUP([.L240];['tag lookup'.$A$1:.$B$1048576];2;0);&quot;&quot;)">
            <text:p/>
          </table:table-cell>
          <table:table-cell table:formula="of:=IFERROR(VLOOKUP([.M240];['tag lookup'.$A$1:.$B$1048576];2;0);&quot;&quot;)">
            <text:p/>
          </table:table-cell>
          <table:table-cell table:style-name="ce2" table:formula="of:=IF([.N240]=&quot;&quot;;&quot;&quot;;&quot;,&quot;&quot;tags&quot;&quot;:[&quot;&quot;&quot; &amp; [.N240] &amp; IF([.O240]=&quot;&quot;;&quot;&quot;&quot;]&quot;;&quot;&quot;&quot;,&quot;&quot;&quot; &amp; [.O240]&amp;IF([.P240]=&quot;&quot;;&quot;&quot;&quot;]&quot;;&quot;&quot;&quot;,&quot;&quot;&quot;&amp;[.P240]&amp;&quot;&quot;&quot;]&quot;)))" office:value-type="string" office:string-value=",&quot;tags&quot;:[&quot;Estus Shards&quot;]" calcext:value-type="string">
            <text:p>,"tags":["Estus Shards"]</text:p>
          </table:table-cell>
          <table:table-cell table:formula="of:=FIND(&quot;&gt;&quot;;[.B240])" office:value-type="float" office:value="59" calcext:value-type="float">
            <text:p>59</text:p>
          </table:table-cell>
          <table:table-cell table:formula="of:=MID([.B240];[.R240]+1;LEN([.B240])-[.R240]-5)" office:value-type="string" office:string-value="Head back to the Tower and get to the bridge that overlooks Firelink Shrine. Drop down onto the roof and move around the roof until you find some windows you can go through. An &lt;a href=&quot;http://darksouls3.wiki.fextralife.com/Estus+Shard&quot;&gt;Estus Shard&lt;/a&gt; will be on the rafters (you may have done this already in the Firelink Shrine section)" calcext:value-type="string">
            <text:p>Head back to the Tower and get to the bridge that overlooks Firelink Shrine. Drop down onto the roof and move around the roof until you find some windows you can go through. An &lt;a href="http://darksouls3.wiki.fextralife.com/Estus+Shard"&gt;Estus Shard&lt;/a&gt; will be on the rafters (you may have done this already in the Firelink Shrine section)</text:p>
          </table:table-cell>
          <table:table-cell table:formula="of:=&quot;{&quot;&quot;text&quot;&quot;:&quot;&quot;&quot;&amp;SUBSTITUTE([.S240];&quot;&quot;&quot;&quot;;&quot;\&quot;&quot;&quot;)&amp;&quot;&quot;&quot;&quot;&amp;[.Q240]&amp;&quot;},&quot;" office:value-type="string" office:string-value="{&quot;text&quot;:&quot;Head back to the Tower and get to the bridge that overlooks Firelink Shrine. Drop down onto the roof and move around the roof until you find some windows you can go through. An &lt;a href=\&quot;http://darksouls3.wiki.fextralife.com/Estus+Shard\&quot;&gt;Estus Shard&lt;/a&gt; will be on the rafters (you may have done this already in the Firelink Shrine section)&quot;,&quot;tags&quot;:[&quot;Estus Shards&quot;]}," calcext:value-type="string">
            <text:p>{"text":"Head back to the Tower and get to the bridge that overlooks Firelink Shrine. Drop down onto the roof and move around the roof until you find some windows you can go through. An &lt;a href=\"http://darksouls3.wiki.fextralife.com/Estus+Shard\"&gt;Estus Shard&lt;/a&gt; will be on the rafters (you may have done this already in the Firelink Shrine section)","tags":["Estus Shards"]},</text:p>
          </table:table-cell>
        </table:table-row>
        <table:table-row table:style-name="ro1">
          <table:table-cell/>
          <table:table-cell office:value-type="string" calcext:value-type="string">
            <text:p><text:s text:c="12"/>&lt;li data-id="playthrough_5_48" class="f_gest f_arm"&gt;While on the roof, you can hear &lt;a href="http://darksouls3.wiki.fextralife.com/Pickle+Pee,+Pump-a-Rum+Crow"&gt;Pickle-Pee, Pump-a-Rum&lt;/a&gt; crow. Trading a &lt;a href="http://darksouls3.wiki.fextralife.com/Homeward+Bone"&gt;Homeward Bone&lt;/a&gt; will get you the Call Over gesture and the &lt;a href="http://darksouls3.wiki.fextralife.com/Iron+Bracelets"&gt;Iron Bracelets&lt;/a&gt; (you may have done this already in the Firelink Shrine section). For the other trade options see the &lt;a href="#" onclick="$('.nav.navbar-nav li a[href=\x22#tabMisc\x22]').click();"&gt;Misc&lt;/a&gt; page&lt;/li&gt;</text:p>
          </table:table-cell>
          <table:table-cell table:formula="of:=TRIM([.B241])" office:value-type="string" office:string-value="&lt;li data-id=&quot;playthrough_5_48&quot; class=&quot;f_gest f_arm&quot;&gt;While on the roof, you can hear &lt;a href=&quot;http://darksouls3.wiki.fextralife.com/Pickle+Pee,+Pump-a-Rum+Crow&quot;&gt;Pickle-Pee, Pump-a-Rum&lt;/a&gt; crow. Trading a &lt;a href=&quot;http://darksouls3.wiki.fextralife.com/Homeward+Bone&quot;&gt;Homeward Bone&lt;/a&gt; will get you the Call Over gesture and the &lt;a href=&quot;http://darksouls3.wiki.fextralife.com/Iron+Bracelets&quot;&gt;Iron Bracelets&lt;/a&gt; (you may have done this already in the Firelink Shrine section). For the other trade options see the &lt;a href=&quot;#&quot; onclick=&quot;$('.nav.navbar-nav li a[href=\x22#tabMisc\x22]').click();&quot;&gt;Misc&lt;/a&gt; page&lt;/li&gt;" calcext:value-type="string">
            <text:p>&lt;li data-id="playthrough_5_48" class="f_gest f_arm"&gt;While on the roof, you can hear &lt;a href="http://darksouls3.wiki.fextralife.com/Pickle+Pee,+Pump-a-Rum+Crow"&gt;Pickle-Pee, Pump-a-Rum&lt;/a&gt; crow. Trading a &lt;a href="http://darksouls3.wiki.fextralife.com/Homeward+Bone"&gt;Homeward Bone&lt;/a&gt; will get you the Call Over gesture and the &lt;a href="http://darksouls3.wiki.fextralife.com/Iron+Bracelets"&gt;Iron Bracelets&lt;/a&gt; (you may have done this already in the Firelink Shrine section). For the other trade options see the &lt;a href="#" onclick="$('.nav.navbar-nav li a[href=\x22#tabMisc\x22]').click();"&gt;Misc&lt;/a&gt; page&lt;/li&gt;</text:p>
          </table:table-cell>
          <table:table-cell table:formula="of:=FIND(&quot;&quot;&quot;&quot;;[.C241];15)" office:value-type="float" office:value="30" calcext:value-type="float">
            <text:p>30</text:p>
          </table:table-cell>
          <table:table-cell table:formula="of:=FIND(&quot;&quot;&quot;&quot;;[.C241];[.D241]+1)" office:value-type="float" office:value="38" calcext:value-type="float">
            <text:p>38</text:p>
          </table:table-cell>
          <table:table-cell table:formula="of:=FIND(&quot;&quot;&quot;&quot;;[.C241];[.E241]+1)" office:value-type="float" office:value="51" calcext:value-type="float">
            <text:p>51</text:p>
          </table:table-cell>
          <table:table-cell table:formula="of:=MID([.C241];[.E241]+1;[.F241]-[.E241]-1)" office:value-type="string" office:string-value="f_gest f_arm" calcext:value-type="string">
            <text:p>f_gest f_arm</text:p>
          </table:table-cell>
          <table:table-cell table:formula="of:=FIND(&quot; &quot;;[.$G241])" office:value-type="float" office:value="7" calcext:value-type="float">
            <text:p>7</text:p>
          </table:table-cell>
          <table:table-cell table:formula="of:=FIND(&quot; &quot;;[.G241];[.H241]+1)" office:value-type="string" office:string-value="" calcext:value-type="error">
            <text:p>#VALUE!</text:p>
          </table:table-cell>
          <table:table-cell table:formula="of:=FIND(&quot; &quot;;[.G241];[.I241]+1)" office:value-type="string" office:string-value="" calcext:value-type="error">
            <text:p>#VALUE!</text:p>
          </table:table-cell>
          <table:table-cell table:formula="of:=LEFT([.G241];IFERROR([.H241]-1;99))" office:value-type="string" office:string-value="f_gest" calcext:value-type="string">
            <text:p>f_gest</text:p>
          </table:table-cell>
          <table:table-cell table:formula="of:=IF(ISERROR([.H241]);&quot;&quot;;MID([.G241];[.H241]+1;IFERROR([.I241]-[.H241]-1;99)))" office:value-type="string" office:string-value="f_arm" calcext:value-type="string">
            <text:p>f_arm</text:p>
          </table:table-cell>
          <table:table-cell table:formula="of:=IF(ISERROR([.I241]);&quot;&quot;;MID([.G241];[.I241]+1;IFERROR([.J241]-[.I241]-1;99)))">
            <text:p/>
          </table:table-cell>
          <table:table-cell table:formula="of:=IFERROR(VLOOKUP([.K241];['tag lookup'.$A$1:.$B$1048576];2;0);&quot;&quot;)" office:value-type="string" office:string-value="Gestures" calcext:value-type="string">
            <text:p>Gestures</text:p>
          </table:table-cell>
          <table:table-cell table:formula="of:=IFERROR(VLOOKUP([.L241];['tag lookup'.$A$1:.$B$1048576];2;0);&quot;&quot;)" office:value-type="string" office:string-value="Armor" calcext:value-type="string">
            <text:p>Armor</text:p>
          </table:table-cell>
          <table:table-cell table:formula="of:=IFERROR(VLOOKUP([.M241];['tag lookup'.$A$1:.$B$1048576];2;0);&quot;&quot;)">
            <text:p/>
          </table:table-cell>
          <table:table-cell table:style-name="ce2" table:formula="of:=IF([.N241]=&quot;&quot;;&quot;&quot;;&quot;,&quot;&quot;tags&quot;&quot;:[&quot;&quot;&quot; &amp; [.N241] &amp; IF([.O241]=&quot;&quot;;&quot;&quot;&quot;]&quot;;&quot;&quot;&quot;,&quot;&quot;&quot; &amp; [.O241]&amp;IF([.P241]=&quot;&quot;;&quot;&quot;&quot;]&quot;;&quot;&quot;&quot;,&quot;&quot;&quot;&amp;[.P241]&amp;&quot;&quot;&quot;]&quot;)))" office:value-type="string" office:string-value=",&quot;tags&quot;:[&quot;Gestures&quot;,&quot;Armor&quot;]" calcext:value-type="string">
            <text:p>,"tags":["Gestures","Armor"]</text:p>
          </table:table-cell>
          <table:table-cell table:formula="of:=FIND(&quot;&gt;&quot;;[.B241])" office:value-type="float" office:value="64" calcext:value-type="float">
            <text:p>64</text:p>
          </table:table-cell>
          <table:table-cell table:formula="of:=MID([.B241];[.R241]+1;LEN([.B241])-[.R241]-5)" office:value-type="string" office:string-value="While on the roof, you can hear &lt;a href=&quot;http://darksouls3.wiki.fextralife.com/Pickle+Pee,+Pump-a-Rum+Crow&quot;&gt;Pickle-Pee, Pump-a-Rum&lt;/a&gt; crow. Trading a &lt;a href=&quot;http://darksouls3.wiki.fextralife.com/Homeward+Bone&quot;&gt;Homeward Bone&lt;/a&gt; will get you the Call Over gesture and the &lt;a href=&quot;http://darksouls3.wiki.fextralife.com/Iron+Bracelets&quot;&gt;Iron Bracelets&lt;/a&gt; (you may have done this already in the Firelink Shrine section). For the other trade options see the &lt;a href=&quot;#&quot; onclick=&quot;$('.nav.navbar-nav li a[href=\x22#tabMisc\x22]').click();&quot;&gt;Misc&lt;/a&gt; page" calcext:value-type="string">
            <text:p>While on the roof, you can hear &lt;a href="http://darksouls3.wiki.fextralife.com/Pickle+Pee,+Pump-a-Rum+Crow"&gt;Pickle-Pee, Pump-a-Rum&lt;/a&gt; crow. Trading a &lt;a href="http://darksouls3.wiki.fextralife.com/Homeward+Bone"&gt;Homeward Bone&lt;/a&gt; will get you the Call Over gesture and the &lt;a href="http://darksouls3.wiki.fextralife.com/Iron+Bracelets"&gt;Iron Bracelets&lt;/a&gt; (you may have done this already in the Firelink Shrine section). For the other trade options see the &lt;a href="#" onclick="$('.nav.navbar-nav li a[href=\x22#tabMisc\x22]').click();"&gt;Misc&lt;/a&gt; page</text:p>
          </table:table-cell>
          <table:table-cell table:formula="of:=&quot;{&quot;&quot;text&quot;&quot;:&quot;&quot;&quot;&amp;SUBSTITUTE([.S241];&quot;&quot;&quot;&quot;;&quot;\&quot;&quot;&quot;)&amp;&quot;&quot;&quot;&quot;&amp;[.Q241]&amp;&quot;},&quot;" office:value-type="string" office:string-value="{&quot;text&quot;:&quot;While on the roof, you can hear &lt;a href=\&quot;http://darksouls3.wiki.fextralife.com/Pickle+Pee,+Pump-a-Rum+Crow\&quot;&gt;Pickle-Pee, Pump-a-Rum&lt;/a&gt; crow. Trading a &lt;a href=\&quot;http://darksouls3.wiki.fextralife.com/Homeward+Bone\&quot;&gt;Homeward Bone&lt;/a&gt; will get you the Call Over gesture and the &lt;a href=\&quot;http://darksouls3.wiki.fextralife.com/Iron+Bracelets\&quot;&gt;Iron Bracelets&lt;/a&gt; (you may have done this already in the Firelink Shrine section). For the other trade options see the &lt;a href=\&quot;#\&quot; onclick=\&quot;$('.nav.navbar-nav li a[href=\x22#tabMisc\x22]').click();\&quot;&gt;Misc&lt;/a&gt; page&quot;,&quot;tags&quot;:[&quot;Gestures&quot;,&quot;Armor&quot;]}," calcext:value-type="string">
            <text:p>{"text":"While on the roof, you can hear &lt;a href=\"http://darksouls3.wiki.fextralife.com/Pickle+Pee,+Pump-a-Rum+Crow\"&gt;Pickle-Pee, Pump-a-Rum&lt;/a&gt; crow. Trading a &lt;a href=\"http://darksouls3.wiki.fextralife.com/Homeward+Bone\"&gt;Homeward Bone&lt;/a&gt; will get you the Call Over gesture and the &lt;a href=\"http://darksouls3.wiki.fextralife.com/Iron+Bracelets\"&gt;Iron Bracelets&lt;/a&gt; (you may have done this already in the Firelink Shrine section). For the other trade options see the &lt;a href=\"#\" onclick=\"$('.nav.navbar-nav li a[href=\x22#tabMisc\x22]').click();\"&gt;Misc&lt;/a&gt; page","tags":["Gestures","Armor"]},</text:p>
          </table:table-cell>
        </table:table-row>
        <table:table-row table:style-name="ro1">
          <table:table-cell/>
          <table:table-cell office:value-type="string" calcext:value-type="string">
            <text:p><text:s text:c="12"/>&lt;li data-id="playthrough_5_49" class="f_npc f_miss"&gt;With the Fire Keeper Soul, you can heal Dark Sigils that you have in order to completely get rid of your Hollowing Level. If you are following Yoel/Yuria's quest line, however, don't do this until the postgame or you'll end up angering Yoel/Yuria&lt;/li&gt;</text:p>
          </table:table-cell>
          <table:table-cell table:formula="of:=TRIM([.B242])" office:value-type="string" office:string-value="&lt;li data-id=&quot;playthrough_5_49&quot; class=&quot;f_npc f_miss&quot;&gt;With the Fire Keeper Soul, you can heal Dark Sigils that you have in order to completely get rid of your Hollowing Level. If you are following Yoel/Yuria's quest line, however, don't do this until the postgame or you'll end up angering Yoel/Yuria&lt;/li&gt;" calcext:value-type="string">
            <text:p>&lt;li data-id="playthrough_5_49" class="f_npc f_miss"&gt;With the Fire Keeper Soul, you can heal Dark Sigils that you have in order to completely get rid of your Hollowing Level. If you are following Yoel/Yuria's quest line, however, don't do this until the postgame or you'll end up angering Yoel/Yuria&lt;/li&gt;</text:p>
          </table:table-cell>
          <table:table-cell table:formula="of:=FIND(&quot;&quot;&quot;&quot;;[.C242];15)" office:value-type="float" office:value="30" calcext:value-type="float">
            <text:p>30</text:p>
          </table:table-cell>
          <table:table-cell table:formula="of:=FIND(&quot;&quot;&quot;&quot;;[.C242];[.D242]+1)" office:value-type="float" office:value="38" calcext:value-type="float">
            <text:p>38</text:p>
          </table:table-cell>
          <table:table-cell table:formula="of:=FIND(&quot;&quot;&quot;&quot;;[.C242];[.E242]+1)" office:value-type="float" office:value="51" calcext:value-type="float">
            <text:p>51</text:p>
          </table:table-cell>
          <table:table-cell table:formula="of:=MID([.C242];[.E242]+1;[.F242]-[.E242]-1)" office:value-type="string" office:string-value="f_npc f_miss" calcext:value-type="string">
            <text:p>f_npc f_miss</text:p>
          </table:table-cell>
          <table:table-cell table:formula="of:=FIND(&quot; &quot;;[.$G242])" office:value-type="float" office:value="6" calcext:value-type="float">
            <text:p>6</text:p>
          </table:table-cell>
          <table:table-cell table:formula="of:=FIND(&quot; &quot;;[.G242];[.H242]+1)" office:value-type="string" office:string-value="" calcext:value-type="error">
            <text:p>#VALUE!</text:p>
          </table:table-cell>
          <table:table-cell table:formula="of:=FIND(&quot; &quot;;[.G242];[.I242]+1)" office:value-type="string" office:string-value="" calcext:value-type="error">
            <text:p>#VALUE!</text:p>
          </table:table-cell>
          <table:table-cell table:formula="of:=LEFT([.G242];IFERROR([.H242]-1;99))" office:value-type="string" office:string-value="f_npc" calcext:value-type="string">
            <text:p>f_npc</text:p>
          </table:table-cell>
          <table:table-cell table:formula="of:=IF(ISERROR([.H242]);&quot;&quot;;MID([.G242];[.H242]+1;IFERROR([.I242]-[.H242]-1;99)))" office:value-type="string" office:string-value="f_miss" calcext:value-type="string">
            <text:p>f_miss</text:p>
          </table:table-cell>
          <table:table-cell table:formula="of:=IF(ISERROR([.I242]);&quot;&quot;;MID([.G242];[.I242]+1;IFERROR([.J242]-[.I242]-1;99)))">
            <text:p/>
          </table:table-cell>
          <table:table-cell table:formula="of:=IFERROR(VLOOKUP([.K242];['tag lookup'.$A$1:.$B$1048576];2;0);&quot;&quot;)">
            <text:p/>
          </table:table-cell>
          <table:table-cell table:formula="of:=IFERROR(VLOOKUP([.L242];['tag lookup'.$A$1:.$B$1048576];2;0);&quot;&quot;)" office:value-type="string" office:string-value="Missable" calcext:value-type="string">
            <text:p>Missable</text:p>
          </table:table-cell>
          <table:table-cell table:formula="of:=IFERROR(VLOOKUP([.M242];['tag lookup'.$A$1:.$B$1048576];2;0);&quot;&quot;)">
            <text:p/>
          </table:table-cell>
          <table:table-cell table:style-name="ce2" table:formula="of:=IF([.N242]=&quot;&quot;;&quot;&quot;;&quot;,&quot;&quot;tags&quot;&quot;:[&quot;&quot;&quot; &amp; [.N242] &amp; IF([.O242]=&quot;&quot;;&quot;&quot;&quot;]&quot;;&quot;&quot;&quot;,&quot;&quot;&quot; &amp; [.O242]&amp;IF([.P242]=&quot;&quot;;&quot;&quot;&quot;]&quot;;&quot;&quot;&quot;,&quot;&quot;&quot;&amp;[.P242]&amp;&quot;&quot;&quot;]&quot;)))">
            <text:p/>
          </table:table-cell>
          <table:table-cell table:formula="of:=FIND(&quot;&gt;&quot;;[.B242])" office:value-type="float" office:value="64" calcext:value-type="float">
            <text:p>64</text:p>
          </table:table-cell>
          <table:table-cell table:formula="of:=MID([.B242];[.R242]+1;LEN([.B242])-[.R242]-5)" office:value-type="string" office:string-value="With the Fire Keeper Soul, you can heal Dark Sigils that you have in order to completely get rid of your Hollowing Level. If you are following Yoel/Yuria's quest line, however, don't do this until the postgame or you'll end up angering Yoel/Yuria" calcext:value-type="string">
            <text:p>With the Fire Keeper Soul, you can heal Dark Sigils that you have in order to completely get rid of your Hollowing Level. If you are following Yoel/Yuria's quest line, however, don't do this until the postgame or you'll end up angering Yoel/Yuria</text:p>
          </table:table-cell>
          <table:table-cell table:formula="of:=&quot;{&quot;&quot;text&quot;&quot;:&quot;&quot;&quot;&amp;SUBSTITUTE([.S242];&quot;&quot;&quot;&quot;;&quot;\&quot;&quot;&quot;)&amp;&quot;&quot;&quot;&quot;&amp;[.Q242]&amp;&quot;},&quot;" office:value-type="string" office:string-value="{&quot;text&quot;:&quot;With the Fire Keeper Soul, you can heal Dark Sigils that you have in order to completely get rid of your Hollowing Level. If you are following Yoel/Yuria's quest line, however, don't do this until the postgame or you'll end up angering Yoel/Yuria&quot;}," calcext:value-type="string">
            <text:p>{"text":"With the Fire Keeper Soul, you can heal Dark Sigils that you have in order to completely get rid of your Hollowing Level. If you are following Yoel/Yuria's quest line, however, don't do this until the postgame or you'll end up angering Yoel/Yuria"},</text:p>
          </table:table-cell>
        </table:table-row>
        <table:table-row table:style-name="ro1">
          <table:table-cell/>
          <table:table-cell office:value-type="string" calcext:value-type="string">
            <text:p><text:s text:c="12"/>&lt;li data-id="playthrough_5_50" class="f_gest f_misc f_npc f_miss"&gt;Refresh Firelink Shrine and head to the upper right to find Patches now located there. He'll ask for forgiveness; refuse to receive the Prostration gesture and a &lt;a href="http://darksouls3.wiki.fextralife.com/Rusted+Gold+Coin"&gt;Rusted Gold Coin&lt;/a&gt;. You can then buy Siegward's Armor Set from him. Leaving Firelink Shrine and returning will allow Patches to be in his squatting position. Interact with him to receive the Patches Squat gesture&lt;/li&gt;</text:p>
          </table:table-cell>
          <table:table-cell table:formula="of:=TRIM([.B243])" office:value-type="string" office:string-value="&lt;li data-id=&quot;playthrough_5_50&quot; class=&quot;f_gest f_misc f_npc f_miss&quot;&gt;Refresh Firelink Shrine and head to the upper right to find Patches now located there. He'll ask for forgiveness; refuse to receive the Prostration gesture and a &lt;a href=&quot;http://darksouls3.wiki.fextralife.com/Rusted+Gold+Coin&quot;&gt;Rusted Gold Coin&lt;/a&gt;. You can then buy Siegward's Armor Set from him. Leaving Firelink Shrine and returning will allow Patches to be in his squatting position. Interact with him to receive the Patches Squat gesture&lt;/li&gt;" calcext:value-type="string">
            <text:p>&lt;li data-id="playthrough_5_50" class="f_gest f_misc f_npc f_miss"&gt;Refresh Firelink Shrine and head to the upper right to find Patches now located there. He'll ask for forgiveness; refuse to receive the Prostration gesture and a &lt;a href="http://darksouls3.wiki.fextralife.com/Rusted+Gold+Coin"&gt;Rusted Gold Coin&lt;/a&gt;. You can then buy Siegward's Armor Set from him. Leaving Firelink Shrine and returning will allow Patches to be in his squatting position. Interact with him to receive the Patches Squat gesture&lt;/li&gt;</text:p>
          </table:table-cell>
          <table:table-cell table:formula="of:=FIND(&quot;&quot;&quot;&quot;;[.C243];15)" office:value-type="float" office:value="30" calcext:value-type="float">
            <text:p>30</text:p>
          </table:table-cell>
          <table:table-cell table:formula="of:=FIND(&quot;&quot;&quot;&quot;;[.C243];[.D243]+1)" office:value-type="float" office:value="38" calcext:value-type="float">
            <text:p>38</text:p>
          </table:table-cell>
          <table:table-cell table:formula="of:=FIND(&quot;&quot;&quot;&quot;;[.C243];[.E243]+1)" office:value-type="float" office:value="65" calcext:value-type="float">
            <text:p>65</text:p>
          </table:table-cell>
          <table:table-cell table:formula="of:=MID([.C243];[.E243]+1;[.F243]-[.E243]-1)" office:value-type="string" office:string-value="f_gest f_misc f_npc f_miss" calcext:value-type="string">
            <text:p>f_gest f_misc f_npc f_miss</text:p>
          </table:table-cell>
          <table:table-cell table:formula="of:=FIND(&quot; &quot;;[.$G243])" office:value-type="float" office:value="7" calcext:value-type="float">
            <text:p>7</text:p>
          </table:table-cell>
          <table:table-cell table:formula="of:=FIND(&quot; &quot;;[.G243];[.H243]+1)" office:value-type="float" office:value="14" calcext:value-type="float">
            <text:p>14</text:p>
          </table:table-cell>
          <table:table-cell table:formula="of:=FIND(&quot; &quot;;[.G243];[.I243]+1)" office:value-type="float" office:value="20" calcext:value-type="float">
            <text:p>20</text:p>
          </table:table-cell>
          <table:table-cell table:formula="of:=LEFT([.G243];IFERROR([.H243]-1;99))" office:value-type="string" office:string-value="f_gest" calcext:value-type="string">
            <text:p>f_gest</text:p>
          </table:table-cell>
          <table:table-cell table:formula="of:=IF(ISERROR([.H243]);&quot;&quot;;MID([.G243];[.H243]+1;IFERROR([.I243]-[.H243]-1;99)))" office:value-type="string" office:string-value="f_misc" calcext:value-type="string">
            <text:p>f_misc</text:p>
          </table:table-cell>
          <table:table-cell table:formula="of:=IF(ISERROR([.I243]);&quot;&quot;;MID([.G243];[.I243]+1;IFERROR([.J243]-[.I243]-1;99)))" office:value-type="string" office:string-value="f_npc" calcext:value-type="string">
            <text:p>f_npc</text:p>
          </table:table-cell>
          <table:table-cell table:formula="of:=IFERROR(VLOOKUP([.K243];['tag lookup'.$A$1:.$B$1048576];2;0);&quot;&quot;)" office:value-type="string" office:string-value="Gestures" calcext:value-type="string">
            <text:p>Gestures</text:p>
          </table:table-cell>
          <table:table-cell table:formula="of:=IFERROR(VLOOKUP([.L243];['tag lookup'.$A$1:.$B$1048576];2;0);&quot;&quot;)" office:value-type="string" office:string-value="Misc. items" calcext:value-type="string">
            <text:p>Misc. items</text:p>
          </table:table-cell>
          <table:table-cell table:formula="of:=IFERROR(VLOOKUP([.M243];['tag lookup'.$A$1:.$B$1048576];2;0);&quot;&quot;)">
            <text:p/>
          </table:table-cell>
          <table:table-cell table:style-name="ce2" table:formula="of:=IF([.N243]=&quot;&quot;;&quot;&quot;;&quot;,&quot;&quot;tags&quot;&quot;:[&quot;&quot;&quot; &amp; [.N243] &amp; IF([.O243]=&quot;&quot;;&quot;&quot;&quot;]&quot;;&quot;&quot;&quot;,&quot;&quot;&quot; &amp; [.O243]&amp;IF([.P243]=&quot;&quot;;&quot;&quot;&quot;]&quot;;&quot;&quot;&quot;,&quot;&quot;&quot;&amp;[.P243]&amp;&quot;&quot;&quot;]&quot;)))" office:value-type="string" office:string-value=",&quot;tags&quot;:[&quot;Gestures&quot;,&quot;Misc. items&quot;]" calcext:value-type="string">
            <text:p>,"tags":["Gestures","Misc. items"]</text:p>
          </table:table-cell>
          <table:table-cell table:formula="of:=FIND(&quot;&gt;&quot;;[.B243])" office:value-type="float" office:value="78" calcext:value-type="float">
            <text:p>78</text:p>
          </table:table-cell>
          <table:table-cell table:formula="of:=MID([.B243];[.R243]+1;LEN([.B243])-[.R243]-5)" office:value-type="string" office:string-value="Refresh Firelink Shrine and head to the upper right to find Patches now located there. He'll ask for forgiveness; refuse to receive the Prostration gesture and a &lt;a href=&quot;http://darksouls3.wiki.fextralife.com/Rusted+Gold+Coin&quot;&gt;Rusted Gold Coin&lt;/a&gt;. You can then buy Siegward's Armor Set from him. Leaving Firelink Shrine and returning will allow Patches to be in his squatting position. Interact with him to receive the Patches Squat gesture" calcext:value-type="string">
            <text:p>Refresh Firelink Shrine and head to the upper right to find Patches now located there. He'll ask for forgiveness; refuse to receive the Prostration gesture and a &lt;a href="http://darksouls3.wiki.fextralife.com/Rusted+Gold+Coin"&gt;Rusted Gold Coin&lt;/a&gt;. You can then buy Siegward's Armor Set from him. Leaving Firelink Shrine and returning will allow Patches to be in his squatting position. Interact with him to receive the Patches Squat gesture</text:p>
          </table:table-cell>
          <table:table-cell table:formula="of:=&quot;{&quot;&quot;text&quot;&quot;:&quot;&quot;&quot;&amp;SUBSTITUTE([.S243];&quot;&quot;&quot;&quot;;&quot;\&quot;&quot;&quot;)&amp;&quot;&quot;&quot;&quot;&amp;[.Q243]&amp;&quot;},&quot;" office:value-type="string" office:string-value="{&quot;text&quot;:&quot;Refresh Firelink Shrine and head to the upper right to find Patches now located there. He'll ask for forgiveness; refuse to receive the Prostration gesture and a &lt;a href=\&quot;http://darksouls3.wiki.fextralife.com/Rusted+Gold+Coin\&quot;&gt;Rusted Gold Coin&lt;/a&gt;. You can then buy Siegward's Armor Set from him. Leaving Firelink Shrine and returning will allow Patches to be in his squatting position. Interact with him to receive the Patches Squat gesture&quot;,&quot;tags&quot;:[&quot;Gestures&quot;,&quot;Misc. items&quot;]}," calcext:value-type="string">
            <text:p>{"text":"Refresh Firelink Shrine and head to the upper right to find Patches now located there. He'll ask for forgiveness; refuse to receive the Prostration gesture and a &lt;a href=\"http://darksouls3.wiki.fextralife.com/Rusted+Gold+Coin\"&gt;Rusted Gold Coin&lt;/a&gt;. You can then buy Siegward's Armor Set from him. Leaving Firelink Shrine and returning will allow Patches to be in his squatting position. Interact with him to receive the Patches Squat gesture","tags":["Gestures","Misc. items"]},</text:p>
          </table:table-cell>
        </table:table-row>
        <table:table-row table:style-name="ro1">
          <table:table-cell/>
          <table:table-cell office:value-type="string" calcext:value-type="string">
            <text:p><text:s text:c="12"/>&lt;li data-id="playthrough_5_51" class="f_npc f_miss"&gt;If you can't buy Siegward's Armor Set yet, head to the Cleansing Chapel and check the well at the entrance, where Siegward should trapped. After speaking to him, return to whatever location Patches is at for you and buy the armor&lt;/li&gt;</text:p>
          </table:table-cell>
          <table:table-cell table:formula="of:=TRIM([.B244])" office:value-type="string" office:string-value="&lt;li data-id=&quot;playthrough_5_51&quot; class=&quot;f_npc f_miss&quot;&gt;If you can't buy Siegward's Armor Set yet, head to the Cleansing Chapel and check the well at the entrance, where Siegward should trapped. After speaking to him, return to whatever location Patches is at for you and buy the armor&lt;/li&gt;" calcext:value-type="string">
            <text:p>&lt;li data-id="playthrough_5_51" class="f_npc f_miss"&gt;If you can't buy Siegward's Armor Set yet, head to the Cleansing Chapel and check the well at the entrance, where Siegward should trapped. After speaking to him, return to whatever location Patches is at for you and buy the armor&lt;/li&gt;</text:p>
          </table:table-cell>
          <table:table-cell table:formula="of:=FIND(&quot;&quot;&quot;&quot;;[.C244];15)" office:value-type="float" office:value="30" calcext:value-type="float">
            <text:p>30</text:p>
          </table:table-cell>
          <table:table-cell table:formula="of:=FIND(&quot;&quot;&quot;&quot;;[.C244];[.D244]+1)" office:value-type="float" office:value="38" calcext:value-type="float">
            <text:p>38</text:p>
          </table:table-cell>
          <table:table-cell table:formula="of:=FIND(&quot;&quot;&quot;&quot;;[.C244];[.E244]+1)" office:value-type="float" office:value="51" calcext:value-type="float">
            <text:p>51</text:p>
          </table:table-cell>
          <table:table-cell table:formula="of:=MID([.C244];[.E244]+1;[.F244]-[.E244]-1)" office:value-type="string" office:string-value="f_npc f_miss" calcext:value-type="string">
            <text:p>f_npc f_miss</text:p>
          </table:table-cell>
          <table:table-cell table:formula="of:=FIND(&quot; &quot;;[.$G244])" office:value-type="float" office:value="6" calcext:value-type="float">
            <text:p>6</text:p>
          </table:table-cell>
          <table:table-cell table:formula="of:=FIND(&quot; &quot;;[.G244];[.H244]+1)" office:value-type="string" office:string-value="" calcext:value-type="error">
            <text:p>#VALUE!</text:p>
          </table:table-cell>
          <table:table-cell table:formula="of:=FIND(&quot; &quot;;[.G244];[.I244]+1)" office:value-type="string" office:string-value="" calcext:value-type="error">
            <text:p>#VALUE!</text:p>
          </table:table-cell>
          <table:table-cell table:formula="of:=LEFT([.G244];IFERROR([.H244]-1;99))" office:value-type="string" office:string-value="f_npc" calcext:value-type="string">
            <text:p>f_npc</text:p>
          </table:table-cell>
          <table:table-cell table:formula="of:=IF(ISERROR([.H244]);&quot;&quot;;MID([.G244];[.H244]+1;IFERROR([.I244]-[.H244]-1;99)))" office:value-type="string" office:string-value="f_miss" calcext:value-type="string">
            <text:p>f_miss</text:p>
          </table:table-cell>
          <table:table-cell table:formula="of:=IF(ISERROR([.I244]);&quot;&quot;;MID([.G244];[.I244]+1;IFERROR([.J244]-[.I244]-1;99)))">
            <text:p/>
          </table:table-cell>
          <table:table-cell table:formula="of:=IFERROR(VLOOKUP([.K244];['tag lookup'.$A$1:.$B$1048576];2;0);&quot;&quot;)">
            <text:p/>
          </table:table-cell>
          <table:table-cell table:formula="of:=IFERROR(VLOOKUP([.L244];['tag lookup'.$A$1:.$B$1048576];2;0);&quot;&quot;)" office:value-type="string" office:string-value="Missable" calcext:value-type="string">
            <text:p>Missable</text:p>
          </table:table-cell>
          <table:table-cell table:formula="of:=IFERROR(VLOOKUP([.M244];['tag lookup'.$A$1:.$B$1048576];2;0);&quot;&quot;)">
            <text:p/>
          </table:table-cell>
          <table:table-cell table:style-name="ce2" table:formula="of:=IF([.N244]=&quot;&quot;;&quot;&quot;;&quot;,&quot;&quot;tags&quot;&quot;:[&quot;&quot;&quot; &amp; [.N244] &amp; IF([.O244]=&quot;&quot;;&quot;&quot;&quot;]&quot;;&quot;&quot;&quot;,&quot;&quot;&quot; &amp; [.O244]&amp;IF([.P244]=&quot;&quot;;&quot;&quot;&quot;]&quot;;&quot;&quot;&quot;,&quot;&quot;&quot;&amp;[.P244]&amp;&quot;&quot;&quot;]&quot;)))">
            <text:p/>
          </table:table-cell>
          <table:table-cell table:formula="of:=FIND(&quot;&gt;&quot;;[.B244])" office:value-type="float" office:value="64" calcext:value-type="float">
            <text:p>64</text:p>
          </table:table-cell>
          <table:table-cell table:formula="of:=MID([.B244];[.R244]+1;LEN([.B244])-[.R244]-5)" office:value-type="string" office:string-value="If you can't buy Siegward's Armor Set yet, head to the Cleansing Chapel and check the well at the entrance, where Siegward should trapped. After speaking to him, return to whatever location Patches is at for you and buy the armor" calcext:value-type="string">
            <text:p>If you can't buy Siegward's Armor Set yet, head to the Cleansing Chapel and check the well at the entrance, where Siegward should trapped. After speaking to him, return to whatever location Patches is at for you and buy the armor</text:p>
          </table:table-cell>
          <table:table-cell table:formula="of:=&quot;{&quot;&quot;text&quot;&quot;:&quot;&quot;&quot;&amp;SUBSTITUTE([.S244];&quot;&quot;&quot;&quot;;&quot;\&quot;&quot;&quot;)&amp;&quot;&quot;&quot;&quot;&amp;[.Q244]&amp;&quot;},&quot;" office:value-type="string" office:string-value="{&quot;text&quot;:&quot;If you can't buy Siegward's Armor Set yet, head to the Cleansing Chapel and check the well at the entrance, where Siegward should trapped. After speaking to him, return to whatever location Patches is at for you and buy the armor&quot;}," calcext:value-type="string">
            <text:p>{"text":"If you can't buy Siegward's Armor Set yet, head to the Cleansing Chapel and check the well at the entrance, where Siegward should trapped. After speaking to him, return to whatever location Patches is at for you and buy the armor"},</text:p>
          </table:table-cell>
        </table:table-row>
        <table:table-row table:style-name="ro1">
          <table:table-cell/>
          <table:table-cell office:value-type="string" calcext:value-type="string">
            <text:p><text:s text:c="12"/>&lt;li data-id="playthrough_5_52" class="f_gest f_npc f_miss"&gt;Return to the well Siegward is in and throw his armor down to him to receive the Rejoice gesture&lt;/li&gt;</text:p>
          </table:table-cell>
          <table:table-cell table:formula="of:=TRIM([.B245])" office:value-type="string" office:string-value="&lt;li data-id=&quot;playthrough_5_52&quot; class=&quot;f_gest f_npc f_miss&quot;&gt;Return to the well Siegward is in and throw his armor down to him to receive the Rejoice gesture&lt;/li&gt;" calcext:value-type="string">
            <text:p>&lt;li data-id="playthrough_5_52" class="f_gest f_npc f_miss"&gt;Return to the well Siegward is in and throw his armor down to him to receive the Rejoice gesture&lt;/li&gt;</text:p>
          </table:table-cell>
          <table:table-cell table:formula="of:=FIND(&quot;&quot;&quot;&quot;;[.C245];15)" office:value-type="float" office:value="30" calcext:value-type="float">
            <text:p>30</text:p>
          </table:table-cell>
          <table:table-cell table:formula="of:=FIND(&quot;&quot;&quot;&quot;;[.C245];[.D245]+1)" office:value-type="float" office:value="38" calcext:value-type="float">
            <text:p>38</text:p>
          </table:table-cell>
          <table:table-cell table:formula="of:=FIND(&quot;&quot;&quot;&quot;;[.C245];[.E245]+1)" office:value-type="float" office:value="58" calcext:value-type="float">
            <text:p>58</text:p>
          </table:table-cell>
          <table:table-cell table:formula="of:=MID([.C245];[.E245]+1;[.F245]-[.E245]-1)" office:value-type="string" office:string-value="f_gest f_npc f_miss" calcext:value-type="string">
            <text:p>f_gest f_npc f_miss</text:p>
          </table:table-cell>
          <table:table-cell table:formula="of:=FIND(&quot; &quot;;[.$G245])" office:value-type="float" office:value="7" calcext:value-type="float">
            <text:p>7</text:p>
          </table:table-cell>
          <table:table-cell table:formula="of:=FIND(&quot; &quot;;[.G245];[.H245]+1)" office:value-type="float" office:value="13" calcext:value-type="float">
            <text:p>13</text:p>
          </table:table-cell>
          <table:table-cell table:formula="of:=FIND(&quot; &quot;;[.G245];[.I245]+1)" office:value-type="string" office:string-value="" calcext:value-type="error">
            <text:p>#VALUE!</text:p>
          </table:table-cell>
          <table:table-cell table:formula="of:=LEFT([.G245];IFERROR([.H245]-1;99))" office:value-type="string" office:string-value="f_gest" calcext:value-type="string">
            <text:p>f_gest</text:p>
          </table:table-cell>
          <table:table-cell table:formula="of:=IF(ISERROR([.H245]);&quot;&quot;;MID([.G245];[.H245]+1;IFERROR([.I245]-[.H245]-1;99)))" office:value-type="string" office:string-value="f_npc" calcext:value-type="string">
            <text:p>f_npc</text:p>
          </table:table-cell>
          <table:table-cell table:formula="of:=IF(ISERROR([.I245]);&quot;&quot;;MID([.G245];[.I245]+1;IFERROR([.J245]-[.I245]-1;99)))" office:value-type="string" office:string-value="f_miss" calcext:value-type="string">
            <text:p>f_miss</text:p>
          </table:table-cell>
          <table:table-cell table:formula="of:=IFERROR(VLOOKUP([.K245];['tag lookup'.$A$1:.$B$1048576];2;0);&quot;&quot;)" office:value-type="string" office:string-value="Gestures" calcext:value-type="string">
            <text:p>Gestures</text:p>
          </table:table-cell>
          <table:table-cell table:formula="of:=IFERROR(VLOOKUP([.L245];['tag lookup'.$A$1:.$B$1048576];2;0);&quot;&quot;)">
            <text:p/>
          </table:table-cell>
          <table:table-cell table:formula="of:=IFERROR(VLOOKUP([.M245];['tag lookup'.$A$1:.$B$1048576];2;0);&quot;&quot;)" office:value-type="string" office:string-value="Missable" calcext:value-type="string">
            <text:p>Missable</text:p>
          </table:table-cell>
          <table:table-cell table:style-name="ce2" table:formula="of:=IF([.N245]=&quot;&quot;;&quot;&quot;;&quot;,&quot;&quot;tags&quot;&quot;:[&quot;&quot;&quot; &amp; [.N245] &amp; IF([.O245]=&quot;&quot;;&quot;&quot;&quot;]&quot;;&quot;&quot;&quot;,&quot;&quot;&quot; &amp; [.O245]&amp;IF([.P245]=&quot;&quot;;&quot;&quot;&quot;]&quot;;&quot;&quot;&quot;,&quot;&quot;&quot;&amp;[.P245]&amp;&quot;&quot;&quot;]&quot;)))" office:value-type="string" office:string-value=",&quot;tags&quot;:[&quot;Gestures&quot;]" calcext:value-type="string">
            <text:p>,"tags":["Gestures"]</text:p>
          </table:table-cell>
          <table:table-cell table:formula="of:=FIND(&quot;&gt;&quot;;[.B245])" office:value-type="float" office:value="71" calcext:value-type="float">
            <text:p>71</text:p>
          </table:table-cell>
          <table:table-cell table:formula="of:=MID([.B245];[.R245]+1;LEN([.B245])-[.R245]-5)" office:value-type="string" office:string-value="Return to the well Siegward is in and throw his armor down to him to receive the Rejoice gesture" calcext:value-type="string">
            <text:p>Return to the well Siegward is in and throw his armor down to him to receive the Rejoice gesture</text:p>
          </table:table-cell>
          <table:table-cell table:formula="of:=&quot;{&quot;&quot;text&quot;&quot;:&quot;&quot;&quot;&amp;SUBSTITUTE([.S245];&quot;&quot;&quot;&quot;;&quot;\&quot;&quot;&quot;)&amp;&quot;&quot;&quot;&quot;&amp;[.Q245]&amp;&quot;},&quot;" office:value-type="string" office:string-value="{&quot;text&quot;:&quot;Return to the well Siegward is in and throw his armor down to him to receive the Rejoice gesture&quot;,&quot;tags&quot;:[&quot;Gestures&quot;]}," calcext:value-type="string">
            <text:p>{"text":"Return to the well Siegward is in and throw his armor down to him to receive the Rejoice gesture","tags":["Gestures"]},</text:p>
          </table:table-cell>
        </table:table-row>
        <table:table-row table:style-name="ro1">
          <table:table-cell/>
          <table:table-cell office:value-type="string" calcext:value-type="string">
            <text:p><text:s text:c="12"/>&lt;li data-id="playthrough_5_53" class="f_boss f_misc f_miss"&gt;Head back up the steps past where you defeated the second giant. Turn right at the giant shrine. If you are embered, you can summon &lt;a href="http://darksouls3.wiki.fextralife.com/Anri+of+Astora"&gt;Anri of Astora&lt;/a&gt; and &lt;a href="http://darksouls3.wiki.fextralife.com/Horace+the+Hushed"&gt;Horace the Hushed&lt;/a&gt; (both behind the shrine) as well as &lt;a href="http://darksouls3.wiki.fextralife.com/Sirris+of+the+Sunless+Realms"&gt;Sirris of the Sunless Realms&lt;/a&gt; (before the fog door). Defeat the &lt;a href="http://darksouls3.wiki.fextralife.com/Deacons+of+the+Deep"&gt;Deacons of the Deep&lt;/a&gt; and you'll receive &lt;a href="http://darksouls3.wiki.fextralife.com/small+doll"&gt;Small Doll&lt;/a&gt;&lt;span class="p"&gt; + &lt;/span&gt;&lt;a href="http://darksouls3.wiki.fextralife.com/Soul+of+the+Deacons+of+the+Deep"&gt;Soul of the Deacons of the Deep&lt;/a&gt;&lt;/li&gt;</text:p>
          </table:table-cell>
          <table:table-cell table:formula="of:=TRIM([.B246])" office:value-type="string" office:string-value="&lt;li data-id=&quot;playthrough_5_53&quot; class=&quot;f_boss f_misc f_miss&quot;&gt;Head back up the steps past where you defeated the second giant. Turn right at the giant shrine. If you are embered, you can summon &lt;a href=&quot;http://darksouls3.wiki.fextralife.com/Anri+of+Astora&quot;&gt;Anri of Astora&lt;/a&gt; and &lt;a href=&quot;http://darksouls3.wiki.fextralife.com/Horace+the+Hushed&quot;&gt;Horace the Hushed&lt;/a&gt; (both behind the shrine) as well as &lt;a href=&quot;http://darksouls3.wiki.fextralife.com/Sirris+of+the+Sunless+Realms&quot;&gt;Sirris of the Sunless Realms&lt;/a&gt; (before the fog door). Defeat the &lt;a href=&quot;http://darksouls3.wiki.fextralife.com/Deacons+of+the+Deep&quot;&gt;Deacons of the Deep&lt;/a&gt; and you'll receive &lt;a href=&quot;http://darksouls3.wiki.fextralife.com/small+doll&quot;&gt;Small Doll&lt;/a&gt;&lt;span class=&quot;p&quot;&gt; + &lt;/span&gt;&lt;a href=&quot;http://darksouls3.wiki.fextralife.com/Soul+of+the+Deacons+of+the+Deep&quot;&gt;Soul of the Deacons of the Deep&lt;/a&gt;&lt;/li&gt;" calcext:value-type="string">
            <text:p>&lt;li data-id="playthrough_5_53" class="f_boss f_misc f_miss"&gt;Head back up the steps past where you defeated the second giant. Turn right at the giant shrine. If you are embered, you can summon &lt;a href="http://darksouls3.wiki.fextralife.com/Anri+of+Astora"&gt;Anri of Astora&lt;/a&gt; and &lt;a href="http://darksouls3.wiki.fextralife.com/Horace+the+Hushed"&gt;Horace the Hushed&lt;/a&gt; (both behind the shrine) as well as &lt;a href="http://darksouls3.wiki.fextralife.com/Sirris+of+the+Sunless+Realms"&gt;Sirris of the Sunless Realms&lt;/a&gt; (before the fog door). Defeat the &lt;a href="http://darksouls3.wiki.fextralife.com/Deacons+of+the+Deep"&gt;Deacons of the Deep&lt;/a&gt; and you'll receive &lt;a href="http://darksouls3.wiki.fextralife.com/small+doll"&gt;Small Doll&lt;/a&gt;&lt;span class="p"&gt; + &lt;/span&gt;&lt;a href="http://darksouls3.wiki.fextralife.com/Soul+of+the+Deacons+of+the+Deep"&gt;Soul of the Deacons of the Deep&lt;/a&gt;&lt;/li&gt;</text:p>
          </table:table-cell>
          <table:table-cell table:formula="of:=FIND(&quot;&quot;&quot;&quot;;[.C246];15)" office:value-type="float" office:value="30" calcext:value-type="float">
            <text:p>30</text:p>
          </table:table-cell>
          <table:table-cell table:formula="of:=FIND(&quot;&quot;&quot;&quot;;[.C246];[.D246]+1)" office:value-type="float" office:value="38" calcext:value-type="float">
            <text:p>38</text:p>
          </table:table-cell>
          <table:table-cell table:formula="of:=FIND(&quot;&quot;&quot;&quot;;[.C246];[.E246]+1)" office:value-type="float" office:value="59" calcext:value-type="float">
            <text:p>59</text:p>
          </table:table-cell>
          <table:table-cell table:formula="of:=MID([.C246];[.E246]+1;[.F246]-[.E246]-1)" office:value-type="string" office:string-value="f_boss f_misc f_miss" calcext:value-type="string">
            <text:p>f_boss f_misc f_miss</text:p>
          </table:table-cell>
          <table:table-cell table:formula="of:=FIND(&quot; &quot;;[.$G246])" office:value-type="float" office:value="7" calcext:value-type="float">
            <text:p>7</text:p>
          </table:table-cell>
          <table:table-cell table:formula="of:=FIND(&quot; &quot;;[.G246];[.H246]+1)" office:value-type="float" office:value="14" calcext:value-type="float">
            <text:p>14</text:p>
          </table:table-cell>
          <table:table-cell table:formula="of:=FIND(&quot; &quot;;[.G246];[.I246]+1)" office:value-type="string" office:string-value="" calcext:value-type="error">
            <text:p>#VALUE!</text:p>
          </table:table-cell>
          <table:table-cell table:formula="of:=LEFT([.G246];IFERROR([.H246]-1;99))" office:value-type="string" office:string-value="f_boss" calcext:value-type="string">
            <text:p>f_boss</text:p>
          </table:table-cell>
          <table:table-cell table:formula="of:=IF(ISERROR([.H246]);&quot;&quot;;MID([.G246];[.H246]+1;IFERROR([.I246]-[.H246]-1;99)))" office:value-type="string" office:string-value="f_misc" calcext:value-type="string">
            <text:p>f_misc</text:p>
          </table:table-cell>
          <table:table-cell table:formula="of:=IF(ISERROR([.I246]);&quot;&quot;;MID([.G246];[.I246]+1;IFERROR([.J246]-[.I246]-1;99)))" office:value-type="string" office:string-value="f_miss" calcext:value-type="string">
            <text:p>f_miss</text:p>
          </table:table-cell>
          <table:table-cell table:formula="of:=IFERROR(VLOOKUP([.K246];['tag lookup'.$A$1:.$B$1048576];2;0);&quot;&quot;)" office:value-type="string" office:string-value="Bosses" calcext:value-type="string">
            <text:p>Bosses</text:p>
          </table:table-cell>
          <table:table-cell table:formula="of:=IFERROR(VLOOKUP([.L246];['tag lookup'.$A$1:.$B$1048576];2;0);&quot;&quot;)" office:value-type="string" office:string-value="Misc. items" calcext:value-type="string">
            <text:p>Misc. items</text:p>
          </table:table-cell>
          <table:table-cell table:formula="of:=IFERROR(VLOOKUP([.M246];['tag lookup'.$A$1:.$B$1048576];2;0);&quot;&quot;)" office:value-type="string" office:string-value="Missable" calcext:value-type="string">
            <text:p>Missable</text:p>
          </table:table-cell>
          <table:table-cell table:style-name="ce2" table:formula="of:=IF([.N246]=&quot;&quot;;&quot;&quot;;&quot;,&quot;&quot;tags&quot;&quot;:[&quot;&quot;&quot; &amp; [.N246] &amp; IF([.O246]=&quot;&quot;;&quot;&quot;&quot;]&quot;;&quot;&quot;&quot;,&quot;&quot;&quot; &amp; [.O246]&amp;IF([.P246]=&quot;&quot;;&quot;&quot;&quot;]&quot;;&quot;&quot;&quot;,&quot;&quot;&quot;&amp;[.P246]&amp;&quot;&quot;&quot;]&quot;)))" office:value-type="string" office:string-value=",&quot;tags&quot;:[&quot;Bosses&quot;,&quot;Misc. items&quot;,&quot;Missable&quot;]" calcext:value-type="string">
            <text:p>,"tags":["Bosses","Misc. items","Missable"]</text:p>
          </table:table-cell>
          <table:table-cell table:formula="of:=FIND(&quot;&gt;&quot;;[.B246])" office:value-type="float" office:value="72" calcext:value-type="float">
            <text:p>72</text:p>
          </table:table-cell>
          <table:table-cell table:formula="of:=MID([.B246];[.R246]+1;LEN([.B246])-[.R246]-5)" office:value-type="string" office:string-value="Head back up the steps past where you defeated the second giant. Turn right at the giant shrine. If you are embered, you can summon &lt;a href=&quot;http://darksouls3.wiki.fextralife.com/Anri+of+Astora&quot;&gt;Anri of Astora&lt;/a&gt; and &lt;a href=&quot;http://darksouls3.wiki.fextralife.com/Horace+the+Hushed&quot;&gt;Horace the Hushed&lt;/a&gt; (both behind the shrine) as well as &lt;a href=&quot;http://darksouls3.wiki.fextralife.com/Sirris+of+the+Sunless+Realms&quot;&gt;Sirris of the Sunless Realms&lt;/a&gt; (before the fog door). Defeat the &lt;a href=&quot;http://darksouls3.wiki.fextralife.com/Deacons+of+the+Deep&quot;&gt;Deacons of the Deep&lt;/a&gt; and you'll receive &lt;a href=&quot;http://darksouls3.wiki.fextralife.com/small+doll&quot;&gt;Small Doll&lt;/a&gt;&lt;span class=&quot;p&quot;&gt; + &lt;/span&gt;&lt;a href=&quot;http://darksouls3.wiki.fextralife.com/Soul+of+the+Deacons+of+the+Deep&quot;&gt;Soul of the Deacons of the Deep&lt;/a&gt;" calcext:value-type="string">
            <text:p>Head back up the steps past where you defeated the second giant. Turn right at the giant shrine. If you are embered, you can summon &lt;a href="http://darksouls3.wiki.fextralife.com/Anri+of+Astora"&gt;Anri of Astora&lt;/a&gt; and &lt;a href="http://darksouls3.wiki.fextralife.com/Horace+the+Hushed"&gt;Horace the Hushed&lt;/a&gt; (both behind the shrine) as well as &lt;a href="http://darksouls3.wiki.fextralife.com/Sirris+of+the+Sunless+Realms"&gt;Sirris of the Sunless Realms&lt;/a&gt; (before the fog door). Defeat the &lt;a href="http://darksouls3.wiki.fextralife.com/Deacons+of+the+Deep"&gt;Deacons of the Deep&lt;/a&gt; and you'll receive &lt;a href="http://darksouls3.wiki.fextralife.com/small+doll"&gt;Small Doll&lt;/a&gt;&lt;span class="p"&gt; + &lt;/span&gt;&lt;a href="http://darksouls3.wiki.fextralife.com/Soul+of+the+Deacons+of+the+Deep"&gt;Soul of the Deacons of the Deep&lt;/a&gt;</text:p>
          </table:table-cell>
          <table:table-cell table:formula="of:=&quot;{&quot;&quot;text&quot;&quot;:&quot;&quot;&quot;&amp;SUBSTITUTE([.S246];&quot;&quot;&quot;&quot;;&quot;\&quot;&quot;&quot;)&amp;&quot;&quot;&quot;&quot;&amp;[.Q246]&amp;&quot;},&quot;" office:value-type="string" office:string-value="{&quot;text&quot;:&quot;Head back up the steps past where you defeated the second giant. Turn right at the giant shrine. If you are embered, you can summon &lt;a href=\&quot;http://darksouls3.wiki.fextralife.com/Anri+of+Astora\&quot;&gt;Anri of Astora&lt;/a&gt; and &lt;a href=\&quot;http://darksouls3.wiki.fextralife.com/Horace+the+Hushed\&quot;&gt;Horace the Hushed&lt;/a&gt; (both behind the shrine) as well as &lt;a href=\&quot;http://darksouls3.wiki.fextralife.com/Sirris+of+the+Sunless+Realms\&quot;&gt;Sirris of the Sunless Realms&lt;/a&gt; (before the fog door). Defeat the &lt;a href=\&quot;http://darksouls3.wiki.fextralife.com/Deacons+of+the+Deep\&quot;&gt;Deacons of the Deep&lt;/a&gt; and you'll receive &lt;a href=\&quot;http://darksouls3.wiki.fextralife.com/small+doll\&quot;&gt;Small Doll&lt;/a&gt;&lt;span class=\&quot;p\&quot;&gt; + &lt;/span&gt;&lt;a href=\&quot;http://darksouls3.wiki.fextralife.com/Soul+of+the+Deacons+of+the+Deep\&quot;&gt;Soul of the Deacons of the Deep&lt;/a&gt;&quot;,&quot;tags&quot;:[&quot;Bosses&quot;,&quot;Misc. items&quot;,&quot;Missable&quot;]}," calcext:value-type="string">
            <text:p>{"text":"Head back up the steps past where you defeated the second giant. Turn right at the giant shrine. If you are embered, you can summon &lt;a href=\"http://darksouls3.wiki.fextralife.com/Anri+of+Astora\"&gt;Anri of Astora&lt;/a&gt; and &lt;a href=\"http://darksouls3.wiki.fextralife.com/Horace+the+Hushed\"&gt;Horace the Hushed&lt;/a&gt; (both behind the shrine) as well as &lt;a href=\"http://darksouls3.wiki.fextralife.com/Sirris+of+the+Sunless+Realms\"&gt;Sirris of the Sunless Realms&lt;/a&gt; (before the fog door). Defeat the &lt;a href=\"http://darksouls3.wiki.fextralife.com/Deacons+of+the+Deep\"&gt;Deacons of the Deep&lt;/a&gt; and you'll receive &lt;a href=\"http://darksouls3.wiki.fextralife.com/small+doll\"&gt;Small Doll&lt;/a&gt;&lt;span class=\"p\"&gt; + &lt;/span&gt;&lt;a href=\"http://darksouls3.wiki.fextralife.com/Soul+of+the+Deacons+of+the+Deep\"&gt;Soul of the Deacons of the Deep&lt;/a&gt;","tags":["Bosses","Misc. items","Missable"]},</text:p>
          </table:table-cell>
        </table:table-row>
        <table:table-row table:style-name="ro1">
          <table:table-cell/>
          <table:table-cell office:value-type="string" calcext:value-type="string">
            <text:p><text:s text:c="12"/>&lt;li data-id="playthrough_5_54" class="f_arm"&gt;Rest at the bonfire so you can pick up the &lt;a href="http://darksouls3.wiki.fextralife.com/Archdeacon+Set"&gt;Archdeacon Set&lt;/a&gt; near the altar&lt;/li&gt;</text:p>
          </table:table-cell>
          <table:table-cell table:formula="of:=TRIM([.B247])" office:value-type="string" office:string-value="&lt;li data-id=&quot;playthrough_5_54&quot; class=&quot;f_arm&quot;&gt;Rest at the bonfire so you can pick up the &lt;a href=&quot;http://darksouls3.wiki.fextralife.com/Archdeacon+Set&quot;&gt;Archdeacon Set&lt;/a&gt; near the altar&lt;/li&gt;" calcext:value-type="string">
            <text:p>&lt;li data-id="playthrough_5_54" class="f_arm"&gt;Rest at the bonfire so you can pick up the &lt;a href="http://darksouls3.wiki.fextralife.com/Archdeacon+Set"&gt;Archdeacon Set&lt;/a&gt; near the altar&lt;/li&gt;</text:p>
          </table:table-cell>
          <table:table-cell table:formula="of:=FIND(&quot;&quot;&quot;&quot;;[.C247];15)" office:value-type="float" office:value="30" calcext:value-type="float">
            <text:p>30</text:p>
          </table:table-cell>
          <table:table-cell table:formula="of:=FIND(&quot;&quot;&quot;&quot;;[.C247];[.D247]+1)" office:value-type="float" office:value="38" calcext:value-type="float">
            <text:p>38</text:p>
          </table:table-cell>
          <table:table-cell table:formula="of:=FIND(&quot;&quot;&quot;&quot;;[.C247];[.E247]+1)" office:value-type="float" office:value="44" calcext:value-type="float">
            <text:p>44</text:p>
          </table:table-cell>
          <table:table-cell table:formula="of:=MID([.C247];[.E247]+1;[.F247]-[.E247]-1)" office:value-type="string" office:string-value="f_arm" calcext:value-type="string">
            <text:p>f_arm</text:p>
          </table:table-cell>
          <table:table-cell table:formula="of:=FIND(&quot; &quot;;[.$G247])" office:value-type="string" office:string-value="" calcext:value-type="error">
            <text:p>#VALUE!</text:p>
          </table:table-cell>
          <table:table-cell table:formula="of:=FIND(&quot; &quot;;[.G247];[.H247]+1)" office:value-type="string" office:string-value="" calcext:value-type="error">
            <text:p>#VALUE!</text:p>
          </table:table-cell>
          <table:table-cell table:formula="of:=FIND(&quot; &quot;;[.G247];[.I247]+1)" office:value-type="string" office:string-value="" calcext:value-type="error">
            <text:p>#VALUE!</text:p>
          </table:table-cell>
          <table:table-cell table:formula="of:=LEFT([.G247];IFERROR([.H247]-1;99))" office:value-type="string" office:string-value="f_arm" calcext:value-type="string">
            <text:p>f_arm</text:p>
          </table:table-cell>
          <table:table-cell table:formula="of:=IF(ISERROR([.H247]);&quot;&quot;;MID([.G247];[.H247]+1;IFERROR([.I247]-[.H247]-1;99)))">
            <text:p/>
          </table:table-cell>
          <table:table-cell table:formula="of:=IF(ISERROR([.I247]);&quot;&quot;;MID([.G247];[.I247]+1;IFERROR([.J247]-[.I247]-1;99)))">
            <text:p/>
          </table:table-cell>
          <table:table-cell table:formula="of:=IFERROR(VLOOKUP([.K247];['tag lookup'.$A$1:.$B$1048576];2;0);&quot;&quot;)" office:value-type="string" office:string-value="Armor" calcext:value-type="string">
            <text:p>Armor</text:p>
          </table:table-cell>
          <table:table-cell table:formula="of:=IFERROR(VLOOKUP([.L247];['tag lookup'.$A$1:.$B$1048576];2;0);&quot;&quot;)">
            <text:p/>
          </table:table-cell>
          <table:table-cell table:formula="of:=IFERROR(VLOOKUP([.M247];['tag lookup'.$A$1:.$B$1048576];2;0);&quot;&quot;)">
            <text:p/>
          </table:table-cell>
          <table:table-cell table:style-name="ce2" table:formula="of:=IF([.N247]=&quot;&quot;;&quot;&quot;;&quot;,&quot;&quot;tags&quot;&quot;:[&quot;&quot;&quot; &amp; [.N247] &amp; IF([.O247]=&quot;&quot;;&quot;&quot;&quot;]&quot;;&quot;&quot;&quot;,&quot;&quot;&quot; &amp; [.O247]&amp;IF([.P247]=&quot;&quot;;&quot;&quot;&quot;]&quot;;&quot;&quot;&quot;,&quot;&quot;&quot;&amp;[.P247]&amp;&quot;&quot;&quot;]&quot;)))" office:value-type="string" office:string-value=",&quot;tags&quot;:[&quot;Armor&quot;]" calcext:value-type="string">
            <text:p>,"tags":["Armor"]</text:p>
          </table:table-cell>
          <table:table-cell table:formula="of:=FIND(&quot;&gt;&quot;;[.B247])" office:value-type="float" office:value="57" calcext:value-type="float">
            <text:p>57</text:p>
          </table:table-cell>
          <table:table-cell table:formula="of:=MID([.B247];[.R247]+1;LEN([.B247])-[.R247]-5)" office:value-type="string" office:string-value="Rest at the bonfire so you can pick up the &lt;a href=&quot;http://darksouls3.wiki.fextralife.com/Archdeacon+Set&quot;&gt;Archdeacon Set&lt;/a&gt; near the altar" calcext:value-type="string">
            <text:p>Rest at the bonfire so you can pick up the &lt;a href="http://darksouls3.wiki.fextralife.com/Archdeacon+Set"&gt;Archdeacon Set&lt;/a&gt; near the altar</text:p>
          </table:table-cell>
          <table:table-cell table:formula="of:=&quot;{&quot;&quot;text&quot;&quot;:&quot;&quot;&quot;&amp;SUBSTITUTE([.S247];&quot;&quot;&quot;&quot;;&quot;\&quot;&quot;&quot;)&amp;&quot;&quot;&quot;&quot;&amp;[.Q247]&amp;&quot;},&quot;" office:value-type="string" office:string-value="{&quot;text&quot;:&quot;Rest at the bonfire so you can pick up the &lt;a href=\&quot;http://darksouls3.wiki.fextralife.com/Archdeacon+Set\&quot;&gt;Archdeacon Set&lt;/a&gt; near the altar&quot;,&quot;tags&quot;:[&quot;Armor&quot;]}," calcext:value-type="string">
            <text:p>{"text":"Rest at the bonfire so you can pick up the &lt;a href=\"http://darksouls3.wiki.fextralife.com/Archdeacon+Set\"&gt;Archdeacon Set&lt;/a&gt; near the altar","tags":["Armor"]},</text:p>
          </table:table-cell>
        </table:table-row>
        <table:table-row table:style-name="ro1">
          <table:table-cell table:style-name="ce1" office:value-type="string" calcext:value-type="string">
            <text:p>Farron Keep</text:p>
          </table:table-cell>
          <table:table-cell office:value-type="string" calcext:value-type="string">
            <text:p><text:s text:c="2"/>&lt;li data-id="playthrough_6_1" class="f_npc"&gt;After defeating the Deacons of the Deep, return to Firelink Shrine to find Anri and Horace. Talk to Anri to progress the questline&lt;/li&gt;</text:p>
          </table:table-cell>
          <table:table-cell table:number-columns-repeated="17"/>
          <table:table-cell table:formula="of:=&quot;]}{&quot;&quot;title&quot;&quot;: &quot;&quot;&quot;&amp;[.A248]&amp;&quot;&quot;&quot;,&quot;&quot;steps&quot;&quot;:[&quot;" office:value-type="string" office:string-value="]}{&quot;title&quot;: &quot;Farron Keep&quot;,&quot;steps&quot;:[" calcext:value-type="string">
            <text:p>]}{"title": "Farron Keep","steps":[</text:p>
          </table:table-cell>
        </table:table-row>
        <table:table-row table:style-name="ro1">
          <table:table-cell/>
          <table:table-cell office:value-type="string" calcext:value-type="string">
            <text:p><text:s text:c="12"/>&lt;li data-id="playthrough_6_49" class="f_none"&gt;Farron Keep is a poisonous swamp, hence it might be a good idea to buy a few Purple Moss Clumps from the Shrine Handmaid. In addition, any item with the Quickstep weapon art (such as the Dagger, also sold by the Handmaid) could be useful as well since it allows you to move unimpeded through the deeper sections of the swamp&lt;/li&gt;</text:p>
          </table:table-cell>
          <table:table-cell table:number-columns-repeated="18"/>
        </table:table-row>
        <table:table-row table:style-name="ro1">
          <table:table-cell/>
          <table:table-cell office:value-type="string" calcext:value-type="string">
            <text:p><text:s text:c="12"/>&lt;li data-id="playthrough_6_48" class="f_misc f_pyro"&gt;Leave the bonfire and enter Farron Keep proper. Turn right and in the back corner you will find &lt;a href="http://darksouls3.wiki.fextralife.com/Purple+Moss+Clump"&gt;Purple Moss Clump&amp;nbsp;x3&lt;/a&gt;. Continue into the swamp from there to find &lt;a href="http://darksouls3.wiki.fextralife.com/Iron+Flesh"&gt;Iron Flesh&lt;/a&gt; between some trees&lt;/li&gt;</text:p>
          </table:table-cell>
          <table:table-cell table:number-columns-repeated="18"/>
        </table:table-row>
        <table:table-row table:style-name="ro1">
          <table:table-cell/>
          <table:table-cell office:value-type="string" calcext:value-type="string">
            <text:p><text:s text:c="12"/>&lt;li data-id="playthrough_6_75" class="f_npc f_weap f_miss"&gt;Optionally, and only if you are on bad terms with Yuria (healed the Dark Sigil or attacked her) and are embered, head further into the deep swamp on the right. Dark spirit &lt;a href="http://darksouls3.wiki.fextralife.com/Londor+Pale+Shade"&gt;Londor Pale Shade&lt;/a&gt; will invade your world among the Basilisks there. If you kill him, you will receive the &lt;a href="http://darksouls3.wiki.fextralife.com/Manikin+Claws"&gt;Manikin Claws&lt;/a&gt;&lt;/li&gt;</text:p>
          </table:table-cell>
          <table:table-cell table:number-columns-repeated="18"/>
        </table:table-row>
        <table:table-row table:style-name="ro1">
          <table:table-cell/>
          <table:table-cell office:value-type="string" calcext:value-type="string">
            <text:p><text:s text:c="12"/>&lt;li data-id="playthrough_6_78" class="f_ring s_ng+"&gt;The &lt;a href="https://darksouls3.wiki.fextralife.com/Magic+Stoneplate+Ring"&gt;Magic Stoneplate Ring+1&lt;/a&gt; is also in the deep swamp here&lt;/li&gt;</text:p>
          </table:table-cell>
          <table:table-cell table:number-columns-repeated="18"/>
        </table:table-row>
        <table:table-row table:style-name="ro1">
          <table:table-cell/>
          <table:table-cell office:value-type="string" calcext:value-type="string">
            <text:p><text:s text:c="12"/>&lt;li data-id="playthrough_6_2" class="f_arm"&gt;Head back to the Farron Keep bonfire, turn left this time and in the back corner you will find &lt;a href="http://darksouls3.wiki.fextralife.com/Ragged+Mask"&gt;Ragged Mask&lt;/a&gt; surrounded by slugs&lt;/li&gt;</text:p>
          </table:table-cell>
          <table:table-cell table:number-columns-repeated="18"/>
        </table:table-row>
        <table:table-row table:style-name="ro1">
          <table:table-cell/>
          <table:table-cell office:value-type="string" calcext:value-type="string">
            <text:p><text:s text:c="12"/>&lt;li data-id="playthrough_6_3" class="f_tit"&gt;To the right you will see a &lt;a href="http://darksouls3.wiki.fextralife.com/Titanite+Shard"&gt;Titanite Shard&lt;/a&gt; in the swamp&lt;/li&gt;</text:p>
          </table:table-cell>
          <table:table-cell table:number-columns-repeated="18"/>
        </table:table-row>
        <table:table-row table:style-name="ro1">
          <table:table-cell/>
          <table:table-cell office:value-type="string" calcext:value-type="string">
            <text:p><text:s text:c="12"/>&lt;li data-id="playthrough_6_4" class="f_estus"&gt;Turn right, head around the island, and in front of the partially sunken stone tower you will find an &lt;a href="http://darksouls3.wiki.fextralife.com/Estus+Shard"&gt;Estus Shard&lt;/a&gt;&lt;/li&gt;</text:p>
          </table:table-cell>
          <table:table-cell table:number-columns-repeated="18"/>
        </table:table-row>
        <table:table-row table:style-name="ro1">
          <table:table-cell/>
          <table:table-cell office:value-type="string" calcext:value-type="string">
            <text:p><text:s text:c="12"/>&lt;li data-id="playthrough_6_5" class="f_tit"&gt;To the left and past a large fire you'll see a &lt;a href="http://darksouls3.wiki.fextralife.com/Titanite+Shard"&gt;Titanite Shard&lt;/a&gt; before the steps leading up&lt;/li&gt;</text:p>
          </table:table-cell>
          <table:table-cell table:number-columns-repeated="18"/>
        </table:table-row>
        <table:table-row table:style-name="ro1">
          <table:table-cell/>
          <table:table-cell office:value-type="string" calcext:value-type="string">
            <text:p><text:s text:c="12"/>&lt;li data-id="playthrough_6_6" class="f_misc"&gt;Instead of taking these steps, turn left once more to find &lt;a href="http://darksouls3.wiki.fextralife.com/Prism+Stone"&gt;Prism Stone&amp;nbsp;x10&lt;/a&gt; on a corpse on an island&lt;/li&gt;</text:p>
          </table:table-cell>
          <table:table-cell table:number-columns-repeated="18"/>
        </table:table-row>
        <table:table-row table:style-name="ro1">
          <table:table-cell/>
          <table:table-cell office:value-type="string" calcext:value-type="string">
            <text:p><text:s text:c="12"/>&lt;li data-id="playthrough_6_7" class="f_weap"&gt;Farther out (closer to the stone wall) you will find &lt;a href="http://darksouls3.wiki.fextralife.com/Stone+Parma"&gt;Stone Parma&lt;/a&gt;&lt;/li&gt;</text:p>
          </table:table-cell>
          <table:table-cell table:number-columns-repeated="18"/>
        </table:table-row>
        <table:table-row table:style-name="ro1">
          <table:table-cell/>
          <table:table-cell office:value-type="string" calcext:value-type="string">
            <text:p><text:s text:c="12"/>&lt;li data-id="playthrough_6_8" class="f_misc"&gt;From there go in direction of the rock wall on the right to find &lt;a href="http://darksouls3.wiki.fextralife.com/Rotten+Pine+Resin"&gt;Rotten Pine Resin&amp;nbsp;x4&lt;/a&gt; against a tree&lt;/li&gt;</text:p>
          </table:table-cell>
          <table:table-cell table:number-columns-repeated="18"/>
        </table:table-row>
        <table:table-row table:style-name="ro1">
          <table:table-cell/>
          <table:table-cell office:value-type="string" calcext:value-type="string">
            <text:p><text:s text:c="12"/>&lt;li data-id="playthrough_6_9" class="f_coal"&gt;Follow this rocky wall to the left to reach a small structure guarded by a darkwraith. The &lt;a href="http://darksouls3.wiki.fextralife.com/Sage's+Coal"&gt;Sage's Coal&lt;/a&gt; is on a body inside this structure, granting you Crystal, Blessed, and Deep infusions&lt;/li&gt;</text:p>
          </table:table-cell>
          <table:table-cell table:number-columns-repeated="18"/>
        </table:table-row>
        <table:table-row table:style-name="ro1">
          <table:table-cell/>
          <table:table-cell office:value-type="string" calcext:value-type="string">
            <text:p><text:s text:c="12"/>&lt;li data-id="playthrough_6_54" class="f_none"&gt;Continue on, sticking closely to the rock wall on your right until it opens to some steps, which you follow up. Go through the archway and interact with the first altar (on your left) to extinguish the flame&lt;/li&gt;</text:p>
          </table:table-cell>
          <table:table-cell table:number-columns-repeated="18"/>
        </table:table-row>
        <table:table-row table:style-name="ro1">
          <table:table-cell/>
          <table:table-cell office:value-type="string" calcext:value-type="string">
            <text:p><text:s text:c="12"/>&lt;li data-id="playthrough_6_53" class="f_misc"&gt;Go back through the archway and pick up &lt;a href="http://darksouls3.wiki.fextralife.com/Rotten+Pine+Resin"&gt;Rotten Pine Resin&amp;nbsp;x2&lt;/a&gt; ahead, then go back down the steps on this side&lt;/li&gt;</text:p>
          </table:table-cell>
          <table:table-cell table:number-columns-repeated="18"/>
        </table:table-row>
        <table:table-row table:style-name="ro1">
          <table:table-cell/>
          <table:table-cell office:value-type="string" calcext:value-type="string">
            <text:p><text:s text:c="12"/>&lt;li data-id="playthrough_6_10" class="f_none"&gt;As you arrive at the bottom of the steps, continue straight on into the deeper swamp until you find yourself between two ramp-like segments of a sunken bridge&lt;/li&gt;</text:p>
          </table:table-cell>
          <table:table-cell table:number-columns-repeated="18"/>
        </table:table-row>
        <table:table-row table:style-name="ro1">
          <table:table-cell/>
          <table:table-cell office:value-type="string" calcext:value-type="string">
            <text:p><text:s text:c="12"/>&lt;li data-id="playthrough_6_14" class="f_misc"&gt;Ascend the one on your right for &lt;a href="http://darksouls3.wiki.fextralife.com/Purple+Moss+Clump"&gt;Purple Moss Clump&amp;nbsp;x4&lt;/a&gt;&lt;/li&gt;</text:p>
          </table:table-cell>
          <table:table-cell table:number-columns-repeated="18"/>
        </table:table-row>
        <table:table-row table:style-name="ro1">
          <table:table-cell/>
          <table:table-cell office:value-type="string" calcext:value-type="string">
            <text:p><text:s text:c="12"/>&lt;li data-id="playthrough_6_13" class="f_weap"&gt;Turn around, cross over to the other ramp, and pick up the &lt;a href="http://darksouls3.wiki.fextralife.com/Greatsword"&gt;Greatsword&lt;/a&gt;&lt;/li&gt;</text:p>
          </table:table-cell>
          <table:table-cell table:number-columns-repeated="18"/>
        </table:table-row>
        <table:table-row table:style-name="ro1">
          <table:table-cell/>
          <table:table-cell office:value-type="string" calcext:value-type="string">
            <text:p><text:s text:c="12"/>&lt;li data-id="playthrough_6_12" class="f_tit"&gt;From there, look left to locate a stone pillar, behind which you pick up a &lt;a href="http://darksouls3.wiki.fextralife.com/Titanite+Shard"&gt;Titanite Shard&lt;/a&gt;&lt;/li&gt;</text:p>
          </table:table-cell>
          <table:table-cell table:number-columns-repeated="18"/>
        </table:table-row>
        <table:table-row table:style-name="ro1">
          <table:table-cell/>
          <table:table-cell office:value-type="string" calcext:value-type="string">
            <text:p><text:s text:c="12"/>&lt;li data-id="playthrough_6_11" class="f_tit"&gt;Looking at the fire from there, head to your right towards the rock wall and follow that to the next fire to discover a set of steps as well as another &lt;a href="http://darksouls3.wiki.fextralife.com/Titanite+Shard"&gt;Titanite Shard&lt;/a&gt;. (If you stay back as far as possible while picking it up, the &lt;a href="http://darksouls3.wiki.fextralife.com/Ghru+Leaper"&gt;Ghru Leaper&lt;/a&gt; on the other island should not notice you)&lt;/li&gt;</text:p>
          </table:table-cell>
          <table:table-cell table:number-columns-repeated="18"/>
        </table:table-row>
        <table:table-row table:style-name="ro1">
          <table:table-cell/>
          <table:table-cell office:value-type="string" calcext:value-type="string">
            <text:p><text:s text:c="12"/>&lt;li data-id="playthrough_6_51" class="f_misc"&gt;Head up and stick to the right to find &lt;a href="http://darksouls3.wiki.fextralife.com/Purple+Moss+Clump"&gt;Purple Moss Clump&amp;nbsp;x2&lt;/a&gt; between two trees&lt;/li&gt;</text:p>
          </table:table-cell>
          <table:table-cell table:number-columns-repeated="18"/>
        </table:table-row>
        <table:table-row table:style-name="ro1">
          <table:table-cell/>
          <table:table-cell office:value-type="string" calcext:value-type="string">
            <text:p><text:s text:c="12"/>&lt;li data-id="playthrough_6_50" class="f_none"&gt;Snuff out the flame on the second altar&lt;/li&gt;</text:p>
          </table:table-cell>
          <table:table-cell table:number-columns-repeated="18"/>
        </table:table-row>
        <table:table-row table:style-name="ro1">
          <table:table-cell/>
          <table:table-cell office:value-type="string" calcext:value-type="string">
            <text:p><text:s text:c="12"/>&lt;li data-id="playthrough_6_80" class="f_ring s_ng++"&gt;The &lt;a href="https://darksouls3.wiki.fextralife.com/Dark+Stoneplate+Ring"&gt;Dark Stoneplate Ring+2&lt;/a&gt; is behind the wall&lt;/li&gt;</text:p>
          </table:table-cell>
          <table:table-cell table:number-columns-repeated="18"/>
        </table:table-row>
        <table:table-row table:style-name="ro1">
          <table:table-cell/>
          <table:table-cell office:value-type="string" calcext:value-type="string">
            <text:p><text:s text:c="12"/>&lt;li data-id="playthrough_6_35" class="f_none"&gt;Cross the bridge with the three Ghrus to find the Keep Ruins bonfire&lt;/li&gt;</text:p>
          </table:table-cell>
          <table:table-cell table:number-columns-repeated="18"/>
        </table:table-row>
        <table:table-row table:style-name="ro1">
          <table:table-cell/>
          <table:table-cell office:value-type="string" calcext:value-type="string">
            <text:p><text:s text:c="12"/>&lt;li data-id="playthrough_6_79" class="f_ring s_ng+"&gt;The &lt;a href="https://darksouls3.wiki.fextralife.com/Wolf+Ring"&gt;Wolf Ring+1&lt;/a&gt; is outside near the wall of this building&lt;/li&gt;</text:p>
          </table:table-cell>
          <table:table-cell table:number-columns-repeated="18"/>
        </table:table-row>
        <table:table-row table:style-name="ro1">
          <table:table-cell/>
          <table:table-cell office:value-type="string" calcext:value-type="string">
            <text:p><text:s text:c="12"/>&lt;li data-id="playthrough_6_34" class="f_bone"&gt;Go down the ramp on the other side and enter the round structure to the right, where you will find an &lt;a href="http://darksouls3.wiki.fextralife.com/Undead+Bone+Shard"&gt;Undead Bone Shard&lt;/a&gt; amidst some slugs&lt;/li&gt;</text:p>
          </table:table-cell>
          <table:table-cell table:number-columns-repeated="18"/>
        </table:table-row>
        <table:table-row table:style-name="ro1">
          <table:table-cell/>
          <table:table-cell office:value-type="string" calcext:value-type="string">
            <text:p><text:s text:c="12"/>&lt;li data-id="playthrough_6_19" class="f_misc"&gt;From the other side of this structure you can see a ladder surrounded by slugs. Go a bit past this ladder for now and pick up &lt;a href="http://darksouls3.wiki.fextralife.com/Wolf's+Blood+Swordgrass"&gt;Wolf's Blood Swordgrass&lt;/a&gt; at the foot of the tower&lt;/li&gt;</text:p>
          </table:table-cell>
          <table:table-cell table:number-columns-repeated="18"/>
        </table:table-row>
        <table:table-row table:style-name="ro1">
          <table:table-cell/>
          <table:table-cell office:value-type="string" calcext:value-type="string">
            <text:p><text:s text:c="12"/>&lt;li data-id="playthrough_6_18" class="f_weap"&gt;Step onto the nearby island to find a cauldron of Estus Soup as well as the &lt;a href="http://darksouls3.wiki.fextralife.com/Sunlight+Talisman"&gt;Sunlight Talisman&lt;/a&gt;&lt;/li&gt;</text:p>
          </table:table-cell>
          <table:table-cell table:number-columns-repeated="18"/>
        </table:table-row>
        <table:table-row table:style-name="ro1">
          <table:table-cell/>
          <table:table-cell office:value-type="string" calcext:value-type="string">
            <text:p><text:s text:c="12"/>&lt;li data-id="playthrough_6_20" class="f_none"&gt;Return to the ladder you just passed and climb it&lt;/li&gt;</text:p>
          </table:table-cell>
          <table:table-cell table:number-columns-repeated="18"/>
        </table:table-row>
        <table:table-row table:style-name="ro1">
          <table:table-cell/>
          <table:table-cell office:value-type="string" calcext:value-type="string">
            <text:p><text:s text:c="12"/>&lt;li data-id="playthrough_6_21" class="f_tit"&gt;Once you reach the top, go right (don't enter the tower) to find a Crystal Lizard on the other side who drops a &lt;a href="http://darksouls3.wiki.fextralife.com/Twinkling+Titanite"&gt;Twinkling Titanite&lt;/a&gt;&lt;/li&gt;</text:p>
          </table:table-cell>
          <table:table-cell table:number-columns-repeated="18"/>
        </table:table-row>
        <table:table-row table:style-name="ro1">
          <table:table-cell/>
          <table:table-cell office:value-type="string" calcext:value-type="string">
            <text:p><text:s text:c="12"/>&lt;li data-id="playthrough_6_22" class="f_ash"&gt;From the lizard go back from where you came and just before the stairs turn right to find an illusionary wall (look for an archway on the wall). Behind it you will find &lt;a href="http://darksouls3.wiki.fextralife.com/Dreamchaser's+Ashes"&gt;Dreamchaser's Ashes&lt;/a&gt;&lt;/li&gt;</text:p>
          </table:table-cell>
          <table:table-cell table:number-columns-repeated="18"/>
        </table:table-row>
        <table:table-row table:style-name="ro1">
          <table:table-cell/>
          <table:table-cell office:value-type="string" calcext:value-type="string">
            <text:p><text:s text:c="12"/>&lt;li data-id="playthrough_6_23" class="f_cov f_gest"&gt;Enter the room to find the Old Wolf of Farron and his bonfire. Interact with the wolf to receive the Legion Etiquette gesture and join the &lt;a href="http://darksouls3.wiki.fextralife.com/Watchdogs+of+Farron"&gt;Watchdogs of Farron&lt;/a&gt; covenant&lt;/li&gt;</text:p>
          </table:table-cell>
          <table:table-cell table:number-columns-repeated="18"/>
        </table:table-row>
        <table:table-row table:style-name="ro1">
          <table:table-cell/>
          <table:table-cell office:value-type="string" calcext:value-type="string">
            <text:p><text:s text:c="12"/>&lt;li data-id="playthrough_6_24" class="f_gest f_npc f_miss"&gt;Return to Firelink Shrine and give the Dreamchaser's Ashes to the Shrine Handmaid. Reload the area and Sirris will once again be there. Talk to her to receive the Darkmoon Loyalty gesture&lt;/li&gt;</text:p>
          </table:table-cell>
          <table:table-cell table:number-columns-repeated="18"/>
        </table:table-row>
        <table:table-row table:style-name="ro1">
          <table:table-cell/>
          <table:table-cell office:value-type="string" calcext:value-type="string">
            <text:p><text:s text:c="12"/>&lt;li data-id="playthrough_6_25" class="f_none"&gt;Warp back to the Old Wolf of Farron bonfire and go up the tower with the elevator&lt;/li&gt;</text:p>
          </table:table-cell>
          <table:table-cell table:number-columns-repeated="18"/>
        </table:table-row>
        <table:table-row table:style-name="ro1">
          <table:table-cell/>
          <table:table-cell office:value-type="string" calcext:value-type="string">
            <text:p><text:s text:c="12"/>&lt;li data-id="playthrough_6_26" class="f_misc"&gt;Turn right and on the top you can fight a &lt;a href="http://darksouls3.wiki.fextralife.com/Stray+Demon"&gt;Stray Demon&lt;/a&gt; to obtain &lt;a href="http://darksouls3.wiki.fextralife.com/Soul+of+a+Stray+Demon"&gt;Soul of a Stray Demon&lt;/a&gt;&lt;/li&gt;</text:p>
          </table:table-cell>
          <table:table-cell table:number-columns-repeated="18"/>
        </table:table-row>
        <table:table-row table:style-name="ro1">
          <table:table-cell/>
          <table:table-cell office:value-type="string" calcext:value-type="string">
            <text:p><text:s text:c="12"/>&lt;li data-id="playthrough_6_27" class="f_misc f_weap"&gt;Around the Stray Demon you will find a &lt;a href="http://darksouls3.wiki.fextralife.com/Greataxe"&gt;Greataxe&lt;/a&gt;, an &lt;a href="http://darksouls3.wiki.fextralife.com/Ember"&gt;Ember&lt;/a&gt;, and another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6_28" class="f_none"&gt;Turn around and move towards the gate. Just before and to the right of the gate is a spot where you can drop down. Do so and move along, dropping down a few ledges&lt;/li&gt;</text:p>
          </table:table-cell>
          <table:table-cell table:number-columns-repeated="18"/>
        </table:table-row>
        <table:table-row table:style-name="ro1">
          <table:table-cell/>
          <table:table-cell office:value-type="string" calcext:value-type="string">
            <text:p><text:s text:c="12"/>&lt;li data-id="playthrough_6_29" class="f_gem"&gt;After getting to the other side of the gate go left and up to find a Crystal Lizard who drops a &lt;a href="http://darksouls3.wiki.fextralife.com/Heavy+Gem"&gt;Heavy Gem&lt;/a&gt;&lt;/li&gt;</text:p>
          </table:table-cell>
          <table:table-cell table:number-columns-repeated="18"/>
        </table:table-row>
        <table:table-row table:style-name="ro1">
          <table:table-cell/>
          <table:table-cell office:value-type="string" calcext:value-type="string">
            <text:p><text:s text:c="12"/>&lt;li data-id="playthrough_6_30" class="f_tit"&gt;There are two Crystal Lizards before the dead dragon who both drop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6_31" class="f_mirac"&gt;In front of the dragon you can also find &lt;a href="http://darksouls3.wiki.fextralife.com/Lightning+Spear"&gt;Lightning Spear&lt;/a&gt;&lt;/li&gt;</text:p>
          </table:table-cell>
          <table:table-cell table:number-columns-repeated="18"/>
        </table:table-row>
        <table:table-row table:style-name="ro1">
          <table:table-cell/>
          <table:table-cell office:value-type="string" calcext:value-type="string">
            <text:p><text:s text:c="12"/>&lt;li data-id="playthrough_6_32" class="f_weap"&gt;Right next to it is the &lt;a href="http://darksouls3.wiki.fextralife.com/Dragon+Crest+Shield"&gt;Dragon Crest Shield&lt;/a&gt;&lt;/li&gt;</text:p>
          </table:table-cell>
          <table:table-cell table:number-columns-repeated="18"/>
        </table:table-row>
        <table:table-row table:style-name="ro1">
          <table:table-cell/>
          <table:table-cell office:value-type="string" calcext:value-type="string">
            <text:p><text:s text:c="12"/>&lt;li data-id="playthrough_6_33" class="f_none"&gt;Go back to the ladder that led up the tower and go down. (Note: If you don't want to use a Homeward Bone you can go back by going up the gate and dropping down to the other side)&lt;/li&gt;</text:p>
          </table:table-cell>
          <table:table-cell table:number-columns-repeated="18"/>
        </table:table-row>
        <table:table-row table:style-name="ro1">
          <table:table-cell/>
          <table:table-cell office:value-type="string" calcext:value-type="string">
            <text:p><text:s text:c="12"/>&lt;li data-id="playthrough_6_17" class="f_tit"&gt;Facing away from the ladder, proceed to a small island with a &lt;a href="http://darksouls3.wiki.fextralife.com/Titanite+Shard"&gt;Titanite Shard&lt;/a&gt; next to a fire&lt;/li&gt;</text:p>
          </table:table-cell>
          <table:table-cell table:number-columns-repeated="18"/>
        </table:table-row>
        <table:table-row table:style-name="ro1">
          <table:table-cell/>
          <table:table-cell office:value-type="string" calcext:value-type="string">
            <text:p><text:s text:c="12"/>&lt;li data-id="playthrough_6_16" class="f_arm f_miss"&gt;From the next small island with a fire, make a quick detour to the left where the &lt;a href="http://darksouls3.wiki.fextralife.com/Nameless+Knight+Set"&gt;Nameless Knight Set&lt;/a&gt; is stashed between a tower and a rock wall. (Going there may trigger an invasion by Yellowfinger Heysel, but she spawns out of immediate reach on the other side of the tower)&lt;/li&gt;</text:p>
          </table:table-cell>
          <table:table-cell table:number-columns-repeated="18"/>
        </table:table-row>
        <table:table-row table:style-name="ro1">
          <table:table-cell/>
          <table:table-cell office:value-type="string" calcext:value-type="string">
            <text:p><text:s text:c="12"/>&lt;li data-id="playthrough_6_15" class="f_tit"&gt;Up next is &lt;a href="http://darksouls3.wiki.fextralife.com/Titanite+Shard"&gt;Titanite Shard&amp;nbsp;x2&lt;/a&gt; in front of a tree. (If the Elder Ghru in the area is giving you trouble, you can try luring him into one of the fires for some extra damage)&lt;/li&gt;</text:p>
          </table:table-cell>
          <table:table-cell table:number-columns-repeated="18"/>
        </table:table-row>
        <table:table-row table:style-name="ro1">
          <table:table-cell/>
          <table:table-cell office:value-type="string" calcext:value-type="string">
            <text:p><text:s text:c="12"/>&lt;li data-id="playthrough_6_52" class="f_none"&gt;Keep heading closely along the rocks on your left until you reach a way up. (If dark spirit Yellowfinger Heysel is already in your world, you might encounter her in the area upstairs)&lt;/li&gt;</text:p>
          </table:table-cell>
          <table:table-cell table:number-columns-repeated="18"/>
        </table:table-row>
        <table:table-row table:style-name="ro1">
          <table:table-cell/>
          <table:table-cell office:value-type="string" calcext:value-type="string">
            <text:p><text:s text:c="12"/>&lt;li data-id="playthrough_6_55" class="f_misc"&gt;Go up to the altar and extinguish the last of the three flames. To the right, on the other side of the small stone wall, you'll find a &lt;a href="http://darksouls3.wiki.fextralife.com/Rusted+Gold+Coin"&gt;Rusted Gold Coin&lt;/a&gt;&lt;/li&gt;</text:p>
          </table:table-cell>
          <table:table-cell table:number-columns-repeated="18"/>
        </table:table-row>
        <table:table-row table:style-name="ro1">
          <table:table-cell/>
          <table:table-cell office:value-type="string" calcext:value-type="string">
            <text:p><text:s text:c="12"/>&lt;li data-id="playthrough_6_56" class="f_misc"&gt;Go through the archway on the left to find &lt;a href="http://darksouls3.wiki.fextralife.com/Homeward+Bone"&gt;Homeward Bone&amp;nbsp;x2&lt;/a&gt;&lt;/li&gt;</text:p>
          </table:table-cell>
          <table:table-cell table:number-columns-repeated="18"/>
        </table:table-row>
        <table:table-row table:style-name="ro1">
          <table:table-cell/>
          <table:table-cell office:value-type="string" calcext:value-type="string">
            <text:p><text:s text:c="12"/>&lt;li data-id="playthrough_6_57" class="f_npc f_miss"&gt;Head up the steps, fight the Ghru Leaper (if you sprint up, you should be able to backstab him), and go down on the other side. If not triggered previously, &lt;a href="http://darksouls3.wiki.fextralife.com/Yellowfinger+Heysel"&gt;Yellowfinger Heysel&lt;/a&gt; will invade you here, provided you are embered. If this is your first time defeating her, you'll gain &lt;a href="http://darksouls3.wiki.fextralife.com/Heysel+Pick"&gt;Heysel Pick&lt;/a&gt;&lt;span class="p"&gt; + &lt;/span&gt;&lt;a href="http://darksouls3.wiki.fextralife.com/Xanthous+Crown"&gt;Xanthous Crown&lt;/a&gt;&lt;/li&gt;</text:p>
          </table:table-cell>
          <table:table-cell table:number-columns-repeated="18"/>
        </table:table-row>
        <table:table-row table:style-name="ro1">
          <table:table-cell/>
          <table:table-cell office:value-type="string" calcext:value-type="string">
            <text:p><text:s text:c="12"/>&lt;li data-id="playthrough_6_42" class="f_none"&gt;In the swamp area below, you will encounter some &lt;a href="http://darksouls3.wiki.fextralife.com/Basilisks"&gt;Basilisks&lt;/a&gt;. If you want to beef up your curse resistance, equip Archdeacon Set and Maiden Gloves&lt;/li&gt;</text:p>
          </table:table-cell>
          <table:table-cell table:number-columns-repeated="18"/>
        </table:table-row>
        <table:table-row table:style-name="ro1">
          <table:table-cell/>
          <table:table-cell office:value-type="string" calcext:value-type="string">
            <text:p><text:s text:c="12"/>&lt;li data-id="playthrough_6_47" class="f_misc"&gt;Take a right at the bottom of the steps and then enter an alcove on your left with a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6_46" class="f_misc"&gt;Turn around and head to the other side of the steps. Tucked away in the dead end between rocks and tower is another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6_43" class="f_misc"&gt;Turn around yet again and make your way across an island. To the right between two rock formations you can find &lt;a href="http://darksouls3.wiki.fextralife.com/Repair+Powder"&gt;Repair Powder&amp;nbsp;x4&lt;/a&gt;&lt;/li&gt;</text:p>
          </table:table-cell>
          <table:table-cell table:number-columns-repeated="18"/>
        </table:table-row>
        <table:table-row table:style-name="ro1">
          <table:table-cell/>
          <table:table-cell office:value-type="string" calcext:value-type="string">
            <text:p><text:s text:c="12"/>&lt;li data-id="playthrough_6_44" class="f_tome"&gt;Go right into a cave, where you will find the &lt;a href="http://darksouls3.wiki.fextralife.com/Golden+Scroll"&gt;Golden Scroll&lt;/a&gt;&lt;/li&gt;</text:p>
          </table:table-cell>
          <table:table-cell table:number-columns-repeated="18"/>
        </table:table-row>
        <table:table-row table:style-name="ro1">
          <table:table-cell/>
          <table:table-cell office:value-type="string" calcext:value-type="string">
            <text:p><text:s text:c="12"/>&lt;li data-id="playthrough_6_40" class="f_npc f_miss"&gt;Make sure to give this scroll to Orbeck at Firelink Shrine to keep him from leaving (it doesn't have to be the Golden Scroll in particular, but this is the first one available)&lt;/li&gt;</text:p>
          </table:table-cell>
          <table:table-cell table:number-columns-repeated="18"/>
        </table:table-row>
        <table:table-row table:style-name="ro1">
          <table:table-cell/>
          <table:table-cell office:value-type="string" calcext:value-type="string">
            <text:p><text:s text:c="12"/>&lt;li data-id="playthrough_6_45" class="f_arm"&gt;Right next to the scroll is the &lt;a href="http://darksouls3.wiki.fextralife.com/Antiquated+Set"&gt;Antiquated Set&lt;/a&gt; in a chest&lt;/li&gt;</text:p>
          </table:table-cell>
          <table:table-cell table:number-columns-repeated="18"/>
        </table:table-row>
        <table:table-row table:style-name="ro1">
          <table:table-cell/>
          <table:table-cell office:value-type="string" calcext:value-type="string">
            <text:p><text:s text:c="12"/>&lt;li data-id="playthrough_6_36" class="f_tit"&gt;Warp (or walk straight along the outer walls) to the Keep Ruins bonfire. Standing at the top of the ramp leading down from there, drop off to the left, directly onto a &lt;a href="http://darksouls3.wiki.fextralife.com/Titanite+Shard"&gt;Titanite Shard&lt;/a&gt;&lt;/li&gt;</text:p>
          </table:table-cell>
          <table:table-cell table:number-columns-repeated="18"/>
        </table:table-row>
        <table:table-row table:style-name="ro1">
          <table:table-cell/>
          <table:table-cell office:value-type="string" calcext:value-type="string">
            <text:p><text:s text:c="12"/>&lt;li data-id="playthrough_6_37" class="f_ring"&gt;From here you will see a Great Crab and a white birch when looking towards the wall. Kill the crab for the &lt;a href="http://darksouls3.wiki.fextralife.com/Lingering+Dragoncrest+Ring"&gt;Lingering Dragoncrest Ring&lt;/a&gt;. (Lure the crab close to the white birch tree and the Giant of the Undead Settlement will assist you using his greatarrows)&lt;/li&gt;</text:p>
          </table:table-cell>
          <table:table-cell table:number-columns-repeated="18"/>
        </table:table-row>
        <table:table-row table:style-name="ro1">
          <table:table-cell/>
          <table:table-cell office:value-type="string" calcext:value-type="string">
            <text:p><text:s text:c="12"/>&lt;li data-id="playthrough_6_38" class="f_arm f_misc"&gt;Around this area you will find &lt;a href="http://darksouls3.wiki.fextralife.com/Gold+Pine+Bundle"&gt;Gold Pine Bundle&amp;nbsp;x6&lt;/a&gt;, an &lt;a href="http://darksouls3.wiki.fextralife.com/Ember"&gt;Ember&lt;/a&gt;, a &lt;a href="http://darksouls3.wiki.fextralife.com/Large+Soul+of+an+Unknown+Traveler"&gt;Large Soul of an Unknown Traveler&lt;/a&gt;, a &lt;a href="http://darksouls3.wiki.fextralife.com/Soul+of+a+Nameless+Soldier"&gt;Soul of a Nameless Soldier&lt;/a&gt;, a &lt;a href="http://darksouls3.wiki.fextralife.com/Young+White+Branch"&gt;Young White Branch&lt;/a&gt;, another &lt;a href="http://darksouls3.wiki.fextralife.com/Young+White+Branch"&gt;Young White Branch&lt;/a&gt;, and the &lt;a href="http://darksouls3.wiki.fextralife.com/Crown+of+Dusk"&gt;Crown of Dusk&lt;/a&gt;&lt;/li&gt;</text:p>
          </table:table-cell>
          <table:table-cell table:number-columns-repeated="18"/>
        </table:table-row>
        <table:table-row table:style-name="ro1">
          <table:table-cell/>
          <table:table-cell office:value-type="string" calcext:value-type="string">
            <text:p><text:s text:c="12"/>&lt;li data-id="playthrough_6_39" class="f_tome"&gt;Follow the wall to your right and you'll eventually find the &lt;a href="http://darksouls3.wiki.fextralife.com/Sage's+Scroll"&gt;Sage's Scroll&lt;/a&gt;, guarded by Ghrus near several dead mushrooms&lt;/li&gt;</text:p>
          </table:table-cell>
          <table:table-cell table:number-columns-repeated="18"/>
        </table:table-row>
        <table:table-row table:style-name="ro1">
          <table:table-cell/>
          <table:table-cell office:value-type="string" calcext:value-type="string">
            <text:p><text:s text:c="12"/>&lt;li data-id="playthrough_6_41" class="f_arm f_gem f_weap"&gt;If you continue in the same direction along the wall you will encounter three Elder Ghrus. Lure these enemies out one by one to get &lt;a href="http://darksouls3.wiki.fextralife.com/Black+Bow+of+Pharis"&gt;Black Bow of Pharis&lt;/a&gt; and &lt;a href="http://darksouls3.wiki.fextralife.com/Pharis's+Hat"&gt;Pharis's Hat&lt;/a&gt;. In the middle you can find a &lt;a href="http://darksouls3.wiki.fextralife.com/Poison+Gem"&gt;Poison Gem&lt;/a&gt;. (If you do not wish to engage the Elder Ghrus in melee, you can instead whittle them down using ranged weapons from up by the Keep Ruins bonfire)&lt;/li&gt;</text:p>
          </table:table-cell>
          <table:table-cell table:number-columns-repeated="18"/>
        </table:table-row>
        <table:table-row table:style-name="ro1">
          <table:table-cell/>
          <table:table-cell office:value-type="string" calcext:value-type="string">
            <text:p><text:s text:c="12"/>&lt;li data-id="playthrough_6_58" class="f_gem"&gt;Warp (or backtrack) to the Keep Ruins bonfire, go down the ramp and through the opened gate. Straight ahead is a &lt;a href="http://darksouls3.wiki.fextralife.com/Shriving+Stone"&gt;Shriving Stone&lt;/a&gt;&lt;/li&gt;</text:p>
          </table:table-cell>
          <table:table-cell table:number-columns-repeated="18"/>
        </table:table-row>
        <table:table-row table:style-name="ro1">
          <table:table-cell/>
          <table:table-cell office:value-type="string" calcext:value-type="string">
            <text:p><text:s text:c="12"/>&lt;li data-id="playthrough_6_59" class="f_none"&gt;Follow the path and once you're in an open area turn right and enter the structure to get to the Farron Keep Perimeter bonfire&lt;/li&gt;</text:p>
          </table:table-cell>
          <table:table-cell table:number-columns-repeated="18"/>
        </table:table-row>
        <table:table-row table:style-name="ro1">
          <table:table-cell/>
          <table:table-cell office:value-type="string" calcext:value-type="string">
            <text:p><text:s text:c="12"/>&lt;li data-id="playthrough_6_60" class="f_tit"&gt;Take the path farther into the structure to encounter a Ravenous Crystal Lizard who drops &lt;a href="http://darksouls3.wiki.fextralife.com/Titanite+Scale"&gt;Titanite Scale&amp;nbsp;x2&lt;/a&gt;&lt;/li&gt;</text:p>
          </table:table-cell>
          <table:table-cell table:number-columns-repeated="18"/>
        </table:table-row>
        <table:table-row table:style-name="ro1">
          <table:table-cell/>
          <table:table-cell office:value-type="string" calcext:value-type="string">
            <text:p><text:s text:c="12"/>&lt;li data-id="playthrough_6_61" class="f_sorc"&gt;Right next to him is the &lt;a href="http://darksouls3.wiki.fextralife.com/Great+Magic+Weapon"&gt;Great Magic Weapon&lt;/a&gt; sorcery&lt;/li&gt;</text:p>
          </table:table-cell>
          <table:table-cell table:number-columns-repeated="18"/>
        </table:table-row>
        <table:table-row table:style-name="ro1">
          <table:table-cell/>
          <table:table-cell office:value-type="string" calcext:value-type="string">
            <text:p><text:s text:c="12"/>&lt;li data-id="playthrough_6_62" class="f_none"&gt;Open the shortcut back to the Road of Sacrifices&lt;/li&gt;</text:p>
          </table:table-cell>
          <table:table-cell table:number-columns-repeated="18"/>
        </table:table-row>
        <table:table-row table:style-name="ro1">
          <table:table-cell/>
          <table:table-cell office:value-type="string" calcext:value-type="string">
            <text:p><text:s text:c="12"/>&lt;li data-id="playthrough_6_63" class="f_none"&gt;Turn around and go back in direction of the bonfire. After the first set of stairs you can go through the broken wall on the left and drop down&lt;/li&gt;</text:p>
          </table:table-cell>
          <table:table-cell table:number-columns-repeated="18"/>
        </table:table-row>
        <table:table-row table:style-name="ro1">
          <table:table-cell/>
          <table:table-cell office:value-type="string" calcext:value-type="string">
            <text:p><text:s text:c="12"/>&lt;li data-id="playthrough_6_64" class="f_gem f_mirac"&gt;Here you can find &lt;a href="http://darksouls3.wiki.fextralife.com/Atonement"&gt;Atonement&lt;/a&gt; and on the right side of the cliff you can find a &lt;a href="http://darksouls3.wiki.fextralife.com/Hollow+Gem"&gt;Hollow Gem&lt;/a&gt;&lt;/li&gt;</text:p>
          </table:table-cell>
          <table:table-cell table:number-columns-repeated="18"/>
        </table:table-row>
        <table:table-row table:style-name="ro1">
          <table:table-cell/>
          <table:table-cell office:value-type="string" calcext:value-type="string">
            <text:p><text:s text:c="12"/>&lt;li data-id="playthrough_6_76" class="f_gest f_npc f_tome f_miss"&gt;If you want to be able to access &lt;a href="http://darksouls3.wiki.fextralife.com/Yuria+of+Londor"&gt;Yuria of Londor&lt;/a&gt; and the Usurpation of Fire ending, make sure that, before proceeding to fight the Abyss Watchers, you have Drawn Out True Strength 5 times with Yoel and then reload Firelink Shrine so that Yoel dies and Yuria appears. You can talk to her to receive the Dignified Bow gesture and buy the &lt;a href="http://darksouls3.wiki.fextralife.com/Londor+Braille+Divine+Tome"&gt;Londor Braille Divine Tome&lt;/a&gt;&lt;/li&gt;</text:p>
          </table:table-cell>
          <table:table-cell table:number-columns-repeated="18"/>
        </table:table-row>
        <table:table-row table:style-name="ro1">
          <table:table-cell/>
          <table:table-cell office:value-type="string" calcext:value-type="string">
            <text:p><text:s text:c="12"/>&lt;li data-id="playthrough_6_72" class="f_npc f_miss"&gt;Before fighting the Abyss Watchers, remember to give Orbeck the &lt;a href="http://darksouls3.wiki.fextralife.com/Golden+Scroll"&gt;Golden Scroll&lt;/a&gt; and/or &lt;a href="http://darksouls3.wiki.fextralife.com/Sage's+Scroll"&gt;Sage's Scroll&lt;/a&gt;&lt;/li&gt;</text:p>
          </table:table-cell>
          <table:table-cell table:number-columns-repeated="18"/>
        </table:table-row>
        <table:table-row table:style-name="ro1">
          <table:table-cell/>
          <table:table-cell office:value-type="string" calcext:value-type="string">
            <text:p><text:s text:c="12"/>&lt;li data-id="playthrough_6_77" class="f_gest f_npc f_ring f_miss"&gt;Buy Aural Decoy, Farron Flashsword, Pestilent Mist, and Spook from Orbeck. Then talk to him multiple times to obtain the &lt;a href="http://darksouls3.wiki.fextralife.com/Young+Dragon+Ring"&gt;Young Dragon Ring&lt;/a&gt;, the Silent Ally gesture, and the &lt;a href="http://darksouls3.wiki.fextralife.com/Slumbering+Dragoncrest+Ring"&gt;Slumbering Dragoncrest Ring&lt;/a&gt;&lt;/li&gt;</text:p>
          </table:table-cell>
          <table:table-cell table:number-columns-repeated="18"/>
        </table:table-row>
        <table:table-row table:style-name="ro1">
          <table:table-cell/>
          <table:table-cell office:value-type="string" calcext:value-type="string">
            <text:p><text:s text:c="12"/>&lt;li data-id="playthrough_6_65" class="f_none"&gt;Go back to the Farron Keep Perimeter bonfire and leave the building&lt;/li&gt;</text:p>
          </table:table-cell>
          <table:table-cell table:number-columns-repeated="18"/>
        </table:table-row>
        <table:table-row table:style-name="ro1">
          <table:table-cell/>
          <table:table-cell office:value-type="string" calcext:value-type="string">
            <text:p><text:s text:c="12"/>&lt;li data-id="playthrough_6_66" class="f_misc"&gt;To the right of the Ghrus you can find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6_67" class="f_misc"&gt;Go up the right side and on the hill you will find &lt;a href="http://darksouls3.wiki.fextralife.com/Black+Bug+Pellet"&gt;Black Bug Pellet&amp;nbsp;x3&lt;/a&gt;&lt;/li&gt;</text:p>
          </table:table-cell>
          <table:table-cell table:number-columns-repeated="18"/>
        </table:table-row>
        <table:table-row table:style-name="ro1">
          <table:table-cell/>
          <table:table-cell office:value-type="string" calcext:value-type="string">
            <text:p><text:s text:c="12"/>&lt;li data-id="playthrough_6_68" class="f_boss f_gest f_npc f_miss"&gt;You can summon &lt;a href="http://darksouls3.wiki.fextralife.com/Yellowfinger+Heysel"&gt;Yellowfinger Heysel&lt;/a&gt; in Farron Keep right after the Keep Ruins bonfire, but only if you have offered a Pale Tongue to Rosaria, which will block you out of Sirris' quest line, so I recommend saving this part for another playthrough. You'll gain the Proper Bow gesture after her summon&lt;/li&gt;</text:p>
          </table:table-cell>
          <table:table-cell table:number-columns-repeated="18"/>
        </table:table-row>
        <table:table-row table:style-name="ro1">
          <table:table-cell/>
          <table:table-cell office:value-type="string" calcext:value-type="string">
            <text:p><text:s text:c="12"/>&lt;li data-id="playthrough_6_69" class="f_boss f_gest f_miss"&gt;&lt;a href="http://darksouls3.wiki.fextralife.com/Black+Hand+Gotthard"&gt;Black Hand Gotthard&lt;/a&gt; can be summoned and will grant you the By My Sword gesture. His summon sign is up the first set of stairs&lt;/li&gt;</text:p>
          </table:table-cell>
          <table:table-cell table:number-columns-repeated="18"/>
        </table:table-row>
        <table:table-row table:style-name="ro1">
          <table:table-cell/>
          <table:table-cell office:value-type="string" calcext:value-type="string">
            <text:p><text:s text:c="12"/>&lt;li data-id="playthrough_6_70" class="f_boss f_miss"&gt;&lt;a href="http://darksouls3.wiki.fextralife.com/Sirris+of+the+Sunless+Realms"&gt;Sirris&lt;/a&gt; can also be summoned here. Her sign is to the left of the mausoleum entrance&lt;/li&gt;</text:p>
          </table:table-cell>
          <table:table-cell table:number-columns-repeated="18"/>
        </table:table-row>
        <table:table-row table:style-name="ro1">
          <table:table-cell/>
          <table:table-cell office:value-type="string" calcext:value-type="string">
            <text:p><text:s text:c="12"/>&lt;li data-id="playthrough_6_71" class="f_boss f_gest f_npc f_miss"&gt;If you are on good terms with Yuria, you can also summon the &lt;a href="http://darksouls3.wiki.fextralife.com/Londor+Pale+Shade"&gt;Londor Pale Shade&lt;/a&gt; and gain the Duel Bow gesture. His summon sign is right next to the Farron Keep Perimeter bonfire. (Note: In order to be able to summon two phantoms at the same time, you have to use &lt;a href="http://darksouls3.wiki.fextralife.com/Dried+Finger"&gt;Dried Finger&lt;/a&gt;. Black Hand Gotthard and Londor Pale Shade can also be summoned for another later fight, so don't worry about getting all the gestures here at once)&lt;/li&gt;</text:p>
          </table:table-cell>
          <table:table-cell table:number-columns-repeated="18"/>
        </table:table-row>
        <table:table-row table:style-name="ro1">
          <table:table-cell/>
          <table:table-cell office:value-type="string" calcext:value-type="string">
            <text:p><text:s text:c="12"/>&lt;li data-id="playthrough_6_73" class="f_boss f_misc"&gt;Defeat the &lt;a href="http://darksouls3.wiki.fextralife.com/Abyss+Watchers"&gt;Abyss Watchers&lt;/a&gt;; receive &lt;a href="http://darksouls3.wiki.fextralife.com/Cinders+of+a+Lord"&gt;Cinders of a Lord&lt;/a&gt;&lt;span class="p"&gt; + &lt;/span&gt;&lt;a href="http://darksouls3.wiki.fextralife.com/Soul+of+the+Blood+of+the+Wolf"&gt;Soul of the Blood of the Wolf&lt;/a&gt;&lt;/li&gt;</text:p>
          </table:table-cell>
          <table:table-cell table:number-columns-repeated="18"/>
        </table:table-row>
        <table:table-row table:style-name="ro1">
          <table:table-cell/>
          <table:table-cell office:value-type="string" calcext:value-type="string">
            <text:p><text:s text:c="12"/>&lt;li data-id="playthrough_6_74" class="f_ring"&gt;If you have collected all the items around the three white birch trees so far, you'll find the &lt;a href="http://darksouls3.wiki.fextralife.com/Hawk+Ring"&gt;Hawk Ring&lt;/a&gt; back where the giant was in Undead Settlement&lt;/li&gt;</text:p>
          </table:table-cell>
          <table:table-cell table:number-columns-repeated="18"/>
        </table:table-row>
        <table:table-row table:style-name="ro1">
          <table:table-cell table:style-name="ce1" office:value-type="string" calcext:value-type="string">
            <text:p>Catacombs_of_Carthus</text:p>
          </table:table-cell>
          <table:table-cell office:value-type="string" calcext:value-type="string">
            <text:p><text:s text:c="3"/></text:p>
          </table:table-cell>
          <table:table-cell table:number-columns-repeated="18"/>
        </table:table-row>
        <table:table-row table:style-name="ro1">
          <table:table-cell/>
          <table:table-cell office:value-type="string" calcext:value-type="string">
            <text:p><text:s/>&lt;li data-id="playthrough_7_1" class="f_npc f_ring f_miss"&gt;Return to Firelink Shrine and talk with Hawkwood to receive the &lt;a href="http://darksouls3.wiki.fextralife.com/Farron+Ring"&gt;Farron Ring&lt;/a&gt;. (If Hawkwood isn't sitting on the stairs inside the Shrine, reload the area until he does)&lt;/li&gt;</text:p>
          </table:table-cell>
          <table:table-cell table:number-columns-repeated="18"/>
        </table:table-row>
        <table:table-row table:style-name="ro1">
          <table:table-cell/>
          <table:table-cell office:value-type="string" calcext:value-type="string">
            <text:p><text:s text:c="12"/>&lt;li data-id="playthrough_7_2" class="f_npc f_weap"&gt;Reload the area, and Hawkwood should no longer be present. &lt;a href="http://darksouls3.wiki.fextralife.com/Hawkwood's+Shield"&gt;Hawkwood's Shield&lt;/a&gt; will be on the ground by a gravestone outside of Firelink Shrine, near where the dog spawns&lt;/li&gt;</text:p>
          </table:table-cell>
          <table:table-cell table:number-columns-repeated="18"/>
        </table:table-row>
        <table:table-row table:style-name="ro1">
          <table:table-cell/>
          <table:table-cell office:value-type="string" calcext:value-type="string">
            <text:p><text:s text:c="12"/>&lt;li data-id="playthrough_7_3" class="f_npc f_miss"&gt;Eygon of Carim should also now be in Firelink Shrine. Exhaust his dialogue now so he is available for a boss fight later on&lt;/li&gt;</text:p>
          </table:table-cell>
          <table:table-cell table:number-columns-repeated="18"/>
        </table:table-row>
        <table:table-row table:style-name="ro1">
          <table:table-cell/>
          <table:table-cell office:value-type="string" calcext:value-type="string">
            <text:p><text:s text:c="12"/>&lt;li data-id="playthrough_7_4" class="f_misc"&gt;Warp back to the Abyss Watchers bonfire, enter the Catacombs of Carthus and on the left side you'll find &lt;a href="http://darksouls3.wiki.fextralife.com/Carthus+Rouge"&gt;Carthus Rouge&amp;nbsp;x2&lt;/a&gt;&lt;/li&gt;</text:p>
          </table:table-cell>
          <table:table-cell table:number-columns-repeated="18"/>
        </table:table-row>
        <table:table-row table:style-name="ro1">
          <table:table-cell/>
          <table:table-cell office:value-type="string" calcext:value-type="string">
            <text:p><text:s text:c="12"/>&lt;li data-id="playthrough_7_35" class="f_ring s_ng++"&gt;The &lt;a href="https://darksouls3.wiki.fextralife.com/Ring+of+Steel+Protection"&gt;Ring of Steel Protection+2&lt;/a&gt; is on a pillar below the bridge&lt;/li&gt;</text:p>
          </table:table-cell>
          <table:table-cell table:number-columns-repeated="18"/>
        </table:table-row>
        <table:table-row table:style-name="ro1">
          <table:table-cell/>
          <table:table-cell office:value-type="string" calcext:value-type="string">
            <text:p><text:s text:c="12"/>&lt;li data-id="playthrough_7_33" class="f_misc"&gt;After crossing the bridge, go up the stairs to the left and then immediately turn around to your right. There is &lt;a href="http://darksouls3.wiki.fextralife.com/Soul+of+a+Nameless+Soldier"&gt;Soul of a Nameless Soldier&lt;/a&gt; at the end of the way&lt;/li&gt;</text:p>
          </table:table-cell>
          <table:table-cell table:number-columns-repeated="18"/>
        </table:table-row>
        <table:table-row table:style-name="ro1">
          <table:table-cell/>
          <table:table-cell office:value-type="string" calcext:value-type="string">
            <text:p><text:s text:c="12"/>&lt;li data-id="playthrough_7_5" class="f_misc"&gt;Turn back the other way, and follow the path down a ladder. At the bottom you'll find another &lt;a href="http://darksouls3.wiki.fextralife.com/Soul+of+a+Nameless+Soldier"&gt;Soul of a Nameless Soldier&lt;/a&gt;&lt;/li&gt;</text:p>
          </table:table-cell>
          <table:table-cell table:number-columns-repeated="18"/>
        </table:table-row>
        <table:table-row table:style-name="ro1">
          <table:table-cell/>
          <table:table-cell office:value-type="string" calcext:value-type="string">
            <text:p><text:s text:c="12"/>&lt;li data-id="playthrough_7_6" class="f_tome"&gt;Follow the path and in the room with the pillars strike the wall on the right side to reveal an illusory wall. Behind it you'll find the &lt;a href="http://darksouls3.wiki.fextralife.com/Carthus+Pyromancy+Tome"&gt;Carthus Pyromancy Tome&lt;/a&gt;&lt;/li&gt;</text:p>
          </table:table-cell>
          <table:table-cell table:number-columns-repeated="18"/>
        </table:table-row>
        <table:table-row table:style-name="ro1">
          <table:table-cell/>
          <table:table-cell office:value-type="string" calcext:value-type="string">
            <text:p><text:s text:c="12"/>&lt;li data-id="playthrough_7_7" class="f_gem"&gt;Back in the pillar room you can find a &lt;a href="http://darksouls3.wiki.fextralife.com/Sharp+Gem"&gt;Sharp Gem&lt;/a&gt; on the right side&lt;/li&gt;</text:p>
          </table:table-cell>
          <table:table-cell table:number-columns-repeated="18"/>
        </table:table-row>
        <table:table-row table:style-name="ro1">
          <table:table-cell/>
          <table:table-cell office:value-type="string" calcext:value-type="string">
            <text:p><text:s text:c="12"/>&lt;li data-id="playthrough_7_8" class="f_tit"&gt;In the next room you'll find &lt;a href="http://darksouls3.wiki.fextralife.com/Titanite+Shard"&gt;Titanite Shard&amp;nbsp;x2&lt;/a&gt; in the leftmost corner&lt;/li&gt;</text:p>
          </table:table-cell>
          <table:table-cell table:number-columns-repeated="18"/>
        </table:table-row>
        <table:table-row table:style-name="ro1">
          <table:table-cell/>
          <table:table-cell office:value-type="string" calcext:value-type="string">
            <text:p><text:s text:c="12"/>&lt;li data-id="playthrough_7_9" class="f_npc"&gt;Before heading down the giant staircase that a skeleton ball will eventually begin to roll up and down, there will be a hallway to the left you can take. Head down this way and you'll eventually run into Anri, who claims to be looking for Horace. Exhaust the dialogue&lt;/li&gt;</text:p>
          </table:table-cell>
          <table:table-cell table:number-columns-repeated="18"/>
        </table:table-row>
        <table:table-row table:style-name="ro1">
          <table:table-cell/>
          <table:table-cell office:value-type="string" calcext:value-type="string">
            <text:p><text:s text:c="12"/>&lt;li data-id="playthrough_7_10" class="f_misc f_tit"&gt;Head out onto the platform next to Anri, kill a Crystal Lizard for a &lt;a href="http://darksouls3.wiki.fextralife.com/Twinkling+Titanite"&gt;Twinkling Titanite&lt;/a&gt;, and grab &lt;a href="http://darksouls3.wiki.fextralife.com/Bloodred+Moss+Clump"&gt;Bloodred Moss Clump&amp;nbsp;x3&lt;/a&gt; on the right side&lt;/li&gt;</text:p>
          </table:table-cell>
          <table:table-cell table:number-columns-repeated="18"/>
        </table:table-row>
        <table:table-row table:style-name="ro1">
          <table:table-cell/>
          <table:table-cell office:value-type="string" calcext:value-type="string">
            <text:p><text:s text:c="12"/>&lt;li data-id="playthrough_7_11" class="f_misc"&gt;Go back to the giant staircase and on the left side is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7_12" class="f_bone"&gt;Once arriving at the bottom of the giant staircase, you'll notice a skeleton with a hat on its head hiding right in the corner of the next room. Kill it and the next time the skeleton ball hits the bottom gate, it'll explode and reveal an &lt;a href="http://darksouls3.wiki.fextralife.com/Undead+Bone+Shard"&gt;Undead Bone Shard&lt;/a&gt;&lt;/li&gt;</text:p>
          </table:table-cell>
          <table:table-cell table:number-columns-repeated="18"/>
        </table:table-row>
        <table:table-row table:style-name="ro1">
          <table:table-cell/>
          <table:table-cell office:value-type="string" calcext:value-type="string">
            <text:p><text:s text:c="12"/>&lt;li data-id="playthrough_7_13" class="f_ring"&gt;In the next hallway you can find the &lt;a href="http://darksouls3.wiki.fextralife.com/Carthus+Milkring"&gt;Carthus Milkring&lt;/a&gt; on the right side behind some big vases&lt;/li&gt;</text:p>
          </table:table-cell>
          <table:table-cell table:number-columns-repeated="18"/>
        </table:table-row>
        <table:table-row table:style-name="ro1">
          <table:table-cell/>
          <table:table-cell office:value-type="string" calcext:value-type="string">
            <text:p><text:s text:c="12"/>&lt;li data-id="playthrough_7_34" class="f_ring s_ng+"&gt;The &lt;a href="https://darksouls3.wiki.fextralife.com/Thunder+Stoneplate+Ring"&gt;Thunder Stoneplate Ring+1&lt;/a&gt; is also between these vases&lt;/li&gt;</text:p>
          </table:table-cell>
          <table:table-cell table:number-columns-repeated="18"/>
        </table:table-row>
        <table:table-row table:style-name="ro1">
          <table:table-cell/>
          <table:table-cell office:value-type="string" calcext:value-type="string">
            <text:p><text:s text:c="12"/>&lt;li data-id="playthrough_7_14" class="f_misc"&gt;On the corpse in the bone-ridden hallway is a &lt;a href="http://darksouls3.wiki.fextralife.com/Large+Soul+of+an+Unknown+Traveler"&gt;Large Soul of an Unknown Traveler&lt;/a&gt;. At the end of the hallway is an &lt;a href="http://darksouls3.wiki.fextralife.com/Ember"&gt;Ember&lt;/a&gt;. (Be careful, there is a hole in the ground)&lt;/li&gt;</text:p>
          </table:table-cell>
          <table:table-cell table:number-columns-repeated="18"/>
        </table:table-row>
        <table:table-row table:style-name="ro1">
          <table:table-cell/>
          <table:table-cell office:value-type="string" calcext:value-type="string">
            <text:p><text:s text:c="12"/>&lt;li data-id="playthrough_7_15" class="f_tit"&gt;In the corner where the second skeleton ball spawns i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7_16" class="f_none"&gt;Activate the Catacombs of Carthus bonfire in the left hallway&lt;/li&gt;</text:p>
          </table:table-cell>
          <table:table-cell table:number-columns-repeated="18"/>
        </table:table-row>
        <table:table-row table:style-name="ro1">
          <table:table-cell/>
          <table:table-cell office:value-type="string" calcext:value-type="string">
            <text:p><text:s text:c="12"/>&lt;li data-id="playthrough_7_17" class="f_tit"&gt;Go down the stairs, turn right and right again to get to a hallway with &lt;a href="http://darksouls3.wiki.fextralife.com/Skeleton+Wheel"&gt;Skeleton Wheels&lt;/a&gt;. On the left wall is &lt;a href="http://darksouls3.wiki.fextralife.com/Titanite+Shard"&gt;Titanite Shard&amp;nbsp;x2&lt;/a&gt;&lt;/li&gt;</text:p>
          </table:table-cell>
          <table:table-cell table:number-columns-repeated="18"/>
        </table:table-row>
        <table:table-row table:style-name="ro1">
          <table:table-cell/>
          <table:table-cell office:value-type="string" calcext:value-type="string">
            <text:p><text:s text:c="12"/>&lt;li data-id="playthrough_7_18" class="f_ring"&gt;At the end of the hallway you will find the &lt;a href="http://darksouls3.wiki.fextralife.com/Carthus+Bloodring"&gt;Carthus Bloodring&lt;/a&gt;&lt;/li&gt;</text:p>
          </table:table-cell>
          <table:table-cell table:number-columns-repeated="18"/>
        </table:table-row>
        <table:table-row table:style-name="ro1">
          <table:table-cell/>
          <table:table-cell office:value-type="string" calcext:value-type="string">
            <text:p><text:s text:c="12"/>&lt;li data-id="playthrough_7_19" class="f_tit"&gt;Go back to the main room to find &lt;a href="http://darksouls3.wiki.fextralife.com/Titanite+Shard"&gt;Titanite Shard&amp;nbsp;x2&lt;/a&gt; on a corpse that is lying by a pillar&lt;/li&gt;</text:p>
          </table:table-cell>
          <table:table-cell table:number-columns-repeated="18"/>
        </table:table-row>
        <table:table-row table:style-name="ro1">
          <table:table-cell/>
          <table:table-cell office:value-type="string" calcext:value-type="string">
            <text:p><text:s text:c="12"/>&lt;li data-id="playthrough_7_20" class="f_ash"&gt;To the right of the corpse is an illusory wall. Hit it and go up the stairs to find the &lt;a href="http://darksouls3.wiki.fextralife.com/Grave+Warden's+Ashes"&gt;Grave Warden's Ashes&lt;/a&gt;&lt;/li&gt;</text:p>
          </table:table-cell>
          <table:table-cell table:number-columns-repeated="18"/>
        </table:table-row>
        <table:table-row table:style-name="ro1">
          <table:table-cell/>
          <table:table-cell office:value-type="string" calcext:value-type="string">
            <text:p><text:s text:c="12"/>&lt;li data-id="playthrough_7_21" class="f_tit"&gt;Turn around and go towards the other side, finding a &lt;a href="http://darksouls3.wiki.fextralife.com/Large+Titanite+Shard"&gt;Large Titanite Shard&lt;/a&gt; on the right side&lt;/li&gt;</text:p>
          </table:table-cell>
          <table:table-cell table:number-columns-repeated="18"/>
        </table:table-row>
        <table:table-row table:style-name="ro1">
          <table:table-cell/>
          <table:table-cell office:value-type="string" calcext:value-type="string">
            <text:p><text:s text:c="12"/>&lt;li data-id="playthrough_7_22" class="f_gem"&gt;Kill the skeleton with the hat and the skeleton ball will break revealing a &lt;a href="http://darksouls3.wiki.fextralife.com/Dark+Gem"&gt;Dark Gem&lt;/a&gt;&lt;/li&gt;</text:p>
          </table:table-cell>
          <table:table-cell table:number-columns-repeated="18"/>
        </table:table-row>
        <table:table-row table:style-name="ro1">
          <table:table-cell/>
          <table:table-cell office:value-type="string" calcext:value-type="string">
            <text:p><text:s text:c="12"/>&lt;li data-id="playthrough_7_23" class="f_misc"&gt;Stay on the second level and you'll find &lt;a href="http://darksouls3.wiki.fextralife.com/Carthus+Rouge"&gt;Carthus Rouge&amp;nbsp;x3&lt;/a&gt; next to the archer skeleton&lt;/li&gt;</text:p>
          </table:table-cell>
          <table:table-cell table:number-columns-repeated="18"/>
        </table:table-row>
        <table:table-row table:style-name="ro1">
          <table:table-cell/>
          <table:table-cell office:value-type="string" calcext:value-type="string">
            <text:p><text:s text:c="12"/>&lt;li data-id="playthrough_7_24" class="f_gem"&gt;Go down to the pillar room and head inside the tunnel just past the illusory wall to find a Crystal Lizard who drops a &lt;a href="http://darksouls3.wiki.fextralife.com/Fire+Gem"&gt;Fire Gem&lt;/a&gt;&lt;/li&gt;</text:p>
          </table:table-cell>
          <table:table-cell table:number-columns-repeated="18"/>
        </table:table-row>
        <table:table-row table:style-name="ro1">
          <table:table-cell/>
          <table:table-cell office:value-type="string" calcext:value-type="string">
            <text:p><text:s text:c="12"/>&lt;li data-id="playthrough_7_25" class="f_misc"&gt;Exit the tunnel to find &lt;a href="http://darksouls3.wiki.fextralife.com/Yellow+Bug+Pellet"&gt;Yellow Bug Pellet&amp;nbsp;x3&lt;/a&gt; on the left side&lt;/li&gt;</text:p>
          </table:table-cell>
          <table:table-cell table:number-columns-repeated="18"/>
        </table:table-row>
        <table:table-row table:style-name="ro1">
          <table:table-cell/>
          <table:table-cell office:value-type="string" calcext:value-type="string">
            <text:p><text:s text:c="12"/>&lt;li data-id="playthrough_7_26" class="f_misc"&gt;Go to the gate with the skeletons to find a &lt;a href="http://darksouls3.wiki.fextralife.com/Large+Soul+of+a+Nameless+Soldier"&gt;Large Soul of a Nameless Soldier&lt;/a&gt; and &lt;a href="http://darksouls3.wiki.fextralife.com/Black+Bug+Pellet"&gt;Black Bug Pellet&amp;nbsp;x2&lt;/a&gt;&lt;/li&gt;</text:p>
          </table:table-cell>
          <table:table-cell table:number-columns-repeated="18"/>
        </table:table-row>
        <table:table-row table:style-name="ro1">
          <table:table-cell/>
          <table:table-cell office:value-type="string" calcext:value-type="string">
            <text:p><text:s text:c="12"/>&lt;li data-id="playthrough_7_27" class="f_misc"&gt;Open the gate and get the &lt;a href="http://darksouls3.wiki.fextralife.com/Ember"&gt;Ember&lt;/a&gt; on the other side&lt;/li&gt;</text:p>
          </table:table-cell>
          <table:table-cell table:number-columns-repeated="18"/>
        </table:table-row>
        <table:table-row table:style-name="ro1">
          <table:table-cell/>
          <table:table-cell office:value-type="string" calcext:value-type="string">
            <text:p><text:s text:c="12"/>&lt;li data-id="playthrough_7_28" class="f_npc f_gest f_ring f_miss"&gt;Go through the tunnel that leads to the main pillar room. If you're embered, you'll be invaded by &lt;a href="http://darksouls3.wiki.fextralife.com/Knight+Slayer+Tsorig"&gt;Knight Slayer Tsorig&lt;/a&gt;. Regardless of who wins the fight, you will receive the My Thanks! gesture. Defeating him will grant you the &lt;a href="http://darksouls3.wiki.fextralife.com/Knight+Slayer's+Ring"&gt;Knight Slayer's Ring&lt;/a&gt;&lt;/li&gt;</text:p>
          </table:table-cell>
          <table:table-cell table:number-columns-repeated="18"/>
        </table:table-row>
        <table:table-row table:style-name="ro1">
          <table:table-cell/>
          <table:table-cell office:value-type="string" calcext:value-type="string">
            <text:p><text:s text:c="12"/>&lt;li data-id="playthrough_7_29" class="f_npc"&gt;Turn around and just before the bridge go right and follow the path to Anri. Once again you'll be asked whether you have found Horace. You haven't yet, but we're about to. Be sure to exhaust the dialogue&lt;/li&gt;</text:p>
          </table:table-cell>
          <table:table-cell table:number-columns-repeated="18"/>
        </table:table-row>
        <table:table-row table:style-name="ro1">
          <table:table-cell/>
          <table:table-cell office:value-type="string" calcext:value-type="string">
            <text:p><text:s text:c="12"/>&lt;li data-id="playthrough_7_30" class="f_none"&gt;Get down to the left of Anri and follow to the path the next boss&lt;/li&gt;</text:p>
          </table:table-cell>
          <table:table-cell table:number-columns-repeated="18"/>
        </table:table-row>
        <table:table-row table:style-name="ro1">
          <table:table-cell/>
          <table:table-cell office:value-type="string" calcext:value-type="string">
            <text:p><text:s text:c="12"/>&lt;li data-id="playthrough_7_31" class="f_boss f_misc"&gt;Defeat &lt;a href="http://darksouls3.wiki.fextralife.com/High+Lord+Wolnir"&gt;High Lord Wolnir&lt;/a&gt;; receive &lt;a href="http://darksouls3.wiki.fextralife.com/Soul+of+High+Lord+Wolnir"&gt;Soul of High Lord Wolnir&lt;/a&gt;&lt;/li&gt;</text:p>
          </table:table-cell>
          <table:table-cell table:number-columns-repeated="18"/>
        </table:table-row>
        <table:table-row table:style-name="ro1">
          <table:table-cell/>
          <table:table-cell office:value-type="string" calcext:value-type="string">
            <text:p><text:s text:c="12"/>&lt;li data-id="playthrough_7_32" class="f_tome"&gt;During the battle you had an opportunity to grab the &lt;a href="http://darksouls3.wiki.fextralife.com/Grave+Warden+Pyromancy+Tome"&gt;Grave Warden Pyromancy Tome&lt;/a&gt;, but should you have not picked it up then it can now be found in the far left corner of the goblet room. Cornyx can't read this pyromancy tome, so you'll have to wait until you free Karla to turn it in&lt;/li&gt;</text:p>
          </table:table-cell>
          <table:table-cell table:number-columns-repeated="18"/>
        </table:table-row>
        <table:table-row table:style-name="ro1">
          <table:table-cell table:style-name="ce1" office:value-type="string" calcext:value-type="string">
            <text:p>Smouldering_Lake</text:p>
          </table:table-cell>
          <table:table-cell office:value-type="string" calcext:value-type="string">
            <text:p><text:s/></text:p>
          </table:table-cell>
          <table:table-cell table:number-columns-repeated="18"/>
        </table:table-row>
        <table:table-row table:style-name="ro1">
          <table:table-cell/>
          <table:table-cell office:value-type="string" calcext:value-type="string">
            <text:p><text:s/>&lt;li data-id="playthrough_14_1" class="f_none"&gt;From the High Lord Wolnir bonfire go back to the bridge and hit the supports to create a ladder&lt;/li&gt;</text:p>
          </table:table-cell>
          <table:table-cell table:number-columns-repeated="18"/>
        </table:table-row>
        <table:table-row table:style-name="ro1">
          <table:table-cell/>
          <table:table-cell office:value-type="string" calcext:value-type="string">
            <text:p><text:s text:c="12"/>&lt;li data-id="playthrough_14_2" class="f_misc"&gt;Head down to find a room with a &lt;a href="http://darksouls3.wiki.fextralife.com/Demon"&gt;Demon&lt;/a&gt; who drops a &lt;a href="http://darksouls3.wiki.fextralife.com/Soul+of+a+Demon"&gt;Soul of a Demon&lt;/a&gt; after killing him&lt;/li&gt;</text:p>
          </table:table-cell>
          <table:table-cell table:number-columns-repeated="18"/>
        </table:table-row>
        <table:table-row table:style-name="ro1">
          <table:table-cell/>
          <table:table-cell office:value-type="string" calcext:value-type="string">
            <text:p><text:s text:c="12"/>&lt;li data-id="playthrough_14_3" class="f_weap"&gt;In the same room on the top level is a Mimic which drops the &lt;a href="http://darksouls3.wiki.fextralife.com/Black+Blade"&gt;Black Blade&lt;/a&gt;&lt;/li&gt;</text:p>
          </table:table-cell>
          <table:table-cell table:number-columns-repeated="18"/>
        </table:table-row>
        <table:table-row table:style-name="ro1">
          <table:table-cell/>
          <table:table-cell office:value-type="string" calcext:value-type="string">
            <text:p><text:s text:c="12"/>&lt;li data-id="playthrough_14_4" class="f_misc f_tit"&gt;Go down the stairs to find &lt;a href="http://darksouls3.wiki.fextralife.com/Large+Titanite+Shard"&gt;Large Titanite Shard&lt;/a&gt; and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14_5" class="f_arm f_ring"&gt;Go down the stairs to find &lt;a href="http://darksouls3.wiki.fextralife.com/Old+Sage's+Blindfold"&gt;Old Sage's Blindfold&lt;/a&gt;&lt;span class="p"&gt; + &lt;/span&gt;&lt;a href="http://darksouls3.wiki.fextralife.com/Witch's+Ring"&gt;Witch's Ring&lt;/a&gt;&lt;/li&gt;</text:p>
          </table:table-cell>
          <table:table-cell table:number-columns-repeated="18"/>
        </table:table-row>
        <table:table-row table:style-name="ro1">
          <table:table-cell/>
          <table:table-cell office:value-type="string" calcext:value-type="string">
            <text:p><text:s text:c="12"/>&lt;li data-id="playthrough_14_6" class="f_none"&gt;Activate the Abandoned Tomb bonfire&lt;/li&gt;</text:p>
          </table:table-cell>
          <table:table-cell table:number-columns-repeated="18"/>
        </table:table-row>
        <table:table-row table:style-name="ro1">
          <table:table-cell/>
          <table:table-cell office:value-type="string" calcext:value-type="string">
            <text:p><text:s text:c="12"/>&lt;li data-id="playthrough_14_7" class="f_bone f_mirac"&gt;When heading towards the Old Demon King fog door, a Carthus Sandworm will appear out of the ground. Align the worm between the ballista and yourself, such that the ballista kills the worm while you are standing in a terrain safe spot. You'll gain &lt;a href="http://darksouls3.wiki.fextralife.com/Lightning+Stake"&gt;Lightning Stake&lt;/a&gt;&lt;span class="p"&gt; + &lt;/span&gt;&lt;a href="http://darksouls3.wiki.fextralife.com/Undead+Bone+Shard"&gt;Undead Bone Shard&lt;/a&gt;&lt;/li&gt;</text:p>
          </table:table-cell>
          <table:table-cell table:number-columns-repeated="18"/>
        </table:table-row>
        <table:table-row table:style-name="ro1">
          <table:table-cell/>
          <table:table-cell office:value-type="string" calcext:value-type="string">
            <text:p><text:s text:c="12"/>&lt;li data-id="playthrough_14_8" class="f_tit f_weap"&gt;Around the front part of the lake you will find the &lt;a href="http://darksouls3.wiki.fextralife.com/Shield+of+Want"&gt;Shield of Want&lt;/a&gt; as well as 5 pickups containing one &lt;a href="http://darksouls3.wiki.fextralife.com/Large+Titanite+Shard"&gt;Large Titanite Shard&lt;/a&gt; each&lt;/li&gt;</text:p>
          </table:table-cell>
          <table:table-cell table:number-columns-repeated="18"/>
        </table:table-row>
        <table:table-row table:style-name="ro1">
          <table:table-cell/>
          <table:table-cell office:value-type="string" calcext:value-type="string">
            <text:p><text:s text:c="12"/>&lt;li data-id="playthrough_14_9" class="f_ring"&gt;Obtain the &lt;a href="http://darksouls3.wiki.fextralife.com/Speckled+Stoneplate+Ring"&gt;Speckled Stoneplate Ring&lt;/a&gt; which is located on a corpse in Smouldering Lake behind a brick wall. Go along the left wall when looking from the fog door to find the wall. You will need to trick the ballista into destroying the brick wall&lt;/li&gt;</text:p>
          </table:table-cell>
          <table:table-cell table:number-columns-repeated="18"/>
        </table:table-row>
        <table:table-row table:style-name="ro1">
          <table:table-cell/>
          <table:table-cell office:value-type="string" calcext:value-type="string">
            <text:p><text:s text:c="12"/>&lt;li data-id="playthrough_14_10" class="f_gem"&gt;Follow the left wall farther into the lake to find a &lt;a href="http://darksouls3.wiki.fextralife.com/Chaos+Gem"&gt;Chaos Gem&lt;/a&gt; and around the middle of the lake you will see a brick floor; stand on it to trick the ballista into destroying the floor to unlock a shortcut but do not decend into it&lt;/li&gt;</text:p>
          </table:table-cell>
          <table:table-cell table:number-columns-repeated="18"/>
        </table:table-row>
        <table:table-row table:style-name="ro1">
          <table:table-cell/>
          <table:table-cell office:value-type="string" calcext:value-type="string">
            <text:p><text:s text:c="12"/>&lt;li data-id="playthrough_14_11" class="f_tit"&gt;Go up the slope to the right of the fog door for another &lt;a href="http://darksouls3.wiki.fextralife.com/Large+Titanite+Shard"&gt;Large Titanite Shard&lt;/a&gt; as well as the Demon Ruins bonfire down the stairs&lt;/li&gt;</text:p>
          </table:table-cell>
          <table:table-cell table:number-columns-repeated="18"/>
        </table:table-row>
        <table:table-row table:style-name="ro1">
          <table:table-cell/>
          <table:table-cell office:value-type="string" calcext:value-type="string">
            <text:p><text:s text:c="12"/>&lt;li data-id="playthrough_14_12" class="f_misc"&gt;On the top floor go into the left corner to find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4_13" class="f_misc f_estus"&gt;Go right and fight some Grus to find an &lt;a href="http://darksouls3.wiki.fextralife.com/Ember"&gt;Ember&lt;/a&gt;. From here you can see an item, an &lt;a href="http://darksouls3.wiki.fextralife.com/Estus+Shard"&gt;Estus Shard&lt;/a&gt;. It's not recommended to jump for it, we'll get it later&lt;/li&gt;</text:p>
          </table:table-cell>
          <table:table-cell table:number-columns-repeated="18"/>
        </table:table-row>
        <table:table-row table:style-name="ro1">
          <table:table-cell/>
          <table:table-cell office:value-type="string" calcext:value-type="string">
            <text:p><text:s text:c="12"/>&lt;li data-id="playthrough_14_14" class="f_bone"&gt;Head back into the first room, go down the stairs and in the back left you'll find another &lt;a href="http://darksouls3.wiki.fextralife.com/Undead+Bone+Shard"&gt;Undead Bone Shard&lt;/a&gt;&lt;/li&gt;</text:p>
          </table:table-cell>
          <table:table-cell table:number-columns-repeated="18"/>
        </table:table-row>
        <table:table-row table:style-name="ro1">
          <table:table-cell/>
          <table:table-cell office:value-type="string" calcext:value-type="string">
            <text:p><text:s text:c="12"/>&lt;li data-id="playthrough_14_15" class="f_weap"&gt;In this room take the left hallway on the other side (not the one with the rat). Hit the illusory wall at the end and pick up the &lt;a href="http://darksouls3.wiki.fextralife.com/Black+Knight+Sword"&gt;Black Knight Sword&lt;/a&gt;&lt;/li&gt;</text:p>
          </table:table-cell>
          <table:table-cell table:number-columns-repeated="18"/>
        </table:table-row>
        <table:table-row table:style-name="ro1">
          <table:table-cell/>
          <table:table-cell office:value-type="string" calcext:value-type="string">
            <text:p><text:s text:c="12"/>&lt;li data-id="playthrough_14_38" class="f_ring s_ng++"&gt;The &lt;a href="https://darksouls3.wiki.fextralife.com/Flame+Stoneplate+Ring"&gt;Flame Stoneplate Ring+2&lt;/a&gt; is in a corner&lt;/li&gt;</text:p>
          </table:table-cell>
          <table:table-cell table:number-columns-repeated="18"/>
        </table:table-row>
        <table:table-row table:style-name="ro1">
          <table:table-cell/>
          <table:table-cell office:value-type="string" calcext:value-type="string">
            <text:p><text:s text:c="12"/>&lt;li data-id="playthrough_14_16" class="f_misc"&gt;Go out, right and follow this way until you get to a room with some stairs. Take a left before the stairs, then right to find an &lt;a href="http://darksouls3.wiki.fextralife.com/Ember"&gt;Ember&lt;/a&gt;. Now go up the stairs to find the Old King's Antechamber bonfire&lt;/li&gt;</text:p>
          </table:table-cell>
          <table:table-cell table:number-columns-repeated="18"/>
        </table:table-row>
        <table:table-row table:style-name="ro1">
          <table:table-cell/>
          <table:table-cell office:value-type="string" calcext:value-type="string">
            <text:p><text:s text:c="12"/>&lt;li data-id="playthrough_14_17" class="f_gem"&gt;From the bonfire go into the nearest hallway and follow the right path until you find a Crystal Lizard who drops a &lt;a href="http://darksouls3.wiki.fextralife.com/Chaos+Gem"&gt;Chaos Gem&lt;/a&gt;&lt;/li&gt;</text:p>
          </table:table-cell>
          <table:table-cell table:number-columns-repeated="18"/>
        </table:table-row>
        <table:table-row table:style-name="ro1">
          <table:table-cell/>
          <table:table-cell office:value-type="string" calcext:value-type="string">
            <text:p><text:s text:c="12"/>&lt;li data-id="playthrough_14_18" class="f_tome"&gt;Take the straight path from the Old King's Antchechamber bonfire and you'll find the &lt;a href="http://darksouls3.wiki.fextralife.com/Izalith+Pyromancy+Tome"&gt;Izalith Pyromancy Tome&lt;/a&gt; on the ground&lt;/li&gt;</text:p>
          </table:table-cell>
          <table:table-cell table:number-columns-repeated="18"/>
        </table:table-row>
        <table:table-row table:style-name="ro1">
          <table:table-cell/>
          <table:table-cell office:value-type="string" calcext:value-type="string">
            <text:p><text:s text:c="12"/>&lt;li data-id="playthrough_14_19" class="f_estus"&gt;In the Old King's Antechamber there is an illusory wall to the right of the stairs in the corner. Activate it and then move down the hallway that has loads of Writhing Rotten Flesh enemies on the ceiling and grab the &lt;a href="http://darksouls3.wiki.fextralife.com/Estus+Shard"&gt;Estus Shard&lt;/a&gt; on a body at the end&lt;/li&gt;</text:p>
          </table:table-cell>
          <table:table-cell table:number-columns-repeated="18"/>
        </table:table-row>
        <table:table-row table:style-name="ro1">
          <table:table-cell/>
          <table:table-cell office:value-type="string" calcext:value-type="string">
            <text:p><text:s text:c="12"/>&lt;li data-id="playthrough_14_20" class="f_none"&gt;Turn around and take the left to get back into the main room. From here go into the hallway that is in the left corner (the one with the rat)&lt;/li&gt;</text:p>
          </table:table-cell>
          <table:table-cell table:number-columns-repeated="18"/>
        </table:table-row>
        <table:table-row table:style-name="ro1">
          <table:table-cell/>
          <table:table-cell office:value-type="string" calcext:value-type="string">
            <text:p><text:s text:c="12"/>&lt;li data-id="playthrough_14_21" class="f_tome"&gt;Take the right before the rat, hit the illusory wall straight ahead. Take a left and pick up the &lt;a href="http://darksouls3.wiki.fextralife.com/Quelana+Pyromancy+Tome"&gt;Quelana Pyromancy Tome&lt;/a&gt;. Only Karla can read this tome&lt;/li&gt;</text:p>
          </table:table-cell>
          <table:table-cell table:number-columns-repeated="18"/>
        </table:table-row>
        <table:table-row table:style-name="ro1">
          <table:table-cell/>
          <table:table-cell office:value-type="string" calcext:value-type="string">
            <text:p><text:s text:c="12"/>&lt;li data-id="playthrough_14_22" class="f_pyro f_weap"&gt;In the lava-filled room right next to the tome you can find &lt;a href="http://darksouls3.wiki.fextralife.com/Toxic+Mist"&gt;Toxic Mist&lt;/a&gt; and &lt;a href="http://darksouls3.wiki.fextralife.com/White+Hair+Talisman"&gt;White Hair Talisman&lt;/a&gt;&lt;/li&gt;</text:p>
          </table:table-cell>
          <table:table-cell table:number-columns-repeated="18"/>
        </table:table-row>
        <table:table-row table:style-name="ro1">
          <table:table-cell/>
          <table:table-cell office:value-type="string" calcext:value-type="string">
            <text:p><text:s text:c="12"/>&lt;li data-id="playthrough_14_23" class="f_tit"&gt;Head back and keep on taking right turns until you reach a hallway downstairs with a big rat. Reveal an illusory wall on the left side of this hallway and grab &lt;a href="http://darksouls3.wiki.fextralife.com/Large+Titanite+Shard"&gt;Large Titanite Shard&amp;nbsp;x3&lt;/a&gt; from a chest&lt;/li&gt;</text:p>
          </table:table-cell>
          <table:table-cell table:number-columns-repeated="18"/>
        </table:table-row>
        <table:table-row table:style-name="ro1">
          <table:table-cell/>
          <table:table-cell office:value-type="string" calcext:value-type="string">
            <text:p><text:s text:c="12"/>&lt;li data-id="playthrough_14_24" class="f_weap"&gt;Behind the chest is another illusory wall. Drop down a ledge to get the &lt;a href="http://darksouls3.wiki.fextralife.com/Izalith+Staff"&gt;Izalith Staff&lt;/a&gt;&lt;/li&gt;</text:p>
          </table:table-cell>
          <table:table-cell table:number-columns-repeated="18"/>
        </table:table-row>
        <table:table-row table:style-name="ro1">
          <table:table-cell/>
          <table:table-cell office:value-type="string" calcext:value-type="string">
            <text:p><text:s text:c="12"/>&lt;li data-id="playthrough_14_25" class="f_tit"&gt;In the room with the Basilisks is a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4_26" class="f_gest f_ring f_weap f_miss"&gt;Before going up the stairs take a left when you get to them and you'll encounter &lt;a href="http://darksouls3.wiki.fextralife.com/Knight+Slayer+Tsorig"&gt;Knight Slayer Tsorig&lt;/a&gt;. Regardless of who wins the fight, you will receive the My Thanks! gesture (if you haven't gotten it before). After killing him, he will drop &lt;a href="http://darksouls3.wiki.fextralife.com/Fume+Ultra+Greatsword"&gt;Fume Ultra Greatsword&lt;/a&gt;&lt;span class="p"&gt; + &lt;/span&gt;&lt;a href="http://darksouls3.wiki.fextralife.com/Black+Iron+Greatshield"&gt;Black Iron Greatshield&lt;/a&gt;. If this is your first time defeating him, he will drop the &lt;a href="http://darksouls3.wiki.fextralife.com/Knight+Slayer's+Ring"&gt;Knight Slayer's Ring&lt;/a&gt; as well. Also, the &lt;a href="http://darksouls3.wiki.fextralife.com/Black+Iron+Set"&gt;Black Iron Set&lt;/a&gt; can be obtained via the &lt;a href="http://darksouls3.wiki.fextralife.com/Shrine+Handmaid"&gt;Shrine Handmaid&lt;/a&gt;&lt;/li&gt;</text:p>
          </table:table-cell>
          <table:table-cell table:number-columns-repeated="18"/>
        </table:table-row>
        <table:table-row table:style-name="ro1">
          <table:table-cell/>
          <table:table-cell office:value-type="string" calcext:value-type="string">
            <text:p><text:s text:c="12"/>&lt;li data-id="playthrough_14_27" class="f_misc f_pyro"&gt;In this lava room you can get &lt;a href="http://darksouls3.wiki.fextralife.com/Sacred+Flame"&gt;Sacred Flame&lt;/a&gt; and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4_28" class="f_misc"&gt;Go back to the stairs and cross the bridge for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14_29" class="f_weap"&gt;Go up the ladder, then another ladder and drop down to the right to find the &lt;a href="http://darksouls3.wiki.fextralife.com/Dragonrider+Bow"&gt;Dragonrider Bow&lt;/a&gt;&lt;/li&gt;</text:p>
          </table:table-cell>
          <table:table-cell table:number-columns-repeated="18"/>
        </table:table-row>
        <table:table-row table:style-name="ro1">
          <table:table-cell/>
          <table:table-cell office:value-type="string" calcext:value-type="string">
            <text:p><text:s text:c="12"/>&lt;li data-id="playthrough_14_30" class="f_misc"&gt;Exit the tunnel at the top to get back to the Smouldering Lake. Drop down on the left to find &lt;a href="http://darksouls3.wiki.fextralife.com/Homeward+Bone"&gt;Homeward Bone&amp;nbsp;x2&lt;/a&gt; next to the wall&lt;/li&gt;</text:p>
          </table:table-cell>
          <table:table-cell table:number-columns-repeated="18"/>
        </table:table-row>
        <table:table-row table:style-name="ro1">
          <table:table-cell/>
          <table:table-cell office:value-type="string" calcext:value-type="string">
            <text:p><text:s text:c="12"/>&lt;li data-id="playthrough_14_37" class="f_ring s_ng+"&gt;The &lt;a href="https://darksouls3.wiki.fextralife.com/Bloodbite+Ring"&gt;Bloodbite Ring+1&lt;/a&gt; is near the ballista&lt;/li&gt;</text:p>
          </table:table-cell>
          <table:table-cell table:number-columns-repeated="18"/>
        </table:table-row>
        <table:table-row table:style-name="ro1">
          <table:table-cell/>
          <table:table-cell office:value-type="string" calcext:value-type="string">
            <text:p><text:s text:c="12"/>&lt;li data-id="playthrough_14_31" class="f_tit"&gt;After shutting off the ballista, you'll notice some cliffs that you can drop onto that will eventually lead you back to the lake. You'll also land right in front of a cave you haven't explored (you can also get here just by running to the right from the Abandoned Tomb bonfire). Head inside to find two Crystal Lizards who drop &lt;a href="http://darksouls3.wiki.fextralife.com/Twinkling+Titanite"&gt;Twinkling Titanite&lt;/a&gt; and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4_32" class="f_npc f_weap f_miss"&gt;You'll also find Horace, who has succumbed to his Dark Sigils and become hostile. Kill him and he'll drop the &lt;a href="http://darksouls3.wiki.fextralife.com/Llewellyn+Shield"&gt;Llewellyn Shield&lt;/a&gt;. The Shrine Handmaid will also now sell Horace's &lt;a href="http://darksouls3.wiki.fextralife.com/Executioner+Set"&gt;Executioner's Armor Set&lt;/a&gt;&lt;/li&gt;</text:p>
          </table:table-cell>
          <table:table-cell table:number-columns-repeated="18"/>
        </table:table-row>
        <table:table-row table:style-name="ro1">
          <table:table-cell/>
          <table:table-cell office:value-type="string" calcext:value-type="string">
            <text:p><text:s text:c="12"/>&lt;li data-id="playthrough_14_33" class="f_misc f_tit"&gt;Inside here you will also find &lt;a href="http://darksouls3.wiki.fextralife.com/Yellow+Bug+Pellet"&gt;Yellow Bug Pellet&amp;nbsp;x2&lt;/a&gt;, a &lt;a href="http://darksouls3.wiki.fextralife.com/Large+Titanite+Shard"&gt;Large Titanite Shard&lt;/a&gt;, and another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4_34" class="f_npc f_ring f_miss"&gt;If you killed Horace but have not yet defeated High Lord Wolnir, you can go back to the Catacombs and speak with Anri above the wooden bridge. Tell of the Smouldering Lake and you'll be given the &lt;a href="http://darksouls3.wiki.fextralife.com/Ring+of+the+Evil+Eye"&gt;Ring of the Evil Eye&lt;/a&gt;. If Wolnir has already been destroyed, Anri will be gone from the Catacombs and you will be given the ring on your next meeting in Irithyll of the Boreal Valley&lt;/li&gt;</text:p>
          </table:table-cell>
          <table:table-cell table:number-columns-repeated="18"/>
        </table:table-row>
        <table:table-row table:style-name="ro1">
          <table:table-cell/>
          <table:table-cell office:value-type="string" calcext:value-type="string">
            <text:p><text:s text:c="12"/>&lt;li data-id="playthrough_14_35" class="f_arm f_boss f_weap f_miss"&gt;Before fighting the Old Demon King you can summon Knight Slayer Tsorig (next to the Demon Ruins bonfire, if you defeated him in Catacombs of Carthus) and Great Swamp Cuculus (in front of the fog door). If the Great Swamp Cuculus survives the fight, go back to the cage in Undead Settlement you found Cornyx in to receive &lt;a href="http://darksouls3.wiki.fextralife.com/Spotted+Whip"&gt;Spotted Whip&lt;/a&gt;&lt;span class="p"&gt; + &lt;/span&gt;&lt;a href="http://darksouls3.wiki.fextralife.com/Cornyx's+Set"&gt;Cornyx's Set&lt;/a&gt;&lt;/li&gt;</text:p>
          </table:table-cell>
          <table:table-cell table:number-columns-repeated="18"/>
        </table:table-row>
        <table:table-row table:style-name="ro1">
          <table:table-cell/>
          <table:table-cell office:value-type="string" calcext:value-type="string">
            <text:p><text:s text:c="12"/>&lt;li data-id="playthrough_14_36" class="f_boss f_misc"&gt;Defeat the &lt;a href="http://darksouls3.wiki.fextralife.com/Old+Demon+King"&gt;Old Demon King&lt;/a&gt;; receive &lt;a href="http://darksouls3.wiki.fextralife.com/Soul+of+the+Old+Demon+King"&gt;Soul of the Old Demon King&lt;/a&gt;&lt;/li&gt;</text:p>
          </table:table-cell>
          <table:table-cell table:number-columns-repeated="18"/>
        </table:table-row>
        <table:table-row table:style-name="ro1">
          <table:table-cell table:style-name="ce1" office:value-type="string" calcext:value-type="string">
            <text:p>Irithyll_of_the_Boreal_Valley</text:p>
          </table:table-cell>
          <table:table-cell table:number-columns-repeated="19"/>
        </table:table-row>
        <table:table-row table:style-name="ro1">
          <table:table-cell/>
          <table:table-cell office:value-type="string" calcext:value-type="string">
            <text:p><text:s/>&lt;li data-id="playthrough_15_1" class="f_npc f_ring f_weap f_miss"&gt;When first arriving in Irithyll, you'll battle one of &lt;a href="http://darksouls3.wiki.fextralife.com/Sulyvahn's+Beast"&gt;Sulyvahn's Beasts&lt;/a&gt;, which drops &lt;a href="http://darksouls3.wiki.fextralife.com/Pontiff's+Right+Eye"&gt;Pontiff's Right Eye&lt;/a&gt;, and then move through a force field to the Central Irithyll bonfire. If you run past the beast, it will despawn and you will encounter it later in a more challenging area. Light the bonfire and return to the middle of the bridge and Sirris' summon sign should be there if you've been following her quest. Activate it and you'll enter her world and have to fight &lt;a href="http://darksouls3.wiki.fextralife.com/Creighton+the+Wanderer"&gt;Creighton the Wanderer&lt;/a&gt;. After defeating the invader, visit Firelink Shrine and she will give you &lt;a href="http://darksouls3.wiki.fextralife.com/Mail+Breaker"&gt;Blessed Mail Breaker&lt;/a&gt;&lt;span class="p"&gt; + &lt;/span&gt;&lt;a href="http://darksouls3.wiki.fextralife.com/Silvercat+Ring"&gt;Silvercat Ring&lt;/a&gt; for the troubles&lt;/li&gt;</text:p>
          </table:table-cell>
          <table:table-cell table:number-columns-repeated="18"/>
        </table:table-row>
        <table:table-row table:style-name="ro1">
          <table:table-cell/>
          <table:table-cell office:value-type="string" calcext:value-type="string">
            <text:p><text:s text:c="12"/>&lt;li data-id="playthrough_15_2" class="f_misc"&gt;Just before the barrier you will find one &lt;a href="http://darksouls3.wiki.fextralife.com/Homeward+Bone"&gt;Homeward Bone&lt;/a&gt;&lt;/li&gt;</text:p>
          </table:table-cell>
          <table:table-cell table:number-columns-repeated="18"/>
        </table:table-row>
        <table:table-row table:style-name="ro1">
          <table:table-cell/>
          <table:table-cell office:value-type="string" calcext:value-type="string">
            <text:p><text:s text:c="12"/>&lt;li data-id="playthrough_15_3" class="f_misc"&gt;Around the fountain you can find &lt;a href="http://darksouls3.wiki.fextralife.com/Large+Soul+of+a+Nameless+Soldier"&gt;Large Soul of a Nameless Soldier&lt;/a&gt;, &lt;a href="http://darksouls3.wiki.fextralife.com/Rime-blue+Moss+Clump"&gt;Rime-blue Moss Clump&lt;/a&gt;, and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5_4" class="f_misc"&gt;Go up the stairs and to the left on the railing is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5_5" class="f_tit"&gt;Going straight and up the two stairs to the right i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6" class="f_misc"&gt;On the fountain up ahead are &lt;a href="http://darksouls3.wiki.fextralife.com/Budding+Green+Blossom"&gt;Budding Green Blossom&lt;/a&gt; and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15_7" class="f_misc"&gt;A bit farther and to the left next to a tree is &lt;a href="http://darksouls3.wiki.fextralife.com/Rime-blue+Moss+Clump"&gt;Rime-blue Moss Clump&amp;nbsp;x2&lt;/a&gt;&lt;/li&gt;</text:p>
          </table:table-cell>
          <table:table-cell table:number-columns-repeated="18"/>
        </table:table-row>
        <table:table-row table:style-name="ro1">
          <table:table-cell/>
          <table:table-cell office:value-type="string" calcext:value-type="string">
            <text:p><text:s text:c="12"/>&lt;li data-id="playthrough_15_8" class="f_tit"&gt;Go up to the &lt;a href="http://darksouls3.wiki.fextralife.com/Burning+Stake+Witch"&gt;Fire Witch&lt;/a&gt; to get the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9" class="f_tit"&gt;To the left of the main road is a Crystal Lizard who drops a &lt;a href="http://darksouls3.wiki.fextralife.com/Twinkling+Titanite"&gt;Twinkling Titanite&lt;/a&gt;&lt;/li&gt;</text:p>
          </table:table-cell>
          <table:table-cell table:number-columns-repeated="18"/>
        </table:table-row>
        <table:table-row table:style-name="ro1">
          <table:table-cell/>
          <table:table-cell office:value-type="string" calcext:value-type="string">
            <text:p><text:s text:c="12"/>&lt;li data-id="playthrough_15_10" class="f_tit"&gt;Attack the railing to the right of the lizard to reveal a staircase. Go down and to the right i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11" class="f_mirac"&gt;Kill the Evangelist in the area below for &lt;a href="http://darksouls3.wiki.fextralife.com/Dorhy's+Gnawing"&gt;Dorhys' Gnawing&lt;/a&gt;&lt;/li&gt;</text:p>
          </table:table-cell>
          <table:table-cell table:number-columns-repeated="18"/>
        </table:table-row>
        <table:table-row table:style-name="ro1">
          <table:table-cell/>
          <table:table-cell office:value-type="string" calcext:value-type="string">
            <text:p><text:s text:c="12"/>&lt;li data-id="playthrough_15_12" class="f_weap"&gt;Pick up the &lt;a href="http://darksouls3.wiki.fextralife.com/Witchtree+Branch"&gt;Witchtree Branch&lt;/a&gt;, open the gate, and go back to where the lizard was&lt;/li&gt;</text:p>
          </table:table-cell>
          <table:table-cell table:number-columns-repeated="18"/>
        </table:table-row>
        <table:table-row table:style-name="ro1">
          <table:table-cell/>
          <table:table-cell office:value-type="string" calcext:value-type="string">
            <text:p><text:s text:c="12"/>&lt;li data-id="playthrough_15_13" class="f_misc"&gt;Just before the crossroads is a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15_14" class="f_tit"&gt;Take the right here and pick up the &lt;a href="http://darksouls3.wiki.fextralife.com/Large+Titanite+Shard"&gt;Large Titanite Shard&lt;/a&gt; from a corpse&lt;/li&gt;</text:p>
          </table:table-cell>
          <table:table-cell table:number-columns-repeated="18"/>
        </table:table-row>
        <table:table-row table:style-name="ro1">
          <table:table-cell/>
          <table:table-cell office:value-type="string" calcext:value-type="string">
            <text:p><text:s text:c="12"/>&lt;li data-id="playthrough_15_15" class="f_tit"&gt;Now take the left at the crossroads and before going up to the church is a &lt;a href="http://darksouls3.wiki.fextralife.com/Large+Titanite+Shard"&gt;Large Titanite Shard&lt;/a&gt; to the left&lt;/li&gt;</text:p>
          </table:table-cell>
          <table:table-cell table:number-columns-repeated="18"/>
        </table:table-row>
        <table:table-row table:style-name="ro1">
          <table:table-cell/>
          <table:table-cell office:value-type="string" calcext:value-type="string">
            <text:p><text:s text:c="12"/>&lt;li data-id="playthrough_15_16" class="f_misc"&gt;Go upstairs and inside, light the Church of Yorshka bonfire, and pick up &lt;a href="http://darksouls3.wiki.fextralife.com/Proof+of+a+Concord+Kept"&gt;Proof of a Concord Kept&lt;/a&gt; from a corpse in the back&lt;/li&gt;</text:p>
          </table:table-cell>
          <table:table-cell table:number-columns-repeated="18"/>
        </table:table-row>
        <table:table-row table:style-name="ro1">
          <table:table-cell/>
          <table:table-cell office:value-type="string" calcext:value-type="string">
            <text:p><text:s text:c="12"/>&lt;li data-id="playthrough_15_17" class="f_gest f_npc f_ring f_miss"&gt;Anri will be in the same room. Exhaust the dialogue to receive the Quiet Resolve gesture. You will also be given the &lt;a href="http://darksouls3.wiki.fextralife.com/Ring+of+the+Evil+Eye"&gt;Ring of the Evil Eye&lt;/a&gt; if not obtained previously. Next is the major dividing point in Anri's story: From here on out, if you want to follow this quest line to its conclusion, follow Anri A. If you want the Usurpation of Fire ending, follow Anri B&lt;/li&gt;</text:p>
          </table:table-cell>
          <table:table-cell table:number-columns-repeated="18"/>
        </table:table-row>
        <table:table-row table:style-name="ro1">
          <table:table-cell/>
          <table:table-cell office:value-type="string" calcext:value-type="string">
            <text:p><text:s text:c="12"/>&lt;li data-id="playthrough_15_18" class="f_npc f_sorc f_miss"&gt;Anri A Progress: (Slayer of Aldrich Ending) Look towards the side of the room that has some stone statues. One of these is actually a pilgrim in disguise sent by Yuria. Slash away at the statues until you find him and make sure he's dead. He'll drop the &lt;a href="http://darksouls3.wiki.fextralife.com/Chameleon"&gt;Chameleon&lt;/a&gt; sorcery for you as well&lt;/li&gt;</text:p>
          </table:table-cell>
          <table:table-cell table:number-columns-repeated="18"/>
        </table:table-row>
        <table:table-row table:style-name="ro1">
          <table:table-cell/>
          <table:table-cell office:value-type="string" calcext:value-type="string">
            <text:p><text:s text:c="12"/>&lt;li data-id="playthrough_15_19" class="f_npc f_miss"&gt;Anri B Progress: (Lord of Hollows Ending) Do nothing in regards to the pilgrim&lt;/li&gt;</text:p>
          </table:table-cell>
          <table:table-cell table:number-columns-repeated="18"/>
        </table:table-row>
        <table:table-row table:style-name="ro1">
          <table:table-cell/>
          <table:table-cell office:value-type="string" calcext:value-type="string">
            <text:p><text:s text:c="12"/>&lt;li data-id="playthrough_15_20" class="f_misc"&gt;From the bonfire go down the stairs and turn right to find the &lt;a href="http://darksouls3.wiki.fextralife.com/Roster+of+Knights"&gt;Roster of Knights&lt;/a&gt;. Go out onto the graveyard and look for a &lt;a href="http://darksouls3.wiki.fextralife.com/Fading+Soul"&gt;Fading Soul&lt;/a&gt; near the cliff. To the right near a tree is another &lt;a href="http://darksouls3.wiki.fextralife.com/Fading+Soul"&gt;Fading Soul&lt;/a&gt;&lt;/li&gt;</text:p>
          </table:table-cell>
          <table:table-cell table:number-columns-repeated="18"/>
        </table:table-row>
        <table:table-row table:style-name="ro1">
          <table:table-cell/>
          <table:table-cell office:value-type="string" calcext:value-type="string">
            <text:p><text:s text:c="12"/>&lt;li data-id="playthrough_15_22" class="f_misc"&gt;In front of the large tombstone at the end of this path is &lt;a href="http://darksouls3.wiki.fextralife.com/Homeward+Bone"&gt;Homeward Bone&amp;nbsp;x3&lt;/a&gt;&lt;/li&gt;</text:p>
          </table:table-cell>
          <table:table-cell table:number-columns-repeated="18"/>
        </table:table-row>
        <table:table-row table:style-name="ro1">
          <table:table-cell/>
          <table:table-cell office:value-type="string" calcext:value-type="string">
            <text:p><text:s text:c="12"/>&lt;li data-id="playthrough_15_21" class="f_npc f_arm f_bone f_weap f_miss"&gt;An &lt;a href="http://darksouls3.wiki.fextralife.com/Undead+Bone+Shard"&gt;Undead Bone Shard&lt;/a&gt; is located behind the grave. If you helped Sirris, &lt;a href="http://darksouls3.wiki.fextralife.com/Creighton+the+Wanderer"&gt;Creighton the Wanderer&lt;/a&gt; will invade you here if you're embered. Killing him will gain you the &lt;a href="http://darksouls3.wiki.fextralife.com/Dragonslayer's+Axe"&gt;Dragonslayer's Axe&lt;/a&gt; and allow you to grab Creighton's &lt;a href="http://darksouls3.wiki.fextralife.com/Mirrah+Chain+Set"&gt;Mirrah Chain Armor Set&lt;/a&gt; on the bridge where you used Sirris' summon sign&lt;/li&gt;</text:p>
          </table:table-cell>
          <table:table-cell table:number-columns-repeated="18"/>
        </table:table-row>
        <table:table-row table:style-name="ro1">
          <table:table-cell/>
          <table:table-cell office:value-type="string" calcext:value-type="string">
            <text:p><text:s text:c="12"/>&lt;li data-id="playthrough_15_23" class="f_misc"&gt;From the entrance to the graveyard go down the stairs on the left and left again to get to &lt;a href="http://darksouls3.wiki.fextralife.com/Kukri"&gt;Kukri&amp;nbsp;x8&lt;/a&gt; and &lt;a href="http://darksouls3.wiki.fextralife.com/Rusted+Gold+Coin"&gt;Rusted Gold Coin&lt;/a&gt;&lt;/li&gt;</text:p>
          </table:table-cell>
          <table:table-cell table:number-columns-repeated="18"/>
        </table:table-row>
        <table:table-row table:style-name="ro1">
          <table:table-cell/>
          <table:table-cell office:value-type="string" calcext:value-type="string">
            <text:p><text:s text:c="12"/>&lt;li data-id="playthrough_15_24" class="f_misc"&gt;Now take the other way to get to a dark room. On the ground level of this room is &lt;a href="http://darksouls3.wiki.fextralife.com/Blue+Bug+Pellet"&gt;Blue Bug Pellet&amp;nbsp;x2&lt;/a&gt;&lt;/li&gt;</text:p>
          </table:table-cell>
          <table:table-cell table:number-columns-repeated="18"/>
        </table:table-row>
        <table:table-row table:style-name="ro1">
          <table:table-cell/>
          <table:table-cell office:value-type="string" calcext:value-type="string">
            <text:p><text:s text:c="12"/>&lt;li data-id="playthrough_15_25" class="f_gem f_weap"&gt;Up on the rafters is a &lt;a href="http://darksouls3.wiki.fextralife.com/Shriving+Stone"&gt;Shriving Stone&lt;/a&gt; and in the chest on the mid level is &lt;a href="http://darksouls3.wiki.fextralife.com/Yorshka's+Spear"&gt;Yorshka's Spear&lt;/a&gt;&lt;/li&gt;</text:p>
          </table:table-cell>
          <table:table-cell table:number-columns-repeated="18"/>
        </table:table-row>
        <table:table-row table:style-name="ro1">
          <table:table-cell/>
          <table:table-cell office:value-type="string" calcext:value-type="string">
            <text:p><text:s text:c="12"/>&lt;li data-id="playthrough_15_70" class="f_ring s_ng+"&gt;The &lt;a href="https://darksouls3.wiki.fextralife.com/Covetous+Gold+Serpent+Ring"&gt;Covetous Gold Serpent Ring+1&lt;/a&gt; is on a platform below the broken railing outside&lt;/li&gt;</text:p>
          </table:table-cell>
          <table:table-cell table:number-columns-repeated="18"/>
        </table:table-row>
        <table:table-row table:style-name="ro1">
          <table:table-cell/>
          <table:table-cell office:value-type="string" calcext:value-type="string">
            <text:p><text:s text:c="12"/>&lt;li data-id="playthrough_15_26" class="f_tit"&gt;Go down to the stairs and right just before the lake. The wall in the first right tunnel is an illusory wall with a Crystal Lizard behind it who drops &lt;a href="http://darksouls3.wiki.fextralife.com/Twinkling+Titanite"&gt;Twinkling Titanite&lt;/a&gt;&lt;/li&gt;</text:p>
          </table:table-cell>
          <table:table-cell table:number-columns-repeated="18"/>
        </table:table-row>
        <table:table-row table:style-name="ro1">
          <table:table-cell/>
          <table:table-cell office:value-type="string" calcext:value-type="string">
            <text:p><text:s text:c="12"/>&lt;li data-id="playthrough_15_27" class="f_gem"&gt;Past the other tunnel and next to the tree is a &lt;a href="http://darksouls3.wiki.fextralife.com/Blood+Gem"&gt;Blood Gem&lt;/a&gt;&lt;/li&gt;</text:p>
          </table:table-cell>
          <table:table-cell table:number-columns-repeated="18"/>
        </table:table-row>
        <table:table-row table:style-name="ro1">
          <table:table-cell/>
          <table:table-cell office:value-type="string" calcext:value-type="string">
            <text:p><text:s text:c="12"/>&lt;li data-id="playthrough_15_28" class="f_ring"&gt;Jump into the lake from here for a &lt;a href="http://darksouls3.wiki.fextralife.com/Ring+of+Sacrifice"&gt;Ring of Sacrifice&lt;/a&gt;&lt;/li&gt;</text:p>
          </table:table-cell>
          <table:table-cell table:number-columns-repeated="18"/>
        </table:table-row>
        <table:table-row table:style-name="ro1">
          <table:table-cell/>
          <table:table-cell office:value-type="string" calcext:value-type="string">
            <text:p><text:s text:c="12"/>&lt;li data-id="playthrough_15_29" class="f_misc f_mirac"&gt;In the lake you'll find a bundle of &lt;a href="http://darksouls3.wiki.fextralife.com/Green+Blossom"&gt;Green Blossom&amp;nbsp;x3&lt;/a&gt;, a &lt;a href="http://darksouls3.wiki.fextralife.com/Large+Soul+of+a+Nameless+Soldier"&gt;Large Soul of a Nameless Soldier&lt;/a&gt;, the &lt;a href="http://darksouls3.wiki.fextralife.com/Great+Heal"&gt;Great Heal&lt;/a&gt; miracle (it's on the right side of the lake that is below the entrance to Irithyll), another &lt;a href="http://darksouls3.wiki.fextralife.com/Green+Blossom"&gt;Green Blossom&amp;nbsp;x3&lt;/a&gt; bundle, and finally an individual &lt;a href="http://darksouls3.wiki.fextralife.com/Green+Blossom"&gt;Green Blossom&lt;/a&gt;&lt;/li&gt;</text:p>
          </table:table-cell>
          <table:table-cell table:number-columns-repeated="18"/>
        </table:table-row>
        <table:table-row table:style-name="ro1">
          <table:table-cell/>
          <table:table-cell office:value-type="string" calcext:value-type="string">
            <text:p><text:s text:c="12"/>&lt;li data-id="playthrough_15_30" class="f_none"&gt;Activate the Distant Manor bonfire while you're here, then head back upstairs&lt;/li&gt;</text:p>
          </table:table-cell>
          <table:table-cell table:number-columns-repeated="18"/>
        </table:table-row>
        <table:table-row table:style-name="ro1">
          <table:table-cell/>
          <table:table-cell office:value-type="string" calcext:value-type="string">
            <text:p><text:s text:c="12"/>&lt;li data-id="playthrough_15_31" class="f_misc"&gt;Enter the sewers from the lake and pick up two droppings: &lt;a href="http://darksouls3.wiki.fextralife.com/Dung+Pie"&gt;Dung Pie&amp;nbsp;x3&lt;/a&gt; and &lt;a href="http://darksouls3.wiki.fextralife.com/Dung+Pie"&gt;Dung Pie&amp;nbsp;x3&lt;/a&gt;&lt;/li&gt;</text:p>
          </table:table-cell>
          <table:table-cell table:number-columns-repeated="18"/>
        </table:table-row>
        <table:table-row table:style-name="ro1">
          <table:table-cell/>
          <table:table-cell office:value-type="string" calcext:value-type="string">
            <text:p><text:s text:c="12"/>&lt;li data-id="playthrough_15_32" class="f_ash"&gt;In the corner opposite some stairs are the &lt;a href="http://darksouls3.wiki.fextralife.com/Excrement-covered+Ashes"&gt;Excrement-covered Ashes&lt;/a&gt;&lt;/li&gt;</text:p>
          </table:table-cell>
          <table:table-cell table:number-columns-repeated="18"/>
        </table:table-row>
        <table:table-row table:style-name="ro1">
          <table:table-cell/>
          <table:table-cell office:value-type="string" calcext:value-type="string">
            <text:p><text:s text:c="12"/>&lt;li data-id="playthrough_15_33" class="f_gest f_mirac f_misc f_npc f_miss"&gt;Head up these stairs and you'll find &lt;a href="http://darksouls3.wiki.fextralife.com/Siegward+of+Catarina"&gt;Siegward of Catarina&lt;/a&gt; hanging out by the fire. Exhaust his dialogue and you'll receive the &lt;a href="http://darksouls3.wiki.fextralife.com/Emit+Force"&gt;Emit Force&lt;/a&gt; miracle, a &lt;a href="http://darksouls3.wiki.fextralife.com/Siegbrau"&gt;Siegbräu&lt;/a&gt;, and any gestures you missed from his first encounter&lt;/li&gt;</text:p>
          </table:table-cell>
          <table:table-cell table:number-columns-repeated="18"/>
        </table:table-row>
        <table:table-row table:style-name="ro1">
          <table:table-cell/>
          <table:table-cell office:value-type="string" calcext:value-type="string">
            <text:p><text:s text:c="12"/>&lt;li data-id="playthrough_15_34" class="f_misc f_ring f_tit f_weap"&gt;The first Silver Knight you encounter in the next room drops &lt;a href="http://darksouls3.wiki.fextralife.com/Large+Titanite+Shard"&gt;Large Titanite Shard&lt;/a&gt;&lt;span class="p"&gt; + &lt;/span&gt;&lt;a href="http://darksouls3.wiki.fextralife.com/Divine+Blessing"&gt;Divine Blessing&lt;/a&gt;. Head up the stairs on the left to find two more Silver Knights who both drop &lt;a href="http://darksouls3.wiki.fextralife.com/Large+Titanite+Shard"&gt;Large Titanite Shard&amp;nbsp;x2&lt;/a&gt; as well as three chests containing the &lt;a href="http://darksouls3.wiki.fextralife.com/Leo+Ring"&gt;Leo Ring&lt;/a&gt;, &lt;a href="http://darksouls3.wiki.fextralife.com/Smough's+Great+Hammer"&gt;Smough's Great Hammer&lt;/a&gt;, and a &lt;a href="http://darksouls3.wiki.fextralife.com/Divine+Blessing"&gt;Divine Blessing&lt;/a&gt;&lt;/li&gt;</text:p>
          </table:table-cell>
          <table:table-cell table:number-columns-repeated="18"/>
        </table:table-row>
        <table:table-row table:style-name="ro1">
          <table:table-cell/>
          <table:table-cell office:value-type="string" calcext:value-type="string">
            <text:p><text:s text:c="12"/>&lt;li data-id="playthrough_15_73" class="f_ring s_ng++"&gt;The &lt;a href="https://darksouls3.wiki.fextralife.com/Wood+Grain+Ring"&gt;Wood Grain Ring+2&lt;/a&gt; is outside in an alcove to the right&lt;/li&gt;</text:p>
          </table:table-cell>
          <table:table-cell table:number-columns-repeated="18"/>
        </table:table-row>
        <table:table-row table:style-name="ro1">
          <table:table-cell/>
          <table:table-cell office:value-type="string" calcext:value-type="string">
            <text:p><text:s text:c="12"/>&lt;li data-id="playthrough_15_35" class="f_arm f_npc f_weap f_miss"&gt;If you are on bad terms with Yuria (healed the Dark Sigil or attacked her or killed the assassin in the Church of Yorshka) and are embered, dark spirit &lt;a href="http://darksouls3.wiki.fextralife.com/Londor+Pale+Shade"&gt;Londor Pale Shade&lt;/a&gt; will invade your world after the Silver Knights' room. (Note: If you are currently eligible for the invasion by &lt;a href="http://darksouls3.wiki.fextralife.com/Creighton+the+Wanderer"&gt;Creighton the Wanderer&lt;/a&gt;, you will have to eliminate that one first to get Londor Pale Shade to spawn.) If this is your first time killing him, you will receive the &lt;a href="http://darksouls3.wiki.fextralife.com/Manikin+Claws"&gt;Manikin Claws&lt;/a&gt;. If you defeated &lt;a href="http://darksouls3.wiki.fextralife.com/Londor+Pale+Shade"&gt;Londor Pale Shade&lt;/a&gt; in both of his invasions, then you can pick up the &lt;a href="http://darksouls3.wiki.fextralife.com/Pale+Shade+Set"&gt;Pale Shade Set&lt;/a&gt; near Yuria's location in Firelink Shrine&lt;/li&gt;</text:p>
          </table:table-cell>
          <table:table-cell table:number-columns-repeated="18"/>
        </table:table-row>
        <table:table-row table:style-name="ro1">
          <table:table-cell/>
          <table:table-cell office:value-type="string" calcext:value-type="string">
            <text:p><text:s text:c="12"/>&lt;li data-id="playthrough_15_36" class="f_misc f_tit"&gt;Next to the stairs here is a &lt;a href="http://darksouls3.wiki.fextralife.com/Large+Soul+of+a+Nameless+Soldier"&gt;Large Soul of a Nameless Soldier&lt;/a&gt; and farther up on a railing i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37" class="f_none"&gt;You can take the elevator here and open the gate for a shortcut&lt;/li&gt;</text:p>
          </table:table-cell>
          <table:table-cell table:number-columns-repeated="18"/>
        </table:table-row>
        <table:table-row table:style-name="ro1">
          <table:table-cell/>
          <table:table-cell office:value-type="string" calcext:value-type="string">
            <text:p><text:s text:c="12"/>&lt;li data-id="playthrough_15_38" class="f_misc f_tit"&gt;In the next room up ahead you can find &lt;a href="http://darksouls3.wiki.fextralife.com/Blue+Bug+Pellet"&gt;Blue Bug Pellet&amp;nbsp;x2&lt;/a&gt; on a corpse and if you go down the ladder at the top you can find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39" class="f_misc"&gt;Go outside to find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5_40" class="f_misc"&gt;Go down the left side of the fog door and get the &lt;a href="http://darksouls3.wiki.fextralife.com/Ember"&gt;Ember&lt;/a&gt; from a corpse and open the shortcut&lt;/li&gt;</text:p>
          </table:table-cell>
          <table:table-cell table:number-columns-repeated="18"/>
        </table:table-row>
        <table:table-row table:style-name="ro1">
          <table:table-cell/>
          <table:table-cell office:value-type="string" calcext:value-type="string">
            <text:p><text:s text:c="12"/>&lt;li data-id="playthrough_15_41" class="f_gem f_ring"&gt;Go up to the fog door again and drop down to the altar for the &lt;a href="http://darksouls3.wiki.fextralife.com/Ring+of+the+Sun's+First+Born"&gt;Ring of the Sun's First Born&lt;/a&gt; and a &lt;a href="http://darksouls3.wiki.fextralife.com/Lightning+Gem"&gt;Lightning Gem&lt;/a&gt;&lt;/li&gt;</text:p>
          </table:table-cell>
          <table:table-cell table:number-columns-repeated="18"/>
        </table:table-row>
        <table:table-row table:style-name="ro1">
          <table:table-cell/>
          <table:table-cell office:value-type="string" calcext:value-type="string">
            <text:p><text:s text:c="12"/>&lt;li data-id="playthrough_15_71" class="f_ring s_ng+"&gt;The &lt;a href="https://darksouls3.wiki.fextralife.com/Chloranthy+Ring"&gt;Chloranthy Ring+1&lt;/a&gt; is behind the altar&lt;/li&gt;</text:p>
          </table:table-cell>
          <table:table-cell table:number-columns-repeated="18"/>
        </table:table-row>
        <table:table-row table:style-name="ro1">
          <table:table-cell/>
          <table:table-cell office:value-type="string" calcext:value-type="string">
            <text:p><text:s text:c="12"/>&lt;li data-id="playthrough_15_42" class="f_ring"&gt;The wall to the left of the altar (with your back to it) is an illusory wall with the &lt;a href="http://darksouls3.wiki.fextralife.com/Magic+Clutch+Ring"&gt;Magic Clutch Ring&lt;/a&gt; behind it&lt;/li&gt;</text:p>
          </table:table-cell>
          <table:table-cell table:number-columns-repeated="18"/>
        </table:table-row>
        <table:table-row table:style-name="ro1">
          <table:table-cell/>
          <table:table-cell office:value-type="string" calcext:value-type="string">
            <text:p><text:s text:c="12"/>&lt;li data-id="playthrough_15_43" class="f_misc"&gt;Turn around and take the exit opposite of you to get the &lt;a href="http://darksouls3.wiki.fextralife.com/Soul+of+a+Weary+Warrior"&gt;Soul of a Weary Warrior&lt;/a&gt; from where the Fire Witch is as well as another &lt;a href="http://darksouls3.wiki.fextralife.com/Soul+of+a+Weary+Warrior"&gt;Soul of a Weary Warrior&lt;/a&gt; above it&lt;/li&gt;</text:p>
          </table:table-cell>
          <table:table-cell table:number-columns-repeated="18"/>
        </table:table-row>
        <table:table-row table:style-name="ro1">
          <table:table-cell/>
          <table:table-cell office:value-type="string" calcext:value-type="string">
            <text:p><text:s text:c="12"/>&lt;li data-id="playthrough_15_44" class="f_npc f_miss"&gt;Return to Firelink Shrine and talk to &lt;a href="http://darksouls3.wiki.fextralife.com/Greirat+of+the+Undead+Settlement"&gt;Greirat of the Undead Settlement&lt;/a&gt;. He will ask to pillage Irithyll. Only do this after confirming Siegward is in Irithyll OR if Patches still has Siegward's armor. If you have neither, Greirat will perish and his ashes can be found in the sewer area&lt;/li&gt;</text:p>
          </table:table-cell>
          <table:table-cell table:number-columns-repeated="18"/>
        </table:table-row>
        <table:table-row table:style-name="ro1">
          <table:table-cell/>
          <table:table-cell office:value-type="string" calcext:value-type="string">
            <text:p><text:s text:c="12"/>&lt;li data-id="playthrough_15_45" class="f_npc f_miss"&gt;If you did not purchase Siegward's armor you can send Patches out to rescue Greirat. Refresh Firelink Shrine after sending Greirat out and Patches will ask you where he went. Tell him and Patches will head out to rescue Greirat&lt;/li&gt;</text:p>
          </table:table-cell>
          <table:table-cell table:number-columns-repeated="18"/>
        </table:table-row>
        <table:table-row table:style-name="ro1">
          <table:table-cell/>
          <table:table-cell office:value-type="string" calcext:value-type="string">
            <text:p><text:s text:c="12"/>&lt;li data-id="playthrough_15_46" class="f_boss f_gest f_miss"&gt;&lt;a href="http://darksouls3.wiki.fextralife.com/Black+Hand+Gotthard"&gt;Black Hand Gotthard&lt;/a&gt; can be summoned for the Pontiff Sulyvahn fight. If this is the first time you've summoned him, you'll receive the By My Sword gesture&lt;/li&gt;</text:p>
          </table:table-cell>
          <table:table-cell table:number-columns-repeated="18"/>
        </table:table-row>
        <table:table-row table:style-name="ro1">
          <table:table-cell/>
          <table:table-cell office:value-type="string" calcext:value-type="string">
            <text:p><text:s text:c="12"/>&lt;li data-id="playthrough_15_47" class="f_boss f_gest f_npc f_miss"&gt;If you are following the Yoel/Yuria quest line, you can summon the &lt;a href="http://darksouls3.wiki.fextralife.com/Londor+Pale+Shade"&gt;Londor Pale Shade&lt;/a&gt;. If this is the first time you've summoned them, you'll receive the Duel Bow gesture&lt;/li&gt;</text:p>
          </table:table-cell>
          <table:table-cell table:number-columns-repeated="18"/>
        </table:table-row>
        <table:table-row table:style-name="ro1">
          <table:table-cell/>
          <table:table-cell office:value-type="string" calcext:value-type="string">
            <text:p><text:s text:c="12"/>&lt;li data-id="playthrough_15_48" class="f_boss f_miss"&gt;&lt;a href="http://darksouls3.wiki.fextralife.com/Anri+of+Astora"&gt;Anri of Astora&lt;/a&gt; can also be summoned instead of the Londor Pale Shade&lt;/li&gt;</text:p>
          </table:table-cell>
          <table:table-cell table:number-columns-repeated="18"/>
        </table:table-row>
        <table:table-row table:style-name="ro1">
          <table:table-cell/>
          <table:table-cell office:value-type="string" calcext:value-type="string">
            <text:p><text:s text:c="12"/>&lt;li data-id="playthrough_15_49" class="f_boss f_misc"&gt;Defeat &lt;a href="http://darksouls3.wiki.fextralife.com/Pontiff+Sulyvahn"&gt;Pontiff Sulyvahn&lt;/a&gt;; receive &lt;a href="http://darksouls3.wiki.fextralife.com/Soul+of+Pontiff+Sulyvahn"&gt;Soul of Pontiff Sulyvahn&lt;/a&gt;&lt;/li&gt;</text:p>
          </table:table-cell>
          <table:table-cell table:number-columns-repeated="18"/>
        </table:table-row>
        <table:table-row table:style-name="ro1">
          <table:table-cell/>
          <table:table-cell office:value-type="string" calcext:value-type="string">
            <text:p><text:s text:c="12"/>&lt;li data-id="playthrough_15_50" class="f_npc f_miss"&gt;Yuria/Anri B Progress: Head back to Firelink Shrine after defeating Pontiff and talk to Yuria and she'll discuss that the "marriage ceremony" is almost complete&lt;/li&gt;</text:p>
          </table:table-cell>
          <table:table-cell table:number-columns-repeated="18"/>
        </table:table-row>
        <table:table-row table:style-name="ro1">
          <table:table-cell/>
          <table:table-cell office:value-type="string" calcext:value-type="string">
            <text:p><text:s text:c="12"/>&lt;li data-id="playthrough_15_51" class="f_npc"&gt;Greirat should have also returned from his pillage&lt;/li&gt;</text:p>
          </table:table-cell>
          <table:table-cell table:number-columns-repeated="18"/>
        </table:table-row>
        <table:table-row table:style-name="ro1">
          <table:table-cell/>
          <table:table-cell office:value-type="string" calcext:value-type="string">
            <text:p><text:s text:c="12"/>&lt;li data-id="playthrough_15_52" class="f_tit"&gt;Go right after exiting from the Pontiff bonfire to find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53" class="f_tit"&gt;In the same area are two Crystal Lizards who drop &lt;a href="http://darksouls3.wiki.fextralife.com/Twinkling+Titanite"&gt;Twinkling Titanite&lt;/a&gt;&lt;/li&gt;</text:p>
          </table:table-cell>
          <table:table-cell table:number-columns-repeated="18"/>
        </table:table-row>
        <table:table-row table:style-name="ro1">
          <table:table-cell/>
          <table:table-cell office:value-type="string" calcext:value-type="string">
            <text:p><text:s text:c="12"/>&lt;li data-id="playthrough_15_54" class="f_ring"&gt;Go to the left of the courtyard and enter the dark section. At the back you'll find the &lt;a href="http://darksouls3.wiki.fextralife.com/Dark+Stoneplate+Ring"&gt;Dark Stoneplate Ring&lt;/a&gt;&lt;/li&gt;</text:p>
          </table:table-cell>
          <table:table-cell table:number-columns-repeated="18"/>
        </table:table-row>
        <table:table-row table:style-name="ro1">
          <table:table-cell/>
          <table:table-cell office:value-type="string" calcext:value-type="string">
            <text:p><text:s text:c="12"/>&lt;li data-id="playthrough_15_55" class="f_weap"&gt;Enter the cathedral from the top of the dark section, unlock an elevator shortcut back down to Sulyvahn's room, and cross the bridge to the other side to find a Mimic who has the &lt;a href="http://darksouls3.wiki.fextralife.com/Golden+Ritual+Spear"&gt;Golden Ritual Spear&lt;/a&gt;&lt;/li&gt;</text:p>
          </table:table-cell>
          <table:table-cell table:number-columns-repeated="18"/>
        </table:table-row>
        <table:table-row table:style-name="ro1">
          <table:table-cell/>
          <table:table-cell office:value-type="string" calcext:value-type="string">
            <text:p><text:s text:c="12"/>&lt;li data-id="playthrough_15_72" class="f_ring s_ng+"&gt;The &lt;a href="https://darksouls3.wiki.fextralife.com/Ring+of+Favor"&gt;Ring of Favor+1&lt;/a&gt; is at the other end&lt;/li&gt;</text:p>
          </table:table-cell>
          <table:table-cell table:number-columns-repeated="18"/>
        </table:table-row>
        <table:table-row table:style-name="ro1">
          <table:table-cell/>
          <table:table-cell office:value-type="string" calcext:value-type="string">
            <text:p><text:s text:c="12"/>&lt;li data-id="playthrough_15_56" class="f_gem"&gt;Cross the bridge and go around to the other side to find a Crystal Lizard who drops a &lt;a href="http://darksouls3.wiki.fextralife.com/Simple+Gem"&gt;Simple Gem&lt;/a&gt;&lt;/li&gt;</text:p>
          </table:table-cell>
          <table:table-cell table:number-columns-repeated="18"/>
        </table:table-row>
        <table:table-row table:style-name="ro1">
          <table:table-cell/>
          <table:table-cell office:value-type="string" calcext:value-type="string">
            <text:p><text:s text:c="12"/>&lt;li data-id="playthrough_15_57" class="f_tit"&gt;Exit the same way you entered and go right to find a &lt;a href="http://darksouls3.wiki.fextralife.com/Large+Titanite+Shard"&gt;Large Titanite Shard&lt;/a&gt; on a corpse&lt;/li&gt;</text:p>
          </table:table-cell>
          <table:table-cell table:number-columns-repeated="18"/>
        </table:table-row>
        <table:table-row table:style-name="ro1">
          <table:table-cell/>
          <table:table-cell office:value-type="string" calcext:value-type="string">
            <text:p><text:s text:c="12"/>&lt;li data-id="playthrough_15_58" class="f_misc f_tit"&gt;On the courtyard itself you can find a &lt;a href="http://darksouls3.wiki.fextralife.com/Soul+of+a+Weary+Warrior"&gt;Soul of a Weary Warrior&lt;/a&gt;, a &lt;a href="http://darksouls3.wiki.fextralife.com/Large+Titanite+Shard"&gt;Large Titanite Shard&lt;/a&gt;, an &lt;a href="http://darksouls3.wiki.fextralife.com/Ember"&gt;Ember&lt;/a&gt;, and another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5_59" class="f_weap"&gt;At the end of the courtyard are two NPCs and one of them drops the &lt;a href="http://darksouls3.wiki.fextralife.com/Drang+Twinspears"&gt;Drang Twinspears&lt;/a&gt;&lt;/li&gt;</text:p>
          </table:table-cell>
          <table:table-cell table:number-columns-repeated="18"/>
        </table:table-row>
        <table:table-row table:style-name="ro1">
          <table:table-cell/>
          <table:table-cell office:value-type="string" calcext:value-type="string">
            <text:p><text:s text:c="12"/>&lt;li data-id="playthrough_15_60" class="f_cov f_gem f_misc f_ring"&gt;Once you enter the building after the giant courtyard, there will be an illusory wall on the left side that reveals a long ladder down. Head down and defeat two of &lt;a href="http://darksouls3.wiki.fextralife.com/Sulyvahn's+Beast"&gt;Sulyvahn's Beasts&lt;/a&gt; (killing them grants you the &lt;a href="http://darksouls3.wiki.fextralife.com/Ring+of+Favor"&gt;Ring of Favor&lt;/a&gt;) and interact with &lt;a href="http://darksouls3.wiki.fextralife.com/Archdeacon+McDonnell"&gt;Archdeacon McDonnell&lt;/a&gt; to gain the &lt;a href="http://darksouls3.wiki.fextralife.com/Aldrich+Faithful"&gt;Aldrich Faithful&lt;/a&gt; covenant. You can also find &lt;a href="http://darksouls3.wiki.fextralife.com/Human+Dregs"&gt;Human Dregs&lt;/a&gt;, a &lt;a href="http://darksouls3.wiki.fextralife.com/Deep+Gem"&gt;Deep Gem&lt;/a&gt;, and the Water Reserve bonfire in this room&lt;/li&gt;</text:p>
          </table:table-cell>
          <table:table-cell table:number-columns-repeated="18"/>
        </table:table-row>
        <table:table-row table:style-name="ro1">
          <table:table-cell/>
          <table:table-cell office:value-type="string" calcext:value-type="string">
            <text:p><text:s text:c="12"/>&lt;li data-id="playthrough_15_61" class="f_tit"&gt;After going up the stairs in the building where the illusory wall was you can find a &lt;a href="http://darksouls3.wiki.fextralife.com/Titanite+Scale"&gt;Titanite Scale&lt;/a&gt; on a corpse in one of the outside corners&lt;/li&gt;</text:p>
          </table:table-cell>
          <table:table-cell table:number-columns-repeated="18"/>
        </table:table-row>
        <table:table-row table:style-name="ro1">
          <table:table-cell/>
          <table:table-cell office:value-type="string" calcext:value-type="string">
            <text:p><text:s text:c="12"/>&lt;li data-id="playthrough_15_62" class="f_tit"&gt;On the right side of the right tower where you can walk up to the archers i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5_63" class="f_ash"&gt;As you make your way up the building with the Silver Knight archers, you can drop down to a roof below and find the &lt;a href="http://darksouls3.wiki.fextralife.com/Easterner's+Ashes"&gt;Easterner's Ashes&lt;/a&gt;&lt;/li&gt;</text:p>
          </table:table-cell>
          <table:table-cell table:number-columns-repeated="18"/>
        </table:table-row>
        <table:table-row table:style-name="ro1">
          <table:table-cell/>
          <table:table-cell office:value-type="string" calcext:value-type="string">
            <text:p><text:s text:c="12"/>&lt;li data-id="playthrough_15_64" class="f_tit"&gt;Before you enter the hallway that leads to the lift turn around and walk down to the lower tower for a &lt;a href="http://darksouls3.wiki.fextralife.com/Large+Titanite+Shard"&gt;Large Titanite Shard&lt;/a&gt; and open the shortcut in the next tower&lt;/li&gt;</text:p>
          </table:table-cell>
          <table:table-cell table:number-columns-repeated="18"/>
        </table:table-row>
        <table:table-row table:style-name="ro1">
          <table:table-cell/>
          <table:table-cell office:value-type="string" calcext:value-type="string">
            <text:p><text:s text:c="12"/>&lt;li data-id="playthrough_15_65" class="f_misc f_weap"&gt;As you walk back from the shortcut to the hallway you will see &lt;a href="http://darksouls3.wiki.fextralife.com/Dragonslayer+Greatbow"&gt;Dragonslayer Greatbow&lt;/a&gt;&lt;span class="p"&gt; + &lt;/span&gt;&lt;a href="http://darksouls3.wiki.fextralife.com/Dragonslayer+Greatarrow"&gt;Dragonslayer Greatarrow&amp;nbsp;x5&lt;/a&gt; on a lower platform&lt;/li&gt;</text:p>
          </table:table-cell>
          <table:table-cell table:number-columns-repeated="18"/>
        </table:table-row>
        <table:table-row table:style-name="ro1">
          <table:table-cell/>
          <table:table-cell office:value-type="string" calcext:value-type="string">
            <text:p><text:s text:c="12"/>&lt;li data-id="playthrough_15_66" class="f_arm f_npc f_ring f_sorc f_miss"&gt;Anri B Progress: Before activating the lift to Anor Londo, there is a path that goes down in the room before the lever. Here you'll find the pilgrim waiting for you. He'll give you the &lt;a href="http://darksouls3.wiki.fextralife.com/Sword+of+Avowal"&gt;Sword of Avowal&lt;/a&gt; and tell you Anri is waiting ahead. Head down, picking up the &lt;a href="http://darksouls3.wiki.fextralife.com/Brass+Set"&gt;Brass Set&lt;/a&gt; along the way, to find Anri's body at the altar. Perform the Rite of Avowal and you'll gain 3 Dark Sigils, granting you the total amount of 8 Dark Sigils you need for the Usurpation of Fire ending. To the right of the altar, you will find the &lt;a href="http://darksouls3.wiki.fextralife.com/Reversal+Ring"&gt;Reversal Ring&lt;/a&gt;. Revisit the pilgrim and you will discover he is now dead with the &lt;a href="http://darksouls3.wiki.fextralife.com/Chameleon"&gt;Chameleon&lt;/a&gt; sorcery on his body&lt;/li&gt;</text:p>
          </table:table-cell>
          <table:table-cell table:number-columns-repeated="18"/>
        </table:table-row>
        <table:table-row table:style-name="ro1">
          <table:table-cell/>
          <table:table-cell office:value-type="string" calcext:value-type="string">
            <text:p><text:s text:c="12"/>&lt;li data-id="playthrough_15_69" class="f_npc f_weap f_miss"&gt;Anri B Progress: You can reload the area and pick up &lt;a href="http://darksouls3.wiki.fextralife.com/Anri's+Straight+Sword"&gt;Anri's Straight Sword&lt;/a&gt; from where Anri was lying&lt;/li&gt;</text:p>
          </table:table-cell>
          <table:table-cell table:number-columns-repeated="18"/>
        </table:table-row>
        <table:table-row table:style-name="ro1">
          <table:table-cell/>
          <table:table-cell office:value-type="string" calcext:value-type="string">
            <text:p><text:s text:c="12"/>&lt;li data-id="playthrough_15_67" class="f_arm f_ring"&gt;Anri A Progress: You will find an illusory wall where the path down to the altar would be. You can find the &lt;a href="http://darksouls3.wiki.fextralife.com/Brass+Set"&gt;Brass Set&lt;/a&gt; and &lt;a href="http://darksouls3.wiki.fextralife.com/Reversal+Ring"&gt;Reversal Ring&lt;/a&gt; in the same places&lt;/li&gt;</text:p>
          </table:table-cell>
          <table:table-cell table:number-columns-repeated="18"/>
        </table:table-row>
        <table:table-row table:style-name="ro1">
          <table:table-cell/>
          <table:table-cell office:value-type="string" calcext:value-type="string">
            <text:p><text:s text:c="12"/>&lt;li data-id="playthrough_15_68" class="f_misc"&gt;Before the lift is an &lt;a href="http://darksouls3.wiki.fextralife.com/Ember"&gt;Ember&lt;/a&gt;&lt;/li&gt;</text:p>
          </table:table-cell>
          <table:table-cell table:number-columns-repeated="18"/>
        </table:table-row>
        <table:table-row table:style-name="ro1">
          <table:table-cell table:style-name="ce1" office:value-type="string" calcext:value-type="string">
            <text:p>Anor Londo</text:p>
          </table:table-cell>
          <table:table-cell table:number-columns-repeated="19"/>
        </table:table-row>
        <table:table-row table:style-name="ro1">
          <table:table-cell/>
          <table:table-cell office:value-type="string" calcext:value-type="string">
            <text:p><text:s text:c="12"/>&lt;li data-id="playthrough_8_1" class="f_cov"&gt;Use the lift to reach the Anor Londo bonfire. Run back down the stairs and you'll be able to see a tower in the distance. Walk across the sky on an invisible floor (don't worry, you can't fall off at the sides) and continue walking straight until lined up with the tower, then walk towards it. You'll find &lt;a href="http://darksouls3.wiki.fextralife.com/Company+Captain+Yorshka"&gt;Company Captain Yorshka&lt;/a&gt; who will allow you into the &lt;a href="http://darksouls3.wiki.fextralife.com/Blades+of+the+Darkmoon"&gt;Blade of the Darkmoon&lt;/a&gt; covenant if you perform the Darkmoon Loyalty gesture&lt;/li&gt;</text:p>
          </table:table-cell>
          <table:table-cell table:number-columns-repeated="18"/>
        </table:table-row>
        <table:table-row table:style-name="ro1">
          <table:table-cell/>
          <table:table-cell office:value-type="string" calcext:value-type="string">
            <text:p><text:s text:c="12"/>&lt;li data-id="playthrough_8_2" class="f_arm f_weap"&gt;If you drop down the tower you can find &lt;a href="http://darksouls3.wiki.fextralife.com/Painting+Guardian's+Curved+Sword"&gt;Painting Guardian's Curved Sword&lt;/a&gt; as well as the &lt;a href="http://darksouls3.wiki.fextralife.com/Painting+Guardian+Set"&gt;Painting Guardian Set&lt;/a&gt;. Warp back to the Anor Londo bonfire&lt;/li&gt;</text:p>
          </table:table-cell>
          <table:table-cell table:number-columns-repeated="18"/>
        </table:table-row>
        <table:table-row table:style-name="ro1">
          <table:table-cell/>
          <table:table-cell office:value-type="string" calcext:value-type="string">
            <text:p><text:s text:c="12"/>&lt;li data-id="playthrough_8_18" class="f_ring s_ng++"&gt;&lt;a href="https://darksouls3.wiki.fextralife.com/Havel's+Ring"&gt;Havel's Ring+2&lt;/a&gt; can also be found in the tower&lt;/li&gt;</text:p>
          </table:table-cell>
          <table:table-cell table:number-columns-repeated="18"/>
        </table:table-row>
        <table:table-row table:style-name="ro1">
          <table:table-cell/>
          <table:table-cell office:value-type="string" calcext:value-type="string">
            <text:p><text:s text:c="12"/>&lt;li data-id="playthrough_8_3" class="f_npc f_weap f_miss"&gt;Anri B Progress: If you didn't get it before, you can return to where Anri's body was to find &lt;a href="http://darksouls3.wiki.fextralife.com/Anri's+Straight+Sword"&gt;Anri's Straight Sword&lt;/a&gt;&lt;/li&gt;</text:p>
          </table:table-cell>
          <table:table-cell table:number-columns-repeated="18"/>
        </table:table-row>
        <table:table-row table:style-name="ro1">
          <table:table-cell/>
          <table:table-cell office:value-type="string" calcext:value-type="string">
            <text:p><text:s text:c="12"/>&lt;li data-id="playthrough_8_4" class="f_misc"&gt;On the left after going up the stairs to Anor Londo is a &lt;a href="http://darksouls3.wiki.fextralife.com/Large+Soul+of+a+Weary+Warrior"&gt;Large Soul of a Weary Warrior&lt;/a&gt;&lt;/li&gt;</text:p>
          </table:table-cell>
          <table:table-cell table:number-columns-repeated="18"/>
        </table:table-row>
        <table:table-row table:style-name="ro1">
          <table:table-cell/>
          <table:table-cell office:value-type="string" calcext:value-type="string">
            <text:p><text:s text:c="12"/>&lt;li data-id="playthrough_8_5" class="f_misc"&gt;On the right platform with the red-eyed knight is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8_6" class="f_coal"&gt;Head left and you'll find the Giant Blacksmith's corpse with the &lt;a href="http://darksouls3.wiki.fextralife.com/Giant's+Coal"&gt;Giant's Coal&lt;/a&gt; by his body, granting you Lightning, Simple, and Chaos infusions&lt;/li&gt;</text:p>
          </table:table-cell>
          <table:table-cell table:number-columns-repeated="18"/>
        </table:table-row>
        <table:table-row table:style-name="ro1">
          <table:table-cell/>
          <table:table-cell office:value-type="string" calcext:value-type="string">
            <text:p><text:s text:c="12"/>&lt;li data-id="playthrough_8_7" class="f_misc"&gt;After entering the main hall turn left and next to the Deacons is a &lt;a href="http://darksouls3.wiki.fextralife.com/Proof+of+a+Concord+Kept"&gt;Proof of a Concord Kept&lt;/a&gt;&lt;/li&gt;</text:p>
          </table:table-cell>
          <table:table-cell table:number-columns-repeated="18"/>
        </table:table-row>
        <table:table-row table:style-name="ro1">
          <table:table-cell/>
          <table:table-cell office:value-type="string" calcext:value-type="string">
            <text:p><text:s text:c="12"/>&lt;li data-id="playthrough_8_8" class="f_misc"&gt;On the other side you can find &lt;a href="http://darksouls3.wiki.fextralife.com/Moonlight+Arrow"&gt;Moonlight Arrow&amp;nbsp;x6&lt;/a&gt;&lt;/li&gt;</text:p>
          </table:table-cell>
          <table:table-cell table:number-columns-repeated="18"/>
        </table:table-row>
        <table:table-row table:style-name="ro1">
          <table:table-cell/>
          <table:table-cell office:value-type="string" calcext:value-type="string">
            <text:p><text:s text:c="12"/>&lt;li data-id="playthrough_8_9" class="f_ring"&gt;In the main room of the castle, you will be ambushed by a &lt;a href="http://darksouls3.wiki.fextralife.com/Deep+Accursed"&gt;Deep Accursed&lt;/a&gt; enemy. Defeating him will provide you with &lt;a href="http://darksouls3.wiki.fextralife.com/Aldrich's+Ruby"&gt;Aldrich's Ruby&lt;/a&gt;&lt;/li&gt;</text:p>
          </table:table-cell>
          <table:table-cell table:number-columns-repeated="18"/>
        </table:table-row>
        <table:table-row table:style-name="ro1">
          <table:table-cell/>
          <table:table-cell office:value-type="string" calcext:value-type="string">
            <text:p><text:s text:c="12"/>&lt;li data-id="playthrough_8_10" class="f_estus"&gt;Looking at the fog door you will find a chest on the left side, surrounded by &lt;a href="http://darksouls3.wiki.fextralife.com/Rotten+Flesh+of+Aldrich"&gt;Rotten Flesh of Aldrich&lt;/a&gt; enemies, with an &lt;a href="http://darksouls3.wiki.fextralife.com/Estus+Shard"&gt;Estus Shard&lt;/a&gt; inside&lt;/li&gt;</text:p>
          </table:table-cell>
          <table:table-cell table:number-columns-repeated="18"/>
        </table:table-row>
        <table:table-row table:style-name="ro1">
          <table:table-cell/>
          <table:table-cell office:value-type="string" calcext:value-type="string">
            <text:p><text:s text:c="12"/>&lt;li data-id="playthrough_8_11" class="f_npc f_miss"&gt;Anri A Progress: If you killed Horace in Smouldering Lake, Anri's summoning sign will appear outside in front of the large, golden doors in Anor Londo. Using this sign will cause you to be summoned as a phantom to help kill Aldrich&lt;/li&gt;</text:p>
          </table:table-cell>
          <table:table-cell table:number-columns-repeated="18"/>
        </table:table-row>
        <table:table-row table:style-name="ro1">
          <table:table-cell/>
          <table:table-cell office:value-type="string" calcext:value-type="string">
            <text:p><text:s text:c="12"/>&lt;li data-id="playthrough_8_12" class="f_boss f_misc"&gt;Defeat &lt;a href="http://darksouls3.wiki.fextralife.com/Aldrich,+Devourer+of+Gods"&gt;Aldrich, Devourer of Gods&lt;/a&gt;; receive &lt;a href="http://darksouls3.wiki.fextralife.com/Cinders+of+a+Lord"&gt;Cinders of a Lord&lt;/a&gt;&lt;span class="p"&gt; + &lt;/span&gt;&lt;a href="http://darksouls3.wiki.fextralife.com/Soul+of+Aldrich"&gt;Soul of Aldrich&lt;/a&gt;&lt;/li&gt;</text:p>
          </table:table-cell>
          <table:table-cell table:number-columns-repeated="18"/>
        </table:table-row>
        <table:table-row table:style-name="ro1">
          <table:table-cell/>
          <table:table-cell office:value-type="string" calcext:value-type="string">
            <text:p><text:s text:c="12"/>&lt;li data-id="playthrough_8_13" class="f_ring"&gt;After defeating Aldrich, take the elevator up and you will discover the &lt;a href="http://darksouls3.wiki.fextralife.com/Sun+Princess+Ring"&gt;Sun Princess Ring&lt;/a&gt; in Gwynevere's Chamber&lt;/li&gt;</text:p>
          </table:table-cell>
          <table:table-cell table:number-columns-repeated="18"/>
        </table:table-row>
        <table:table-row table:style-name="ro1">
          <table:table-cell/>
          <table:table-cell office:value-type="string" calcext:value-type="string">
            <text:p><text:s text:c="12"/>&lt;li data-id="playthrough_8_14" class="f_npc f_weap f_miss"&gt;Anri A Progress: Return to Firelink Shrine and talk to Ludleth who hands you &lt;a href="http://darksouls3.wiki.fextralife.com/Anri's+Straight+Sword"&gt;Anri's Straight Sword&lt;/a&gt;, which was left with him as a thanks to you&lt;/li&gt;</text:p>
          </table:table-cell>
          <table:table-cell table:number-columns-repeated="18"/>
        </table:table-row>
        <table:table-row table:style-name="ro1">
          <table:table-cell/>
          <table:table-cell office:value-type="string" calcext:value-type="string">
            <text:p><text:s text:c="12"/>&lt;li data-id="playthrough_8_15" class="f_npc f_miss"&gt;Anri A Progress: Anri has also succumbed to the Dark Sigils and become hostile. If you told Anri of Horace's location in Smouldering Lake, go there. If not, go up the first set of stairs from the Cathedral of the Deep bonfire and take a right then follow the path up the hill. Killing Anri allows you to purchase the Elite Knight Armor Set from the Shrine Handmaid&lt;/li&gt;</text:p>
          </table:table-cell>
          <table:table-cell table:number-columns-repeated="18"/>
        </table:table-row>
        <table:table-row table:style-name="ro1">
          <table:table-cell/>
          <table:table-cell office:value-type="string" calcext:value-type="string">
            <text:p><text:s text:c="12"/>&lt;li data-id="playthrough_8_16" class="f_arm f_cov f_npc f_weap f_miss"&gt;If you are following Sirris' quest and have defeated Aldrich, travel to Undead Settlement via either the Cliff Underside or Dilapidated Bridge bonfire and make your way back to the room before the Curse-rotted Greatwood fight. You will find Sirris' summon sign right before the giant hole that leads to the Pit of Hollows. You'll be summoned to fight &lt;a href="http://darksouls3.wiki.fextralife.com/Holy+Knight+Hodrick"&gt;Holy Knight Hodrick&lt;/a&gt;, who turns out to be Sirris' grandfather. After defeating Holy Knight Hodrick, you will gain the &lt;a href="http://darksouls3.wiki.fextralife.com/Mound-Maker"&gt;Mound-makers&lt;/a&gt; covenant (if not obtained before). The &lt;a href="http://darksouls3.wiki.fextralife.com/Sunset+Armor+Set"&gt;Sunset Armor Set&lt;/a&gt; will be available in the Pit of Hollows bonfire area and you will find the &lt;a href="http://darksouls3.wiki.fextralife.com/Sunset+Shield"&gt;Sunset Shield&lt;/a&gt; on a grave at the cliff outside of Firelink Shrine (from the Iudex Gundyr bonfire go up the first set of stairs, then right)&lt;/li&gt;</text:p>
          </table:table-cell>
          <table:table-cell table:number-columns-repeated="18"/>
        </table:table-row>
        <table:table-row table:style-name="ro1">
          <table:table-cell/>
          <table:table-cell office:value-type="string" calcext:value-type="string">
            <text:p><text:s text:c="12"/>&lt;li data-id="playthrough_8_17" class="f_npc f_miss"&gt;After defeating &lt;a href="http://darksouls3.wiki.fextralife.com/Holy+Knight+Hodrick"&gt;Holy Knight Hodrick&lt;/a&gt;, Sirris will return to Firelink Shrine and she will ask to be your knight. Agree and she'll be able to be summoned for the final three main boss fights of the game. Refuse and you'll find her hollow in the Pit of Hollows&lt;/li&gt;</text:p>
          </table:table-cell>
          <table:table-cell table:number-columns-repeated="18"/>
        </table:table-row>
        <table:table-row table:style-name="ro1">
          <table:table-cell table:style-name="ce1" office:value-type="string" calcext:value-type="string">
            <text:p>Irithyll_Dungeon</text:p>
          </table:table-cell>
          <table:table-cell office:value-type="string" calcext:value-type="string">
            <text:p><text:s text:c="5"/></text:p>
          </table:table-cell>
          <table:table-cell table:number-columns-repeated="18"/>
        </table:table-row>
        <table:table-row table:style-name="ro1">
          <table:table-cell/>
          <table:table-cell office:value-type="string" calcext:value-type="string">
            <text:p><text:s/>&lt;li data-id="playthrough_16_1" class="f_misc f_tit"&gt;Warp to the Distant Manor bonfire, follow the path down, and drop down immediately for a &lt;a href="http://darksouls3.wiki.fextralife.com/Rusted+Gold+Coin"&gt;Rusted Gold Coin&lt;/a&gt;. Drop farther down to find a &lt;a href="http://darksouls3.wiki.fextralife.com/Large+Titanite+Shard"&gt;Large Titanite Shard&lt;/a&gt; behind a pillar&lt;/li&gt;</text:p>
          </table:table-cell>
          <table:table-cell table:number-columns-repeated="18"/>
        </table:table-row>
        <table:table-row table:style-name="ro1">
          <table:table-cell/>
          <table:table-cell office:value-type="string" calcext:value-type="string">
            <text:p><text:s text:c="12"/>&lt;li data-id="playthrough_16_2" class="f_weap f_npc f_miss"&gt;When you are outside on a cliffside path, &lt;a href="http://darksouls3.wiki.fextralife.com/Alva,+Seeker+of+the+Spurned"&gt;Alva, Seeker of the Spurned&lt;/a&gt;, will invade if you are embered. He drops the &lt;a href="http://darksouls3.wiki.fextralife.com/Murakumo"&gt;Murakumo&lt;/a&gt; when killed&lt;/li&gt;</text:p>
          </table:table-cell>
          <table:table-cell table:number-columns-repeated="18"/>
        </table:table-row>
        <table:table-row table:style-name="ro1">
          <table:table-cell/>
          <table:table-cell office:value-type="string" calcext:value-type="string">
            <text:p><text:s text:c="12"/>&lt;li data-id="playthrough_16_3" class="f_misc"&gt;The first cell on the left has a &lt;a href="http://darksouls3.wiki.fextralife.com/Rusted+Coin"&gt;Rusted Coin&lt;/a&gt; in it&lt;/li&gt;</text:p>
          </table:table-cell>
          <table:table-cell table:number-columns-repeated="18"/>
        </table:table-row>
        <table:table-row table:style-name="ro1">
          <table:table-cell/>
          <table:table-cell office:value-type="string" calcext:value-type="string">
            <text:p><text:s text:c="12"/>&lt;li data-id="playthrough_16_4" class="f_tit"&gt;The second cell on the same side ha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6_5" class="f_misc"&gt;On the outer path is a &lt;a href="http://darksouls3.wiki.fextralife.com/Fading+Soul"&gt;Fading Soul&lt;/a&gt;&lt;/li&gt;</text:p>
          </table:table-cell>
          <table:table-cell table:number-columns-repeated="18"/>
        </table:table-row>
        <table:table-row table:style-name="ro1">
          <table:table-cell/>
          <table:table-cell office:value-type="string" calcext:value-type="string">
            <text:p><text:s text:c="12"/>&lt;li data-id="playthrough_16_6" class="f_tit"&gt;At the end of the path i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6_7" class="f_misc"&gt;Drop down to the lower level for a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16_8" class="f_arm"&gt;Continue down this path and in a cell you'll find the &lt;a href="http://darksouls3.wiki.fextralife.com/Old+Sorcerer+Set"&gt;Old Sorcerer Set&lt;/a&gt;&lt;/li&gt;</text:p>
          </table:table-cell>
          <table:table-cell table:number-columns-repeated="18"/>
        </table:table-row>
        <table:table-row table:style-name="ro1">
          <table:table-cell/>
          <table:table-cell office:value-type="string" calcext:value-type="string">
            <text:p><text:s text:c="12"/>&lt;li data-id="playthrough_16_9" class="f_sorc"&gt;The last cell will contain an enemy who drops &lt;a href="http://darksouls3.wiki.fextralife.com/Great+Magic+Shield"&gt;Great Magic Shield&lt;/a&gt;&lt;/li&gt;</text:p>
          </table:table-cell>
          <table:table-cell table:number-columns-repeated="18"/>
        </table:table-row>
        <table:table-row table:style-name="ro1">
          <table:table-cell/>
          <table:table-cell office:value-type="string" calcext:value-type="string">
            <text:p><text:s text:c="12"/>&lt;li data-id="playthrough_16_10" class="f_tit"&gt;Go back to the upper level, cross the bridge in the middle, and the last cell on the right contains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6_11" class="f_misc"&gt;Turn around and enter the next cell to find &lt;a href="http://darksouls3.wiki.fextralife.com/Pale+Pine+Resin"&gt;Pale Pine Resin&amp;nbsp;x2&lt;/a&gt; near the destroyed wall&lt;/li&gt;</text:p>
          </table:table-cell>
          <table:table-cell table:number-columns-repeated="18"/>
        </table:table-row>
        <table:table-row table:style-name="ro1">
          <table:table-cell/>
          <table:table-cell office:value-type="string" calcext:value-type="string">
            <text:p><text:s text:c="12"/>&lt;li data-id="playthrough_16_12" class="f_misc"&gt;Go through the rooms and enter the last cell on the other side to find &lt;a href="http://darksouls3.wiki.fextralife.com/Jailbreaker's+Key"&gt;Jailbreaker's Key&lt;/a&gt;, then reverse direction and open the shortcut door&lt;/li&gt;</text:p>
          </table:table-cell>
          <table:table-cell table:number-columns-repeated="18"/>
        </table:table-row>
        <table:table-row table:style-name="ro1">
          <table:table-cell/>
          <table:table-cell office:value-type="string" calcext:value-type="string">
            <text:p><text:s text:c="12"/>&lt;li data-id="playthrough_16_15" class="f_ring"&gt;Cross the bridge back to the other side, head left, and open the window grate at the end of the hallway using your newly acquired key. Drop down the ledge here to find the &lt;a href="http://darksouls3.wiki.fextralife.com/Bellowing+Dragoncrest+Ring"&gt;Bellowing Dragoncrest Ring&lt;/a&gt; on the left&lt;/li&gt;</text:p>
          </table:table-cell>
          <table:table-cell table:number-columns-repeated="18"/>
        </table:table-row>
        <table:table-row table:style-name="ro1">
          <table:table-cell/>
          <table:table-cell office:value-type="string" calcext:value-type="string">
            <text:p><text:s text:c="12"/>&lt;li data-id="playthrough_16_16" class="f_misc"&gt;After jumping down to the bridge head left for &lt;a href="http://darksouls3.wiki.fextralife.com/Homeward+Bone"&gt;Homeward Bone&amp;nbsp;x2&lt;/a&gt;&lt;/li&gt;</text:p>
          </table:table-cell>
          <table:table-cell table:number-columns-repeated="18"/>
        </table:table-row>
        <table:table-row table:style-name="ro1">
          <table:table-cell/>
          <table:table-cell office:value-type="string" calcext:value-type="string">
            <text:p><text:s text:c="12"/>&lt;li data-id="playthrough_16_14" class="f_tit"&gt;Re-enter the dungeon via the door here and kill the Crystal Lizard who drops a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6_13" class="f_gem"&gt;The next room on this hallway holds a &lt;a href="http://darksouls3.wiki.fextralife.com/Simple+Gem"&gt;Simple Gem&lt;/a&gt; in a small side room on the right&lt;/li&gt;</text:p>
          </table:table-cell>
          <table:table-cell table:number-columns-repeated="18"/>
        </table:table-row>
        <table:table-row table:style-name="ro1">
          <table:table-cell/>
          <table:table-cell office:value-type="string" calcext:value-type="string">
            <text:p><text:s text:c="12"/>&lt;li data-id="playthrough_16_17" class="f_estus"&gt;Retrace your steps all the way outside, then head downstairs and kill the Mimic in the next room for an &lt;a href="http://darksouls3.wiki.fextralife.com/Estus+Shard"&gt;Estus Shard&lt;/a&gt;&lt;/li&gt;</text:p>
          </table:table-cell>
          <table:table-cell table:number-columns-repeated="18"/>
        </table:table-row>
        <table:table-row table:style-name="ro1">
          <table:table-cell/>
          <table:table-cell office:value-type="string" calcext:value-type="string">
            <text:p><text:s text:c="12"/>&lt;li data-id="playthrough_16_18" class="f_misc"&gt;Go down the hallway in the next room to find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6_19" class="f_misc f_tit"&gt;If you want you can go back to the entrance, jump down the first hole, and quickly take out the Crystal Lizard for a &lt;a href="http://darksouls3.wiki.fextralife.com/Titanite+Chunk"&gt;Titanite Chunk&lt;/a&gt; (the giant only becomes hostile if you attack it, so you can safely take out the lizard). Otherwise wait until you've defeated the giant. If you are patient you can kill the giant right here. In front of the giant is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16_20" class="f_none"&gt;If you don't want to deal with the giant right now go back to where you found the Soul of a Weary Warrior and drop down the hole&lt;/li&gt;</text:p>
          </table:table-cell>
          <table:table-cell table:number-columns-repeated="18"/>
        </table:table-row>
        <table:table-row table:style-name="ro1">
          <table:table-cell/>
          <table:table-cell office:value-type="string" calcext:value-type="string">
            <text:p><text:s text:c="12"/>&lt;li data-id="playthrough_16_21" class="f_weap"&gt;Before the gate is a &lt;a href="http://darksouls3.wiki.fextralife.com/Pickaxe"&gt;Pickaxe&lt;/a&gt;&lt;/li&gt;</text:p>
          </table:table-cell>
          <table:table-cell table:number-columns-repeated="18"/>
        </table:table-row>
        <table:table-row table:style-name="ro1">
          <table:table-cell/>
          <table:table-cell office:value-type="string" calcext:value-type="string">
            <text:p><text:s text:c="12"/>&lt;li data-id="playthrough_16_22" class="f_misc"&gt;Go up the tunnel for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6_23" class="f_npc f_ring f_miss"&gt;You'll find two chests at the end of a hallway. The chest on the left is a Mimic with the &lt;a href="http://darksouls3.wiki.fextralife.com/Dark+Clutch+Ring"&gt;Dark Clutch Ring&lt;/a&gt;. After you have taken the &lt;a href="http://darksouls3.wiki.fextralife.com/Old+Cell+Key"&gt;Old Cell Key&lt;/a&gt; from the right chest, you will be ambushed by several &lt;a href="http://darksouls3.wiki.fextralife.com/Basilisk"&gt;Basilisks&lt;/a&gt;. The Old Cell Key will be used to free Siegward later&lt;/li&gt;</text:p>
          </table:table-cell>
          <table:table-cell table:number-columns-repeated="18"/>
        </table:table-row>
        <table:table-row table:style-name="ro1">
          <table:table-cell/>
          <table:table-cell office:value-type="string" calcext:value-type="string">
            <text:p><text:s text:c="12"/>&lt;li data-id="playthrough_16_24" class="f_misc"&gt;Turn around, enter the tunnel on the left, and in the next room find &lt;a href="http://darksouls3.wiki.fextralife.com/Dung+Pie"&gt;Dung Pie&amp;nbsp;x4&lt;/a&gt;&lt;/li&gt;</text:p>
          </table:table-cell>
          <table:table-cell table:number-columns-repeated="18"/>
        </table:table-row>
        <table:table-row table:style-name="ro1">
          <table:table-cell/>
          <table:table-cell office:value-type="string" calcext:value-type="string">
            <text:p><text:s text:c="12"/>&lt;li data-id="playthrough_16_25" class="f_tit"&gt;After entering the big room with the jailers go left for a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16_26" class="f_misc"&gt;Continue through the tunnel and near the lift is a dragon statue that has the &lt;a href="http://darksouls3.wiki.fextralife.com/Dragon+Torso+Stone"&gt;Dragon Torso Stone&lt;/a&gt;. This area will be used later to access the Archdragon Peak once you have the Path of the Dragon gesture&lt;/li&gt;</text:p>
          </table:table-cell>
          <table:table-cell table:number-columns-repeated="18"/>
        </table:table-row>
        <table:table-row table:style-name="ro1">
          <table:table-cell/>
          <table:table-cell office:value-type="string" calcext:value-type="string">
            <text:p><text:s text:c="12"/>&lt;li data-id="playthrough_16_28" class="f_misc"&gt;Go up the lift and find a &lt;a href="http://darksouls3.wiki.fextralife.com/Large+Soul+of+a+Nameless+Soldier"&gt;Large Soul of a Nameless Soldier&lt;/a&gt; next to the shortcut to the main dungeon&lt;/li&gt;</text:p>
          </table:table-cell>
          <table:table-cell table:number-columns-repeated="18"/>
        </table:table-row>
        <table:table-row table:style-name="ro1">
          <table:table-cell/>
          <table:table-cell office:value-type="string" calcext:value-type="string">
            <text:p><text:s text:c="12"/>&lt;li data-id="playthrough_16_27" class="f_mirac"&gt;If you jump off the elevator midway, you'll find the &lt;a href="http://darksouls3.wiki.fextralife.com/Lightning+Blade"&gt;Lightning Blade&lt;/a&gt; miracle&lt;/li&gt;</text:p>
          </table:table-cell>
          <table:table-cell table:number-columns-repeated="18"/>
        </table:table-row>
        <table:table-row table:style-name="ro1">
          <table:table-cell/>
          <table:table-cell office:value-type="string" calcext:value-type="string">
            <text:p><text:s text:c="12"/>&lt;li data-id="playthrough_16_29" class="f_coal"&gt;Return to the room with several Jailers. To the left, you'll discover a cell containing five &lt;a href="http://darksouls3.wiki.fextralife.com/Wretch"&gt;Wretches&lt;/a&gt; and the &lt;a href="http://darksouls3.wiki.fextralife.com/Profaned+Coal"&gt;Profaned Coal&lt;/a&gt;, which grants Dark, Blood, and Hollow infusions&lt;/li&gt;</text:p>
          </table:table-cell>
          <table:table-cell table:number-columns-repeated="18"/>
        </table:table-row>
        <table:table-row table:style-name="ro1">
          <table:table-cell/>
          <table:table-cell office:value-type="string" calcext:value-type="string">
            <text:p><text:s text:c="12"/>&lt;li data-id="playthrough_16_30" class="f_misc"&gt;In the middle of the room is an &lt;a href="http://darksouls3.wiki.fextralife.com/Ember"&gt;Ember&lt;/a&gt;. On the right side is another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6_31" class="f_tit"&gt;In the short tunnel on the left is a Mimic with &lt;a href="http://darksouls3.wiki.fextralife.com/Titanite+Scale"&gt;Titanite Scale&amp;nbsp;x2&lt;/a&gt;&lt;/li&gt;</text:p>
          </table:table-cell>
          <table:table-cell table:number-columns-repeated="18"/>
        </table:table-row>
        <table:table-row table:style-name="ro1">
          <table:table-cell/>
          <table:table-cell office:value-type="string" calcext:value-type="string">
            <text:p><text:s text:c="12"/>&lt;li data-id="playthrough_16_32" class="f_ash f_ring"&gt;In the cell on the far left side, you'll find the &lt;a href="http://darksouls3.wiki.fextralife.com/Xanthous+Ashes"&gt;Xanthous Ashes&lt;/a&gt; and the &lt;a href="http://darksouls3.wiki.fextralife.com/Dusk+Crown+Ring"&gt;Dusk Crown Ring&lt;/a&gt;&lt;/li&gt;</text:p>
          </table:table-cell>
          <table:table-cell table:number-columns-repeated="18"/>
        </table:table-row>
        <table:table-row table:style-name="ro1">
          <table:table-cell/>
          <table:table-cell office:value-type="string" calcext:value-type="string">
            <text:p><text:s text:c="12"/>&lt;li data-id="playthrough_16_33" class="f_none"&gt;The middle cell on the right holds &lt;a href="http://darksouls3.wiki.fextralife.com/Karla"&gt;Karla&lt;/a&gt;, but is locked. You'll find the &lt;a href="http://darksouls3.wiki.fextralife.com/Jailer's+Key+Ring"&gt;Jailer's Key Ring&lt;/a&gt; in the next zone&lt;/li&gt;</text:p>
          </table:table-cell>
          <table:table-cell table:number-columns-repeated="18"/>
        </table:table-row>
        <table:table-row table:style-name="ro1">
          <table:table-cell/>
          <table:table-cell office:value-type="string" calcext:value-type="string">
            <text:p><text:s text:c="12"/>&lt;li data-id="playthrough_16_34" class="f_arm f_miss"&gt;In front of Karla's cell, you'll find the &lt;a href="http://darksouls3.wiki.fextralife.com/Alva+Set"&gt;Alva Set&lt;/a&gt; (this set only appears if you have killed Alva at the start of the dungeon)&lt;/li&gt;</text:p>
          </table:table-cell>
          <table:table-cell table:number-columns-repeated="18"/>
        </table:table-row>
        <table:table-row table:style-name="ro1">
          <table:table-cell/>
          <table:table-cell office:value-type="string" calcext:value-type="string">
            <text:p><text:s text:c="12"/>&lt;li data-id="playthrough_16_35" class="f_misc"&gt;Head outside and before crossing the bridge go left for a &lt;a href="http://darksouls3.wiki.fextralife.com/Large+Soul+of+a+Weary+Warrior"&gt;Large Soul of a Weary Warrior&lt;/a&gt;&lt;/li&gt;</text:p>
          </table:table-cell>
          <table:table-cell table:number-columns-repeated="18"/>
        </table:table-row>
        <table:table-row table:style-name="ro1">
          <table:table-cell table:style-name="ce1" office:value-type="string" calcext:value-type="string">
            <text:p>Profaned_Capital</text:p>
          </table:table-cell>
          <table:table-cell office:value-type="string" calcext:value-type="string">
            <text:p><text:s text:c="2"/></text:p>
          </table:table-cell>
          <table:table-cell table:number-columns-repeated="18"/>
        </table:table-row>
        <table:table-row table:style-name="ro1">
          <table:table-cell/>
          <table:table-cell office:value-type="string" calcext:value-type="string">
            <text:p><text:s text:c="2"/>&lt;li data-id="playthrough_9_1" class="f_bone f_gest"&gt;At the first bonfire you will find poor Laddersmith Gilligan's dead corpse. You'll receive the Stretch Out gesture and an &lt;a href="http://darksouls3.wiki.fextralife.com/Undead+Bone+Shard"&gt;Undead Bone Shard&lt;/a&gt; from examining it&lt;/li&gt;</text:p>
          </table:table-cell>
          <table:table-cell table:number-columns-repeated="18"/>
        </table:table-row>
        <table:table-row table:style-name="ro1">
          <table:table-cell/>
          <table:table-cell office:value-type="string" calcext:value-type="string">
            <text:p><text:s text:c="12"/>&lt;li data-id="playthrough_9_2" class="f_misc"&gt;Climb back down, go outside using the hole in the wall, and take the ladder to the left to find &lt;a href="http://darksouls3.wiki.fextralife.com/Rusted+Coin"&gt;Rusted Coin&amp;nbsp;x2&lt;/a&gt;&lt;/li&gt;</text:p>
          </table:table-cell>
          <table:table-cell table:number-columns-repeated="18"/>
        </table:table-row>
        <table:table-row table:style-name="ro1">
          <table:table-cell/>
          <table:table-cell office:value-type="string" calcext:value-type="string">
            <text:p><text:s text:c="12"/>&lt;li data-id="playthrough_9_32" class="f_ring s_ng++"&gt;The &lt;a href="https://darksouls3.wiki.fextralife.com/Magic+Stoneplate+Ring"&gt;Magic Stoneplate Ring+2&lt;/a&gt; is at the end of the broken stairs leading down&lt;/li&gt;</text:p>
          </table:table-cell>
          <table:table-cell table:number-columns-repeated="18"/>
        </table:table-row>
        <table:table-row table:style-name="ro1">
          <table:table-cell/>
          <table:table-cell office:value-type="string" calcext:value-type="string">
            <text:p><text:s text:c="12"/>&lt;li data-id="playthrough_9_3" class="f_misc f_tit"&gt;Use the plank ramp next to the Gargoyle that ambushes you to enter a room with two Crystal Lizards who drop &lt;a href="http://darksouls3.wiki.fextralife.com/Twinkling+Titanite"&gt;Twinkling Titanite&lt;/a&gt;. In the back left you can find a &lt;a href="http://darksouls3.wiki.fextralife.com/Rusted+Gold+Coin"&gt;Rusted Gold Coin&lt;/a&gt;&lt;/li&gt;</text:p>
          </table:table-cell>
          <table:table-cell table:number-columns-repeated="18"/>
        </table:table-row>
        <table:table-row table:style-name="ro1">
          <table:table-cell/>
          <table:table-cell office:value-type="string" calcext:value-type="string">
            <text:p><text:s text:c="12"/>&lt;li data-id="playthrough_9_4" class="f_misc"&gt;Go outside onto the planks and on the right side you can find &lt;a href="http://darksouls3.wiki.fextralife.com/Blooming+Purple+Moss+Clump"&gt;Blooming Purple Moss Clump&amp;nbsp;x3&lt;/a&gt;&lt;/li&gt;</text:p>
          </table:table-cell>
          <table:table-cell table:number-columns-repeated="18"/>
        </table:table-row>
        <table:table-row table:style-name="ro1">
          <table:table-cell/>
          <table:table-cell office:value-type="string" calcext:value-type="string">
            <text:p><text:s text:c="12"/>&lt;li data-id="playthrough_9_5" class="f_gem f_misc f_ring"&gt;In the toxic swamp below you can find the &lt;a href="http://darksouls3.wiki.fextralife.com/Cursebite+Ring"&gt;Cursebite Ring&lt;/a&gt; and a &lt;a href="http://darksouls3.wiki.fextralife.com/Poison+Gem"&gt;Poison Gem&lt;/a&gt; (in the cave behind where you drop down), a &lt;a href="http://darksouls3.wiki.fextralife.com/Purging+Stone"&gt;Purging Stone&lt;/a&gt; (in the open), and a &lt;a href="http://darksouls3.wiki.fextralife.com/Shriving+Stone"&gt;Shriving Stone&lt;/a&gt; (behind the building)&lt;/li&gt;</text:p>
          </table:table-cell>
          <table:table-cell table:number-columns-repeated="18"/>
        </table:table-row>
        <table:table-row table:style-name="ro1">
          <table:table-cell/>
          <table:table-cell office:value-type="string" calcext:value-type="string">
            <text:p><text:s text:c="12"/>&lt;li data-id="playthrough_9_6" class="f_misc f_weap"&gt;Enter the building on the ground floor to find &lt;a href="http://darksouls3.wiki.fextralife.com/Hand+Ogre"&gt;Hand Ogres&lt;/a&gt; (I recommend using a weapon with bleed effect and/or &lt;a href="http://darksouls3.wiki.fextralife.com/Carthus+Rouge"&gt;Carthus Rouge&lt;/a&gt;). If you kill one, you will receive the &lt;a href="http://darksouls3.wiki.fextralife.com/Eleonora"&gt;Eleonora&lt;/a&gt; axe. In the same room is &lt;a href="http://darksouls3.wiki.fextralife.com/Purging+Stone"&gt;Purging Stone&amp;nbsp;x3&lt;/a&gt;&lt;/li&gt;</text:p>
          </table:table-cell>
          <table:table-cell table:number-columns-repeated="18"/>
        </table:table-row>
        <table:table-row table:style-name="ro1">
          <table:table-cell/>
          <table:table-cell office:value-type="string" calcext:value-type="string">
            <text:p><text:s text:c="12"/>&lt;li data-id="playthrough_9_7" class="f_tome"&gt;Climb the ladder, take the stairs to the top of the building in this area, and kill the court sorcerer to receive &lt;a href="http://darksouls3.wiki.fextralife.com/Logan's+Scroll"&gt;Logan's Scroll&lt;/a&gt;&lt;/li&gt;</text:p>
          </table:table-cell>
          <table:table-cell table:number-columns-repeated="18"/>
        </table:table-row>
        <table:table-row table:style-name="ro1">
          <table:table-cell/>
          <table:table-cell office:value-type="string" calcext:value-type="string">
            <text:p><text:s text:c="12"/>&lt;li data-id="playthrough_9_30" class="f_ring s_ng+"&gt;The &lt;a href="https://darksouls3.wiki.fextralife.com/Flame+Stoneplate+Ring"&gt;Flame Stoneplate Ring+1&lt;/a&gt; is down below, on top of the ground floor entrance&lt;/li&gt;</text:p>
          </table:table-cell>
          <table:table-cell table:number-columns-repeated="18"/>
        </table:table-row>
        <table:table-row table:style-name="ro1">
          <table:table-cell/>
          <table:table-cell office:value-type="string" calcext:value-type="string">
            <text:p><text:s text:c="12"/>&lt;li data-id="playthrough_9_8" class="f_misc"&gt;There is &lt;a href="http://darksouls3.wiki.fextralife.com/Poison+Arrow"&gt;Poison Arrow&amp;nbsp;x18&lt;/a&gt; on the right side of the roof&lt;/li&gt;</text:p>
          </table:table-cell>
          <table:table-cell table:number-columns-repeated="18"/>
        </table:table-row>
        <table:table-row table:style-name="ro1">
          <table:table-cell/>
          <table:table-cell office:value-type="string" calcext:value-type="string">
            <text:p><text:s text:c="12"/>&lt;li data-id="playthrough_9_9" class="f_mirac"&gt;Fall down from the top of the roof into the building for the &lt;a href="http://darksouls3.wiki.fextralife.com/Wrath+of+the+Gods"&gt;Wrath of the Gods&lt;/a&gt; miracle&lt;/li&gt;</text:p>
          </table:table-cell>
          <table:table-cell table:number-columns-repeated="18"/>
        </table:table-row>
        <table:table-row table:style-name="ro1">
          <table:table-cell/>
          <table:table-cell office:value-type="string" calcext:value-type="string">
            <text:p><text:s text:c="12"/>&lt;li data-id="playthrough_9_10" class="f_arm f_weap"&gt;In this room, you will find the &lt;a href="http://darksouls3.wiki.fextralife.com/Court+Sorcerer+Set"&gt;Court Sorcerer Set&lt;/a&gt; and a Mimic chest containing the &lt;a href="http://darksouls3.wiki.fextralife.com/Court+Sorcerer's+Staff"&gt;Court Sorcerer's Staff&lt;/a&gt;&lt;/li&gt;</text:p>
          </table:table-cell>
          <table:table-cell table:number-columns-repeated="18"/>
        </table:table-row>
        <table:table-row table:style-name="ro1">
          <table:table-cell/>
          <table:table-cell office:value-type="string" calcext:value-type="string">
            <text:p><text:s text:c="12"/>&lt;li data-id="playthrough_9_11" class="f_misc"&gt;Go down the stairs here to find some &lt;a href="http://darksouls3.wiki.fextralife.com/Rubbish"&gt;Rubbish&lt;/a&gt;&lt;/li&gt;</text:p>
          </table:table-cell>
          <table:table-cell table:number-columns-repeated="18"/>
        </table:table-row>
        <table:table-row table:style-name="ro1">
          <table:table-cell/>
          <table:table-cell office:value-type="string" calcext:value-type="string">
            <text:p><text:s text:c="12"/>&lt;li data-id="playthrough_9_12" class="f_npc f_ring f_tit f_miss"&gt;On the roof where you fought the court sorcerer, look torwards the stairs against the wall. You should see an open window which you can jump into. This leads to the cell that Siegward is stuck in. Open it and exhaust his dialogue, he'll give you a &lt;a href="http://darksouls3.wiki.fextralife.com/Titanite+Slab"&gt;Titanite Slab&lt;/a&gt; for saving him. The &lt;a href="http://darksouls3.wiki.fextralife.com/Covetous+Gold+Serpent+Ring"&gt;Covetous Gold Serpent Ring&lt;/a&gt; is in the same room&lt;/li&gt;</text:p>
          </table:table-cell>
          <table:table-cell table:number-columns-repeated="18"/>
        </table:table-row>
        <table:table-row table:style-name="ro1">
          <table:table-cell/>
          <table:table-cell office:value-type="string" calcext:value-type="string">
            <text:p><text:s text:c="12"/>&lt;li data-id="playthrough_9_13" class="f_misc"&gt;Return to the roof and follow the stairway up. At the top of the stairs, attack into the alcove directly in front of you to unveil two invisible Jailers. At the end of the hall is the &lt;a href="http://darksouls3.wiki.fextralife.com/Jailer's+Key+Ring"&gt;Jailer's Key Ring&lt;/a&gt;, which is used to free Karla&lt;/li&gt;</text:p>
          </table:table-cell>
          <table:table-cell table:number-columns-repeated="18"/>
        </table:table-row>
        <table:table-row table:style-name="ro1">
          <table:table-cell/>
          <table:table-cell office:value-type="string" calcext:value-type="string">
            <text:p><text:s text:c="12"/>&lt;li data-id="playthrough_9_14" class="f_none"&gt;Exit through the hole in the wall to end up in the giant's cell. If you haven't killed him yet, do so now&lt;/li&gt;</text:p>
          </table:table-cell>
          <table:table-cell table:number-columns-repeated="18"/>
        </table:table-row>
        <table:table-row table:style-name="ro1">
          <table:table-cell/>
          <table:table-cell office:value-type="string" calcext:value-type="string">
            <text:p><text:s text:c="12"/>&lt;li data-id="playthrough_9_15" class="f_pyro f_tit"&gt;In this room you can also pick up the &lt;a href="http://darksouls3.wiki.fextralife.com/Profaned+Flame"&gt;Profaned Flame&lt;/a&gt; pyromancy, a &lt;a href="http://darksouls3.wiki.fextralife.com/Large+Titanite+Shard"&gt;Large Titanite Shard&lt;/a&gt;, and another &lt;a href="http://darksouls3.wiki.fextralife.com/Large+Titanite+Shard"&gt;Large Titanite Shard&lt;/a&gt;&lt;/li&gt;</text:p>
          </table:table-cell>
          <table:table-cell table:number-columns-repeated="18"/>
        </table:table-row>
        <table:table-row table:style-name="ro1">
          <table:table-cell/>
          <table:table-cell office:value-type="string" calcext:value-type="string">
            <text:p><text:s text:c="12"/>&lt;li data-id="playthrough_9_16" class="f_none"&gt;Exit the room through the tunnel on the left, go up the elevator, and open the shortcut to the Irithyll Dungeon bonfire&lt;/li&gt;</text:p>
          </table:table-cell>
          <table:table-cell table:number-columns-repeated="18"/>
        </table:table-row>
        <table:table-row table:style-name="ro1">
          <table:table-cell/>
          <table:table-cell office:value-type="string" calcext:value-type="string">
            <text:p><text:s text:c="12"/>&lt;li data-id="playthrough_9_31" class="f_ring s_ng+"&gt;The &lt;a href="https://darksouls3.wiki.fextralife.com/Covetous+Silver+Serpent+Ring"&gt;Covetous Silver Serpent Ring+1&lt;/a&gt; is on a platform in the elevator shaft&lt;/li&gt;</text:p>
          </table:table-cell>
          <table:table-cell table:number-columns-repeated="18"/>
        </table:table-row>
        <table:table-row table:style-name="ro1">
          <table:table-cell/>
          <table:table-cell office:value-type="string" calcext:value-type="string">
            <text:p><text:s text:c="12"/>&lt;li data-id="playthrough_9_17" class="f_misc"&gt;Go back to the giant's cell and exit the opposite way for a Mimic chest with &lt;a href="http://darksouls3.wiki.fextralife.com/Dragonslayer+Lightning+Arrow"&gt;Dragonslayer Lightning Arrow&amp;nbsp;x10&lt;/a&gt;&lt;/li&gt;</text:p>
          </table:table-cell>
          <table:table-cell table:number-columns-repeated="18"/>
        </table:table-row>
        <table:table-row table:style-name="ro1">
          <table:table-cell/>
          <table:table-cell office:value-type="string" calcext:value-type="string">
            <text:p><text:s text:c="12"/>&lt;li data-id="playthrough_9_18" class="f_misc"&gt;Go up the ladder and jump from rafter to rafter for &lt;a href="http://darksouls3.wiki.fextralife.com/Lightning+Bolt"&gt;Lightning Bolt&amp;nbsp;x9&lt;/a&gt;&lt;/li&gt;</text:p>
          </table:table-cell>
          <table:table-cell table:number-columns-repeated="18"/>
        </table:table-row>
        <table:table-row table:style-name="ro1">
          <table:table-cell/>
          <table:table-cell office:value-type="string" calcext:value-type="string">
            <text:p><text:s text:c="12"/>&lt;li data-id="playthrough_9_19" class="f_misc f_tit"&gt;With the giant dead, take out the Crystal Lizard for a &lt;a href="http://darksouls3.wiki.fextralife.com/Titanite+Chunk"&gt;Titanite Chunk&lt;/a&gt; and pick up a &lt;a href="http://darksouls3.wiki.fextralife.com/Soul+of+a+Crestfallen+Knight"&gt;Soul of a Crestfallen Knight&lt;/a&gt; (if you haven't done so before)&lt;/li&gt;</text:p>
          </table:table-cell>
          <table:table-cell table:number-columns-repeated="18"/>
        </table:table-row>
        <table:table-row table:style-name="ro1">
          <table:table-cell/>
          <table:table-cell office:value-type="string" calcext:value-type="string">
            <text:p><text:s text:c="12"/>&lt;li data-id="playthrough_9_20" class="f_none"&gt;From here you can also go to where Karla's cell is and send her to Firelink Shrine. Give her the two remaining pyromancy tomes and, with some effort, you can also give her the &lt;a href="http://darksouls3.wiki.fextralife.com/Londor+Braille+Divine+Tome"&gt;Londor Braille Divine Tome&lt;/a&gt; and &lt;a href="http://darksouls3.wiki.fextralife.com/Deep+Braille+Divine+Tome"&gt;Deep Braille Divine Tome&lt;/a&gt; instead of corrupting Irina&lt;/li&gt;</text:p>
          </table:table-cell>
          <table:table-cell table:number-columns-repeated="18"/>
        </table:table-row>
        <table:table-row table:style-name="ro1">
          <table:table-cell/>
          <table:table-cell office:value-type="string" calcext:value-type="string">
            <text:p><text:s text:c="12"/>&lt;li data-id="playthrough_9_21" class="f_ash f_misc"&gt;Teleport to the Irithyll Dungeon bonfire and open the last cell on the right in the first section for a &lt;a href="http://darksouls3.wiki.fextralife.com/Rusted+Gold+Coin"&gt;Rusted Gold Coin&lt;/a&gt;. Now drop down before the window you opened before, turn around, and open the first cell on the left which contains the &lt;a href="http://darksouls3.wiki.fextralife.com/Prisoner+Chief's+Ashes"&gt;Prisoner Chief's Ashes&lt;/a&gt;&lt;/li&gt;</text:p>
          </table:table-cell>
          <table:table-cell table:number-columns-repeated="18"/>
        </table:table-row>
        <table:table-row table:style-name="ro1">
          <table:table-cell/>
          <table:table-cell office:value-type="string" calcext:value-type="string">
            <text:p><text:s text:c="12"/>&lt;li data-id="playthrough_9_22" class="f_none"&gt;Go back to the Profaned Capital bonfire&lt;/li&gt;</text:p>
          </table:table-cell>
          <table:table-cell table:number-columns-repeated="18"/>
        </table:table-row>
        <table:table-row table:style-name="ro1">
          <table:table-cell/>
          <table:table-cell office:value-type="string" calcext:value-type="string">
            <text:p><text:s text:c="12"/>&lt;li data-id="playthrough_9_23" class="f_misc"&gt;Take the ladder on the wall down and cross the bridge for &lt;a href="http://darksouls3.wiki.fextralife.com/Onislayer+Greatarrow"&gt;Onislayer Greatarrow&amp;nbsp;x8&lt;/a&gt; and a &lt;a href="http://darksouls3.wiki.fextralife.com/Large+Soul+of+a+Weary+Warrior"&gt;Large Soul of a Weary Warrior&lt;/a&gt; farther on&lt;/li&gt;</text:p>
          </table:table-cell>
          <table:table-cell table:number-columns-repeated="18"/>
        </table:table-row>
        <table:table-row table:style-name="ro1">
          <table:table-cell/>
          <table:table-cell office:value-type="string" calcext:value-type="string">
            <text:p><text:s text:c="12"/>&lt;li data-id="playthrough_9_24" class="f_weap"&gt;From the bridge drop down onto the structure below to find a matching &lt;a href="http://darksouls3.wiki.fextralife.com/Onislayer+Greatbow"&gt;Onislayer Greatbow&lt;/a&gt;&lt;/li&gt;</text:p>
          </table:table-cell>
          <table:table-cell table:number-columns-repeated="18"/>
        </table:table-row>
        <table:table-row table:style-name="ro1">
          <table:table-cell/>
          <table:table-cell office:value-type="string" calcext:value-type="string">
            <text:p><text:s text:c="12"/>&lt;li data-id="playthrough_9_25" class="f_misc"&gt;Drop farther down and loot a &lt;a href="http://darksouls3.wiki.fextralife.com/Rusted+Coin"&gt;Rusted Coin&lt;/a&gt;. At the end of the platform you can find another &lt;a href="http://darksouls3.wiki.fextralife.com/Rusted+Coin"&gt;Rusted Coin&lt;/a&gt;&lt;/li&gt;</text:p>
          </table:table-cell>
          <table:table-cell table:number-columns-repeated="18"/>
        </table:table-row>
        <table:table-row table:style-name="ro1">
          <table:table-cell/>
          <table:table-cell office:value-type="string" calcext:value-type="string">
            <text:p><text:s text:c="12"/>&lt;li data-id="playthrough_9_26" class="f_misc f_weap"&gt;Before the fog gate go right to find three chests. The leftmost chest is a Mimic with the &lt;a href="http://darksouls3.wiki.fextralife.com/Greatshield+of+Glory"&gt;Greatshield of Glory&lt;/a&gt;. The chest next to it is also a Mimic, with &lt;a href="http://darksouls3.wiki.fextralife.com/Rusted+Gold+Coin"&gt;Rusted Gold Coin&amp;nbsp;x2&lt;/a&gt;. The right chest is real and contains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9_27" class="f_boss f_misc f_npc f_miss"&gt;Enter the boss room. If you are following Siegward's quest, a cutscene will show Siegward has come with you to help put his old friend to rest. Defeat &lt;a href="http://darksouls3.wiki.fextralife.com/Yhorm+the+Giant"&gt;Yhorm the Giant&lt;/a&gt;; receive &lt;a href="http://darksouls3.wiki.fextralife.com/Cinders+of+a+Lord"&gt;Cinders of a Lord&lt;/a&gt;&lt;span class="p"&gt; + &lt;/span&gt;&lt;a href="http://darksouls3.wiki.fextralife.com/Soul+of+Yhorm+the+Giant"&gt;Soul of Yhorm the Giant&lt;/a&gt;. Speak to Siegward for a &lt;a href="http://darksouls3.wiki.fextralife.com/Siegbrau"&gt;Siegbräu&lt;/a&gt;&lt;/li&gt;</text:p>
          </table:table-cell>
          <table:table-cell table:number-columns-repeated="18"/>
        </table:table-row>
        <table:table-row table:style-name="ro1">
          <table:table-cell/>
          <table:table-cell office:value-type="string" calcext:value-type="string">
            <text:p><text:s text:c="12"/>&lt;li data-id="playthrough_9_28" class="f_misc"&gt;Upon defeating Yhorm, you will probably be teleported to &lt;a href="http://darksouls3.wiki.fextralife.com/Emma"&gt;Emma&lt;/a&gt; at the High Wall of Lothric (since this is the third Lord of Cinder). Speak with her to obtain the &lt;a href="http://darksouls3.wiki.fextralife.com/Basin+of+Vows"&gt;Basin of Vows&lt;/a&gt;. Approach the statue of a beheading knight to start the boss fight against the &lt;a href="http://darksouls3.wiki.fextralife.com/Dancer+of+the+Boreal+Valley"&gt;Dancer of the Boreal Valley&lt;/a&gt;&lt;/li&gt;</text:p>
          </table:table-cell>
          <table:table-cell table:number-columns-repeated="18"/>
        </table:table-row>
        <table:table-row table:style-name="ro1">
          <table:table-cell/>
          <table:table-cell office:value-type="string" calcext:value-type="string">
            <text:p><text:s text:c="12"/>&lt;li data-id="playthrough_9_29" class="f_arm f_npc f_weap f_miss"&gt;If Siegward helped you defeat Yhorm, return to Yhorm's boss room to find Siegward's &lt;a href="http://darksouls3.wiki.fextralife.com/Storm+Ruler"&gt;Storm Ruler&lt;/a&gt;&lt;span class="p"&gt; + &lt;/span&gt;&lt;a href="http://darksouls3.wiki.fextralife.com/Pierce+Shield"&gt;Pierce Shield&lt;/a&gt; as well as his &lt;a href="http://darksouls3.wiki.fextralife.com/Catarina+Set"&gt;Catarina Armor Set&lt;/a&gt;. If Yhorm is your second Lord of Cinder simply walk towards the flame on the outside and Siegward will die, dropping the items&lt;/li&gt;</text:p>
          </table:table-cell>
          <table:table-cell table:number-columns-repeated="18"/>
        </table:table-row>
        <table:table-row table:style-name="ro1">
          <table:table-cell table:style-name="ce1" office:value-type="string" calcext:value-type="string">
            <text:p>Consumed_Kings_Garden</text:p>
          </table:table-cell>
          <table:table-cell table:number-columns-repeated="19"/>
        </table:table-row>
        <table:table-row table:style-name="ro1">
          <table:table-cell/>
          <table:table-cell office:value-type="string" calcext:value-type="string">
            <text:p>li data-id="playthrough_10_1" class="f_boss f_misc"&gt;Defeat the &lt;a href="http://darksouls3.wiki.fextralife.com/Dancer+of+the+Boreal+Valley"&gt;Dancer of the Boreal Valley&lt;/a&gt;; receive &lt;a href="http://darksouls3.wiki.fextralife.com/Soul+of+the+Dancer"&gt;Soul of the Dancer&lt;/a&gt;&lt;/li&gt;</text:p>
          </table:table-cell>
          <table:table-cell table:number-columns-repeated="18"/>
        </table:table-row>
        <table:table-row table:style-name="ro1">
          <table:table-cell/>
          <table:table-cell office:value-type="string" calcext:value-type="string">
            <text:p><text:s text:c="12"/>&lt;li data-id="playthrough_10_2" class="f_none"&gt;After defeating the Dancer of the Boreal Valley, you can place the basin and climb the ladder to access Lothric Castle&lt;/li&gt;</text:p>
          </table:table-cell>
          <table:table-cell table:number-columns-repeated="18"/>
        </table:table-row>
        <table:table-row table:style-name="ro1">
          <table:table-cell/>
          <table:table-cell office:value-type="string" calcext:value-type="string">
            <text:p><text:s text:c="12"/>&lt;li data-id="playthrough_10_3" class="f_misc"&gt;Take the first left to enter the Consumed King's Garden and pick up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0_4" class="f_estus"&gt;Halfway down the elevator, jump off to a platform and then head down the stairs to find an &lt;a href="http://darksouls3.wiki.fextralife.com/Estus+Shard"&gt;Estus Shard&lt;/a&gt; on the right&lt;/li&gt;</text:p>
          </table:table-cell>
          <table:table-cell table:number-columns-repeated="18"/>
        </table:table-row>
        <table:table-row table:style-name="ro1">
          <table:table-cell/>
          <table:table-cell office:value-type="string" calcext:value-type="string">
            <text:p><text:s text:c="12"/>&lt;li data-id="playthrough_10_5" class="f_tit"&gt;From here go left and drop down to the stairs to fi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0_18" class="f_ring s_ng++"&gt;The &lt;a href="https://darksouls3.wiki.fextralife.com/Sage+Ring"&gt;Sage Ring+2&lt;/a&gt; is on another set of broken stairs&lt;/li&gt;</text:p>
          </table:table-cell>
          <table:table-cell table:number-columns-repeated="18"/>
        </table:table-row>
        <table:table-row table:style-name="ro1">
          <table:table-cell/>
          <table:table-cell office:value-type="string" calcext:value-type="string">
            <text:p><text:s text:c="12"/>&lt;li data-id="playthrough_10_6" class="f_ring"&gt;To the right of the elevator structure is a &lt;a href="http://darksouls3.wiki.fextralife.com/Ring+of+Sacrifice"&gt;Ring of Sacrifice&lt;/a&gt;&lt;/li&gt;</text:p>
          </table:table-cell>
          <table:table-cell table:number-columns-repeated="18"/>
        </table:table-row>
        <table:table-row table:style-name="ro1">
          <table:table-cell/>
          <table:table-cell office:value-type="string" calcext:value-type="string">
            <text:p><text:s text:c="12"/>&lt;li data-id="playthrough_10_17" class="f_ring s_ng+"&gt;The &lt;a href="https://darksouls3.wiki.fextralife.com/Wood+Grain+Ring"&gt;Wood Grain Ring+1&lt;/a&gt; is behind the elevator&lt;/li&gt;</text:p>
          </table:table-cell>
          <table:table-cell table:number-columns-repeated="18"/>
        </table:table-row>
        <table:table-row table:style-name="ro1">
          <table:table-cell/>
          <table:table-cell office:value-type="string" calcext:value-type="string">
            <text:p><text:s text:c="12"/>&lt;li data-id="playthrough_10_7" class="f_arm f_misc f_weap"&gt;Around where the slugs are you can find &lt;a href="http://darksouls3.wiki.fextralife.com/Black+Firebomb"&gt;Black Firebomb&amp;nbsp;x2&lt;/a&gt;, the &lt;a href="http://darksouls3.wiki.fextralife.com/Claw"&gt;Claw&lt;/a&gt;, the &lt;a href="http://darksouls3.wiki.fextralife.com/Shadow+Set"&gt;Shadow Set&lt;/a&gt;, and a &lt;a href="http://darksouls3.wiki.fextralife.com/Human+Pine+Resin"&gt;Human Pine Resin&lt;/a&gt;&lt;/li&gt;</text:p>
          </table:table-cell>
          <table:table-cell table:number-columns-repeated="18"/>
        </table:table-row>
        <table:table-row table:style-name="ro1">
          <table:table-cell/>
          <table:table-cell office:value-type="string" calcext:value-type="string">
            <text:p><text:s text:c="12"/>&lt;li data-id="playthrough_10_8" class="f_gem f_tit"&gt;Below the stairs on the left is a &lt;a href="http://darksouls3.wiki.fextralife.com/Dark+Gem"&gt;Dark Gem&lt;/a&gt;. Go up the stairs for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0_9" class="f_misc f_tit"&gt;On the right side you can find &lt;a href="http://darksouls3.wiki.fextralife.com/Human+Pine+Resin"&gt;Human Pine Resin&amp;nbsp;x2&lt;/a&gt; and another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0_10" class="f_tit"&gt;On the right side of the garden is a door with an elevator. Go up and enter the next room to find a &lt;a href="http://darksouls3.wiki.fextralife.com/Titanite+Scale"&gt;Titanite Scale&lt;/a&gt; and a &lt;a href="http://darksouls3.wiki.fextralife.com/Titanite+Chunk"&gt;Titanite Chunk&lt;/a&gt;. Open the shortcut while you're here&lt;/li&gt;</text:p>
          </table:table-cell>
          <table:table-cell table:number-columns-repeated="18"/>
        </table:table-row>
        <table:table-row table:style-name="ro1">
          <table:table-cell/>
          <table:table-cell office:value-type="string" calcext:value-type="string">
            <text:p><text:s text:c="12"/>&lt;li data-id="playthrough_10_11" class="f_ring"&gt;Take the elevator back down and jump off at the halfway point to find the &lt;a href="http://darksouls3.wiki.fextralife.com/Dragonscale+Ring"&gt;Dragonscale Ring&lt;/a&gt;&lt;/li&gt;</text:p>
          </table:table-cell>
          <table:table-cell table:number-columns-repeated="18"/>
        </table:table-row>
        <table:table-row table:style-name="ro1">
          <table:table-cell/>
          <table:table-cell office:value-type="string" calcext:value-type="string">
            <text:p><text:s text:c="12"/>&lt;li data-id="playthrough_10_12" class="f_boss f_miss"&gt;You can summon &lt;a href="http://darksouls3.wiki.fextralife.com/Hawkwood"&gt;Hawkwood the Deserter&lt;/a&gt; for assistance if he has left Firelink Shrine. His summon sign is located on the large platform before the two knights&lt;/li&gt;</text:p>
          </table:table-cell>
          <table:table-cell table:number-columns-repeated="18"/>
        </table:table-row>
        <table:table-row table:style-name="ro1">
          <table:table-cell/>
          <table:table-cell office:value-type="string" calcext:value-type="string">
            <text:p><text:s text:c="12"/>&lt;li data-id="playthrough_10_13" class="f_ring"&gt;Kill the second greatsword-wielding knight outside the boss room to receive the &lt;a href="http://darksouls3.wiki.fextralife.com/Magic+Stoneplate+Ring"&gt;Magic Stoneplate Ring&lt;/a&gt;&lt;/li&gt;</text:p>
          </table:table-cell>
          <table:table-cell table:number-columns-repeated="18"/>
        </table:table-row>
        <table:table-row table:style-name="ro1">
          <table:table-cell/>
          <table:table-cell office:value-type="string" calcext:value-type="string">
            <text:p><text:s text:c="12"/>&lt;li data-id="playthrough_10_14" class="f_boss f_misc"&gt;Defeat &lt;a href="http://darksouls3.wiki.fextralife.com/Oceiros,+the+Consumed+King"&gt;Oceiros, the Consumed King&lt;/a&gt;; receive &lt;a href="http://darksouls3.wiki.fextralife.com/Soul+of+Consumed+Oceiros"&gt;Soul of Consumed Oceiros&lt;/a&gt;&lt;/li&gt;</text:p>
          </table:table-cell>
          <table:table-cell table:number-columns-repeated="18"/>
        </table:table-row>
        <table:table-row table:style-name="ro1">
          <table:table-cell/>
          <table:table-cell office:value-type="string" calcext:value-type="string">
            <text:p><text:s text:c="12"/>&lt;li data-id="playthrough_10_15" class="f_gest"&gt;After defeating Oceiros, continue on down and you'll find the Path of the Dragon gesture on a body&lt;/li&gt;</text:p>
          </table:table-cell>
          <table:table-cell table:number-columns-repeated="18"/>
        </table:table-row>
        <table:table-row table:style-name="ro1">
          <table:table-cell/>
          <table:table-cell office:value-type="string" calcext:value-type="string">
            <text:p><text:s text:c="12"/>&lt;li data-id="playthrough_10_16" class="f_tit"&gt;To the left of the gesture is a chest containing a &lt;a href="http://darksouls3.wiki.fextralife.com/Titanite+Scale"&gt;Titanite Scale&lt;/a&gt;. Further on is a second chest holding another &lt;a href="http://darksouls3.wiki.fextralife.com/Titanite+Scale"&gt;Titanite Scale&lt;/a&gt;. Advance through the illusory wall behind this chest to enter the Untended Graves&lt;/li&gt;</text:p>
          </table:table-cell>
          <table:table-cell table:number-columns-repeated="18"/>
        </table:table-row>
        <table:table-row table:style-name="ro1">
          <table:table-cell table:style-name="ce1" office:value-type="string" calcext:value-type="string">
            <text:p>Untended_Graves</text:p>
          </table:table-cell>
          <table:table-cell office:value-type="string" calcext:value-type="string">
            <text:p><text:s text:c="2"/></text:p>
          </table:table-cell>
          <table:table-cell table:number-columns-repeated="18"/>
        </table:table-row>
        <table:table-row table:style-name="ro1">
          <table:table-cell/>
          <table:table-cell office:value-type="string" calcext:value-type="string">
            <text:p><text:s text:c="2"/>&lt;li data-id="playthrough_11_1" class="f_gem"&gt;From the bonfire go straight to find a &lt;a href="http://darksouls3.wiki.fextralife.com/Shriving+Stone"&gt;Shriving Stone&lt;/a&gt;&lt;/li&gt;</text:p>
          </table:table-cell>
          <table:table-cell table:number-columns-repeated="18"/>
        </table:table-row>
        <table:table-row table:style-name="ro1">
          <table:table-cell/>
          <table:table-cell office:value-type="string" calcext:value-type="string">
            <text:p><text:s text:c="12"/>&lt;li data-id="playthrough_11_2" class="f_ring"&gt;Collect the &lt;a href="http://darksouls3.wiki.fextralife.com/Ashen+Estus+Ring"&gt;Ashen Estus Ring&lt;/a&gt; located to the left from the bonfire&lt;/li&gt;</text:p>
          </table:table-cell>
          <table:table-cell table:number-columns-repeated="18"/>
        </table:table-row>
        <table:table-row table:style-name="ro1">
          <table:table-cell/>
          <table:table-cell office:value-type="string" calcext:value-type="string">
            <text:p><text:s text:c="12"/>&lt;li data-id="playthrough_11_3" class="f_misc"&gt;Pick up a &lt;a href="http://darksouls3.wiki.fextralife.com/Soul+of+a+Crestfallen+Knight"&gt;Soul of a Crestfallen Knight&lt;/a&gt; near the square centre&lt;/li&gt;</text:p>
          </table:table-cell>
          <table:table-cell table:number-columns-repeated="18"/>
        </table:table-row>
        <table:table-row table:style-name="ro1">
          <table:table-cell/>
          <table:table-cell office:value-type="string" calcext:value-type="string">
            <text:p><text:s text:c="12"/>&lt;li data-id="playthrough_11_4" class="f_tit"&gt;Near the left outer wall is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1_5" class="f_tit"&gt;To the right is another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1_6" class="f_tit"&gt;Kill the two Ravenous Crystal Lizards for four &lt;a href="http://darksouls3.wiki.fextralife.com/Titanite+Scale"&gt;Titanite Scales&lt;/a&gt;&lt;/li&gt;</text:p>
          </table:table-cell>
          <table:table-cell table:number-columns-repeated="18"/>
        </table:table-row>
        <table:table-row table:style-name="ro1">
          <table:table-cell/>
          <table:table-cell office:value-type="string" calcext:value-type="string">
            <text:p><text:s text:c="12"/>&lt;li data-id="playthrough_11_7" class="f_npc f_miss"&gt;Where the first bonfire was in Cemetery of Ash, you'll be invaded by &lt;a href="http://darksouls3.wiki.fextralife.com/Daughter+of+Crystal+Kriemhild"&gt;Daughter of Crystal Kriemhild&lt;/a&gt; if you're embered&lt;/li&gt;</text:p>
          </table:table-cell>
          <table:table-cell table:number-columns-repeated="18"/>
        </table:table-row>
        <table:table-row table:style-name="ro1">
          <table:table-cell/>
          <table:table-cell office:value-type="string" calcext:value-type="string">
            <text:p><text:s text:c="12"/>&lt;li data-id="playthrough_11_8" class="f_misc"&gt;Follow the path on the left for a &lt;a href="http://darksouls3.wiki.fextralife.com/Hidden+Blessing"&gt;Hidden Blessing&lt;/a&gt;&lt;/li&gt;</text:p>
          </table:table-cell>
          <table:table-cell table:number-columns-repeated="18"/>
        </table:table-row>
        <table:table-row table:style-name="ro1">
          <table:table-cell/>
          <table:table-cell office:value-type="string" calcext:value-type="string">
            <text:p><text:s text:c="12"/>&lt;li data-id="playthrough_11_9" class="f_boss f_miss"&gt;&lt;a href="http://darksouls3.wiki.fextralife.com/Sword+Master"&gt;Sword Master&lt;/a&gt; is available to be summoned outside the boss room&lt;/li&gt;</text:p>
          </table:table-cell>
          <table:table-cell table:number-columns-repeated="18"/>
        </table:table-row>
        <table:table-row table:style-name="ro1">
          <table:table-cell/>
          <table:table-cell office:value-type="string" calcext:value-type="string">
            <text:p><text:s text:c="12"/>&lt;li data-id="playthrough_11_10" class="f_boss f_misc"&gt;Defeat &lt;a href="http://darksouls3.wiki.fextralife.com/Champion+Gundyr"&gt;Champion Gundyr&lt;/a&gt;; receive &lt;a href="http://darksouls3.wiki.fextralife.com/Soul+of+Champion+Gundyr"&gt;Soul of Champion Gundyr&lt;/a&gt;&lt;/li&gt;</text:p>
          </table:table-cell>
          <table:table-cell table:number-columns-repeated="18"/>
        </table:table-row>
        <table:table-row table:style-name="ro1">
          <table:table-cell/>
          <table:table-cell office:value-type="string" calcext:value-type="string">
            <text:p><text:s text:c="12"/>&lt;li data-id="playthrough_11_11" class="f_weap"&gt;In the arena is also the &lt;a href="http://darksouls3.wiki.fextralife.com/Black+Knight+Glaive"&gt;Black Knight Glaive&lt;/a&gt;&lt;/li&gt;</text:p>
          </table:table-cell>
          <table:table-cell table:number-columns-repeated="18"/>
        </table:table-row>
        <table:table-row table:style-name="ro1">
          <table:table-cell/>
          <table:table-cell office:value-type="string" calcext:value-type="string">
            <text:p><text:s text:c="12"/>&lt;li data-id="playthrough_11_12" class="f_ring f_weap"&gt;At the very end of the Untended Graves when you reach the alternate version of Firelink Shrine, explore the graves for the &lt;a href="http://darksouls3.wiki.fextralife.com/Hornet+Ring"&gt;Hornet Ring&lt;/a&gt; (on the right where Hawkwood's Shield was) and &lt;a href="http://darksouls3.wiki.fextralife.com/Chaos+Blade"&gt;Chaos Blade&lt;/a&gt; (where Sword Master was)&lt;/li&gt;</text:p>
          </table:table-cell>
          <table:table-cell table:number-columns-repeated="18"/>
        </table:table-row>
        <table:table-row table:style-name="ro1">
          <table:table-cell/>
          <table:table-cell office:value-type="string" calcext:value-type="string">
            <text:p><text:s text:c="12"/>&lt;li data-id="playthrough_11_13" class="f_misc"&gt;Above the shrine entrance is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11_14" class="f_misc"&gt;Inside Firelink Shrine, you will discover the &lt;a href="http://darksouls3.wiki.fextralife.com/Coiled+Sword+Fragment"&gt;Coiled Sword Fragment&lt;/a&gt; where the bonfire normally is&lt;/li&gt;</text:p>
          </table:table-cell>
          <table:table-cell table:number-columns-repeated="18"/>
        </table:table-row>
        <table:table-row table:style-name="ro1">
          <table:table-cell/>
          <table:table-cell office:value-type="string" calcext:value-type="string">
            <text:p><text:s text:c="12"/>&lt;li data-id="playthrough_11_20" class="f_ring s_ng++"&gt;The &lt;a href="https://darksouls3.wiki.fextralife.com/Life+Ring"&gt;Life Ring+3&lt;/a&gt; is behind Lothric's throne&lt;/li&gt;</text:p>
          </table:table-cell>
          <table:table-cell table:number-columns-repeated="18"/>
        </table:table-row>
        <table:table-row table:style-name="ro1">
          <table:table-cell/>
          <table:table-cell office:value-type="string" calcext:value-type="string">
            <text:p><text:s text:c="12"/>&lt;li data-id="playthrough_11_15" class="f_miss"&gt;There is another Shrine Handmaid here that sells the &lt;a href="http://darksouls3.wiki.fextralife.com/Wolf+Knight+Set"&gt;Wolf Knight Armor Set&lt;/a&gt;, the &lt;a href="http://darksouls3.wiki.fextralife.com/Priestess+Ring"&gt;Priestess Ring&lt;/a&gt;, and other merchandise. Unlike the regular Handmaid, she will not respawn if killed, so be careful&lt;/li&gt;</text:p>
          </table:table-cell>
          <table:table-cell table:number-columns-repeated="18"/>
        </table:table-row>
        <table:table-row table:style-name="ro1">
          <table:table-cell/>
          <table:table-cell office:value-type="string" calcext:value-type="string">
            <text:p><text:s text:c="12"/>&lt;li data-id="playthrough_11_16" class="f_weap"&gt;Where Andre normally is, you will find the &lt;a href="http://darksouls3.wiki.fextralife.com/Blacksmith+Hammer"&gt;Blacksmith Hammer&lt;/a&gt;&lt;/li&gt;</text:p>
          </table:table-cell>
          <table:table-cell table:number-columns-repeated="18"/>
        </table:table-row>
        <table:table-row table:style-name="ro1">
          <table:table-cell/>
          <table:table-cell office:value-type="string" calcext:value-type="string">
            <text:p><text:s text:c="12"/>&lt;li data-id="playthrough_11_17" class="f_misc"&gt;Activate the illusory wall to where Irina normally is and you'll find the &lt;a href="http://darksouls3.wiki.fextralife.com/Eyes+of+a+Fire+Keeper"&gt;Eyes of a Fire Keeper&lt;/a&gt;. These can be given to the Fire Keeper to enable the End of Fire ending&lt;/li&gt;</text:p>
          </table:table-cell>
          <table:table-cell table:number-columns-repeated="18"/>
        </table:table-row>
        <table:table-row table:style-name="ro1">
          <table:table-cell/>
          <table:table-cell office:value-type="string" calcext:value-type="string">
            <text:p><text:s text:c="12"/>&lt;li data-id="playthrough_11_18" class="f_ash f_npc"&gt;If Yuria of Londor did not spawn in your game, you will find &lt;a href="http://darksouls3.wiki.fextralife.com/Hollow's+Ashes"&gt;Hollow's Ashes&lt;/a&gt; where Yoel would normally be&lt;/li&gt;</text:p>
          </table:table-cell>
          <table:table-cell table:number-columns-repeated="18"/>
        </table:table-row>
        <table:table-row table:style-name="ro1">
          <table:table-cell/>
          <table:table-cell office:value-type="string" calcext:value-type="string">
            <text:p><text:s text:c="12"/>&lt;li data-id="playthrough_11_19" class="f_ring s_ng+"&gt;The &lt;a href="https://darksouls3.wiki.fextralife.com/Ring+of+Steel+Protection"&gt;Ring of Steel Protection+1&lt;/a&gt; is outside next to the tower&lt;/li&gt;</text:p>
          </table:table-cell>
          <table:table-cell table:number-columns-repeated="18"/>
        </table:table-row>
        <table:table-row table:style-name="ro1">
          <table:table-cell table:style-name="ce1" office:value-type="string" calcext:value-type="string">
            <text:p>Archdragon_Peak</text:p>
          </table:table-cell>
          <table:table-cell table:number-columns-repeated="19"/>
        </table:table-row>
        <table:table-row table:style-name="ro1">
          <table:table-cell/>
          <table:table-cell office:value-type="string" calcext:value-type="string">
            <text:p><text:s text:c="2"/>&lt;li data-id="playthrough_12_1" class="f_none"&gt;Return to the area in the Irithyll Dungeon with the dragon statue and perform the Path of the Dragon gesture to be teleported to Archdragon Peak&lt;/li&gt;</text:p>
          </table:table-cell>
          <table:table-cell table:number-columns-repeated="18"/>
        </table:table-row>
        <table:table-row table:style-name="ro1">
          <table:table-cell/>
          <table:table-cell office:value-type="string" calcext:value-type="string">
            <text:p><text:s text:c="12"/>&lt;li data-id="playthrough_12_2" class="f_misc"&gt;From where you spawn head to the tree for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2_3" class="f_gem"&gt;At the top of the big rock farther on is a &lt;a href="http://darksouls3.wiki.fextralife.com/Lightning+Gem"&gt;Lightning Gem&lt;/a&gt;&lt;/li&gt;</text:p>
          </table:table-cell>
          <table:table-cell table:number-columns-repeated="18"/>
        </table:table-row>
        <table:table-row table:style-name="ro1">
          <table:table-cell/>
          <table:table-cell office:value-type="string" calcext:value-type="string">
            <text:p><text:s text:c="12"/>&lt;li data-id="playthrough_12_4" class="f_misc"&gt;On the left cliff is &lt;a href="http://darksouls3.wiki.fextralife.com/Homeward+Bone"&gt;Homeward Bone&amp;nbsp;x2&lt;/a&gt;&lt;/li&gt;</text:p>
          </table:table-cell>
          <table:table-cell table:number-columns-repeated="18"/>
        </table:table-row>
        <table:table-row table:style-name="ro1">
          <table:table-cell/>
          <table:table-cell office:value-type="string" calcext:value-type="string">
            <text:p><text:s text:c="12"/>&lt;li data-id="playthrough_12_5" class="f_tit"&gt;A &lt;a href="http://darksouls3.wiki.fextralife.com/Titanite+Chunk"&gt;Titanite Chunk&lt;/a&gt; is behind some rocks a bit farther on&lt;/li&gt;</text:p>
          </table:table-cell>
          <table:table-cell table:number-columns-repeated="18"/>
        </table:table-row>
        <table:table-row table:style-name="ro1">
          <table:table-cell/>
          <table:table-cell office:value-type="string" calcext:value-type="string">
            <text:p><text:s text:c="12"/>&lt;li data-id="playthrough_12_6" class="f_misc"&gt;Next to the bonfire is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2_7" class="f_misc f_tit"&gt;To the right of the structure in front of you is a &lt;a href="http://darksouls3.wiki.fextralife.com/Soul+of+a+Nameless+Soldier"&gt;Soul of a Nameless Soldier&lt;/a&gt; and to the left is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2_8" class="f_tit f_weap"&gt;On top of the structure is the &lt;a href="http://darksouls3.wiki.fextralife.com/Ancient+Dragon+Greatshield"&gt;Ancient Dragon Greatshield&lt;/a&gt; and in the corner below is another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2_9" class="f_ring"&gt;Follow the path to the left of the gate to obtain the &lt;a href="http://darksouls3.wiki.fextralife.com/Lightning+Clutch+Ring"&gt;Lightning Clutch Ring&lt;/a&gt;&lt;/li&gt;</text:p>
          </table:table-cell>
          <table:table-cell table:number-columns-repeated="18"/>
        </table:table-row>
        <table:table-row table:style-name="ro1">
          <table:table-cell/>
          <table:table-cell office:value-type="string" calcext:value-type="string">
            <text:p><text:s text:c="12"/>&lt;li data-id="playthrough_12_10" class="f_boss f_misc"&gt;Defeat the &lt;a href="http://darksouls3.wiki.fextralife.com/Ancient+Wyvern"&gt;Ancient Wyvern&lt;/a&gt; boss and you'll receive the &lt;a href="http://darksouls3.wiki.fextralife.com/Dragon+Head+Stone"&gt;Dragon Head Stone&lt;/a&gt;&lt;/li&gt;</text:p>
          </table:table-cell>
          <table:table-cell table:number-columns-repeated="18"/>
        </table:table-row>
        <table:table-row table:style-name="ro1">
          <table:table-cell/>
          <table:table-cell office:value-type="string" calcext:value-type="string">
            <text:p><text:s text:c="12"/>&lt;li data-id="playthrough_12_11" class="f_none"&gt;After defeating the Ancient Wyvern, you will be transported to the Dragon-Kin Mausoleum bonfire&lt;/li&gt;</text:p>
          </table:table-cell>
          <table:table-cell table:number-columns-repeated="18"/>
        </table:table-row>
        <table:table-row table:style-name="ro1">
          <table:table-cell/>
          <table:table-cell office:value-type="string" calcext:value-type="string">
            <text:p><text:s text:c="12"/>&lt;li data-id="playthrough_12_12" class="f_none"&gt;Return to the entrance of the Ancient Wyvern boss area&lt;/li&gt;</text:p>
          </table:table-cell>
          <table:table-cell table:number-columns-repeated="18"/>
        </table:table-row>
        <table:table-row table:style-name="ro1">
          <table:table-cell/>
          <table:table-cell office:value-type="string" calcext:value-type="string">
            <text:p><text:s text:c="12"/>&lt;li data-id="playthrough_12_13" class="f_misc"&gt;In the middle of the arena is a &lt;a href="http://darksouls3.wiki.fextralife.com/Large+Soul+of+a+Weary+Warrior"&gt;Large Soul of a Weary Warrior&lt;/a&gt;&lt;/li&gt;</text:p>
          </table:table-cell>
          <table:table-cell table:number-columns-repeated="18"/>
        </table:table-row>
        <table:table-row table:style-name="ro1">
          <table:table-cell/>
          <table:table-cell office:value-type="string" calcext:value-type="string">
            <text:p><text:s text:c="12"/>&lt;li data-id="playthrough_12_14" class="f_misc"&gt;Go to the right and pick up &lt;a href="http://darksouls3.wiki.fextralife.com/Stalk+Dung+Pie"&gt;Stalk Dung Pie&amp;nbsp;x6&lt;/a&gt;, an &lt;a href="http://darksouls3.wiki.fextralife.com/Ember"&gt;Ember&lt;/a&gt;, and another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2_15" class="f_ring"&gt;The railing is broken at the end, allowing you to walk along the edge. At the end of the path is the &lt;a href="http://darksouls3.wiki.fextralife.com/Ring+of+Steel+Protection"&gt;Ring of Steel Protection&lt;/a&gt;&lt;/li&gt;</text:p>
          </table:table-cell>
          <table:table-cell table:number-columns-repeated="18"/>
        </table:table-row>
        <table:table-row table:style-name="ro1">
          <table:table-cell/>
          <table:table-cell office:value-type="string" calcext:value-type="string">
            <text:p><text:s text:c="12"/>&lt;li data-id="playthrough_12_16" class="f_misc"&gt;Left of the arena middle is a &lt;a href="http://darksouls3.wiki.fextralife.com/Large+Soul+of+a+Nameless+Soldier"&gt;Large Soul of a Nameless Soldier&lt;/a&gt;. Go up the stairs and left for &lt;a href="http://darksouls3.wiki.fextralife.com/Lightning+Urn"&gt;Lightning Urn&amp;nbsp;x4&lt;/a&gt;&lt;/li&gt;</text:p>
          </table:table-cell>
          <table:table-cell table:number-columns-repeated="18"/>
        </table:table-row>
        <table:table-row table:style-name="ro1">
          <table:table-cell/>
          <table:table-cell office:value-type="string" calcext:value-type="string">
            <text:p><text:s text:c="12"/>&lt;li data-id="playthrough_12_17" class="f_tit"&gt;Continue down the normal path until you can go left into the dome building to fi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2_18" class="f_tit"&gt;Go down the ladder to find &lt;a href="http://darksouls3.wiki.fextralife.com/Twinkling+Titanite"&gt;Twinkling Titanite&amp;nbsp;x2&lt;/a&gt;&lt;/li&gt;</text:p>
          </table:table-cell>
          <table:table-cell table:number-columns-repeated="18"/>
        </table:table-row>
        <table:table-row table:style-name="ro1">
          <table:table-cell/>
          <table:table-cell office:value-type="string" calcext:value-type="string">
            <text:p><text:s text:c="12"/>&lt;li data-id="playthrough_12_19" class="f_misc"&gt;Go back to the normal path and on the edge of the platform is &lt;a href="http://darksouls3.wiki.fextralife.com/Dung+Pie"&gt;Dung Pie&amp;nbsp;x3&lt;/a&gt;&lt;/li&gt;</text:p>
          </table:table-cell>
          <table:table-cell table:number-columns-repeated="18"/>
        </table:table-row>
        <table:table-row table:style-name="ro1">
          <table:table-cell/>
          <table:table-cell office:value-type="string" calcext:value-type="string">
            <text:p><text:s text:c="12"/>&lt;li data-id="playthrough_12_20" class="f_misc f_tit"&gt;Go up the stairs and get to the top of this building for &lt;a href="http://darksouls3.wiki.fextralife.com/Titanite+Chunk"&gt;Titanite Chunk&amp;nbsp;x2&lt;/a&gt; and &lt;a href="http://darksouls3.wiki.fextralife.com/Lightning+Bolt"&gt;Lightning Bolt&amp;nbsp;x12&lt;/a&gt;&lt;/li&gt;</text:p>
          </table:table-cell>
          <table:table-cell table:number-columns-repeated="18"/>
        </table:table-row>
        <table:table-row table:style-name="ro1">
          <table:table-cell/>
          <table:table-cell office:value-type="string" calcext:value-type="string">
            <text:p><text:s text:c="12"/>&lt;li data-id="playthrough_12_21" class="f_tit"&gt;Head to the area where you did the plunging attack, but this time climb up the ladder on the other end for &lt;a href="http://darksouls3.wiki.fextralife.com/Twinkling+Titanite"&gt;Twinkling Titanite&amp;nbsp;x2&lt;/a&gt;&lt;/li&gt;</text:p>
          </table:table-cell>
          <table:table-cell table:number-columns-repeated="18"/>
        </table:table-row>
        <table:table-row table:style-name="ro1">
          <table:table-cell/>
          <table:table-cell office:value-type="string" calcext:value-type="string">
            <text:p><text:s text:c="12"/>&lt;li data-id="playthrough_12_22" class="f_arm f_weap"&gt;Kill the &lt;a href="http://darksouls3.wiki.fextralife.com/Drakeblood+Knight"&gt;Drakeblood Knight&lt;/a&gt; back at the Dragon-Kin Mausoleum to receive the &lt;a href="http://darksouls3.wiki.fextralife.com/Drakeblood+Greatsword"&gt;Drakeblood Greatsword&lt;/a&gt;. After killing the Drakeblood Knight, return to the Oceiros, the Consumed King bonfire and run up to the altar where you got the Path of the Dragon gesture to find the &lt;a href="http://darksouls3.wiki.fextralife.com/Drakeblood+Set"&gt;Drakeblood Set&lt;/a&gt; waiting for you there&lt;/li&gt;</text:p>
          </table:table-cell>
          <table:table-cell table:number-columns-repeated="18"/>
        </table:table-row>
        <table:table-row table:style-name="ro1">
          <table:table-cell/>
          <table:table-cell office:value-type="string" calcext:value-type="string">
            <text:p><text:s text:c="12"/>&lt;li data-id="playthrough_12_23" class="f_ring"&gt;Perform the Path of the Dragon gesture in front of the altar in the Dragon-Kin Mausoleum to receive the &lt;a href="http://darksouls3.wiki.fextralife.com/Calamity+Ring"&gt;Calamity Ring&lt;/a&gt;&lt;/li&gt;</text:p>
          </table:table-cell>
          <table:table-cell table:number-columns-repeated="18"/>
        </table:table-row>
        <table:table-row table:style-name="ro1">
          <table:table-cell/>
          <table:table-cell office:value-type="string" calcext:value-type="string">
            <text:p><text:s text:c="12"/>&lt;li data-id="playthrough_12_24" class="f_tit"&gt;Turn around at the altar and follow the path for a &lt;a href="http://darksouls3.wiki.fextralife.com/Titanite+Scale"&gt;Titanite Scale&lt;/a&gt; as well as another &lt;a href="http://darksouls3.wiki.fextralife.com/Titanite+Scale"&gt;Titanite Scale&lt;/a&gt; further up&lt;/li&gt;</text:p>
          </table:table-cell>
          <table:table-cell table:number-columns-repeated="18"/>
        </table:table-row>
        <table:table-row table:style-name="ro1">
          <table:table-cell/>
          <table:table-cell office:value-type="string" calcext:value-type="string">
            <text:p><text:s text:c="12"/>&lt;li data-id="playthrough_12_25" class="f_misc"&gt;Entering the altar room you can find a &lt;a href="http://darksouls3.wiki.fextralife.com/Soul+of+a+Crestfallen+Knight"&gt;Soul of a Crestfallen Knight&lt;/a&gt; in the back left&lt;/li&gt;</text:p>
          </table:table-cell>
          <table:table-cell table:number-columns-repeated="18"/>
        </table:table-row>
        <table:table-row table:style-name="ro1">
          <table:table-cell/>
          <table:table-cell office:value-type="string" calcext:value-type="string">
            <text:p><text:s text:c="12"/>&lt;li data-id="playthrough_12_26" class="f_tit"&gt;On the right side of the top level is an exit to the exterior with a &lt;a href="http://darksouls3.wiki.fextralife.com/Titanite+Scale"&gt;Titanite Scale&lt;/a&gt; on a corpse&lt;/li&gt;</text:p>
          </table:table-cell>
          <table:table-cell table:number-columns-repeated="18"/>
        </table:table-row>
        <table:table-row table:style-name="ro1">
          <table:table-cell/>
          <table:table-cell office:value-type="string" calcext:value-type="string">
            <text:p><text:s text:c="12"/>&lt;li data-id="playthrough_12_27" class="f_none"&gt;After going back in you can turn left to activate a shortcut&lt;/li&gt;</text:p>
          </table:table-cell>
          <table:table-cell table:number-columns-repeated="18"/>
        </table:table-row>
        <table:table-row table:style-name="ro1">
          <table:table-cell/>
          <table:table-cell office:value-type="string" calcext:value-type="string">
            <text:p><text:s text:c="12"/>&lt;li data-id="playthrough_12_28" class="f_weap"&gt;Examine the wooden gate to receive the &lt;a href="http://darksouls3.wiki.fextralife.com/Dragonslayer+Spear"&gt;Dragonslayer Spear&lt;/a&gt;&lt;/li&gt;</text:p>
          </table:table-cell>
          <table:table-cell table:number-columns-repeated="18"/>
        </table:table-row>
        <table:table-row table:style-name="ro1">
          <table:table-cell/>
          <table:table-cell office:value-type="string" calcext:value-type="string">
            <text:p><text:s text:c="12"/>&lt;li data-id="playthrough_12_29" class="f_ring"&gt;Proceed down the stairs, follow the path, and climb the ladder near the scaffolding to receive the &lt;a href="http://darksouls3.wiki.fextralife.com/Thunder+Stoneplate+Ring"&gt;Thunder Stoneplate Ring&lt;/a&gt;&lt;/li&gt;</text:p>
          </table:table-cell>
          <table:table-cell table:number-columns-repeated="18"/>
        </table:table-row>
        <table:table-row table:style-name="ro1">
          <table:table-cell/>
          <table:table-cell office:value-type="string" calcext:value-type="string">
            <text:p><text:s text:c="12"/>&lt;li data-id="playthrough_12_30" class="f_tit"&gt;Go along the path until you come to a Crystal Lizard who drops &lt;a href="http://darksouls3.wiki.fextralife.com/Twinkling+Titanite"&gt;Twinkling Titanite&amp;nbsp;x3&lt;/a&gt;. The chest in the next room contains &lt;a href="http://darksouls3.wiki.fextralife.com/Titanite+Scale"&gt;Titanite Scale&amp;nbsp;x3&lt;/a&gt;&lt;/li&gt;</text:p>
          </table:table-cell>
          <table:table-cell table:number-columns-repeated="18"/>
        </table:table-row>
        <table:table-row table:style-name="ro1">
          <table:table-cell/>
          <table:table-cell office:value-type="string" calcext:value-type="string">
            <text:p><text:s text:c="12"/>&lt;li data-id="playthrough_12_31" class="f_misc"&gt;In the former room you can jump on the small stone altar to pick up the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2_32" class="f_tit"&gt;As you advance, you will encounter a Wyvern. You can kill this dragon safely by using arrows. Slaying it will reward you with &lt;a href="http://darksouls3.wiki.fextralife.com/Titanite+Chunk"&gt;Titanite Chunk&amp;nbsp;x6&lt;/a&gt;&lt;span class="p"&gt; + &lt;/span&gt;&lt;a href="http://darksouls3.wiki.fextralife.com/Titanite+Scale"&gt;Titanite Scale&amp;nbsp;x3&lt;/a&gt;&lt;span class="p"&gt; + &lt;/span&gt;&lt;a href="http://darksouls3.wiki.fextralife.com/Twinkling+Titanite"&gt;Twinkling Titanite&amp;nbsp;x3&lt;/a&gt; and 50,000 souls&lt;/li&gt;</text:p>
          </table:table-cell>
          <table:table-cell table:number-columns-repeated="18"/>
        </table:table-row>
        <table:table-row table:style-name="ro1">
          <table:table-cell/>
          <table:table-cell office:value-type="string" calcext:value-type="string">
            <text:p><text:s text:c="12"/>&lt;li data-id="playthrough_12_33" class="f_weap"&gt;In the next building, you should encounter the &lt;a href="http://darksouls3.wiki.fextralife.com/Rapier+Champion"&gt;Rapier Champion&lt;/a&gt;; slay him for &lt;a href="http://darksouls3.wiki.fextralife.com/Ricard's+Rapier"&gt;Ricard's Rapier&lt;/a&gt;. (It's also possible to get a &lt;a href="http://darksouls3.wiki.fextralife.com/Havel+Knight"&gt;Havel Knight&lt;/a&gt;, who drops &lt;a href="http://darksouls3.wiki.fextralife.com/Dragon+Tooth"&gt;Dragon Tooth&lt;/a&gt;&lt;span class="p"&gt; + &lt;/span&gt;&lt;a href="http://darksouls3.wiki.fextralife.com/Havel's+Greatshield"&gt;Havel's Greatshield&lt;/a&gt;)&lt;/li&gt;</text:p>
          </table:table-cell>
          <table:table-cell table:number-columns-repeated="18"/>
        </table:table-row>
        <table:table-row table:style-name="ro1">
          <table:table-cell/>
          <table:table-cell office:value-type="string" calcext:value-type="string">
            <text:p><text:s text:c="12"/>&lt;li data-id="playthrough_12_34" class="f_miss"&gt;In the following room, you will encounter a bell with a lever. Do not ring this bell until you are finished with this zone&lt;/li&gt;</text:p>
          </table:table-cell>
          <table:table-cell table:number-columns-repeated="18"/>
        </table:table-row>
        <table:table-row table:style-name="ro1">
          <table:table-cell/>
          <table:table-cell office:value-type="string" calcext:value-type="string">
            <text:p><text:s text:c="12"/>&lt;li data-id="playthrough_12_35" class="f_none"&gt;Advance to discover the Great Belfry bonfire&lt;/li&gt;</text:p>
          </table:table-cell>
          <table:table-cell table:number-columns-repeated="18"/>
        </table:table-row>
        <table:table-row table:style-name="ro1">
          <table:table-cell/>
          <table:table-cell office:value-type="string" calcext:value-type="string">
            <text:p><text:s text:c="12"/>&lt;li data-id="playthrough_12_36" class="f_misc"&gt;If you go down the stairs you can find a &lt;a href="http://darksouls3.wiki.fextralife.com/Large+Soul+of+a+Crestfallen+Knight"&gt;Large Soul of a Crestfallen Knight&lt;/a&gt; in the middle&lt;/li&gt;</text:p>
          </table:table-cell>
          <table:table-cell table:number-columns-repeated="18"/>
        </table:table-row>
        <table:table-row table:style-name="ro1">
          <table:table-cell/>
          <table:table-cell office:value-type="string" calcext:value-type="string">
            <text:p><text:s text:c="12"/>&lt;li data-id="playthrough_12_37" class="f_misc f_miss"&gt;If he moved on from Firelink Shrine, you can summon &lt;a href="http://darksouls3.wiki.fextralife.com/Hawkwood"&gt;Hawkwood the Deserter&lt;/a&gt; at the bottom of the stairs outside the the Great Belfry bonfire. He will assist you to get to the top of the stairway with loads of enemies in the path. Use the Path of the Dragon gesture at the altar at the very top of the stairway (Hawkwood will show you where) and you'll get the &lt;a href="http://darksouls3.wiki.fextralife.com/Twinkling+Dragon+Torso+Stone"&gt;Twinkling Dragon Torso Stone&lt;/a&gt;&lt;/li&gt;</text:p>
          </table:table-cell>
          <table:table-cell table:number-columns-repeated="18"/>
        </table:table-row>
        <table:table-row table:style-name="ro1">
          <table:table-cell/>
          <table:table-cell office:value-type="string" calcext:value-type="string">
            <text:p><text:s text:c="12"/>&lt;li data-id="playthrough_12_38" class="f_ash"&gt;On the way up the hill to get the Twinkling Dragon Torso Stone, you will find the &lt;a href="http://darksouls3.wiki.fextralife.com/Dragon+Chaser's+Ashes"&gt;Dragon Chaser's Ashes&lt;/a&gt; off to the left side&lt;/li&gt;</text:p>
          </table:table-cell>
          <table:table-cell table:number-columns-repeated="18"/>
        </table:table-row>
        <table:table-row table:style-name="ro1">
          <table:table-cell/>
          <table:table-cell office:value-type="string" calcext:value-type="string">
            <text:p><text:s text:c="12"/>&lt;li data-id="playthrough_12_48" class="f_ring s_ng+"&gt;&lt;a href="https://darksouls3.wiki.fextralife.com/Havel's+Ring"&gt;Havel's Ring+1&lt;/a&gt; is in a corner behind the structure halfway up the hill&lt;/li&gt;</text:p>
          </table:table-cell>
          <table:table-cell table:number-columns-repeated="18"/>
        </table:table-row>
        <table:table-row table:style-name="ro1">
          <table:table-cell/>
          <table:table-cell office:value-type="string" calcext:value-type="string">
            <text:p><text:s text:c="12"/>&lt;li data-id="playthrough_12_39" class="f_tit"&gt;Go down the hill and through the structure on the left to end up at a ladder. Next to the ladder is a chest with &lt;a href="http://darksouls3.wiki.fextralife.com/Twinkling+Titanite"&gt;Twinkling Titanite&amp;nbsp;x3&lt;/a&gt;&lt;/li&gt;</text:p>
          </table:table-cell>
          <table:table-cell table:number-columns-repeated="18"/>
        </table:table-row>
        <table:table-row table:style-name="ro1">
          <table:table-cell/>
          <table:table-cell office:value-type="string" calcext:value-type="string">
            <text:p><text:s text:c="12"/>&lt;li data-id="playthrough_12_40" class="f_tit f_weap"&gt;Climb the ladder to discover &lt;a href="http://darksouls3.wiki.fextralife.com/Havel+Knight"&gt;Havel&lt;/a&gt; standing in front of a dead dragon. Kill him for &lt;a href="http://darksouls3.wiki.fextralife.com/Dragon+Tooth"&gt;Dragon Tooth&lt;/a&gt;&lt;span class="p"&gt; + &lt;/span&gt;&lt;a href="http://darksouls3.wiki.fextralife.com/Havel's+Greatshield"&gt;Havel's Greatshield&lt;/a&gt;. Next to the dragon is a &lt;a href="http://darksouls3.wiki.fextralife.com/Titanite+Slab"&gt;Titanite Slab&lt;/a&gt;&lt;/li&gt;</text:p>
          </table:table-cell>
          <table:table-cell table:number-columns-repeated="18"/>
        </table:table-row>
        <table:table-row table:style-name="ro1">
          <table:table-cell/>
          <table:table-cell office:value-type="string" calcext:value-type="string">
            <text:p><text:s text:c="12"/>&lt;li data-id="playthrough_12_41" class="f_mirac"&gt;To the left of Havel, you can drop down a ledge to find the &lt;a href="http://darksouls3.wiki.fextralife.com/Great+Magic+Barrier"&gt;Great Magic Barrier&lt;/a&gt; miracle&lt;/li&gt;</text:p>
          </table:table-cell>
          <table:table-cell table:number-columns-repeated="18"/>
        </table:table-row>
        <table:table-row table:style-name="ro1">
          <table:table-cell/>
          <table:table-cell office:value-type="string" calcext:value-type="string">
            <text:p><text:s text:c="12"/>&lt;li data-id="playthrough_12_42" class="f_arm"&gt;After defeating Havel, you can find &lt;a href="http://darksouls3.wiki.fextralife.com/Havel's+Set"&gt;Havel's Set&lt;/a&gt; near the &lt;a href="http://darksouls3.wiki.fextralife.com/Stray+Demon"&gt;Stray Demon&lt;/a&gt; above the Old Wolf of Farron&lt;/li&gt;</text:p>
          </table:table-cell>
          <table:table-cell table:number-columns-repeated="18"/>
        </table:table-row>
        <table:table-row table:style-name="ro1">
          <table:table-cell/>
          <table:table-cell office:value-type="string" calcext:value-type="string">
            <text:p><text:s text:c="12"/>&lt;li data-id="playthrough_12_43" class="f_misc f_npc"&gt;Head back to Firelink Shrine and talk to Andre. He'll give you a message from Hawkwood asking you to come to the Abyss Watchers bonfire to settle things. Head there and battle &lt;a href="http://darksouls3.wiki.fextralife.com/Hawkwood"&gt;Hawkwood&lt;/a&gt;. If you win, you gain the &lt;a href="http://darksouls3.wiki.fextralife.com/Twinkling+Dragon+Head+Stone"&gt;Twinkling Dragon Head Stone&lt;/a&gt;. If you lose, Hawkwood takes your &lt;a href="http://darksouls3.wiki.fextralife.com/Twinkling+Dragon+Torso+Stone"&gt;Twinkling Dragon Torso Stone&lt;/a&gt;. You can battle him as many times as you like until you beat him&lt;/li&gt;</text:p>
          </table:table-cell>
          <table:table-cell table:number-columns-repeated="18"/>
        </table:table-row>
        <table:table-row table:style-name="ro1">
          <table:table-cell/>
          <table:table-cell office:value-type="string" calcext:value-type="string">
            <text:p><text:s text:c="12"/>&lt;li data-id="playthrough_12_44" class="f_none"&gt;Ring the bell to unlock the next boss battle&lt;/li&gt;</text:p>
          </table:table-cell>
          <table:table-cell table:number-columns-repeated="18"/>
        </table:table-row>
        <table:table-row table:style-name="ro1">
          <table:table-cell/>
          <table:table-cell office:value-type="string" calcext:value-type="string">
            <text:p><text:s text:c="12"/>&lt;li data-id="playthrough_12_45" class="f_boss f_misc"&gt;Defeat the &lt;a href="http://darksouls3.wiki.fextralife.com/Nameless+King"&gt;Nameless King&lt;/a&gt;; receive &lt;a href="http://darksouls3.wiki.fextralife.com/Soul+of+the+Nameless+King"&gt;Soul of the Nameless King&lt;/a&gt;&lt;/li&gt;</text:p>
          </table:table-cell>
          <table:table-cell table:number-columns-repeated="18"/>
        </table:table-row>
        <table:table-row table:style-name="ro1">
          <table:table-cell/>
          <table:table-cell office:value-type="string" calcext:value-type="string">
            <text:p><text:s text:c="12"/>&lt;li data-id="playthrough_12_46" class="f_misc"&gt;After killing the Nameless King turn around and pick up the &lt;a href="http://darksouls3.wiki.fextralife.com/Ember"&gt;Ember&lt;/a&gt; from the corpse in the other room&lt;/li&gt;</text:p>
          </table:table-cell>
          <table:table-cell table:number-columns-repeated="18"/>
        </table:table-row>
        <table:table-row table:style-name="ro1">
          <table:table-cell/>
          <table:table-cell office:value-type="string" calcext:value-type="string">
            <text:p><text:s text:c="12"/>&lt;li data-id="playthrough_12_47" class="f_arm f_tit"&gt;On the path towards the mausoleum you'll find a &lt;a href="http://darksouls3.wiki.fextralife.com/Titanite+Slab"&gt;Titanite Slab&lt;/a&gt; and farther on the &lt;a href="http://darksouls3.wiki.fextralife.com/Dragonslayer+Set"&gt;Dragonslayer Set&lt;/a&gt;&lt;/li&gt;</text:p>
          </table:table-cell>
          <table:table-cell table:number-columns-repeated="18"/>
        </table:table-row>
        <table:table-row table:style-name="ro1">
          <table:table-cell/>
          <table:table-cell office:value-type="string" calcext:value-type="string">
            <text:p><text:s text:c="12"/>&lt;li data-id="playthrough_12_49" class="f_ring s_ng++"&gt;The &lt;a href="https://darksouls3.wiki.fextralife.com/Covetous+Gold+Serpent+Ring"&gt;Covetous Gold Serpent Ring+2&lt;/a&gt; is on one of the side stairways&lt;/li&gt;</text:p>
          </table:table-cell>
          <table:table-cell table:number-columns-repeated="18"/>
        </table:table-row>
        <table:table-row table:style-name="ro1">
          <table:table-cell table:style-name="ce1" office:value-type="string" calcext:value-type="string">
            <text:p>Lothric_Castle"</text:p>
          </table:table-cell>
          <table:table-cell office:value-type="string" calcext:value-type="string">
            <text:p><text:s text:c="3"/></text:p>
          </table:table-cell>
          <table:table-cell table:number-columns-repeated="18"/>
        </table:table-row>
        <table:table-row table:style-name="ro1">
          <table:table-cell/>
          <table:table-cell office:value-type="string" calcext:value-type="string">
            <text:p><text:s/>&lt;li data-id="playthrough_13_1" class="f_npc f_miss"&gt;&lt;a href="http://darksouls3.wiki.fextralife.com/Greirat+of+the+Undead+Settlement"&gt;Greirat&lt;/a&gt; will request to pillage Lothric Castle. If you allow him, he will die on this trip as there is no method to saving him. His corpse with &lt;a href="http://darksouls3.wiki.fextralife.com/Greirat's+ashes"&gt;Greirat's Ashes&lt;/a&gt; will be found later in the Grand Archives, enabling all of his wares at the Shrine Handmaiden and unlocking &lt;a href="http://darksouls3.wiki.fextralife.com/Lightning+Urn"&gt;Lightning Urn&lt;/a&gt;, &lt;a href="http://darksouls3.wiki.fextralife.com/Splintering+Bolt"&gt;Splintering Bolt&lt;/a&gt;, and &lt;a href="http://darksouls3.wiki.fextralife.com/Exploding+Bolt"&gt;Exploding Bolt&lt;/a&gt;. If you send him out, talk to &lt;a href="https://darksouls3.wiki.fextralife.com/Unbreakable+Patches"&gt;Unbreakable Patches&lt;/a&gt;, as he will ask where Greirat goes. He will then leave and come back later with a hidden blessing after you defeat a boss&lt;/li&gt;</text:p>
          </table:table-cell>
          <table:table-cell table:number-columns-repeated="18"/>
        </table:table-row>
        <table:table-row table:style-name="ro1">
          <table:table-cell/>
          <table:table-cell office:value-type="string" calcext:value-type="string">
            <text:p><text:s text:c="12"/>&lt;li data-id="playthrough_13_2" class="f_misc"&gt;Advance past the three Lothric Knights to the Lothric Castle bonfire, picking up the &lt;a href="http://darksouls3.wiki.fextralife.com/Soul+of+a+Crestfallen+Knight"&gt;Soul of a Crestfallen Knight&lt;/a&gt; along the way&lt;/li&gt;</text:p>
          </table:table-cell>
          <table:table-cell table:number-columns-repeated="18"/>
        </table:table-row>
        <table:table-row table:style-name="ro1">
          <table:table-cell/>
          <table:table-cell office:value-type="string" calcext:value-type="string">
            <text:p><text:s text:c="12"/>&lt;li data-id="playthrough_13_3" class="f_arm"&gt;In the next room, you will find the &lt;a href="http://darksouls3.wiki.fextralife.com/Prayer+Set"&gt;Prayer Set&lt;/a&gt; in a chest&lt;/li&gt;</text:p>
          </table:table-cell>
          <table:table-cell table:number-columns-repeated="18"/>
        </table:table-row>
        <table:table-row table:style-name="ro1">
          <table:table-cell/>
          <table:table-cell office:value-type="string" calcext:value-type="string">
            <text:p><text:s text:c="12"/>&lt;li data-id="playthrough_13_4" class="f_tit"&gt;On the railing to the left is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3_5" class="f_arm f_tit f_weap"&gt;Continue outside and enter the room on the right. There will be a Winged Knight with twinaxes and a &lt;a href="http://darksouls3.wiki.fextralife.com/Twinkling+Titanite"&gt;Twinkling Titanite&lt;/a&gt; behind the ladder. Climb the ladder and there will be an illusionary wall to a room with the &lt;a href="http://darksouls3.wiki.fextralife.com/Winged+Knight+Set"&gt;Winged Knight Set&lt;/a&gt; and &lt;a href="http://darksouls3.wiki.fextralife.com/Sacred+Bloom+Shield"&gt;Sacred Bloom Shield&lt;/a&gt;&lt;/li&gt;</text:p>
          </table:table-cell>
          <table:table-cell table:number-columns-repeated="18"/>
        </table:table-row>
        <table:table-row table:style-name="ro1">
          <table:table-cell/>
          <table:table-cell office:value-type="string" calcext:value-type="string">
            <text:p><text:s text:c="12"/>&lt;li data-id="playthrough_13_6" class="f_tit"&gt;Go outside again and at the fork go left for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3_7" class="f_misc"&gt;Go up the right stairs, down, and left for a &lt;a href="http://darksouls3.wiki.fextralife.com/Large+Soul+of+a+Weary+Warrior"&gt;Large Soul of a Weary Warrior&lt;/a&gt;&lt;/li&gt;</text:p>
          </table:table-cell>
          <table:table-cell table:number-columns-repeated="18"/>
        </table:table-row>
        <table:table-row table:style-name="ro1">
          <table:table-cell/>
          <table:table-cell office:value-type="string" calcext:value-type="string">
            <text:p><text:s text:c="12"/>&lt;li data-id="playthrough_13_8" class="f_tit"&gt;On the other side is &lt;a href="http://darksouls3.wiki.fextralife.com/Titanite+Chunk"&gt;Titanite Chunk&amp;nbsp;x2&lt;/a&gt;&lt;/li&gt;</text:p>
          </table:table-cell>
          <table:table-cell table:number-columns-repeated="18"/>
        </table:table-row>
        <table:table-row table:style-name="ro1">
          <table:table-cell/>
          <table:table-cell office:value-type="string" calcext:value-type="string">
            <text:p><text:s text:c="12"/>&lt;li data-id="playthrough_13_9" class="f_none"&gt;Get back to the main path and in the next area you will find the Dragon Barracks bonfire&lt;/li&gt;</text:p>
          </table:table-cell>
          <table:table-cell table:number-columns-repeated="18"/>
        </table:table-row>
        <table:table-row table:style-name="ro1">
          <table:table-cell/>
          <table:table-cell office:value-type="string" calcext:value-type="string">
            <text:p><text:s text:c="12"/>&lt;li data-id="playthrough_13_10" class="f_misc"&gt;In a corner by the bonfire is an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3_11" class="f_weap"&gt;Head up the stairs to the left to find a Lothric Knight and a corpse containing the &lt;a href="http://darksouls3.wiki.fextralife.com/Greatlance"&gt;Greatlance&lt;/a&gt;&lt;/li&gt;</text:p>
          </table:table-cell>
          <table:table-cell table:number-columns-repeated="18"/>
        </table:table-row>
        <table:table-row table:style-name="ro1">
          <table:table-cell/>
          <table:table-cell office:value-type="string" calcext:value-type="string">
            <text:p><text:s text:c="12"/>&lt;li data-id="playthrough_13_12" class="f_none"&gt;Starting at the Dragon Barracks bonfire, go up the stairs and to the bridge where the two &lt;a href="http://darksouls3.wiki.fextralife.com/Lothric+Wyvern"&gt;Lothric Wyverns&lt;/a&gt; are. You can kill a wyvern using a bow, causing the second to die as well. Additionally, you can target the &lt;a href="http://darksouls3.wiki.fextralife.com/Pus+of+Man"&gt;Pus of Man&lt;/a&gt; at the wyvern's feet, this will cause the Lothric Wyverns to despawn. Alternatively, you can kill these mobs with melee later&lt;/li&gt;</text:p>
          </table:table-cell>
          <table:table-cell table:number-columns-repeated="18"/>
        </table:table-row>
        <table:table-row table:style-name="ro1">
          <table:table-cell/>
          <table:table-cell office:value-type="string" calcext:value-type="string">
            <text:p><text:s text:c="12"/>&lt;li data-id="playthrough_13_13" class="f_bone"&gt;Run almost all the way across the bridge and drop off at the end. An &lt;a href="http://darksouls3.wiki.fextralife.com/Undead+Bone+Shard"&gt;Undead Bone Shard&lt;/a&gt; is underneath the bridge&lt;/li&gt;</text:p>
          </table:table-cell>
          <table:table-cell table:number-columns-repeated="18"/>
        </table:table-row>
        <table:table-row table:style-name="ro1">
          <table:table-cell/>
          <table:table-cell office:value-type="string" calcext:value-type="string">
            <text:p><text:s text:c="12"/>&lt;li data-id="playthrough_13_14" class="f_tit"&gt;Drop down and pick up &lt;a href="http://darksouls3.wiki.fextralife.com/Twinkling+Titanite"&gt;Twinkling Titanite&amp;nbsp;x2&lt;/a&gt; (on the left side), a &lt;a href="http://darksouls3.wiki.fextralife.com/Titanite+Chunk"&gt;Titanite Chunk&lt;/a&gt;, and another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3_15" class="f_misc"&gt;Break the barrels and boxes in the next room to reveal &lt;a href="http://darksouls3.wiki.fextralife.com/Lightning+Urn"&gt;Lightning Urn&amp;nbsp;x3&lt;/a&gt;&lt;/li&gt;</text:p>
          </table:table-cell>
          <table:table-cell table:number-columns-repeated="18"/>
        </table:table-row>
        <table:table-row table:style-name="ro1">
          <table:table-cell/>
          <table:table-cell office:value-type="string" calcext:value-type="string">
            <text:p><text:s text:c="12"/>&lt;li data-id="playthrough_13_16" class="f_tit f_miss"&gt;Kill the Crystal Lizard outside for &lt;a href="http://darksouls3.wiki.fextralife.com/Twinkling+Titanite"&gt;Twinkling Titanite&amp;nbsp;x2&lt;/a&gt;. (Note: If you kill this lizard and then die or reload before killing the second one in this area, that one will disappear permanently)&lt;/li&gt;</text:p>
          </table:table-cell>
          <table:table-cell table:number-columns-repeated="18"/>
        </table:table-row>
        <table:table-row table:style-name="ro1">
          <table:table-cell/>
          <table:table-cell office:value-type="string" calcext:value-type="string">
            <text:p><text:s text:c="12"/>&lt;li data-id="playthrough_13_17" class="f_misc"&gt;Farther and on the right is a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13_18" class="f_misc f_weap"&gt;Go up the small stairs, kill the Winged Knight, and pick up &lt;a href="http://darksouls3.wiki.fextralife.com/Sniper+Crossbow"&gt;Sniper Crossbow&lt;/a&gt;&lt;span class="p"&gt; + &lt;/span&gt;&lt;a href="http://darksouls3.wiki.fextralife.com/Sniper+Bolt"&gt;Sniper Bolt&amp;nbsp;x11&lt;/a&gt; behind him&lt;/li&gt;</text:p>
          </table:table-cell>
          <table:table-cell table:number-columns-repeated="18"/>
        </table:table-row>
        <table:table-row table:style-name="ro1">
          <table:table-cell/>
          <table:table-cell office:value-type="string" calcext:value-type="string">
            <text:p><text:s text:c="12"/>&lt;li data-id="playthrough_13_19" class="f_tit"&gt;Circle back to the bridge and drop down at the near end for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3_20" class="f_gem f_misc"&gt;Continue left until you can enter a room with a &lt;a href="http://darksouls3.wiki.fextralife.com/Large+Soul+of+a+Nameless+Soldier"&gt;Large Soul of a Nameless Soldier&lt;/a&gt; and a &lt;a href="http://darksouls3.wiki.fextralife.com/Raw+Gem"&gt;Raw Gem&lt;/a&gt;&lt;/li&gt;</text:p>
          </table:table-cell>
          <table:table-cell table:number-columns-repeated="18"/>
        </table:table-row>
        <table:table-row table:style-name="ro1">
          <table:table-cell/>
          <table:table-cell office:value-type="string" calcext:value-type="string">
            <text:p><text:s text:c="12"/>&lt;li data-id="playthrough_13_21" class="f_tit f_weap"&gt;Go downstairs to encounter a &lt;a href="http://darksouls3.wiki.fextralife.com/Boreal+Outrider+Knight"&gt;Boreal Outrider Knight&lt;/a&gt; in a cellar. After killing it, you will receive the &lt;a href="http://darksouls3.wiki.fextralife.com/Irithyll+Rapier"&gt;Irithyll Rapier&lt;/a&gt;. In this room you will also find four chests containing &lt;a href="http://darksouls3.wiki.fextralife.com/Twinkling+Titanite"&gt;Twinkling Titanite&amp;nbsp;x2&lt;/a&gt;, a single &lt;a href="http://darksouls3.wiki.fextralife.com/Twinkling+Titanite"&gt;Twinkling Titanite&lt;/a&gt;, a &lt;a href="http://darksouls3.wiki.fextralife.com/Titanite+Scale"&gt;Titanite Scale&lt;/a&gt;, and the &lt;a href="http://darksouls3.wiki.fextralife.com/Spirit+Tree+Crest+Shield"&gt;Spirit Tree Crest Shield&lt;/a&gt;&lt;/li&gt;</text:p>
          </table:table-cell>
          <table:table-cell table:number-columns-repeated="18"/>
        </table:table-row>
        <table:table-row table:style-name="ro1">
          <table:table-cell/>
          <table:table-cell office:value-type="string" calcext:value-type="string">
            <text:p><text:s text:c="12"/>&lt;li data-id="playthrough_13_22" class="f_misc"&gt;Take the path right across where the wyverns would spit fire and on the left in the next room is &lt;a href="http://darksouls3.wiki.fextralife.com/Black+Firebomb"&gt;Black Firebomb&amp;nbsp;x3&lt;/a&gt;. Go up the ladder and on the edge is a &lt;a href="http://darksouls3.wiki.fextralife.com/Large+Soul+of+a+Nameless+Soldier"&gt;Large Soul of a Nameless Soldier&lt;/a&gt;&lt;/li&gt;</text:p>
          </table:table-cell>
          <table:table-cell table:number-columns-repeated="18"/>
        </table:table-row>
        <table:table-row table:style-name="ro1">
          <table:table-cell/>
          <table:table-cell office:value-type="string" calcext:value-type="string">
            <text:p><text:s text:c="12"/>&lt;li data-id="playthrough_13_23" class="f_misc f_tit"&gt;Kill the Pus of Man for &lt;a href="http://darksouls3.wiki.fextralife.com/Titanite+Chunk"&gt;Titanite Chunk&amp;nbsp;x2&lt;/a&gt;&lt;span class="p"&gt; + &lt;/span&gt;&lt;a href="http://darksouls3.wiki.fextralife.com/Ember"&gt;Ember&amp;nbsp;x2&lt;/a&gt;&lt;/li&gt;</text:p>
          </table:table-cell>
          <table:table-cell table:number-columns-repeated="18"/>
        </table:table-row>
        <table:table-row table:style-name="ro1">
          <table:table-cell/>
          <table:table-cell office:value-type="string" calcext:value-type="string">
            <text:p><text:s text:c="12"/>&lt;li data-id="playthrough_13_24" class="f_tit f_miss"&gt;Turn around and take the exit on the same level to find a &lt;a href="http://darksouls3.wiki.fextralife.com/Titanite+Chunk"&gt;Titanite Chunk&lt;/a&gt;, a Crystal Lizard who drops &lt;a href="http://darksouls3.wiki.fextralife.com/Twinkling+Titanite"&gt;Twinkling Titanite&amp;nbsp;x2&lt;/a&gt;, and a &lt;a href="http://darksouls3.wiki.fextralife.com/Titanite+Scale"&gt;Titanite Scale&lt;/a&gt; at the end. (Note: If you have died or reloaded since killing the first lizard in this area, the second one will have disappeared permanently)&lt;/li&gt;</text:p>
          </table:table-cell>
          <table:table-cell table:number-columns-repeated="18"/>
        </table:table-row>
        <table:table-row table:style-name="ro1">
          <table:table-cell/>
          <table:table-cell office:value-type="string" calcext:value-type="string">
            <text:p><text:s text:c="12"/>&lt;li data-id="playthrough_13_47" class="f_ring s_ng+"&gt;The &lt;a href="https://darksouls3.wiki.fextralife.com/Life+Ring"&gt;Life Ring+2&lt;/a&gt; is on a ledge below the Titanite Chunk&lt;/li&gt;</text:p>
          </table:table-cell>
          <table:table-cell table:number-columns-repeated="18"/>
        </table:table-row>
        <table:table-row table:style-name="ro1">
          <table:table-cell/>
          <table:table-cell office:value-type="string" calcext:value-type="string">
            <text:p><text:s text:c="12"/>&lt;li data-id="playthrough_13_25" class="f_gem f_misc"&gt;Now that the wyverns are dead you can pick up these items here in peace: &lt;a href="http://darksouls3.wiki.fextralife.com/Lightning+Urn"&gt;Lightning Urn&amp;nbsp;x6&lt;/a&gt;, a &lt;a href="http://darksouls3.wiki.fextralife.com/Refined+Gem"&gt;Refined Gem&lt;/a&gt;, an &lt;a href="http://darksouls3.wiki.fextralife.com/Ember"&gt;Ember&lt;/a&gt;, and another &lt;a href="http://darksouls3.wiki.fextralife.com/Ember"&gt;Ember&lt;/a&gt;&lt;/li&gt;</text:p>
          </table:table-cell>
          <table:table-cell table:number-columns-repeated="18"/>
        </table:table-row>
        <table:table-row table:style-name="ro1">
          <table:table-cell/>
          <table:table-cell office:value-type="string" calcext:value-type="string">
            <text:p><text:s text:c="12"/>&lt;li data-id="playthrough_13_26" class="f_misc f_tit"&gt;Enter the room with the ladder again, go up the stairs, and at the top you'll find a Mimic with &lt;a href="http://darksouls3.wiki.fextralife.com/Titanite+Scale"&gt;Titanite Scale&amp;nbsp;x3&lt;/a&gt;. Next to it is a &lt;a href="http://darksouls3.wiki.fextralife.com/Pale+Pine+Resin"&gt;Pale Pine Resin&lt;/a&gt;&lt;/li&gt;</text:p>
          </table:table-cell>
          <table:table-cell table:number-columns-repeated="18"/>
        </table:table-row>
        <table:table-row table:style-name="ro1">
          <table:table-cell/>
          <table:table-cell office:value-type="string" calcext:value-type="string">
            <text:p><text:s text:c="12"/>&lt;li data-id="playthrough_13_27" class="f_tit"&gt;Exit to the right for another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3_28" class="f_none"&gt;Continue to the next room for a lever. Pull this lever to open the gate underneath the wyverns&lt;/li&gt;</text:p>
          </table:table-cell>
          <table:table-cell table:number-columns-repeated="18"/>
        </table:table-row>
        <table:table-row table:style-name="ro1">
          <table:table-cell/>
          <table:table-cell office:value-type="string" calcext:value-type="string">
            <text:p><text:s text:c="12"/>&lt;li data-id="playthrough_13_29" class="f_misc"&gt;On the edge you can find a &lt;a href="http://darksouls3.wiki.fextralife.com/Large+Soul+of+a+Weary+Warrior"&gt;Large Soul of a Weary Warrior&lt;/a&gt;&lt;/li&gt;</text:p>
          </table:table-cell>
          <table:table-cell table:number-columns-repeated="18"/>
        </table:table-row>
        <table:table-row table:style-name="ro1">
          <table:table-cell/>
          <table:table-cell office:value-type="string" calcext:value-type="string">
            <text:p><text:s text:c="12"/>&lt;li data-id="playthrough_13_30" class="f_misc"&gt;An &lt;a href="http://darksouls3.wiki.fextralife.com/Ember"&gt;Ember&lt;/a&gt; can be found left of the stairs leading up&lt;/li&gt;</text:p>
          </table:table-cell>
          <table:table-cell table:number-columns-repeated="18"/>
        </table:table-row>
        <table:table-row table:style-name="ro1">
          <table:table-cell/>
          <table:table-cell office:value-type="string" calcext:value-type="string">
            <text:p><text:s text:c="12"/>&lt;li data-id="playthrough_13_31" class="f_none"&gt;After clearing your way to the roof, you will encounter the entrance to the Dragonslayer Armour boss fight. Opposing this entrance, you will find a shortcut elevator to the entrance of Lothric Castle&lt;/li&gt;</text:p>
          </table:table-cell>
          <table:table-cell table:number-columns-repeated="18"/>
        </table:table-row>
        <table:table-row table:style-name="ro1">
          <table:table-cell/>
          <table:table-cell office:value-type="string" calcext:value-type="string">
            <text:p><text:s text:c="12"/>&lt;li data-id="playthrough_13_32" class="f_misc"&gt;Next to the shortcut is also a &lt;a href="http://darksouls3.wiki.fextralife.com/Sunlight+Medal"&gt;Sunlight Medal&lt;/a&gt;&lt;/li&gt;</text:p>
          </table:table-cell>
          <table:table-cell table:number-columns-repeated="18"/>
        </table:table-row>
        <table:table-row table:style-name="ro1">
          <table:table-cell/>
          <table:table-cell office:value-type="string" calcext:value-type="string">
            <text:p><text:s text:c="12"/>&lt;li data-id="playthrough_13_33" class="f_misc f_tit"&gt;Facing away from the Dragonslayer Armour bossfight entrance, a doorway lit by torches is to the left. Proceed through the door and up the stairs. On the right is &lt;a href="http://darksouls3.wiki.fextralife.com/Rusted+Coin"&gt;Rusted Coin&amp;nbsp;x2&lt;/a&gt; as well as a chest with a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3_34" class="f_ring f_weap"&gt;Turn around and exit using the door you can see. You will find the &lt;a href="http://darksouls3.wiki.fextralife.com/Red+Tearstone+Ring"&gt;Red Tearstone Ring&lt;/a&gt; on a body to the right. Drop off the ledge to find &lt;a href="http://darksouls3.wiki.fextralife.com/Caitha's+Chime"&gt;Caitha's Chime&lt;/a&gt;&lt;/li&gt;</text:p>
          </table:table-cell>
          <table:table-cell table:number-columns-repeated="18"/>
        </table:table-row>
        <table:table-row table:style-name="ro1">
          <table:table-cell/>
          <table:table-cell office:value-type="string" calcext:value-type="string">
            <text:p><text:s text:c="12"/>&lt;li data-id="playthrough_13_49" class="f_ring s_ng++"&gt;The &lt;a href="https://darksouls3.wiki.fextralife.com/Thunder+Stoneplate+Ring"&gt;Thunder Stoneplate Ring+2&lt;/a&gt; is at the back end of the roof slightly above the chime&lt;/li&gt;</text:p>
          </table:table-cell>
          <table:table-cell table:number-columns-repeated="18"/>
        </table:table-row>
        <table:table-row table:style-name="ro1">
          <table:table-cell/>
          <table:table-cell office:value-type="string" calcext:value-type="string">
            <text:p><text:s text:c="12"/>&lt;li data-id="playthrough_13_35" class="f_misc f_tit"&gt;Facing away from the Dragonslayer Armour bossfight entrance, head to the right and drop off the ledge to kill the &lt;a href="http://darksouls3.wiki.fextralife.com/Pus+of+Man"&gt;Pus of Man&lt;/a&gt; for &lt;a href="http://darksouls3.wiki.fextralife.com/Titanite+Chunk"&gt;Titanite Chunk&amp;nbsp;x2&lt;/a&gt;&lt;span class="p"&gt; + &lt;/span&gt;&lt;a href="http://darksouls3.wiki.fextralife.com/Ember"&gt;Ember&amp;nbsp;x2&lt;/a&gt;. Next to it is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13_36" class="f_tome f_weap"&gt;Inside the building, you will find a Mimic chest containing the &lt;a href="http://darksouls3.wiki.fextralife.com/Sunlight+Straight+Sword"&gt;Sunlight Straight Sword&lt;/a&gt;. In the same room, you will find a corpse with the &lt;a href="http://darksouls3.wiki.fextralife.com/Braille+Divine+Tome+of+Lothric"&gt;Braille Divine Tome of Lothric&lt;/a&gt;&lt;/li&gt;</text:p>
          </table:table-cell>
          <table:table-cell table:number-columns-repeated="18"/>
        </table:table-row>
        <table:table-row table:style-name="ro1">
          <table:table-cell/>
          <table:table-cell office:value-type="string" calcext:value-type="string">
            <text:p><text:s text:c="12"/>&lt;li data-id="playthrough_13_48" class="f_ring s_ng+"&gt;The &lt;a href="https://darksouls3.wiki.fextralife.com/Dark+Stoneplate+Ring"&gt;Dark Stoneplate Ring+1&lt;/a&gt; is outside on the balcony&lt;/li&gt;</text:p>
          </table:table-cell>
          <table:table-cell table:number-columns-repeated="18"/>
        </table:table-row>
        <table:table-row table:style-name="ro1">
          <table:table-cell/>
          <table:table-cell office:value-type="string" calcext:value-type="string">
            <text:p><text:s text:c="12"/>&lt;li data-id="playthrough_13_37" class="f_tit"&gt;Facing away from the Dragonslayer Armour bossfight entrance, head to the right and use the ladder on the building to climb up it. You can find a &lt;a href="http://darksouls3.wiki.fextralife.com/Titanite+Chunk"&gt;Titanite Chunk&lt;/a&gt; on the side facing the fog door&lt;/li&gt;</text:p>
          </table:table-cell>
          <table:table-cell table:number-columns-repeated="18"/>
        </table:table-row>
        <table:table-row table:style-name="ro1">
          <table:table-cell/>
          <table:table-cell office:value-type="string" calcext:value-type="string">
            <text:p><text:s text:c="12"/>&lt;li data-id="playthrough_13_38" class="f_ring"&gt;Head over the roofs to the windows of an opposite building. Climb down the ladder and you will find the &lt;a href="http://darksouls3.wiki.fextralife.com/Knight's+Ring"&gt;Knight's Ring&lt;/a&gt;&lt;/li&gt;</text:p>
          </table:table-cell>
          <table:table-cell table:number-columns-repeated="18"/>
        </table:table-row>
        <table:table-row table:style-name="ro1">
          <table:table-cell/>
          <table:table-cell office:value-type="string" calcext:value-type="string">
            <text:p><text:s text:c="12"/>&lt;li data-id="playthrough_13_39" class="f_gest f_tit"&gt;Continue across the bridge to reach the Altar of Sunlight. Pray at it to receive the Praise the Sun gesture and offer &lt;a href="http://darksouls3.wiki.fextralife.com/Sunlight+Medal"&gt;Sunlight Medals&lt;/a&gt; for the &lt;a href="http://darksouls3.wiki.fextralife.com/Warrior+of+Sunlight"&gt;Warrior of Sunlight&lt;/a&gt; covenant. The chest contains &lt;a href="http://darksouls3.wiki.fextralife.com/Titanite+Scale"&gt;Titanite Scale&amp;nbsp;x3&lt;/a&gt;. Open the door revealing a shortcut back to the Dragonslayer Armour area&lt;/li&gt;</text:p>
          </table:table-cell>
          <table:table-cell table:number-columns-repeated="18"/>
        </table:table-row>
        <table:table-row table:style-name="ro1">
          <table:table-cell/>
          <table:table-cell office:value-type="string" calcext:value-type="string">
            <text:p><text:s text:c="12"/>&lt;li data-id="playthrough_13_40" class="f_boss f_miss"&gt;&lt;a href="http://darksouls3.wiki.fextralife.com/Eygon+of+Carim"&gt;Eygon of Carim&lt;/a&gt; can be summoned for the Dragonslayer Armour fight if you have not purchased any dark miracles from Irina and talked to him in Firelink Shrine so he disappears from there. His summon sign will be available in the chapel to the right of the boss area&lt;/li&gt;</text:p>
          </table:table-cell>
          <table:table-cell table:number-columns-repeated="18"/>
        </table:table-row>
        <table:table-row table:style-name="ro1">
          <table:table-cell/>
          <table:table-cell office:value-type="string" calcext:value-type="string">
            <text:p><text:s text:c="12"/>&lt;li data-id="playthrough_13_41" class="f_boss f_miss"&gt;&lt;a href="http://darksouls3.wiki.fextralife.com/Sirris+of+the+Sunless+Realms"&gt;Sirris&lt;/a&gt; can be summoned for this fight if you are friendly. Her summon sign is below the second set of stairs&lt;/li&gt;</text:p>
          </table:table-cell>
          <table:table-cell table:number-columns-repeated="18"/>
        </table:table-row>
        <table:table-row table:style-name="ro1">
          <table:table-cell/>
          <table:table-cell office:value-type="string" calcext:value-type="string">
            <text:p><text:s text:c="12"/>&lt;li data-id="playthrough_13_42" class="f_boss f_misc"&gt;Defeat the &lt;a href="http://darksouls3.wiki.fextralife.com/Dragonslayer+Armour"&gt;Dragonslayer Armour&lt;/a&gt;; receive &lt;a href="http://darksouls3.wiki.fextralife.com/Soul+of+Dragonslayer+Armour"&gt;Soul of Dragonslayer Armour&lt;/a&gt;&lt;/li&gt;</text:p>
          </table:table-cell>
          <table:table-cell table:number-columns-repeated="18"/>
        </table:table-row>
        <table:table-row table:style-name="ro1">
          <table:table-cell/>
          <table:table-cell office:value-type="string" calcext:value-type="string">
            <text:p><text:s text:c="12"/>&lt;li data-id="playthrough_13_43" class="f_npc f_weap f_miss"&gt;If &lt;a href="http://darksouls3.wiki.fextralife.com/Eygon+of+Carim"&gt;Eygon of Carim&lt;/a&gt; has left Firelink Shrine, his dead body can now be found in Irina's original cell in the Undead Settlement, containing &lt;a href="http://darksouls3.wiki.fextralife.com/Morne's+Great+Hammer"&gt;Morne's Great Hammer&lt;/a&gt;&lt;span class="p"&gt; + &lt;/span&gt;&lt;a href="http://darksouls3.wiki.fextralife.com/Moaning+Shield"&gt;Moaning Shield&lt;/a&gt;. You can then purchase &lt;a href="http://darksouls3.wiki.fextralife.com/Morne's+Set"&gt;Morne's Armor Set&lt;/a&gt; from the Shrine Handmaid&lt;/li&gt;</text:p>
          </table:table-cell>
          <table:table-cell table:number-columns-repeated="18"/>
        </table:table-row>
        <table:table-row table:style-name="ro1">
          <table:table-cell/>
          <table:table-cell office:value-type="string" calcext:value-type="string">
            <text:p><text:s text:c="12"/>&lt;li data-id="playthrough_13_44" class="f_miss"&gt;There are two ends to Irina's side quest depending on your actions. (Note: If option B didn't happen yet check back after the Twin Princes fight)&lt;/li&gt;</text:p>
          </table:table-cell>
          <table:table-cell table:number-columns-repeated="18"/>
        </table:table-row>
        <table:table-row table:style-name="ro1">
          <table:table-cell/>
          <table:table-cell office:value-type="string" calcext:value-type="string">
            <text:p><text:s text:c="12"/>&lt;li data-id="playthrough_13_45" class="f_npc f_miss"&gt;Irina A: By giving her just the &lt;a href="http://darksouls3.wiki.fextralife.com/Braille+Divine+Tome+of+Carim"&gt;Braille Divine Tome of Carim&lt;/a&gt; and &lt;a href="http://darksouls3.wiki.fextralife.com/Braille+Divine+Tome+of+Lothric"&gt;Braille Divine Tome of Lothric&lt;/a&gt;, or by giving her all 4 Tomes, but not buying any dark miracles, you can make Irina a Fire Keeper. Just buy all her standard spells, plus Med Heal, Tears of Denial, Force, Bountiful Light, Blessed Weapon, and Magic Barrier. (If you want the Saint's Ring, be sure to purchase it now, as she will no longer offer it later.) She'll move to the bottom of the tower to the left of Firelink Shrine after you refresh the world and will now act as a Fire Keeper. If you did give her the Londor and Deep Tome instead of Karla, they will be on the ground beside her and you can now give them to Karla&lt;/li&gt;</text:p>
          </table:table-cell>
          <table:table-cell table:number-columns-repeated="18"/>
        </table:table-row>
        <table:table-row table:style-name="ro1">
          <table:table-cell/>
          <table:table-cell office:value-type="string" calcext:value-type="string">
            <text:p><text:s text:c="12"/>&lt;li data-id="playthrough_13_46" class="f_npc f_miss"&gt;Irina B: If you gave Irina the &lt;a href="http://darksouls3.wiki.fextralife.com/Londor+Braille+Divine+Tome"&gt;Londor Braille Divine Tome&lt;/a&gt; or &lt;a href="http://darksouls3.wiki.fextralife.com/Deep+Braille+Divine+Tome"&gt;Deep Braille Divine Tome&lt;/a&gt; and bought ANY of these spells (Deep Protection, Gnaw, Dark Blade, Vow of Silence, or Dead Again), she will have disappeared for you sometime in the game from her normal location in Firelink Shrine. She would then be outside near the Iudex Gundyr fight area with Eygon. Eygon will believe you have killed her and is hostile. Upon killing him, you see that Irina is still actually alive, but the corruption has begun for her. This is an alternate way of Morne's Armor Set being available for purchase. After Irina returns to Firelink Shrine, buying all the dark miracles listed above will fully corrupt her and she'll no longer act as a vendor to you. Equipping Morne's Gauntlets allows her to believe you to be Eygon and she'll ask to be killed. Do so and you can give her ashes to the Shrine Handmaid to sell her miracles&lt;/li&gt;</text:p>
          </table:table-cell>
          <table:table-cell table:number-columns-repeated="18"/>
        </table:table-row>
        <table:table-row table:style-name="ro1">
          <table:table-cell table:style-name="ce1" office:value-type="string" calcext:value-type="string">
            <text:p>Grand_Archives</text:p>
          </table:table-cell>
          <table:table-cell office:value-type="string" calcext:value-type="string">
            <text:p><text:s/></text:p>
          </table:table-cell>
          <table:table-cell table:number-columns-repeated="18"/>
        </table:table-row>
        <table:table-row table:style-name="ro1">
          <table:table-cell/>
          <table:table-cell office:value-type="string" calcext:value-type="string">
            <text:p><text:s text:c="2"/>&lt;li data-id="playthrough_18_58" class="f_tit"&gt;From the Dragonslayer Armour bonfire, facing the Grand Archives go right downstairs to fi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1" class="f_misc f_weap"&gt;In the first area, you will find the Grand Archives bonfire with &lt;a href="http://darksouls3.wiki.fextralife.com/Black+Hand+Gotthard"&gt;Black Hand Gotthard&lt;/a&gt;'s corpse nearby, containing &lt;a href="http://darksouls3.wiki.fextralife.com/Grand+Archives+Key"&gt;Grand Archives Key&lt;/a&gt;&lt;span class="p"&gt; + &lt;/span&gt;&lt;a href="http://darksouls3.wiki.fextralife.com/Gotthard+Twinswords"&gt;Gotthard Twinswords&lt;/a&gt;. (Note: This body will only appear once three Lords of Cinder, namely the Abyss Watchers, Aldrich, and Yhorm, have fallen)&lt;/li&gt;</text:p>
          </table:table-cell>
          <table:table-cell table:number-columns-repeated="18"/>
        </table:table-row>
        <table:table-row table:style-name="ro1">
          <table:table-cell/>
          <table:table-cell office:value-type="string" calcext:value-type="string">
            <text:p><text:s text:c="12"/>&lt;li data-id="playthrough_18_2" class="f_tome"&gt;Once inside the Grand Archives, you will notice a Crystal Sage. Killing him will give you the &lt;a href="http://darksouls3.wiki.fextralife.com/Crystal+Scroll"&gt;Crystal Scroll&lt;/a&gt;&lt;/li&gt;</text:p>
          </table:table-cell>
          <table:table-cell table:number-columns-repeated="18"/>
        </table:table-row>
        <table:table-row table:style-name="ro1">
          <table:table-cell/>
          <table:table-cell office:value-type="string" calcext:value-type="string">
            <text:p><text:s text:c="12"/>&lt;li data-id="playthrough_18_3" class="f_npc f_miss"&gt;If you have given &lt;a href="http://darksouls3.wiki.fextralife.com/Orbeck+of+Vinheim"&gt;Orbeck of Vinheim&lt;/a&gt; all four scrolls and bought every spell he offers, he will tell you he is departing. You'll now be able to summon him for the Twin Princes fight&lt;/li&gt;</text:p>
          </table:table-cell>
          <table:table-cell table:number-columns-repeated="18"/>
        </table:table-row>
        <table:table-row table:style-name="ro1">
          <table:table-cell/>
          <table:table-cell office:value-type="string" calcext:value-type="string">
            <text:p><text:s text:c="12"/>&lt;li data-id="playthrough_18_4" class="f_gem f_tit"&gt;On the left side of the archives is a Crystal Lizard who drops &lt;a href="http://darksouls3.wiki.fextralife.com/Crystal+Gem"&gt;Crystal Gem&lt;/a&gt;&lt;span class="p"&gt; + &lt;/span&gt;&lt;a href="http://darksouls3.wiki.fextralife.com/Twinkling+Titanite"&gt;Twinkling Titanite&lt;/a&gt;&lt;/li&gt;</text:p>
          </table:table-cell>
          <table:table-cell table:number-columns-repeated="18"/>
        </table:table-row>
        <table:table-row table:style-name="ro1">
          <table:table-cell/>
          <table:table-cell office:value-type="string" calcext:value-type="string">
            <text:p><text:s text:c="12"/>&lt;li data-id="playthrough_18_5" class="f_misc"&gt;From the lizard go right, then take the first left for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18_6" class="f_tit"&gt;Now go up the stairs and right to fi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7" class="f_none"&gt;You will encounter an altar with four Scholars. After killing them, you can dunk your head in wax which will temporarily prevent the curse hands from harming you&lt;/li&gt;</text:p>
          </table:table-cell>
          <table:table-cell table:number-columns-repeated="18"/>
        </table:table-row>
        <table:table-row table:style-name="ro1">
          <table:table-cell/>
          <table:table-cell office:value-type="string" calcext:value-type="string">
            <text:p><text:s text:c="12"/>&lt;li data-id="playthrough_18_8" class="f_weap"&gt;Nearby you will find a Lothric Knight. In the room following him you will find the &lt;a href="http://darksouls3.wiki.fextralife.com/Crystal+Chime"&gt;Crystal Chime&lt;/a&gt;&lt;/li&gt;</text:p>
          </table:table-cell>
          <table:table-cell table:number-columns-repeated="18"/>
        </table:table-row>
        <table:table-row table:style-name="ro1">
          <table:table-cell/>
          <table:table-cell office:value-type="string" calcext:value-type="string">
            <text:p><text:s text:c="12"/>&lt;li data-id="playthrough_18_9" class="f_tit"&gt;Go back outside. On the left is a &lt;a href="http://darksouls3.wiki.fextralife.com/Titanite+Chunk"&gt;Titanite Chunk&lt;/a&gt;. Then drop down for another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10" class="f_tit"&gt;When standing before the altar turn around and on the right you'll see a &lt;a href="http://darksouls3.wiki.fextralife.com/Titanite+Scale"&gt;Titanite Scale&lt;/a&gt; on the bookcases&lt;/li&gt;</text:p>
          </table:table-cell>
          <table:table-cell table:number-columns-repeated="18"/>
        </table:table-row>
        <table:table-row table:style-name="ro1">
          <table:table-cell/>
          <table:table-cell office:value-type="string" calcext:value-type="string">
            <text:p><text:s text:c="12"/>&lt;li data-id="playthrough_18_11" class="f_gem f_misc f_tit"&gt;Advance into the dark room, which has two Crystal Lizards who drop &lt;a href="http://darksouls3.wiki.fextralife.com/Twinkling+Titanite"&gt;Twinkling Titanite&lt;/a&gt;&lt;span class="p"&gt; + &lt;/span&gt;&lt;a href="http://darksouls3.wiki.fextralife.com/Chaos+Gem"&gt;Chaos Gem&lt;/a&gt; and &lt;a href="http://darksouls3.wiki.fextralife.com/Twinkling+Titanite"&gt;Twinkling Titanite&amp;nbsp;x2&lt;/a&gt; as well as a corpse with a &lt;a href="http://darksouls3.wiki.fextralife.com/Soul+of+a+Nameless+Soldier"&gt;Soul of a Nameless Soldier&lt;/a&gt;&lt;/li&gt;</text:p>
          </table:table-cell>
          <table:table-cell table:number-columns-repeated="18"/>
        </table:table-row>
        <table:table-row table:style-name="ro1">
          <table:table-cell/>
          <table:table-cell office:value-type="string" calcext:value-type="string">
            <text:p><text:s text:c="12"/>&lt;li data-id="playthrough_18_12" class="f_pyro f_weap"&gt;Against the wall you will find a lever which will unlock a room containing &lt;a href="http://darksouls3.wiki.fextralife.com/Witch's+Locks"&gt;Witch's Locks&lt;/a&gt; and &lt;a href="http://darksouls3.wiki.fextralife.com/Power+Within"&gt;Power Within&lt;/a&gt;&lt;/li&gt;</text:p>
          </table:table-cell>
          <table:table-cell table:number-columns-repeated="18"/>
        </table:table-row>
        <table:table-row table:style-name="ro1">
          <table:table-cell/>
          <table:table-cell office:value-type="string" calcext:value-type="string">
            <text:p><text:s text:c="12"/>&lt;li data-id="playthrough_18_13" class="f_tit"&gt;On the top level of the dark room is a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8_14" class="f_none"&gt;Leave the dark room and you will encounter a ladder which you can kick down to open a shortcut to the bottom floor&lt;/li&gt;</text:p>
          </table:table-cell>
          <table:table-cell table:number-columns-repeated="18"/>
        </table:table-row>
        <table:table-row table:style-name="ro1">
          <table:table-cell/>
          <table:table-cell office:value-type="string" calcext:value-type="string">
            <text:p><text:s text:c="12"/>&lt;li data-id="playthrough_18_15" class="f_tit"&gt;Take a right before the ladder to fi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16" class="f_tit"&gt;On the left is a Crystal Lizard who drops &lt;a href="http://darksouls3.wiki.fextralife.com/Twinkling+Titanite"&gt;Twinkling Titanite&amp;nbsp;x2&lt;/a&gt;&lt;/li&gt;</text:p>
          </table:table-cell>
          <table:table-cell table:number-columns-repeated="18"/>
        </table:table-row>
        <table:table-row table:style-name="ro1">
          <table:table-cell/>
          <table:table-cell office:value-type="string" calcext:value-type="string">
            <text:p><text:s text:c="12"/>&lt;li data-id="playthrough_18_17" class="f_none"&gt;The lever in the middle between the bookcases will unlock a room near the first wax altar containing a Titanite Slab&lt;/li&gt;</text:p>
          </table:table-cell>
          <table:table-cell table:number-columns-repeated="18"/>
        </table:table-row>
        <table:table-row table:style-name="ro1">
          <table:table-cell/>
          <table:table-cell office:value-type="string" calcext:value-type="string">
            <text:p><text:s text:c="12"/>&lt;li data-id="playthrough_18_18" class="f_misc"&gt;Go outside to find &lt;a href="http://darksouls3.wiki.fextralife.com/Homeward+Bone"&gt;Homeward Bone&amp;nbsp;x3&lt;/a&gt;&lt;/li&gt;</text:p>
          </table:table-cell>
          <table:table-cell table:number-columns-repeated="18"/>
        </table:table-row>
        <table:table-row table:style-name="ro1">
          <table:table-cell/>
          <table:table-cell office:value-type="string" calcext:value-type="string">
            <text:p><text:s text:c="12"/>&lt;li data-id="playthrough_18_19" class="f_tit"&gt;Inside and up the left stairs is another wax altar a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20" class="f_tit f_weap"&gt;Near the broken railing where a single Scholar is standing, drop down onto the bookshelf below to find a &lt;a href="http://darksouls3.wiki.fextralife.com/Titanite+Scale"&gt;Titanite Scale&lt;/a&gt; and then roll off these onto bookshelves even farther below for the &lt;a href="http://darksouls3.wiki.fextralife.com/Avelyn"&gt;Avelyn&lt;/a&gt;&lt;/li&gt;</text:p>
          </table:table-cell>
          <table:table-cell table:number-columns-repeated="18"/>
        </table:table-row>
        <table:table-row table:style-name="ro1">
          <table:table-cell/>
          <table:table-cell office:value-type="string" calcext:value-type="string">
            <text:p><text:s text:c="12"/>&lt;li data-id="playthrough_18_21" class="f_tit"&gt;Return to the first wax altar, turn around, and on the back right is now a path that was revealed by pulling the second lever. Grab the &lt;a href="http://darksouls3.wiki.fextralife.com/Titanite+Slab"&gt;Titanite Slab&lt;/a&gt; in the chest&lt;/li&gt;</text:p>
          </table:table-cell>
          <table:table-cell table:number-columns-repeated="18"/>
        </table:table-row>
        <table:table-row table:style-name="ro1">
          <table:table-cell/>
          <table:table-cell office:value-type="string" calcext:value-type="string">
            <text:p><text:s text:c="12"/>&lt;li data-id="playthrough_18_22" class="f_tit"&gt;Go back to the upper level and continue along. After ending up at the top, go left, and in a corner is a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8_23" class="f_arm f_sorc"&gt;On the same level is a wall in the back left with gates. Hit it to reveal a room with a &lt;a href="http://darksouls3.wiki.fextralife.com/Boreal+Outrider+Knight"&gt;Boreal Outrider Knight&lt;/a&gt;. Defeat it for the &lt;a href="http://darksouls3.wiki.fextralife.com/Outrider+Knight+Set"&gt;Outrider Knight Set&lt;/a&gt;. Exit through the back for the &lt;a href="http://darksouls3.wiki.fextralife.com/Soul+Stream"&gt;Soul Stream&lt;/a&gt; sorcery&lt;/li&gt;</text:p>
          </table:table-cell>
          <table:table-cell table:number-columns-repeated="18"/>
        </table:table-row>
        <table:table-row table:style-name="ro1">
          <table:table-cell/>
          <table:table-cell office:value-type="string" calcext:value-type="string">
            <text:p><text:s text:c="12"/>&lt;li data-id="playthrough_18_24" class="f_tit"&gt;Exit the illusory wall room, turn left, and next to the ladder in a corner is a &lt;a href="http://darksouls3.wiki.fextralife.com/Titanite+Scale"&gt;Titanite Scale&lt;/a&gt;&lt;/li&gt;</text:p>
          </table:table-cell>
          <table:table-cell table:number-columns-repeated="18"/>
        </table:table-row>
        <table:table-row table:style-name="ro1">
          <table:table-cell/>
          <table:table-cell office:value-type="string" calcext:value-type="string">
            <text:p><text:s text:c="12"/>&lt;li data-id="playthrough_18_25" class="f_gem"&gt;Climb down the ladder and you'll see a &lt;a href="http://darksouls3.wiki.fextralife.com/Shriving+Stone"&gt;Shriving Stone&lt;/a&gt; by the railing&lt;/li&gt;</text:p>
          </table:table-cell>
          <table:table-cell table:number-columns-repeated="18"/>
        </table:table-row>
        <table:table-row table:style-name="ro1">
          <table:table-cell/>
          <table:table-cell office:value-type="string" calcext:value-type="string">
            <text:p><text:s text:c="12"/>&lt;li data-id="playthrough_18_26" class="f_ring"&gt;Before crossing the bridge, pull the lever to the right to open a passage containing the &lt;a href="http://darksouls3.wiki.fextralife.com/Scholar+Ring"&gt;Scholar Ring&lt;/a&gt;&lt;/li&gt;</text:p>
          </table:table-cell>
          <table:table-cell table:number-columns-repeated="18"/>
        </table:table-row>
        <table:table-row table:style-name="ro1">
          <table:table-cell/>
          <table:table-cell office:value-type="string" calcext:value-type="string">
            <text:p><text:s text:c="12"/>&lt;li data-id="playthrough_18_28" class="f_none"&gt;Cross the bridge and take the elevator to the ground floor. Pull the lever to reveal a shortcut that returns you to the entrance&lt;/li&gt;</text:p>
          </table:table-cell>
          <table:table-cell table:number-columns-repeated="18"/>
        </table:table-row>
        <table:table-row table:style-name="ro1">
          <table:table-cell/>
          <table:table-cell office:value-type="string" calcext:value-type="string">
            <text:p><text:s text:c="12"/>&lt;li data-id="playthrough_18_59" class="f_npc f_miss"&gt;If you intend to send &lt;a href="http://darksouls3.wiki.fextralife.com/Greirat+of+the+Undead+Settlement"&gt;Greirat of the Undead Settlement&lt;/a&gt; on his final journey, this is a good time to do so. You will be able to pick up his ashes soon&lt;/li&gt;</text:p>
          </table:table-cell>
          <table:table-cell table:number-columns-repeated="18"/>
        </table:table-row>
        <table:table-row table:style-name="ro1">
          <table:table-cell/>
          <table:table-cell office:value-type="string" calcext:value-type="string">
            <text:p><text:s text:c="12"/>&lt;li data-id="playthrough_18_27" class="f_tit"&gt;Returning to the bridge, there is a broken railing on the right. Drop down to find a Crystal Lizard with &lt;a href="http://darksouls3.wiki.fextralife.com/Titanite+Scale"&gt;Titanite Scale&amp;nbsp;x2&lt;/a&gt;. Use the elevator shortcut to return and then proceed upstairs&lt;/li&gt;</text:p>
          </table:table-cell>
          <table:table-cell table:number-columns-repeated="18"/>
        </table:table-row>
        <table:table-row table:style-name="ro1">
          <table:table-cell/>
          <table:table-cell office:value-type="string" calcext:value-type="string">
            <text:p><text:s text:c="12"/>&lt;li data-id="playthrough_18_29" class="f_misc f_tit"&gt;In the back of the room with the four Archive Scholars is a &lt;a href="http://darksouls3.wiki.fextralife.com/Large+Soul+of+a+Crestfallen+Knight"&gt;Large Soul of a Crestfallen Knight&lt;/a&gt;. In the chest to the left of the exit is &lt;a href="http://darksouls3.wiki.fextralife.com/Titanite+Scale"&gt;Titanite Scale&amp;nbsp;x3&lt;/a&gt;&lt;/li&gt;</text:p>
          </table:table-cell>
          <table:table-cell table:number-columns-repeated="18"/>
        </table:table-row>
        <table:table-row table:style-name="ro1">
          <table:table-cell/>
          <table:table-cell office:value-type="string" calcext:value-type="string">
            <text:p><text:s text:c="12"/>&lt;li data-id="playthrough_18_30" class="f_gem f_ring f_tit"&gt;In the next room is a Crystal Lizard with &lt;a href="http://darksouls3.wiki.fextralife.com/Twinkling+Titanite"&gt;Twinkling Titanite&lt;/a&gt;&lt;span class="p"&gt; + &lt;/span&gt;&lt;a href="http://darksouls3.wiki.fextralife.com/Refined+Gem"&gt;Refined Gem&lt;/a&gt;. The &lt;a href="http://darksouls3.wiki.fextralife.com/Fleshbite+Ring"&gt;Fleshbite Ring&lt;/a&gt; will be to the right of it&lt;/li&gt;</text:p>
          </table:table-cell>
          <table:table-cell table:number-columns-repeated="18"/>
        </table:table-row>
        <table:table-row table:style-name="ro1">
          <table:table-cell/>
          <table:table-cell office:value-type="string" calcext:value-type="string">
            <text:p><text:s text:c="12"/>&lt;li data-id="playthrough_18_31" class="f_tit"&gt;On a rooftop with a landing is a wall with some broken segments a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32" class="f_misc"&gt;Continue along the rooftops and go up the left for a &lt;a href="http://darksouls3.wiki.fextralife.com/Soul+of+a+Weary+Warrior"&gt;Soul of a Weary Warrior&lt;/a&gt;&lt;/li&gt;</text:p>
          </table:table-cell>
          <table:table-cell table:number-columns-repeated="18"/>
        </table:table-row>
        <table:table-row table:style-name="ro1">
          <table:table-cell/>
          <table:table-cell office:value-type="string" calcext:value-type="string">
            <text:p><text:s text:c="12"/>&lt;li data-id="playthrough_18_33" class="f_gem f_tit"&gt;On the big roof to the left are two Crystal Lizards who drop &lt;a href="http://darksouls3.wiki.fextralife.com/Twinkling+Titanite"&gt;Twinkling Titanite&lt;/a&gt;&lt;span class="p"&gt; + &lt;/span&gt;&lt;a href="http://darksouls3.wiki.fextralife.com/Heavy+Gem"&gt;Heavy Gem&lt;/a&gt; and &lt;a href="http://darksouls3.wiki.fextralife.com/Twinkling+Titanite"&gt;Twinkling Titanite&lt;/a&gt;&lt;span class="p"&gt; + &lt;/span&gt;&lt;a href="http://darksouls3.wiki.fextralife.com/Sharp+Gem"&gt;Sharp Gem&lt;/a&gt;&lt;/li&gt;</text:p>
          </table:table-cell>
          <table:table-cell table:number-columns-repeated="18"/>
        </table:table-row>
        <table:table-row table:style-name="ro1">
          <table:table-cell/>
          <table:table-cell office:value-type="string" calcext:value-type="string">
            <text:p><text:s text:c="12"/>&lt;li data-id="playthrough_18_34" class="f_gem f_tit"&gt;Drop to the lower platform with the Corvians and go into the small room to the right for a &lt;a href="http://darksouls3.wiki.fextralife.com/Hollow+Gem"&gt;Hollow Gem&lt;/a&gt;. Go outside and to the right for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35" class="f_ash f_npc f_tit"&gt;Go past where the Corvians were and jump to the lower platform for &lt;a href="http://darksouls3.wiki.fextralife.com/Titanite+Scale"&gt;Titanite Scale&amp;nbsp;x3&lt;/a&gt; and &lt;a href="http://darksouls3.wiki.fextralife.com/Greirat's+Ashes"&gt;Greirat Ashes&lt;/a&gt; if you sent him out to scavenge&lt;/li&gt;</text:p>
          </table:table-cell>
          <table:table-cell table:number-columns-repeated="18"/>
        </table:table-row>
        <table:table-row table:style-name="ro1">
          <table:table-cell/>
          <table:table-cell office:value-type="string" calcext:value-type="string">
            <text:p><text:s text:c="12"/>&lt;li data-id="playthrough_18_36" class="f_tit"&gt;Go back to the roof where the two Crystal Lizards were and stick to the right wall. After dropping down to another roof you will find a &lt;a href="http://darksouls3.wiki.fextralife.com/Titanite+Chunk"&gt;Titanite Chunk&lt;/a&gt;&lt;/li&gt;</text:p>
          </table:table-cell>
          <table:table-cell table:number-columns-repeated="18"/>
        </table:table-row>
        <table:table-row table:style-name="ro1">
          <table:table-cell/>
          <table:table-cell office:value-type="string" calcext:value-type="string">
            <text:p><text:s text:c="12"/>&lt;li data-id="playthrough_18_37" class="f_bone f_misc"&gt;Continue sticking to the right wall until you get to a broken window you can enter. Inside you'll find the last &lt;a href="http://darksouls3.wiki.fextralife.com/Undead+Bone+Shard"&gt;Undead Bone Shard&lt;/a&gt; and an &lt;a href="http://darksouls3.wiki.fextralife.com/Ember"&gt;Ember&lt;/a&gt;. You can also kick down the ladder here for a shortcut&lt;/li&gt;</text:p>
          </table:table-cell>
          <table:table-cell table:number-columns-repeated="18"/>
        </table:table-row>
        <table:table-row table:style-name="ro1">
          <table:table-cell/>
          <table:table-cell office:value-type="string" calcext:value-type="string">
            <text:p><text:s text:c="12"/>&lt;li data-id="playthrough_18_38" class="f_tit"&gt;Go all the way to the other side of the archives for &lt;a href="http://darksouls3.wiki.fextralife.com/Titanite+Chunk"&gt;Titanite Chunk&amp;nbsp;x2&lt;/a&gt; on a corpse out on the balcony&lt;/li&gt;</text:p>
          </table:table-cell>
          <table:table-cell table:number-columns-repeated="18"/>
        </table:table-row>
        <table:table-row table:style-name="ro1">
          <table:table-cell/>
          <table:table-cell office:value-type="string" calcext:value-type="string">
            <text:p><text:s text:c="12"/>&lt;li data-id="playthrough_18_39" class="f_weap"&gt;On the path you probably noticed a door. Step outside and you will encounter three NPCs: &lt;a href="http://darksouls3.wiki.fextralife.com/Black+Hand+Kamui"&gt;Black Hand Kamui&lt;/a&gt;, &lt;a href="http://darksouls3.wiki.fextralife.com/Daughter+of+Crystal+Kriemhild"&gt;Daughter of Crystal Kriemhild&lt;/a&gt;, and &lt;a href="http://darksouls3.wiki.fextralife.com/Lion+Knight+Albert"&gt;Lion Knight Albert&lt;/a&gt;. Killing them will reward you with &lt;a href="http://darksouls3.wiki.fextralife.com/Onikiri+and+Ubadachi"&gt;Onikiri and Ubadachi&lt;/a&gt;, the &lt;a href="http://darksouls3.wiki.fextralife.com/Sage's+Crystal+Staff"&gt;Sage's Crystal Staff&lt;/a&gt;, and the &lt;a href="http://darksouls3.wiki.fextralife.com/Golden+Wing+Crest+Shield"&gt;Golden Wing Crest Shield&lt;/a&gt;, respectively&lt;/li&gt;</text:p>
          </table:table-cell>
          <table:table-cell table:number-columns-repeated="18"/>
        </table:table-row>
        <table:table-row table:style-name="ro1">
          <table:table-cell/>
          <table:table-cell office:value-type="string" calcext:value-type="string">
            <text:p><text:s text:c="12"/>&lt;li data-id="playthrough_18_40" class="f_misc"&gt;On the stairs is a &lt;a href="http://darksouls3.wiki.fextralife.com/Large+Soul+of+a+Crestfallen+Knight"&gt;Large Soul of a Crestfallen Knight&lt;/a&gt;&lt;/li&gt;</text:p>
          </table:table-cell>
          <table:table-cell table:number-columns-repeated="18"/>
        </table:table-row>
        <table:table-row table:style-name="ro1">
          <table:table-cell/>
          <table:table-cell office:value-type="string" calcext:value-type="string">
            <text:p><text:s text:c="12"/>&lt;li data-id="playthrough_18_41" class="f_none"&gt;Continue up the stairs and you will find an elevator shortcut to the Grand Archives bonfire&lt;/li&gt;</text:p>
          </table:table-cell>
          <table:table-cell table:number-columns-repeated="18"/>
        </table:table-row>
        <table:table-row table:style-name="ro1">
          <table:table-cell/>
          <table:table-cell office:value-type="string" calcext:value-type="string">
            <text:p><text:s text:c="12"/>&lt;li data-id="playthrough_18_42" class="f_misc"&gt;At the very top of the Grand Archives, you will see a series of barricades leading to the Twin Princes fight. Turn around and go up the stairs. On the railing around the left is a &lt;a href="http://darksouls3.wiki.fextralife.com/Soul+of+a+Crestfallen+Knight"&gt;Soul of a Crestfallen Knight&lt;/a&gt;&lt;/li&gt;</text:p>
          </table:table-cell>
          <table:table-cell table:number-columns-repeated="18"/>
        </table:table-row>
        <table:table-row table:style-name="ro1">
          <table:table-cell/>
          <table:table-cell office:value-type="string" calcext:value-type="string">
            <text:p><text:s text:c="12"/>&lt;li data-id="playthrough_18_43" class="f_estus"&gt;Go up the other roof where the three Gertrude's Knights are. You'll find the last &lt;a href="http://darksouls3.wiki.fextralife.com/Estus+Shard "&gt;Estus Shard&lt;/a&gt; on the very back of this roof&lt;/li&gt;</text:p>
          </table:table-cell>
          <table:table-cell table:number-columns-repeated="18"/>
        </table:table-row>
        <table:table-row table:style-name="ro1">
          <table:table-cell/>
          <table:table-cell office:value-type="string" calcext:value-type="string">
            <text:p><text:s text:c="12"/>&lt;li data-id="playthrough_18_44" class="f_tit"&gt;Killing all the knights on the roof awards you a &lt;a href="http://darksouls3.wiki.fextralife.com/Titanite+Slab"&gt;Titanite Slab&lt;/a&gt;, but only once&lt;/li&gt;</text:p>
          </table:table-cell>
          <table:table-cell table:number-columns-repeated="18"/>
        </table:table-row>
        <table:table-row table:style-name="ro1">
          <table:table-cell/>
          <table:table-cell office:value-type="string" calcext:value-type="string">
            <text:p><text:s text:c="12"/>&lt;li data-id="playthrough_18_45" class="f_ring"&gt;At the top of the tower you will find the &lt;a href="http://darksouls3.wiki.fextralife.com/Hunter's+Ring"&gt;Hunter's Ring&lt;/a&gt;&lt;/li&gt;</text:p>
          </table:table-cell>
          <table:table-cell table:number-columns-repeated="18"/>
        </table:table-row>
        <table:table-row table:style-name="ro1">
          <table:table-cell/>
          <table:table-cell office:value-type="string" calcext:value-type="string">
            <text:p><text:s text:c="12"/>&lt;li data-id="playthrough_18_61" class="f_ring s_ng++"&gt;The &lt;a href="https://darksouls3.wiki.fextralife.com/Lingering+Dragoncrest+Ring"&gt;Lingering Dragoncrest Ring+2&lt;/a&gt; is in an alcove on the side opposite the ladder&lt;/li&gt;</text:p>
          </table:table-cell>
          <table:table-cell table:number-columns-repeated="18"/>
        </table:table-row>
        <table:table-row table:style-name="ro1">
          <table:table-cell/>
          <table:table-cell office:value-type="string" calcext:value-type="string">
            <text:p><text:s text:c="12"/>&lt;li data-id="playthrough_18_46" class="f_mirac"&gt;Enter the lower entrance to the building and drop into the cage to receive the &lt;a href="http://darksouls3.wiki.fextralife.com/Divine+Pillars+of+Light"&gt;Divine Pillars of Light&lt;/a&gt; miracle&lt;/li&gt;</text:p>
          </table:table-cell>
          <table:table-cell table:number-columns-repeated="18"/>
        </table:table-row>
        <table:table-row table:style-name="ro1">
          <table:table-cell/>
          <table:table-cell office:value-type="string" calcext:value-type="string">
            <text:p><text:s text:c="12"/>&lt;li data-id="playthrough_18_47" class="f_gem"&gt;Exit the cage and on the rafters is a &lt;a href="http://darksouls3.wiki.fextralife.com/Blessed+Gem"&gt;Blessed Gem&lt;/a&gt;&lt;/li&gt;</text:p>
          </table:table-cell>
          <table:table-cell table:number-columns-repeated="18"/>
        </table:table-row>
        <table:table-row table:style-name="ro1">
          <table:table-cell/>
          <table:table-cell office:value-type="string" calcext:value-type="string">
            <text:p><text:s text:c="12"/>&lt;li data-id="playthrough_18_60" class="f_ring s_ng+"&gt;The &lt;a href="https://darksouls3.wiki.fextralife.com/Sage+Ring"&gt;Sage Ring+1&lt;/a&gt; is on the lower rafters&lt;/li&gt;</text:p>
          </table:table-cell>
          <table:table-cell table:number-columns-repeated="18"/>
        </table:table-row>
        <table:table-row table:style-name="ro1">
          <table:table-cell/>
          <table:table-cell office:value-type="string" calcext:value-type="string">
            <text:p><text:s text:c="12"/>&lt;li data-id="playthrough_18_48" class="f_misc f_tit"&gt;Drop down to the stone rafters and climb down the ladder on the side with the Man-grub. Down here are two chests containing a &lt;a href="http://darksouls3.wiki.fextralife.com/Divine+Blessing"&gt;Divine Blessing&lt;/a&gt; and &lt;a href="http://darksouls3.wiki.fextralife.com/Twinkling+Titanite"&gt;Twinkling Titanite&amp;nbsp;x3&lt;/a&gt;&lt;/li&gt;</text:p>
          </table:table-cell>
          <table:table-cell table:number-columns-repeated="18"/>
        </table:table-row>
        <table:table-row table:style-name="ro1">
          <table:table-cell/>
          <table:table-cell office:value-type="string" calcext:value-type="string">
            <text:p><text:s text:c="12"/>&lt;li data-id="playthrough_18_49" class="f_none"&gt;Return to the barricades and fight your way to the top. You will find an elevator shortcut leading to Lothric Castle's Dragonslayer Armour courtyard&lt;/li&gt;</text:p>
          </table:table-cell>
          <table:table-cell table:number-columns-repeated="18"/>
        </table:table-row>
        <table:table-row table:style-name="ro1">
          <table:table-cell/>
          <table:table-cell office:value-type="string" calcext:value-type="string">
            <text:p><text:s text:c="12"/>&lt;li data-id="playthrough_18_50" class="f_tit"&gt;This elevator has a second elevator underneath it. Send the elevator up and take the second elevator down to claim a &lt;a href="http://darksouls3.wiki.fextralife.com/Titanite+Slab"&gt;Titanite Slab&lt;/a&gt;&lt;/li&gt;</text:p>
          </table:table-cell>
          <table:table-cell table:number-columns-repeated="18"/>
        </table:table-row>
        <table:table-row table:style-name="ro1">
          <table:table-cell/>
          <table:table-cell office:value-type="string" calcext:value-type="string">
            <text:p><text:s text:c="12"/>&lt;li data-id="playthrough_18_51" class="f_boss f_miss"&gt;&lt;a href="http://darksouls3.wiki.fextralife.com/Orbeck+of+Vinheim"&gt;Orbeck of Vinheim&lt;/a&gt; will be available to be summoned near the large metal door if you gave him all four sorcery scrolls and purchased all available spells&lt;/li&gt;</text:p>
          </table:table-cell>
          <table:table-cell table:number-columns-repeated="18"/>
        </table:table-row>
        <table:table-row table:style-name="ro1">
          <table:table-cell/>
          <table:table-cell office:value-type="string" calcext:value-type="string">
            <text:p><text:s text:c="12"/>&lt;li data-id="playthrough_18_52" class="f_boss f_miss"&gt;&lt;a href="http://darksouls3.wiki.fextralife.com/Sirris+of+the+Sunless+Realms"&gt;Sirris&lt;/a&gt; will be available to be summoned at the fog door if you are on friendly terms&lt;/li&gt;</text:p>
          </table:table-cell>
          <table:table-cell table:number-columns-repeated="18"/>
        </table:table-row>
        <table:table-row table:style-name="ro1">
          <table:table-cell/>
          <table:table-cell office:value-type="string" calcext:value-type="string">
            <text:p><text:s text:c="12"/>&lt;li data-id="playthrough_18_53" class="f_boss f_misc"&gt;Defeat the &lt;a href="http://darksouls3.wiki.fextralife.com/Lothric,+Younger+Prince"&gt;Twin Princes&lt;/a&gt;; receive &lt;a href="http://darksouls3.wiki.fextralife.com/Cinders+of+a+Lord"&gt;Cinders of a Lord&lt;/a&gt;&lt;span class="p"&gt; + &lt;/span&gt;&lt;a href="http://darksouls3.wiki.fextralife.com/Soul+of+the+Twin+Princes"&gt;Soul of the Twin Princes&lt;/a&gt;&lt;/li&gt;</text:p>
          </table:table-cell>
          <table:table-cell table:number-columns-repeated="18"/>
        </table:table-row>
        <table:table-row table:style-name="ro1">
          <table:table-cell/>
          <table:table-cell office:value-type="string" calcext:value-type="string">
            <text:p><text:s text:c="12"/>&lt;li data-id="playthrough_18_54" class="f_ash f_npc f_weap f_miss"&gt;After beating the Twin Princes, you can find &lt;a href="http://darksouls3.wiki.fextralife.com/Orbeck's+Ashes"&gt;Orbeck's Ashes&lt;/a&gt; on his body in the Grand Archives if he departed from your Firelink Shrine after you bought all his spells. His corpse will be in a chair up the shortcut elevator inside the archives, on the large wooden balcony just before the stairs that lead to the outside. If Yuria assigned you to assassinate Orbeck, give his ashes to her in exchange for the &lt;a href="http://darksouls3.wiki.fextralife.com/Morion+Blade"&gt;Morion Blade&lt;/a&gt;. This also adds Orbeck's &lt;a href="http://darksouls3.wiki.fextralife.com/Clandestine+Coat"&gt;Clandestine Coat&lt;/a&gt; to the Shrine Handmaid's inventory&lt;/li&gt;</text:p>
          </table:table-cell>
          <table:table-cell table:number-columns-repeated="18"/>
        </table:table-row>
        <table:table-row table:style-name="ro1">
          <table:table-cell/>
          <table:table-cell office:value-type="string" calcext:value-type="string">
            <text:p><text:s text:c="12"/>&lt;li data-id="playthrough_18_55" class="f_npc f_weap f_miss"&gt;Return to Sirris' grandfather's grave in Firelink Shrine after the Twin Princes fight and you'll find her body with the &lt;a href="http://darksouls3.wiki.fextralife.com/Sunless+Talisman"&gt;Sunless Talisman&lt;/a&gt; on it. You can also now buy Sirris' &lt;a href="http://darksouls3.wiki.fextralife.com/Sunless+Set"&gt;Sunless Armor Set&lt;/a&gt; from the Shrine Handmaid&lt;/li&gt;</text:p>
          </table:table-cell>
          <table:table-cell table:number-columns-repeated="18"/>
        </table:table-row>
        <table:table-row table:style-name="ro1">
          <table:table-cell/>
          <table:table-cell office:value-type="string" calcext:value-type="string">
            <text:p><text:s text:c="12"/>&lt;li data-id="playthrough_18_56" class="f_misc f_npc f_miss"&gt;With Sirris' side quest complete, you are now free to finally continue &lt;a href="http://darksouls3.wiki.fextralife.com/Leonhard"&gt;Leonhard's&lt;/a&gt;. Head to the Rosaria's Bed Chamber bonfire (you might find a Man-grub in here which drops &lt;a href="http://darksouls3.wiki.fextralife.com/Heysel+Pick"&gt;Heysel Pick&lt;/a&gt;&lt;span class="p"&gt; + &lt;/span&gt;&lt;a href="http://darksouls3.wiki.fextralife.com/Xanthous+Crown"&gt;Xanthous Crown&lt;/a&gt;) and give her a Pale Tongue. Leonhard should now appear in this room. If not, refresh the world. Exhaust his dialogue, refresh the world again and Rosaria will now be dead with a &lt;a href="http://darksouls3.wiki.fextralife.com/Black+Eye+Orb"&gt;Black Eye Orb&lt;/a&gt; on her body&lt;/li&gt;</text:p>
          </table:table-cell>
          <table:table-cell table:number-columns-repeated="18"/>
        </table:table-row>
        <table:table-row table:style-name="ro1">
          <table:table-cell/>
          <table:table-cell office:value-type="string" calcext:value-type="string">
            <text:p><text:s text:c="12"/>&lt;li data-id="playthrough_18_57" class="f_arm f_misc f_npc f_weap f_miss"&gt;Head to the Aldrich, Devourer of Gods bonfire and take either of the lifts in the room up. The &lt;a href="http://darksouls3.wiki.fextralife.com/Black+Eye+Orb"&gt;Black Eye Orb&lt;/a&gt; will react to this room. Use it and you'll invade Leonhard's world. Kill him for &lt;a href="http://darksouls3.wiki.fextralife.com/Soul+of+Rosaria"&gt;Soul of Rosaria&lt;/a&gt;&lt;span class="p"&gt; + &lt;/span&gt;&lt;a href="http://darksouls3.wiki.fextralife.com/Crescent+Moon+Sword"&gt;Crescent Moon Sword&lt;/a&gt;&lt;span class="p"&gt; + &lt;/span&gt;&lt;a href="http://darksouls3.wiki.fextralife.com/Silver+Mask"&gt;Silver Mask&lt;/a&gt;. You can also now buy &lt;a href="http://darksouls3.wiki.fextralife.com/Leonhard's+Set"&gt;Leonhard's Armor Set&lt;/a&gt; from the Shrine Handmaid. You can give the &lt;a href="http://darksouls3.wiki.fextralife.com/Soul+of+Rosaria"&gt;Soul of Rosaria&lt;/a&gt; to Ludleth for the &lt;a href="http://darksouls3.wiki.fextralife.com/Bountiful+Sunlight"&gt;Bountiful Sunlight&lt;/a&gt; miracle. There is no benefit to restoring Rosaria using her soul, as her being dead does not prevent you from offering pale tongues, redistributing attributes, or changing appearance&lt;/li&gt;</text:p>
          </table:table-cell>
          <table:table-cell table:number-columns-repeated="18"/>
        </table:table-row>
      </table:table>
      <table:table table:name="tag lookup" table:style-name="ta1">
        <table:table-column table:style-name="co3" table:default-cell-style-name="Default"/>
        <table:table-column table:style-name="co3" table:default-cell-style-name="ce1"/>
        <table:table-row table:style-name="ro1">
          <table:table-cell office:value-type="string" calcext:value-type="string">
            <text:p>tag</text:p>
          </table:table-cell>
          <table:table-cell table:style-name="Default" office:value-type="string" calcext:value-type="string">
            <text:p>new tag</text:p>
          </table:table-cell>
        </table:table-row>
        <table:table-row table:style-name="ro1">
          <table:table-cell office:value-type="string" calcext:value-type="string">
            <text:p>f_misc</text:p>
          </table:table-cell>
          <table:table-cell office:value-type="string" calcext:value-type="string">
            <text:p>Misc. items</text:p>
          </table:table-cell>
        </table:table-row>
        <table:table-row table:style-name="ro1">
          <table:table-cell office:value-type="string" calcext:value-type="string">
            <text:p>f_estus</text:p>
          </table:table-cell>
          <table:table-cell office:value-type="string" calcext:value-type="string">
            <text:p>Estus Shards</text:p>
          </table:table-cell>
        </table:table-row>
        <table:table-row table:style-name="ro1">
          <table:table-cell office:value-type="string" calcext:value-type="string">
            <text:p>f_ring</text:p>
          </table:table-cell>
          <table:table-cell office:value-type="string" calcext:value-type="string">
            <text:p>Rings</text:p>
          </table:table-cell>
        </table:table-row>
        <table:table-row table:style-name="ro1">
          <table:table-cell office:value-type="string" calcext:value-type="string">
            <text:p>f_gest</text:p>
          </table:table-cell>
          <table:table-cell office:value-type="string" calcext:value-type="string">
            <text:p>Gestures</text:p>
          </table:table-cell>
        </table:table-row>
        <table:table-row table:style-name="ro1">
          <table:table-cell office:value-type="string" calcext:value-type="string">
            <text:p>f_tit</text:p>
          </table:table-cell>
          <table:table-cell office:value-type="string" calcext:value-type="string">
            <text:p>Titanite</text:p>
          </table:table-cell>
        </table:table-row>
        <table:table-row table:style-name="ro1">
          <table:table-cell office:value-type="string" calcext:value-type="string">
            <text:p>f_boss</text:p>
          </table:table-cell>
          <table:table-cell office:value-type="string" calcext:value-type="string">
            <text:p>Bosses</text:p>
          </table:table-cell>
        </table:table-row>
        <table:table-row table:style-name="ro1">
          <table:table-cell office:value-type="string" calcext:value-type="string">
            <text:p>f_weap</text:p>
          </table:table-cell>
          <table:table-cell office:value-type="string" calcext:value-type="string">
            <text:p>Weapons</text:p>
          </table:table-cell>
        </table:table-row>
        <table:table-row table:style-name="ro1">
          <table:table-cell office:value-type="string" calcext:value-type="string">
            <text:p>f_arm</text:p>
          </table:table-cell>
          <table:table-cell office:value-type="string" calcext:value-type="string">
            <text:p>Armor</text:p>
          </table:table-cell>
        </table:table-row>
        <table:table-row table:style-name="ro1">
          <table:table-cell office:value-type="string" calcext:value-type="string">
            <text:p>f_miss</text:p>
          </table:table-cell>
          <table:table-cell office:value-type="string" calcext:value-type="string">
            <text:p>Missable</text:p>
          </table:table-cell>
        </table:table-row>
        <table:table-row table:style-name="ro1">
          <table:table-cell office:value-type="string" calcext:value-type="string">
            <text:p>h_ng+</text:p>
          </table:table-cell>
          <table:table-cell table:style-name="Default" office:value-type="string" calcext:value-type="string">
            <text:p>h_ng+</text:p>
          </table:table-cell>
        </table:table-row>
        <table:table-row table:style-name="ro1">
          <table:table-cell office:value-type="string" calcext:value-type="string">
            <text:p>s_ng+</text:p>
          </table:table-cell>
          <table:table-cell table:style-name="Default" office:value-type="string" calcext:value-type="string">
            <text:p>s_ng+</text:p>
          </table:table-cell>
        </table:table-row>
        <table:table-row table:style-name="ro1">
          <table:table-cell office:value-type="string" calcext:value-type="string">
            <text:p>s_ng++</text:p>
          </table:table-cell>
          <table:table-cell table:style-name="Default" office:value-type="string" calcext:value-type="string">
            <text:p>s_ng++</text:p>
          </table:table-cell>
        </table:table-row>
      </table:table>
      <table:table table:name="ff9" table:style-name="ta1">
        <table:table-column table:style-name="co8" table:default-cell-style-name="ce5"/>
        <table:table-column table:style-name="co9" table:default-cell-style-name="Default"/>
        <table:table-column table:style-name="co3" table:number-columns-repeated="3" table:default-cell-style-name="Default"/>
        <table:table-row table:style-name="ro1">
          <table:table-cell table:style-name="Default" office:value-type="string" calcext:value-type="string">
            <text:p>area</text:p>
          </table:table-cell>
          <table:table-cell office:value-type="string" calcext:value-type="string">
            <text:p>text</text:p>
          </table:table-cell>
          <table:table-cell office:value-type="string" calcext:value-type="string">
            <text:p>tag1</text:p>
          </table:table-cell>
          <table:table-cell office:value-type="string" calcext:value-type="string">
            <text:p>tag2</text:p>
          </table:table-cell>
          <table:table-cell office:value-type="string" calcext:value-type="string">
            <text:p>tag3</text:p>
          </table:table-cell>
        </table:table-row>
        <table:table-row table:style-name="ro2">
          <table:table-cell office:value-type="string" calcext:value-type="string">
            <text:p>NEW GAME - ALEXANDRIA STEEPLE</text:p>
          </table:table-cell>
          <table:table-cell table:style-name="ce5" office:value-type="string" calcext:value-type="string">
            <text:p>Immediately configure your settings under the Config menu:</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CURSOR &gt; MEMORY </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ATB &gt; WAIT</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MOVEMENT &gt; RUN </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BATTLE SPEED &gt; MAX</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FIELD MESSAGE &gt; MAX</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TARGET WINDOW &gt; ALWAYS</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CAMERA &gt; FIXED</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Pick up the 2 treasures in the back of the room, then light the candle.</text:p>
          </table:table-cell>
          <table:table-cell table:number-columns-repeated="3"/>
        </table:table-row>
        <table:table-row table:style-name="ro8">
          <table:table-cell office:value-type="string" calcext:value-type="string">
            <text:p>NEW GAME - ALEXANDRIA STEEPLE</text:p>
          </table:table-cell>
          <table:table-cell table:style-name="ce5" office:value-type="string" calcext:value-type="string">
            <text:p>Masked man: Have everyone Steal once; reset if you don't get the Mage Masher. Once you get the Mage Masher, simply have everyone attack themselves to end the battle; you won't get a Game Over. </text:p>
          </table:table-cell>
          <table:table-cell table:number-columns-repeated="3"/>
        </table:table-row>
        <table:table-row table:style-name="ro9">
          <table:table-cell office:value-type="string" calcext:value-type="string">
            <text:p>NEW GAME - ALEXANDRIA STEEPLE</text:p>
          </table:table-cell>
          <table:table-cell table:style-name="ce5" office:value-type="string" calcext:value-type="string">
            <text:p>Reply that you are kidnapping Princess Garnet; it takes 3 extra minutes to trigger the secret scene with Ruby and it's just regular dialogue. </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As Vivi, search the house to the right, then head up the street.</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Search the item shop, but skip the pub; you'll search it on Disc 3.</text:p>
          </table:table-cell>
          <table:table-cell table:number-columns-repeated="3"/>
        </table:table-row>
        <table:table-row table:style-name="ro9">
          <table:table-cell office:value-type="string" calcext:value-type="string">
            <text:p>NEW GAME - ALEXANDRIA STEEPLE</text:p>
          </table:table-cell>
          <table:table-cell table:style-name="ce5" office:value-type="string" calcext:value-type="string">
            <text:p>When you arrive at the square, head right and search the shops; do not approach the ticket booth just yet. Also, don't forget the Phoenix Pinion to the left of the main gate.</text:p>
          </table:table-cell>
          <table:table-cell table:number-columns-repeated="3"/>
        </table:table-row>
        <table:table-row table:style-name="ro10">
          <table:table-cell office:value-type="string" calcext:value-type="string">
            <text:p>NEW GAME - ALEXANDRIA STEEPLE</text:p>
          </table:table-cell>
          <table:table-cell table:style-name="ce5" office:value-type="string" calcext:value-type="string">
            <text:p>Leave the square by way of the bottom left exit and head toward the docks;enter the house ONLY if you see a girl run OUT of it, otherwise keep going. There are 2 treasures in this house, but you can pick them up on Disc 3.</text:p>
          </table:table-cell>
          <table:table-cell table:number-columns-repeated="3"/>
        </table:table-row>
        <table:table-row table:style-name="ro11">
          <table:table-cell office:value-type="string" calcext:value-type="string">
            <text:p>NEW GAME - ALEXANDRIA STEEPLE</text:p>
          </table:table-cell>
          <table:table-cell table:style-name="ce5" office:value-type="string" calcext:value-type="string">
            <text:p>Speak with the boy behind the steeple, reply "Yes" and head all the way back to where you first gained control of Vivi.</text:p>
          </table:table-cell>
          <table:table-cell table:number-columns-repeated="3"/>
        </table:table-row>
        <table:table-row table:style-name="ro9">
          <table:table-cell office:value-type="string" calcext:value-type="string">
            <text:p>NEW GAME - ALEXANDRIA STEEPLE</text:p>
          </table:table-cell>
          <table:table-cell table:style-name="ce5" office:value-type="string" calcext:value-type="string">
            <text:p>Head down, search the square and speak to the cat near the bottom of the screen. Now go to the ticket booth and show the ticket master your ticket.</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Then, enter the alley once again and choose the first answer to every question asked.</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Speak to Tom behind the steeple to claim your reward for finding the cat, a Bomb Card.</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Follow the Rat Boy into the steeple, search it and then attempt to climb the ladder.</text:p>
          </table:table-cell>
          <table:table-cell table:number-columns-repeated="3"/>
        </table:table-row>
        <table:table-row table:style-name="ro2">
          <table:table-cell office:value-type="string" calcext:value-type="string">
            <text:p>NEW GAME - ALEXANDRIA STEEPLE</text:p>
          </table:table-cell>
          <table:table-cell table:style-name="ce5" office:value-type="string" calcext:value-type="string">
            <text:p>Pick up Kupo's letter for delivery and save your game.</text:p>
          </table:table-cell>
          <table:table-cell table:number-columns-repeated="3"/>
        </table:table-row>
        <table:table-row table:style-name="ro11">
          <table:table-cell office:value-type="string" calcext:value-type="string">
            <text:p>NEW GAME - ALEXANDRIA STEEPLE</text:p>
          </table:table-cell>
          <table:table-cell table:style-name="ce5" office:value-type="string" calcext:value-type="string">
            <text:p>You can do some jump rope now but you can wait until after Excalibur II with little impact - see guide for details.</text:p>
          </table:table-cell>
          <table:table-cell table:number-columns-repeated="3"/>
        </table:table-row>
        <table:table-row table:style-name="ro1">
          <table:table-cell office:value-type="string" calcext:value-type="string">
            <text:p>NEW GAME - ALEXANDRIA STEEPLE</text:p>
          </table:table-cell>
          <table:table-cell table:style-name="ce5" office:value-type="string" calcext:value-type="string">
            <text:p>Target time: 00:08:25</text:p>
          </table:table-cell>
          <table:table-cell table:number-columns-repeated="3"/>
        </table:table-row>
        <table:table-row table:style-name="ro11">
          <table:table-cell office:value-type="string" calcext:value-type="string">
            <text:p>ALEXANDRIA STEEPLE - ALEXANDRIA CASTLE GUARDHOUSE</text:p>
          </table:table-cell>
          <table:table-cell table:style-name="ce5" office:value-type="string" calcext:value-type="string">
            <text:p>Climb the ladder and follow Rat Boy over the rooftops; don't forget tosearch all the bird nests for Gil.</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You don't need to press any buttons during the play - the dialogue advances automatically.</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BATTLE: KING LEO, BENERO, ZENERO </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 Attack Benero and Zenero once each with anyone except Cinna in order to minimize the amount of fake magic animations you have to watch.</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 If they attack with magic before your ATB is full, then don't bother with them and begin attacking King Leo, since they will most likely switch to quick physical attacks for the next round anyway. </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 Attack King Leo 5 to 6 times to end the battle.</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IMPRESSING ALL 100 NOBLES - You need to do this for the missable and unique Moonstone which you are later given as a reward. The 10,000 Gil also comes in VERY handy.</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When you encounter Garnet on the stairs, choose whatever option you want.</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As Steiner, run up the stairs, through the lower exit and speak to Queen Brahne to claim your well-deserved Moonstone.</text:p>
          </table:table-cell>
          <table:table-cell table:number-columns-repeated="3"/>
        </table:table-row>
        <table:table-row table:style-name="ro1">
          <table:table-cell office:value-type="string" calcext:value-type="string">
            <text:p>ALEXANDRIA STEEPLE - ALEXANDRIA CASTLE GUARDHOUSE</text:p>
          </table:table-cell>
          <table:table-cell office:value-type="string" calcext:value-type="string">
            <text:p>Run down the stairs, to the right and save your game with Mosh the moogle.</text:p>
          </table:table-cell>
          <table:table-cell table:number-columns-repeated="3"/>
        </table:table-row>
        <table:table-row table:style-name="ro1">
          <table:table-cell office:value-type="string" calcext:value-type="string">
            <text:p>ALEXANDRIA STEEPLE - ALEXANDRIA CASTLE GUARDHOUSE</text:p>
          </table:table-cell>
          <table:table-cell table:style-name="ce5" office:value-type="string" calcext:value-type="string">
            <text:p>TARGET TIME : 00:17:32 (+ 9:08)</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Enter the door under the walkway and catch the Pluto Knight running on the balcony.</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Enter the right chamber on the second floor and speak to the Pluto Knight.</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Go back and down the stairs to the first floor, and then enter the left room to find yet another Pluto Knight.</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Exit the library and leave the castle.</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Talk to the Pluto Knight by the water, then head left and talk to the Pluto Knight by the tower entrance.</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Optional: Head right and talk to the disguised Marcus. He doesn't count towards the total, but Steiner will make a comment about there having been an extra knight in his count when getting the Elixir.</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Enter and climb the tower.</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Speak with the final Pluto Knight on the stairway to receive an Elixir, then continue to the top of the tower.</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Optimize Zidane and follow the princess.</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Once in the boiler room, turn the lever both ways to make 2 treasure chests fall from the ceiling; open them and go through the door.</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BATTLE: STEINER</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 1st fight: Have Zidane attack and Blank and Cinna Steal a Leather Hat (and a Silk Shirt if you like).</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 2nd fight: Knock out everyone except Garnet. </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 3rd fight: Knock out everyone except Garnet. </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At the crash site, watch the ATE and save your game.</text:p>
          </table:table-cell>
          <table:table-cell table:number-columns-repeated="3"/>
        </table:table-row>
        <table:table-row table:style-name="ro1">
          <table:table-cell office:value-type="string" calcext:value-type="string">
            <text:p>ALEXANDRIA CASTLE GUARDHOUSE - PRIMA VISTA CRASH SITE</text:p>
          </table:table-cell>
          <table:table-cell office:value-type="string" calcext:value-type="string">
            <text:p>TARGET TIME : 00:31:33 (+14:01)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Head deeper into the forest to find Garnet.</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BATTLE: PLANT BRAIN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Have Zidane knock himself out to make Blank appear and push the fight into the second and final phase.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Vivi and Steiner should have full or nearly full ATB gauges by the time Blank shows up, so use Fire, Fire Sword and Blank's physical attack all at once to finish the battle in a single round.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If you're very lucky, Plant Brain may not even get a single turn.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Don't waste your time stealing anything; it's not worth it.</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Unequip Blank and replace his Iron Sword with a Broadsword, then continue onward.</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BATTLE: PLANT SPIDER x 2</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If there are more than 2 Plant Spiders, RESET THE GAME and try again.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Use a spreaded Fire spell or two physical attacks to win the battle; make sure everyone survives to keep your party at Lv 1.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 Do NOT have Blank absorb all the EXP, as that will make Amarant join the party at Lv 3. You have been warned. </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BASE STATS: You can let Steiner absorb all of the forced EXP here, regardless of how many Plant Spiders appear.</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Skip the tutorial by choosing "Nothing".</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On the World Map, head south while the nameplate is displayed to avoid random battles and enter Ice Cavern.</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Exit immediately after the scenes and save your game.</text:p>
          </table:table-cell>
          <table:table-cell table:number-columns-repeated="3"/>
        </table:table-row>
        <table:table-row table:style-name="ro1">
          <table:table-cell office:value-type="string" calcext:value-type="string">
            <text:p>EVIL FOREST SPRING - GUNITAS BASIN</text:p>
          </table:table-cell>
          <table:table-cell office:value-type="string" calcext:value-type="string">
            <text:p>TARGET TIME : 00:50:33 (+ 7:50) | TARGET GIL : 12,013 | ENCOUNTERS : 0 |</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This is a pretty straightforward area, just search every screen.</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Never make contact with the white wind as touching it instantly throws you into a random battle. Wait for it to die down or turn dark; that's when it's safe to pass through.</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Although it's still not exactly easy, you can make it through the entire area without any encounters by changing screens a bit more often than otherwise necessary - changing screens resets the encounter check.</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On the screen with the Potion and the Ether, pick up only one per trip, backtracking to the previous screen after getting each, and then getting past the screen on a third entry. You may want to start with the Potion since it's the harder to grab without a battle.</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On the screen after that, get both of the chests on the right, then move on to the next area and immediately backtrack to defrost the wall and loot the third chest.</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In the final area, grab the Phoenix Down and continue onward.</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Head left at the fork, defrost Mois the moogle, skip the tutorial, accept the letter for Gumo, and finally save.</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Now backtrack to the previous area, defrost the wall, and pick up the Leather Wrist in the chest at the end of the tunnel.</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Make sure Zidane is equipped with the Mage Masher, Leather Hat, Leather Wrist, Leather Shirt, and Moonstone.</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Optimize everyone else and activate Steiner's Bird Killer ability.</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Return to the fork and save again with Mois.</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TARGET TIME: 00:54:48]</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Move onward to confront...</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BATTLE: BLACK WALTZ #1 &amp; SEALION </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 Alternate between attacking Black Waltz #1 and using a Potion.</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 Once Black Waltz #1 is defeated, begin Stealing from Sealion.</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 Use a Potion when needed and wait for the Trance gauge to fill.</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 Reset if you don't steal the Mythril Dagger; if you steal it and have extra turns left, make sure you get his Ether as well.</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 Once Zidane reaches Trance, use a physical attack followed by Tidal Flame to end the battle. |</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Z | Protect Girls 8/35</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Go chill with Mois again after the battle :P (yes, pun intended)</text:p>
          </table:table-cell>
          <table:table-cell table:number-columns-repeated="3"/>
        </table:table-row>
        <table:table-row table:style-name="ro1">
          <table:table-cell office:value-type="string" calcext:value-type="string">
            <text:p>GUNITAS BASIN - ICE CAVERN CAVE</text:p>
          </table:table-cell>
          <table:table-cell office:value-type="string" calcext:value-type="string">
            <text:p>TARGET TIME : 01:02:14 (+11:41) | TARGET GIL : 12,352 | ENCOUNTERS : 0 </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Say goodbye to Ice Cavern and run across Nolrich Heights to enter Dali.</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Leave the inn, head upwards and right to enter a farm plot, then go back to enter and exit the pub, and then enter and exit the windmill.</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Speak with Vivi, then go to the shop across from the inn; Garnet should be there now.</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After the conversation, sell all your Phoenix Pinion and buy the following:</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 97 Wrist <text:s text:c="11"/>12,610</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 <text:s/>5 Feather Hat <text:s text:c="6"/>1,000</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 <text:s/>3 Leather Shirt <text:s text:c="6"/>810</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Now return to the inn and deliver Mois's letter to Gumo, then go to your room and talk to Garnet.</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After the scenes, head back to where you spoke with Vivi earlier, and then enter the windmill and go down the hatch.</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Make your way through the screens until you reunite with Vivi, picking up all the items except the Iron Helm, which you should grab on the way back to the barrel with Kumop.</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Find Kumop in the barrel, take his letter to Mogki and save your game.</text:p>
          </table:table-cell>
          <table:table-cell table:number-columns-repeated="3"/>
        </table:table-row>
        <table:table-row table:style-name="ro1">
          <table:table-cell office:value-type="string" calcext:value-type="string">
            <text:p>ICE CAVERN CAVE - DALI STORAGE AREA</text:p>
          </table:table-cell>
          <table:table-cell office:value-type="string" calcext:value-type="string">
            <text:p>TARGET TIME : 01:14:22 (+12:08) | TARGET GIL : <text:s/>1,108 <text:s/>| ENCOUNTERS : 0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Proceed onward, then examine and choose to open the large door; run from the resulting battle with Flee or, if you're lucky, L1+R1 escape. Since the save point is so close, I would reset if you get stuck watching too many spell animations before running away.</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Open all 3 chests in the Mist room, then continue to the end of the area.</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Optimize Zidane and Vivi and activate Zidane's Bandit ability.</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Don't bother healing or reviving anyone as you will be fully healed prior to the upcoming boss fight.</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Steiner should be equipped with the Iron Sword, Bronze Helm, Bronze Gloves and Bronze Armor, with the Bird Killer ability activated; if not, make the necessary adjustments now.</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Head down the mountain, pick up both treasures at the base, enter Morrid's house and stand still; this often makes him come inside immediately.</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Talk to Morrid, then leave Observatory Mountain.</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Choose the second option when examining the barrel.</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BATTLE: BLACK WALTZ #2</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Don't enter any commands until Black Waltz #2 makes his first move.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Make both Steiner and Zidane attack (Fire Sword if Vivi survives the boss's first attack), and keep Vivi and Garnet on stand-by. Don't heal any damage yet.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Wait for Black Waltz #2's second attack to connect, then have Vivi attack whoever was targeted by this move. If it was him and he was knocked out then the boss did this step for you.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Next, make Steiner and Zidane attack again.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Finally, have Garnet throw a Potion on Steiner or Zidane if they're no longer at full HP.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Black Waltz #2's Fira counter should be neutralized and so his third attack will now be another single-target one.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Have Steiner and Zidane attack to win the battle; you can use Fire Sword if Vivi hasn't been knocked out.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If you didn't Steal an Ether from Sealion, then make sure Black Waltz #2 drops 2 of them.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Choose to depart immediately after Garnet corrects her speech.</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On the airship, climb the ladder in the back of the engine room and head into the cockpit.</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BATTLE: BLACK WALTZ #3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This battle is very easy because it always follows the same pattern.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For the first round, have Zidane attack, Steiner use Fire Sword and Vivi cast Fire x 2.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 For the second round, let Zidane Steal once, then use Fire Sword and Dbl Fire again to win the battle. </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In Lindblum, remove everyone's equipment before boarding the lift with Minister Artania.</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Once you regain control of Zidane at the inn, skip the last tutorial, enter the neighboring room and read the letter from Ruby; save your game.</text:p>
          </table:table-cell>
          <table:table-cell table:number-columns-repeated="3"/>
        </table:table-row>
        <table:table-row table:style-name="ro1">
          <table:table-cell office:value-type="string" calcext:value-type="string">
            <text:p>DALI STORAGE AREA - LINDBLUM INN</text:p>
          </table:table-cell>
          <table:table-cell office:value-type="string" calcext:value-type="string">
            <text:p>TARGET TIME : 01:35:48 (+21:26) | TARGET GIL : 1,779 | ENCOUNTERS : 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Head downstairs, pick up the Gil near the entrance and exit the building.</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Go upwards to the market square, search the left street area and the house between the two streets.</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Head down the right alley and enter Dragoos' Weapon Shop. Auto-arrange your inventory if you like.</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You will need a minimum of 15,120 Gil to make the following purchases. You should be able to make at least the following transactions:</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SELL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5 Hi-Potion 50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10 Ether 10,00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3 Remedy 45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2 Eye Drops 5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1 Echo Screen 25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1 Phoenix Pinion 1,00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1 Rubber Helm 125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2 Silk Shirt 40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1 Bronze Armor 325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ext:s/>: 2 Tent 80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BUY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2 Steepled Hat 3,12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2 Cotton Robe 12,0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You can basically sell all copies of the above items, except for Tent. If you're planning to have Zidane win the Festival of the Hunt (read the next section for a detailed explanation) then you should leave at least 1 Tent in your inventory, preferably 2. If you plan to have Freya win then you can just sell all your Tent.</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Now do business as follows:</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SELL:</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2 Cotton Robe 24,0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BUY</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9 Steepled Hat 4,94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9 Cotton Robe 19,0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SELL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9 Cotton Robe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BUY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30 Steepled Hat 7,8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30 Cotton Robe 30,0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SELL</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30 Cotton Robe 60,000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BUY </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 Dagger 32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2 Mage Masher 1,0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 Javelin 88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43 Steepled Hat 11,18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 Butterfly Sword 3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1 The Ogre 7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38 Cotton Robe 38,0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4 Desert Boots 1,2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 4 Yellow Scarf 1,600</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Return to the aircab terminal opposite the Lindblum inn and commute to the Industrial District.</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Loot the place, then fly to the Theater District and head to the Tantalus hideout.</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Pick up all the treasures in the hideout, then head down the stairs outside.</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Speak with the crowd, then follow the "moogle" to Artist Michael's studio.</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ake the Moogle Suit, the Autograph and the Ore, then take an aircab to Lindblum Castle.</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Enter the guest room, speak with Steiner and then attempt to take the lift.</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Speak to the sleeping guard outside the guest room, then take the lift and find Garnet at the overlook.</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Find all 6 areas with the telescope.</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Back in the guest room, open both chests, deliver Kumop's letter, take the letter for Atla and save your game.</text:p>
          </table:table-cell>
          <table:table-cell table:number-columns-repeated="3"/>
        </table:table-row>
        <table:table-row table:style-name="ro1">
          <table:table-cell office:value-type="string" calcext:value-type="string">
            <text:p>LINDBLUM INN - LINDBLUM CASTLE GUEST ROOM</text:p>
          </table:table-cell>
          <table:table-cell office:value-type="string" calcext:value-type="string">
            <text:p>TARGET TIME : 01:51:20 (+15:32) | TARGET GIL : 6,151 | ENCOUNTERS : 0 |</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7T16:41:47.060612427</meta:creation-date>
    <meta:editing-duration>P4DT4H37M28S</meta:editing-duration>
    <meta:editing-cycles>6</meta:editing-cycles>
    <meta:generator>LibreOffice/7.3.7.2$Linux_X86_64 LibreOffice_project/30$Build-2</meta:generator>
    <dc:date>2024-07-17T21:24:19.467875152</dc:date>
    <meta:document-statistic meta:table-count="5" meta:cell-count="5652" meta:object-count="0"/>
  </office:meta>
</office:document-meta>
</file>